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442cm"/>
    </style:style>
    <style:style style:name="co2" style:family="table-column">
      <style:table-column-properties fo:break-before="auto" style:column-width="0.954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1.676cm"/>
    </style:style>
    <style:style style:name="co7" style:family="table-column">
      <style:table-column-properties fo:break-before="auto" style:column-width="3.459cm"/>
    </style:style>
    <style:style style:name="co8" style:family="table-column">
      <style:table-column-properties fo:break-before="auto" style:column-width="5.327cm"/>
    </style:style>
    <style:style style:name="co9" style:family="table-column">
      <style:table-column-properties fo:break-before="auto" style:column-width="4.8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aves" table:style-name="ta1">
        <table:shapes>
          <draw:frame draw:z-index="0" draw:style-name="gr1" draw:text-style-name="P1" svg:width="24.178cm" svg:height="8.988cm" svg:x="33.197cm" svg:y="0.258cm">
            <draw:object draw:notify-on-update-of-ranges="waves.B3:waves.B3 waves.B4:waves.B1027 waves.C3:waves.C3 waves.C4:waves.C1027 waves.D3:waves.D3 waves.D4:waves.D1027 waves.E3:waves.E3 waves.E4:waves.E1027 waves.F3:waves.F3 waves.F4:waves.F1027 waves.G3:waves.G3 waves.G4:waves.G1027 waves.H3:waves.H3 waves.H4:waves.H1027 waves.I3:waves.I3 waves.I4:waves.I10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bSamples: (&lt;= 1024 or extend columns down)</text:p>
          </table:table-cell>
          <table:table-cell table:number-columns-repeated="8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axValue: (depends on pwm resolution or R-2R number of pins)</text:p>
          </table:table-cell>
          <table:table-cell table:number-columns-repeated="8" office:value-type="float" office:value="255" calcext:value-type="float">
            <text:p>255</text:p>
          </table:table-cell>
        </table:table-row>
        <table:table-row table:style-name="ro1">
          <table:table-cell table:style-name="ce3" office:value-type="string" calcext:value-type="string">
            <text:p>Coordinates (0 based)</text:p>
          </table:table-cell>
          <table:table-cell table:style-name="ce4" office:value-type="string" calcext:value-type="string">
            <text:p>SIN</text:p>
          </table:table-cell>
          <table:table-cell table:style-name="ce4" office:value-type="string" calcext:value-type="string">
            <text:p>saw(rising)</text:p>
          </table:table-cell>
          <table:table-cell table:style-name="ce4" office:value-type="string" calcext:value-type="string">
            <text:p>saw(falling)</text:p>
          </table:table-cell>
          <table:table-cell table:style-name="ce4" office:value-type="string" calcext:value-type="string">
            <text:p>square</text:p>
          </table:table-cell>
          <table:table-cell table:style-name="ce4" office:value-type="string" calcext:value-type="string">
            <text:p>triangle</text:p>
          </table:table-cell>
          <table:table-cell table:style-name="ce4" office:value-type="string" calcext:value-type="string">
            <text:p>sin² (fixed period)</text:p>
          </table:table-cell>
          <table:table-cell table:style-name="ce4" office:value-type="string" calcext:value-type="string">
            <text:p>inverted triangle²(semisine)</text:p>
          </table:table-cell>
          <table:table-cell table:style-name="ce4" office:value-type="string" calcext:value-type="string">
            <text:p>absolute sin (fixed period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B$2]/2 + [.B$2]/2 * SIN(2 *  PI() * [.$A4] / [.B$1] ))" office:value-type="float" office:value="127" calcext:value-type="float">
            <text:p>127</text:p>
          </table:table-cell>
          <table:table-cell table:formula="of:=FLOOR(MOD([.$A4];[.C$1]) * [.C$2] / ([.C$1]-1))" office:value-type="float" office:value="0" calcext:value-type="float">
            <text:p>0</text:p>
          </table:table-cell>
          <table:table-cell table:formula="of:=FLOOR(MOD([.D$1]-[.$A4] -1;[.D$1]) * [.D$2] / ([.D$1]-1))" office:value-type="float" office:value="255" calcext:value-type="float">
            <text:p>255</text:p>
          </table:table-cell>
          <table:table-cell table:formula="of:=(IF(MOD([.$A4];[.E$1])&lt;FLOOR([.E$1]/2);0;[.E$2]))" office:value-type="float" office:value="0" calcext:value-type="float">
            <text:p>0</text:p>
          </table:table-cell>
          <table:table-cell table:formula="of:=IF(MOD([.$A4];[.F$1])&lt;[.F$1]/2;FLOOR(MOD([.$A4];[.F$1]) * [.F$2] *2 / ([.F$1]-1));[.F$2]-FLOOR(MOD(FLOOR([.$A4]-[.F$1]/2);[.F$1]) * [.F$2] *2 / ([.F$1]-1)))" office:value-type="float" office:value="0" calcext:value-type="float">
            <text:p>0</text:p>
          </table:table-cell>
          <table:table-cell table:formula="of:=FLOOR([.G$2] * POWER(SIN( PI() * [.$A4] / [.G$1] );2))" office:value-type="float" office:value="0" calcext:value-type="float">
            <text:p>0</text:p>
          </table:table-cell>
          <table:table-cell table:formula="of:=[.H$2]-FLOOR(POWER(IF(MOD([.$A4];[.H$1])&lt;[.H$1]/2;FLOOR(MOD([.$A4];[.H$1]) * [.H$2] *2 / ([.H$1]-1));[.H$2]-FLOOR(MOD(FLOOR([.$A4]-[.H$1]/2);[.H$1]) * [.H$2] *2 / ([.H$1]-1)));2)/[.H$2])" office:value-type="float" office:value="255" calcext:value-type="float">
            <text:p>255</text:p>
          </table:table-cell>
          <table:table-cell table:formula="of:=FLOOR( [.I$2] * ABS(SIN( PI() * [.$A4] / [.I$1] 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B$2]/2 + [.$B$2]/2 * SIN(2 *  PI() * [.$A5] / [.$B$1] ))" office:value-type="float" office:value="130" calcext:value-type="float">
            <text:p>130</text:p>
          </table:table-cell>
          <table:table-cell table:formula="of:=FLOOR(MOD([.$A5];[.C$1]) * [.C$2] / ([.C$1]-1))" office:value-type="float" office:value="1" calcext:value-type="float">
            <text:p>1</text:p>
          </table:table-cell>
          <table:table-cell table:formula="of:=FLOOR(MOD([.D$1]-[.$A5] -1;[.D$1]) * [.D$2] / ([.D$1]-1))" office:value-type="float" office:value="254" calcext:value-type="float">
            <text:p>254</text:p>
          </table:table-cell>
          <table:table-cell table:formula="of:=(IF(MOD([.$A5];[.E$1])&lt;FLOOR([.E$1]/2);0;[.E$2]))" office:value-type="float" office:value="0" calcext:value-type="float">
            <text:p>0</text:p>
          </table:table-cell>
          <table:table-cell table:formula="of:=IF(MOD([.$A5];[.F$1])&lt;[.F$1]/2;FLOOR(MOD([.$A5];[.F$1]) * [.F$2] *2 / ([.F$1]-1));[.F$2]-FLOOR(MOD(FLOOR([.$A5]-[.F$1]/2);[.F$1]) * [.F$2] *2 / ([.F$1]-1)))" office:value-type="float" office:value="2" calcext:value-type="float">
            <text:p>2</text:p>
          </table:table-cell>
          <table:table-cell table:formula="of:=FLOOR([.G$2] * POWER(SIN( PI() * [.$A5] / [.G$1] );2))" office:value-type="float" office:value="0" calcext:value-type="float">
            <text:p>0</text:p>
          </table:table-cell>
          <table:table-cell table:formula="of:=[.H$2]-FLOOR(POWER(IF(MOD([.$A5];[.H$1])&lt;[.H$1]/2;FLOOR(MOD([.$A5];[.H$1]) * [.H$2] *2 / ([.H$1]-1));[.H$2]-FLOOR(MOD(FLOOR([.$A5]-[.H$1]/2);[.H$1]) * [.H$2] *2 / ([.H$1]-1)));2)/[.H$2])" office:value-type="float" office:value="255" calcext:value-type="float">
            <text:p>255</text:p>
          </table:table-cell>
          <table:table-cell table:formula="of:=FLOOR( [.I$2] * ABS(SIN( PI() * [.$A5] / [.I$1] 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B$2]/2 + [.$B$2]/2 * SIN(2 *  PI() * [.$A6] / [.$B$1] ))" office:value-type="float" office:value="133" calcext:value-type="float">
            <text:p>133</text:p>
          </table:table-cell>
          <table:table-cell table:formula="of:=FLOOR(MOD([.$A6];[.C$1]) * [.C$2] / ([.C$1]-1))" office:value-type="float" office:value="2" calcext:value-type="float">
            <text:p>2</text:p>
          </table:table-cell>
          <table:table-cell table:formula="of:=FLOOR(MOD([.D$1]-[.$A6] -1;[.D$1]) * [.D$2] / ([.D$1]-1))" office:value-type="float" office:value="253" calcext:value-type="float">
            <text:p>253</text:p>
          </table:table-cell>
          <table:table-cell table:formula="of:=(IF(MOD([.$A6];[.E$1])&lt;FLOOR([.E$1]/2);0;[.E$2]))" office:value-type="float" office:value="0" calcext:value-type="float">
            <text:p>0</text:p>
          </table:table-cell>
          <table:table-cell table:formula="of:=IF(MOD([.$A6];[.F$1])&lt;[.F$1]/2;FLOOR(MOD([.$A6];[.F$1]) * [.F$2] *2 / ([.F$1]-1));[.F$2]-FLOOR(MOD(FLOOR([.$A6]-[.F$1]/2);[.F$1]) * [.F$2] *2 / ([.F$1]-1)))" office:value-type="float" office:value="4" calcext:value-type="float">
            <text:p>4</text:p>
          </table:table-cell>
          <table:table-cell table:formula="of:=FLOOR([.G$2] * POWER(SIN( PI() * [.$A6] / [.G$1] );2))" office:value-type="float" office:value="0" calcext:value-type="float">
            <text:p>0</text:p>
          </table:table-cell>
          <table:table-cell table:formula="of:=[.H$2]-FLOOR(POWER(IF(MOD([.$A6];[.H$1])&lt;[.H$1]/2;FLOOR(MOD([.$A6];[.H$1]) * [.H$2] *2 / ([.H$1]-1));[.H$2]-FLOOR(MOD(FLOOR([.$A6]-[.H$1]/2);[.H$1]) * [.H$2] *2 / ([.H$1]-1)));2)/[.H$2])" office:value-type="float" office:value="255" calcext:value-type="float">
            <text:p>255</text:p>
          </table:table-cell>
          <table:table-cell table:formula="of:=FLOOR( [.I$2] * ABS(SIN( PI() * [.$A6] / [.I$1] )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B$2]/2 + [.$B$2]/2 * SIN(2 *  PI() * [.$A7] / [.$B$1] ))" office:value-type="float" office:value="136" calcext:value-type="float">
            <text:p>136</text:p>
          </table:table-cell>
          <table:table-cell table:formula="of:=FLOOR(MOD([.$A7];[.C$1]) * [.C$2] / ([.C$1]-1))" office:value-type="float" office:value="3" calcext:value-type="float">
            <text:p>3</text:p>
          </table:table-cell>
          <table:table-cell table:formula="of:=FLOOR(MOD([.D$1]-[.$A7] -1;[.D$1]) * [.D$2] / ([.D$1]-1))" office:value-type="float" office:value="252" calcext:value-type="float">
            <text:p>252</text:p>
          </table:table-cell>
          <table:table-cell table:formula="of:=(IF(MOD([.$A7];[.E$1])&lt;FLOOR([.E$1]/2);0;[.E$2]))" office:value-type="float" office:value="0" calcext:value-type="float">
            <text:p>0</text:p>
          </table:table-cell>
          <table:table-cell table:formula="of:=IF(MOD([.$A7];[.F$1])&lt;[.F$1]/2;FLOOR(MOD([.$A7];[.F$1]) * [.F$2] *2 / ([.F$1]-1));[.F$2]-FLOOR(MOD(FLOOR([.$A7]-[.F$1]/2);[.F$1]) * [.F$2] *2 / ([.F$1]-1)))" office:value-type="float" office:value="6" calcext:value-type="float">
            <text:p>6</text:p>
          </table:table-cell>
          <table:table-cell table:formula="of:=FLOOR([.G$2] * POWER(SIN( PI() * [.$A7] / [.G$1] );2))" office:value-type="float" office:value="0" calcext:value-type="float">
            <text:p>0</text:p>
          </table:table-cell>
          <table:table-cell table:formula="of:=[.H$2]-FLOOR(POWER(IF(MOD([.$A7];[.H$1])&lt;[.H$1]/2;FLOOR(MOD([.$A7];[.H$1]) * [.H$2] *2 / ([.H$1]-1));[.H$2]-FLOOR(MOD(FLOOR([.$A7]-[.H$1]/2);[.H$1]) * [.H$2] *2 / ([.H$1]-1)));2)/[.H$2])" office:value-type="float" office:value="255" calcext:value-type="float">
            <text:p>255</text:p>
          </table:table-cell>
          <table:table-cell table:formula="of:=FLOOR( [.I$2] * ABS(SIN( PI() * [.$A7] / [.I$1] )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B$2]/2 + [.$B$2]/2 * SIN(2 *  PI() * [.$A8] / [.$B$1] ))" office:value-type="float" office:value="139" calcext:value-type="float">
            <text:p>139</text:p>
          </table:table-cell>
          <table:table-cell table:formula="of:=FLOOR(MOD([.$A8];[.C$1]) * [.C$2] / ([.C$1]-1))" office:value-type="float" office:value="4" calcext:value-type="float">
            <text:p>4</text:p>
          </table:table-cell>
          <table:table-cell table:formula="of:=FLOOR(MOD([.D$1]-[.$A8] -1;[.D$1]) * [.D$2] / ([.D$1]-1))" office:value-type="float" office:value="251" calcext:value-type="float">
            <text:p>251</text:p>
          </table:table-cell>
          <table:table-cell table:formula="of:=(IF(MOD([.$A8];[.E$1])&lt;FLOOR([.E$1]/2);0;[.E$2]))" office:value-type="float" office:value="0" calcext:value-type="float">
            <text:p>0</text:p>
          </table:table-cell>
          <table:table-cell table:formula="of:=IF(MOD([.$A8];[.F$1])&lt;[.F$1]/2;FLOOR(MOD([.$A8];[.F$1]) * [.F$2] *2 / ([.F$1]-1));[.F$2]-FLOOR(MOD(FLOOR([.$A8]-[.F$1]/2);[.F$1]) * [.F$2] *2 / ([.F$1]-1)))" office:value-type="float" office:value="8" calcext:value-type="float">
            <text:p>8</text:p>
          </table:table-cell>
          <table:table-cell table:formula="of:=FLOOR([.G$2] * POWER(SIN( PI() * [.$A8] / [.G$1] );2))" office:value-type="float" office:value="0" calcext:value-type="float">
            <text:p>0</text:p>
          </table:table-cell>
          <table:table-cell table:formula="of:=[.H$2]-FLOOR(POWER(IF(MOD([.$A8];[.H$1])&lt;[.H$1]/2;FLOOR(MOD([.$A8];[.H$1]) * [.H$2] *2 / ([.H$1]-1));[.H$2]-FLOOR(MOD(FLOOR([.$A8]-[.H$1]/2);[.H$1]) * [.H$2] *2 / ([.H$1]-1)));2)/[.H$2])" office:value-type="float" office:value="255" calcext:value-type="float">
            <text:p>255</text:p>
          </table:table-cell>
          <table:table-cell table:formula="of:=FLOOR( [.I$2] * ABS(SIN( PI() * [.$A8] / [.I$1] )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B$2]/2 + [.$B$2]/2 * SIN(2 *  PI() * [.$A9] / [.$B$1] ))" office:value-type="float" office:value="143" calcext:value-type="float">
            <text:p>143</text:p>
          </table:table-cell>
          <table:table-cell table:formula="of:=FLOOR(MOD([.$A9];[.C$1]) * [.C$2] / ([.C$1]-1))" office:value-type="float" office:value="5" calcext:value-type="float">
            <text:p>5</text:p>
          </table:table-cell>
          <table:table-cell table:formula="of:=FLOOR(MOD([.D$1]-[.$A9] -1;[.D$1]) * [.D$2] / ([.D$1]-1))" office:value-type="float" office:value="250" calcext:value-type="float">
            <text:p>250</text:p>
          </table:table-cell>
          <table:table-cell table:formula="of:=(IF(MOD([.$A9];[.E$1])&lt;FLOOR([.E$1]/2);0;[.E$2]))" office:value-type="float" office:value="0" calcext:value-type="float">
            <text:p>0</text:p>
          </table:table-cell>
          <table:table-cell table:formula="of:=IF(MOD([.$A9];[.F$1])&lt;[.F$1]/2;FLOOR(MOD([.$A9];[.F$1]) * [.F$2] *2 / ([.F$1]-1));[.F$2]-FLOOR(MOD(FLOOR([.$A9]-[.F$1]/2);[.F$1]) * [.F$2] *2 / ([.F$1]-1)))" office:value-type="float" office:value="10" calcext:value-type="float">
            <text:p>10</text:p>
          </table:table-cell>
          <table:table-cell table:formula="of:=FLOOR([.G$2] * POWER(SIN( PI() * [.$A9] / [.G$1] );2))" office:value-type="float" office:value="0" calcext:value-type="float">
            <text:p>0</text:p>
          </table:table-cell>
          <table:table-cell table:formula="of:=[.H$2]-FLOOR(POWER(IF(MOD([.$A9];[.H$1])&lt;[.H$1]/2;FLOOR(MOD([.$A9];[.H$1]) * [.H$2] *2 / ([.H$1]-1));[.H$2]-FLOOR(MOD(FLOOR([.$A9]-[.H$1]/2);[.H$1]) * [.H$2] *2 / ([.H$1]-1)));2)/[.H$2])" office:value-type="float" office:value="255" calcext:value-type="float">
            <text:p>255</text:p>
          </table:table-cell>
          <table:table-cell table:formula="of:=FLOOR( [.I$2] * ABS(SIN( PI() * [.$A9] / [.I$1] )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B$2]/2 + [.$B$2]/2 * SIN(2 *  PI() * [.$A10] / [.$B$1] ))" office:value-type="float" office:value="146" calcext:value-type="float">
            <text:p>146</text:p>
          </table:table-cell>
          <table:table-cell table:formula="of:=FLOOR(MOD([.$A10];[.C$1]) * [.C$2] / ([.C$1]-1))" office:value-type="float" office:value="6" calcext:value-type="float">
            <text:p>6</text:p>
          </table:table-cell>
          <table:table-cell table:formula="of:=FLOOR(MOD([.D$1]-[.$A10] -1;[.D$1]) * [.D$2] / ([.D$1]-1))" office:value-type="float" office:value="249" calcext:value-type="float">
            <text:p>249</text:p>
          </table:table-cell>
          <table:table-cell table:formula="of:=(IF(MOD([.$A10];[.E$1])&lt;FLOOR([.E$1]/2);0;[.E$2]))" office:value-type="float" office:value="0" calcext:value-type="float">
            <text:p>0</text:p>
          </table:table-cell>
          <table:table-cell table:formula="of:=IF(MOD([.$A10];[.F$1])&lt;[.F$1]/2;FLOOR(MOD([.$A10];[.F$1]) * [.F$2] *2 / ([.F$1]-1));[.F$2]-FLOOR(MOD(FLOOR([.$A10]-[.F$1]/2);[.F$1]) * [.F$2] *2 / ([.F$1]-1)))" office:value-type="float" office:value="12" calcext:value-type="float">
            <text:p>12</text:p>
          </table:table-cell>
          <table:table-cell table:formula="of:=FLOOR([.G$2] * POWER(SIN( PI() * [.$A10] / [.G$1] );2))" office:value-type="float" office:value="1" calcext:value-type="float">
            <text:p>1</text:p>
          </table:table-cell>
          <table:table-cell table:formula="of:=[.H$2]-FLOOR(POWER(IF(MOD([.$A10];[.H$1])&lt;[.H$1]/2;FLOOR(MOD([.$A10];[.H$1]) * [.H$2] *2 / ([.H$1]-1));[.H$2]-FLOOR(MOD(FLOOR([.$A10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] / [.I$1] )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B$2]/2 + [.$B$2]/2 * SIN(2 *  PI() * [.$A11] / [.$B$1] ))" office:value-type="float" office:value="149" calcext:value-type="float">
            <text:p>149</text:p>
          </table:table-cell>
          <table:table-cell table:formula="of:=FLOOR(MOD([.$A11];[.C$1]) * [.C$2] / ([.C$1]-1))" office:value-type="float" office:value="7" calcext:value-type="float">
            <text:p>7</text:p>
          </table:table-cell>
          <table:table-cell table:formula="of:=FLOOR(MOD([.D$1]-[.$A11] -1;[.D$1]) * [.D$2] / ([.D$1]-1))" office:value-type="float" office:value="248" calcext:value-type="float">
            <text:p>248</text:p>
          </table:table-cell>
          <table:table-cell table:formula="of:=(IF(MOD([.$A11];[.E$1])&lt;FLOOR([.E$1]/2);0;[.E$2]))" office:value-type="float" office:value="0" calcext:value-type="float">
            <text:p>0</text:p>
          </table:table-cell>
          <table:table-cell table:formula="of:=IF(MOD([.$A11];[.F$1])&lt;[.F$1]/2;FLOOR(MOD([.$A11];[.F$1]) * [.F$2] *2 / ([.F$1]-1));[.F$2]-FLOOR(MOD(FLOOR([.$A11]-[.F$1]/2);[.F$1]) * [.F$2] *2 / ([.F$1]-1)))" office:value-type="float" office:value="14" calcext:value-type="float">
            <text:p>14</text:p>
          </table:table-cell>
          <table:table-cell table:formula="of:=FLOOR([.G$2] * POWER(SIN( PI() * [.$A11] / [.G$1] );2))" office:value-type="float" office:value="1" calcext:value-type="float">
            <text:p>1</text:p>
          </table:table-cell>
          <table:table-cell table:formula="of:=[.H$2]-FLOOR(POWER(IF(MOD([.$A11];[.H$1])&lt;[.H$1]/2;FLOOR(MOD([.$A11];[.H$1]) * [.H$2] *2 / ([.H$1]-1));[.H$2]-FLOOR(MOD(FLOOR([.$A11]-[.H$1]/2);[.H$1]) * [.H$2] *2 / ([.H$1]-1)));2)/[.H$2])" office:value-type="float" office:value="255" calcext:value-type="float">
            <text:p>255</text:p>
          </table:table-cell>
          <table:table-cell table:formula="of:=FLOOR( [.I$2] * ABS(SIN( PI() * [.$A11] / [.I$1] )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B$2]/2 + [.$B$2]/2 * SIN(2 *  PI() * [.$A12] / [.$B$1] ))" office:value-type="float" office:value="152" calcext:value-type="float">
            <text:p>152</text:p>
          </table:table-cell>
          <table:table-cell table:formula="of:=FLOOR(MOD([.$A12];[.C$1]) * [.C$2] / ([.C$1]-1))" office:value-type="float" office:value="8" calcext:value-type="float">
            <text:p>8</text:p>
          </table:table-cell>
          <table:table-cell table:formula="of:=FLOOR(MOD([.D$1]-[.$A12] -1;[.D$1]) * [.D$2] / ([.D$1]-1))" office:value-type="float" office:value="247" calcext:value-type="float">
            <text:p>247</text:p>
          </table:table-cell>
          <table:table-cell table:formula="of:=(IF(MOD([.$A12];[.E$1])&lt;FLOOR([.E$1]/2);0;[.E$2]))" office:value-type="float" office:value="0" calcext:value-type="float">
            <text:p>0</text:p>
          </table:table-cell>
          <table:table-cell table:formula="of:=IF(MOD([.$A12];[.F$1])&lt;[.F$1]/2;FLOOR(MOD([.$A12];[.F$1]) * [.F$2] *2 / ([.F$1]-1));[.F$2]-FLOOR(MOD(FLOOR([.$A12]-[.F$1]/2);[.F$1]) * [.F$2] *2 / ([.F$1]-1)))" office:value-type="float" office:value="16" calcext:value-type="float">
            <text:p>16</text:p>
          </table:table-cell>
          <table:table-cell table:formula="of:=FLOOR([.G$2] * POWER(SIN( PI() * [.$A12] / [.G$1] );2))" office:value-type="float" office:value="2" calcext:value-type="float">
            <text:p>2</text:p>
          </table:table-cell>
          <table:table-cell table:formula="of:=[.H$2]-FLOOR(POWER(IF(MOD([.$A12];[.H$1])&lt;[.H$1]/2;FLOOR(MOD([.$A12];[.H$1]) * [.H$2] *2 / ([.H$1]-1));[.H$2]-FLOOR(MOD(FLOOR([.$A12]-[.H$1]/2);[.H$1]) * [.H$2] *2 / ([.H$1]-1)));2)/[.H$2])" office:value-type="float" office:value="254" calcext:value-type="float">
            <text:p>254</text:p>
          </table:table-cell>
          <table:table-cell table:formula="of:=FLOOR( [.I$2] * ABS(SIN( PI() * [.$A12] / [.I$1] )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B$2]/2 + [.$B$2]/2 * SIN(2 *  PI() * [.$A13] / [.$B$1] ))" office:value-type="float" office:value="155" calcext:value-type="float">
            <text:p>155</text:p>
          </table:table-cell>
          <table:table-cell table:formula="of:=FLOOR(MOD([.$A13];[.C$1]) * [.C$2] / ([.C$1]-1))" office:value-type="float" office:value="9" calcext:value-type="float">
            <text:p>9</text:p>
          </table:table-cell>
          <table:table-cell table:formula="of:=FLOOR(MOD([.D$1]-[.$A13] -1;[.D$1]) * [.D$2] / ([.D$1]-1))" office:value-type="float" office:value="246" calcext:value-type="float">
            <text:p>246</text:p>
          </table:table-cell>
          <table:table-cell table:formula="of:=(IF(MOD([.$A13];[.E$1])&lt;FLOOR([.E$1]/2);0;[.E$2]))" office:value-type="float" office:value="0" calcext:value-type="float">
            <text:p>0</text:p>
          </table:table-cell>
          <table:table-cell table:formula="of:=IF(MOD([.$A13];[.F$1])&lt;[.F$1]/2;FLOOR(MOD([.$A13];[.F$1]) * [.F$2] *2 / ([.F$1]-1));[.F$2]-FLOOR(MOD(FLOOR([.$A13]-[.F$1]/2);[.F$1]) * [.F$2] *2 / ([.F$1]-1)))" office:value-type="float" office:value="18" calcext:value-type="float">
            <text:p>18</text:p>
          </table:table-cell>
          <table:table-cell table:formula="of:=FLOOR([.G$2] * POWER(SIN( PI() * [.$A13] / [.G$1] );2))" office:value-type="float" office:value="3" calcext:value-type="float">
            <text:p>3</text:p>
          </table:table-cell>
          <table:table-cell table:formula="of:=[.H$2]-FLOOR(POWER(IF(MOD([.$A13];[.H$1])&lt;[.H$1]/2;FLOOR(MOD([.$A13];[.H$1]) * [.H$2] *2 / ([.H$1]-1));[.H$2]-FLOOR(MOD(FLOOR([.$A13]-[.H$1]/2);[.H$1]) * [.H$2] *2 / ([.H$1]-1)));2)/[.H$2])" office:value-type="float" office:value="254" calcext:value-type="float">
            <text:p>254</text:p>
          </table:table-cell>
          <table:table-cell table:formula="of:=FLOOR( [.I$2] * ABS(SIN( PI() * [.$A13] / [.I$1] )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B$2]/2 + [.$B$2]/2 * SIN(2 *  PI() * [.$A14] / [.$B$1] ))" office:value-type="float" office:value="158" calcext:value-type="float">
            <text:p>158</text:p>
          </table:table-cell>
          <table:table-cell table:formula="of:=FLOOR(MOD([.$A14];[.C$1]) * [.C$2] / ([.C$1]-1))" office:value-type="float" office:value="10" calcext:value-type="float">
            <text:p>10</text:p>
          </table:table-cell>
          <table:table-cell table:formula="of:=FLOOR(MOD([.D$1]-[.$A14] -1;[.D$1]) * [.D$2] / ([.D$1]-1))" office:value-type="float" office:value="245" calcext:value-type="float">
            <text:p>245</text:p>
          </table:table-cell>
          <table:table-cell table:formula="of:=(IF(MOD([.$A14];[.E$1])&lt;FLOOR([.E$1]/2);0;[.E$2]))" office:value-type="float" office:value="0" calcext:value-type="float">
            <text:p>0</text:p>
          </table:table-cell>
          <table:table-cell table:formula="of:=IF(MOD([.$A14];[.F$1])&lt;[.F$1]/2;FLOOR(MOD([.$A14];[.F$1]) * [.F$2] *2 / ([.F$1]-1));[.F$2]-FLOOR(MOD(FLOOR([.$A14]-[.F$1]/2);[.F$1]) * [.F$2] *2 / ([.F$1]-1)))" office:value-type="float" office:value="20" calcext:value-type="float">
            <text:p>20</text:p>
          </table:table-cell>
          <table:table-cell table:formula="of:=FLOOR([.G$2] * POWER(SIN( PI() * [.$A14] / [.G$1] );2))" office:value-type="float" office:value="3" calcext:value-type="float">
            <text:p>3</text:p>
          </table:table-cell>
          <table:table-cell table:formula="of:=[.H$2]-FLOOR(POWER(IF(MOD([.$A14];[.H$1])&lt;[.H$1]/2;FLOOR(MOD([.$A14];[.H$1]) * [.H$2] *2 / ([.H$1]-1));[.H$2]-FLOOR(MOD(FLOOR([.$A14]-[.H$1]/2);[.H$1]) * [.H$2] *2 / ([.H$1]-1)));2)/[.H$2])" office:value-type="float" office:value="254" calcext:value-type="float">
            <text:p>254</text:p>
          </table:table-cell>
          <table:table-cell table:formula="of:=FLOOR( [.I$2] * ABS(SIN( PI() * [.$A14] / [.I$1] )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B$2]/2 + [.$B$2]/2 * SIN(2 *  PI() * [.$A15] / [.$B$1] ))" office:value-type="float" office:value="161" calcext:value-type="float">
            <text:p>161</text:p>
          </table:table-cell>
          <table:table-cell table:formula="of:=FLOOR(MOD([.$A15];[.C$1]) * [.C$2] / ([.C$1]-1))" office:value-type="float" office:value="11" calcext:value-type="float">
            <text:p>11</text:p>
          </table:table-cell>
          <table:table-cell table:formula="of:=FLOOR(MOD([.D$1]-[.$A15] -1;[.D$1]) * [.D$2] / ([.D$1]-1))" office:value-type="float" office:value="244" calcext:value-type="float">
            <text:p>244</text:p>
          </table:table-cell>
          <table:table-cell table:formula="of:=(IF(MOD([.$A15];[.E$1])&lt;FLOOR([.E$1]/2);0;[.E$2]))" office:value-type="float" office:value="0" calcext:value-type="float">
            <text:p>0</text:p>
          </table:table-cell>
          <table:table-cell table:formula="of:=IF(MOD([.$A15];[.F$1])&lt;[.F$1]/2;FLOOR(MOD([.$A15];[.F$1]) * [.F$2] *2 / ([.F$1]-1));[.F$2]-FLOOR(MOD(FLOOR([.$A15]-[.F$1]/2);[.F$1]) * [.F$2] *2 / ([.F$1]-1)))" office:value-type="float" office:value="22" calcext:value-type="float">
            <text:p>22</text:p>
          </table:table-cell>
          <table:table-cell table:formula="of:=FLOOR([.G$2] * POWER(SIN( PI() * [.$A15] / [.G$1] );2))" office:value-type="float" office:value="4" calcext:value-type="float">
            <text:p>4</text:p>
          </table:table-cell>
          <table:table-cell table:formula="of:=[.H$2]-FLOOR(POWER(IF(MOD([.$A15];[.H$1])&lt;[.H$1]/2;FLOOR(MOD([.$A15];[.H$1]) * [.H$2] *2 / ([.H$1]-1));[.H$2]-FLOOR(MOD(FLOOR([.$A15]-[.H$1]/2);[.H$1]) * [.H$2] *2 / ([.H$1]-1)));2)/[.H$2])" office:value-type="float" office:value="254" calcext:value-type="float">
            <text:p>254</text:p>
          </table:table-cell>
          <table:table-cell table:formula="of:=FLOOR( [.I$2] * ABS(SIN( PI() * [.$A15] / [.I$1] )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B$2]/2 + [.$B$2]/2 * SIN(2 *  PI() * [.$A16] / [.$B$1] ))" office:value-type="float" office:value="164" calcext:value-type="float">
            <text:p>164</text:p>
          </table:table-cell>
          <table:table-cell table:formula="of:=FLOOR(MOD([.$A16];[.C$1]) * [.C$2] / ([.C$1]-1))" office:value-type="float" office:value="12" calcext:value-type="float">
            <text:p>12</text:p>
          </table:table-cell>
          <table:table-cell table:formula="of:=FLOOR(MOD([.D$1]-[.$A16] -1;[.D$1]) * [.D$2] / ([.D$1]-1))" office:value-type="float" office:value="243" calcext:value-type="float">
            <text:p>243</text:p>
          </table:table-cell>
          <table:table-cell table:formula="of:=(IF(MOD([.$A16];[.E$1])&lt;FLOOR([.E$1]/2);0;[.E$2]))" office:value-type="float" office:value="0" calcext:value-type="float">
            <text:p>0</text:p>
          </table:table-cell>
          <table:table-cell table:formula="of:=IF(MOD([.$A16];[.F$1])&lt;[.F$1]/2;FLOOR(MOD([.$A16];[.F$1]) * [.F$2] *2 / ([.F$1]-1));[.F$2]-FLOOR(MOD(FLOOR([.$A16]-[.F$1]/2);[.F$1]) * [.F$2] *2 / ([.F$1]-1)))" office:value-type="float" office:value="24" calcext:value-type="float">
            <text:p>24</text:p>
          </table:table-cell>
          <table:table-cell table:formula="of:=FLOOR([.G$2] * POWER(SIN( PI() * [.$A16] / [.G$1] );2))" office:value-type="float" office:value="5" calcext:value-type="float">
            <text:p>5</text:p>
          </table:table-cell>
          <table:table-cell table:formula="of:=[.H$2]-FLOOR(POWER(IF(MOD([.$A16];[.H$1])&lt;[.H$1]/2;FLOOR(MOD([.$A16];[.H$1]) * [.H$2] *2 / ([.H$1]-1));[.H$2]-FLOOR(MOD(FLOOR([.$A16]-[.H$1]/2);[.H$1]) * [.H$2] *2 / ([.H$1]-1)));2)/[.H$2])" office:value-type="float" office:value="253" calcext:value-type="float">
            <text:p>253</text:p>
          </table:table-cell>
          <table:table-cell table:formula="of:=FLOOR( [.I$2] * ABS(SIN( PI() * [.$A16] / [.I$1] )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B$2]/2 + [.$B$2]/2 * SIN(2 *  PI() * [.$A17] / [.$B$1] ))" office:value-type="float" office:value="167" calcext:value-type="float">
            <text:p>167</text:p>
          </table:table-cell>
          <table:table-cell table:formula="of:=FLOOR(MOD([.$A17];[.C$1]) * [.C$2] / ([.C$1]-1))" office:value-type="float" office:value="13" calcext:value-type="float">
            <text:p>13</text:p>
          </table:table-cell>
          <table:table-cell table:formula="of:=FLOOR(MOD([.D$1]-[.$A17] -1;[.D$1]) * [.D$2] / ([.D$1]-1))" office:value-type="float" office:value="242" calcext:value-type="float">
            <text:p>242</text:p>
          </table:table-cell>
          <table:table-cell table:formula="of:=(IF(MOD([.$A17];[.E$1])&lt;FLOOR([.E$1]/2);0;[.E$2]))" office:value-type="float" office:value="0" calcext:value-type="float">
            <text:p>0</text:p>
          </table:table-cell>
          <table:table-cell table:formula="of:=IF(MOD([.$A17];[.F$1])&lt;[.F$1]/2;FLOOR(MOD([.$A17];[.F$1]) * [.F$2] *2 / ([.F$1]-1));[.F$2]-FLOOR(MOD(FLOOR([.$A17]-[.F$1]/2);[.F$1]) * [.F$2] *2 / ([.F$1]-1)))" office:value-type="float" office:value="26" calcext:value-type="float">
            <text:p>26</text:p>
          </table:table-cell>
          <table:table-cell table:formula="of:=FLOOR([.G$2] * POWER(SIN( PI() * [.$A17] / [.G$1] );2))" office:value-type="float" office:value="6" calcext:value-type="float">
            <text:p>6</text:p>
          </table:table-cell>
          <table:table-cell table:formula="of:=[.H$2]-FLOOR(POWER(IF(MOD([.$A17];[.H$1])&lt;[.H$1]/2;FLOOR(MOD([.$A17];[.H$1]) * [.H$2] *2 / ([.H$1]-1));[.H$2]-FLOOR(MOD(FLOOR([.$A17]-[.H$1]/2);[.H$1]) * [.H$2] *2 / ([.H$1]-1)));2)/[.H$2])" office:value-type="float" office:value="253" calcext:value-type="float">
            <text:p>253</text:p>
          </table:table-cell>
          <table:table-cell table:formula="of:=FLOOR( [.I$2] * ABS(SIN( PI() * [.$A17] / [.I$1] 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B$2]/2 + [.$B$2]/2 * SIN(2 *  PI() * [.$A18] / [.$B$1] ))" office:value-type="float" office:value="170" calcext:value-type="float">
            <text:p>170</text:p>
          </table:table-cell>
          <table:table-cell table:formula="of:=FLOOR(MOD([.$A18];[.C$1]) * [.C$2] / ([.C$1]-1))" office:value-type="float" office:value="14" calcext:value-type="float">
            <text:p>14</text:p>
          </table:table-cell>
          <table:table-cell table:formula="of:=FLOOR(MOD([.D$1]-[.$A18] -1;[.D$1]) * [.D$2] / ([.D$1]-1))" office:value-type="float" office:value="241" calcext:value-type="float">
            <text:p>241</text:p>
          </table:table-cell>
          <table:table-cell table:formula="of:=(IF(MOD([.$A18];[.E$1])&lt;FLOOR([.E$1]/2);0;[.E$2]))" office:value-type="float" office:value="0" calcext:value-type="float">
            <text:p>0</text:p>
          </table:table-cell>
          <table:table-cell table:formula="of:=IF(MOD([.$A18];[.F$1])&lt;[.F$1]/2;FLOOR(MOD([.$A18];[.F$1]) * [.F$2] *2 / ([.F$1]-1));[.F$2]-FLOOR(MOD(FLOOR([.$A18]-[.F$1]/2);[.F$1]) * [.F$2] *2 / ([.F$1]-1)))" office:value-type="float" office:value="28" calcext:value-type="float">
            <text:p>28</text:p>
          </table:table-cell>
          <table:table-cell table:formula="of:=FLOOR([.G$2] * POWER(SIN( PI() * [.$A18] / [.G$1] );2))" office:value-type="float" office:value="7" calcext:value-type="float">
            <text:p>7</text:p>
          </table:table-cell>
          <table:table-cell table:formula="of:=[.H$2]-FLOOR(POWER(IF(MOD([.$A18];[.H$1])&lt;[.H$1]/2;FLOOR(MOD([.$A18];[.H$1]) * [.H$2] *2 / ([.H$1]-1));[.H$2]-FLOOR(MOD(FLOOR([.$A18]-[.H$1]/2);[.H$1]) * [.H$2] *2 / ([.H$1]-1)));2)/[.H$2])" office:value-type="float" office:value="252" calcext:value-type="float">
            <text:p>252</text:p>
          </table:table-cell>
          <table:table-cell table:formula="of:=FLOOR( [.I$2] * ABS(SIN( PI() * [.$A18] / [.I$1] )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B$2]/2 + [.$B$2]/2 * SIN(2 *  PI() * [.$A19] / [.$B$1] ))" office:value-type="float" office:value="173" calcext:value-type="float">
            <text:p>173</text:p>
          </table:table-cell>
          <table:table-cell table:formula="of:=FLOOR(MOD([.$A19];[.C$1]) * [.C$2] / ([.C$1]-1))" office:value-type="float" office:value="15" calcext:value-type="float">
            <text:p>15</text:p>
          </table:table-cell>
          <table:table-cell table:formula="of:=FLOOR(MOD([.D$1]-[.$A19] -1;[.D$1]) * [.D$2] / ([.D$1]-1))" office:value-type="float" office:value="240" calcext:value-type="float">
            <text:p>240</text:p>
          </table:table-cell>
          <table:table-cell table:formula="of:=(IF(MOD([.$A19];[.E$1])&lt;FLOOR([.E$1]/2);0;[.E$2]))" office:value-type="float" office:value="0" calcext:value-type="float">
            <text:p>0</text:p>
          </table:table-cell>
          <table:table-cell table:formula="of:=IF(MOD([.$A19];[.F$1])&lt;[.F$1]/2;FLOOR(MOD([.$A19];[.F$1]) * [.F$2] *2 / ([.F$1]-1));[.F$2]-FLOOR(MOD(FLOOR([.$A19]-[.F$1]/2);[.F$1]) * [.F$2] *2 / ([.F$1]-1)))" office:value-type="float" office:value="30" calcext:value-type="float">
            <text:p>30</text:p>
          </table:table-cell>
          <table:table-cell table:formula="of:=FLOOR([.G$2] * POWER(SIN( PI() * [.$A19] / [.G$1] );2))" office:value-type="float" office:value="8" calcext:value-type="float">
            <text:p>8</text:p>
          </table:table-cell>
          <table:table-cell table:formula="of:=[.H$2]-FLOOR(POWER(IF(MOD([.$A19];[.H$1])&lt;[.H$1]/2;FLOOR(MOD([.$A19];[.H$1]) * [.H$2] *2 / ([.H$1]-1));[.H$2]-FLOOR(MOD(FLOOR([.$A19]-[.H$1]/2);[.H$1]) * [.H$2] *2 / ([.H$1]-1)));2)/[.H$2])" office:value-type="float" office:value="252" calcext:value-type="float">
            <text:p>252</text:p>
          </table:table-cell>
          <table:table-cell table:formula="of:=FLOOR( [.I$2] * ABS(SIN( PI() * [.$A19] / [.I$1] )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B$2]/2 + [.$B$2]/2 * SIN(2 *  PI() * [.$A20] / [.$B$1] ))" office:value-type="float" office:value="176" calcext:value-type="float">
            <text:p>176</text:p>
          </table:table-cell>
          <table:table-cell table:formula="of:=FLOOR(MOD([.$A20];[.C$1]) * [.C$2] / ([.C$1]-1))" office:value-type="float" office:value="16" calcext:value-type="float">
            <text:p>16</text:p>
          </table:table-cell>
          <table:table-cell table:formula="of:=FLOOR(MOD([.D$1]-[.$A20] -1;[.D$1]) * [.D$2] / ([.D$1]-1))" office:value-type="float" office:value="239" calcext:value-type="float">
            <text:p>239</text:p>
          </table:table-cell>
          <table:table-cell table:formula="of:=(IF(MOD([.$A20];[.E$1])&lt;FLOOR([.E$1]/2);0;[.E$2]))" office:value-type="float" office:value="0" calcext:value-type="float">
            <text:p>0</text:p>
          </table:table-cell>
          <table:table-cell table:formula="of:=IF(MOD([.$A20];[.F$1])&lt;[.F$1]/2;FLOOR(MOD([.$A20];[.F$1]) * [.F$2] *2 / ([.F$1]-1));[.F$2]-FLOOR(MOD(FLOOR([.$A20]-[.F$1]/2);[.F$1]) * [.F$2] *2 / ([.F$1]-1)))" office:value-type="float" office:value="32" calcext:value-type="float">
            <text:p>32</text:p>
          </table:table-cell>
          <table:table-cell table:formula="of:=FLOOR([.G$2] * POWER(SIN( PI() * [.$A20] / [.G$1] );2))" office:value-type="float" office:value="9" calcext:value-type="float">
            <text:p>9</text:p>
          </table:table-cell>
          <table:table-cell table:formula="of:=[.H$2]-FLOOR(POWER(IF(MOD([.$A20];[.H$1])&lt;[.H$1]/2;FLOOR(MOD([.$A20];[.H$1]) * [.H$2] *2 / ([.H$1]-1));[.H$2]-FLOOR(MOD(FLOOR([.$A20]-[.H$1]/2);[.H$1]) * [.H$2] *2 / ([.H$1]-1)));2)/[.H$2])" office:value-type="float" office:value="251" calcext:value-type="float">
            <text:p>251</text:p>
          </table:table-cell>
          <table:table-cell table:formula="of:=FLOOR( [.I$2] * ABS(SIN( PI() * [.$A20] / [.I$1] )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B$2]/2 + [.$B$2]/2 * SIN(2 *  PI() * [.$A21] / [.$B$1] ))" office:value-type="float" office:value="179" calcext:value-type="float">
            <text:p>179</text:p>
          </table:table-cell>
          <table:table-cell table:formula="of:=FLOOR(MOD([.$A21];[.C$1]) * [.C$2] / ([.C$1]-1))" office:value-type="float" office:value="17" calcext:value-type="float">
            <text:p>17</text:p>
          </table:table-cell>
          <table:table-cell table:formula="of:=FLOOR(MOD([.D$1]-[.$A21] -1;[.D$1]) * [.D$2] / ([.D$1]-1))" office:value-type="float" office:value="238" calcext:value-type="float">
            <text:p>238</text:p>
          </table:table-cell>
          <table:table-cell table:formula="of:=(IF(MOD([.$A21];[.E$1])&lt;FLOOR([.E$1]/2);0;[.E$2]))" office:value-type="float" office:value="0" calcext:value-type="float">
            <text:p>0</text:p>
          </table:table-cell>
          <table:table-cell table:formula="of:=IF(MOD([.$A21];[.F$1])&lt;[.F$1]/2;FLOOR(MOD([.$A21];[.F$1]) * [.F$2] *2 / ([.F$1]-1));[.F$2]-FLOOR(MOD(FLOOR([.$A21]-[.F$1]/2);[.F$1]) * [.F$2] *2 / ([.F$1]-1)))" office:value-type="float" office:value="34" calcext:value-type="float">
            <text:p>34</text:p>
          </table:table-cell>
          <table:table-cell table:formula="of:=FLOOR([.G$2] * POWER(SIN( PI() * [.$A21] / [.G$1] );2))" office:value-type="float" office:value="10" calcext:value-type="float">
            <text:p>10</text:p>
          </table:table-cell>
          <table:table-cell table:formula="of:=[.H$2]-FLOOR(POWER(IF(MOD([.$A21];[.H$1])&lt;[.H$1]/2;FLOOR(MOD([.$A21];[.H$1]) * [.H$2] *2 / ([.H$1]-1));[.H$2]-FLOOR(MOD(FLOOR([.$A21]-[.H$1]/2);[.H$1]) * [.H$2] *2 / ([.H$1]-1)));2)/[.H$2])" office:value-type="float" office:value="251" calcext:value-type="float">
            <text:p>251</text:p>
          </table:table-cell>
          <table:table-cell table:formula="of:=FLOOR( [.I$2] * ABS(SIN( PI() * [.$A21] / [.I$1] )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B$2]/2 + [.$B$2]/2 * SIN(2 *  PI() * [.$A22] / [.$B$1] ))" office:value-type="float" office:value="182" calcext:value-type="float">
            <text:p>182</text:p>
          </table:table-cell>
          <table:table-cell table:formula="of:=FLOOR(MOD([.$A22];[.C$1]) * [.C$2] / ([.C$1]-1))" office:value-type="float" office:value="18" calcext:value-type="float">
            <text:p>18</text:p>
          </table:table-cell>
          <table:table-cell table:formula="of:=FLOOR(MOD([.D$1]-[.$A22] -1;[.D$1]) * [.D$2] / ([.D$1]-1))" office:value-type="float" office:value="237" calcext:value-type="float">
            <text:p>237</text:p>
          </table:table-cell>
          <table:table-cell table:formula="of:=(IF(MOD([.$A22];[.E$1])&lt;FLOOR([.E$1]/2);0;[.E$2]))" office:value-type="float" office:value="0" calcext:value-type="float">
            <text:p>0</text:p>
          </table:table-cell>
          <table:table-cell table:formula="of:=IF(MOD([.$A22];[.F$1])&lt;[.F$1]/2;FLOOR(MOD([.$A22];[.F$1]) * [.F$2] *2 / ([.F$1]-1));[.F$2]-FLOOR(MOD(FLOOR([.$A22]-[.F$1]/2);[.F$1]) * [.F$2] *2 / ([.F$1]-1)))" office:value-type="float" office:value="36" calcext:value-type="float">
            <text:p>36</text:p>
          </table:table-cell>
          <table:table-cell table:formula="of:=FLOOR([.G$2] * POWER(SIN( PI() * [.$A22] / [.G$1] );2))" office:value-type="float" office:value="12" calcext:value-type="float">
            <text:p>12</text:p>
          </table:table-cell>
          <table:table-cell table:formula="of:=[.H$2]-FLOOR(POWER(IF(MOD([.$A22];[.H$1])&lt;[.H$1]/2;FLOOR(MOD([.$A22];[.H$1]) * [.H$2] *2 / ([.H$1]-1));[.H$2]-FLOOR(MOD(FLOOR([.$A22]-[.H$1]/2);[.H$1]) * [.H$2] *2 / ([.H$1]-1)));2)/[.H$2])" office:value-type="float" office:value="250" calcext:value-type="float">
            <text:p>250</text:p>
          </table:table-cell>
          <table:table-cell table:formula="of:=FLOOR( [.I$2] * ABS(SIN( PI() * [.$A22] / [.I$1] 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B$2]/2 + [.$B$2]/2 * SIN(2 *  PI() * [.$A23] / [.$B$1] ))" office:value-type="float" office:value="184" calcext:value-type="float">
            <text:p>184</text:p>
          </table:table-cell>
          <table:table-cell table:formula="of:=FLOOR(MOD([.$A23];[.C$1]) * [.C$2] / ([.C$1]-1))" office:value-type="float" office:value="19" calcext:value-type="float">
            <text:p>19</text:p>
          </table:table-cell>
          <table:table-cell table:formula="of:=FLOOR(MOD([.D$1]-[.$A23] -1;[.D$1]) * [.D$2] / ([.D$1]-1))" office:value-type="float" office:value="236" calcext:value-type="float">
            <text:p>236</text:p>
          </table:table-cell>
          <table:table-cell table:formula="of:=(IF(MOD([.$A23];[.E$1])&lt;FLOOR([.E$1]/2);0;[.E$2]))" office:value-type="float" office:value="0" calcext:value-type="float">
            <text:p>0</text:p>
          </table:table-cell>
          <table:table-cell table:formula="of:=IF(MOD([.$A23];[.F$1])&lt;[.F$1]/2;FLOOR(MOD([.$A23];[.F$1]) * [.F$2] *2 / ([.F$1]-1));[.F$2]-FLOOR(MOD(FLOOR([.$A23]-[.F$1]/2);[.F$1]) * [.F$2] *2 / ([.F$1]-1)))" office:value-type="float" office:value="38" calcext:value-type="float">
            <text:p>38</text:p>
          </table:table-cell>
          <table:table-cell table:formula="of:=FLOOR([.G$2] * POWER(SIN( PI() * [.$A23] / [.G$1] );2))" office:value-type="float" office:value="13" calcext:value-type="float">
            <text:p>13</text:p>
          </table:table-cell>
          <table:table-cell table:formula="of:=[.H$2]-FLOOR(POWER(IF(MOD([.$A23];[.H$1])&lt;[.H$1]/2;FLOOR(MOD([.$A23];[.H$1]) * [.H$2] *2 / ([.H$1]-1));[.H$2]-FLOOR(MOD(FLOOR([.$A23]-[.H$1]/2);[.H$1]) * [.H$2] *2 / ([.H$1]-1)));2)/[.H$2])" office:value-type="float" office:value="250" calcext:value-type="float">
            <text:p>250</text:p>
          </table:table-cell>
          <table:table-cell table:formula="of:=FLOOR( [.I$2] * ABS(SIN( PI() * [.$A23] / [.I$1] 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B$2]/2 + [.$B$2]/2 * SIN(2 *  PI() * [.$A24] / [.$B$1] ))" office:value-type="float" office:value="187" calcext:value-type="float">
            <text:p>187</text:p>
          </table:table-cell>
          <table:table-cell table:formula="of:=FLOOR(MOD([.$A24];[.C$1]) * [.C$2] / ([.C$1]-1))" office:value-type="float" office:value="20" calcext:value-type="float">
            <text:p>20</text:p>
          </table:table-cell>
          <table:table-cell table:formula="of:=FLOOR(MOD([.D$1]-[.$A24] -1;[.D$1]) * [.D$2] / ([.D$1]-1))" office:value-type="float" office:value="235" calcext:value-type="float">
            <text:p>235</text:p>
          </table:table-cell>
          <table:table-cell table:formula="of:=(IF(MOD([.$A24];[.E$1])&lt;FLOOR([.E$1]/2);0;[.E$2]))" office:value-type="float" office:value="0" calcext:value-type="float">
            <text:p>0</text:p>
          </table:table-cell>
          <table:table-cell table:formula="of:=IF(MOD([.$A24];[.F$1])&lt;[.F$1]/2;FLOOR(MOD([.$A24];[.F$1]) * [.F$2] *2 / ([.F$1]-1));[.F$2]-FLOOR(MOD(FLOOR([.$A24]-[.F$1]/2);[.F$1]) * [.F$2] *2 / ([.F$1]-1)))" office:value-type="float" office:value="40" calcext:value-type="float">
            <text:p>40</text:p>
          </table:table-cell>
          <table:table-cell table:formula="of:=FLOOR([.G$2] * POWER(SIN( PI() * [.$A24] / [.G$1] );2))" office:value-type="float" office:value="15" calcext:value-type="float">
            <text:p>15</text:p>
          </table:table-cell>
          <table:table-cell table:formula="of:=[.H$2]-FLOOR(POWER(IF(MOD([.$A24];[.H$1])&lt;[.H$1]/2;FLOOR(MOD([.$A24];[.H$1]) * [.H$2] *2 / ([.H$1]-1));[.H$2]-FLOOR(MOD(FLOOR([.$A24]-[.H$1]/2);[.H$1]) * [.H$2] *2 / ([.H$1]-1)));2)/[.H$2])" office:value-type="float" office:value="249" calcext:value-type="float">
            <text:p>249</text:p>
          </table:table-cell>
          <table:table-cell table:formula="of:=FLOOR( [.I$2] * ABS(SIN( PI() * [.$A24] / [.I$1] )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B$2]/2 + [.$B$2]/2 * SIN(2 *  PI() * [.$A25] / [.$B$1] ))" office:value-type="float" office:value="190" calcext:value-type="float">
            <text:p>190</text:p>
          </table:table-cell>
          <table:table-cell table:formula="of:=FLOOR(MOD([.$A25];[.C$1]) * [.C$2] / ([.C$1]-1))" office:value-type="float" office:value="21" calcext:value-type="float">
            <text:p>21</text:p>
          </table:table-cell>
          <table:table-cell table:formula="of:=FLOOR(MOD([.D$1]-[.$A25] -1;[.D$1]) * [.D$2] / ([.D$1]-1))" office:value-type="float" office:value="234" calcext:value-type="float">
            <text:p>234</text:p>
          </table:table-cell>
          <table:table-cell table:formula="of:=(IF(MOD([.$A25];[.E$1])&lt;FLOOR([.E$1]/2);0;[.E$2]))" office:value-type="float" office:value="0" calcext:value-type="float">
            <text:p>0</text:p>
          </table:table-cell>
          <table:table-cell table:formula="of:=IF(MOD([.$A25];[.F$1])&lt;[.F$1]/2;FLOOR(MOD([.$A25];[.F$1]) * [.F$2] *2 / ([.F$1]-1));[.F$2]-FLOOR(MOD(FLOOR([.$A25]-[.F$1]/2);[.F$1]) * [.F$2] *2 / ([.F$1]-1)))" office:value-type="float" office:value="42" calcext:value-type="float">
            <text:p>42</text:p>
          </table:table-cell>
          <table:table-cell table:formula="of:=FLOOR([.G$2] * POWER(SIN( PI() * [.$A25] / [.G$1] );2))" office:value-type="float" office:value="16" calcext:value-type="float">
            <text:p>16</text:p>
          </table:table-cell>
          <table:table-cell table:formula="of:=[.H$2]-FLOOR(POWER(IF(MOD([.$A25];[.H$1])&lt;[.H$1]/2;FLOOR(MOD([.$A25];[.H$1]) * [.H$2] *2 / ([.H$1]-1));[.H$2]-FLOOR(MOD(FLOOR([.$A25]-[.H$1]/2);[.H$1]) * [.H$2] *2 / ([.H$1]-1)));2)/[.H$2])" office:value-type="float" office:value="249" calcext:value-type="float">
            <text:p>249</text:p>
          </table:table-cell>
          <table:table-cell table:formula="of:=FLOOR( [.I$2] * ABS(SIN( PI() * [.$A25] / [.I$1] )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B$2]/2 + [.$B$2]/2 * SIN(2 *  PI() * [.$A26] / [.$B$1] ))" office:value-type="float" office:value="193" calcext:value-type="float">
            <text:p>193</text:p>
          </table:table-cell>
          <table:table-cell table:formula="of:=FLOOR(MOD([.$A26];[.C$1]) * [.C$2] / ([.C$1]-1))" office:value-type="float" office:value="22" calcext:value-type="float">
            <text:p>22</text:p>
          </table:table-cell>
          <table:table-cell table:formula="of:=FLOOR(MOD([.D$1]-[.$A26] -1;[.D$1]) * [.D$2] / ([.D$1]-1))" office:value-type="float" office:value="233" calcext:value-type="float">
            <text:p>233</text:p>
          </table:table-cell>
          <table:table-cell table:formula="of:=(IF(MOD([.$A26];[.E$1])&lt;FLOOR([.E$1]/2);0;[.E$2]))" office:value-type="float" office:value="0" calcext:value-type="float">
            <text:p>0</text:p>
          </table:table-cell>
          <table:table-cell table:formula="of:=IF(MOD([.$A26];[.F$1])&lt;[.F$1]/2;FLOOR(MOD([.$A26];[.F$1]) * [.F$2] *2 / ([.F$1]-1));[.F$2]-FLOOR(MOD(FLOOR([.$A26]-[.F$1]/2);[.F$1]) * [.F$2] *2 / ([.F$1]-1)))" office:value-type="float" office:value="44" calcext:value-type="float">
            <text:p>44</text:p>
          </table:table-cell>
          <table:table-cell table:formula="of:=FLOOR([.G$2] * POWER(SIN( PI() * [.$A26] / [.G$1] );2))" office:value-type="float" office:value="18" calcext:value-type="float">
            <text:p>18</text:p>
          </table:table-cell>
          <table:table-cell table:formula="of:=[.H$2]-FLOOR(POWER(IF(MOD([.$A26];[.H$1])&lt;[.H$1]/2;FLOOR(MOD([.$A26];[.H$1]) * [.H$2] *2 / ([.H$1]-1));[.H$2]-FLOOR(MOD(FLOOR([.$A26]-[.H$1]/2);[.H$1]) * [.H$2] *2 / ([.H$1]-1)));2)/[.H$2])" office:value-type="float" office:value="248" calcext:value-type="float">
            <text:p>248</text:p>
          </table:table-cell>
          <table:table-cell table:formula="of:=FLOOR( [.I$2] * ABS(SIN( PI() * [.$A26] / [.I$1] )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B$2]/2 + [.$B$2]/2 * SIN(2 *  PI() * [.$A27] / [.$B$1] ))" office:value-type="float" office:value="195" calcext:value-type="float">
            <text:p>195</text:p>
          </table:table-cell>
          <table:table-cell table:formula="of:=FLOOR(MOD([.$A27];[.C$1]) * [.C$2] / ([.C$1]-1))" office:value-type="float" office:value="23" calcext:value-type="float">
            <text:p>23</text:p>
          </table:table-cell>
          <table:table-cell table:formula="of:=FLOOR(MOD([.D$1]-[.$A27] -1;[.D$1]) * [.D$2] / ([.D$1]-1))" office:value-type="float" office:value="232" calcext:value-type="float">
            <text:p>232</text:p>
          </table:table-cell>
          <table:table-cell table:formula="of:=(IF(MOD([.$A27];[.E$1])&lt;FLOOR([.E$1]/2);0;[.E$2]))" office:value-type="float" office:value="0" calcext:value-type="float">
            <text:p>0</text:p>
          </table:table-cell>
          <table:table-cell table:formula="of:=IF(MOD([.$A27];[.F$1])&lt;[.F$1]/2;FLOOR(MOD([.$A27];[.F$1]) * [.F$2] *2 / ([.F$1]-1));[.F$2]-FLOOR(MOD(FLOOR([.$A27]-[.F$1]/2);[.F$1]) * [.F$2] *2 / ([.F$1]-1)))" office:value-type="float" office:value="46" calcext:value-type="float">
            <text:p>46</text:p>
          </table:table-cell>
          <table:table-cell table:formula="of:=FLOOR([.G$2] * POWER(SIN( PI() * [.$A27] / [.G$1] );2))" office:value-type="float" office:value="19" calcext:value-type="float">
            <text:p>19</text:p>
          </table:table-cell>
          <table:table-cell table:formula="of:=[.H$2]-FLOOR(POWER(IF(MOD([.$A27];[.H$1])&lt;[.H$1]/2;FLOOR(MOD([.$A27];[.H$1]) * [.H$2] *2 / ([.H$1]-1));[.H$2]-FLOOR(MOD(FLOOR([.$A27]-[.H$1]/2);[.H$1]) * [.H$2] *2 / ([.H$1]-1)));2)/[.H$2])" office:value-type="float" office:value="247" calcext:value-type="float">
            <text:p>247</text:p>
          </table:table-cell>
          <table:table-cell table:formula="of:=FLOOR( [.I$2] * ABS(SIN( PI() * [.$A27] / [.I$1] )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B$2]/2 + [.$B$2]/2 * SIN(2 *  PI() * [.$A28] / [.$B$1] ))" office:value-type="float" office:value="198" calcext:value-type="float">
            <text:p>198</text:p>
          </table:table-cell>
          <table:table-cell table:formula="of:=FLOOR(MOD([.$A28];[.C$1]) * [.C$2] / ([.C$1]-1))" office:value-type="float" office:value="24" calcext:value-type="float">
            <text:p>24</text:p>
          </table:table-cell>
          <table:table-cell table:formula="of:=FLOOR(MOD([.D$1]-[.$A28] -1;[.D$1]) * [.D$2] / ([.D$1]-1))" office:value-type="float" office:value="231" calcext:value-type="float">
            <text:p>231</text:p>
          </table:table-cell>
          <table:table-cell table:formula="of:=(IF(MOD([.$A28];[.E$1])&lt;FLOOR([.E$1]/2);0;[.E$2]))" office:value-type="float" office:value="0" calcext:value-type="float">
            <text:p>0</text:p>
          </table:table-cell>
          <table:table-cell table:formula="of:=IF(MOD([.$A28];[.F$1])&lt;[.F$1]/2;FLOOR(MOD([.$A28];[.F$1]) * [.F$2] *2 / ([.F$1]-1));[.F$2]-FLOOR(MOD(FLOOR([.$A28]-[.F$1]/2);[.F$1]) * [.F$2] *2 / ([.F$1]-1)))" office:value-type="float" office:value="48" calcext:value-type="float">
            <text:p>48</text:p>
          </table:table-cell>
          <table:table-cell table:formula="of:=FLOOR([.G$2] * POWER(SIN( PI() * [.$A28] / [.G$1] );2))" office:value-type="float" office:value="21" calcext:value-type="float">
            <text:p>21</text:p>
          </table:table-cell>
          <table:table-cell table:formula="of:=[.H$2]-FLOOR(POWER(IF(MOD([.$A28];[.H$1])&lt;[.H$1]/2;FLOOR(MOD([.$A28];[.H$1]) * [.H$2] *2 / ([.H$1]-1));[.H$2]-FLOOR(MOD(FLOOR([.$A28]-[.H$1]/2);[.H$1]) * [.H$2] *2 / ([.H$1]-1)));2)/[.H$2])" office:value-type="float" office:value="246" calcext:value-type="float">
            <text:p>246</text:p>
          </table:table-cell>
          <table:table-cell table:formula="of:=FLOOR( [.I$2] * ABS(SIN( PI() * [.$A28] / [.I$1] )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B$2]/2 + [.$B$2]/2 * SIN(2 *  PI() * [.$A29] / [.$B$1] ))" office:value-type="float" office:value="200" calcext:value-type="float">
            <text:p>200</text:p>
          </table:table-cell>
          <table:table-cell table:formula="of:=FLOOR(MOD([.$A29];[.C$1]) * [.C$2] / ([.C$1]-1))" office:value-type="float" office:value="25" calcext:value-type="float">
            <text:p>25</text:p>
          </table:table-cell>
          <table:table-cell table:formula="of:=FLOOR(MOD([.D$1]-[.$A29] -1;[.D$1]) * [.D$2] / ([.D$1]-1))" office:value-type="float" office:value="230" calcext:value-type="float">
            <text:p>230</text:p>
          </table:table-cell>
          <table:table-cell table:formula="of:=(IF(MOD([.$A29];[.E$1])&lt;FLOOR([.E$1]/2);0;[.E$2]))" office:value-type="float" office:value="0" calcext:value-type="float">
            <text:p>0</text:p>
          </table:table-cell>
          <table:table-cell table:formula="of:=IF(MOD([.$A29];[.F$1])&lt;[.F$1]/2;FLOOR(MOD([.$A29];[.F$1]) * [.F$2] *2 / ([.F$1]-1));[.F$2]-FLOOR(MOD(FLOOR([.$A29]-[.F$1]/2);[.F$1]) * [.F$2] *2 / ([.F$1]-1)))" office:value-type="float" office:value="50" calcext:value-type="float">
            <text:p>50</text:p>
          </table:table-cell>
          <table:table-cell table:formula="of:=FLOOR([.G$2] * POWER(SIN( PI() * [.$A29] / [.G$1] );2))" office:value-type="float" office:value="23" calcext:value-type="float">
            <text:p>23</text:p>
          </table:table-cell>
          <table:table-cell table:formula="of:=[.H$2]-FLOOR(POWER(IF(MOD([.$A29];[.H$1])&lt;[.H$1]/2;FLOOR(MOD([.$A29];[.H$1]) * [.H$2] *2 / ([.H$1]-1));[.H$2]-FLOOR(MOD(FLOOR([.$A29]-[.H$1]/2);[.H$1]) * [.H$2] *2 / ([.H$1]-1)));2)/[.H$2])" office:value-type="float" office:value="246" calcext:value-type="float">
            <text:p>246</text:p>
          </table:table-cell>
          <table:table-cell table:formula="of:=FLOOR( [.I$2] * ABS(SIN( PI() * [.$A29] / [.I$1] )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B$2]/2 + [.$B$2]/2 * SIN(2 *  PI() * [.$A30] / [.$B$1] ))" office:value-type="float" office:value="203" calcext:value-type="float">
            <text:p>203</text:p>
          </table:table-cell>
          <table:table-cell table:formula="of:=FLOOR(MOD([.$A30];[.C$1]) * [.C$2] / ([.C$1]-1))" office:value-type="float" office:value="26" calcext:value-type="float">
            <text:p>26</text:p>
          </table:table-cell>
          <table:table-cell table:formula="of:=FLOOR(MOD([.D$1]-[.$A30] -1;[.D$1]) * [.D$2] / ([.D$1]-1))" office:value-type="float" office:value="229" calcext:value-type="float">
            <text:p>229</text:p>
          </table:table-cell>
          <table:table-cell table:formula="of:=(IF(MOD([.$A30];[.E$1])&lt;FLOOR([.E$1]/2);0;[.E$2]))" office:value-type="float" office:value="0" calcext:value-type="float">
            <text:p>0</text:p>
          </table:table-cell>
          <table:table-cell table:formula="of:=IF(MOD([.$A30];[.F$1])&lt;[.F$1]/2;FLOOR(MOD([.$A30];[.F$1]) * [.F$2] *2 / ([.F$1]-1));[.F$2]-FLOOR(MOD(FLOOR([.$A30]-[.F$1]/2);[.F$1]) * [.F$2] *2 / ([.F$1]-1)))" office:value-type="float" office:value="52" calcext:value-type="float">
            <text:p>52</text:p>
          </table:table-cell>
          <table:table-cell table:formula="of:=FLOOR([.G$2] * POWER(SIN( PI() * [.$A30] / [.G$1] );2))" office:value-type="float" office:value="25" calcext:value-type="float">
            <text:p>25</text:p>
          </table:table-cell>
          <table:table-cell table:formula="of:=[.H$2]-FLOOR(POWER(IF(MOD([.$A30];[.H$1])&lt;[.H$1]/2;FLOOR(MOD([.$A30];[.H$1]) * [.H$2] *2 / ([.H$1]-1));[.H$2]-FLOOR(MOD(FLOOR([.$A30]-[.H$1]/2);[.H$1]) * [.H$2] *2 / ([.H$1]-1)));2)/[.H$2])" office:value-type="float" office:value="245" calcext:value-type="float">
            <text:p>245</text:p>
          </table:table-cell>
          <table:table-cell table:formula="of:=FLOOR( [.I$2] * ABS(SIN( PI() * [.$A30] / [.I$1] )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B$2]/2 + [.$B$2]/2 * SIN(2 *  PI() * [.$A31] / [.$B$1] ))" office:value-type="float" office:value="205" calcext:value-type="float">
            <text:p>205</text:p>
          </table:table-cell>
          <table:table-cell table:formula="of:=FLOOR(MOD([.$A31];[.C$1]) * [.C$2] / ([.C$1]-1))" office:value-type="float" office:value="27" calcext:value-type="float">
            <text:p>27</text:p>
          </table:table-cell>
          <table:table-cell table:formula="of:=FLOOR(MOD([.D$1]-[.$A31] -1;[.D$1]) * [.D$2] / ([.D$1]-1))" office:value-type="float" office:value="228" calcext:value-type="float">
            <text:p>228</text:p>
          </table:table-cell>
          <table:table-cell table:formula="of:=(IF(MOD([.$A31];[.E$1])&lt;FLOOR([.E$1]/2);0;[.E$2]))" office:value-type="float" office:value="0" calcext:value-type="float">
            <text:p>0</text:p>
          </table:table-cell>
          <table:table-cell table:formula="of:=IF(MOD([.$A31];[.F$1])&lt;[.F$1]/2;FLOOR(MOD([.$A31];[.F$1]) * [.F$2] *2 / ([.F$1]-1));[.F$2]-FLOOR(MOD(FLOOR([.$A31]-[.F$1]/2);[.F$1]) * [.F$2] *2 / ([.F$1]-1)))" office:value-type="float" office:value="54" calcext:value-type="float">
            <text:p>54</text:p>
          </table:table-cell>
          <table:table-cell table:formula="of:=FLOOR([.G$2] * POWER(SIN( PI() * [.$A31] / [.G$1] );2))" office:value-type="float" office:value="26" calcext:value-type="float">
            <text:p>26</text:p>
          </table:table-cell>
          <table:table-cell table:formula="of:=[.H$2]-FLOOR(POWER(IF(MOD([.$A31];[.H$1])&lt;[.H$1]/2;FLOOR(MOD([.$A31];[.H$1]) * [.H$2] *2 / ([.H$1]-1));[.H$2]-FLOOR(MOD(FLOOR([.$A31]-[.H$1]/2);[.H$1]) * [.H$2] *2 / ([.H$1]-1)));2)/[.H$2])" office:value-type="float" office:value="244" calcext:value-type="float">
            <text:p>244</text:p>
          </table:table-cell>
          <table:table-cell table:formula="of:=FLOOR( [.I$2] * ABS(SIN( PI() * [.$A31] / [.I$1] )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B$2]/2 + [.$B$2]/2 * SIN(2 *  PI() * [.$A32] / [.$B$1] ))" office:value-type="float" office:value="208" calcext:value-type="float">
            <text:p>208</text:p>
          </table:table-cell>
          <table:table-cell table:formula="of:=FLOOR(MOD([.$A32];[.C$1]) * [.C$2] / ([.C$1]-1))" office:value-type="float" office:value="28" calcext:value-type="float">
            <text:p>28</text:p>
          </table:table-cell>
          <table:table-cell table:formula="of:=FLOOR(MOD([.D$1]-[.$A32] -1;[.D$1]) * [.D$2] / ([.D$1]-1))" office:value-type="float" office:value="227" calcext:value-type="float">
            <text:p>227</text:p>
          </table:table-cell>
          <table:table-cell table:formula="of:=(IF(MOD([.$A32];[.E$1])&lt;FLOOR([.E$1]/2);0;[.E$2]))" office:value-type="float" office:value="0" calcext:value-type="float">
            <text:p>0</text:p>
          </table:table-cell>
          <table:table-cell table:formula="of:=IF(MOD([.$A32];[.F$1])&lt;[.F$1]/2;FLOOR(MOD([.$A32];[.F$1]) * [.F$2] *2 / ([.F$1]-1));[.F$2]-FLOOR(MOD(FLOOR([.$A32]-[.F$1]/2);[.F$1]) * [.F$2] *2 / ([.F$1]-1)))" office:value-type="float" office:value="56" calcext:value-type="float">
            <text:p>56</text:p>
          </table:table-cell>
          <table:table-cell table:formula="of:=FLOOR([.G$2] * POWER(SIN( PI() * [.$A32] / [.G$1] );2))" office:value-type="float" office:value="28" calcext:value-type="float">
            <text:p>28</text:p>
          </table:table-cell>
          <table:table-cell table:formula="of:=[.H$2]-FLOOR(POWER(IF(MOD([.$A32];[.H$1])&lt;[.H$1]/2;FLOOR(MOD([.$A32];[.H$1]) * [.H$2] *2 / ([.H$1]-1));[.H$2]-FLOOR(MOD(FLOOR([.$A32]-[.H$1]/2);[.H$1]) * [.H$2] *2 / ([.H$1]-1)));2)/[.H$2])" office:value-type="float" office:value="243" calcext:value-type="float">
            <text:p>243</text:p>
          </table:table-cell>
          <table:table-cell table:formula="of:=FLOOR( [.I$2] * ABS(SIN( PI() * [.$A32] / [.I$1] )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B$2]/2 + [.$B$2]/2 * SIN(2 *  PI() * [.$A33] / [.$B$1] ))" office:value-type="float" office:value="210" calcext:value-type="float">
            <text:p>210</text:p>
          </table:table-cell>
          <table:table-cell table:formula="of:=FLOOR(MOD([.$A33];[.C$1]) * [.C$2] / ([.C$1]-1))" office:value-type="float" office:value="29" calcext:value-type="float">
            <text:p>29</text:p>
          </table:table-cell>
          <table:table-cell table:formula="of:=FLOOR(MOD([.D$1]-[.$A33] -1;[.D$1]) * [.D$2] / ([.D$1]-1))" office:value-type="float" office:value="226" calcext:value-type="float">
            <text:p>226</text:p>
          </table:table-cell>
          <table:table-cell table:formula="of:=(IF(MOD([.$A33];[.E$1])&lt;FLOOR([.E$1]/2);0;[.E$2]))" office:value-type="float" office:value="0" calcext:value-type="float">
            <text:p>0</text:p>
          </table:table-cell>
          <table:table-cell table:formula="of:=IF(MOD([.$A33];[.F$1])&lt;[.F$1]/2;FLOOR(MOD([.$A33];[.F$1]) * [.F$2] *2 / ([.F$1]-1));[.F$2]-FLOOR(MOD(FLOOR([.$A33]-[.F$1]/2);[.F$1]) * [.F$2] *2 / ([.F$1]-1)))" office:value-type="float" office:value="58" calcext:value-type="float">
            <text:p>58</text:p>
          </table:table-cell>
          <table:table-cell table:formula="of:=FLOOR([.G$2] * POWER(SIN( PI() * [.$A33] / [.G$1] );2))" office:value-type="float" office:value="30" calcext:value-type="float">
            <text:p>30</text:p>
          </table:table-cell>
          <table:table-cell table:formula="of:=[.H$2]-FLOOR(POWER(IF(MOD([.$A33];[.H$1])&lt;[.H$1]/2;FLOOR(MOD([.$A33];[.H$1]) * [.H$2] *2 / ([.H$1]-1));[.H$2]-FLOOR(MOD(FLOOR([.$A33]-[.H$1]/2);[.H$1]) * [.H$2] *2 / ([.H$1]-1)));2)/[.H$2])" office:value-type="float" office:value="242" calcext:value-type="float">
            <text:p>242</text:p>
          </table:table-cell>
          <table:table-cell table:formula="of:=FLOOR( [.I$2] * ABS(SIN( PI() * [.$A33] / [.I$1] )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B$2]/2 + [.$B$2]/2 * SIN(2 *  PI() * [.$A34] / [.$B$1] ))" office:value-type="float" office:value="213" calcext:value-type="float">
            <text:p>213</text:p>
          </table:table-cell>
          <table:table-cell table:formula="of:=FLOOR(MOD([.$A34];[.C$1]) * [.C$2] / ([.C$1]-1))" office:value-type="float" office:value="30" calcext:value-type="float">
            <text:p>30</text:p>
          </table:table-cell>
          <table:table-cell table:formula="of:=FLOOR(MOD([.D$1]-[.$A34] -1;[.D$1]) * [.D$2] / ([.D$1]-1))" office:value-type="float" office:value="225" calcext:value-type="float">
            <text:p>225</text:p>
          </table:table-cell>
          <table:table-cell table:formula="of:=(IF(MOD([.$A34];[.E$1])&lt;FLOOR([.E$1]/2);0;[.E$2]))" office:value-type="float" office:value="0" calcext:value-type="float">
            <text:p>0</text:p>
          </table:table-cell>
          <table:table-cell table:formula="of:=IF(MOD([.$A34];[.F$1])&lt;[.F$1]/2;FLOOR(MOD([.$A34];[.F$1]) * [.F$2] *2 / ([.F$1]-1));[.F$2]-FLOOR(MOD(FLOOR([.$A34]-[.F$1]/2);[.F$1]) * [.F$2] *2 / ([.F$1]-1)))" office:value-type="float" office:value="60" calcext:value-type="float">
            <text:p>60</text:p>
          </table:table-cell>
          <table:table-cell table:formula="of:=FLOOR([.G$2] * POWER(SIN( PI() * [.$A34] / [.G$1] );2))" office:value-type="float" office:value="33" calcext:value-type="float">
            <text:p>33</text:p>
          </table:table-cell>
          <table:table-cell table:formula="of:=[.H$2]-FLOOR(POWER(IF(MOD([.$A34];[.H$1])&lt;[.H$1]/2;FLOOR(MOD([.$A34];[.H$1]) * [.H$2] *2 / ([.H$1]-1));[.H$2]-FLOOR(MOD(FLOOR([.$A34]-[.H$1]/2);[.H$1]) * [.H$2] *2 / ([.H$1]-1)));2)/[.H$2])" office:value-type="float" office:value="241" calcext:value-type="float">
            <text:p>241</text:p>
          </table:table-cell>
          <table:table-cell table:formula="of:=FLOOR( [.I$2] * ABS(SIN( PI() * [.$A34] / [.I$1] )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B$2]/2 + [.$B$2]/2 * SIN(2 *  PI() * [.$A35] / [.$B$1] ))" office:value-type="float" office:value="215" calcext:value-type="float">
            <text:p>215</text:p>
          </table:table-cell>
          <table:table-cell table:formula="of:=FLOOR(MOD([.$A35];[.C$1]) * [.C$2] / ([.C$1]-1))" office:value-type="float" office:value="31" calcext:value-type="float">
            <text:p>31</text:p>
          </table:table-cell>
          <table:table-cell table:formula="of:=FLOOR(MOD([.D$1]-[.$A35] -1;[.D$1]) * [.D$2] / ([.D$1]-1))" office:value-type="float" office:value="224" calcext:value-type="float">
            <text:p>224</text:p>
          </table:table-cell>
          <table:table-cell table:formula="of:=(IF(MOD([.$A35];[.E$1])&lt;FLOOR([.E$1]/2);0;[.E$2]))" office:value-type="float" office:value="0" calcext:value-type="float">
            <text:p>0</text:p>
          </table:table-cell>
          <table:table-cell table:formula="of:=IF(MOD([.$A35];[.F$1])&lt;[.F$1]/2;FLOOR(MOD([.$A35];[.F$1]) * [.F$2] *2 / ([.F$1]-1));[.F$2]-FLOOR(MOD(FLOOR([.$A35]-[.F$1]/2);[.F$1]) * [.F$2] *2 / ([.F$1]-1)))" office:value-type="float" office:value="62" calcext:value-type="float">
            <text:p>62</text:p>
          </table:table-cell>
          <table:table-cell table:formula="of:=FLOOR([.G$2] * POWER(SIN( PI() * [.$A35] / [.G$1] );2))" office:value-type="float" office:value="35" calcext:value-type="float">
            <text:p>35</text:p>
          </table:table-cell>
          <table:table-cell table:formula="of:=[.H$2]-FLOOR(POWER(IF(MOD([.$A35];[.H$1])&lt;[.H$1]/2;FLOOR(MOD([.$A35];[.H$1]) * [.H$2] *2 / ([.H$1]-1));[.H$2]-FLOOR(MOD(FLOOR([.$A35]-[.H$1]/2);[.H$1]) * [.H$2] *2 / ([.H$1]-1)));2)/[.H$2])" office:value-type="float" office:value="240" calcext:value-type="float">
            <text:p>240</text:p>
          </table:table-cell>
          <table:table-cell table:formula="of:=FLOOR( [.I$2] * ABS(SIN( PI() * [.$A35] / [.I$1] )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B$2]/2 + [.$B$2]/2 * SIN(2 *  PI() * [.$A36] / [.$B$1] ))" office:value-type="float" office:value="217" calcext:value-type="float">
            <text:p>217</text:p>
          </table:table-cell>
          <table:table-cell table:formula="of:=FLOOR(MOD([.$A36];[.C$1]) * [.C$2] / ([.C$1]-1))" office:value-type="float" office:value="32" calcext:value-type="float">
            <text:p>32</text:p>
          </table:table-cell>
          <table:table-cell table:formula="of:=FLOOR(MOD([.D$1]-[.$A36] -1;[.D$1]) * [.D$2] / ([.D$1]-1))" office:value-type="float" office:value="223" calcext:value-type="float">
            <text:p>223</text:p>
          </table:table-cell>
          <table:table-cell table:formula="of:=(IF(MOD([.$A36];[.E$1])&lt;FLOOR([.E$1]/2);0;[.E$2]))" office:value-type="float" office:value="0" calcext:value-type="float">
            <text:p>0</text:p>
          </table:table-cell>
          <table:table-cell table:formula="of:=IF(MOD([.$A36];[.F$1])&lt;[.F$1]/2;FLOOR(MOD([.$A36];[.F$1]) * [.F$2] *2 / ([.F$1]-1));[.F$2]-FLOOR(MOD(FLOOR([.$A36]-[.F$1]/2);[.F$1]) * [.F$2] *2 / ([.F$1]-1)))" office:value-type="float" office:value="64" calcext:value-type="float">
            <text:p>64</text:p>
          </table:table-cell>
          <table:table-cell table:formula="of:=FLOOR([.G$2] * POWER(SIN( PI() * [.$A36] / [.G$1] );2))" office:value-type="float" office:value="37" calcext:value-type="float">
            <text:p>37</text:p>
          </table:table-cell>
          <table:table-cell table:formula="of:=[.H$2]-FLOOR(POWER(IF(MOD([.$A36];[.H$1])&lt;[.H$1]/2;FLOOR(MOD([.$A36];[.H$1]) * [.H$2] *2 / ([.H$1]-1));[.H$2]-FLOOR(MOD(FLOOR([.$A36]-[.H$1]/2);[.H$1]) * [.H$2] *2 / ([.H$1]-1)));2)/[.H$2])" office:value-type="float" office:value="239" calcext:value-type="float">
            <text:p>239</text:p>
          </table:table-cell>
          <table:table-cell table:formula="of:=FLOOR( [.I$2] * ABS(SIN( PI() * [.$A36] / [.I$1] )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B$2]/2 + [.$B$2]/2 * SIN(2 *  PI() * [.$A37] / [.$B$1] ))" office:value-type="float" office:value="219" calcext:value-type="float">
            <text:p>219</text:p>
          </table:table-cell>
          <table:table-cell table:formula="of:=FLOOR(MOD([.$A37];[.C$1]) * [.C$2] / ([.C$1]-1))" office:value-type="float" office:value="33" calcext:value-type="float">
            <text:p>33</text:p>
          </table:table-cell>
          <table:table-cell table:formula="of:=FLOOR(MOD([.D$1]-[.$A37] -1;[.D$1]) * [.D$2] / ([.D$1]-1))" office:value-type="float" office:value="222" calcext:value-type="float">
            <text:p>222</text:p>
          </table:table-cell>
          <table:table-cell table:formula="of:=(IF(MOD([.$A37];[.E$1])&lt;FLOOR([.E$1]/2);0;[.E$2]))" office:value-type="float" office:value="0" calcext:value-type="float">
            <text:p>0</text:p>
          </table:table-cell>
          <table:table-cell table:formula="of:=IF(MOD([.$A37];[.F$1])&lt;[.F$1]/2;FLOOR(MOD([.$A37];[.F$1]) * [.F$2] *2 / ([.F$1]-1));[.F$2]-FLOOR(MOD(FLOOR([.$A37]-[.F$1]/2);[.F$1]) * [.F$2] *2 / ([.F$1]-1)))" office:value-type="float" office:value="66" calcext:value-type="float">
            <text:p>66</text:p>
          </table:table-cell>
          <table:table-cell table:formula="of:=FLOOR([.G$2] * POWER(SIN( PI() * [.$A37] / [.G$1] );2))" office:value-type="float" office:value="39" calcext:value-type="float">
            <text:p>39</text:p>
          </table:table-cell>
          <table:table-cell table:formula="of:=[.H$2]-FLOOR(POWER(IF(MOD([.$A37];[.H$1])&lt;[.H$1]/2;FLOOR(MOD([.$A37];[.H$1]) * [.H$2] *2 / ([.H$1]-1));[.H$2]-FLOOR(MOD(FLOOR([.$A37]-[.H$1]/2);[.H$1]) * [.H$2] *2 / ([.H$1]-1)));2)/[.H$2])" office:value-type="float" office:value="238" calcext:value-type="float">
            <text:p>238</text:p>
          </table:table-cell>
          <table:table-cell table:formula="of:=FLOOR( [.I$2] * ABS(SIN( PI() * [.$A37] / [.I$1] 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B$2]/2 + [.$B$2]/2 * SIN(2 *  PI() * [.$A38] / [.$B$1] ))" office:value-type="float" office:value="221" calcext:value-type="float">
            <text:p>221</text:p>
          </table:table-cell>
          <table:table-cell table:formula="of:=FLOOR(MOD([.$A38];[.C$1]) * [.C$2] / ([.C$1]-1))" office:value-type="float" office:value="34" calcext:value-type="float">
            <text:p>34</text:p>
          </table:table-cell>
          <table:table-cell table:formula="of:=FLOOR(MOD([.D$1]-[.$A38] -1;[.D$1]) * [.D$2] / ([.D$1]-1))" office:value-type="float" office:value="221" calcext:value-type="float">
            <text:p>221</text:p>
          </table:table-cell>
          <table:table-cell table:formula="of:=(IF(MOD([.$A38];[.E$1])&lt;FLOOR([.E$1]/2);0;[.E$2]))" office:value-type="float" office:value="0" calcext:value-type="float">
            <text:p>0</text:p>
          </table:table-cell>
          <table:table-cell table:formula="of:=IF(MOD([.$A38];[.F$1])&lt;[.F$1]/2;FLOOR(MOD([.$A38];[.F$1]) * [.F$2] *2 / ([.F$1]-1));[.F$2]-FLOOR(MOD(FLOOR([.$A38]-[.F$1]/2);[.F$1]) * [.F$2] *2 / ([.F$1]-1)))" office:value-type="float" office:value="68" calcext:value-type="float">
            <text:p>68</text:p>
          </table:table-cell>
          <table:table-cell table:formula="of:=FLOOR([.G$2] * POWER(SIN( PI() * [.$A38] / [.G$1] );2))" office:value-type="float" office:value="41" calcext:value-type="float">
            <text:p>41</text:p>
          </table:table-cell>
          <table:table-cell table:formula="of:=[.H$2]-FLOOR(POWER(IF(MOD([.$A38];[.H$1])&lt;[.H$1]/2;FLOOR(MOD([.$A38];[.H$1]) * [.H$2] *2 / ([.H$1]-1));[.H$2]-FLOOR(MOD(FLOOR([.$A38]-[.H$1]/2);[.H$1]) * [.H$2] *2 / ([.H$1]-1)));2)/[.H$2])" office:value-type="float" office:value="237" calcext:value-type="float">
            <text:p>237</text:p>
          </table:table-cell>
          <table:table-cell table:formula="of:=FLOOR( [.I$2] * ABS(SIN( PI() * [.$A38] / [.I$1] )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B$2]/2 + [.$B$2]/2 * SIN(2 *  PI() * [.$A39] / [.$B$1] ))" office:value-type="float" office:value="224" calcext:value-type="float">
            <text:p>224</text:p>
          </table:table-cell>
          <table:table-cell table:formula="of:=FLOOR(MOD([.$A39];[.C$1]) * [.C$2] / ([.C$1]-1))" office:value-type="float" office:value="35" calcext:value-type="float">
            <text:p>35</text:p>
          </table:table-cell>
          <table:table-cell table:formula="of:=FLOOR(MOD([.D$1]-[.$A39] -1;[.D$1]) * [.D$2] / ([.D$1]-1))" office:value-type="float" office:value="220" calcext:value-type="float">
            <text:p>220</text:p>
          </table:table-cell>
          <table:table-cell table:formula="of:=(IF(MOD([.$A39];[.E$1])&lt;FLOOR([.E$1]/2);0;[.E$2]))" office:value-type="float" office:value="0" calcext:value-type="float">
            <text:p>0</text:p>
          </table:table-cell>
          <table:table-cell table:formula="of:=IF(MOD([.$A39];[.F$1])&lt;[.F$1]/2;FLOOR(MOD([.$A39];[.F$1]) * [.F$2] *2 / ([.F$1]-1));[.F$2]-FLOOR(MOD(FLOOR([.$A39]-[.F$1]/2);[.F$1]) * [.F$2] *2 / ([.F$1]-1)))" office:value-type="float" office:value="70" calcext:value-type="float">
            <text:p>70</text:p>
          </table:table-cell>
          <table:table-cell table:formula="of:=FLOOR([.G$2] * POWER(SIN( PI() * [.$A39] / [.G$1] );2))" office:value-type="float" office:value="44" calcext:value-type="float">
            <text:p>44</text:p>
          </table:table-cell>
          <table:table-cell table:formula="of:=[.H$2]-FLOOR(POWER(IF(MOD([.$A39];[.H$1])&lt;[.H$1]/2;FLOOR(MOD([.$A39];[.H$1]) * [.H$2] *2 / ([.H$1]-1));[.H$2]-FLOOR(MOD(FLOOR([.$A39]-[.H$1]/2);[.H$1]) * [.H$2] *2 / ([.H$1]-1)));2)/[.H$2])" office:value-type="float" office:value="236" calcext:value-type="float">
            <text:p>236</text:p>
          </table:table-cell>
          <table:table-cell table:formula="of:=FLOOR( [.I$2] * ABS(SIN( PI() * [.$A39] / [.I$1] )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B$2]/2 + [.$B$2]/2 * SIN(2 *  PI() * [.$A40] / [.$B$1] ))" office:value-type="float" office:value="226" calcext:value-type="float">
            <text:p>226</text:p>
          </table:table-cell>
          <table:table-cell table:formula="of:=FLOOR(MOD([.$A40];[.C$1]) * [.C$2] / ([.C$1]-1))" office:value-type="float" office:value="36" calcext:value-type="float">
            <text:p>36</text:p>
          </table:table-cell>
          <table:table-cell table:formula="of:=FLOOR(MOD([.D$1]-[.$A40] -1;[.D$1]) * [.D$2] / ([.D$1]-1))" office:value-type="float" office:value="219" calcext:value-type="float">
            <text:p>219</text:p>
          </table:table-cell>
          <table:table-cell table:formula="of:=(IF(MOD([.$A40];[.E$1])&lt;FLOOR([.E$1]/2);0;[.E$2]))" office:value-type="float" office:value="0" calcext:value-type="float">
            <text:p>0</text:p>
          </table:table-cell>
          <table:table-cell table:formula="of:=IF(MOD([.$A40];[.F$1])&lt;[.F$1]/2;FLOOR(MOD([.$A40];[.F$1]) * [.F$2] *2 / ([.F$1]-1));[.F$2]-FLOOR(MOD(FLOOR([.$A40]-[.F$1]/2);[.F$1]) * [.F$2] *2 / ([.F$1]-1)))" office:value-type="float" office:value="72" calcext:value-type="float">
            <text:p>72</text:p>
          </table:table-cell>
          <table:table-cell table:formula="of:=FLOOR([.G$2] * POWER(SIN( PI() * [.$A40] / [.G$1] );2))" office:value-type="float" office:value="46" calcext:value-type="float">
            <text:p>46</text:p>
          </table:table-cell>
          <table:table-cell table:formula="of:=[.H$2]-FLOOR(POWER(IF(MOD([.$A40];[.H$1])&lt;[.H$1]/2;FLOOR(MOD([.$A40];[.H$1]) * [.H$2] *2 / ([.H$1]-1));[.H$2]-FLOOR(MOD(FLOOR([.$A40]-[.H$1]/2);[.H$1]) * [.H$2] *2 / ([.H$1]-1)));2)/[.H$2])" office:value-type="float" office:value="235" calcext:value-type="float">
            <text:p>235</text:p>
          </table:table-cell>
          <table:table-cell table:formula="of:=FLOOR( [.I$2] * ABS(SIN( PI() * [.$A40] / [.I$1] )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B$2]/2 + [.$B$2]/2 * SIN(2 *  PI() * [.$A41] / [.$B$1] ))" office:value-type="float" office:value="228" calcext:value-type="float">
            <text:p>228</text:p>
          </table:table-cell>
          <table:table-cell table:formula="of:=FLOOR(MOD([.$A41];[.C$1]) * [.C$2] / ([.C$1]-1))" office:value-type="float" office:value="37" calcext:value-type="float">
            <text:p>37</text:p>
          </table:table-cell>
          <table:table-cell table:formula="of:=FLOOR(MOD([.D$1]-[.$A41] -1;[.D$1]) * [.D$2] / ([.D$1]-1))" office:value-type="float" office:value="218" calcext:value-type="float">
            <text:p>218</text:p>
          </table:table-cell>
          <table:table-cell table:formula="of:=(IF(MOD([.$A41];[.E$1])&lt;FLOOR([.E$1]/2);0;[.E$2]))" office:value-type="float" office:value="0" calcext:value-type="float">
            <text:p>0</text:p>
          </table:table-cell>
          <table:table-cell table:formula="of:=IF(MOD([.$A41];[.F$1])&lt;[.F$1]/2;FLOOR(MOD([.$A41];[.F$1]) * [.F$2] *2 / ([.F$1]-1));[.F$2]-FLOOR(MOD(FLOOR([.$A41]-[.F$1]/2);[.F$1]) * [.F$2] *2 / ([.F$1]-1)))" office:value-type="float" office:value="74" calcext:value-type="float">
            <text:p>74</text:p>
          </table:table-cell>
          <table:table-cell table:formula="of:=FLOOR([.G$2] * POWER(SIN( PI() * [.$A41] / [.G$1] );2))" office:value-type="float" office:value="49" calcext:value-type="float">
            <text:p>49</text:p>
          </table:table-cell>
          <table:table-cell table:formula="of:=[.H$2]-FLOOR(POWER(IF(MOD([.$A41];[.H$1])&lt;[.H$1]/2;FLOOR(MOD([.$A41];[.H$1]) * [.H$2] *2 / ([.H$1]-1));[.H$2]-FLOOR(MOD(FLOOR([.$A41]-[.H$1]/2);[.H$1]) * [.H$2] *2 / ([.H$1]-1)));2)/[.H$2])" office:value-type="float" office:value="234" calcext:value-type="float">
            <text:p>234</text:p>
          </table:table-cell>
          <table:table-cell table:formula="of:=FLOOR( [.I$2] * ABS(SIN( PI() * [.$A41] / [.I$1] )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B$2]/2 + [.$B$2]/2 * SIN(2 *  PI() * [.$A42] / [.$B$1] ))" office:value-type="float" office:value="229" calcext:value-type="float">
            <text:p>229</text:p>
          </table:table-cell>
          <table:table-cell table:formula="of:=FLOOR(MOD([.$A42];[.C$1]) * [.C$2] / ([.C$1]-1))" office:value-type="float" office:value="38" calcext:value-type="float">
            <text:p>38</text:p>
          </table:table-cell>
          <table:table-cell table:formula="of:=FLOOR(MOD([.D$1]-[.$A42] -1;[.D$1]) * [.D$2] / ([.D$1]-1))" office:value-type="float" office:value="217" calcext:value-type="float">
            <text:p>217</text:p>
          </table:table-cell>
          <table:table-cell table:formula="of:=(IF(MOD([.$A42];[.E$1])&lt;FLOOR([.E$1]/2);0;[.E$2]))" office:value-type="float" office:value="0" calcext:value-type="float">
            <text:p>0</text:p>
          </table:table-cell>
          <table:table-cell table:formula="of:=IF(MOD([.$A42];[.F$1])&lt;[.F$1]/2;FLOOR(MOD([.$A42];[.F$1]) * [.F$2] *2 / ([.F$1]-1));[.F$2]-FLOOR(MOD(FLOOR([.$A42]-[.F$1]/2);[.F$1]) * [.F$2] *2 / ([.F$1]-1)))" office:value-type="float" office:value="76" calcext:value-type="float">
            <text:p>76</text:p>
          </table:table-cell>
          <table:table-cell table:formula="of:=FLOOR([.G$2] * POWER(SIN( PI() * [.$A42] / [.G$1] );2))" office:value-type="float" office:value="51" calcext:value-type="float">
            <text:p>51</text:p>
          </table:table-cell>
          <table:table-cell table:formula="of:=[.H$2]-FLOOR(POWER(IF(MOD([.$A42];[.H$1])&lt;[.H$1]/2;FLOOR(MOD([.$A42];[.H$1]) * [.H$2] *2 / ([.H$1]-1));[.H$2]-FLOOR(MOD(FLOOR([.$A42]-[.H$1]/2);[.H$1]) * [.H$2] *2 / ([.H$1]-1)));2)/[.H$2])" office:value-type="float" office:value="233" calcext:value-type="float">
            <text:p>233</text:p>
          </table:table-cell>
          <table:table-cell table:formula="of:=FLOOR( [.I$2] * ABS(SIN( PI() * [.$A42] / [.I$1] 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B$2]/2 + [.$B$2]/2 * SIN(2 *  PI() * [.$A43] / [.$B$1] ))" office:value-type="float" office:value="231" calcext:value-type="float">
            <text:p>231</text:p>
          </table:table-cell>
          <table:table-cell table:formula="of:=FLOOR(MOD([.$A43];[.C$1]) * [.C$2] / ([.C$1]-1))" office:value-type="float" office:value="39" calcext:value-type="float">
            <text:p>39</text:p>
          </table:table-cell>
          <table:table-cell table:formula="of:=FLOOR(MOD([.D$1]-[.$A43] -1;[.D$1]) * [.D$2] / ([.D$1]-1))" office:value-type="float" office:value="216" calcext:value-type="float">
            <text:p>216</text:p>
          </table:table-cell>
          <table:table-cell table:formula="of:=(IF(MOD([.$A43];[.E$1])&lt;FLOOR([.E$1]/2);0;[.E$2]))" office:value-type="float" office:value="0" calcext:value-type="float">
            <text:p>0</text:p>
          </table:table-cell>
          <table:table-cell table:formula="of:=IF(MOD([.$A43];[.F$1])&lt;[.F$1]/2;FLOOR(MOD([.$A43];[.F$1]) * [.F$2] *2 / ([.F$1]-1));[.F$2]-FLOOR(MOD(FLOOR([.$A43]-[.F$1]/2);[.F$1]) * [.F$2] *2 / ([.F$1]-1)))" office:value-type="float" office:value="78" calcext:value-type="float">
            <text:p>78</text:p>
          </table:table-cell>
          <table:table-cell table:formula="of:=FLOOR([.G$2] * POWER(SIN( PI() * [.$A43] / [.G$1] );2))" office:value-type="float" office:value="54" calcext:value-type="float">
            <text:p>54</text:p>
          </table:table-cell>
          <table:table-cell table:formula="of:=[.H$2]-FLOOR(POWER(IF(MOD([.$A43];[.H$1])&lt;[.H$1]/2;FLOOR(MOD([.$A43];[.H$1]) * [.H$2] *2 / ([.H$1]-1));[.H$2]-FLOOR(MOD(FLOOR([.$A43]-[.H$1]/2);[.H$1]) * [.H$2] *2 / ([.H$1]-1)));2)/[.H$2])" office:value-type="float" office:value="232" calcext:value-type="float">
            <text:p>232</text:p>
          </table:table-cell>
          <table:table-cell table:formula="of:=FLOOR( [.I$2] * ABS(SIN( PI() * [.$A43] / [.I$1] 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B$2]/2 + [.$B$2]/2 * SIN(2 *  PI() * [.$A44] / [.$B$1] ))" office:value-type="float" office:value="233" calcext:value-type="float">
            <text:p>233</text:p>
          </table:table-cell>
          <table:table-cell table:formula="of:=FLOOR(MOD([.$A44];[.C$1]) * [.C$2] / ([.C$1]-1))" office:value-type="float" office:value="40" calcext:value-type="float">
            <text:p>40</text:p>
          </table:table-cell>
          <table:table-cell table:formula="of:=FLOOR(MOD([.D$1]-[.$A44] -1;[.D$1]) * [.D$2] / ([.D$1]-1))" office:value-type="float" office:value="215" calcext:value-type="float">
            <text:p>215</text:p>
          </table:table-cell>
          <table:table-cell table:formula="of:=(IF(MOD([.$A44];[.E$1])&lt;FLOOR([.E$1]/2);0;[.E$2]))" office:value-type="float" office:value="0" calcext:value-type="float">
            <text:p>0</text:p>
          </table:table-cell>
          <table:table-cell table:formula="of:=IF(MOD([.$A44];[.F$1])&lt;[.F$1]/2;FLOOR(MOD([.$A44];[.F$1]) * [.F$2] *2 / ([.F$1]-1));[.F$2]-FLOOR(MOD(FLOOR([.$A44]-[.F$1]/2);[.F$1]) * [.F$2] *2 / ([.F$1]-1)))" office:value-type="float" office:value="80" calcext:value-type="float">
            <text:p>80</text:p>
          </table:table-cell>
          <table:table-cell table:formula="of:=FLOOR([.G$2] * POWER(SIN( PI() * [.$A44] / [.G$1] );2))" office:value-type="float" office:value="56" calcext:value-type="float">
            <text:p>56</text:p>
          </table:table-cell>
          <table:table-cell table:formula="of:=[.H$2]-FLOOR(POWER(IF(MOD([.$A44];[.H$1])&lt;[.H$1]/2;FLOOR(MOD([.$A44];[.H$1]) * [.H$2] *2 / ([.H$1]-1));[.H$2]-FLOOR(MOD(FLOOR([.$A44]-[.H$1]/2);[.H$1]) * [.H$2] *2 / ([.H$1]-1)));2)/[.H$2])" office:value-type="float" office:value="230" calcext:value-type="float">
            <text:p>230</text:p>
          </table:table-cell>
          <table:table-cell table:formula="of:=FLOOR( [.I$2] * ABS(SIN( PI() * [.$A44] / [.I$1] 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B$2]/2 + [.$B$2]/2 * SIN(2 *  PI() * [.$A45] / [.$B$1] ))" office:value-type="float" office:value="235" calcext:value-type="float">
            <text:p>235</text:p>
          </table:table-cell>
          <table:table-cell table:formula="of:=FLOOR(MOD([.$A45];[.C$1]) * [.C$2] / ([.C$1]-1))" office:value-type="float" office:value="41" calcext:value-type="float">
            <text:p>41</text:p>
          </table:table-cell>
          <table:table-cell table:formula="of:=FLOOR(MOD([.D$1]-[.$A45] -1;[.D$1]) * [.D$2] / ([.D$1]-1))" office:value-type="float" office:value="214" calcext:value-type="float">
            <text:p>214</text:p>
          </table:table-cell>
          <table:table-cell table:formula="of:=(IF(MOD([.$A45];[.E$1])&lt;FLOOR([.E$1]/2);0;[.E$2]))" office:value-type="float" office:value="0" calcext:value-type="float">
            <text:p>0</text:p>
          </table:table-cell>
          <table:table-cell table:formula="of:=IF(MOD([.$A45];[.F$1])&lt;[.F$1]/2;FLOOR(MOD([.$A45];[.F$1]) * [.F$2] *2 / ([.F$1]-1));[.F$2]-FLOOR(MOD(FLOOR([.$A45]-[.F$1]/2);[.F$1]) * [.F$2] *2 / ([.F$1]-1)))" office:value-type="float" office:value="82" calcext:value-type="float">
            <text:p>82</text:p>
          </table:table-cell>
          <table:table-cell table:formula="of:=FLOOR([.G$2] * POWER(SIN( PI() * [.$A45] / [.G$1] );2))" office:value-type="float" office:value="59" calcext:value-type="float">
            <text:p>59</text:p>
          </table:table-cell>
          <table:table-cell table:formula="of:=[.H$2]-FLOOR(POWER(IF(MOD([.$A45];[.H$1])&lt;[.H$1]/2;FLOOR(MOD([.$A45];[.H$1]) * [.H$2] *2 / ([.H$1]-1));[.H$2]-FLOOR(MOD(FLOOR([.$A45]-[.H$1]/2);[.H$1]) * [.H$2] *2 / ([.H$1]-1)));2)/[.H$2])" office:value-type="float" office:value="229" calcext:value-type="float">
            <text:p>229</text:p>
          </table:table-cell>
          <table:table-cell table:formula="of:=FLOOR( [.I$2] * ABS(SIN( PI() * [.$A45] / [.I$1] 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B$2]/2 + [.$B$2]/2 * SIN(2 *  PI() * [.$A46] / [.$B$1] ))" office:value-type="float" office:value="236" calcext:value-type="float">
            <text:p>236</text:p>
          </table:table-cell>
          <table:table-cell table:formula="of:=FLOOR(MOD([.$A46];[.C$1]) * [.C$2] / ([.C$1]-1))" office:value-type="float" office:value="42" calcext:value-type="float">
            <text:p>42</text:p>
          </table:table-cell>
          <table:table-cell table:formula="of:=FLOOR(MOD([.D$1]-[.$A46] -1;[.D$1]) * [.D$2] / ([.D$1]-1))" office:value-type="float" office:value="213" calcext:value-type="float">
            <text:p>213</text:p>
          </table:table-cell>
          <table:table-cell table:formula="of:=(IF(MOD([.$A46];[.E$1])&lt;FLOOR([.E$1]/2);0;[.E$2]))" office:value-type="float" office:value="0" calcext:value-type="float">
            <text:p>0</text:p>
          </table:table-cell>
          <table:table-cell table:formula="of:=IF(MOD([.$A46];[.F$1])&lt;[.F$1]/2;FLOOR(MOD([.$A46];[.F$1]) * [.F$2] *2 / ([.F$1]-1));[.F$2]-FLOOR(MOD(FLOOR([.$A46]-[.F$1]/2);[.F$1]) * [.F$2] *2 / ([.F$1]-1)))" office:value-type="float" office:value="84" calcext:value-type="float">
            <text:p>84</text:p>
          </table:table-cell>
          <table:table-cell table:formula="of:=FLOOR([.G$2] * POWER(SIN( PI() * [.$A46] / [.G$1] );2))" office:value-type="float" office:value="61" calcext:value-type="float">
            <text:p>61</text:p>
          </table:table-cell>
          <table:table-cell table:formula="of:=[.H$2]-FLOOR(POWER(IF(MOD([.$A46];[.H$1])&lt;[.H$1]/2;FLOOR(MOD([.$A46];[.H$1]) * [.H$2] *2 / ([.H$1]-1));[.H$2]-FLOOR(MOD(FLOOR([.$A46]-[.H$1]/2);[.H$1]) * [.H$2] *2 / ([.H$1]-1)));2)/[.H$2])" office:value-type="float" office:value="228" calcext:value-type="float">
            <text:p>228</text:p>
          </table:table-cell>
          <table:table-cell table:formula="of:=FLOOR( [.I$2] * ABS(SIN( PI() * [.$A46] / [.I$1] 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B$2]/2 + [.$B$2]/2 * SIN(2 *  PI() * [.$A47] / [.$B$1] ))" office:value-type="float" office:value="238" calcext:value-type="float">
            <text:p>238</text:p>
          </table:table-cell>
          <table:table-cell table:formula="of:=FLOOR(MOD([.$A47];[.C$1]) * [.C$2] / ([.C$1]-1))" office:value-type="float" office:value="43" calcext:value-type="float">
            <text:p>43</text:p>
          </table:table-cell>
          <table:table-cell table:formula="of:=FLOOR(MOD([.D$1]-[.$A47] -1;[.D$1]) * [.D$2] / ([.D$1]-1))" office:value-type="float" office:value="212" calcext:value-type="float">
            <text:p>212</text:p>
          </table:table-cell>
          <table:table-cell table:formula="of:=(IF(MOD([.$A47];[.E$1])&lt;FLOOR([.E$1]/2);0;[.E$2]))" office:value-type="float" office:value="0" calcext:value-type="float">
            <text:p>0</text:p>
          </table:table-cell>
          <table:table-cell table:formula="of:=IF(MOD([.$A47];[.F$1])&lt;[.F$1]/2;FLOOR(MOD([.$A47];[.F$1]) * [.F$2] *2 / ([.F$1]-1));[.F$2]-FLOOR(MOD(FLOOR([.$A47]-[.F$1]/2);[.F$1]) * [.F$2] *2 / ([.F$1]-1)))" office:value-type="float" office:value="86" calcext:value-type="float">
            <text:p>86</text:p>
          </table:table-cell>
          <table:table-cell table:formula="of:=FLOOR([.G$2] * POWER(SIN( PI() * [.$A47] / [.G$1] );2))" office:value-type="float" office:value="64" calcext:value-type="float">
            <text:p>64</text:p>
          </table:table-cell>
          <table:table-cell table:formula="of:=[.H$2]-FLOOR(POWER(IF(MOD([.$A47];[.H$1])&lt;[.H$1]/2;FLOOR(MOD([.$A47];[.H$1]) * [.H$2] *2 / ([.H$1]-1));[.H$2]-FLOOR(MOD(FLOOR([.$A47]-[.H$1]/2);[.H$1]) * [.H$2] *2 / ([.H$1]-1)));2)/[.H$2])" office:value-type="float" office:value="226" calcext:value-type="float">
            <text:p>226</text:p>
          </table:table-cell>
          <table:table-cell table:formula="of:=FLOOR( [.I$2] * ABS(SIN( PI() * [.$A47] / [.I$1] 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B$2]/2 + [.$B$2]/2 * SIN(2 *  PI() * [.$A48] / [.$B$1] ))" office:value-type="float" office:value="239" calcext:value-type="float">
            <text:p>239</text:p>
          </table:table-cell>
          <table:table-cell table:formula="of:=FLOOR(MOD([.$A48];[.C$1]) * [.C$2] / ([.C$1]-1))" office:value-type="float" office:value="44" calcext:value-type="float">
            <text:p>44</text:p>
          </table:table-cell>
          <table:table-cell table:formula="of:=FLOOR(MOD([.D$1]-[.$A48] -1;[.D$1]) * [.D$2] / ([.D$1]-1))" office:value-type="float" office:value="211" calcext:value-type="float">
            <text:p>211</text:p>
          </table:table-cell>
          <table:table-cell table:formula="of:=(IF(MOD([.$A48];[.E$1])&lt;FLOOR([.E$1]/2);0;[.E$2]))" office:value-type="float" office:value="0" calcext:value-type="float">
            <text:p>0</text:p>
          </table:table-cell>
          <table:table-cell table:formula="of:=IF(MOD([.$A48];[.F$1])&lt;[.F$1]/2;FLOOR(MOD([.$A48];[.F$1]) * [.F$2] *2 / ([.F$1]-1));[.F$2]-FLOOR(MOD(FLOOR([.$A48]-[.F$1]/2);[.F$1]) * [.F$2] *2 / ([.F$1]-1)))" office:value-type="float" office:value="88" calcext:value-type="float">
            <text:p>88</text:p>
          </table:table-cell>
          <table:table-cell table:formula="of:=FLOOR([.G$2] * POWER(SIN( PI() * [.$A48] / [.G$1] );2))" office:value-type="float" office:value="67" calcext:value-type="float">
            <text:p>67</text:p>
          </table:table-cell>
          <table:table-cell table:formula="of:=[.H$2]-FLOOR(POWER(IF(MOD([.$A48];[.H$1])&lt;[.H$1]/2;FLOOR(MOD([.$A48];[.H$1]) * [.H$2] *2 / ([.H$1]-1));[.H$2]-FLOOR(MOD(FLOOR([.$A48]-[.H$1]/2);[.H$1]) * [.H$2] *2 / ([.H$1]-1)));2)/[.H$2])" office:value-type="float" office:value="225" calcext:value-type="float">
            <text:p>225</text:p>
          </table:table-cell>
          <table:table-cell table:formula="of:=FLOOR( [.I$2] * ABS(SIN( PI() * [.$A48] / [.I$1] 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B$2]/2 + [.$B$2]/2 * SIN(2 *  PI() * [.$A49] / [.$B$1] ))" office:value-type="float" office:value="241" calcext:value-type="float">
            <text:p>241</text:p>
          </table:table-cell>
          <table:table-cell table:formula="of:=FLOOR(MOD([.$A49];[.C$1]) * [.C$2] / ([.C$1]-1))" office:value-type="float" office:value="45" calcext:value-type="float">
            <text:p>45</text:p>
          </table:table-cell>
          <table:table-cell table:formula="of:=FLOOR(MOD([.D$1]-[.$A49] -1;[.D$1]) * [.D$2] / ([.D$1]-1))" office:value-type="float" office:value="210" calcext:value-type="float">
            <text:p>210</text:p>
          </table:table-cell>
          <table:table-cell table:formula="of:=(IF(MOD([.$A49];[.E$1])&lt;FLOOR([.E$1]/2);0;[.E$2]))" office:value-type="float" office:value="0" calcext:value-type="float">
            <text:p>0</text:p>
          </table:table-cell>
          <table:table-cell table:formula="of:=IF(MOD([.$A49];[.F$1])&lt;[.F$1]/2;FLOOR(MOD([.$A49];[.F$1]) * [.F$2] *2 / ([.F$1]-1));[.F$2]-FLOOR(MOD(FLOOR([.$A49]-[.F$1]/2);[.F$1]) * [.F$2] *2 / ([.F$1]-1)))" office:value-type="float" office:value="90" calcext:value-type="float">
            <text:p>90</text:p>
          </table:table-cell>
          <table:table-cell table:formula="of:=FLOOR([.G$2] * POWER(SIN( PI() * [.$A49] / [.G$1] );2))" office:value-type="float" office:value="70" calcext:value-type="float">
            <text:p>70</text:p>
          </table:table-cell>
          <table:table-cell table:formula="of:=[.H$2]-FLOOR(POWER(IF(MOD([.$A49];[.H$1])&lt;[.H$1]/2;FLOOR(MOD([.$A49];[.H$1]) * [.H$2] *2 / ([.H$1]-1));[.H$2]-FLOOR(MOD(FLOOR([.$A49]-[.H$1]/2);[.H$1]) * [.H$2] *2 / ([.H$1]-1)));2)/[.H$2])" office:value-type="float" office:value="224" calcext:value-type="float">
            <text:p>224</text:p>
          </table:table-cell>
          <table:table-cell table:formula="of:=FLOOR( [.I$2] * ABS(SIN( PI() * [.$A49] / [.I$1] 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B$2]/2 + [.$B$2]/2 * SIN(2 *  PI() * [.$A50] / [.$B$1] ))" office:value-type="float" office:value="242" calcext:value-type="float">
            <text:p>242</text:p>
          </table:table-cell>
          <table:table-cell table:formula="of:=FLOOR(MOD([.$A50];[.C$1]) * [.C$2] / ([.C$1]-1))" office:value-type="float" office:value="46" calcext:value-type="float">
            <text:p>46</text:p>
          </table:table-cell>
          <table:table-cell table:formula="of:=FLOOR(MOD([.D$1]-[.$A50] -1;[.D$1]) * [.D$2] / ([.D$1]-1))" office:value-type="float" office:value="209" calcext:value-type="float">
            <text:p>209</text:p>
          </table:table-cell>
          <table:table-cell table:formula="of:=(IF(MOD([.$A50];[.E$1])&lt;FLOOR([.E$1]/2);0;[.E$2]))" office:value-type="float" office:value="0" calcext:value-type="float">
            <text:p>0</text:p>
          </table:table-cell>
          <table:table-cell table:formula="of:=IF(MOD([.$A50];[.F$1])&lt;[.F$1]/2;FLOOR(MOD([.$A50];[.F$1]) * [.F$2] *2 / ([.F$1]-1));[.F$2]-FLOOR(MOD(FLOOR([.$A50]-[.F$1]/2);[.F$1]) * [.F$2] *2 / ([.F$1]-1)))" office:value-type="float" office:value="92" calcext:value-type="float">
            <text:p>92</text:p>
          </table:table-cell>
          <table:table-cell table:formula="of:=FLOOR([.G$2] * POWER(SIN( PI() * [.$A50] / [.G$1] );2))" office:value-type="float" office:value="72" calcext:value-type="float">
            <text:p>72</text:p>
          </table:table-cell>
          <table:table-cell table:formula="of:=[.H$2]-FLOOR(POWER(IF(MOD([.$A50];[.H$1])&lt;[.H$1]/2;FLOOR(MOD([.$A50];[.H$1]) * [.H$2] *2 / ([.H$1]-1));[.H$2]-FLOOR(MOD(FLOOR([.$A50]-[.H$1]/2);[.H$1]) * [.H$2] *2 / ([.H$1]-1)));2)/[.H$2])" office:value-type="float" office:value="222" calcext:value-type="float">
            <text:p>222</text:p>
          </table:table-cell>
          <table:table-cell table:formula="of:=FLOOR( [.I$2] * ABS(SIN( PI() * [.$A50] / [.I$1] 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B$2]/2 + [.$B$2]/2 * SIN(2 *  PI() * [.$A51] / [.$B$1] ))" office:value-type="float" office:value="244" calcext:value-type="float">
            <text:p>244</text:p>
          </table:table-cell>
          <table:table-cell table:formula="of:=FLOOR(MOD([.$A51];[.C$1]) * [.C$2] / ([.C$1]-1))" office:value-type="float" office:value="47" calcext:value-type="float">
            <text:p>47</text:p>
          </table:table-cell>
          <table:table-cell table:formula="of:=FLOOR(MOD([.D$1]-[.$A51] -1;[.D$1]) * [.D$2] / ([.D$1]-1))" office:value-type="float" office:value="208" calcext:value-type="float">
            <text:p>208</text:p>
          </table:table-cell>
          <table:table-cell table:formula="of:=(IF(MOD([.$A51];[.E$1])&lt;FLOOR([.E$1]/2);0;[.E$2]))" office:value-type="float" office:value="0" calcext:value-type="float">
            <text:p>0</text:p>
          </table:table-cell>
          <table:table-cell table:formula="of:=IF(MOD([.$A51];[.F$1])&lt;[.F$1]/2;FLOOR(MOD([.$A51];[.F$1]) * [.F$2] *2 / ([.F$1]-1));[.F$2]-FLOOR(MOD(FLOOR([.$A51]-[.F$1]/2);[.F$1]) * [.F$2] *2 / ([.F$1]-1)))" office:value-type="float" office:value="94" calcext:value-type="float">
            <text:p>94</text:p>
          </table:table-cell>
          <table:table-cell table:formula="of:=FLOOR([.G$2] * POWER(SIN( PI() * [.$A51] / [.G$1] );2))" office:value-type="float" office:value="75" calcext:value-type="float">
            <text:p>75</text:p>
          </table:table-cell>
          <table:table-cell table:formula="of:=[.H$2]-FLOOR(POWER(IF(MOD([.$A51];[.H$1])&lt;[.H$1]/2;FLOOR(MOD([.$A51];[.H$1]) * [.H$2] *2 / ([.H$1]-1));[.H$2]-FLOOR(MOD(FLOOR([.$A51]-[.H$1]/2);[.H$1]) * [.H$2] *2 / ([.H$1]-1)));2)/[.H$2])" office:value-type="float" office:value="221" calcext:value-type="float">
            <text:p>221</text:p>
          </table:table-cell>
          <table:table-cell table:formula="of:=FLOOR( [.I$2] * ABS(SIN( PI() * [.$A51] / [.I$1] 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B$2]/2 + [.$B$2]/2 * SIN(2 *  PI() * [.$A52] / [.$B$1] ))" office:value-type="float" office:value="245" calcext:value-type="float">
            <text:p>245</text:p>
          </table:table-cell>
          <table:table-cell table:formula="of:=FLOOR(MOD([.$A52];[.C$1]) * [.C$2] / ([.C$1]-1))" office:value-type="float" office:value="48" calcext:value-type="float">
            <text:p>48</text:p>
          </table:table-cell>
          <table:table-cell table:formula="of:=FLOOR(MOD([.D$1]-[.$A52] -1;[.D$1]) * [.D$2] / ([.D$1]-1))" office:value-type="float" office:value="207" calcext:value-type="float">
            <text:p>207</text:p>
          </table:table-cell>
          <table:table-cell table:formula="of:=(IF(MOD([.$A52];[.E$1])&lt;FLOOR([.E$1]/2);0;[.E$2]))" office:value-type="float" office:value="0" calcext:value-type="float">
            <text:p>0</text:p>
          </table:table-cell>
          <table:table-cell table:formula="of:=IF(MOD([.$A52];[.F$1])&lt;[.F$1]/2;FLOOR(MOD([.$A52];[.F$1]) * [.F$2] *2 / ([.F$1]-1));[.F$2]-FLOOR(MOD(FLOOR([.$A52]-[.F$1]/2);[.F$1]) * [.F$2] *2 / ([.F$1]-1)))" office:value-type="float" office:value="96" calcext:value-type="float">
            <text:p>96</text:p>
          </table:table-cell>
          <table:table-cell table:formula="of:=FLOOR([.G$2] * POWER(SIN( PI() * [.$A52] / [.G$1] );2))" office:value-type="float" office:value="78" calcext:value-type="float">
            <text:p>78</text:p>
          </table:table-cell>
          <table:table-cell table:formula="of:=[.H$2]-FLOOR(POWER(IF(MOD([.$A52];[.H$1])&lt;[.H$1]/2;FLOOR(MOD([.$A52];[.H$1]) * [.H$2] *2 / ([.H$1]-1));[.H$2]-FLOOR(MOD(FLOOR([.$A52]-[.H$1]/2);[.H$1]) * [.H$2] *2 / ([.H$1]-1)));2)/[.H$2])" office:value-type="float" office:value="219" calcext:value-type="float">
            <text:p>219</text:p>
          </table:table-cell>
          <table:table-cell table:formula="of:=FLOOR( [.I$2] * ABS(SIN( PI() * [.$A52] / [.I$1] 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B$2]/2 + [.$B$2]/2 * SIN(2 *  PI() * [.$A53] / [.$B$1] ))" office:value-type="float" office:value="246" calcext:value-type="float">
            <text:p>246</text:p>
          </table:table-cell>
          <table:table-cell table:formula="of:=FLOOR(MOD([.$A53];[.C$1]) * [.C$2] / ([.C$1]-1))" office:value-type="float" office:value="49" calcext:value-type="float">
            <text:p>49</text:p>
          </table:table-cell>
          <table:table-cell table:formula="of:=FLOOR(MOD([.D$1]-[.$A53] -1;[.D$1]) * [.D$2] / ([.D$1]-1))" office:value-type="float" office:value="206" calcext:value-type="float">
            <text:p>206</text:p>
          </table:table-cell>
          <table:table-cell table:formula="of:=(IF(MOD([.$A53];[.E$1])&lt;FLOOR([.E$1]/2);0;[.E$2]))" office:value-type="float" office:value="0" calcext:value-type="float">
            <text:p>0</text:p>
          </table:table-cell>
          <table:table-cell table:formula="of:=IF(MOD([.$A53];[.F$1])&lt;[.F$1]/2;FLOOR(MOD([.$A53];[.F$1]) * [.F$2] *2 / ([.F$1]-1));[.F$2]-FLOOR(MOD(FLOOR([.$A53]-[.F$1]/2);[.F$1]) * [.F$2] *2 / ([.F$1]-1)))" office:value-type="float" office:value="98" calcext:value-type="float">
            <text:p>98</text:p>
          </table:table-cell>
          <table:table-cell table:formula="of:=FLOOR([.G$2] * POWER(SIN( PI() * [.$A53] / [.G$1] );2))" office:value-type="float" office:value="81" calcext:value-type="float">
            <text:p>81</text:p>
          </table:table-cell>
          <table:table-cell table:formula="of:=[.H$2]-FLOOR(POWER(IF(MOD([.$A53];[.H$1])&lt;[.H$1]/2;FLOOR(MOD([.$A53];[.H$1]) * [.H$2] *2 / ([.H$1]-1));[.H$2]-FLOOR(MOD(FLOOR([.$A53]-[.H$1]/2);[.H$1]) * [.H$2] *2 / ([.H$1]-1)));2)/[.H$2])" office:value-type="float" office:value="218" calcext:value-type="float">
            <text:p>218</text:p>
          </table:table-cell>
          <table:table-cell table:formula="of:=FLOOR( [.I$2] * ABS(SIN( PI() * [.$A53] / [.I$1] )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B$2]/2 + [.$B$2]/2 * SIN(2 *  PI() * [.$A54] / [.$B$1] ))" office:value-type="float" office:value="247" calcext:value-type="float">
            <text:p>247</text:p>
          </table:table-cell>
          <table:table-cell table:formula="of:=FLOOR(MOD([.$A54];[.C$1]) * [.C$2] / ([.C$1]-1))" office:value-type="float" office:value="50" calcext:value-type="float">
            <text:p>50</text:p>
          </table:table-cell>
          <table:table-cell table:formula="of:=FLOOR(MOD([.D$1]-[.$A54] -1;[.D$1]) * [.D$2] / ([.D$1]-1))" office:value-type="float" office:value="205" calcext:value-type="float">
            <text:p>205</text:p>
          </table:table-cell>
          <table:table-cell table:formula="of:=(IF(MOD([.$A54];[.E$1])&lt;FLOOR([.E$1]/2);0;[.E$2]))" office:value-type="float" office:value="0" calcext:value-type="float">
            <text:p>0</text:p>
          </table:table-cell>
          <table:table-cell table:formula="of:=IF(MOD([.$A54];[.F$1])&lt;[.F$1]/2;FLOOR(MOD([.$A54];[.F$1]) * [.F$2] *2 / ([.F$1]-1));[.F$2]-FLOOR(MOD(FLOOR([.$A54]-[.F$1]/2);[.F$1]) * [.F$2] *2 / ([.F$1]-1)))" office:value-type="float" office:value="100" calcext:value-type="float">
            <text:p>100</text:p>
          </table:table-cell>
          <table:table-cell table:formula="of:=FLOOR([.G$2] * POWER(SIN( PI() * [.$A54] / [.G$1] );2))" office:value-type="float" office:value="84" calcext:value-type="float">
            <text:p>84</text:p>
          </table:table-cell>
          <table:table-cell table:formula="of:=[.H$2]-FLOOR(POWER(IF(MOD([.$A54];[.H$1])&lt;[.H$1]/2;FLOOR(MOD([.$A54];[.H$1]) * [.H$2] *2 / ([.H$1]-1));[.H$2]-FLOOR(MOD(FLOOR([.$A54]-[.H$1]/2);[.H$1]) * [.H$2] *2 / ([.H$1]-1)));2)/[.H$2])" office:value-type="float" office:value="216" calcext:value-type="float">
            <text:p>216</text:p>
          </table:table-cell>
          <table:table-cell table:formula="of:=FLOOR( [.I$2] * ABS(SIN( PI() * [.$A54] / [.I$1] )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[.$B$2]/2 + [.$B$2]/2 * SIN(2 *  PI() * [.$A55] / [.$B$1] ))" office:value-type="float" office:value="248" calcext:value-type="float">
            <text:p>248</text:p>
          </table:table-cell>
          <table:table-cell table:formula="of:=FLOOR(MOD([.$A55];[.C$1]) * [.C$2] / ([.C$1]-1))" office:value-type="float" office:value="51" calcext:value-type="float">
            <text:p>51</text:p>
          </table:table-cell>
          <table:table-cell table:formula="of:=FLOOR(MOD([.D$1]-[.$A55] -1;[.D$1]) * [.D$2] / ([.D$1]-1))" office:value-type="float" office:value="204" calcext:value-type="float">
            <text:p>204</text:p>
          </table:table-cell>
          <table:table-cell table:formula="of:=(IF(MOD([.$A55];[.E$1])&lt;FLOOR([.E$1]/2);0;[.E$2]))" office:value-type="float" office:value="0" calcext:value-type="float">
            <text:p>0</text:p>
          </table:table-cell>
          <table:table-cell table:formula="of:=IF(MOD([.$A55];[.F$1])&lt;[.F$1]/2;FLOOR(MOD([.$A55];[.F$1]) * [.F$2] *2 / ([.F$1]-1));[.F$2]-FLOOR(MOD(FLOOR([.$A55]-[.F$1]/2);[.F$1]) * [.F$2] *2 / ([.F$1]-1)))" office:value-type="float" office:value="102" calcext:value-type="float">
            <text:p>102</text:p>
          </table:table-cell>
          <table:table-cell table:formula="of:=FLOOR([.G$2] * POWER(SIN( PI() * [.$A55] / [.G$1] );2))" office:value-type="float" office:value="87" calcext:value-type="float">
            <text:p>87</text:p>
          </table:table-cell>
          <table:table-cell table:formula="of:=[.H$2]-FLOOR(POWER(IF(MOD([.$A55];[.H$1])&lt;[.H$1]/2;FLOOR(MOD([.$A55];[.H$1]) * [.H$2] *2 / ([.H$1]-1));[.H$2]-FLOOR(MOD(FLOOR([.$A55]-[.H$1]/2);[.H$1]) * [.H$2] *2 / ([.H$1]-1)));2)/[.H$2])" office:value-type="float" office:value="215" calcext:value-type="float">
            <text:p>215</text:p>
          </table:table-cell>
          <table:table-cell table:formula="of:=FLOOR( [.I$2] * ABS(SIN( PI() * [.$A55] / [.I$1] )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[.$B$2]/2 + [.$B$2]/2 * SIN(2 *  PI() * [.$A56] / [.$B$1] ))" office:value-type="float" office:value="249" calcext:value-type="float">
            <text:p>249</text:p>
          </table:table-cell>
          <table:table-cell table:formula="of:=FLOOR(MOD([.$A56];[.C$1]) * [.C$2] / ([.C$1]-1))" office:value-type="float" office:value="52" calcext:value-type="float">
            <text:p>52</text:p>
          </table:table-cell>
          <table:table-cell table:formula="of:=FLOOR(MOD([.D$1]-[.$A56] -1;[.D$1]) * [.D$2] / ([.D$1]-1))" office:value-type="float" office:value="203" calcext:value-type="float">
            <text:p>203</text:p>
          </table:table-cell>
          <table:table-cell table:formula="of:=(IF(MOD([.$A56];[.E$1])&lt;FLOOR([.E$1]/2);0;[.E$2]))" office:value-type="float" office:value="0" calcext:value-type="float">
            <text:p>0</text:p>
          </table:table-cell>
          <table:table-cell table:formula="of:=IF(MOD([.$A56];[.F$1])&lt;[.F$1]/2;FLOOR(MOD([.$A56];[.F$1]) * [.F$2] *2 / ([.F$1]-1));[.F$2]-FLOOR(MOD(FLOOR([.$A56]-[.F$1]/2);[.F$1]) * [.F$2] *2 / ([.F$1]-1)))" office:value-type="float" office:value="104" calcext:value-type="float">
            <text:p>104</text:p>
          </table:table-cell>
          <table:table-cell table:formula="of:=FLOOR([.G$2] * POWER(SIN( PI() * [.$A56] / [.G$1] );2))" office:value-type="float" office:value="90" calcext:value-type="float">
            <text:p>90</text:p>
          </table:table-cell>
          <table:table-cell table:formula="of:=[.H$2]-FLOOR(POWER(IF(MOD([.$A56];[.H$1])&lt;[.H$1]/2;FLOOR(MOD([.$A56];[.H$1]) * [.H$2] *2 / ([.H$1]-1));[.H$2]-FLOOR(MOD(FLOOR([.$A56]-[.H$1]/2);[.H$1]) * [.H$2] *2 / ([.H$1]-1)));2)/[.H$2])" office:value-type="float" office:value="213" calcext:value-type="float">
            <text:p>213</text:p>
          </table:table-cell>
          <table:table-cell table:formula="of:=FLOOR( [.I$2] * ABS(SIN( PI() * [.$A56] / [.I$1] )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[.$B$2]/2 + [.$B$2]/2 * SIN(2 *  PI() * [.$A57] / [.$B$1] ))" office:value-type="float" office:value="250" calcext:value-type="float">
            <text:p>250</text:p>
          </table:table-cell>
          <table:table-cell table:formula="of:=FLOOR(MOD([.$A57];[.C$1]) * [.C$2] / ([.C$1]-1))" office:value-type="float" office:value="53" calcext:value-type="float">
            <text:p>53</text:p>
          </table:table-cell>
          <table:table-cell table:formula="of:=FLOOR(MOD([.D$1]-[.$A57] -1;[.D$1]) * [.D$2] / ([.D$1]-1))" office:value-type="float" office:value="202" calcext:value-type="float">
            <text:p>202</text:p>
          </table:table-cell>
          <table:table-cell table:formula="of:=(IF(MOD([.$A57];[.E$1])&lt;FLOOR([.E$1]/2);0;[.E$2]))" office:value-type="float" office:value="0" calcext:value-type="float">
            <text:p>0</text:p>
          </table:table-cell>
          <table:table-cell table:formula="of:=IF(MOD([.$A57];[.F$1])&lt;[.F$1]/2;FLOOR(MOD([.$A57];[.F$1]) * [.F$2] *2 / ([.F$1]-1));[.F$2]-FLOOR(MOD(FLOOR([.$A57]-[.F$1]/2);[.F$1]) * [.F$2] *2 / ([.F$1]-1)))" office:value-type="float" office:value="106" calcext:value-type="float">
            <text:p>106</text:p>
          </table:table-cell>
          <table:table-cell table:formula="of:=FLOOR([.G$2] * POWER(SIN( PI() * [.$A57] / [.G$1] );2))" office:value-type="float" office:value="93" calcext:value-type="float">
            <text:p>93</text:p>
          </table:table-cell>
          <table:table-cell table:formula="of:=[.H$2]-FLOOR(POWER(IF(MOD([.$A57];[.H$1])&lt;[.H$1]/2;FLOOR(MOD([.$A57];[.H$1]) * [.H$2] *2 / ([.H$1]-1));[.H$2]-FLOOR(MOD(FLOOR([.$A57]-[.H$1]/2);[.H$1]) * [.H$2] *2 / ([.H$1]-1)));2)/[.H$2])" office:value-type="float" office:value="211" calcext:value-type="float">
            <text:p>211</text:p>
          </table:table-cell>
          <table:table-cell table:formula="of:=FLOOR( [.I$2] * ABS(SIN( PI() * [.$A57] / [.I$1] )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[.$B$2]/2 + [.$B$2]/2 * SIN(2 *  PI() * [.$A58] / [.$B$1] ))" office:value-type="float" office:value="251" calcext:value-type="float">
            <text:p>251</text:p>
          </table:table-cell>
          <table:table-cell table:formula="of:=FLOOR(MOD([.$A58];[.C$1]) * [.C$2] / ([.C$1]-1))" office:value-type="float" office:value="54" calcext:value-type="float">
            <text:p>54</text:p>
          </table:table-cell>
          <table:table-cell table:formula="of:=FLOOR(MOD([.D$1]-[.$A58] -1;[.D$1]) * [.D$2] / ([.D$1]-1))" office:value-type="float" office:value="201" calcext:value-type="float">
            <text:p>201</text:p>
          </table:table-cell>
          <table:table-cell table:formula="of:=(IF(MOD([.$A58];[.E$1])&lt;FLOOR([.E$1]/2);0;[.E$2]))" office:value-type="float" office:value="0" calcext:value-type="float">
            <text:p>0</text:p>
          </table:table-cell>
          <table:table-cell table:formula="of:=IF(MOD([.$A58];[.F$1])&lt;[.F$1]/2;FLOOR(MOD([.$A58];[.F$1]) * [.F$2] *2 / ([.F$1]-1));[.F$2]-FLOOR(MOD(FLOOR([.$A58]-[.F$1]/2);[.F$1]) * [.F$2] *2 / ([.F$1]-1)))" office:value-type="float" office:value="108" calcext:value-type="float">
            <text:p>108</text:p>
          </table:table-cell>
          <table:table-cell table:formula="of:=FLOOR([.G$2] * POWER(SIN( PI() * [.$A58] / [.G$1] );2))" office:value-type="float" office:value="96" calcext:value-type="float">
            <text:p>96</text:p>
          </table:table-cell>
          <table:table-cell table:formula="of:=[.H$2]-FLOOR(POWER(IF(MOD([.$A58];[.H$1])&lt;[.H$1]/2;FLOOR(MOD([.$A58];[.H$1]) * [.H$2] *2 / ([.H$1]-1));[.H$2]-FLOOR(MOD(FLOOR([.$A58]-[.H$1]/2);[.H$1]) * [.H$2] *2 / ([.H$1]-1)));2)/[.H$2])" office:value-type="float" office:value="210" calcext:value-type="float">
            <text:p>210</text:p>
          </table:table-cell>
          <table:table-cell table:formula="of:=FLOOR( [.I$2] * ABS(SIN( PI() * [.$A58] / [.I$1] )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[.$B$2]/2 + [.$B$2]/2 * SIN(2 *  PI() * [.$A59] / [.$B$1] ))" office:value-type="float" office:value="251" calcext:value-type="float">
            <text:p>251</text:p>
          </table:table-cell>
          <table:table-cell table:formula="of:=FLOOR(MOD([.$A59];[.C$1]) * [.C$2] / ([.C$1]-1))" office:value-type="float" office:value="55" calcext:value-type="float">
            <text:p>55</text:p>
          </table:table-cell>
          <table:table-cell table:formula="of:=FLOOR(MOD([.D$1]-[.$A59] -1;[.D$1]) * [.D$2] / ([.D$1]-1))" office:value-type="float" office:value="200" calcext:value-type="float">
            <text:p>200</text:p>
          </table:table-cell>
          <table:table-cell table:formula="of:=(IF(MOD([.$A59];[.E$1])&lt;FLOOR([.E$1]/2);0;[.E$2]))" office:value-type="float" office:value="0" calcext:value-type="float">
            <text:p>0</text:p>
          </table:table-cell>
          <table:table-cell table:formula="of:=IF(MOD([.$A59];[.F$1])&lt;[.F$1]/2;FLOOR(MOD([.$A59];[.F$1]) * [.F$2] *2 / ([.F$1]-1));[.F$2]-FLOOR(MOD(FLOOR([.$A59]-[.F$1]/2);[.F$1]) * [.F$2] *2 / ([.F$1]-1)))" office:value-type="float" office:value="110" calcext:value-type="float">
            <text:p>110</text:p>
          </table:table-cell>
          <table:table-cell table:formula="of:=FLOOR([.G$2] * POWER(SIN( PI() * [.$A59] / [.G$1] );2))" office:value-type="float" office:value="99" calcext:value-type="float">
            <text:p>99</text:p>
          </table:table-cell>
          <table:table-cell table:formula="of:=[.H$2]-FLOOR(POWER(IF(MOD([.$A59];[.H$1])&lt;[.H$1]/2;FLOOR(MOD([.$A59];[.H$1]) * [.H$2] *2 / ([.H$1]-1));[.H$2]-FLOOR(MOD(FLOOR([.$A59]-[.H$1]/2);[.H$1]) * [.H$2] *2 / ([.H$1]-1)));2)/[.H$2])" office:value-type="float" office:value="208" calcext:value-type="float">
            <text:p>208</text:p>
          </table:table-cell>
          <table:table-cell table:formula="of:=FLOOR( [.I$2] * ABS(SIN( PI() * [.$A59] / [.I$1] )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[.$B$2]/2 + [.$B$2]/2 * SIN(2 *  PI() * [.$A60] / [.$B$1] ))" office:value-type="float" office:value="252" calcext:value-type="float">
            <text:p>252</text:p>
          </table:table-cell>
          <table:table-cell table:formula="of:=FLOOR(MOD([.$A60];[.C$1]) * [.C$2] / ([.C$1]-1))" office:value-type="float" office:value="56" calcext:value-type="float">
            <text:p>56</text:p>
          </table:table-cell>
          <table:table-cell table:formula="of:=FLOOR(MOD([.D$1]-[.$A60] -1;[.D$1]) * [.D$2] / ([.D$1]-1))" office:value-type="float" office:value="199" calcext:value-type="float">
            <text:p>199</text:p>
          </table:table-cell>
          <table:table-cell table:formula="of:=(IF(MOD([.$A60];[.E$1])&lt;FLOOR([.E$1]/2);0;[.E$2]))" office:value-type="float" office:value="0" calcext:value-type="float">
            <text:p>0</text:p>
          </table:table-cell>
          <table:table-cell table:formula="of:=IF(MOD([.$A60];[.F$1])&lt;[.F$1]/2;FLOOR(MOD([.$A60];[.F$1]) * [.F$2] *2 / ([.F$1]-1));[.F$2]-FLOOR(MOD(FLOOR([.$A60]-[.F$1]/2);[.F$1]) * [.F$2] *2 / ([.F$1]-1)))" office:value-type="float" office:value="112" calcext:value-type="float">
            <text:p>112</text:p>
          </table:table-cell>
          <table:table-cell table:formula="of:=FLOOR([.G$2] * POWER(SIN( PI() * [.$A60] / [.G$1] );2))" office:value-type="float" office:value="102" calcext:value-type="float">
            <text:p>102</text:p>
          </table:table-cell>
          <table:table-cell table:formula="of:=[.H$2]-FLOOR(POWER(IF(MOD([.$A60];[.H$1])&lt;[.H$1]/2;FLOOR(MOD([.$A60];[.H$1]) * [.H$2] *2 / ([.H$1]-1));[.H$2]-FLOOR(MOD(FLOOR([.$A60]-[.H$1]/2);[.H$1]) * [.H$2] *2 / ([.H$1]-1)));2)/[.H$2])" office:value-type="float" office:value="206" calcext:value-type="float">
            <text:p>206</text:p>
          </table:table-cell>
          <table:table-cell table:formula="of:=FLOOR( [.I$2] * ABS(SIN( PI() * [.$A60] / [.I$1] )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[.$B$2]/2 + [.$B$2]/2 * SIN(2 *  PI() * [.$A61] / [.$B$1] ))" office:value-type="float" office:value="253" calcext:value-type="float">
            <text:p>253</text:p>
          </table:table-cell>
          <table:table-cell table:formula="of:=FLOOR(MOD([.$A61];[.C$1]) * [.C$2] / ([.C$1]-1))" office:value-type="float" office:value="57" calcext:value-type="float">
            <text:p>57</text:p>
          </table:table-cell>
          <table:table-cell table:formula="of:=FLOOR(MOD([.D$1]-[.$A61] -1;[.D$1]) * [.D$2] / ([.D$1]-1))" office:value-type="float" office:value="198" calcext:value-type="float">
            <text:p>198</text:p>
          </table:table-cell>
          <table:table-cell table:formula="of:=(IF(MOD([.$A61];[.E$1])&lt;FLOOR([.E$1]/2);0;[.E$2]))" office:value-type="float" office:value="0" calcext:value-type="float">
            <text:p>0</text:p>
          </table:table-cell>
          <table:table-cell table:formula="of:=IF(MOD([.$A61];[.F$1])&lt;[.F$1]/2;FLOOR(MOD([.$A61];[.F$1]) * [.F$2] *2 / ([.F$1]-1));[.F$2]-FLOOR(MOD(FLOOR([.$A61]-[.F$1]/2);[.F$1]) * [.F$2] *2 / ([.F$1]-1)))" office:value-type="float" office:value="114" calcext:value-type="float">
            <text:p>114</text:p>
          </table:table-cell>
          <table:table-cell table:formula="of:=FLOOR([.G$2] * POWER(SIN( PI() * [.$A61] / [.G$1] );2))" office:value-type="float" office:value="105" calcext:value-type="float">
            <text:p>105</text:p>
          </table:table-cell>
          <table:table-cell table:formula="of:=[.H$2]-FLOOR(POWER(IF(MOD([.$A61];[.H$1])&lt;[.H$1]/2;FLOOR(MOD([.$A61];[.H$1]) * [.H$2] *2 / ([.H$1]-1));[.H$2]-FLOOR(MOD(FLOOR([.$A61]-[.H$1]/2);[.H$1]) * [.H$2] *2 / ([.H$1]-1)));2)/[.H$2])" office:value-type="float" office:value="205" calcext:value-type="float">
            <text:p>205</text:p>
          </table:table-cell>
          <table:table-cell table:formula="of:=FLOOR( [.I$2] * ABS(SIN( PI() * [.$A61] / [.I$1] )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FLOOR([.$B$2]/2 + [.$B$2]/2 * SIN(2 *  PI() * [.$A62] / [.$B$1] ))" office:value-type="float" office:value="253" calcext:value-type="float">
            <text:p>253</text:p>
          </table:table-cell>
          <table:table-cell table:formula="of:=FLOOR(MOD([.$A62];[.C$1]) * [.C$2] / ([.C$1]-1))" office:value-type="float" office:value="58" calcext:value-type="float">
            <text:p>58</text:p>
          </table:table-cell>
          <table:table-cell table:formula="of:=FLOOR(MOD([.D$1]-[.$A62] -1;[.D$1]) * [.D$2] / ([.D$1]-1))" office:value-type="float" office:value="197" calcext:value-type="float">
            <text:p>197</text:p>
          </table:table-cell>
          <table:table-cell table:formula="of:=(IF(MOD([.$A62];[.E$1])&lt;FLOOR([.E$1]/2);0;[.E$2]))" office:value-type="float" office:value="0" calcext:value-type="float">
            <text:p>0</text:p>
          </table:table-cell>
          <table:table-cell table:formula="of:=IF(MOD([.$A62];[.F$1])&lt;[.F$1]/2;FLOOR(MOD([.$A62];[.F$1]) * [.F$2] *2 / ([.F$1]-1));[.F$2]-FLOOR(MOD(FLOOR([.$A62]-[.F$1]/2);[.F$1]) * [.F$2] *2 / ([.F$1]-1)))" office:value-type="float" office:value="116" calcext:value-type="float">
            <text:p>116</text:p>
          </table:table-cell>
          <table:table-cell table:formula="of:=FLOOR([.G$2] * POWER(SIN( PI() * [.$A62] / [.G$1] );2))" office:value-type="float" office:value="108" calcext:value-type="float">
            <text:p>108</text:p>
          </table:table-cell>
          <table:table-cell table:formula="of:=[.H$2]-FLOOR(POWER(IF(MOD([.$A62];[.H$1])&lt;[.H$1]/2;FLOOR(MOD([.$A62];[.H$1]) * [.H$2] *2 / ([.H$1]-1));[.H$2]-FLOOR(MOD(FLOOR([.$A62]-[.H$1]/2);[.H$1]) * [.H$2] *2 / ([.H$1]-1)));2)/[.H$2])" office:value-type="float" office:value="203" calcext:value-type="float">
            <text:p>203</text:p>
          </table:table-cell>
          <table:table-cell table:formula="of:=FLOOR( [.I$2] * ABS(SIN( PI() * [.$A62] / [.I$1] )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FLOOR([.$B$2]/2 + [.$B$2]/2 * SIN(2 *  PI() * [.$A63] / [.$B$1] ))" office:value-type="float" office:value="254" calcext:value-type="float">
            <text:p>254</text:p>
          </table:table-cell>
          <table:table-cell table:formula="of:=FLOOR(MOD([.$A63];[.C$1]) * [.C$2] / ([.C$1]-1))" office:value-type="float" office:value="59" calcext:value-type="float">
            <text:p>59</text:p>
          </table:table-cell>
          <table:table-cell table:formula="of:=FLOOR(MOD([.D$1]-[.$A63] -1;[.D$1]) * [.D$2] / ([.D$1]-1))" office:value-type="float" office:value="196" calcext:value-type="float">
            <text:p>196</text:p>
          </table:table-cell>
          <table:table-cell table:formula="of:=(IF(MOD([.$A63];[.E$1])&lt;FLOOR([.E$1]/2);0;[.E$2]))" office:value-type="float" office:value="0" calcext:value-type="float">
            <text:p>0</text:p>
          </table:table-cell>
          <table:table-cell table:formula="of:=IF(MOD([.$A63];[.F$1])&lt;[.F$1]/2;FLOOR(MOD([.$A63];[.F$1]) * [.F$2] *2 / ([.F$1]-1));[.F$2]-FLOOR(MOD(FLOOR([.$A63]-[.F$1]/2);[.F$1]) * [.F$2] *2 / ([.F$1]-1)))" office:value-type="float" office:value="118" calcext:value-type="float">
            <text:p>118</text:p>
          </table:table-cell>
          <table:table-cell table:formula="of:=FLOOR([.G$2] * POWER(SIN( PI() * [.$A63] / [.G$1] );2))" office:value-type="float" office:value="111" calcext:value-type="float">
            <text:p>111</text:p>
          </table:table-cell>
          <table:table-cell table:formula="of:=[.H$2]-FLOOR(POWER(IF(MOD([.$A63];[.H$1])&lt;[.H$1]/2;FLOOR(MOD([.$A63];[.H$1]) * [.H$2] *2 / ([.H$1]-1));[.H$2]-FLOOR(MOD(FLOOR([.$A63]-[.H$1]/2);[.H$1]) * [.H$2] *2 / ([.H$1]-1)));2)/[.H$2])" office:value-type="float" office:value="201" calcext:value-type="float">
            <text:p>201</text:p>
          </table:table-cell>
          <table:table-cell table:formula="of:=FLOOR( [.I$2] * ABS(SIN( PI() * [.$A63] / [.I$1] )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[.$B$2]/2 + [.$B$2]/2 * SIN(2 *  PI() * [.$A64] / [.$B$1] ))" office:value-type="float" office:value="254" calcext:value-type="float">
            <text:p>254</text:p>
          </table:table-cell>
          <table:table-cell table:formula="of:=FLOOR(MOD([.$A64];[.C$1]) * [.C$2] / ([.C$1]-1))" office:value-type="float" office:value="60" calcext:value-type="float">
            <text:p>60</text:p>
          </table:table-cell>
          <table:table-cell table:formula="of:=FLOOR(MOD([.D$1]-[.$A64] -1;[.D$1]) * [.D$2] / ([.D$1]-1))" office:value-type="float" office:value="195" calcext:value-type="float">
            <text:p>195</text:p>
          </table:table-cell>
          <table:table-cell table:formula="of:=(IF(MOD([.$A64];[.E$1])&lt;FLOOR([.E$1]/2);0;[.E$2]))" office:value-type="float" office:value="0" calcext:value-type="float">
            <text:p>0</text:p>
          </table:table-cell>
          <table:table-cell table:formula="of:=IF(MOD([.$A64];[.F$1])&lt;[.F$1]/2;FLOOR(MOD([.$A64];[.F$1]) * [.F$2] *2 / ([.F$1]-1));[.F$2]-FLOOR(MOD(FLOOR([.$A64]-[.F$1]/2);[.F$1]) * [.F$2] *2 / ([.F$1]-1)))" office:value-type="float" office:value="120" calcext:value-type="float">
            <text:p>120</text:p>
          </table:table-cell>
          <table:table-cell table:formula="of:=FLOOR([.G$2] * POWER(SIN( PI() * [.$A64] / [.G$1] );2))" office:value-type="float" office:value="115" calcext:value-type="float">
            <text:p>115</text:p>
          </table:table-cell>
          <table:table-cell table:formula="of:=[.H$2]-FLOOR(POWER(IF(MOD([.$A64];[.H$1])&lt;[.H$1]/2;FLOOR(MOD([.$A64];[.H$1]) * [.H$2] *2 / ([.H$1]-1));[.H$2]-FLOOR(MOD(FLOOR([.$A64]-[.H$1]/2);[.H$1]) * [.H$2] *2 / ([.H$1]-1)));2)/[.H$2])" office:value-type="float" office:value="199" calcext:value-type="float">
            <text:p>199</text:p>
          </table:table-cell>
          <table:table-cell table:formula="of:=FLOOR( [.I$2] * ABS(SIN( PI() * [.$A64] / [.I$1] )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FLOOR([.$B$2]/2 + [.$B$2]/2 * SIN(2 *  PI() * [.$A65] / [.$B$1] ))" office:value-type="float" office:value="254" calcext:value-type="float">
            <text:p>254</text:p>
          </table:table-cell>
          <table:table-cell table:formula="of:=FLOOR(MOD([.$A65];[.C$1]) * [.C$2] / ([.C$1]-1))" office:value-type="float" office:value="61" calcext:value-type="float">
            <text:p>61</text:p>
          </table:table-cell>
          <table:table-cell table:formula="of:=FLOOR(MOD([.D$1]-[.$A65] -1;[.D$1]) * [.D$2] / ([.D$1]-1))" office:value-type="float" office:value="194" calcext:value-type="float">
            <text:p>194</text:p>
          </table:table-cell>
          <table:table-cell table:formula="of:=(IF(MOD([.$A65];[.E$1])&lt;FLOOR([.E$1]/2);0;[.E$2]))" office:value-type="float" office:value="0" calcext:value-type="float">
            <text:p>0</text:p>
          </table:table-cell>
          <table:table-cell table:formula="of:=IF(MOD([.$A65];[.F$1])&lt;[.F$1]/2;FLOOR(MOD([.$A65];[.F$1]) * [.F$2] *2 / ([.F$1]-1));[.F$2]-FLOOR(MOD(FLOOR([.$A65]-[.F$1]/2);[.F$1]) * [.F$2] *2 / ([.F$1]-1)))" office:value-type="float" office:value="122" calcext:value-type="float">
            <text:p>122</text:p>
          </table:table-cell>
          <table:table-cell table:formula="of:=FLOOR([.G$2] * POWER(SIN( PI() * [.$A65] / [.G$1] );2))" office:value-type="float" office:value="118" calcext:value-type="float">
            <text:p>118</text:p>
          </table:table-cell>
          <table:table-cell table:formula="of:=[.H$2]-FLOOR(POWER(IF(MOD([.$A65];[.H$1])&lt;[.H$1]/2;FLOOR(MOD([.$A65];[.H$1]) * [.H$2] *2 / ([.H$1]-1));[.H$2]-FLOOR(MOD(FLOOR([.$A65]-[.H$1]/2);[.H$1]) * [.H$2] *2 / ([.H$1]-1)));2)/[.H$2])" office:value-type="float" office:value="197" calcext:value-type="float">
            <text:p>197</text:p>
          </table:table-cell>
          <table:table-cell table:formula="of:=FLOOR( [.I$2] * ABS(SIN( PI() * [.$A65] / [.I$1] )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FLOOR([.$B$2]/2 + [.$B$2]/2 * SIN(2 *  PI() * [.$A66] / [.$B$1] ))" office:value-type="float" office:value="254" calcext:value-type="float">
            <text:p>254</text:p>
          </table:table-cell>
          <table:table-cell table:formula="of:=FLOOR(MOD([.$A66];[.C$1]) * [.C$2] / ([.C$1]-1))" office:value-type="float" office:value="62" calcext:value-type="float">
            <text:p>62</text:p>
          </table:table-cell>
          <table:table-cell table:formula="of:=FLOOR(MOD([.D$1]-[.$A66] -1;[.D$1]) * [.D$2] / ([.D$1]-1))" office:value-type="float" office:value="193" calcext:value-type="float">
            <text:p>193</text:p>
          </table:table-cell>
          <table:table-cell table:formula="of:=(IF(MOD([.$A66];[.E$1])&lt;FLOOR([.E$1]/2);0;[.E$2]))" office:value-type="float" office:value="0" calcext:value-type="float">
            <text:p>0</text:p>
          </table:table-cell>
          <table:table-cell table:formula="of:=IF(MOD([.$A66];[.F$1])&lt;[.F$1]/2;FLOOR(MOD([.$A66];[.F$1]) * [.F$2] *2 / ([.F$1]-1));[.F$2]-FLOOR(MOD(FLOOR([.$A66]-[.F$1]/2);[.F$1]) * [.F$2] *2 / ([.F$1]-1)))" office:value-type="float" office:value="124" calcext:value-type="float">
            <text:p>124</text:p>
          </table:table-cell>
          <table:table-cell table:formula="of:=FLOOR([.G$2] * POWER(SIN( PI() * [.$A66] / [.G$1] );2))" office:value-type="float" office:value="121" calcext:value-type="float">
            <text:p>121</text:p>
          </table:table-cell>
          <table:table-cell table:formula="of:=[.H$2]-FLOOR(POWER(IF(MOD([.$A66];[.H$1])&lt;[.H$1]/2;FLOOR(MOD([.$A66];[.H$1]) * [.H$2] *2 / ([.H$1]-1));[.H$2]-FLOOR(MOD(FLOOR([.$A66]-[.H$1]/2);[.H$1]) * [.H$2] *2 / ([.H$1]-1)));2)/[.H$2])" office:value-type="float" office:value="195" calcext:value-type="float">
            <text:p>195</text:p>
          </table:table-cell>
          <table:table-cell table:formula="of:=FLOOR( [.I$2] * ABS(SIN( PI() * [.$A66] / [.I$1] )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FLOOR([.$B$2]/2 + [.$B$2]/2 * SIN(2 *  PI() * [.$A67] / [.$B$1] ))" office:value-type="float" office:value="254" calcext:value-type="float">
            <text:p>254</text:p>
          </table:table-cell>
          <table:table-cell table:formula="of:=FLOOR(MOD([.$A67];[.C$1]) * [.C$2] / ([.C$1]-1))" office:value-type="float" office:value="63" calcext:value-type="float">
            <text:p>63</text:p>
          </table:table-cell>
          <table:table-cell table:formula="of:=FLOOR(MOD([.D$1]-[.$A67] -1;[.D$1]) * [.D$2] / ([.D$1]-1))" office:value-type="float" office:value="192" calcext:value-type="float">
            <text:p>192</text:p>
          </table:table-cell>
          <table:table-cell table:formula="of:=(IF(MOD([.$A67];[.E$1])&lt;FLOOR([.E$1]/2);0;[.E$2]))" office:value-type="float" office:value="0" calcext:value-type="float">
            <text:p>0</text:p>
          </table:table-cell>
          <table:table-cell table:formula="of:=IF(MOD([.$A67];[.F$1])&lt;[.F$1]/2;FLOOR(MOD([.$A67];[.F$1]) * [.F$2] *2 / ([.F$1]-1));[.F$2]-FLOOR(MOD(FLOOR([.$A67]-[.F$1]/2);[.F$1]) * [.F$2] *2 / ([.F$1]-1)))" office:value-type="float" office:value="126" calcext:value-type="float">
            <text:p>126</text:p>
          </table:table-cell>
          <table:table-cell table:formula="of:=FLOOR([.G$2] * POWER(SIN( PI() * [.$A67] / [.G$1] );2))" office:value-type="float" office:value="124" calcext:value-type="float">
            <text:p>124</text:p>
          </table:table-cell>
          <table:table-cell table:formula="of:=[.H$2]-FLOOR(POWER(IF(MOD([.$A67];[.H$1])&lt;[.H$1]/2;FLOOR(MOD([.$A67];[.H$1]) * [.H$2] *2 / ([.H$1]-1));[.H$2]-FLOOR(MOD(FLOOR([.$A67]-[.H$1]/2);[.H$1]) * [.H$2] *2 / ([.H$1]-1)));2)/[.H$2])" office:value-type="float" office:value="193" calcext:value-type="float">
            <text:p>193</text:p>
          </table:table-cell>
          <table:table-cell table:formula="of:=FLOOR( [.I$2] * ABS(SIN( PI() * [.$A67] / [.I$1] )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FLOOR([.$B$2]/2 + [.$B$2]/2 * SIN(2 *  PI() * [.$A68] / [.$B$1] ))" office:value-type="float" office:value="255" calcext:value-type="float">
            <text:p>255</text:p>
          </table:table-cell>
          <table:table-cell table:formula="of:=FLOOR(MOD([.$A68];[.C$1]) * [.C$2] / ([.C$1]-1))" office:value-type="float" office:value="64" calcext:value-type="float">
            <text:p>64</text:p>
          </table:table-cell>
          <table:table-cell table:formula="of:=FLOOR(MOD([.D$1]-[.$A68] -1;[.D$1]) * [.D$2] / ([.D$1]-1))" office:value-type="float" office:value="191" calcext:value-type="float">
            <text:p>191</text:p>
          </table:table-cell>
          <table:table-cell table:formula="of:=(IF(MOD([.$A68];[.E$1])&lt;FLOOR([.E$1]/2);0;[.E$2]))" office:value-type="float" office:value="0" calcext:value-type="float">
            <text:p>0</text:p>
          </table:table-cell>
          <table:table-cell table:formula="of:=IF(MOD([.$A68];[.F$1])&lt;[.F$1]/2;FLOOR(MOD([.$A68];[.F$1]) * [.F$2] *2 / ([.F$1]-1));[.F$2]-FLOOR(MOD(FLOOR([.$A68]-[.F$1]/2);[.F$1]) * [.F$2] *2 / ([.F$1]-1)))" office:value-type="float" office:value="128" calcext:value-type="float">
            <text:p>128</text:p>
          </table:table-cell>
          <table:table-cell table:formula="of:=FLOOR([.G$2] * POWER(SIN( PI() * [.$A68] / [.G$1] );2))" office:value-type="float" office:value="127" calcext:value-type="float">
            <text:p>127</text:p>
          </table:table-cell>
          <table:table-cell table:formula="of:=[.H$2]-FLOOR(POWER(IF(MOD([.$A68];[.H$1])&lt;[.H$1]/2;FLOOR(MOD([.$A68];[.H$1]) * [.H$2] *2 / ([.H$1]-1));[.H$2]-FLOOR(MOD(FLOOR([.$A68]-[.H$1]/2);[.H$1]) * [.H$2] *2 / ([.H$1]-1)));2)/[.H$2])" office:value-type="float" office:value="191" calcext:value-type="float">
            <text:p>191</text:p>
          </table:table-cell>
          <table:table-cell table:formula="of:=FLOOR( [.I$2] * ABS(SIN( PI() * [.$A68] / [.I$1] )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[.$B$2]/2 + [.$B$2]/2 * SIN(2 *  PI() * [.$A69] / [.$B$1] ))" office:value-type="float" office:value="254" calcext:value-type="float">
            <text:p>254</text:p>
          </table:table-cell>
          <table:table-cell table:formula="of:=FLOOR(MOD([.$A69];[.C$1]) * [.C$2] / ([.C$1]-1))" office:value-type="float" office:value="65" calcext:value-type="float">
            <text:p>65</text:p>
          </table:table-cell>
          <table:table-cell table:formula="of:=FLOOR(MOD([.D$1]-[.$A69] -1;[.D$1]) * [.D$2] / ([.D$1]-1))" office:value-type="float" office:value="190" calcext:value-type="float">
            <text:p>190</text:p>
          </table:table-cell>
          <table:table-cell table:formula="of:=(IF(MOD([.$A69];[.E$1])&lt;FLOOR([.E$1]/2);0;[.E$2]))" office:value-type="float" office:value="0" calcext:value-type="float">
            <text:p>0</text:p>
          </table:table-cell>
          <table:table-cell table:formula="of:=IF(MOD([.$A69];[.F$1])&lt;[.F$1]/2;FLOOR(MOD([.$A69];[.F$1]) * [.F$2] *2 / ([.F$1]-1));[.F$2]-FLOOR(MOD(FLOOR([.$A69]-[.F$1]/2);[.F$1]) * [.F$2] *2 / ([.F$1]-1)))" office:value-type="float" office:value="130" calcext:value-type="float">
            <text:p>130</text:p>
          </table:table-cell>
          <table:table-cell table:formula="of:=FLOOR([.G$2] * POWER(SIN( PI() * [.$A69] / [.G$1] );2))" office:value-type="float" office:value="130" calcext:value-type="float">
            <text:p>130</text:p>
          </table:table-cell>
          <table:table-cell table:formula="of:=[.H$2]-FLOOR(POWER(IF(MOD([.$A69];[.H$1])&lt;[.H$1]/2;FLOOR(MOD([.$A69];[.H$1]) * [.H$2] *2 / ([.H$1]-1));[.H$2]-FLOOR(MOD(FLOOR([.$A69]-[.H$1]/2);[.H$1]) * [.H$2] *2 / ([.H$1]-1)));2)/[.H$2])" office:value-type="float" office:value="189" calcext:value-type="float">
            <text:p>189</text:p>
          </table:table-cell>
          <table:table-cell table:formula="of:=FLOOR( [.I$2] * ABS(SIN( PI() * [.$A69] / [.I$1] )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[.$B$2]/2 + [.$B$2]/2 * SIN(2 *  PI() * [.$A70] / [.$B$1] ))" office:value-type="float" office:value="254" calcext:value-type="float">
            <text:p>254</text:p>
          </table:table-cell>
          <table:table-cell table:formula="of:=FLOOR(MOD([.$A70];[.C$1]) * [.C$2] / ([.C$1]-1))" office:value-type="float" office:value="66" calcext:value-type="float">
            <text:p>66</text:p>
          </table:table-cell>
          <table:table-cell table:formula="of:=FLOOR(MOD([.D$1]-[.$A70] -1;[.D$1]) * [.D$2] / ([.D$1]-1))" office:value-type="float" office:value="189" calcext:value-type="float">
            <text:p>189</text:p>
          </table:table-cell>
          <table:table-cell table:formula="of:=(IF(MOD([.$A70];[.E$1])&lt;FLOOR([.E$1]/2);0;[.E$2]))" office:value-type="float" office:value="0" calcext:value-type="float">
            <text:p>0</text:p>
          </table:table-cell>
          <table:table-cell table:formula="of:=IF(MOD([.$A70];[.F$1])&lt;[.F$1]/2;FLOOR(MOD([.$A70];[.F$1]) * [.F$2] *2 / ([.F$1]-1));[.F$2]-FLOOR(MOD(FLOOR([.$A70]-[.F$1]/2);[.F$1]) * [.F$2] *2 / ([.F$1]-1)))" office:value-type="float" office:value="132" calcext:value-type="float">
            <text:p>132</text:p>
          </table:table-cell>
          <table:table-cell table:formula="of:=FLOOR([.G$2] * POWER(SIN( PI() * [.$A70] / [.G$1] );2))" office:value-type="float" office:value="133" calcext:value-type="float">
            <text:p>133</text:p>
          </table:table-cell>
          <table:table-cell table:formula="of:=[.H$2]-FLOOR(POWER(IF(MOD([.$A70];[.H$1])&lt;[.H$1]/2;FLOOR(MOD([.$A70];[.H$1]) * [.H$2] *2 / ([.H$1]-1));[.H$2]-FLOOR(MOD(FLOOR([.$A70]-[.H$1]/2);[.H$1]) * [.H$2] *2 / ([.H$1]-1)));2)/[.H$2])" office:value-type="float" office:value="187" calcext:value-type="float">
            <text:p>187</text:p>
          </table:table-cell>
          <table:table-cell table:formula="of:=FLOOR( [.I$2] * ABS(SIN( PI() * [.$A70] / [.I$1] )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FLOOR([.$B$2]/2 + [.$B$2]/2 * SIN(2 *  PI() * [.$A71] / [.$B$1] ))" office:value-type="float" office:value="254" calcext:value-type="float">
            <text:p>254</text:p>
          </table:table-cell>
          <table:table-cell table:formula="of:=FLOOR(MOD([.$A71];[.C$1]) * [.C$2] / ([.C$1]-1))" office:value-type="float" office:value="67" calcext:value-type="float">
            <text:p>67</text:p>
          </table:table-cell>
          <table:table-cell table:formula="of:=FLOOR(MOD([.D$1]-[.$A71] -1;[.D$1]) * [.D$2] / ([.D$1]-1))" office:value-type="float" office:value="188" calcext:value-type="float">
            <text:p>188</text:p>
          </table:table-cell>
          <table:table-cell table:formula="of:=(IF(MOD([.$A71];[.E$1])&lt;FLOOR([.E$1]/2);0;[.E$2]))" office:value-type="float" office:value="0" calcext:value-type="float">
            <text:p>0</text:p>
          </table:table-cell>
          <table:table-cell table:formula="of:=IF(MOD([.$A71];[.F$1])&lt;[.F$1]/2;FLOOR(MOD([.$A71];[.F$1]) * [.F$2] *2 / ([.F$1]-1));[.F$2]-FLOOR(MOD(FLOOR([.$A71]-[.F$1]/2);[.F$1]) * [.F$2] *2 / ([.F$1]-1)))" office:value-type="float" office:value="134" calcext:value-type="float">
            <text:p>134</text:p>
          </table:table-cell>
          <table:table-cell table:formula="of:=FLOOR([.G$2] * POWER(SIN( PI() * [.$A71] / [.G$1] );2))" office:value-type="float" office:value="136" calcext:value-type="float">
            <text:p>136</text:p>
          </table:table-cell>
          <table:table-cell table:formula="of:=[.H$2]-FLOOR(POWER(IF(MOD([.$A71];[.H$1])&lt;[.H$1]/2;FLOOR(MOD([.$A71];[.H$1]) * [.H$2] *2 / ([.H$1]-1));[.H$2]-FLOOR(MOD(FLOOR([.$A71]-[.H$1]/2);[.H$1]) * [.H$2] *2 / ([.H$1]-1)));2)/[.H$2])" office:value-type="float" office:value="185" calcext:value-type="float">
            <text:p>185</text:p>
          </table:table-cell>
          <table:table-cell table:formula="of:=FLOOR( [.I$2] * ABS(SIN( PI() * [.$A71] / [.I$1] )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FLOOR([.$B$2]/2 + [.$B$2]/2 * SIN(2 *  PI() * [.$A72] / [.$B$1] ))" office:value-type="float" office:value="254" calcext:value-type="float">
            <text:p>254</text:p>
          </table:table-cell>
          <table:table-cell table:formula="of:=FLOOR(MOD([.$A72];[.C$1]) * [.C$2] / ([.C$1]-1))" office:value-type="float" office:value="68" calcext:value-type="float">
            <text:p>68</text:p>
          </table:table-cell>
          <table:table-cell table:formula="of:=FLOOR(MOD([.D$1]-[.$A72] -1;[.D$1]) * [.D$2] / ([.D$1]-1))" office:value-type="float" office:value="187" calcext:value-type="float">
            <text:p>187</text:p>
          </table:table-cell>
          <table:table-cell table:formula="of:=(IF(MOD([.$A72];[.E$1])&lt;FLOOR([.E$1]/2);0;[.E$2]))" office:value-type="float" office:value="0" calcext:value-type="float">
            <text:p>0</text:p>
          </table:table-cell>
          <table:table-cell table:formula="of:=IF(MOD([.$A72];[.F$1])&lt;[.F$1]/2;FLOOR(MOD([.$A72];[.F$1]) * [.F$2] *2 / ([.F$1]-1));[.F$2]-FLOOR(MOD(FLOOR([.$A72]-[.F$1]/2);[.F$1]) * [.F$2] *2 / ([.F$1]-1)))" office:value-type="float" office:value="136" calcext:value-type="float">
            <text:p>136</text:p>
          </table:table-cell>
          <table:table-cell table:formula="of:=FLOOR([.G$2] * POWER(SIN( PI() * [.$A72] / [.G$1] );2))" office:value-type="float" office:value="139" calcext:value-type="float">
            <text:p>139</text:p>
          </table:table-cell>
          <table:table-cell table:formula="of:=[.H$2]-FLOOR(POWER(IF(MOD([.$A72];[.H$1])&lt;[.H$1]/2;FLOOR(MOD([.$A72];[.H$1]) * [.H$2] *2 / ([.H$1]-1));[.H$2]-FLOOR(MOD(FLOOR([.$A72]-[.H$1]/2);[.H$1]) * [.H$2] *2 / ([.H$1]-1)));2)/[.H$2])" office:value-type="float" office:value="183" calcext:value-type="float">
            <text:p>183</text:p>
          </table:table-cell>
          <table:table-cell table:formula="of:=FLOOR( [.I$2] * ABS(SIN( PI() * [.$A72] / [.I$1] )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FLOOR([.$B$2]/2 + [.$B$2]/2 * SIN(2 *  PI() * [.$A73] / [.$B$1] ))" office:value-type="float" office:value="254" calcext:value-type="float">
            <text:p>254</text:p>
          </table:table-cell>
          <table:table-cell table:formula="of:=FLOOR(MOD([.$A73];[.C$1]) * [.C$2] / ([.C$1]-1))" office:value-type="float" office:value="69" calcext:value-type="float">
            <text:p>69</text:p>
          </table:table-cell>
          <table:table-cell table:formula="of:=FLOOR(MOD([.D$1]-[.$A73] -1;[.D$1]) * [.D$2] / ([.D$1]-1))" office:value-type="float" office:value="186" calcext:value-type="float">
            <text:p>186</text:p>
          </table:table-cell>
          <table:table-cell table:formula="of:=(IF(MOD([.$A73];[.E$1])&lt;FLOOR([.E$1]/2);0;[.E$2]))" office:value-type="float" office:value="0" calcext:value-type="float">
            <text:p>0</text:p>
          </table:table-cell>
          <table:table-cell table:formula="of:=IF(MOD([.$A73];[.F$1])&lt;[.F$1]/2;FLOOR(MOD([.$A73];[.F$1]) * [.F$2] *2 / ([.F$1]-1));[.F$2]-FLOOR(MOD(FLOOR([.$A73]-[.F$1]/2);[.F$1]) * [.F$2] *2 / ([.F$1]-1)))" office:value-type="float" office:value="138" calcext:value-type="float">
            <text:p>138</text:p>
          </table:table-cell>
          <table:table-cell table:formula="of:=FLOOR([.G$2] * POWER(SIN( PI() * [.$A73] / [.G$1] );2))" office:value-type="float" office:value="143" calcext:value-type="float">
            <text:p>143</text:p>
          </table:table-cell>
          <table:table-cell table:formula="of:=[.H$2]-FLOOR(POWER(IF(MOD([.$A73];[.H$1])&lt;[.H$1]/2;FLOOR(MOD([.$A73];[.H$1]) * [.H$2] *2 / ([.H$1]-1));[.H$2]-FLOOR(MOD(FLOOR([.$A73]-[.H$1]/2);[.H$1]) * [.H$2] *2 / ([.H$1]-1)));2)/[.H$2])" office:value-type="float" office:value="181" calcext:value-type="float">
            <text:p>181</text:p>
          </table:table-cell>
          <table:table-cell table:formula="of:=FLOOR( [.I$2] * ABS(SIN( PI() * [.$A73] / [.I$1] )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[.$B$2]/2 + [.$B$2]/2 * SIN(2 *  PI() * [.$A74] / [.$B$1] ))" office:value-type="float" office:value="253" calcext:value-type="float">
            <text:p>253</text:p>
          </table:table-cell>
          <table:table-cell table:formula="of:=FLOOR(MOD([.$A74];[.C$1]) * [.C$2] / ([.C$1]-1))" office:value-type="float" office:value="70" calcext:value-type="float">
            <text:p>70</text:p>
          </table:table-cell>
          <table:table-cell table:formula="of:=FLOOR(MOD([.D$1]-[.$A74] -1;[.D$1]) * [.D$2] / ([.D$1]-1))" office:value-type="float" office:value="185" calcext:value-type="float">
            <text:p>185</text:p>
          </table:table-cell>
          <table:table-cell table:formula="of:=(IF(MOD([.$A74];[.E$1])&lt;FLOOR([.E$1]/2);0;[.E$2]))" office:value-type="float" office:value="0" calcext:value-type="float">
            <text:p>0</text:p>
          </table:table-cell>
          <table:table-cell table:formula="of:=IF(MOD([.$A74];[.F$1])&lt;[.F$1]/2;FLOOR(MOD([.$A74];[.F$1]) * [.F$2] *2 / ([.F$1]-1));[.F$2]-FLOOR(MOD(FLOOR([.$A74]-[.F$1]/2);[.F$1]) * [.F$2] *2 / ([.F$1]-1)))" office:value-type="float" office:value="140" calcext:value-type="float">
            <text:p>140</text:p>
          </table:table-cell>
          <table:table-cell table:formula="of:=FLOOR([.G$2] * POWER(SIN( PI() * [.$A74] / [.G$1] );2))" office:value-type="float" office:value="146" calcext:value-type="float">
            <text:p>146</text:p>
          </table:table-cell>
          <table:table-cell table:formula="of:=[.H$2]-FLOOR(POWER(IF(MOD([.$A74];[.H$1])&lt;[.H$1]/2;FLOOR(MOD([.$A74];[.H$1]) * [.H$2] *2 / ([.H$1]-1));[.H$2]-FLOOR(MOD(FLOOR([.$A74]-[.H$1]/2);[.H$1]) * [.H$2] *2 / ([.H$1]-1)));2)/[.H$2])" office:value-type="float" office:value="179" calcext:value-type="float">
            <text:p>179</text:p>
          </table:table-cell>
          <table:table-cell table:formula="of:=FLOOR( [.I$2] * ABS(SIN( PI() * [.$A74] / [.I$1] )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FLOOR([.$B$2]/2 + [.$B$2]/2 * SIN(2 *  PI() * [.$A75] / [.$B$1] ))" office:value-type="float" office:value="253" calcext:value-type="float">
            <text:p>253</text:p>
          </table:table-cell>
          <table:table-cell table:formula="of:=FLOOR(MOD([.$A75];[.C$1]) * [.C$2] / ([.C$1]-1))" office:value-type="float" office:value="71" calcext:value-type="float">
            <text:p>71</text:p>
          </table:table-cell>
          <table:table-cell table:formula="of:=FLOOR(MOD([.D$1]-[.$A75] -1;[.D$1]) * [.D$2] / ([.D$1]-1))" office:value-type="float" office:value="184" calcext:value-type="float">
            <text:p>184</text:p>
          </table:table-cell>
          <table:table-cell table:formula="of:=(IF(MOD([.$A75];[.E$1])&lt;FLOOR([.E$1]/2);0;[.E$2]))" office:value-type="float" office:value="0" calcext:value-type="float">
            <text:p>0</text:p>
          </table:table-cell>
          <table:table-cell table:formula="of:=IF(MOD([.$A75];[.F$1])&lt;[.F$1]/2;FLOOR(MOD([.$A75];[.F$1]) * [.F$2] *2 / ([.F$1]-1));[.F$2]-FLOOR(MOD(FLOOR([.$A75]-[.F$1]/2);[.F$1]) * [.F$2] *2 / ([.F$1]-1)))" office:value-type="float" office:value="142" calcext:value-type="float">
            <text:p>142</text:p>
          </table:table-cell>
          <table:table-cell table:formula="of:=FLOOR([.G$2] * POWER(SIN( PI() * [.$A75] / [.G$1] );2))" office:value-type="float" office:value="149" calcext:value-type="float">
            <text:p>149</text:p>
          </table:table-cell>
          <table:table-cell table:formula="of:=[.H$2]-FLOOR(POWER(IF(MOD([.$A75];[.H$1])&lt;[.H$1]/2;FLOOR(MOD([.$A75];[.H$1]) * [.H$2] *2 / ([.H$1]-1));[.H$2]-FLOOR(MOD(FLOOR([.$A75]-[.H$1]/2);[.H$1]) * [.H$2] *2 / ([.H$1]-1)));2)/[.H$2])" office:value-type="float" office:value="176" calcext:value-type="float">
            <text:p>176</text:p>
          </table:table-cell>
          <table:table-cell table:formula="of:=FLOOR( [.I$2] * ABS(SIN( PI() * [.$A75] / [.I$1] )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FLOOR([.$B$2]/2 + [.$B$2]/2 * SIN(2 *  PI() * [.$A76] / [.$B$1] ))" office:value-type="float" office:value="252" calcext:value-type="float">
            <text:p>252</text:p>
          </table:table-cell>
          <table:table-cell table:formula="of:=FLOOR(MOD([.$A76];[.C$1]) * [.C$2] / ([.C$1]-1))" office:value-type="float" office:value="72" calcext:value-type="float">
            <text:p>72</text:p>
          </table:table-cell>
          <table:table-cell table:formula="of:=FLOOR(MOD([.D$1]-[.$A76] -1;[.D$1]) * [.D$2] / ([.D$1]-1))" office:value-type="float" office:value="183" calcext:value-type="float">
            <text:p>183</text:p>
          </table:table-cell>
          <table:table-cell table:formula="of:=(IF(MOD([.$A76];[.E$1])&lt;FLOOR([.E$1]/2);0;[.E$2]))" office:value-type="float" office:value="0" calcext:value-type="float">
            <text:p>0</text:p>
          </table:table-cell>
          <table:table-cell table:formula="of:=IF(MOD([.$A76];[.F$1])&lt;[.F$1]/2;FLOOR(MOD([.$A76];[.F$1]) * [.F$2] *2 / ([.F$1]-1));[.F$2]-FLOOR(MOD(FLOOR([.$A76]-[.F$1]/2);[.F$1]) * [.F$2] *2 / ([.F$1]-1)))" office:value-type="float" office:value="144" calcext:value-type="float">
            <text:p>144</text:p>
          </table:table-cell>
          <table:table-cell table:formula="of:=FLOOR([.G$2] * POWER(SIN( PI() * [.$A76] / [.G$1] );2))" office:value-type="float" office:value="152" calcext:value-type="float">
            <text:p>152</text:p>
          </table:table-cell>
          <table:table-cell table:formula="of:=[.H$2]-FLOOR(POWER(IF(MOD([.$A76];[.H$1])&lt;[.H$1]/2;FLOOR(MOD([.$A76];[.H$1]) * [.H$2] *2 / ([.H$1]-1));[.H$2]-FLOOR(MOD(FLOOR([.$A76]-[.H$1]/2);[.H$1]) * [.H$2] *2 / ([.H$1]-1)));2)/[.H$2])" office:value-type="float" office:value="174" calcext:value-type="float">
            <text:p>174</text:p>
          </table:table-cell>
          <table:table-cell table:formula="of:=FLOOR( [.I$2] * ABS(SIN( PI() * [.$A76] / [.I$1] 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FLOOR([.$B$2]/2 + [.$B$2]/2 * SIN(2 *  PI() * [.$A77] / [.$B$1] ))" office:value-type="float" office:value="251" calcext:value-type="float">
            <text:p>251</text:p>
          </table:table-cell>
          <table:table-cell table:formula="of:=FLOOR(MOD([.$A77];[.C$1]) * [.C$2] / ([.C$1]-1))" office:value-type="float" office:value="73" calcext:value-type="float">
            <text:p>73</text:p>
          </table:table-cell>
          <table:table-cell table:formula="of:=FLOOR(MOD([.D$1]-[.$A77] -1;[.D$1]) * [.D$2] / ([.D$1]-1))" office:value-type="float" office:value="182" calcext:value-type="float">
            <text:p>182</text:p>
          </table:table-cell>
          <table:table-cell table:formula="of:=(IF(MOD([.$A77];[.E$1])&lt;FLOOR([.E$1]/2);0;[.E$2]))" office:value-type="float" office:value="0" calcext:value-type="float">
            <text:p>0</text:p>
          </table:table-cell>
          <table:table-cell table:formula="of:=IF(MOD([.$A77];[.F$1])&lt;[.F$1]/2;FLOOR(MOD([.$A77];[.F$1]) * [.F$2] *2 / ([.F$1]-1));[.F$2]-FLOOR(MOD(FLOOR([.$A77]-[.F$1]/2);[.F$1]) * [.F$2] *2 / ([.F$1]-1)))" office:value-type="float" office:value="146" calcext:value-type="float">
            <text:p>146</text:p>
          </table:table-cell>
          <table:table-cell table:formula="of:=FLOOR([.G$2] * POWER(SIN( PI() * [.$A77] / [.G$1] );2))" office:value-type="float" office:value="155" calcext:value-type="float">
            <text:p>155</text:p>
          </table:table-cell>
          <table:table-cell table:formula="of:=[.H$2]-FLOOR(POWER(IF(MOD([.$A77];[.H$1])&lt;[.H$1]/2;FLOOR(MOD([.$A77];[.H$1]) * [.H$2] *2 / ([.H$1]-1));[.H$2]-FLOOR(MOD(FLOOR([.$A77]-[.H$1]/2);[.H$1]) * [.H$2] *2 / ([.H$1]-1)));2)/[.H$2])" office:value-type="float" office:value="172" calcext:value-type="float">
            <text:p>172</text:p>
          </table:table-cell>
          <table:table-cell table:formula="of:=FLOOR( [.I$2] * ABS(SIN( PI() * [.$A77] / [.I$1] )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FLOOR([.$B$2]/2 + [.$B$2]/2 * SIN(2 *  PI() * [.$A78] / [.$B$1] ))" office:value-type="float" office:value="251" calcext:value-type="float">
            <text:p>251</text:p>
          </table:table-cell>
          <table:table-cell table:formula="of:=FLOOR(MOD([.$A78];[.C$1]) * [.C$2] / ([.C$1]-1))" office:value-type="float" office:value="74" calcext:value-type="float">
            <text:p>74</text:p>
          </table:table-cell>
          <table:table-cell table:formula="of:=FLOOR(MOD([.D$1]-[.$A78] -1;[.D$1]) * [.D$2] / ([.D$1]-1))" office:value-type="float" office:value="181" calcext:value-type="float">
            <text:p>181</text:p>
          </table:table-cell>
          <table:table-cell table:formula="of:=(IF(MOD([.$A78];[.E$1])&lt;FLOOR([.E$1]/2);0;[.E$2]))" office:value-type="float" office:value="0" calcext:value-type="float">
            <text:p>0</text:p>
          </table:table-cell>
          <table:table-cell table:formula="of:=IF(MOD([.$A78];[.F$1])&lt;[.F$1]/2;FLOOR(MOD([.$A78];[.F$1]) * [.F$2] *2 / ([.F$1]-1));[.F$2]-FLOOR(MOD(FLOOR([.$A78]-[.F$1]/2);[.F$1]) * [.F$2] *2 / ([.F$1]-1)))" office:value-type="float" office:value="148" calcext:value-type="float">
            <text:p>148</text:p>
          </table:table-cell>
          <table:table-cell table:formula="of:=FLOOR([.G$2] * POWER(SIN( PI() * [.$A78] / [.G$1] );2))" office:value-type="float" office:value="158" calcext:value-type="float">
            <text:p>158</text:p>
          </table:table-cell>
          <table:table-cell table:formula="of:=[.H$2]-FLOOR(POWER(IF(MOD([.$A78];[.H$1])&lt;[.H$1]/2;FLOOR(MOD([.$A78];[.H$1]) * [.H$2] *2 / ([.H$1]-1));[.H$2]-FLOOR(MOD(FLOOR([.$A78]-[.H$1]/2);[.H$1]) * [.H$2] *2 / ([.H$1]-1)));2)/[.H$2])" office:value-type="float" office:value="170" calcext:value-type="float">
            <text:p>170</text:p>
          </table:table-cell>
          <table:table-cell table:formula="of:=FLOOR( [.I$2] * ABS(SIN( PI() * [.$A78] / [.I$1] )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[.$B$2]/2 + [.$B$2]/2 * SIN(2 *  PI() * [.$A79] / [.$B$1] ))" office:value-type="float" office:value="250" calcext:value-type="float">
            <text:p>250</text:p>
          </table:table-cell>
          <table:table-cell table:formula="of:=FLOOR(MOD([.$A79];[.C$1]) * [.C$2] / ([.C$1]-1))" office:value-type="float" office:value="75" calcext:value-type="float">
            <text:p>75</text:p>
          </table:table-cell>
          <table:table-cell table:formula="of:=FLOOR(MOD([.D$1]-[.$A79] -1;[.D$1]) * [.D$2] / ([.D$1]-1))" office:value-type="float" office:value="180" calcext:value-type="float">
            <text:p>180</text:p>
          </table:table-cell>
          <table:table-cell table:formula="of:=(IF(MOD([.$A79];[.E$1])&lt;FLOOR([.E$1]/2);0;[.E$2]))" office:value-type="float" office:value="0" calcext:value-type="float">
            <text:p>0</text:p>
          </table:table-cell>
          <table:table-cell table:formula="of:=IF(MOD([.$A79];[.F$1])&lt;[.F$1]/2;FLOOR(MOD([.$A79];[.F$1]) * [.F$2] *2 / ([.F$1]-1));[.F$2]-FLOOR(MOD(FLOOR([.$A79]-[.F$1]/2);[.F$1]) * [.F$2] *2 / ([.F$1]-1)))" office:value-type="float" office:value="150" calcext:value-type="float">
            <text:p>150</text:p>
          </table:table-cell>
          <table:table-cell table:formula="of:=FLOOR([.G$2] * POWER(SIN( PI() * [.$A79] / [.G$1] );2))" office:value-type="float" office:value="161" calcext:value-type="float">
            <text:p>161</text:p>
          </table:table-cell>
          <table:table-cell table:formula="of:=[.H$2]-FLOOR(POWER(IF(MOD([.$A79];[.H$1])&lt;[.H$1]/2;FLOOR(MOD([.$A79];[.H$1]) * [.H$2] *2 / ([.H$1]-1));[.H$2]-FLOOR(MOD(FLOOR([.$A79]-[.H$1]/2);[.H$1]) * [.H$2] *2 / ([.H$1]-1)));2)/[.H$2])" office:value-type="float" office:value="167" calcext:value-type="float">
            <text:p>167</text:p>
          </table:table-cell>
          <table:table-cell table:formula="of:=FLOOR( [.I$2] * ABS(SIN( PI() * [.$A79] / [.I$1] )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FLOOR([.$B$2]/2 + [.$B$2]/2 * SIN(2 *  PI() * [.$A80] / [.$B$1] ))" office:value-type="float" office:value="249" calcext:value-type="float">
            <text:p>249</text:p>
          </table:table-cell>
          <table:table-cell table:formula="of:=FLOOR(MOD([.$A80];[.C$1]) * [.C$2] / ([.C$1]-1))" office:value-type="float" office:value="76" calcext:value-type="float">
            <text:p>76</text:p>
          </table:table-cell>
          <table:table-cell table:formula="of:=FLOOR(MOD([.D$1]-[.$A80] -1;[.D$1]) * [.D$2] / ([.D$1]-1))" office:value-type="float" office:value="179" calcext:value-type="float">
            <text:p>179</text:p>
          </table:table-cell>
          <table:table-cell table:formula="of:=(IF(MOD([.$A80];[.E$1])&lt;FLOOR([.E$1]/2);0;[.E$2]))" office:value-type="float" office:value="0" calcext:value-type="float">
            <text:p>0</text:p>
          </table:table-cell>
          <table:table-cell table:formula="of:=IF(MOD([.$A80];[.F$1])&lt;[.F$1]/2;FLOOR(MOD([.$A80];[.F$1]) * [.F$2] *2 / ([.F$1]-1));[.F$2]-FLOOR(MOD(FLOOR([.$A80]-[.F$1]/2);[.F$1]) * [.F$2] *2 / ([.F$1]-1)))" office:value-type="float" office:value="152" calcext:value-type="float">
            <text:p>152</text:p>
          </table:table-cell>
          <table:table-cell table:formula="of:=FLOOR([.G$2] * POWER(SIN( PI() * [.$A80] / [.G$1] );2))" office:value-type="float" office:value="164" calcext:value-type="float">
            <text:p>164</text:p>
          </table:table-cell>
          <table:table-cell table:formula="of:=[.H$2]-FLOOR(POWER(IF(MOD([.$A80];[.H$1])&lt;[.H$1]/2;FLOOR(MOD([.$A80];[.H$1]) * [.H$2] *2 / ([.H$1]-1));[.H$2]-FLOOR(MOD(FLOOR([.$A80]-[.H$1]/2);[.H$1]) * [.H$2] *2 / ([.H$1]-1)));2)/[.H$2])" office:value-type="float" office:value="165" calcext:value-type="float">
            <text:p>165</text:p>
          </table:table-cell>
          <table:table-cell table:formula="of:=FLOOR( [.I$2] * ABS(SIN( PI() * [.$A80] / [.I$1] )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FLOOR([.$B$2]/2 + [.$B$2]/2 * SIN(2 *  PI() * [.$A81] / [.$B$1] ))" office:value-type="float" office:value="248" calcext:value-type="float">
            <text:p>248</text:p>
          </table:table-cell>
          <table:table-cell table:formula="of:=FLOOR(MOD([.$A81];[.C$1]) * [.C$2] / ([.C$1]-1))" office:value-type="float" office:value="77" calcext:value-type="float">
            <text:p>77</text:p>
          </table:table-cell>
          <table:table-cell table:formula="of:=FLOOR(MOD([.D$1]-[.$A81] -1;[.D$1]) * [.D$2] / ([.D$1]-1))" office:value-type="float" office:value="178" calcext:value-type="float">
            <text:p>178</text:p>
          </table:table-cell>
          <table:table-cell table:formula="of:=(IF(MOD([.$A81];[.E$1])&lt;FLOOR([.E$1]/2);0;[.E$2]))" office:value-type="float" office:value="0" calcext:value-type="float">
            <text:p>0</text:p>
          </table:table-cell>
          <table:table-cell table:formula="of:=IF(MOD([.$A81];[.F$1])&lt;[.F$1]/2;FLOOR(MOD([.$A81];[.F$1]) * [.F$2] *2 / ([.F$1]-1));[.F$2]-FLOOR(MOD(FLOOR([.$A81]-[.F$1]/2);[.F$1]) * [.F$2] *2 / ([.F$1]-1)))" office:value-type="float" office:value="154" calcext:value-type="float">
            <text:p>154</text:p>
          </table:table-cell>
          <table:table-cell table:formula="of:=FLOOR([.G$2] * POWER(SIN( PI() * [.$A81] / [.G$1] );2))" office:value-type="float" office:value="167" calcext:value-type="float">
            <text:p>167</text:p>
          </table:table-cell>
          <table:table-cell table:formula="of:=[.H$2]-FLOOR(POWER(IF(MOD([.$A81];[.H$1])&lt;[.H$1]/2;FLOOR(MOD([.$A81];[.H$1]) * [.H$2] *2 / ([.H$1]-1));[.H$2]-FLOOR(MOD(FLOOR([.$A81]-[.H$1]/2);[.H$1]) * [.H$2] *2 / ([.H$1]-1)));2)/[.H$2])" office:value-type="float" office:value="162" calcext:value-type="float">
            <text:p>162</text:p>
          </table:table-cell>
          <table:table-cell table:formula="of:=FLOOR( [.I$2] * ABS(SIN( PI() * [.$A81] / [.I$1] 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FLOOR([.$B$2]/2 + [.$B$2]/2 * SIN(2 *  PI() * [.$A82] / [.$B$1] ))" office:value-type="float" office:value="247" calcext:value-type="float">
            <text:p>247</text:p>
          </table:table-cell>
          <table:table-cell table:formula="of:=FLOOR(MOD([.$A82];[.C$1]) * [.C$2] / ([.C$1]-1))" office:value-type="float" office:value="78" calcext:value-type="float">
            <text:p>78</text:p>
          </table:table-cell>
          <table:table-cell table:formula="of:=FLOOR(MOD([.D$1]-[.$A82] -1;[.D$1]) * [.D$2] / ([.D$1]-1))" office:value-type="float" office:value="177" calcext:value-type="float">
            <text:p>177</text:p>
          </table:table-cell>
          <table:table-cell table:formula="of:=(IF(MOD([.$A82];[.E$1])&lt;FLOOR([.E$1]/2);0;[.E$2]))" office:value-type="float" office:value="0" calcext:value-type="float">
            <text:p>0</text:p>
          </table:table-cell>
          <table:table-cell table:formula="of:=IF(MOD([.$A82];[.F$1])&lt;[.F$1]/2;FLOOR(MOD([.$A82];[.F$1]) * [.F$2] *2 / ([.F$1]-1));[.F$2]-FLOOR(MOD(FLOOR([.$A82]-[.F$1]/2);[.F$1]) * [.F$2] *2 / ([.F$1]-1)))" office:value-type="float" office:value="156" calcext:value-type="float">
            <text:p>156</text:p>
          </table:table-cell>
          <table:table-cell table:formula="of:=FLOOR([.G$2] * POWER(SIN( PI() * [.$A82] / [.G$1] );2))" office:value-type="float" office:value="170" calcext:value-type="float">
            <text:p>170</text:p>
          </table:table-cell>
          <table:table-cell table:formula="of:=[.H$2]-FLOOR(POWER(IF(MOD([.$A82];[.H$1])&lt;[.H$1]/2;FLOOR(MOD([.$A82];[.H$1]) * [.H$2] *2 / ([.H$1]-1));[.H$2]-FLOOR(MOD(FLOOR([.$A82]-[.H$1]/2);[.H$1]) * [.H$2] *2 / ([.H$1]-1)));2)/[.H$2])" office:value-type="float" office:value="160" calcext:value-type="float">
            <text:p>160</text:p>
          </table:table-cell>
          <table:table-cell table:formula="of:=FLOOR( [.I$2] * ABS(SIN( PI() * [.$A82] / [.I$1] 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FLOOR([.$B$2]/2 + [.$B$2]/2 * SIN(2 *  PI() * [.$A83] / [.$B$1] ))" office:value-type="float" office:value="246" calcext:value-type="float">
            <text:p>246</text:p>
          </table:table-cell>
          <table:table-cell table:formula="of:=FLOOR(MOD([.$A83];[.C$1]) * [.C$2] / ([.C$1]-1))" office:value-type="float" office:value="79" calcext:value-type="float">
            <text:p>79</text:p>
          </table:table-cell>
          <table:table-cell table:formula="of:=FLOOR(MOD([.D$1]-[.$A83] -1;[.D$1]) * [.D$2] / ([.D$1]-1))" office:value-type="float" office:value="176" calcext:value-type="float">
            <text:p>176</text:p>
          </table:table-cell>
          <table:table-cell table:formula="of:=(IF(MOD([.$A83];[.E$1])&lt;FLOOR([.E$1]/2);0;[.E$2]))" office:value-type="float" office:value="0" calcext:value-type="float">
            <text:p>0</text:p>
          </table:table-cell>
          <table:table-cell table:formula="of:=IF(MOD([.$A83];[.F$1])&lt;[.F$1]/2;FLOOR(MOD([.$A83];[.F$1]) * [.F$2] *2 / ([.F$1]-1));[.F$2]-FLOOR(MOD(FLOOR([.$A83]-[.F$1]/2);[.F$1]) * [.F$2] *2 / ([.F$1]-1)))" office:value-type="float" office:value="158" calcext:value-type="float">
            <text:p>158</text:p>
          </table:table-cell>
          <table:table-cell table:formula="of:=FLOOR([.G$2] * POWER(SIN( PI() * [.$A83] / [.G$1] );2))" office:value-type="float" office:value="173" calcext:value-type="float">
            <text:p>173</text:p>
          </table:table-cell>
          <table:table-cell table:formula="of:=[.H$2]-FLOOR(POWER(IF(MOD([.$A83];[.H$1])&lt;[.H$1]/2;FLOOR(MOD([.$A83];[.H$1]) * [.H$2] *2 / ([.H$1]-1));[.H$2]-FLOOR(MOD(FLOOR([.$A83]-[.H$1]/2);[.H$1]) * [.H$2] *2 / ([.H$1]-1)));2)/[.H$2])" office:value-type="float" office:value="158" calcext:value-type="float">
            <text:p>158</text:p>
          </table:table-cell>
          <table:table-cell table:formula="of:=FLOOR( [.I$2] * ABS(SIN( PI() * [.$A83] / [.I$1] ))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[.$B$2]/2 + [.$B$2]/2 * SIN(2 *  PI() * [.$A84] / [.$B$1] ))" office:value-type="float" office:value="245" calcext:value-type="float">
            <text:p>245</text:p>
          </table:table-cell>
          <table:table-cell table:formula="of:=FLOOR(MOD([.$A84];[.C$1]) * [.C$2] / ([.C$1]-1))" office:value-type="float" office:value="80" calcext:value-type="float">
            <text:p>80</text:p>
          </table:table-cell>
          <table:table-cell table:formula="of:=FLOOR(MOD([.D$1]-[.$A84] -1;[.D$1]) * [.D$2] / ([.D$1]-1))" office:value-type="float" office:value="175" calcext:value-type="float">
            <text:p>175</text:p>
          </table:table-cell>
          <table:table-cell table:formula="of:=(IF(MOD([.$A84];[.E$1])&lt;FLOOR([.E$1]/2);0;[.E$2]))" office:value-type="float" office:value="0" calcext:value-type="float">
            <text:p>0</text:p>
          </table:table-cell>
          <table:table-cell table:formula="of:=IF(MOD([.$A84];[.F$1])&lt;[.F$1]/2;FLOOR(MOD([.$A84];[.F$1]) * [.F$2] *2 / ([.F$1]-1));[.F$2]-FLOOR(MOD(FLOOR([.$A84]-[.F$1]/2);[.F$1]) * [.F$2] *2 / ([.F$1]-1)))" office:value-type="float" office:value="160" calcext:value-type="float">
            <text:p>160</text:p>
          </table:table-cell>
          <table:table-cell table:formula="of:=FLOOR([.G$2] * POWER(SIN( PI() * [.$A84] / [.G$1] );2))" office:value-type="float" office:value="176" calcext:value-type="float">
            <text:p>176</text:p>
          </table:table-cell>
          <table:table-cell table:formula="of:=[.H$2]-FLOOR(POWER(IF(MOD([.$A84];[.H$1])&lt;[.H$1]/2;FLOOR(MOD([.$A84];[.H$1]) * [.H$2] *2 / ([.H$1]-1));[.H$2]-FLOOR(MOD(FLOOR([.$A84]-[.H$1]/2);[.H$1]) * [.H$2] *2 / ([.H$1]-1)));2)/[.H$2])" office:value-type="float" office:value="155" calcext:value-type="float">
            <text:p>155</text:p>
          </table:table-cell>
          <table:table-cell table:formula="of:=FLOOR( [.I$2] * ABS(SIN( PI() * [.$A84] / [.I$1] )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FLOOR([.$B$2]/2 + [.$B$2]/2 * SIN(2 *  PI() * [.$A85] / [.$B$1] ))" office:value-type="float" office:value="244" calcext:value-type="float">
            <text:p>244</text:p>
          </table:table-cell>
          <table:table-cell table:formula="of:=FLOOR(MOD([.$A85];[.C$1]) * [.C$2] / ([.C$1]-1))" office:value-type="float" office:value="81" calcext:value-type="float">
            <text:p>81</text:p>
          </table:table-cell>
          <table:table-cell table:formula="of:=FLOOR(MOD([.D$1]-[.$A85] -1;[.D$1]) * [.D$2] / ([.D$1]-1))" office:value-type="float" office:value="174" calcext:value-type="float">
            <text:p>174</text:p>
          </table:table-cell>
          <table:table-cell table:formula="of:=(IF(MOD([.$A85];[.E$1])&lt;FLOOR([.E$1]/2);0;[.E$2]))" office:value-type="float" office:value="0" calcext:value-type="float">
            <text:p>0</text:p>
          </table:table-cell>
          <table:table-cell table:formula="of:=IF(MOD([.$A85];[.F$1])&lt;[.F$1]/2;FLOOR(MOD([.$A85];[.F$1]) * [.F$2] *2 / ([.F$1]-1));[.F$2]-FLOOR(MOD(FLOOR([.$A85]-[.F$1]/2);[.F$1]) * [.F$2] *2 / ([.F$1]-1)))" office:value-type="float" office:value="162" calcext:value-type="float">
            <text:p>162</text:p>
          </table:table-cell>
          <table:table-cell table:formula="of:=FLOOR([.G$2] * POWER(SIN( PI() * [.$A85] / [.G$1] );2))" office:value-type="float" office:value="179" calcext:value-type="float">
            <text:p>179</text:p>
          </table:table-cell>
          <table:table-cell table:formula="of:=[.H$2]-FLOOR(POWER(IF(MOD([.$A85];[.H$1])&lt;[.H$1]/2;FLOOR(MOD([.$A85];[.H$1]) * [.H$2] *2 / ([.H$1]-1));[.H$2]-FLOOR(MOD(FLOOR([.$A85]-[.H$1]/2);[.H$1]) * [.H$2] *2 / ([.H$1]-1)));2)/[.H$2])" office:value-type="float" office:value="153" calcext:value-type="float">
            <text:p>153</text:p>
          </table:table-cell>
          <table:table-cell table:formula="of:=FLOOR( [.I$2] * ABS(SIN( PI() * [.$A85] / [.I$1] )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FLOOR([.$B$2]/2 + [.$B$2]/2 * SIN(2 *  PI() * [.$A86] / [.$B$1] ))" office:value-type="float" office:value="242" calcext:value-type="float">
            <text:p>242</text:p>
          </table:table-cell>
          <table:table-cell table:formula="of:=FLOOR(MOD([.$A86];[.C$1]) * [.C$2] / ([.C$1]-1))" office:value-type="float" office:value="82" calcext:value-type="float">
            <text:p>82</text:p>
          </table:table-cell>
          <table:table-cell table:formula="of:=FLOOR(MOD([.D$1]-[.$A86] -1;[.D$1]) * [.D$2] / ([.D$1]-1))" office:value-type="float" office:value="173" calcext:value-type="float">
            <text:p>173</text:p>
          </table:table-cell>
          <table:table-cell table:formula="of:=(IF(MOD([.$A86];[.E$1])&lt;FLOOR([.E$1]/2);0;[.E$2]))" office:value-type="float" office:value="0" calcext:value-type="float">
            <text:p>0</text:p>
          </table:table-cell>
          <table:table-cell table:formula="of:=IF(MOD([.$A86];[.F$1])&lt;[.F$1]/2;FLOOR(MOD([.$A86];[.F$1]) * [.F$2] *2 / ([.F$1]-1));[.F$2]-FLOOR(MOD(FLOOR([.$A86]-[.F$1]/2);[.F$1]) * [.F$2] *2 / ([.F$1]-1)))" office:value-type="float" office:value="164" calcext:value-type="float">
            <text:p>164</text:p>
          </table:table-cell>
          <table:table-cell table:formula="of:=FLOOR([.G$2] * POWER(SIN( PI() * [.$A86] / [.G$1] );2))" office:value-type="float" office:value="182" calcext:value-type="float">
            <text:p>182</text:p>
          </table:table-cell>
          <table:table-cell table:formula="of:=[.H$2]-FLOOR(POWER(IF(MOD([.$A86];[.H$1])&lt;[.H$1]/2;FLOOR(MOD([.$A86];[.H$1]) * [.H$2] *2 / ([.H$1]-1));[.H$2]-FLOOR(MOD(FLOOR([.$A86]-[.H$1]/2);[.H$1]) * [.H$2] *2 / ([.H$1]-1)));2)/[.H$2])" office:value-type="float" office:value="150" calcext:value-type="float">
            <text:p>150</text:p>
          </table:table-cell>
          <table:table-cell table:formula="of:=FLOOR( [.I$2] * ABS(SIN( PI() * [.$A86] / [.I$1] )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[.$B$2]/2 + [.$B$2]/2 * SIN(2 *  PI() * [.$A87] / [.$B$1] ))" office:value-type="float" office:value="241" calcext:value-type="float">
            <text:p>241</text:p>
          </table:table-cell>
          <table:table-cell table:formula="of:=FLOOR(MOD([.$A87];[.C$1]) * [.C$2] / ([.C$1]-1))" office:value-type="float" office:value="83" calcext:value-type="float">
            <text:p>83</text:p>
          </table:table-cell>
          <table:table-cell table:formula="of:=FLOOR(MOD([.D$1]-[.$A87] -1;[.D$1]) * [.D$2] / ([.D$1]-1))" office:value-type="float" office:value="172" calcext:value-type="float">
            <text:p>172</text:p>
          </table:table-cell>
          <table:table-cell table:formula="of:=(IF(MOD([.$A87];[.E$1])&lt;FLOOR([.E$1]/2);0;[.E$2]))" office:value-type="float" office:value="0" calcext:value-type="float">
            <text:p>0</text:p>
          </table:table-cell>
          <table:table-cell table:formula="of:=IF(MOD([.$A87];[.F$1])&lt;[.F$1]/2;FLOOR(MOD([.$A87];[.F$1]) * [.F$2] *2 / ([.F$1]-1));[.F$2]-FLOOR(MOD(FLOOR([.$A87]-[.F$1]/2);[.F$1]) * [.F$2] *2 / ([.F$1]-1)))" office:value-type="float" office:value="166" calcext:value-type="float">
            <text:p>166</text:p>
          </table:table-cell>
          <table:table-cell table:formula="of:=FLOOR([.G$2] * POWER(SIN( PI() * [.$A87] / [.G$1] );2))" office:value-type="float" office:value="184" calcext:value-type="float">
            <text:p>184</text:p>
          </table:table-cell>
          <table:table-cell table:formula="of:=[.H$2]-FLOOR(POWER(IF(MOD([.$A87];[.H$1])&lt;[.H$1]/2;FLOOR(MOD([.$A87];[.H$1]) * [.H$2] *2 / ([.H$1]-1));[.H$2]-FLOOR(MOD(FLOOR([.$A87]-[.H$1]/2);[.H$1]) * [.H$2] *2 / ([.H$1]-1)));2)/[.H$2])" office:value-type="float" office:value="147" calcext:value-type="float">
            <text:p>147</text:p>
          </table:table-cell>
          <table:table-cell table:formula="of:=FLOOR( [.I$2] * ABS(SIN( PI() * [.$A87] / [.I$1] )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FLOOR([.$B$2]/2 + [.$B$2]/2 * SIN(2 *  PI() * [.$A88] / [.$B$1] ))" office:value-type="float" office:value="239" calcext:value-type="float">
            <text:p>239</text:p>
          </table:table-cell>
          <table:table-cell table:formula="of:=FLOOR(MOD([.$A88];[.C$1]) * [.C$2] / ([.C$1]-1))" office:value-type="float" office:value="84" calcext:value-type="float">
            <text:p>84</text:p>
          </table:table-cell>
          <table:table-cell table:formula="of:=FLOOR(MOD([.D$1]-[.$A88] -1;[.D$1]) * [.D$2] / ([.D$1]-1))" office:value-type="float" office:value="171" calcext:value-type="float">
            <text:p>171</text:p>
          </table:table-cell>
          <table:table-cell table:formula="of:=(IF(MOD([.$A88];[.E$1])&lt;FLOOR([.E$1]/2);0;[.E$2]))" office:value-type="float" office:value="0" calcext:value-type="float">
            <text:p>0</text:p>
          </table:table-cell>
          <table:table-cell table:formula="of:=IF(MOD([.$A88];[.F$1])&lt;[.F$1]/2;FLOOR(MOD([.$A88];[.F$1]) * [.F$2] *2 / ([.F$1]-1));[.F$2]-FLOOR(MOD(FLOOR([.$A88]-[.F$1]/2);[.F$1]) * [.F$2] *2 / ([.F$1]-1)))" office:value-type="float" office:value="168" calcext:value-type="float">
            <text:p>168</text:p>
          </table:table-cell>
          <table:table-cell table:formula="of:=FLOOR([.G$2] * POWER(SIN( PI() * [.$A88] / [.G$1] );2))" office:value-type="float" office:value="187" calcext:value-type="float">
            <text:p>187</text:p>
          </table:table-cell>
          <table:table-cell table:formula="of:=[.H$2]-FLOOR(POWER(IF(MOD([.$A88];[.H$1])&lt;[.H$1]/2;FLOOR(MOD([.$A88];[.H$1]) * [.H$2] *2 / ([.H$1]-1));[.H$2]-FLOOR(MOD(FLOOR([.$A88]-[.H$1]/2);[.H$1]) * [.H$2] *2 / ([.H$1]-1)));2)/[.H$2])" office:value-type="float" office:value="145" calcext:value-type="float">
            <text:p>145</text:p>
          </table:table-cell>
          <table:table-cell table:formula="of:=FLOOR( [.I$2] * ABS(SIN( PI() * [.$A88] / [.I$1] )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[.$B$2]/2 + [.$B$2]/2 * SIN(2 *  PI() * [.$A89] / [.$B$1] ))" office:value-type="float" office:value="238" calcext:value-type="float">
            <text:p>238</text:p>
          </table:table-cell>
          <table:table-cell table:formula="of:=FLOOR(MOD([.$A89];[.C$1]) * [.C$2] / ([.C$1]-1))" office:value-type="float" office:value="85" calcext:value-type="float">
            <text:p>85</text:p>
          </table:table-cell>
          <table:table-cell table:formula="of:=FLOOR(MOD([.D$1]-[.$A89] -1;[.D$1]) * [.D$2] / ([.D$1]-1))" office:value-type="float" office:value="170" calcext:value-type="float">
            <text:p>170</text:p>
          </table:table-cell>
          <table:table-cell table:formula="of:=(IF(MOD([.$A89];[.E$1])&lt;FLOOR([.E$1]/2);0;[.E$2]))" office:value-type="float" office:value="0" calcext:value-type="float">
            <text:p>0</text:p>
          </table:table-cell>
          <table:table-cell table:formula="of:=IF(MOD([.$A89];[.F$1])&lt;[.F$1]/2;FLOOR(MOD([.$A89];[.F$1]) * [.F$2] *2 / ([.F$1]-1));[.F$2]-FLOOR(MOD(FLOOR([.$A89]-[.F$1]/2);[.F$1]) * [.F$2] *2 / ([.F$1]-1)))" office:value-type="float" office:value="170" calcext:value-type="float">
            <text:p>170</text:p>
          </table:table-cell>
          <table:table-cell table:formula="of:=FLOOR([.G$2] * POWER(SIN( PI() * [.$A89] / [.G$1] );2))" office:value-type="float" office:value="190" calcext:value-type="float">
            <text:p>190</text:p>
          </table:table-cell>
          <table:table-cell table:formula="of:=[.H$2]-FLOOR(POWER(IF(MOD([.$A89];[.H$1])&lt;[.H$1]/2;FLOOR(MOD([.$A89];[.H$1]) * [.H$2] *2 / ([.H$1]-1));[.H$2]-FLOOR(MOD(FLOOR([.$A89]-[.H$1]/2);[.H$1]) * [.H$2] *2 / ([.H$1]-1)));2)/[.H$2])" office:value-type="float" office:value="142" calcext:value-type="float">
            <text:p>142</text:p>
          </table:table-cell>
          <table:table-cell table:formula="of:=FLOOR( [.I$2] * ABS(SIN( PI() * [.$A89] / [.I$1] )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FLOOR([.$B$2]/2 + [.$B$2]/2 * SIN(2 *  PI() * [.$A90] / [.$B$1] ))" office:value-type="float" office:value="236" calcext:value-type="float">
            <text:p>236</text:p>
          </table:table-cell>
          <table:table-cell table:formula="of:=FLOOR(MOD([.$A90];[.C$1]) * [.C$2] / ([.C$1]-1))" office:value-type="float" office:value="86" calcext:value-type="float">
            <text:p>86</text:p>
          </table:table-cell>
          <table:table-cell table:formula="of:=FLOOR(MOD([.D$1]-[.$A90] -1;[.D$1]) * [.D$2] / ([.D$1]-1))" office:value-type="float" office:value="169" calcext:value-type="float">
            <text:p>169</text:p>
          </table:table-cell>
          <table:table-cell table:formula="of:=(IF(MOD([.$A90];[.E$1])&lt;FLOOR([.E$1]/2);0;[.E$2]))" office:value-type="float" office:value="0" calcext:value-type="float">
            <text:p>0</text:p>
          </table:table-cell>
          <table:table-cell table:formula="of:=IF(MOD([.$A90];[.F$1])&lt;[.F$1]/2;FLOOR(MOD([.$A90];[.F$1]) * [.F$2] *2 / ([.F$1]-1));[.F$2]-FLOOR(MOD(FLOOR([.$A90]-[.F$1]/2);[.F$1]) * [.F$2] *2 / ([.F$1]-1)))" office:value-type="float" office:value="172" calcext:value-type="float">
            <text:p>172</text:p>
          </table:table-cell>
          <table:table-cell table:formula="of:=FLOOR([.G$2] * POWER(SIN( PI() * [.$A90] / [.G$1] );2))" office:value-type="float" office:value="193" calcext:value-type="float">
            <text:p>193</text:p>
          </table:table-cell>
          <table:table-cell table:formula="of:=[.H$2]-FLOOR(POWER(IF(MOD([.$A90];[.H$1])&lt;[.H$1]/2;FLOOR(MOD([.$A90];[.H$1]) * [.H$2] *2 / ([.H$1]-1));[.H$2]-FLOOR(MOD(FLOOR([.$A90]-[.H$1]/2);[.H$1]) * [.H$2] *2 / ([.H$1]-1)));2)/[.H$2])" office:value-type="float" office:value="139" calcext:value-type="float">
            <text:p>139</text:p>
          </table:table-cell>
          <table:table-cell table:formula="of:=FLOOR( [.I$2] * ABS(SIN( PI() * [.$A90] / [.I$1] )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FLOOR([.$B$2]/2 + [.$B$2]/2 * SIN(2 *  PI() * [.$A91] / [.$B$1] ))" office:value-type="float" office:value="235" calcext:value-type="float">
            <text:p>235</text:p>
          </table:table-cell>
          <table:table-cell table:formula="of:=FLOOR(MOD([.$A91];[.C$1]) * [.C$2] / ([.C$1]-1))" office:value-type="float" office:value="87" calcext:value-type="float">
            <text:p>87</text:p>
          </table:table-cell>
          <table:table-cell table:formula="of:=FLOOR(MOD([.D$1]-[.$A91] -1;[.D$1]) * [.D$2] / ([.D$1]-1))" office:value-type="float" office:value="168" calcext:value-type="float">
            <text:p>168</text:p>
          </table:table-cell>
          <table:table-cell table:formula="of:=(IF(MOD([.$A91];[.E$1])&lt;FLOOR([.E$1]/2);0;[.E$2]))" office:value-type="float" office:value="0" calcext:value-type="float">
            <text:p>0</text:p>
          </table:table-cell>
          <table:table-cell table:formula="of:=IF(MOD([.$A91];[.F$1])&lt;[.F$1]/2;FLOOR(MOD([.$A91];[.F$1]) * [.F$2] *2 / ([.F$1]-1));[.F$2]-FLOOR(MOD(FLOOR([.$A91]-[.F$1]/2);[.F$1]) * [.F$2] *2 / ([.F$1]-1)))" office:value-type="float" office:value="174" calcext:value-type="float">
            <text:p>174</text:p>
          </table:table-cell>
          <table:table-cell table:formula="of:=FLOOR([.G$2] * POWER(SIN( PI() * [.$A91] / [.G$1] );2))" office:value-type="float" office:value="195" calcext:value-type="float">
            <text:p>195</text:p>
          </table:table-cell>
          <table:table-cell table:formula="of:=[.H$2]-FLOOR(POWER(IF(MOD([.$A91];[.H$1])&lt;[.H$1]/2;FLOOR(MOD([.$A91];[.H$1]) * [.H$2] *2 / ([.H$1]-1));[.H$2]-FLOOR(MOD(FLOOR([.$A91]-[.H$1]/2);[.H$1]) * [.H$2] *2 / ([.H$1]-1)));2)/[.H$2])" office:value-type="float" office:value="137" calcext:value-type="float">
            <text:p>137</text:p>
          </table:table-cell>
          <table:table-cell table:formula="of:=FLOOR( [.I$2] * ABS(SIN( PI() * [.$A91] / [.I$1] )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FLOOR([.$B$2]/2 + [.$B$2]/2 * SIN(2 *  PI() * [.$A92] / [.$B$1] ))" office:value-type="float" office:value="233" calcext:value-type="float">
            <text:p>233</text:p>
          </table:table-cell>
          <table:table-cell table:formula="of:=FLOOR(MOD([.$A92];[.C$1]) * [.C$2] / ([.C$1]-1))" office:value-type="float" office:value="88" calcext:value-type="float">
            <text:p>88</text:p>
          </table:table-cell>
          <table:table-cell table:formula="of:=FLOOR(MOD([.D$1]-[.$A92] -1;[.D$1]) * [.D$2] / ([.D$1]-1))" office:value-type="float" office:value="167" calcext:value-type="float">
            <text:p>167</text:p>
          </table:table-cell>
          <table:table-cell table:formula="of:=(IF(MOD([.$A92];[.E$1])&lt;FLOOR([.E$1]/2);0;[.E$2]))" office:value-type="float" office:value="0" calcext:value-type="float">
            <text:p>0</text:p>
          </table:table-cell>
          <table:table-cell table:formula="of:=IF(MOD([.$A92];[.F$1])&lt;[.F$1]/2;FLOOR(MOD([.$A92];[.F$1]) * [.F$2] *2 / ([.F$1]-1));[.F$2]-FLOOR(MOD(FLOOR([.$A92]-[.F$1]/2);[.F$1]) * [.F$2] *2 / ([.F$1]-1)))" office:value-type="float" office:value="176" calcext:value-type="float">
            <text:p>176</text:p>
          </table:table-cell>
          <table:table-cell table:formula="of:=FLOOR([.G$2] * POWER(SIN( PI() * [.$A92] / [.G$1] );2))" office:value-type="float" office:value="198" calcext:value-type="float">
            <text:p>198</text:p>
          </table:table-cell>
          <table:table-cell table:formula="of:=[.H$2]-FLOOR(POWER(IF(MOD([.$A92];[.H$1])&lt;[.H$1]/2;FLOOR(MOD([.$A92];[.H$1]) * [.H$2] *2 / ([.H$1]-1));[.H$2]-FLOOR(MOD(FLOOR([.$A92]-[.H$1]/2);[.H$1]) * [.H$2] *2 / ([.H$1]-1)));2)/[.H$2])" office:value-type="float" office:value="134" calcext:value-type="float">
            <text:p>134</text:p>
          </table:table-cell>
          <table:table-cell table:formula="of:=FLOOR( [.I$2] * ABS(SIN( PI() * [.$A92] / [.I$1] ))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FLOOR([.$B$2]/2 + [.$B$2]/2 * SIN(2 *  PI() * [.$A93] / [.$B$1] ))" office:value-type="float" office:value="231" calcext:value-type="float">
            <text:p>231</text:p>
          </table:table-cell>
          <table:table-cell table:formula="of:=FLOOR(MOD([.$A93];[.C$1]) * [.C$2] / ([.C$1]-1))" office:value-type="float" office:value="89" calcext:value-type="float">
            <text:p>89</text:p>
          </table:table-cell>
          <table:table-cell table:formula="of:=FLOOR(MOD([.D$1]-[.$A93] -1;[.D$1]) * [.D$2] / ([.D$1]-1))" office:value-type="float" office:value="166" calcext:value-type="float">
            <text:p>166</text:p>
          </table:table-cell>
          <table:table-cell table:formula="of:=(IF(MOD([.$A93];[.E$1])&lt;FLOOR([.E$1]/2);0;[.E$2]))" office:value-type="float" office:value="0" calcext:value-type="float">
            <text:p>0</text:p>
          </table:table-cell>
          <table:table-cell table:formula="of:=IF(MOD([.$A93];[.F$1])&lt;[.F$1]/2;FLOOR(MOD([.$A93];[.F$1]) * [.F$2] *2 / ([.F$1]-1));[.F$2]-FLOOR(MOD(FLOOR([.$A93]-[.F$1]/2);[.F$1]) * [.F$2] *2 / ([.F$1]-1)))" office:value-type="float" office:value="178" calcext:value-type="float">
            <text:p>178</text:p>
          </table:table-cell>
          <table:table-cell table:formula="of:=FLOOR([.G$2] * POWER(SIN( PI() * [.$A93] / [.G$1] );2))" office:value-type="float" office:value="200" calcext:value-type="float">
            <text:p>200</text:p>
          </table:table-cell>
          <table:table-cell table:formula="of:=[.H$2]-FLOOR(POWER(IF(MOD([.$A93];[.H$1])&lt;[.H$1]/2;FLOOR(MOD([.$A93];[.H$1]) * [.H$2] *2 / ([.H$1]-1));[.H$2]-FLOOR(MOD(FLOOR([.$A93]-[.H$1]/2);[.H$1]) * [.H$2] *2 / ([.H$1]-1)));2)/[.H$2])" office:value-type="float" office:value="131" calcext:value-type="float">
            <text:p>131</text:p>
          </table:table-cell>
          <table:table-cell table:formula="of:=FLOOR( [.I$2] * ABS(SIN( PI() * [.$A93] / [.I$1] ))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[.$B$2]/2 + [.$B$2]/2 * SIN(2 *  PI() * [.$A94] / [.$B$1] ))" office:value-type="float" office:value="229" calcext:value-type="float">
            <text:p>229</text:p>
          </table:table-cell>
          <table:table-cell table:formula="of:=FLOOR(MOD([.$A94];[.C$1]) * [.C$2] / ([.C$1]-1))" office:value-type="float" office:value="90" calcext:value-type="float">
            <text:p>90</text:p>
          </table:table-cell>
          <table:table-cell table:formula="of:=FLOOR(MOD([.D$1]-[.$A94] -1;[.D$1]) * [.D$2] / ([.D$1]-1))" office:value-type="float" office:value="165" calcext:value-type="float">
            <text:p>165</text:p>
          </table:table-cell>
          <table:table-cell table:formula="of:=(IF(MOD([.$A94];[.E$1])&lt;FLOOR([.E$1]/2);0;[.E$2]))" office:value-type="float" office:value="0" calcext:value-type="float">
            <text:p>0</text:p>
          </table:table-cell>
          <table:table-cell table:formula="of:=IF(MOD([.$A94];[.F$1])&lt;[.F$1]/2;FLOOR(MOD([.$A94];[.F$1]) * [.F$2] *2 / ([.F$1]-1));[.F$2]-FLOOR(MOD(FLOOR([.$A94]-[.F$1]/2);[.F$1]) * [.F$2] *2 / ([.F$1]-1)))" office:value-type="float" office:value="180" calcext:value-type="float">
            <text:p>180</text:p>
          </table:table-cell>
          <table:table-cell table:formula="of:=FLOOR([.G$2] * POWER(SIN( PI() * [.$A94] / [.G$1] );2))" office:value-type="float" office:value="203" calcext:value-type="float">
            <text:p>203</text:p>
          </table:table-cell>
          <table:table-cell table:formula="of:=[.H$2]-FLOOR(POWER(IF(MOD([.$A94];[.H$1])&lt;[.H$1]/2;FLOOR(MOD([.$A94];[.H$1]) * [.H$2] *2 / ([.H$1]-1));[.H$2]-FLOOR(MOD(FLOOR([.$A94]-[.H$1]/2);[.H$1]) * [.H$2] *2 / ([.H$1]-1)));2)/[.H$2])" office:value-type="float" office:value="128" calcext:value-type="float">
            <text:p>128</text:p>
          </table:table-cell>
          <table:table-cell table:formula="of:=FLOOR( [.I$2] * ABS(SIN( PI() * [.$A94] / [.I$1] ))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FLOOR([.$B$2]/2 + [.$B$2]/2 * SIN(2 *  PI() * [.$A95] / [.$B$1] ))" office:value-type="float" office:value="228" calcext:value-type="float">
            <text:p>228</text:p>
          </table:table-cell>
          <table:table-cell table:formula="of:=FLOOR(MOD([.$A95];[.C$1]) * [.C$2] / ([.C$1]-1))" office:value-type="float" office:value="91" calcext:value-type="float">
            <text:p>91</text:p>
          </table:table-cell>
          <table:table-cell table:formula="of:=FLOOR(MOD([.D$1]-[.$A95] -1;[.D$1]) * [.D$2] / ([.D$1]-1))" office:value-type="float" office:value="164" calcext:value-type="float">
            <text:p>164</text:p>
          </table:table-cell>
          <table:table-cell table:formula="of:=(IF(MOD([.$A95];[.E$1])&lt;FLOOR([.E$1]/2);0;[.E$2]))" office:value-type="float" office:value="0" calcext:value-type="float">
            <text:p>0</text:p>
          </table:table-cell>
          <table:table-cell table:formula="of:=IF(MOD([.$A95];[.F$1])&lt;[.F$1]/2;FLOOR(MOD([.$A95];[.F$1]) * [.F$2] *2 / ([.F$1]-1));[.F$2]-FLOOR(MOD(FLOOR([.$A95]-[.F$1]/2);[.F$1]) * [.F$2] *2 / ([.F$1]-1)))" office:value-type="float" office:value="182" calcext:value-type="float">
            <text:p>182</text:p>
          </table:table-cell>
          <table:table-cell table:formula="of:=FLOOR([.G$2] * POWER(SIN( PI() * [.$A95] / [.G$1] );2))" office:value-type="float" office:value="205" calcext:value-type="float">
            <text:p>205</text:p>
          </table:table-cell>
          <table:table-cell table:formula="of:=[.H$2]-FLOOR(POWER(IF(MOD([.$A95];[.H$1])&lt;[.H$1]/2;FLOOR(MOD([.$A95];[.H$1]) * [.H$2] *2 / ([.H$1]-1));[.H$2]-FLOOR(MOD(FLOOR([.$A95]-[.H$1]/2);[.H$1]) * [.H$2] *2 / ([.H$1]-1)));2)/[.H$2])" office:value-type="float" office:value="126" calcext:value-type="float">
            <text:p>126</text:p>
          </table:table-cell>
          <table:table-cell table:formula="of:=FLOOR( [.I$2] * ABS(SIN( PI() * [.$A95] / [.I$1] ))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FLOOR([.$B$2]/2 + [.$B$2]/2 * SIN(2 *  PI() * [.$A96] / [.$B$1] ))" office:value-type="float" office:value="226" calcext:value-type="float">
            <text:p>226</text:p>
          </table:table-cell>
          <table:table-cell table:formula="of:=FLOOR(MOD([.$A96];[.C$1]) * [.C$2] / ([.C$1]-1))" office:value-type="float" office:value="92" calcext:value-type="float">
            <text:p>92</text:p>
          </table:table-cell>
          <table:table-cell table:formula="of:=FLOOR(MOD([.D$1]-[.$A96] -1;[.D$1]) * [.D$2] / ([.D$1]-1))" office:value-type="float" office:value="163" calcext:value-type="float">
            <text:p>163</text:p>
          </table:table-cell>
          <table:table-cell table:formula="of:=(IF(MOD([.$A96];[.E$1])&lt;FLOOR([.E$1]/2);0;[.E$2]))" office:value-type="float" office:value="0" calcext:value-type="float">
            <text:p>0</text:p>
          </table:table-cell>
          <table:table-cell table:formula="of:=IF(MOD([.$A96];[.F$1])&lt;[.F$1]/2;FLOOR(MOD([.$A96];[.F$1]) * [.F$2] *2 / ([.F$1]-1));[.F$2]-FLOOR(MOD(FLOOR([.$A96]-[.F$1]/2);[.F$1]) * [.F$2] *2 / ([.F$1]-1)))" office:value-type="float" office:value="184" calcext:value-type="float">
            <text:p>184</text:p>
          </table:table-cell>
          <table:table-cell table:formula="of:=FLOOR([.G$2] * POWER(SIN( PI() * [.$A96] / [.G$1] );2))" office:value-type="float" office:value="208" calcext:value-type="float">
            <text:p>208</text:p>
          </table:table-cell>
          <table:table-cell table:formula="of:=[.H$2]-FLOOR(POWER(IF(MOD([.$A96];[.H$1])&lt;[.H$1]/2;FLOOR(MOD([.$A96];[.H$1]) * [.H$2] *2 / ([.H$1]-1));[.H$2]-FLOOR(MOD(FLOOR([.$A96]-[.H$1]/2);[.H$1]) * [.H$2] *2 / ([.H$1]-1)));2)/[.H$2])" office:value-type="float" office:value="123" calcext:value-type="float">
            <text:p>123</text:p>
          </table:table-cell>
          <table:table-cell table:formula="of:=FLOOR( [.I$2] * ABS(SIN( PI() * [.$A96] / [.I$1] ))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FLOOR([.$B$2]/2 + [.$B$2]/2 * SIN(2 *  PI() * [.$A97] / [.$B$1] ))" office:value-type="float" office:value="224" calcext:value-type="float">
            <text:p>224</text:p>
          </table:table-cell>
          <table:table-cell table:formula="of:=FLOOR(MOD([.$A97];[.C$1]) * [.C$2] / ([.C$1]-1))" office:value-type="float" office:value="93" calcext:value-type="float">
            <text:p>93</text:p>
          </table:table-cell>
          <table:table-cell table:formula="of:=FLOOR(MOD([.D$1]-[.$A97] -1;[.D$1]) * [.D$2] / ([.D$1]-1))" office:value-type="float" office:value="162" calcext:value-type="float">
            <text:p>162</text:p>
          </table:table-cell>
          <table:table-cell table:formula="of:=(IF(MOD([.$A97];[.E$1])&lt;FLOOR([.E$1]/2);0;[.E$2]))" office:value-type="float" office:value="0" calcext:value-type="float">
            <text:p>0</text:p>
          </table:table-cell>
          <table:table-cell table:formula="of:=IF(MOD([.$A97];[.F$1])&lt;[.F$1]/2;FLOOR(MOD([.$A97];[.F$1]) * [.F$2] *2 / ([.F$1]-1));[.F$2]-FLOOR(MOD(FLOOR([.$A97]-[.F$1]/2);[.F$1]) * [.F$2] *2 / ([.F$1]-1)))" office:value-type="float" office:value="186" calcext:value-type="float">
            <text:p>186</text:p>
          </table:table-cell>
          <table:table-cell table:formula="of:=FLOOR([.G$2] * POWER(SIN( PI() * [.$A97] / [.G$1] );2))" office:value-type="float" office:value="210" calcext:value-type="float">
            <text:p>210</text:p>
          </table:table-cell>
          <table:table-cell table:formula="of:=[.H$2]-FLOOR(POWER(IF(MOD([.$A97];[.H$1])&lt;[.H$1]/2;FLOOR(MOD([.$A97];[.H$1]) * [.H$2] *2 / ([.H$1]-1));[.H$2]-FLOOR(MOD(FLOOR([.$A97]-[.H$1]/2);[.H$1]) * [.H$2] *2 / ([.H$1]-1)));2)/[.H$2])" office:value-type="float" office:value="120" calcext:value-type="float">
            <text:p>120</text:p>
          </table:table-cell>
          <table:table-cell table:formula="of:=FLOOR( [.I$2] * ABS(SIN( PI() * [.$A97] / [.I$1] ))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FLOOR([.$B$2]/2 + [.$B$2]/2 * SIN(2 *  PI() * [.$A98] / [.$B$1] ))" office:value-type="float" office:value="221" calcext:value-type="float">
            <text:p>221</text:p>
          </table:table-cell>
          <table:table-cell table:formula="of:=FLOOR(MOD([.$A98];[.C$1]) * [.C$2] / ([.C$1]-1))" office:value-type="float" office:value="94" calcext:value-type="float">
            <text:p>94</text:p>
          </table:table-cell>
          <table:table-cell table:formula="of:=FLOOR(MOD([.D$1]-[.$A98] -1;[.D$1]) * [.D$2] / ([.D$1]-1))" office:value-type="float" office:value="161" calcext:value-type="float">
            <text:p>161</text:p>
          </table:table-cell>
          <table:table-cell table:formula="of:=(IF(MOD([.$A98];[.E$1])&lt;FLOOR([.E$1]/2);0;[.E$2]))" office:value-type="float" office:value="0" calcext:value-type="float">
            <text:p>0</text:p>
          </table:table-cell>
          <table:table-cell table:formula="of:=IF(MOD([.$A98];[.F$1])&lt;[.F$1]/2;FLOOR(MOD([.$A98];[.F$1]) * [.F$2] *2 / ([.F$1]-1));[.F$2]-FLOOR(MOD(FLOOR([.$A98]-[.F$1]/2);[.F$1]) * [.F$2] *2 / ([.F$1]-1)))" office:value-type="float" office:value="188" calcext:value-type="float">
            <text:p>188</text:p>
          </table:table-cell>
          <table:table-cell table:formula="of:=FLOOR([.G$2] * POWER(SIN( PI() * [.$A98] / [.G$1] );2))" office:value-type="float" office:value="213" calcext:value-type="float">
            <text:p>213</text:p>
          </table:table-cell>
          <table:table-cell table:formula="of:=[.H$2]-FLOOR(POWER(IF(MOD([.$A98];[.H$1])&lt;[.H$1]/2;FLOOR(MOD([.$A98];[.H$1]) * [.H$2] *2 / ([.H$1]-1));[.H$2]-FLOOR(MOD(FLOOR([.$A98]-[.H$1]/2);[.H$1]) * [.H$2] *2 / ([.H$1]-1)));2)/[.H$2])" office:value-type="float" office:value="117" calcext:value-type="float">
            <text:p>117</text:p>
          </table:table-cell>
          <table:table-cell table:formula="of:=FLOOR( [.I$2] * ABS(SIN( PI() * [.$A98] / [.I$1] ))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[.$B$2]/2 + [.$B$2]/2 * SIN(2 *  PI() * [.$A99] / [.$B$1] ))" office:value-type="float" office:value="219" calcext:value-type="float">
            <text:p>219</text:p>
          </table:table-cell>
          <table:table-cell table:formula="of:=FLOOR(MOD([.$A99];[.C$1]) * [.C$2] / ([.C$1]-1))" office:value-type="float" office:value="95" calcext:value-type="float">
            <text:p>95</text:p>
          </table:table-cell>
          <table:table-cell table:formula="of:=FLOOR(MOD([.D$1]-[.$A99] -1;[.D$1]) * [.D$2] / ([.D$1]-1))" office:value-type="float" office:value="160" calcext:value-type="float">
            <text:p>160</text:p>
          </table:table-cell>
          <table:table-cell table:formula="of:=(IF(MOD([.$A99];[.E$1])&lt;FLOOR([.E$1]/2);0;[.E$2]))" office:value-type="float" office:value="0" calcext:value-type="float">
            <text:p>0</text:p>
          </table:table-cell>
          <table:table-cell table:formula="of:=IF(MOD([.$A99];[.F$1])&lt;[.F$1]/2;FLOOR(MOD([.$A99];[.F$1]) * [.F$2] *2 / ([.F$1]-1));[.F$2]-FLOOR(MOD(FLOOR([.$A99]-[.F$1]/2);[.F$1]) * [.F$2] *2 / ([.F$1]-1)))" office:value-type="float" office:value="190" calcext:value-type="float">
            <text:p>190</text:p>
          </table:table-cell>
          <table:table-cell table:formula="of:=FLOOR([.G$2] * POWER(SIN( PI() * [.$A99] / [.G$1] );2))" office:value-type="float" office:value="215" calcext:value-type="float">
            <text:p>215</text:p>
          </table:table-cell>
          <table:table-cell table:formula="of:=[.H$2]-FLOOR(POWER(IF(MOD([.$A99];[.H$1])&lt;[.H$1]/2;FLOOR(MOD([.$A99];[.H$1]) * [.H$2] *2 / ([.H$1]-1));[.H$2]-FLOOR(MOD(FLOOR([.$A99]-[.H$1]/2);[.H$1]) * [.H$2] *2 / ([.H$1]-1)));2)/[.H$2])" office:value-type="float" office:value="114" calcext:value-type="float">
            <text:p>114</text:p>
          </table:table-cell>
          <table:table-cell table:formula="of:=FLOOR( [.I$2] * ABS(SIN( PI() * [.$A99] / [.I$1] )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FLOOR([.$B$2]/2 + [.$B$2]/2 * SIN(2 *  PI() * [.$A100] / [.$B$1] ))" office:value-type="float" office:value="217" calcext:value-type="float">
            <text:p>217</text:p>
          </table:table-cell>
          <table:table-cell table:formula="of:=FLOOR(MOD([.$A100];[.C$1]) * [.C$2] / ([.C$1]-1))" office:value-type="float" office:value="96" calcext:value-type="float">
            <text:p>96</text:p>
          </table:table-cell>
          <table:table-cell table:formula="of:=FLOOR(MOD([.D$1]-[.$A100] -1;[.D$1]) * [.D$2] / ([.D$1]-1))" office:value-type="float" office:value="159" calcext:value-type="float">
            <text:p>159</text:p>
          </table:table-cell>
          <table:table-cell table:formula="of:=(IF(MOD([.$A100];[.E$1])&lt;FLOOR([.E$1]/2);0;[.E$2]))" office:value-type="float" office:value="0" calcext:value-type="float">
            <text:p>0</text:p>
          </table:table-cell>
          <table:table-cell table:formula="of:=IF(MOD([.$A100];[.F$1])&lt;[.F$1]/2;FLOOR(MOD([.$A100];[.F$1]) * [.F$2] *2 / ([.F$1]-1));[.F$2]-FLOOR(MOD(FLOOR([.$A100]-[.F$1]/2);[.F$1]) * [.F$2] *2 / ([.F$1]-1)))" office:value-type="float" office:value="192" calcext:value-type="float">
            <text:p>192</text:p>
          </table:table-cell>
          <table:table-cell table:formula="of:=FLOOR([.G$2] * POWER(SIN( PI() * [.$A100] / [.G$1] );2))" office:value-type="float" office:value="217" calcext:value-type="float">
            <text:p>217</text:p>
          </table:table-cell>
          <table:table-cell table:formula="of:=[.H$2]-FLOOR(POWER(IF(MOD([.$A100];[.H$1])&lt;[.H$1]/2;FLOOR(MOD([.$A100];[.H$1]) * [.H$2] *2 / ([.H$1]-1));[.H$2]-FLOOR(MOD(FLOOR([.$A100]-[.H$1]/2);[.H$1]) * [.H$2] *2 / ([.H$1]-1)));2)/[.H$2])" office:value-type="float" office:value="111" calcext:value-type="float">
            <text:p>111</text:p>
          </table:table-cell>
          <table:table-cell table:formula="of:=FLOOR( [.I$2] * ABS(SIN( PI() * [.$A100] / [.I$1] )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FLOOR([.$B$2]/2 + [.$B$2]/2 * SIN(2 *  PI() * [.$A101] / [.$B$1] ))" office:value-type="float" office:value="215" calcext:value-type="float">
            <text:p>215</text:p>
          </table:table-cell>
          <table:table-cell table:formula="of:=FLOOR(MOD([.$A101];[.C$1]) * [.C$2] / ([.C$1]-1))" office:value-type="float" office:value="97" calcext:value-type="float">
            <text:p>97</text:p>
          </table:table-cell>
          <table:table-cell table:formula="of:=FLOOR(MOD([.D$1]-[.$A101] -1;[.D$1]) * [.D$2] / ([.D$1]-1))" office:value-type="float" office:value="158" calcext:value-type="float">
            <text:p>158</text:p>
          </table:table-cell>
          <table:table-cell table:formula="of:=(IF(MOD([.$A101];[.E$1])&lt;FLOOR([.E$1]/2);0;[.E$2]))" office:value-type="float" office:value="0" calcext:value-type="float">
            <text:p>0</text:p>
          </table:table-cell>
          <table:table-cell table:formula="of:=IF(MOD([.$A101];[.F$1])&lt;[.F$1]/2;FLOOR(MOD([.$A101];[.F$1]) * [.F$2] *2 / ([.F$1]-1));[.F$2]-FLOOR(MOD(FLOOR([.$A101]-[.F$1]/2);[.F$1]) * [.F$2] *2 / ([.F$1]-1)))" office:value-type="float" office:value="194" calcext:value-type="float">
            <text:p>194</text:p>
          </table:table-cell>
          <table:table-cell table:formula="of:=FLOOR([.G$2] * POWER(SIN( PI() * [.$A101] / [.G$1] );2))" office:value-type="float" office:value="219" calcext:value-type="float">
            <text:p>219</text:p>
          </table:table-cell>
          <table:table-cell table:formula="of:=[.H$2]-FLOOR(POWER(IF(MOD([.$A101];[.H$1])&lt;[.H$1]/2;FLOOR(MOD([.$A101];[.H$1]) * [.H$2] *2 / ([.H$1]-1));[.H$2]-FLOOR(MOD(FLOOR([.$A101]-[.H$1]/2);[.H$1]) * [.H$2] *2 / ([.H$1]-1)));2)/[.H$2])" office:value-type="float" office:value="108" calcext:value-type="float">
            <text:p>108</text:p>
          </table:table-cell>
          <table:table-cell table:formula="of:=FLOOR( [.I$2] * ABS(SIN( PI() * [.$A101] / [.I$1] ))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FLOOR([.$B$2]/2 + [.$B$2]/2 * SIN(2 *  PI() * [.$A102] / [.$B$1] ))" office:value-type="float" office:value="213" calcext:value-type="float">
            <text:p>213</text:p>
          </table:table-cell>
          <table:table-cell table:formula="of:=FLOOR(MOD([.$A102];[.C$1]) * [.C$2] / ([.C$1]-1))" office:value-type="float" office:value="98" calcext:value-type="float">
            <text:p>98</text:p>
          </table:table-cell>
          <table:table-cell table:formula="of:=FLOOR(MOD([.D$1]-[.$A102] -1;[.D$1]) * [.D$2] / ([.D$1]-1))" office:value-type="float" office:value="157" calcext:value-type="float">
            <text:p>157</text:p>
          </table:table-cell>
          <table:table-cell table:formula="of:=(IF(MOD([.$A102];[.E$1])&lt;FLOOR([.E$1]/2);0;[.E$2]))" office:value-type="float" office:value="0" calcext:value-type="float">
            <text:p>0</text:p>
          </table:table-cell>
          <table:table-cell table:formula="of:=IF(MOD([.$A102];[.F$1])&lt;[.F$1]/2;FLOOR(MOD([.$A102];[.F$1]) * [.F$2] *2 / ([.F$1]-1));[.F$2]-FLOOR(MOD(FLOOR([.$A102]-[.F$1]/2);[.F$1]) * [.F$2] *2 / ([.F$1]-1)))" office:value-type="float" office:value="196" calcext:value-type="float">
            <text:p>196</text:p>
          </table:table-cell>
          <table:table-cell table:formula="of:=FLOOR([.G$2] * POWER(SIN( PI() * [.$A102] / [.G$1] );2))" office:value-type="float" office:value="221" calcext:value-type="float">
            <text:p>221</text:p>
          </table:table-cell>
          <table:table-cell table:formula="of:=[.H$2]-FLOOR(POWER(IF(MOD([.$A102];[.H$1])&lt;[.H$1]/2;FLOOR(MOD([.$A102];[.H$1]) * [.H$2] *2 / ([.H$1]-1));[.H$2]-FLOOR(MOD(FLOOR([.$A102]-[.H$1]/2);[.H$1]) * [.H$2] *2 / ([.H$1]-1)));2)/[.H$2])" office:value-type="float" office:value="105" calcext:value-type="float">
            <text:p>105</text:p>
          </table:table-cell>
          <table:table-cell table:formula="of:=FLOOR( [.I$2] * ABS(SIN( PI() * [.$A102] / [.I$1] ))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FLOOR([.$B$2]/2 + [.$B$2]/2 * SIN(2 *  PI() * [.$A103] / [.$B$1] ))" office:value-type="float" office:value="210" calcext:value-type="float">
            <text:p>210</text:p>
          </table:table-cell>
          <table:table-cell table:formula="of:=FLOOR(MOD([.$A103];[.C$1]) * [.C$2] / ([.C$1]-1))" office:value-type="float" office:value="99" calcext:value-type="float">
            <text:p>99</text:p>
          </table:table-cell>
          <table:table-cell table:formula="of:=FLOOR(MOD([.D$1]-[.$A103] -1;[.D$1]) * [.D$2] / ([.D$1]-1))" office:value-type="float" office:value="156" calcext:value-type="float">
            <text:p>156</text:p>
          </table:table-cell>
          <table:table-cell table:formula="of:=(IF(MOD([.$A103];[.E$1])&lt;FLOOR([.E$1]/2);0;[.E$2]))" office:value-type="float" office:value="0" calcext:value-type="float">
            <text:p>0</text:p>
          </table:table-cell>
          <table:table-cell table:formula="of:=IF(MOD([.$A103];[.F$1])&lt;[.F$1]/2;FLOOR(MOD([.$A103];[.F$1]) * [.F$2] *2 / ([.F$1]-1));[.F$2]-FLOOR(MOD(FLOOR([.$A103]-[.F$1]/2);[.F$1]) * [.F$2] *2 / ([.F$1]-1)))" office:value-type="float" office:value="198" calcext:value-type="float">
            <text:p>198</text:p>
          </table:table-cell>
          <table:table-cell table:formula="of:=FLOOR([.G$2] * POWER(SIN( PI() * [.$A103] / [.G$1] );2))" office:value-type="float" office:value="224" calcext:value-type="float">
            <text:p>224</text:p>
          </table:table-cell>
          <table:table-cell table:formula="of:=[.H$2]-FLOOR(POWER(IF(MOD([.$A103];[.H$1])&lt;[.H$1]/2;FLOOR(MOD([.$A103];[.H$1]) * [.H$2] *2 / ([.H$1]-1));[.H$2]-FLOOR(MOD(FLOOR([.$A103]-[.H$1]/2);[.H$1]) * [.H$2] *2 / ([.H$1]-1)));2)/[.H$2])" office:value-type="float" office:value="102" calcext:value-type="float">
            <text:p>102</text:p>
          </table:table-cell>
          <table:table-cell table:formula="of:=FLOOR( [.I$2] * ABS(SIN( PI() * [.$A103] / [.I$1] ))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[.$B$2]/2 + [.$B$2]/2 * SIN(2 *  PI() * [.$A104] / [.$B$1] ))" office:value-type="float" office:value="208" calcext:value-type="float">
            <text:p>208</text:p>
          </table:table-cell>
          <table:table-cell table:formula="of:=FLOOR(MOD([.$A104];[.C$1]) * [.C$2] / ([.C$1]-1))" office:value-type="float" office:value="100" calcext:value-type="float">
            <text:p>100</text:p>
          </table:table-cell>
          <table:table-cell table:formula="of:=FLOOR(MOD([.D$1]-[.$A104] -1;[.D$1]) * [.D$2] / ([.D$1]-1))" office:value-type="float" office:value="155" calcext:value-type="float">
            <text:p>155</text:p>
          </table:table-cell>
          <table:table-cell table:formula="of:=(IF(MOD([.$A104];[.E$1])&lt;FLOOR([.E$1]/2);0;[.E$2]))" office:value-type="float" office:value="0" calcext:value-type="float">
            <text:p>0</text:p>
          </table:table-cell>
          <table:table-cell table:formula="of:=IF(MOD([.$A104];[.F$1])&lt;[.F$1]/2;FLOOR(MOD([.$A104];[.F$1]) * [.F$2] *2 / ([.F$1]-1));[.F$2]-FLOOR(MOD(FLOOR([.$A104]-[.F$1]/2);[.F$1]) * [.F$2] *2 / ([.F$1]-1)))" office:value-type="float" office:value="200" calcext:value-type="float">
            <text:p>200</text:p>
          </table:table-cell>
          <table:table-cell table:formula="of:=FLOOR([.G$2] * POWER(SIN( PI() * [.$A104] / [.G$1] );2))" office:value-type="float" office:value="226" calcext:value-type="float">
            <text:p>226</text:p>
          </table:table-cell>
          <table:table-cell table:formula="of:=[.H$2]-FLOOR(POWER(IF(MOD([.$A104];[.H$1])&lt;[.H$1]/2;FLOOR(MOD([.$A104];[.H$1]) * [.H$2] *2 / ([.H$1]-1));[.H$2]-FLOOR(MOD(FLOOR([.$A104]-[.H$1]/2);[.H$1]) * [.H$2] *2 / ([.H$1]-1)));2)/[.H$2])" office:value-type="float" office:value="99" calcext:value-type="float">
            <text:p>99</text:p>
          </table:table-cell>
          <table:table-cell table:formula="of:=FLOOR( [.I$2] * ABS(SIN( PI() * [.$A104] / [.I$1] )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FLOOR([.$B$2]/2 + [.$B$2]/2 * SIN(2 *  PI() * [.$A105] / [.$B$1] ))" office:value-type="float" office:value="205" calcext:value-type="float">
            <text:p>205</text:p>
          </table:table-cell>
          <table:table-cell table:formula="of:=FLOOR(MOD([.$A105];[.C$1]) * [.C$2] / ([.C$1]-1))" office:value-type="float" office:value="101" calcext:value-type="float">
            <text:p>101</text:p>
          </table:table-cell>
          <table:table-cell table:formula="of:=FLOOR(MOD([.D$1]-[.$A105] -1;[.D$1]) * [.D$2] / ([.D$1]-1))" office:value-type="float" office:value="154" calcext:value-type="float">
            <text:p>154</text:p>
          </table:table-cell>
          <table:table-cell table:formula="of:=(IF(MOD([.$A105];[.E$1])&lt;FLOOR([.E$1]/2);0;[.E$2]))" office:value-type="float" office:value="0" calcext:value-type="float">
            <text:p>0</text:p>
          </table:table-cell>
          <table:table-cell table:formula="of:=IF(MOD([.$A105];[.F$1])&lt;[.F$1]/2;FLOOR(MOD([.$A105];[.F$1]) * [.F$2] *2 / ([.F$1]-1));[.F$2]-FLOOR(MOD(FLOOR([.$A105]-[.F$1]/2);[.F$1]) * [.F$2] *2 / ([.F$1]-1)))" office:value-type="float" office:value="202" calcext:value-type="float">
            <text:p>202</text:p>
          </table:table-cell>
          <table:table-cell table:formula="of:=FLOOR([.G$2] * POWER(SIN( PI() * [.$A105] / [.G$1] );2))" office:value-type="float" office:value="228" calcext:value-type="float">
            <text:p>228</text:p>
          </table:table-cell>
          <table:table-cell table:formula="of:=[.H$2]-FLOOR(POWER(IF(MOD([.$A105];[.H$1])&lt;[.H$1]/2;FLOOR(MOD([.$A105];[.H$1]) * [.H$2] *2 / ([.H$1]-1));[.H$2]-FLOOR(MOD(FLOOR([.$A105]-[.H$1]/2);[.H$1]) * [.H$2] *2 / ([.H$1]-1)));2)/[.H$2])" office:value-type="float" office:value="95" calcext:value-type="float">
            <text:p>95</text:p>
          </table:table-cell>
          <table:table-cell table:formula="of:=FLOOR( [.I$2] * ABS(SIN( PI() * [.$A105] / [.I$1] ))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FLOOR([.$B$2]/2 + [.$B$2]/2 * SIN(2 *  PI() * [.$A106] / [.$B$1] ))" office:value-type="float" office:value="203" calcext:value-type="float">
            <text:p>203</text:p>
          </table:table-cell>
          <table:table-cell table:formula="of:=FLOOR(MOD([.$A106];[.C$1]) * [.C$2] / ([.C$1]-1))" office:value-type="float" office:value="102" calcext:value-type="float">
            <text:p>102</text:p>
          </table:table-cell>
          <table:table-cell table:formula="of:=FLOOR(MOD([.D$1]-[.$A106] -1;[.D$1]) * [.D$2] / ([.D$1]-1))" office:value-type="float" office:value="153" calcext:value-type="float">
            <text:p>153</text:p>
          </table:table-cell>
          <table:table-cell table:formula="of:=(IF(MOD([.$A106];[.E$1])&lt;FLOOR([.E$1]/2);0;[.E$2]))" office:value-type="float" office:value="0" calcext:value-type="float">
            <text:p>0</text:p>
          </table:table-cell>
          <table:table-cell table:formula="of:=IF(MOD([.$A106];[.F$1])&lt;[.F$1]/2;FLOOR(MOD([.$A106];[.F$1]) * [.F$2] *2 / ([.F$1]-1));[.F$2]-FLOOR(MOD(FLOOR([.$A106]-[.F$1]/2);[.F$1]) * [.F$2] *2 / ([.F$1]-1)))" office:value-type="float" office:value="204" calcext:value-type="float">
            <text:p>204</text:p>
          </table:table-cell>
          <table:table-cell table:formula="of:=FLOOR([.G$2] * POWER(SIN( PI() * [.$A106] / [.G$1] );2))" office:value-type="float" office:value="229" calcext:value-type="float">
            <text:p>229</text:p>
          </table:table-cell>
          <table:table-cell table:formula="of:=[.H$2]-FLOOR(POWER(IF(MOD([.$A106];[.H$1])&lt;[.H$1]/2;FLOOR(MOD([.$A106];[.H$1]) * [.H$2] *2 / ([.H$1]-1));[.H$2]-FLOOR(MOD(FLOOR([.$A106]-[.H$1]/2);[.H$1]) * [.H$2] *2 / ([.H$1]-1)));2)/[.H$2])" office:value-type="float" office:value="92" calcext:value-type="float">
            <text:p>92</text:p>
          </table:table-cell>
          <table:table-cell table:formula="of:=FLOOR( [.I$2] * ABS(SIN( PI() * [.$A106] / [.I$1] ))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FLOOR([.$B$2]/2 + [.$B$2]/2 * SIN(2 *  PI() * [.$A107] / [.$B$1] ))" office:value-type="float" office:value="200" calcext:value-type="float">
            <text:p>200</text:p>
          </table:table-cell>
          <table:table-cell table:formula="of:=FLOOR(MOD([.$A107];[.C$1]) * [.C$2] / ([.C$1]-1))" office:value-type="float" office:value="103" calcext:value-type="float">
            <text:p>103</text:p>
          </table:table-cell>
          <table:table-cell table:formula="of:=FLOOR(MOD([.D$1]-[.$A107] -1;[.D$1]) * [.D$2] / ([.D$1]-1))" office:value-type="float" office:value="152" calcext:value-type="float">
            <text:p>152</text:p>
          </table:table-cell>
          <table:table-cell table:formula="of:=(IF(MOD([.$A107];[.E$1])&lt;FLOOR([.E$1]/2);0;[.E$2]))" office:value-type="float" office:value="0" calcext:value-type="float">
            <text:p>0</text:p>
          </table:table-cell>
          <table:table-cell table:formula="of:=IF(MOD([.$A107];[.F$1])&lt;[.F$1]/2;FLOOR(MOD([.$A107];[.F$1]) * [.F$2] *2 / ([.F$1]-1));[.F$2]-FLOOR(MOD(FLOOR([.$A107]-[.F$1]/2);[.F$1]) * [.F$2] *2 / ([.F$1]-1)))" office:value-type="float" office:value="206" calcext:value-type="float">
            <text:p>206</text:p>
          </table:table-cell>
          <table:table-cell table:formula="of:=FLOOR([.G$2] * POWER(SIN( PI() * [.$A107] / [.G$1] );2))" office:value-type="float" office:value="231" calcext:value-type="float">
            <text:p>231</text:p>
          </table:table-cell>
          <table:table-cell table:formula="of:=[.H$2]-FLOOR(POWER(IF(MOD([.$A107];[.H$1])&lt;[.H$1]/2;FLOOR(MOD([.$A107];[.H$1]) * [.H$2] *2 / ([.H$1]-1));[.H$2]-FLOOR(MOD(FLOOR([.$A107]-[.H$1]/2);[.H$1]) * [.H$2] *2 / ([.H$1]-1)));2)/[.H$2])" office:value-type="float" office:value="89" calcext:value-type="float">
            <text:p>89</text:p>
          </table:table-cell>
          <table:table-cell table:formula="of:=FLOOR( [.I$2] * ABS(SIN( PI() * [.$A107] / [.I$1] )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FLOOR([.$B$2]/2 + [.$B$2]/2 * SIN(2 *  PI() * [.$A108] / [.$B$1] ))" office:value-type="float" office:value="198" calcext:value-type="float">
            <text:p>198</text:p>
          </table:table-cell>
          <table:table-cell table:formula="of:=FLOOR(MOD([.$A108];[.C$1]) * [.C$2] / ([.C$1]-1))" office:value-type="float" office:value="104" calcext:value-type="float">
            <text:p>104</text:p>
          </table:table-cell>
          <table:table-cell table:formula="of:=FLOOR(MOD([.D$1]-[.$A108] -1;[.D$1]) * [.D$2] / ([.D$1]-1))" office:value-type="float" office:value="151" calcext:value-type="float">
            <text:p>151</text:p>
          </table:table-cell>
          <table:table-cell table:formula="of:=(IF(MOD([.$A108];[.E$1])&lt;FLOOR([.E$1]/2);0;[.E$2]))" office:value-type="float" office:value="0" calcext:value-type="float">
            <text:p>0</text:p>
          </table:table-cell>
          <table:table-cell table:formula="of:=IF(MOD([.$A108];[.F$1])&lt;[.F$1]/2;FLOOR(MOD([.$A108];[.F$1]) * [.F$2] *2 / ([.F$1]-1));[.F$2]-FLOOR(MOD(FLOOR([.$A108]-[.F$1]/2);[.F$1]) * [.F$2] *2 / ([.F$1]-1)))" office:value-type="float" office:value="208" calcext:value-type="float">
            <text:p>208</text:p>
          </table:table-cell>
          <table:table-cell table:formula="of:=FLOOR([.G$2] * POWER(SIN( PI() * [.$A108] / [.G$1] );2))" office:value-type="float" office:value="233" calcext:value-type="float">
            <text:p>233</text:p>
          </table:table-cell>
          <table:table-cell table:formula="of:=[.H$2]-FLOOR(POWER(IF(MOD([.$A108];[.H$1])&lt;[.H$1]/2;FLOOR(MOD([.$A108];[.H$1]) * [.H$2] *2 / ([.H$1]-1));[.H$2]-FLOOR(MOD(FLOOR([.$A108]-[.H$1]/2);[.H$1]) * [.H$2] *2 / ([.H$1]-1)));2)/[.H$2])" office:value-type="float" office:value="86" calcext:value-type="float">
            <text:p>86</text:p>
          </table:table-cell>
          <table:table-cell table:formula="of:=FLOOR( [.I$2] * ABS(SIN( PI() * [.$A108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FLOOR([.$B$2]/2 + [.$B$2]/2 * SIN(2 *  PI() * [.$A109] / [.$B$1] ))" office:value-type="float" office:value="195" calcext:value-type="float">
            <text:p>195</text:p>
          </table:table-cell>
          <table:table-cell table:formula="of:=FLOOR(MOD([.$A109];[.C$1]) * [.C$2] / ([.C$1]-1))" office:value-type="float" office:value="105" calcext:value-type="float">
            <text:p>105</text:p>
          </table:table-cell>
          <table:table-cell table:formula="of:=FLOOR(MOD([.D$1]-[.$A109] -1;[.D$1]) * [.D$2] / ([.D$1]-1))" office:value-type="float" office:value="150" calcext:value-type="float">
            <text:p>150</text:p>
          </table:table-cell>
          <table:table-cell table:formula="of:=(IF(MOD([.$A109];[.E$1])&lt;FLOOR([.E$1]/2);0;[.E$2]))" office:value-type="float" office:value="0" calcext:value-type="float">
            <text:p>0</text:p>
          </table:table-cell>
          <table:table-cell table:formula="of:=IF(MOD([.$A109];[.F$1])&lt;[.F$1]/2;FLOOR(MOD([.$A109];[.F$1]) * [.F$2] *2 / ([.F$1]-1));[.F$2]-FLOOR(MOD(FLOOR([.$A109]-[.F$1]/2);[.F$1]) * [.F$2] *2 / ([.F$1]-1)))" office:value-type="float" office:value="210" calcext:value-type="float">
            <text:p>210</text:p>
          </table:table-cell>
          <table:table-cell table:formula="of:=FLOOR([.G$2] * POWER(SIN( PI() * [.$A109] / [.G$1] );2))" office:value-type="float" office:value="235" calcext:value-type="float">
            <text:p>235</text:p>
          </table:table-cell>
          <table:table-cell table:formula="of:=[.H$2]-FLOOR(POWER(IF(MOD([.$A109];[.H$1])&lt;[.H$1]/2;FLOOR(MOD([.$A109];[.H$1]) * [.H$2] *2 / ([.H$1]-1));[.H$2]-FLOOR(MOD(FLOOR([.$A109]-[.H$1]/2);[.H$1]) * [.H$2] *2 / ([.H$1]-1)));2)/[.H$2])" office:value-type="float" office:value="83" calcext:value-type="float">
            <text:p>83</text:p>
          </table:table-cell>
          <table:table-cell table:formula="of:=FLOOR( [.I$2] * ABS(SIN( PI() * [.$A109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FLOOR([.$B$2]/2 + [.$B$2]/2 * SIN(2 *  PI() * [.$A110] / [.$B$1] ))" office:value-type="float" office:value="193" calcext:value-type="float">
            <text:p>193</text:p>
          </table:table-cell>
          <table:table-cell table:formula="of:=FLOOR(MOD([.$A110];[.C$1]) * [.C$2] / ([.C$1]-1))" office:value-type="float" office:value="106" calcext:value-type="float">
            <text:p>106</text:p>
          </table:table-cell>
          <table:table-cell table:formula="of:=FLOOR(MOD([.D$1]-[.$A110] -1;[.D$1]) * [.D$2] / ([.D$1]-1))" office:value-type="float" office:value="149" calcext:value-type="float">
            <text:p>149</text:p>
          </table:table-cell>
          <table:table-cell table:formula="of:=(IF(MOD([.$A110];[.E$1])&lt;FLOOR([.E$1]/2);0;[.E$2]))" office:value-type="float" office:value="0" calcext:value-type="float">
            <text:p>0</text:p>
          </table:table-cell>
          <table:table-cell table:formula="of:=IF(MOD([.$A110];[.F$1])&lt;[.F$1]/2;FLOOR(MOD([.$A110];[.F$1]) * [.F$2] *2 / ([.F$1]-1));[.F$2]-FLOOR(MOD(FLOOR([.$A110]-[.F$1]/2);[.F$1]) * [.F$2] *2 / ([.F$1]-1)))" office:value-type="float" office:value="212" calcext:value-type="float">
            <text:p>212</text:p>
          </table:table-cell>
          <table:table-cell table:formula="of:=FLOOR([.G$2] * POWER(SIN( PI() * [.$A110] / [.G$1] );2))" office:value-type="float" office:value="236" calcext:value-type="float">
            <text:p>236</text:p>
          </table:table-cell>
          <table:table-cell table:formula="of:=[.H$2]-FLOOR(POWER(IF(MOD([.$A110];[.H$1])&lt;[.H$1]/2;FLOOR(MOD([.$A110];[.H$1]) * [.H$2] *2 / ([.H$1]-1));[.H$2]-FLOOR(MOD(FLOOR([.$A110]-[.H$1]/2);[.H$1]) * [.H$2] *2 / ([.H$1]-1)));2)/[.H$2])" office:value-type="float" office:value="79" calcext:value-type="float">
            <text:p>79</text:p>
          </table:table-cell>
          <table:table-cell table:formula="of:=FLOOR( [.I$2] * ABS(SIN( PI() * [.$A110] / [.I$1] )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FLOOR([.$B$2]/2 + [.$B$2]/2 * SIN(2 *  PI() * [.$A111] / [.$B$1] ))" office:value-type="float" office:value="190" calcext:value-type="float">
            <text:p>190</text:p>
          </table:table-cell>
          <table:table-cell table:formula="of:=FLOOR(MOD([.$A111];[.C$1]) * [.C$2] / ([.C$1]-1))" office:value-type="float" office:value="107" calcext:value-type="float">
            <text:p>107</text:p>
          </table:table-cell>
          <table:table-cell table:formula="of:=FLOOR(MOD([.D$1]-[.$A111] -1;[.D$1]) * [.D$2] / ([.D$1]-1))" office:value-type="float" office:value="148" calcext:value-type="float">
            <text:p>148</text:p>
          </table:table-cell>
          <table:table-cell table:formula="of:=(IF(MOD([.$A111];[.E$1])&lt;FLOOR([.E$1]/2);0;[.E$2]))" office:value-type="float" office:value="0" calcext:value-type="float">
            <text:p>0</text:p>
          </table:table-cell>
          <table:table-cell table:formula="of:=IF(MOD([.$A111];[.F$1])&lt;[.F$1]/2;FLOOR(MOD([.$A111];[.F$1]) * [.F$2] *2 / ([.F$1]-1));[.F$2]-FLOOR(MOD(FLOOR([.$A111]-[.F$1]/2);[.F$1]) * [.F$2] *2 / ([.F$1]-1)))" office:value-type="float" office:value="214" calcext:value-type="float">
            <text:p>214</text:p>
          </table:table-cell>
          <table:table-cell table:formula="of:=FLOOR([.G$2] * POWER(SIN( PI() * [.$A111] / [.G$1] );2))" office:value-type="float" office:value="238" calcext:value-type="float">
            <text:p>238</text:p>
          </table:table-cell>
          <table:table-cell table:formula="of:=[.H$2]-FLOOR(POWER(IF(MOD([.$A111];[.H$1])&lt;[.H$1]/2;FLOOR(MOD([.$A111];[.H$1]) * [.H$2] *2 / ([.H$1]-1));[.H$2]-FLOOR(MOD(FLOOR([.$A111]-[.H$1]/2);[.H$1]) * [.H$2] *2 / ([.H$1]-1)));2)/[.H$2])" office:value-type="float" office:value="76" calcext:value-type="float">
            <text:p>76</text:p>
          </table:table-cell>
          <table:table-cell table:formula="of:=FLOOR( [.I$2] * ABS(SIN( PI() * [.$A111] / [.I$1] ))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FLOOR([.$B$2]/2 + [.$B$2]/2 * SIN(2 *  PI() * [.$A112] / [.$B$1] ))" office:value-type="float" office:value="187" calcext:value-type="float">
            <text:p>187</text:p>
          </table:table-cell>
          <table:table-cell table:formula="of:=FLOOR(MOD([.$A112];[.C$1]) * [.C$2] / ([.C$1]-1))" office:value-type="float" office:value="108" calcext:value-type="float">
            <text:p>108</text:p>
          </table:table-cell>
          <table:table-cell table:formula="of:=FLOOR(MOD([.D$1]-[.$A112] -1;[.D$1]) * [.D$2] / ([.D$1]-1))" office:value-type="float" office:value="147" calcext:value-type="float">
            <text:p>147</text:p>
          </table:table-cell>
          <table:table-cell table:formula="of:=(IF(MOD([.$A112];[.E$1])&lt;FLOOR([.E$1]/2);0;[.E$2]))" office:value-type="float" office:value="0" calcext:value-type="float">
            <text:p>0</text:p>
          </table:table-cell>
          <table:table-cell table:formula="of:=IF(MOD([.$A112];[.F$1])&lt;[.F$1]/2;FLOOR(MOD([.$A112];[.F$1]) * [.F$2] *2 / ([.F$1]-1));[.F$2]-FLOOR(MOD(FLOOR([.$A112]-[.F$1]/2);[.F$1]) * [.F$2] *2 / ([.F$1]-1)))" office:value-type="float" office:value="216" calcext:value-type="float">
            <text:p>216</text:p>
          </table:table-cell>
          <table:table-cell table:formula="of:=FLOOR([.G$2] * POWER(SIN( PI() * [.$A112] / [.G$1] );2))" office:value-type="float" office:value="239" calcext:value-type="float">
            <text:p>239</text:p>
          </table:table-cell>
          <table:table-cell table:formula="of:=[.H$2]-FLOOR(POWER(IF(MOD([.$A112];[.H$1])&lt;[.H$1]/2;FLOOR(MOD([.$A112];[.H$1]) * [.H$2] *2 / ([.H$1]-1));[.H$2]-FLOOR(MOD(FLOOR([.$A112]-[.H$1]/2);[.H$1]) * [.H$2] *2 / ([.H$1]-1)));2)/[.H$2])" office:value-type="float" office:value="73" calcext:value-type="float">
            <text:p>73</text:p>
          </table:table-cell>
          <table:table-cell table:formula="of:=FLOOR( [.I$2] * ABS(SIN( PI() * [.$A112] / [.I$1] ))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FLOOR([.$B$2]/2 + [.$B$2]/2 * SIN(2 *  PI() * [.$A113] / [.$B$1] ))" office:value-type="float" office:value="184" calcext:value-type="float">
            <text:p>184</text:p>
          </table:table-cell>
          <table:table-cell table:formula="of:=FLOOR(MOD([.$A113];[.C$1]) * [.C$2] / ([.C$1]-1))" office:value-type="float" office:value="109" calcext:value-type="float">
            <text:p>109</text:p>
          </table:table-cell>
          <table:table-cell table:formula="of:=FLOOR(MOD([.D$1]-[.$A113] -1;[.D$1]) * [.D$2] / ([.D$1]-1))" office:value-type="float" office:value="146" calcext:value-type="float">
            <text:p>146</text:p>
          </table:table-cell>
          <table:table-cell table:formula="of:=(IF(MOD([.$A113];[.E$1])&lt;FLOOR([.E$1]/2);0;[.E$2]))" office:value-type="float" office:value="0" calcext:value-type="float">
            <text:p>0</text:p>
          </table:table-cell>
          <table:table-cell table:formula="of:=IF(MOD([.$A113];[.F$1])&lt;[.F$1]/2;FLOOR(MOD([.$A113];[.F$1]) * [.F$2] *2 / ([.F$1]-1));[.F$2]-FLOOR(MOD(FLOOR([.$A113]-[.F$1]/2);[.F$1]) * [.F$2] *2 / ([.F$1]-1)))" office:value-type="float" office:value="218" calcext:value-type="float">
            <text:p>218</text:p>
          </table:table-cell>
          <table:table-cell table:formula="of:=FLOOR([.G$2] * POWER(SIN( PI() * [.$A113] / [.G$1] );2))" office:value-type="float" office:value="241" calcext:value-type="float">
            <text:p>241</text:p>
          </table:table-cell>
          <table:table-cell table:formula="of:=[.H$2]-FLOOR(POWER(IF(MOD([.$A113];[.H$1])&lt;[.H$1]/2;FLOOR(MOD([.$A113];[.H$1]) * [.H$2] *2 / ([.H$1]-1));[.H$2]-FLOOR(MOD(FLOOR([.$A113]-[.H$1]/2);[.H$1]) * [.H$2] *2 / ([.H$1]-1)));2)/[.H$2])" office:value-type="float" office:value="69" calcext:value-type="float">
            <text:p>69</text:p>
          </table:table-cell>
          <table:table-cell table:formula="of:=FLOOR( [.I$2] * ABS(SIN( PI() * [.$A113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[.$B$2]/2 + [.$B$2]/2 * SIN(2 *  PI() * [.$A114] / [.$B$1] ))" office:value-type="float" office:value="182" calcext:value-type="float">
            <text:p>182</text:p>
          </table:table-cell>
          <table:table-cell table:formula="of:=FLOOR(MOD([.$A114];[.C$1]) * [.C$2] / ([.C$1]-1))" office:value-type="float" office:value="110" calcext:value-type="float">
            <text:p>110</text:p>
          </table:table-cell>
          <table:table-cell table:formula="of:=FLOOR(MOD([.D$1]-[.$A114] -1;[.D$1]) * [.D$2] / ([.D$1]-1))" office:value-type="float" office:value="145" calcext:value-type="float">
            <text:p>145</text:p>
          </table:table-cell>
          <table:table-cell table:formula="of:=(IF(MOD([.$A114];[.E$1])&lt;FLOOR([.E$1]/2);0;[.E$2]))" office:value-type="float" office:value="0" calcext:value-type="float">
            <text:p>0</text:p>
          </table:table-cell>
          <table:table-cell table:formula="of:=IF(MOD([.$A114];[.F$1])&lt;[.F$1]/2;FLOOR(MOD([.$A114];[.F$1]) * [.F$2] *2 / ([.F$1]-1));[.F$2]-FLOOR(MOD(FLOOR([.$A114]-[.F$1]/2);[.F$1]) * [.F$2] *2 / ([.F$1]-1)))" office:value-type="float" office:value="220" calcext:value-type="float">
            <text:p>220</text:p>
          </table:table-cell>
          <table:table-cell table:formula="of:=FLOOR([.G$2] * POWER(SIN( PI() * [.$A114] / [.G$1] );2))" office:value-type="float" office:value="242" calcext:value-type="float">
            <text:p>242</text:p>
          </table:table-cell>
          <table:table-cell table:formula="of:=[.H$2]-FLOOR(POWER(IF(MOD([.$A114];[.H$1])&lt;[.H$1]/2;FLOOR(MOD([.$A114];[.H$1]) * [.H$2] *2 / ([.H$1]-1));[.H$2]-FLOOR(MOD(FLOOR([.$A114]-[.H$1]/2);[.H$1]) * [.H$2] *2 / ([.H$1]-1)));2)/[.H$2])" office:value-type="float" office:value="66" calcext:value-type="float">
            <text:p>66</text:p>
          </table:table-cell>
          <table:table-cell table:formula="of:=FLOOR( [.I$2] * ABS(SIN( PI() * [.$A114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FLOOR([.$B$2]/2 + [.$B$2]/2 * SIN(2 *  PI() * [.$A115] / [.$B$1] ))" office:value-type="float" office:value="179" calcext:value-type="float">
            <text:p>179</text:p>
          </table:table-cell>
          <table:table-cell table:formula="of:=FLOOR(MOD([.$A115];[.C$1]) * [.C$2] / ([.C$1]-1))" office:value-type="float" office:value="111" calcext:value-type="float">
            <text:p>111</text:p>
          </table:table-cell>
          <table:table-cell table:formula="of:=FLOOR(MOD([.D$1]-[.$A115] -1;[.D$1]) * [.D$2] / ([.D$1]-1))" office:value-type="float" office:value="144" calcext:value-type="float">
            <text:p>144</text:p>
          </table:table-cell>
          <table:table-cell table:formula="of:=(IF(MOD([.$A115];[.E$1])&lt;FLOOR([.E$1]/2);0;[.E$2]))" office:value-type="float" office:value="0" calcext:value-type="float">
            <text:p>0</text:p>
          </table:table-cell>
          <table:table-cell table:formula="of:=IF(MOD([.$A115];[.F$1])&lt;[.F$1]/2;FLOOR(MOD([.$A115];[.F$1]) * [.F$2] *2 / ([.F$1]-1));[.F$2]-FLOOR(MOD(FLOOR([.$A115]-[.F$1]/2);[.F$1]) * [.F$2] *2 / ([.F$1]-1)))" office:value-type="float" office:value="222" calcext:value-type="float">
            <text:p>222</text:p>
          </table:table-cell>
          <table:table-cell table:formula="of:=FLOOR([.G$2] * POWER(SIN( PI() * [.$A115] / [.G$1] );2))" office:value-type="float" office:value="244" calcext:value-type="float">
            <text:p>244</text:p>
          </table:table-cell>
          <table:table-cell table:formula="of:=[.H$2]-FLOOR(POWER(IF(MOD([.$A115];[.H$1])&lt;[.H$1]/2;FLOOR(MOD([.$A115];[.H$1]) * [.H$2] *2 / ([.H$1]-1));[.H$2]-FLOOR(MOD(FLOOR([.$A115]-[.H$1]/2);[.H$1]) * [.H$2] *2 / ([.H$1]-1)));2)/[.H$2])" office:value-type="float" office:value="62" calcext:value-type="float">
            <text:p>62</text:p>
          </table:table-cell>
          <table:table-cell table:formula="of:=FLOOR( [.I$2] * ABS(SIN( PI() * [.$A115] / [.I$1] )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FLOOR([.$B$2]/2 + [.$B$2]/2 * SIN(2 *  PI() * [.$A116] / [.$B$1] ))" office:value-type="float" office:value="176" calcext:value-type="float">
            <text:p>176</text:p>
          </table:table-cell>
          <table:table-cell table:formula="of:=FLOOR(MOD([.$A116];[.C$1]) * [.C$2] / ([.C$1]-1))" office:value-type="float" office:value="112" calcext:value-type="float">
            <text:p>112</text:p>
          </table:table-cell>
          <table:table-cell table:formula="of:=FLOOR(MOD([.D$1]-[.$A116] -1;[.D$1]) * [.D$2] / ([.D$1]-1))" office:value-type="float" office:value="143" calcext:value-type="float">
            <text:p>143</text:p>
          </table:table-cell>
          <table:table-cell table:formula="of:=(IF(MOD([.$A116];[.E$1])&lt;FLOOR([.E$1]/2);0;[.E$2]))" office:value-type="float" office:value="0" calcext:value-type="float">
            <text:p>0</text:p>
          </table:table-cell>
          <table:table-cell table:formula="of:=IF(MOD([.$A116];[.F$1])&lt;[.F$1]/2;FLOOR(MOD([.$A116];[.F$1]) * [.F$2] *2 / ([.F$1]-1));[.F$2]-FLOOR(MOD(FLOOR([.$A116]-[.F$1]/2);[.F$1]) * [.F$2] *2 / ([.F$1]-1)))" office:value-type="float" office:value="224" calcext:value-type="float">
            <text:p>224</text:p>
          </table:table-cell>
          <table:table-cell table:formula="of:=FLOOR([.G$2] * POWER(SIN( PI() * [.$A116] / [.G$1] );2))" office:value-type="float" office:value="245" calcext:value-type="float">
            <text:p>245</text:p>
          </table:table-cell>
          <table:table-cell table:formula="of:=[.H$2]-FLOOR(POWER(IF(MOD([.$A116];[.H$1])&lt;[.H$1]/2;FLOOR(MOD([.$A116];[.H$1]) * [.H$2] *2 / ([.H$1]-1));[.H$2]-FLOOR(MOD(FLOOR([.$A116]-[.H$1]/2);[.H$1]) * [.H$2] *2 / ([.H$1]-1)));2)/[.H$2])" office:value-type="float" office:value="59" calcext:value-type="float">
            <text:p>59</text:p>
          </table:table-cell>
          <table:table-cell table:formula="of:=FLOOR( [.I$2] * ABS(SIN( PI() * [.$A116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FLOOR([.$B$2]/2 + [.$B$2]/2 * SIN(2 *  PI() * [.$A117] / [.$B$1] ))" office:value-type="float" office:value="173" calcext:value-type="float">
            <text:p>173</text:p>
          </table:table-cell>
          <table:table-cell table:formula="of:=FLOOR(MOD([.$A117];[.C$1]) * [.C$2] / ([.C$1]-1))" office:value-type="float" office:value="113" calcext:value-type="float">
            <text:p>113</text:p>
          </table:table-cell>
          <table:table-cell table:formula="of:=FLOOR(MOD([.D$1]-[.$A117] -1;[.D$1]) * [.D$2] / ([.D$1]-1))" office:value-type="float" office:value="142" calcext:value-type="float">
            <text:p>142</text:p>
          </table:table-cell>
          <table:table-cell table:formula="of:=(IF(MOD([.$A117];[.E$1])&lt;FLOOR([.E$1]/2);0;[.E$2]))" office:value-type="float" office:value="0" calcext:value-type="float">
            <text:p>0</text:p>
          </table:table-cell>
          <table:table-cell table:formula="of:=IF(MOD([.$A117];[.F$1])&lt;[.F$1]/2;FLOOR(MOD([.$A117];[.F$1]) * [.F$2] *2 / ([.F$1]-1));[.F$2]-FLOOR(MOD(FLOOR([.$A117]-[.F$1]/2);[.F$1]) * [.F$2] *2 / ([.F$1]-1)))" office:value-type="float" office:value="226" calcext:value-type="float">
            <text:p>226</text:p>
          </table:table-cell>
          <table:table-cell table:formula="of:=FLOOR([.G$2] * POWER(SIN( PI() * [.$A117] / [.G$1] );2))" office:value-type="float" office:value="246" calcext:value-type="float">
            <text:p>246</text:p>
          </table:table-cell>
          <table:table-cell table:formula="of:=[.H$2]-FLOOR(POWER(IF(MOD([.$A117];[.H$1])&lt;[.H$1]/2;FLOOR(MOD([.$A117];[.H$1]) * [.H$2] *2 / ([.H$1]-1));[.H$2]-FLOOR(MOD(FLOOR([.$A117]-[.H$1]/2);[.H$1]) * [.H$2] *2 / ([.H$1]-1)));2)/[.H$2])" office:value-type="float" office:value="55" calcext:value-type="float">
            <text:p>55</text:p>
          </table:table-cell>
          <table:table-cell table:formula="of:=FLOOR( [.I$2] * ABS(SIN( PI() * [.$A117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FLOOR([.$B$2]/2 + [.$B$2]/2 * SIN(2 *  PI() * [.$A118] / [.$B$1] ))" office:value-type="float" office:value="170" calcext:value-type="float">
            <text:p>170</text:p>
          </table:table-cell>
          <table:table-cell table:formula="of:=FLOOR(MOD([.$A118];[.C$1]) * [.C$2] / ([.C$1]-1))" office:value-type="float" office:value="114" calcext:value-type="float">
            <text:p>114</text:p>
          </table:table-cell>
          <table:table-cell table:formula="of:=FLOOR(MOD([.D$1]-[.$A118] -1;[.D$1]) * [.D$2] / ([.D$1]-1))" office:value-type="float" office:value="141" calcext:value-type="float">
            <text:p>141</text:p>
          </table:table-cell>
          <table:table-cell table:formula="of:=(IF(MOD([.$A118];[.E$1])&lt;FLOOR([.E$1]/2);0;[.E$2]))" office:value-type="float" office:value="0" calcext:value-type="float">
            <text:p>0</text:p>
          </table:table-cell>
          <table:table-cell table:formula="of:=IF(MOD([.$A118];[.F$1])&lt;[.F$1]/2;FLOOR(MOD([.$A118];[.F$1]) * [.F$2] *2 / ([.F$1]-1));[.F$2]-FLOOR(MOD(FLOOR([.$A118]-[.F$1]/2);[.F$1]) * [.F$2] *2 / ([.F$1]-1)))" office:value-type="float" office:value="228" calcext:value-type="float">
            <text:p>228</text:p>
          </table:table-cell>
          <table:table-cell table:formula="of:=FLOOR([.G$2] * POWER(SIN( PI() * [.$A118] / [.G$1] );2))" office:value-type="float" office:value="247" calcext:value-type="float">
            <text:p>247</text:p>
          </table:table-cell>
          <table:table-cell table:formula="of:=[.H$2]-FLOOR(POWER(IF(MOD([.$A118];[.H$1])&lt;[.H$1]/2;FLOOR(MOD([.$A118];[.H$1]) * [.H$2] *2 / ([.H$1]-1));[.H$2]-FLOOR(MOD(FLOOR([.$A118]-[.H$1]/2);[.H$1]) * [.H$2] *2 / ([.H$1]-1)));2)/[.H$2])" office:value-type="float" office:value="52" calcext:value-type="float">
            <text:p>52</text:p>
          </table:table-cell>
          <table:table-cell table:formula="of:=FLOOR( [.I$2] * ABS(SIN( PI() * [.$A118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FLOOR([.$B$2]/2 + [.$B$2]/2 * SIN(2 *  PI() * [.$A119] / [.$B$1] ))" office:value-type="float" office:value="167" calcext:value-type="float">
            <text:p>167</text:p>
          </table:table-cell>
          <table:table-cell table:formula="of:=FLOOR(MOD([.$A119];[.C$1]) * [.C$2] / ([.C$1]-1))" office:value-type="float" office:value="115" calcext:value-type="float">
            <text:p>115</text:p>
          </table:table-cell>
          <table:table-cell table:formula="of:=FLOOR(MOD([.D$1]-[.$A119] -1;[.D$1]) * [.D$2] / ([.D$1]-1))" office:value-type="float" office:value="140" calcext:value-type="float">
            <text:p>140</text:p>
          </table:table-cell>
          <table:table-cell table:formula="of:=(IF(MOD([.$A119];[.E$1])&lt;FLOOR([.E$1]/2);0;[.E$2]))" office:value-type="float" office:value="0" calcext:value-type="float">
            <text:p>0</text:p>
          </table:table-cell>
          <table:table-cell table:formula="of:=IF(MOD([.$A119];[.F$1])&lt;[.F$1]/2;FLOOR(MOD([.$A119];[.F$1]) * [.F$2] *2 / ([.F$1]-1));[.F$2]-FLOOR(MOD(FLOOR([.$A119]-[.F$1]/2);[.F$1]) * [.F$2] *2 / ([.F$1]-1)))" office:value-type="float" office:value="230" calcext:value-type="float">
            <text:p>230</text:p>
          </table:table-cell>
          <table:table-cell table:formula="of:=FLOOR([.G$2] * POWER(SIN( PI() * [.$A119] / [.G$1] );2))" office:value-type="float" office:value="248" calcext:value-type="float">
            <text:p>248</text:p>
          </table:table-cell>
          <table:table-cell table:formula="of:=[.H$2]-FLOOR(POWER(IF(MOD([.$A119];[.H$1])&lt;[.H$1]/2;FLOOR(MOD([.$A119];[.H$1]) * [.H$2] *2 / ([.H$1]-1));[.H$2]-FLOOR(MOD(FLOOR([.$A119]-[.H$1]/2);[.H$1]) * [.H$2] *2 / ([.H$1]-1)));2)/[.H$2])" office:value-type="float" office:value="48" calcext:value-type="float">
            <text:p>48</text:p>
          </table:table-cell>
          <table:table-cell table:formula="of:=FLOOR( [.I$2] * ABS(SIN( PI() * [.$A119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FLOOR([.$B$2]/2 + [.$B$2]/2 * SIN(2 *  PI() * [.$A120] / [.$B$1] ))" office:value-type="float" office:value="164" calcext:value-type="float">
            <text:p>164</text:p>
          </table:table-cell>
          <table:table-cell table:formula="of:=FLOOR(MOD([.$A120];[.C$1]) * [.C$2] / ([.C$1]-1))" office:value-type="float" office:value="116" calcext:value-type="float">
            <text:p>116</text:p>
          </table:table-cell>
          <table:table-cell table:formula="of:=FLOOR(MOD([.D$1]-[.$A120] -1;[.D$1]) * [.D$2] / ([.D$1]-1))" office:value-type="float" office:value="139" calcext:value-type="float">
            <text:p>139</text:p>
          </table:table-cell>
          <table:table-cell table:formula="of:=(IF(MOD([.$A120];[.E$1])&lt;FLOOR([.E$1]/2);0;[.E$2]))" office:value-type="float" office:value="0" calcext:value-type="float">
            <text:p>0</text:p>
          </table:table-cell>
          <table:table-cell table:formula="of:=IF(MOD([.$A120];[.F$1])&lt;[.F$1]/2;FLOOR(MOD([.$A120];[.F$1]) * [.F$2] *2 / ([.F$1]-1));[.F$2]-FLOOR(MOD(FLOOR([.$A120]-[.F$1]/2);[.F$1]) * [.F$2] *2 / ([.F$1]-1)))" office:value-type="float" office:value="232" calcext:value-type="float">
            <text:p>232</text:p>
          </table:table-cell>
          <table:table-cell table:formula="of:=FLOOR([.G$2] * POWER(SIN( PI() * [.$A120] / [.G$1] );2))" office:value-type="float" office:value="249" calcext:value-type="float">
            <text:p>249</text:p>
          </table:table-cell>
          <table:table-cell table:formula="of:=[.H$2]-FLOOR(POWER(IF(MOD([.$A120];[.H$1])&lt;[.H$1]/2;FLOOR(MOD([.$A120];[.H$1]) * [.H$2] *2 / ([.H$1]-1));[.H$2]-FLOOR(MOD(FLOOR([.$A120]-[.H$1]/2);[.H$1]) * [.H$2] *2 / ([.H$1]-1)));2)/[.H$2])" office:value-type="float" office:value="44" calcext:value-type="float">
            <text:p>44</text:p>
          </table:table-cell>
          <table:table-cell table:formula="of:=FLOOR( [.I$2] * ABS(SIN( PI() * [.$A120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FLOOR([.$B$2]/2 + [.$B$2]/2 * SIN(2 *  PI() * [.$A121] / [.$B$1] ))" office:value-type="float" office:value="161" calcext:value-type="float">
            <text:p>161</text:p>
          </table:table-cell>
          <table:table-cell table:formula="of:=FLOOR(MOD([.$A121];[.C$1]) * [.C$2] / ([.C$1]-1))" office:value-type="float" office:value="117" calcext:value-type="float">
            <text:p>117</text:p>
          </table:table-cell>
          <table:table-cell table:formula="of:=FLOOR(MOD([.D$1]-[.$A121] -1;[.D$1]) * [.D$2] / ([.D$1]-1))" office:value-type="float" office:value="138" calcext:value-type="float">
            <text:p>138</text:p>
          </table:table-cell>
          <table:table-cell table:formula="of:=(IF(MOD([.$A121];[.E$1])&lt;FLOOR([.E$1]/2);0;[.E$2]))" office:value-type="float" office:value="0" calcext:value-type="float">
            <text:p>0</text:p>
          </table:table-cell>
          <table:table-cell table:formula="of:=IF(MOD([.$A121];[.F$1])&lt;[.F$1]/2;FLOOR(MOD([.$A121];[.F$1]) * [.F$2] *2 / ([.F$1]-1));[.F$2]-FLOOR(MOD(FLOOR([.$A121]-[.F$1]/2);[.F$1]) * [.F$2] *2 / ([.F$1]-1)))" office:value-type="float" office:value="234" calcext:value-type="float">
            <text:p>234</text:p>
          </table:table-cell>
          <table:table-cell table:formula="of:=FLOOR([.G$2] * POWER(SIN( PI() * [.$A121] / [.G$1] );2))" office:value-type="float" office:value="250" calcext:value-type="float">
            <text:p>250</text:p>
          </table:table-cell>
          <table:table-cell table:formula="of:=[.H$2]-FLOOR(POWER(IF(MOD([.$A121];[.H$1])&lt;[.H$1]/2;FLOOR(MOD([.$A121];[.H$1]) * [.H$2] *2 / ([.H$1]-1));[.H$2]-FLOOR(MOD(FLOOR([.$A121]-[.H$1]/2);[.H$1]) * [.H$2] *2 / ([.H$1]-1)));2)/[.H$2])" office:value-type="float" office:value="41" calcext:value-type="float">
            <text:p>41</text:p>
          </table:table-cell>
          <table:table-cell table:formula="of:=FLOOR( [.I$2] * ABS(SIN( PI() * [.$A121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FLOOR([.$B$2]/2 + [.$B$2]/2 * SIN(2 *  PI() * [.$A122] / [.$B$1] ))" office:value-type="float" office:value="158" calcext:value-type="float">
            <text:p>158</text:p>
          </table:table-cell>
          <table:table-cell table:formula="of:=FLOOR(MOD([.$A122];[.C$1]) * [.C$2] / ([.C$1]-1))" office:value-type="float" office:value="118" calcext:value-type="float">
            <text:p>118</text:p>
          </table:table-cell>
          <table:table-cell table:formula="of:=FLOOR(MOD([.D$1]-[.$A122] -1;[.D$1]) * [.D$2] / ([.D$1]-1))" office:value-type="float" office:value="137" calcext:value-type="float">
            <text:p>137</text:p>
          </table:table-cell>
          <table:table-cell table:formula="of:=(IF(MOD([.$A122];[.E$1])&lt;FLOOR([.E$1]/2);0;[.E$2]))" office:value-type="float" office:value="0" calcext:value-type="float">
            <text:p>0</text:p>
          </table:table-cell>
          <table:table-cell table:formula="of:=IF(MOD([.$A122];[.F$1])&lt;[.F$1]/2;FLOOR(MOD([.$A122];[.F$1]) * [.F$2] *2 / ([.F$1]-1));[.F$2]-FLOOR(MOD(FLOOR([.$A122]-[.F$1]/2);[.F$1]) * [.F$2] *2 / ([.F$1]-1)))" office:value-type="float" office:value="236" calcext:value-type="float">
            <text:p>236</text:p>
          </table:table-cell>
          <table:table-cell table:formula="of:=FLOOR([.G$2] * POWER(SIN( PI() * [.$A122] / [.G$1] );2))" office:value-type="float" office:value="251" calcext:value-type="float">
            <text:p>251</text:p>
          </table:table-cell>
          <table:table-cell table:formula="of:=[.H$2]-FLOOR(POWER(IF(MOD([.$A122];[.H$1])&lt;[.H$1]/2;FLOOR(MOD([.$A122];[.H$1]) * [.H$2] *2 / ([.H$1]-1));[.H$2]-FLOOR(MOD(FLOOR([.$A122]-[.H$1]/2);[.H$1]) * [.H$2] *2 / ([.H$1]-1)));2)/[.H$2])" office:value-type="float" office:value="37" calcext:value-type="float">
            <text:p>37</text:p>
          </table:table-cell>
          <table:table-cell table:formula="of:=FLOOR( [.I$2] * ABS(SIN( PI() * [.$A122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FLOOR([.$B$2]/2 + [.$B$2]/2 * SIN(2 *  PI() * [.$A123] / [.$B$1] ))" office:value-type="float" office:value="155" calcext:value-type="float">
            <text:p>155</text:p>
          </table:table-cell>
          <table:table-cell table:formula="of:=FLOOR(MOD([.$A123];[.C$1]) * [.C$2] / ([.C$1]-1))" office:value-type="float" office:value="119" calcext:value-type="float">
            <text:p>119</text:p>
          </table:table-cell>
          <table:table-cell table:formula="of:=FLOOR(MOD([.D$1]-[.$A123] -1;[.D$1]) * [.D$2] / ([.D$1]-1))" office:value-type="float" office:value="136" calcext:value-type="float">
            <text:p>136</text:p>
          </table:table-cell>
          <table:table-cell table:formula="of:=(IF(MOD([.$A123];[.E$1])&lt;FLOOR([.E$1]/2);0;[.E$2]))" office:value-type="float" office:value="0" calcext:value-type="float">
            <text:p>0</text:p>
          </table:table-cell>
          <table:table-cell table:formula="of:=IF(MOD([.$A123];[.F$1])&lt;[.F$1]/2;FLOOR(MOD([.$A123];[.F$1]) * [.F$2] *2 / ([.F$1]-1));[.F$2]-FLOOR(MOD(FLOOR([.$A123]-[.F$1]/2);[.F$1]) * [.F$2] *2 / ([.F$1]-1)))" office:value-type="float" office:value="238" calcext:value-type="float">
            <text:p>238</text:p>
          </table:table-cell>
          <table:table-cell table:formula="of:=FLOOR([.G$2] * POWER(SIN( PI() * [.$A123] / [.G$1] );2))" office:value-type="float" office:value="251" calcext:value-type="float">
            <text:p>251</text:p>
          </table:table-cell>
          <table:table-cell table:formula="of:=[.H$2]-FLOOR(POWER(IF(MOD([.$A123];[.H$1])&lt;[.H$1]/2;FLOOR(MOD([.$A123];[.H$1]) * [.H$2] *2 / ([.H$1]-1));[.H$2]-FLOOR(MOD(FLOOR([.$A123]-[.H$1]/2);[.H$1]) * [.H$2] *2 / ([.H$1]-1)));2)/[.H$2])" office:value-type="float" office:value="33" calcext:value-type="float">
            <text:p>33</text:p>
          </table:table-cell>
          <table:table-cell table:formula="of:=FLOOR( [.I$2] * ABS(SIN( PI() * [.$A123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[.$B$2]/2 + [.$B$2]/2 * SIN(2 *  PI() * [.$A124] / [.$B$1] ))" office:value-type="float" office:value="152" calcext:value-type="float">
            <text:p>152</text:p>
          </table:table-cell>
          <table:table-cell table:formula="of:=FLOOR(MOD([.$A124];[.C$1]) * [.C$2] / ([.C$1]-1))" office:value-type="float" office:value="120" calcext:value-type="float">
            <text:p>120</text:p>
          </table:table-cell>
          <table:table-cell table:formula="of:=FLOOR(MOD([.D$1]-[.$A124] -1;[.D$1]) * [.D$2] / ([.D$1]-1))" office:value-type="float" office:value="135" calcext:value-type="float">
            <text:p>135</text:p>
          </table:table-cell>
          <table:table-cell table:formula="of:=(IF(MOD([.$A124];[.E$1])&lt;FLOOR([.E$1]/2);0;[.E$2]))" office:value-type="float" office:value="0" calcext:value-type="float">
            <text:p>0</text:p>
          </table:table-cell>
          <table:table-cell table:formula="of:=IF(MOD([.$A124];[.F$1])&lt;[.F$1]/2;FLOOR(MOD([.$A124];[.F$1]) * [.F$2] *2 / ([.F$1]-1));[.F$2]-FLOOR(MOD(FLOOR([.$A124]-[.F$1]/2);[.F$1]) * [.F$2] *2 / ([.F$1]-1)))" office:value-type="float" office:value="240" calcext:value-type="float">
            <text:p>240</text:p>
          </table:table-cell>
          <table:table-cell table:formula="of:=FLOOR([.G$2] * POWER(SIN( PI() * [.$A124] / [.G$1] );2))" office:value-type="float" office:value="252" calcext:value-type="float">
            <text:p>252</text:p>
          </table:table-cell>
          <table:table-cell table:formula="of:=[.H$2]-FLOOR(POWER(IF(MOD([.$A124];[.H$1])&lt;[.H$1]/2;FLOOR(MOD([.$A124];[.H$1]) * [.H$2] *2 / ([.H$1]-1));[.H$2]-FLOOR(MOD(FLOOR([.$A124]-[.H$1]/2);[.H$1]) * [.H$2] *2 / ([.H$1]-1)));2)/[.H$2])" office:value-type="float" office:value="30" calcext:value-type="float">
            <text:p>30</text:p>
          </table:table-cell>
          <table:table-cell table:formula="of:=FLOOR( [.I$2] * ABS(SIN( PI() * [.$A124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FLOOR([.$B$2]/2 + [.$B$2]/2 * SIN(2 *  PI() * [.$A125] / [.$B$1] ))" office:value-type="float" office:value="149" calcext:value-type="float">
            <text:p>149</text:p>
          </table:table-cell>
          <table:table-cell table:formula="of:=FLOOR(MOD([.$A125];[.C$1]) * [.C$2] / ([.C$1]-1))" office:value-type="float" office:value="121" calcext:value-type="float">
            <text:p>121</text:p>
          </table:table-cell>
          <table:table-cell table:formula="of:=FLOOR(MOD([.D$1]-[.$A125] -1;[.D$1]) * [.D$2] / ([.D$1]-1))" office:value-type="float" office:value="134" calcext:value-type="float">
            <text:p>134</text:p>
          </table:table-cell>
          <table:table-cell table:formula="of:=(IF(MOD([.$A125];[.E$1])&lt;FLOOR([.E$1]/2);0;[.E$2]))" office:value-type="float" office:value="0" calcext:value-type="float">
            <text:p>0</text:p>
          </table:table-cell>
          <table:table-cell table:formula="of:=IF(MOD([.$A125];[.F$1])&lt;[.F$1]/2;FLOOR(MOD([.$A125];[.F$1]) * [.F$2] *2 / ([.F$1]-1));[.F$2]-FLOOR(MOD(FLOOR([.$A125]-[.F$1]/2);[.F$1]) * [.F$2] *2 / ([.F$1]-1)))" office:value-type="float" office:value="242" calcext:value-type="float">
            <text:p>242</text:p>
          </table:table-cell>
          <table:table-cell table:formula="of:=FLOOR([.G$2] * POWER(SIN( PI() * [.$A125] / [.G$1] );2))" office:value-type="float" office:value="253" calcext:value-type="float">
            <text:p>253</text:p>
          </table:table-cell>
          <table:table-cell table:formula="of:=[.H$2]-FLOOR(POWER(IF(MOD([.$A125];[.H$1])&lt;[.H$1]/2;FLOOR(MOD([.$A125];[.H$1]) * [.H$2] *2 / ([.H$1]-1));[.H$2]-FLOOR(MOD(FLOOR([.$A125]-[.H$1]/2);[.H$1]) * [.H$2] *2 / ([.H$1]-1)));2)/[.H$2])" office:value-type="float" office:value="26" calcext:value-type="float">
            <text:p>26</text:p>
          </table:table-cell>
          <table:table-cell table:formula="of:=FLOOR( [.I$2] * ABS(SIN( PI() * [.$A125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FLOOR([.$B$2]/2 + [.$B$2]/2 * SIN(2 *  PI() * [.$A126] / [.$B$1] ))" office:value-type="float" office:value="146" calcext:value-type="float">
            <text:p>146</text:p>
          </table:table-cell>
          <table:table-cell table:formula="of:=FLOOR(MOD([.$A126];[.C$1]) * [.C$2] / ([.C$1]-1))" office:value-type="float" office:value="122" calcext:value-type="float">
            <text:p>122</text:p>
          </table:table-cell>
          <table:table-cell table:formula="of:=FLOOR(MOD([.D$1]-[.$A126] -1;[.D$1]) * [.D$2] / ([.D$1]-1))" office:value-type="float" office:value="133" calcext:value-type="float">
            <text:p>133</text:p>
          </table:table-cell>
          <table:table-cell table:formula="of:=(IF(MOD([.$A126];[.E$1])&lt;FLOOR([.E$1]/2);0;[.E$2]))" office:value-type="float" office:value="0" calcext:value-type="float">
            <text:p>0</text:p>
          </table:table-cell>
          <table:table-cell table:formula="of:=IF(MOD([.$A126];[.F$1])&lt;[.F$1]/2;FLOOR(MOD([.$A126];[.F$1]) * [.F$2] *2 / ([.F$1]-1));[.F$2]-FLOOR(MOD(FLOOR([.$A126]-[.F$1]/2);[.F$1]) * [.F$2] *2 / ([.F$1]-1)))" office:value-type="float" office:value="244" calcext:value-type="float">
            <text:p>244</text:p>
          </table:table-cell>
          <table:table-cell table:formula="of:=FLOOR([.G$2] * POWER(SIN( PI() * [.$A126] / [.G$1] );2))" office:value-type="float" office:value="253" calcext:value-type="float">
            <text:p>253</text:p>
          </table:table-cell>
          <table:table-cell table:formula="of:=[.H$2]-FLOOR(POWER(IF(MOD([.$A126];[.H$1])&lt;[.H$1]/2;FLOOR(MOD([.$A126];[.H$1]) * [.H$2] *2 / ([.H$1]-1));[.H$2]-FLOOR(MOD(FLOOR([.$A126]-[.H$1]/2);[.H$1]) * [.H$2] *2 / ([.H$1]-1)));2)/[.H$2])" office:value-type="float" office:value="22" calcext:value-type="float">
            <text:p>22</text:p>
          </table:table-cell>
          <table:table-cell table:formula="of:=FLOOR( [.I$2] * ABS(SIN( PI() * [.$A126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FLOOR([.$B$2]/2 + [.$B$2]/2 * SIN(2 *  PI() * [.$A127] / [.$B$1] ))" office:value-type="float" office:value="143" calcext:value-type="float">
            <text:p>143</text:p>
          </table:table-cell>
          <table:table-cell table:formula="of:=FLOOR(MOD([.$A127];[.C$1]) * [.C$2] / ([.C$1]-1))" office:value-type="float" office:value="123" calcext:value-type="float">
            <text:p>123</text:p>
          </table:table-cell>
          <table:table-cell table:formula="of:=FLOOR(MOD([.D$1]-[.$A127] -1;[.D$1]) * [.D$2] / ([.D$1]-1))" office:value-type="float" office:value="132" calcext:value-type="float">
            <text:p>132</text:p>
          </table:table-cell>
          <table:table-cell table:formula="of:=(IF(MOD([.$A127];[.E$1])&lt;FLOOR([.E$1]/2);0;[.E$2]))" office:value-type="float" office:value="0" calcext:value-type="float">
            <text:p>0</text:p>
          </table:table-cell>
          <table:table-cell table:formula="of:=IF(MOD([.$A127];[.F$1])&lt;[.F$1]/2;FLOOR(MOD([.$A127];[.F$1]) * [.F$2] *2 / ([.F$1]-1));[.F$2]-FLOOR(MOD(FLOOR([.$A127]-[.F$1]/2);[.F$1]) * [.F$2] *2 / ([.F$1]-1)))" office:value-type="float" office:value="246" calcext:value-type="float">
            <text:p>246</text:p>
          </table:table-cell>
          <table:table-cell table:formula="of:=FLOOR([.G$2] * POWER(SIN( PI() * [.$A127] / [.G$1] );2))" office:value-type="float" office:value="254" calcext:value-type="float">
            <text:p>254</text:p>
          </table:table-cell>
          <table:table-cell table:formula="of:=[.H$2]-FLOOR(POWER(IF(MOD([.$A127];[.H$1])&lt;[.H$1]/2;FLOOR(MOD([.$A127];[.H$1]) * [.H$2] *2 / ([.H$1]-1));[.H$2]-FLOOR(MOD(FLOOR([.$A127]-[.H$1]/2);[.H$1]) * [.H$2] *2 / ([.H$1]-1)));2)/[.H$2])" office:value-type="float" office:value="18" calcext:value-type="float">
            <text:p>18</text:p>
          </table:table-cell>
          <table:table-cell table:formula="of:=FLOOR( [.I$2] * ABS(SIN( PI() * [.$A127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[.$B$2]/2 + [.$B$2]/2 * SIN(2 *  PI() * [.$A128] / [.$B$1] ))" office:value-type="float" office:value="139" calcext:value-type="float">
            <text:p>139</text:p>
          </table:table-cell>
          <table:table-cell table:formula="of:=FLOOR(MOD([.$A128];[.C$1]) * [.C$2] / ([.C$1]-1))" office:value-type="float" office:value="124" calcext:value-type="float">
            <text:p>124</text:p>
          </table:table-cell>
          <table:table-cell table:formula="of:=FLOOR(MOD([.D$1]-[.$A128] -1;[.D$1]) * [.D$2] / ([.D$1]-1))" office:value-type="float" office:value="131" calcext:value-type="float">
            <text:p>131</text:p>
          </table:table-cell>
          <table:table-cell table:formula="of:=(IF(MOD([.$A128];[.E$1])&lt;FLOOR([.E$1]/2);0;[.E$2]))" office:value-type="float" office:value="0" calcext:value-type="float">
            <text:p>0</text:p>
          </table:table-cell>
          <table:table-cell table:formula="of:=IF(MOD([.$A128];[.F$1])&lt;[.F$1]/2;FLOOR(MOD([.$A128];[.F$1]) * [.F$2] *2 / ([.F$1]-1));[.F$2]-FLOOR(MOD(FLOOR([.$A128]-[.F$1]/2);[.F$1]) * [.F$2] *2 / ([.F$1]-1)))" office:value-type="float" office:value="248" calcext:value-type="float">
            <text:p>248</text:p>
          </table:table-cell>
          <table:table-cell table:formula="of:=FLOOR([.G$2] * POWER(SIN( PI() * [.$A128] / [.G$1] );2))" office:value-type="float" office:value="254" calcext:value-type="float">
            <text:p>254</text:p>
          </table:table-cell>
          <table:table-cell table:formula="of:=[.H$2]-FLOOR(POWER(IF(MOD([.$A128];[.H$1])&lt;[.H$1]/2;FLOOR(MOD([.$A128];[.H$1]) * [.H$2] *2 / ([.H$1]-1));[.H$2]-FLOOR(MOD(FLOOR([.$A128]-[.H$1]/2);[.H$1]) * [.H$2] *2 / ([.H$1]-1)));2)/[.H$2])" office:value-type="float" office:value="14" calcext:value-type="float">
            <text:p>14</text:p>
          </table:table-cell>
          <table:table-cell table:formula="of:=FLOOR( [.I$2] * ABS(SIN( PI() * [.$A128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[.$B$2]/2 + [.$B$2]/2 * SIN(2 *  PI() * [.$A129] / [.$B$1] ))" office:value-type="float" office:value="136" calcext:value-type="float">
            <text:p>136</text:p>
          </table:table-cell>
          <table:table-cell table:formula="of:=FLOOR(MOD([.$A129];[.C$1]) * [.C$2] / ([.C$1]-1))" office:value-type="float" office:value="125" calcext:value-type="float">
            <text:p>125</text:p>
          </table:table-cell>
          <table:table-cell table:formula="of:=FLOOR(MOD([.D$1]-[.$A129] -1;[.D$1]) * [.D$2] / ([.D$1]-1))" office:value-type="float" office:value="130" calcext:value-type="float">
            <text:p>130</text:p>
          </table:table-cell>
          <table:table-cell table:formula="of:=(IF(MOD([.$A129];[.E$1])&lt;FLOOR([.E$1]/2);0;[.E$2]))" office:value-type="float" office:value="0" calcext:value-type="float">
            <text:p>0</text:p>
          </table:table-cell>
          <table:table-cell table:formula="of:=IF(MOD([.$A129];[.F$1])&lt;[.F$1]/2;FLOOR(MOD([.$A129];[.F$1]) * [.F$2] *2 / ([.F$1]-1));[.F$2]-FLOOR(MOD(FLOOR([.$A129]-[.F$1]/2);[.F$1]) * [.F$2] *2 / ([.F$1]-1)))" office:value-type="float" office:value="250" calcext:value-type="float">
            <text:p>250</text:p>
          </table:table-cell>
          <table:table-cell table:formula="of:=FLOOR([.G$2] * POWER(SIN( PI() * [.$A129] / [.G$1] );2))" office:value-type="float" office:value="254" calcext:value-type="float">
            <text:p>254</text:p>
          </table:table-cell>
          <table:table-cell table:formula="of:=[.H$2]-FLOOR(POWER(IF(MOD([.$A129];[.H$1])&lt;[.H$1]/2;FLOOR(MOD([.$A129];[.H$1]) * [.H$2] *2 / ([.H$1]-1));[.H$2]-FLOOR(MOD(FLOOR([.$A129]-[.H$1]/2);[.H$1]) * [.H$2] *2 / ([.H$1]-1)));2)/[.H$2])" office:value-type="float" office:value="10" calcext:value-type="float">
            <text:p>10</text:p>
          </table:table-cell>
          <table:table-cell table:formula="of:=FLOOR( [.I$2] * ABS(SIN( PI() * [.$A129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[.$B$2]/2 + [.$B$2]/2 * SIN(2 *  PI() * [.$A130] / [.$B$1] ))" office:value-type="float" office:value="133" calcext:value-type="float">
            <text:p>133</text:p>
          </table:table-cell>
          <table:table-cell table:formula="of:=FLOOR(MOD([.$A130];[.C$1]) * [.C$2] / ([.C$1]-1))" office:value-type="float" office:value="126" calcext:value-type="float">
            <text:p>126</text:p>
          </table:table-cell>
          <table:table-cell table:formula="of:=FLOOR(MOD([.D$1]-[.$A130] -1;[.D$1]) * [.D$2] / ([.D$1]-1))" office:value-type="float" office:value="129" calcext:value-type="float">
            <text:p>129</text:p>
          </table:table-cell>
          <table:table-cell table:formula="of:=(IF(MOD([.$A130];[.E$1])&lt;FLOOR([.E$1]/2);0;[.E$2]))" office:value-type="float" office:value="0" calcext:value-type="float">
            <text:p>0</text:p>
          </table:table-cell>
          <table:table-cell table:formula="of:=IF(MOD([.$A130];[.F$1])&lt;[.F$1]/2;FLOOR(MOD([.$A130];[.F$1]) * [.F$2] *2 / ([.F$1]-1));[.F$2]-FLOOR(MOD(FLOOR([.$A130]-[.F$1]/2);[.F$1]) * [.F$2] *2 / ([.F$1]-1)))" office:value-type="float" office:value="252" calcext:value-type="float">
            <text:p>252</text:p>
          </table:table-cell>
          <table:table-cell table:formula="of:=FLOOR([.G$2] * POWER(SIN( PI() * [.$A130] / [.G$1] );2))" office:value-type="float" office:value="254" calcext:value-type="float">
            <text:p>254</text:p>
          </table:table-cell>
          <table:table-cell table:formula="of:=[.H$2]-FLOOR(POWER(IF(MOD([.$A130];[.H$1])&lt;[.H$1]/2;FLOOR(MOD([.$A130];[.H$1]) * [.H$2] *2 / ([.H$1]-1));[.H$2]-FLOOR(MOD(FLOOR([.$A130]-[.H$1]/2);[.H$1]) * [.H$2] *2 / ([.H$1]-1)));2)/[.H$2])" office:value-type="float" office:value="6" calcext:value-type="float">
            <text:p>6</text:p>
          </table:table-cell>
          <table:table-cell table:formula="of:=FLOOR( [.I$2] * ABS(SIN( PI() * [.$A130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FLOOR([.$B$2]/2 + [.$B$2]/2 * SIN(2 *  PI() * [.$A131] / [.$B$1] ))" office:value-type="float" office:value="130" calcext:value-type="float">
            <text:p>130</text:p>
          </table:table-cell>
          <table:table-cell table:formula="of:=FLOOR(MOD([.$A131];[.C$1]) * [.C$2] / ([.C$1]-1))" office:value-type="float" office:value="127" calcext:value-type="float">
            <text:p>127</text:p>
          </table:table-cell>
          <table:table-cell table:formula="of:=FLOOR(MOD([.D$1]-[.$A131] -1;[.D$1]) * [.D$2] / ([.D$1]-1))" office:value-type="float" office:value="128" calcext:value-type="float">
            <text:p>128</text:p>
          </table:table-cell>
          <table:table-cell table:formula="of:=(IF(MOD([.$A131];[.E$1])&lt;FLOOR([.E$1]/2);0;[.E$2]))" office:value-type="float" office:value="0" calcext:value-type="float">
            <text:p>0</text:p>
          </table:table-cell>
          <table:table-cell table:formula="of:=IF(MOD([.$A131];[.F$1])&lt;[.F$1]/2;FLOOR(MOD([.$A131];[.F$1]) * [.F$2] *2 / ([.F$1]-1));[.F$2]-FLOOR(MOD(FLOOR([.$A131]-[.F$1]/2);[.F$1]) * [.F$2] *2 / ([.F$1]-1)))" office:value-type="float" office:value="254" calcext:value-type="float">
            <text:p>254</text:p>
          </table:table-cell>
          <table:table-cell table:formula="of:=FLOOR([.G$2] * POWER(SIN( PI() * [.$A131] / [.G$1] );2))" office:value-type="float" office:value="254" calcext:value-type="float">
            <text:p>254</text:p>
          </table:table-cell>
          <table:table-cell table:formula="of:=[.H$2]-FLOOR(POWER(IF(MOD([.$A131];[.H$1])&lt;[.H$1]/2;FLOOR(MOD([.$A131];[.H$1]) * [.H$2] *2 / ([.H$1]-1));[.H$2]-FLOOR(MOD(FLOOR([.$A131]-[.H$1]/2);[.H$1]) * [.H$2] *2 / ([.H$1]-1)));2)/[.H$2])" office:value-type="float" office:value="2" calcext:value-type="float">
            <text:p>2</text:p>
          </table:table-cell>
          <table:table-cell table:formula="of:=FLOOR( [.I$2] * ABS(SIN( PI() * [.$A131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[.$B$2]/2 + [.$B$2]/2 * SIN(2 *  PI() * [.$A132] / [.$B$1] ))" office:value-type="float" office:value="127" calcext:value-type="float">
            <text:p>127</text:p>
          </table:table-cell>
          <table:table-cell table:formula="of:=FLOOR(MOD([.$A132];[.C$1]) * [.C$2] / ([.C$1]-1))" office:value-type="float" office:value="128" calcext:value-type="float">
            <text:p>128</text:p>
          </table:table-cell>
          <table:table-cell table:formula="of:=FLOOR(MOD([.D$1]-[.$A132] -1;[.D$1]) * [.D$2] / ([.D$1]-1))" office:value-type="float" office:value="127" calcext:value-type="float">
            <text:p>127</text:p>
          </table:table-cell>
          <table:table-cell table:formula="of:=(IF(MOD([.$A132];[.E$1])&lt;FLOOR([.E$1]/2);0;[.E$2]))" office:value-type="float" office:value="255" calcext:value-type="float">
            <text:p>255</text:p>
          </table:table-cell>
          <table:table-cell table:formula="of:=IF(MOD([.$A132];[.F$1])&lt;[.F$1]/2;FLOOR(MOD([.$A132];[.F$1]) * [.F$2] *2 / ([.F$1]-1));[.F$2]-FLOOR(MOD(FLOOR([.$A132]-[.F$1]/2);[.F$1]) * [.F$2] *2 / ([.F$1]-1)))" office:value-type="float" office:value="255" calcext:value-type="float">
            <text:p>255</text:p>
          </table:table-cell>
          <table:table-cell table:formula="of:=FLOOR([.G$2] * POWER(SIN( PI() * [.$A132] / [.G$1] );2))" office:value-type="float" office:value="255" calcext:value-type="float">
            <text:p>255</text:p>
          </table:table-cell>
          <table:table-cell table:formula="of:=[.H$2]-FLOOR(POWER(IF(MOD([.$A132];[.H$1])&lt;[.H$1]/2;FLOOR(MOD([.$A132];[.H$1]) * [.H$2] *2 / ([.H$1]-1));[.H$2]-FLOOR(MOD(FLOOR([.$A132]-[.H$1]/2);[.H$1]) * [.H$2] *2 / ([.H$1]-1)));2)/[.H$2])" office:value-type="float" office:value="0" calcext:value-type="float">
            <text:p>0</text:p>
          </table:table-cell>
          <table:table-cell table:formula="of:=FLOOR( [.I$2] * ABS(SIN( PI() * [.$A132] / [.I$1] )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FLOOR([.$B$2]/2 + [.$B$2]/2 * SIN(2 *  PI() * [.$A133] / [.$B$1] ))" office:value-type="float" office:value="124" calcext:value-type="float">
            <text:p>124</text:p>
          </table:table-cell>
          <table:table-cell table:formula="of:=FLOOR(MOD([.$A133];[.C$1]) * [.C$2] / ([.C$1]-1))" office:value-type="float" office:value="129" calcext:value-type="float">
            <text:p>129</text:p>
          </table:table-cell>
          <table:table-cell table:formula="of:=FLOOR(MOD([.D$1]-[.$A133] -1;[.D$1]) * [.D$2] / ([.D$1]-1))" office:value-type="float" office:value="126" calcext:value-type="float">
            <text:p>126</text:p>
          </table:table-cell>
          <table:table-cell table:formula="of:=(IF(MOD([.$A133];[.E$1])&lt;FLOOR([.E$1]/2);0;[.E$2]))" office:value-type="float" office:value="255" calcext:value-type="float">
            <text:p>255</text:p>
          </table:table-cell>
          <table:table-cell table:formula="of:=IF(MOD([.$A133];[.F$1])&lt;[.F$1]/2;FLOOR(MOD([.$A133];[.F$1]) * [.F$2] *2 / ([.F$1]-1));[.F$2]-FLOOR(MOD(FLOOR([.$A133]-[.F$1]/2);[.F$1]) * [.F$2] *2 / ([.F$1]-1)))" office:value-type="float" office:value="253" calcext:value-type="float">
            <text:p>253</text:p>
          </table:table-cell>
          <table:table-cell table:formula="of:=FLOOR([.G$2] * POWER(SIN( PI() * [.$A133] / [.G$1] );2))" office:value-type="float" office:value="254" calcext:value-type="float">
            <text:p>254</text:p>
          </table:table-cell>
          <table:table-cell table:formula="of:=[.H$2]-FLOOR(POWER(IF(MOD([.$A133];[.H$1])&lt;[.H$1]/2;FLOOR(MOD([.$A133];[.H$1]) * [.H$2] *2 / ([.H$1]-1));[.H$2]-FLOOR(MOD(FLOOR([.$A133]-[.H$1]/2);[.H$1]) * [.H$2] *2 / ([.H$1]-1)));2)/[.H$2])" office:value-type="float" office:value="4" calcext:value-type="float">
            <text:p>4</text:p>
          </table:table-cell>
          <table:table-cell table:formula="of:=FLOOR( [.I$2] * ABS(SIN( PI() * [.$A133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[.$B$2]/2 + [.$B$2]/2 * SIN(2 *  PI() * [.$A134] / [.$B$1] ))" office:value-type="float" office:value="121" calcext:value-type="float">
            <text:p>121</text:p>
          </table:table-cell>
          <table:table-cell table:formula="of:=FLOOR(MOD([.$A134];[.C$1]) * [.C$2] / ([.C$1]-1))" office:value-type="float" office:value="130" calcext:value-type="float">
            <text:p>130</text:p>
          </table:table-cell>
          <table:table-cell table:formula="of:=FLOOR(MOD([.D$1]-[.$A134] -1;[.D$1]) * [.D$2] / ([.D$1]-1))" office:value-type="float" office:value="125" calcext:value-type="float">
            <text:p>125</text:p>
          </table:table-cell>
          <table:table-cell table:formula="of:=(IF(MOD([.$A134];[.E$1])&lt;FLOOR([.E$1]/2);0;[.E$2]))" office:value-type="float" office:value="255" calcext:value-type="float">
            <text:p>255</text:p>
          </table:table-cell>
          <table:table-cell table:formula="of:=IF(MOD([.$A134];[.F$1])&lt;[.F$1]/2;FLOOR(MOD([.$A134];[.F$1]) * [.F$2] *2 / ([.F$1]-1));[.F$2]-FLOOR(MOD(FLOOR([.$A134]-[.F$1]/2);[.F$1]) * [.F$2] *2 / ([.F$1]-1)))" office:value-type="float" office:value="251" calcext:value-type="float">
            <text:p>251</text:p>
          </table:table-cell>
          <table:table-cell table:formula="of:=FLOOR([.G$2] * POWER(SIN( PI() * [.$A134] / [.G$1] );2))" office:value-type="float" office:value="254" calcext:value-type="float">
            <text:p>254</text:p>
          </table:table-cell>
          <table:table-cell table:formula="of:=[.H$2]-FLOOR(POWER(IF(MOD([.$A134];[.H$1])&lt;[.H$1]/2;FLOOR(MOD([.$A134];[.H$1]) * [.H$2] *2 / ([.H$1]-1));[.H$2]-FLOOR(MOD(FLOOR([.$A134]-[.H$1]/2);[.H$1]) * [.H$2] *2 / ([.H$1]-1)));2)/[.H$2])" office:value-type="float" office:value="8" calcext:value-type="float">
            <text:p>8</text:p>
          </table:table-cell>
          <table:table-cell table:formula="of:=FLOOR( [.I$2] * ABS(SIN( PI() * [.$A134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FLOOR([.$B$2]/2 + [.$B$2]/2 * SIN(2 *  PI() * [.$A135] / [.$B$1] ))" office:value-type="float" office:value="118" calcext:value-type="float">
            <text:p>118</text:p>
          </table:table-cell>
          <table:table-cell table:formula="of:=FLOOR(MOD([.$A135];[.C$1]) * [.C$2] / ([.C$1]-1))" office:value-type="float" office:value="131" calcext:value-type="float">
            <text:p>131</text:p>
          </table:table-cell>
          <table:table-cell table:formula="of:=FLOOR(MOD([.D$1]-[.$A135] -1;[.D$1]) * [.D$2] / ([.D$1]-1))" office:value-type="float" office:value="124" calcext:value-type="float">
            <text:p>124</text:p>
          </table:table-cell>
          <table:table-cell table:formula="of:=(IF(MOD([.$A135];[.E$1])&lt;FLOOR([.E$1]/2);0;[.E$2]))" office:value-type="float" office:value="255" calcext:value-type="float">
            <text:p>255</text:p>
          </table:table-cell>
          <table:table-cell table:formula="of:=IF(MOD([.$A135];[.F$1])&lt;[.F$1]/2;FLOOR(MOD([.$A135];[.F$1]) * [.F$2] *2 / ([.F$1]-1));[.F$2]-FLOOR(MOD(FLOOR([.$A135]-[.F$1]/2);[.F$1]) * [.F$2] *2 / ([.F$1]-1)))" office:value-type="float" office:value="249" calcext:value-type="float">
            <text:p>249</text:p>
          </table:table-cell>
          <table:table-cell table:formula="of:=FLOOR([.G$2] * POWER(SIN( PI() * [.$A135] / [.G$1] );2))" office:value-type="float" office:value="254" calcext:value-type="float">
            <text:p>254</text:p>
          </table:table-cell>
          <table:table-cell table:formula="of:=[.H$2]-FLOOR(POWER(IF(MOD([.$A135];[.H$1])&lt;[.H$1]/2;FLOOR(MOD([.$A135];[.H$1]) * [.H$2] *2 / ([.H$1]-1));[.H$2]-FLOOR(MOD(FLOOR([.$A135]-[.H$1]/2);[.H$1]) * [.H$2] *2 / ([.H$1]-1)));2)/[.H$2])" office:value-type="float" office:value="12" calcext:value-type="float">
            <text:p>12</text:p>
          </table:table-cell>
          <table:table-cell table:formula="of:=FLOOR( [.I$2] * ABS(SIN( PI() * [.$A135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FLOOR([.$B$2]/2 + [.$B$2]/2 * SIN(2 *  PI() * [.$A136] / [.$B$1] ))" office:value-type="float" office:value="115" calcext:value-type="float">
            <text:p>115</text:p>
          </table:table-cell>
          <table:table-cell table:formula="of:=FLOOR(MOD([.$A136];[.C$1]) * [.C$2] / ([.C$1]-1))" office:value-type="float" office:value="132" calcext:value-type="float">
            <text:p>132</text:p>
          </table:table-cell>
          <table:table-cell table:formula="of:=FLOOR(MOD([.D$1]-[.$A136] -1;[.D$1]) * [.D$2] / ([.D$1]-1))" office:value-type="float" office:value="123" calcext:value-type="float">
            <text:p>123</text:p>
          </table:table-cell>
          <table:table-cell table:formula="of:=(IF(MOD([.$A136];[.E$1])&lt;FLOOR([.E$1]/2);0;[.E$2]))" office:value-type="float" office:value="255" calcext:value-type="float">
            <text:p>255</text:p>
          </table:table-cell>
          <table:table-cell table:formula="of:=IF(MOD([.$A136];[.F$1])&lt;[.F$1]/2;FLOOR(MOD([.$A136];[.F$1]) * [.F$2] *2 / ([.F$1]-1));[.F$2]-FLOOR(MOD(FLOOR([.$A136]-[.F$1]/2);[.F$1]) * [.F$2] *2 / ([.F$1]-1)))" office:value-type="float" office:value="247" calcext:value-type="float">
            <text:p>247</text:p>
          </table:table-cell>
          <table:table-cell table:formula="of:=FLOOR([.G$2] * POWER(SIN( PI() * [.$A136] / [.G$1] );2))" office:value-type="float" office:value="254" calcext:value-type="float">
            <text:p>254</text:p>
          </table:table-cell>
          <table:table-cell table:formula="of:=[.H$2]-FLOOR(POWER(IF(MOD([.$A136];[.H$1])&lt;[.H$1]/2;FLOOR(MOD([.$A136];[.H$1]) * [.H$2] *2 / ([.H$1]-1));[.H$2]-FLOOR(MOD(FLOOR([.$A136]-[.H$1]/2);[.H$1]) * [.H$2] *2 / ([.H$1]-1)));2)/[.H$2])" office:value-type="float" office:value="16" calcext:value-type="float">
            <text:p>16</text:p>
          </table:table-cell>
          <table:table-cell table:formula="of:=FLOOR( [.I$2] * ABS(SIN( PI() * [.$A136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FLOOR([.$B$2]/2 + [.$B$2]/2 * SIN(2 *  PI() * [.$A137] / [.$B$1] ))" office:value-type="float" office:value="111" calcext:value-type="float">
            <text:p>111</text:p>
          </table:table-cell>
          <table:table-cell table:formula="of:=FLOOR(MOD([.$A137];[.C$1]) * [.C$2] / ([.C$1]-1))" office:value-type="float" office:value="133" calcext:value-type="float">
            <text:p>133</text:p>
          </table:table-cell>
          <table:table-cell table:formula="of:=FLOOR(MOD([.D$1]-[.$A137] -1;[.D$1]) * [.D$2] / ([.D$1]-1))" office:value-type="float" office:value="122" calcext:value-type="float">
            <text:p>122</text:p>
          </table:table-cell>
          <table:table-cell table:formula="of:=(IF(MOD([.$A137];[.E$1])&lt;FLOOR([.E$1]/2);0;[.E$2]))" office:value-type="float" office:value="255" calcext:value-type="float">
            <text:p>255</text:p>
          </table:table-cell>
          <table:table-cell table:formula="of:=IF(MOD([.$A137];[.F$1])&lt;[.F$1]/2;FLOOR(MOD([.$A137];[.F$1]) * [.F$2] *2 / ([.F$1]-1));[.F$2]-FLOOR(MOD(FLOOR([.$A137]-[.F$1]/2);[.F$1]) * [.F$2] *2 / ([.F$1]-1)))" office:value-type="float" office:value="245" calcext:value-type="float">
            <text:p>245</text:p>
          </table:table-cell>
          <table:table-cell table:formula="of:=FLOOR([.G$2] * POWER(SIN( PI() * [.$A137] / [.G$1] );2))" office:value-type="float" office:value="254" calcext:value-type="float">
            <text:p>254</text:p>
          </table:table-cell>
          <table:table-cell table:formula="of:=[.H$2]-FLOOR(POWER(IF(MOD([.$A137];[.H$1])&lt;[.H$1]/2;FLOOR(MOD([.$A137];[.H$1]) * [.H$2] *2 / ([.H$1]-1));[.H$2]-FLOOR(MOD(FLOOR([.$A137]-[.H$1]/2);[.H$1]) * [.H$2] *2 / ([.H$1]-1)));2)/[.H$2])" office:value-type="float" office:value="20" calcext:value-type="float">
            <text:p>20</text:p>
          </table:table-cell>
          <table:table-cell table:formula="of:=FLOOR( [.I$2] * ABS(SIN( PI() * [.$A137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FLOOR([.$B$2]/2 + [.$B$2]/2 * SIN(2 *  PI() * [.$A138] / [.$B$1] ))" office:value-type="float" office:value="108" calcext:value-type="float">
            <text:p>108</text:p>
          </table:table-cell>
          <table:table-cell table:formula="of:=FLOOR(MOD([.$A138];[.C$1]) * [.C$2] / ([.C$1]-1))" office:value-type="float" office:value="134" calcext:value-type="float">
            <text:p>134</text:p>
          </table:table-cell>
          <table:table-cell table:formula="of:=FLOOR(MOD([.D$1]-[.$A138] -1;[.D$1]) * [.D$2] / ([.D$1]-1))" office:value-type="float" office:value="121" calcext:value-type="float">
            <text:p>121</text:p>
          </table:table-cell>
          <table:table-cell table:formula="of:=(IF(MOD([.$A138];[.E$1])&lt;FLOOR([.E$1]/2);0;[.E$2]))" office:value-type="float" office:value="255" calcext:value-type="float">
            <text:p>255</text:p>
          </table:table-cell>
          <table:table-cell table:formula="of:=IF(MOD([.$A138];[.F$1])&lt;[.F$1]/2;FLOOR(MOD([.$A138];[.F$1]) * [.F$2] *2 / ([.F$1]-1));[.F$2]-FLOOR(MOD(FLOOR([.$A138]-[.F$1]/2);[.F$1]) * [.F$2] *2 / ([.F$1]-1)))" office:value-type="float" office:value="243" calcext:value-type="float">
            <text:p>243</text:p>
          </table:table-cell>
          <table:table-cell table:formula="of:=FLOOR([.G$2] * POWER(SIN( PI() * [.$A138] / [.G$1] );2))" office:value-type="float" office:value="253" calcext:value-type="float">
            <text:p>253</text:p>
          </table:table-cell>
          <table:table-cell table:formula="of:=[.H$2]-FLOOR(POWER(IF(MOD([.$A138];[.H$1])&lt;[.H$1]/2;FLOOR(MOD([.$A138];[.H$1]) * [.H$2] *2 / ([.H$1]-1));[.H$2]-FLOOR(MOD(FLOOR([.$A138]-[.H$1]/2);[.H$1]) * [.H$2] *2 / ([.H$1]-1)));2)/[.H$2])" office:value-type="float" office:value="24" calcext:value-type="float">
            <text:p>24</text:p>
          </table:table-cell>
          <table:table-cell table:formula="of:=FLOOR( [.I$2] * ABS(SIN( PI() * [.$A138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FLOOR([.$B$2]/2 + [.$B$2]/2 * SIN(2 *  PI() * [.$A139] / [.$B$1] ))" office:value-type="float" office:value="105" calcext:value-type="float">
            <text:p>105</text:p>
          </table:table-cell>
          <table:table-cell table:formula="of:=FLOOR(MOD([.$A139];[.C$1]) * [.C$2] / ([.C$1]-1))" office:value-type="float" office:value="135" calcext:value-type="float">
            <text:p>135</text:p>
          </table:table-cell>
          <table:table-cell table:formula="of:=FLOOR(MOD([.D$1]-[.$A139] -1;[.D$1]) * [.D$2] / ([.D$1]-1))" office:value-type="float" office:value="120" calcext:value-type="float">
            <text:p>120</text:p>
          </table:table-cell>
          <table:table-cell table:formula="of:=(IF(MOD([.$A139];[.E$1])&lt;FLOOR([.E$1]/2);0;[.E$2]))" office:value-type="float" office:value="255" calcext:value-type="float">
            <text:p>255</text:p>
          </table:table-cell>
          <table:table-cell table:formula="of:=IF(MOD([.$A139];[.F$1])&lt;[.F$1]/2;FLOOR(MOD([.$A139];[.F$1]) * [.F$2] *2 / ([.F$1]-1));[.F$2]-FLOOR(MOD(FLOOR([.$A139]-[.F$1]/2);[.F$1]) * [.F$2] *2 / ([.F$1]-1)))" office:value-type="float" office:value="241" calcext:value-type="float">
            <text:p>241</text:p>
          </table:table-cell>
          <table:table-cell table:formula="of:=FLOOR([.G$2] * POWER(SIN( PI() * [.$A139] / [.G$1] );2))" office:value-type="float" office:value="253" calcext:value-type="float">
            <text:p>253</text:p>
          </table:table-cell>
          <table:table-cell table:formula="of:=[.H$2]-FLOOR(POWER(IF(MOD([.$A139];[.H$1])&lt;[.H$1]/2;FLOOR(MOD([.$A139];[.H$1]) * [.H$2] *2 / ([.H$1]-1));[.H$2]-FLOOR(MOD(FLOOR([.$A139]-[.H$1]/2);[.H$1]) * [.H$2] *2 / ([.H$1]-1)));2)/[.H$2])" office:value-type="float" office:value="28" calcext:value-type="float">
            <text:p>28</text:p>
          </table:table-cell>
          <table:table-cell table:formula="of:=FLOOR( [.I$2] * ABS(SIN( PI() * [.$A139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FLOOR([.$B$2]/2 + [.$B$2]/2 * SIN(2 *  PI() * [.$A140] / [.$B$1] ))" office:value-type="float" office:value="102" calcext:value-type="float">
            <text:p>102</text:p>
          </table:table-cell>
          <table:table-cell table:formula="of:=FLOOR(MOD([.$A140];[.C$1]) * [.C$2] / ([.C$1]-1))" office:value-type="float" office:value="136" calcext:value-type="float">
            <text:p>136</text:p>
          </table:table-cell>
          <table:table-cell table:formula="of:=FLOOR(MOD([.D$1]-[.$A140] -1;[.D$1]) * [.D$2] / ([.D$1]-1))" office:value-type="float" office:value="119" calcext:value-type="float">
            <text:p>119</text:p>
          </table:table-cell>
          <table:table-cell table:formula="of:=(IF(MOD([.$A140];[.E$1])&lt;FLOOR([.E$1]/2);0;[.E$2]))" office:value-type="float" office:value="255" calcext:value-type="float">
            <text:p>255</text:p>
          </table:table-cell>
          <table:table-cell table:formula="of:=IF(MOD([.$A140];[.F$1])&lt;[.F$1]/2;FLOOR(MOD([.$A140];[.F$1]) * [.F$2] *2 / ([.F$1]-1));[.F$2]-FLOOR(MOD(FLOOR([.$A140]-[.F$1]/2);[.F$1]) * [.F$2] *2 / ([.F$1]-1)))" office:value-type="float" office:value="239" calcext:value-type="float">
            <text:p>239</text:p>
          </table:table-cell>
          <table:table-cell table:formula="of:=FLOOR([.G$2] * POWER(SIN( PI() * [.$A140] / [.G$1] );2))" office:value-type="float" office:value="252" calcext:value-type="float">
            <text:p>252</text:p>
          </table:table-cell>
          <table:table-cell table:formula="of:=[.H$2]-FLOOR(POWER(IF(MOD([.$A140];[.H$1])&lt;[.H$1]/2;FLOOR(MOD([.$A140];[.H$1]) * [.H$2] *2 / ([.H$1]-1));[.H$2]-FLOOR(MOD(FLOOR([.$A140]-[.H$1]/2);[.H$1]) * [.H$2] *2 / ([.H$1]-1)));2)/[.H$2])" office:value-type="float" office:value="31" calcext:value-type="float">
            <text:p>31</text:p>
          </table:table-cell>
          <table:table-cell table:formula="of:=FLOOR( [.I$2] * ABS(SIN( PI() * [.$A140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FLOOR([.$B$2]/2 + [.$B$2]/2 * SIN(2 *  PI() * [.$A141] / [.$B$1] ))" office:value-type="float" office:value="99" calcext:value-type="float">
            <text:p>99</text:p>
          </table:table-cell>
          <table:table-cell table:formula="of:=FLOOR(MOD([.$A141];[.C$1]) * [.C$2] / ([.C$1]-1))" office:value-type="float" office:value="137" calcext:value-type="float">
            <text:p>137</text:p>
          </table:table-cell>
          <table:table-cell table:formula="of:=FLOOR(MOD([.D$1]-[.$A141] -1;[.D$1]) * [.D$2] / ([.D$1]-1))" office:value-type="float" office:value="118" calcext:value-type="float">
            <text:p>118</text:p>
          </table:table-cell>
          <table:table-cell table:formula="of:=(IF(MOD([.$A141];[.E$1])&lt;FLOOR([.E$1]/2);0;[.E$2]))" office:value-type="float" office:value="255" calcext:value-type="float">
            <text:p>255</text:p>
          </table:table-cell>
          <table:table-cell table:formula="of:=IF(MOD([.$A141];[.F$1])&lt;[.F$1]/2;FLOOR(MOD([.$A141];[.F$1]) * [.F$2] *2 / ([.F$1]-1));[.F$2]-FLOOR(MOD(FLOOR([.$A141]-[.F$1]/2);[.F$1]) * [.F$2] *2 / ([.F$1]-1)))" office:value-type="float" office:value="237" calcext:value-type="float">
            <text:p>237</text:p>
          </table:table-cell>
          <table:table-cell table:formula="of:=FLOOR([.G$2] * POWER(SIN( PI() * [.$A141] / [.G$1] );2))" office:value-type="float" office:value="251" calcext:value-type="float">
            <text:p>251</text:p>
          </table:table-cell>
          <table:table-cell table:formula="of:=[.H$2]-FLOOR(POWER(IF(MOD([.$A141];[.H$1])&lt;[.H$1]/2;FLOOR(MOD([.$A141];[.H$1]) * [.H$2] *2 / ([.H$1]-1));[.H$2]-FLOOR(MOD(FLOOR([.$A141]-[.H$1]/2);[.H$1]) * [.H$2] *2 / ([.H$1]-1)));2)/[.H$2])" office:value-type="float" office:value="35" calcext:value-type="float">
            <text:p>35</text:p>
          </table:table-cell>
          <table:table-cell table:formula="of:=FLOOR( [.I$2] * ABS(SIN( PI() * [.$A141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FLOOR([.$B$2]/2 + [.$B$2]/2 * SIN(2 *  PI() * [.$A142] / [.$B$1] ))" office:value-type="float" office:value="96" calcext:value-type="float">
            <text:p>96</text:p>
          </table:table-cell>
          <table:table-cell table:formula="of:=FLOOR(MOD([.$A142];[.C$1]) * [.C$2] / ([.C$1]-1))" office:value-type="float" office:value="138" calcext:value-type="float">
            <text:p>138</text:p>
          </table:table-cell>
          <table:table-cell table:formula="of:=FLOOR(MOD([.D$1]-[.$A142] -1;[.D$1]) * [.D$2] / ([.D$1]-1))" office:value-type="float" office:value="117" calcext:value-type="float">
            <text:p>117</text:p>
          </table:table-cell>
          <table:table-cell table:formula="of:=(IF(MOD([.$A142];[.E$1])&lt;FLOOR([.E$1]/2);0;[.E$2]))" office:value-type="float" office:value="255" calcext:value-type="float">
            <text:p>255</text:p>
          </table:table-cell>
          <table:table-cell table:formula="of:=IF(MOD([.$A142];[.F$1])&lt;[.F$1]/2;FLOOR(MOD([.$A142];[.F$1]) * [.F$2] *2 / ([.F$1]-1));[.F$2]-FLOOR(MOD(FLOOR([.$A142]-[.F$1]/2);[.F$1]) * [.F$2] *2 / ([.F$1]-1)))" office:value-type="float" office:value="235" calcext:value-type="float">
            <text:p>235</text:p>
          </table:table-cell>
          <table:table-cell table:formula="of:=FLOOR([.G$2] * POWER(SIN( PI() * [.$A142] / [.G$1] );2))" office:value-type="float" office:value="251" calcext:value-type="float">
            <text:p>251</text:p>
          </table:table-cell>
          <table:table-cell table:formula="of:=[.H$2]-FLOOR(POWER(IF(MOD([.$A142];[.H$1])&lt;[.H$1]/2;FLOOR(MOD([.$A142];[.H$1]) * [.H$2] *2 / ([.H$1]-1));[.H$2]-FLOOR(MOD(FLOOR([.$A142]-[.H$1]/2);[.H$1]) * [.H$2] *2 / ([.H$1]-1)));2)/[.H$2])" office:value-type="float" office:value="39" calcext:value-type="float">
            <text:p>39</text:p>
          </table:table-cell>
          <table:table-cell table:formula="of:=FLOOR( [.I$2] * ABS(SIN( PI() * [.$A142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FLOOR([.$B$2]/2 + [.$B$2]/2 * SIN(2 *  PI() * [.$A143] / [.$B$1] ))" office:value-type="float" office:value="93" calcext:value-type="float">
            <text:p>93</text:p>
          </table:table-cell>
          <table:table-cell table:formula="of:=FLOOR(MOD([.$A143];[.C$1]) * [.C$2] / ([.C$1]-1))" office:value-type="float" office:value="139" calcext:value-type="float">
            <text:p>139</text:p>
          </table:table-cell>
          <table:table-cell table:formula="of:=FLOOR(MOD([.D$1]-[.$A143] -1;[.D$1]) * [.D$2] / ([.D$1]-1))" office:value-type="float" office:value="116" calcext:value-type="float">
            <text:p>116</text:p>
          </table:table-cell>
          <table:table-cell table:formula="of:=(IF(MOD([.$A143];[.E$1])&lt;FLOOR([.E$1]/2);0;[.E$2]))" office:value-type="float" office:value="255" calcext:value-type="float">
            <text:p>255</text:p>
          </table:table-cell>
          <table:table-cell table:formula="of:=IF(MOD([.$A143];[.F$1])&lt;[.F$1]/2;FLOOR(MOD([.$A143];[.F$1]) * [.F$2] *2 / ([.F$1]-1));[.F$2]-FLOOR(MOD(FLOOR([.$A143]-[.F$1]/2);[.F$1]) * [.F$2] *2 / ([.F$1]-1)))" office:value-type="float" office:value="233" calcext:value-type="float">
            <text:p>233</text:p>
          </table:table-cell>
          <table:table-cell table:formula="of:=FLOOR([.G$2] * POWER(SIN( PI() * [.$A143] / [.G$1] );2))" office:value-type="float" office:value="250" calcext:value-type="float">
            <text:p>250</text:p>
          </table:table-cell>
          <table:table-cell table:formula="of:=[.H$2]-FLOOR(POWER(IF(MOD([.$A143];[.H$1])&lt;[.H$1]/2;FLOOR(MOD([.$A143];[.H$1]) * [.H$2] *2 / ([.H$1]-1));[.H$2]-FLOOR(MOD(FLOOR([.$A143]-[.H$1]/2);[.H$1]) * [.H$2] *2 / ([.H$1]-1)));2)/[.H$2])" office:value-type="float" office:value="43" calcext:value-type="float">
            <text:p>43</text:p>
          </table:table-cell>
          <table:table-cell table:formula="of:=FLOOR( [.I$2] * ABS(SIN( PI() * [.$A143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[.$B$2]/2 + [.$B$2]/2 * SIN(2 *  PI() * [.$A144] / [.$B$1] ))" office:value-type="float" office:value="90" calcext:value-type="float">
            <text:p>90</text:p>
          </table:table-cell>
          <table:table-cell table:formula="of:=FLOOR(MOD([.$A144];[.C$1]) * [.C$2] / ([.C$1]-1))" office:value-type="float" office:value="140" calcext:value-type="float">
            <text:p>140</text:p>
          </table:table-cell>
          <table:table-cell table:formula="of:=FLOOR(MOD([.D$1]-[.$A144] -1;[.D$1]) * [.D$2] / ([.D$1]-1))" office:value-type="float" office:value="115" calcext:value-type="float">
            <text:p>115</text:p>
          </table:table-cell>
          <table:table-cell table:formula="of:=(IF(MOD([.$A144];[.E$1])&lt;FLOOR([.E$1]/2);0;[.E$2]))" office:value-type="float" office:value="255" calcext:value-type="float">
            <text:p>255</text:p>
          </table:table-cell>
          <table:table-cell table:formula="of:=IF(MOD([.$A144];[.F$1])&lt;[.F$1]/2;FLOOR(MOD([.$A144];[.F$1]) * [.F$2] *2 / ([.F$1]-1));[.F$2]-FLOOR(MOD(FLOOR([.$A144]-[.F$1]/2);[.F$1]) * [.F$2] *2 / ([.F$1]-1)))" office:value-type="float" office:value="231" calcext:value-type="float">
            <text:p>231</text:p>
          </table:table-cell>
          <table:table-cell table:formula="of:=FLOOR([.G$2] * POWER(SIN( PI() * [.$A144] / [.G$1] );2))" office:value-type="float" office:value="249" calcext:value-type="float">
            <text:p>249</text:p>
          </table:table-cell>
          <table:table-cell table:formula="of:=[.H$2]-FLOOR(POWER(IF(MOD([.$A144];[.H$1])&lt;[.H$1]/2;FLOOR(MOD([.$A144];[.H$1]) * [.H$2] *2 / ([.H$1]-1));[.H$2]-FLOOR(MOD(FLOOR([.$A144]-[.H$1]/2);[.H$1]) * [.H$2] *2 / ([.H$1]-1)));2)/[.H$2])" office:value-type="float" office:value="46" calcext:value-type="float">
            <text:p>46</text:p>
          </table:table-cell>
          <table:table-cell table:formula="of:=FLOOR( [.I$2] * ABS(SIN( PI() * [.$A144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FLOOR([.$B$2]/2 + [.$B$2]/2 * SIN(2 *  PI() * [.$A145] / [.$B$1] ))" office:value-type="float" office:value="87" calcext:value-type="float">
            <text:p>87</text:p>
          </table:table-cell>
          <table:table-cell table:formula="of:=FLOOR(MOD([.$A145];[.C$1]) * [.C$2] / ([.C$1]-1))" office:value-type="float" office:value="141" calcext:value-type="float">
            <text:p>141</text:p>
          </table:table-cell>
          <table:table-cell table:formula="of:=FLOOR(MOD([.D$1]-[.$A145] -1;[.D$1]) * [.D$2] / ([.D$1]-1))" office:value-type="float" office:value="114" calcext:value-type="float">
            <text:p>114</text:p>
          </table:table-cell>
          <table:table-cell table:formula="of:=(IF(MOD([.$A145];[.E$1])&lt;FLOOR([.E$1]/2);0;[.E$2]))" office:value-type="float" office:value="255" calcext:value-type="float">
            <text:p>255</text:p>
          </table:table-cell>
          <table:table-cell table:formula="of:=IF(MOD([.$A145];[.F$1])&lt;[.F$1]/2;FLOOR(MOD([.$A145];[.F$1]) * [.F$2] *2 / ([.F$1]-1));[.F$2]-FLOOR(MOD(FLOOR([.$A145]-[.F$1]/2);[.F$1]) * [.F$2] *2 / ([.F$1]-1)))" office:value-type="float" office:value="229" calcext:value-type="float">
            <text:p>229</text:p>
          </table:table-cell>
          <table:table-cell table:formula="of:=FLOOR([.G$2] * POWER(SIN( PI() * [.$A145] / [.G$1] );2))" office:value-type="float" office:value="248" calcext:value-type="float">
            <text:p>248</text:p>
          </table:table-cell>
          <table:table-cell table:formula="of:=[.H$2]-FLOOR(POWER(IF(MOD([.$A145];[.H$1])&lt;[.H$1]/2;FLOOR(MOD([.$A145];[.H$1]) * [.H$2] *2 / ([.H$1]-1));[.H$2]-FLOOR(MOD(FLOOR([.$A145]-[.H$1]/2);[.H$1]) * [.H$2] *2 / ([.H$1]-1)));2)/[.H$2])" office:value-type="float" office:value="50" calcext:value-type="float">
            <text:p>50</text:p>
          </table:table-cell>
          <table:table-cell table:formula="of:=FLOOR( [.I$2] * ABS(SIN( PI() * [.$A145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FLOOR([.$B$2]/2 + [.$B$2]/2 * SIN(2 *  PI() * [.$A146] / [.$B$1] ))" office:value-type="float" office:value="84" calcext:value-type="float">
            <text:p>84</text:p>
          </table:table-cell>
          <table:table-cell table:formula="of:=FLOOR(MOD([.$A146];[.C$1]) * [.C$2] / ([.C$1]-1))" office:value-type="float" office:value="142" calcext:value-type="float">
            <text:p>142</text:p>
          </table:table-cell>
          <table:table-cell table:formula="of:=FLOOR(MOD([.D$1]-[.$A146] -1;[.D$1]) * [.D$2] / ([.D$1]-1))" office:value-type="float" office:value="113" calcext:value-type="float">
            <text:p>113</text:p>
          </table:table-cell>
          <table:table-cell table:formula="of:=(IF(MOD([.$A146];[.E$1])&lt;FLOOR([.E$1]/2);0;[.E$2]))" office:value-type="float" office:value="255" calcext:value-type="float">
            <text:p>255</text:p>
          </table:table-cell>
          <table:table-cell table:formula="of:=IF(MOD([.$A146];[.F$1])&lt;[.F$1]/2;FLOOR(MOD([.$A146];[.F$1]) * [.F$2] *2 / ([.F$1]-1));[.F$2]-FLOOR(MOD(FLOOR([.$A146]-[.F$1]/2);[.F$1]) * [.F$2] *2 / ([.F$1]-1)))" office:value-type="float" office:value="227" calcext:value-type="float">
            <text:p>227</text:p>
          </table:table-cell>
          <table:table-cell table:formula="of:=FLOOR([.G$2] * POWER(SIN( PI() * [.$A146] / [.G$1] );2))" office:value-type="float" office:value="247" calcext:value-type="float">
            <text:p>247</text:p>
          </table:table-cell>
          <table:table-cell table:formula="of:=[.H$2]-FLOOR(POWER(IF(MOD([.$A146];[.H$1])&lt;[.H$1]/2;FLOOR(MOD([.$A146];[.H$1]) * [.H$2] *2 / ([.H$1]-1));[.H$2]-FLOOR(MOD(FLOOR([.$A146]-[.H$1]/2);[.H$1]) * [.H$2] *2 / ([.H$1]-1)));2)/[.H$2])" office:value-type="float" office:value="53" calcext:value-type="float">
            <text:p>53</text:p>
          </table:table-cell>
          <table:table-cell table:formula="of:=FLOOR( [.I$2] * ABS(SIN( PI() * [.$A146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FLOOR([.$B$2]/2 + [.$B$2]/2 * SIN(2 *  PI() * [.$A147] / [.$B$1] ))" office:value-type="float" office:value="81" calcext:value-type="float">
            <text:p>81</text:p>
          </table:table-cell>
          <table:table-cell table:formula="of:=FLOOR(MOD([.$A147];[.C$1]) * [.C$2] / ([.C$1]-1))" office:value-type="float" office:value="143" calcext:value-type="float">
            <text:p>143</text:p>
          </table:table-cell>
          <table:table-cell table:formula="of:=FLOOR(MOD([.D$1]-[.$A147] -1;[.D$1]) * [.D$2] / ([.D$1]-1))" office:value-type="float" office:value="112" calcext:value-type="float">
            <text:p>112</text:p>
          </table:table-cell>
          <table:table-cell table:formula="of:=(IF(MOD([.$A147];[.E$1])&lt;FLOOR([.E$1]/2);0;[.E$2]))" office:value-type="float" office:value="255" calcext:value-type="float">
            <text:p>255</text:p>
          </table:table-cell>
          <table:table-cell table:formula="of:=IF(MOD([.$A147];[.F$1])&lt;[.F$1]/2;FLOOR(MOD([.$A147];[.F$1]) * [.F$2] *2 / ([.F$1]-1));[.F$2]-FLOOR(MOD(FLOOR([.$A147]-[.F$1]/2);[.F$1]) * [.F$2] *2 / ([.F$1]-1)))" office:value-type="float" office:value="225" calcext:value-type="float">
            <text:p>225</text:p>
          </table:table-cell>
          <table:table-cell table:formula="of:=FLOOR([.G$2] * POWER(SIN( PI() * [.$A147] / [.G$1] );2))" office:value-type="float" office:value="246" calcext:value-type="float">
            <text:p>246</text:p>
          </table:table-cell>
          <table:table-cell table:formula="of:=[.H$2]-FLOOR(POWER(IF(MOD([.$A147];[.H$1])&lt;[.H$1]/2;FLOOR(MOD([.$A147];[.H$1]) * [.H$2] *2 / ([.H$1]-1));[.H$2]-FLOOR(MOD(FLOOR([.$A147]-[.H$1]/2);[.H$1]) * [.H$2] *2 / ([.H$1]-1)));2)/[.H$2])" office:value-type="float" office:value="57" calcext:value-type="float">
            <text:p>57</text:p>
          </table:table-cell>
          <table:table-cell table:formula="of:=FLOOR( [.I$2] * ABS(SIN( PI() * [.$A147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FLOOR([.$B$2]/2 + [.$B$2]/2 * SIN(2 *  PI() * [.$A148] / [.$B$1] ))" office:value-type="float" office:value="78" calcext:value-type="float">
            <text:p>78</text:p>
          </table:table-cell>
          <table:table-cell table:formula="of:=FLOOR(MOD([.$A148];[.C$1]) * [.C$2] / ([.C$1]-1))" office:value-type="float" office:value="144" calcext:value-type="float">
            <text:p>144</text:p>
          </table:table-cell>
          <table:table-cell table:formula="of:=FLOOR(MOD([.D$1]-[.$A148] -1;[.D$1]) * [.D$2] / ([.D$1]-1))" office:value-type="float" office:value="111" calcext:value-type="float">
            <text:p>111</text:p>
          </table:table-cell>
          <table:table-cell table:formula="of:=(IF(MOD([.$A148];[.E$1])&lt;FLOOR([.E$1]/2);0;[.E$2]))" office:value-type="float" office:value="255" calcext:value-type="float">
            <text:p>255</text:p>
          </table:table-cell>
          <table:table-cell table:formula="of:=IF(MOD([.$A148];[.F$1])&lt;[.F$1]/2;FLOOR(MOD([.$A148];[.F$1]) * [.F$2] *2 / ([.F$1]-1));[.F$2]-FLOOR(MOD(FLOOR([.$A148]-[.F$1]/2);[.F$1]) * [.F$2] *2 / ([.F$1]-1)))" office:value-type="float" office:value="223" calcext:value-type="float">
            <text:p>223</text:p>
          </table:table-cell>
          <table:table-cell table:formula="of:=FLOOR([.G$2] * POWER(SIN( PI() * [.$A148] / [.G$1] );2))" office:value-type="float" office:value="245" calcext:value-type="float">
            <text:p>245</text:p>
          </table:table-cell>
          <table:table-cell table:formula="of:=[.H$2]-FLOOR(POWER(IF(MOD([.$A148];[.H$1])&lt;[.H$1]/2;FLOOR(MOD([.$A148];[.H$1]) * [.H$2] *2 / ([.H$1]-1));[.H$2]-FLOOR(MOD(FLOOR([.$A148]-[.H$1]/2);[.H$1]) * [.H$2] *2 / ([.H$1]-1)));2)/[.H$2])" office:value-type="float" office:value="60" calcext:value-type="float">
            <text:p>60</text:p>
          </table:table-cell>
          <table:table-cell table:formula="of:=FLOOR( [.I$2] * ABS(SIN( PI() * [.$A148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FLOOR([.$B$2]/2 + [.$B$2]/2 * SIN(2 *  PI() * [.$A149] / [.$B$1] ))" office:value-type="float" office:value="75" calcext:value-type="float">
            <text:p>75</text:p>
          </table:table-cell>
          <table:table-cell table:formula="of:=FLOOR(MOD([.$A149];[.C$1]) * [.C$2] / ([.C$1]-1))" office:value-type="float" office:value="145" calcext:value-type="float">
            <text:p>145</text:p>
          </table:table-cell>
          <table:table-cell table:formula="of:=FLOOR(MOD([.D$1]-[.$A149] -1;[.D$1]) * [.D$2] / ([.D$1]-1))" office:value-type="float" office:value="110" calcext:value-type="float">
            <text:p>110</text:p>
          </table:table-cell>
          <table:table-cell table:formula="of:=(IF(MOD([.$A149];[.E$1])&lt;FLOOR([.E$1]/2);0;[.E$2]))" office:value-type="float" office:value="255" calcext:value-type="float">
            <text:p>255</text:p>
          </table:table-cell>
          <table:table-cell table:formula="of:=IF(MOD([.$A149];[.F$1])&lt;[.F$1]/2;FLOOR(MOD([.$A149];[.F$1]) * [.F$2] *2 / ([.F$1]-1));[.F$2]-FLOOR(MOD(FLOOR([.$A149]-[.F$1]/2);[.F$1]) * [.F$2] *2 / ([.F$1]-1)))" office:value-type="float" office:value="221" calcext:value-type="float">
            <text:p>221</text:p>
          </table:table-cell>
          <table:table-cell table:formula="of:=FLOOR([.G$2] * POWER(SIN( PI() * [.$A149] / [.G$1] );2))" office:value-type="float" office:value="244" calcext:value-type="float">
            <text:p>244</text:p>
          </table:table-cell>
          <table:table-cell table:formula="of:=[.H$2]-FLOOR(POWER(IF(MOD([.$A149];[.H$1])&lt;[.H$1]/2;FLOOR(MOD([.$A149];[.H$1]) * [.H$2] *2 / ([.H$1]-1));[.H$2]-FLOOR(MOD(FLOOR([.$A149]-[.H$1]/2);[.H$1]) * [.H$2] *2 / ([.H$1]-1)));2)/[.H$2])" office:value-type="float" office:value="64" calcext:value-type="float">
            <text:p>64</text:p>
          </table:table-cell>
          <table:table-cell table:formula="of:=FLOOR( [.I$2] * ABS(SIN( PI() * [.$A149] / [.I$1] )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FLOOR([.$B$2]/2 + [.$B$2]/2 * SIN(2 *  PI() * [.$A150] / [.$B$1] ))" office:value-type="float" office:value="72" calcext:value-type="float">
            <text:p>72</text:p>
          </table:table-cell>
          <table:table-cell table:formula="of:=FLOOR(MOD([.$A150];[.C$1]) * [.C$2] / ([.C$1]-1))" office:value-type="float" office:value="146" calcext:value-type="float">
            <text:p>146</text:p>
          </table:table-cell>
          <table:table-cell table:formula="of:=FLOOR(MOD([.D$1]-[.$A150] -1;[.D$1]) * [.D$2] / ([.D$1]-1))" office:value-type="float" office:value="109" calcext:value-type="float">
            <text:p>109</text:p>
          </table:table-cell>
          <table:table-cell table:formula="of:=(IF(MOD([.$A150];[.E$1])&lt;FLOOR([.E$1]/2);0;[.E$2]))" office:value-type="float" office:value="255" calcext:value-type="float">
            <text:p>255</text:p>
          </table:table-cell>
          <table:table-cell table:formula="of:=IF(MOD([.$A150];[.F$1])&lt;[.F$1]/2;FLOOR(MOD([.$A150];[.F$1]) * [.F$2] *2 / ([.F$1]-1));[.F$2]-FLOOR(MOD(FLOOR([.$A150]-[.F$1]/2);[.F$1]) * [.F$2] *2 / ([.F$1]-1)))" office:value-type="float" office:value="219" calcext:value-type="float">
            <text:p>219</text:p>
          </table:table-cell>
          <table:table-cell table:formula="of:=FLOOR([.G$2] * POWER(SIN( PI() * [.$A150] / [.G$1] );2))" office:value-type="float" office:value="242" calcext:value-type="float">
            <text:p>242</text:p>
          </table:table-cell>
          <table:table-cell table:formula="of:=[.H$2]-FLOOR(POWER(IF(MOD([.$A150];[.H$1])&lt;[.H$1]/2;FLOOR(MOD([.$A150];[.H$1]) * [.H$2] *2 / ([.H$1]-1));[.H$2]-FLOOR(MOD(FLOOR([.$A150]-[.H$1]/2);[.H$1]) * [.H$2] *2 / ([.H$1]-1)));2)/[.H$2])" office:value-type="float" office:value="67" calcext:value-type="float">
            <text:p>67</text:p>
          </table:table-cell>
          <table:table-cell table:formula="of:=FLOOR( [.I$2] * ABS(SIN( PI() * [.$A150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FLOOR([.$B$2]/2 + [.$B$2]/2 * SIN(2 *  PI() * [.$A151] / [.$B$1] ))" office:value-type="float" office:value="70" calcext:value-type="float">
            <text:p>70</text:p>
          </table:table-cell>
          <table:table-cell table:formula="of:=FLOOR(MOD([.$A151];[.C$1]) * [.C$2] / ([.C$1]-1))" office:value-type="float" office:value="147" calcext:value-type="float">
            <text:p>147</text:p>
          </table:table-cell>
          <table:table-cell table:formula="of:=FLOOR(MOD([.D$1]-[.$A151] -1;[.D$1]) * [.D$2] / ([.D$1]-1))" office:value-type="float" office:value="108" calcext:value-type="float">
            <text:p>108</text:p>
          </table:table-cell>
          <table:table-cell table:formula="of:=(IF(MOD([.$A151];[.E$1])&lt;FLOOR([.E$1]/2);0;[.E$2]))" office:value-type="float" office:value="255" calcext:value-type="float">
            <text:p>255</text:p>
          </table:table-cell>
          <table:table-cell table:formula="of:=IF(MOD([.$A151];[.F$1])&lt;[.F$1]/2;FLOOR(MOD([.$A151];[.F$1]) * [.F$2] *2 / ([.F$1]-1));[.F$2]-FLOOR(MOD(FLOOR([.$A151]-[.F$1]/2);[.F$1]) * [.F$2] *2 / ([.F$1]-1)))" office:value-type="float" office:value="217" calcext:value-type="float">
            <text:p>217</text:p>
          </table:table-cell>
          <table:table-cell table:formula="of:=FLOOR([.G$2] * POWER(SIN( PI() * [.$A151] / [.G$1] );2))" office:value-type="float" office:value="241" calcext:value-type="float">
            <text:p>241</text:p>
          </table:table-cell>
          <table:table-cell table:formula="of:=[.H$2]-FLOOR(POWER(IF(MOD([.$A151];[.H$1])&lt;[.H$1]/2;FLOOR(MOD([.$A151];[.H$1]) * [.H$2] *2 / ([.H$1]-1));[.H$2]-FLOOR(MOD(FLOOR([.$A151]-[.H$1]/2);[.H$1]) * [.H$2] *2 / ([.H$1]-1)));2)/[.H$2])" office:value-type="float" office:value="71" calcext:value-type="float">
            <text:p>71</text:p>
          </table:table-cell>
          <table:table-cell table:formula="of:=FLOOR( [.I$2] * ABS(SIN( PI() * [.$A151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FLOOR([.$B$2]/2 + [.$B$2]/2 * SIN(2 *  PI() * [.$A152] / [.$B$1] ))" office:value-type="float" office:value="67" calcext:value-type="float">
            <text:p>67</text:p>
          </table:table-cell>
          <table:table-cell table:formula="of:=FLOOR(MOD([.$A152];[.C$1]) * [.C$2] / ([.C$1]-1))" office:value-type="float" office:value="148" calcext:value-type="float">
            <text:p>148</text:p>
          </table:table-cell>
          <table:table-cell table:formula="of:=FLOOR(MOD([.D$1]-[.$A152] -1;[.D$1]) * [.D$2] / ([.D$1]-1))" office:value-type="float" office:value="107" calcext:value-type="float">
            <text:p>107</text:p>
          </table:table-cell>
          <table:table-cell table:formula="of:=(IF(MOD([.$A152];[.E$1])&lt;FLOOR([.E$1]/2);0;[.E$2]))" office:value-type="float" office:value="255" calcext:value-type="float">
            <text:p>255</text:p>
          </table:table-cell>
          <table:table-cell table:formula="of:=IF(MOD([.$A152];[.F$1])&lt;[.F$1]/2;FLOOR(MOD([.$A152];[.F$1]) * [.F$2] *2 / ([.F$1]-1));[.F$2]-FLOOR(MOD(FLOOR([.$A152]-[.F$1]/2);[.F$1]) * [.F$2] *2 / ([.F$1]-1)))" office:value-type="float" office:value="215" calcext:value-type="float">
            <text:p>215</text:p>
          </table:table-cell>
          <table:table-cell table:formula="of:=FLOOR([.G$2] * POWER(SIN( PI() * [.$A152] / [.G$1] );2))" office:value-type="float" office:value="239" calcext:value-type="float">
            <text:p>239</text:p>
          </table:table-cell>
          <table:table-cell table:formula="of:=[.H$2]-FLOOR(POWER(IF(MOD([.$A152];[.H$1])&lt;[.H$1]/2;FLOOR(MOD([.$A152];[.H$1]) * [.H$2] *2 / ([.H$1]-1));[.H$2]-FLOOR(MOD(FLOOR([.$A152]-[.H$1]/2);[.H$1]) * [.H$2] *2 / ([.H$1]-1)));2)/[.H$2])" office:value-type="float" office:value="74" calcext:value-type="float">
            <text:p>74</text:p>
          </table:table-cell>
          <table:table-cell table:formula="of:=FLOOR( [.I$2] * ABS(SIN( PI() * [.$A152] / [.I$1] ))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FLOOR([.$B$2]/2 + [.$B$2]/2 * SIN(2 *  PI() * [.$A153] / [.$B$1] ))" office:value-type="float" office:value="64" calcext:value-type="float">
            <text:p>64</text:p>
          </table:table-cell>
          <table:table-cell table:formula="of:=FLOOR(MOD([.$A153];[.C$1]) * [.C$2] / ([.C$1]-1))" office:value-type="float" office:value="149" calcext:value-type="float">
            <text:p>149</text:p>
          </table:table-cell>
          <table:table-cell table:formula="of:=FLOOR(MOD([.D$1]-[.$A153] -1;[.D$1]) * [.D$2] / ([.D$1]-1))" office:value-type="float" office:value="106" calcext:value-type="float">
            <text:p>106</text:p>
          </table:table-cell>
          <table:table-cell table:formula="of:=(IF(MOD([.$A153];[.E$1])&lt;FLOOR([.E$1]/2);0;[.E$2]))" office:value-type="float" office:value="255" calcext:value-type="float">
            <text:p>255</text:p>
          </table:table-cell>
          <table:table-cell table:formula="of:=IF(MOD([.$A153];[.F$1])&lt;[.F$1]/2;FLOOR(MOD([.$A153];[.F$1]) * [.F$2] *2 / ([.F$1]-1));[.F$2]-FLOOR(MOD(FLOOR([.$A153]-[.F$1]/2);[.F$1]) * [.F$2] *2 / ([.F$1]-1)))" office:value-type="float" office:value="213" calcext:value-type="float">
            <text:p>213</text:p>
          </table:table-cell>
          <table:table-cell table:formula="of:=FLOOR([.G$2] * POWER(SIN( PI() * [.$A153] / [.G$1] );2))" office:value-type="float" office:value="238" calcext:value-type="float">
            <text:p>238</text:p>
          </table:table-cell>
          <table:table-cell table:formula="of:=[.H$2]-FLOOR(POWER(IF(MOD([.$A153];[.H$1])&lt;[.H$1]/2;FLOOR(MOD([.$A153];[.H$1]) * [.H$2] *2 / ([.H$1]-1));[.H$2]-FLOOR(MOD(FLOOR([.$A153]-[.H$1]/2);[.H$1]) * [.H$2] *2 / ([.H$1]-1)));2)/[.H$2])" office:value-type="float" office:value="78" calcext:value-type="float">
            <text:p>78</text:p>
          </table:table-cell>
          <table:table-cell table:formula="of:=FLOOR( [.I$2] * ABS(SIN( PI() * [.$A153] / [.I$1] ))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[.$B$2]/2 + [.$B$2]/2 * SIN(2 *  PI() * [.$A154] / [.$B$1] ))" office:value-type="float" office:value="61" calcext:value-type="float">
            <text:p>61</text:p>
          </table:table-cell>
          <table:table-cell table:formula="of:=FLOOR(MOD([.$A154];[.C$1]) * [.C$2] / ([.C$1]-1))" office:value-type="float" office:value="150" calcext:value-type="float">
            <text:p>150</text:p>
          </table:table-cell>
          <table:table-cell table:formula="of:=FLOOR(MOD([.D$1]-[.$A154] -1;[.D$1]) * [.D$2] / ([.D$1]-1))" office:value-type="float" office:value="105" calcext:value-type="float">
            <text:p>105</text:p>
          </table:table-cell>
          <table:table-cell table:formula="of:=(IF(MOD([.$A154];[.E$1])&lt;FLOOR([.E$1]/2);0;[.E$2]))" office:value-type="float" office:value="255" calcext:value-type="float">
            <text:p>255</text:p>
          </table:table-cell>
          <table:table-cell table:formula="of:=IF(MOD([.$A154];[.F$1])&lt;[.F$1]/2;FLOOR(MOD([.$A154];[.F$1]) * [.F$2] *2 / ([.F$1]-1));[.F$2]-FLOOR(MOD(FLOOR([.$A154]-[.F$1]/2);[.F$1]) * [.F$2] *2 / ([.F$1]-1)))" office:value-type="float" office:value="211" calcext:value-type="float">
            <text:p>211</text:p>
          </table:table-cell>
          <table:table-cell table:formula="of:=FLOOR([.G$2] * POWER(SIN( PI() * [.$A154] / [.G$1] );2))" office:value-type="float" office:value="236" calcext:value-type="float">
            <text:p>236</text:p>
          </table:table-cell>
          <table:table-cell table:formula="of:=[.H$2]-FLOOR(POWER(IF(MOD([.$A154];[.H$1])&lt;[.H$1]/2;FLOOR(MOD([.$A154];[.H$1]) * [.H$2] *2 / ([.H$1]-1));[.H$2]-FLOOR(MOD(FLOOR([.$A154]-[.H$1]/2);[.H$1]) * [.H$2] *2 / ([.H$1]-1)));2)/[.H$2])" office:value-type="float" office:value="81" calcext:value-type="float">
            <text:p>81</text:p>
          </table:table-cell>
          <table:table-cell table:formula="of:=FLOOR( [.I$2] * ABS(SIN( PI() * [.$A154] / [.I$1] )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FLOOR([.$B$2]/2 + [.$B$2]/2 * SIN(2 *  PI() * [.$A155] / [.$B$1] ))" office:value-type="float" office:value="59" calcext:value-type="float">
            <text:p>59</text:p>
          </table:table-cell>
          <table:table-cell table:formula="of:=FLOOR(MOD([.$A155];[.C$1]) * [.C$2] / ([.C$1]-1))" office:value-type="float" office:value="151" calcext:value-type="float">
            <text:p>151</text:p>
          </table:table-cell>
          <table:table-cell table:formula="of:=FLOOR(MOD([.D$1]-[.$A155] -1;[.D$1]) * [.D$2] / ([.D$1]-1))" office:value-type="float" office:value="104" calcext:value-type="float">
            <text:p>104</text:p>
          </table:table-cell>
          <table:table-cell table:formula="of:=(IF(MOD([.$A155];[.E$1])&lt;FLOOR([.E$1]/2);0;[.E$2]))" office:value-type="float" office:value="255" calcext:value-type="float">
            <text:p>255</text:p>
          </table:table-cell>
          <table:table-cell table:formula="of:=IF(MOD([.$A155];[.F$1])&lt;[.F$1]/2;FLOOR(MOD([.$A155];[.F$1]) * [.F$2] *2 / ([.F$1]-1));[.F$2]-FLOOR(MOD(FLOOR([.$A155]-[.F$1]/2);[.F$1]) * [.F$2] *2 / ([.F$1]-1)))" office:value-type="float" office:value="209" calcext:value-type="float">
            <text:p>209</text:p>
          </table:table-cell>
          <table:table-cell table:formula="of:=FLOOR([.G$2] * POWER(SIN( PI() * [.$A155] / [.G$1] );2))" office:value-type="float" office:value="235" calcext:value-type="float">
            <text:p>235</text:p>
          </table:table-cell>
          <table:table-cell table:formula="of:=[.H$2]-FLOOR(POWER(IF(MOD([.$A155];[.H$1])&lt;[.H$1]/2;FLOOR(MOD([.$A155];[.H$1]) * [.H$2] *2 / ([.H$1]-1));[.H$2]-FLOOR(MOD(FLOOR([.$A155]-[.H$1]/2);[.H$1]) * [.H$2] *2 / ([.H$1]-1)));2)/[.H$2])" office:value-type="float" office:value="84" calcext:value-type="float">
            <text:p>84</text:p>
          </table:table-cell>
          <table:table-cell table:formula="of:=FLOOR( [.I$2] * ABS(SIN( PI() * [.$A155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FLOOR([.$B$2]/2 + [.$B$2]/2 * SIN(2 *  PI() * [.$A156] / [.$B$1] ))" office:value-type="float" office:value="56" calcext:value-type="float">
            <text:p>56</text:p>
          </table:table-cell>
          <table:table-cell table:formula="of:=FLOOR(MOD([.$A156];[.C$1]) * [.C$2] / ([.C$1]-1))" office:value-type="float" office:value="152" calcext:value-type="float">
            <text:p>152</text:p>
          </table:table-cell>
          <table:table-cell table:formula="of:=FLOOR(MOD([.D$1]-[.$A156] -1;[.D$1]) * [.D$2] / ([.D$1]-1))" office:value-type="float" office:value="103" calcext:value-type="float">
            <text:p>103</text:p>
          </table:table-cell>
          <table:table-cell table:formula="of:=(IF(MOD([.$A156];[.E$1])&lt;FLOOR([.E$1]/2);0;[.E$2]))" office:value-type="float" office:value="255" calcext:value-type="float">
            <text:p>255</text:p>
          </table:table-cell>
          <table:table-cell table:formula="of:=IF(MOD([.$A156];[.F$1])&lt;[.F$1]/2;FLOOR(MOD([.$A156];[.F$1]) * [.F$2] *2 / ([.F$1]-1));[.F$2]-FLOOR(MOD(FLOOR([.$A156]-[.F$1]/2);[.F$1]) * [.F$2] *2 / ([.F$1]-1)))" office:value-type="float" office:value="207" calcext:value-type="float">
            <text:p>207</text:p>
          </table:table-cell>
          <table:table-cell table:formula="of:=FLOOR([.G$2] * POWER(SIN( PI() * [.$A156] / [.G$1] );2))" office:value-type="float" office:value="233" calcext:value-type="float">
            <text:p>233</text:p>
          </table:table-cell>
          <table:table-cell table:formula="of:=[.H$2]-FLOOR(POWER(IF(MOD([.$A156];[.H$1])&lt;[.H$1]/2;FLOOR(MOD([.$A156];[.H$1]) * [.H$2] *2 / ([.H$1]-1));[.H$2]-FLOOR(MOD(FLOOR([.$A156]-[.H$1]/2);[.H$1]) * [.H$2] *2 / ([.H$1]-1)));2)/[.H$2])" office:value-type="float" office:value="87" calcext:value-type="float">
            <text:p>87</text:p>
          </table:table-cell>
          <table:table-cell table:formula="of:=FLOOR( [.I$2] * ABS(SIN( PI() * [.$A156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FLOOR([.$B$2]/2 + [.$B$2]/2 * SIN(2 *  PI() * [.$A157] / [.$B$1] ))" office:value-type="float" office:value="54" calcext:value-type="float">
            <text:p>54</text:p>
          </table:table-cell>
          <table:table-cell table:formula="of:=FLOOR(MOD([.$A157];[.C$1]) * [.C$2] / ([.C$1]-1))" office:value-type="float" office:value="153" calcext:value-type="float">
            <text:p>153</text:p>
          </table:table-cell>
          <table:table-cell table:formula="of:=FLOOR(MOD([.D$1]-[.$A157] -1;[.D$1]) * [.D$2] / ([.D$1]-1))" office:value-type="float" office:value="102" calcext:value-type="float">
            <text:p>102</text:p>
          </table:table-cell>
          <table:table-cell table:formula="of:=(IF(MOD([.$A157];[.E$1])&lt;FLOOR([.E$1]/2);0;[.E$2]))" office:value-type="float" office:value="255" calcext:value-type="float">
            <text:p>255</text:p>
          </table:table-cell>
          <table:table-cell table:formula="of:=IF(MOD([.$A157];[.F$1])&lt;[.F$1]/2;FLOOR(MOD([.$A157];[.F$1]) * [.F$2] *2 / ([.F$1]-1));[.F$2]-FLOOR(MOD(FLOOR([.$A157]-[.F$1]/2);[.F$1]) * [.F$2] *2 / ([.F$1]-1)))" office:value-type="float" office:value="205" calcext:value-type="float">
            <text:p>205</text:p>
          </table:table-cell>
          <table:table-cell table:formula="of:=FLOOR([.G$2] * POWER(SIN( PI() * [.$A157] / [.G$1] );2))" office:value-type="float" office:value="231" calcext:value-type="float">
            <text:p>231</text:p>
          </table:table-cell>
          <table:table-cell table:formula="of:=[.H$2]-FLOOR(POWER(IF(MOD([.$A157];[.H$1])&lt;[.H$1]/2;FLOOR(MOD([.$A157];[.H$1]) * [.H$2] *2 / ([.H$1]-1));[.H$2]-FLOOR(MOD(FLOOR([.$A157]-[.H$1]/2);[.H$1]) * [.H$2] *2 / ([.H$1]-1)));2)/[.H$2])" office:value-type="float" office:value="91" calcext:value-type="float">
            <text:p>91</text:p>
          </table:table-cell>
          <table:table-cell table:formula="of:=FLOOR( [.I$2] * ABS(SIN( PI() * [.$A157] / [.I$1] )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FLOOR([.$B$2]/2 + [.$B$2]/2 * SIN(2 *  PI() * [.$A158] / [.$B$1] ))" office:value-type="float" office:value="51" calcext:value-type="float">
            <text:p>51</text:p>
          </table:table-cell>
          <table:table-cell table:formula="of:=FLOOR(MOD([.$A158];[.C$1]) * [.C$2] / ([.C$1]-1))" office:value-type="float" office:value="154" calcext:value-type="float">
            <text:p>154</text:p>
          </table:table-cell>
          <table:table-cell table:formula="of:=FLOOR(MOD([.D$1]-[.$A158] -1;[.D$1]) * [.D$2] / ([.D$1]-1))" office:value-type="float" office:value="101" calcext:value-type="float">
            <text:p>101</text:p>
          </table:table-cell>
          <table:table-cell table:formula="of:=(IF(MOD([.$A158];[.E$1])&lt;FLOOR([.E$1]/2);0;[.E$2]))" office:value-type="float" office:value="255" calcext:value-type="float">
            <text:p>255</text:p>
          </table:table-cell>
          <table:table-cell table:formula="of:=IF(MOD([.$A158];[.F$1])&lt;[.F$1]/2;FLOOR(MOD([.$A158];[.F$1]) * [.F$2] *2 / ([.F$1]-1));[.F$2]-FLOOR(MOD(FLOOR([.$A158]-[.F$1]/2);[.F$1]) * [.F$2] *2 / ([.F$1]-1)))" office:value-type="float" office:value="203" calcext:value-type="float">
            <text:p>203</text:p>
          </table:table-cell>
          <table:table-cell table:formula="of:=FLOOR([.G$2] * POWER(SIN( PI() * [.$A158] / [.G$1] );2))" office:value-type="float" office:value="229" calcext:value-type="float">
            <text:p>229</text:p>
          </table:table-cell>
          <table:table-cell table:formula="of:=[.H$2]-FLOOR(POWER(IF(MOD([.$A158];[.H$1])&lt;[.H$1]/2;FLOOR(MOD([.$A158];[.H$1]) * [.H$2] *2 / ([.H$1]-1));[.H$2]-FLOOR(MOD(FLOOR([.$A158]-[.H$1]/2);[.H$1]) * [.H$2] *2 / ([.H$1]-1)));2)/[.H$2])" office:value-type="float" office:value="94" calcext:value-type="float">
            <text:p>94</text:p>
          </table:table-cell>
          <table:table-cell table:formula="of:=FLOOR( [.I$2] * ABS(SIN( PI() * [.$A158] / [.I$1] ))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FLOOR([.$B$2]/2 + [.$B$2]/2 * SIN(2 *  PI() * [.$A159] / [.$B$1] ))" office:value-type="float" office:value="49" calcext:value-type="float">
            <text:p>49</text:p>
          </table:table-cell>
          <table:table-cell table:formula="of:=FLOOR(MOD([.$A159];[.C$1]) * [.C$2] / ([.C$1]-1))" office:value-type="float" office:value="155" calcext:value-type="float">
            <text:p>155</text:p>
          </table:table-cell>
          <table:table-cell table:formula="of:=FLOOR(MOD([.D$1]-[.$A159] -1;[.D$1]) * [.D$2] / ([.D$1]-1))" office:value-type="float" office:value="100" calcext:value-type="float">
            <text:p>100</text:p>
          </table:table-cell>
          <table:table-cell table:formula="of:=(IF(MOD([.$A159];[.E$1])&lt;FLOOR([.E$1]/2);0;[.E$2]))" office:value-type="float" office:value="255" calcext:value-type="float">
            <text:p>255</text:p>
          </table:table-cell>
          <table:table-cell table:formula="of:=IF(MOD([.$A159];[.F$1])&lt;[.F$1]/2;FLOOR(MOD([.$A159];[.F$1]) * [.F$2] *2 / ([.F$1]-1));[.F$2]-FLOOR(MOD(FLOOR([.$A159]-[.F$1]/2);[.F$1]) * [.F$2] *2 / ([.F$1]-1)))" office:value-type="float" office:value="201" calcext:value-type="float">
            <text:p>201</text:p>
          </table:table-cell>
          <table:table-cell table:formula="of:=FLOOR([.G$2] * POWER(SIN( PI() * [.$A159] / [.G$1] );2))" office:value-type="float" office:value="228" calcext:value-type="float">
            <text:p>228</text:p>
          </table:table-cell>
          <table:table-cell table:formula="of:=[.H$2]-FLOOR(POWER(IF(MOD([.$A159];[.H$1])&lt;[.H$1]/2;FLOOR(MOD([.$A159];[.H$1]) * [.H$2] *2 / ([.H$1]-1));[.H$2]-FLOOR(MOD(FLOOR([.$A159]-[.H$1]/2);[.H$1]) * [.H$2] *2 / ([.H$1]-1)));2)/[.H$2])" office:value-type="float" office:value="97" calcext:value-type="float">
            <text:p>97</text:p>
          </table:table-cell>
          <table:table-cell table:formula="of:=FLOOR( [.I$2] * ABS(SIN( PI() * [.$A159] / [.I$1] ))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FLOOR([.$B$2]/2 + [.$B$2]/2 * SIN(2 *  PI() * [.$A160] / [.$B$1] ))" office:value-type="float" office:value="46" calcext:value-type="float">
            <text:p>46</text:p>
          </table:table-cell>
          <table:table-cell table:formula="of:=FLOOR(MOD([.$A160];[.C$1]) * [.C$2] / ([.C$1]-1))" office:value-type="float" office:value="156" calcext:value-type="float">
            <text:p>156</text:p>
          </table:table-cell>
          <table:table-cell table:formula="of:=FLOOR(MOD([.D$1]-[.$A160] -1;[.D$1]) * [.D$2] / ([.D$1]-1))" office:value-type="float" office:value="99" calcext:value-type="float">
            <text:p>99</text:p>
          </table:table-cell>
          <table:table-cell table:formula="of:=(IF(MOD([.$A160];[.E$1])&lt;FLOOR([.E$1]/2);0;[.E$2]))" office:value-type="float" office:value="255" calcext:value-type="float">
            <text:p>255</text:p>
          </table:table-cell>
          <table:table-cell table:formula="of:=IF(MOD([.$A160];[.F$1])&lt;[.F$1]/2;FLOOR(MOD([.$A160];[.F$1]) * [.F$2] *2 / ([.F$1]-1));[.F$2]-FLOOR(MOD(FLOOR([.$A160]-[.F$1]/2);[.F$1]) * [.F$2] *2 / ([.F$1]-1)))" office:value-type="float" office:value="199" calcext:value-type="float">
            <text:p>199</text:p>
          </table:table-cell>
          <table:table-cell table:formula="of:=FLOOR([.G$2] * POWER(SIN( PI() * [.$A160] / [.G$1] );2))" office:value-type="float" office:value="226" calcext:value-type="float">
            <text:p>226</text:p>
          </table:table-cell>
          <table:table-cell table:formula="of:=[.H$2]-FLOOR(POWER(IF(MOD([.$A160];[.H$1])&lt;[.H$1]/2;FLOOR(MOD([.$A160];[.H$1]) * [.H$2] *2 / ([.H$1]-1));[.H$2]-FLOOR(MOD(FLOOR([.$A160]-[.H$1]/2);[.H$1]) * [.H$2] *2 / ([.H$1]-1)));2)/[.H$2])" office:value-type="float" office:value="100" calcext:value-type="float">
            <text:p>100</text:p>
          </table:table-cell>
          <table:table-cell table:formula="of:=FLOOR( [.I$2] * ABS(SIN( PI() * [.$A160] / [.I$1] )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FLOOR([.$B$2]/2 + [.$B$2]/2 * SIN(2 *  PI() * [.$A161] / [.$B$1] ))" office:value-type="float" office:value="44" calcext:value-type="float">
            <text:p>44</text:p>
          </table:table-cell>
          <table:table-cell table:formula="of:=FLOOR(MOD([.$A161];[.C$1]) * [.C$2] / ([.C$1]-1))" office:value-type="float" office:value="157" calcext:value-type="float">
            <text:p>157</text:p>
          </table:table-cell>
          <table:table-cell table:formula="of:=FLOOR(MOD([.D$1]-[.$A161] -1;[.D$1]) * [.D$2] / ([.D$1]-1))" office:value-type="float" office:value="98" calcext:value-type="float">
            <text:p>98</text:p>
          </table:table-cell>
          <table:table-cell table:formula="of:=(IF(MOD([.$A161];[.E$1])&lt;FLOOR([.E$1]/2);0;[.E$2]))" office:value-type="float" office:value="255" calcext:value-type="float">
            <text:p>255</text:p>
          </table:table-cell>
          <table:table-cell table:formula="of:=IF(MOD([.$A161];[.F$1])&lt;[.F$1]/2;FLOOR(MOD([.$A161];[.F$1]) * [.F$2] *2 / ([.F$1]-1));[.F$2]-FLOOR(MOD(FLOOR([.$A161]-[.F$1]/2);[.F$1]) * [.F$2] *2 / ([.F$1]-1)))" office:value-type="float" office:value="197" calcext:value-type="float">
            <text:p>197</text:p>
          </table:table-cell>
          <table:table-cell table:formula="of:=FLOOR([.G$2] * POWER(SIN( PI() * [.$A161] / [.G$1] );2))" office:value-type="float" office:value="224" calcext:value-type="float">
            <text:p>224</text:p>
          </table:table-cell>
          <table:table-cell table:formula="of:=[.H$2]-FLOOR(POWER(IF(MOD([.$A161];[.H$1])&lt;[.H$1]/2;FLOOR(MOD([.$A161];[.H$1]) * [.H$2] *2 / ([.H$1]-1));[.H$2]-FLOOR(MOD(FLOOR([.$A161]-[.H$1]/2);[.H$1]) * [.H$2] *2 / ([.H$1]-1)));2)/[.H$2])" office:value-type="float" office:value="103" calcext:value-type="float">
            <text:p>103</text:p>
          </table:table-cell>
          <table:table-cell table:formula="of:=FLOOR( [.I$2] * ABS(SIN( PI() * [.$A161] / [.I$1] ))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FLOOR([.$B$2]/2 + [.$B$2]/2 * SIN(2 *  PI() * [.$A162] / [.$B$1] ))" office:value-type="float" office:value="41" calcext:value-type="float">
            <text:p>41</text:p>
          </table:table-cell>
          <table:table-cell table:formula="of:=FLOOR(MOD([.$A162];[.C$1]) * [.C$2] / ([.C$1]-1))" office:value-type="float" office:value="158" calcext:value-type="float">
            <text:p>158</text:p>
          </table:table-cell>
          <table:table-cell table:formula="of:=FLOOR(MOD([.D$1]-[.$A162] -1;[.D$1]) * [.D$2] / ([.D$1]-1))" office:value-type="float" office:value="97" calcext:value-type="float">
            <text:p>97</text:p>
          </table:table-cell>
          <table:table-cell table:formula="of:=(IF(MOD([.$A162];[.E$1])&lt;FLOOR([.E$1]/2);0;[.E$2]))" office:value-type="float" office:value="255" calcext:value-type="float">
            <text:p>255</text:p>
          </table:table-cell>
          <table:table-cell table:formula="of:=IF(MOD([.$A162];[.F$1])&lt;[.F$1]/2;FLOOR(MOD([.$A162];[.F$1]) * [.F$2] *2 / ([.F$1]-1));[.F$2]-FLOOR(MOD(FLOOR([.$A162]-[.F$1]/2);[.F$1]) * [.F$2] *2 / ([.F$1]-1)))" office:value-type="float" office:value="195" calcext:value-type="float">
            <text:p>195</text:p>
          </table:table-cell>
          <table:table-cell table:formula="of:=FLOOR([.G$2] * POWER(SIN( PI() * [.$A162] / [.G$1] );2))" office:value-type="float" office:value="221" calcext:value-type="float">
            <text:p>221</text:p>
          </table:table-cell>
          <table:table-cell table:formula="of:=[.H$2]-FLOOR(POWER(IF(MOD([.$A162];[.H$1])&lt;[.H$1]/2;FLOOR(MOD([.$A162];[.H$1]) * [.H$2] *2 / ([.H$1]-1));[.H$2]-FLOOR(MOD(FLOOR([.$A162]-[.H$1]/2);[.H$1]) * [.H$2] *2 / ([.H$1]-1)));2)/[.H$2])" office:value-type="float" office:value="106" calcext:value-type="float">
            <text:p>106</text:p>
          </table:table-cell>
          <table:table-cell table:formula="of:=FLOOR( [.I$2] * ABS(SIN( PI() * [.$A162] / [.I$1] ))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FLOOR([.$B$2]/2 + [.$B$2]/2 * SIN(2 *  PI() * [.$A163] / [.$B$1] ))" office:value-type="float" office:value="39" calcext:value-type="float">
            <text:p>39</text:p>
          </table:table-cell>
          <table:table-cell table:formula="of:=FLOOR(MOD([.$A163];[.C$1]) * [.C$2] / ([.C$1]-1))" office:value-type="float" office:value="159" calcext:value-type="float">
            <text:p>159</text:p>
          </table:table-cell>
          <table:table-cell table:formula="of:=FLOOR(MOD([.D$1]-[.$A163] -1;[.D$1]) * [.D$2] / ([.D$1]-1))" office:value-type="float" office:value="96" calcext:value-type="float">
            <text:p>96</text:p>
          </table:table-cell>
          <table:table-cell table:formula="of:=(IF(MOD([.$A163];[.E$1])&lt;FLOOR([.E$1]/2);0;[.E$2]))" office:value-type="float" office:value="255" calcext:value-type="float">
            <text:p>255</text:p>
          </table:table-cell>
          <table:table-cell table:formula="of:=IF(MOD([.$A163];[.F$1])&lt;[.F$1]/2;FLOOR(MOD([.$A163];[.F$1]) * [.F$2] *2 / ([.F$1]-1));[.F$2]-FLOOR(MOD(FLOOR([.$A163]-[.F$1]/2);[.F$1]) * [.F$2] *2 / ([.F$1]-1)))" office:value-type="float" office:value="193" calcext:value-type="float">
            <text:p>193</text:p>
          </table:table-cell>
          <table:table-cell table:formula="of:=FLOOR([.G$2] * POWER(SIN( PI() * [.$A163] / [.G$1] );2))" office:value-type="float" office:value="219" calcext:value-type="float">
            <text:p>219</text:p>
          </table:table-cell>
          <table:table-cell table:formula="of:=[.H$2]-FLOOR(POWER(IF(MOD([.$A163];[.H$1])&lt;[.H$1]/2;FLOOR(MOD([.$A163];[.H$1]) * [.H$2] *2 / ([.H$1]-1));[.H$2]-FLOOR(MOD(FLOOR([.$A163]-[.H$1]/2);[.H$1]) * [.H$2] *2 / ([.H$1]-1)));2)/[.H$2])" office:value-type="float" office:value="109" calcext:value-type="float">
            <text:p>109</text:p>
          </table:table-cell>
          <table:table-cell table:formula="of:=FLOOR( [.I$2] * ABS(SIN( PI() * [.$A163] / [.I$1] ))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[.$B$2]/2 + [.$B$2]/2 * SIN(2 *  PI() * [.$A164] / [.$B$1] ))" office:value-type="float" office:value="37" calcext:value-type="float">
            <text:p>37</text:p>
          </table:table-cell>
          <table:table-cell table:formula="of:=FLOOR(MOD([.$A164];[.C$1]) * [.C$2] / ([.C$1]-1))" office:value-type="float" office:value="160" calcext:value-type="float">
            <text:p>160</text:p>
          </table:table-cell>
          <table:table-cell table:formula="of:=FLOOR(MOD([.D$1]-[.$A164] -1;[.D$1]) * [.D$2] / ([.D$1]-1))" office:value-type="float" office:value="95" calcext:value-type="float">
            <text:p>95</text:p>
          </table:table-cell>
          <table:table-cell table:formula="of:=(IF(MOD([.$A164];[.E$1])&lt;FLOOR([.E$1]/2);0;[.E$2]))" office:value-type="float" office:value="255" calcext:value-type="float">
            <text:p>255</text:p>
          </table:table-cell>
          <table:table-cell table:formula="of:=IF(MOD([.$A164];[.F$1])&lt;[.F$1]/2;FLOOR(MOD([.$A164];[.F$1]) * [.F$2] *2 / ([.F$1]-1));[.F$2]-FLOOR(MOD(FLOOR([.$A164]-[.F$1]/2);[.F$1]) * [.F$2] *2 / ([.F$1]-1)))" office:value-type="float" office:value="191" calcext:value-type="float">
            <text:p>191</text:p>
          </table:table-cell>
          <table:table-cell table:formula="of:=FLOOR([.G$2] * POWER(SIN( PI() * [.$A164] / [.G$1] );2))" office:value-type="float" office:value="217" calcext:value-type="float">
            <text:p>217</text:p>
          </table:table-cell>
          <table:table-cell table:formula="of:=[.H$2]-FLOOR(POWER(IF(MOD([.$A164];[.H$1])&lt;[.H$1]/2;FLOOR(MOD([.$A164];[.H$1]) * [.H$2] *2 / ([.H$1]-1));[.H$2]-FLOOR(MOD(FLOOR([.$A164]-[.H$1]/2);[.H$1]) * [.H$2] *2 / ([.H$1]-1)));2)/[.H$2])" office:value-type="float" office:value="112" calcext:value-type="float">
            <text:p>112</text:p>
          </table:table-cell>
          <table:table-cell table:formula="of:=FLOOR( [.I$2] * ABS(SIN( PI() * [.$A164] / [.I$1] )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FLOOR([.$B$2]/2 + [.$B$2]/2 * SIN(2 *  PI() * [.$A165] / [.$B$1] ))" office:value-type="float" office:value="35" calcext:value-type="float">
            <text:p>35</text:p>
          </table:table-cell>
          <table:table-cell table:formula="of:=FLOOR(MOD([.$A165];[.C$1]) * [.C$2] / ([.C$1]-1))" office:value-type="float" office:value="161" calcext:value-type="float">
            <text:p>161</text:p>
          </table:table-cell>
          <table:table-cell table:formula="of:=FLOOR(MOD([.D$1]-[.$A165] -1;[.D$1]) * [.D$2] / ([.D$1]-1))" office:value-type="float" office:value="94" calcext:value-type="float">
            <text:p>94</text:p>
          </table:table-cell>
          <table:table-cell table:formula="of:=(IF(MOD([.$A165];[.E$1])&lt;FLOOR([.E$1]/2);0;[.E$2]))" office:value-type="float" office:value="255" calcext:value-type="float">
            <text:p>255</text:p>
          </table:table-cell>
          <table:table-cell table:formula="of:=IF(MOD([.$A165];[.F$1])&lt;[.F$1]/2;FLOOR(MOD([.$A165];[.F$1]) * [.F$2] *2 / ([.F$1]-1));[.F$2]-FLOOR(MOD(FLOOR([.$A165]-[.F$1]/2);[.F$1]) * [.F$2] *2 / ([.F$1]-1)))" office:value-type="float" office:value="189" calcext:value-type="float">
            <text:p>189</text:p>
          </table:table-cell>
          <table:table-cell table:formula="of:=FLOOR([.G$2] * POWER(SIN( PI() * [.$A165] / [.G$1] );2))" office:value-type="float" office:value="215" calcext:value-type="float">
            <text:p>215</text:p>
          </table:table-cell>
          <table:table-cell table:formula="of:=[.H$2]-FLOOR(POWER(IF(MOD([.$A165];[.H$1])&lt;[.H$1]/2;FLOOR(MOD([.$A165];[.H$1]) * [.H$2] *2 / ([.H$1]-1));[.H$2]-FLOOR(MOD(FLOOR([.$A165]-[.H$1]/2);[.H$1]) * [.H$2] *2 / ([.H$1]-1)));2)/[.H$2])" office:value-type="float" office:value="115" calcext:value-type="float">
            <text:p>115</text:p>
          </table:table-cell>
          <table:table-cell table:formula="of:=FLOOR( [.I$2] * ABS(SIN( PI() * [.$A165] / [.I$1] )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FLOOR([.$B$2]/2 + [.$B$2]/2 * SIN(2 *  PI() * [.$A166] / [.$B$1] ))" office:value-type="float" office:value="33" calcext:value-type="float">
            <text:p>33</text:p>
          </table:table-cell>
          <table:table-cell table:formula="of:=FLOOR(MOD([.$A166];[.C$1]) * [.C$2] / ([.C$1]-1))" office:value-type="float" office:value="162" calcext:value-type="float">
            <text:p>162</text:p>
          </table:table-cell>
          <table:table-cell table:formula="of:=FLOOR(MOD([.D$1]-[.$A166] -1;[.D$1]) * [.D$2] / ([.D$1]-1))" office:value-type="float" office:value="93" calcext:value-type="float">
            <text:p>93</text:p>
          </table:table-cell>
          <table:table-cell table:formula="of:=(IF(MOD([.$A166];[.E$1])&lt;FLOOR([.E$1]/2);0;[.E$2]))" office:value-type="float" office:value="255" calcext:value-type="float">
            <text:p>255</text:p>
          </table:table-cell>
          <table:table-cell table:formula="of:=IF(MOD([.$A166];[.F$1])&lt;[.F$1]/2;FLOOR(MOD([.$A166];[.F$1]) * [.F$2] *2 / ([.F$1]-1));[.F$2]-FLOOR(MOD(FLOOR([.$A166]-[.F$1]/2);[.F$1]) * [.F$2] *2 / ([.F$1]-1)))" office:value-type="float" office:value="187" calcext:value-type="float">
            <text:p>187</text:p>
          </table:table-cell>
          <table:table-cell table:formula="of:=FLOOR([.G$2] * POWER(SIN( PI() * [.$A166] / [.G$1] );2))" office:value-type="float" office:value="213" calcext:value-type="float">
            <text:p>213</text:p>
          </table:table-cell>
          <table:table-cell table:formula="of:=[.H$2]-FLOOR(POWER(IF(MOD([.$A166];[.H$1])&lt;[.H$1]/2;FLOOR(MOD([.$A166];[.H$1]) * [.H$2] *2 / ([.H$1]-1));[.H$2]-FLOOR(MOD(FLOOR([.$A166]-[.H$1]/2);[.H$1]) * [.H$2] *2 / ([.H$1]-1)));2)/[.H$2])" office:value-type="float" office:value="118" calcext:value-type="float">
            <text:p>118</text:p>
          </table:table-cell>
          <table:table-cell table:formula="of:=FLOOR( [.I$2] * ABS(SIN( PI() * [.$A166] / [.I$1] ))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FLOOR([.$B$2]/2 + [.$B$2]/2 * SIN(2 *  PI() * [.$A167] / [.$B$1] ))" office:value-type="float" office:value="30" calcext:value-type="float">
            <text:p>30</text:p>
          </table:table-cell>
          <table:table-cell table:formula="of:=FLOOR(MOD([.$A167];[.C$1]) * [.C$2] / ([.C$1]-1))" office:value-type="float" office:value="163" calcext:value-type="float">
            <text:p>163</text:p>
          </table:table-cell>
          <table:table-cell table:formula="of:=FLOOR(MOD([.D$1]-[.$A167] -1;[.D$1]) * [.D$2] / ([.D$1]-1))" office:value-type="float" office:value="92" calcext:value-type="float">
            <text:p>92</text:p>
          </table:table-cell>
          <table:table-cell table:formula="of:=(IF(MOD([.$A167];[.E$1])&lt;FLOOR([.E$1]/2);0;[.E$2]))" office:value-type="float" office:value="255" calcext:value-type="float">
            <text:p>255</text:p>
          </table:table-cell>
          <table:table-cell table:formula="of:=IF(MOD([.$A167];[.F$1])&lt;[.F$1]/2;FLOOR(MOD([.$A167];[.F$1]) * [.F$2] *2 / ([.F$1]-1));[.F$2]-FLOOR(MOD(FLOOR([.$A167]-[.F$1]/2);[.F$1]) * [.F$2] *2 / ([.F$1]-1)))" office:value-type="float" office:value="185" calcext:value-type="float">
            <text:p>185</text:p>
          </table:table-cell>
          <table:table-cell table:formula="of:=FLOOR([.G$2] * POWER(SIN( PI() * [.$A167] / [.G$1] );2))" office:value-type="float" office:value="210" calcext:value-type="float">
            <text:p>210</text:p>
          </table:table-cell>
          <table:table-cell table:formula="of:=[.H$2]-FLOOR(POWER(IF(MOD([.$A167];[.H$1])&lt;[.H$1]/2;FLOOR(MOD([.$A167];[.H$1]) * [.H$2] *2 / ([.H$1]-1));[.H$2]-FLOOR(MOD(FLOOR([.$A167]-[.H$1]/2);[.H$1]) * [.H$2] *2 / ([.H$1]-1)));2)/[.H$2])" office:value-type="float" office:value="121" calcext:value-type="float">
            <text:p>121</text:p>
          </table:table-cell>
          <table:table-cell table:formula="of:=FLOOR( [.I$2] * ABS(SIN( PI() * [.$A167] / [.I$1] ))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[.$B$2]/2 + [.$B$2]/2 * SIN(2 *  PI() * [.$A168] / [.$B$1] ))" office:value-type="float" office:value="28" calcext:value-type="float">
            <text:p>28</text:p>
          </table:table-cell>
          <table:table-cell table:formula="of:=FLOOR(MOD([.$A168];[.C$1]) * [.C$2] / ([.C$1]-1))" office:value-type="float" office:value="164" calcext:value-type="float">
            <text:p>164</text:p>
          </table:table-cell>
          <table:table-cell table:formula="of:=FLOOR(MOD([.D$1]-[.$A168] -1;[.D$1]) * [.D$2] / ([.D$1]-1))" office:value-type="float" office:value="91" calcext:value-type="float">
            <text:p>91</text:p>
          </table:table-cell>
          <table:table-cell table:formula="of:=(IF(MOD([.$A168];[.E$1])&lt;FLOOR([.E$1]/2);0;[.E$2]))" office:value-type="float" office:value="255" calcext:value-type="float">
            <text:p>255</text:p>
          </table:table-cell>
          <table:table-cell table:formula="of:=IF(MOD([.$A168];[.F$1])&lt;[.F$1]/2;FLOOR(MOD([.$A168];[.F$1]) * [.F$2] *2 / ([.F$1]-1));[.F$2]-FLOOR(MOD(FLOOR([.$A168]-[.F$1]/2);[.F$1]) * [.F$2] *2 / ([.F$1]-1)))" office:value-type="float" office:value="183" calcext:value-type="float">
            <text:p>183</text:p>
          </table:table-cell>
          <table:table-cell table:formula="of:=FLOOR([.G$2] * POWER(SIN( PI() * [.$A168] / [.G$1] );2))" office:value-type="float" office:value="208" calcext:value-type="float">
            <text:p>208</text:p>
          </table:table-cell>
          <table:table-cell table:formula="of:=[.H$2]-FLOOR(POWER(IF(MOD([.$A168];[.H$1])&lt;[.H$1]/2;FLOOR(MOD([.$A168];[.H$1]) * [.H$2] *2 / ([.H$1]-1));[.H$2]-FLOOR(MOD(FLOOR([.$A168]-[.H$1]/2);[.H$1]) * [.H$2] *2 / ([.H$1]-1)));2)/[.H$2])" office:value-type="float" office:value="124" calcext:value-type="float">
            <text:p>124</text:p>
          </table:table-cell>
          <table:table-cell table:formula="of:=FLOOR( [.I$2] * ABS(SIN( PI() * [.$A168] / [.I$1] ))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FLOOR([.$B$2]/2 + [.$B$2]/2 * SIN(2 *  PI() * [.$A169] / [.$B$1] ))" office:value-type="float" office:value="26" calcext:value-type="float">
            <text:p>26</text:p>
          </table:table-cell>
          <table:table-cell table:formula="of:=FLOOR(MOD([.$A169];[.C$1]) * [.C$2] / ([.C$1]-1))" office:value-type="float" office:value="165" calcext:value-type="float">
            <text:p>165</text:p>
          </table:table-cell>
          <table:table-cell table:formula="of:=FLOOR(MOD([.D$1]-[.$A169] -1;[.D$1]) * [.D$2] / ([.D$1]-1))" office:value-type="float" office:value="90" calcext:value-type="float">
            <text:p>90</text:p>
          </table:table-cell>
          <table:table-cell table:formula="of:=(IF(MOD([.$A169];[.E$1])&lt;FLOOR([.E$1]/2);0;[.E$2]))" office:value-type="float" office:value="255" calcext:value-type="float">
            <text:p>255</text:p>
          </table:table-cell>
          <table:table-cell table:formula="of:=IF(MOD([.$A169];[.F$1])&lt;[.F$1]/2;FLOOR(MOD([.$A169];[.F$1]) * [.F$2] *2 / ([.F$1]-1));[.F$2]-FLOOR(MOD(FLOOR([.$A169]-[.F$1]/2);[.F$1]) * [.F$2] *2 / ([.F$1]-1)))" office:value-type="float" office:value="181" calcext:value-type="float">
            <text:p>181</text:p>
          </table:table-cell>
          <table:table-cell table:formula="of:=FLOOR([.G$2] * POWER(SIN( PI() * [.$A169] / [.G$1] );2))" office:value-type="float" office:value="205" calcext:value-type="float">
            <text:p>205</text:p>
          </table:table-cell>
          <table:table-cell table:formula="of:=[.H$2]-FLOOR(POWER(IF(MOD([.$A169];[.H$1])&lt;[.H$1]/2;FLOOR(MOD([.$A169];[.H$1]) * [.H$2] *2 / ([.H$1]-1));[.H$2]-FLOOR(MOD(FLOOR([.$A169]-[.H$1]/2);[.H$1]) * [.H$2] *2 / ([.H$1]-1)));2)/[.H$2])" office:value-type="float" office:value="127" calcext:value-type="float">
            <text:p>127</text:p>
          </table:table-cell>
          <table:table-cell table:formula="of:=FLOOR( [.I$2] * ABS(SIN( PI() * [.$A169] / [.I$1] ))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FLOOR([.$B$2]/2 + [.$B$2]/2 * SIN(2 *  PI() * [.$A170] / [.$B$1] ))" office:value-type="float" office:value="25" calcext:value-type="float">
            <text:p>25</text:p>
          </table:table-cell>
          <table:table-cell table:formula="of:=FLOOR(MOD([.$A170];[.C$1]) * [.C$2] / ([.C$1]-1))" office:value-type="float" office:value="166" calcext:value-type="float">
            <text:p>166</text:p>
          </table:table-cell>
          <table:table-cell table:formula="of:=FLOOR(MOD([.D$1]-[.$A170] -1;[.D$1]) * [.D$2] / ([.D$1]-1))" office:value-type="float" office:value="89" calcext:value-type="float">
            <text:p>89</text:p>
          </table:table-cell>
          <table:table-cell table:formula="of:=(IF(MOD([.$A170];[.E$1])&lt;FLOOR([.E$1]/2);0;[.E$2]))" office:value-type="float" office:value="255" calcext:value-type="float">
            <text:p>255</text:p>
          </table:table-cell>
          <table:table-cell table:formula="of:=IF(MOD([.$A170];[.F$1])&lt;[.F$1]/2;FLOOR(MOD([.$A170];[.F$1]) * [.F$2] *2 / ([.F$1]-1));[.F$2]-FLOOR(MOD(FLOOR([.$A170]-[.F$1]/2);[.F$1]) * [.F$2] *2 / ([.F$1]-1)))" office:value-type="float" office:value="179" calcext:value-type="float">
            <text:p>179</text:p>
          </table:table-cell>
          <table:table-cell table:formula="of:=FLOOR([.G$2] * POWER(SIN( PI() * [.$A170] / [.G$1] );2))" office:value-type="float" office:value="203" calcext:value-type="float">
            <text:p>203</text:p>
          </table:table-cell>
          <table:table-cell table:formula="of:=[.H$2]-FLOOR(POWER(IF(MOD([.$A170];[.H$1])&lt;[.H$1]/2;FLOOR(MOD([.$A170];[.H$1]) * [.H$2] *2 / ([.H$1]-1));[.H$2]-FLOOR(MOD(FLOOR([.$A170]-[.H$1]/2);[.H$1]) * [.H$2] *2 / ([.H$1]-1)));2)/[.H$2])" office:value-type="float" office:value="130" calcext:value-type="float">
            <text:p>130</text:p>
          </table:table-cell>
          <table:table-cell table:formula="of:=FLOOR( [.I$2] * ABS(SIN( PI() * [.$A170] / [.I$1] ))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FLOOR([.$B$2]/2 + [.$B$2]/2 * SIN(2 *  PI() * [.$A171] / [.$B$1] ))" office:value-type="float" office:value="23" calcext:value-type="float">
            <text:p>23</text:p>
          </table:table-cell>
          <table:table-cell table:formula="of:=FLOOR(MOD([.$A171];[.C$1]) * [.C$2] / ([.C$1]-1))" office:value-type="float" office:value="167" calcext:value-type="float">
            <text:p>167</text:p>
          </table:table-cell>
          <table:table-cell table:formula="of:=FLOOR(MOD([.D$1]-[.$A171] -1;[.D$1]) * [.D$2] / ([.D$1]-1))" office:value-type="float" office:value="88" calcext:value-type="float">
            <text:p>88</text:p>
          </table:table-cell>
          <table:table-cell table:formula="of:=(IF(MOD([.$A171];[.E$1])&lt;FLOOR([.E$1]/2);0;[.E$2]))" office:value-type="float" office:value="255" calcext:value-type="float">
            <text:p>255</text:p>
          </table:table-cell>
          <table:table-cell table:formula="of:=IF(MOD([.$A171];[.F$1])&lt;[.F$1]/2;FLOOR(MOD([.$A171];[.F$1]) * [.F$2] *2 / ([.F$1]-1));[.F$2]-FLOOR(MOD(FLOOR([.$A171]-[.F$1]/2);[.F$1]) * [.F$2] *2 / ([.F$1]-1)))" office:value-type="float" office:value="177" calcext:value-type="float">
            <text:p>177</text:p>
          </table:table-cell>
          <table:table-cell table:formula="of:=FLOOR([.G$2] * POWER(SIN( PI() * [.$A171] / [.G$1] );2))" office:value-type="float" office:value="200" calcext:value-type="float">
            <text:p>200</text:p>
          </table:table-cell>
          <table:table-cell table:formula="of:=[.H$2]-FLOOR(POWER(IF(MOD([.$A171];[.H$1])&lt;[.H$1]/2;FLOOR(MOD([.$A171];[.H$1]) * [.H$2] *2 / ([.H$1]-1));[.H$2]-FLOOR(MOD(FLOOR([.$A171]-[.H$1]/2);[.H$1]) * [.H$2] *2 / ([.H$1]-1)));2)/[.H$2])" office:value-type="float" office:value="133" calcext:value-type="float">
            <text:p>133</text:p>
          </table:table-cell>
          <table:table-cell table:formula="of:=FLOOR( [.I$2] * ABS(SIN( PI() * [.$A171] / [.I$1] ))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[.$B$2]/2 + [.$B$2]/2 * SIN(2 *  PI() * [.$A172] / [.$B$1] ))" office:value-type="float" office:value="21" calcext:value-type="float">
            <text:p>21</text:p>
          </table:table-cell>
          <table:table-cell table:formula="of:=FLOOR(MOD([.$A172];[.C$1]) * [.C$2] / ([.C$1]-1))" office:value-type="float" office:value="168" calcext:value-type="float">
            <text:p>168</text:p>
          </table:table-cell>
          <table:table-cell table:formula="of:=FLOOR(MOD([.D$1]-[.$A172] -1;[.D$1]) * [.D$2] / ([.D$1]-1))" office:value-type="float" office:value="87" calcext:value-type="float">
            <text:p>87</text:p>
          </table:table-cell>
          <table:table-cell table:formula="of:=(IF(MOD([.$A172];[.E$1])&lt;FLOOR([.E$1]/2);0;[.E$2]))" office:value-type="float" office:value="255" calcext:value-type="float">
            <text:p>255</text:p>
          </table:table-cell>
          <table:table-cell table:formula="of:=IF(MOD([.$A172];[.F$1])&lt;[.F$1]/2;FLOOR(MOD([.$A172];[.F$1]) * [.F$2] *2 / ([.F$1]-1));[.F$2]-FLOOR(MOD(FLOOR([.$A172]-[.F$1]/2);[.F$1]) * [.F$2] *2 / ([.F$1]-1)))" office:value-type="float" office:value="175" calcext:value-type="float">
            <text:p>175</text:p>
          </table:table-cell>
          <table:table-cell table:formula="of:=FLOOR([.G$2] * POWER(SIN( PI() * [.$A172] / [.G$1] );2))" office:value-type="float" office:value="198" calcext:value-type="float">
            <text:p>198</text:p>
          </table:table-cell>
          <table:table-cell table:formula="of:=[.H$2]-FLOOR(POWER(IF(MOD([.$A172];[.H$1])&lt;[.H$1]/2;FLOOR(MOD([.$A172];[.H$1]) * [.H$2] *2 / ([.H$1]-1));[.H$2]-FLOOR(MOD(FLOOR([.$A172]-[.H$1]/2);[.H$1]) * [.H$2] *2 / ([.H$1]-1)));2)/[.H$2])" office:value-type="float" office:value="135" calcext:value-type="float">
            <text:p>135</text:p>
          </table:table-cell>
          <table:table-cell table:formula="of:=FLOOR( [.I$2] * ABS(SIN( PI() * [.$A172] / [.I$1] ))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FLOOR([.$B$2]/2 + [.$B$2]/2 * SIN(2 *  PI() * [.$A173] / [.$B$1] ))" office:value-type="float" office:value="19" calcext:value-type="float">
            <text:p>19</text:p>
          </table:table-cell>
          <table:table-cell table:formula="of:=FLOOR(MOD([.$A173];[.C$1]) * [.C$2] / ([.C$1]-1))" office:value-type="float" office:value="169" calcext:value-type="float">
            <text:p>169</text:p>
          </table:table-cell>
          <table:table-cell table:formula="of:=FLOOR(MOD([.D$1]-[.$A173] -1;[.D$1]) * [.D$2] / ([.D$1]-1))" office:value-type="float" office:value="86" calcext:value-type="float">
            <text:p>86</text:p>
          </table:table-cell>
          <table:table-cell table:formula="of:=(IF(MOD([.$A173];[.E$1])&lt;FLOOR([.E$1]/2);0;[.E$2]))" office:value-type="float" office:value="255" calcext:value-type="float">
            <text:p>255</text:p>
          </table:table-cell>
          <table:table-cell table:formula="of:=IF(MOD([.$A173];[.F$1])&lt;[.F$1]/2;FLOOR(MOD([.$A173];[.F$1]) * [.F$2] *2 / ([.F$1]-1));[.F$2]-FLOOR(MOD(FLOOR([.$A173]-[.F$1]/2);[.F$1]) * [.F$2] *2 / ([.F$1]-1)))" office:value-type="float" office:value="173" calcext:value-type="float">
            <text:p>173</text:p>
          </table:table-cell>
          <table:table-cell table:formula="of:=FLOOR([.G$2] * POWER(SIN( PI() * [.$A173] / [.G$1] );2))" office:value-type="float" office:value="195" calcext:value-type="float">
            <text:p>195</text:p>
          </table:table-cell>
          <table:table-cell table:formula="of:=[.H$2]-FLOOR(POWER(IF(MOD([.$A173];[.H$1])&lt;[.H$1]/2;FLOOR(MOD([.$A173];[.H$1]) * [.H$2] *2 / ([.H$1]-1));[.H$2]-FLOOR(MOD(FLOOR([.$A173]-[.H$1]/2);[.H$1]) * [.H$2] *2 / ([.H$1]-1)));2)/[.H$2])" office:value-type="float" office:value="138" calcext:value-type="float">
            <text:p>138</text:p>
          </table:table-cell>
          <table:table-cell table:formula="of:=FLOOR( [.I$2] * ABS(SIN( PI() * [.$A173] / [.I$1] )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[.$B$2]/2 + [.$B$2]/2 * SIN(2 *  PI() * [.$A174] / [.$B$1] ))" office:value-type="float" office:value="18" calcext:value-type="float">
            <text:p>18</text:p>
          </table:table-cell>
          <table:table-cell table:formula="of:=FLOOR(MOD([.$A174];[.C$1]) * [.C$2] / ([.C$1]-1))" office:value-type="float" office:value="170" calcext:value-type="float">
            <text:p>170</text:p>
          </table:table-cell>
          <table:table-cell table:formula="of:=FLOOR(MOD([.D$1]-[.$A174] -1;[.D$1]) * [.D$2] / ([.D$1]-1))" office:value-type="float" office:value="85" calcext:value-type="float">
            <text:p>85</text:p>
          </table:table-cell>
          <table:table-cell table:formula="of:=(IF(MOD([.$A174];[.E$1])&lt;FLOOR([.E$1]/2);0;[.E$2]))" office:value-type="float" office:value="255" calcext:value-type="float">
            <text:p>255</text:p>
          </table:table-cell>
          <table:table-cell table:formula="of:=IF(MOD([.$A174];[.F$1])&lt;[.F$1]/2;FLOOR(MOD([.$A174];[.F$1]) * [.F$2] *2 / ([.F$1]-1));[.F$2]-FLOOR(MOD(FLOOR([.$A174]-[.F$1]/2);[.F$1]) * [.F$2] *2 / ([.F$1]-1)))" office:value-type="float" office:value="171" calcext:value-type="float">
            <text:p>171</text:p>
          </table:table-cell>
          <table:table-cell table:formula="of:=FLOOR([.G$2] * POWER(SIN( PI() * [.$A174] / [.G$1] );2))" office:value-type="float" office:value="193" calcext:value-type="float">
            <text:p>193</text:p>
          </table:table-cell>
          <table:table-cell table:formula="of:=[.H$2]-FLOOR(POWER(IF(MOD([.$A174];[.H$1])&lt;[.H$1]/2;FLOOR(MOD([.$A174];[.H$1]) * [.H$2] *2 / ([.H$1]-1));[.H$2]-FLOOR(MOD(FLOOR([.$A174]-[.H$1]/2);[.H$1]) * [.H$2] *2 / ([.H$1]-1)));2)/[.H$2])" office:value-type="float" office:value="141" calcext:value-type="float">
            <text:p>141</text:p>
          </table:table-cell>
          <table:table-cell table:formula="of:=FLOOR( [.I$2] * ABS(SIN( PI() * [.$A174] / [.I$1] )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FLOOR([.$B$2]/2 + [.$B$2]/2 * SIN(2 *  PI() * [.$A175] / [.$B$1] ))" office:value-type="float" office:value="16" calcext:value-type="float">
            <text:p>16</text:p>
          </table:table-cell>
          <table:table-cell table:formula="of:=FLOOR(MOD([.$A175];[.C$1]) * [.C$2] / ([.C$1]-1))" office:value-type="float" office:value="171" calcext:value-type="float">
            <text:p>171</text:p>
          </table:table-cell>
          <table:table-cell table:formula="of:=FLOOR(MOD([.D$1]-[.$A175] -1;[.D$1]) * [.D$2] / ([.D$1]-1))" office:value-type="float" office:value="84" calcext:value-type="float">
            <text:p>84</text:p>
          </table:table-cell>
          <table:table-cell table:formula="of:=(IF(MOD([.$A175];[.E$1])&lt;FLOOR([.E$1]/2);0;[.E$2]))" office:value-type="float" office:value="255" calcext:value-type="float">
            <text:p>255</text:p>
          </table:table-cell>
          <table:table-cell table:formula="of:=IF(MOD([.$A175];[.F$1])&lt;[.F$1]/2;FLOOR(MOD([.$A175];[.F$1]) * [.F$2] *2 / ([.F$1]-1));[.F$2]-FLOOR(MOD(FLOOR([.$A175]-[.F$1]/2);[.F$1]) * [.F$2] *2 / ([.F$1]-1)))" office:value-type="float" office:value="169" calcext:value-type="float">
            <text:p>169</text:p>
          </table:table-cell>
          <table:table-cell table:formula="of:=FLOOR([.G$2] * POWER(SIN( PI() * [.$A175] / [.G$1] );2))" office:value-type="float" office:value="190" calcext:value-type="float">
            <text:p>190</text:p>
          </table:table-cell>
          <table:table-cell table:formula="of:=[.H$2]-FLOOR(POWER(IF(MOD([.$A175];[.H$1])&lt;[.H$1]/2;FLOOR(MOD([.$A175];[.H$1]) * [.H$2] *2 / ([.H$1]-1));[.H$2]-FLOOR(MOD(FLOOR([.$A175]-[.H$1]/2);[.H$1]) * [.H$2] *2 / ([.H$1]-1)));2)/[.H$2])" office:value-type="float" office:value="143" calcext:value-type="float">
            <text:p>143</text:p>
          </table:table-cell>
          <table:table-cell table:formula="of:=FLOOR( [.I$2] * ABS(SIN( PI() * [.$A175] / [.I$1] )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FLOOR([.$B$2]/2 + [.$B$2]/2 * SIN(2 *  PI() * [.$A176] / [.$B$1] ))" office:value-type="float" office:value="15" calcext:value-type="float">
            <text:p>15</text:p>
          </table:table-cell>
          <table:table-cell table:formula="of:=FLOOR(MOD([.$A176];[.C$1]) * [.C$2] / ([.C$1]-1))" office:value-type="float" office:value="172" calcext:value-type="float">
            <text:p>172</text:p>
          </table:table-cell>
          <table:table-cell table:formula="of:=FLOOR(MOD([.D$1]-[.$A176] -1;[.D$1]) * [.D$2] / ([.D$1]-1))" office:value-type="float" office:value="83" calcext:value-type="float">
            <text:p>83</text:p>
          </table:table-cell>
          <table:table-cell table:formula="of:=(IF(MOD([.$A176];[.E$1])&lt;FLOOR([.E$1]/2);0;[.E$2]))" office:value-type="float" office:value="255" calcext:value-type="float">
            <text:p>255</text:p>
          </table:table-cell>
          <table:table-cell table:formula="of:=IF(MOD([.$A176];[.F$1])&lt;[.F$1]/2;FLOOR(MOD([.$A176];[.F$1]) * [.F$2] *2 / ([.F$1]-1));[.F$2]-FLOOR(MOD(FLOOR([.$A176]-[.F$1]/2);[.F$1]) * [.F$2] *2 / ([.F$1]-1)))" office:value-type="float" office:value="167" calcext:value-type="float">
            <text:p>167</text:p>
          </table:table-cell>
          <table:table-cell table:formula="of:=FLOOR([.G$2] * POWER(SIN( PI() * [.$A176] / [.G$1] );2))" office:value-type="float" office:value="187" calcext:value-type="float">
            <text:p>187</text:p>
          </table:table-cell>
          <table:table-cell table:formula="of:=[.H$2]-FLOOR(POWER(IF(MOD([.$A176];[.H$1])&lt;[.H$1]/2;FLOOR(MOD([.$A176];[.H$1]) * [.H$2] *2 / ([.H$1]-1));[.H$2]-FLOOR(MOD(FLOOR([.$A176]-[.H$1]/2);[.H$1]) * [.H$2] *2 / ([.H$1]-1)));2)/[.H$2])" office:value-type="float" office:value="146" calcext:value-type="float">
            <text:p>146</text:p>
          </table:table-cell>
          <table:table-cell table:formula="of:=FLOOR( [.I$2] * ABS(SIN( PI() * [.$A176] / [.I$1] )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FLOOR([.$B$2]/2 + [.$B$2]/2 * SIN(2 *  PI() * [.$A177] / [.$B$1] ))" office:value-type="float" office:value="13" calcext:value-type="float">
            <text:p>13</text:p>
          </table:table-cell>
          <table:table-cell table:formula="of:=FLOOR(MOD([.$A177];[.C$1]) * [.C$2] / ([.C$1]-1))" office:value-type="float" office:value="173" calcext:value-type="float">
            <text:p>173</text:p>
          </table:table-cell>
          <table:table-cell table:formula="of:=FLOOR(MOD([.D$1]-[.$A177] -1;[.D$1]) * [.D$2] / ([.D$1]-1))" office:value-type="float" office:value="82" calcext:value-type="float">
            <text:p>82</text:p>
          </table:table-cell>
          <table:table-cell table:formula="of:=(IF(MOD([.$A177];[.E$1])&lt;FLOOR([.E$1]/2);0;[.E$2]))" office:value-type="float" office:value="255" calcext:value-type="float">
            <text:p>255</text:p>
          </table:table-cell>
          <table:table-cell table:formula="of:=IF(MOD([.$A177];[.F$1])&lt;[.F$1]/2;FLOOR(MOD([.$A177];[.F$1]) * [.F$2] *2 / ([.F$1]-1));[.F$2]-FLOOR(MOD(FLOOR([.$A177]-[.F$1]/2);[.F$1]) * [.F$2] *2 / ([.F$1]-1)))" office:value-type="float" office:value="165" calcext:value-type="float">
            <text:p>165</text:p>
          </table:table-cell>
          <table:table-cell table:formula="of:=FLOOR([.G$2] * POWER(SIN( PI() * [.$A177] / [.G$1] );2))" office:value-type="float" office:value="184" calcext:value-type="float">
            <text:p>184</text:p>
          </table:table-cell>
          <table:table-cell table:formula="of:=[.H$2]-FLOOR(POWER(IF(MOD([.$A177];[.H$1])&lt;[.H$1]/2;FLOOR(MOD([.$A177];[.H$1]) * [.H$2] *2 / ([.H$1]-1));[.H$2]-FLOOR(MOD(FLOOR([.$A177]-[.H$1]/2);[.H$1]) * [.H$2] *2 / ([.H$1]-1)));2)/[.H$2])" office:value-type="float" office:value="149" calcext:value-type="float">
            <text:p>149</text:p>
          </table:table-cell>
          <table:table-cell table:formula="of:=FLOOR( [.I$2] * ABS(SIN( PI() * [.$A177] / [.I$1] )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FLOOR([.$B$2]/2 + [.$B$2]/2 * SIN(2 *  PI() * [.$A178] / [.$B$1] ))" office:value-type="float" office:value="12" calcext:value-type="float">
            <text:p>12</text:p>
          </table:table-cell>
          <table:table-cell table:formula="of:=FLOOR(MOD([.$A178];[.C$1]) * [.C$2] / ([.C$1]-1))" office:value-type="float" office:value="174" calcext:value-type="float">
            <text:p>174</text:p>
          </table:table-cell>
          <table:table-cell table:formula="of:=FLOOR(MOD([.D$1]-[.$A178] -1;[.D$1]) * [.D$2] / ([.D$1]-1))" office:value-type="float" office:value="81" calcext:value-type="float">
            <text:p>81</text:p>
          </table:table-cell>
          <table:table-cell table:formula="of:=(IF(MOD([.$A178];[.E$1])&lt;FLOOR([.E$1]/2);0;[.E$2]))" office:value-type="float" office:value="255" calcext:value-type="float">
            <text:p>255</text:p>
          </table:table-cell>
          <table:table-cell table:formula="of:=IF(MOD([.$A178];[.F$1])&lt;[.F$1]/2;FLOOR(MOD([.$A178];[.F$1]) * [.F$2] *2 / ([.F$1]-1));[.F$2]-FLOOR(MOD(FLOOR([.$A178]-[.F$1]/2);[.F$1]) * [.F$2] *2 / ([.F$1]-1)))" office:value-type="float" office:value="163" calcext:value-type="float">
            <text:p>163</text:p>
          </table:table-cell>
          <table:table-cell table:formula="of:=FLOOR([.G$2] * POWER(SIN( PI() * [.$A178] / [.G$1] );2))" office:value-type="float" office:value="182" calcext:value-type="float">
            <text:p>182</text:p>
          </table:table-cell>
          <table:table-cell table:formula="of:=[.H$2]-FLOOR(POWER(IF(MOD([.$A178];[.H$1])&lt;[.H$1]/2;FLOOR(MOD([.$A178];[.H$1]) * [.H$2] *2 / ([.H$1]-1));[.H$2]-FLOOR(MOD(FLOOR([.$A178]-[.H$1]/2);[.H$1]) * [.H$2] *2 / ([.H$1]-1)));2)/[.H$2])" office:value-type="float" office:value="151" calcext:value-type="float">
            <text:p>151</text:p>
          </table:table-cell>
          <table:table-cell table:formula="of:=FLOOR( [.I$2] * ABS(SIN( PI() * [.$A178] / [.I$1] )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FLOOR([.$B$2]/2 + [.$B$2]/2 * SIN(2 *  PI() * [.$A179] / [.$B$1] ))" office:value-type="float" office:value="10" calcext:value-type="float">
            <text:p>10</text:p>
          </table:table-cell>
          <table:table-cell table:formula="of:=FLOOR(MOD([.$A179];[.C$1]) * [.C$2] / ([.C$1]-1))" office:value-type="float" office:value="175" calcext:value-type="float">
            <text:p>175</text:p>
          </table:table-cell>
          <table:table-cell table:formula="of:=FLOOR(MOD([.D$1]-[.$A179] -1;[.D$1]) * [.D$2] / ([.D$1]-1))" office:value-type="float" office:value="80" calcext:value-type="float">
            <text:p>80</text:p>
          </table:table-cell>
          <table:table-cell table:formula="of:=(IF(MOD([.$A179];[.E$1])&lt;FLOOR([.E$1]/2);0;[.E$2]))" office:value-type="float" office:value="255" calcext:value-type="float">
            <text:p>255</text:p>
          </table:table-cell>
          <table:table-cell table:formula="of:=IF(MOD([.$A179];[.F$1])&lt;[.F$1]/2;FLOOR(MOD([.$A179];[.F$1]) * [.F$2] *2 / ([.F$1]-1));[.F$2]-FLOOR(MOD(FLOOR([.$A179]-[.F$1]/2);[.F$1]) * [.F$2] *2 / ([.F$1]-1)))" office:value-type="float" office:value="161" calcext:value-type="float">
            <text:p>161</text:p>
          </table:table-cell>
          <table:table-cell table:formula="of:=FLOOR([.G$2] * POWER(SIN( PI() * [.$A179] / [.G$1] );2))" office:value-type="float" office:value="179" calcext:value-type="float">
            <text:p>179</text:p>
          </table:table-cell>
          <table:table-cell table:formula="of:=[.H$2]-FLOOR(POWER(IF(MOD([.$A179];[.H$1])&lt;[.H$1]/2;FLOOR(MOD([.$A179];[.H$1]) * [.H$2] *2 / ([.H$1]-1));[.H$2]-FLOOR(MOD(FLOOR([.$A179]-[.H$1]/2);[.H$1]) * [.H$2] *2 / ([.H$1]-1)));2)/[.H$2])" office:value-type="float" office:value="154" calcext:value-type="float">
            <text:p>154</text:p>
          </table:table-cell>
          <table:table-cell table:formula="of:=FLOOR( [.I$2] * ABS(SIN( PI() * [.$A179] / [.I$1] )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FLOOR([.$B$2]/2 + [.$B$2]/2 * SIN(2 *  PI() * [.$A180] / [.$B$1] ))" office:value-type="float" office:value="9" calcext:value-type="float">
            <text:p>9</text:p>
          </table:table-cell>
          <table:table-cell table:formula="of:=FLOOR(MOD([.$A180];[.C$1]) * [.C$2] / ([.C$1]-1))" office:value-type="float" office:value="176" calcext:value-type="float">
            <text:p>176</text:p>
          </table:table-cell>
          <table:table-cell table:formula="of:=FLOOR(MOD([.D$1]-[.$A180] -1;[.D$1]) * [.D$2] / ([.D$1]-1))" office:value-type="float" office:value="79" calcext:value-type="float">
            <text:p>79</text:p>
          </table:table-cell>
          <table:table-cell table:formula="of:=(IF(MOD([.$A180];[.E$1])&lt;FLOOR([.E$1]/2);0;[.E$2]))" office:value-type="float" office:value="255" calcext:value-type="float">
            <text:p>255</text:p>
          </table:table-cell>
          <table:table-cell table:formula="of:=IF(MOD([.$A180];[.F$1])&lt;[.F$1]/2;FLOOR(MOD([.$A180];[.F$1]) * [.F$2] *2 / ([.F$1]-1));[.F$2]-FLOOR(MOD(FLOOR([.$A180]-[.F$1]/2);[.F$1]) * [.F$2] *2 / ([.F$1]-1)))" office:value-type="float" office:value="159" calcext:value-type="float">
            <text:p>159</text:p>
          </table:table-cell>
          <table:table-cell table:formula="of:=FLOOR([.G$2] * POWER(SIN( PI() * [.$A180] / [.G$1] );2))" office:value-type="float" office:value="176" calcext:value-type="float">
            <text:p>176</text:p>
          </table:table-cell>
          <table:table-cell table:formula="of:=[.H$2]-FLOOR(POWER(IF(MOD([.$A180];[.H$1])&lt;[.H$1]/2;FLOOR(MOD([.$A180];[.H$1]) * [.H$2] *2 / ([.H$1]-1));[.H$2]-FLOOR(MOD(FLOOR([.$A180]-[.H$1]/2);[.H$1]) * [.H$2] *2 / ([.H$1]-1)));2)/[.H$2])" office:value-type="float" office:value="156" calcext:value-type="float">
            <text:p>156</text:p>
          </table:table-cell>
          <table:table-cell table:formula="of:=FLOOR( [.I$2] * ABS(SIN( PI() * [.$A180] / [.I$1] )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FLOOR([.$B$2]/2 + [.$B$2]/2 * SIN(2 *  PI() * [.$A181] / [.$B$1] ))" office:value-type="float" office:value="8" calcext:value-type="float">
            <text:p>8</text:p>
          </table:table-cell>
          <table:table-cell table:formula="of:=FLOOR(MOD([.$A181];[.C$1]) * [.C$2] / ([.C$1]-1))" office:value-type="float" office:value="177" calcext:value-type="float">
            <text:p>177</text:p>
          </table:table-cell>
          <table:table-cell table:formula="of:=FLOOR(MOD([.D$1]-[.$A181] -1;[.D$1]) * [.D$2] / ([.D$1]-1))" office:value-type="float" office:value="78" calcext:value-type="float">
            <text:p>78</text:p>
          </table:table-cell>
          <table:table-cell table:formula="of:=(IF(MOD([.$A181];[.E$1])&lt;FLOOR([.E$1]/2);0;[.E$2]))" office:value-type="float" office:value="255" calcext:value-type="float">
            <text:p>255</text:p>
          </table:table-cell>
          <table:table-cell table:formula="of:=IF(MOD([.$A181];[.F$1])&lt;[.F$1]/2;FLOOR(MOD([.$A181];[.F$1]) * [.F$2] *2 / ([.F$1]-1));[.F$2]-FLOOR(MOD(FLOOR([.$A181]-[.F$1]/2);[.F$1]) * [.F$2] *2 / ([.F$1]-1)))" office:value-type="float" office:value="157" calcext:value-type="float">
            <text:p>157</text:p>
          </table:table-cell>
          <table:table-cell table:formula="of:=FLOOR([.G$2] * POWER(SIN( PI() * [.$A181] / [.G$1] );2))" office:value-type="float" office:value="173" calcext:value-type="float">
            <text:p>173</text:p>
          </table:table-cell>
          <table:table-cell table:formula="of:=[.H$2]-FLOOR(POWER(IF(MOD([.$A181];[.H$1])&lt;[.H$1]/2;FLOOR(MOD([.$A181];[.H$1]) * [.H$2] *2 / ([.H$1]-1));[.H$2]-FLOOR(MOD(FLOOR([.$A181]-[.H$1]/2);[.H$1]) * [.H$2] *2 / ([.H$1]-1)));2)/[.H$2])" office:value-type="float" office:value="159" calcext:value-type="float">
            <text:p>159</text:p>
          </table:table-cell>
          <table:table-cell table:formula="of:=FLOOR( [.I$2] * ABS(SIN( PI() * [.$A181] / [.I$1] ))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FLOOR([.$B$2]/2 + [.$B$2]/2 * SIN(2 *  PI() * [.$A182] / [.$B$1] ))" office:value-type="float" office:value="7" calcext:value-type="float">
            <text:p>7</text:p>
          </table:table-cell>
          <table:table-cell table:formula="of:=FLOOR(MOD([.$A182];[.C$1]) * [.C$2] / ([.C$1]-1))" office:value-type="float" office:value="178" calcext:value-type="float">
            <text:p>178</text:p>
          </table:table-cell>
          <table:table-cell table:formula="of:=FLOOR(MOD([.D$1]-[.$A182] -1;[.D$1]) * [.D$2] / ([.D$1]-1))" office:value-type="float" office:value="77" calcext:value-type="float">
            <text:p>77</text:p>
          </table:table-cell>
          <table:table-cell table:formula="of:=(IF(MOD([.$A182];[.E$1])&lt;FLOOR([.E$1]/2);0;[.E$2]))" office:value-type="float" office:value="255" calcext:value-type="float">
            <text:p>255</text:p>
          </table:table-cell>
          <table:table-cell table:formula="of:=IF(MOD([.$A182];[.F$1])&lt;[.F$1]/2;FLOOR(MOD([.$A182];[.F$1]) * [.F$2] *2 / ([.F$1]-1));[.F$2]-FLOOR(MOD(FLOOR([.$A182]-[.F$1]/2);[.F$1]) * [.F$2] *2 / ([.F$1]-1)))" office:value-type="float" office:value="155" calcext:value-type="float">
            <text:p>155</text:p>
          </table:table-cell>
          <table:table-cell table:formula="of:=FLOOR([.G$2] * POWER(SIN( PI() * [.$A182] / [.G$1] );2))" office:value-type="float" office:value="170" calcext:value-type="float">
            <text:p>170</text:p>
          </table:table-cell>
          <table:table-cell table:formula="of:=[.H$2]-FLOOR(POWER(IF(MOD([.$A182];[.H$1])&lt;[.H$1]/2;FLOOR(MOD([.$A182];[.H$1]) * [.H$2] *2 / ([.H$1]-1));[.H$2]-FLOOR(MOD(FLOOR([.$A182]-[.H$1]/2);[.H$1]) * [.H$2] *2 / ([.H$1]-1)));2)/[.H$2])" office:value-type="float" office:value="161" calcext:value-type="float">
            <text:p>161</text:p>
          </table:table-cell>
          <table:table-cell table:formula="of:=FLOOR( [.I$2] * ABS(SIN( PI() * [.$A182] / [.I$1] 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FLOOR([.$B$2]/2 + [.$B$2]/2 * SIN(2 *  PI() * [.$A183] / [.$B$1] ))" office:value-type="float" office:value="6" calcext:value-type="float">
            <text:p>6</text:p>
          </table:table-cell>
          <table:table-cell table:formula="of:=FLOOR(MOD([.$A183];[.C$1]) * [.C$2] / ([.C$1]-1))" office:value-type="float" office:value="179" calcext:value-type="float">
            <text:p>179</text:p>
          </table:table-cell>
          <table:table-cell table:formula="of:=FLOOR(MOD([.D$1]-[.$A183] -1;[.D$1]) * [.D$2] / ([.D$1]-1))" office:value-type="float" office:value="76" calcext:value-type="float">
            <text:p>76</text:p>
          </table:table-cell>
          <table:table-cell table:formula="of:=(IF(MOD([.$A183];[.E$1])&lt;FLOOR([.E$1]/2);0;[.E$2]))" office:value-type="float" office:value="255" calcext:value-type="float">
            <text:p>255</text:p>
          </table:table-cell>
          <table:table-cell table:formula="of:=IF(MOD([.$A183];[.F$1])&lt;[.F$1]/2;FLOOR(MOD([.$A183];[.F$1]) * [.F$2] *2 / ([.F$1]-1));[.F$2]-FLOOR(MOD(FLOOR([.$A183]-[.F$1]/2);[.F$1]) * [.F$2] *2 / ([.F$1]-1)))" office:value-type="float" office:value="153" calcext:value-type="float">
            <text:p>153</text:p>
          </table:table-cell>
          <table:table-cell table:formula="of:=FLOOR([.G$2] * POWER(SIN( PI() * [.$A183] / [.G$1] );2))" office:value-type="float" office:value="167" calcext:value-type="float">
            <text:p>167</text:p>
          </table:table-cell>
          <table:table-cell table:formula="of:=[.H$2]-FLOOR(POWER(IF(MOD([.$A183];[.H$1])&lt;[.H$1]/2;FLOOR(MOD([.$A183];[.H$1]) * [.H$2] *2 / ([.H$1]-1));[.H$2]-FLOOR(MOD(FLOOR([.$A183]-[.H$1]/2);[.H$1]) * [.H$2] *2 / ([.H$1]-1)));2)/[.H$2])" office:value-type="float" office:value="164" calcext:value-type="float">
            <text:p>164</text:p>
          </table:table-cell>
          <table:table-cell table:formula="of:=FLOOR( [.I$2] * ABS(SIN( PI() * [.$A183] / [.I$1] 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[.$B$2]/2 + [.$B$2]/2 * SIN(2 *  PI() * [.$A184] / [.$B$1] ))" office:value-type="float" office:value="5" calcext:value-type="float">
            <text:p>5</text:p>
          </table:table-cell>
          <table:table-cell table:formula="of:=FLOOR(MOD([.$A184];[.C$1]) * [.C$2] / ([.C$1]-1))" office:value-type="float" office:value="180" calcext:value-type="float">
            <text:p>180</text:p>
          </table:table-cell>
          <table:table-cell table:formula="of:=FLOOR(MOD([.D$1]-[.$A184] -1;[.D$1]) * [.D$2] / ([.D$1]-1))" office:value-type="float" office:value="75" calcext:value-type="float">
            <text:p>75</text:p>
          </table:table-cell>
          <table:table-cell table:formula="of:=(IF(MOD([.$A184];[.E$1])&lt;FLOOR([.E$1]/2);0;[.E$2]))" office:value-type="float" office:value="255" calcext:value-type="float">
            <text:p>255</text:p>
          </table:table-cell>
          <table:table-cell table:formula="of:=IF(MOD([.$A184];[.F$1])&lt;[.F$1]/2;FLOOR(MOD([.$A184];[.F$1]) * [.F$2] *2 / ([.F$1]-1));[.F$2]-FLOOR(MOD(FLOOR([.$A184]-[.F$1]/2);[.F$1]) * [.F$2] *2 / ([.F$1]-1)))" office:value-type="float" office:value="151" calcext:value-type="float">
            <text:p>151</text:p>
          </table:table-cell>
          <table:table-cell table:formula="of:=FLOOR([.G$2] * POWER(SIN( PI() * [.$A184] / [.G$1] );2))" office:value-type="float" office:value="164" calcext:value-type="float">
            <text:p>164</text:p>
          </table:table-cell>
          <table:table-cell table:formula="of:=[.H$2]-FLOOR(POWER(IF(MOD([.$A184];[.H$1])&lt;[.H$1]/2;FLOOR(MOD([.$A184];[.H$1]) * [.H$2] *2 / ([.H$1]-1));[.H$2]-FLOOR(MOD(FLOOR([.$A184]-[.H$1]/2);[.H$1]) * [.H$2] *2 / ([.H$1]-1)));2)/[.H$2])" office:value-type="float" office:value="166" calcext:value-type="float">
            <text:p>166</text:p>
          </table:table-cell>
          <table:table-cell table:formula="of:=FLOOR( [.I$2] * ABS(SIN( PI() * [.$A184] / [.I$1] )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FLOOR([.$B$2]/2 + [.$B$2]/2 * SIN(2 *  PI() * [.$A185] / [.$B$1] ))" office:value-type="float" office:value="4" calcext:value-type="float">
            <text:p>4</text:p>
          </table:table-cell>
          <table:table-cell table:formula="of:=FLOOR(MOD([.$A185];[.C$1]) * [.C$2] / ([.C$1]-1))" office:value-type="float" office:value="181" calcext:value-type="float">
            <text:p>181</text:p>
          </table:table-cell>
          <table:table-cell table:formula="of:=FLOOR(MOD([.D$1]-[.$A185] -1;[.D$1]) * [.D$2] / ([.D$1]-1))" office:value-type="float" office:value="74" calcext:value-type="float">
            <text:p>74</text:p>
          </table:table-cell>
          <table:table-cell table:formula="of:=(IF(MOD([.$A185];[.E$1])&lt;FLOOR([.E$1]/2);0;[.E$2]))" office:value-type="float" office:value="255" calcext:value-type="float">
            <text:p>255</text:p>
          </table:table-cell>
          <table:table-cell table:formula="of:=IF(MOD([.$A185];[.F$1])&lt;[.F$1]/2;FLOOR(MOD([.$A185];[.F$1]) * [.F$2] *2 / ([.F$1]-1));[.F$2]-FLOOR(MOD(FLOOR([.$A185]-[.F$1]/2);[.F$1]) * [.F$2] *2 / ([.F$1]-1)))" office:value-type="float" office:value="149" calcext:value-type="float">
            <text:p>149</text:p>
          </table:table-cell>
          <table:table-cell table:formula="of:=FLOOR([.G$2] * POWER(SIN( PI() * [.$A185] / [.G$1] );2))" office:value-type="float" office:value="161" calcext:value-type="float">
            <text:p>161</text:p>
          </table:table-cell>
          <table:table-cell table:formula="of:=[.H$2]-FLOOR(POWER(IF(MOD([.$A185];[.H$1])&lt;[.H$1]/2;FLOOR(MOD([.$A185];[.H$1]) * [.H$2] *2 / ([.H$1]-1));[.H$2]-FLOOR(MOD(FLOOR([.$A185]-[.H$1]/2);[.H$1]) * [.H$2] *2 / ([.H$1]-1)));2)/[.H$2])" office:value-type="float" office:value="168" calcext:value-type="float">
            <text:p>168</text:p>
          </table:table-cell>
          <table:table-cell table:formula="of:=FLOOR( [.I$2] * ABS(SIN( PI() * [.$A185] / [.I$1] )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FLOOR([.$B$2]/2 + [.$B$2]/2 * SIN(2 *  PI() * [.$A186] / [.$B$1] ))" office:value-type="float" office:value="3" calcext:value-type="float">
            <text:p>3</text:p>
          </table:table-cell>
          <table:table-cell table:formula="of:=FLOOR(MOD([.$A186];[.C$1]) * [.C$2] / ([.C$1]-1))" office:value-type="float" office:value="182" calcext:value-type="float">
            <text:p>182</text:p>
          </table:table-cell>
          <table:table-cell table:formula="of:=FLOOR(MOD([.D$1]-[.$A186] -1;[.D$1]) * [.D$2] / ([.D$1]-1))" office:value-type="float" office:value="73" calcext:value-type="float">
            <text:p>73</text:p>
          </table:table-cell>
          <table:table-cell table:formula="of:=(IF(MOD([.$A186];[.E$1])&lt;FLOOR([.E$1]/2);0;[.E$2]))" office:value-type="float" office:value="255" calcext:value-type="float">
            <text:p>255</text:p>
          </table:table-cell>
          <table:table-cell table:formula="of:=IF(MOD([.$A186];[.F$1])&lt;[.F$1]/2;FLOOR(MOD([.$A186];[.F$1]) * [.F$2] *2 / ([.F$1]-1));[.F$2]-FLOOR(MOD(FLOOR([.$A186]-[.F$1]/2);[.F$1]) * [.F$2] *2 / ([.F$1]-1)))" office:value-type="float" office:value="147" calcext:value-type="float">
            <text:p>147</text:p>
          </table:table-cell>
          <table:table-cell table:formula="of:=FLOOR([.G$2] * POWER(SIN( PI() * [.$A186] / [.G$1] );2))" office:value-type="float" office:value="158" calcext:value-type="float">
            <text:p>158</text:p>
          </table:table-cell>
          <table:table-cell table:formula="of:=[.H$2]-FLOOR(POWER(IF(MOD([.$A186];[.H$1])&lt;[.H$1]/2;FLOOR(MOD([.$A186];[.H$1]) * [.H$2] *2 / ([.H$1]-1));[.H$2]-FLOOR(MOD(FLOOR([.$A186]-[.H$1]/2);[.H$1]) * [.H$2] *2 / ([.H$1]-1)));2)/[.H$2])" office:value-type="float" office:value="171" calcext:value-type="float">
            <text:p>171</text:p>
          </table:table-cell>
          <table:table-cell table:formula="of:=FLOOR( [.I$2] * ABS(SIN( PI() * [.$A186] / [.I$1] )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FLOOR([.$B$2]/2 + [.$B$2]/2 * SIN(2 *  PI() * [.$A187] / [.$B$1] ))" office:value-type="float" office:value="3" calcext:value-type="float">
            <text:p>3</text:p>
          </table:table-cell>
          <table:table-cell table:formula="of:=FLOOR(MOD([.$A187];[.C$1]) * [.C$2] / ([.C$1]-1))" office:value-type="float" office:value="183" calcext:value-type="float">
            <text:p>183</text:p>
          </table:table-cell>
          <table:table-cell table:formula="of:=FLOOR(MOD([.D$1]-[.$A187] -1;[.D$1]) * [.D$2] / ([.D$1]-1))" office:value-type="float" office:value="72" calcext:value-type="float">
            <text:p>72</text:p>
          </table:table-cell>
          <table:table-cell table:formula="of:=(IF(MOD([.$A187];[.E$1])&lt;FLOOR([.E$1]/2);0;[.E$2]))" office:value-type="float" office:value="255" calcext:value-type="float">
            <text:p>255</text:p>
          </table:table-cell>
          <table:table-cell table:formula="of:=IF(MOD([.$A187];[.F$1])&lt;[.F$1]/2;FLOOR(MOD([.$A187];[.F$1]) * [.F$2] *2 / ([.F$1]-1));[.F$2]-FLOOR(MOD(FLOOR([.$A187]-[.F$1]/2);[.F$1]) * [.F$2] *2 / ([.F$1]-1)))" office:value-type="float" office:value="145" calcext:value-type="float">
            <text:p>145</text:p>
          </table:table-cell>
          <table:table-cell table:formula="of:=FLOOR([.G$2] * POWER(SIN( PI() * [.$A187] / [.G$1] );2))" office:value-type="float" office:value="155" calcext:value-type="float">
            <text:p>155</text:p>
          </table:table-cell>
          <table:table-cell table:formula="of:=[.H$2]-FLOOR(POWER(IF(MOD([.$A187];[.H$1])&lt;[.H$1]/2;FLOOR(MOD([.$A187];[.H$1]) * [.H$2] *2 / ([.H$1]-1));[.H$2]-FLOOR(MOD(FLOOR([.$A187]-[.H$1]/2);[.H$1]) * [.H$2] *2 / ([.H$1]-1)));2)/[.H$2])" office:value-type="float" office:value="173" calcext:value-type="float">
            <text:p>173</text:p>
          </table:table-cell>
          <table:table-cell table:formula="of:=FLOOR( [.I$2] * ABS(SIN( PI() * [.$A187] / [.I$1] )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FLOOR([.$B$2]/2 + [.$B$2]/2 * SIN(2 *  PI() * [.$A188] / [.$B$1] ))" office:value-type="float" office:value="2" calcext:value-type="float">
            <text:p>2</text:p>
          </table:table-cell>
          <table:table-cell table:formula="of:=FLOOR(MOD([.$A188];[.C$1]) * [.C$2] / ([.C$1]-1))" office:value-type="float" office:value="184" calcext:value-type="float">
            <text:p>184</text:p>
          </table:table-cell>
          <table:table-cell table:formula="of:=FLOOR(MOD([.D$1]-[.$A188] -1;[.D$1]) * [.D$2] / ([.D$1]-1))" office:value-type="float" office:value="71" calcext:value-type="float">
            <text:p>71</text:p>
          </table:table-cell>
          <table:table-cell table:formula="of:=(IF(MOD([.$A188];[.E$1])&lt;FLOOR([.E$1]/2);0;[.E$2]))" office:value-type="float" office:value="255" calcext:value-type="float">
            <text:p>255</text:p>
          </table:table-cell>
          <table:table-cell table:formula="of:=IF(MOD([.$A188];[.F$1])&lt;[.F$1]/2;FLOOR(MOD([.$A188];[.F$1]) * [.F$2] *2 / ([.F$1]-1));[.F$2]-FLOOR(MOD(FLOOR([.$A188]-[.F$1]/2);[.F$1]) * [.F$2] *2 / ([.F$1]-1)))" office:value-type="float" office:value="143" calcext:value-type="float">
            <text:p>143</text:p>
          </table:table-cell>
          <table:table-cell table:formula="of:=FLOOR([.G$2] * POWER(SIN( PI() * [.$A188] / [.G$1] );2))" office:value-type="float" office:value="152" calcext:value-type="float">
            <text:p>152</text:p>
          </table:table-cell>
          <table:table-cell table:formula="of:=[.H$2]-FLOOR(POWER(IF(MOD([.$A188];[.H$1])&lt;[.H$1]/2;FLOOR(MOD([.$A188];[.H$1]) * [.H$2] *2 / ([.H$1]-1));[.H$2]-FLOOR(MOD(FLOOR([.$A188]-[.H$1]/2);[.H$1]) * [.H$2] *2 / ([.H$1]-1)));2)/[.H$2])" office:value-type="float" office:value="175" calcext:value-type="float">
            <text:p>175</text:p>
          </table:table-cell>
          <table:table-cell table:formula="of:=FLOOR( [.I$2] * ABS(SIN( PI() * [.$A188] / [.I$1] 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FLOOR([.$B$2]/2 + [.$B$2]/2 * SIN(2 *  PI() * [.$A189] / [.$B$1] ))" office:value-type="float" office:value="1" calcext:value-type="float">
            <text:p>1</text:p>
          </table:table-cell>
          <table:table-cell table:formula="of:=FLOOR(MOD([.$A189];[.C$1]) * [.C$2] / ([.C$1]-1))" office:value-type="float" office:value="185" calcext:value-type="float">
            <text:p>185</text:p>
          </table:table-cell>
          <table:table-cell table:formula="of:=FLOOR(MOD([.D$1]-[.$A189] -1;[.D$1]) * [.D$2] / ([.D$1]-1))" office:value-type="float" office:value="70" calcext:value-type="float">
            <text:p>70</text:p>
          </table:table-cell>
          <table:table-cell table:formula="of:=(IF(MOD([.$A189];[.E$1])&lt;FLOOR([.E$1]/2);0;[.E$2]))" office:value-type="float" office:value="255" calcext:value-type="float">
            <text:p>255</text:p>
          </table:table-cell>
          <table:table-cell table:formula="of:=IF(MOD([.$A189];[.F$1])&lt;[.F$1]/2;FLOOR(MOD([.$A189];[.F$1]) * [.F$2] *2 / ([.F$1]-1));[.F$2]-FLOOR(MOD(FLOOR([.$A189]-[.F$1]/2);[.F$1]) * [.F$2] *2 / ([.F$1]-1)))" office:value-type="float" office:value="141" calcext:value-type="float">
            <text:p>141</text:p>
          </table:table-cell>
          <table:table-cell table:formula="of:=FLOOR([.G$2] * POWER(SIN( PI() * [.$A189] / [.G$1] );2))" office:value-type="float" office:value="149" calcext:value-type="float">
            <text:p>149</text:p>
          </table:table-cell>
          <table:table-cell table:formula="of:=[.H$2]-FLOOR(POWER(IF(MOD([.$A189];[.H$1])&lt;[.H$1]/2;FLOOR(MOD([.$A189];[.H$1]) * [.H$2] *2 / ([.H$1]-1));[.H$2]-FLOOR(MOD(FLOOR([.$A189]-[.H$1]/2);[.H$1]) * [.H$2] *2 / ([.H$1]-1)));2)/[.H$2])" office:value-type="float" office:value="178" calcext:value-type="float">
            <text:p>178</text:p>
          </table:table-cell>
          <table:table-cell table:formula="of:=FLOOR( [.I$2] * ABS(SIN( PI() * [.$A189] / [.I$1] )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FLOOR([.$B$2]/2 + [.$B$2]/2 * SIN(2 *  PI() * [.$A190] / [.$B$1] ))" office:value-type="float" office:value="1" calcext:value-type="float">
            <text:p>1</text:p>
          </table:table-cell>
          <table:table-cell table:formula="of:=FLOOR(MOD([.$A190];[.C$1]) * [.C$2] / ([.C$1]-1))" office:value-type="float" office:value="186" calcext:value-type="float">
            <text:p>186</text:p>
          </table:table-cell>
          <table:table-cell table:formula="of:=FLOOR(MOD([.D$1]-[.$A190] -1;[.D$1]) * [.D$2] / ([.D$1]-1))" office:value-type="float" office:value="69" calcext:value-type="float">
            <text:p>69</text:p>
          </table:table-cell>
          <table:table-cell table:formula="of:=(IF(MOD([.$A190];[.E$1])&lt;FLOOR([.E$1]/2);0;[.E$2]))" office:value-type="float" office:value="255" calcext:value-type="float">
            <text:p>255</text:p>
          </table:table-cell>
          <table:table-cell table:formula="of:=IF(MOD([.$A190];[.F$1])&lt;[.F$1]/2;FLOOR(MOD([.$A190];[.F$1]) * [.F$2] *2 / ([.F$1]-1));[.F$2]-FLOOR(MOD(FLOOR([.$A190]-[.F$1]/2);[.F$1]) * [.F$2] *2 / ([.F$1]-1)))" office:value-type="float" office:value="139" calcext:value-type="float">
            <text:p>139</text:p>
          </table:table-cell>
          <table:table-cell table:formula="of:=FLOOR([.G$2] * POWER(SIN( PI() * [.$A190] / [.G$1] );2))" office:value-type="float" office:value="146" calcext:value-type="float">
            <text:p>146</text:p>
          </table:table-cell>
          <table:table-cell table:formula="of:=[.H$2]-FLOOR(POWER(IF(MOD([.$A190];[.H$1])&lt;[.H$1]/2;FLOOR(MOD([.$A190];[.H$1]) * [.H$2] *2 / ([.H$1]-1));[.H$2]-FLOOR(MOD(FLOOR([.$A190]-[.H$1]/2);[.H$1]) * [.H$2] *2 / ([.H$1]-1)));2)/[.H$2])" office:value-type="float" office:value="180" calcext:value-type="float">
            <text:p>180</text:p>
          </table:table-cell>
          <table:table-cell table:formula="of:=FLOOR( [.I$2] * ABS(SIN( PI() * [.$A190] / [.I$1] )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FLOOR([.$B$2]/2 + [.$B$2]/2 * SIN(2 *  PI() * [.$A191] / [.$B$1] ))" office:value-type="float" office:value="0" calcext:value-type="float">
            <text:p>0</text:p>
          </table:table-cell>
          <table:table-cell table:formula="of:=FLOOR(MOD([.$A191];[.C$1]) * [.C$2] / ([.C$1]-1))" office:value-type="float" office:value="187" calcext:value-type="float">
            <text:p>187</text:p>
          </table:table-cell>
          <table:table-cell table:formula="of:=FLOOR(MOD([.D$1]-[.$A191] -1;[.D$1]) * [.D$2] / ([.D$1]-1))" office:value-type="float" office:value="68" calcext:value-type="float">
            <text:p>68</text:p>
          </table:table-cell>
          <table:table-cell table:formula="of:=(IF(MOD([.$A191];[.E$1])&lt;FLOOR([.E$1]/2);0;[.E$2]))" office:value-type="float" office:value="255" calcext:value-type="float">
            <text:p>255</text:p>
          </table:table-cell>
          <table:table-cell table:formula="of:=IF(MOD([.$A191];[.F$1])&lt;[.F$1]/2;FLOOR(MOD([.$A191];[.F$1]) * [.F$2] *2 / ([.F$1]-1));[.F$2]-FLOOR(MOD(FLOOR([.$A191]-[.F$1]/2);[.F$1]) * [.F$2] *2 / ([.F$1]-1)))" office:value-type="float" office:value="137" calcext:value-type="float">
            <text:p>137</text:p>
          </table:table-cell>
          <table:table-cell table:formula="of:=FLOOR([.G$2] * POWER(SIN( PI() * [.$A191] / [.G$1] );2))" office:value-type="float" office:value="143" calcext:value-type="float">
            <text:p>143</text:p>
          </table:table-cell>
          <table:table-cell table:formula="of:=[.H$2]-FLOOR(POWER(IF(MOD([.$A191];[.H$1])&lt;[.H$1]/2;FLOOR(MOD([.$A191];[.H$1]) * [.H$2] *2 / ([.H$1]-1));[.H$2]-FLOOR(MOD(FLOOR([.$A191]-[.H$1]/2);[.H$1]) * [.H$2] *2 / ([.H$1]-1)));2)/[.H$2])" office:value-type="float" office:value="182" calcext:value-type="float">
            <text:p>182</text:p>
          </table:table-cell>
          <table:table-cell table:formula="of:=FLOOR( [.I$2] * ABS(SIN( PI() * [.$A191] / [.I$1] )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FLOOR([.$B$2]/2 + [.$B$2]/2 * SIN(2 *  PI() * [.$A192] / [.$B$1] ))" office:value-type="float" office:value="0" calcext:value-type="float">
            <text:p>0</text:p>
          </table:table-cell>
          <table:table-cell table:formula="of:=FLOOR(MOD([.$A192];[.C$1]) * [.C$2] / ([.C$1]-1))" office:value-type="float" office:value="188" calcext:value-type="float">
            <text:p>188</text:p>
          </table:table-cell>
          <table:table-cell table:formula="of:=FLOOR(MOD([.D$1]-[.$A192] -1;[.D$1]) * [.D$2] / ([.D$1]-1))" office:value-type="float" office:value="67" calcext:value-type="float">
            <text:p>67</text:p>
          </table:table-cell>
          <table:table-cell table:formula="of:=(IF(MOD([.$A192];[.E$1])&lt;FLOOR([.E$1]/2);0;[.E$2]))" office:value-type="float" office:value="255" calcext:value-type="float">
            <text:p>255</text:p>
          </table:table-cell>
          <table:table-cell table:formula="of:=IF(MOD([.$A192];[.F$1])&lt;[.F$1]/2;FLOOR(MOD([.$A192];[.F$1]) * [.F$2] *2 / ([.F$1]-1));[.F$2]-FLOOR(MOD(FLOOR([.$A192]-[.F$1]/2);[.F$1]) * [.F$2] *2 / ([.F$1]-1)))" office:value-type="float" office:value="135" calcext:value-type="float">
            <text:p>135</text:p>
          </table:table-cell>
          <table:table-cell table:formula="of:=FLOOR([.G$2] * POWER(SIN( PI() * [.$A192] / [.G$1] );2))" office:value-type="float" office:value="139" calcext:value-type="float">
            <text:p>139</text:p>
          </table:table-cell>
          <table:table-cell table:formula="of:=[.H$2]-FLOOR(POWER(IF(MOD([.$A192];[.H$1])&lt;[.H$1]/2;FLOOR(MOD([.$A192];[.H$1]) * [.H$2] *2 / ([.H$1]-1));[.H$2]-FLOOR(MOD(FLOOR([.$A192]-[.H$1]/2);[.H$1]) * [.H$2] *2 / ([.H$1]-1)));2)/[.H$2])" office:value-type="float" office:value="184" calcext:value-type="float">
            <text:p>184</text:p>
          </table:table-cell>
          <table:table-cell table:formula="of:=FLOOR( [.I$2] * ABS(SIN( PI() * [.$A192] / [.I$1] )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FLOOR([.$B$2]/2 + [.$B$2]/2 * SIN(2 *  PI() * [.$A193] / [.$B$1] ))" office:value-type="float" office:value="0" calcext:value-type="float">
            <text:p>0</text:p>
          </table:table-cell>
          <table:table-cell table:formula="of:=FLOOR(MOD([.$A193];[.C$1]) * [.C$2] / ([.C$1]-1))" office:value-type="float" office:value="189" calcext:value-type="float">
            <text:p>189</text:p>
          </table:table-cell>
          <table:table-cell table:formula="of:=FLOOR(MOD([.D$1]-[.$A193] -1;[.D$1]) * [.D$2] / ([.D$1]-1))" office:value-type="float" office:value="66" calcext:value-type="float">
            <text:p>66</text:p>
          </table:table-cell>
          <table:table-cell table:formula="of:=(IF(MOD([.$A193];[.E$1])&lt;FLOOR([.E$1]/2);0;[.E$2]))" office:value-type="float" office:value="255" calcext:value-type="float">
            <text:p>255</text:p>
          </table:table-cell>
          <table:table-cell table:formula="of:=IF(MOD([.$A193];[.F$1])&lt;[.F$1]/2;FLOOR(MOD([.$A193];[.F$1]) * [.F$2] *2 / ([.F$1]-1));[.F$2]-FLOOR(MOD(FLOOR([.$A193]-[.F$1]/2);[.F$1]) * [.F$2] *2 / ([.F$1]-1)))" office:value-type="float" office:value="133" calcext:value-type="float">
            <text:p>133</text:p>
          </table:table-cell>
          <table:table-cell table:formula="of:=FLOOR([.G$2] * POWER(SIN( PI() * [.$A193] / [.G$1] );2))" office:value-type="float" office:value="136" calcext:value-type="float">
            <text:p>136</text:p>
          </table:table-cell>
          <table:table-cell table:formula="of:=[.H$2]-FLOOR(POWER(IF(MOD([.$A193];[.H$1])&lt;[.H$1]/2;FLOOR(MOD([.$A193];[.H$1]) * [.H$2] *2 / ([.H$1]-1));[.H$2]-FLOOR(MOD(FLOOR([.$A193]-[.H$1]/2);[.H$1]) * [.H$2] *2 / ([.H$1]-1)));2)/[.H$2])" office:value-type="float" office:value="186" calcext:value-type="float">
            <text:p>186</text:p>
          </table:table-cell>
          <table:table-cell table:formula="of:=FLOOR( [.I$2] * ABS(SIN( PI() * [.$A193] / [.I$1] )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[.$B$2]/2 + [.$B$2]/2 * SIN(2 *  PI() * [.$A194] / [.$B$1] ))" office:value-type="float" office:value="0" calcext:value-type="float">
            <text:p>0</text:p>
          </table:table-cell>
          <table:table-cell table:formula="of:=FLOOR(MOD([.$A194];[.C$1]) * [.C$2] / ([.C$1]-1))" office:value-type="float" office:value="190" calcext:value-type="float">
            <text:p>190</text:p>
          </table:table-cell>
          <table:table-cell table:formula="of:=FLOOR(MOD([.D$1]-[.$A194] -1;[.D$1]) * [.D$2] / ([.D$1]-1))" office:value-type="float" office:value="65" calcext:value-type="float">
            <text:p>65</text:p>
          </table:table-cell>
          <table:table-cell table:formula="of:=(IF(MOD([.$A194];[.E$1])&lt;FLOOR([.E$1]/2);0;[.E$2]))" office:value-type="float" office:value="255" calcext:value-type="float">
            <text:p>255</text:p>
          </table:table-cell>
          <table:table-cell table:formula="of:=IF(MOD([.$A194];[.F$1])&lt;[.F$1]/2;FLOOR(MOD([.$A194];[.F$1]) * [.F$2] *2 / ([.F$1]-1));[.F$2]-FLOOR(MOD(FLOOR([.$A194]-[.F$1]/2);[.F$1]) * [.F$2] *2 / ([.F$1]-1)))" office:value-type="float" office:value="131" calcext:value-type="float">
            <text:p>131</text:p>
          </table:table-cell>
          <table:table-cell table:formula="of:=FLOOR([.G$2] * POWER(SIN( PI() * [.$A194] / [.G$1] );2))" office:value-type="float" office:value="133" calcext:value-type="float">
            <text:p>133</text:p>
          </table:table-cell>
          <table:table-cell table:formula="of:=[.H$2]-FLOOR(POWER(IF(MOD([.$A194];[.H$1])&lt;[.H$1]/2;FLOOR(MOD([.$A194];[.H$1]) * [.H$2] *2 / ([.H$1]-1));[.H$2]-FLOOR(MOD(FLOOR([.$A194]-[.H$1]/2);[.H$1]) * [.H$2] *2 / ([.H$1]-1)));2)/[.H$2])" office:value-type="float" office:value="188" calcext:value-type="float">
            <text:p>188</text:p>
          </table:table-cell>
          <table:table-cell table:formula="of:=FLOOR( [.I$2] * ABS(SIN( PI() * [.$A194] / [.I$1] )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FLOOR([.$B$2]/2 + [.$B$2]/2 * SIN(2 *  PI() * [.$A195] / [.$B$1] ))" office:value-type="float" office:value="0" calcext:value-type="float">
            <text:p>0</text:p>
          </table:table-cell>
          <table:table-cell table:formula="of:=FLOOR(MOD([.$A195];[.C$1]) * [.C$2] / ([.C$1]-1))" office:value-type="float" office:value="191" calcext:value-type="float">
            <text:p>191</text:p>
          </table:table-cell>
          <table:table-cell table:formula="of:=FLOOR(MOD([.D$1]-[.$A195] -1;[.D$1]) * [.D$2] / ([.D$1]-1))" office:value-type="float" office:value="64" calcext:value-type="float">
            <text:p>64</text:p>
          </table:table-cell>
          <table:table-cell table:formula="of:=(IF(MOD([.$A195];[.E$1])&lt;FLOOR([.E$1]/2);0;[.E$2]))" office:value-type="float" office:value="255" calcext:value-type="float">
            <text:p>255</text:p>
          </table:table-cell>
          <table:table-cell table:formula="of:=IF(MOD([.$A195];[.F$1])&lt;[.F$1]/2;FLOOR(MOD([.$A195];[.F$1]) * [.F$2] *2 / ([.F$1]-1));[.F$2]-FLOOR(MOD(FLOOR([.$A195]-[.F$1]/2);[.F$1]) * [.F$2] *2 / ([.F$1]-1)))" office:value-type="float" office:value="129" calcext:value-type="float">
            <text:p>129</text:p>
          </table:table-cell>
          <table:table-cell table:formula="of:=FLOOR([.G$2] * POWER(SIN( PI() * [.$A195] / [.G$1] );2))" office:value-type="float" office:value="130" calcext:value-type="float">
            <text:p>130</text:p>
          </table:table-cell>
          <table:table-cell table:formula="of:=[.H$2]-FLOOR(POWER(IF(MOD([.$A195];[.H$1])&lt;[.H$1]/2;FLOOR(MOD([.$A195];[.H$1]) * [.H$2] *2 / ([.H$1]-1));[.H$2]-FLOOR(MOD(FLOOR([.$A195]-[.H$1]/2);[.H$1]) * [.H$2] *2 / ([.H$1]-1)));2)/[.H$2])" office:value-type="float" office:value="190" calcext:value-type="float">
            <text:p>190</text:p>
          </table:table-cell>
          <table:table-cell table:formula="of:=FLOOR( [.I$2] * ABS(SIN( PI() * [.$A195] / [.I$1] )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FLOOR([.$B$2]/2 + [.$B$2]/2 * SIN(2 *  PI() * [.$A196] / [.$B$1] ))" office:value-type="float" office:value="0" calcext:value-type="float">
            <text:p>0</text:p>
          </table:table-cell>
          <table:table-cell table:formula="of:=FLOOR(MOD([.$A196];[.C$1]) * [.C$2] / ([.C$1]-1))" office:value-type="float" office:value="192" calcext:value-type="float">
            <text:p>192</text:p>
          </table:table-cell>
          <table:table-cell table:formula="of:=FLOOR(MOD([.D$1]-[.$A196] -1;[.D$1]) * [.D$2] / ([.D$1]-1))" office:value-type="float" office:value="63" calcext:value-type="float">
            <text:p>63</text:p>
          </table:table-cell>
          <table:table-cell table:formula="of:=(IF(MOD([.$A196];[.E$1])&lt;FLOOR([.E$1]/2);0;[.E$2]))" office:value-type="float" office:value="255" calcext:value-type="float">
            <text:p>255</text:p>
          </table:table-cell>
          <table:table-cell table:formula="of:=IF(MOD([.$A196];[.F$1])&lt;[.F$1]/2;FLOOR(MOD([.$A196];[.F$1]) * [.F$2] *2 / ([.F$1]-1));[.F$2]-FLOOR(MOD(FLOOR([.$A196]-[.F$1]/2);[.F$1]) * [.F$2] *2 / ([.F$1]-1)))" office:value-type="float" office:value="127" calcext:value-type="float">
            <text:p>127</text:p>
          </table:table-cell>
          <table:table-cell table:formula="of:=FLOOR([.G$2] * POWER(SIN( PI() * [.$A196] / [.G$1] );2))" office:value-type="float" office:value="127" calcext:value-type="float">
            <text:p>127</text:p>
          </table:table-cell>
          <table:table-cell table:formula="of:=[.H$2]-FLOOR(POWER(IF(MOD([.$A196];[.H$1])&lt;[.H$1]/2;FLOOR(MOD([.$A196];[.H$1]) * [.H$2] *2 / ([.H$1]-1));[.H$2]-FLOOR(MOD(FLOOR([.$A196]-[.H$1]/2);[.H$1]) * [.H$2] *2 / ([.H$1]-1)));2)/[.H$2])" office:value-type="float" office:value="192" calcext:value-type="float">
            <text:p>192</text:p>
          </table:table-cell>
          <table:table-cell table:formula="of:=FLOOR( [.I$2] * ABS(SIN( PI() * [.$A196] / [.I$1] )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FLOOR([.$B$2]/2 + [.$B$2]/2 * SIN(2 *  PI() * [.$A197] / [.$B$1] ))" office:value-type="float" office:value="0" calcext:value-type="float">
            <text:p>0</text:p>
          </table:table-cell>
          <table:table-cell table:formula="of:=FLOOR(MOD([.$A197];[.C$1]) * [.C$2] / ([.C$1]-1))" office:value-type="float" office:value="193" calcext:value-type="float">
            <text:p>193</text:p>
          </table:table-cell>
          <table:table-cell table:formula="of:=FLOOR(MOD([.D$1]-[.$A197] -1;[.D$1]) * [.D$2] / ([.D$1]-1))" office:value-type="float" office:value="62" calcext:value-type="float">
            <text:p>62</text:p>
          </table:table-cell>
          <table:table-cell table:formula="of:=(IF(MOD([.$A197];[.E$1])&lt;FLOOR([.E$1]/2);0;[.E$2]))" office:value-type="float" office:value="255" calcext:value-type="float">
            <text:p>255</text:p>
          </table:table-cell>
          <table:table-cell table:formula="of:=IF(MOD([.$A197];[.F$1])&lt;[.F$1]/2;FLOOR(MOD([.$A197];[.F$1]) * [.F$2] *2 / ([.F$1]-1));[.F$2]-FLOOR(MOD(FLOOR([.$A197]-[.F$1]/2);[.F$1]) * [.F$2] *2 / ([.F$1]-1)))" office:value-type="float" office:value="125" calcext:value-type="float">
            <text:p>125</text:p>
          </table:table-cell>
          <table:table-cell table:formula="of:=FLOOR([.G$2] * POWER(SIN( PI() * [.$A197] / [.G$1] );2))" office:value-type="float" office:value="124" calcext:value-type="float">
            <text:p>124</text:p>
          </table:table-cell>
          <table:table-cell table:formula="of:=[.H$2]-FLOOR(POWER(IF(MOD([.$A197];[.H$1])&lt;[.H$1]/2;FLOOR(MOD([.$A197];[.H$1]) * [.H$2] *2 / ([.H$1]-1));[.H$2]-FLOOR(MOD(FLOOR([.$A197]-[.H$1]/2);[.H$1]) * [.H$2] *2 / ([.H$1]-1)));2)/[.H$2])" office:value-type="float" office:value="194" calcext:value-type="float">
            <text:p>194</text:p>
          </table:table-cell>
          <table:table-cell table:formula="of:=FLOOR( [.I$2] * ABS(SIN( PI() * [.$A197] / [.I$1] )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FLOOR([.$B$2]/2 + [.$B$2]/2 * SIN(2 *  PI() * [.$A198] / [.$B$1] ))" office:value-type="float" office:value="0" calcext:value-type="float">
            <text:p>0</text:p>
          </table:table-cell>
          <table:table-cell table:formula="of:=FLOOR(MOD([.$A198];[.C$1]) * [.C$2] / ([.C$1]-1))" office:value-type="float" office:value="194" calcext:value-type="float">
            <text:p>194</text:p>
          </table:table-cell>
          <table:table-cell table:formula="of:=FLOOR(MOD([.D$1]-[.$A198] -1;[.D$1]) * [.D$2] / ([.D$1]-1))" office:value-type="float" office:value="61" calcext:value-type="float">
            <text:p>61</text:p>
          </table:table-cell>
          <table:table-cell table:formula="of:=(IF(MOD([.$A198];[.E$1])&lt;FLOOR([.E$1]/2);0;[.E$2]))" office:value-type="float" office:value="255" calcext:value-type="float">
            <text:p>255</text:p>
          </table:table-cell>
          <table:table-cell table:formula="of:=IF(MOD([.$A198];[.F$1])&lt;[.F$1]/2;FLOOR(MOD([.$A198];[.F$1]) * [.F$2] *2 / ([.F$1]-1));[.F$2]-FLOOR(MOD(FLOOR([.$A198]-[.F$1]/2);[.F$1]) * [.F$2] *2 / ([.F$1]-1)))" office:value-type="float" office:value="123" calcext:value-type="float">
            <text:p>123</text:p>
          </table:table-cell>
          <table:table-cell table:formula="of:=FLOOR([.G$2] * POWER(SIN( PI() * [.$A198] / [.G$1] );2))" office:value-type="float" office:value="121" calcext:value-type="float">
            <text:p>121</text:p>
          </table:table-cell>
          <table:table-cell table:formula="of:=[.H$2]-FLOOR(POWER(IF(MOD([.$A198];[.H$1])&lt;[.H$1]/2;FLOOR(MOD([.$A198];[.H$1]) * [.H$2] *2 / ([.H$1]-1));[.H$2]-FLOOR(MOD(FLOOR([.$A198]-[.H$1]/2);[.H$1]) * [.H$2] *2 / ([.H$1]-1)));2)/[.H$2])" office:value-type="float" office:value="196" calcext:value-type="float">
            <text:p>196</text:p>
          </table:table-cell>
          <table:table-cell table:formula="of:=FLOOR( [.I$2] * ABS(SIN( PI() * [.$A198] / [.I$1] )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FLOOR([.$B$2]/2 + [.$B$2]/2 * SIN(2 *  PI() * [.$A199] / [.$B$1] ))" office:value-type="float" office:value="0" calcext:value-type="float">
            <text:p>0</text:p>
          </table:table-cell>
          <table:table-cell table:formula="of:=FLOOR(MOD([.$A199];[.C$1]) * [.C$2] / ([.C$1]-1))" office:value-type="float" office:value="195" calcext:value-type="float">
            <text:p>195</text:p>
          </table:table-cell>
          <table:table-cell table:formula="of:=FLOOR(MOD([.D$1]-[.$A199] -1;[.D$1]) * [.D$2] / ([.D$1]-1))" office:value-type="float" office:value="60" calcext:value-type="float">
            <text:p>60</text:p>
          </table:table-cell>
          <table:table-cell table:formula="of:=(IF(MOD([.$A199];[.E$1])&lt;FLOOR([.E$1]/2);0;[.E$2]))" office:value-type="float" office:value="255" calcext:value-type="float">
            <text:p>255</text:p>
          </table:table-cell>
          <table:table-cell table:formula="of:=IF(MOD([.$A199];[.F$1])&lt;[.F$1]/2;FLOOR(MOD([.$A199];[.F$1]) * [.F$2] *2 / ([.F$1]-1));[.F$2]-FLOOR(MOD(FLOOR([.$A199]-[.F$1]/2);[.F$1]) * [.F$2] *2 / ([.F$1]-1)))" office:value-type="float" office:value="121" calcext:value-type="float">
            <text:p>121</text:p>
          </table:table-cell>
          <table:table-cell table:formula="of:=FLOOR([.G$2] * POWER(SIN( PI() * [.$A199] / [.G$1] );2))" office:value-type="float" office:value="118" calcext:value-type="float">
            <text:p>118</text:p>
          </table:table-cell>
          <table:table-cell table:formula="of:=[.H$2]-FLOOR(POWER(IF(MOD([.$A199];[.H$1])&lt;[.H$1]/2;FLOOR(MOD([.$A199];[.H$1]) * [.H$2] *2 / ([.H$1]-1));[.H$2]-FLOOR(MOD(FLOOR([.$A199]-[.H$1]/2);[.H$1]) * [.H$2] *2 / ([.H$1]-1)));2)/[.H$2])" office:value-type="float" office:value="198" calcext:value-type="float">
            <text:p>198</text:p>
          </table:table-cell>
          <table:table-cell table:formula="of:=FLOOR( [.I$2] * ABS(SIN( PI() * [.$A199] / [.I$1] )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FLOOR([.$B$2]/2 + [.$B$2]/2 * SIN(2 *  PI() * [.$A200] / [.$B$1] ))" office:value-type="float" office:value="0" calcext:value-type="float">
            <text:p>0</text:p>
          </table:table-cell>
          <table:table-cell table:formula="of:=FLOOR(MOD([.$A200];[.C$1]) * [.C$2] / ([.C$1]-1))" office:value-type="float" office:value="196" calcext:value-type="float">
            <text:p>196</text:p>
          </table:table-cell>
          <table:table-cell table:formula="of:=FLOOR(MOD([.D$1]-[.$A200] -1;[.D$1]) * [.D$2] / ([.D$1]-1))" office:value-type="float" office:value="59" calcext:value-type="float">
            <text:p>59</text:p>
          </table:table-cell>
          <table:table-cell table:formula="of:=(IF(MOD([.$A200];[.E$1])&lt;FLOOR([.E$1]/2);0;[.E$2]))" office:value-type="float" office:value="255" calcext:value-type="float">
            <text:p>255</text:p>
          </table:table-cell>
          <table:table-cell table:formula="of:=IF(MOD([.$A200];[.F$1])&lt;[.F$1]/2;FLOOR(MOD([.$A200];[.F$1]) * [.F$2] *2 / ([.F$1]-1));[.F$2]-FLOOR(MOD(FLOOR([.$A200]-[.F$1]/2);[.F$1]) * [.F$2] *2 / ([.F$1]-1)))" office:value-type="float" office:value="119" calcext:value-type="float">
            <text:p>119</text:p>
          </table:table-cell>
          <table:table-cell table:formula="of:=FLOOR([.G$2] * POWER(SIN( PI() * [.$A200] / [.G$1] );2))" office:value-type="float" office:value="115" calcext:value-type="float">
            <text:p>115</text:p>
          </table:table-cell>
          <table:table-cell table:formula="of:=[.H$2]-FLOOR(POWER(IF(MOD([.$A200];[.H$1])&lt;[.H$1]/2;FLOOR(MOD([.$A200];[.H$1]) * [.H$2] *2 / ([.H$1]-1));[.H$2]-FLOOR(MOD(FLOOR([.$A200]-[.H$1]/2);[.H$1]) * [.H$2] *2 / ([.H$1]-1)));2)/[.H$2])" office:value-type="float" office:value="200" calcext:value-type="float">
            <text:p>200</text:p>
          </table:table-cell>
          <table:table-cell table:formula="of:=FLOOR( [.I$2] * ABS(SIN( PI() * [.$A200] / [.I$1] )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FLOOR([.$B$2]/2 + [.$B$2]/2 * SIN(2 *  PI() * [.$A201] / [.$B$1] ))" office:value-type="float" office:value="0" calcext:value-type="float">
            <text:p>0</text:p>
          </table:table-cell>
          <table:table-cell table:formula="of:=FLOOR(MOD([.$A201];[.C$1]) * [.C$2] / ([.C$1]-1))" office:value-type="float" office:value="197" calcext:value-type="float">
            <text:p>197</text:p>
          </table:table-cell>
          <table:table-cell table:formula="of:=FLOOR(MOD([.D$1]-[.$A201] -1;[.D$1]) * [.D$2] / ([.D$1]-1))" office:value-type="float" office:value="58" calcext:value-type="float">
            <text:p>58</text:p>
          </table:table-cell>
          <table:table-cell table:formula="of:=(IF(MOD([.$A201];[.E$1])&lt;FLOOR([.E$1]/2);0;[.E$2]))" office:value-type="float" office:value="255" calcext:value-type="float">
            <text:p>255</text:p>
          </table:table-cell>
          <table:table-cell table:formula="of:=IF(MOD([.$A201];[.F$1])&lt;[.F$1]/2;FLOOR(MOD([.$A201];[.F$1]) * [.F$2] *2 / ([.F$1]-1));[.F$2]-FLOOR(MOD(FLOOR([.$A201]-[.F$1]/2);[.F$1]) * [.F$2] *2 / ([.F$1]-1)))" office:value-type="float" office:value="117" calcext:value-type="float">
            <text:p>117</text:p>
          </table:table-cell>
          <table:table-cell table:formula="of:=FLOOR([.G$2] * POWER(SIN( PI() * [.$A201] / [.G$1] );2))" office:value-type="float" office:value="111" calcext:value-type="float">
            <text:p>111</text:p>
          </table:table-cell>
          <table:table-cell table:formula="of:=[.H$2]-FLOOR(POWER(IF(MOD([.$A201];[.H$1])&lt;[.H$1]/2;FLOOR(MOD([.$A201];[.H$1]) * [.H$2] *2 / ([.H$1]-1));[.H$2]-FLOOR(MOD(FLOOR([.$A201]-[.H$1]/2);[.H$1]) * [.H$2] *2 / ([.H$1]-1)));2)/[.H$2])" office:value-type="float" office:value="202" calcext:value-type="float">
            <text:p>202</text:p>
          </table:table-cell>
          <table:table-cell table:formula="of:=FLOOR( [.I$2] * ABS(SIN( PI() * [.$A201] / [.I$1] )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FLOOR([.$B$2]/2 + [.$B$2]/2 * SIN(2 *  PI() * [.$A202] / [.$B$1] ))" office:value-type="float" office:value="1" calcext:value-type="float">
            <text:p>1</text:p>
          </table:table-cell>
          <table:table-cell table:formula="of:=FLOOR(MOD([.$A202];[.C$1]) * [.C$2] / ([.C$1]-1))" office:value-type="float" office:value="198" calcext:value-type="float">
            <text:p>198</text:p>
          </table:table-cell>
          <table:table-cell table:formula="of:=FLOOR(MOD([.D$1]-[.$A202] -1;[.D$1]) * [.D$2] / ([.D$1]-1))" office:value-type="float" office:value="57" calcext:value-type="float">
            <text:p>57</text:p>
          </table:table-cell>
          <table:table-cell table:formula="of:=(IF(MOD([.$A202];[.E$1])&lt;FLOOR([.E$1]/2);0;[.E$2]))" office:value-type="float" office:value="255" calcext:value-type="float">
            <text:p>255</text:p>
          </table:table-cell>
          <table:table-cell table:formula="of:=IF(MOD([.$A202];[.F$1])&lt;[.F$1]/2;FLOOR(MOD([.$A202];[.F$1]) * [.F$2] *2 / ([.F$1]-1));[.F$2]-FLOOR(MOD(FLOOR([.$A202]-[.F$1]/2);[.F$1]) * [.F$2] *2 / ([.F$1]-1)))" office:value-type="float" office:value="115" calcext:value-type="float">
            <text:p>115</text:p>
          </table:table-cell>
          <table:table-cell table:formula="of:=FLOOR([.G$2] * POWER(SIN( PI() * [.$A202] / [.G$1] );2))" office:value-type="float" office:value="108" calcext:value-type="float">
            <text:p>108</text:p>
          </table:table-cell>
          <table:table-cell table:formula="of:=[.H$2]-FLOOR(POWER(IF(MOD([.$A202];[.H$1])&lt;[.H$1]/2;FLOOR(MOD([.$A202];[.H$1]) * [.H$2] *2 / ([.H$1]-1));[.H$2]-FLOOR(MOD(FLOOR([.$A202]-[.H$1]/2);[.H$1]) * [.H$2] *2 / ([.H$1]-1)));2)/[.H$2])" office:value-type="float" office:value="204" calcext:value-type="float">
            <text:p>204</text:p>
          </table:table-cell>
          <table:table-cell table:formula="of:=FLOOR( [.I$2] * ABS(SIN( PI() * [.$A202] / [.I$1] )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FLOOR([.$B$2]/2 + [.$B$2]/2 * SIN(2 *  PI() * [.$A203] / [.$B$1] ))" office:value-type="float" office:value="1" calcext:value-type="float">
            <text:p>1</text:p>
          </table:table-cell>
          <table:table-cell table:formula="of:=FLOOR(MOD([.$A203];[.C$1]) * [.C$2] / ([.C$1]-1))" office:value-type="float" office:value="199" calcext:value-type="float">
            <text:p>199</text:p>
          </table:table-cell>
          <table:table-cell table:formula="of:=FLOOR(MOD([.D$1]-[.$A203] -1;[.D$1]) * [.D$2] / ([.D$1]-1))" office:value-type="float" office:value="56" calcext:value-type="float">
            <text:p>56</text:p>
          </table:table-cell>
          <table:table-cell table:formula="of:=(IF(MOD([.$A203];[.E$1])&lt;FLOOR([.E$1]/2);0;[.E$2]))" office:value-type="float" office:value="255" calcext:value-type="float">
            <text:p>255</text:p>
          </table:table-cell>
          <table:table-cell table:formula="of:=IF(MOD([.$A203];[.F$1])&lt;[.F$1]/2;FLOOR(MOD([.$A203];[.F$1]) * [.F$2] *2 / ([.F$1]-1));[.F$2]-FLOOR(MOD(FLOOR([.$A203]-[.F$1]/2);[.F$1]) * [.F$2] *2 / ([.F$1]-1)))" office:value-type="float" office:value="113" calcext:value-type="float">
            <text:p>113</text:p>
          </table:table-cell>
          <table:table-cell table:formula="of:=FLOOR([.G$2] * POWER(SIN( PI() * [.$A203] / [.G$1] );2))" office:value-type="float" office:value="105" calcext:value-type="float">
            <text:p>105</text:p>
          </table:table-cell>
          <table:table-cell table:formula="of:=[.H$2]-FLOOR(POWER(IF(MOD([.$A203];[.H$1])&lt;[.H$1]/2;FLOOR(MOD([.$A203];[.H$1]) * [.H$2] *2 / ([.H$1]-1));[.H$2]-FLOOR(MOD(FLOOR([.$A203]-[.H$1]/2);[.H$1]) * [.H$2] *2 / ([.H$1]-1)));2)/[.H$2])" office:value-type="float" office:value="205" calcext:value-type="float">
            <text:p>205</text:p>
          </table:table-cell>
          <table:table-cell table:formula="of:=FLOOR( [.I$2] * ABS(SIN( PI() * [.$A203] / [.I$1] )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[.$B$2]/2 + [.$B$2]/2 * SIN(2 *  PI() * [.$A204] / [.$B$1] ))" office:value-type="float" office:value="2" calcext:value-type="float">
            <text:p>2</text:p>
          </table:table-cell>
          <table:table-cell table:formula="of:=FLOOR(MOD([.$A204];[.C$1]) * [.C$2] / ([.C$1]-1))" office:value-type="float" office:value="200" calcext:value-type="float">
            <text:p>200</text:p>
          </table:table-cell>
          <table:table-cell table:formula="of:=FLOOR(MOD([.D$1]-[.$A204] -1;[.D$1]) * [.D$2] / ([.D$1]-1))" office:value-type="float" office:value="55" calcext:value-type="float">
            <text:p>55</text:p>
          </table:table-cell>
          <table:table-cell table:formula="of:=(IF(MOD([.$A204];[.E$1])&lt;FLOOR([.E$1]/2);0;[.E$2]))" office:value-type="float" office:value="255" calcext:value-type="float">
            <text:p>255</text:p>
          </table:table-cell>
          <table:table-cell table:formula="of:=IF(MOD([.$A204];[.F$1])&lt;[.F$1]/2;FLOOR(MOD([.$A204];[.F$1]) * [.F$2] *2 / ([.F$1]-1));[.F$2]-FLOOR(MOD(FLOOR([.$A204]-[.F$1]/2);[.F$1]) * [.F$2] *2 / ([.F$1]-1)))" office:value-type="float" office:value="111" calcext:value-type="float">
            <text:p>111</text:p>
          </table:table-cell>
          <table:table-cell table:formula="of:=FLOOR([.G$2] * POWER(SIN( PI() * [.$A204] / [.G$1] );2))" office:value-type="float" office:value="102" calcext:value-type="float">
            <text:p>102</text:p>
          </table:table-cell>
          <table:table-cell table:formula="of:=[.H$2]-FLOOR(POWER(IF(MOD([.$A204];[.H$1])&lt;[.H$1]/2;FLOOR(MOD([.$A204];[.H$1]) * [.H$2] *2 / ([.H$1]-1));[.H$2]-FLOOR(MOD(FLOOR([.$A204]-[.H$1]/2);[.H$1]) * [.H$2] *2 / ([.H$1]-1)));2)/[.H$2])" office:value-type="float" office:value="207" calcext:value-type="float">
            <text:p>207</text:p>
          </table:table-cell>
          <table:table-cell table:formula="of:=FLOOR( [.I$2] * ABS(SIN( PI() * [.$A204] / [.I$1] )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FLOOR([.$B$2]/2 + [.$B$2]/2 * SIN(2 *  PI() * [.$A205] / [.$B$1] ))" office:value-type="float" office:value="3" calcext:value-type="float">
            <text:p>3</text:p>
          </table:table-cell>
          <table:table-cell table:formula="of:=FLOOR(MOD([.$A205];[.C$1]) * [.C$2] / ([.C$1]-1))" office:value-type="float" office:value="201" calcext:value-type="float">
            <text:p>201</text:p>
          </table:table-cell>
          <table:table-cell table:formula="of:=FLOOR(MOD([.D$1]-[.$A205] -1;[.D$1]) * [.D$2] / ([.D$1]-1))" office:value-type="float" office:value="54" calcext:value-type="float">
            <text:p>54</text:p>
          </table:table-cell>
          <table:table-cell table:formula="of:=(IF(MOD([.$A205];[.E$1])&lt;FLOOR([.E$1]/2);0;[.E$2]))" office:value-type="float" office:value="255" calcext:value-type="float">
            <text:p>255</text:p>
          </table:table-cell>
          <table:table-cell table:formula="of:=IF(MOD([.$A205];[.F$1])&lt;[.F$1]/2;FLOOR(MOD([.$A205];[.F$1]) * [.F$2] *2 / ([.F$1]-1));[.F$2]-FLOOR(MOD(FLOOR([.$A205]-[.F$1]/2);[.F$1]) * [.F$2] *2 / ([.F$1]-1)))" office:value-type="float" office:value="109" calcext:value-type="float">
            <text:p>109</text:p>
          </table:table-cell>
          <table:table-cell table:formula="of:=FLOOR([.G$2] * POWER(SIN( PI() * [.$A205] / [.G$1] );2))" office:value-type="float" office:value="99" calcext:value-type="float">
            <text:p>99</text:p>
          </table:table-cell>
          <table:table-cell table:formula="of:=[.H$2]-FLOOR(POWER(IF(MOD([.$A205];[.H$1])&lt;[.H$1]/2;FLOOR(MOD([.$A205];[.H$1]) * [.H$2] *2 / ([.H$1]-1));[.H$2]-FLOOR(MOD(FLOOR([.$A205]-[.H$1]/2);[.H$1]) * [.H$2] *2 / ([.H$1]-1)));2)/[.H$2])" office:value-type="float" office:value="209" calcext:value-type="float">
            <text:p>209</text:p>
          </table:table-cell>
          <table:table-cell table:formula="of:=FLOOR( [.I$2] * ABS(SIN( PI() * [.$A205] / [.I$1] )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FLOOR([.$B$2]/2 + [.$B$2]/2 * SIN(2 *  PI() * [.$A206] / [.$B$1] ))" office:value-type="float" office:value="3" calcext:value-type="float">
            <text:p>3</text:p>
          </table:table-cell>
          <table:table-cell table:formula="of:=FLOOR(MOD([.$A206];[.C$1]) * [.C$2] / ([.C$1]-1))" office:value-type="float" office:value="202" calcext:value-type="float">
            <text:p>202</text:p>
          </table:table-cell>
          <table:table-cell table:formula="of:=FLOOR(MOD([.D$1]-[.$A206] -1;[.D$1]) * [.D$2] / ([.D$1]-1))" office:value-type="float" office:value="53" calcext:value-type="float">
            <text:p>53</text:p>
          </table:table-cell>
          <table:table-cell table:formula="of:=(IF(MOD([.$A206];[.E$1])&lt;FLOOR([.E$1]/2);0;[.E$2]))" office:value-type="float" office:value="255" calcext:value-type="float">
            <text:p>255</text:p>
          </table:table-cell>
          <table:table-cell table:formula="of:=IF(MOD([.$A206];[.F$1])&lt;[.F$1]/2;FLOOR(MOD([.$A206];[.F$1]) * [.F$2] *2 / ([.F$1]-1));[.F$2]-FLOOR(MOD(FLOOR([.$A206]-[.F$1]/2);[.F$1]) * [.F$2] *2 / ([.F$1]-1)))" office:value-type="float" office:value="107" calcext:value-type="float">
            <text:p>107</text:p>
          </table:table-cell>
          <table:table-cell table:formula="of:=FLOOR([.G$2] * POWER(SIN( PI() * [.$A206] / [.G$1] );2))" office:value-type="float" office:value="96" calcext:value-type="float">
            <text:p>96</text:p>
          </table:table-cell>
          <table:table-cell table:formula="of:=[.H$2]-FLOOR(POWER(IF(MOD([.$A206];[.H$1])&lt;[.H$1]/2;FLOOR(MOD([.$A206];[.H$1]) * [.H$2] *2 / ([.H$1]-1));[.H$2]-FLOOR(MOD(FLOOR([.$A206]-[.H$1]/2);[.H$1]) * [.H$2] *2 / ([.H$1]-1)));2)/[.H$2])" office:value-type="float" office:value="211" calcext:value-type="float">
            <text:p>211</text:p>
          </table:table-cell>
          <table:table-cell table:formula="of:=FLOOR( [.I$2] * ABS(SIN( PI() * [.$A206] / [.I$1] )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FLOOR([.$B$2]/2 + [.$B$2]/2 * SIN(2 *  PI() * [.$A207] / [.$B$1] ))" office:value-type="float" office:value="4" calcext:value-type="float">
            <text:p>4</text:p>
          </table:table-cell>
          <table:table-cell table:formula="of:=FLOOR(MOD([.$A207];[.C$1]) * [.C$2] / ([.C$1]-1))" office:value-type="float" office:value="203" calcext:value-type="float">
            <text:p>203</text:p>
          </table:table-cell>
          <table:table-cell table:formula="of:=FLOOR(MOD([.D$1]-[.$A207] -1;[.D$1]) * [.D$2] / ([.D$1]-1))" office:value-type="float" office:value="52" calcext:value-type="float">
            <text:p>52</text:p>
          </table:table-cell>
          <table:table-cell table:formula="of:=(IF(MOD([.$A207];[.E$1])&lt;FLOOR([.E$1]/2);0;[.E$2]))" office:value-type="float" office:value="255" calcext:value-type="float">
            <text:p>255</text:p>
          </table:table-cell>
          <table:table-cell table:formula="of:=IF(MOD([.$A207];[.F$1])&lt;[.F$1]/2;FLOOR(MOD([.$A207];[.F$1]) * [.F$2] *2 / ([.F$1]-1));[.F$2]-FLOOR(MOD(FLOOR([.$A207]-[.F$1]/2);[.F$1]) * [.F$2] *2 / ([.F$1]-1)))" office:value-type="float" office:value="105" calcext:value-type="float">
            <text:p>105</text:p>
          </table:table-cell>
          <table:table-cell table:formula="of:=FLOOR([.G$2] * POWER(SIN( PI() * [.$A207] / [.G$1] );2))" office:value-type="float" office:value="93" calcext:value-type="float">
            <text:p>93</text:p>
          </table:table-cell>
          <table:table-cell table:formula="of:=[.H$2]-FLOOR(POWER(IF(MOD([.$A207];[.H$1])&lt;[.H$1]/2;FLOOR(MOD([.$A207];[.H$1]) * [.H$2] *2 / ([.H$1]-1));[.H$2]-FLOOR(MOD(FLOOR([.$A207]-[.H$1]/2);[.H$1]) * [.H$2] *2 / ([.H$1]-1)));2)/[.H$2])" office:value-type="float" office:value="212" calcext:value-type="float">
            <text:p>212</text:p>
          </table:table-cell>
          <table:table-cell table:formula="of:=FLOOR( [.I$2] * ABS(SIN( PI() * [.$A207] / [.I$1] )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FLOOR([.$B$2]/2 + [.$B$2]/2 * SIN(2 *  PI() * [.$A208] / [.$B$1] ))" office:value-type="float" office:value="5" calcext:value-type="float">
            <text:p>5</text:p>
          </table:table-cell>
          <table:table-cell table:formula="of:=FLOOR(MOD([.$A208];[.C$1]) * [.C$2] / ([.C$1]-1))" office:value-type="float" office:value="204" calcext:value-type="float">
            <text:p>204</text:p>
          </table:table-cell>
          <table:table-cell table:formula="of:=FLOOR(MOD([.D$1]-[.$A208] -1;[.D$1]) * [.D$2] / ([.D$1]-1))" office:value-type="float" office:value="51" calcext:value-type="float">
            <text:p>51</text:p>
          </table:table-cell>
          <table:table-cell table:formula="of:=(IF(MOD([.$A208];[.E$1])&lt;FLOOR([.E$1]/2);0;[.E$2]))" office:value-type="float" office:value="255" calcext:value-type="float">
            <text:p>255</text:p>
          </table:table-cell>
          <table:table-cell table:formula="of:=IF(MOD([.$A208];[.F$1])&lt;[.F$1]/2;FLOOR(MOD([.$A208];[.F$1]) * [.F$2] *2 / ([.F$1]-1));[.F$2]-FLOOR(MOD(FLOOR([.$A208]-[.F$1]/2);[.F$1]) * [.F$2] *2 / ([.F$1]-1)))" office:value-type="float" office:value="103" calcext:value-type="float">
            <text:p>103</text:p>
          </table:table-cell>
          <table:table-cell table:formula="of:=FLOOR([.G$2] * POWER(SIN( PI() * [.$A208] / [.G$1] );2))" office:value-type="float" office:value="90" calcext:value-type="float">
            <text:p>90</text:p>
          </table:table-cell>
          <table:table-cell table:formula="of:=[.H$2]-FLOOR(POWER(IF(MOD([.$A208];[.H$1])&lt;[.H$1]/2;FLOOR(MOD([.$A208];[.H$1]) * [.H$2] *2 / ([.H$1]-1));[.H$2]-FLOOR(MOD(FLOOR([.$A208]-[.H$1]/2);[.H$1]) * [.H$2] *2 / ([.H$1]-1)));2)/[.H$2])" office:value-type="float" office:value="214" calcext:value-type="float">
            <text:p>214</text:p>
          </table:table-cell>
          <table:table-cell table:formula="of:=FLOOR( [.I$2] * ABS(SIN( PI() * [.$A208] / [.I$1] )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FLOOR([.$B$2]/2 + [.$B$2]/2 * SIN(2 *  PI() * [.$A209] / [.$B$1] ))" office:value-type="float" office:value="6" calcext:value-type="float">
            <text:p>6</text:p>
          </table:table-cell>
          <table:table-cell table:formula="of:=FLOOR(MOD([.$A209];[.C$1]) * [.C$2] / ([.C$1]-1))" office:value-type="float" office:value="205" calcext:value-type="float">
            <text:p>205</text:p>
          </table:table-cell>
          <table:table-cell table:formula="of:=FLOOR(MOD([.D$1]-[.$A209] -1;[.D$1]) * [.D$2] / ([.D$1]-1))" office:value-type="float" office:value="50" calcext:value-type="float">
            <text:p>50</text:p>
          </table:table-cell>
          <table:table-cell table:formula="of:=(IF(MOD([.$A209];[.E$1])&lt;FLOOR([.E$1]/2);0;[.E$2]))" office:value-type="float" office:value="255" calcext:value-type="float">
            <text:p>255</text:p>
          </table:table-cell>
          <table:table-cell table:formula="of:=IF(MOD([.$A209];[.F$1])&lt;[.F$1]/2;FLOOR(MOD([.$A209];[.F$1]) * [.F$2] *2 / ([.F$1]-1));[.F$2]-FLOOR(MOD(FLOOR([.$A209]-[.F$1]/2);[.F$1]) * [.F$2] *2 / ([.F$1]-1)))" office:value-type="float" office:value="101" calcext:value-type="float">
            <text:p>101</text:p>
          </table:table-cell>
          <table:table-cell table:formula="of:=FLOOR([.G$2] * POWER(SIN( PI() * [.$A209] / [.G$1] );2))" office:value-type="float" office:value="87" calcext:value-type="float">
            <text:p>87</text:p>
          </table:table-cell>
          <table:table-cell table:formula="of:=[.H$2]-FLOOR(POWER(IF(MOD([.$A209];[.H$1])&lt;[.H$1]/2;FLOOR(MOD([.$A209];[.H$1]) * [.H$2] *2 / ([.H$1]-1));[.H$2]-FLOOR(MOD(FLOOR([.$A209]-[.H$1]/2);[.H$1]) * [.H$2] *2 / ([.H$1]-1)));2)/[.H$2])" office:value-type="float" office:value="215" calcext:value-type="float">
            <text:p>215</text:p>
          </table:table-cell>
          <table:table-cell table:formula="of:=FLOOR( [.I$2] * ABS(SIN( PI() * [.$A209] / [.I$1] )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FLOOR([.$B$2]/2 + [.$B$2]/2 * SIN(2 *  PI() * [.$A210] / [.$B$1] ))" office:value-type="float" office:value="7" calcext:value-type="float">
            <text:p>7</text:p>
          </table:table-cell>
          <table:table-cell table:formula="of:=FLOOR(MOD([.$A210];[.C$1]) * [.C$2] / ([.C$1]-1))" office:value-type="float" office:value="206" calcext:value-type="float">
            <text:p>206</text:p>
          </table:table-cell>
          <table:table-cell table:formula="of:=FLOOR(MOD([.D$1]-[.$A210] -1;[.D$1]) * [.D$2] / ([.D$1]-1))" office:value-type="float" office:value="49" calcext:value-type="float">
            <text:p>49</text:p>
          </table:table-cell>
          <table:table-cell table:formula="of:=(IF(MOD([.$A210];[.E$1])&lt;FLOOR([.E$1]/2);0;[.E$2]))" office:value-type="float" office:value="255" calcext:value-type="float">
            <text:p>255</text:p>
          </table:table-cell>
          <table:table-cell table:formula="of:=IF(MOD([.$A210];[.F$1])&lt;[.F$1]/2;FLOOR(MOD([.$A210];[.F$1]) * [.F$2] *2 / ([.F$1]-1));[.F$2]-FLOOR(MOD(FLOOR([.$A210]-[.F$1]/2);[.F$1]) * [.F$2] *2 / ([.F$1]-1)))" office:value-type="float" office:value="99" calcext:value-type="float">
            <text:p>99</text:p>
          </table:table-cell>
          <table:table-cell table:formula="of:=FLOOR([.G$2] * POWER(SIN( PI() * [.$A210] / [.G$1] );2))" office:value-type="float" office:value="84" calcext:value-type="float">
            <text:p>84</text:p>
          </table:table-cell>
          <table:table-cell table:formula="of:=[.H$2]-FLOOR(POWER(IF(MOD([.$A210];[.H$1])&lt;[.H$1]/2;FLOOR(MOD([.$A210];[.H$1]) * [.H$2] *2 / ([.H$1]-1));[.H$2]-FLOOR(MOD(FLOOR([.$A210]-[.H$1]/2);[.H$1]) * [.H$2] *2 / ([.H$1]-1)));2)/[.H$2])" office:value-type="float" office:value="217" calcext:value-type="float">
            <text:p>217</text:p>
          </table:table-cell>
          <table:table-cell table:formula="of:=FLOOR( [.I$2] * ABS(SIN( PI() * [.$A210] / [.I$1] )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FLOOR([.$B$2]/2 + [.$B$2]/2 * SIN(2 *  PI() * [.$A211] / [.$B$1] ))" office:value-type="float" office:value="8" calcext:value-type="float">
            <text:p>8</text:p>
          </table:table-cell>
          <table:table-cell table:formula="of:=FLOOR(MOD([.$A211];[.C$1]) * [.C$2] / ([.C$1]-1))" office:value-type="float" office:value="207" calcext:value-type="float">
            <text:p>207</text:p>
          </table:table-cell>
          <table:table-cell table:formula="of:=FLOOR(MOD([.D$1]-[.$A211] -1;[.D$1]) * [.D$2] / ([.D$1]-1))" office:value-type="float" office:value="48" calcext:value-type="float">
            <text:p>48</text:p>
          </table:table-cell>
          <table:table-cell table:formula="of:=(IF(MOD([.$A211];[.E$1])&lt;FLOOR([.E$1]/2);0;[.E$2]))" office:value-type="float" office:value="255" calcext:value-type="float">
            <text:p>255</text:p>
          </table:table-cell>
          <table:table-cell table:formula="of:=IF(MOD([.$A211];[.F$1])&lt;[.F$1]/2;FLOOR(MOD([.$A211];[.F$1]) * [.F$2] *2 / ([.F$1]-1));[.F$2]-FLOOR(MOD(FLOOR([.$A211]-[.F$1]/2);[.F$1]) * [.F$2] *2 / ([.F$1]-1)))" office:value-type="float" office:value="97" calcext:value-type="float">
            <text:p>97</text:p>
          </table:table-cell>
          <table:table-cell table:formula="of:=FLOOR([.G$2] * POWER(SIN( PI() * [.$A211] / [.G$1] );2))" office:value-type="float" office:value="81" calcext:value-type="float">
            <text:p>81</text:p>
          </table:table-cell>
          <table:table-cell table:formula="of:=[.H$2]-FLOOR(POWER(IF(MOD([.$A211];[.H$1])&lt;[.H$1]/2;FLOOR(MOD([.$A211];[.H$1]) * [.H$2] *2 / ([.H$1]-1));[.H$2]-FLOOR(MOD(FLOOR([.$A211]-[.H$1]/2);[.H$1]) * [.H$2] *2 / ([.H$1]-1)));2)/[.H$2])" office:value-type="float" office:value="219" calcext:value-type="float">
            <text:p>219</text:p>
          </table:table-cell>
          <table:table-cell table:formula="of:=FLOOR( [.I$2] * ABS(SIN( PI() * [.$A211] / [.I$1] )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FLOOR([.$B$2]/2 + [.$B$2]/2 * SIN(2 *  PI() * [.$A212] / [.$B$1] ))" office:value-type="float" office:value="9" calcext:value-type="float">
            <text:p>9</text:p>
          </table:table-cell>
          <table:table-cell table:formula="of:=FLOOR(MOD([.$A212];[.C$1]) * [.C$2] / ([.C$1]-1))" office:value-type="float" office:value="208" calcext:value-type="float">
            <text:p>208</text:p>
          </table:table-cell>
          <table:table-cell table:formula="of:=FLOOR(MOD([.D$1]-[.$A212] -1;[.D$1]) * [.D$2] / ([.D$1]-1))" office:value-type="float" office:value="47" calcext:value-type="float">
            <text:p>47</text:p>
          </table:table-cell>
          <table:table-cell table:formula="of:=(IF(MOD([.$A212];[.E$1])&lt;FLOOR([.E$1]/2);0;[.E$2]))" office:value-type="float" office:value="255" calcext:value-type="float">
            <text:p>255</text:p>
          </table:table-cell>
          <table:table-cell table:formula="of:=IF(MOD([.$A212];[.F$1])&lt;[.F$1]/2;FLOOR(MOD([.$A212];[.F$1]) * [.F$2] *2 / ([.F$1]-1));[.F$2]-FLOOR(MOD(FLOOR([.$A212]-[.F$1]/2);[.F$1]) * [.F$2] *2 / ([.F$1]-1)))" office:value-type="float" office:value="95" calcext:value-type="float">
            <text:p>95</text:p>
          </table:table-cell>
          <table:table-cell table:formula="of:=FLOOR([.G$2] * POWER(SIN( PI() * [.$A212] / [.G$1] );2))" office:value-type="float" office:value="78" calcext:value-type="float">
            <text:p>78</text:p>
          </table:table-cell>
          <table:table-cell table:formula="of:=[.H$2]-FLOOR(POWER(IF(MOD([.$A212];[.H$1])&lt;[.H$1]/2;FLOOR(MOD([.$A212];[.H$1]) * [.H$2] *2 / ([.H$1]-1));[.H$2]-FLOOR(MOD(FLOOR([.$A212]-[.H$1]/2);[.H$1]) * [.H$2] *2 / ([.H$1]-1)));2)/[.H$2])" office:value-type="float" office:value="220" calcext:value-type="float">
            <text:p>220</text:p>
          </table:table-cell>
          <table:table-cell table:formula="of:=FLOOR( [.I$2] * ABS(SIN( PI() * [.$A212] / [.I$1] 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FLOOR([.$B$2]/2 + [.$B$2]/2 * SIN(2 *  PI() * [.$A213] / [.$B$1] ))" office:value-type="float" office:value="10" calcext:value-type="float">
            <text:p>10</text:p>
          </table:table-cell>
          <table:table-cell table:formula="of:=FLOOR(MOD([.$A213];[.C$1]) * [.C$2] / ([.C$1]-1))" office:value-type="float" office:value="209" calcext:value-type="float">
            <text:p>209</text:p>
          </table:table-cell>
          <table:table-cell table:formula="of:=FLOOR(MOD([.D$1]-[.$A213] -1;[.D$1]) * [.D$2] / ([.D$1]-1))" office:value-type="float" office:value="46" calcext:value-type="float">
            <text:p>46</text:p>
          </table:table-cell>
          <table:table-cell table:formula="of:=(IF(MOD([.$A213];[.E$1])&lt;FLOOR([.E$1]/2);0;[.E$2]))" office:value-type="float" office:value="255" calcext:value-type="float">
            <text:p>255</text:p>
          </table:table-cell>
          <table:table-cell table:formula="of:=IF(MOD([.$A213];[.F$1])&lt;[.F$1]/2;FLOOR(MOD([.$A213];[.F$1]) * [.F$2] *2 / ([.F$1]-1));[.F$2]-FLOOR(MOD(FLOOR([.$A213]-[.F$1]/2);[.F$1]) * [.F$2] *2 / ([.F$1]-1)))" office:value-type="float" office:value="93" calcext:value-type="float">
            <text:p>93</text:p>
          </table:table-cell>
          <table:table-cell table:formula="of:=FLOOR([.G$2] * POWER(SIN( PI() * [.$A213] / [.G$1] );2))" office:value-type="float" office:value="75" calcext:value-type="float">
            <text:p>75</text:p>
          </table:table-cell>
          <table:table-cell table:formula="of:=[.H$2]-FLOOR(POWER(IF(MOD([.$A213];[.H$1])&lt;[.H$1]/2;FLOOR(MOD([.$A213];[.H$1]) * [.H$2] *2 / ([.H$1]-1));[.H$2]-FLOOR(MOD(FLOOR([.$A213]-[.H$1]/2);[.H$1]) * [.H$2] *2 / ([.H$1]-1)));2)/[.H$2])" office:value-type="float" office:value="222" calcext:value-type="float">
            <text:p>222</text:p>
          </table:table-cell>
          <table:table-cell table:formula="of:=FLOOR( [.I$2] * ABS(SIN( PI() * [.$A213] / [.I$1] 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[.$B$2]/2 + [.$B$2]/2 * SIN(2 *  PI() * [.$A214] / [.$B$1] ))" office:value-type="float" office:value="12" calcext:value-type="float">
            <text:p>12</text:p>
          </table:table-cell>
          <table:table-cell table:formula="of:=FLOOR(MOD([.$A214];[.C$1]) * [.C$2] / ([.C$1]-1))" office:value-type="float" office:value="210" calcext:value-type="float">
            <text:p>210</text:p>
          </table:table-cell>
          <table:table-cell table:formula="of:=FLOOR(MOD([.D$1]-[.$A214] -1;[.D$1]) * [.D$2] / ([.D$1]-1))" office:value-type="float" office:value="45" calcext:value-type="float">
            <text:p>45</text:p>
          </table:table-cell>
          <table:table-cell table:formula="of:=(IF(MOD([.$A214];[.E$1])&lt;FLOOR([.E$1]/2);0;[.E$2]))" office:value-type="float" office:value="255" calcext:value-type="float">
            <text:p>255</text:p>
          </table:table-cell>
          <table:table-cell table:formula="of:=IF(MOD([.$A214];[.F$1])&lt;[.F$1]/2;FLOOR(MOD([.$A214];[.F$1]) * [.F$2] *2 / ([.F$1]-1));[.F$2]-FLOOR(MOD(FLOOR([.$A214]-[.F$1]/2);[.F$1]) * [.F$2] *2 / ([.F$1]-1)))" office:value-type="float" office:value="91" calcext:value-type="float">
            <text:p>91</text:p>
          </table:table-cell>
          <table:table-cell table:formula="of:=FLOOR([.G$2] * POWER(SIN( PI() * [.$A214] / [.G$1] );2))" office:value-type="float" office:value="72" calcext:value-type="float">
            <text:p>72</text:p>
          </table:table-cell>
          <table:table-cell table:formula="of:=[.H$2]-FLOOR(POWER(IF(MOD([.$A214];[.H$1])&lt;[.H$1]/2;FLOOR(MOD([.$A214];[.H$1]) * [.H$2] *2 / ([.H$1]-1));[.H$2]-FLOOR(MOD(FLOOR([.$A214]-[.H$1]/2);[.H$1]) * [.H$2] *2 / ([.H$1]-1)));2)/[.H$2])" office:value-type="float" office:value="223" calcext:value-type="float">
            <text:p>223</text:p>
          </table:table-cell>
          <table:table-cell table:formula="of:=FLOOR( [.I$2] * ABS(SIN( PI() * [.$A214] / [.I$1] 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FLOOR([.$B$2]/2 + [.$B$2]/2 * SIN(2 *  PI() * [.$A215] / [.$B$1] ))" office:value-type="float" office:value="13" calcext:value-type="float">
            <text:p>13</text:p>
          </table:table-cell>
          <table:table-cell table:formula="of:=FLOOR(MOD([.$A215];[.C$1]) * [.C$2] / ([.C$1]-1))" office:value-type="float" office:value="211" calcext:value-type="float">
            <text:p>211</text:p>
          </table:table-cell>
          <table:table-cell table:formula="of:=FLOOR(MOD([.D$1]-[.$A215] -1;[.D$1]) * [.D$2] / ([.D$1]-1))" office:value-type="float" office:value="44" calcext:value-type="float">
            <text:p>44</text:p>
          </table:table-cell>
          <table:table-cell table:formula="of:=(IF(MOD([.$A215];[.E$1])&lt;FLOOR([.E$1]/2);0;[.E$2]))" office:value-type="float" office:value="255" calcext:value-type="float">
            <text:p>255</text:p>
          </table:table-cell>
          <table:table-cell table:formula="of:=IF(MOD([.$A215];[.F$1])&lt;[.F$1]/2;FLOOR(MOD([.$A215];[.F$1]) * [.F$2] *2 / ([.F$1]-1));[.F$2]-FLOOR(MOD(FLOOR([.$A215]-[.F$1]/2);[.F$1]) * [.F$2] *2 / ([.F$1]-1)))" office:value-type="float" office:value="89" calcext:value-type="float">
            <text:p>89</text:p>
          </table:table-cell>
          <table:table-cell table:formula="of:=FLOOR([.G$2] * POWER(SIN( PI() * [.$A215] / [.G$1] );2))" office:value-type="float" office:value="70" calcext:value-type="float">
            <text:p>70</text:p>
          </table:table-cell>
          <table:table-cell table:formula="of:=[.H$2]-FLOOR(POWER(IF(MOD([.$A215];[.H$1])&lt;[.H$1]/2;FLOOR(MOD([.$A215];[.H$1]) * [.H$2] *2 / ([.H$1]-1));[.H$2]-FLOOR(MOD(FLOOR([.$A215]-[.H$1]/2);[.H$1]) * [.H$2] *2 / ([.H$1]-1)));2)/[.H$2])" office:value-type="float" office:value="224" calcext:value-type="float">
            <text:p>224</text:p>
          </table:table-cell>
          <table:table-cell table:formula="of:=FLOOR( [.I$2] * ABS(SIN( PI() * [.$A215] / [.I$1] 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FLOOR([.$B$2]/2 + [.$B$2]/2 * SIN(2 *  PI() * [.$A216] / [.$B$1] ))" office:value-type="float" office:value="15" calcext:value-type="float">
            <text:p>15</text:p>
          </table:table-cell>
          <table:table-cell table:formula="of:=FLOOR(MOD([.$A216];[.C$1]) * [.C$2] / ([.C$1]-1))" office:value-type="float" office:value="212" calcext:value-type="float">
            <text:p>212</text:p>
          </table:table-cell>
          <table:table-cell table:formula="of:=FLOOR(MOD([.D$1]-[.$A216] -1;[.D$1]) * [.D$2] / ([.D$1]-1))" office:value-type="float" office:value="43" calcext:value-type="float">
            <text:p>43</text:p>
          </table:table-cell>
          <table:table-cell table:formula="of:=(IF(MOD([.$A216];[.E$1])&lt;FLOOR([.E$1]/2);0;[.E$2]))" office:value-type="float" office:value="255" calcext:value-type="float">
            <text:p>255</text:p>
          </table:table-cell>
          <table:table-cell table:formula="of:=IF(MOD([.$A216];[.F$1])&lt;[.F$1]/2;FLOOR(MOD([.$A216];[.F$1]) * [.F$2] *2 / ([.F$1]-1));[.F$2]-FLOOR(MOD(FLOOR([.$A216]-[.F$1]/2);[.F$1]) * [.F$2] *2 / ([.F$1]-1)))" office:value-type="float" office:value="87" calcext:value-type="float">
            <text:p>87</text:p>
          </table:table-cell>
          <table:table-cell table:formula="of:=FLOOR([.G$2] * POWER(SIN( PI() * [.$A216] / [.G$1] );2))" office:value-type="float" office:value="67" calcext:value-type="float">
            <text:p>67</text:p>
          </table:table-cell>
          <table:table-cell table:formula="of:=[.H$2]-FLOOR(POWER(IF(MOD([.$A216];[.H$1])&lt;[.H$1]/2;FLOOR(MOD([.$A216];[.H$1]) * [.H$2] *2 / ([.H$1]-1));[.H$2]-FLOOR(MOD(FLOOR([.$A216]-[.H$1]/2);[.H$1]) * [.H$2] *2 / ([.H$1]-1)));2)/[.H$2])" office:value-type="float" office:value="226" calcext:value-type="float">
            <text:p>226</text:p>
          </table:table-cell>
          <table:table-cell table:formula="of:=FLOOR( [.I$2] * ABS(SIN( PI() * [.$A216] / [.I$1] 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FLOOR([.$B$2]/2 + [.$B$2]/2 * SIN(2 *  PI() * [.$A217] / [.$B$1] ))" office:value-type="float" office:value="16" calcext:value-type="float">
            <text:p>16</text:p>
          </table:table-cell>
          <table:table-cell table:formula="of:=FLOOR(MOD([.$A217];[.C$1]) * [.C$2] / ([.C$1]-1))" office:value-type="float" office:value="213" calcext:value-type="float">
            <text:p>213</text:p>
          </table:table-cell>
          <table:table-cell table:formula="of:=FLOOR(MOD([.D$1]-[.$A217] -1;[.D$1]) * [.D$2] / ([.D$1]-1))" office:value-type="float" office:value="42" calcext:value-type="float">
            <text:p>42</text:p>
          </table:table-cell>
          <table:table-cell table:formula="of:=(IF(MOD([.$A217];[.E$1])&lt;FLOOR([.E$1]/2);0;[.E$2]))" office:value-type="float" office:value="255" calcext:value-type="float">
            <text:p>255</text:p>
          </table:table-cell>
          <table:table-cell table:formula="of:=IF(MOD([.$A217];[.F$1])&lt;[.F$1]/2;FLOOR(MOD([.$A217];[.F$1]) * [.F$2] *2 / ([.F$1]-1));[.F$2]-FLOOR(MOD(FLOOR([.$A217]-[.F$1]/2);[.F$1]) * [.F$2] *2 / ([.F$1]-1)))" office:value-type="float" office:value="85" calcext:value-type="float">
            <text:p>85</text:p>
          </table:table-cell>
          <table:table-cell table:formula="of:=FLOOR([.G$2] * POWER(SIN( PI() * [.$A217] / [.G$1] );2))" office:value-type="float" office:value="64" calcext:value-type="float">
            <text:p>64</text:p>
          </table:table-cell>
          <table:table-cell table:formula="of:=[.H$2]-FLOOR(POWER(IF(MOD([.$A217];[.H$1])&lt;[.H$1]/2;FLOOR(MOD([.$A217];[.H$1]) * [.H$2] *2 / ([.H$1]-1));[.H$2]-FLOOR(MOD(FLOOR([.$A217]-[.H$1]/2);[.H$1]) * [.H$2] *2 / ([.H$1]-1)));2)/[.H$2])" office:value-type="float" office:value="227" calcext:value-type="float">
            <text:p>227</text:p>
          </table:table-cell>
          <table:table-cell table:formula="of:=FLOOR( [.I$2] * ABS(SIN( PI() * [.$A217] / [.I$1] 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FLOOR([.$B$2]/2 + [.$B$2]/2 * SIN(2 *  PI() * [.$A218] / [.$B$1] ))" office:value-type="float" office:value="18" calcext:value-type="float">
            <text:p>18</text:p>
          </table:table-cell>
          <table:table-cell table:formula="of:=FLOOR(MOD([.$A218];[.C$1]) * [.C$2] / ([.C$1]-1))" office:value-type="float" office:value="214" calcext:value-type="float">
            <text:p>214</text:p>
          </table:table-cell>
          <table:table-cell table:formula="of:=FLOOR(MOD([.D$1]-[.$A218] -1;[.D$1]) * [.D$2] / ([.D$1]-1))" office:value-type="float" office:value="41" calcext:value-type="float">
            <text:p>41</text:p>
          </table:table-cell>
          <table:table-cell table:formula="of:=(IF(MOD([.$A218];[.E$1])&lt;FLOOR([.E$1]/2);0;[.E$2]))" office:value-type="float" office:value="255" calcext:value-type="float">
            <text:p>255</text:p>
          </table:table-cell>
          <table:table-cell table:formula="of:=IF(MOD([.$A218];[.F$1])&lt;[.F$1]/2;FLOOR(MOD([.$A218];[.F$1]) * [.F$2] *2 / ([.F$1]-1));[.F$2]-FLOOR(MOD(FLOOR([.$A218]-[.F$1]/2);[.F$1]) * [.F$2] *2 / ([.F$1]-1)))" office:value-type="float" office:value="83" calcext:value-type="float">
            <text:p>83</text:p>
          </table:table-cell>
          <table:table-cell table:formula="of:=FLOOR([.G$2] * POWER(SIN( PI() * [.$A218] / [.G$1] );2))" office:value-type="float" office:value="61" calcext:value-type="float">
            <text:p>61</text:p>
          </table:table-cell>
          <table:table-cell table:formula="of:=[.H$2]-FLOOR(POWER(IF(MOD([.$A218];[.H$1])&lt;[.H$1]/2;FLOOR(MOD([.$A218];[.H$1]) * [.H$2] *2 / ([.H$1]-1));[.H$2]-FLOOR(MOD(FLOOR([.$A218]-[.H$1]/2);[.H$1]) * [.H$2] *2 / ([.H$1]-1)));2)/[.H$2])" office:value-type="float" office:value="228" calcext:value-type="float">
            <text:p>228</text:p>
          </table:table-cell>
          <table:table-cell table:formula="of:=FLOOR( [.I$2] * ABS(SIN( PI() * [.$A218] / [.I$1] 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FLOOR([.$B$2]/2 + [.$B$2]/2 * SIN(2 *  PI() * [.$A219] / [.$B$1] ))" office:value-type="float" office:value="19" calcext:value-type="float">
            <text:p>19</text:p>
          </table:table-cell>
          <table:table-cell table:formula="of:=FLOOR(MOD([.$A219];[.C$1]) * [.C$2] / ([.C$1]-1))" office:value-type="float" office:value="215" calcext:value-type="float">
            <text:p>215</text:p>
          </table:table-cell>
          <table:table-cell table:formula="of:=FLOOR(MOD([.D$1]-[.$A219] -1;[.D$1]) * [.D$2] / ([.D$1]-1))" office:value-type="float" office:value="40" calcext:value-type="float">
            <text:p>40</text:p>
          </table:table-cell>
          <table:table-cell table:formula="of:=(IF(MOD([.$A219];[.E$1])&lt;FLOOR([.E$1]/2);0;[.E$2]))" office:value-type="float" office:value="255" calcext:value-type="float">
            <text:p>255</text:p>
          </table:table-cell>
          <table:table-cell table:formula="of:=IF(MOD([.$A219];[.F$1])&lt;[.F$1]/2;FLOOR(MOD([.$A219];[.F$1]) * [.F$2] *2 / ([.F$1]-1));[.F$2]-FLOOR(MOD(FLOOR([.$A219]-[.F$1]/2);[.F$1]) * [.F$2] *2 / ([.F$1]-1)))" office:value-type="float" office:value="81" calcext:value-type="float">
            <text:p>81</text:p>
          </table:table-cell>
          <table:table-cell table:formula="of:=FLOOR([.G$2] * POWER(SIN( PI() * [.$A219] / [.G$1] );2))" office:value-type="float" office:value="59" calcext:value-type="float">
            <text:p>59</text:p>
          </table:table-cell>
          <table:table-cell table:formula="of:=[.H$2]-FLOOR(POWER(IF(MOD([.$A219];[.H$1])&lt;[.H$1]/2;FLOOR(MOD([.$A219];[.H$1]) * [.H$2] *2 / ([.H$1]-1));[.H$2]-FLOOR(MOD(FLOOR([.$A219]-[.H$1]/2);[.H$1]) * [.H$2] *2 / ([.H$1]-1)));2)/[.H$2])" office:value-type="float" office:value="230" calcext:value-type="float">
            <text:p>230</text:p>
          </table:table-cell>
          <table:table-cell table:formula="of:=FLOOR( [.I$2] * ABS(SIN( PI() * [.$A219] / [.I$1] 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FLOOR([.$B$2]/2 + [.$B$2]/2 * SIN(2 *  PI() * [.$A220] / [.$B$1] ))" office:value-type="float" office:value="21" calcext:value-type="float">
            <text:p>21</text:p>
          </table:table-cell>
          <table:table-cell table:formula="of:=FLOOR(MOD([.$A220];[.C$1]) * [.C$2] / ([.C$1]-1))" office:value-type="float" office:value="216" calcext:value-type="float">
            <text:p>216</text:p>
          </table:table-cell>
          <table:table-cell table:formula="of:=FLOOR(MOD([.D$1]-[.$A220] -1;[.D$1]) * [.D$2] / ([.D$1]-1))" office:value-type="float" office:value="39" calcext:value-type="float">
            <text:p>39</text:p>
          </table:table-cell>
          <table:table-cell table:formula="of:=(IF(MOD([.$A220];[.E$1])&lt;FLOOR([.E$1]/2);0;[.E$2]))" office:value-type="float" office:value="255" calcext:value-type="float">
            <text:p>255</text:p>
          </table:table-cell>
          <table:table-cell table:formula="of:=IF(MOD([.$A220];[.F$1])&lt;[.F$1]/2;FLOOR(MOD([.$A220];[.F$1]) * [.F$2] *2 / ([.F$1]-1));[.F$2]-FLOOR(MOD(FLOOR([.$A220]-[.F$1]/2);[.F$1]) * [.F$2] *2 / ([.F$1]-1)))" office:value-type="float" office:value="79" calcext:value-type="float">
            <text:p>79</text:p>
          </table:table-cell>
          <table:table-cell table:formula="of:=FLOOR([.G$2] * POWER(SIN( PI() * [.$A220] / [.G$1] );2))" office:value-type="float" office:value="56" calcext:value-type="float">
            <text:p>56</text:p>
          </table:table-cell>
          <table:table-cell table:formula="of:=[.H$2]-FLOOR(POWER(IF(MOD([.$A220];[.H$1])&lt;[.H$1]/2;FLOOR(MOD([.$A220];[.H$1]) * [.H$2] *2 / ([.H$1]-1));[.H$2]-FLOOR(MOD(FLOOR([.$A220]-[.H$1]/2);[.H$1]) * [.H$2] *2 / ([.H$1]-1)));2)/[.H$2])" office:value-type="float" office:value="231" calcext:value-type="float">
            <text:p>231</text:p>
          </table:table-cell>
          <table:table-cell table:formula="of:=FLOOR( [.I$2] * ABS(SIN( PI() * [.$A220] / [.I$1] 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FLOOR([.$B$2]/2 + [.$B$2]/2 * SIN(2 *  PI() * [.$A221] / [.$B$1] ))" office:value-type="float" office:value="23" calcext:value-type="float">
            <text:p>23</text:p>
          </table:table-cell>
          <table:table-cell table:formula="of:=FLOOR(MOD([.$A221];[.C$1]) * [.C$2] / ([.C$1]-1))" office:value-type="float" office:value="217" calcext:value-type="float">
            <text:p>217</text:p>
          </table:table-cell>
          <table:table-cell table:formula="of:=FLOOR(MOD([.D$1]-[.$A221] -1;[.D$1]) * [.D$2] / ([.D$1]-1))" office:value-type="float" office:value="38" calcext:value-type="float">
            <text:p>38</text:p>
          </table:table-cell>
          <table:table-cell table:formula="of:=(IF(MOD([.$A221];[.E$1])&lt;FLOOR([.E$1]/2);0;[.E$2]))" office:value-type="float" office:value="255" calcext:value-type="float">
            <text:p>255</text:p>
          </table:table-cell>
          <table:table-cell table:formula="of:=IF(MOD([.$A221];[.F$1])&lt;[.F$1]/2;FLOOR(MOD([.$A221];[.F$1]) * [.F$2] *2 / ([.F$1]-1));[.F$2]-FLOOR(MOD(FLOOR([.$A221]-[.F$1]/2);[.F$1]) * [.F$2] *2 / ([.F$1]-1)))" office:value-type="float" office:value="77" calcext:value-type="float">
            <text:p>77</text:p>
          </table:table-cell>
          <table:table-cell table:formula="of:=FLOOR([.G$2] * POWER(SIN( PI() * [.$A221] / [.G$1] );2))" office:value-type="float" office:value="54" calcext:value-type="float">
            <text:p>54</text:p>
          </table:table-cell>
          <table:table-cell table:formula="of:=[.H$2]-FLOOR(POWER(IF(MOD([.$A221];[.H$1])&lt;[.H$1]/2;FLOOR(MOD([.$A221];[.H$1]) * [.H$2] *2 / ([.H$1]-1));[.H$2]-FLOOR(MOD(FLOOR([.$A221]-[.H$1]/2);[.H$1]) * [.H$2] *2 / ([.H$1]-1)));2)/[.H$2])" office:value-type="float" office:value="232" calcext:value-type="float">
            <text:p>232</text:p>
          </table:table-cell>
          <table:table-cell table:formula="of:=FLOOR( [.I$2] * ABS(SIN( PI() * [.$A221] / [.I$1] 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FLOOR([.$B$2]/2 + [.$B$2]/2 * SIN(2 *  PI() * [.$A222] / [.$B$1] ))" office:value-type="float" office:value="25" calcext:value-type="float">
            <text:p>25</text:p>
          </table:table-cell>
          <table:table-cell table:formula="of:=FLOOR(MOD([.$A222];[.C$1]) * [.C$2] / ([.C$1]-1))" office:value-type="float" office:value="218" calcext:value-type="float">
            <text:p>218</text:p>
          </table:table-cell>
          <table:table-cell table:formula="of:=FLOOR(MOD([.D$1]-[.$A222] -1;[.D$1]) * [.D$2] / ([.D$1]-1))" office:value-type="float" office:value="37" calcext:value-type="float">
            <text:p>37</text:p>
          </table:table-cell>
          <table:table-cell table:formula="of:=(IF(MOD([.$A222];[.E$1])&lt;FLOOR([.E$1]/2);0;[.E$2]))" office:value-type="float" office:value="255" calcext:value-type="float">
            <text:p>255</text:p>
          </table:table-cell>
          <table:table-cell table:formula="of:=IF(MOD([.$A222];[.F$1])&lt;[.F$1]/2;FLOOR(MOD([.$A222];[.F$1]) * [.F$2] *2 / ([.F$1]-1));[.F$2]-FLOOR(MOD(FLOOR([.$A222]-[.F$1]/2);[.F$1]) * [.F$2] *2 / ([.F$1]-1)))" office:value-type="float" office:value="75" calcext:value-type="float">
            <text:p>75</text:p>
          </table:table-cell>
          <table:table-cell table:formula="of:=FLOOR([.G$2] * POWER(SIN( PI() * [.$A222] / [.G$1] );2))" office:value-type="float" office:value="51" calcext:value-type="float">
            <text:p>51</text:p>
          </table:table-cell>
          <table:table-cell table:formula="of:=[.H$2]-FLOOR(POWER(IF(MOD([.$A222];[.H$1])&lt;[.H$1]/2;FLOOR(MOD([.$A222];[.H$1]) * [.H$2] *2 / ([.H$1]-1));[.H$2]-FLOOR(MOD(FLOOR([.$A222]-[.H$1]/2);[.H$1]) * [.H$2] *2 / ([.H$1]-1)));2)/[.H$2])" office:value-type="float" office:value="233" calcext:value-type="float">
            <text:p>233</text:p>
          </table:table-cell>
          <table:table-cell table:formula="of:=FLOOR( [.I$2] * ABS(SIN( PI() * [.$A222] / [.I$1] 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FLOOR([.$B$2]/2 + [.$B$2]/2 * SIN(2 *  PI() * [.$A223] / [.$B$1] ))" office:value-type="float" office:value="26" calcext:value-type="float">
            <text:p>26</text:p>
          </table:table-cell>
          <table:table-cell table:formula="of:=FLOOR(MOD([.$A223];[.C$1]) * [.C$2] / ([.C$1]-1))" office:value-type="float" office:value="219" calcext:value-type="float">
            <text:p>219</text:p>
          </table:table-cell>
          <table:table-cell table:formula="of:=FLOOR(MOD([.D$1]-[.$A223] -1;[.D$1]) * [.D$2] / ([.D$1]-1))" office:value-type="float" office:value="36" calcext:value-type="float">
            <text:p>36</text:p>
          </table:table-cell>
          <table:table-cell table:formula="of:=(IF(MOD([.$A223];[.E$1])&lt;FLOOR([.E$1]/2);0;[.E$2]))" office:value-type="float" office:value="255" calcext:value-type="float">
            <text:p>255</text:p>
          </table:table-cell>
          <table:table-cell table:formula="of:=IF(MOD([.$A223];[.F$1])&lt;[.F$1]/2;FLOOR(MOD([.$A223];[.F$1]) * [.F$2] *2 / ([.F$1]-1));[.F$2]-FLOOR(MOD(FLOOR([.$A223]-[.F$1]/2);[.F$1]) * [.F$2] *2 / ([.F$1]-1)))" office:value-type="float" office:value="73" calcext:value-type="float">
            <text:p>73</text:p>
          </table:table-cell>
          <table:table-cell table:formula="of:=FLOOR([.G$2] * POWER(SIN( PI() * [.$A223] / [.G$1] );2))" office:value-type="float" office:value="49" calcext:value-type="float">
            <text:p>49</text:p>
          </table:table-cell>
          <table:table-cell table:formula="of:=[.H$2]-FLOOR(POWER(IF(MOD([.$A223];[.H$1])&lt;[.H$1]/2;FLOOR(MOD([.$A223];[.H$1]) * [.H$2] *2 / ([.H$1]-1));[.H$2]-FLOOR(MOD(FLOOR([.$A223]-[.H$1]/2);[.H$1]) * [.H$2] *2 / ([.H$1]-1)));2)/[.H$2])" office:value-type="float" office:value="235" calcext:value-type="float">
            <text:p>235</text:p>
          </table:table-cell>
          <table:table-cell table:formula="of:=FLOOR( [.I$2] * ABS(SIN( PI() * [.$A223] / [.I$1] )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[.$B$2]/2 + [.$B$2]/2 * SIN(2 *  PI() * [.$A224] / [.$B$1] ))" office:value-type="float" office:value="28" calcext:value-type="float">
            <text:p>28</text:p>
          </table:table-cell>
          <table:table-cell table:formula="of:=FLOOR(MOD([.$A224];[.C$1]) * [.C$2] / ([.C$1]-1))" office:value-type="float" office:value="220" calcext:value-type="float">
            <text:p>220</text:p>
          </table:table-cell>
          <table:table-cell table:formula="of:=FLOOR(MOD([.D$1]-[.$A224] -1;[.D$1]) * [.D$2] / ([.D$1]-1))" office:value-type="float" office:value="35" calcext:value-type="float">
            <text:p>35</text:p>
          </table:table-cell>
          <table:table-cell table:formula="of:=(IF(MOD([.$A224];[.E$1])&lt;FLOOR([.E$1]/2);0;[.E$2]))" office:value-type="float" office:value="255" calcext:value-type="float">
            <text:p>255</text:p>
          </table:table-cell>
          <table:table-cell table:formula="of:=IF(MOD([.$A224];[.F$1])&lt;[.F$1]/2;FLOOR(MOD([.$A224];[.F$1]) * [.F$2] *2 / ([.F$1]-1));[.F$2]-FLOOR(MOD(FLOOR([.$A224]-[.F$1]/2);[.F$1]) * [.F$2] *2 / ([.F$1]-1)))" office:value-type="float" office:value="71" calcext:value-type="float">
            <text:p>71</text:p>
          </table:table-cell>
          <table:table-cell table:formula="of:=FLOOR([.G$2] * POWER(SIN( PI() * [.$A224] / [.G$1] );2))" office:value-type="float" office:value="46" calcext:value-type="float">
            <text:p>46</text:p>
          </table:table-cell>
          <table:table-cell table:formula="of:=[.H$2]-FLOOR(POWER(IF(MOD([.$A224];[.H$1])&lt;[.H$1]/2;FLOOR(MOD([.$A224];[.H$1]) * [.H$2] *2 / ([.H$1]-1));[.H$2]-FLOOR(MOD(FLOOR([.$A224]-[.H$1]/2);[.H$1]) * [.H$2] *2 / ([.H$1]-1)));2)/[.H$2])" office:value-type="float" office:value="236" calcext:value-type="float">
            <text:p>236</text:p>
          </table:table-cell>
          <table:table-cell table:formula="of:=FLOOR( [.I$2] * ABS(SIN( PI() * [.$A224] / [.I$1] )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FLOOR([.$B$2]/2 + [.$B$2]/2 * SIN(2 *  PI() * [.$A225] / [.$B$1] ))" office:value-type="float" office:value="30" calcext:value-type="float">
            <text:p>30</text:p>
          </table:table-cell>
          <table:table-cell table:formula="of:=FLOOR(MOD([.$A225];[.C$1]) * [.C$2] / ([.C$1]-1))" office:value-type="float" office:value="221" calcext:value-type="float">
            <text:p>221</text:p>
          </table:table-cell>
          <table:table-cell table:formula="of:=FLOOR(MOD([.D$1]-[.$A225] -1;[.D$1]) * [.D$2] / ([.D$1]-1))" office:value-type="float" office:value="34" calcext:value-type="float">
            <text:p>34</text:p>
          </table:table-cell>
          <table:table-cell table:formula="of:=(IF(MOD([.$A225];[.E$1])&lt;FLOOR([.E$1]/2);0;[.E$2]))" office:value-type="float" office:value="255" calcext:value-type="float">
            <text:p>255</text:p>
          </table:table-cell>
          <table:table-cell table:formula="of:=IF(MOD([.$A225];[.F$1])&lt;[.F$1]/2;FLOOR(MOD([.$A225];[.F$1]) * [.F$2] *2 / ([.F$1]-1));[.F$2]-FLOOR(MOD(FLOOR([.$A225]-[.F$1]/2);[.F$1]) * [.F$2] *2 / ([.F$1]-1)))" office:value-type="float" office:value="69" calcext:value-type="float">
            <text:p>69</text:p>
          </table:table-cell>
          <table:table-cell table:formula="of:=FLOOR([.G$2] * POWER(SIN( PI() * [.$A225] / [.G$1] );2))" office:value-type="float" office:value="44" calcext:value-type="float">
            <text:p>44</text:p>
          </table:table-cell>
          <table:table-cell table:formula="of:=[.H$2]-FLOOR(POWER(IF(MOD([.$A225];[.H$1])&lt;[.H$1]/2;FLOOR(MOD([.$A225];[.H$1]) * [.H$2] *2 / ([.H$1]-1));[.H$2]-FLOOR(MOD(FLOOR([.$A225]-[.H$1]/2);[.H$1]) * [.H$2] *2 / ([.H$1]-1)));2)/[.H$2])" office:value-type="float" office:value="237" calcext:value-type="float">
            <text:p>237</text:p>
          </table:table-cell>
          <table:table-cell table:formula="of:=FLOOR( [.I$2] * ABS(SIN( PI() * [.$A225] / [.I$1] )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FLOOR([.$B$2]/2 + [.$B$2]/2 * SIN(2 *  PI() * [.$A226] / [.$B$1] ))" office:value-type="float" office:value="33" calcext:value-type="float">
            <text:p>33</text:p>
          </table:table-cell>
          <table:table-cell table:formula="of:=FLOOR(MOD([.$A226];[.C$1]) * [.C$2] / ([.C$1]-1))" office:value-type="float" office:value="222" calcext:value-type="float">
            <text:p>222</text:p>
          </table:table-cell>
          <table:table-cell table:formula="of:=FLOOR(MOD([.D$1]-[.$A226] -1;[.D$1]) * [.D$2] / ([.D$1]-1))" office:value-type="float" office:value="33" calcext:value-type="float">
            <text:p>33</text:p>
          </table:table-cell>
          <table:table-cell table:formula="of:=(IF(MOD([.$A226];[.E$1])&lt;FLOOR([.E$1]/2);0;[.E$2]))" office:value-type="float" office:value="255" calcext:value-type="float">
            <text:p>255</text:p>
          </table:table-cell>
          <table:table-cell table:formula="of:=IF(MOD([.$A226];[.F$1])&lt;[.F$1]/2;FLOOR(MOD([.$A226];[.F$1]) * [.F$2] *2 / ([.F$1]-1));[.F$2]-FLOOR(MOD(FLOOR([.$A226]-[.F$1]/2);[.F$1]) * [.F$2] *2 / ([.F$1]-1)))" office:value-type="float" office:value="67" calcext:value-type="float">
            <text:p>67</text:p>
          </table:table-cell>
          <table:table-cell table:formula="of:=FLOOR([.G$2] * POWER(SIN( PI() * [.$A226] / [.G$1] );2))" office:value-type="float" office:value="41" calcext:value-type="float">
            <text:p>41</text:p>
          </table:table-cell>
          <table:table-cell table:formula="of:=[.H$2]-FLOOR(POWER(IF(MOD([.$A226];[.H$1])&lt;[.H$1]/2;FLOOR(MOD([.$A226];[.H$1]) * [.H$2] *2 / ([.H$1]-1));[.H$2]-FLOOR(MOD(FLOOR([.$A226]-[.H$1]/2);[.H$1]) * [.H$2] *2 / ([.H$1]-1)));2)/[.H$2])" office:value-type="float" office:value="238" calcext:value-type="float">
            <text:p>238</text:p>
          </table:table-cell>
          <table:table-cell table:formula="of:=FLOOR( [.I$2] * ABS(SIN( PI() * [.$A226] / [.I$1] )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FLOOR([.$B$2]/2 + [.$B$2]/2 * SIN(2 *  PI() * [.$A227] / [.$B$1] ))" office:value-type="float" office:value="35" calcext:value-type="float">
            <text:p>35</text:p>
          </table:table-cell>
          <table:table-cell table:formula="of:=FLOOR(MOD([.$A227];[.C$1]) * [.C$2] / ([.C$1]-1))" office:value-type="float" office:value="223" calcext:value-type="float">
            <text:p>223</text:p>
          </table:table-cell>
          <table:table-cell table:formula="of:=FLOOR(MOD([.D$1]-[.$A227] -1;[.D$1]) * [.D$2] / ([.D$1]-1))" office:value-type="float" office:value="32" calcext:value-type="float">
            <text:p>32</text:p>
          </table:table-cell>
          <table:table-cell table:formula="of:=(IF(MOD([.$A227];[.E$1])&lt;FLOOR([.E$1]/2);0;[.E$2]))" office:value-type="float" office:value="255" calcext:value-type="float">
            <text:p>255</text:p>
          </table:table-cell>
          <table:table-cell table:formula="of:=IF(MOD([.$A227];[.F$1])&lt;[.F$1]/2;FLOOR(MOD([.$A227];[.F$1]) * [.F$2] *2 / ([.F$1]-1));[.F$2]-FLOOR(MOD(FLOOR([.$A227]-[.F$1]/2);[.F$1]) * [.F$2] *2 / ([.F$1]-1)))" office:value-type="float" office:value="65" calcext:value-type="float">
            <text:p>65</text:p>
          </table:table-cell>
          <table:table-cell table:formula="of:=FLOOR([.G$2] * POWER(SIN( PI() * [.$A227] / [.G$1] );2))" office:value-type="float" office:value="39" calcext:value-type="float">
            <text:p>39</text:p>
          </table:table-cell>
          <table:table-cell table:formula="of:=[.H$2]-FLOOR(POWER(IF(MOD([.$A227];[.H$1])&lt;[.H$1]/2;FLOOR(MOD([.$A227];[.H$1]) * [.H$2] *2 / ([.H$1]-1));[.H$2]-FLOOR(MOD(FLOOR([.$A227]-[.H$1]/2);[.H$1]) * [.H$2] *2 / ([.H$1]-1)));2)/[.H$2])" office:value-type="float" office:value="239" calcext:value-type="float">
            <text:p>239</text:p>
          </table:table-cell>
          <table:table-cell table:formula="of:=FLOOR( [.I$2] * ABS(SIN( PI() * [.$A227] / [.I$1] 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FLOOR([.$B$2]/2 + [.$B$2]/2 * SIN(2 *  PI() * [.$A228] / [.$B$1] ))" office:value-type="float" office:value="37" calcext:value-type="float">
            <text:p>37</text:p>
          </table:table-cell>
          <table:table-cell table:formula="of:=FLOOR(MOD([.$A228];[.C$1]) * [.C$2] / ([.C$1]-1))" office:value-type="float" office:value="224" calcext:value-type="float">
            <text:p>224</text:p>
          </table:table-cell>
          <table:table-cell table:formula="of:=FLOOR(MOD([.D$1]-[.$A228] -1;[.D$1]) * [.D$2] / ([.D$1]-1))" office:value-type="float" office:value="31" calcext:value-type="float">
            <text:p>31</text:p>
          </table:table-cell>
          <table:table-cell table:formula="of:=(IF(MOD([.$A228];[.E$1])&lt;FLOOR([.E$1]/2);0;[.E$2]))" office:value-type="float" office:value="255" calcext:value-type="float">
            <text:p>255</text:p>
          </table:table-cell>
          <table:table-cell table:formula="of:=IF(MOD([.$A228];[.F$1])&lt;[.F$1]/2;FLOOR(MOD([.$A228];[.F$1]) * [.F$2] *2 / ([.F$1]-1));[.F$2]-FLOOR(MOD(FLOOR([.$A228]-[.F$1]/2);[.F$1]) * [.F$2] *2 / ([.F$1]-1)))" office:value-type="float" office:value="63" calcext:value-type="float">
            <text:p>63</text:p>
          </table:table-cell>
          <table:table-cell table:formula="of:=FLOOR([.G$2] * POWER(SIN( PI() * [.$A228] / [.G$1] );2))" office:value-type="float" office:value="37" calcext:value-type="float">
            <text:p>37</text:p>
          </table:table-cell>
          <table:table-cell table:formula="of:=[.H$2]-FLOOR(POWER(IF(MOD([.$A228];[.H$1])&lt;[.H$1]/2;FLOOR(MOD([.$A228];[.H$1]) * [.H$2] *2 / ([.H$1]-1));[.H$2]-FLOOR(MOD(FLOOR([.$A228]-[.H$1]/2);[.H$1]) * [.H$2] *2 / ([.H$1]-1)));2)/[.H$2])" office:value-type="float" office:value="240" calcext:value-type="float">
            <text:p>240</text:p>
          </table:table-cell>
          <table:table-cell table:formula="of:=FLOOR( [.I$2] * ABS(SIN( PI() * [.$A228] / [.I$1] )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FLOOR([.$B$2]/2 + [.$B$2]/2 * SIN(2 *  PI() * [.$A229] / [.$B$1] ))" office:value-type="float" office:value="39" calcext:value-type="float">
            <text:p>39</text:p>
          </table:table-cell>
          <table:table-cell table:formula="of:=FLOOR(MOD([.$A229];[.C$1]) * [.C$2] / ([.C$1]-1))" office:value-type="float" office:value="225" calcext:value-type="float">
            <text:p>225</text:p>
          </table:table-cell>
          <table:table-cell table:formula="of:=FLOOR(MOD([.D$1]-[.$A229] -1;[.D$1]) * [.D$2] / ([.D$1]-1))" office:value-type="float" office:value="30" calcext:value-type="float">
            <text:p>30</text:p>
          </table:table-cell>
          <table:table-cell table:formula="of:=(IF(MOD([.$A229];[.E$1])&lt;FLOOR([.E$1]/2);0;[.E$2]))" office:value-type="float" office:value="255" calcext:value-type="float">
            <text:p>255</text:p>
          </table:table-cell>
          <table:table-cell table:formula="of:=IF(MOD([.$A229];[.F$1])&lt;[.F$1]/2;FLOOR(MOD([.$A229];[.F$1]) * [.F$2] *2 / ([.F$1]-1));[.F$2]-FLOOR(MOD(FLOOR([.$A229]-[.F$1]/2);[.F$1]) * [.F$2] *2 / ([.F$1]-1)))" office:value-type="float" office:value="61" calcext:value-type="float">
            <text:p>61</text:p>
          </table:table-cell>
          <table:table-cell table:formula="of:=FLOOR([.G$2] * POWER(SIN( PI() * [.$A229] / [.G$1] );2))" office:value-type="float" office:value="35" calcext:value-type="float">
            <text:p>35</text:p>
          </table:table-cell>
          <table:table-cell table:formula="of:=[.H$2]-FLOOR(POWER(IF(MOD([.$A229];[.H$1])&lt;[.H$1]/2;FLOOR(MOD([.$A229];[.H$1]) * [.H$2] *2 / ([.H$1]-1));[.H$2]-FLOOR(MOD(FLOOR([.$A229]-[.H$1]/2);[.H$1]) * [.H$2] *2 / ([.H$1]-1)));2)/[.H$2])" office:value-type="float" office:value="241" calcext:value-type="float">
            <text:p>241</text:p>
          </table:table-cell>
          <table:table-cell table:formula="of:=FLOOR( [.I$2] * ABS(SIN( PI() * [.$A229] / [.I$1] )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FLOOR([.$B$2]/2 + [.$B$2]/2 * SIN(2 *  PI() * [.$A230] / [.$B$1] ))" office:value-type="float" office:value="41" calcext:value-type="float">
            <text:p>41</text:p>
          </table:table-cell>
          <table:table-cell table:formula="of:=FLOOR(MOD([.$A230];[.C$1]) * [.C$2] / ([.C$1]-1))" office:value-type="float" office:value="226" calcext:value-type="float">
            <text:p>226</text:p>
          </table:table-cell>
          <table:table-cell table:formula="of:=FLOOR(MOD([.D$1]-[.$A230] -1;[.D$1]) * [.D$2] / ([.D$1]-1))" office:value-type="float" office:value="29" calcext:value-type="float">
            <text:p>29</text:p>
          </table:table-cell>
          <table:table-cell table:formula="of:=(IF(MOD([.$A230];[.E$1])&lt;FLOOR([.E$1]/2);0;[.E$2]))" office:value-type="float" office:value="255" calcext:value-type="float">
            <text:p>255</text:p>
          </table:table-cell>
          <table:table-cell table:formula="of:=IF(MOD([.$A230];[.F$1])&lt;[.F$1]/2;FLOOR(MOD([.$A230];[.F$1]) * [.F$2] *2 / ([.F$1]-1));[.F$2]-FLOOR(MOD(FLOOR([.$A230]-[.F$1]/2);[.F$1]) * [.F$2] *2 / ([.F$1]-1)))" office:value-type="float" office:value="59" calcext:value-type="float">
            <text:p>59</text:p>
          </table:table-cell>
          <table:table-cell table:formula="of:=FLOOR([.G$2] * POWER(SIN( PI() * [.$A230] / [.G$1] );2))" office:value-type="float" office:value="33" calcext:value-type="float">
            <text:p>33</text:p>
          </table:table-cell>
          <table:table-cell table:formula="of:=[.H$2]-FLOOR(POWER(IF(MOD([.$A230];[.H$1])&lt;[.H$1]/2;FLOOR(MOD([.$A230];[.H$1]) * [.H$2] *2 / ([.H$1]-1));[.H$2]-FLOOR(MOD(FLOOR([.$A230]-[.H$1]/2);[.H$1]) * [.H$2] *2 / ([.H$1]-1)));2)/[.H$2])" office:value-type="float" office:value="242" calcext:value-type="float">
            <text:p>242</text:p>
          </table:table-cell>
          <table:table-cell table:formula="of:=FLOOR( [.I$2] * ABS(SIN( PI() * [.$A230] / [.I$1] )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FLOOR([.$B$2]/2 + [.$B$2]/2 * SIN(2 *  PI() * [.$A231] / [.$B$1] ))" office:value-type="float" office:value="44" calcext:value-type="float">
            <text:p>44</text:p>
          </table:table-cell>
          <table:table-cell table:formula="of:=FLOOR(MOD([.$A231];[.C$1]) * [.C$2] / ([.C$1]-1))" office:value-type="float" office:value="227" calcext:value-type="float">
            <text:p>227</text:p>
          </table:table-cell>
          <table:table-cell table:formula="of:=FLOOR(MOD([.D$1]-[.$A231] -1;[.D$1]) * [.D$2] / ([.D$1]-1))" office:value-type="float" office:value="28" calcext:value-type="float">
            <text:p>28</text:p>
          </table:table-cell>
          <table:table-cell table:formula="of:=(IF(MOD([.$A231];[.E$1])&lt;FLOOR([.E$1]/2);0;[.E$2]))" office:value-type="float" office:value="255" calcext:value-type="float">
            <text:p>255</text:p>
          </table:table-cell>
          <table:table-cell table:formula="of:=IF(MOD([.$A231];[.F$1])&lt;[.F$1]/2;FLOOR(MOD([.$A231];[.F$1]) * [.F$2] *2 / ([.F$1]-1));[.F$2]-FLOOR(MOD(FLOOR([.$A231]-[.F$1]/2);[.F$1]) * [.F$2] *2 / ([.F$1]-1)))" office:value-type="float" office:value="57" calcext:value-type="float">
            <text:p>57</text:p>
          </table:table-cell>
          <table:table-cell table:formula="of:=FLOOR([.G$2] * POWER(SIN( PI() * [.$A231] / [.G$1] );2))" office:value-type="float" office:value="30" calcext:value-type="float">
            <text:p>30</text:p>
          </table:table-cell>
          <table:table-cell table:formula="of:=[.H$2]-FLOOR(POWER(IF(MOD([.$A231];[.H$1])&lt;[.H$1]/2;FLOOR(MOD([.$A231];[.H$1]) * [.H$2] *2 / ([.H$1]-1));[.H$2]-FLOOR(MOD(FLOOR([.$A231]-[.H$1]/2);[.H$1]) * [.H$2] *2 / ([.H$1]-1)));2)/[.H$2])" office:value-type="float" office:value="243" calcext:value-type="float">
            <text:p>243</text:p>
          </table:table-cell>
          <table:table-cell table:formula="of:=FLOOR( [.I$2] * ABS(SIN( PI() * [.$A231] / [.I$1] )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FLOOR([.$B$2]/2 + [.$B$2]/2 * SIN(2 *  PI() * [.$A232] / [.$B$1] ))" office:value-type="float" office:value="46" calcext:value-type="float">
            <text:p>46</text:p>
          </table:table-cell>
          <table:table-cell table:formula="of:=FLOOR(MOD([.$A232];[.C$1]) * [.C$2] / ([.C$1]-1))" office:value-type="float" office:value="228" calcext:value-type="float">
            <text:p>228</text:p>
          </table:table-cell>
          <table:table-cell table:formula="of:=FLOOR(MOD([.D$1]-[.$A232] -1;[.D$1]) * [.D$2] / ([.D$1]-1))" office:value-type="float" office:value="27" calcext:value-type="float">
            <text:p>27</text:p>
          </table:table-cell>
          <table:table-cell table:formula="of:=(IF(MOD([.$A232];[.E$1])&lt;FLOOR([.E$1]/2);0;[.E$2]))" office:value-type="float" office:value="255" calcext:value-type="float">
            <text:p>255</text:p>
          </table:table-cell>
          <table:table-cell table:formula="of:=IF(MOD([.$A232];[.F$1])&lt;[.F$1]/2;FLOOR(MOD([.$A232];[.F$1]) * [.F$2] *2 / ([.F$1]-1));[.F$2]-FLOOR(MOD(FLOOR([.$A232]-[.F$1]/2);[.F$1]) * [.F$2] *2 / ([.F$1]-1)))" office:value-type="float" office:value="55" calcext:value-type="float">
            <text:p>55</text:p>
          </table:table-cell>
          <table:table-cell table:formula="of:=FLOOR([.G$2] * POWER(SIN( PI() * [.$A232] / [.G$1] );2))" office:value-type="float" office:value="28" calcext:value-type="float">
            <text:p>28</text:p>
          </table:table-cell>
          <table:table-cell table:formula="of:=[.H$2]-FLOOR(POWER(IF(MOD([.$A232];[.H$1])&lt;[.H$1]/2;FLOOR(MOD([.$A232];[.H$1]) * [.H$2] *2 / ([.H$1]-1));[.H$2]-FLOOR(MOD(FLOOR([.$A232]-[.H$1]/2);[.H$1]) * [.H$2] *2 / ([.H$1]-1)));2)/[.H$2])" office:value-type="float" office:value="244" calcext:value-type="float">
            <text:p>244</text:p>
          </table:table-cell>
          <table:table-cell table:formula="of:=FLOOR( [.I$2] * ABS(SIN( PI() * [.$A232] / [.I$1] )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FLOOR([.$B$2]/2 + [.$B$2]/2 * SIN(2 *  PI() * [.$A233] / [.$B$1] ))" office:value-type="float" office:value="49" calcext:value-type="float">
            <text:p>49</text:p>
          </table:table-cell>
          <table:table-cell table:formula="of:=FLOOR(MOD([.$A233];[.C$1]) * [.C$2] / ([.C$1]-1))" office:value-type="float" office:value="229" calcext:value-type="float">
            <text:p>229</text:p>
          </table:table-cell>
          <table:table-cell table:formula="of:=FLOOR(MOD([.D$1]-[.$A233] -1;[.D$1]) * [.D$2] / ([.D$1]-1))" office:value-type="float" office:value="26" calcext:value-type="float">
            <text:p>26</text:p>
          </table:table-cell>
          <table:table-cell table:formula="of:=(IF(MOD([.$A233];[.E$1])&lt;FLOOR([.E$1]/2);0;[.E$2]))" office:value-type="float" office:value="255" calcext:value-type="float">
            <text:p>255</text:p>
          </table:table-cell>
          <table:table-cell table:formula="of:=IF(MOD([.$A233];[.F$1])&lt;[.F$1]/2;FLOOR(MOD([.$A233];[.F$1]) * [.F$2] *2 / ([.F$1]-1));[.F$2]-FLOOR(MOD(FLOOR([.$A233]-[.F$1]/2);[.F$1]) * [.F$2] *2 / ([.F$1]-1)))" office:value-type="float" office:value="53" calcext:value-type="float">
            <text:p>53</text:p>
          </table:table-cell>
          <table:table-cell table:formula="of:=FLOOR([.G$2] * POWER(SIN( PI() * [.$A233] / [.G$1] );2))" office:value-type="float" office:value="26" calcext:value-type="float">
            <text:p>26</text:p>
          </table:table-cell>
          <table:table-cell table:formula="of:=[.H$2]-FLOOR(POWER(IF(MOD([.$A233];[.H$1])&lt;[.H$1]/2;FLOOR(MOD([.$A233];[.H$1]) * [.H$2] *2 / ([.H$1]-1));[.H$2]-FLOOR(MOD(FLOOR([.$A233]-[.H$1]/2);[.H$1]) * [.H$2] *2 / ([.H$1]-1)));2)/[.H$2])" office:value-type="float" office:value="244" calcext:value-type="float">
            <text:p>244</text:p>
          </table:table-cell>
          <table:table-cell table:formula="of:=FLOOR( [.I$2] * ABS(SIN( PI() * [.$A233] / [.I$1] )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FLOOR([.$B$2]/2 + [.$B$2]/2 * SIN(2 *  PI() * [.$A234] / [.$B$1] ))" office:value-type="float" office:value="51" calcext:value-type="float">
            <text:p>51</text:p>
          </table:table-cell>
          <table:table-cell table:formula="of:=FLOOR(MOD([.$A234];[.C$1]) * [.C$2] / ([.C$1]-1))" office:value-type="float" office:value="230" calcext:value-type="float">
            <text:p>230</text:p>
          </table:table-cell>
          <table:table-cell table:formula="of:=FLOOR(MOD([.D$1]-[.$A234] -1;[.D$1]) * [.D$2] / ([.D$1]-1))" office:value-type="float" office:value="25" calcext:value-type="float">
            <text:p>25</text:p>
          </table:table-cell>
          <table:table-cell table:formula="of:=(IF(MOD([.$A234];[.E$1])&lt;FLOOR([.E$1]/2);0;[.E$2]))" office:value-type="float" office:value="255" calcext:value-type="float">
            <text:p>255</text:p>
          </table:table-cell>
          <table:table-cell table:formula="of:=IF(MOD([.$A234];[.F$1])&lt;[.F$1]/2;FLOOR(MOD([.$A234];[.F$1]) * [.F$2] *2 / ([.F$1]-1));[.F$2]-FLOOR(MOD(FLOOR([.$A234]-[.F$1]/2);[.F$1]) * [.F$2] *2 / ([.F$1]-1)))" office:value-type="float" office:value="51" calcext:value-type="float">
            <text:p>51</text:p>
          </table:table-cell>
          <table:table-cell table:formula="of:=FLOOR([.G$2] * POWER(SIN( PI() * [.$A234] / [.G$1] );2))" office:value-type="float" office:value="25" calcext:value-type="float">
            <text:p>25</text:p>
          </table:table-cell>
          <table:table-cell table:formula="of:=[.H$2]-FLOOR(POWER(IF(MOD([.$A234];[.H$1])&lt;[.H$1]/2;FLOOR(MOD([.$A234];[.H$1]) * [.H$2] *2 / ([.H$1]-1));[.H$2]-FLOOR(MOD(FLOOR([.$A234]-[.H$1]/2);[.H$1]) * [.H$2] *2 / ([.H$1]-1)));2)/[.H$2])" office:value-type="float" office:value="245" calcext:value-type="float">
            <text:p>245</text:p>
          </table:table-cell>
          <table:table-cell table:formula="of:=FLOOR( [.I$2] * ABS(SIN( PI() * [.$A234] / [.I$1] )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FLOOR([.$B$2]/2 + [.$B$2]/2 * SIN(2 *  PI() * [.$A235] / [.$B$1] ))" office:value-type="float" office:value="54" calcext:value-type="float">
            <text:p>54</text:p>
          </table:table-cell>
          <table:table-cell table:formula="of:=FLOOR(MOD([.$A235];[.C$1]) * [.C$2] / ([.C$1]-1))" office:value-type="float" office:value="231" calcext:value-type="float">
            <text:p>231</text:p>
          </table:table-cell>
          <table:table-cell table:formula="of:=FLOOR(MOD([.D$1]-[.$A235] -1;[.D$1]) * [.D$2] / ([.D$1]-1))" office:value-type="float" office:value="24" calcext:value-type="float">
            <text:p>24</text:p>
          </table:table-cell>
          <table:table-cell table:formula="of:=(IF(MOD([.$A235];[.E$1])&lt;FLOOR([.E$1]/2);0;[.E$2]))" office:value-type="float" office:value="255" calcext:value-type="float">
            <text:p>255</text:p>
          </table:table-cell>
          <table:table-cell table:formula="of:=IF(MOD([.$A235];[.F$1])&lt;[.F$1]/2;FLOOR(MOD([.$A235];[.F$1]) * [.F$2] *2 / ([.F$1]-1));[.F$2]-FLOOR(MOD(FLOOR([.$A235]-[.F$1]/2);[.F$1]) * [.F$2] *2 / ([.F$1]-1)))" office:value-type="float" office:value="49" calcext:value-type="float">
            <text:p>49</text:p>
          </table:table-cell>
          <table:table-cell table:formula="of:=FLOOR([.G$2] * POWER(SIN( PI() * [.$A235] / [.G$1] );2))" office:value-type="float" office:value="23" calcext:value-type="float">
            <text:p>23</text:p>
          </table:table-cell>
          <table:table-cell table:formula="of:=[.H$2]-FLOOR(POWER(IF(MOD([.$A235];[.H$1])&lt;[.H$1]/2;FLOOR(MOD([.$A235];[.H$1]) * [.H$2] *2 / ([.H$1]-1));[.H$2]-FLOOR(MOD(FLOOR([.$A235]-[.H$1]/2);[.H$1]) * [.H$2] *2 / ([.H$1]-1)));2)/[.H$2])" office:value-type="float" office:value="246" calcext:value-type="float">
            <text:p>246</text:p>
          </table:table-cell>
          <table:table-cell table:formula="of:=FLOOR( [.I$2] * ABS(SIN( PI() * [.$A235] / [.I$1] )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FLOOR([.$B$2]/2 + [.$B$2]/2 * SIN(2 *  PI() * [.$A236] / [.$B$1] ))" office:value-type="float" office:value="56" calcext:value-type="float">
            <text:p>56</text:p>
          </table:table-cell>
          <table:table-cell table:formula="of:=FLOOR(MOD([.$A236];[.C$1]) * [.C$2] / ([.C$1]-1))" office:value-type="float" office:value="232" calcext:value-type="float">
            <text:p>232</text:p>
          </table:table-cell>
          <table:table-cell table:formula="of:=FLOOR(MOD([.D$1]-[.$A236] -1;[.D$1]) * [.D$2] / ([.D$1]-1))" office:value-type="float" office:value="23" calcext:value-type="float">
            <text:p>23</text:p>
          </table:table-cell>
          <table:table-cell table:formula="of:=(IF(MOD([.$A236];[.E$1])&lt;FLOOR([.E$1]/2);0;[.E$2]))" office:value-type="float" office:value="255" calcext:value-type="float">
            <text:p>255</text:p>
          </table:table-cell>
          <table:table-cell table:formula="of:=IF(MOD([.$A236];[.F$1])&lt;[.F$1]/2;FLOOR(MOD([.$A236];[.F$1]) * [.F$2] *2 / ([.F$1]-1));[.F$2]-FLOOR(MOD(FLOOR([.$A236]-[.F$1]/2);[.F$1]) * [.F$2] *2 / ([.F$1]-1)))" office:value-type="float" office:value="47" calcext:value-type="float">
            <text:p>47</text:p>
          </table:table-cell>
          <table:table-cell table:formula="of:=FLOOR([.G$2] * POWER(SIN( PI() * [.$A236] / [.G$1] );2))" office:value-type="float" office:value="21" calcext:value-type="float">
            <text:p>21</text:p>
          </table:table-cell>
          <table:table-cell table:formula="of:=[.H$2]-FLOOR(POWER(IF(MOD([.$A236];[.H$1])&lt;[.H$1]/2;FLOOR(MOD([.$A236];[.H$1]) * [.H$2] *2 / ([.H$1]-1));[.H$2]-FLOOR(MOD(FLOOR([.$A236]-[.H$1]/2);[.H$1]) * [.H$2] *2 / ([.H$1]-1)));2)/[.H$2])" office:value-type="float" office:value="247" calcext:value-type="float">
            <text:p>247</text:p>
          </table:table-cell>
          <table:table-cell table:formula="of:=FLOOR( [.I$2] * ABS(SIN( PI() * [.$A236] / [.I$1] )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FLOOR([.$B$2]/2 + [.$B$2]/2 * SIN(2 *  PI() * [.$A237] / [.$B$1] ))" office:value-type="float" office:value="59" calcext:value-type="float">
            <text:p>59</text:p>
          </table:table-cell>
          <table:table-cell table:formula="of:=FLOOR(MOD([.$A237];[.C$1]) * [.C$2] / ([.C$1]-1))" office:value-type="float" office:value="233" calcext:value-type="float">
            <text:p>233</text:p>
          </table:table-cell>
          <table:table-cell table:formula="of:=FLOOR(MOD([.D$1]-[.$A237] -1;[.D$1]) * [.D$2] / ([.D$1]-1))" office:value-type="float" office:value="22" calcext:value-type="float">
            <text:p>22</text:p>
          </table:table-cell>
          <table:table-cell table:formula="of:=(IF(MOD([.$A237];[.E$1])&lt;FLOOR([.E$1]/2);0;[.E$2]))" office:value-type="float" office:value="255" calcext:value-type="float">
            <text:p>255</text:p>
          </table:table-cell>
          <table:table-cell table:formula="of:=IF(MOD([.$A237];[.F$1])&lt;[.F$1]/2;FLOOR(MOD([.$A237];[.F$1]) * [.F$2] *2 / ([.F$1]-1));[.F$2]-FLOOR(MOD(FLOOR([.$A237]-[.F$1]/2);[.F$1]) * [.F$2] *2 / ([.F$1]-1)))" office:value-type="float" office:value="45" calcext:value-type="float">
            <text:p>45</text:p>
          </table:table-cell>
          <table:table-cell table:formula="of:=FLOOR([.G$2] * POWER(SIN( PI() * [.$A237] / [.G$1] );2))" office:value-type="float" office:value="19" calcext:value-type="float">
            <text:p>19</text:p>
          </table:table-cell>
          <table:table-cell table:formula="of:=[.H$2]-FLOOR(POWER(IF(MOD([.$A237];[.H$1])&lt;[.H$1]/2;FLOOR(MOD([.$A237];[.H$1]) * [.H$2] *2 / ([.H$1]-1));[.H$2]-FLOOR(MOD(FLOOR([.$A237]-[.H$1]/2);[.H$1]) * [.H$2] *2 / ([.H$1]-1)));2)/[.H$2])" office:value-type="float" office:value="248" calcext:value-type="float">
            <text:p>248</text:p>
          </table:table-cell>
          <table:table-cell table:formula="of:=FLOOR( [.I$2] * ABS(SIN( PI() * [.$A237] / [.I$1] )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FLOOR([.$B$2]/2 + [.$B$2]/2 * SIN(2 *  PI() * [.$A238] / [.$B$1] ))" office:value-type="float" office:value="61" calcext:value-type="float">
            <text:p>61</text:p>
          </table:table-cell>
          <table:table-cell table:formula="of:=FLOOR(MOD([.$A238];[.C$1]) * [.C$2] / ([.C$1]-1))" office:value-type="float" office:value="234" calcext:value-type="float">
            <text:p>234</text:p>
          </table:table-cell>
          <table:table-cell table:formula="of:=FLOOR(MOD([.D$1]-[.$A238] -1;[.D$1]) * [.D$2] / ([.D$1]-1))" office:value-type="float" office:value="21" calcext:value-type="float">
            <text:p>21</text:p>
          </table:table-cell>
          <table:table-cell table:formula="of:=(IF(MOD([.$A238];[.E$1])&lt;FLOOR([.E$1]/2);0;[.E$2]))" office:value-type="float" office:value="255" calcext:value-type="float">
            <text:p>255</text:p>
          </table:table-cell>
          <table:table-cell table:formula="of:=IF(MOD([.$A238];[.F$1])&lt;[.F$1]/2;FLOOR(MOD([.$A238];[.F$1]) * [.F$2] *2 / ([.F$1]-1));[.F$2]-FLOOR(MOD(FLOOR([.$A238]-[.F$1]/2);[.F$1]) * [.F$2] *2 / ([.F$1]-1)))" office:value-type="float" office:value="43" calcext:value-type="float">
            <text:p>43</text:p>
          </table:table-cell>
          <table:table-cell table:formula="of:=FLOOR([.G$2] * POWER(SIN( PI() * [.$A238] / [.G$1] );2))" office:value-type="float" office:value="18" calcext:value-type="float">
            <text:p>18</text:p>
          </table:table-cell>
          <table:table-cell table:formula="of:=[.H$2]-FLOOR(POWER(IF(MOD([.$A238];[.H$1])&lt;[.H$1]/2;FLOOR(MOD([.$A238];[.H$1]) * [.H$2] *2 / ([.H$1]-1));[.H$2]-FLOOR(MOD(FLOOR([.$A238]-[.H$1]/2);[.H$1]) * [.H$2] *2 / ([.H$1]-1)));2)/[.H$2])" office:value-type="float" office:value="248" calcext:value-type="float">
            <text:p>248</text:p>
          </table:table-cell>
          <table:table-cell table:formula="of:=FLOOR( [.I$2] * ABS(SIN( PI() * [.$A238] / [.I$1] )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FLOOR([.$B$2]/2 + [.$B$2]/2 * SIN(2 *  PI() * [.$A239] / [.$B$1] ))" office:value-type="float" office:value="64" calcext:value-type="float">
            <text:p>64</text:p>
          </table:table-cell>
          <table:table-cell table:formula="of:=FLOOR(MOD([.$A239];[.C$1]) * [.C$2] / ([.C$1]-1))" office:value-type="float" office:value="235" calcext:value-type="float">
            <text:p>235</text:p>
          </table:table-cell>
          <table:table-cell table:formula="of:=FLOOR(MOD([.D$1]-[.$A239] -1;[.D$1]) * [.D$2] / ([.D$1]-1))" office:value-type="float" office:value="20" calcext:value-type="float">
            <text:p>20</text:p>
          </table:table-cell>
          <table:table-cell table:formula="of:=(IF(MOD([.$A239];[.E$1])&lt;FLOOR([.E$1]/2);0;[.E$2]))" office:value-type="float" office:value="255" calcext:value-type="float">
            <text:p>255</text:p>
          </table:table-cell>
          <table:table-cell table:formula="of:=IF(MOD([.$A239];[.F$1])&lt;[.F$1]/2;FLOOR(MOD([.$A239];[.F$1]) * [.F$2] *2 / ([.F$1]-1));[.F$2]-FLOOR(MOD(FLOOR([.$A239]-[.F$1]/2);[.F$1]) * [.F$2] *2 / ([.F$1]-1)))" office:value-type="float" office:value="41" calcext:value-type="float">
            <text:p>41</text:p>
          </table:table-cell>
          <table:table-cell table:formula="of:=FLOOR([.G$2] * POWER(SIN( PI() * [.$A239] / [.G$1] );2))" office:value-type="float" office:value="16" calcext:value-type="float">
            <text:p>16</text:p>
          </table:table-cell>
          <table:table-cell table:formula="of:=[.H$2]-FLOOR(POWER(IF(MOD([.$A239];[.H$1])&lt;[.H$1]/2;FLOOR(MOD([.$A239];[.H$1]) * [.H$2] *2 / ([.H$1]-1));[.H$2]-FLOOR(MOD(FLOOR([.$A239]-[.H$1]/2);[.H$1]) * [.H$2] *2 / ([.H$1]-1)));2)/[.H$2])" office:value-type="float" office:value="249" calcext:value-type="float">
            <text:p>249</text:p>
          </table:table-cell>
          <table:table-cell table:formula="of:=FLOOR( [.I$2] * ABS(SIN( PI() * [.$A239] / [.I$1] )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FLOOR([.$B$2]/2 + [.$B$2]/2 * SIN(2 *  PI() * [.$A240] / [.$B$1] ))" office:value-type="float" office:value="67" calcext:value-type="float">
            <text:p>67</text:p>
          </table:table-cell>
          <table:table-cell table:formula="of:=FLOOR(MOD([.$A240];[.C$1]) * [.C$2] / ([.C$1]-1))" office:value-type="float" office:value="236" calcext:value-type="float">
            <text:p>236</text:p>
          </table:table-cell>
          <table:table-cell table:formula="of:=FLOOR(MOD([.D$1]-[.$A240] -1;[.D$1]) * [.D$2] / ([.D$1]-1))" office:value-type="float" office:value="19" calcext:value-type="float">
            <text:p>19</text:p>
          </table:table-cell>
          <table:table-cell table:formula="of:=(IF(MOD([.$A240];[.E$1])&lt;FLOOR([.E$1]/2);0;[.E$2]))" office:value-type="float" office:value="255" calcext:value-type="float">
            <text:p>255</text:p>
          </table:table-cell>
          <table:table-cell table:formula="of:=IF(MOD([.$A240];[.F$1])&lt;[.F$1]/2;FLOOR(MOD([.$A240];[.F$1]) * [.F$2] *2 / ([.F$1]-1));[.F$2]-FLOOR(MOD(FLOOR([.$A240]-[.F$1]/2);[.F$1]) * [.F$2] *2 / ([.F$1]-1)))" office:value-type="float" office:value="39" calcext:value-type="float">
            <text:p>39</text:p>
          </table:table-cell>
          <table:table-cell table:formula="of:=FLOOR([.G$2] * POWER(SIN( PI() * [.$A240] / [.G$1] );2))" office:value-type="float" office:value="15" calcext:value-type="float">
            <text:p>15</text:p>
          </table:table-cell>
          <table:table-cell table:formula="of:=[.H$2]-FLOOR(POWER(IF(MOD([.$A240];[.H$1])&lt;[.H$1]/2;FLOOR(MOD([.$A240];[.H$1]) * [.H$2] *2 / ([.H$1]-1));[.H$2]-FLOOR(MOD(FLOOR([.$A240]-[.H$1]/2);[.H$1]) * [.H$2] *2 / ([.H$1]-1)));2)/[.H$2])" office:value-type="float" office:value="250" calcext:value-type="float">
            <text:p>250</text:p>
          </table:table-cell>
          <table:table-cell table:formula="of:=FLOOR( [.I$2] * ABS(SIN( PI() * [.$A240] / [.I$1] )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FLOOR([.$B$2]/2 + [.$B$2]/2 * SIN(2 *  PI() * [.$A241] / [.$B$1] ))" office:value-type="float" office:value="70" calcext:value-type="float">
            <text:p>70</text:p>
          </table:table-cell>
          <table:table-cell table:formula="of:=FLOOR(MOD([.$A241];[.C$1]) * [.C$2] / ([.C$1]-1))" office:value-type="float" office:value="237" calcext:value-type="float">
            <text:p>237</text:p>
          </table:table-cell>
          <table:table-cell table:formula="of:=FLOOR(MOD([.D$1]-[.$A241] -1;[.D$1]) * [.D$2] / ([.D$1]-1))" office:value-type="float" office:value="18" calcext:value-type="float">
            <text:p>18</text:p>
          </table:table-cell>
          <table:table-cell table:formula="of:=(IF(MOD([.$A241];[.E$1])&lt;FLOOR([.E$1]/2);0;[.E$2]))" office:value-type="float" office:value="255" calcext:value-type="float">
            <text:p>255</text:p>
          </table:table-cell>
          <table:table-cell table:formula="of:=IF(MOD([.$A241];[.F$1])&lt;[.F$1]/2;FLOOR(MOD([.$A241];[.F$1]) * [.F$2] *2 / ([.F$1]-1));[.F$2]-FLOOR(MOD(FLOOR([.$A241]-[.F$1]/2);[.F$1]) * [.F$2] *2 / ([.F$1]-1)))" office:value-type="float" office:value="37" calcext:value-type="float">
            <text:p>37</text:p>
          </table:table-cell>
          <table:table-cell table:formula="of:=FLOOR([.G$2] * POWER(SIN( PI() * [.$A241] / [.G$1] );2))" office:value-type="float" office:value="13" calcext:value-type="float">
            <text:p>13</text:p>
          </table:table-cell>
          <table:table-cell table:formula="of:=[.H$2]-FLOOR(POWER(IF(MOD([.$A241];[.H$1])&lt;[.H$1]/2;FLOOR(MOD([.$A241];[.H$1]) * [.H$2] *2 / ([.H$1]-1));[.H$2]-FLOOR(MOD(FLOOR([.$A241]-[.H$1]/2);[.H$1]) * [.H$2] *2 / ([.H$1]-1)));2)/[.H$2])" office:value-type="float" office:value="250" calcext:value-type="float">
            <text:p>250</text:p>
          </table:table-cell>
          <table:table-cell table:formula="of:=FLOOR( [.I$2] * ABS(SIN( PI() * [.$A241] / [.I$1] 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FLOOR([.$B$2]/2 + [.$B$2]/2 * SIN(2 *  PI() * [.$A242] / [.$B$1] ))" office:value-type="float" office:value="72" calcext:value-type="float">
            <text:p>72</text:p>
          </table:table-cell>
          <table:table-cell table:formula="of:=FLOOR(MOD([.$A242];[.C$1]) * [.C$2] / ([.C$1]-1))" office:value-type="float" office:value="238" calcext:value-type="float">
            <text:p>238</text:p>
          </table:table-cell>
          <table:table-cell table:formula="of:=FLOOR(MOD([.D$1]-[.$A242] -1;[.D$1]) * [.D$2] / ([.D$1]-1))" office:value-type="float" office:value="17" calcext:value-type="float">
            <text:p>17</text:p>
          </table:table-cell>
          <table:table-cell table:formula="of:=(IF(MOD([.$A242];[.E$1])&lt;FLOOR([.E$1]/2);0;[.E$2]))" office:value-type="float" office:value="255" calcext:value-type="float">
            <text:p>255</text:p>
          </table:table-cell>
          <table:table-cell table:formula="of:=IF(MOD([.$A242];[.F$1])&lt;[.F$1]/2;FLOOR(MOD([.$A242];[.F$1]) * [.F$2] *2 / ([.F$1]-1));[.F$2]-FLOOR(MOD(FLOOR([.$A242]-[.F$1]/2);[.F$1]) * [.F$2] *2 / ([.F$1]-1)))" office:value-type="float" office:value="35" calcext:value-type="float">
            <text:p>35</text:p>
          </table:table-cell>
          <table:table-cell table:formula="of:=FLOOR([.G$2] * POWER(SIN( PI() * [.$A242] / [.G$1] );2))" office:value-type="float" office:value="12" calcext:value-type="float">
            <text:p>12</text:p>
          </table:table-cell>
          <table:table-cell table:formula="of:=[.H$2]-FLOOR(POWER(IF(MOD([.$A242];[.H$1])&lt;[.H$1]/2;FLOOR(MOD([.$A242];[.H$1]) * [.H$2] *2 / ([.H$1]-1));[.H$2]-FLOOR(MOD(FLOOR([.$A242]-[.H$1]/2);[.H$1]) * [.H$2] *2 / ([.H$1]-1)));2)/[.H$2])" office:value-type="float" office:value="251" calcext:value-type="float">
            <text:p>251</text:p>
          </table:table-cell>
          <table:table-cell table:formula="of:=FLOOR( [.I$2] * ABS(SIN( PI() * [.$A242] / [.I$1] 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FLOOR([.$B$2]/2 + [.$B$2]/2 * SIN(2 *  PI() * [.$A243] / [.$B$1] ))" office:value-type="float" office:value="75" calcext:value-type="float">
            <text:p>75</text:p>
          </table:table-cell>
          <table:table-cell table:formula="of:=FLOOR(MOD([.$A243];[.C$1]) * [.C$2] / ([.C$1]-1))" office:value-type="float" office:value="239" calcext:value-type="float">
            <text:p>239</text:p>
          </table:table-cell>
          <table:table-cell table:formula="of:=FLOOR(MOD([.D$1]-[.$A243] -1;[.D$1]) * [.D$2] / ([.D$1]-1))" office:value-type="float" office:value="16" calcext:value-type="float">
            <text:p>16</text:p>
          </table:table-cell>
          <table:table-cell table:formula="of:=(IF(MOD([.$A243];[.E$1])&lt;FLOOR([.E$1]/2);0;[.E$2]))" office:value-type="float" office:value="255" calcext:value-type="float">
            <text:p>255</text:p>
          </table:table-cell>
          <table:table-cell table:formula="of:=IF(MOD([.$A243];[.F$1])&lt;[.F$1]/2;FLOOR(MOD([.$A243];[.F$1]) * [.F$2] *2 / ([.F$1]-1));[.F$2]-FLOOR(MOD(FLOOR([.$A243]-[.F$1]/2);[.F$1]) * [.F$2] *2 / ([.F$1]-1)))" office:value-type="float" office:value="33" calcext:value-type="float">
            <text:p>33</text:p>
          </table:table-cell>
          <table:table-cell table:formula="of:=FLOOR([.G$2] * POWER(SIN( PI() * [.$A243] / [.G$1] );2))" office:value-type="float" office:value="10" calcext:value-type="float">
            <text:p>10</text:p>
          </table:table-cell>
          <table:table-cell table:formula="of:=[.H$2]-FLOOR(POWER(IF(MOD([.$A243];[.H$1])&lt;[.H$1]/2;FLOOR(MOD([.$A243];[.H$1]) * [.H$2] *2 / ([.H$1]-1));[.H$2]-FLOOR(MOD(FLOOR([.$A243]-[.H$1]/2);[.H$1]) * [.H$2] *2 / ([.H$1]-1)));2)/[.H$2])" office:value-type="float" office:value="251" calcext:value-type="float">
            <text:p>251</text:p>
          </table:table-cell>
          <table:table-cell table:formula="of:=FLOOR( [.I$2] * ABS(SIN( PI() * [.$A243] / [.I$1] )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FLOOR([.$B$2]/2 + [.$B$2]/2 * SIN(2 *  PI() * [.$A244] / [.$B$1] ))" office:value-type="float" office:value="78" calcext:value-type="float">
            <text:p>78</text:p>
          </table:table-cell>
          <table:table-cell table:formula="of:=FLOOR(MOD([.$A244];[.C$1]) * [.C$2] / ([.C$1]-1))" office:value-type="float" office:value="240" calcext:value-type="float">
            <text:p>240</text:p>
          </table:table-cell>
          <table:table-cell table:formula="of:=FLOOR(MOD([.D$1]-[.$A244] -1;[.D$1]) * [.D$2] / ([.D$1]-1))" office:value-type="float" office:value="15" calcext:value-type="float">
            <text:p>15</text:p>
          </table:table-cell>
          <table:table-cell table:formula="of:=(IF(MOD([.$A244];[.E$1])&lt;FLOOR([.E$1]/2);0;[.E$2]))" office:value-type="float" office:value="255" calcext:value-type="float">
            <text:p>255</text:p>
          </table:table-cell>
          <table:table-cell table:formula="of:=IF(MOD([.$A244];[.F$1])&lt;[.F$1]/2;FLOOR(MOD([.$A244];[.F$1]) * [.F$2] *2 / ([.F$1]-1));[.F$2]-FLOOR(MOD(FLOOR([.$A244]-[.F$1]/2);[.F$1]) * [.F$2] *2 / ([.F$1]-1)))" office:value-type="float" office:value="31" calcext:value-type="float">
            <text:p>31</text:p>
          </table:table-cell>
          <table:table-cell table:formula="of:=FLOOR([.G$2] * POWER(SIN( PI() * [.$A244] / [.G$1] );2))" office:value-type="float" office:value="9" calcext:value-type="float">
            <text:p>9</text:p>
          </table:table-cell>
          <table:table-cell table:formula="of:=[.H$2]-FLOOR(POWER(IF(MOD([.$A244];[.H$1])&lt;[.H$1]/2;FLOOR(MOD([.$A244];[.H$1]) * [.H$2] *2 / ([.H$1]-1));[.H$2]-FLOOR(MOD(FLOOR([.$A244]-[.H$1]/2);[.H$1]) * [.H$2] *2 / ([.H$1]-1)));2)/[.H$2])" office:value-type="float" office:value="252" calcext:value-type="float">
            <text:p>252</text:p>
          </table:table-cell>
          <table:table-cell table:formula="of:=FLOOR( [.I$2] * ABS(SIN( PI() * [.$A244] / [.I$1] )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FLOOR([.$B$2]/2 + [.$B$2]/2 * SIN(2 *  PI() * [.$A245] / [.$B$1] ))" office:value-type="float" office:value="81" calcext:value-type="float">
            <text:p>81</text:p>
          </table:table-cell>
          <table:table-cell table:formula="of:=FLOOR(MOD([.$A245];[.C$1]) * [.C$2] / ([.C$1]-1))" office:value-type="float" office:value="241" calcext:value-type="float">
            <text:p>241</text:p>
          </table:table-cell>
          <table:table-cell table:formula="of:=FLOOR(MOD([.D$1]-[.$A245] -1;[.D$1]) * [.D$2] / ([.D$1]-1))" office:value-type="float" office:value="14" calcext:value-type="float">
            <text:p>14</text:p>
          </table:table-cell>
          <table:table-cell table:formula="of:=(IF(MOD([.$A245];[.E$1])&lt;FLOOR([.E$1]/2);0;[.E$2]))" office:value-type="float" office:value="255" calcext:value-type="float">
            <text:p>255</text:p>
          </table:table-cell>
          <table:table-cell table:formula="of:=IF(MOD([.$A245];[.F$1])&lt;[.F$1]/2;FLOOR(MOD([.$A245];[.F$1]) * [.F$2] *2 / ([.F$1]-1));[.F$2]-FLOOR(MOD(FLOOR([.$A245]-[.F$1]/2);[.F$1]) * [.F$2] *2 / ([.F$1]-1)))" office:value-type="float" office:value="29" calcext:value-type="float">
            <text:p>29</text:p>
          </table:table-cell>
          <table:table-cell table:formula="of:=FLOOR([.G$2] * POWER(SIN( PI() * [.$A245] / [.G$1] );2))" office:value-type="float" office:value="8" calcext:value-type="float">
            <text:p>8</text:p>
          </table:table-cell>
          <table:table-cell table:formula="of:=[.H$2]-FLOOR(POWER(IF(MOD([.$A245];[.H$1])&lt;[.H$1]/2;FLOOR(MOD([.$A245];[.H$1]) * [.H$2] *2 / ([.H$1]-1));[.H$2]-FLOOR(MOD(FLOOR([.$A245]-[.H$1]/2);[.H$1]) * [.H$2] *2 / ([.H$1]-1)));2)/[.H$2])" office:value-type="float" office:value="252" calcext:value-type="float">
            <text:p>252</text:p>
          </table:table-cell>
          <table:table-cell table:formula="of:=FLOOR( [.I$2] * ABS(SIN( PI() * [.$A245] / [.I$1] )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FLOOR([.$B$2]/2 + [.$B$2]/2 * SIN(2 *  PI() * [.$A246] / [.$B$1] ))" office:value-type="float" office:value="84" calcext:value-type="float">
            <text:p>84</text:p>
          </table:table-cell>
          <table:table-cell table:formula="of:=FLOOR(MOD([.$A246];[.C$1]) * [.C$2] / ([.C$1]-1))" office:value-type="float" office:value="242" calcext:value-type="float">
            <text:p>242</text:p>
          </table:table-cell>
          <table:table-cell table:formula="of:=FLOOR(MOD([.D$1]-[.$A246] -1;[.D$1]) * [.D$2] / ([.D$1]-1))" office:value-type="float" office:value="13" calcext:value-type="float">
            <text:p>13</text:p>
          </table:table-cell>
          <table:table-cell table:formula="of:=(IF(MOD([.$A246];[.E$1])&lt;FLOOR([.E$1]/2);0;[.E$2]))" office:value-type="float" office:value="255" calcext:value-type="float">
            <text:p>255</text:p>
          </table:table-cell>
          <table:table-cell table:formula="of:=IF(MOD([.$A246];[.F$1])&lt;[.F$1]/2;FLOOR(MOD([.$A246];[.F$1]) * [.F$2] *2 / ([.F$1]-1));[.F$2]-FLOOR(MOD(FLOOR([.$A246]-[.F$1]/2);[.F$1]) * [.F$2] *2 / ([.F$1]-1)))" office:value-type="float" office:value="27" calcext:value-type="float">
            <text:p>27</text:p>
          </table:table-cell>
          <table:table-cell table:formula="of:=FLOOR([.G$2] * POWER(SIN( PI() * [.$A246] / [.G$1] );2))" office:value-type="float" office:value="7" calcext:value-type="float">
            <text:p>7</text:p>
          </table:table-cell>
          <table:table-cell table:formula="of:=[.H$2]-FLOOR(POWER(IF(MOD([.$A246];[.H$1])&lt;[.H$1]/2;FLOOR(MOD([.$A246];[.H$1]) * [.H$2] *2 / ([.H$1]-1));[.H$2]-FLOOR(MOD(FLOOR([.$A246]-[.H$1]/2);[.H$1]) * [.H$2] *2 / ([.H$1]-1)));2)/[.H$2])" office:value-type="float" office:value="253" calcext:value-type="float">
            <text:p>253</text:p>
          </table:table-cell>
          <table:table-cell table:formula="of:=FLOOR( [.I$2] * ABS(SIN( PI() * [.$A246] / [.I$1] )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FLOOR([.$B$2]/2 + [.$B$2]/2 * SIN(2 *  PI() * [.$A247] / [.$B$1] ))" office:value-type="float" office:value="87" calcext:value-type="float">
            <text:p>87</text:p>
          </table:table-cell>
          <table:table-cell table:formula="of:=FLOOR(MOD([.$A247];[.C$1]) * [.C$2] / ([.C$1]-1))" office:value-type="float" office:value="243" calcext:value-type="float">
            <text:p>243</text:p>
          </table:table-cell>
          <table:table-cell table:formula="of:=FLOOR(MOD([.D$1]-[.$A247] -1;[.D$1]) * [.D$2] / ([.D$1]-1))" office:value-type="float" office:value="12" calcext:value-type="float">
            <text:p>12</text:p>
          </table:table-cell>
          <table:table-cell table:formula="of:=(IF(MOD([.$A247];[.E$1])&lt;FLOOR([.E$1]/2);0;[.E$2]))" office:value-type="float" office:value="255" calcext:value-type="float">
            <text:p>255</text:p>
          </table:table-cell>
          <table:table-cell table:formula="of:=IF(MOD([.$A247];[.F$1])&lt;[.F$1]/2;FLOOR(MOD([.$A247];[.F$1]) * [.F$2] *2 / ([.F$1]-1));[.F$2]-FLOOR(MOD(FLOOR([.$A247]-[.F$1]/2);[.F$1]) * [.F$2] *2 / ([.F$1]-1)))" office:value-type="float" office:value="25" calcext:value-type="float">
            <text:p>25</text:p>
          </table:table-cell>
          <table:table-cell table:formula="of:=FLOOR([.G$2] * POWER(SIN( PI() * [.$A247] / [.G$1] );2))" office:value-type="float" office:value="6" calcext:value-type="float">
            <text:p>6</text:p>
          </table:table-cell>
          <table:table-cell table:formula="of:=[.H$2]-FLOOR(POWER(IF(MOD([.$A247];[.H$1])&lt;[.H$1]/2;FLOOR(MOD([.$A247];[.H$1]) * [.H$2] *2 / ([.H$1]-1));[.H$2]-FLOOR(MOD(FLOOR([.$A247]-[.H$1]/2);[.H$1]) * [.H$2] *2 / ([.H$1]-1)));2)/[.H$2])" office:value-type="float" office:value="253" calcext:value-type="float">
            <text:p>253</text:p>
          </table:table-cell>
          <table:table-cell table:formula="of:=FLOOR( [.I$2] * ABS(SIN( PI() * [.$A247] / [.I$1] 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FLOOR([.$B$2]/2 + [.$B$2]/2 * SIN(2 *  PI() * [.$A248] / [.$B$1] ))" office:value-type="float" office:value="90" calcext:value-type="float">
            <text:p>90</text:p>
          </table:table-cell>
          <table:table-cell table:formula="of:=FLOOR(MOD([.$A248];[.C$1]) * [.C$2] / ([.C$1]-1))" office:value-type="float" office:value="244" calcext:value-type="float">
            <text:p>244</text:p>
          </table:table-cell>
          <table:table-cell table:formula="of:=FLOOR(MOD([.D$1]-[.$A248] -1;[.D$1]) * [.D$2] / ([.D$1]-1))" office:value-type="float" office:value="11" calcext:value-type="float">
            <text:p>11</text:p>
          </table:table-cell>
          <table:table-cell table:formula="of:=(IF(MOD([.$A248];[.E$1])&lt;FLOOR([.E$1]/2);0;[.E$2]))" office:value-type="float" office:value="255" calcext:value-type="float">
            <text:p>255</text:p>
          </table:table-cell>
          <table:table-cell table:formula="of:=IF(MOD([.$A248];[.F$1])&lt;[.F$1]/2;FLOOR(MOD([.$A248];[.F$1]) * [.F$2] *2 / ([.F$1]-1));[.F$2]-FLOOR(MOD(FLOOR([.$A248]-[.F$1]/2);[.F$1]) * [.F$2] *2 / ([.F$1]-1)))" office:value-type="float" office:value="23" calcext:value-type="float">
            <text:p>23</text:p>
          </table:table-cell>
          <table:table-cell table:formula="of:=FLOOR([.G$2] * POWER(SIN( PI() * [.$A248] / [.G$1] );2))" office:value-type="float" office:value="5" calcext:value-type="float">
            <text:p>5</text:p>
          </table:table-cell>
          <table:table-cell table:formula="of:=[.H$2]-FLOOR(POWER(IF(MOD([.$A248];[.H$1])&lt;[.H$1]/2;FLOOR(MOD([.$A248];[.H$1]) * [.H$2] *2 / ([.H$1]-1));[.H$2]-FLOOR(MOD(FLOOR([.$A248]-[.H$1]/2);[.H$1]) * [.H$2] *2 / ([.H$1]-1)));2)/[.H$2])" office:value-type="float" office:value="253" calcext:value-type="float">
            <text:p>253</text:p>
          </table:table-cell>
          <table:table-cell table:formula="of:=FLOOR( [.I$2] * ABS(SIN( PI() * [.$A248] / [.I$1] )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FLOOR([.$B$2]/2 + [.$B$2]/2 * SIN(2 *  PI() * [.$A249] / [.$B$1] ))" office:value-type="float" office:value="93" calcext:value-type="float">
            <text:p>93</text:p>
          </table:table-cell>
          <table:table-cell table:formula="of:=FLOOR(MOD([.$A249];[.C$1]) * [.C$2] / ([.C$1]-1))" office:value-type="float" office:value="245" calcext:value-type="float">
            <text:p>245</text:p>
          </table:table-cell>
          <table:table-cell table:formula="of:=FLOOR(MOD([.D$1]-[.$A249] -1;[.D$1]) * [.D$2] / ([.D$1]-1))" office:value-type="float" office:value="10" calcext:value-type="float">
            <text:p>10</text:p>
          </table:table-cell>
          <table:table-cell table:formula="of:=(IF(MOD([.$A249];[.E$1])&lt;FLOOR([.E$1]/2);0;[.E$2]))" office:value-type="float" office:value="255" calcext:value-type="float">
            <text:p>255</text:p>
          </table:table-cell>
          <table:table-cell table:formula="of:=IF(MOD([.$A249];[.F$1])&lt;[.F$1]/2;FLOOR(MOD([.$A249];[.F$1]) * [.F$2] *2 / ([.F$1]-1));[.F$2]-FLOOR(MOD(FLOOR([.$A249]-[.F$1]/2);[.F$1]) * [.F$2] *2 / ([.F$1]-1)))" office:value-type="float" office:value="21" calcext:value-type="float">
            <text:p>21</text:p>
          </table:table-cell>
          <table:table-cell table:formula="of:=FLOOR([.G$2] * POWER(SIN( PI() * [.$A249] / [.G$1] );2))" office:value-type="float" office:value="4" calcext:value-type="float">
            <text:p>4</text:p>
          </table:table-cell>
          <table:table-cell table:formula="of:=[.H$2]-FLOOR(POWER(IF(MOD([.$A249];[.H$1])&lt;[.H$1]/2;FLOOR(MOD([.$A249];[.H$1]) * [.H$2] *2 / ([.H$1]-1));[.H$2]-FLOOR(MOD(FLOOR([.$A249]-[.H$1]/2);[.H$1]) * [.H$2] *2 / ([.H$1]-1)));2)/[.H$2])" office:value-type="float" office:value="254" calcext:value-type="float">
            <text:p>254</text:p>
          </table:table-cell>
          <table:table-cell table:formula="of:=FLOOR( [.I$2] * ABS(SIN( PI() * [.$A249] / [.I$1] )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FLOOR([.$B$2]/2 + [.$B$2]/2 * SIN(2 *  PI() * [.$A250] / [.$B$1] ))" office:value-type="float" office:value="96" calcext:value-type="float">
            <text:p>96</text:p>
          </table:table-cell>
          <table:table-cell table:formula="of:=FLOOR(MOD([.$A250];[.C$1]) * [.C$2] / ([.C$1]-1))" office:value-type="float" office:value="246" calcext:value-type="float">
            <text:p>246</text:p>
          </table:table-cell>
          <table:table-cell table:formula="of:=FLOOR(MOD([.D$1]-[.$A250] -1;[.D$1]) * [.D$2] / ([.D$1]-1))" office:value-type="float" office:value="9" calcext:value-type="float">
            <text:p>9</text:p>
          </table:table-cell>
          <table:table-cell table:formula="of:=(IF(MOD([.$A250];[.E$1])&lt;FLOOR([.E$1]/2);0;[.E$2]))" office:value-type="float" office:value="255" calcext:value-type="float">
            <text:p>255</text:p>
          </table:table-cell>
          <table:table-cell table:formula="of:=IF(MOD([.$A250];[.F$1])&lt;[.F$1]/2;FLOOR(MOD([.$A250];[.F$1]) * [.F$2] *2 / ([.F$1]-1));[.F$2]-FLOOR(MOD(FLOOR([.$A250]-[.F$1]/2);[.F$1]) * [.F$2] *2 / ([.F$1]-1)))" office:value-type="float" office:value="19" calcext:value-type="float">
            <text:p>19</text:p>
          </table:table-cell>
          <table:table-cell table:formula="of:=FLOOR([.G$2] * POWER(SIN( PI() * [.$A250] / [.G$1] );2))" office:value-type="float" office:value="3" calcext:value-type="float">
            <text:p>3</text:p>
          </table:table-cell>
          <table:table-cell table:formula="of:=[.H$2]-FLOOR(POWER(IF(MOD([.$A250];[.H$1])&lt;[.H$1]/2;FLOOR(MOD([.$A250];[.H$1]) * [.H$2] *2 / ([.H$1]-1));[.H$2]-FLOOR(MOD(FLOOR([.$A250]-[.H$1]/2);[.H$1]) * [.H$2] *2 / ([.H$1]-1)));2)/[.H$2])" office:value-type="float" office:value="254" calcext:value-type="float">
            <text:p>254</text:p>
          </table:table-cell>
          <table:table-cell table:formula="of:=FLOOR( [.I$2] * ABS(SIN( PI() * [.$A250] / [.I$1] )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FLOOR([.$B$2]/2 + [.$B$2]/2 * SIN(2 *  PI() * [.$A251] / [.$B$1] ))" office:value-type="float" office:value="99" calcext:value-type="float">
            <text:p>99</text:p>
          </table:table-cell>
          <table:table-cell table:formula="of:=FLOOR(MOD([.$A251];[.C$1]) * [.C$2] / ([.C$1]-1))" office:value-type="float" office:value="247" calcext:value-type="float">
            <text:p>247</text:p>
          </table:table-cell>
          <table:table-cell table:formula="of:=FLOOR(MOD([.D$1]-[.$A251] -1;[.D$1]) * [.D$2] / ([.D$1]-1))" office:value-type="float" office:value="8" calcext:value-type="float">
            <text:p>8</text:p>
          </table:table-cell>
          <table:table-cell table:formula="of:=(IF(MOD([.$A251];[.E$1])&lt;FLOOR([.E$1]/2);0;[.E$2]))" office:value-type="float" office:value="255" calcext:value-type="float">
            <text:p>255</text:p>
          </table:table-cell>
          <table:table-cell table:formula="of:=IF(MOD([.$A251];[.F$1])&lt;[.F$1]/2;FLOOR(MOD([.$A251];[.F$1]) * [.F$2] *2 / ([.F$1]-1));[.F$2]-FLOOR(MOD(FLOOR([.$A251]-[.F$1]/2);[.F$1]) * [.F$2] *2 / ([.F$1]-1)))" office:value-type="float" office:value="17" calcext:value-type="float">
            <text:p>17</text:p>
          </table:table-cell>
          <table:table-cell table:formula="of:=FLOOR([.G$2] * POWER(SIN( PI() * [.$A251] / [.G$1] );2))" office:value-type="float" office:value="3" calcext:value-type="float">
            <text:p>3</text:p>
          </table:table-cell>
          <table:table-cell table:formula="of:=[.H$2]-FLOOR(POWER(IF(MOD([.$A251];[.H$1])&lt;[.H$1]/2;FLOOR(MOD([.$A251];[.H$1]) * [.H$2] *2 / ([.H$1]-1));[.H$2]-FLOOR(MOD(FLOOR([.$A251]-[.H$1]/2);[.H$1]) * [.H$2] *2 / ([.H$1]-1)));2)/[.H$2])" office:value-type="float" office:value="254" calcext:value-type="float">
            <text:p>254</text:p>
          </table:table-cell>
          <table:table-cell table:formula="of:=FLOOR( [.I$2] * ABS(SIN( PI() * [.$A251] / [.I$1] )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FLOOR([.$B$2]/2 + [.$B$2]/2 * SIN(2 *  PI() * [.$A252] / [.$B$1] ))" office:value-type="float" office:value="102" calcext:value-type="float">
            <text:p>102</text:p>
          </table:table-cell>
          <table:table-cell table:formula="of:=FLOOR(MOD([.$A252];[.C$1]) * [.C$2] / ([.C$1]-1))" office:value-type="float" office:value="248" calcext:value-type="float">
            <text:p>248</text:p>
          </table:table-cell>
          <table:table-cell table:formula="of:=FLOOR(MOD([.D$1]-[.$A252] -1;[.D$1]) * [.D$2] / ([.D$1]-1))" office:value-type="float" office:value="7" calcext:value-type="float">
            <text:p>7</text:p>
          </table:table-cell>
          <table:table-cell table:formula="of:=(IF(MOD([.$A252];[.E$1])&lt;FLOOR([.E$1]/2);0;[.E$2]))" office:value-type="float" office:value="255" calcext:value-type="float">
            <text:p>255</text:p>
          </table:table-cell>
          <table:table-cell table:formula="of:=IF(MOD([.$A252];[.F$1])&lt;[.F$1]/2;FLOOR(MOD([.$A252];[.F$1]) * [.F$2] *2 / ([.F$1]-1));[.F$2]-FLOOR(MOD(FLOOR([.$A252]-[.F$1]/2);[.F$1]) * [.F$2] *2 / ([.F$1]-1)))" office:value-type="float" office:value="15" calcext:value-type="float">
            <text:p>15</text:p>
          </table:table-cell>
          <table:table-cell table:formula="of:=FLOOR([.G$2] * POWER(SIN( PI() * [.$A252] / [.G$1] );2))" office:value-type="float" office:value="2" calcext:value-type="float">
            <text:p>2</text:p>
          </table:table-cell>
          <table:table-cell table:formula="of:=[.H$2]-FLOOR(POWER(IF(MOD([.$A252];[.H$1])&lt;[.H$1]/2;FLOOR(MOD([.$A252];[.H$1]) * [.H$2] *2 / ([.H$1]-1));[.H$2]-FLOOR(MOD(FLOOR([.$A252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2] / [.I$1] )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FLOOR([.$B$2]/2 + [.$B$2]/2 * SIN(2 *  PI() * [.$A253] / [.$B$1] ))" office:value-type="float" office:value="105" calcext:value-type="float">
            <text:p>105</text:p>
          </table:table-cell>
          <table:table-cell table:formula="of:=FLOOR(MOD([.$A253];[.C$1]) * [.C$2] / ([.C$1]-1))" office:value-type="float" office:value="249" calcext:value-type="float">
            <text:p>249</text:p>
          </table:table-cell>
          <table:table-cell table:formula="of:=FLOOR(MOD([.D$1]-[.$A253] -1;[.D$1]) * [.D$2] / ([.D$1]-1))" office:value-type="float" office:value="6" calcext:value-type="float">
            <text:p>6</text:p>
          </table:table-cell>
          <table:table-cell table:formula="of:=(IF(MOD([.$A253];[.E$1])&lt;FLOOR([.E$1]/2);0;[.E$2]))" office:value-type="float" office:value="255" calcext:value-type="float">
            <text:p>255</text:p>
          </table:table-cell>
          <table:table-cell table:formula="of:=IF(MOD([.$A253];[.F$1])&lt;[.F$1]/2;FLOOR(MOD([.$A253];[.F$1]) * [.F$2] *2 / ([.F$1]-1));[.F$2]-FLOOR(MOD(FLOOR([.$A253]-[.F$1]/2);[.F$1]) * [.F$2] *2 / ([.F$1]-1)))" office:value-type="float" office:value="13" calcext:value-type="float">
            <text:p>13</text:p>
          </table:table-cell>
          <table:table-cell table:formula="of:=FLOOR([.G$2] * POWER(SIN( PI() * [.$A253] / [.G$1] );2))" office:value-type="float" office:value="1" calcext:value-type="float">
            <text:p>1</text:p>
          </table:table-cell>
          <table:table-cell table:formula="of:=[.H$2]-FLOOR(POWER(IF(MOD([.$A253];[.H$1])&lt;[.H$1]/2;FLOOR(MOD([.$A253];[.H$1]) * [.H$2] *2 / ([.H$1]-1));[.H$2]-FLOOR(MOD(FLOOR([.$A253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3] / [.I$1] )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[.$B$2]/2 + [.$B$2]/2 * SIN(2 *  PI() * [.$A254] / [.$B$1] ))" office:value-type="float" office:value="108" calcext:value-type="float">
            <text:p>108</text:p>
          </table:table-cell>
          <table:table-cell table:formula="of:=FLOOR(MOD([.$A254];[.C$1]) * [.C$2] / ([.C$1]-1))" office:value-type="float" office:value="250" calcext:value-type="float">
            <text:p>250</text:p>
          </table:table-cell>
          <table:table-cell table:formula="of:=FLOOR(MOD([.D$1]-[.$A254] -1;[.D$1]) * [.D$2] / ([.D$1]-1))" office:value-type="float" office:value="5" calcext:value-type="float">
            <text:p>5</text:p>
          </table:table-cell>
          <table:table-cell table:formula="of:=(IF(MOD([.$A254];[.E$1])&lt;FLOOR([.E$1]/2);0;[.E$2]))" office:value-type="float" office:value="255" calcext:value-type="float">
            <text:p>255</text:p>
          </table:table-cell>
          <table:table-cell table:formula="of:=IF(MOD([.$A254];[.F$1])&lt;[.F$1]/2;FLOOR(MOD([.$A254];[.F$1]) * [.F$2] *2 / ([.F$1]-1));[.F$2]-FLOOR(MOD(FLOOR([.$A254]-[.F$1]/2);[.F$1]) * [.F$2] *2 / ([.F$1]-1)))" office:value-type="float" office:value="11" calcext:value-type="float">
            <text:p>11</text:p>
          </table:table-cell>
          <table:table-cell table:formula="of:=FLOOR([.G$2] * POWER(SIN( PI() * [.$A254] / [.G$1] );2))" office:value-type="float" office:value="1" calcext:value-type="float">
            <text:p>1</text:p>
          </table:table-cell>
          <table:table-cell table:formula="of:=[.H$2]-FLOOR(POWER(IF(MOD([.$A254];[.H$1])&lt;[.H$1]/2;FLOOR(MOD([.$A254];[.H$1]) * [.H$2] *2 / ([.H$1]-1));[.H$2]-FLOOR(MOD(FLOOR([.$A254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4] / [.I$1] )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FLOOR([.$B$2]/2 + [.$B$2]/2 * SIN(2 *  PI() * [.$A255] / [.$B$1] ))" office:value-type="float" office:value="111" calcext:value-type="float">
            <text:p>111</text:p>
          </table:table-cell>
          <table:table-cell table:formula="of:=FLOOR(MOD([.$A255];[.C$1]) * [.C$2] / ([.C$1]-1))" office:value-type="float" office:value="251" calcext:value-type="float">
            <text:p>251</text:p>
          </table:table-cell>
          <table:table-cell table:formula="of:=FLOOR(MOD([.D$1]-[.$A255] -1;[.D$1]) * [.D$2] / ([.D$1]-1))" office:value-type="float" office:value="4" calcext:value-type="float">
            <text:p>4</text:p>
          </table:table-cell>
          <table:table-cell table:formula="of:=(IF(MOD([.$A255];[.E$1])&lt;FLOOR([.E$1]/2);0;[.E$2]))" office:value-type="float" office:value="255" calcext:value-type="float">
            <text:p>255</text:p>
          </table:table-cell>
          <table:table-cell table:formula="of:=IF(MOD([.$A255];[.F$1])&lt;[.F$1]/2;FLOOR(MOD([.$A255];[.F$1]) * [.F$2] *2 / ([.F$1]-1));[.F$2]-FLOOR(MOD(FLOOR([.$A255]-[.F$1]/2);[.F$1]) * [.F$2] *2 / ([.F$1]-1)))" office:value-type="float" office:value="9" calcext:value-type="float">
            <text:p>9</text:p>
          </table:table-cell>
          <table:table-cell table:formula="of:=FLOOR([.G$2] * POWER(SIN( PI() * [.$A255] / [.G$1] );2))" office:value-type="float" office:value="0" calcext:value-type="float">
            <text:p>0</text:p>
          </table:table-cell>
          <table:table-cell table:formula="of:=[.H$2]-FLOOR(POWER(IF(MOD([.$A255];[.H$1])&lt;[.H$1]/2;FLOOR(MOD([.$A255];[.H$1]) * [.H$2] *2 / ([.H$1]-1));[.H$2]-FLOOR(MOD(FLOOR([.$A255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5] / [.I$1] )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FLOOR([.$B$2]/2 + [.$B$2]/2 * SIN(2 *  PI() * [.$A256] / [.$B$1] ))" office:value-type="float" office:value="115" calcext:value-type="float">
            <text:p>115</text:p>
          </table:table-cell>
          <table:table-cell table:formula="of:=FLOOR(MOD([.$A256];[.C$1]) * [.C$2] / ([.C$1]-1))" office:value-type="float" office:value="252" calcext:value-type="float">
            <text:p>252</text:p>
          </table:table-cell>
          <table:table-cell table:formula="of:=FLOOR(MOD([.D$1]-[.$A256] -1;[.D$1]) * [.D$2] / ([.D$1]-1))" office:value-type="float" office:value="3" calcext:value-type="float">
            <text:p>3</text:p>
          </table:table-cell>
          <table:table-cell table:formula="of:=(IF(MOD([.$A256];[.E$1])&lt;FLOOR([.E$1]/2);0;[.E$2]))" office:value-type="float" office:value="255" calcext:value-type="float">
            <text:p>255</text:p>
          </table:table-cell>
          <table:table-cell table:formula="of:=IF(MOD([.$A256];[.F$1])&lt;[.F$1]/2;FLOOR(MOD([.$A256];[.F$1]) * [.F$2] *2 / ([.F$1]-1));[.F$2]-FLOOR(MOD(FLOOR([.$A256]-[.F$1]/2);[.F$1]) * [.F$2] *2 / ([.F$1]-1)))" office:value-type="float" office:value="7" calcext:value-type="float">
            <text:p>7</text:p>
          </table:table-cell>
          <table:table-cell table:formula="of:=FLOOR([.G$2] * POWER(SIN( PI() * [.$A256] / [.G$1] );2))" office:value-type="float" office:value="0" calcext:value-type="float">
            <text:p>0</text:p>
          </table:table-cell>
          <table:table-cell table:formula="of:=[.H$2]-FLOOR(POWER(IF(MOD([.$A256];[.H$1])&lt;[.H$1]/2;FLOOR(MOD([.$A256];[.H$1]) * [.H$2] *2 / ([.H$1]-1));[.H$2]-FLOOR(MOD(FLOOR([.$A256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6] / [.I$1] )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FLOOR([.$B$2]/2 + [.$B$2]/2 * SIN(2 *  PI() * [.$A257] / [.$B$1] ))" office:value-type="float" office:value="118" calcext:value-type="float">
            <text:p>118</text:p>
          </table:table-cell>
          <table:table-cell table:formula="of:=FLOOR(MOD([.$A257];[.C$1]) * [.C$2] / ([.C$1]-1))" office:value-type="float" office:value="253" calcext:value-type="float">
            <text:p>253</text:p>
          </table:table-cell>
          <table:table-cell table:formula="of:=FLOOR(MOD([.D$1]-[.$A257] -1;[.D$1]) * [.D$2] / ([.D$1]-1))" office:value-type="float" office:value="2" calcext:value-type="float">
            <text:p>2</text:p>
          </table:table-cell>
          <table:table-cell table:formula="of:=(IF(MOD([.$A257];[.E$1])&lt;FLOOR([.E$1]/2);0;[.E$2]))" office:value-type="float" office:value="255" calcext:value-type="float">
            <text:p>255</text:p>
          </table:table-cell>
          <table:table-cell table:formula="of:=IF(MOD([.$A257];[.F$1])&lt;[.F$1]/2;FLOOR(MOD([.$A257];[.F$1]) * [.F$2] *2 / ([.F$1]-1));[.F$2]-FLOOR(MOD(FLOOR([.$A257]-[.F$1]/2);[.F$1]) * [.F$2] *2 / ([.F$1]-1)))" office:value-type="float" office:value="5" calcext:value-type="float">
            <text:p>5</text:p>
          </table:table-cell>
          <table:table-cell table:formula="of:=FLOOR([.G$2] * POWER(SIN( PI() * [.$A257] / [.G$1] );2))" office:value-type="float" office:value="0" calcext:value-type="float">
            <text:p>0</text:p>
          </table:table-cell>
          <table:table-cell table:formula="of:=[.H$2]-FLOOR(POWER(IF(MOD([.$A257];[.H$1])&lt;[.H$1]/2;FLOOR(MOD([.$A257];[.H$1]) * [.H$2] *2 / ([.H$1]-1));[.H$2]-FLOOR(MOD(FLOOR([.$A257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7] / [.I$1] )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FLOOR([.$B$2]/2 + [.$B$2]/2 * SIN(2 *  PI() * [.$A258] / [.$B$1] ))" office:value-type="float" office:value="121" calcext:value-type="float">
            <text:p>121</text:p>
          </table:table-cell>
          <table:table-cell table:formula="of:=FLOOR(MOD([.$A258];[.C$1]) * [.C$2] / ([.C$1]-1))" office:value-type="float" office:value="254" calcext:value-type="float">
            <text:p>254</text:p>
          </table:table-cell>
          <table:table-cell table:formula="of:=FLOOR(MOD([.D$1]-[.$A258] -1;[.D$1]) * [.D$2] / ([.D$1]-1))" office:value-type="float" office:value="1" calcext:value-type="float">
            <text:p>1</text:p>
          </table:table-cell>
          <table:table-cell table:formula="of:=(IF(MOD([.$A258];[.E$1])&lt;FLOOR([.E$1]/2);0;[.E$2]))" office:value-type="float" office:value="255" calcext:value-type="float">
            <text:p>255</text:p>
          </table:table-cell>
          <table:table-cell table:formula="of:=IF(MOD([.$A258];[.F$1])&lt;[.F$1]/2;FLOOR(MOD([.$A258];[.F$1]) * [.F$2] *2 / ([.F$1]-1));[.F$2]-FLOOR(MOD(FLOOR([.$A258]-[.F$1]/2);[.F$1]) * [.F$2] *2 / ([.F$1]-1)))" office:value-type="float" office:value="3" calcext:value-type="float">
            <text:p>3</text:p>
          </table:table-cell>
          <table:table-cell table:formula="of:=FLOOR([.G$2] * POWER(SIN( PI() * [.$A258] / [.G$1] );2))" office:value-type="float" office:value="0" calcext:value-type="float">
            <text:p>0</text:p>
          </table:table-cell>
          <table:table-cell table:formula="of:=[.H$2]-FLOOR(POWER(IF(MOD([.$A258];[.H$1])&lt;[.H$1]/2;FLOOR(MOD([.$A258];[.H$1]) * [.H$2] *2 / ([.H$1]-1));[.H$2]-FLOOR(MOD(FLOOR([.$A258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8] / [.I$1] )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FLOOR([.$B$2]/2 + [.$B$2]/2 * SIN(2 *  PI() * [.$A259] / [.$B$1] ))" office:value-type="float" office:value="124" calcext:value-type="float">
            <text:p>124</text:p>
          </table:table-cell>
          <table:table-cell table:formula="of:=FLOOR(MOD([.$A259];[.C$1]) * [.C$2] / ([.C$1]-1))" office:value-type="float" office:value="255" calcext:value-type="float">
            <text:p>255</text:p>
          </table:table-cell>
          <table:table-cell table:formula="of:=FLOOR(MOD([.D$1]-[.$A259] -1;[.D$1]) * [.D$2] / ([.D$1]-1))" office:value-type="float" office:value="0" calcext:value-type="float">
            <text:p>0</text:p>
          </table:table-cell>
          <table:table-cell table:formula="of:=(IF(MOD([.$A259];[.E$1])&lt;FLOOR([.E$1]/2);0;[.E$2]))" office:value-type="float" office:value="255" calcext:value-type="float">
            <text:p>255</text:p>
          </table:table-cell>
          <table:table-cell table:formula="of:=IF(MOD([.$A259];[.F$1])&lt;[.F$1]/2;FLOOR(MOD([.$A259];[.F$1]) * [.F$2] *2 / ([.F$1]-1));[.F$2]-FLOOR(MOD(FLOOR([.$A259]-[.F$1]/2);[.F$1]) * [.F$2] *2 / ([.F$1]-1)))" office:value-type="float" office:value="1" calcext:value-type="float">
            <text:p>1</text:p>
          </table:table-cell>
          <table:table-cell table:formula="of:=FLOOR([.G$2] * POWER(SIN( PI() * [.$A259] / [.G$1] );2))" office:value-type="float" office:value="0" calcext:value-type="float">
            <text:p>0</text:p>
          </table:table-cell>
          <table:table-cell table:formula="of:=[.H$2]-FLOOR(POWER(IF(MOD([.$A259];[.H$1])&lt;[.H$1]/2;FLOOR(MOD([.$A259];[.H$1]) * [.H$2] *2 / ([.H$1]-1));[.H$2]-FLOOR(MOD(FLOOR([.$A259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9] / [.I$1] 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FLOOR([.$B$2]/2 + [.$B$2]/2 * SIN(2 *  PI() * [.$A260] / [.$B$1] ))" office:value-type="float" office:value="127" calcext:value-type="float">
            <text:p>127</text:p>
          </table:table-cell>
          <table:table-cell table:formula="of:=FLOOR(MOD([.$A260];[.C$1]) * [.C$2] / ([.C$1]-1))" office:value-type="float" office:value="0" calcext:value-type="float">
            <text:p>0</text:p>
          </table:table-cell>
          <table:table-cell table:formula="of:=FLOOR(MOD([.D$1]-[.$A260] -1;[.D$1]) * [.D$2] / ([.D$1]-1))" office:value-type="float" office:value="255" calcext:value-type="float">
            <text:p>255</text:p>
          </table:table-cell>
          <table:table-cell table:formula="of:=(IF(MOD([.$A260];[.E$1])&lt;FLOOR([.E$1]/2);0;[.E$2]))" office:value-type="float" office:value="0" calcext:value-type="float">
            <text:p>0</text:p>
          </table:table-cell>
          <table:table-cell table:formula="of:=IF(MOD([.$A260];[.F$1])&lt;[.F$1]/2;FLOOR(MOD([.$A260];[.F$1]) * [.F$2] *2 / ([.F$1]-1));[.F$2]-FLOOR(MOD(FLOOR([.$A260]-[.F$1]/2);[.F$1]) * [.F$2] *2 / ([.F$1]-1)))" office:value-type="float" office:value="0" calcext:value-type="float">
            <text:p>0</text:p>
          </table:table-cell>
          <table:table-cell table:formula="of:=FLOOR([.G$2] * POWER(SIN( PI() * [.$A260] / [.G$1] );2))" office:value-type="float" office:value="0" calcext:value-type="float">
            <text:p>0</text:p>
          </table:table-cell>
          <table:table-cell table:formula="of:=[.H$2]-FLOOR(POWER(IF(MOD([.$A260];[.H$1])&lt;[.H$1]/2;FLOOR(MOD([.$A260];[.H$1]) * [.H$2] *2 / ([.H$1]-1));[.H$2]-FLOOR(MOD(FLOOR([.$A260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0] / [.I$1] 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FLOOR([.$B$2]/2 + [.$B$2]/2 * SIN(2 *  PI() * [.$A261] / [.$B$1] ))" office:value-type="float" office:value="130" calcext:value-type="float">
            <text:p>130</text:p>
          </table:table-cell>
          <table:table-cell table:formula="of:=FLOOR(MOD([.$A261];[.C$1]) * [.C$2] / ([.C$1]-1))" office:value-type="float" office:value="1" calcext:value-type="float">
            <text:p>1</text:p>
          </table:table-cell>
          <table:table-cell table:formula="of:=FLOOR(MOD([.D$1]-[.$A261] -1;[.D$1]) * [.D$2] / ([.D$1]-1))" office:value-type="float" office:value="254" calcext:value-type="float">
            <text:p>254</text:p>
          </table:table-cell>
          <table:table-cell table:formula="of:=(IF(MOD([.$A261];[.E$1])&lt;FLOOR([.E$1]/2);0;[.E$2]))" office:value-type="float" office:value="0" calcext:value-type="float">
            <text:p>0</text:p>
          </table:table-cell>
          <table:table-cell table:formula="of:=IF(MOD([.$A261];[.F$1])&lt;[.F$1]/2;FLOOR(MOD([.$A261];[.F$1]) * [.F$2] *2 / ([.F$1]-1));[.F$2]-FLOOR(MOD(FLOOR([.$A261]-[.F$1]/2);[.F$1]) * [.F$2] *2 / ([.F$1]-1)))" office:value-type="float" office:value="2" calcext:value-type="float">
            <text:p>2</text:p>
          </table:table-cell>
          <table:table-cell table:formula="of:=FLOOR([.G$2] * POWER(SIN( PI() * [.$A261] / [.G$1] );2))" office:value-type="float" office:value="0" calcext:value-type="float">
            <text:p>0</text:p>
          </table:table-cell>
          <table:table-cell table:formula="of:=[.H$2]-FLOOR(POWER(IF(MOD([.$A261];[.H$1])&lt;[.H$1]/2;FLOOR(MOD([.$A261];[.H$1]) * [.H$2] *2 / ([.H$1]-1));[.H$2]-FLOOR(MOD(FLOOR([.$A261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1] / [.I$1] 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FLOOR([.$B$2]/2 + [.$B$2]/2 * SIN(2 *  PI() * [.$A262] / [.$B$1] ))" office:value-type="float" office:value="133" calcext:value-type="float">
            <text:p>133</text:p>
          </table:table-cell>
          <table:table-cell table:formula="of:=FLOOR(MOD([.$A262];[.C$1]) * [.C$2] / ([.C$1]-1))" office:value-type="float" office:value="2" calcext:value-type="float">
            <text:p>2</text:p>
          </table:table-cell>
          <table:table-cell table:formula="of:=FLOOR(MOD([.D$1]-[.$A262] -1;[.D$1]) * [.D$2] / ([.D$1]-1))" office:value-type="float" office:value="253" calcext:value-type="float">
            <text:p>253</text:p>
          </table:table-cell>
          <table:table-cell table:formula="of:=(IF(MOD([.$A262];[.E$1])&lt;FLOOR([.E$1]/2);0;[.E$2]))" office:value-type="float" office:value="0" calcext:value-type="float">
            <text:p>0</text:p>
          </table:table-cell>
          <table:table-cell table:formula="of:=IF(MOD([.$A262];[.F$1])&lt;[.F$1]/2;FLOOR(MOD([.$A262];[.F$1]) * [.F$2] *2 / ([.F$1]-1));[.F$2]-FLOOR(MOD(FLOOR([.$A262]-[.F$1]/2);[.F$1]) * [.F$2] *2 / ([.F$1]-1)))" office:value-type="float" office:value="4" calcext:value-type="float">
            <text:p>4</text:p>
          </table:table-cell>
          <table:table-cell table:formula="of:=FLOOR([.G$2] * POWER(SIN( PI() * [.$A262] / [.G$1] );2))" office:value-type="float" office:value="0" calcext:value-type="float">
            <text:p>0</text:p>
          </table:table-cell>
          <table:table-cell table:formula="of:=[.H$2]-FLOOR(POWER(IF(MOD([.$A262];[.H$1])&lt;[.H$1]/2;FLOOR(MOD([.$A262];[.H$1]) * [.H$2] *2 / ([.H$1]-1));[.H$2]-FLOOR(MOD(FLOOR([.$A262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2] / [.I$1] )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FLOOR([.$B$2]/2 + [.$B$2]/2 * SIN(2 *  PI() * [.$A263] / [.$B$1] ))" office:value-type="float" office:value="136" calcext:value-type="float">
            <text:p>136</text:p>
          </table:table-cell>
          <table:table-cell table:formula="of:=FLOOR(MOD([.$A263];[.C$1]) * [.C$2] / ([.C$1]-1))" office:value-type="float" office:value="3" calcext:value-type="float">
            <text:p>3</text:p>
          </table:table-cell>
          <table:table-cell table:formula="of:=FLOOR(MOD([.D$1]-[.$A263] -1;[.D$1]) * [.D$2] / ([.D$1]-1))" office:value-type="float" office:value="252" calcext:value-type="float">
            <text:p>252</text:p>
          </table:table-cell>
          <table:table-cell table:formula="of:=(IF(MOD([.$A263];[.E$1])&lt;FLOOR([.E$1]/2);0;[.E$2]))" office:value-type="float" office:value="0" calcext:value-type="float">
            <text:p>0</text:p>
          </table:table-cell>
          <table:table-cell table:formula="of:=IF(MOD([.$A263];[.F$1])&lt;[.F$1]/2;FLOOR(MOD([.$A263];[.F$1]) * [.F$2] *2 / ([.F$1]-1));[.F$2]-FLOOR(MOD(FLOOR([.$A263]-[.F$1]/2);[.F$1]) * [.F$2] *2 / ([.F$1]-1)))" office:value-type="float" office:value="6" calcext:value-type="float">
            <text:p>6</text:p>
          </table:table-cell>
          <table:table-cell table:formula="of:=FLOOR([.G$2] * POWER(SIN( PI() * [.$A263] / [.G$1] );2))" office:value-type="float" office:value="0" calcext:value-type="float">
            <text:p>0</text:p>
          </table:table-cell>
          <table:table-cell table:formula="of:=[.H$2]-FLOOR(POWER(IF(MOD([.$A263];[.H$1])&lt;[.H$1]/2;FLOOR(MOD([.$A263];[.H$1]) * [.H$2] *2 / ([.H$1]-1));[.H$2]-FLOOR(MOD(FLOOR([.$A263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3] / [.I$1] )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FLOOR([.$B$2]/2 + [.$B$2]/2 * SIN(2 *  PI() * [.$A264] / [.$B$1] ))" office:value-type="float" office:value="139" calcext:value-type="float">
            <text:p>139</text:p>
          </table:table-cell>
          <table:table-cell table:formula="of:=FLOOR(MOD([.$A264];[.C$1]) * [.C$2] / ([.C$1]-1))" office:value-type="float" office:value="4" calcext:value-type="float">
            <text:p>4</text:p>
          </table:table-cell>
          <table:table-cell table:formula="of:=FLOOR(MOD([.D$1]-[.$A264] -1;[.D$1]) * [.D$2] / ([.D$1]-1))" office:value-type="float" office:value="251" calcext:value-type="float">
            <text:p>251</text:p>
          </table:table-cell>
          <table:table-cell table:formula="of:=(IF(MOD([.$A264];[.E$1])&lt;FLOOR([.E$1]/2);0;[.E$2]))" office:value-type="float" office:value="0" calcext:value-type="float">
            <text:p>0</text:p>
          </table:table-cell>
          <table:table-cell table:formula="of:=IF(MOD([.$A264];[.F$1])&lt;[.F$1]/2;FLOOR(MOD([.$A264];[.F$1]) * [.F$2] *2 / ([.F$1]-1));[.F$2]-FLOOR(MOD(FLOOR([.$A264]-[.F$1]/2);[.F$1]) * [.F$2] *2 / ([.F$1]-1)))" office:value-type="float" office:value="8" calcext:value-type="float">
            <text:p>8</text:p>
          </table:table-cell>
          <table:table-cell table:formula="of:=FLOOR([.G$2] * POWER(SIN( PI() * [.$A264] / [.G$1] );2))" office:value-type="float" office:value="0" calcext:value-type="float">
            <text:p>0</text:p>
          </table:table-cell>
          <table:table-cell table:formula="of:=[.H$2]-FLOOR(POWER(IF(MOD([.$A264];[.H$1])&lt;[.H$1]/2;FLOOR(MOD([.$A264];[.H$1]) * [.H$2] *2 / ([.H$1]-1));[.H$2]-FLOOR(MOD(FLOOR([.$A264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4] / [.I$1] )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FLOOR([.$B$2]/2 + [.$B$2]/2 * SIN(2 *  PI() * [.$A265] / [.$B$1] ))" office:value-type="float" office:value="143" calcext:value-type="float">
            <text:p>143</text:p>
          </table:table-cell>
          <table:table-cell table:formula="of:=FLOOR(MOD([.$A265];[.C$1]) * [.C$2] / ([.C$1]-1))" office:value-type="float" office:value="5" calcext:value-type="float">
            <text:p>5</text:p>
          </table:table-cell>
          <table:table-cell table:formula="of:=FLOOR(MOD([.D$1]-[.$A265] -1;[.D$1]) * [.D$2] / ([.D$1]-1))" office:value-type="float" office:value="250" calcext:value-type="float">
            <text:p>250</text:p>
          </table:table-cell>
          <table:table-cell table:formula="of:=(IF(MOD([.$A265];[.E$1])&lt;FLOOR([.E$1]/2);0;[.E$2]))" office:value-type="float" office:value="0" calcext:value-type="float">
            <text:p>0</text:p>
          </table:table-cell>
          <table:table-cell table:formula="of:=IF(MOD([.$A265];[.F$1])&lt;[.F$1]/2;FLOOR(MOD([.$A265];[.F$1]) * [.F$2] *2 / ([.F$1]-1));[.F$2]-FLOOR(MOD(FLOOR([.$A265]-[.F$1]/2);[.F$1]) * [.F$2] *2 / ([.F$1]-1)))" office:value-type="float" office:value="10" calcext:value-type="float">
            <text:p>10</text:p>
          </table:table-cell>
          <table:table-cell table:formula="of:=FLOOR([.G$2] * POWER(SIN( PI() * [.$A265] / [.G$1] );2))" office:value-type="float" office:value="0" calcext:value-type="float">
            <text:p>0</text:p>
          </table:table-cell>
          <table:table-cell table:formula="of:=[.H$2]-FLOOR(POWER(IF(MOD([.$A265];[.H$1])&lt;[.H$1]/2;FLOOR(MOD([.$A265];[.H$1]) * [.H$2] *2 / ([.H$1]-1));[.H$2]-FLOOR(MOD(FLOOR([.$A265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5] / [.I$1] )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FLOOR([.$B$2]/2 + [.$B$2]/2 * SIN(2 *  PI() * [.$A266] / [.$B$1] ))" office:value-type="float" office:value="146" calcext:value-type="float">
            <text:p>146</text:p>
          </table:table-cell>
          <table:table-cell table:formula="of:=FLOOR(MOD([.$A266];[.C$1]) * [.C$2] / ([.C$1]-1))" office:value-type="float" office:value="6" calcext:value-type="float">
            <text:p>6</text:p>
          </table:table-cell>
          <table:table-cell table:formula="of:=FLOOR(MOD([.D$1]-[.$A266] -1;[.D$1]) * [.D$2] / ([.D$1]-1))" office:value-type="float" office:value="249" calcext:value-type="float">
            <text:p>249</text:p>
          </table:table-cell>
          <table:table-cell table:formula="of:=(IF(MOD([.$A266];[.E$1])&lt;FLOOR([.E$1]/2);0;[.E$2]))" office:value-type="float" office:value="0" calcext:value-type="float">
            <text:p>0</text:p>
          </table:table-cell>
          <table:table-cell table:formula="of:=IF(MOD([.$A266];[.F$1])&lt;[.F$1]/2;FLOOR(MOD([.$A266];[.F$1]) * [.F$2] *2 / ([.F$1]-1));[.F$2]-FLOOR(MOD(FLOOR([.$A266]-[.F$1]/2);[.F$1]) * [.F$2] *2 / ([.F$1]-1)))" office:value-type="float" office:value="12" calcext:value-type="float">
            <text:p>12</text:p>
          </table:table-cell>
          <table:table-cell table:formula="of:=FLOOR([.G$2] * POWER(SIN( PI() * [.$A266] / [.G$1] );2))" office:value-type="float" office:value="1" calcext:value-type="float">
            <text:p>1</text:p>
          </table:table-cell>
          <table:table-cell table:formula="of:=[.H$2]-FLOOR(POWER(IF(MOD([.$A266];[.H$1])&lt;[.H$1]/2;FLOOR(MOD([.$A266];[.H$1]) * [.H$2] *2 / ([.H$1]-1));[.H$2]-FLOOR(MOD(FLOOR([.$A266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6] / [.I$1] )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FLOOR([.$B$2]/2 + [.$B$2]/2 * SIN(2 *  PI() * [.$A267] / [.$B$1] ))" office:value-type="float" office:value="149" calcext:value-type="float">
            <text:p>149</text:p>
          </table:table-cell>
          <table:table-cell table:formula="of:=FLOOR(MOD([.$A267];[.C$1]) * [.C$2] / ([.C$1]-1))" office:value-type="float" office:value="7" calcext:value-type="float">
            <text:p>7</text:p>
          </table:table-cell>
          <table:table-cell table:formula="of:=FLOOR(MOD([.D$1]-[.$A267] -1;[.D$1]) * [.D$2] / ([.D$1]-1))" office:value-type="float" office:value="248" calcext:value-type="float">
            <text:p>248</text:p>
          </table:table-cell>
          <table:table-cell table:formula="of:=(IF(MOD([.$A267];[.E$1])&lt;FLOOR([.E$1]/2);0;[.E$2]))" office:value-type="float" office:value="0" calcext:value-type="float">
            <text:p>0</text:p>
          </table:table-cell>
          <table:table-cell table:formula="of:=IF(MOD([.$A267];[.F$1])&lt;[.F$1]/2;FLOOR(MOD([.$A267];[.F$1]) * [.F$2] *2 / ([.F$1]-1));[.F$2]-FLOOR(MOD(FLOOR([.$A267]-[.F$1]/2);[.F$1]) * [.F$2] *2 / ([.F$1]-1)))" office:value-type="float" office:value="14" calcext:value-type="float">
            <text:p>14</text:p>
          </table:table-cell>
          <table:table-cell table:formula="of:=FLOOR([.G$2] * POWER(SIN( PI() * [.$A267] / [.G$1] );2))" office:value-type="float" office:value="1" calcext:value-type="float">
            <text:p>1</text:p>
          </table:table-cell>
          <table:table-cell table:formula="of:=[.H$2]-FLOOR(POWER(IF(MOD([.$A267];[.H$1])&lt;[.H$1]/2;FLOOR(MOD([.$A267];[.H$1]) * [.H$2] *2 / ([.H$1]-1));[.H$2]-FLOOR(MOD(FLOOR([.$A267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7] / [.I$1] )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FLOOR([.$B$2]/2 + [.$B$2]/2 * SIN(2 *  PI() * [.$A268] / [.$B$1] ))" office:value-type="float" office:value="152" calcext:value-type="float">
            <text:p>152</text:p>
          </table:table-cell>
          <table:table-cell table:formula="of:=FLOOR(MOD([.$A268];[.C$1]) * [.C$2] / ([.C$1]-1))" office:value-type="float" office:value="8" calcext:value-type="float">
            <text:p>8</text:p>
          </table:table-cell>
          <table:table-cell table:formula="of:=FLOOR(MOD([.D$1]-[.$A268] -1;[.D$1]) * [.D$2] / ([.D$1]-1))" office:value-type="float" office:value="247" calcext:value-type="float">
            <text:p>247</text:p>
          </table:table-cell>
          <table:table-cell table:formula="of:=(IF(MOD([.$A268];[.E$1])&lt;FLOOR([.E$1]/2);0;[.E$2]))" office:value-type="float" office:value="0" calcext:value-type="float">
            <text:p>0</text:p>
          </table:table-cell>
          <table:table-cell table:formula="of:=IF(MOD([.$A268];[.F$1])&lt;[.F$1]/2;FLOOR(MOD([.$A268];[.F$1]) * [.F$2] *2 / ([.F$1]-1));[.F$2]-FLOOR(MOD(FLOOR([.$A268]-[.F$1]/2);[.F$1]) * [.F$2] *2 / ([.F$1]-1)))" office:value-type="float" office:value="16" calcext:value-type="float">
            <text:p>16</text:p>
          </table:table-cell>
          <table:table-cell table:formula="of:=FLOOR([.G$2] * POWER(SIN( PI() * [.$A268] / [.G$1] );2))" office:value-type="float" office:value="2" calcext:value-type="float">
            <text:p>2</text:p>
          </table:table-cell>
          <table:table-cell table:formula="of:=[.H$2]-FLOOR(POWER(IF(MOD([.$A268];[.H$1])&lt;[.H$1]/2;FLOOR(MOD([.$A268];[.H$1]) * [.H$2] *2 / ([.H$1]-1));[.H$2]-FLOOR(MOD(FLOOR([.$A268]-[.H$1]/2);[.H$1]) * [.H$2] *2 / ([.H$1]-1)));2)/[.H$2])" office:value-type="float" office:value="254" calcext:value-type="float">
            <text:p>254</text:p>
          </table:table-cell>
          <table:table-cell table:formula="of:=FLOOR( [.I$2] * ABS(SIN( PI() * [.$A268] / [.I$1] )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FLOOR([.$B$2]/2 + [.$B$2]/2 * SIN(2 *  PI() * [.$A269] / [.$B$1] ))" office:value-type="float" office:value="155" calcext:value-type="float">
            <text:p>155</text:p>
          </table:table-cell>
          <table:table-cell table:formula="of:=FLOOR(MOD([.$A269];[.C$1]) * [.C$2] / ([.C$1]-1))" office:value-type="float" office:value="9" calcext:value-type="float">
            <text:p>9</text:p>
          </table:table-cell>
          <table:table-cell table:formula="of:=FLOOR(MOD([.D$1]-[.$A269] -1;[.D$1]) * [.D$2] / ([.D$1]-1))" office:value-type="float" office:value="246" calcext:value-type="float">
            <text:p>246</text:p>
          </table:table-cell>
          <table:table-cell table:formula="of:=(IF(MOD([.$A269];[.E$1])&lt;FLOOR([.E$1]/2);0;[.E$2]))" office:value-type="float" office:value="0" calcext:value-type="float">
            <text:p>0</text:p>
          </table:table-cell>
          <table:table-cell table:formula="of:=IF(MOD([.$A269];[.F$1])&lt;[.F$1]/2;FLOOR(MOD([.$A269];[.F$1]) * [.F$2] *2 / ([.F$1]-1));[.F$2]-FLOOR(MOD(FLOOR([.$A269]-[.F$1]/2);[.F$1]) * [.F$2] *2 / ([.F$1]-1)))" office:value-type="float" office:value="18" calcext:value-type="float">
            <text:p>18</text:p>
          </table:table-cell>
          <table:table-cell table:formula="of:=FLOOR([.G$2] * POWER(SIN( PI() * [.$A269] / [.G$1] );2))" office:value-type="float" office:value="3" calcext:value-type="float">
            <text:p>3</text:p>
          </table:table-cell>
          <table:table-cell table:formula="of:=[.H$2]-FLOOR(POWER(IF(MOD([.$A269];[.H$1])&lt;[.H$1]/2;FLOOR(MOD([.$A269];[.H$1]) * [.H$2] *2 / ([.H$1]-1));[.H$2]-FLOOR(MOD(FLOOR([.$A269]-[.H$1]/2);[.H$1]) * [.H$2] *2 / ([.H$1]-1)));2)/[.H$2])" office:value-type="float" office:value="254" calcext:value-type="float">
            <text:p>254</text:p>
          </table:table-cell>
          <table:table-cell table:formula="of:=FLOOR( [.I$2] * ABS(SIN( PI() * [.$A269] / [.I$1] )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FLOOR([.$B$2]/2 + [.$B$2]/2 * SIN(2 *  PI() * [.$A270] / [.$B$1] ))" office:value-type="float" office:value="158" calcext:value-type="float">
            <text:p>158</text:p>
          </table:table-cell>
          <table:table-cell table:formula="of:=FLOOR(MOD([.$A270];[.C$1]) * [.C$2] / ([.C$1]-1))" office:value-type="float" office:value="10" calcext:value-type="float">
            <text:p>10</text:p>
          </table:table-cell>
          <table:table-cell table:formula="of:=FLOOR(MOD([.D$1]-[.$A270] -1;[.D$1]) * [.D$2] / ([.D$1]-1))" office:value-type="float" office:value="245" calcext:value-type="float">
            <text:p>245</text:p>
          </table:table-cell>
          <table:table-cell table:formula="of:=(IF(MOD([.$A270];[.E$1])&lt;FLOOR([.E$1]/2);0;[.E$2]))" office:value-type="float" office:value="0" calcext:value-type="float">
            <text:p>0</text:p>
          </table:table-cell>
          <table:table-cell table:formula="of:=IF(MOD([.$A270];[.F$1])&lt;[.F$1]/2;FLOOR(MOD([.$A270];[.F$1]) * [.F$2] *2 / ([.F$1]-1));[.F$2]-FLOOR(MOD(FLOOR([.$A270]-[.F$1]/2);[.F$1]) * [.F$2] *2 / ([.F$1]-1)))" office:value-type="float" office:value="20" calcext:value-type="float">
            <text:p>20</text:p>
          </table:table-cell>
          <table:table-cell table:formula="of:=FLOOR([.G$2] * POWER(SIN( PI() * [.$A270] / [.G$1] );2))" office:value-type="float" office:value="3" calcext:value-type="float">
            <text:p>3</text:p>
          </table:table-cell>
          <table:table-cell table:formula="of:=[.H$2]-FLOOR(POWER(IF(MOD([.$A270];[.H$1])&lt;[.H$1]/2;FLOOR(MOD([.$A270];[.H$1]) * [.H$2] *2 / ([.H$1]-1));[.H$2]-FLOOR(MOD(FLOOR([.$A270]-[.H$1]/2);[.H$1]) * [.H$2] *2 / ([.H$1]-1)));2)/[.H$2])" office:value-type="float" office:value="254" calcext:value-type="float">
            <text:p>254</text:p>
          </table:table-cell>
          <table:table-cell table:formula="of:=FLOOR( [.I$2] * ABS(SIN( PI() * [.$A270] / [.I$1] )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FLOOR([.$B$2]/2 + [.$B$2]/2 * SIN(2 *  PI() * [.$A271] / [.$B$1] ))" office:value-type="float" office:value="161" calcext:value-type="float">
            <text:p>161</text:p>
          </table:table-cell>
          <table:table-cell table:formula="of:=FLOOR(MOD([.$A271];[.C$1]) * [.C$2] / ([.C$1]-1))" office:value-type="float" office:value="11" calcext:value-type="float">
            <text:p>11</text:p>
          </table:table-cell>
          <table:table-cell table:formula="of:=FLOOR(MOD([.D$1]-[.$A271] -1;[.D$1]) * [.D$2] / ([.D$1]-1))" office:value-type="float" office:value="244" calcext:value-type="float">
            <text:p>244</text:p>
          </table:table-cell>
          <table:table-cell table:formula="of:=(IF(MOD([.$A271];[.E$1])&lt;FLOOR([.E$1]/2);0;[.E$2]))" office:value-type="float" office:value="0" calcext:value-type="float">
            <text:p>0</text:p>
          </table:table-cell>
          <table:table-cell table:formula="of:=IF(MOD([.$A271];[.F$1])&lt;[.F$1]/2;FLOOR(MOD([.$A271];[.F$1]) * [.F$2] *2 / ([.F$1]-1));[.F$2]-FLOOR(MOD(FLOOR([.$A271]-[.F$1]/2);[.F$1]) * [.F$2] *2 / ([.F$1]-1)))" office:value-type="float" office:value="22" calcext:value-type="float">
            <text:p>22</text:p>
          </table:table-cell>
          <table:table-cell table:formula="of:=FLOOR([.G$2] * POWER(SIN( PI() * [.$A271] / [.G$1] );2))" office:value-type="float" office:value="4" calcext:value-type="float">
            <text:p>4</text:p>
          </table:table-cell>
          <table:table-cell table:formula="of:=[.H$2]-FLOOR(POWER(IF(MOD([.$A271];[.H$1])&lt;[.H$1]/2;FLOOR(MOD([.$A271];[.H$1]) * [.H$2] *2 / ([.H$1]-1));[.H$2]-FLOOR(MOD(FLOOR([.$A271]-[.H$1]/2);[.H$1]) * [.H$2] *2 / ([.H$1]-1)));2)/[.H$2])" office:value-type="float" office:value="254" calcext:value-type="float">
            <text:p>254</text:p>
          </table:table-cell>
          <table:table-cell table:formula="of:=FLOOR( [.I$2] * ABS(SIN( PI() * [.$A271] / [.I$1] )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FLOOR([.$B$2]/2 + [.$B$2]/2 * SIN(2 *  PI() * [.$A272] / [.$B$1] ))" office:value-type="float" office:value="164" calcext:value-type="float">
            <text:p>164</text:p>
          </table:table-cell>
          <table:table-cell table:formula="of:=FLOOR(MOD([.$A272];[.C$1]) * [.C$2] / ([.C$1]-1))" office:value-type="float" office:value="12" calcext:value-type="float">
            <text:p>12</text:p>
          </table:table-cell>
          <table:table-cell table:formula="of:=FLOOR(MOD([.D$1]-[.$A272] -1;[.D$1]) * [.D$2] / ([.D$1]-1))" office:value-type="float" office:value="243" calcext:value-type="float">
            <text:p>243</text:p>
          </table:table-cell>
          <table:table-cell table:formula="of:=(IF(MOD([.$A272];[.E$1])&lt;FLOOR([.E$1]/2);0;[.E$2]))" office:value-type="float" office:value="0" calcext:value-type="float">
            <text:p>0</text:p>
          </table:table-cell>
          <table:table-cell table:formula="of:=IF(MOD([.$A272];[.F$1])&lt;[.F$1]/2;FLOOR(MOD([.$A272];[.F$1]) * [.F$2] *2 / ([.F$1]-1));[.F$2]-FLOOR(MOD(FLOOR([.$A272]-[.F$1]/2);[.F$1]) * [.F$2] *2 / ([.F$1]-1)))" office:value-type="float" office:value="24" calcext:value-type="float">
            <text:p>24</text:p>
          </table:table-cell>
          <table:table-cell table:formula="of:=FLOOR([.G$2] * POWER(SIN( PI() * [.$A272] / [.G$1] );2))" office:value-type="float" office:value="5" calcext:value-type="float">
            <text:p>5</text:p>
          </table:table-cell>
          <table:table-cell table:formula="of:=[.H$2]-FLOOR(POWER(IF(MOD([.$A272];[.H$1])&lt;[.H$1]/2;FLOOR(MOD([.$A272];[.H$1]) * [.H$2] *2 / ([.H$1]-1));[.H$2]-FLOOR(MOD(FLOOR([.$A272]-[.H$1]/2);[.H$1]) * [.H$2] *2 / ([.H$1]-1)));2)/[.H$2])" office:value-type="float" office:value="253" calcext:value-type="float">
            <text:p>253</text:p>
          </table:table-cell>
          <table:table-cell table:formula="of:=FLOOR( [.I$2] * ABS(SIN( PI() * [.$A272] / [.I$1] )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FLOOR([.$B$2]/2 + [.$B$2]/2 * SIN(2 *  PI() * [.$A273] / [.$B$1] ))" office:value-type="float" office:value="167" calcext:value-type="float">
            <text:p>167</text:p>
          </table:table-cell>
          <table:table-cell table:formula="of:=FLOOR(MOD([.$A273];[.C$1]) * [.C$2] / ([.C$1]-1))" office:value-type="float" office:value="13" calcext:value-type="float">
            <text:p>13</text:p>
          </table:table-cell>
          <table:table-cell table:formula="of:=FLOOR(MOD([.D$1]-[.$A273] -1;[.D$1]) * [.D$2] / ([.D$1]-1))" office:value-type="float" office:value="242" calcext:value-type="float">
            <text:p>242</text:p>
          </table:table-cell>
          <table:table-cell table:formula="of:=(IF(MOD([.$A273];[.E$1])&lt;FLOOR([.E$1]/2);0;[.E$2]))" office:value-type="float" office:value="0" calcext:value-type="float">
            <text:p>0</text:p>
          </table:table-cell>
          <table:table-cell table:formula="of:=IF(MOD([.$A273];[.F$1])&lt;[.F$1]/2;FLOOR(MOD([.$A273];[.F$1]) * [.F$2] *2 / ([.F$1]-1));[.F$2]-FLOOR(MOD(FLOOR([.$A273]-[.F$1]/2);[.F$1]) * [.F$2] *2 / ([.F$1]-1)))" office:value-type="float" office:value="26" calcext:value-type="float">
            <text:p>26</text:p>
          </table:table-cell>
          <table:table-cell table:formula="of:=FLOOR([.G$2] * POWER(SIN( PI() * [.$A273] / [.G$1] );2))" office:value-type="float" office:value="6" calcext:value-type="float">
            <text:p>6</text:p>
          </table:table-cell>
          <table:table-cell table:formula="of:=[.H$2]-FLOOR(POWER(IF(MOD([.$A273];[.H$1])&lt;[.H$1]/2;FLOOR(MOD([.$A273];[.H$1]) * [.H$2] *2 / ([.H$1]-1));[.H$2]-FLOOR(MOD(FLOOR([.$A273]-[.H$1]/2);[.H$1]) * [.H$2] *2 / ([.H$1]-1)));2)/[.H$2])" office:value-type="float" office:value="253" calcext:value-type="float">
            <text:p>253</text:p>
          </table:table-cell>
          <table:table-cell table:formula="of:=FLOOR( [.I$2] * ABS(SIN( PI() * [.$A273] / [.I$1] 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FLOOR([.$B$2]/2 + [.$B$2]/2 * SIN(2 *  PI() * [.$A274] / [.$B$1] ))" office:value-type="float" office:value="170" calcext:value-type="float">
            <text:p>170</text:p>
          </table:table-cell>
          <table:table-cell table:formula="of:=FLOOR(MOD([.$A274];[.C$1]) * [.C$2] / ([.C$1]-1))" office:value-type="float" office:value="14" calcext:value-type="float">
            <text:p>14</text:p>
          </table:table-cell>
          <table:table-cell table:formula="of:=FLOOR(MOD([.D$1]-[.$A274] -1;[.D$1]) * [.D$2] / ([.D$1]-1))" office:value-type="float" office:value="241" calcext:value-type="float">
            <text:p>241</text:p>
          </table:table-cell>
          <table:table-cell table:formula="of:=(IF(MOD([.$A274];[.E$1])&lt;FLOOR([.E$1]/2);0;[.E$2]))" office:value-type="float" office:value="0" calcext:value-type="float">
            <text:p>0</text:p>
          </table:table-cell>
          <table:table-cell table:formula="of:=IF(MOD([.$A274];[.F$1])&lt;[.F$1]/2;FLOOR(MOD([.$A274];[.F$1]) * [.F$2] *2 / ([.F$1]-1));[.F$2]-FLOOR(MOD(FLOOR([.$A274]-[.F$1]/2);[.F$1]) * [.F$2] *2 / ([.F$1]-1)))" office:value-type="float" office:value="28" calcext:value-type="float">
            <text:p>28</text:p>
          </table:table-cell>
          <table:table-cell table:formula="of:=FLOOR([.G$2] * POWER(SIN( PI() * [.$A274] / [.G$1] );2))" office:value-type="float" office:value="7" calcext:value-type="float">
            <text:p>7</text:p>
          </table:table-cell>
          <table:table-cell table:formula="of:=[.H$2]-FLOOR(POWER(IF(MOD([.$A274];[.H$1])&lt;[.H$1]/2;FLOOR(MOD([.$A274];[.H$1]) * [.H$2] *2 / ([.H$1]-1));[.H$2]-FLOOR(MOD(FLOOR([.$A274]-[.H$1]/2);[.H$1]) * [.H$2] *2 / ([.H$1]-1)));2)/[.H$2])" office:value-type="float" office:value="252" calcext:value-type="float">
            <text:p>252</text:p>
          </table:table-cell>
          <table:table-cell table:formula="of:=FLOOR( [.I$2] * ABS(SIN( PI() * [.$A274] / [.I$1] )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FLOOR([.$B$2]/2 + [.$B$2]/2 * SIN(2 *  PI() * [.$A275] / [.$B$1] ))" office:value-type="float" office:value="173" calcext:value-type="float">
            <text:p>173</text:p>
          </table:table-cell>
          <table:table-cell table:formula="of:=FLOOR(MOD([.$A275];[.C$1]) * [.C$2] / ([.C$1]-1))" office:value-type="float" office:value="15" calcext:value-type="float">
            <text:p>15</text:p>
          </table:table-cell>
          <table:table-cell table:formula="of:=FLOOR(MOD([.D$1]-[.$A275] -1;[.D$1]) * [.D$2] / ([.D$1]-1))" office:value-type="float" office:value="240" calcext:value-type="float">
            <text:p>240</text:p>
          </table:table-cell>
          <table:table-cell table:formula="of:=(IF(MOD([.$A275];[.E$1])&lt;FLOOR([.E$1]/2);0;[.E$2]))" office:value-type="float" office:value="0" calcext:value-type="float">
            <text:p>0</text:p>
          </table:table-cell>
          <table:table-cell table:formula="of:=IF(MOD([.$A275];[.F$1])&lt;[.F$1]/2;FLOOR(MOD([.$A275];[.F$1]) * [.F$2] *2 / ([.F$1]-1));[.F$2]-FLOOR(MOD(FLOOR([.$A275]-[.F$1]/2);[.F$1]) * [.F$2] *2 / ([.F$1]-1)))" office:value-type="float" office:value="30" calcext:value-type="float">
            <text:p>30</text:p>
          </table:table-cell>
          <table:table-cell table:formula="of:=FLOOR([.G$2] * POWER(SIN( PI() * [.$A275] / [.G$1] );2))" office:value-type="float" office:value="8" calcext:value-type="float">
            <text:p>8</text:p>
          </table:table-cell>
          <table:table-cell table:formula="of:=[.H$2]-FLOOR(POWER(IF(MOD([.$A275];[.H$1])&lt;[.H$1]/2;FLOOR(MOD([.$A275];[.H$1]) * [.H$2] *2 / ([.H$1]-1));[.H$2]-FLOOR(MOD(FLOOR([.$A275]-[.H$1]/2);[.H$1]) * [.H$2] *2 / ([.H$1]-1)));2)/[.H$2])" office:value-type="float" office:value="252" calcext:value-type="float">
            <text:p>252</text:p>
          </table:table-cell>
          <table:table-cell table:formula="of:=FLOOR( [.I$2] * ABS(SIN( PI() * [.$A275] / [.I$1] )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FLOOR([.$B$2]/2 + [.$B$2]/2 * SIN(2 *  PI() * [.$A276] / [.$B$1] ))" office:value-type="float" office:value="176" calcext:value-type="float">
            <text:p>176</text:p>
          </table:table-cell>
          <table:table-cell table:formula="of:=FLOOR(MOD([.$A276];[.C$1]) * [.C$2] / ([.C$1]-1))" office:value-type="float" office:value="16" calcext:value-type="float">
            <text:p>16</text:p>
          </table:table-cell>
          <table:table-cell table:formula="of:=FLOOR(MOD([.D$1]-[.$A276] -1;[.D$1]) * [.D$2] / ([.D$1]-1))" office:value-type="float" office:value="239" calcext:value-type="float">
            <text:p>239</text:p>
          </table:table-cell>
          <table:table-cell table:formula="of:=(IF(MOD([.$A276];[.E$1])&lt;FLOOR([.E$1]/2);0;[.E$2]))" office:value-type="float" office:value="0" calcext:value-type="float">
            <text:p>0</text:p>
          </table:table-cell>
          <table:table-cell table:formula="of:=IF(MOD([.$A276];[.F$1])&lt;[.F$1]/2;FLOOR(MOD([.$A276];[.F$1]) * [.F$2] *2 / ([.F$1]-1));[.F$2]-FLOOR(MOD(FLOOR([.$A276]-[.F$1]/2);[.F$1]) * [.F$2] *2 / ([.F$1]-1)))" office:value-type="float" office:value="32" calcext:value-type="float">
            <text:p>32</text:p>
          </table:table-cell>
          <table:table-cell table:formula="of:=FLOOR([.G$2] * POWER(SIN( PI() * [.$A276] / [.G$1] );2))" office:value-type="float" office:value="9" calcext:value-type="float">
            <text:p>9</text:p>
          </table:table-cell>
          <table:table-cell table:formula="of:=[.H$2]-FLOOR(POWER(IF(MOD([.$A276];[.H$1])&lt;[.H$1]/2;FLOOR(MOD([.$A276];[.H$1]) * [.H$2] *2 / ([.H$1]-1));[.H$2]-FLOOR(MOD(FLOOR([.$A276]-[.H$1]/2);[.H$1]) * [.H$2] *2 / ([.H$1]-1)));2)/[.H$2])" office:value-type="float" office:value="251" calcext:value-type="float">
            <text:p>251</text:p>
          </table:table-cell>
          <table:table-cell table:formula="of:=FLOOR( [.I$2] * ABS(SIN( PI() * [.$A276] / [.I$1] )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FLOOR([.$B$2]/2 + [.$B$2]/2 * SIN(2 *  PI() * [.$A277] / [.$B$1] ))" office:value-type="float" office:value="179" calcext:value-type="float">
            <text:p>179</text:p>
          </table:table-cell>
          <table:table-cell table:formula="of:=FLOOR(MOD([.$A277];[.C$1]) * [.C$2] / ([.C$1]-1))" office:value-type="float" office:value="17" calcext:value-type="float">
            <text:p>17</text:p>
          </table:table-cell>
          <table:table-cell table:formula="of:=FLOOR(MOD([.D$1]-[.$A277] -1;[.D$1]) * [.D$2] / ([.D$1]-1))" office:value-type="float" office:value="238" calcext:value-type="float">
            <text:p>238</text:p>
          </table:table-cell>
          <table:table-cell table:formula="of:=(IF(MOD([.$A277];[.E$1])&lt;FLOOR([.E$1]/2);0;[.E$2]))" office:value-type="float" office:value="0" calcext:value-type="float">
            <text:p>0</text:p>
          </table:table-cell>
          <table:table-cell table:formula="of:=IF(MOD([.$A277];[.F$1])&lt;[.F$1]/2;FLOOR(MOD([.$A277];[.F$1]) * [.F$2] *2 / ([.F$1]-1));[.F$2]-FLOOR(MOD(FLOOR([.$A277]-[.F$1]/2);[.F$1]) * [.F$2] *2 / ([.F$1]-1)))" office:value-type="float" office:value="34" calcext:value-type="float">
            <text:p>34</text:p>
          </table:table-cell>
          <table:table-cell table:formula="of:=FLOOR([.G$2] * POWER(SIN( PI() * [.$A277] / [.G$1] );2))" office:value-type="float" office:value="10" calcext:value-type="float">
            <text:p>10</text:p>
          </table:table-cell>
          <table:table-cell table:formula="of:=[.H$2]-FLOOR(POWER(IF(MOD([.$A277];[.H$1])&lt;[.H$1]/2;FLOOR(MOD([.$A277];[.H$1]) * [.H$2] *2 / ([.H$1]-1));[.H$2]-FLOOR(MOD(FLOOR([.$A277]-[.H$1]/2);[.H$1]) * [.H$2] *2 / ([.H$1]-1)));2)/[.H$2])" office:value-type="float" office:value="251" calcext:value-type="float">
            <text:p>251</text:p>
          </table:table-cell>
          <table:table-cell table:formula="of:=FLOOR( [.I$2] * ABS(SIN( PI() * [.$A277] / [.I$1] )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FLOOR([.$B$2]/2 + [.$B$2]/2 * SIN(2 *  PI() * [.$A278] / [.$B$1] ))" office:value-type="float" office:value="182" calcext:value-type="float">
            <text:p>182</text:p>
          </table:table-cell>
          <table:table-cell table:formula="of:=FLOOR(MOD([.$A278];[.C$1]) * [.C$2] / ([.C$1]-1))" office:value-type="float" office:value="18" calcext:value-type="float">
            <text:p>18</text:p>
          </table:table-cell>
          <table:table-cell table:formula="of:=FLOOR(MOD([.D$1]-[.$A278] -1;[.D$1]) * [.D$2] / ([.D$1]-1))" office:value-type="float" office:value="237" calcext:value-type="float">
            <text:p>237</text:p>
          </table:table-cell>
          <table:table-cell table:formula="of:=(IF(MOD([.$A278];[.E$1])&lt;FLOOR([.E$1]/2);0;[.E$2]))" office:value-type="float" office:value="0" calcext:value-type="float">
            <text:p>0</text:p>
          </table:table-cell>
          <table:table-cell table:formula="of:=IF(MOD([.$A278];[.F$1])&lt;[.F$1]/2;FLOOR(MOD([.$A278];[.F$1]) * [.F$2] *2 / ([.F$1]-1));[.F$2]-FLOOR(MOD(FLOOR([.$A278]-[.F$1]/2);[.F$1]) * [.F$2] *2 / ([.F$1]-1)))" office:value-type="float" office:value="36" calcext:value-type="float">
            <text:p>36</text:p>
          </table:table-cell>
          <table:table-cell table:formula="of:=FLOOR([.G$2] * POWER(SIN( PI() * [.$A278] / [.G$1] );2))" office:value-type="float" office:value="12" calcext:value-type="float">
            <text:p>12</text:p>
          </table:table-cell>
          <table:table-cell table:formula="of:=[.H$2]-FLOOR(POWER(IF(MOD([.$A278];[.H$1])&lt;[.H$1]/2;FLOOR(MOD([.$A278];[.H$1]) * [.H$2] *2 / ([.H$1]-1));[.H$2]-FLOOR(MOD(FLOOR([.$A278]-[.H$1]/2);[.H$1]) * [.H$2] *2 / ([.H$1]-1)));2)/[.H$2])" office:value-type="float" office:value="250" calcext:value-type="float">
            <text:p>250</text:p>
          </table:table-cell>
          <table:table-cell table:formula="of:=FLOOR( [.I$2] * ABS(SIN( PI() * [.$A278] / [.I$1] 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FLOOR([.$B$2]/2 + [.$B$2]/2 * SIN(2 *  PI() * [.$A279] / [.$B$1] ))" office:value-type="float" office:value="184" calcext:value-type="float">
            <text:p>184</text:p>
          </table:table-cell>
          <table:table-cell table:formula="of:=FLOOR(MOD([.$A279];[.C$1]) * [.C$2] / ([.C$1]-1))" office:value-type="float" office:value="19" calcext:value-type="float">
            <text:p>19</text:p>
          </table:table-cell>
          <table:table-cell table:formula="of:=FLOOR(MOD([.D$1]-[.$A279] -1;[.D$1]) * [.D$2] / ([.D$1]-1))" office:value-type="float" office:value="236" calcext:value-type="float">
            <text:p>236</text:p>
          </table:table-cell>
          <table:table-cell table:formula="of:=(IF(MOD([.$A279];[.E$1])&lt;FLOOR([.E$1]/2);0;[.E$2]))" office:value-type="float" office:value="0" calcext:value-type="float">
            <text:p>0</text:p>
          </table:table-cell>
          <table:table-cell table:formula="of:=IF(MOD([.$A279];[.F$1])&lt;[.F$1]/2;FLOOR(MOD([.$A279];[.F$1]) * [.F$2] *2 / ([.F$1]-1));[.F$2]-FLOOR(MOD(FLOOR([.$A279]-[.F$1]/2);[.F$1]) * [.F$2] *2 / ([.F$1]-1)))" office:value-type="float" office:value="38" calcext:value-type="float">
            <text:p>38</text:p>
          </table:table-cell>
          <table:table-cell table:formula="of:=FLOOR([.G$2] * POWER(SIN( PI() * [.$A279] / [.G$1] );2))" office:value-type="float" office:value="13" calcext:value-type="float">
            <text:p>13</text:p>
          </table:table-cell>
          <table:table-cell table:formula="of:=[.H$2]-FLOOR(POWER(IF(MOD([.$A279];[.H$1])&lt;[.H$1]/2;FLOOR(MOD([.$A279];[.H$1]) * [.H$2] *2 / ([.H$1]-1));[.H$2]-FLOOR(MOD(FLOOR([.$A279]-[.H$1]/2);[.H$1]) * [.H$2] *2 / ([.H$1]-1)));2)/[.H$2])" office:value-type="float" office:value="250" calcext:value-type="float">
            <text:p>250</text:p>
          </table:table-cell>
          <table:table-cell table:formula="of:=FLOOR( [.I$2] * ABS(SIN( PI() * [.$A279] / [.I$1] 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FLOOR([.$B$2]/2 + [.$B$2]/2 * SIN(2 *  PI() * [.$A280] / [.$B$1] ))" office:value-type="float" office:value="187" calcext:value-type="float">
            <text:p>187</text:p>
          </table:table-cell>
          <table:table-cell table:formula="of:=FLOOR(MOD([.$A280];[.C$1]) * [.C$2] / ([.C$1]-1))" office:value-type="float" office:value="20" calcext:value-type="float">
            <text:p>20</text:p>
          </table:table-cell>
          <table:table-cell table:formula="of:=FLOOR(MOD([.D$1]-[.$A280] -1;[.D$1]) * [.D$2] / ([.D$1]-1))" office:value-type="float" office:value="235" calcext:value-type="float">
            <text:p>235</text:p>
          </table:table-cell>
          <table:table-cell table:formula="of:=(IF(MOD([.$A280];[.E$1])&lt;FLOOR([.E$1]/2);0;[.E$2]))" office:value-type="float" office:value="0" calcext:value-type="float">
            <text:p>0</text:p>
          </table:table-cell>
          <table:table-cell table:formula="of:=IF(MOD([.$A280];[.F$1])&lt;[.F$1]/2;FLOOR(MOD([.$A280];[.F$1]) * [.F$2] *2 / ([.F$1]-1));[.F$2]-FLOOR(MOD(FLOOR([.$A280]-[.F$1]/2);[.F$1]) * [.F$2] *2 / ([.F$1]-1)))" office:value-type="float" office:value="40" calcext:value-type="float">
            <text:p>40</text:p>
          </table:table-cell>
          <table:table-cell table:formula="of:=FLOOR([.G$2] * POWER(SIN( PI() * [.$A280] / [.G$1] );2))" office:value-type="float" office:value="15" calcext:value-type="float">
            <text:p>15</text:p>
          </table:table-cell>
          <table:table-cell table:formula="of:=[.H$2]-FLOOR(POWER(IF(MOD([.$A280];[.H$1])&lt;[.H$1]/2;FLOOR(MOD([.$A280];[.H$1]) * [.H$2] *2 / ([.H$1]-1));[.H$2]-FLOOR(MOD(FLOOR([.$A280]-[.H$1]/2);[.H$1]) * [.H$2] *2 / ([.H$1]-1)));2)/[.H$2])" office:value-type="float" office:value="249" calcext:value-type="float">
            <text:p>249</text:p>
          </table:table-cell>
          <table:table-cell table:formula="of:=FLOOR( [.I$2] * ABS(SIN( PI() * [.$A280] / [.I$1] )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FLOOR([.$B$2]/2 + [.$B$2]/2 * SIN(2 *  PI() * [.$A281] / [.$B$1] ))" office:value-type="float" office:value="190" calcext:value-type="float">
            <text:p>190</text:p>
          </table:table-cell>
          <table:table-cell table:formula="of:=FLOOR(MOD([.$A281];[.C$1]) * [.C$2] / ([.C$1]-1))" office:value-type="float" office:value="21" calcext:value-type="float">
            <text:p>21</text:p>
          </table:table-cell>
          <table:table-cell table:formula="of:=FLOOR(MOD([.D$1]-[.$A281] -1;[.D$1]) * [.D$2] / ([.D$1]-1))" office:value-type="float" office:value="234" calcext:value-type="float">
            <text:p>234</text:p>
          </table:table-cell>
          <table:table-cell table:formula="of:=(IF(MOD([.$A281];[.E$1])&lt;FLOOR([.E$1]/2);0;[.E$2]))" office:value-type="float" office:value="0" calcext:value-type="float">
            <text:p>0</text:p>
          </table:table-cell>
          <table:table-cell table:formula="of:=IF(MOD([.$A281];[.F$1])&lt;[.F$1]/2;FLOOR(MOD([.$A281];[.F$1]) * [.F$2] *2 / ([.F$1]-1));[.F$2]-FLOOR(MOD(FLOOR([.$A281]-[.F$1]/2);[.F$1]) * [.F$2] *2 / ([.F$1]-1)))" office:value-type="float" office:value="42" calcext:value-type="float">
            <text:p>42</text:p>
          </table:table-cell>
          <table:table-cell table:formula="of:=FLOOR([.G$2] * POWER(SIN( PI() * [.$A281] / [.G$1] );2))" office:value-type="float" office:value="16" calcext:value-type="float">
            <text:p>16</text:p>
          </table:table-cell>
          <table:table-cell table:formula="of:=[.H$2]-FLOOR(POWER(IF(MOD([.$A281];[.H$1])&lt;[.H$1]/2;FLOOR(MOD([.$A281];[.H$1]) * [.H$2] *2 / ([.H$1]-1));[.H$2]-FLOOR(MOD(FLOOR([.$A281]-[.H$1]/2);[.H$1]) * [.H$2] *2 / ([.H$1]-1)));2)/[.H$2])" office:value-type="float" office:value="249" calcext:value-type="float">
            <text:p>249</text:p>
          </table:table-cell>
          <table:table-cell table:formula="of:=FLOOR( [.I$2] * ABS(SIN( PI() * [.$A281] / [.I$1] )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FLOOR([.$B$2]/2 + [.$B$2]/2 * SIN(2 *  PI() * [.$A282] / [.$B$1] ))" office:value-type="float" office:value="193" calcext:value-type="float">
            <text:p>193</text:p>
          </table:table-cell>
          <table:table-cell table:formula="of:=FLOOR(MOD([.$A282];[.C$1]) * [.C$2] / ([.C$1]-1))" office:value-type="float" office:value="22" calcext:value-type="float">
            <text:p>22</text:p>
          </table:table-cell>
          <table:table-cell table:formula="of:=FLOOR(MOD([.D$1]-[.$A282] -1;[.D$1]) * [.D$2] / ([.D$1]-1))" office:value-type="float" office:value="233" calcext:value-type="float">
            <text:p>233</text:p>
          </table:table-cell>
          <table:table-cell table:formula="of:=(IF(MOD([.$A282];[.E$1])&lt;FLOOR([.E$1]/2);0;[.E$2]))" office:value-type="float" office:value="0" calcext:value-type="float">
            <text:p>0</text:p>
          </table:table-cell>
          <table:table-cell table:formula="of:=IF(MOD([.$A282];[.F$1])&lt;[.F$1]/2;FLOOR(MOD([.$A282];[.F$1]) * [.F$2] *2 / ([.F$1]-1));[.F$2]-FLOOR(MOD(FLOOR([.$A282]-[.F$1]/2);[.F$1]) * [.F$2] *2 / ([.F$1]-1)))" office:value-type="float" office:value="44" calcext:value-type="float">
            <text:p>44</text:p>
          </table:table-cell>
          <table:table-cell table:formula="of:=FLOOR([.G$2] * POWER(SIN( PI() * [.$A282] / [.G$1] );2))" office:value-type="float" office:value="18" calcext:value-type="float">
            <text:p>18</text:p>
          </table:table-cell>
          <table:table-cell table:formula="of:=[.H$2]-FLOOR(POWER(IF(MOD([.$A282];[.H$1])&lt;[.H$1]/2;FLOOR(MOD([.$A282];[.H$1]) * [.H$2] *2 / ([.H$1]-1));[.H$2]-FLOOR(MOD(FLOOR([.$A282]-[.H$1]/2);[.H$1]) * [.H$2] *2 / ([.H$1]-1)));2)/[.H$2])" office:value-type="float" office:value="248" calcext:value-type="float">
            <text:p>248</text:p>
          </table:table-cell>
          <table:table-cell table:formula="of:=FLOOR( [.I$2] * ABS(SIN( PI() * [.$A282] / [.I$1] )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FLOOR([.$B$2]/2 + [.$B$2]/2 * SIN(2 *  PI() * [.$A283] / [.$B$1] ))" office:value-type="float" office:value="195" calcext:value-type="float">
            <text:p>195</text:p>
          </table:table-cell>
          <table:table-cell table:formula="of:=FLOOR(MOD([.$A283];[.C$1]) * [.C$2] / ([.C$1]-1))" office:value-type="float" office:value="23" calcext:value-type="float">
            <text:p>23</text:p>
          </table:table-cell>
          <table:table-cell table:formula="of:=FLOOR(MOD([.D$1]-[.$A283] -1;[.D$1]) * [.D$2] / ([.D$1]-1))" office:value-type="float" office:value="232" calcext:value-type="float">
            <text:p>232</text:p>
          </table:table-cell>
          <table:table-cell table:formula="of:=(IF(MOD([.$A283];[.E$1])&lt;FLOOR([.E$1]/2);0;[.E$2]))" office:value-type="float" office:value="0" calcext:value-type="float">
            <text:p>0</text:p>
          </table:table-cell>
          <table:table-cell table:formula="of:=IF(MOD([.$A283];[.F$1])&lt;[.F$1]/2;FLOOR(MOD([.$A283];[.F$1]) * [.F$2] *2 / ([.F$1]-1));[.F$2]-FLOOR(MOD(FLOOR([.$A283]-[.F$1]/2);[.F$1]) * [.F$2] *2 / ([.F$1]-1)))" office:value-type="float" office:value="46" calcext:value-type="float">
            <text:p>46</text:p>
          </table:table-cell>
          <table:table-cell table:formula="of:=FLOOR([.G$2] * POWER(SIN( PI() * [.$A283] / [.G$1] );2))" office:value-type="float" office:value="19" calcext:value-type="float">
            <text:p>19</text:p>
          </table:table-cell>
          <table:table-cell table:formula="of:=[.H$2]-FLOOR(POWER(IF(MOD([.$A283];[.H$1])&lt;[.H$1]/2;FLOOR(MOD([.$A283];[.H$1]) * [.H$2] *2 / ([.H$1]-1));[.H$2]-FLOOR(MOD(FLOOR([.$A283]-[.H$1]/2);[.H$1]) * [.H$2] *2 / ([.H$1]-1)));2)/[.H$2])" office:value-type="float" office:value="247" calcext:value-type="float">
            <text:p>247</text:p>
          </table:table-cell>
          <table:table-cell table:formula="of:=FLOOR( [.I$2] * ABS(SIN( PI() * [.$A283] / [.I$1] )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FLOOR([.$B$2]/2 + [.$B$2]/2 * SIN(2 *  PI() * [.$A284] / [.$B$1] ))" office:value-type="float" office:value="198" calcext:value-type="float">
            <text:p>198</text:p>
          </table:table-cell>
          <table:table-cell table:formula="of:=FLOOR(MOD([.$A284];[.C$1]) * [.C$2] / ([.C$1]-1))" office:value-type="float" office:value="24" calcext:value-type="float">
            <text:p>24</text:p>
          </table:table-cell>
          <table:table-cell table:formula="of:=FLOOR(MOD([.D$1]-[.$A284] -1;[.D$1]) * [.D$2] / ([.D$1]-1))" office:value-type="float" office:value="231" calcext:value-type="float">
            <text:p>231</text:p>
          </table:table-cell>
          <table:table-cell table:formula="of:=(IF(MOD([.$A284];[.E$1])&lt;FLOOR([.E$1]/2);0;[.E$2]))" office:value-type="float" office:value="0" calcext:value-type="float">
            <text:p>0</text:p>
          </table:table-cell>
          <table:table-cell table:formula="of:=IF(MOD([.$A284];[.F$1])&lt;[.F$1]/2;FLOOR(MOD([.$A284];[.F$1]) * [.F$2] *2 / ([.F$1]-1));[.F$2]-FLOOR(MOD(FLOOR([.$A284]-[.F$1]/2);[.F$1]) * [.F$2] *2 / ([.F$1]-1)))" office:value-type="float" office:value="48" calcext:value-type="float">
            <text:p>48</text:p>
          </table:table-cell>
          <table:table-cell table:formula="of:=FLOOR([.G$2] * POWER(SIN( PI() * [.$A284] / [.G$1] );2))" office:value-type="float" office:value="21" calcext:value-type="float">
            <text:p>21</text:p>
          </table:table-cell>
          <table:table-cell table:formula="of:=[.H$2]-FLOOR(POWER(IF(MOD([.$A284];[.H$1])&lt;[.H$1]/2;FLOOR(MOD([.$A284];[.H$1]) * [.H$2] *2 / ([.H$1]-1));[.H$2]-FLOOR(MOD(FLOOR([.$A284]-[.H$1]/2);[.H$1]) * [.H$2] *2 / ([.H$1]-1)));2)/[.H$2])" office:value-type="float" office:value="246" calcext:value-type="float">
            <text:p>246</text:p>
          </table:table-cell>
          <table:table-cell table:formula="of:=FLOOR( [.I$2] * ABS(SIN( PI() * [.$A284] / [.I$1] )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FLOOR([.$B$2]/2 + [.$B$2]/2 * SIN(2 *  PI() * [.$A285] / [.$B$1] ))" office:value-type="float" office:value="200" calcext:value-type="float">
            <text:p>200</text:p>
          </table:table-cell>
          <table:table-cell table:formula="of:=FLOOR(MOD([.$A285];[.C$1]) * [.C$2] / ([.C$1]-1))" office:value-type="float" office:value="25" calcext:value-type="float">
            <text:p>25</text:p>
          </table:table-cell>
          <table:table-cell table:formula="of:=FLOOR(MOD([.D$1]-[.$A285] -1;[.D$1]) * [.D$2] / ([.D$1]-1))" office:value-type="float" office:value="230" calcext:value-type="float">
            <text:p>230</text:p>
          </table:table-cell>
          <table:table-cell table:formula="of:=(IF(MOD([.$A285];[.E$1])&lt;FLOOR([.E$1]/2);0;[.E$2]))" office:value-type="float" office:value="0" calcext:value-type="float">
            <text:p>0</text:p>
          </table:table-cell>
          <table:table-cell table:formula="of:=IF(MOD([.$A285];[.F$1])&lt;[.F$1]/2;FLOOR(MOD([.$A285];[.F$1]) * [.F$2] *2 / ([.F$1]-1));[.F$2]-FLOOR(MOD(FLOOR([.$A285]-[.F$1]/2);[.F$1]) * [.F$2] *2 / ([.F$1]-1)))" office:value-type="float" office:value="50" calcext:value-type="float">
            <text:p>50</text:p>
          </table:table-cell>
          <table:table-cell table:formula="of:=FLOOR([.G$2] * POWER(SIN( PI() * [.$A285] / [.G$1] );2))" office:value-type="float" office:value="23" calcext:value-type="float">
            <text:p>23</text:p>
          </table:table-cell>
          <table:table-cell table:formula="of:=[.H$2]-FLOOR(POWER(IF(MOD([.$A285];[.H$1])&lt;[.H$1]/2;FLOOR(MOD([.$A285];[.H$1]) * [.H$2] *2 / ([.H$1]-1));[.H$2]-FLOOR(MOD(FLOOR([.$A285]-[.H$1]/2);[.H$1]) * [.H$2] *2 / ([.H$1]-1)));2)/[.H$2])" office:value-type="float" office:value="246" calcext:value-type="float">
            <text:p>246</text:p>
          </table:table-cell>
          <table:table-cell table:formula="of:=FLOOR( [.I$2] * ABS(SIN( PI() * [.$A285] / [.I$1] )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FLOOR([.$B$2]/2 + [.$B$2]/2 * SIN(2 *  PI() * [.$A286] / [.$B$1] ))" office:value-type="float" office:value="203" calcext:value-type="float">
            <text:p>203</text:p>
          </table:table-cell>
          <table:table-cell table:formula="of:=FLOOR(MOD([.$A286];[.C$1]) * [.C$2] / ([.C$1]-1))" office:value-type="float" office:value="26" calcext:value-type="float">
            <text:p>26</text:p>
          </table:table-cell>
          <table:table-cell table:formula="of:=FLOOR(MOD([.D$1]-[.$A286] -1;[.D$1]) * [.D$2] / ([.D$1]-1))" office:value-type="float" office:value="229" calcext:value-type="float">
            <text:p>229</text:p>
          </table:table-cell>
          <table:table-cell table:formula="of:=(IF(MOD([.$A286];[.E$1])&lt;FLOOR([.E$1]/2);0;[.E$2]))" office:value-type="float" office:value="0" calcext:value-type="float">
            <text:p>0</text:p>
          </table:table-cell>
          <table:table-cell table:formula="of:=IF(MOD([.$A286];[.F$1])&lt;[.F$1]/2;FLOOR(MOD([.$A286];[.F$1]) * [.F$2] *2 / ([.F$1]-1));[.F$2]-FLOOR(MOD(FLOOR([.$A286]-[.F$1]/2);[.F$1]) * [.F$2] *2 / ([.F$1]-1)))" office:value-type="float" office:value="52" calcext:value-type="float">
            <text:p>52</text:p>
          </table:table-cell>
          <table:table-cell table:formula="of:=FLOOR([.G$2] * POWER(SIN( PI() * [.$A286] / [.G$1] );2))" office:value-type="float" office:value="25" calcext:value-type="float">
            <text:p>25</text:p>
          </table:table-cell>
          <table:table-cell table:formula="of:=[.H$2]-FLOOR(POWER(IF(MOD([.$A286];[.H$1])&lt;[.H$1]/2;FLOOR(MOD([.$A286];[.H$1]) * [.H$2] *2 / ([.H$1]-1));[.H$2]-FLOOR(MOD(FLOOR([.$A286]-[.H$1]/2);[.H$1]) * [.H$2] *2 / ([.H$1]-1)));2)/[.H$2])" office:value-type="float" office:value="245" calcext:value-type="float">
            <text:p>245</text:p>
          </table:table-cell>
          <table:table-cell table:formula="of:=FLOOR( [.I$2] * ABS(SIN( PI() * [.$A286] / [.I$1] )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FLOOR([.$B$2]/2 + [.$B$2]/2 * SIN(2 *  PI() * [.$A287] / [.$B$1] ))" office:value-type="float" office:value="205" calcext:value-type="float">
            <text:p>205</text:p>
          </table:table-cell>
          <table:table-cell table:formula="of:=FLOOR(MOD([.$A287];[.C$1]) * [.C$2] / ([.C$1]-1))" office:value-type="float" office:value="27" calcext:value-type="float">
            <text:p>27</text:p>
          </table:table-cell>
          <table:table-cell table:formula="of:=FLOOR(MOD([.D$1]-[.$A287] -1;[.D$1]) * [.D$2] / ([.D$1]-1))" office:value-type="float" office:value="228" calcext:value-type="float">
            <text:p>228</text:p>
          </table:table-cell>
          <table:table-cell table:formula="of:=(IF(MOD([.$A287];[.E$1])&lt;FLOOR([.E$1]/2);0;[.E$2]))" office:value-type="float" office:value="0" calcext:value-type="float">
            <text:p>0</text:p>
          </table:table-cell>
          <table:table-cell table:formula="of:=IF(MOD([.$A287];[.F$1])&lt;[.F$1]/2;FLOOR(MOD([.$A287];[.F$1]) * [.F$2] *2 / ([.F$1]-1));[.F$2]-FLOOR(MOD(FLOOR([.$A287]-[.F$1]/2);[.F$1]) * [.F$2] *2 / ([.F$1]-1)))" office:value-type="float" office:value="54" calcext:value-type="float">
            <text:p>54</text:p>
          </table:table-cell>
          <table:table-cell table:formula="of:=FLOOR([.G$2] * POWER(SIN( PI() * [.$A287] / [.G$1] );2))" office:value-type="float" office:value="26" calcext:value-type="float">
            <text:p>26</text:p>
          </table:table-cell>
          <table:table-cell table:formula="of:=[.H$2]-FLOOR(POWER(IF(MOD([.$A287];[.H$1])&lt;[.H$1]/2;FLOOR(MOD([.$A287];[.H$1]) * [.H$2] *2 / ([.H$1]-1));[.H$2]-FLOOR(MOD(FLOOR([.$A287]-[.H$1]/2);[.H$1]) * [.H$2] *2 / ([.H$1]-1)));2)/[.H$2])" office:value-type="float" office:value="244" calcext:value-type="float">
            <text:p>244</text:p>
          </table:table-cell>
          <table:table-cell table:formula="of:=FLOOR( [.I$2] * ABS(SIN( PI() * [.$A287] / [.I$1] )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FLOOR([.$B$2]/2 + [.$B$2]/2 * SIN(2 *  PI() * [.$A288] / [.$B$1] ))" office:value-type="float" office:value="208" calcext:value-type="float">
            <text:p>208</text:p>
          </table:table-cell>
          <table:table-cell table:formula="of:=FLOOR(MOD([.$A288];[.C$1]) * [.C$2] / ([.C$1]-1))" office:value-type="float" office:value="28" calcext:value-type="float">
            <text:p>28</text:p>
          </table:table-cell>
          <table:table-cell table:formula="of:=FLOOR(MOD([.D$1]-[.$A288] -1;[.D$1]) * [.D$2] / ([.D$1]-1))" office:value-type="float" office:value="227" calcext:value-type="float">
            <text:p>227</text:p>
          </table:table-cell>
          <table:table-cell table:formula="of:=(IF(MOD([.$A288];[.E$1])&lt;FLOOR([.E$1]/2);0;[.E$2]))" office:value-type="float" office:value="0" calcext:value-type="float">
            <text:p>0</text:p>
          </table:table-cell>
          <table:table-cell table:formula="of:=IF(MOD([.$A288];[.F$1])&lt;[.F$1]/2;FLOOR(MOD([.$A288];[.F$1]) * [.F$2] *2 / ([.F$1]-1));[.F$2]-FLOOR(MOD(FLOOR([.$A288]-[.F$1]/2);[.F$1]) * [.F$2] *2 / ([.F$1]-1)))" office:value-type="float" office:value="56" calcext:value-type="float">
            <text:p>56</text:p>
          </table:table-cell>
          <table:table-cell table:formula="of:=FLOOR([.G$2] * POWER(SIN( PI() * [.$A288] / [.G$1] );2))" office:value-type="float" office:value="28" calcext:value-type="float">
            <text:p>28</text:p>
          </table:table-cell>
          <table:table-cell table:formula="of:=[.H$2]-FLOOR(POWER(IF(MOD([.$A288];[.H$1])&lt;[.H$1]/2;FLOOR(MOD([.$A288];[.H$1]) * [.H$2] *2 / ([.H$1]-1));[.H$2]-FLOOR(MOD(FLOOR([.$A288]-[.H$1]/2);[.H$1]) * [.H$2] *2 / ([.H$1]-1)));2)/[.H$2])" office:value-type="float" office:value="243" calcext:value-type="float">
            <text:p>243</text:p>
          </table:table-cell>
          <table:table-cell table:formula="of:=FLOOR( [.I$2] * ABS(SIN( PI() * [.$A288] / [.I$1] )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FLOOR([.$B$2]/2 + [.$B$2]/2 * SIN(2 *  PI() * [.$A289] / [.$B$1] ))" office:value-type="float" office:value="210" calcext:value-type="float">
            <text:p>210</text:p>
          </table:table-cell>
          <table:table-cell table:formula="of:=FLOOR(MOD([.$A289];[.C$1]) * [.C$2] / ([.C$1]-1))" office:value-type="float" office:value="29" calcext:value-type="float">
            <text:p>29</text:p>
          </table:table-cell>
          <table:table-cell table:formula="of:=FLOOR(MOD([.D$1]-[.$A289] -1;[.D$1]) * [.D$2] / ([.D$1]-1))" office:value-type="float" office:value="226" calcext:value-type="float">
            <text:p>226</text:p>
          </table:table-cell>
          <table:table-cell table:formula="of:=(IF(MOD([.$A289];[.E$1])&lt;FLOOR([.E$1]/2);0;[.E$2]))" office:value-type="float" office:value="0" calcext:value-type="float">
            <text:p>0</text:p>
          </table:table-cell>
          <table:table-cell table:formula="of:=IF(MOD([.$A289];[.F$1])&lt;[.F$1]/2;FLOOR(MOD([.$A289];[.F$1]) * [.F$2] *2 / ([.F$1]-1));[.F$2]-FLOOR(MOD(FLOOR([.$A289]-[.F$1]/2);[.F$1]) * [.F$2] *2 / ([.F$1]-1)))" office:value-type="float" office:value="58" calcext:value-type="float">
            <text:p>58</text:p>
          </table:table-cell>
          <table:table-cell table:formula="of:=FLOOR([.G$2] * POWER(SIN( PI() * [.$A289] / [.G$1] );2))" office:value-type="float" office:value="30" calcext:value-type="float">
            <text:p>30</text:p>
          </table:table-cell>
          <table:table-cell table:formula="of:=[.H$2]-FLOOR(POWER(IF(MOD([.$A289];[.H$1])&lt;[.H$1]/2;FLOOR(MOD([.$A289];[.H$1]) * [.H$2] *2 / ([.H$1]-1));[.H$2]-FLOOR(MOD(FLOOR([.$A289]-[.H$1]/2);[.H$1]) * [.H$2] *2 / ([.H$1]-1)));2)/[.H$2])" office:value-type="float" office:value="242" calcext:value-type="float">
            <text:p>242</text:p>
          </table:table-cell>
          <table:table-cell table:formula="of:=FLOOR( [.I$2] * ABS(SIN( PI() * [.$A289] / [.I$1] )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FLOOR([.$B$2]/2 + [.$B$2]/2 * SIN(2 *  PI() * [.$A290] / [.$B$1] ))" office:value-type="float" office:value="213" calcext:value-type="float">
            <text:p>213</text:p>
          </table:table-cell>
          <table:table-cell table:formula="of:=FLOOR(MOD([.$A290];[.C$1]) * [.C$2] / ([.C$1]-1))" office:value-type="float" office:value="30" calcext:value-type="float">
            <text:p>30</text:p>
          </table:table-cell>
          <table:table-cell table:formula="of:=FLOOR(MOD([.D$1]-[.$A290] -1;[.D$1]) * [.D$2] / ([.D$1]-1))" office:value-type="float" office:value="225" calcext:value-type="float">
            <text:p>225</text:p>
          </table:table-cell>
          <table:table-cell table:formula="of:=(IF(MOD([.$A290];[.E$1])&lt;FLOOR([.E$1]/2);0;[.E$2]))" office:value-type="float" office:value="0" calcext:value-type="float">
            <text:p>0</text:p>
          </table:table-cell>
          <table:table-cell table:formula="of:=IF(MOD([.$A290];[.F$1])&lt;[.F$1]/2;FLOOR(MOD([.$A290];[.F$1]) * [.F$2] *2 / ([.F$1]-1));[.F$2]-FLOOR(MOD(FLOOR([.$A290]-[.F$1]/2);[.F$1]) * [.F$2] *2 / ([.F$1]-1)))" office:value-type="float" office:value="60" calcext:value-type="float">
            <text:p>60</text:p>
          </table:table-cell>
          <table:table-cell table:formula="of:=FLOOR([.G$2] * POWER(SIN( PI() * [.$A290] / [.G$1] );2))" office:value-type="float" office:value="33" calcext:value-type="float">
            <text:p>33</text:p>
          </table:table-cell>
          <table:table-cell table:formula="of:=[.H$2]-FLOOR(POWER(IF(MOD([.$A290];[.H$1])&lt;[.H$1]/2;FLOOR(MOD([.$A290];[.H$1]) * [.H$2] *2 / ([.H$1]-1));[.H$2]-FLOOR(MOD(FLOOR([.$A290]-[.H$1]/2);[.H$1]) * [.H$2] *2 / ([.H$1]-1)));2)/[.H$2])" office:value-type="float" office:value="241" calcext:value-type="float">
            <text:p>241</text:p>
          </table:table-cell>
          <table:table-cell table:formula="of:=FLOOR( [.I$2] * ABS(SIN( PI() * [.$A290] / [.I$1] )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FLOOR([.$B$2]/2 + [.$B$2]/2 * SIN(2 *  PI() * [.$A291] / [.$B$1] ))" office:value-type="float" office:value="215" calcext:value-type="float">
            <text:p>215</text:p>
          </table:table-cell>
          <table:table-cell table:formula="of:=FLOOR(MOD([.$A291];[.C$1]) * [.C$2] / ([.C$1]-1))" office:value-type="float" office:value="31" calcext:value-type="float">
            <text:p>31</text:p>
          </table:table-cell>
          <table:table-cell table:formula="of:=FLOOR(MOD([.D$1]-[.$A291] -1;[.D$1]) * [.D$2] / ([.D$1]-1))" office:value-type="float" office:value="224" calcext:value-type="float">
            <text:p>224</text:p>
          </table:table-cell>
          <table:table-cell table:formula="of:=(IF(MOD([.$A291];[.E$1])&lt;FLOOR([.E$1]/2);0;[.E$2]))" office:value-type="float" office:value="0" calcext:value-type="float">
            <text:p>0</text:p>
          </table:table-cell>
          <table:table-cell table:formula="of:=IF(MOD([.$A291];[.F$1])&lt;[.F$1]/2;FLOOR(MOD([.$A291];[.F$1]) * [.F$2] *2 / ([.F$1]-1));[.F$2]-FLOOR(MOD(FLOOR([.$A291]-[.F$1]/2);[.F$1]) * [.F$2] *2 / ([.F$1]-1)))" office:value-type="float" office:value="62" calcext:value-type="float">
            <text:p>62</text:p>
          </table:table-cell>
          <table:table-cell table:formula="of:=FLOOR([.G$2] * POWER(SIN( PI() * [.$A291] / [.G$1] );2))" office:value-type="float" office:value="35" calcext:value-type="float">
            <text:p>35</text:p>
          </table:table-cell>
          <table:table-cell table:formula="of:=[.H$2]-FLOOR(POWER(IF(MOD([.$A291];[.H$1])&lt;[.H$1]/2;FLOOR(MOD([.$A291];[.H$1]) * [.H$2] *2 / ([.H$1]-1));[.H$2]-FLOOR(MOD(FLOOR([.$A291]-[.H$1]/2);[.H$1]) * [.H$2] *2 / ([.H$1]-1)));2)/[.H$2])" office:value-type="float" office:value="240" calcext:value-type="float">
            <text:p>240</text:p>
          </table:table-cell>
          <table:table-cell table:formula="of:=FLOOR( [.I$2] * ABS(SIN( PI() * [.$A291] / [.I$1] )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FLOOR([.$B$2]/2 + [.$B$2]/2 * SIN(2 *  PI() * [.$A292] / [.$B$1] ))" office:value-type="float" office:value="217" calcext:value-type="float">
            <text:p>217</text:p>
          </table:table-cell>
          <table:table-cell table:formula="of:=FLOOR(MOD([.$A292];[.C$1]) * [.C$2] / ([.C$1]-1))" office:value-type="float" office:value="32" calcext:value-type="float">
            <text:p>32</text:p>
          </table:table-cell>
          <table:table-cell table:formula="of:=FLOOR(MOD([.D$1]-[.$A292] -1;[.D$1]) * [.D$2] / ([.D$1]-1))" office:value-type="float" office:value="223" calcext:value-type="float">
            <text:p>223</text:p>
          </table:table-cell>
          <table:table-cell table:formula="of:=(IF(MOD([.$A292];[.E$1])&lt;FLOOR([.E$1]/2);0;[.E$2]))" office:value-type="float" office:value="0" calcext:value-type="float">
            <text:p>0</text:p>
          </table:table-cell>
          <table:table-cell table:formula="of:=IF(MOD([.$A292];[.F$1])&lt;[.F$1]/2;FLOOR(MOD([.$A292];[.F$1]) * [.F$2] *2 / ([.F$1]-1));[.F$2]-FLOOR(MOD(FLOOR([.$A292]-[.F$1]/2);[.F$1]) * [.F$2] *2 / ([.F$1]-1)))" office:value-type="float" office:value="64" calcext:value-type="float">
            <text:p>64</text:p>
          </table:table-cell>
          <table:table-cell table:formula="of:=FLOOR([.G$2] * POWER(SIN( PI() * [.$A292] / [.G$1] );2))" office:value-type="float" office:value="37" calcext:value-type="float">
            <text:p>37</text:p>
          </table:table-cell>
          <table:table-cell table:formula="of:=[.H$2]-FLOOR(POWER(IF(MOD([.$A292];[.H$1])&lt;[.H$1]/2;FLOOR(MOD([.$A292];[.H$1]) * [.H$2] *2 / ([.H$1]-1));[.H$2]-FLOOR(MOD(FLOOR([.$A292]-[.H$1]/2);[.H$1]) * [.H$2] *2 / ([.H$1]-1)));2)/[.H$2])" office:value-type="float" office:value="239" calcext:value-type="float">
            <text:p>239</text:p>
          </table:table-cell>
          <table:table-cell table:formula="of:=FLOOR( [.I$2] * ABS(SIN( PI() * [.$A292] / [.I$1] )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FLOOR([.$B$2]/2 + [.$B$2]/2 * SIN(2 *  PI() * [.$A293] / [.$B$1] ))" office:value-type="float" office:value="219" calcext:value-type="float">
            <text:p>219</text:p>
          </table:table-cell>
          <table:table-cell table:formula="of:=FLOOR(MOD([.$A293];[.C$1]) * [.C$2] / ([.C$1]-1))" office:value-type="float" office:value="33" calcext:value-type="float">
            <text:p>33</text:p>
          </table:table-cell>
          <table:table-cell table:formula="of:=FLOOR(MOD([.D$1]-[.$A293] -1;[.D$1]) * [.D$2] / ([.D$1]-1))" office:value-type="float" office:value="222" calcext:value-type="float">
            <text:p>222</text:p>
          </table:table-cell>
          <table:table-cell table:formula="of:=(IF(MOD([.$A293];[.E$1])&lt;FLOOR([.E$1]/2);0;[.E$2]))" office:value-type="float" office:value="0" calcext:value-type="float">
            <text:p>0</text:p>
          </table:table-cell>
          <table:table-cell table:formula="of:=IF(MOD([.$A293];[.F$1])&lt;[.F$1]/2;FLOOR(MOD([.$A293];[.F$1]) * [.F$2] *2 / ([.F$1]-1));[.F$2]-FLOOR(MOD(FLOOR([.$A293]-[.F$1]/2);[.F$1]) * [.F$2] *2 / ([.F$1]-1)))" office:value-type="float" office:value="66" calcext:value-type="float">
            <text:p>66</text:p>
          </table:table-cell>
          <table:table-cell table:formula="of:=FLOOR([.G$2] * POWER(SIN( PI() * [.$A293] / [.G$1] );2))" office:value-type="float" office:value="39" calcext:value-type="float">
            <text:p>39</text:p>
          </table:table-cell>
          <table:table-cell table:formula="of:=[.H$2]-FLOOR(POWER(IF(MOD([.$A293];[.H$1])&lt;[.H$1]/2;FLOOR(MOD([.$A293];[.H$1]) * [.H$2] *2 / ([.H$1]-1));[.H$2]-FLOOR(MOD(FLOOR([.$A293]-[.H$1]/2);[.H$1]) * [.H$2] *2 / ([.H$1]-1)));2)/[.H$2])" office:value-type="float" office:value="238" calcext:value-type="float">
            <text:p>238</text:p>
          </table:table-cell>
          <table:table-cell table:formula="of:=FLOOR( [.I$2] * ABS(SIN( PI() * [.$A293] / [.I$1] 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FLOOR([.$B$2]/2 + [.$B$2]/2 * SIN(2 *  PI() * [.$A294] / [.$B$1] ))" office:value-type="float" office:value="221" calcext:value-type="float">
            <text:p>221</text:p>
          </table:table-cell>
          <table:table-cell table:formula="of:=FLOOR(MOD([.$A294];[.C$1]) * [.C$2] / ([.C$1]-1))" office:value-type="float" office:value="34" calcext:value-type="float">
            <text:p>34</text:p>
          </table:table-cell>
          <table:table-cell table:formula="of:=FLOOR(MOD([.D$1]-[.$A294] -1;[.D$1]) * [.D$2] / ([.D$1]-1))" office:value-type="float" office:value="221" calcext:value-type="float">
            <text:p>221</text:p>
          </table:table-cell>
          <table:table-cell table:formula="of:=(IF(MOD([.$A294];[.E$1])&lt;FLOOR([.E$1]/2);0;[.E$2]))" office:value-type="float" office:value="0" calcext:value-type="float">
            <text:p>0</text:p>
          </table:table-cell>
          <table:table-cell table:formula="of:=IF(MOD([.$A294];[.F$1])&lt;[.F$1]/2;FLOOR(MOD([.$A294];[.F$1]) * [.F$2] *2 / ([.F$1]-1));[.F$2]-FLOOR(MOD(FLOOR([.$A294]-[.F$1]/2);[.F$1]) * [.F$2] *2 / ([.F$1]-1)))" office:value-type="float" office:value="68" calcext:value-type="float">
            <text:p>68</text:p>
          </table:table-cell>
          <table:table-cell table:formula="of:=FLOOR([.G$2] * POWER(SIN( PI() * [.$A294] / [.G$1] );2))" office:value-type="float" office:value="41" calcext:value-type="float">
            <text:p>41</text:p>
          </table:table-cell>
          <table:table-cell table:formula="of:=[.H$2]-FLOOR(POWER(IF(MOD([.$A294];[.H$1])&lt;[.H$1]/2;FLOOR(MOD([.$A294];[.H$1]) * [.H$2] *2 / ([.H$1]-1));[.H$2]-FLOOR(MOD(FLOOR([.$A294]-[.H$1]/2);[.H$1]) * [.H$2] *2 / ([.H$1]-1)));2)/[.H$2])" office:value-type="float" office:value="237" calcext:value-type="float">
            <text:p>237</text:p>
          </table:table-cell>
          <table:table-cell table:formula="of:=FLOOR( [.I$2] * ABS(SIN( PI() * [.$A294] / [.I$1] )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FLOOR([.$B$2]/2 + [.$B$2]/2 * SIN(2 *  PI() * [.$A295] / [.$B$1] ))" office:value-type="float" office:value="224" calcext:value-type="float">
            <text:p>224</text:p>
          </table:table-cell>
          <table:table-cell table:formula="of:=FLOOR(MOD([.$A295];[.C$1]) * [.C$2] / ([.C$1]-1))" office:value-type="float" office:value="35" calcext:value-type="float">
            <text:p>35</text:p>
          </table:table-cell>
          <table:table-cell table:formula="of:=FLOOR(MOD([.D$1]-[.$A295] -1;[.D$1]) * [.D$2] / ([.D$1]-1))" office:value-type="float" office:value="220" calcext:value-type="float">
            <text:p>220</text:p>
          </table:table-cell>
          <table:table-cell table:formula="of:=(IF(MOD([.$A295];[.E$1])&lt;FLOOR([.E$1]/2);0;[.E$2]))" office:value-type="float" office:value="0" calcext:value-type="float">
            <text:p>0</text:p>
          </table:table-cell>
          <table:table-cell table:formula="of:=IF(MOD([.$A295];[.F$1])&lt;[.F$1]/2;FLOOR(MOD([.$A295];[.F$1]) * [.F$2] *2 / ([.F$1]-1));[.F$2]-FLOOR(MOD(FLOOR([.$A295]-[.F$1]/2);[.F$1]) * [.F$2] *2 / ([.F$1]-1)))" office:value-type="float" office:value="70" calcext:value-type="float">
            <text:p>70</text:p>
          </table:table-cell>
          <table:table-cell table:formula="of:=FLOOR([.G$2] * POWER(SIN( PI() * [.$A295] / [.G$1] );2))" office:value-type="float" office:value="44" calcext:value-type="float">
            <text:p>44</text:p>
          </table:table-cell>
          <table:table-cell table:formula="of:=[.H$2]-FLOOR(POWER(IF(MOD([.$A295];[.H$1])&lt;[.H$1]/2;FLOOR(MOD([.$A295];[.H$1]) * [.H$2] *2 / ([.H$1]-1));[.H$2]-FLOOR(MOD(FLOOR([.$A295]-[.H$1]/2);[.H$1]) * [.H$2] *2 / ([.H$1]-1)));2)/[.H$2])" office:value-type="float" office:value="236" calcext:value-type="float">
            <text:p>236</text:p>
          </table:table-cell>
          <table:table-cell table:formula="of:=FLOOR( [.I$2] * ABS(SIN( PI() * [.$A295] / [.I$1] )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FLOOR([.$B$2]/2 + [.$B$2]/2 * SIN(2 *  PI() * [.$A296] / [.$B$1] ))" office:value-type="float" office:value="226" calcext:value-type="float">
            <text:p>226</text:p>
          </table:table-cell>
          <table:table-cell table:formula="of:=FLOOR(MOD([.$A296];[.C$1]) * [.C$2] / ([.C$1]-1))" office:value-type="float" office:value="36" calcext:value-type="float">
            <text:p>36</text:p>
          </table:table-cell>
          <table:table-cell table:formula="of:=FLOOR(MOD([.D$1]-[.$A296] -1;[.D$1]) * [.D$2] / ([.D$1]-1))" office:value-type="float" office:value="219" calcext:value-type="float">
            <text:p>219</text:p>
          </table:table-cell>
          <table:table-cell table:formula="of:=(IF(MOD([.$A296];[.E$1])&lt;FLOOR([.E$1]/2);0;[.E$2]))" office:value-type="float" office:value="0" calcext:value-type="float">
            <text:p>0</text:p>
          </table:table-cell>
          <table:table-cell table:formula="of:=IF(MOD([.$A296];[.F$1])&lt;[.F$1]/2;FLOOR(MOD([.$A296];[.F$1]) * [.F$2] *2 / ([.F$1]-1));[.F$2]-FLOOR(MOD(FLOOR([.$A296]-[.F$1]/2);[.F$1]) * [.F$2] *2 / ([.F$1]-1)))" office:value-type="float" office:value="72" calcext:value-type="float">
            <text:p>72</text:p>
          </table:table-cell>
          <table:table-cell table:formula="of:=FLOOR([.G$2] * POWER(SIN( PI() * [.$A296] / [.G$1] );2))" office:value-type="float" office:value="46" calcext:value-type="float">
            <text:p>46</text:p>
          </table:table-cell>
          <table:table-cell table:formula="of:=[.H$2]-FLOOR(POWER(IF(MOD([.$A296];[.H$1])&lt;[.H$1]/2;FLOOR(MOD([.$A296];[.H$1]) * [.H$2] *2 / ([.H$1]-1));[.H$2]-FLOOR(MOD(FLOOR([.$A296]-[.H$1]/2);[.H$1]) * [.H$2] *2 / ([.H$1]-1)));2)/[.H$2])" office:value-type="float" office:value="235" calcext:value-type="float">
            <text:p>235</text:p>
          </table:table-cell>
          <table:table-cell table:formula="of:=FLOOR( [.I$2] * ABS(SIN( PI() * [.$A296] / [.I$1] )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FLOOR([.$B$2]/2 + [.$B$2]/2 * SIN(2 *  PI() * [.$A297] / [.$B$1] ))" office:value-type="float" office:value="228" calcext:value-type="float">
            <text:p>228</text:p>
          </table:table-cell>
          <table:table-cell table:formula="of:=FLOOR(MOD([.$A297];[.C$1]) * [.C$2] / ([.C$1]-1))" office:value-type="float" office:value="37" calcext:value-type="float">
            <text:p>37</text:p>
          </table:table-cell>
          <table:table-cell table:formula="of:=FLOOR(MOD([.D$1]-[.$A297] -1;[.D$1]) * [.D$2] / ([.D$1]-1))" office:value-type="float" office:value="218" calcext:value-type="float">
            <text:p>218</text:p>
          </table:table-cell>
          <table:table-cell table:formula="of:=(IF(MOD([.$A297];[.E$1])&lt;FLOOR([.E$1]/2);0;[.E$2]))" office:value-type="float" office:value="0" calcext:value-type="float">
            <text:p>0</text:p>
          </table:table-cell>
          <table:table-cell table:formula="of:=IF(MOD([.$A297];[.F$1])&lt;[.F$1]/2;FLOOR(MOD([.$A297];[.F$1]) * [.F$2] *2 / ([.F$1]-1));[.F$2]-FLOOR(MOD(FLOOR([.$A297]-[.F$1]/2);[.F$1]) * [.F$2] *2 / ([.F$1]-1)))" office:value-type="float" office:value="74" calcext:value-type="float">
            <text:p>74</text:p>
          </table:table-cell>
          <table:table-cell table:formula="of:=FLOOR([.G$2] * POWER(SIN( PI() * [.$A297] / [.G$1] );2))" office:value-type="float" office:value="49" calcext:value-type="float">
            <text:p>49</text:p>
          </table:table-cell>
          <table:table-cell table:formula="of:=[.H$2]-FLOOR(POWER(IF(MOD([.$A297];[.H$1])&lt;[.H$1]/2;FLOOR(MOD([.$A297];[.H$1]) * [.H$2] *2 / ([.H$1]-1));[.H$2]-FLOOR(MOD(FLOOR([.$A297]-[.H$1]/2);[.H$1]) * [.H$2] *2 / ([.H$1]-1)));2)/[.H$2])" office:value-type="float" office:value="234" calcext:value-type="float">
            <text:p>234</text:p>
          </table:table-cell>
          <table:table-cell table:formula="of:=FLOOR( [.I$2] * ABS(SIN( PI() * [.$A297] / [.I$1] )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FLOOR([.$B$2]/2 + [.$B$2]/2 * SIN(2 *  PI() * [.$A298] / [.$B$1] ))" office:value-type="float" office:value="229" calcext:value-type="float">
            <text:p>229</text:p>
          </table:table-cell>
          <table:table-cell table:formula="of:=FLOOR(MOD([.$A298];[.C$1]) * [.C$2] / ([.C$1]-1))" office:value-type="float" office:value="38" calcext:value-type="float">
            <text:p>38</text:p>
          </table:table-cell>
          <table:table-cell table:formula="of:=FLOOR(MOD([.D$1]-[.$A298] -1;[.D$1]) * [.D$2] / ([.D$1]-1))" office:value-type="float" office:value="217" calcext:value-type="float">
            <text:p>217</text:p>
          </table:table-cell>
          <table:table-cell table:formula="of:=(IF(MOD([.$A298];[.E$1])&lt;FLOOR([.E$1]/2);0;[.E$2]))" office:value-type="float" office:value="0" calcext:value-type="float">
            <text:p>0</text:p>
          </table:table-cell>
          <table:table-cell table:formula="of:=IF(MOD([.$A298];[.F$1])&lt;[.F$1]/2;FLOOR(MOD([.$A298];[.F$1]) * [.F$2] *2 / ([.F$1]-1));[.F$2]-FLOOR(MOD(FLOOR([.$A298]-[.F$1]/2);[.F$1]) * [.F$2] *2 / ([.F$1]-1)))" office:value-type="float" office:value="76" calcext:value-type="float">
            <text:p>76</text:p>
          </table:table-cell>
          <table:table-cell table:formula="of:=FLOOR([.G$2] * POWER(SIN( PI() * [.$A298] / [.G$1] );2))" office:value-type="float" office:value="51" calcext:value-type="float">
            <text:p>51</text:p>
          </table:table-cell>
          <table:table-cell table:formula="of:=[.H$2]-FLOOR(POWER(IF(MOD([.$A298];[.H$1])&lt;[.H$1]/2;FLOOR(MOD([.$A298];[.H$1]) * [.H$2] *2 / ([.H$1]-1));[.H$2]-FLOOR(MOD(FLOOR([.$A298]-[.H$1]/2);[.H$1]) * [.H$2] *2 / ([.H$1]-1)));2)/[.H$2])" office:value-type="float" office:value="233" calcext:value-type="float">
            <text:p>233</text:p>
          </table:table-cell>
          <table:table-cell table:formula="of:=FLOOR( [.I$2] * ABS(SIN( PI() * [.$A298] / [.I$1] 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FLOOR([.$B$2]/2 + [.$B$2]/2 * SIN(2 *  PI() * [.$A299] / [.$B$1] ))" office:value-type="float" office:value="231" calcext:value-type="float">
            <text:p>231</text:p>
          </table:table-cell>
          <table:table-cell table:formula="of:=FLOOR(MOD([.$A299];[.C$1]) * [.C$2] / ([.C$1]-1))" office:value-type="float" office:value="39" calcext:value-type="float">
            <text:p>39</text:p>
          </table:table-cell>
          <table:table-cell table:formula="of:=FLOOR(MOD([.D$1]-[.$A299] -1;[.D$1]) * [.D$2] / ([.D$1]-1))" office:value-type="float" office:value="216" calcext:value-type="float">
            <text:p>216</text:p>
          </table:table-cell>
          <table:table-cell table:formula="of:=(IF(MOD([.$A299];[.E$1])&lt;FLOOR([.E$1]/2);0;[.E$2]))" office:value-type="float" office:value="0" calcext:value-type="float">
            <text:p>0</text:p>
          </table:table-cell>
          <table:table-cell table:formula="of:=IF(MOD([.$A299];[.F$1])&lt;[.F$1]/2;FLOOR(MOD([.$A299];[.F$1]) * [.F$2] *2 / ([.F$1]-1));[.F$2]-FLOOR(MOD(FLOOR([.$A299]-[.F$1]/2);[.F$1]) * [.F$2] *2 / ([.F$1]-1)))" office:value-type="float" office:value="78" calcext:value-type="float">
            <text:p>78</text:p>
          </table:table-cell>
          <table:table-cell table:formula="of:=FLOOR([.G$2] * POWER(SIN( PI() * [.$A299] / [.G$1] );2))" office:value-type="float" office:value="54" calcext:value-type="float">
            <text:p>54</text:p>
          </table:table-cell>
          <table:table-cell table:formula="of:=[.H$2]-FLOOR(POWER(IF(MOD([.$A299];[.H$1])&lt;[.H$1]/2;FLOOR(MOD([.$A299];[.H$1]) * [.H$2] *2 / ([.H$1]-1));[.H$2]-FLOOR(MOD(FLOOR([.$A299]-[.H$1]/2);[.H$1]) * [.H$2] *2 / ([.H$1]-1)));2)/[.H$2])" office:value-type="float" office:value="232" calcext:value-type="float">
            <text:p>232</text:p>
          </table:table-cell>
          <table:table-cell table:formula="of:=FLOOR( [.I$2] * ABS(SIN( PI() * [.$A299] / [.I$1] 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FLOOR([.$B$2]/2 + [.$B$2]/2 * SIN(2 *  PI() * [.$A300] / [.$B$1] ))" office:value-type="float" office:value="233" calcext:value-type="float">
            <text:p>233</text:p>
          </table:table-cell>
          <table:table-cell table:formula="of:=FLOOR(MOD([.$A300];[.C$1]) * [.C$2] / ([.C$1]-1))" office:value-type="float" office:value="40" calcext:value-type="float">
            <text:p>40</text:p>
          </table:table-cell>
          <table:table-cell table:formula="of:=FLOOR(MOD([.D$1]-[.$A300] -1;[.D$1]) * [.D$2] / ([.D$1]-1))" office:value-type="float" office:value="215" calcext:value-type="float">
            <text:p>215</text:p>
          </table:table-cell>
          <table:table-cell table:formula="of:=(IF(MOD([.$A300];[.E$1])&lt;FLOOR([.E$1]/2);0;[.E$2]))" office:value-type="float" office:value="0" calcext:value-type="float">
            <text:p>0</text:p>
          </table:table-cell>
          <table:table-cell table:formula="of:=IF(MOD([.$A300];[.F$1])&lt;[.F$1]/2;FLOOR(MOD([.$A300];[.F$1]) * [.F$2] *2 / ([.F$1]-1));[.F$2]-FLOOR(MOD(FLOOR([.$A300]-[.F$1]/2);[.F$1]) * [.F$2] *2 / ([.F$1]-1)))" office:value-type="float" office:value="80" calcext:value-type="float">
            <text:p>80</text:p>
          </table:table-cell>
          <table:table-cell table:formula="of:=FLOOR([.G$2] * POWER(SIN( PI() * [.$A300] / [.G$1] );2))" office:value-type="float" office:value="56" calcext:value-type="float">
            <text:p>56</text:p>
          </table:table-cell>
          <table:table-cell table:formula="of:=[.H$2]-FLOOR(POWER(IF(MOD([.$A300];[.H$1])&lt;[.H$1]/2;FLOOR(MOD([.$A300];[.H$1]) * [.H$2] *2 / ([.H$1]-1));[.H$2]-FLOOR(MOD(FLOOR([.$A300]-[.H$1]/2);[.H$1]) * [.H$2] *2 / ([.H$1]-1)));2)/[.H$2])" office:value-type="float" office:value="230" calcext:value-type="float">
            <text:p>230</text:p>
          </table:table-cell>
          <table:table-cell table:formula="of:=FLOOR( [.I$2] * ABS(SIN( PI() * [.$A300] / [.I$1] 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FLOOR([.$B$2]/2 + [.$B$2]/2 * SIN(2 *  PI() * [.$A301] / [.$B$1] ))" office:value-type="float" office:value="235" calcext:value-type="float">
            <text:p>235</text:p>
          </table:table-cell>
          <table:table-cell table:formula="of:=FLOOR(MOD([.$A301];[.C$1]) * [.C$2] / ([.C$1]-1))" office:value-type="float" office:value="41" calcext:value-type="float">
            <text:p>41</text:p>
          </table:table-cell>
          <table:table-cell table:formula="of:=FLOOR(MOD([.D$1]-[.$A301] -1;[.D$1]) * [.D$2] / ([.D$1]-1))" office:value-type="float" office:value="214" calcext:value-type="float">
            <text:p>214</text:p>
          </table:table-cell>
          <table:table-cell table:formula="of:=(IF(MOD([.$A301];[.E$1])&lt;FLOOR([.E$1]/2);0;[.E$2]))" office:value-type="float" office:value="0" calcext:value-type="float">
            <text:p>0</text:p>
          </table:table-cell>
          <table:table-cell table:formula="of:=IF(MOD([.$A301];[.F$1])&lt;[.F$1]/2;FLOOR(MOD([.$A301];[.F$1]) * [.F$2] *2 / ([.F$1]-1));[.F$2]-FLOOR(MOD(FLOOR([.$A301]-[.F$1]/2);[.F$1]) * [.F$2] *2 / ([.F$1]-1)))" office:value-type="float" office:value="82" calcext:value-type="float">
            <text:p>82</text:p>
          </table:table-cell>
          <table:table-cell table:formula="of:=FLOOR([.G$2] * POWER(SIN( PI() * [.$A301] / [.G$1] );2))" office:value-type="float" office:value="59" calcext:value-type="float">
            <text:p>59</text:p>
          </table:table-cell>
          <table:table-cell table:formula="of:=[.H$2]-FLOOR(POWER(IF(MOD([.$A301];[.H$1])&lt;[.H$1]/2;FLOOR(MOD([.$A301];[.H$1]) * [.H$2] *2 / ([.H$1]-1));[.H$2]-FLOOR(MOD(FLOOR([.$A301]-[.H$1]/2);[.H$1]) * [.H$2] *2 / ([.H$1]-1)));2)/[.H$2])" office:value-type="float" office:value="229" calcext:value-type="float">
            <text:p>229</text:p>
          </table:table-cell>
          <table:table-cell table:formula="of:=FLOOR( [.I$2] * ABS(SIN( PI() * [.$A301] / [.I$1] 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FLOOR([.$B$2]/2 + [.$B$2]/2 * SIN(2 *  PI() * [.$A302] / [.$B$1] ))" office:value-type="float" office:value="236" calcext:value-type="float">
            <text:p>236</text:p>
          </table:table-cell>
          <table:table-cell table:formula="of:=FLOOR(MOD([.$A302];[.C$1]) * [.C$2] / ([.C$1]-1))" office:value-type="float" office:value="42" calcext:value-type="float">
            <text:p>42</text:p>
          </table:table-cell>
          <table:table-cell table:formula="of:=FLOOR(MOD([.D$1]-[.$A302] -1;[.D$1]) * [.D$2] / ([.D$1]-1))" office:value-type="float" office:value="213" calcext:value-type="float">
            <text:p>213</text:p>
          </table:table-cell>
          <table:table-cell table:formula="of:=(IF(MOD([.$A302];[.E$1])&lt;FLOOR([.E$1]/2);0;[.E$2]))" office:value-type="float" office:value="0" calcext:value-type="float">
            <text:p>0</text:p>
          </table:table-cell>
          <table:table-cell table:formula="of:=IF(MOD([.$A302];[.F$1])&lt;[.F$1]/2;FLOOR(MOD([.$A302];[.F$1]) * [.F$2] *2 / ([.F$1]-1));[.F$2]-FLOOR(MOD(FLOOR([.$A302]-[.F$1]/2);[.F$1]) * [.F$2] *2 / ([.F$1]-1)))" office:value-type="float" office:value="84" calcext:value-type="float">
            <text:p>84</text:p>
          </table:table-cell>
          <table:table-cell table:formula="of:=FLOOR([.G$2] * POWER(SIN( PI() * [.$A302] / [.G$1] );2))" office:value-type="float" office:value="61" calcext:value-type="float">
            <text:p>61</text:p>
          </table:table-cell>
          <table:table-cell table:formula="of:=[.H$2]-FLOOR(POWER(IF(MOD([.$A302];[.H$1])&lt;[.H$1]/2;FLOOR(MOD([.$A302];[.H$1]) * [.H$2] *2 / ([.H$1]-1));[.H$2]-FLOOR(MOD(FLOOR([.$A302]-[.H$1]/2);[.H$1]) * [.H$2] *2 / ([.H$1]-1)));2)/[.H$2])" office:value-type="float" office:value="228" calcext:value-type="float">
            <text:p>228</text:p>
          </table:table-cell>
          <table:table-cell table:formula="of:=FLOOR( [.I$2] * ABS(SIN( PI() * [.$A302] / [.I$1] 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FLOOR([.$B$2]/2 + [.$B$2]/2 * SIN(2 *  PI() * [.$A303] / [.$B$1] ))" office:value-type="float" office:value="238" calcext:value-type="float">
            <text:p>238</text:p>
          </table:table-cell>
          <table:table-cell table:formula="of:=FLOOR(MOD([.$A303];[.C$1]) * [.C$2] / ([.C$1]-1))" office:value-type="float" office:value="43" calcext:value-type="float">
            <text:p>43</text:p>
          </table:table-cell>
          <table:table-cell table:formula="of:=FLOOR(MOD([.D$1]-[.$A303] -1;[.D$1]) * [.D$2] / ([.D$1]-1))" office:value-type="float" office:value="212" calcext:value-type="float">
            <text:p>212</text:p>
          </table:table-cell>
          <table:table-cell table:formula="of:=(IF(MOD([.$A303];[.E$1])&lt;FLOOR([.E$1]/2);0;[.E$2]))" office:value-type="float" office:value="0" calcext:value-type="float">
            <text:p>0</text:p>
          </table:table-cell>
          <table:table-cell table:formula="of:=IF(MOD([.$A303];[.F$1])&lt;[.F$1]/2;FLOOR(MOD([.$A303];[.F$1]) * [.F$2] *2 / ([.F$1]-1));[.F$2]-FLOOR(MOD(FLOOR([.$A303]-[.F$1]/2);[.F$1]) * [.F$2] *2 / ([.F$1]-1)))" office:value-type="float" office:value="86" calcext:value-type="float">
            <text:p>86</text:p>
          </table:table-cell>
          <table:table-cell table:formula="of:=FLOOR([.G$2] * POWER(SIN( PI() * [.$A303] / [.G$1] );2))" office:value-type="float" office:value="64" calcext:value-type="float">
            <text:p>64</text:p>
          </table:table-cell>
          <table:table-cell table:formula="of:=[.H$2]-FLOOR(POWER(IF(MOD([.$A303];[.H$1])&lt;[.H$1]/2;FLOOR(MOD([.$A303];[.H$1]) * [.H$2] *2 / ([.H$1]-1));[.H$2]-FLOOR(MOD(FLOOR([.$A303]-[.H$1]/2);[.H$1]) * [.H$2] *2 / ([.H$1]-1)));2)/[.H$2])" office:value-type="float" office:value="226" calcext:value-type="float">
            <text:p>226</text:p>
          </table:table-cell>
          <table:table-cell table:formula="of:=FLOOR( [.I$2] * ABS(SIN( PI() * [.$A303] / [.I$1] 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FLOOR([.$B$2]/2 + [.$B$2]/2 * SIN(2 *  PI() * [.$A304] / [.$B$1] ))" office:value-type="float" office:value="239" calcext:value-type="float">
            <text:p>239</text:p>
          </table:table-cell>
          <table:table-cell table:formula="of:=FLOOR(MOD([.$A304];[.C$1]) * [.C$2] / ([.C$1]-1))" office:value-type="float" office:value="44" calcext:value-type="float">
            <text:p>44</text:p>
          </table:table-cell>
          <table:table-cell table:formula="of:=FLOOR(MOD([.D$1]-[.$A304] -1;[.D$1]) * [.D$2] / ([.D$1]-1))" office:value-type="float" office:value="211" calcext:value-type="float">
            <text:p>211</text:p>
          </table:table-cell>
          <table:table-cell table:formula="of:=(IF(MOD([.$A304];[.E$1])&lt;FLOOR([.E$1]/2);0;[.E$2]))" office:value-type="float" office:value="0" calcext:value-type="float">
            <text:p>0</text:p>
          </table:table-cell>
          <table:table-cell table:formula="of:=IF(MOD([.$A304];[.F$1])&lt;[.F$1]/2;FLOOR(MOD([.$A304];[.F$1]) * [.F$2] *2 / ([.F$1]-1));[.F$2]-FLOOR(MOD(FLOOR([.$A304]-[.F$1]/2);[.F$1]) * [.F$2] *2 / ([.F$1]-1)))" office:value-type="float" office:value="88" calcext:value-type="float">
            <text:p>88</text:p>
          </table:table-cell>
          <table:table-cell table:formula="of:=FLOOR([.G$2] * POWER(SIN( PI() * [.$A304] / [.G$1] );2))" office:value-type="float" office:value="67" calcext:value-type="float">
            <text:p>67</text:p>
          </table:table-cell>
          <table:table-cell table:formula="of:=[.H$2]-FLOOR(POWER(IF(MOD([.$A304];[.H$1])&lt;[.H$1]/2;FLOOR(MOD([.$A304];[.H$1]) * [.H$2] *2 / ([.H$1]-1));[.H$2]-FLOOR(MOD(FLOOR([.$A304]-[.H$1]/2);[.H$1]) * [.H$2] *2 / ([.H$1]-1)));2)/[.H$2])" office:value-type="float" office:value="225" calcext:value-type="float">
            <text:p>225</text:p>
          </table:table-cell>
          <table:table-cell table:formula="of:=FLOOR( [.I$2] * ABS(SIN( PI() * [.$A304] / [.I$1] 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FLOOR([.$B$2]/2 + [.$B$2]/2 * SIN(2 *  PI() * [.$A305] / [.$B$1] ))" office:value-type="float" office:value="241" calcext:value-type="float">
            <text:p>241</text:p>
          </table:table-cell>
          <table:table-cell table:formula="of:=FLOOR(MOD([.$A305];[.C$1]) * [.C$2] / ([.C$1]-1))" office:value-type="float" office:value="45" calcext:value-type="float">
            <text:p>45</text:p>
          </table:table-cell>
          <table:table-cell table:formula="of:=FLOOR(MOD([.D$1]-[.$A305] -1;[.D$1]) * [.D$2] / ([.D$1]-1))" office:value-type="float" office:value="210" calcext:value-type="float">
            <text:p>210</text:p>
          </table:table-cell>
          <table:table-cell table:formula="of:=(IF(MOD([.$A305];[.E$1])&lt;FLOOR([.E$1]/2);0;[.E$2]))" office:value-type="float" office:value="0" calcext:value-type="float">
            <text:p>0</text:p>
          </table:table-cell>
          <table:table-cell table:formula="of:=IF(MOD([.$A305];[.F$1])&lt;[.F$1]/2;FLOOR(MOD([.$A305];[.F$1]) * [.F$2] *2 / ([.F$1]-1));[.F$2]-FLOOR(MOD(FLOOR([.$A305]-[.F$1]/2);[.F$1]) * [.F$2] *2 / ([.F$1]-1)))" office:value-type="float" office:value="90" calcext:value-type="float">
            <text:p>90</text:p>
          </table:table-cell>
          <table:table-cell table:formula="of:=FLOOR([.G$2] * POWER(SIN( PI() * [.$A305] / [.G$1] );2))" office:value-type="float" office:value="70" calcext:value-type="float">
            <text:p>70</text:p>
          </table:table-cell>
          <table:table-cell table:formula="of:=[.H$2]-FLOOR(POWER(IF(MOD([.$A305];[.H$1])&lt;[.H$1]/2;FLOOR(MOD([.$A305];[.H$1]) * [.H$2] *2 / ([.H$1]-1));[.H$2]-FLOOR(MOD(FLOOR([.$A305]-[.H$1]/2);[.H$1]) * [.H$2] *2 / ([.H$1]-1)));2)/[.H$2])" office:value-type="float" office:value="224" calcext:value-type="float">
            <text:p>224</text:p>
          </table:table-cell>
          <table:table-cell table:formula="of:=FLOOR( [.I$2] * ABS(SIN( PI() * [.$A305] / [.I$1] 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FLOOR([.$B$2]/2 + [.$B$2]/2 * SIN(2 *  PI() * [.$A306] / [.$B$1] ))" office:value-type="float" office:value="242" calcext:value-type="float">
            <text:p>242</text:p>
          </table:table-cell>
          <table:table-cell table:formula="of:=FLOOR(MOD([.$A306];[.C$1]) * [.C$2] / ([.C$1]-1))" office:value-type="float" office:value="46" calcext:value-type="float">
            <text:p>46</text:p>
          </table:table-cell>
          <table:table-cell table:formula="of:=FLOOR(MOD([.D$1]-[.$A306] -1;[.D$1]) * [.D$2] / ([.D$1]-1))" office:value-type="float" office:value="209" calcext:value-type="float">
            <text:p>209</text:p>
          </table:table-cell>
          <table:table-cell table:formula="of:=(IF(MOD([.$A306];[.E$1])&lt;FLOOR([.E$1]/2);0;[.E$2]))" office:value-type="float" office:value="0" calcext:value-type="float">
            <text:p>0</text:p>
          </table:table-cell>
          <table:table-cell table:formula="of:=IF(MOD([.$A306];[.F$1])&lt;[.F$1]/2;FLOOR(MOD([.$A306];[.F$1]) * [.F$2] *2 / ([.F$1]-1));[.F$2]-FLOOR(MOD(FLOOR([.$A306]-[.F$1]/2);[.F$1]) * [.F$2] *2 / ([.F$1]-1)))" office:value-type="float" office:value="92" calcext:value-type="float">
            <text:p>92</text:p>
          </table:table-cell>
          <table:table-cell table:formula="of:=FLOOR([.G$2] * POWER(SIN( PI() * [.$A306] / [.G$1] );2))" office:value-type="float" office:value="72" calcext:value-type="float">
            <text:p>72</text:p>
          </table:table-cell>
          <table:table-cell table:formula="of:=[.H$2]-FLOOR(POWER(IF(MOD([.$A306];[.H$1])&lt;[.H$1]/2;FLOOR(MOD([.$A306];[.H$1]) * [.H$2] *2 / ([.H$1]-1));[.H$2]-FLOOR(MOD(FLOOR([.$A306]-[.H$1]/2);[.H$1]) * [.H$2] *2 / ([.H$1]-1)));2)/[.H$2])" office:value-type="float" office:value="222" calcext:value-type="float">
            <text:p>222</text:p>
          </table:table-cell>
          <table:table-cell table:formula="of:=FLOOR( [.I$2] * ABS(SIN( PI() * [.$A306] / [.I$1] 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FLOOR([.$B$2]/2 + [.$B$2]/2 * SIN(2 *  PI() * [.$A307] / [.$B$1] ))" office:value-type="float" office:value="244" calcext:value-type="float">
            <text:p>244</text:p>
          </table:table-cell>
          <table:table-cell table:formula="of:=FLOOR(MOD([.$A307];[.C$1]) * [.C$2] / ([.C$1]-1))" office:value-type="float" office:value="47" calcext:value-type="float">
            <text:p>47</text:p>
          </table:table-cell>
          <table:table-cell table:formula="of:=FLOOR(MOD([.D$1]-[.$A307] -1;[.D$1]) * [.D$2] / ([.D$1]-1))" office:value-type="float" office:value="208" calcext:value-type="float">
            <text:p>208</text:p>
          </table:table-cell>
          <table:table-cell table:formula="of:=(IF(MOD([.$A307];[.E$1])&lt;FLOOR([.E$1]/2);0;[.E$2]))" office:value-type="float" office:value="0" calcext:value-type="float">
            <text:p>0</text:p>
          </table:table-cell>
          <table:table-cell table:formula="of:=IF(MOD([.$A307];[.F$1])&lt;[.F$1]/2;FLOOR(MOD([.$A307];[.F$1]) * [.F$2] *2 / ([.F$1]-1));[.F$2]-FLOOR(MOD(FLOOR([.$A307]-[.F$1]/2);[.F$1]) * [.F$2] *2 / ([.F$1]-1)))" office:value-type="float" office:value="94" calcext:value-type="float">
            <text:p>94</text:p>
          </table:table-cell>
          <table:table-cell table:formula="of:=FLOOR([.G$2] * POWER(SIN( PI() * [.$A307] / [.G$1] );2))" office:value-type="float" office:value="75" calcext:value-type="float">
            <text:p>75</text:p>
          </table:table-cell>
          <table:table-cell table:formula="of:=[.H$2]-FLOOR(POWER(IF(MOD([.$A307];[.H$1])&lt;[.H$1]/2;FLOOR(MOD([.$A307];[.H$1]) * [.H$2] *2 / ([.H$1]-1));[.H$2]-FLOOR(MOD(FLOOR([.$A307]-[.H$1]/2);[.H$1]) * [.H$2] *2 / ([.H$1]-1)));2)/[.H$2])" office:value-type="float" office:value="221" calcext:value-type="float">
            <text:p>221</text:p>
          </table:table-cell>
          <table:table-cell table:formula="of:=FLOOR( [.I$2] * ABS(SIN( PI() * [.$A307] / [.I$1] 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FLOOR([.$B$2]/2 + [.$B$2]/2 * SIN(2 *  PI() * [.$A308] / [.$B$1] ))" office:value-type="float" office:value="245" calcext:value-type="float">
            <text:p>245</text:p>
          </table:table-cell>
          <table:table-cell table:formula="of:=FLOOR(MOD([.$A308];[.C$1]) * [.C$2] / ([.C$1]-1))" office:value-type="float" office:value="48" calcext:value-type="float">
            <text:p>48</text:p>
          </table:table-cell>
          <table:table-cell table:formula="of:=FLOOR(MOD([.D$1]-[.$A308] -1;[.D$1]) * [.D$2] / ([.D$1]-1))" office:value-type="float" office:value="207" calcext:value-type="float">
            <text:p>207</text:p>
          </table:table-cell>
          <table:table-cell table:formula="of:=(IF(MOD([.$A308];[.E$1])&lt;FLOOR([.E$1]/2);0;[.E$2]))" office:value-type="float" office:value="0" calcext:value-type="float">
            <text:p>0</text:p>
          </table:table-cell>
          <table:table-cell table:formula="of:=IF(MOD([.$A308];[.F$1])&lt;[.F$1]/2;FLOOR(MOD([.$A308];[.F$1]) * [.F$2] *2 / ([.F$1]-1));[.F$2]-FLOOR(MOD(FLOOR([.$A308]-[.F$1]/2);[.F$1]) * [.F$2] *2 / ([.F$1]-1)))" office:value-type="float" office:value="96" calcext:value-type="float">
            <text:p>96</text:p>
          </table:table-cell>
          <table:table-cell table:formula="of:=FLOOR([.G$2] * POWER(SIN( PI() * [.$A308] / [.G$1] );2))" office:value-type="float" office:value="78" calcext:value-type="float">
            <text:p>78</text:p>
          </table:table-cell>
          <table:table-cell table:formula="of:=[.H$2]-FLOOR(POWER(IF(MOD([.$A308];[.H$1])&lt;[.H$1]/2;FLOOR(MOD([.$A308];[.H$1]) * [.H$2] *2 / ([.H$1]-1));[.H$2]-FLOOR(MOD(FLOOR([.$A308]-[.H$1]/2);[.H$1]) * [.H$2] *2 / ([.H$1]-1)));2)/[.H$2])" office:value-type="float" office:value="219" calcext:value-type="float">
            <text:p>219</text:p>
          </table:table-cell>
          <table:table-cell table:formula="of:=FLOOR( [.I$2] * ABS(SIN( PI() * [.$A308] / [.I$1] 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FLOOR([.$B$2]/2 + [.$B$2]/2 * SIN(2 *  PI() * [.$A309] / [.$B$1] ))" office:value-type="float" office:value="246" calcext:value-type="float">
            <text:p>246</text:p>
          </table:table-cell>
          <table:table-cell table:formula="of:=FLOOR(MOD([.$A309];[.C$1]) * [.C$2] / ([.C$1]-1))" office:value-type="float" office:value="49" calcext:value-type="float">
            <text:p>49</text:p>
          </table:table-cell>
          <table:table-cell table:formula="of:=FLOOR(MOD([.D$1]-[.$A309] -1;[.D$1]) * [.D$2] / ([.D$1]-1))" office:value-type="float" office:value="206" calcext:value-type="float">
            <text:p>206</text:p>
          </table:table-cell>
          <table:table-cell table:formula="of:=(IF(MOD([.$A309];[.E$1])&lt;FLOOR([.E$1]/2);0;[.E$2]))" office:value-type="float" office:value="0" calcext:value-type="float">
            <text:p>0</text:p>
          </table:table-cell>
          <table:table-cell table:formula="of:=IF(MOD([.$A309];[.F$1])&lt;[.F$1]/2;FLOOR(MOD([.$A309];[.F$1]) * [.F$2] *2 / ([.F$1]-1));[.F$2]-FLOOR(MOD(FLOOR([.$A309]-[.F$1]/2);[.F$1]) * [.F$2] *2 / ([.F$1]-1)))" office:value-type="float" office:value="98" calcext:value-type="float">
            <text:p>98</text:p>
          </table:table-cell>
          <table:table-cell table:formula="of:=FLOOR([.G$2] * POWER(SIN( PI() * [.$A309] / [.G$1] );2))" office:value-type="float" office:value="81" calcext:value-type="float">
            <text:p>81</text:p>
          </table:table-cell>
          <table:table-cell table:formula="of:=[.H$2]-FLOOR(POWER(IF(MOD([.$A309];[.H$1])&lt;[.H$1]/2;FLOOR(MOD([.$A309];[.H$1]) * [.H$2] *2 / ([.H$1]-1));[.H$2]-FLOOR(MOD(FLOOR([.$A309]-[.H$1]/2);[.H$1]) * [.H$2] *2 / ([.H$1]-1)));2)/[.H$2])" office:value-type="float" office:value="218" calcext:value-type="float">
            <text:p>218</text:p>
          </table:table-cell>
          <table:table-cell table:formula="of:=FLOOR( [.I$2] * ABS(SIN( PI() * [.$A309] / [.I$1] )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FLOOR([.$B$2]/2 + [.$B$2]/2 * SIN(2 *  PI() * [.$A310] / [.$B$1] ))" office:value-type="float" office:value="247" calcext:value-type="float">
            <text:p>247</text:p>
          </table:table-cell>
          <table:table-cell table:formula="of:=FLOOR(MOD([.$A310];[.C$1]) * [.C$2] / ([.C$1]-1))" office:value-type="float" office:value="50" calcext:value-type="float">
            <text:p>50</text:p>
          </table:table-cell>
          <table:table-cell table:formula="of:=FLOOR(MOD([.D$1]-[.$A310] -1;[.D$1]) * [.D$2] / ([.D$1]-1))" office:value-type="float" office:value="205" calcext:value-type="float">
            <text:p>205</text:p>
          </table:table-cell>
          <table:table-cell table:formula="of:=(IF(MOD([.$A310];[.E$1])&lt;FLOOR([.E$1]/2);0;[.E$2]))" office:value-type="float" office:value="0" calcext:value-type="float">
            <text:p>0</text:p>
          </table:table-cell>
          <table:table-cell table:formula="of:=IF(MOD([.$A310];[.F$1])&lt;[.F$1]/2;FLOOR(MOD([.$A310];[.F$1]) * [.F$2] *2 / ([.F$1]-1));[.F$2]-FLOOR(MOD(FLOOR([.$A310]-[.F$1]/2);[.F$1]) * [.F$2] *2 / ([.F$1]-1)))" office:value-type="float" office:value="100" calcext:value-type="float">
            <text:p>100</text:p>
          </table:table-cell>
          <table:table-cell table:formula="of:=FLOOR([.G$2] * POWER(SIN( PI() * [.$A310] / [.G$1] );2))" office:value-type="float" office:value="84" calcext:value-type="float">
            <text:p>84</text:p>
          </table:table-cell>
          <table:table-cell table:formula="of:=[.H$2]-FLOOR(POWER(IF(MOD([.$A310];[.H$1])&lt;[.H$1]/2;FLOOR(MOD([.$A310];[.H$1]) * [.H$2] *2 / ([.H$1]-1));[.H$2]-FLOOR(MOD(FLOOR([.$A310]-[.H$1]/2);[.H$1]) * [.H$2] *2 / ([.H$1]-1)));2)/[.H$2])" office:value-type="float" office:value="216" calcext:value-type="float">
            <text:p>216</text:p>
          </table:table-cell>
          <table:table-cell table:formula="of:=FLOOR( [.I$2] * ABS(SIN( PI() * [.$A310] / [.I$1] )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FLOOR([.$B$2]/2 + [.$B$2]/2 * SIN(2 *  PI() * [.$A311] / [.$B$1] ))" office:value-type="float" office:value="248" calcext:value-type="float">
            <text:p>248</text:p>
          </table:table-cell>
          <table:table-cell table:formula="of:=FLOOR(MOD([.$A311];[.C$1]) * [.C$2] / ([.C$1]-1))" office:value-type="float" office:value="51" calcext:value-type="float">
            <text:p>51</text:p>
          </table:table-cell>
          <table:table-cell table:formula="of:=FLOOR(MOD([.D$1]-[.$A311] -1;[.D$1]) * [.D$2] / ([.D$1]-1))" office:value-type="float" office:value="204" calcext:value-type="float">
            <text:p>204</text:p>
          </table:table-cell>
          <table:table-cell table:formula="of:=(IF(MOD([.$A311];[.E$1])&lt;FLOOR([.E$1]/2);0;[.E$2]))" office:value-type="float" office:value="0" calcext:value-type="float">
            <text:p>0</text:p>
          </table:table-cell>
          <table:table-cell table:formula="of:=IF(MOD([.$A311];[.F$1])&lt;[.F$1]/2;FLOOR(MOD([.$A311];[.F$1]) * [.F$2] *2 / ([.F$1]-1));[.F$2]-FLOOR(MOD(FLOOR([.$A311]-[.F$1]/2);[.F$1]) * [.F$2] *2 / ([.F$1]-1)))" office:value-type="float" office:value="102" calcext:value-type="float">
            <text:p>102</text:p>
          </table:table-cell>
          <table:table-cell table:formula="of:=FLOOR([.G$2] * POWER(SIN( PI() * [.$A311] / [.G$1] );2))" office:value-type="float" office:value="87" calcext:value-type="float">
            <text:p>87</text:p>
          </table:table-cell>
          <table:table-cell table:formula="of:=[.H$2]-FLOOR(POWER(IF(MOD([.$A311];[.H$1])&lt;[.H$1]/2;FLOOR(MOD([.$A311];[.H$1]) * [.H$2] *2 / ([.H$1]-1));[.H$2]-FLOOR(MOD(FLOOR([.$A311]-[.H$1]/2);[.H$1]) * [.H$2] *2 / ([.H$1]-1)));2)/[.H$2])" office:value-type="float" office:value="215" calcext:value-type="float">
            <text:p>215</text:p>
          </table:table-cell>
          <table:table-cell table:formula="of:=FLOOR( [.I$2] * ABS(SIN( PI() * [.$A311] / [.I$1] )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FLOOR([.$B$2]/2 + [.$B$2]/2 * SIN(2 *  PI() * [.$A312] / [.$B$1] ))" office:value-type="float" office:value="249" calcext:value-type="float">
            <text:p>249</text:p>
          </table:table-cell>
          <table:table-cell table:formula="of:=FLOOR(MOD([.$A312];[.C$1]) * [.C$2] / ([.C$1]-1))" office:value-type="float" office:value="52" calcext:value-type="float">
            <text:p>52</text:p>
          </table:table-cell>
          <table:table-cell table:formula="of:=FLOOR(MOD([.D$1]-[.$A312] -1;[.D$1]) * [.D$2] / ([.D$1]-1))" office:value-type="float" office:value="203" calcext:value-type="float">
            <text:p>203</text:p>
          </table:table-cell>
          <table:table-cell table:formula="of:=(IF(MOD([.$A312];[.E$1])&lt;FLOOR([.E$1]/2);0;[.E$2]))" office:value-type="float" office:value="0" calcext:value-type="float">
            <text:p>0</text:p>
          </table:table-cell>
          <table:table-cell table:formula="of:=IF(MOD([.$A312];[.F$1])&lt;[.F$1]/2;FLOOR(MOD([.$A312];[.F$1]) * [.F$2] *2 / ([.F$1]-1));[.F$2]-FLOOR(MOD(FLOOR([.$A312]-[.F$1]/2);[.F$1]) * [.F$2] *2 / ([.F$1]-1)))" office:value-type="float" office:value="104" calcext:value-type="float">
            <text:p>104</text:p>
          </table:table-cell>
          <table:table-cell table:formula="of:=FLOOR([.G$2] * POWER(SIN( PI() * [.$A312] / [.G$1] );2))" office:value-type="float" office:value="90" calcext:value-type="float">
            <text:p>90</text:p>
          </table:table-cell>
          <table:table-cell table:formula="of:=[.H$2]-FLOOR(POWER(IF(MOD([.$A312];[.H$1])&lt;[.H$1]/2;FLOOR(MOD([.$A312];[.H$1]) * [.H$2] *2 / ([.H$1]-1));[.H$2]-FLOOR(MOD(FLOOR([.$A312]-[.H$1]/2);[.H$1]) * [.H$2] *2 / ([.H$1]-1)));2)/[.H$2])" office:value-type="float" office:value="213" calcext:value-type="float">
            <text:p>213</text:p>
          </table:table-cell>
          <table:table-cell table:formula="of:=FLOOR( [.I$2] * ABS(SIN( PI() * [.$A312] / [.I$1] )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FLOOR([.$B$2]/2 + [.$B$2]/2 * SIN(2 *  PI() * [.$A313] / [.$B$1] ))" office:value-type="float" office:value="250" calcext:value-type="float">
            <text:p>250</text:p>
          </table:table-cell>
          <table:table-cell table:formula="of:=FLOOR(MOD([.$A313];[.C$1]) * [.C$2] / ([.C$1]-1))" office:value-type="float" office:value="53" calcext:value-type="float">
            <text:p>53</text:p>
          </table:table-cell>
          <table:table-cell table:formula="of:=FLOOR(MOD([.D$1]-[.$A313] -1;[.D$1]) * [.D$2] / ([.D$1]-1))" office:value-type="float" office:value="202" calcext:value-type="float">
            <text:p>202</text:p>
          </table:table-cell>
          <table:table-cell table:formula="of:=(IF(MOD([.$A313];[.E$1])&lt;FLOOR([.E$1]/2);0;[.E$2]))" office:value-type="float" office:value="0" calcext:value-type="float">
            <text:p>0</text:p>
          </table:table-cell>
          <table:table-cell table:formula="of:=IF(MOD([.$A313];[.F$1])&lt;[.F$1]/2;FLOOR(MOD([.$A313];[.F$1]) * [.F$2] *2 / ([.F$1]-1));[.F$2]-FLOOR(MOD(FLOOR([.$A313]-[.F$1]/2);[.F$1]) * [.F$2] *2 / ([.F$1]-1)))" office:value-type="float" office:value="106" calcext:value-type="float">
            <text:p>106</text:p>
          </table:table-cell>
          <table:table-cell table:formula="of:=FLOOR([.G$2] * POWER(SIN( PI() * [.$A313] / [.G$1] );2))" office:value-type="float" office:value="93" calcext:value-type="float">
            <text:p>93</text:p>
          </table:table-cell>
          <table:table-cell table:formula="of:=[.H$2]-FLOOR(POWER(IF(MOD([.$A313];[.H$1])&lt;[.H$1]/2;FLOOR(MOD([.$A313];[.H$1]) * [.H$2] *2 / ([.H$1]-1));[.H$2]-FLOOR(MOD(FLOOR([.$A313]-[.H$1]/2);[.H$1]) * [.H$2] *2 / ([.H$1]-1)));2)/[.H$2])" office:value-type="float" office:value="211" calcext:value-type="float">
            <text:p>211</text:p>
          </table:table-cell>
          <table:table-cell table:formula="of:=FLOOR( [.I$2] * ABS(SIN( PI() * [.$A313] / [.I$1] )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FLOOR([.$B$2]/2 + [.$B$2]/2 * SIN(2 *  PI() * [.$A314] / [.$B$1] ))" office:value-type="float" office:value="251" calcext:value-type="float">
            <text:p>251</text:p>
          </table:table-cell>
          <table:table-cell table:formula="of:=FLOOR(MOD([.$A314];[.C$1]) * [.C$2] / ([.C$1]-1))" office:value-type="float" office:value="54" calcext:value-type="float">
            <text:p>54</text:p>
          </table:table-cell>
          <table:table-cell table:formula="of:=FLOOR(MOD([.D$1]-[.$A314] -1;[.D$1]) * [.D$2] / ([.D$1]-1))" office:value-type="float" office:value="201" calcext:value-type="float">
            <text:p>201</text:p>
          </table:table-cell>
          <table:table-cell table:formula="of:=(IF(MOD([.$A314];[.E$1])&lt;FLOOR([.E$1]/2);0;[.E$2]))" office:value-type="float" office:value="0" calcext:value-type="float">
            <text:p>0</text:p>
          </table:table-cell>
          <table:table-cell table:formula="of:=IF(MOD([.$A314];[.F$1])&lt;[.F$1]/2;FLOOR(MOD([.$A314];[.F$1]) * [.F$2] *2 / ([.F$1]-1));[.F$2]-FLOOR(MOD(FLOOR([.$A314]-[.F$1]/2);[.F$1]) * [.F$2] *2 / ([.F$1]-1)))" office:value-type="float" office:value="108" calcext:value-type="float">
            <text:p>108</text:p>
          </table:table-cell>
          <table:table-cell table:formula="of:=FLOOR([.G$2] * POWER(SIN( PI() * [.$A314] / [.G$1] );2))" office:value-type="float" office:value="96" calcext:value-type="float">
            <text:p>96</text:p>
          </table:table-cell>
          <table:table-cell table:formula="of:=[.H$2]-FLOOR(POWER(IF(MOD([.$A314];[.H$1])&lt;[.H$1]/2;FLOOR(MOD([.$A314];[.H$1]) * [.H$2] *2 / ([.H$1]-1));[.H$2]-FLOOR(MOD(FLOOR([.$A314]-[.H$1]/2);[.H$1]) * [.H$2] *2 / ([.H$1]-1)));2)/[.H$2])" office:value-type="float" office:value="210" calcext:value-type="float">
            <text:p>210</text:p>
          </table:table-cell>
          <table:table-cell table:formula="of:=FLOOR( [.I$2] * ABS(SIN( PI() * [.$A314] / [.I$1] )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FLOOR([.$B$2]/2 + [.$B$2]/2 * SIN(2 *  PI() * [.$A315] / [.$B$1] ))" office:value-type="float" office:value="251" calcext:value-type="float">
            <text:p>251</text:p>
          </table:table-cell>
          <table:table-cell table:formula="of:=FLOOR(MOD([.$A315];[.C$1]) * [.C$2] / ([.C$1]-1))" office:value-type="float" office:value="55" calcext:value-type="float">
            <text:p>55</text:p>
          </table:table-cell>
          <table:table-cell table:formula="of:=FLOOR(MOD([.D$1]-[.$A315] -1;[.D$1]) * [.D$2] / ([.D$1]-1))" office:value-type="float" office:value="200" calcext:value-type="float">
            <text:p>200</text:p>
          </table:table-cell>
          <table:table-cell table:formula="of:=(IF(MOD([.$A315];[.E$1])&lt;FLOOR([.E$1]/2);0;[.E$2]))" office:value-type="float" office:value="0" calcext:value-type="float">
            <text:p>0</text:p>
          </table:table-cell>
          <table:table-cell table:formula="of:=IF(MOD([.$A315];[.F$1])&lt;[.F$1]/2;FLOOR(MOD([.$A315];[.F$1]) * [.F$2] *2 / ([.F$1]-1));[.F$2]-FLOOR(MOD(FLOOR([.$A315]-[.F$1]/2);[.F$1]) * [.F$2] *2 / ([.F$1]-1)))" office:value-type="float" office:value="110" calcext:value-type="float">
            <text:p>110</text:p>
          </table:table-cell>
          <table:table-cell table:formula="of:=FLOOR([.G$2] * POWER(SIN( PI() * [.$A315] / [.G$1] );2))" office:value-type="float" office:value="99" calcext:value-type="float">
            <text:p>99</text:p>
          </table:table-cell>
          <table:table-cell table:formula="of:=[.H$2]-FLOOR(POWER(IF(MOD([.$A315];[.H$1])&lt;[.H$1]/2;FLOOR(MOD([.$A315];[.H$1]) * [.H$2] *2 / ([.H$1]-1));[.H$2]-FLOOR(MOD(FLOOR([.$A315]-[.H$1]/2);[.H$1]) * [.H$2] *2 / ([.H$1]-1)));2)/[.H$2])" office:value-type="float" office:value="208" calcext:value-type="float">
            <text:p>208</text:p>
          </table:table-cell>
          <table:table-cell table:formula="of:=FLOOR( [.I$2] * ABS(SIN( PI() * [.$A315] / [.I$1] )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FLOOR([.$B$2]/2 + [.$B$2]/2 * SIN(2 *  PI() * [.$A316] / [.$B$1] ))" office:value-type="float" office:value="252" calcext:value-type="float">
            <text:p>252</text:p>
          </table:table-cell>
          <table:table-cell table:formula="of:=FLOOR(MOD([.$A316];[.C$1]) * [.C$2] / ([.C$1]-1))" office:value-type="float" office:value="56" calcext:value-type="float">
            <text:p>56</text:p>
          </table:table-cell>
          <table:table-cell table:formula="of:=FLOOR(MOD([.D$1]-[.$A316] -1;[.D$1]) * [.D$2] / ([.D$1]-1))" office:value-type="float" office:value="199" calcext:value-type="float">
            <text:p>199</text:p>
          </table:table-cell>
          <table:table-cell table:formula="of:=(IF(MOD([.$A316];[.E$1])&lt;FLOOR([.E$1]/2);0;[.E$2]))" office:value-type="float" office:value="0" calcext:value-type="float">
            <text:p>0</text:p>
          </table:table-cell>
          <table:table-cell table:formula="of:=IF(MOD([.$A316];[.F$1])&lt;[.F$1]/2;FLOOR(MOD([.$A316];[.F$1]) * [.F$2] *2 / ([.F$1]-1));[.F$2]-FLOOR(MOD(FLOOR([.$A316]-[.F$1]/2);[.F$1]) * [.F$2] *2 / ([.F$1]-1)))" office:value-type="float" office:value="112" calcext:value-type="float">
            <text:p>112</text:p>
          </table:table-cell>
          <table:table-cell table:formula="of:=FLOOR([.G$2] * POWER(SIN( PI() * [.$A316] / [.G$1] );2))" office:value-type="float" office:value="102" calcext:value-type="float">
            <text:p>102</text:p>
          </table:table-cell>
          <table:table-cell table:formula="of:=[.H$2]-FLOOR(POWER(IF(MOD([.$A316];[.H$1])&lt;[.H$1]/2;FLOOR(MOD([.$A316];[.H$1]) * [.H$2] *2 / ([.H$1]-1));[.H$2]-FLOOR(MOD(FLOOR([.$A316]-[.H$1]/2);[.H$1]) * [.H$2] *2 / ([.H$1]-1)));2)/[.H$2])" office:value-type="float" office:value="206" calcext:value-type="float">
            <text:p>206</text:p>
          </table:table-cell>
          <table:table-cell table:formula="of:=FLOOR( [.I$2] * ABS(SIN( PI() * [.$A316] / [.I$1] )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FLOOR([.$B$2]/2 + [.$B$2]/2 * SIN(2 *  PI() * [.$A317] / [.$B$1] ))" office:value-type="float" office:value="253" calcext:value-type="float">
            <text:p>253</text:p>
          </table:table-cell>
          <table:table-cell table:formula="of:=FLOOR(MOD([.$A317];[.C$1]) * [.C$2] / ([.C$1]-1))" office:value-type="float" office:value="57" calcext:value-type="float">
            <text:p>57</text:p>
          </table:table-cell>
          <table:table-cell table:formula="of:=FLOOR(MOD([.D$1]-[.$A317] -1;[.D$1]) * [.D$2] / ([.D$1]-1))" office:value-type="float" office:value="198" calcext:value-type="float">
            <text:p>198</text:p>
          </table:table-cell>
          <table:table-cell table:formula="of:=(IF(MOD([.$A317];[.E$1])&lt;FLOOR([.E$1]/2);0;[.E$2]))" office:value-type="float" office:value="0" calcext:value-type="float">
            <text:p>0</text:p>
          </table:table-cell>
          <table:table-cell table:formula="of:=IF(MOD([.$A317];[.F$1])&lt;[.F$1]/2;FLOOR(MOD([.$A317];[.F$1]) * [.F$2] *2 / ([.F$1]-1));[.F$2]-FLOOR(MOD(FLOOR([.$A317]-[.F$1]/2);[.F$1]) * [.F$2] *2 / ([.F$1]-1)))" office:value-type="float" office:value="114" calcext:value-type="float">
            <text:p>114</text:p>
          </table:table-cell>
          <table:table-cell table:formula="of:=FLOOR([.G$2] * POWER(SIN( PI() * [.$A317] / [.G$1] );2))" office:value-type="float" office:value="105" calcext:value-type="float">
            <text:p>105</text:p>
          </table:table-cell>
          <table:table-cell table:formula="of:=[.H$2]-FLOOR(POWER(IF(MOD([.$A317];[.H$1])&lt;[.H$1]/2;FLOOR(MOD([.$A317];[.H$1]) * [.H$2] *2 / ([.H$1]-1));[.H$2]-FLOOR(MOD(FLOOR([.$A317]-[.H$1]/2);[.H$1]) * [.H$2] *2 / ([.H$1]-1)));2)/[.H$2])" office:value-type="float" office:value="205" calcext:value-type="float">
            <text:p>205</text:p>
          </table:table-cell>
          <table:table-cell table:formula="of:=FLOOR( [.I$2] * ABS(SIN( PI() * [.$A317] / [.I$1] )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FLOOR([.$B$2]/2 + [.$B$2]/2 * SIN(2 *  PI() * [.$A318] / [.$B$1] ))" office:value-type="float" office:value="253" calcext:value-type="float">
            <text:p>253</text:p>
          </table:table-cell>
          <table:table-cell table:formula="of:=FLOOR(MOD([.$A318];[.C$1]) * [.C$2] / ([.C$1]-1))" office:value-type="float" office:value="58" calcext:value-type="float">
            <text:p>58</text:p>
          </table:table-cell>
          <table:table-cell table:formula="of:=FLOOR(MOD([.D$1]-[.$A318] -1;[.D$1]) * [.D$2] / ([.D$1]-1))" office:value-type="float" office:value="197" calcext:value-type="float">
            <text:p>197</text:p>
          </table:table-cell>
          <table:table-cell table:formula="of:=(IF(MOD([.$A318];[.E$1])&lt;FLOOR([.E$1]/2);0;[.E$2]))" office:value-type="float" office:value="0" calcext:value-type="float">
            <text:p>0</text:p>
          </table:table-cell>
          <table:table-cell table:formula="of:=IF(MOD([.$A318];[.F$1])&lt;[.F$1]/2;FLOOR(MOD([.$A318];[.F$1]) * [.F$2] *2 / ([.F$1]-1));[.F$2]-FLOOR(MOD(FLOOR([.$A318]-[.F$1]/2);[.F$1]) * [.F$2] *2 / ([.F$1]-1)))" office:value-type="float" office:value="116" calcext:value-type="float">
            <text:p>116</text:p>
          </table:table-cell>
          <table:table-cell table:formula="of:=FLOOR([.G$2] * POWER(SIN( PI() * [.$A318] / [.G$1] );2))" office:value-type="float" office:value="108" calcext:value-type="float">
            <text:p>108</text:p>
          </table:table-cell>
          <table:table-cell table:formula="of:=[.H$2]-FLOOR(POWER(IF(MOD([.$A318];[.H$1])&lt;[.H$1]/2;FLOOR(MOD([.$A318];[.H$1]) * [.H$2] *2 / ([.H$1]-1));[.H$2]-FLOOR(MOD(FLOOR([.$A318]-[.H$1]/2);[.H$1]) * [.H$2] *2 / ([.H$1]-1)));2)/[.H$2])" office:value-type="float" office:value="203" calcext:value-type="float">
            <text:p>203</text:p>
          </table:table-cell>
          <table:table-cell table:formula="of:=FLOOR( [.I$2] * ABS(SIN( PI() * [.$A318] / [.I$1] )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FLOOR([.$B$2]/2 + [.$B$2]/2 * SIN(2 *  PI() * [.$A319] / [.$B$1] ))" office:value-type="float" office:value="254" calcext:value-type="float">
            <text:p>254</text:p>
          </table:table-cell>
          <table:table-cell table:formula="of:=FLOOR(MOD([.$A319];[.C$1]) * [.C$2] / ([.C$1]-1))" office:value-type="float" office:value="59" calcext:value-type="float">
            <text:p>59</text:p>
          </table:table-cell>
          <table:table-cell table:formula="of:=FLOOR(MOD([.D$1]-[.$A319] -1;[.D$1]) * [.D$2] / ([.D$1]-1))" office:value-type="float" office:value="196" calcext:value-type="float">
            <text:p>196</text:p>
          </table:table-cell>
          <table:table-cell table:formula="of:=(IF(MOD([.$A319];[.E$1])&lt;FLOOR([.E$1]/2);0;[.E$2]))" office:value-type="float" office:value="0" calcext:value-type="float">
            <text:p>0</text:p>
          </table:table-cell>
          <table:table-cell table:formula="of:=IF(MOD([.$A319];[.F$1])&lt;[.F$1]/2;FLOOR(MOD([.$A319];[.F$1]) * [.F$2] *2 / ([.F$1]-1));[.F$2]-FLOOR(MOD(FLOOR([.$A319]-[.F$1]/2);[.F$1]) * [.F$2] *2 / ([.F$1]-1)))" office:value-type="float" office:value="118" calcext:value-type="float">
            <text:p>118</text:p>
          </table:table-cell>
          <table:table-cell table:formula="of:=FLOOR([.G$2] * POWER(SIN( PI() * [.$A319] / [.G$1] );2))" office:value-type="float" office:value="111" calcext:value-type="float">
            <text:p>111</text:p>
          </table:table-cell>
          <table:table-cell table:formula="of:=[.H$2]-FLOOR(POWER(IF(MOD([.$A319];[.H$1])&lt;[.H$1]/2;FLOOR(MOD([.$A319];[.H$1]) * [.H$2] *2 / ([.H$1]-1));[.H$2]-FLOOR(MOD(FLOOR([.$A319]-[.H$1]/2);[.H$1]) * [.H$2] *2 / ([.H$1]-1)));2)/[.H$2])" office:value-type="float" office:value="201" calcext:value-type="float">
            <text:p>201</text:p>
          </table:table-cell>
          <table:table-cell table:formula="of:=FLOOR( [.I$2] * ABS(SIN( PI() * [.$A319] / [.I$1] )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FLOOR([.$B$2]/2 + [.$B$2]/2 * SIN(2 *  PI() * [.$A320] / [.$B$1] ))" office:value-type="float" office:value="254" calcext:value-type="float">
            <text:p>254</text:p>
          </table:table-cell>
          <table:table-cell table:formula="of:=FLOOR(MOD([.$A320];[.C$1]) * [.C$2] / ([.C$1]-1))" office:value-type="float" office:value="60" calcext:value-type="float">
            <text:p>60</text:p>
          </table:table-cell>
          <table:table-cell table:formula="of:=FLOOR(MOD([.D$1]-[.$A320] -1;[.D$1]) * [.D$2] / ([.D$1]-1))" office:value-type="float" office:value="195" calcext:value-type="float">
            <text:p>195</text:p>
          </table:table-cell>
          <table:table-cell table:formula="of:=(IF(MOD([.$A320];[.E$1])&lt;FLOOR([.E$1]/2);0;[.E$2]))" office:value-type="float" office:value="0" calcext:value-type="float">
            <text:p>0</text:p>
          </table:table-cell>
          <table:table-cell table:formula="of:=IF(MOD([.$A320];[.F$1])&lt;[.F$1]/2;FLOOR(MOD([.$A320];[.F$1]) * [.F$2] *2 / ([.F$1]-1));[.F$2]-FLOOR(MOD(FLOOR([.$A320]-[.F$1]/2);[.F$1]) * [.F$2] *2 / ([.F$1]-1)))" office:value-type="float" office:value="120" calcext:value-type="float">
            <text:p>120</text:p>
          </table:table-cell>
          <table:table-cell table:formula="of:=FLOOR([.G$2] * POWER(SIN( PI() * [.$A320] / [.G$1] );2))" office:value-type="float" office:value="115" calcext:value-type="float">
            <text:p>115</text:p>
          </table:table-cell>
          <table:table-cell table:formula="of:=[.H$2]-FLOOR(POWER(IF(MOD([.$A320];[.H$1])&lt;[.H$1]/2;FLOOR(MOD([.$A320];[.H$1]) * [.H$2] *2 / ([.H$1]-1));[.H$2]-FLOOR(MOD(FLOOR([.$A320]-[.H$1]/2);[.H$1]) * [.H$2] *2 / ([.H$1]-1)));2)/[.H$2])" office:value-type="float" office:value="199" calcext:value-type="float">
            <text:p>199</text:p>
          </table:table-cell>
          <table:table-cell table:formula="of:=FLOOR( [.I$2] * ABS(SIN( PI() * [.$A320] / [.I$1] )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FLOOR([.$B$2]/2 + [.$B$2]/2 * SIN(2 *  PI() * [.$A321] / [.$B$1] ))" office:value-type="float" office:value="254" calcext:value-type="float">
            <text:p>254</text:p>
          </table:table-cell>
          <table:table-cell table:formula="of:=FLOOR(MOD([.$A321];[.C$1]) * [.C$2] / ([.C$1]-1))" office:value-type="float" office:value="61" calcext:value-type="float">
            <text:p>61</text:p>
          </table:table-cell>
          <table:table-cell table:formula="of:=FLOOR(MOD([.D$1]-[.$A321] -1;[.D$1]) * [.D$2] / ([.D$1]-1))" office:value-type="float" office:value="194" calcext:value-type="float">
            <text:p>194</text:p>
          </table:table-cell>
          <table:table-cell table:formula="of:=(IF(MOD([.$A321];[.E$1])&lt;FLOOR([.E$1]/2);0;[.E$2]))" office:value-type="float" office:value="0" calcext:value-type="float">
            <text:p>0</text:p>
          </table:table-cell>
          <table:table-cell table:formula="of:=IF(MOD([.$A321];[.F$1])&lt;[.F$1]/2;FLOOR(MOD([.$A321];[.F$1]) * [.F$2] *2 / ([.F$1]-1));[.F$2]-FLOOR(MOD(FLOOR([.$A321]-[.F$1]/2);[.F$1]) * [.F$2] *2 / ([.F$1]-1)))" office:value-type="float" office:value="122" calcext:value-type="float">
            <text:p>122</text:p>
          </table:table-cell>
          <table:table-cell table:formula="of:=FLOOR([.G$2] * POWER(SIN( PI() * [.$A321] / [.G$1] );2))" office:value-type="float" office:value="118" calcext:value-type="float">
            <text:p>118</text:p>
          </table:table-cell>
          <table:table-cell table:formula="of:=[.H$2]-FLOOR(POWER(IF(MOD([.$A321];[.H$1])&lt;[.H$1]/2;FLOOR(MOD([.$A321];[.H$1]) * [.H$2] *2 / ([.H$1]-1));[.H$2]-FLOOR(MOD(FLOOR([.$A321]-[.H$1]/2);[.H$1]) * [.H$2] *2 / ([.H$1]-1)));2)/[.H$2])" office:value-type="float" office:value="197" calcext:value-type="float">
            <text:p>197</text:p>
          </table:table-cell>
          <table:table-cell table:formula="of:=FLOOR( [.I$2] * ABS(SIN( PI() * [.$A321] / [.I$1] )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FLOOR([.$B$2]/2 + [.$B$2]/2 * SIN(2 *  PI() * [.$A322] / [.$B$1] ))" office:value-type="float" office:value="254" calcext:value-type="float">
            <text:p>254</text:p>
          </table:table-cell>
          <table:table-cell table:formula="of:=FLOOR(MOD([.$A322];[.C$1]) * [.C$2] / ([.C$1]-1))" office:value-type="float" office:value="62" calcext:value-type="float">
            <text:p>62</text:p>
          </table:table-cell>
          <table:table-cell table:formula="of:=FLOOR(MOD([.D$1]-[.$A322] -1;[.D$1]) * [.D$2] / ([.D$1]-1))" office:value-type="float" office:value="193" calcext:value-type="float">
            <text:p>193</text:p>
          </table:table-cell>
          <table:table-cell table:formula="of:=(IF(MOD([.$A322];[.E$1])&lt;FLOOR([.E$1]/2);0;[.E$2]))" office:value-type="float" office:value="0" calcext:value-type="float">
            <text:p>0</text:p>
          </table:table-cell>
          <table:table-cell table:formula="of:=IF(MOD([.$A322];[.F$1])&lt;[.F$1]/2;FLOOR(MOD([.$A322];[.F$1]) * [.F$2] *2 / ([.F$1]-1));[.F$2]-FLOOR(MOD(FLOOR([.$A322]-[.F$1]/2);[.F$1]) * [.F$2] *2 / ([.F$1]-1)))" office:value-type="float" office:value="124" calcext:value-type="float">
            <text:p>124</text:p>
          </table:table-cell>
          <table:table-cell table:formula="of:=FLOOR([.G$2] * POWER(SIN( PI() * [.$A322] / [.G$1] );2))" office:value-type="float" office:value="121" calcext:value-type="float">
            <text:p>121</text:p>
          </table:table-cell>
          <table:table-cell table:formula="of:=[.H$2]-FLOOR(POWER(IF(MOD([.$A322];[.H$1])&lt;[.H$1]/2;FLOOR(MOD([.$A322];[.H$1]) * [.H$2] *2 / ([.H$1]-1));[.H$2]-FLOOR(MOD(FLOOR([.$A322]-[.H$1]/2);[.H$1]) * [.H$2] *2 / ([.H$1]-1)));2)/[.H$2])" office:value-type="float" office:value="195" calcext:value-type="float">
            <text:p>195</text:p>
          </table:table-cell>
          <table:table-cell table:formula="of:=FLOOR( [.I$2] * ABS(SIN( PI() * [.$A322] / [.I$1] )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FLOOR([.$B$2]/2 + [.$B$2]/2 * SIN(2 *  PI() * [.$A323] / [.$B$1] ))" office:value-type="float" office:value="254" calcext:value-type="float">
            <text:p>254</text:p>
          </table:table-cell>
          <table:table-cell table:formula="of:=FLOOR(MOD([.$A323];[.C$1]) * [.C$2] / ([.C$1]-1))" office:value-type="float" office:value="63" calcext:value-type="float">
            <text:p>63</text:p>
          </table:table-cell>
          <table:table-cell table:formula="of:=FLOOR(MOD([.D$1]-[.$A323] -1;[.D$1]) * [.D$2] / ([.D$1]-1))" office:value-type="float" office:value="192" calcext:value-type="float">
            <text:p>192</text:p>
          </table:table-cell>
          <table:table-cell table:formula="of:=(IF(MOD([.$A323];[.E$1])&lt;FLOOR([.E$1]/2);0;[.E$2]))" office:value-type="float" office:value="0" calcext:value-type="float">
            <text:p>0</text:p>
          </table:table-cell>
          <table:table-cell table:formula="of:=IF(MOD([.$A323];[.F$1])&lt;[.F$1]/2;FLOOR(MOD([.$A323];[.F$1]) * [.F$2] *2 / ([.F$1]-1));[.F$2]-FLOOR(MOD(FLOOR([.$A323]-[.F$1]/2);[.F$1]) * [.F$2] *2 / ([.F$1]-1)))" office:value-type="float" office:value="126" calcext:value-type="float">
            <text:p>126</text:p>
          </table:table-cell>
          <table:table-cell table:formula="of:=FLOOR([.G$2] * POWER(SIN( PI() * [.$A323] / [.G$1] );2))" office:value-type="float" office:value="124" calcext:value-type="float">
            <text:p>124</text:p>
          </table:table-cell>
          <table:table-cell table:formula="of:=[.H$2]-FLOOR(POWER(IF(MOD([.$A323];[.H$1])&lt;[.H$1]/2;FLOOR(MOD([.$A323];[.H$1]) * [.H$2] *2 / ([.H$1]-1));[.H$2]-FLOOR(MOD(FLOOR([.$A323]-[.H$1]/2);[.H$1]) * [.H$2] *2 / ([.H$1]-1)));2)/[.H$2])" office:value-type="float" office:value="193" calcext:value-type="float">
            <text:p>193</text:p>
          </table:table-cell>
          <table:table-cell table:formula="of:=FLOOR( [.I$2] * ABS(SIN( PI() * [.$A323] / [.I$1] )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FLOOR([.$B$2]/2 + [.$B$2]/2 * SIN(2 *  PI() * [.$A324] / [.$B$1] ))" office:value-type="float" office:value="255" calcext:value-type="float">
            <text:p>255</text:p>
          </table:table-cell>
          <table:table-cell table:formula="of:=FLOOR(MOD([.$A324];[.C$1]) * [.C$2] / ([.C$1]-1))" office:value-type="float" office:value="64" calcext:value-type="float">
            <text:p>64</text:p>
          </table:table-cell>
          <table:table-cell table:formula="of:=FLOOR(MOD([.D$1]-[.$A324] -1;[.D$1]) * [.D$2] / ([.D$1]-1))" office:value-type="float" office:value="191" calcext:value-type="float">
            <text:p>191</text:p>
          </table:table-cell>
          <table:table-cell table:formula="of:=(IF(MOD([.$A324];[.E$1])&lt;FLOOR([.E$1]/2);0;[.E$2]))" office:value-type="float" office:value="0" calcext:value-type="float">
            <text:p>0</text:p>
          </table:table-cell>
          <table:table-cell table:formula="of:=IF(MOD([.$A324];[.F$1])&lt;[.F$1]/2;FLOOR(MOD([.$A324];[.F$1]) * [.F$2] *2 / ([.F$1]-1));[.F$2]-FLOOR(MOD(FLOOR([.$A324]-[.F$1]/2);[.F$1]) * [.F$2] *2 / ([.F$1]-1)))" office:value-type="float" office:value="128" calcext:value-type="float">
            <text:p>128</text:p>
          </table:table-cell>
          <table:table-cell table:formula="of:=FLOOR([.G$2] * POWER(SIN( PI() * [.$A324] / [.G$1] );2))" office:value-type="float" office:value="127" calcext:value-type="float">
            <text:p>127</text:p>
          </table:table-cell>
          <table:table-cell table:formula="of:=[.H$2]-FLOOR(POWER(IF(MOD([.$A324];[.H$1])&lt;[.H$1]/2;FLOOR(MOD([.$A324];[.H$1]) * [.H$2] *2 / ([.H$1]-1));[.H$2]-FLOOR(MOD(FLOOR([.$A324]-[.H$1]/2);[.H$1]) * [.H$2] *2 / ([.H$1]-1)));2)/[.H$2])" office:value-type="float" office:value="191" calcext:value-type="float">
            <text:p>191</text:p>
          </table:table-cell>
          <table:table-cell table:formula="of:=FLOOR( [.I$2] * ABS(SIN( PI() * [.$A324] / [.I$1] )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FLOOR([.$B$2]/2 + [.$B$2]/2 * SIN(2 *  PI() * [.$A325] / [.$B$1] ))" office:value-type="float" office:value="254" calcext:value-type="float">
            <text:p>254</text:p>
          </table:table-cell>
          <table:table-cell table:formula="of:=FLOOR(MOD([.$A325];[.C$1]) * [.C$2] / ([.C$1]-1))" office:value-type="float" office:value="65" calcext:value-type="float">
            <text:p>65</text:p>
          </table:table-cell>
          <table:table-cell table:formula="of:=FLOOR(MOD([.D$1]-[.$A325] -1;[.D$1]) * [.D$2] / ([.D$1]-1))" office:value-type="float" office:value="190" calcext:value-type="float">
            <text:p>190</text:p>
          </table:table-cell>
          <table:table-cell table:formula="of:=(IF(MOD([.$A325];[.E$1])&lt;FLOOR([.E$1]/2);0;[.E$2]))" office:value-type="float" office:value="0" calcext:value-type="float">
            <text:p>0</text:p>
          </table:table-cell>
          <table:table-cell table:formula="of:=IF(MOD([.$A325];[.F$1])&lt;[.F$1]/2;FLOOR(MOD([.$A325];[.F$1]) * [.F$2] *2 / ([.F$1]-1));[.F$2]-FLOOR(MOD(FLOOR([.$A325]-[.F$1]/2);[.F$1]) * [.F$2] *2 / ([.F$1]-1)))" office:value-type="float" office:value="130" calcext:value-type="float">
            <text:p>130</text:p>
          </table:table-cell>
          <table:table-cell table:formula="of:=FLOOR([.G$2] * POWER(SIN( PI() * [.$A325] / [.G$1] );2))" office:value-type="float" office:value="130" calcext:value-type="float">
            <text:p>130</text:p>
          </table:table-cell>
          <table:table-cell table:formula="of:=[.H$2]-FLOOR(POWER(IF(MOD([.$A325];[.H$1])&lt;[.H$1]/2;FLOOR(MOD([.$A325];[.H$1]) * [.H$2] *2 / ([.H$1]-1));[.H$2]-FLOOR(MOD(FLOOR([.$A325]-[.H$1]/2);[.H$1]) * [.H$2] *2 / ([.H$1]-1)));2)/[.H$2])" office:value-type="float" office:value="189" calcext:value-type="float">
            <text:p>189</text:p>
          </table:table-cell>
          <table:table-cell table:formula="of:=FLOOR( [.I$2] * ABS(SIN( PI() * [.$A325] / [.I$1] )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FLOOR([.$B$2]/2 + [.$B$2]/2 * SIN(2 *  PI() * [.$A326] / [.$B$1] ))" office:value-type="float" office:value="254" calcext:value-type="float">
            <text:p>254</text:p>
          </table:table-cell>
          <table:table-cell table:formula="of:=FLOOR(MOD([.$A326];[.C$1]) * [.C$2] / ([.C$1]-1))" office:value-type="float" office:value="66" calcext:value-type="float">
            <text:p>66</text:p>
          </table:table-cell>
          <table:table-cell table:formula="of:=FLOOR(MOD([.D$1]-[.$A326] -1;[.D$1]) * [.D$2] / ([.D$1]-1))" office:value-type="float" office:value="189" calcext:value-type="float">
            <text:p>189</text:p>
          </table:table-cell>
          <table:table-cell table:formula="of:=(IF(MOD([.$A326];[.E$1])&lt;FLOOR([.E$1]/2);0;[.E$2]))" office:value-type="float" office:value="0" calcext:value-type="float">
            <text:p>0</text:p>
          </table:table-cell>
          <table:table-cell table:formula="of:=IF(MOD([.$A326];[.F$1])&lt;[.F$1]/2;FLOOR(MOD([.$A326];[.F$1]) * [.F$2] *2 / ([.F$1]-1));[.F$2]-FLOOR(MOD(FLOOR([.$A326]-[.F$1]/2);[.F$1]) * [.F$2] *2 / ([.F$1]-1)))" office:value-type="float" office:value="132" calcext:value-type="float">
            <text:p>132</text:p>
          </table:table-cell>
          <table:table-cell table:formula="of:=FLOOR([.G$2] * POWER(SIN( PI() * [.$A326] / [.G$1] );2))" office:value-type="float" office:value="133" calcext:value-type="float">
            <text:p>133</text:p>
          </table:table-cell>
          <table:table-cell table:formula="of:=[.H$2]-FLOOR(POWER(IF(MOD([.$A326];[.H$1])&lt;[.H$1]/2;FLOOR(MOD([.$A326];[.H$1]) * [.H$2] *2 / ([.H$1]-1));[.H$2]-FLOOR(MOD(FLOOR([.$A326]-[.H$1]/2);[.H$1]) * [.H$2] *2 / ([.H$1]-1)));2)/[.H$2])" office:value-type="float" office:value="187" calcext:value-type="float">
            <text:p>187</text:p>
          </table:table-cell>
          <table:table-cell table:formula="of:=FLOOR( [.I$2] * ABS(SIN( PI() * [.$A326] / [.I$1] )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FLOOR([.$B$2]/2 + [.$B$2]/2 * SIN(2 *  PI() * [.$A327] / [.$B$1] ))" office:value-type="float" office:value="254" calcext:value-type="float">
            <text:p>254</text:p>
          </table:table-cell>
          <table:table-cell table:formula="of:=FLOOR(MOD([.$A327];[.C$1]) * [.C$2] / ([.C$1]-1))" office:value-type="float" office:value="67" calcext:value-type="float">
            <text:p>67</text:p>
          </table:table-cell>
          <table:table-cell table:formula="of:=FLOOR(MOD([.D$1]-[.$A327] -1;[.D$1]) * [.D$2] / ([.D$1]-1))" office:value-type="float" office:value="188" calcext:value-type="float">
            <text:p>188</text:p>
          </table:table-cell>
          <table:table-cell table:formula="of:=(IF(MOD([.$A327];[.E$1])&lt;FLOOR([.E$1]/2);0;[.E$2]))" office:value-type="float" office:value="0" calcext:value-type="float">
            <text:p>0</text:p>
          </table:table-cell>
          <table:table-cell table:formula="of:=IF(MOD([.$A327];[.F$1])&lt;[.F$1]/2;FLOOR(MOD([.$A327];[.F$1]) * [.F$2] *2 / ([.F$1]-1));[.F$2]-FLOOR(MOD(FLOOR([.$A327]-[.F$1]/2);[.F$1]) * [.F$2] *2 / ([.F$1]-1)))" office:value-type="float" office:value="134" calcext:value-type="float">
            <text:p>134</text:p>
          </table:table-cell>
          <table:table-cell table:formula="of:=FLOOR([.G$2] * POWER(SIN( PI() * [.$A327] / [.G$1] );2))" office:value-type="float" office:value="136" calcext:value-type="float">
            <text:p>136</text:p>
          </table:table-cell>
          <table:table-cell table:formula="of:=[.H$2]-FLOOR(POWER(IF(MOD([.$A327];[.H$1])&lt;[.H$1]/2;FLOOR(MOD([.$A327];[.H$1]) * [.H$2] *2 / ([.H$1]-1));[.H$2]-FLOOR(MOD(FLOOR([.$A327]-[.H$1]/2);[.H$1]) * [.H$2] *2 / ([.H$1]-1)));2)/[.H$2])" office:value-type="float" office:value="185" calcext:value-type="float">
            <text:p>185</text:p>
          </table:table-cell>
          <table:table-cell table:formula="of:=FLOOR( [.I$2] * ABS(SIN( PI() * [.$A327] / [.I$1] )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FLOOR([.$B$2]/2 + [.$B$2]/2 * SIN(2 *  PI() * [.$A328] / [.$B$1] ))" office:value-type="float" office:value="254" calcext:value-type="float">
            <text:p>254</text:p>
          </table:table-cell>
          <table:table-cell table:formula="of:=FLOOR(MOD([.$A328];[.C$1]) * [.C$2] / ([.C$1]-1))" office:value-type="float" office:value="68" calcext:value-type="float">
            <text:p>68</text:p>
          </table:table-cell>
          <table:table-cell table:formula="of:=FLOOR(MOD([.D$1]-[.$A328] -1;[.D$1]) * [.D$2] / ([.D$1]-1))" office:value-type="float" office:value="187" calcext:value-type="float">
            <text:p>187</text:p>
          </table:table-cell>
          <table:table-cell table:formula="of:=(IF(MOD([.$A328];[.E$1])&lt;FLOOR([.E$1]/2);0;[.E$2]))" office:value-type="float" office:value="0" calcext:value-type="float">
            <text:p>0</text:p>
          </table:table-cell>
          <table:table-cell table:formula="of:=IF(MOD([.$A328];[.F$1])&lt;[.F$1]/2;FLOOR(MOD([.$A328];[.F$1]) * [.F$2] *2 / ([.F$1]-1));[.F$2]-FLOOR(MOD(FLOOR([.$A328]-[.F$1]/2);[.F$1]) * [.F$2] *2 / ([.F$1]-1)))" office:value-type="float" office:value="136" calcext:value-type="float">
            <text:p>136</text:p>
          </table:table-cell>
          <table:table-cell table:formula="of:=FLOOR([.G$2] * POWER(SIN( PI() * [.$A328] / [.G$1] );2))" office:value-type="float" office:value="139" calcext:value-type="float">
            <text:p>139</text:p>
          </table:table-cell>
          <table:table-cell table:formula="of:=[.H$2]-FLOOR(POWER(IF(MOD([.$A328];[.H$1])&lt;[.H$1]/2;FLOOR(MOD([.$A328];[.H$1]) * [.H$2] *2 / ([.H$1]-1));[.H$2]-FLOOR(MOD(FLOOR([.$A328]-[.H$1]/2);[.H$1]) * [.H$2] *2 / ([.H$1]-1)));2)/[.H$2])" office:value-type="float" office:value="183" calcext:value-type="float">
            <text:p>183</text:p>
          </table:table-cell>
          <table:table-cell table:formula="of:=FLOOR( [.I$2] * ABS(SIN( PI() * [.$A328] / [.I$1] )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FLOOR([.$B$2]/2 + [.$B$2]/2 * SIN(2 *  PI() * [.$A329] / [.$B$1] ))" office:value-type="float" office:value="254" calcext:value-type="float">
            <text:p>254</text:p>
          </table:table-cell>
          <table:table-cell table:formula="of:=FLOOR(MOD([.$A329];[.C$1]) * [.C$2] / ([.C$1]-1))" office:value-type="float" office:value="69" calcext:value-type="float">
            <text:p>69</text:p>
          </table:table-cell>
          <table:table-cell table:formula="of:=FLOOR(MOD([.D$1]-[.$A329] -1;[.D$1]) * [.D$2] / ([.D$1]-1))" office:value-type="float" office:value="186" calcext:value-type="float">
            <text:p>186</text:p>
          </table:table-cell>
          <table:table-cell table:formula="of:=(IF(MOD([.$A329];[.E$1])&lt;FLOOR([.E$1]/2);0;[.E$2]))" office:value-type="float" office:value="0" calcext:value-type="float">
            <text:p>0</text:p>
          </table:table-cell>
          <table:table-cell table:formula="of:=IF(MOD([.$A329];[.F$1])&lt;[.F$1]/2;FLOOR(MOD([.$A329];[.F$1]) * [.F$2] *2 / ([.F$1]-1));[.F$2]-FLOOR(MOD(FLOOR([.$A329]-[.F$1]/2);[.F$1]) * [.F$2] *2 / ([.F$1]-1)))" office:value-type="float" office:value="138" calcext:value-type="float">
            <text:p>138</text:p>
          </table:table-cell>
          <table:table-cell table:formula="of:=FLOOR([.G$2] * POWER(SIN( PI() * [.$A329] / [.G$1] );2))" office:value-type="float" office:value="143" calcext:value-type="float">
            <text:p>143</text:p>
          </table:table-cell>
          <table:table-cell table:formula="of:=[.H$2]-FLOOR(POWER(IF(MOD([.$A329];[.H$1])&lt;[.H$1]/2;FLOOR(MOD([.$A329];[.H$1]) * [.H$2] *2 / ([.H$1]-1));[.H$2]-FLOOR(MOD(FLOOR([.$A329]-[.H$1]/2);[.H$1]) * [.H$2] *2 / ([.H$1]-1)));2)/[.H$2])" office:value-type="float" office:value="181" calcext:value-type="float">
            <text:p>181</text:p>
          </table:table-cell>
          <table:table-cell table:formula="of:=FLOOR( [.I$2] * ABS(SIN( PI() * [.$A329] / [.I$1] )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FLOOR([.$B$2]/2 + [.$B$2]/2 * SIN(2 *  PI() * [.$A330] / [.$B$1] ))" office:value-type="float" office:value="253" calcext:value-type="float">
            <text:p>253</text:p>
          </table:table-cell>
          <table:table-cell table:formula="of:=FLOOR(MOD([.$A330];[.C$1]) * [.C$2] / ([.C$1]-1))" office:value-type="float" office:value="70" calcext:value-type="float">
            <text:p>70</text:p>
          </table:table-cell>
          <table:table-cell table:formula="of:=FLOOR(MOD([.D$1]-[.$A330] -1;[.D$1]) * [.D$2] / ([.D$1]-1))" office:value-type="float" office:value="185" calcext:value-type="float">
            <text:p>185</text:p>
          </table:table-cell>
          <table:table-cell table:formula="of:=(IF(MOD([.$A330];[.E$1])&lt;FLOOR([.E$1]/2);0;[.E$2]))" office:value-type="float" office:value="0" calcext:value-type="float">
            <text:p>0</text:p>
          </table:table-cell>
          <table:table-cell table:formula="of:=IF(MOD([.$A330];[.F$1])&lt;[.F$1]/2;FLOOR(MOD([.$A330];[.F$1]) * [.F$2] *2 / ([.F$1]-1));[.F$2]-FLOOR(MOD(FLOOR([.$A330]-[.F$1]/2);[.F$1]) * [.F$2] *2 / ([.F$1]-1)))" office:value-type="float" office:value="140" calcext:value-type="float">
            <text:p>140</text:p>
          </table:table-cell>
          <table:table-cell table:formula="of:=FLOOR([.G$2] * POWER(SIN( PI() * [.$A330] / [.G$1] );2))" office:value-type="float" office:value="146" calcext:value-type="float">
            <text:p>146</text:p>
          </table:table-cell>
          <table:table-cell table:formula="of:=[.H$2]-FLOOR(POWER(IF(MOD([.$A330];[.H$1])&lt;[.H$1]/2;FLOOR(MOD([.$A330];[.H$1]) * [.H$2] *2 / ([.H$1]-1));[.H$2]-FLOOR(MOD(FLOOR([.$A330]-[.H$1]/2);[.H$1]) * [.H$2] *2 / ([.H$1]-1)));2)/[.H$2])" office:value-type="float" office:value="179" calcext:value-type="float">
            <text:p>179</text:p>
          </table:table-cell>
          <table:table-cell table:formula="of:=FLOOR( [.I$2] * ABS(SIN( PI() * [.$A330] / [.I$1] )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FLOOR([.$B$2]/2 + [.$B$2]/2 * SIN(2 *  PI() * [.$A331] / [.$B$1] ))" office:value-type="float" office:value="253" calcext:value-type="float">
            <text:p>253</text:p>
          </table:table-cell>
          <table:table-cell table:formula="of:=FLOOR(MOD([.$A331];[.C$1]) * [.C$2] / ([.C$1]-1))" office:value-type="float" office:value="71" calcext:value-type="float">
            <text:p>71</text:p>
          </table:table-cell>
          <table:table-cell table:formula="of:=FLOOR(MOD([.D$1]-[.$A331] -1;[.D$1]) * [.D$2] / ([.D$1]-1))" office:value-type="float" office:value="184" calcext:value-type="float">
            <text:p>184</text:p>
          </table:table-cell>
          <table:table-cell table:formula="of:=(IF(MOD([.$A331];[.E$1])&lt;FLOOR([.E$1]/2);0;[.E$2]))" office:value-type="float" office:value="0" calcext:value-type="float">
            <text:p>0</text:p>
          </table:table-cell>
          <table:table-cell table:formula="of:=IF(MOD([.$A331];[.F$1])&lt;[.F$1]/2;FLOOR(MOD([.$A331];[.F$1]) * [.F$2] *2 / ([.F$1]-1));[.F$2]-FLOOR(MOD(FLOOR([.$A331]-[.F$1]/2);[.F$1]) * [.F$2] *2 / ([.F$1]-1)))" office:value-type="float" office:value="142" calcext:value-type="float">
            <text:p>142</text:p>
          </table:table-cell>
          <table:table-cell table:formula="of:=FLOOR([.G$2] * POWER(SIN( PI() * [.$A331] / [.G$1] );2))" office:value-type="float" office:value="149" calcext:value-type="float">
            <text:p>149</text:p>
          </table:table-cell>
          <table:table-cell table:formula="of:=[.H$2]-FLOOR(POWER(IF(MOD([.$A331];[.H$1])&lt;[.H$1]/2;FLOOR(MOD([.$A331];[.H$1]) * [.H$2] *2 / ([.H$1]-1));[.H$2]-FLOOR(MOD(FLOOR([.$A331]-[.H$1]/2);[.H$1]) * [.H$2] *2 / ([.H$1]-1)));2)/[.H$2])" office:value-type="float" office:value="176" calcext:value-type="float">
            <text:p>176</text:p>
          </table:table-cell>
          <table:table-cell table:formula="of:=FLOOR( [.I$2] * ABS(SIN( PI() * [.$A331] / [.I$1] )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FLOOR([.$B$2]/2 + [.$B$2]/2 * SIN(2 *  PI() * [.$A332] / [.$B$1] ))" office:value-type="float" office:value="252" calcext:value-type="float">
            <text:p>252</text:p>
          </table:table-cell>
          <table:table-cell table:formula="of:=FLOOR(MOD([.$A332];[.C$1]) * [.C$2] / ([.C$1]-1))" office:value-type="float" office:value="72" calcext:value-type="float">
            <text:p>72</text:p>
          </table:table-cell>
          <table:table-cell table:formula="of:=FLOOR(MOD([.D$1]-[.$A332] -1;[.D$1]) * [.D$2] / ([.D$1]-1))" office:value-type="float" office:value="183" calcext:value-type="float">
            <text:p>183</text:p>
          </table:table-cell>
          <table:table-cell table:formula="of:=(IF(MOD([.$A332];[.E$1])&lt;FLOOR([.E$1]/2);0;[.E$2]))" office:value-type="float" office:value="0" calcext:value-type="float">
            <text:p>0</text:p>
          </table:table-cell>
          <table:table-cell table:formula="of:=IF(MOD([.$A332];[.F$1])&lt;[.F$1]/2;FLOOR(MOD([.$A332];[.F$1]) * [.F$2] *2 / ([.F$1]-1));[.F$2]-FLOOR(MOD(FLOOR([.$A332]-[.F$1]/2);[.F$1]) * [.F$2] *2 / ([.F$1]-1)))" office:value-type="float" office:value="144" calcext:value-type="float">
            <text:p>144</text:p>
          </table:table-cell>
          <table:table-cell table:formula="of:=FLOOR([.G$2] * POWER(SIN( PI() * [.$A332] / [.G$1] );2))" office:value-type="float" office:value="152" calcext:value-type="float">
            <text:p>152</text:p>
          </table:table-cell>
          <table:table-cell table:formula="of:=[.H$2]-FLOOR(POWER(IF(MOD([.$A332];[.H$1])&lt;[.H$1]/2;FLOOR(MOD([.$A332];[.H$1]) * [.H$2] *2 / ([.H$1]-1));[.H$2]-FLOOR(MOD(FLOOR([.$A332]-[.H$1]/2);[.H$1]) * [.H$2] *2 / ([.H$1]-1)));2)/[.H$2])" office:value-type="float" office:value="174" calcext:value-type="float">
            <text:p>174</text:p>
          </table:table-cell>
          <table:table-cell table:formula="of:=FLOOR( [.I$2] * ABS(SIN( PI() * [.$A332] / [.I$1] 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FLOOR([.$B$2]/2 + [.$B$2]/2 * SIN(2 *  PI() * [.$A333] / [.$B$1] ))" office:value-type="float" office:value="251" calcext:value-type="float">
            <text:p>251</text:p>
          </table:table-cell>
          <table:table-cell table:formula="of:=FLOOR(MOD([.$A333];[.C$1]) * [.C$2] / ([.C$1]-1))" office:value-type="float" office:value="73" calcext:value-type="float">
            <text:p>73</text:p>
          </table:table-cell>
          <table:table-cell table:formula="of:=FLOOR(MOD([.D$1]-[.$A333] -1;[.D$1]) * [.D$2] / ([.D$1]-1))" office:value-type="float" office:value="182" calcext:value-type="float">
            <text:p>182</text:p>
          </table:table-cell>
          <table:table-cell table:formula="of:=(IF(MOD([.$A333];[.E$1])&lt;FLOOR([.E$1]/2);0;[.E$2]))" office:value-type="float" office:value="0" calcext:value-type="float">
            <text:p>0</text:p>
          </table:table-cell>
          <table:table-cell table:formula="of:=IF(MOD([.$A333];[.F$1])&lt;[.F$1]/2;FLOOR(MOD([.$A333];[.F$1]) * [.F$2] *2 / ([.F$1]-1));[.F$2]-FLOOR(MOD(FLOOR([.$A333]-[.F$1]/2);[.F$1]) * [.F$2] *2 / ([.F$1]-1)))" office:value-type="float" office:value="146" calcext:value-type="float">
            <text:p>146</text:p>
          </table:table-cell>
          <table:table-cell table:formula="of:=FLOOR([.G$2] * POWER(SIN( PI() * [.$A333] / [.G$1] );2))" office:value-type="float" office:value="155" calcext:value-type="float">
            <text:p>155</text:p>
          </table:table-cell>
          <table:table-cell table:formula="of:=[.H$2]-FLOOR(POWER(IF(MOD([.$A333];[.H$1])&lt;[.H$1]/2;FLOOR(MOD([.$A333];[.H$1]) * [.H$2] *2 / ([.H$1]-1));[.H$2]-FLOOR(MOD(FLOOR([.$A333]-[.H$1]/2);[.H$1]) * [.H$2] *2 / ([.H$1]-1)));2)/[.H$2])" office:value-type="float" office:value="172" calcext:value-type="float">
            <text:p>172</text:p>
          </table:table-cell>
          <table:table-cell table:formula="of:=FLOOR( [.I$2] * ABS(SIN( PI() * [.$A333] / [.I$1] )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FLOOR([.$B$2]/2 + [.$B$2]/2 * SIN(2 *  PI() * [.$A334] / [.$B$1] ))" office:value-type="float" office:value="251" calcext:value-type="float">
            <text:p>251</text:p>
          </table:table-cell>
          <table:table-cell table:formula="of:=FLOOR(MOD([.$A334];[.C$1]) * [.C$2] / ([.C$1]-1))" office:value-type="float" office:value="74" calcext:value-type="float">
            <text:p>74</text:p>
          </table:table-cell>
          <table:table-cell table:formula="of:=FLOOR(MOD([.D$1]-[.$A334] -1;[.D$1]) * [.D$2] / ([.D$1]-1))" office:value-type="float" office:value="181" calcext:value-type="float">
            <text:p>181</text:p>
          </table:table-cell>
          <table:table-cell table:formula="of:=(IF(MOD([.$A334];[.E$1])&lt;FLOOR([.E$1]/2);0;[.E$2]))" office:value-type="float" office:value="0" calcext:value-type="float">
            <text:p>0</text:p>
          </table:table-cell>
          <table:table-cell table:formula="of:=IF(MOD([.$A334];[.F$1])&lt;[.F$1]/2;FLOOR(MOD([.$A334];[.F$1]) * [.F$2] *2 / ([.F$1]-1));[.F$2]-FLOOR(MOD(FLOOR([.$A334]-[.F$1]/2);[.F$1]) * [.F$2] *2 / ([.F$1]-1)))" office:value-type="float" office:value="148" calcext:value-type="float">
            <text:p>148</text:p>
          </table:table-cell>
          <table:table-cell table:formula="of:=FLOOR([.G$2] * POWER(SIN( PI() * [.$A334] / [.G$1] );2))" office:value-type="float" office:value="158" calcext:value-type="float">
            <text:p>158</text:p>
          </table:table-cell>
          <table:table-cell table:formula="of:=[.H$2]-FLOOR(POWER(IF(MOD([.$A334];[.H$1])&lt;[.H$1]/2;FLOOR(MOD([.$A334];[.H$1]) * [.H$2] *2 / ([.H$1]-1));[.H$2]-FLOOR(MOD(FLOOR([.$A334]-[.H$1]/2);[.H$1]) * [.H$2] *2 / ([.H$1]-1)));2)/[.H$2])" office:value-type="float" office:value="170" calcext:value-type="float">
            <text:p>170</text:p>
          </table:table-cell>
          <table:table-cell table:formula="of:=FLOOR( [.I$2] * ABS(SIN( PI() * [.$A334] / [.I$1] )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FLOOR([.$B$2]/2 + [.$B$2]/2 * SIN(2 *  PI() * [.$A335] / [.$B$1] ))" office:value-type="float" office:value="250" calcext:value-type="float">
            <text:p>250</text:p>
          </table:table-cell>
          <table:table-cell table:formula="of:=FLOOR(MOD([.$A335];[.C$1]) * [.C$2] / ([.C$1]-1))" office:value-type="float" office:value="75" calcext:value-type="float">
            <text:p>75</text:p>
          </table:table-cell>
          <table:table-cell table:formula="of:=FLOOR(MOD([.D$1]-[.$A335] -1;[.D$1]) * [.D$2] / ([.D$1]-1))" office:value-type="float" office:value="180" calcext:value-type="float">
            <text:p>180</text:p>
          </table:table-cell>
          <table:table-cell table:formula="of:=(IF(MOD([.$A335];[.E$1])&lt;FLOOR([.E$1]/2);0;[.E$2]))" office:value-type="float" office:value="0" calcext:value-type="float">
            <text:p>0</text:p>
          </table:table-cell>
          <table:table-cell table:formula="of:=IF(MOD([.$A335];[.F$1])&lt;[.F$1]/2;FLOOR(MOD([.$A335];[.F$1]) * [.F$2] *2 / ([.F$1]-1));[.F$2]-FLOOR(MOD(FLOOR([.$A335]-[.F$1]/2);[.F$1]) * [.F$2] *2 / ([.F$1]-1)))" office:value-type="float" office:value="150" calcext:value-type="float">
            <text:p>150</text:p>
          </table:table-cell>
          <table:table-cell table:formula="of:=FLOOR([.G$2] * POWER(SIN( PI() * [.$A335] / [.G$1] );2))" office:value-type="float" office:value="161" calcext:value-type="float">
            <text:p>161</text:p>
          </table:table-cell>
          <table:table-cell table:formula="of:=[.H$2]-FLOOR(POWER(IF(MOD([.$A335];[.H$1])&lt;[.H$1]/2;FLOOR(MOD([.$A335];[.H$1]) * [.H$2] *2 / ([.H$1]-1));[.H$2]-FLOOR(MOD(FLOOR([.$A335]-[.H$1]/2);[.H$1]) * [.H$2] *2 / ([.H$1]-1)));2)/[.H$2])" office:value-type="float" office:value="167" calcext:value-type="float">
            <text:p>167</text:p>
          </table:table-cell>
          <table:table-cell table:formula="of:=FLOOR( [.I$2] * ABS(SIN( PI() * [.$A335] / [.I$1] )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FLOOR([.$B$2]/2 + [.$B$2]/2 * SIN(2 *  PI() * [.$A336] / [.$B$1] ))" office:value-type="float" office:value="249" calcext:value-type="float">
            <text:p>249</text:p>
          </table:table-cell>
          <table:table-cell table:formula="of:=FLOOR(MOD([.$A336];[.C$1]) * [.C$2] / ([.C$1]-1))" office:value-type="float" office:value="76" calcext:value-type="float">
            <text:p>76</text:p>
          </table:table-cell>
          <table:table-cell table:formula="of:=FLOOR(MOD([.D$1]-[.$A336] -1;[.D$1]) * [.D$2] / ([.D$1]-1))" office:value-type="float" office:value="179" calcext:value-type="float">
            <text:p>179</text:p>
          </table:table-cell>
          <table:table-cell table:formula="of:=(IF(MOD([.$A336];[.E$1])&lt;FLOOR([.E$1]/2);0;[.E$2]))" office:value-type="float" office:value="0" calcext:value-type="float">
            <text:p>0</text:p>
          </table:table-cell>
          <table:table-cell table:formula="of:=IF(MOD([.$A336];[.F$1])&lt;[.F$1]/2;FLOOR(MOD([.$A336];[.F$1]) * [.F$2] *2 / ([.F$1]-1));[.F$2]-FLOOR(MOD(FLOOR([.$A336]-[.F$1]/2);[.F$1]) * [.F$2] *2 / ([.F$1]-1)))" office:value-type="float" office:value="152" calcext:value-type="float">
            <text:p>152</text:p>
          </table:table-cell>
          <table:table-cell table:formula="of:=FLOOR([.G$2] * POWER(SIN( PI() * [.$A336] / [.G$1] );2))" office:value-type="float" office:value="164" calcext:value-type="float">
            <text:p>164</text:p>
          </table:table-cell>
          <table:table-cell table:formula="of:=[.H$2]-FLOOR(POWER(IF(MOD([.$A336];[.H$1])&lt;[.H$1]/2;FLOOR(MOD([.$A336];[.H$1]) * [.H$2] *2 / ([.H$1]-1));[.H$2]-FLOOR(MOD(FLOOR([.$A336]-[.H$1]/2);[.H$1]) * [.H$2] *2 / ([.H$1]-1)));2)/[.H$2])" office:value-type="float" office:value="165" calcext:value-type="float">
            <text:p>165</text:p>
          </table:table-cell>
          <table:table-cell table:formula="of:=FLOOR( [.I$2] * ABS(SIN( PI() * [.$A336] / [.I$1] )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FLOOR([.$B$2]/2 + [.$B$2]/2 * SIN(2 *  PI() * [.$A337] / [.$B$1] ))" office:value-type="float" office:value="248" calcext:value-type="float">
            <text:p>248</text:p>
          </table:table-cell>
          <table:table-cell table:formula="of:=FLOOR(MOD([.$A337];[.C$1]) * [.C$2] / ([.C$1]-1))" office:value-type="float" office:value="77" calcext:value-type="float">
            <text:p>77</text:p>
          </table:table-cell>
          <table:table-cell table:formula="of:=FLOOR(MOD([.D$1]-[.$A337] -1;[.D$1]) * [.D$2] / ([.D$1]-1))" office:value-type="float" office:value="178" calcext:value-type="float">
            <text:p>178</text:p>
          </table:table-cell>
          <table:table-cell table:formula="of:=(IF(MOD([.$A337];[.E$1])&lt;FLOOR([.E$1]/2);0;[.E$2]))" office:value-type="float" office:value="0" calcext:value-type="float">
            <text:p>0</text:p>
          </table:table-cell>
          <table:table-cell table:formula="of:=IF(MOD([.$A337];[.F$1])&lt;[.F$1]/2;FLOOR(MOD([.$A337];[.F$1]) * [.F$2] *2 / ([.F$1]-1));[.F$2]-FLOOR(MOD(FLOOR([.$A337]-[.F$1]/2);[.F$1]) * [.F$2] *2 / ([.F$1]-1)))" office:value-type="float" office:value="154" calcext:value-type="float">
            <text:p>154</text:p>
          </table:table-cell>
          <table:table-cell table:formula="of:=FLOOR([.G$2] * POWER(SIN( PI() * [.$A337] / [.G$1] );2))" office:value-type="float" office:value="167" calcext:value-type="float">
            <text:p>167</text:p>
          </table:table-cell>
          <table:table-cell table:formula="of:=[.H$2]-FLOOR(POWER(IF(MOD([.$A337];[.H$1])&lt;[.H$1]/2;FLOOR(MOD([.$A337];[.H$1]) * [.H$2] *2 / ([.H$1]-1));[.H$2]-FLOOR(MOD(FLOOR([.$A337]-[.H$1]/2);[.H$1]) * [.H$2] *2 / ([.H$1]-1)));2)/[.H$2])" office:value-type="float" office:value="162" calcext:value-type="float">
            <text:p>162</text:p>
          </table:table-cell>
          <table:table-cell table:formula="of:=FLOOR( [.I$2] * ABS(SIN( PI() * [.$A337] / [.I$1] 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FLOOR([.$B$2]/2 + [.$B$2]/2 * SIN(2 *  PI() * [.$A338] / [.$B$1] ))" office:value-type="float" office:value="247" calcext:value-type="float">
            <text:p>247</text:p>
          </table:table-cell>
          <table:table-cell table:formula="of:=FLOOR(MOD([.$A338];[.C$1]) * [.C$2] / ([.C$1]-1))" office:value-type="float" office:value="78" calcext:value-type="float">
            <text:p>78</text:p>
          </table:table-cell>
          <table:table-cell table:formula="of:=FLOOR(MOD([.D$1]-[.$A338] -1;[.D$1]) * [.D$2] / ([.D$1]-1))" office:value-type="float" office:value="177" calcext:value-type="float">
            <text:p>177</text:p>
          </table:table-cell>
          <table:table-cell table:formula="of:=(IF(MOD([.$A338];[.E$1])&lt;FLOOR([.E$1]/2);0;[.E$2]))" office:value-type="float" office:value="0" calcext:value-type="float">
            <text:p>0</text:p>
          </table:table-cell>
          <table:table-cell table:formula="of:=IF(MOD([.$A338];[.F$1])&lt;[.F$1]/2;FLOOR(MOD([.$A338];[.F$1]) * [.F$2] *2 / ([.F$1]-1));[.F$2]-FLOOR(MOD(FLOOR([.$A338]-[.F$1]/2);[.F$1]) * [.F$2] *2 / ([.F$1]-1)))" office:value-type="float" office:value="156" calcext:value-type="float">
            <text:p>156</text:p>
          </table:table-cell>
          <table:table-cell table:formula="of:=FLOOR([.G$2] * POWER(SIN( PI() * [.$A338] / [.G$1] );2))" office:value-type="float" office:value="170" calcext:value-type="float">
            <text:p>170</text:p>
          </table:table-cell>
          <table:table-cell table:formula="of:=[.H$2]-FLOOR(POWER(IF(MOD([.$A338];[.H$1])&lt;[.H$1]/2;FLOOR(MOD([.$A338];[.H$1]) * [.H$2] *2 / ([.H$1]-1));[.H$2]-FLOOR(MOD(FLOOR([.$A338]-[.H$1]/2);[.H$1]) * [.H$2] *2 / ([.H$1]-1)));2)/[.H$2])" office:value-type="float" office:value="160" calcext:value-type="float">
            <text:p>160</text:p>
          </table:table-cell>
          <table:table-cell table:formula="of:=FLOOR( [.I$2] * ABS(SIN( PI() * [.$A338] / [.I$1] 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FLOOR([.$B$2]/2 + [.$B$2]/2 * SIN(2 *  PI() * [.$A339] / [.$B$1] ))" office:value-type="float" office:value="246" calcext:value-type="float">
            <text:p>246</text:p>
          </table:table-cell>
          <table:table-cell table:formula="of:=FLOOR(MOD([.$A339];[.C$1]) * [.C$2] / ([.C$1]-1))" office:value-type="float" office:value="79" calcext:value-type="float">
            <text:p>79</text:p>
          </table:table-cell>
          <table:table-cell table:formula="of:=FLOOR(MOD([.D$1]-[.$A339] -1;[.D$1]) * [.D$2] / ([.D$1]-1))" office:value-type="float" office:value="176" calcext:value-type="float">
            <text:p>176</text:p>
          </table:table-cell>
          <table:table-cell table:formula="of:=(IF(MOD([.$A339];[.E$1])&lt;FLOOR([.E$1]/2);0;[.E$2]))" office:value-type="float" office:value="0" calcext:value-type="float">
            <text:p>0</text:p>
          </table:table-cell>
          <table:table-cell table:formula="of:=IF(MOD([.$A339];[.F$1])&lt;[.F$1]/2;FLOOR(MOD([.$A339];[.F$1]) * [.F$2] *2 / ([.F$1]-1));[.F$2]-FLOOR(MOD(FLOOR([.$A339]-[.F$1]/2);[.F$1]) * [.F$2] *2 / ([.F$1]-1)))" office:value-type="float" office:value="158" calcext:value-type="float">
            <text:p>158</text:p>
          </table:table-cell>
          <table:table-cell table:formula="of:=FLOOR([.G$2] * POWER(SIN( PI() * [.$A339] / [.G$1] );2))" office:value-type="float" office:value="173" calcext:value-type="float">
            <text:p>173</text:p>
          </table:table-cell>
          <table:table-cell table:formula="of:=[.H$2]-FLOOR(POWER(IF(MOD([.$A339];[.H$1])&lt;[.H$1]/2;FLOOR(MOD([.$A339];[.H$1]) * [.H$2] *2 / ([.H$1]-1));[.H$2]-FLOOR(MOD(FLOOR([.$A339]-[.H$1]/2);[.H$1]) * [.H$2] *2 / ([.H$1]-1)));2)/[.H$2])" office:value-type="float" office:value="158" calcext:value-type="float">
            <text:p>158</text:p>
          </table:table-cell>
          <table:table-cell table:formula="of:=FLOOR( [.I$2] * ABS(SIN( PI() * [.$A339] / [.I$1] ))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FLOOR([.$B$2]/2 + [.$B$2]/2 * SIN(2 *  PI() * [.$A340] / [.$B$1] ))" office:value-type="float" office:value="245" calcext:value-type="float">
            <text:p>245</text:p>
          </table:table-cell>
          <table:table-cell table:formula="of:=FLOOR(MOD([.$A340];[.C$1]) * [.C$2] / ([.C$1]-1))" office:value-type="float" office:value="80" calcext:value-type="float">
            <text:p>80</text:p>
          </table:table-cell>
          <table:table-cell table:formula="of:=FLOOR(MOD([.D$1]-[.$A340] -1;[.D$1]) * [.D$2] / ([.D$1]-1))" office:value-type="float" office:value="175" calcext:value-type="float">
            <text:p>175</text:p>
          </table:table-cell>
          <table:table-cell table:formula="of:=(IF(MOD([.$A340];[.E$1])&lt;FLOOR([.E$1]/2);0;[.E$2]))" office:value-type="float" office:value="0" calcext:value-type="float">
            <text:p>0</text:p>
          </table:table-cell>
          <table:table-cell table:formula="of:=IF(MOD([.$A340];[.F$1])&lt;[.F$1]/2;FLOOR(MOD([.$A340];[.F$1]) * [.F$2] *2 / ([.F$1]-1));[.F$2]-FLOOR(MOD(FLOOR([.$A340]-[.F$1]/2);[.F$1]) * [.F$2] *2 / ([.F$1]-1)))" office:value-type="float" office:value="160" calcext:value-type="float">
            <text:p>160</text:p>
          </table:table-cell>
          <table:table-cell table:formula="of:=FLOOR([.G$2] * POWER(SIN( PI() * [.$A340] / [.G$1] );2))" office:value-type="float" office:value="176" calcext:value-type="float">
            <text:p>176</text:p>
          </table:table-cell>
          <table:table-cell table:formula="of:=[.H$2]-FLOOR(POWER(IF(MOD([.$A340];[.H$1])&lt;[.H$1]/2;FLOOR(MOD([.$A340];[.H$1]) * [.H$2] *2 / ([.H$1]-1));[.H$2]-FLOOR(MOD(FLOOR([.$A340]-[.H$1]/2);[.H$1]) * [.H$2] *2 / ([.H$1]-1)));2)/[.H$2])" office:value-type="float" office:value="155" calcext:value-type="float">
            <text:p>155</text:p>
          </table:table-cell>
          <table:table-cell table:formula="of:=FLOOR( [.I$2] * ABS(SIN( PI() * [.$A340] / [.I$1] )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FLOOR([.$B$2]/2 + [.$B$2]/2 * SIN(2 *  PI() * [.$A341] / [.$B$1] ))" office:value-type="float" office:value="244" calcext:value-type="float">
            <text:p>244</text:p>
          </table:table-cell>
          <table:table-cell table:formula="of:=FLOOR(MOD([.$A341];[.C$1]) * [.C$2] / ([.C$1]-1))" office:value-type="float" office:value="81" calcext:value-type="float">
            <text:p>81</text:p>
          </table:table-cell>
          <table:table-cell table:formula="of:=FLOOR(MOD([.D$1]-[.$A341] -1;[.D$1]) * [.D$2] / ([.D$1]-1))" office:value-type="float" office:value="174" calcext:value-type="float">
            <text:p>174</text:p>
          </table:table-cell>
          <table:table-cell table:formula="of:=(IF(MOD([.$A341];[.E$1])&lt;FLOOR([.E$1]/2);0;[.E$2]))" office:value-type="float" office:value="0" calcext:value-type="float">
            <text:p>0</text:p>
          </table:table-cell>
          <table:table-cell table:formula="of:=IF(MOD([.$A341];[.F$1])&lt;[.F$1]/2;FLOOR(MOD([.$A341];[.F$1]) * [.F$2] *2 / ([.F$1]-1));[.F$2]-FLOOR(MOD(FLOOR([.$A341]-[.F$1]/2);[.F$1]) * [.F$2] *2 / ([.F$1]-1)))" office:value-type="float" office:value="162" calcext:value-type="float">
            <text:p>162</text:p>
          </table:table-cell>
          <table:table-cell table:formula="of:=FLOOR([.G$2] * POWER(SIN( PI() * [.$A341] / [.G$1] );2))" office:value-type="float" office:value="179" calcext:value-type="float">
            <text:p>179</text:p>
          </table:table-cell>
          <table:table-cell table:formula="of:=[.H$2]-FLOOR(POWER(IF(MOD([.$A341];[.H$1])&lt;[.H$1]/2;FLOOR(MOD([.$A341];[.H$1]) * [.H$2] *2 / ([.H$1]-1));[.H$2]-FLOOR(MOD(FLOOR([.$A341]-[.H$1]/2);[.H$1]) * [.H$2] *2 / ([.H$1]-1)));2)/[.H$2])" office:value-type="float" office:value="153" calcext:value-type="float">
            <text:p>153</text:p>
          </table:table-cell>
          <table:table-cell table:formula="of:=FLOOR( [.I$2] * ABS(SIN( PI() * [.$A341] / [.I$1] )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FLOOR([.$B$2]/2 + [.$B$2]/2 * SIN(2 *  PI() * [.$A342] / [.$B$1] ))" office:value-type="float" office:value="242" calcext:value-type="float">
            <text:p>242</text:p>
          </table:table-cell>
          <table:table-cell table:formula="of:=FLOOR(MOD([.$A342];[.C$1]) * [.C$2] / ([.C$1]-1))" office:value-type="float" office:value="82" calcext:value-type="float">
            <text:p>82</text:p>
          </table:table-cell>
          <table:table-cell table:formula="of:=FLOOR(MOD([.D$1]-[.$A342] -1;[.D$1]) * [.D$2] / ([.D$1]-1))" office:value-type="float" office:value="173" calcext:value-type="float">
            <text:p>173</text:p>
          </table:table-cell>
          <table:table-cell table:formula="of:=(IF(MOD([.$A342];[.E$1])&lt;FLOOR([.E$1]/2);0;[.E$2]))" office:value-type="float" office:value="0" calcext:value-type="float">
            <text:p>0</text:p>
          </table:table-cell>
          <table:table-cell table:formula="of:=IF(MOD([.$A342];[.F$1])&lt;[.F$1]/2;FLOOR(MOD([.$A342];[.F$1]) * [.F$2] *2 / ([.F$1]-1));[.F$2]-FLOOR(MOD(FLOOR([.$A342]-[.F$1]/2);[.F$1]) * [.F$2] *2 / ([.F$1]-1)))" office:value-type="float" office:value="164" calcext:value-type="float">
            <text:p>164</text:p>
          </table:table-cell>
          <table:table-cell table:formula="of:=FLOOR([.G$2] * POWER(SIN( PI() * [.$A342] / [.G$1] );2))" office:value-type="float" office:value="182" calcext:value-type="float">
            <text:p>182</text:p>
          </table:table-cell>
          <table:table-cell table:formula="of:=[.H$2]-FLOOR(POWER(IF(MOD([.$A342];[.H$1])&lt;[.H$1]/2;FLOOR(MOD([.$A342];[.H$1]) * [.H$2] *2 / ([.H$1]-1));[.H$2]-FLOOR(MOD(FLOOR([.$A342]-[.H$1]/2);[.H$1]) * [.H$2] *2 / ([.H$1]-1)));2)/[.H$2])" office:value-type="float" office:value="150" calcext:value-type="float">
            <text:p>150</text:p>
          </table:table-cell>
          <table:table-cell table:formula="of:=FLOOR( [.I$2] * ABS(SIN( PI() * [.$A342] / [.I$1] )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FLOOR([.$B$2]/2 + [.$B$2]/2 * SIN(2 *  PI() * [.$A343] / [.$B$1] ))" office:value-type="float" office:value="241" calcext:value-type="float">
            <text:p>241</text:p>
          </table:table-cell>
          <table:table-cell table:formula="of:=FLOOR(MOD([.$A343];[.C$1]) * [.C$2] / ([.C$1]-1))" office:value-type="float" office:value="83" calcext:value-type="float">
            <text:p>83</text:p>
          </table:table-cell>
          <table:table-cell table:formula="of:=FLOOR(MOD([.D$1]-[.$A343] -1;[.D$1]) * [.D$2] / ([.D$1]-1))" office:value-type="float" office:value="172" calcext:value-type="float">
            <text:p>172</text:p>
          </table:table-cell>
          <table:table-cell table:formula="of:=(IF(MOD([.$A343];[.E$1])&lt;FLOOR([.E$1]/2);0;[.E$2]))" office:value-type="float" office:value="0" calcext:value-type="float">
            <text:p>0</text:p>
          </table:table-cell>
          <table:table-cell table:formula="of:=IF(MOD([.$A343];[.F$1])&lt;[.F$1]/2;FLOOR(MOD([.$A343];[.F$1]) * [.F$2] *2 / ([.F$1]-1));[.F$2]-FLOOR(MOD(FLOOR([.$A343]-[.F$1]/2);[.F$1]) * [.F$2] *2 / ([.F$1]-1)))" office:value-type="float" office:value="166" calcext:value-type="float">
            <text:p>166</text:p>
          </table:table-cell>
          <table:table-cell table:formula="of:=FLOOR([.G$2] * POWER(SIN( PI() * [.$A343] / [.G$1] );2))" office:value-type="float" office:value="184" calcext:value-type="float">
            <text:p>184</text:p>
          </table:table-cell>
          <table:table-cell table:formula="of:=[.H$2]-FLOOR(POWER(IF(MOD([.$A343];[.H$1])&lt;[.H$1]/2;FLOOR(MOD([.$A343];[.H$1]) * [.H$2] *2 / ([.H$1]-1));[.H$2]-FLOOR(MOD(FLOOR([.$A343]-[.H$1]/2);[.H$1]) * [.H$2] *2 / ([.H$1]-1)));2)/[.H$2])" office:value-type="float" office:value="147" calcext:value-type="float">
            <text:p>147</text:p>
          </table:table-cell>
          <table:table-cell table:formula="of:=FLOOR( [.I$2] * ABS(SIN( PI() * [.$A343] / [.I$1] )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FLOOR([.$B$2]/2 + [.$B$2]/2 * SIN(2 *  PI() * [.$A344] / [.$B$1] ))" office:value-type="float" office:value="239" calcext:value-type="float">
            <text:p>239</text:p>
          </table:table-cell>
          <table:table-cell table:formula="of:=FLOOR(MOD([.$A344];[.C$1]) * [.C$2] / ([.C$1]-1))" office:value-type="float" office:value="84" calcext:value-type="float">
            <text:p>84</text:p>
          </table:table-cell>
          <table:table-cell table:formula="of:=FLOOR(MOD([.D$1]-[.$A344] -1;[.D$1]) * [.D$2] / ([.D$1]-1))" office:value-type="float" office:value="171" calcext:value-type="float">
            <text:p>171</text:p>
          </table:table-cell>
          <table:table-cell table:formula="of:=(IF(MOD([.$A344];[.E$1])&lt;FLOOR([.E$1]/2);0;[.E$2]))" office:value-type="float" office:value="0" calcext:value-type="float">
            <text:p>0</text:p>
          </table:table-cell>
          <table:table-cell table:formula="of:=IF(MOD([.$A344];[.F$1])&lt;[.F$1]/2;FLOOR(MOD([.$A344];[.F$1]) * [.F$2] *2 / ([.F$1]-1));[.F$2]-FLOOR(MOD(FLOOR([.$A344]-[.F$1]/2);[.F$1]) * [.F$2] *2 / ([.F$1]-1)))" office:value-type="float" office:value="168" calcext:value-type="float">
            <text:p>168</text:p>
          </table:table-cell>
          <table:table-cell table:formula="of:=FLOOR([.G$2] * POWER(SIN( PI() * [.$A344] / [.G$1] );2))" office:value-type="float" office:value="187" calcext:value-type="float">
            <text:p>187</text:p>
          </table:table-cell>
          <table:table-cell table:formula="of:=[.H$2]-FLOOR(POWER(IF(MOD([.$A344];[.H$1])&lt;[.H$1]/2;FLOOR(MOD([.$A344];[.H$1]) * [.H$2] *2 / ([.H$1]-1));[.H$2]-FLOOR(MOD(FLOOR([.$A344]-[.H$1]/2);[.H$1]) * [.H$2] *2 / ([.H$1]-1)));2)/[.H$2])" office:value-type="float" office:value="145" calcext:value-type="float">
            <text:p>145</text:p>
          </table:table-cell>
          <table:table-cell table:formula="of:=FLOOR( [.I$2] * ABS(SIN( PI() * [.$A344] / [.I$1] )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FLOOR([.$B$2]/2 + [.$B$2]/2 * SIN(2 *  PI() * [.$A345] / [.$B$1] ))" office:value-type="float" office:value="238" calcext:value-type="float">
            <text:p>238</text:p>
          </table:table-cell>
          <table:table-cell table:formula="of:=FLOOR(MOD([.$A345];[.C$1]) * [.C$2] / ([.C$1]-1))" office:value-type="float" office:value="85" calcext:value-type="float">
            <text:p>85</text:p>
          </table:table-cell>
          <table:table-cell table:formula="of:=FLOOR(MOD([.D$1]-[.$A345] -1;[.D$1]) * [.D$2] / ([.D$1]-1))" office:value-type="float" office:value="170" calcext:value-type="float">
            <text:p>170</text:p>
          </table:table-cell>
          <table:table-cell table:formula="of:=(IF(MOD([.$A345];[.E$1])&lt;FLOOR([.E$1]/2);0;[.E$2]))" office:value-type="float" office:value="0" calcext:value-type="float">
            <text:p>0</text:p>
          </table:table-cell>
          <table:table-cell table:formula="of:=IF(MOD([.$A345];[.F$1])&lt;[.F$1]/2;FLOOR(MOD([.$A345];[.F$1]) * [.F$2] *2 / ([.F$1]-1));[.F$2]-FLOOR(MOD(FLOOR([.$A345]-[.F$1]/2);[.F$1]) * [.F$2] *2 / ([.F$1]-1)))" office:value-type="float" office:value="170" calcext:value-type="float">
            <text:p>170</text:p>
          </table:table-cell>
          <table:table-cell table:formula="of:=FLOOR([.G$2] * POWER(SIN( PI() * [.$A345] / [.G$1] );2))" office:value-type="float" office:value="190" calcext:value-type="float">
            <text:p>190</text:p>
          </table:table-cell>
          <table:table-cell table:formula="of:=[.H$2]-FLOOR(POWER(IF(MOD([.$A345];[.H$1])&lt;[.H$1]/2;FLOOR(MOD([.$A345];[.H$1]) * [.H$2] *2 / ([.H$1]-1));[.H$2]-FLOOR(MOD(FLOOR([.$A345]-[.H$1]/2);[.H$1]) * [.H$2] *2 / ([.H$1]-1)));2)/[.H$2])" office:value-type="float" office:value="142" calcext:value-type="float">
            <text:p>142</text:p>
          </table:table-cell>
          <table:table-cell table:formula="of:=FLOOR( [.I$2] * ABS(SIN( PI() * [.$A345] / [.I$1] )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FLOOR([.$B$2]/2 + [.$B$2]/2 * SIN(2 *  PI() * [.$A346] / [.$B$1] ))" office:value-type="float" office:value="236" calcext:value-type="float">
            <text:p>236</text:p>
          </table:table-cell>
          <table:table-cell table:formula="of:=FLOOR(MOD([.$A346];[.C$1]) * [.C$2] / ([.C$1]-1))" office:value-type="float" office:value="86" calcext:value-type="float">
            <text:p>86</text:p>
          </table:table-cell>
          <table:table-cell table:formula="of:=FLOOR(MOD([.D$1]-[.$A346] -1;[.D$1]) * [.D$2] / ([.D$1]-1))" office:value-type="float" office:value="169" calcext:value-type="float">
            <text:p>169</text:p>
          </table:table-cell>
          <table:table-cell table:formula="of:=(IF(MOD([.$A346];[.E$1])&lt;FLOOR([.E$1]/2);0;[.E$2]))" office:value-type="float" office:value="0" calcext:value-type="float">
            <text:p>0</text:p>
          </table:table-cell>
          <table:table-cell table:formula="of:=IF(MOD([.$A346];[.F$1])&lt;[.F$1]/2;FLOOR(MOD([.$A346];[.F$1]) * [.F$2] *2 / ([.F$1]-1));[.F$2]-FLOOR(MOD(FLOOR([.$A346]-[.F$1]/2);[.F$1]) * [.F$2] *2 / ([.F$1]-1)))" office:value-type="float" office:value="172" calcext:value-type="float">
            <text:p>172</text:p>
          </table:table-cell>
          <table:table-cell table:formula="of:=FLOOR([.G$2] * POWER(SIN( PI() * [.$A346] / [.G$1] );2))" office:value-type="float" office:value="193" calcext:value-type="float">
            <text:p>193</text:p>
          </table:table-cell>
          <table:table-cell table:formula="of:=[.H$2]-FLOOR(POWER(IF(MOD([.$A346];[.H$1])&lt;[.H$1]/2;FLOOR(MOD([.$A346];[.H$1]) * [.H$2] *2 / ([.H$1]-1));[.H$2]-FLOOR(MOD(FLOOR([.$A346]-[.H$1]/2);[.H$1]) * [.H$2] *2 / ([.H$1]-1)));2)/[.H$2])" office:value-type="float" office:value="139" calcext:value-type="float">
            <text:p>139</text:p>
          </table:table-cell>
          <table:table-cell table:formula="of:=FLOOR( [.I$2] * ABS(SIN( PI() * [.$A346] / [.I$1] )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FLOOR([.$B$2]/2 + [.$B$2]/2 * SIN(2 *  PI() * [.$A347] / [.$B$1] ))" office:value-type="float" office:value="235" calcext:value-type="float">
            <text:p>235</text:p>
          </table:table-cell>
          <table:table-cell table:formula="of:=FLOOR(MOD([.$A347];[.C$1]) * [.C$2] / ([.C$1]-1))" office:value-type="float" office:value="87" calcext:value-type="float">
            <text:p>87</text:p>
          </table:table-cell>
          <table:table-cell table:formula="of:=FLOOR(MOD([.D$1]-[.$A347] -1;[.D$1]) * [.D$2] / ([.D$1]-1))" office:value-type="float" office:value="168" calcext:value-type="float">
            <text:p>168</text:p>
          </table:table-cell>
          <table:table-cell table:formula="of:=(IF(MOD([.$A347];[.E$1])&lt;FLOOR([.E$1]/2);0;[.E$2]))" office:value-type="float" office:value="0" calcext:value-type="float">
            <text:p>0</text:p>
          </table:table-cell>
          <table:table-cell table:formula="of:=IF(MOD([.$A347];[.F$1])&lt;[.F$1]/2;FLOOR(MOD([.$A347];[.F$1]) * [.F$2] *2 / ([.F$1]-1));[.F$2]-FLOOR(MOD(FLOOR([.$A347]-[.F$1]/2);[.F$1]) * [.F$2] *2 / ([.F$1]-1)))" office:value-type="float" office:value="174" calcext:value-type="float">
            <text:p>174</text:p>
          </table:table-cell>
          <table:table-cell table:formula="of:=FLOOR([.G$2] * POWER(SIN( PI() * [.$A347] / [.G$1] );2))" office:value-type="float" office:value="195" calcext:value-type="float">
            <text:p>195</text:p>
          </table:table-cell>
          <table:table-cell table:formula="of:=[.H$2]-FLOOR(POWER(IF(MOD([.$A347];[.H$1])&lt;[.H$1]/2;FLOOR(MOD([.$A347];[.H$1]) * [.H$2] *2 / ([.H$1]-1));[.H$2]-FLOOR(MOD(FLOOR([.$A347]-[.H$1]/2);[.H$1]) * [.H$2] *2 / ([.H$1]-1)));2)/[.H$2])" office:value-type="float" office:value="137" calcext:value-type="float">
            <text:p>137</text:p>
          </table:table-cell>
          <table:table-cell table:formula="of:=FLOOR( [.I$2] * ABS(SIN( PI() * [.$A347] / [.I$1] )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FLOOR([.$B$2]/2 + [.$B$2]/2 * SIN(2 *  PI() * [.$A348] / [.$B$1] ))" office:value-type="float" office:value="233" calcext:value-type="float">
            <text:p>233</text:p>
          </table:table-cell>
          <table:table-cell table:formula="of:=FLOOR(MOD([.$A348];[.C$1]) * [.C$2] / ([.C$1]-1))" office:value-type="float" office:value="88" calcext:value-type="float">
            <text:p>88</text:p>
          </table:table-cell>
          <table:table-cell table:formula="of:=FLOOR(MOD([.D$1]-[.$A348] -1;[.D$1]) * [.D$2] / ([.D$1]-1))" office:value-type="float" office:value="167" calcext:value-type="float">
            <text:p>167</text:p>
          </table:table-cell>
          <table:table-cell table:formula="of:=(IF(MOD([.$A348];[.E$1])&lt;FLOOR([.E$1]/2);0;[.E$2]))" office:value-type="float" office:value="0" calcext:value-type="float">
            <text:p>0</text:p>
          </table:table-cell>
          <table:table-cell table:formula="of:=IF(MOD([.$A348];[.F$1])&lt;[.F$1]/2;FLOOR(MOD([.$A348];[.F$1]) * [.F$2] *2 / ([.F$1]-1));[.F$2]-FLOOR(MOD(FLOOR([.$A348]-[.F$1]/2);[.F$1]) * [.F$2] *2 / ([.F$1]-1)))" office:value-type="float" office:value="176" calcext:value-type="float">
            <text:p>176</text:p>
          </table:table-cell>
          <table:table-cell table:formula="of:=FLOOR([.G$2] * POWER(SIN( PI() * [.$A348] / [.G$1] );2))" office:value-type="float" office:value="198" calcext:value-type="float">
            <text:p>198</text:p>
          </table:table-cell>
          <table:table-cell table:formula="of:=[.H$2]-FLOOR(POWER(IF(MOD([.$A348];[.H$1])&lt;[.H$1]/2;FLOOR(MOD([.$A348];[.H$1]) * [.H$2] *2 / ([.H$1]-1));[.H$2]-FLOOR(MOD(FLOOR([.$A348]-[.H$1]/2);[.H$1]) * [.H$2] *2 / ([.H$1]-1)));2)/[.H$2])" office:value-type="float" office:value="134" calcext:value-type="float">
            <text:p>134</text:p>
          </table:table-cell>
          <table:table-cell table:formula="of:=FLOOR( [.I$2] * ABS(SIN( PI() * [.$A348] / [.I$1] ))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FLOOR([.$B$2]/2 + [.$B$2]/2 * SIN(2 *  PI() * [.$A349] / [.$B$1] ))" office:value-type="float" office:value="231" calcext:value-type="float">
            <text:p>231</text:p>
          </table:table-cell>
          <table:table-cell table:formula="of:=FLOOR(MOD([.$A349];[.C$1]) * [.C$2] / ([.C$1]-1))" office:value-type="float" office:value="89" calcext:value-type="float">
            <text:p>89</text:p>
          </table:table-cell>
          <table:table-cell table:formula="of:=FLOOR(MOD([.D$1]-[.$A349] -1;[.D$1]) * [.D$2] / ([.D$1]-1))" office:value-type="float" office:value="166" calcext:value-type="float">
            <text:p>166</text:p>
          </table:table-cell>
          <table:table-cell table:formula="of:=(IF(MOD([.$A349];[.E$1])&lt;FLOOR([.E$1]/2);0;[.E$2]))" office:value-type="float" office:value="0" calcext:value-type="float">
            <text:p>0</text:p>
          </table:table-cell>
          <table:table-cell table:formula="of:=IF(MOD([.$A349];[.F$1])&lt;[.F$1]/2;FLOOR(MOD([.$A349];[.F$1]) * [.F$2] *2 / ([.F$1]-1));[.F$2]-FLOOR(MOD(FLOOR([.$A349]-[.F$1]/2);[.F$1]) * [.F$2] *2 / ([.F$1]-1)))" office:value-type="float" office:value="178" calcext:value-type="float">
            <text:p>178</text:p>
          </table:table-cell>
          <table:table-cell table:formula="of:=FLOOR([.G$2] * POWER(SIN( PI() * [.$A349] / [.G$1] );2))" office:value-type="float" office:value="200" calcext:value-type="float">
            <text:p>200</text:p>
          </table:table-cell>
          <table:table-cell table:formula="of:=[.H$2]-FLOOR(POWER(IF(MOD([.$A349];[.H$1])&lt;[.H$1]/2;FLOOR(MOD([.$A349];[.H$1]) * [.H$2] *2 / ([.H$1]-1));[.H$2]-FLOOR(MOD(FLOOR([.$A349]-[.H$1]/2);[.H$1]) * [.H$2] *2 / ([.H$1]-1)));2)/[.H$2])" office:value-type="float" office:value="131" calcext:value-type="float">
            <text:p>131</text:p>
          </table:table-cell>
          <table:table-cell table:formula="of:=FLOOR( [.I$2] * ABS(SIN( PI() * [.$A349] / [.I$1] ))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FLOOR([.$B$2]/2 + [.$B$2]/2 * SIN(2 *  PI() * [.$A350] / [.$B$1] ))" office:value-type="float" office:value="229" calcext:value-type="float">
            <text:p>229</text:p>
          </table:table-cell>
          <table:table-cell table:formula="of:=FLOOR(MOD([.$A350];[.C$1]) * [.C$2] / ([.C$1]-1))" office:value-type="float" office:value="90" calcext:value-type="float">
            <text:p>90</text:p>
          </table:table-cell>
          <table:table-cell table:formula="of:=FLOOR(MOD([.D$1]-[.$A350] -1;[.D$1]) * [.D$2] / ([.D$1]-1))" office:value-type="float" office:value="165" calcext:value-type="float">
            <text:p>165</text:p>
          </table:table-cell>
          <table:table-cell table:formula="of:=(IF(MOD([.$A350];[.E$1])&lt;FLOOR([.E$1]/2);0;[.E$2]))" office:value-type="float" office:value="0" calcext:value-type="float">
            <text:p>0</text:p>
          </table:table-cell>
          <table:table-cell table:formula="of:=IF(MOD([.$A350];[.F$1])&lt;[.F$1]/2;FLOOR(MOD([.$A350];[.F$1]) * [.F$2] *2 / ([.F$1]-1));[.F$2]-FLOOR(MOD(FLOOR([.$A350]-[.F$1]/2);[.F$1]) * [.F$2] *2 / ([.F$1]-1)))" office:value-type="float" office:value="180" calcext:value-type="float">
            <text:p>180</text:p>
          </table:table-cell>
          <table:table-cell table:formula="of:=FLOOR([.G$2] * POWER(SIN( PI() * [.$A350] / [.G$1] );2))" office:value-type="float" office:value="203" calcext:value-type="float">
            <text:p>203</text:p>
          </table:table-cell>
          <table:table-cell table:formula="of:=[.H$2]-FLOOR(POWER(IF(MOD([.$A350];[.H$1])&lt;[.H$1]/2;FLOOR(MOD([.$A350];[.H$1]) * [.H$2] *2 / ([.H$1]-1));[.H$2]-FLOOR(MOD(FLOOR([.$A350]-[.H$1]/2);[.H$1]) * [.H$2] *2 / ([.H$1]-1)));2)/[.H$2])" office:value-type="float" office:value="128" calcext:value-type="float">
            <text:p>128</text:p>
          </table:table-cell>
          <table:table-cell table:formula="of:=FLOOR( [.I$2] * ABS(SIN( PI() * [.$A350] / [.I$1] ))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FLOOR([.$B$2]/2 + [.$B$2]/2 * SIN(2 *  PI() * [.$A351] / [.$B$1] ))" office:value-type="float" office:value="228" calcext:value-type="float">
            <text:p>228</text:p>
          </table:table-cell>
          <table:table-cell table:formula="of:=FLOOR(MOD([.$A351];[.C$1]) * [.C$2] / ([.C$1]-1))" office:value-type="float" office:value="91" calcext:value-type="float">
            <text:p>91</text:p>
          </table:table-cell>
          <table:table-cell table:formula="of:=FLOOR(MOD([.D$1]-[.$A351] -1;[.D$1]) * [.D$2] / ([.D$1]-1))" office:value-type="float" office:value="164" calcext:value-type="float">
            <text:p>164</text:p>
          </table:table-cell>
          <table:table-cell table:formula="of:=(IF(MOD([.$A351];[.E$1])&lt;FLOOR([.E$1]/2);0;[.E$2]))" office:value-type="float" office:value="0" calcext:value-type="float">
            <text:p>0</text:p>
          </table:table-cell>
          <table:table-cell table:formula="of:=IF(MOD([.$A351];[.F$1])&lt;[.F$1]/2;FLOOR(MOD([.$A351];[.F$1]) * [.F$2] *2 / ([.F$1]-1));[.F$2]-FLOOR(MOD(FLOOR([.$A351]-[.F$1]/2);[.F$1]) * [.F$2] *2 / ([.F$1]-1)))" office:value-type="float" office:value="182" calcext:value-type="float">
            <text:p>182</text:p>
          </table:table-cell>
          <table:table-cell table:formula="of:=FLOOR([.G$2] * POWER(SIN( PI() * [.$A351] / [.G$1] );2))" office:value-type="float" office:value="205" calcext:value-type="float">
            <text:p>205</text:p>
          </table:table-cell>
          <table:table-cell table:formula="of:=[.H$2]-FLOOR(POWER(IF(MOD([.$A351];[.H$1])&lt;[.H$1]/2;FLOOR(MOD([.$A351];[.H$1]) * [.H$2] *2 / ([.H$1]-1));[.H$2]-FLOOR(MOD(FLOOR([.$A351]-[.H$1]/2);[.H$1]) * [.H$2] *2 / ([.H$1]-1)));2)/[.H$2])" office:value-type="float" office:value="126" calcext:value-type="float">
            <text:p>126</text:p>
          </table:table-cell>
          <table:table-cell table:formula="of:=FLOOR( [.I$2] * ABS(SIN( PI() * [.$A351] / [.I$1] ))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FLOOR([.$B$2]/2 + [.$B$2]/2 * SIN(2 *  PI() * [.$A352] / [.$B$1] ))" office:value-type="float" office:value="226" calcext:value-type="float">
            <text:p>226</text:p>
          </table:table-cell>
          <table:table-cell table:formula="of:=FLOOR(MOD([.$A352];[.C$1]) * [.C$2] / ([.C$1]-1))" office:value-type="float" office:value="92" calcext:value-type="float">
            <text:p>92</text:p>
          </table:table-cell>
          <table:table-cell table:formula="of:=FLOOR(MOD([.D$1]-[.$A352] -1;[.D$1]) * [.D$2] / ([.D$1]-1))" office:value-type="float" office:value="163" calcext:value-type="float">
            <text:p>163</text:p>
          </table:table-cell>
          <table:table-cell table:formula="of:=(IF(MOD([.$A352];[.E$1])&lt;FLOOR([.E$1]/2);0;[.E$2]))" office:value-type="float" office:value="0" calcext:value-type="float">
            <text:p>0</text:p>
          </table:table-cell>
          <table:table-cell table:formula="of:=IF(MOD([.$A352];[.F$1])&lt;[.F$1]/2;FLOOR(MOD([.$A352];[.F$1]) * [.F$2] *2 / ([.F$1]-1));[.F$2]-FLOOR(MOD(FLOOR([.$A352]-[.F$1]/2);[.F$1]) * [.F$2] *2 / ([.F$1]-1)))" office:value-type="float" office:value="184" calcext:value-type="float">
            <text:p>184</text:p>
          </table:table-cell>
          <table:table-cell table:formula="of:=FLOOR([.G$2] * POWER(SIN( PI() * [.$A352] / [.G$1] );2))" office:value-type="float" office:value="208" calcext:value-type="float">
            <text:p>208</text:p>
          </table:table-cell>
          <table:table-cell table:formula="of:=[.H$2]-FLOOR(POWER(IF(MOD([.$A352];[.H$1])&lt;[.H$1]/2;FLOOR(MOD([.$A352];[.H$1]) * [.H$2] *2 / ([.H$1]-1));[.H$2]-FLOOR(MOD(FLOOR([.$A352]-[.H$1]/2);[.H$1]) * [.H$2] *2 / ([.H$1]-1)));2)/[.H$2])" office:value-type="float" office:value="123" calcext:value-type="float">
            <text:p>123</text:p>
          </table:table-cell>
          <table:table-cell table:formula="of:=FLOOR( [.I$2] * ABS(SIN( PI() * [.$A352] / [.I$1] ))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FLOOR([.$B$2]/2 + [.$B$2]/2 * SIN(2 *  PI() * [.$A353] / [.$B$1] ))" office:value-type="float" office:value="224" calcext:value-type="float">
            <text:p>224</text:p>
          </table:table-cell>
          <table:table-cell table:formula="of:=FLOOR(MOD([.$A353];[.C$1]) * [.C$2] / ([.C$1]-1))" office:value-type="float" office:value="93" calcext:value-type="float">
            <text:p>93</text:p>
          </table:table-cell>
          <table:table-cell table:formula="of:=FLOOR(MOD([.D$1]-[.$A353] -1;[.D$1]) * [.D$2] / ([.D$1]-1))" office:value-type="float" office:value="162" calcext:value-type="float">
            <text:p>162</text:p>
          </table:table-cell>
          <table:table-cell table:formula="of:=(IF(MOD([.$A353];[.E$1])&lt;FLOOR([.E$1]/2);0;[.E$2]))" office:value-type="float" office:value="0" calcext:value-type="float">
            <text:p>0</text:p>
          </table:table-cell>
          <table:table-cell table:formula="of:=IF(MOD([.$A353];[.F$1])&lt;[.F$1]/2;FLOOR(MOD([.$A353];[.F$1]) * [.F$2] *2 / ([.F$1]-1));[.F$2]-FLOOR(MOD(FLOOR([.$A353]-[.F$1]/2);[.F$1]) * [.F$2] *2 / ([.F$1]-1)))" office:value-type="float" office:value="186" calcext:value-type="float">
            <text:p>186</text:p>
          </table:table-cell>
          <table:table-cell table:formula="of:=FLOOR([.G$2] * POWER(SIN( PI() * [.$A353] / [.G$1] );2))" office:value-type="float" office:value="210" calcext:value-type="float">
            <text:p>210</text:p>
          </table:table-cell>
          <table:table-cell table:formula="of:=[.H$2]-FLOOR(POWER(IF(MOD([.$A353];[.H$1])&lt;[.H$1]/2;FLOOR(MOD([.$A353];[.H$1]) * [.H$2] *2 / ([.H$1]-1));[.H$2]-FLOOR(MOD(FLOOR([.$A353]-[.H$1]/2);[.H$1]) * [.H$2] *2 / ([.H$1]-1)));2)/[.H$2])" office:value-type="float" office:value="120" calcext:value-type="float">
            <text:p>120</text:p>
          </table:table-cell>
          <table:table-cell table:formula="of:=FLOOR( [.I$2] * ABS(SIN( PI() * [.$A353] / [.I$1] ))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FLOOR([.$B$2]/2 + [.$B$2]/2 * SIN(2 *  PI() * [.$A354] / [.$B$1] ))" office:value-type="float" office:value="221" calcext:value-type="float">
            <text:p>221</text:p>
          </table:table-cell>
          <table:table-cell table:formula="of:=FLOOR(MOD([.$A354];[.C$1]) * [.C$2] / ([.C$1]-1))" office:value-type="float" office:value="94" calcext:value-type="float">
            <text:p>94</text:p>
          </table:table-cell>
          <table:table-cell table:formula="of:=FLOOR(MOD([.D$1]-[.$A354] -1;[.D$1]) * [.D$2] / ([.D$1]-1))" office:value-type="float" office:value="161" calcext:value-type="float">
            <text:p>161</text:p>
          </table:table-cell>
          <table:table-cell table:formula="of:=(IF(MOD([.$A354];[.E$1])&lt;FLOOR([.E$1]/2);0;[.E$2]))" office:value-type="float" office:value="0" calcext:value-type="float">
            <text:p>0</text:p>
          </table:table-cell>
          <table:table-cell table:formula="of:=IF(MOD([.$A354];[.F$1])&lt;[.F$1]/2;FLOOR(MOD([.$A354];[.F$1]) * [.F$2] *2 / ([.F$1]-1));[.F$2]-FLOOR(MOD(FLOOR([.$A354]-[.F$1]/2);[.F$1]) * [.F$2] *2 / ([.F$1]-1)))" office:value-type="float" office:value="188" calcext:value-type="float">
            <text:p>188</text:p>
          </table:table-cell>
          <table:table-cell table:formula="of:=FLOOR([.G$2] * POWER(SIN( PI() * [.$A354] / [.G$1] );2))" office:value-type="float" office:value="213" calcext:value-type="float">
            <text:p>213</text:p>
          </table:table-cell>
          <table:table-cell table:formula="of:=[.H$2]-FLOOR(POWER(IF(MOD([.$A354];[.H$1])&lt;[.H$1]/2;FLOOR(MOD([.$A354];[.H$1]) * [.H$2] *2 / ([.H$1]-1));[.H$2]-FLOOR(MOD(FLOOR([.$A354]-[.H$1]/2);[.H$1]) * [.H$2] *2 / ([.H$1]-1)));2)/[.H$2])" office:value-type="float" office:value="117" calcext:value-type="float">
            <text:p>117</text:p>
          </table:table-cell>
          <table:table-cell table:formula="of:=FLOOR( [.I$2] * ABS(SIN( PI() * [.$A354] / [.I$1] ))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FLOOR([.$B$2]/2 + [.$B$2]/2 * SIN(2 *  PI() * [.$A355] / [.$B$1] ))" office:value-type="float" office:value="219" calcext:value-type="float">
            <text:p>219</text:p>
          </table:table-cell>
          <table:table-cell table:formula="of:=FLOOR(MOD([.$A355];[.C$1]) * [.C$2] / ([.C$1]-1))" office:value-type="float" office:value="95" calcext:value-type="float">
            <text:p>95</text:p>
          </table:table-cell>
          <table:table-cell table:formula="of:=FLOOR(MOD([.D$1]-[.$A355] -1;[.D$1]) * [.D$2] / ([.D$1]-1))" office:value-type="float" office:value="160" calcext:value-type="float">
            <text:p>160</text:p>
          </table:table-cell>
          <table:table-cell table:formula="of:=(IF(MOD([.$A355];[.E$1])&lt;FLOOR([.E$1]/2);0;[.E$2]))" office:value-type="float" office:value="0" calcext:value-type="float">
            <text:p>0</text:p>
          </table:table-cell>
          <table:table-cell table:formula="of:=IF(MOD([.$A355];[.F$1])&lt;[.F$1]/2;FLOOR(MOD([.$A355];[.F$1]) * [.F$2] *2 / ([.F$1]-1));[.F$2]-FLOOR(MOD(FLOOR([.$A355]-[.F$1]/2);[.F$1]) * [.F$2] *2 / ([.F$1]-1)))" office:value-type="float" office:value="190" calcext:value-type="float">
            <text:p>190</text:p>
          </table:table-cell>
          <table:table-cell table:formula="of:=FLOOR([.G$2] * POWER(SIN( PI() * [.$A355] / [.G$1] );2))" office:value-type="float" office:value="215" calcext:value-type="float">
            <text:p>215</text:p>
          </table:table-cell>
          <table:table-cell table:formula="of:=[.H$2]-FLOOR(POWER(IF(MOD([.$A355];[.H$1])&lt;[.H$1]/2;FLOOR(MOD([.$A355];[.H$1]) * [.H$2] *2 / ([.H$1]-1));[.H$2]-FLOOR(MOD(FLOOR([.$A355]-[.H$1]/2);[.H$1]) * [.H$2] *2 / ([.H$1]-1)));2)/[.H$2])" office:value-type="float" office:value="114" calcext:value-type="float">
            <text:p>114</text:p>
          </table:table-cell>
          <table:table-cell table:formula="of:=FLOOR( [.I$2] * ABS(SIN( PI() * [.$A355] / [.I$1] )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FLOOR([.$B$2]/2 + [.$B$2]/2 * SIN(2 *  PI() * [.$A356] / [.$B$1] ))" office:value-type="float" office:value="217" calcext:value-type="float">
            <text:p>217</text:p>
          </table:table-cell>
          <table:table-cell table:formula="of:=FLOOR(MOD([.$A356];[.C$1]) * [.C$2] / ([.C$1]-1))" office:value-type="float" office:value="96" calcext:value-type="float">
            <text:p>96</text:p>
          </table:table-cell>
          <table:table-cell table:formula="of:=FLOOR(MOD([.D$1]-[.$A356] -1;[.D$1]) * [.D$2] / ([.D$1]-1))" office:value-type="float" office:value="159" calcext:value-type="float">
            <text:p>159</text:p>
          </table:table-cell>
          <table:table-cell table:formula="of:=(IF(MOD([.$A356];[.E$1])&lt;FLOOR([.E$1]/2);0;[.E$2]))" office:value-type="float" office:value="0" calcext:value-type="float">
            <text:p>0</text:p>
          </table:table-cell>
          <table:table-cell table:formula="of:=IF(MOD([.$A356];[.F$1])&lt;[.F$1]/2;FLOOR(MOD([.$A356];[.F$1]) * [.F$2] *2 / ([.F$1]-1));[.F$2]-FLOOR(MOD(FLOOR([.$A356]-[.F$1]/2);[.F$1]) * [.F$2] *2 / ([.F$1]-1)))" office:value-type="float" office:value="192" calcext:value-type="float">
            <text:p>192</text:p>
          </table:table-cell>
          <table:table-cell table:formula="of:=FLOOR([.G$2] * POWER(SIN( PI() * [.$A356] / [.G$1] );2))" office:value-type="float" office:value="217" calcext:value-type="float">
            <text:p>217</text:p>
          </table:table-cell>
          <table:table-cell table:formula="of:=[.H$2]-FLOOR(POWER(IF(MOD([.$A356];[.H$1])&lt;[.H$1]/2;FLOOR(MOD([.$A356];[.H$1]) * [.H$2] *2 / ([.H$1]-1));[.H$2]-FLOOR(MOD(FLOOR([.$A356]-[.H$1]/2);[.H$1]) * [.H$2] *2 / ([.H$1]-1)));2)/[.H$2])" office:value-type="float" office:value="111" calcext:value-type="float">
            <text:p>111</text:p>
          </table:table-cell>
          <table:table-cell table:formula="of:=FLOOR( [.I$2] * ABS(SIN( PI() * [.$A356] / [.I$1] )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FLOOR([.$B$2]/2 + [.$B$2]/2 * SIN(2 *  PI() * [.$A357] / [.$B$1] ))" office:value-type="float" office:value="215" calcext:value-type="float">
            <text:p>215</text:p>
          </table:table-cell>
          <table:table-cell table:formula="of:=FLOOR(MOD([.$A357];[.C$1]) * [.C$2] / ([.C$1]-1))" office:value-type="float" office:value="97" calcext:value-type="float">
            <text:p>97</text:p>
          </table:table-cell>
          <table:table-cell table:formula="of:=FLOOR(MOD([.D$1]-[.$A357] -1;[.D$1]) * [.D$2] / ([.D$1]-1))" office:value-type="float" office:value="158" calcext:value-type="float">
            <text:p>158</text:p>
          </table:table-cell>
          <table:table-cell table:formula="of:=(IF(MOD([.$A357];[.E$1])&lt;FLOOR([.E$1]/2);0;[.E$2]))" office:value-type="float" office:value="0" calcext:value-type="float">
            <text:p>0</text:p>
          </table:table-cell>
          <table:table-cell table:formula="of:=IF(MOD([.$A357];[.F$1])&lt;[.F$1]/2;FLOOR(MOD([.$A357];[.F$1]) * [.F$2] *2 / ([.F$1]-1));[.F$2]-FLOOR(MOD(FLOOR([.$A357]-[.F$1]/2);[.F$1]) * [.F$2] *2 / ([.F$1]-1)))" office:value-type="float" office:value="194" calcext:value-type="float">
            <text:p>194</text:p>
          </table:table-cell>
          <table:table-cell table:formula="of:=FLOOR([.G$2] * POWER(SIN( PI() * [.$A357] / [.G$1] );2))" office:value-type="float" office:value="219" calcext:value-type="float">
            <text:p>219</text:p>
          </table:table-cell>
          <table:table-cell table:formula="of:=[.H$2]-FLOOR(POWER(IF(MOD([.$A357];[.H$1])&lt;[.H$1]/2;FLOOR(MOD([.$A357];[.H$1]) * [.H$2] *2 / ([.H$1]-1));[.H$2]-FLOOR(MOD(FLOOR([.$A357]-[.H$1]/2);[.H$1]) * [.H$2] *2 / ([.H$1]-1)));2)/[.H$2])" office:value-type="float" office:value="108" calcext:value-type="float">
            <text:p>108</text:p>
          </table:table-cell>
          <table:table-cell table:formula="of:=FLOOR( [.I$2] * ABS(SIN( PI() * [.$A357] / [.I$1] ))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FLOOR([.$B$2]/2 + [.$B$2]/2 * SIN(2 *  PI() * [.$A358] / [.$B$1] ))" office:value-type="float" office:value="213" calcext:value-type="float">
            <text:p>213</text:p>
          </table:table-cell>
          <table:table-cell table:formula="of:=FLOOR(MOD([.$A358];[.C$1]) * [.C$2] / ([.C$1]-1))" office:value-type="float" office:value="98" calcext:value-type="float">
            <text:p>98</text:p>
          </table:table-cell>
          <table:table-cell table:formula="of:=FLOOR(MOD([.D$1]-[.$A358] -1;[.D$1]) * [.D$2] / ([.D$1]-1))" office:value-type="float" office:value="157" calcext:value-type="float">
            <text:p>157</text:p>
          </table:table-cell>
          <table:table-cell table:formula="of:=(IF(MOD([.$A358];[.E$1])&lt;FLOOR([.E$1]/2);0;[.E$2]))" office:value-type="float" office:value="0" calcext:value-type="float">
            <text:p>0</text:p>
          </table:table-cell>
          <table:table-cell table:formula="of:=IF(MOD([.$A358];[.F$1])&lt;[.F$1]/2;FLOOR(MOD([.$A358];[.F$1]) * [.F$2] *2 / ([.F$1]-1));[.F$2]-FLOOR(MOD(FLOOR([.$A358]-[.F$1]/2);[.F$1]) * [.F$2] *2 / ([.F$1]-1)))" office:value-type="float" office:value="196" calcext:value-type="float">
            <text:p>196</text:p>
          </table:table-cell>
          <table:table-cell table:formula="of:=FLOOR([.G$2] * POWER(SIN( PI() * [.$A358] / [.G$1] );2))" office:value-type="float" office:value="221" calcext:value-type="float">
            <text:p>221</text:p>
          </table:table-cell>
          <table:table-cell table:formula="of:=[.H$2]-FLOOR(POWER(IF(MOD([.$A358];[.H$1])&lt;[.H$1]/2;FLOOR(MOD([.$A358];[.H$1]) * [.H$2] *2 / ([.H$1]-1));[.H$2]-FLOOR(MOD(FLOOR([.$A358]-[.H$1]/2);[.H$1]) * [.H$2] *2 / ([.H$1]-1)));2)/[.H$2])" office:value-type="float" office:value="105" calcext:value-type="float">
            <text:p>105</text:p>
          </table:table-cell>
          <table:table-cell table:formula="of:=FLOOR( [.I$2] * ABS(SIN( PI() * [.$A358] / [.I$1] ))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FLOOR([.$B$2]/2 + [.$B$2]/2 * SIN(2 *  PI() * [.$A359] / [.$B$1] ))" office:value-type="float" office:value="210" calcext:value-type="float">
            <text:p>210</text:p>
          </table:table-cell>
          <table:table-cell table:formula="of:=FLOOR(MOD([.$A359];[.C$1]) * [.C$2] / ([.C$1]-1))" office:value-type="float" office:value="99" calcext:value-type="float">
            <text:p>99</text:p>
          </table:table-cell>
          <table:table-cell table:formula="of:=FLOOR(MOD([.D$1]-[.$A359] -1;[.D$1]) * [.D$2] / ([.D$1]-1))" office:value-type="float" office:value="156" calcext:value-type="float">
            <text:p>156</text:p>
          </table:table-cell>
          <table:table-cell table:formula="of:=(IF(MOD([.$A359];[.E$1])&lt;FLOOR([.E$1]/2);0;[.E$2]))" office:value-type="float" office:value="0" calcext:value-type="float">
            <text:p>0</text:p>
          </table:table-cell>
          <table:table-cell table:formula="of:=IF(MOD([.$A359];[.F$1])&lt;[.F$1]/2;FLOOR(MOD([.$A359];[.F$1]) * [.F$2] *2 / ([.F$1]-1));[.F$2]-FLOOR(MOD(FLOOR([.$A359]-[.F$1]/2);[.F$1]) * [.F$2] *2 / ([.F$1]-1)))" office:value-type="float" office:value="198" calcext:value-type="float">
            <text:p>198</text:p>
          </table:table-cell>
          <table:table-cell table:formula="of:=FLOOR([.G$2] * POWER(SIN( PI() * [.$A359] / [.G$1] );2))" office:value-type="float" office:value="224" calcext:value-type="float">
            <text:p>224</text:p>
          </table:table-cell>
          <table:table-cell table:formula="of:=[.H$2]-FLOOR(POWER(IF(MOD([.$A359];[.H$1])&lt;[.H$1]/2;FLOOR(MOD([.$A359];[.H$1]) * [.H$2] *2 / ([.H$1]-1));[.H$2]-FLOOR(MOD(FLOOR([.$A359]-[.H$1]/2);[.H$1]) * [.H$2] *2 / ([.H$1]-1)));2)/[.H$2])" office:value-type="float" office:value="102" calcext:value-type="float">
            <text:p>102</text:p>
          </table:table-cell>
          <table:table-cell table:formula="of:=FLOOR( [.I$2] * ABS(SIN( PI() * [.$A359] / [.I$1] ))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FLOOR([.$B$2]/2 + [.$B$2]/2 * SIN(2 *  PI() * [.$A360] / [.$B$1] ))" office:value-type="float" office:value="208" calcext:value-type="float">
            <text:p>208</text:p>
          </table:table-cell>
          <table:table-cell table:formula="of:=FLOOR(MOD([.$A360];[.C$1]) * [.C$2] / ([.C$1]-1))" office:value-type="float" office:value="100" calcext:value-type="float">
            <text:p>100</text:p>
          </table:table-cell>
          <table:table-cell table:formula="of:=FLOOR(MOD([.D$1]-[.$A360] -1;[.D$1]) * [.D$2] / ([.D$1]-1))" office:value-type="float" office:value="155" calcext:value-type="float">
            <text:p>155</text:p>
          </table:table-cell>
          <table:table-cell table:formula="of:=(IF(MOD([.$A360];[.E$1])&lt;FLOOR([.E$1]/2);0;[.E$2]))" office:value-type="float" office:value="0" calcext:value-type="float">
            <text:p>0</text:p>
          </table:table-cell>
          <table:table-cell table:formula="of:=IF(MOD([.$A360];[.F$1])&lt;[.F$1]/2;FLOOR(MOD([.$A360];[.F$1]) * [.F$2] *2 / ([.F$1]-1));[.F$2]-FLOOR(MOD(FLOOR([.$A360]-[.F$1]/2);[.F$1]) * [.F$2] *2 / ([.F$1]-1)))" office:value-type="float" office:value="200" calcext:value-type="float">
            <text:p>200</text:p>
          </table:table-cell>
          <table:table-cell table:formula="of:=FLOOR([.G$2] * POWER(SIN( PI() * [.$A360] / [.G$1] );2))" office:value-type="float" office:value="226" calcext:value-type="float">
            <text:p>226</text:p>
          </table:table-cell>
          <table:table-cell table:formula="of:=[.H$2]-FLOOR(POWER(IF(MOD([.$A360];[.H$1])&lt;[.H$1]/2;FLOOR(MOD([.$A360];[.H$1]) * [.H$2] *2 / ([.H$1]-1));[.H$2]-FLOOR(MOD(FLOOR([.$A360]-[.H$1]/2);[.H$1]) * [.H$2] *2 / ([.H$1]-1)));2)/[.H$2])" office:value-type="float" office:value="99" calcext:value-type="float">
            <text:p>99</text:p>
          </table:table-cell>
          <table:table-cell table:formula="of:=FLOOR( [.I$2] * ABS(SIN( PI() * [.$A360] / [.I$1] )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FLOOR([.$B$2]/2 + [.$B$2]/2 * SIN(2 *  PI() * [.$A361] / [.$B$1] ))" office:value-type="float" office:value="205" calcext:value-type="float">
            <text:p>205</text:p>
          </table:table-cell>
          <table:table-cell table:formula="of:=FLOOR(MOD([.$A361];[.C$1]) * [.C$2] / ([.C$1]-1))" office:value-type="float" office:value="101" calcext:value-type="float">
            <text:p>101</text:p>
          </table:table-cell>
          <table:table-cell table:formula="of:=FLOOR(MOD([.D$1]-[.$A361] -1;[.D$1]) * [.D$2] / ([.D$1]-1))" office:value-type="float" office:value="154" calcext:value-type="float">
            <text:p>154</text:p>
          </table:table-cell>
          <table:table-cell table:formula="of:=(IF(MOD([.$A361];[.E$1])&lt;FLOOR([.E$1]/2);0;[.E$2]))" office:value-type="float" office:value="0" calcext:value-type="float">
            <text:p>0</text:p>
          </table:table-cell>
          <table:table-cell table:formula="of:=IF(MOD([.$A361];[.F$1])&lt;[.F$1]/2;FLOOR(MOD([.$A361];[.F$1]) * [.F$2] *2 / ([.F$1]-1));[.F$2]-FLOOR(MOD(FLOOR([.$A361]-[.F$1]/2);[.F$1]) * [.F$2] *2 / ([.F$1]-1)))" office:value-type="float" office:value="202" calcext:value-type="float">
            <text:p>202</text:p>
          </table:table-cell>
          <table:table-cell table:formula="of:=FLOOR([.G$2] * POWER(SIN( PI() * [.$A361] / [.G$1] );2))" office:value-type="float" office:value="228" calcext:value-type="float">
            <text:p>228</text:p>
          </table:table-cell>
          <table:table-cell table:formula="of:=[.H$2]-FLOOR(POWER(IF(MOD([.$A361];[.H$1])&lt;[.H$1]/2;FLOOR(MOD([.$A361];[.H$1]) * [.H$2] *2 / ([.H$1]-1));[.H$2]-FLOOR(MOD(FLOOR([.$A361]-[.H$1]/2);[.H$1]) * [.H$2] *2 / ([.H$1]-1)));2)/[.H$2])" office:value-type="float" office:value="95" calcext:value-type="float">
            <text:p>95</text:p>
          </table:table-cell>
          <table:table-cell table:formula="of:=FLOOR( [.I$2] * ABS(SIN( PI() * [.$A361] / [.I$1] ))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FLOOR([.$B$2]/2 + [.$B$2]/2 * SIN(2 *  PI() * [.$A362] / [.$B$1] ))" office:value-type="float" office:value="203" calcext:value-type="float">
            <text:p>203</text:p>
          </table:table-cell>
          <table:table-cell table:formula="of:=FLOOR(MOD([.$A362];[.C$1]) * [.C$2] / ([.C$1]-1))" office:value-type="float" office:value="102" calcext:value-type="float">
            <text:p>102</text:p>
          </table:table-cell>
          <table:table-cell table:formula="of:=FLOOR(MOD([.D$1]-[.$A362] -1;[.D$1]) * [.D$2] / ([.D$1]-1))" office:value-type="float" office:value="153" calcext:value-type="float">
            <text:p>153</text:p>
          </table:table-cell>
          <table:table-cell table:formula="of:=(IF(MOD([.$A362];[.E$1])&lt;FLOOR([.E$1]/2);0;[.E$2]))" office:value-type="float" office:value="0" calcext:value-type="float">
            <text:p>0</text:p>
          </table:table-cell>
          <table:table-cell table:formula="of:=IF(MOD([.$A362];[.F$1])&lt;[.F$1]/2;FLOOR(MOD([.$A362];[.F$1]) * [.F$2] *2 / ([.F$1]-1));[.F$2]-FLOOR(MOD(FLOOR([.$A362]-[.F$1]/2);[.F$1]) * [.F$2] *2 / ([.F$1]-1)))" office:value-type="float" office:value="204" calcext:value-type="float">
            <text:p>204</text:p>
          </table:table-cell>
          <table:table-cell table:formula="of:=FLOOR([.G$2] * POWER(SIN( PI() * [.$A362] / [.G$1] );2))" office:value-type="float" office:value="229" calcext:value-type="float">
            <text:p>229</text:p>
          </table:table-cell>
          <table:table-cell table:formula="of:=[.H$2]-FLOOR(POWER(IF(MOD([.$A362];[.H$1])&lt;[.H$1]/2;FLOOR(MOD([.$A362];[.H$1]) * [.H$2] *2 / ([.H$1]-1));[.H$2]-FLOOR(MOD(FLOOR([.$A362]-[.H$1]/2);[.H$1]) * [.H$2] *2 / ([.H$1]-1)));2)/[.H$2])" office:value-type="float" office:value="92" calcext:value-type="float">
            <text:p>92</text:p>
          </table:table-cell>
          <table:table-cell table:formula="of:=FLOOR( [.I$2] * ABS(SIN( PI() * [.$A362] / [.I$1] ))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FLOOR([.$B$2]/2 + [.$B$2]/2 * SIN(2 *  PI() * [.$A363] / [.$B$1] ))" office:value-type="float" office:value="200" calcext:value-type="float">
            <text:p>200</text:p>
          </table:table-cell>
          <table:table-cell table:formula="of:=FLOOR(MOD([.$A363];[.C$1]) * [.C$2] / ([.C$1]-1))" office:value-type="float" office:value="103" calcext:value-type="float">
            <text:p>103</text:p>
          </table:table-cell>
          <table:table-cell table:formula="of:=FLOOR(MOD([.D$1]-[.$A363] -1;[.D$1]) * [.D$2] / ([.D$1]-1))" office:value-type="float" office:value="152" calcext:value-type="float">
            <text:p>152</text:p>
          </table:table-cell>
          <table:table-cell table:formula="of:=(IF(MOD([.$A363];[.E$1])&lt;FLOOR([.E$1]/2);0;[.E$2]))" office:value-type="float" office:value="0" calcext:value-type="float">
            <text:p>0</text:p>
          </table:table-cell>
          <table:table-cell table:formula="of:=IF(MOD([.$A363];[.F$1])&lt;[.F$1]/2;FLOOR(MOD([.$A363];[.F$1]) * [.F$2] *2 / ([.F$1]-1));[.F$2]-FLOOR(MOD(FLOOR([.$A363]-[.F$1]/2);[.F$1]) * [.F$2] *2 / ([.F$1]-1)))" office:value-type="float" office:value="206" calcext:value-type="float">
            <text:p>206</text:p>
          </table:table-cell>
          <table:table-cell table:formula="of:=FLOOR([.G$2] * POWER(SIN( PI() * [.$A363] / [.G$1] );2))" office:value-type="float" office:value="231" calcext:value-type="float">
            <text:p>231</text:p>
          </table:table-cell>
          <table:table-cell table:formula="of:=[.H$2]-FLOOR(POWER(IF(MOD([.$A363];[.H$1])&lt;[.H$1]/2;FLOOR(MOD([.$A363];[.H$1]) * [.H$2] *2 / ([.H$1]-1));[.H$2]-FLOOR(MOD(FLOOR([.$A363]-[.H$1]/2);[.H$1]) * [.H$2] *2 / ([.H$1]-1)));2)/[.H$2])" office:value-type="float" office:value="89" calcext:value-type="float">
            <text:p>89</text:p>
          </table:table-cell>
          <table:table-cell table:formula="of:=FLOOR( [.I$2] * ABS(SIN( PI() * [.$A363] / [.I$1] )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FLOOR([.$B$2]/2 + [.$B$2]/2 * SIN(2 *  PI() * [.$A364] / [.$B$1] ))" office:value-type="float" office:value="198" calcext:value-type="float">
            <text:p>198</text:p>
          </table:table-cell>
          <table:table-cell table:formula="of:=FLOOR(MOD([.$A364];[.C$1]) * [.C$2] / ([.C$1]-1))" office:value-type="float" office:value="104" calcext:value-type="float">
            <text:p>104</text:p>
          </table:table-cell>
          <table:table-cell table:formula="of:=FLOOR(MOD([.D$1]-[.$A364] -1;[.D$1]) * [.D$2] / ([.D$1]-1))" office:value-type="float" office:value="151" calcext:value-type="float">
            <text:p>151</text:p>
          </table:table-cell>
          <table:table-cell table:formula="of:=(IF(MOD([.$A364];[.E$1])&lt;FLOOR([.E$1]/2);0;[.E$2]))" office:value-type="float" office:value="0" calcext:value-type="float">
            <text:p>0</text:p>
          </table:table-cell>
          <table:table-cell table:formula="of:=IF(MOD([.$A364];[.F$1])&lt;[.F$1]/2;FLOOR(MOD([.$A364];[.F$1]) * [.F$2] *2 / ([.F$1]-1));[.F$2]-FLOOR(MOD(FLOOR([.$A364]-[.F$1]/2);[.F$1]) * [.F$2] *2 / ([.F$1]-1)))" office:value-type="float" office:value="208" calcext:value-type="float">
            <text:p>208</text:p>
          </table:table-cell>
          <table:table-cell table:formula="of:=FLOOR([.G$2] * POWER(SIN( PI() * [.$A364] / [.G$1] );2))" office:value-type="float" office:value="233" calcext:value-type="float">
            <text:p>233</text:p>
          </table:table-cell>
          <table:table-cell table:formula="of:=[.H$2]-FLOOR(POWER(IF(MOD([.$A364];[.H$1])&lt;[.H$1]/2;FLOOR(MOD([.$A364];[.H$1]) * [.H$2] *2 / ([.H$1]-1));[.H$2]-FLOOR(MOD(FLOOR([.$A364]-[.H$1]/2);[.H$1]) * [.H$2] *2 / ([.H$1]-1)));2)/[.H$2])" office:value-type="float" office:value="86" calcext:value-type="float">
            <text:p>86</text:p>
          </table:table-cell>
          <table:table-cell table:formula="of:=FLOOR( [.I$2] * ABS(SIN( PI() * [.$A364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FLOOR([.$B$2]/2 + [.$B$2]/2 * SIN(2 *  PI() * [.$A365] / [.$B$1] ))" office:value-type="float" office:value="195" calcext:value-type="float">
            <text:p>195</text:p>
          </table:table-cell>
          <table:table-cell table:formula="of:=FLOOR(MOD([.$A365];[.C$1]) * [.C$2] / ([.C$1]-1))" office:value-type="float" office:value="105" calcext:value-type="float">
            <text:p>105</text:p>
          </table:table-cell>
          <table:table-cell table:formula="of:=FLOOR(MOD([.D$1]-[.$A365] -1;[.D$1]) * [.D$2] / ([.D$1]-1))" office:value-type="float" office:value="150" calcext:value-type="float">
            <text:p>150</text:p>
          </table:table-cell>
          <table:table-cell table:formula="of:=(IF(MOD([.$A365];[.E$1])&lt;FLOOR([.E$1]/2);0;[.E$2]))" office:value-type="float" office:value="0" calcext:value-type="float">
            <text:p>0</text:p>
          </table:table-cell>
          <table:table-cell table:formula="of:=IF(MOD([.$A365];[.F$1])&lt;[.F$1]/2;FLOOR(MOD([.$A365];[.F$1]) * [.F$2] *2 / ([.F$1]-1));[.F$2]-FLOOR(MOD(FLOOR([.$A365]-[.F$1]/2);[.F$1]) * [.F$2] *2 / ([.F$1]-1)))" office:value-type="float" office:value="210" calcext:value-type="float">
            <text:p>210</text:p>
          </table:table-cell>
          <table:table-cell table:formula="of:=FLOOR([.G$2] * POWER(SIN( PI() * [.$A365] / [.G$1] );2))" office:value-type="float" office:value="235" calcext:value-type="float">
            <text:p>235</text:p>
          </table:table-cell>
          <table:table-cell table:formula="of:=[.H$2]-FLOOR(POWER(IF(MOD([.$A365];[.H$1])&lt;[.H$1]/2;FLOOR(MOD([.$A365];[.H$1]) * [.H$2] *2 / ([.H$1]-1));[.H$2]-FLOOR(MOD(FLOOR([.$A365]-[.H$1]/2);[.H$1]) * [.H$2] *2 / ([.H$1]-1)));2)/[.H$2])" office:value-type="float" office:value="83" calcext:value-type="float">
            <text:p>83</text:p>
          </table:table-cell>
          <table:table-cell table:formula="of:=FLOOR( [.I$2] * ABS(SIN( PI() * [.$A365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FLOOR([.$B$2]/2 + [.$B$2]/2 * SIN(2 *  PI() * [.$A366] / [.$B$1] ))" office:value-type="float" office:value="193" calcext:value-type="float">
            <text:p>193</text:p>
          </table:table-cell>
          <table:table-cell table:formula="of:=FLOOR(MOD([.$A366];[.C$1]) * [.C$2] / ([.C$1]-1))" office:value-type="float" office:value="106" calcext:value-type="float">
            <text:p>106</text:p>
          </table:table-cell>
          <table:table-cell table:formula="of:=FLOOR(MOD([.D$1]-[.$A366] -1;[.D$1]) * [.D$2] / ([.D$1]-1))" office:value-type="float" office:value="149" calcext:value-type="float">
            <text:p>149</text:p>
          </table:table-cell>
          <table:table-cell table:formula="of:=(IF(MOD([.$A366];[.E$1])&lt;FLOOR([.E$1]/2);0;[.E$2]))" office:value-type="float" office:value="0" calcext:value-type="float">
            <text:p>0</text:p>
          </table:table-cell>
          <table:table-cell table:formula="of:=IF(MOD([.$A366];[.F$1])&lt;[.F$1]/2;FLOOR(MOD([.$A366];[.F$1]) * [.F$2] *2 / ([.F$1]-1));[.F$2]-FLOOR(MOD(FLOOR([.$A366]-[.F$1]/2);[.F$1]) * [.F$2] *2 / ([.F$1]-1)))" office:value-type="float" office:value="212" calcext:value-type="float">
            <text:p>212</text:p>
          </table:table-cell>
          <table:table-cell table:formula="of:=FLOOR([.G$2] * POWER(SIN( PI() * [.$A366] / [.G$1] );2))" office:value-type="float" office:value="236" calcext:value-type="float">
            <text:p>236</text:p>
          </table:table-cell>
          <table:table-cell table:formula="of:=[.H$2]-FLOOR(POWER(IF(MOD([.$A366];[.H$1])&lt;[.H$1]/2;FLOOR(MOD([.$A366];[.H$1]) * [.H$2] *2 / ([.H$1]-1));[.H$2]-FLOOR(MOD(FLOOR([.$A366]-[.H$1]/2);[.H$1]) * [.H$2] *2 / ([.H$1]-1)));2)/[.H$2])" office:value-type="float" office:value="79" calcext:value-type="float">
            <text:p>79</text:p>
          </table:table-cell>
          <table:table-cell table:formula="of:=FLOOR( [.I$2] * ABS(SIN( PI() * [.$A366] / [.I$1] )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FLOOR([.$B$2]/2 + [.$B$2]/2 * SIN(2 *  PI() * [.$A367] / [.$B$1] ))" office:value-type="float" office:value="190" calcext:value-type="float">
            <text:p>190</text:p>
          </table:table-cell>
          <table:table-cell table:formula="of:=FLOOR(MOD([.$A367];[.C$1]) * [.C$2] / ([.C$1]-1))" office:value-type="float" office:value="107" calcext:value-type="float">
            <text:p>107</text:p>
          </table:table-cell>
          <table:table-cell table:formula="of:=FLOOR(MOD([.D$1]-[.$A367] -1;[.D$1]) * [.D$2] / ([.D$1]-1))" office:value-type="float" office:value="148" calcext:value-type="float">
            <text:p>148</text:p>
          </table:table-cell>
          <table:table-cell table:formula="of:=(IF(MOD([.$A367];[.E$1])&lt;FLOOR([.E$1]/2);0;[.E$2]))" office:value-type="float" office:value="0" calcext:value-type="float">
            <text:p>0</text:p>
          </table:table-cell>
          <table:table-cell table:formula="of:=IF(MOD([.$A367];[.F$1])&lt;[.F$1]/2;FLOOR(MOD([.$A367];[.F$1]) * [.F$2] *2 / ([.F$1]-1));[.F$2]-FLOOR(MOD(FLOOR([.$A367]-[.F$1]/2);[.F$1]) * [.F$2] *2 / ([.F$1]-1)))" office:value-type="float" office:value="214" calcext:value-type="float">
            <text:p>214</text:p>
          </table:table-cell>
          <table:table-cell table:formula="of:=FLOOR([.G$2] * POWER(SIN( PI() * [.$A367] / [.G$1] );2))" office:value-type="float" office:value="238" calcext:value-type="float">
            <text:p>238</text:p>
          </table:table-cell>
          <table:table-cell table:formula="of:=[.H$2]-FLOOR(POWER(IF(MOD([.$A367];[.H$1])&lt;[.H$1]/2;FLOOR(MOD([.$A367];[.H$1]) * [.H$2] *2 / ([.H$1]-1));[.H$2]-FLOOR(MOD(FLOOR([.$A367]-[.H$1]/2);[.H$1]) * [.H$2] *2 / ([.H$1]-1)));2)/[.H$2])" office:value-type="float" office:value="76" calcext:value-type="float">
            <text:p>76</text:p>
          </table:table-cell>
          <table:table-cell table:formula="of:=FLOOR( [.I$2] * ABS(SIN( PI() * [.$A367] / [.I$1] ))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FLOOR([.$B$2]/2 + [.$B$2]/2 * SIN(2 *  PI() * [.$A368] / [.$B$1] ))" office:value-type="float" office:value="187" calcext:value-type="float">
            <text:p>187</text:p>
          </table:table-cell>
          <table:table-cell table:formula="of:=FLOOR(MOD([.$A368];[.C$1]) * [.C$2] / ([.C$1]-1))" office:value-type="float" office:value="108" calcext:value-type="float">
            <text:p>108</text:p>
          </table:table-cell>
          <table:table-cell table:formula="of:=FLOOR(MOD([.D$1]-[.$A368] -1;[.D$1]) * [.D$2] / ([.D$1]-1))" office:value-type="float" office:value="147" calcext:value-type="float">
            <text:p>147</text:p>
          </table:table-cell>
          <table:table-cell table:formula="of:=(IF(MOD([.$A368];[.E$1])&lt;FLOOR([.E$1]/2);0;[.E$2]))" office:value-type="float" office:value="0" calcext:value-type="float">
            <text:p>0</text:p>
          </table:table-cell>
          <table:table-cell table:formula="of:=IF(MOD([.$A368];[.F$1])&lt;[.F$1]/2;FLOOR(MOD([.$A368];[.F$1]) * [.F$2] *2 / ([.F$1]-1));[.F$2]-FLOOR(MOD(FLOOR([.$A368]-[.F$1]/2);[.F$1]) * [.F$2] *2 / ([.F$1]-1)))" office:value-type="float" office:value="216" calcext:value-type="float">
            <text:p>216</text:p>
          </table:table-cell>
          <table:table-cell table:formula="of:=FLOOR([.G$2] * POWER(SIN( PI() * [.$A368] / [.G$1] );2))" office:value-type="float" office:value="239" calcext:value-type="float">
            <text:p>239</text:p>
          </table:table-cell>
          <table:table-cell table:formula="of:=[.H$2]-FLOOR(POWER(IF(MOD([.$A368];[.H$1])&lt;[.H$1]/2;FLOOR(MOD([.$A368];[.H$1]) * [.H$2] *2 / ([.H$1]-1));[.H$2]-FLOOR(MOD(FLOOR([.$A368]-[.H$1]/2);[.H$1]) * [.H$2] *2 / ([.H$1]-1)));2)/[.H$2])" office:value-type="float" office:value="73" calcext:value-type="float">
            <text:p>73</text:p>
          </table:table-cell>
          <table:table-cell table:formula="of:=FLOOR( [.I$2] * ABS(SIN( PI() * [.$A368] / [.I$1] ))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FLOOR([.$B$2]/2 + [.$B$2]/2 * SIN(2 *  PI() * [.$A369] / [.$B$1] ))" office:value-type="float" office:value="184" calcext:value-type="float">
            <text:p>184</text:p>
          </table:table-cell>
          <table:table-cell table:formula="of:=FLOOR(MOD([.$A369];[.C$1]) * [.C$2] / ([.C$1]-1))" office:value-type="float" office:value="109" calcext:value-type="float">
            <text:p>109</text:p>
          </table:table-cell>
          <table:table-cell table:formula="of:=FLOOR(MOD([.D$1]-[.$A369] -1;[.D$1]) * [.D$2] / ([.D$1]-1))" office:value-type="float" office:value="146" calcext:value-type="float">
            <text:p>146</text:p>
          </table:table-cell>
          <table:table-cell table:formula="of:=(IF(MOD([.$A369];[.E$1])&lt;FLOOR([.E$1]/2);0;[.E$2]))" office:value-type="float" office:value="0" calcext:value-type="float">
            <text:p>0</text:p>
          </table:table-cell>
          <table:table-cell table:formula="of:=IF(MOD([.$A369];[.F$1])&lt;[.F$1]/2;FLOOR(MOD([.$A369];[.F$1]) * [.F$2] *2 / ([.F$1]-1));[.F$2]-FLOOR(MOD(FLOOR([.$A369]-[.F$1]/2);[.F$1]) * [.F$2] *2 / ([.F$1]-1)))" office:value-type="float" office:value="218" calcext:value-type="float">
            <text:p>218</text:p>
          </table:table-cell>
          <table:table-cell table:formula="of:=FLOOR([.G$2] * POWER(SIN( PI() * [.$A369] / [.G$1] );2))" office:value-type="float" office:value="241" calcext:value-type="float">
            <text:p>241</text:p>
          </table:table-cell>
          <table:table-cell table:formula="of:=[.H$2]-FLOOR(POWER(IF(MOD([.$A369];[.H$1])&lt;[.H$1]/2;FLOOR(MOD([.$A369];[.H$1]) * [.H$2] *2 / ([.H$1]-1));[.H$2]-FLOOR(MOD(FLOOR([.$A369]-[.H$1]/2);[.H$1]) * [.H$2] *2 / ([.H$1]-1)));2)/[.H$2])" office:value-type="float" office:value="69" calcext:value-type="float">
            <text:p>69</text:p>
          </table:table-cell>
          <table:table-cell table:formula="of:=FLOOR( [.I$2] * ABS(SIN( PI() * [.$A369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FLOOR([.$B$2]/2 + [.$B$2]/2 * SIN(2 *  PI() * [.$A370] / [.$B$1] ))" office:value-type="float" office:value="182" calcext:value-type="float">
            <text:p>182</text:p>
          </table:table-cell>
          <table:table-cell table:formula="of:=FLOOR(MOD([.$A370];[.C$1]) * [.C$2] / ([.C$1]-1))" office:value-type="float" office:value="110" calcext:value-type="float">
            <text:p>110</text:p>
          </table:table-cell>
          <table:table-cell table:formula="of:=FLOOR(MOD([.D$1]-[.$A370] -1;[.D$1]) * [.D$2] / ([.D$1]-1))" office:value-type="float" office:value="145" calcext:value-type="float">
            <text:p>145</text:p>
          </table:table-cell>
          <table:table-cell table:formula="of:=(IF(MOD([.$A370];[.E$1])&lt;FLOOR([.E$1]/2);0;[.E$2]))" office:value-type="float" office:value="0" calcext:value-type="float">
            <text:p>0</text:p>
          </table:table-cell>
          <table:table-cell table:formula="of:=IF(MOD([.$A370];[.F$1])&lt;[.F$1]/2;FLOOR(MOD([.$A370];[.F$1]) * [.F$2] *2 / ([.F$1]-1));[.F$2]-FLOOR(MOD(FLOOR([.$A370]-[.F$1]/2);[.F$1]) * [.F$2] *2 / ([.F$1]-1)))" office:value-type="float" office:value="220" calcext:value-type="float">
            <text:p>220</text:p>
          </table:table-cell>
          <table:table-cell table:formula="of:=FLOOR([.G$2] * POWER(SIN( PI() * [.$A370] / [.G$1] );2))" office:value-type="float" office:value="242" calcext:value-type="float">
            <text:p>242</text:p>
          </table:table-cell>
          <table:table-cell table:formula="of:=[.H$2]-FLOOR(POWER(IF(MOD([.$A370];[.H$1])&lt;[.H$1]/2;FLOOR(MOD([.$A370];[.H$1]) * [.H$2] *2 / ([.H$1]-1));[.H$2]-FLOOR(MOD(FLOOR([.$A370]-[.H$1]/2);[.H$1]) * [.H$2] *2 / ([.H$1]-1)));2)/[.H$2])" office:value-type="float" office:value="66" calcext:value-type="float">
            <text:p>66</text:p>
          </table:table-cell>
          <table:table-cell table:formula="of:=FLOOR( [.I$2] * ABS(SIN( PI() * [.$A370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FLOOR([.$B$2]/2 + [.$B$2]/2 * SIN(2 *  PI() * [.$A371] / [.$B$1] ))" office:value-type="float" office:value="179" calcext:value-type="float">
            <text:p>179</text:p>
          </table:table-cell>
          <table:table-cell table:formula="of:=FLOOR(MOD([.$A371];[.C$1]) * [.C$2] / ([.C$1]-1))" office:value-type="float" office:value="111" calcext:value-type="float">
            <text:p>111</text:p>
          </table:table-cell>
          <table:table-cell table:formula="of:=FLOOR(MOD([.D$1]-[.$A371] -1;[.D$1]) * [.D$2] / ([.D$1]-1))" office:value-type="float" office:value="144" calcext:value-type="float">
            <text:p>144</text:p>
          </table:table-cell>
          <table:table-cell table:formula="of:=(IF(MOD([.$A371];[.E$1])&lt;FLOOR([.E$1]/2);0;[.E$2]))" office:value-type="float" office:value="0" calcext:value-type="float">
            <text:p>0</text:p>
          </table:table-cell>
          <table:table-cell table:formula="of:=IF(MOD([.$A371];[.F$1])&lt;[.F$1]/2;FLOOR(MOD([.$A371];[.F$1]) * [.F$2] *2 / ([.F$1]-1));[.F$2]-FLOOR(MOD(FLOOR([.$A371]-[.F$1]/2);[.F$1]) * [.F$2] *2 / ([.F$1]-1)))" office:value-type="float" office:value="222" calcext:value-type="float">
            <text:p>222</text:p>
          </table:table-cell>
          <table:table-cell table:formula="of:=FLOOR([.G$2] * POWER(SIN( PI() * [.$A371] / [.G$1] );2))" office:value-type="float" office:value="244" calcext:value-type="float">
            <text:p>244</text:p>
          </table:table-cell>
          <table:table-cell table:formula="of:=[.H$2]-FLOOR(POWER(IF(MOD([.$A371];[.H$1])&lt;[.H$1]/2;FLOOR(MOD([.$A371];[.H$1]) * [.H$2] *2 / ([.H$1]-1));[.H$2]-FLOOR(MOD(FLOOR([.$A371]-[.H$1]/2);[.H$1]) * [.H$2] *2 / ([.H$1]-1)));2)/[.H$2])" office:value-type="float" office:value="62" calcext:value-type="float">
            <text:p>62</text:p>
          </table:table-cell>
          <table:table-cell table:formula="of:=FLOOR( [.I$2] * ABS(SIN( PI() * [.$A371] / [.I$1] )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FLOOR([.$B$2]/2 + [.$B$2]/2 * SIN(2 *  PI() * [.$A372] / [.$B$1] ))" office:value-type="float" office:value="176" calcext:value-type="float">
            <text:p>176</text:p>
          </table:table-cell>
          <table:table-cell table:formula="of:=FLOOR(MOD([.$A372];[.C$1]) * [.C$2] / ([.C$1]-1))" office:value-type="float" office:value="112" calcext:value-type="float">
            <text:p>112</text:p>
          </table:table-cell>
          <table:table-cell table:formula="of:=FLOOR(MOD([.D$1]-[.$A372] -1;[.D$1]) * [.D$2] / ([.D$1]-1))" office:value-type="float" office:value="143" calcext:value-type="float">
            <text:p>143</text:p>
          </table:table-cell>
          <table:table-cell table:formula="of:=(IF(MOD([.$A372];[.E$1])&lt;FLOOR([.E$1]/2);0;[.E$2]))" office:value-type="float" office:value="0" calcext:value-type="float">
            <text:p>0</text:p>
          </table:table-cell>
          <table:table-cell table:formula="of:=IF(MOD([.$A372];[.F$1])&lt;[.F$1]/2;FLOOR(MOD([.$A372];[.F$1]) * [.F$2] *2 / ([.F$1]-1));[.F$2]-FLOOR(MOD(FLOOR([.$A372]-[.F$1]/2);[.F$1]) * [.F$2] *2 / ([.F$1]-1)))" office:value-type="float" office:value="224" calcext:value-type="float">
            <text:p>224</text:p>
          </table:table-cell>
          <table:table-cell table:formula="of:=FLOOR([.G$2] * POWER(SIN( PI() * [.$A372] / [.G$1] );2))" office:value-type="float" office:value="245" calcext:value-type="float">
            <text:p>245</text:p>
          </table:table-cell>
          <table:table-cell table:formula="of:=[.H$2]-FLOOR(POWER(IF(MOD([.$A372];[.H$1])&lt;[.H$1]/2;FLOOR(MOD([.$A372];[.H$1]) * [.H$2] *2 / ([.H$1]-1));[.H$2]-FLOOR(MOD(FLOOR([.$A372]-[.H$1]/2);[.H$1]) * [.H$2] *2 / ([.H$1]-1)));2)/[.H$2])" office:value-type="float" office:value="59" calcext:value-type="float">
            <text:p>59</text:p>
          </table:table-cell>
          <table:table-cell table:formula="of:=FLOOR( [.I$2] * ABS(SIN( PI() * [.$A372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FLOOR([.$B$2]/2 + [.$B$2]/2 * SIN(2 *  PI() * [.$A373] / [.$B$1] ))" office:value-type="float" office:value="173" calcext:value-type="float">
            <text:p>173</text:p>
          </table:table-cell>
          <table:table-cell table:formula="of:=FLOOR(MOD([.$A373];[.C$1]) * [.C$2] / ([.C$1]-1))" office:value-type="float" office:value="113" calcext:value-type="float">
            <text:p>113</text:p>
          </table:table-cell>
          <table:table-cell table:formula="of:=FLOOR(MOD([.D$1]-[.$A373] -1;[.D$1]) * [.D$2] / ([.D$1]-1))" office:value-type="float" office:value="142" calcext:value-type="float">
            <text:p>142</text:p>
          </table:table-cell>
          <table:table-cell table:formula="of:=(IF(MOD([.$A373];[.E$1])&lt;FLOOR([.E$1]/2);0;[.E$2]))" office:value-type="float" office:value="0" calcext:value-type="float">
            <text:p>0</text:p>
          </table:table-cell>
          <table:table-cell table:formula="of:=IF(MOD([.$A373];[.F$1])&lt;[.F$1]/2;FLOOR(MOD([.$A373];[.F$1]) * [.F$2] *2 / ([.F$1]-1));[.F$2]-FLOOR(MOD(FLOOR([.$A373]-[.F$1]/2);[.F$1]) * [.F$2] *2 / ([.F$1]-1)))" office:value-type="float" office:value="226" calcext:value-type="float">
            <text:p>226</text:p>
          </table:table-cell>
          <table:table-cell table:formula="of:=FLOOR([.G$2] * POWER(SIN( PI() * [.$A373] / [.G$1] );2))" office:value-type="float" office:value="246" calcext:value-type="float">
            <text:p>246</text:p>
          </table:table-cell>
          <table:table-cell table:formula="of:=[.H$2]-FLOOR(POWER(IF(MOD([.$A373];[.H$1])&lt;[.H$1]/2;FLOOR(MOD([.$A373];[.H$1]) * [.H$2] *2 / ([.H$1]-1));[.H$2]-FLOOR(MOD(FLOOR([.$A373]-[.H$1]/2);[.H$1]) * [.H$2] *2 / ([.H$1]-1)));2)/[.H$2])" office:value-type="float" office:value="55" calcext:value-type="float">
            <text:p>55</text:p>
          </table:table-cell>
          <table:table-cell table:formula="of:=FLOOR( [.I$2] * ABS(SIN( PI() * [.$A373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FLOOR([.$B$2]/2 + [.$B$2]/2 * SIN(2 *  PI() * [.$A374] / [.$B$1] ))" office:value-type="float" office:value="170" calcext:value-type="float">
            <text:p>170</text:p>
          </table:table-cell>
          <table:table-cell table:formula="of:=FLOOR(MOD([.$A374];[.C$1]) * [.C$2] / ([.C$1]-1))" office:value-type="float" office:value="114" calcext:value-type="float">
            <text:p>114</text:p>
          </table:table-cell>
          <table:table-cell table:formula="of:=FLOOR(MOD([.D$1]-[.$A374] -1;[.D$1]) * [.D$2] / ([.D$1]-1))" office:value-type="float" office:value="141" calcext:value-type="float">
            <text:p>141</text:p>
          </table:table-cell>
          <table:table-cell table:formula="of:=(IF(MOD([.$A374];[.E$1])&lt;FLOOR([.E$1]/2);0;[.E$2]))" office:value-type="float" office:value="0" calcext:value-type="float">
            <text:p>0</text:p>
          </table:table-cell>
          <table:table-cell table:formula="of:=IF(MOD([.$A374];[.F$1])&lt;[.F$1]/2;FLOOR(MOD([.$A374];[.F$1]) * [.F$2] *2 / ([.F$1]-1));[.F$2]-FLOOR(MOD(FLOOR([.$A374]-[.F$1]/2);[.F$1]) * [.F$2] *2 / ([.F$1]-1)))" office:value-type="float" office:value="228" calcext:value-type="float">
            <text:p>228</text:p>
          </table:table-cell>
          <table:table-cell table:formula="of:=FLOOR([.G$2] * POWER(SIN( PI() * [.$A374] / [.G$1] );2))" office:value-type="float" office:value="247" calcext:value-type="float">
            <text:p>247</text:p>
          </table:table-cell>
          <table:table-cell table:formula="of:=[.H$2]-FLOOR(POWER(IF(MOD([.$A374];[.H$1])&lt;[.H$1]/2;FLOOR(MOD([.$A374];[.H$1]) * [.H$2] *2 / ([.H$1]-1));[.H$2]-FLOOR(MOD(FLOOR([.$A374]-[.H$1]/2);[.H$1]) * [.H$2] *2 / ([.H$1]-1)));2)/[.H$2])" office:value-type="float" office:value="52" calcext:value-type="float">
            <text:p>52</text:p>
          </table:table-cell>
          <table:table-cell table:formula="of:=FLOOR( [.I$2] * ABS(SIN( PI() * [.$A374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FLOOR([.$B$2]/2 + [.$B$2]/2 * SIN(2 *  PI() * [.$A375] / [.$B$1] ))" office:value-type="float" office:value="167" calcext:value-type="float">
            <text:p>167</text:p>
          </table:table-cell>
          <table:table-cell table:formula="of:=FLOOR(MOD([.$A375];[.C$1]) * [.C$2] / ([.C$1]-1))" office:value-type="float" office:value="115" calcext:value-type="float">
            <text:p>115</text:p>
          </table:table-cell>
          <table:table-cell table:formula="of:=FLOOR(MOD([.D$1]-[.$A375] -1;[.D$1]) * [.D$2] / ([.D$1]-1))" office:value-type="float" office:value="140" calcext:value-type="float">
            <text:p>140</text:p>
          </table:table-cell>
          <table:table-cell table:formula="of:=(IF(MOD([.$A375];[.E$1])&lt;FLOOR([.E$1]/2);0;[.E$2]))" office:value-type="float" office:value="0" calcext:value-type="float">
            <text:p>0</text:p>
          </table:table-cell>
          <table:table-cell table:formula="of:=IF(MOD([.$A375];[.F$1])&lt;[.F$1]/2;FLOOR(MOD([.$A375];[.F$1]) * [.F$2] *2 / ([.F$1]-1));[.F$2]-FLOOR(MOD(FLOOR([.$A375]-[.F$1]/2);[.F$1]) * [.F$2] *2 / ([.F$1]-1)))" office:value-type="float" office:value="230" calcext:value-type="float">
            <text:p>230</text:p>
          </table:table-cell>
          <table:table-cell table:formula="of:=FLOOR([.G$2] * POWER(SIN( PI() * [.$A375] / [.G$1] );2))" office:value-type="float" office:value="248" calcext:value-type="float">
            <text:p>248</text:p>
          </table:table-cell>
          <table:table-cell table:formula="of:=[.H$2]-FLOOR(POWER(IF(MOD([.$A375];[.H$1])&lt;[.H$1]/2;FLOOR(MOD([.$A375];[.H$1]) * [.H$2] *2 / ([.H$1]-1));[.H$2]-FLOOR(MOD(FLOOR([.$A375]-[.H$1]/2);[.H$1]) * [.H$2] *2 / ([.H$1]-1)));2)/[.H$2])" office:value-type="float" office:value="48" calcext:value-type="float">
            <text:p>48</text:p>
          </table:table-cell>
          <table:table-cell table:formula="of:=FLOOR( [.I$2] * ABS(SIN( PI() * [.$A375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FLOOR([.$B$2]/2 + [.$B$2]/2 * SIN(2 *  PI() * [.$A376] / [.$B$1] ))" office:value-type="float" office:value="164" calcext:value-type="float">
            <text:p>164</text:p>
          </table:table-cell>
          <table:table-cell table:formula="of:=FLOOR(MOD([.$A376];[.C$1]) * [.C$2] / ([.C$1]-1))" office:value-type="float" office:value="116" calcext:value-type="float">
            <text:p>116</text:p>
          </table:table-cell>
          <table:table-cell table:formula="of:=FLOOR(MOD([.D$1]-[.$A376] -1;[.D$1]) * [.D$2] / ([.D$1]-1))" office:value-type="float" office:value="139" calcext:value-type="float">
            <text:p>139</text:p>
          </table:table-cell>
          <table:table-cell table:formula="of:=(IF(MOD([.$A376];[.E$1])&lt;FLOOR([.E$1]/2);0;[.E$2]))" office:value-type="float" office:value="0" calcext:value-type="float">
            <text:p>0</text:p>
          </table:table-cell>
          <table:table-cell table:formula="of:=IF(MOD([.$A376];[.F$1])&lt;[.F$1]/2;FLOOR(MOD([.$A376];[.F$1]) * [.F$2] *2 / ([.F$1]-1));[.F$2]-FLOOR(MOD(FLOOR([.$A376]-[.F$1]/2);[.F$1]) * [.F$2] *2 / ([.F$1]-1)))" office:value-type="float" office:value="232" calcext:value-type="float">
            <text:p>232</text:p>
          </table:table-cell>
          <table:table-cell table:formula="of:=FLOOR([.G$2] * POWER(SIN( PI() * [.$A376] / [.G$1] );2))" office:value-type="float" office:value="249" calcext:value-type="float">
            <text:p>249</text:p>
          </table:table-cell>
          <table:table-cell table:formula="of:=[.H$2]-FLOOR(POWER(IF(MOD([.$A376];[.H$1])&lt;[.H$1]/2;FLOOR(MOD([.$A376];[.H$1]) * [.H$2] *2 / ([.H$1]-1));[.H$2]-FLOOR(MOD(FLOOR([.$A376]-[.H$1]/2);[.H$1]) * [.H$2] *2 / ([.H$1]-1)));2)/[.H$2])" office:value-type="float" office:value="44" calcext:value-type="float">
            <text:p>44</text:p>
          </table:table-cell>
          <table:table-cell table:formula="of:=FLOOR( [.I$2] * ABS(SIN( PI() * [.$A376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FLOOR([.$B$2]/2 + [.$B$2]/2 * SIN(2 *  PI() * [.$A377] / [.$B$1] ))" office:value-type="float" office:value="161" calcext:value-type="float">
            <text:p>161</text:p>
          </table:table-cell>
          <table:table-cell table:formula="of:=FLOOR(MOD([.$A377];[.C$1]) * [.C$2] / ([.C$1]-1))" office:value-type="float" office:value="117" calcext:value-type="float">
            <text:p>117</text:p>
          </table:table-cell>
          <table:table-cell table:formula="of:=FLOOR(MOD([.D$1]-[.$A377] -1;[.D$1]) * [.D$2] / ([.D$1]-1))" office:value-type="float" office:value="138" calcext:value-type="float">
            <text:p>138</text:p>
          </table:table-cell>
          <table:table-cell table:formula="of:=(IF(MOD([.$A377];[.E$1])&lt;FLOOR([.E$1]/2);0;[.E$2]))" office:value-type="float" office:value="0" calcext:value-type="float">
            <text:p>0</text:p>
          </table:table-cell>
          <table:table-cell table:formula="of:=IF(MOD([.$A377];[.F$1])&lt;[.F$1]/2;FLOOR(MOD([.$A377];[.F$1]) * [.F$2] *2 / ([.F$1]-1));[.F$2]-FLOOR(MOD(FLOOR([.$A377]-[.F$1]/2);[.F$1]) * [.F$2] *2 / ([.F$1]-1)))" office:value-type="float" office:value="234" calcext:value-type="float">
            <text:p>234</text:p>
          </table:table-cell>
          <table:table-cell table:formula="of:=FLOOR([.G$2] * POWER(SIN( PI() * [.$A377] / [.G$1] );2))" office:value-type="float" office:value="250" calcext:value-type="float">
            <text:p>250</text:p>
          </table:table-cell>
          <table:table-cell table:formula="of:=[.H$2]-FLOOR(POWER(IF(MOD([.$A377];[.H$1])&lt;[.H$1]/2;FLOOR(MOD([.$A377];[.H$1]) * [.H$2] *2 / ([.H$1]-1));[.H$2]-FLOOR(MOD(FLOOR([.$A377]-[.H$1]/2);[.H$1]) * [.H$2] *2 / ([.H$1]-1)));2)/[.H$2])" office:value-type="float" office:value="41" calcext:value-type="float">
            <text:p>41</text:p>
          </table:table-cell>
          <table:table-cell table:formula="of:=FLOOR( [.I$2] * ABS(SIN( PI() * [.$A377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FLOOR([.$B$2]/2 + [.$B$2]/2 * SIN(2 *  PI() * [.$A378] / [.$B$1] ))" office:value-type="float" office:value="158" calcext:value-type="float">
            <text:p>158</text:p>
          </table:table-cell>
          <table:table-cell table:formula="of:=FLOOR(MOD([.$A378];[.C$1]) * [.C$2] / ([.C$1]-1))" office:value-type="float" office:value="118" calcext:value-type="float">
            <text:p>118</text:p>
          </table:table-cell>
          <table:table-cell table:formula="of:=FLOOR(MOD([.D$1]-[.$A378] -1;[.D$1]) * [.D$2] / ([.D$1]-1))" office:value-type="float" office:value="137" calcext:value-type="float">
            <text:p>137</text:p>
          </table:table-cell>
          <table:table-cell table:formula="of:=(IF(MOD([.$A378];[.E$1])&lt;FLOOR([.E$1]/2);0;[.E$2]))" office:value-type="float" office:value="0" calcext:value-type="float">
            <text:p>0</text:p>
          </table:table-cell>
          <table:table-cell table:formula="of:=IF(MOD([.$A378];[.F$1])&lt;[.F$1]/2;FLOOR(MOD([.$A378];[.F$1]) * [.F$2] *2 / ([.F$1]-1));[.F$2]-FLOOR(MOD(FLOOR([.$A378]-[.F$1]/2);[.F$1]) * [.F$2] *2 / ([.F$1]-1)))" office:value-type="float" office:value="236" calcext:value-type="float">
            <text:p>236</text:p>
          </table:table-cell>
          <table:table-cell table:formula="of:=FLOOR([.G$2] * POWER(SIN( PI() * [.$A378] / [.G$1] );2))" office:value-type="float" office:value="251" calcext:value-type="float">
            <text:p>251</text:p>
          </table:table-cell>
          <table:table-cell table:formula="of:=[.H$2]-FLOOR(POWER(IF(MOD([.$A378];[.H$1])&lt;[.H$1]/2;FLOOR(MOD([.$A378];[.H$1]) * [.H$2] *2 / ([.H$1]-1));[.H$2]-FLOOR(MOD(FLOOR([.$A378]-[.H$1]/2);[.H$1]) * [.H$2] *2 / ([.H$1]-1)));2)/[.H$2])" office:value-type="float" office:value="37" calcext:value-type="float">
            <text:p>37</text:p>
          </table:table-cell>
          <table:table-cell table:formula="of:=FLOOR( [.I$2] * ABS(SIN( PI() * [.$A378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FLOOR([.$B$2]/2 + [.$B$2]/2 * SIN(2 *  PI() * [.$A379] / [.$B$1] ))" office:value-type="float" office:value="155" calcext:value-type="float">
            <text:p>155</text:p>
          </table:table-cell>
          <table:table-cell table:formula="of:=FLOOR(MOD([.$A379];[.C$1]) * [.C$2] / ([.C$1]-1))" office:value-type="float" office:value="119" calcext:value-type="float">
            <text:p>119</text:p>
          </table:table-cell>
          <table:table-cell table:formula="of:=FLOOR(MOD([.D$1]-[.$A379] -1;[.D$1]) * [.D$2] / ([.D$1]-1))" office:value-type="float" office:value="136" calcext:value-type="float">
            <text:p>136</text:p>
          </table:table-cell>
          <table:table-cell table:formula="of:=(IF(MOD([.$A379];[.E$1])&lt;FLOOR([.E$1]/2);0;[.E$2]))" office:value-type="float" office:value="0" calcext:value-type="float">
            <text:p>0</text:p>
          </table:table-cell>
          <table:table-cell table:formula="of:=IF(MOD([.$A379];[.F$1])&lt;[.F$1]/2;FLOOR(MOD([.$A379];[.F$1]) * [.F$2] *2 / ([.F$1]-1));[.F$2]-FLOOR(MOD(FLOOR([.$A379]-[.F$1]/2);[.F$1]) * [.F$2] *2 / ([.F$1]-1)))" office:value-type="float" office:value="238" calcext:value-type="float">
            <text:p>238</text:p>
          </table:table-cell>
          <table:table-cell table:formula="of:=FLOOR([.G$2] * POWER(SIN( PI() * [.$A379] / [.G$1] );2))" office:value-type="float" office:value="251" calcext:value-type="float">
            <text:p>251</text:p>
          </table:table-cell>
          <table:table-cell table:formula="of:=[.H$2]-FLOOR(POWER(IF(MOD([.$A379];[.H$1])&lt;[.H$1]/2;FLOOR(MOD([.$A379];[.H$1]) * [.H$2] *2 / ([.H$1]-1));[.H$2]-FLOOR(MOD(FLOOR([.$A379]-[.H$1]/2);[.H$1]) * [.H$2] *2 / ([.H$1]-1)));2)/[.H$2])" office:value-type="float" office:value="33" calcext:value-type="float">
            <text:p>33</text:p>
          </table:table-cell>
          <table:table-cell table:formula="of:=FLOOR( [.I$2] * ABS(SIN( PI() * [.$A379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FLOOR([.$B$2]/2 + [.$B$2]/2 * SIN(2 *  PI() * [.$A380] / [.$B$1] ))" office:value-type="float" office:value="152" calcext:value-type="float">
            <text:p>152</text:p>
          </table:table-cell>
          <table:table-cell table:formula="of:=FLOOR(MOD([.$A380];[.C$1]) * [.C$2] / ([.C$1]-1))" office:value-type="float" office:value="120" calcext:value-type="float">
            <text:p>120</text:p>
          </table:table-cell>
          <table:table-cell table:formula="of:=FLOOR(MOD([.D$1]-[.$A380] -1;[.D$1]) * [.D$2] / ([.D$1]-1))" office:value-type="float" office:value="135" calcext:value-type="float">
            <text:p>135</text:p>
          </table:table-cell>
          <table:table-cell table:formula="of:=(IF(MOD([.$A380];[.E$1])&lt;FLOOR([.E$1]/2);0;[.E$2]))" office:value-type="float" office:value="0" calcext:value-type="float">
            <text:p>0</text:p>
          </table:table-cell>
          <table:table-cell table:formula="of:=IF(MOD([.$A380];[.F$1])&lt;[.F$1]/2;FLOOR(MOD([.$A380];[.F$1]) * [.F$2] *2 / ([.F$1]-1));[.F$2]-FLOOR(MOD(FLOOR([.$A380]-[.F$1]/2);[.F$1]) * [.F$2] *2 / ([.F$1]-1)))" office:value-type="float" office:value="240" calcext:value-type="float">
            <text:p>240</text:p>
          </table:table-cell>
          <table:table-cell table:formula="of:=FLOOR([.G$2] * POWER(SIN( PI() * [.$A380] / [.G$1] );2))" office:value-type="float" office:value="252" calcext:value-type="float">
            <text:p>252</text:p>
          </table:table-cell>
          <table:table-cell table:formula="of:=[.H$2]-FLOOR(POWER(IF(MOD([.$A380];[.H$1])&lt;[.H$1]/2;FLOOR(MOD([.$A380];[.H$1]) * [.H$2] *2 / ([.H$1]-1));[.H$2]-FLOOR(MOD(FLOOR([.$A380]-[.H$1]/2);[.H$1]) * [.H$2] *2 / ([.H$1]-1)));2)/[.H$2])" office:value-type="float" office:value="30" calcext:value-type="float">
            <text:p>30</text:p>
          </table:table-cell>
          <table:table-cell table:formula="of:=FLOOR( [.I$2] * ABS(SIN( PI() * [.$A380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FLOOR([.$B$2]/2 + [.$B$2]/2 * SIN(2 *  PI() * [.$A381] / [.$B$1] ))" office:value-type="float" office:value="149" calcext:value-type="float">
            <text:p>149</text:p>
          </table:table-cell>
          <table:table-cell table:formula="of:=FLOOR(MOD([.$A381];[.C$1]) * [.C$2] / ([.C$1]-1))" office:value-type="float" office:value="121" calcext:value-type="float">
            <text:p>121</text:p>
          </table:table-cell>
          <table:table-cell table:formula="of:=FLOOR(MOD([.D$1]-[.$A381] -1;[.D$1]) * [.D$2] / ([.D$1]-1))" office:value-type="float" office:value="134" calcext:value-type="float">
            <text:p>134</text:p>
          </table:table-cell>
          <table:table-cell table:formula="of:=(IF(MOD([.$A381];[.E$1])&lt;FLOOR([.E$1]/2);0;[.E$2]))" office:value-type="float" office:value="0" calcext:value-type="float">
            <text:p>0</text:p>
          </table:table-cell>
          <table:table-cell table:formula="of:=IF(MOD([.$A381];[.F$1])&lt;[.F$1]/2;FLOOR(MOD([.$A381];[.F$1]) * [.F$2] *2 / ([.F$1]-1));[.F$2]-FLOOR(MOD(FLOOR([.$A381]-[.F$1]/2);[.F$1]) * [.F$2] *2 / ([.F$1]-1)))" office:value-type="float" office:value="242" calcext:value-type="float">
            <text:p>242</text:p>
          </table:table-cell>
          <table:table-cell table:formula="of:=FLOOR([.G$2] * POWER(SIN( PI() * [.$A381] / [.G$1] );2))" office:value-type="float" office:value="253" calcext:value-type="float">
            <text:p>253</text:p>
          </table:table-cell>
          <table:table-cell table:formula="of:=[.H$2]-FLOOR(POWER(IF(MOD([.$A381];[.H$1])&lt;[.H$1]/2;FLOOR(MOD([.$A381];[.H$1]) * [.H$2] *2 / ([.H$1]-1));[.H$2]-FLOOR(MOD(FLOOR([.$A381]-[.H$1]/2);[.H$1]) * [.H$2] *2 / ([.H$1]-1)));2)/[.H$2])" office:value-type="float" office:value="26" calcext:value-type="float">
            <text:p>26</text:p>
          </table:table-cell>
          <table:table-cell table:formula="of:=FLOOR( [.I$2] * ABS(SIN( PI() * [.$A381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FLOOR([.$B$2]/2 + [.$B$2]/2 * SIN(2 *  PI() * [.$A382] / [.$B$1] ))" office:value-type="float" office:value="146" calcext:value-type="float">
            <text:p>146</text:p>
          </table:table-cell>
          <table:table-cell table:formula="of:=FLOOR(MOD([.$A382];[.C$1]) * [.C$2] / ([.C$1]-1))" office:value-type="float" office:value="122" calcext:value-type="float">
            <text:p>122</text:p>
          </table:table-cell>
          <table:table-cell table:formula="of:=FLOOR(MOD([.D$1]-[.$A382] -1;[.D$1]) * [.D$2] / ([.D$1]-1))" office:value-type="float" office:value="133" calcext:value-type="float">
            <text:p>133</text:p>
          </table:table-cell>
          <table:table-cell table:formula="of:=(IF(MOD([.$A382];[.E$1])&lt;FLOOR([.E$1]/2);0;[.E$2]))" office:value-type="float" office:value="0" calcext:value-type="float">
            <text:p>0</text:p>
          </table:table-cell>
          <table:table-cell table:formula="of:=IF(MOD([.$A382];[.F$1])&lt;[.F$1]/2;FLOOR(MOD([.$A382];[.F$1]) * [.F$2] *2 / ([.F$1]-1));[.F$2]-FLOOR(MOD(FLOOR([.$A382]-[.F$1]/2);[.F$1]) * [.F$2] *2 / ([.F$1]-1)))" office:value-type="float" office:value="244" calcext:value-type="float">
            <text:p>244</text:p>
          </table:table-cell>
          <table:table-cell table:formula="of:=FLOOR([.G$2] * POWER(SIN( PI() * [.$A382] / [.G$1] );2))" office:value-type="float" office:value="253" calcext:value-type="float">
            <text:p>253</text:p>
          </table:table-cell>
          <table:table-cell table:formula="of:=[.H$2]-FLOOR(POWER(IF(MOD([.$A382];[.H$1])&lt;[.H$1]/2;FLOOR(MOD([.$A382];[.H$1]) * [.H$2] *2 / ([.H$1]-1));[.H$2]-FLOOR(MOD(FLOOR([.$A382]-[.H$1]/2);[.H$1]) * [.H$2] *2 / ([.H$1]-1)));2)/[.H$2])" office:value-type="float" office:value="22" calcext:value-type="float">
            <text:p>22</text:p>
          </table:table-cell>
          <table:table-cell table:formula="of:=FLOOR( [.I$2] * ABS(SIN( PI() * [.$A382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FLOOR([.$B$2]/2 + [.$B$2]/2 * SIN(2 *  PI() * [.$A383] / [.$B$1] ))" office:value-type="float" office:value="143" calcext:value-type="float">
            <text:p>143</text:p>
          </table:table-cell>
          <table:table-cell table:formula="of:=FLOOR(MOD([.$A383];[.C$1]) * [.C$2] / ([.C$1]-1))" office:value-type="float" office:value="123" calcext:value-type="float">
            <text:p>123</text:p>
          </table:table-cell>
          <table:table-cell table:formula="of:=FLOOR(MOD([.D$1]-[.$A383] -1;[.D$1]) * [.D$2] / ([.D$1]-1))" office:value-type="float" office:value="132" calcext:value-type="float">
            <text:p>132</text:p>
          </table:table-cell>
          <table:table-cell table:formula="of:=(IF(MOD([.$A383];[.E$1])&lt;FLOOR([.E$1]/2);0;[.E$2]))" office:value-type="float" office:value="0" calcext:value-type="float">
            <text:p>0</text:p>
          </table:table-cell>
          <table:table-cell table:formula="of:=IF(MOD([.$A383];[.F$1])&lt;[.F$1]/2;FLOOR(MOD([.$A383];[.F$1]) * [.F$2] *2 / ([.F$1]-1));[.F$2]-FLOOR(MOD(FLOOR([.$A383]-[.F$1]/2);[.F$1]) * [.F$2] *2 / ([.F$1]-1)))" office:value-type="float" office:value="246" calcext:value-type="float">
            <text:p>246</text:p>
          </table:table-cell>
          <table:table-cell table:formula="of:=FLOOR([.G$2] * POWER(SIN( PI() * [.$A383] / [.G$1] );2))" office:value-type="float" office:value="254" calcext:value-type="float">
            <text:p>254</text:p>
          </table:table-cell>
          <table:table-cell table:formula="of:=[.H$2]-FLOOR(POWER(IF(MOD([.$A383];[.H$1])&lt;[.H$1]/2;FLOOR(MOD([.$A383];[.H$1]) * [.H$2] *2 / ([.H$1]-1));[.H$2]-FLOOR(MOD(FLOOR([.$A383]-[.H$1]/2);[.H$1]) * [.H$2] *2 / ([.H$1]-1)));2)/[.H$2])" office:value-type="float" office:value="18" calcext:value-type="float">
            <text:p>18</text:p>
          </table:table-cell>
          <table:table-cell table:formula="of:=FLOOR( [.I$2] * ABS(SIN( PI() * [.$A383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FLOOR([.$B$2]/2 + [.$B$2]/2 * SIN(2 *  PI() * [.$A384] / [.$B$1] ))" office:value-type="float" office:value="139" calcext:value-type="float">
            <text:p>139</text:p>
          </table:table-cell>
          <table:table-cell table:formula="of:=FLOOR(MOD([.$A384];[.C$1]) * [.C$2] / ([.C$1]-1))" office:value-type="float" office:value="124" calcext:value-type="float">
            <text:p>124</text:p>
          </table:table-cell>
          <table:table-cell table:formula="of:=FLOOR(MOD([.D$1]-[.$A384] -1;[.D$1]) * [.D$2] / ([.D$1]-1))" office:value-type="float" office:value="131" calcext:value-type="float">
            <text:p>131</text:p>
          </table:table-cell>
          <table:table-cell table:formula="of:=(IF(MOD([.$A384];[.E$1])&lt;FLOOR([.E$1]/2);0;[.E$2]))" office:value-type="float" office:value="0" calcext:value-type="float">
            <text:p>0</text:p>
          </table:table-cell>
          <table:table-cell table:formula="of:=IF(MOD([.$A384];[.F$1])&lt;[.F$1]/2;FLOOR(MOD([.$A384];[.F$1]) * [.F$2] *2 / ([.F$1]-1));[.F$2]-FLOOR(MOD(FLOOR([.$A384]-[.F$1]/2);[.F$1]) * [.F$2] *2 / ([.F$1]-1)))" office:value-type="float" office:value="248" calcext:value-type="float">
            <text:p>248</text:p>
          </table:table-cell>
          <table:table-cell table:formula="of:=FLOOR([.G$2] * POWER(SIN( PI() * [.$A384] / [.G$1] );2))" office:value-type="float" office:value="254" calcext:value-type="float">
            <text:p>254</text:p>
          </table:table-cell>
          <table:table-cell table:formula="of:=[.H$2]-FLOOR(POWER(IF(MOD([.$A384];[.H$1])&lt;[.H$1]/2;FLOOR(MOD([.$A384];[.H$1]) * [.H$2] *2 / ([.H$1]-1));[.H$2]-FLOOR(MOD(FLOOR([.$A384]-[.H$1]/2);[.H$1]) * [.H$2] *2 / ([.H$1]-1)));2)/[.H$2])" office:value-type="float" office:value="14" calcext:value-type="float">
            <text:p>14</text:p>
          </table:table-cell>
          <table:table-cell table:formula="of:=FLOOR( [.I$2] * ABS(SIN( PI() * [.$A384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FLOOR([.$B$2]/2 + [.$B$2]/2 * SIN(2 *  PI() * [.$A385] / [.$B$1] ))" office:value-type="float" office:value="136" calcext:value-type="float">
            <text:p>136</text:p>
          </table:table-cell>
          <table:table-cell table:formula="of:=FLOOR(MOD([.$A385];[.C$1]) * [.C$2] / ([.C$1]-1))" office:value-type="float" office:value="125" calcext:value-type="float">
            <text:p>125</text:p>
          </table:table-cell>
          <table:table-cell table:formula="of:=FLOOR(MOD([.D$1]-[.$A385] -1;[.D$1]) * [.D$2] / ([.D$1]-1))" office:value-type="float" office:value="130" calcext:value-type="float">
            <text:p>130</text:p>
          </table:table-cell>
          <table:table-cell table:formula="of:=(IF(MOD([.$A385];[.E$1])&lt;FLOOR([.E$1]/2);0;[.E$2]))" office:value-type="float" office:value="0" calcext:value-type="float">
            <text:p>0</text:p>
          </table:table-cell>
          <table:table-cell table:formula="of:=IF(MOD([.$A385];[.F$1])&lt;[.F$1]/2;FLOOR(MOD([.$A385];[.F$1]) * [.F$2] *2 / ([.F$1]-1));[.F$2]-FLOOR(MOD(FLOOR([.$A385]-[.F$1]/2);[.F$1]) * [.F$2] *2 / ([.F$1]-1)))" office:value-type="float" office:value="250" calcext:value-type="float">
            <text:p>250</text:p>
          </table:table-cell>
          <table:table-cell table:formula="of:=FLOOR([.G$2] * POWER(SIN( PI() * [.$A385] / [.G$1] );2))" office:value-type="float" office:value="254" calcext:value-type="float">
            <text:p>254</text:p>
          </table:table-cell>
          <table:table-cell table:formula="of:=[.H$2]-FLOOR(POWER(IF(MOD([.$A385];[.H$1])&lt;[.H$1]/2;FLOOR(MOD([.$A385];[.H$1]) * [.H$2] *2 / ([.H$1]-1));[.H$2]-FLOOR(MOD(FLOOR([.$A385]-[.H$1]/2);[.H$1]) * [.H$2] *2 / ([.H$1]-1)));2)/[.H$2])" office:value-type="float" office:value="10" calcext:value-type="float">
            <text:p>10</text:p>
          </table:table-cell>
          <table:table-cell table:formula="of:=FLOOR( [.I$2] * ABS(SIN( PI() * [.$A385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FLOOR([.$B$2]/2 + [.$B$2]/2 * SIN(2 *  PI() * [.$A386] / [.$B$1] ))" office:value-type="float" office:value="133" calcext:value-type="float">
            <text:p>133</text:p>
          </table:table-cell>
          <table:table-cell table:formula="of:=FLOOR(MOD([.$A386];[.C$1]) * [.C$2] / ([.C$1]-1))" office:value-type="float" office:value="126" calcext:value-type="float">
            <text:p>126</text:p>
          </table:table-cell>
          <table:table-cell table:formula="of:=FLOOR(MOD([.D$1]-[.$A386] -1;[.D$1]) * [.D$2] / ([.D$1]-1))" office:value-type="float" office:value="129" calcext:value-type="float">
            <text:p>129</text:p>
          </table:table-cell>
          <table:table-cell table:formula="of:=(IF(MOD([.$A386];[.E$1])&lt;FLOOR([.E$1]/2);0;[.E$2]))" office:value-type="float" office:value="0" calcext:value-type="float">
            <text:p>0</text:p>
          </table:table-cell>
          <table:table-cell table:formula="of:=IF(MOD([.$A386];[.F$1])&lt;[.F$1]/2;FLOOR(MOD([.$A386];[.F$1]) * [.F$2] *2 / ([.F$1]-1));[.F$2]-FLOOR(MOD(FLOOR([.$A386]-[.F$1]/2);[.F$1]) * [.F$2] *2 / ([.F$1]-1)))" office:value-type="float" office:value="252" calcext:value-type="float">
            <text:p>252</text:p>
          </table:table-cell>
          <table:table-cell table:formula="of:=FLOOR([.G$2] * POWER(SIN( PI() * [.$A386] / [.G$1] );2))" office:value-type="float" office:value="254" calcext:value-type="float">
            <text:p>254</text:p>
          </table:table-cell>
          <table:table-cell table:formula="of:=[.H$2]-FLOOR(POWER(IF(MOD([.$A386];[.H$1])&lt;[.H$1]/2;FLOOR(MOD([.$A386];[.H$1]) * [.H$2] *2 / ([.H$1]-1));[.H$2]-FLOOR(MOD(FLOOR([.$A386]-[.H$1]/2);[.H$1]) * [.H$2] *2 / ([.H$1]-1)));2)/[.H$2])" office:value-type="float" office:value="6" calcext:value-type="float">
            <text:p>6</text:p>
          </table:table-cell>
          <table:table-cell table:formula="of:=FLOOR( [.I$2] * ABS(SIN( PI() * [.$A386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FLOOR([.$B$2]/2 + [.$B$2]/2 * SIN(2 *  PI() * [.$A387] / [.$B$1] ))" office:value-type="float" office:value="130" calcext:value-type="float">
            <text:p>130</text:p>
          </table:table-cell>
          <table:table-cell table:formula="of:=FLOOR(MOD([.$A387];[.C$1]) * [.C$2] / ([.C$1]-1))" office:value-type="float" office:value="127" calcext:value-type="float">
            <text:p>127</text:p>
          </table:table-cell>
          <table:table-cell table:formula="of:=FLOOR(MOD([.D$1]-[.$A387] -1;[.D$1]) * [.D$2] / ([.D$1]-1))" office:value-type="float" office:value="128" calcext:value-type="float">
            <text:p>128</text:p>
          </table:table-cell>
          <table:table-cell table:formula="of:=(IF(MOD([.$A387];[.E$1])&lt;FLOOR([.E$1]/2);0;[.E$2]))" office:value-type="float" office:value="0" calcext:value-type="float">
            <text:p>0</text:p>
          </table:table-cell>
          <table:table-cell table:formula="of:=IF(MOD([.$A387];[.F$1])&lt;[.F$1]/2;FLOOR(MOD([.$A387];[.F$1]) * [.F$2] *2 / ([.F$1]-1));[.F$2]-FLOOR(MOD(FLOOR([.$A387]-[.F$1]/2);[.F$1]) * [.F$2] *2 / ([.F$1]-1)))" office:value-type="float" office:value="254" calcext:value-type="float">
            <text:p>254</text:p>
          </table:table-cell>
          <table:table-cell table:formula="of:=FLOOR([.G$2] * POWER(SIN( PI() * [.$A387] / [.G$1] );2))" office:value-type="float" office:value="254" calcext:value-type="float">
            <text:p>254</text:p>
          </table:table-cell>
          <table:table-cell table:formula="of:=[.H$2]-FLOOR(POWER(IF(MOD([.$A387];[.H$1])&lt;[.H$1]/2;FLOOR(MOD([.$A387];[.H$1]) * [.H$2] *2 / ([.H$1]-1));[.H$2]-FLOOR(MOD(FLOOR([.$A387]-[.H$1]/2);[.H$1]) * [.H$2] *2 / ([.H$1]-1)));2)/[.H$2])" office:value-type="float" office:value="2" calcext:value-type="float">
            <text:p>2</text:p>
          </table:table-cell>
          <table:table-cell table:formula="of:=FLOOR( [.I$2] * ABS(SIN( PI() * [.$A387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FLOOR([.$B$2]/2 + [.$B$2]/2 * SIN(2 *  PI() * [.$A388] / [.$B$1] ))" office:value-type="float" office:value="127" calcext:value-type="float">
            <text:p>127</text:p>
          </table:table-cell>
          <table:table-cell table:formula="of:=FLOOR(MOD([.$A388];[.C$1]) * [.C$2] / ([.C$1]-1))" office:value-type="float" office:value="128" calcext:value-type="float">
            <text:p>128</text:p>
          </table:table-cell>
          <table:table-cell table:formula="of:=FLOOR(MOD([.D$1]-[.$A388] -1;[.D$1]) * [.D$2] / ([.D$1]-1))" office:value-type="float" office:value="127" calcext:value-type="float">
            <text:p>127</text:p>
          </table:table-cell>
          <table:table-cell table:formula="of:=(IF(MOD([.$A388];[.E$1])&lt;FLOOR([.E$1]/2);0;[.E$2]))" office:value-type="float" office:value="255" calcext:value-type="float">
            <text:p>255</text:p>
          </table:table-cell>
          <table:table-cell table:formula="of:=IF(MOD([.$A388];[.F$1])&lt;[.F$1]/2;FLOOR(MOD([.$A388];[.F$1]) * [.F$2] *2 / ([.F$1]-1));[.F$2]-FLOOR(MOD(FLOOR([.$A388]-[.F$1]/2);[.F$1]) * [.F$2] *2 / ([.F$1]-1)))" office:value-type="float" office:value="255" calcext:value-type="float">
            <text:p>255</text:p>
          </table:table-cell>
          <table:table-cell table:formula="of:=FLOOR([.G$2] * POWER(SIN( PI() * [.$A388] / [.G$1] );2))" office:value-type="float" office:value="255" calcext:value-type="float">
            <text:p>255</text:p>
          </table:table-cell>
          <table:table-cell table:formula="of:=[.H$2]-FLOOR(POWER(IF(MOD([.$A388];[.H$1])&lt;[.H$1]/2;FLOOR(MOD([.$A388];[.H$1]) * [.H$2] *2 / ([.H$1]-1));[.H$2]-FLOOR(MOD(FLOOR([.$A388]-[.H$1]/2);[.H$1]) * [.H$2] *2 / ([.H$1]-1)));2)/[.H$2])" office:value-type="float" office:value="0" calcext:value-type="float">
            <text:p>0</text:p>
          </table:table-cell>
          <table:table-cell table:formula="of:=FLOOR( [.I$2] * ABS(SIN( PI() * [.$A388] / [.I$1] )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FLOOR([.$B$2]/2 + [.$B$2]/2 * SIN(2 *  PI() * [.$A389] / [.$B$1] ))" office:value-type="float" office:value="124" calcext:value-type="float">
            <text:p>124</text:p>
          </table:table-cell>
          <table:table-cell table:formula="of:=FLOOR(MOD([.$A389];[.C$1]) * [.C$2] / ([.C$1]-1))" office:value-type="float" office:value="129" calcext:value-type="float">
            <text:p>129</text:p>
          </table:table-cell>
          <table:table-cell table:formula="of:=FLOOR(MOD([.D$1]-[.$A389] -1;[.D$1]) * [.D$2] / ([.D$1]-1))" office:value-type="float" office:value="126" calcext:value-type="float">
            <text:p>126</text:p>
          </table:table-cell>
          <table:table-cell table:formula="of:=(IF(MOD([.$A389];[.E$1])&lt;FLOOR([.E$1]/2);0;[.E$2]))" office:value-type="float" office:value="255" calcext:value-type="float">
            <text:p>255</text:p>
          </table:table-cell>
          <table:table-cell table:formula="of:=IF(MOD([.$A389];[.F$1])&lt;[.F$1]/2;FLOOR(MOD([.$A389];[.F$1]) * [.F$2] *2 / ([.F$1]-1));[.F$2]-FLOOR(MOD(FLOOR([.$A389]-[.F$1]/2);[.F$1]) * [.F$2] *2 / ([.F$1]-1)))" office:value-type="float" office:value="253" calcext:value-type="float">
            <text:p>253</text:p>
          </table:table-cell>
          <table:table-cell table:formula="of:=FLOOR([.G$2] * POWER(SIN( PI() * [.$A389] / [.G$1] );2))" office:value-type="float" office:value="254" calcext:value-type="float">
            <text:p>254</text:p>
          </table:table-cell>
          <table:table-cell table:formula="of:=[.H$2]-FLOOR(POWER(IF(MOD([.$A389];[.H$1])&lt;[.H$1]/2;FLOOR(MOD([.$A389];[.H$1]) * [.H$2] *2 / ([.H$1]-1));[.H$2]-FLOOR(MOD(FLOOR([.$A389]-[.H$1]/2);[.H$1]) * [.H$2] *2 / ([.H$1]-1)));2)/[.H$2])" office:value-type="float" office:value="4" calcext:value-type="float">
            <text:p>4</text:p>
          </table:table-cell>
          <table:table-cell table:formula="of:=FLOOR( [.I$2] * ABS(SIN( PI() * [.$A389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FLOOR([.$B$2]/2 + [.$B$2]/2 * SIN(2 *  PI() * [.$A390] / [.$B$1] ))" office:value-type="float" office:value="121" calcext:value-type="float">
            <text:p>121</text:p>
          </table:table-cell>
          <table:table-cell table:formula="of:=FLOOR(MOD([.$A390];[.C$1]) * [.C$2] / ([.C$1]-1))" office:value-type="float" office:value="130" calcext:value-type="float">
            <text:p>130</text:p>
          </table:table-cell>
          <table:table-cell table:formula="of:=FLOOR(MOD([.D$1]-[.$A390] -1;[.D$1]) * [.D$2] / ([.D$1]-1))" office:value-type="float" office:value="125" calcext:value-type="float">
            <text:p>125</text:p>
          </table:table-cell>
          <table:table-cell table:formula="of:=(IF(MOD([.$A390];[.E$1])&lt;FLOOR([.E$1]/2);0;[.E$2]))" office:value-type="float" office:value="255" calcext:value-type="float">
            <text:p>255</text:p>
          </table:table-cell>
          <table:table-cell table:formula="of:=IF(MOD([.$A390];[.F$1])&lt;[.F$1]/2;FLOOR(MOD([.$A390];[.F$1]) * [.F$2] *2 / ([.F$1]-1));[.F$2]-FLOOR(MOD(FLOOR([.$A390]-[.F$1]/2);[.F$1]) * [.F$2] *2 / ([.F$1]-1)))" office:value-type="float" office:value="251" calcext:value-type="float">
            <text:p>251</text:p>
          </table:table-cell>
          <table:table-cell table:formula="of:=FLOOR([.G$2] * POWER(SIN( PI() * [.$A390] / [.G$1] );2))" office:value-type="float" office:value="254" calcext:value-type="float">
            <text:p>254</text:p>
          </table:table-cell>
          <table:table-cell table:formula="of:=[.H$2]-FLOOR(POWER(IF(MOD([.$A390];[.H$1])&lt;[.H$1]/2;FLOOR(MOD([.$A390];[.H$1]) * [.H$2] *2 / ([.H$1]-1));[.H$2]-FLOOR(MOD(FLOOR([.$A390]-[.H$1]/2);[.H$1]) * [.H$2] *2 / ([.H$1]-1)));2)/[.H$2])" office:value-type="float" office:value="8" calcext:value-type="float">
            <text:p>8</text:p>
          </table:table-cell>
          <table:table-cell table:formula="of:=FLOOR( [.I$2] * ABS(SIN( PI() * [.$A390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FLOOR([.$B$2]/2 + [.$B$2]/2 * SIN(2 *  PI() * [.$A391] / [.$B$1] ))" office:value-type="float" office:value="118" calcext:value-type="float">
            <text:p>118</text:p>
          </table:table-cell>
          <table:table-cell table:formula="of:=FLOOR(MOD([.$A391];[.C$1]) * [.C$2] / ([.C$1]-1))" office:value-type="float" office:value="131" calcext:value-type="float">
            <text:p>131</text:p>
          </table:table-cell>
          <table:table-cell table:formula="of:=FLOOR(MOD([.D$1]-[.$A391] -1;[.D$1]) * [.D$2] / ([.D$1]-1))" office:value-type="float" office:value="124" calcext:value-type="float">
            <text:p>124</text:p>
          </table:table-cell>
          <table:table-cell table:formula="of:=(IF(MOD([.$A391];[.E$1])&lt;FLOOR([.E$1]/2);0;[.E$2]))" office:value-type="float" office:value="255" calcext:value-type="float">
            <text:p>255</text:p>
          </table:table-cell>
          <table:table-cell table:formula="of:=IF(MOD([.$A391];[.F$1])&lt;[.F$1]/2;FLOOR(MOD([.$A391];[.F$1]) * [.F$2] *2 / ([.F$1]-1));[.F$2]-FLOOR(MOD(FLOOR([.$A391]-[.F$1]/2);[.F$1]) * [.F$2] *2 / ([.F$1]-1)))" office:value-type="float" office:value="249" calcext:value-type="float">
            <text:p>249</text:p>
          </table:table-cell>
          <table:table-cell table:formula="of:=FLOOR([.G$2] * POWER(SIN( PI() * [.$A391] / [.G$1] );2))" office:value-type="float" office:value="254" calcext:value-type="float">
            <text:p>254</text:p>
          </table:table-cell>
          <table:table-cell table:formula="of:=[.H$2]-FLOOR(POWER(IF(MOD([.$A391];[.H$1])&lt;[.H$1]/2;FLOOR(MOD([.$A391];[.H$1]) * [.H$2] *2 / ([.H$1]-1));[.H$2]-FLOOR(MOD(FLOOR([.$A391]-[.H$1]/2);[.H$1]) * [.H$2] *2 / ([.H$1]-1)));2)/[.H$2])" office:value-type="float" office:value="12" calcext:value-type="float">
            <text:p>12</text:p>
          </table:table-cell>
          <table:table-cell table:formula="of:=FLOOR( [.I$2] * ABS(SIN( PI() * [.$A391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FLOOR([.$B$2]/2 + [.$B$2]/2 * SIN(2 *  PI() * [.$A392] / [.$B$1] ))" office:value-type="float" office:value="115" calcext:value-type="float">
            <text:p>115</text:p>
          </table:table-cell>
          <table:table-cell table:formula="of:=FLOOR(MOD([.$A392];[.C$1]) * [.C$2] / ([.C$1]-1))" office:value-type="float" office:value="132" calcext:value-type="float">
            <text:p>132</text:p>
          </table:table-cell>
          <table:table-cell table:formula="of:=FLOOR(MOD([.D$1]-[.$A392] -1;[.D$1]) * [.D$2] / ([.D$1]-1))" office:value-type="float" office:value="123" calcext:value-type="float">
            <text:p>123</text:p>
          </table:table-cell>
          <table:table-cell table:formula="of:=(IF(MOD([.$A392];[.E$1])&lt;FLOOR([.E$1]/2);0;[.E$2]))" office:value-type="float" office:value="255" calcext:value-type="float">
            <text:p>255</text:p>
          </table:table-cell>
          <table:table-cell table:formula="of:=IF(MOD([.$A392];[.F$1])&lt;[.F$1]/2;FLOOR(MOD([.$A392];[.F$1]) * [.F$2] *2 / ([.F$1]-1));[.F$2]-FLOOR(MOD(FLOOR([.$A392]-[.F$1]/2);[.F$1]) * [.F$2] *2 / ([.F$1]-1)))" office:value-type="float" office:value="247" calcext:value-type="float">
            <text:p>247</text:p>
          </table:table-cell>
          <table:table-cell table:formula="of:=FLOOR([.G$2] * POWER(SIN( PI() * [.$A392] / [.G$1] );2))" office:value-type="float" office:value="254" calcext:value-type="float">
            <text:p>254</text:p>
          </table:table-cell>
          <table:table-cell table:formula="of:=[.H$2]-FLOOR(POWER(IF(MOD([.$A392];[.H$1])&lt;[.H$1]/2;FLOOR(MOD([.$A392];[.H$1]) * [.H$2] *2 / ([.H$1]-1));[.H$2]-FLOOR(MOD(FLOOR([.$A392]-[.H$1]/2);[.H$1]) * [.H$2] *2 / ([.H$1]-1)));2)/[.H$2])" office:value-type="float" office:value="16" calcext:value-type="float">
            <text:p>16</text:p>
          </table:table-cell>
          <table:table-cell table:formula="of:=FLOOR( [.I$2] * ABS(SIN( PI() * [.$A392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FLOOR([.$B$2]/2 + [.$B$2]/2 * SIN(2 *  PI() * [.$A393] / [.$B$1] ))" office:value-type="float" office:value="111" calcext:value-type="float">
            <text:p>111</text:p>
          </table:table-cell>
          <table:table-cell table:formula="of:=FLOOR(MOD([.$A393];[.C$1]) * [.C$2] / ([.C$1]-1))" office:value-type="float" office:value="133" calcext:value-type="float">
            <text:p>133</text:p>
          </table:table-cell>
          <table:table-cell table:formula="of:=FLOOR(MOD([.D$1]-[.$A393] -1;[.D$1]) * [.D$2] / ([.D$1]-1))" office:value-type="float" office:value="122" calcext:value-type="float">
            <text:p>122</text:p>
          </table:table-cell>
          <table:table-cell table:formula="of:=(IF(MOD([.$A393];[.E$1])&lt;FLOOR([.E$1]/2);0;[.E$2]))" office:value-type="float" office:value="255" calcext:value-type="float">
            <text:p>255</text:p>
          </table:table-cell>
          <table:table-cell table:formula="of:=IF(MOD([.$A393];[.F$1])&lt;[.F$1]/2;FLOOR(MOD([.$A393];[.F$1]) * [.F$2] *2 / ([.F$1]-1));[.F$2]-FLOOR(MOD(FLOOR([.$A393]-[.F$1]/2);[.F$1]) * [.F$2] *2 / ([.F$1]-1)))" office:value-type="float" office:value="245" calcext:value-type="float">
            <text:p>245</text:p>
          </table:table-cell>
          <table:table-cell table:formula="of:=FLOOR([.G$2] * POWER(SIN( PI() * [.$A393] / [.G$1] );2))" office:value-type="float" office:value="254" calcext:value-type="float">
            <text:p>254</text:p>
          </table:table-cell>
          <table:table-cell table:formula="of:=[.H$2]-FLOOR(POWER(IF(MOD([.$A393];[.H$1])&lt;[.H$1]/2;FLOOR(MOD([.$A393];[.H$1]) * [.H$2] *2 / ([.H$1]-1));[.H$2]-FLOOR(MOD(FLOOR([.$A393]-[.H$1]/2);[.H$1]) * [.H$2] *2 / ([.H$1]-1)));2)/[.H$2])" office:value-type="float" office:value="20" calcext:value-type="float">
            <text:p>20</text:p>
          </table:table-cell>
          <table:table-cell table:formula="of:=FLOOR( [.I$2] * ABS(SIN( PI() * [.$A393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FLOOR([.$B$2]/2 + [.$B$2]/2 * SIN(2 *  PI() * [.$A394] / [.$B$1] ))" office:value-type="float" office:value="108" calcext:value-type="float">
            <text:p>108</text:p>
          </table:table-cell>
          <table:table-cell table:formula="of:=FLOOR(MOD([.$A394];[.C$1]) * [.C$2] / ([.C$1]-1))" office:value-type="float" office:value="134" calcext:value-type="float">
            <text:p>134</text:p>
          </table:table-cell>
          <table:table-cell table:formula="of:=FLOOR(MOD([.D$1]-[.$A394] -1;[.D$1]) * [.D$2] / ([.D$1]-1))" office:value-type="float" office:value="121" calcext:value-type="float">
            <text:p>121</text:p>
          </table:table-cell>
          <table:table-cell table:formula="of:=(IF(MOD([.$A394];[.E$1])&lt;FLOOR([.E$1]/2);0;[.E$2]))" office:value-type="float" office:value="255" calcext:value-type="float">
            <text:p>255</text:p>
          </table:table-cell>
          <table:table-cell table:formula="of:=IF(MOD([.$A394];[.F$1])&lt;[.F$1]/2;FLOOR(MOD([.$A394];[.F$1]) * [.F$2] *2 / ([.F$1]-1));[.F$2]-FLOOR(MOD(FLOOR([.$A394]-[.F$1]/2);[.F$1]) * [.F$2] *2 / ([.F$1]-1)))" office:value-type="float" office:value="243" calcext:value-type="float">
            <text:p>243</text:p>
          </table:table-cell>
          <table:table-cell table:formula="of:=FLOOR([.G$2] * POWER(SIN( PI() * [.$A394] / [.G$1] );2))" office:value-type="float" office:value="253" calcext:value-type="float">
            <text:p>253</text:p>
          </table:table-cell>
          <table:table-cell table:formula="of:=[.H$2]-FLOOR(POWER(IF(MOD([.$A394];[.H$1])&lt;[.H$1]/2;FLOOR(MOD([.$A394];[.H$1]) * [.H$2] *2 / ([.H$1]-1));[.H$2]-FLOOR(MOD(FLOOR([.$A394]-[.H$1]/2);[.H$1]) * [.H$2] *2 / ([.H$1]-1)));2)/[.H$2])" office:value-type="float" office:value="24" calcext:value-type="float">
            <text:p>24</text:p>
          </table:table-cell>
          <table:table-cell table:formula="of:=FLOOR( [.I$2] * ABS(SIN( PI() * [.$A394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FLOOR([.$B$2]/2 + [.$B$2]/2 * SIN(2 *  PI() * [.$A395] / [.$B$1] ))" office:value-type="float" office:value="105" calcext:value-type="float">
            <text:p>105</text:p>
          </table:table-cell>
          <table:table-cell table:formula="of:=FLOOR(MOD([.$A395];[.C$1]) * [.C$2] / ([.C$1]-1))" office:value-type="float" office:value="135" calcext:value-type="float">
            <text:p>135</text:p>
          </table:table-cell>
          <table:table-cell table:formula="of:=FLOOR(MOD([.D$1]-[.$A395] -1;[.D$1]) * [.D$2] / ([.D$1]-1))" office:value-type="float" office:value="120" calcext:value-type="float">
            <text:p>120</text:p>
          </table:table-cell>
          <table:table-cell table:formula="of:=(IF(MOD([.$A395];[.E$1])&lt;FLOOR([.E$1]/2);0;[.E$2]))" office:value-type="float" office:value="255" calcext:value-type="float">
            <text:p>255</text:p>
          </table:table-cell>
          <table:table-cell table:formula="of:=IF(MOD([.$A395];[.F$1])&lt;[.F$1]/2;FLOOR(MOD([.$A395];[.F$1]) * [.F$2] *2 / ([.F$1]-1));[.F$2]-FLOOR(MOD(FLOOR([.$A395]-[.F$1]/2);[.F$1]) * [.F$2] *2 / ([.F$1]-1)))" office:value-type="float" office:value="241" calcext:value-type="float">
            <text:p>241</text:p>
          </table:table-cell>
          <table:table-cell table:formula="of:=FLOOR([.G$2] * POWER(SIN( PI() * [.$A395] / [.G$1] );2))" office:value-type="float" office:value="253" calcext:value-type="float">
            <text:p>253</text:p>
          </table:table-cell>
          <table:table-cell table:formula="of:=[.H$2]-FLOOR(POWER(IF(MOD([.$A395];[.H$1])&lt;[.H$1]/2;FLOOR(MOD([.$A395];[.H$1]) * [.H$2] *2 / ([.H$1]-1));[.H$2]-FLOOR(MOD(FLOOR([.$A395]-[.H$1]/2);[.H$1]) * [.H$2] *2 / ([.H$1]-1)));2)/[.H$2])" office:value-type="float" office:value="28" calcext:value-type="float">
            <text:p>28</text:p>
          </table:table-cell>
          <table:table-cell table:formula="of:=FLOOR( [.I$2] * ABS(SIN( PI() * [.$A395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FLOOR([.$B$2]/2 + [.$B$2]/2 * SIN(2 *  PI() * [.$A396] / [.$B$1] ))" office:value-type="float" office:value="102" calcext:value-type="float">
            <text:p>102</text:p>
          </table:table-cell>
          <table:table-cell table:formula="of:=FLOOR(MOD([.$A396];[.C$1]) * [.C$2] / ([.C$1]-1))" office:value-type="float" office:value="136" calcext:value-type="float">
            <text:p>136</text:p>
          </table:table-cell>
          <table:table-cell table:formula="of:=FLOOR(MOD([.D$1]-[.$A396] -1;[.D$1]) * [.D$2] / ([.D$1]-1))" office:value-type="float" office:value="119" calcext:value-type="float">
            <text:p>119</text:p>
          </table:table-cell>
          <table:table-cell table:formula="of:=(IF(MOD([.$A396];[.E$1])&lt;FLOOR([.E$1]/2);0;[.E$2]))" office:value-type="float" office:value="255" calcext:value-type="float">
            <text:p>255</text:p>
          </table:table-cell>
          <table:table-cell table:formula="of:=IF(MOD([.$A396];[.F$1])&lt;[.F$1]/2;FLOOR(MOD([.$A396];[.F$1]) * [.F$2] *2 / ([.F$1]-1));[.F$2]-FLOOR(MOD(FLOOR([.$A396]-[.F$1]/2);[.F$1]) * [.F$2] *2 / ([.F$1]-1)))" office:value-type="float" office:value="239" calcext:value-type="float">
            <text:p>239</text:p>
          </table:table-cell>
          <table:table-cell table:formula="of:=FLOOR([.G$2] * POWER(SIN( PI() * [.$A396] / [.G$1] );2))" office:value-type="float" office:value="252" calcext:value-type="float">
            <text:p>252</text:p>
          </table:table-cell>
          <table:table-cell table:formula="of:=[.H$2]-FLOOR(POWER(IF(MOD([.$A396];[.H$1])&lt;[.H$1]/2;FLOOR(MOD([.$A396];[.H$1]) * [.H$2] *2 / ([.H$1]-1));[.H$2]-FLOOR(MOD(FLOOR([.$A396]-[.H$1]/2);[.H$1]) * [.H$2] *2 / ([.H$1]-1)));2)/[.H$2])" office:value-type="float" office:value="31" calcext:value-type="float">
            <text:p>31</text:p>
          </table:table-cell>
          <table:table-cell table:formula="of:=FLOOR( [.I$2] * ABS(SIN( PI() * [.$A396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FLOOR([.$B$2]/2 + [.$B$2]/2 * SIN(2 *  PI() * [.$A397] / [.$B$1] ))" office:value-type="float" office:value="99" calcext:value-type="float">
            <text:p>99</text:p>
          </table:table-cell>
          <table:table-cell table:formula="of:=FLOOR(MOD([.$A397];[.C$1]) * [.C$2] / ([.C$1]-1))" office:value-type="float" office:value="137" calcext:value-type="float">
            <text:p>137</text:p>
          </table:table-cell>
          <table:table-cell table:formula="of:=FLOOR(MOD([.D$1]-[.$A397] -1;[.D$1]) * [.D$2] / ([.D$1]-1))" office:value-type="float" office:value="118" calcext:value-type="float">
            <text:p>118</text:p>
          </table:table-cell>
          <table:table-cell table:formula="of:=(IF(MOD([.$A397];[.E$1])&lt;FLOOR([.E$1]/2);0;[.E$2]))" office:value-type="float" office:value="255" calcext:value-type="float">
            <text:p>255</text:p>
          </table:table-cell>
          <table:table-cell table:formula="of:=IF(MOD([.$A397];[.F$1])&lt;[.F$1]/2;FLOOR(MOD([.$A397];[.F$1]) * [.F$2] *2 / ([.F$1]-1));[.F$2]-FLOOR(MOD(FLOOR([.$A397]-[.F$1]/2);[.F$1]) * [.F$2] *2 / ([.F$1]-1)))" office:value-type="float" office:value="237" calcext:value-type="float">
            <text:p>237</text:p>
          </table:table-cell>
          <table:table-cell table:formula="of:=FLOOR([.G$2] * POWER(SIN( PI() * [.$A397] / [.G$1] );2))" office:value-type="float" office:value="251" calcext:value-type="float">
            <text:p>251</text:p>
          </table:table-cell>
          <table:table-cell table:formula="of:=[.H$2]-FLOOR(POWER(IF(MOD([.$A397];[.H$1])&lt;[.H$1]/2;FLOOR(MOD([.$A397];[.H$1]) * [.H$2] *2 / ([.H$1]-1));[.H$2]-FLOOR(MOD(FLOOR([.$A397]-[.H$1]/2);[.H$1]) * [.H$2] *2 / ([.H$1]-1)));2)/[.H$2])" office:value-type="float" office:value="35" calcext:value-type="float">
            <text:p>35</text:p>
          </table:table-cell>
          <table:table-cell table:formula="of:=FLOOR( [.I$2] * ABS(SIN( PI() * [.$A397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FLOOR([.$B$2]/2 + [.$B$2]/2 * SIN(2 *  PI() * [.$A398] / [.$B$1] ))" office:value-type="float" office:value="96" calcext:value-type="float">
            <text:p>96</text:p>
          </table:table-cell>
          <table:table-cell table:formula="of:=FLOOR(MOD([.$A398];[.C$1]) * [.C$2] / ([.C$1]-1))" office:value-type="float" office:value="138" calcext:value-type="float">
            <text:p>138</text:p>
          </table:table-cell>
          <table:table-cell table:formula="of:=FLOOR(MOD([.D$1]-[.$A398] -1;[.D$1]) * [.D$2] / ([.D$1]-1))" office:value-type="float" office:value="117" calcext:value-type="float">
            <text:p>117</text:p>
          </table:table-cell>
          <table:table-cell table:formula="of:=(IF(MOD([.$A398];[.E$1])&lt;FLOOR([.E$1]/2);0;[.E$2]))" office:value-type="float" office:value="255" calcext:value-type="float">
            <text:p>255</text:p>
          </table:table-cell>
          <table:table-cell table:formula="of:=IF(MOD([.$A398];[.F$1])&lt;[.F$1]/2;FLOOR(MOD([.$A398];[.F$1]) * [.F$2] *2 / ([.F$1]-1));[.F$2]-FLOOR(MOD(FLOOR([.$A398]-[.F$1]/2);[.F$1]) * [.F$2] *2 / ([.F$1]-1)))" office:value-type="float" office:value="235" calcext:value-type="float">
            <text:p>235</text:p>
          </table:table-cell>
          <table:table-cell table:formula="of:=FLOOR([.G$2] * POWER(SIN( PI() * [.$A398] / [.G$1] );2))" office:value-type="float" office:value="251" calcext:value-type="float">
            <text:p>251</text:p>
          </table:table-cell>
          <table:table-cell table:formula="of:=[.H$2]-FLOOR(POWER(IF(MOD([.$A398];[.H$1])&lt;[.H$1]/2;FLOOR(MOD([.$A398];[.H$1]) * [.H$2] *2 / ([.H$1]-1));[.H$2]-FLOOR(MOD(FLOOR([.$A398]-[.H$1]/2);[.H$1]) * [.H$2] *2 / ([.H$1]-1)));2)/[.H$2])" office:value-type="float" office:value="39" calcext:value-type="float">
            <text:p>39</text:p>
          </table:table-cell>
          <table:table-cell table:formula="of:=FLOOR( [.I$2] * ABS(SIN( PI() * [.$A398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FLOOR([.$B$2]/2 + [.$B$2]/2 * SIN(2 *  PI() * [.$A399] / [.$B$1] ))" office:value-type="float" office:value="93" calcext:value-type="float">
            <text:p>93</text:p>
          </table:table-cell>
          <table:table-cell table:formula="of:=FLOOR(MOD([.$A399];[.C$1]) * [.C$2] / ([.C$1]-1))" office:value-type="float" office:value="139" calcext:value-type="float">
            <text:p>139</text:p>
          </table:table-cell>
          <table:table-cell table:formula="of:=FLOOR(MOD([.D$1]-[.$A399] -1;[.D$1]) * [.D$2] / ([.D$1]-1))" office:value-type="float" office:value="116" calcext:value-type="float">
            <text:p>116</text:p>
          </table:table-cell>
          <table:table-cell table:formula="of:=(IF(MOD([.$A399];[.E$1])&lt;FLOOR([.E$1]/2);0;[.E$2]))" office:value-type="float" office:value="255" calcext:value-type="float">
            <text:p>255</text:p>
          </table:table-cell>
          <table:table-cell table:formula="of:=IF(MOD([.$A399];[.F$1])&lt;[.F$1]/2;FLOOR(MOD([.$A399];[.F$1]) * [.F$2] *2 / ([.F$1]-1));[.F$2]-FLOOR(MOD(FLOOR([.$A399]-[.F$1]/2);[.F$1]) * [.F$2] *2 / ([.F$1]-1)))" office:value-type="float" office:value="233" calcext:value-type="float">
            <text:p>233</text:p>
          </table:table-cell>
          <table:table-cell table:formula="of:=FLOOR([.G$2] * POWER(SIN( PI() * [.$A399] / [.G$1] );2))" office:value-type="float" office:value="250" calcext:value-type="float">
            <text:p>250</text:p>
          </table:table-cell>
          <table:table-cell table:formula="of:=[.H$2]-FLOOR(POWER(IF(MOD([.$A399];[.H$1])&lt;[.H$1]/2;FLOOR(MOD([.$A399];[.H$1]) * [.H$2] *2 / ([.H$1]-1));[.H$2]-FLOOR(MOD(FLOOR([.$A399]-[.H$1]/2);[.H$1]) * [.H$2] *2 / ([.H$1]-1)));2)/[.H$2])" office:value-type="float" office:value="43" calcext:value-type="float">
            <text:p>43</text:p>
          </table:table-cell>
          <table:table-cell table:formula="of:=FLOOR( [.I$2] * ABS(SIN( PI() * [.$A399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FLOOR([.$B$2]/2 + [.$B$2]/2 * SIN(2 *  PI() * [.$A400] / [.$B$1] ))" office:value-type="float" office:value="90" calcext:value-type="float">
            <text:p>90</text:p>
          </table:table-cell>
          <table:table-cell table:formula="of:=FLOOR(MOD([.$A400];[.C$1]) * [.C$2] / ([.C$1]-1))" office:value-type="float" office:value="140" calcext:value-type="float">
            <text:p>140</text:p>
          </table:table-cell>
          <table:table-cell table:formula="of:=FLOOR(MOD([.D$1]-[.$A400] -1;[.D$1]) * [.D$2] / ([.D$1]-1))" office:value-type="float" office:value="115" calcext:value-type="float">
            <text:p>115</text:p>
          </table:table-cell>
          <table:table-cell table:formula="of:=(IF(MOD([.$A400];[.E$1])&lt;FLOOR([.E$1]/2);0;[.E$2]))" office:value-type="float" office:value="255" calcext:value-type="float">
            <text:p>255</text:p>
          </table:table-cell>
          <table:table-cell table:formula="of:=IF(MOD([.$A400];[.F$1])&lt;[.F$1]/2;FLOOR(MOD([.$A400];[.F$1]) * [.F$2] *2 / ([.F$1]-1));[.F$2]-FLOOR(MOD(FLOOR([.$A400]-[.F$1]/2);[.F$1]) * [.F$2] *2 / ([.F$1]-1)))" office:value-type="float" office:value="231" calcext:value-type="float">
            <text:p>231</text:p>
          </table:table-cell>
          <table:table-cell table:formula="of:=FLOOR([.G$2] * POWER(SIN( PI() * [.$A400] / [.G$1] );2))" office:value-type="float" office:value="249" calcext:value-type="float">
            <text:p>249</text:p>
          </table:table-cell>
          <table:table-cell table:formula="of:=[.H$2]-FLOOR(POWER(IF(MOD([.$A400];[.H$1])&lt;[.H$1]/2;FLOOR(MOD([.$A400];[.H$1]) * [.H$2] *2 / ([.H$1]-1));[.H$2]-FLOOR(MOD(FLOOR([.$A400]-[.H$1]/2);[.H$1]) * [.H$2] *2 / ([.H$1]-1)));2)/[.H$2])" office:value-type="float" office:value="46" calcext:value-type="float">
            <text:p>46</text:p>
          </table:table-cell>
          <table:table-cell table:formula="of:=FLOOR( [.I$2] * ABS(SIN( PI() * [.$A400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FLOOR([.$B$2]/2 + [.$B$2]/2 * SIN(2 *  PI() * [.$A401] / [.$B$1] ))" office:value-type="float" office:value="87" calcext:value-type="float">
            <text:p>87</text:p>
          </table:table-cell>
          <table:table-cell table:formula="of:=FLOOR(MOD([.$A401];[.C$1]) * [.C$2] / ([.C$1]-1))" office:value-type="float" office:value="141" calcext:value-type="float">
            <text:p>141</text:p>
          </table:table-cell>
          <table:table-cell table:formula="of:=FLOOR(MOD([.D$1]-[.$A401] -1;[.D$1]) * [.D$2] / ([.D$1]-1))" office:value-type="float" office:value="114" calcext:value-type="float">
            <text:p>114</text:p>
          </table:table-cell>
          <table:table-cell table:formula="of:=(IF(MOD([.$A401];[.E$1])&lt;FLOOR([.E$1]/2);0;[.E$2]))" office:value-type="float" office:value="255" calcext:value-type="float">
            <text:p>255</text:p>
          </table:table-cell>
          <table:table-cell table:formula="of:=IF(MOD([.$A401];[.F$1])&lt;[.F$1]/2;FLOOR(MOD([.$A401];[.F$1]) * [.F$2] *2 / ([.F$1]-1));[.F$2]-FLOOR(MOD(FLOOR([.$A401]-[.F$1]/2);[.F$1]) * [.F$2] *2 / ([.F$1]-1)))" office:value-type="float" office:value="229" calcext:value-type="float">
            <text:p>229</text:p>
          </table:table-cell>
          <table:table-cell table:formula="of:=FLOOR([.G$2] * POWER(SIN( PI() * [.$A401] / [.G$1] );2))" office:value-type="float" office:value="248" calcext:value-type="float">
            <text:p>248</text:p>
          </table:table-cell>
          <table:table-cell table:formula="of:=[.H$2]-FLOOR(POWER(IF(MOD([.$A401];[.H$1])&lt;[.H$1]/2;FLOOR(MOD([.$A401];[.H$1]) * [.H$2] *2 / ([.H$1]-1));[.H$2]-FLOOR(MOD(FLOOR([.$A401]-[.H$1]/2);[.H$1]) * [.H$2] *2 / ([.H$1]-1)));2)/[.H$2])" office:value-type="float" office:value="50" calcext:value-type="float">
            <text:p>50</text:p>
          </table:table-cell>
          <table:table-cell table:formula="of:=FLOOR( [.I$2] * ABS(SIN( PI() * [.$A401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FLOOR([.$B$2]/2 + [.$B$2]/2 * SIN(2 *  PI() * [.$A402] / [.$B$1] ))" office:value-type="float" office:value="84" calcext:value-type="float">
            <text:p>84</text:p>
          </table:table-cell>
          <table:table-cell table:formula="of:=FLOOR(MOD([.$A402];[.C$1]) * [.C$2] / ([.C$1]-1))" office:value-type="float" office:value="142" calcext:value-type="float">
            <text:p>142</text:p>
          </table:table-cell>
          <table:table-cell table:formula="of:=FLOOR(MOD([.D$1]-[.$A402] -1;[.D$1]) * [.D$2] / ([.D$1]-1))" office:value-type="float" office:value="113" calcext:value-type="float">
            <text:p>113</text:p>
          </table:table-cell>
          <table:table-cell table:formula="of:=(IF(MOD([.$A402];[.E$1])&lt;FLOOR([.E$1]/2);0;[.E$2]))" office:value-type="float" office:value="255" calcext:value-type="float">
            <text:p>255</text:p>
          </table:table-cell>
          <table:table-cell table:formula="of:=IF(MOD([.$A402];[.F$1])&lt;[.F$1]/2;FLOOR(MOD([.$A402];[.F$1]) * [.F$2] *2 / ([.F$1]-1));[.F$2]-FLOOR(MOD(FLOOR([.$A402]-[.F$1]/2);[.F$1]) * [.F$2] *2 / ([.F$1]-1)))" office:value-type="float" office:value="227" calcext:value-type="float">
            <text:p>227</text:p>
          </table:table-cell>
          <table:table-cell table:formula="of:=FLOOR([.G$2] * POWER(SIN( PI() * [.$A402] / [.G$1] );2))" office:value-type="float" office:value="247" calcext:value-type="float">
            <text:p>247</text:p>
          </table:table-cell>
          <table:table-cell table:formula="of:=[.H$2]-FLOOR(POWER(IF(MOD([.$A402];[.H$1])&lt;[.H$1]/2;FLOOR(MOD([.$A402];[.H$1]) * [.H$2] *2 / ([.H$1]-1));[.H$2]-FLOOR(MOD(FLOOR([.$A402]-[.H$1]/2);[.H$1]) * [.H$2] *2 / ([.H$1]-1)));2)/[.H$2])" office:value-type="float" office:value="53" calcext:value-type="float">
            <text:p>53</text:p>
          </table:table-cell>
          <table:table-cell table:formula="of:=FLOOR( [.I$2] * ABS(SIN( PI() * [.$A402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FLOOR([.$B$2]/2 + [.$B$2]/2 * SIN(2 *  PI() * [.$A403] / [.$B$1] ))" office:value-type="float" office:value="81" calcext:value-type="float">
            <text:p>81</text:p>
          </table:table-cell>
          <table:table-cell table:formula="of:=FLOOR(MOD([.$A403];[.C$1]) * [.C$2] / ([.C$1]-1))" office:value-type="float" office:value="143" calcext:value-type="float">
            <text:p>143</text:p>
          </table:table-cell>
          <table:table-cell table:formula="of:=FLOOR(MOD([.D$1]-[.$A403] -1;[.D$1]) * [.D$2] / ([.D$1]-1))" office:value-type="float" office:value="112" calcext:value-type="float">
            <text:p>112</text:p>
          </table:table-cell>
          <table:table-cell table:formula="of:=(IF(MOD([.$A403];[.E$1])&lt;FLOOR([.E$1]/2);0;[.E$2]))" office:value-type="float" office:value="255" calcext:value-type="float">
            <text:p>255</text:p>
          </table:table-cell>
          <table:table-cell table:formula="of:=IF(MOD([.$A403];[.F$1])&lt;[.F$1]/2;FLOOR(MOD([.$A403];[.F$1]) * [.F$2] *2 / ([.F$1]-1));[.F$2]-FLOOR(MOD(FLOOR([.$A403]-[.F$1]/2);[.F$1]) * [.F$2] *2 / ([.F$1]-1)))" office:value-type="float" office:value="225" calcext:value-type="float">
            <text:p>225</text:p>
          </table:table-cell>
          <table:table-cell table:formula="of:=FLOOR([.G$2] * POWER(SIN( PI() * [.$A403] / [.G$1] );2))" office:value-type="float" office:value="246" calcext:value-type="float">
            <text:p>246</text:p>
          </table:table-cell>
          <table:table-cell table:formula="of:=[.H$2]-FLOOR(POWER(IF(MOD([.$A403];[.H$1])&lt;[.H$1]/2;FLOOR(MOD([.$A403];[.H$1]) * [.H$2] *2 / ([.H$1]-1));[.H$2]-FLOOR(MOD(FLOOR([.$A403]-[.H$1]/2);[.H$1]) * [.H$2] *2 / ([.H$1]-1)));2)/[.H$2])" office:value-type="float" office:value="57" calcext:value-type="float">
            <text:p>57</text:p>
          </table:table-cell>
          <table:table-cell table:formula="of:=FLOOR( [.I$2] * ABS(SIN( PI() * [.$A403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FLOOR([.$B$2]/2 + [.$B$2]/2 * SIN(2 *  PI() * [.$A404] / [.$B$1] ))" office:value-type="float" office:value="78" calcext:value-type="float">
            <text:p>78</text:p>
          </table:table-cell>
          <table:table-cell table:formula="of:=FLOOR(MOD([.$A404];[.C$1]) * [.C$2] / ([.C$1]-1))" office:value-type="float" office:value="144" calcext:value-type="float">
            <text:p>144</text:p>
          </table:table-cell>
          <table:table-cell table:formula="of:=FLOOR(MOD([.D$1]-[.$A404] -1;[.D$1]) * [.D$2] / ([.D$1]-1))" office:value-type="float" office:value="111" calcext:value-type="float">
            <text:p>111</text:p>
          </table:table-cell>
          <table:table-cell table:formula="of:=(IF(MOD([.$A404];[.E$1])&lt;FLOOR([.E$1]/2);0;[.E$2]))" office:value-type="float" office:value="255" calcext:value-type="float">
            <text:p>255</text:p>
          </table:table-cell>
          <table:table-cell table:formula="of:=IF(MOD([.$A404];[.F$1])&lt;[.F$1]/2;FLOOR(MOD([.$A404];[.F$1]) * [.F$2] *2 / ([.F$1]-1));[.F$2]-FLOOR(MOD(FLOOR([.$A404]-[.F$1]/2);[.F$1]) * [.F$2] *2 / ([.F$1]-1)))" office:value-type="float" office:value="223" calcext:value-type="float">
            <text:p>223</text:p>
          </table:table-cell>
          <table:table-cell table:formula="of:=FLOOR([.G$2] * POWER(SIN( PI() * [.$A404] / [.G$1] );2))" office:value-type="float" office:value="245" calcext:value-type="float">
            <text:p>245</text:p>
          </table:table-cell>
          <table:table-cell table:formula="of:=[.H$2]-FLOOR(POWER(IF(MOD([.$A404];[.H$1])&lt;[.H$1]/2;FLOOR(MOD([.$A404];[.H$1]) * [.H$2] *2 / ([.H$1]-1));[.H$2]-FLOOR(MOD(FLOOR([.$A404]-[.H$1]/2);[.H$1]) * [.H$2] *2 / ([.H$1]-1)));2)/[.H$2])" office:value-type="float" office:value="60" calcext:value-type="float">
            <text:p>60</text:p>
          </table:table-cell>
          <table:table-cell table:formula="of:=FLOOR( [.I$2] * ABS(SIN( PI() * [.$A404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FLOOR([.$B$2]/2 + [.$B$2]/2 * SIN(2 *  PI() * [.$A405] / [.$B$1] ))" office:value-type="float" office:value="75" calcext:value-type="float">
            <text:p>75</text:p>
          </table:table-cell>
          <table:table-cell table:formula="of:=FLOOR(MOD([.$A405];[.C$1]) * [.C$2] / ([.C$1]-1))" office:value-type="float" office:value="145" calcext:value-type="float">
            <text:p>145</text:p>
          </table:table-cell>
          <table:table-cell table:formula="of:=FLOOR(MOD([.D$1]-[.$A405] -1;[.D$1]) * [.D$2] / ([.D$1]-1))" office:value-type="float" office:value="110" calcext:value-type="float">
            <text:p>110</text:p>
          </table:table-cell>
          <table:table-cell table:formula="of:=(IF(MOD([.$A405];[.E$1])&lt;FLOOR([.E$1]/2);0;[.E$2]))" office:value-type="float" office:value="255" calcext:value-type="float">
            <text:p>255</text:p>
          </table:table-cell>
          <table:table-cell table:formula="of:=IF(MOD([.$A405];[.F$1])&lt;[.F$1]/2;FLOOR(MOD([.$A405];[.F$1]) * [.F$2] *2 / ([.F$1]-1));[.F$2]-FLOOR(MOD(FLOOR([.$A405]-[.F$1]/2);[.F$1]) * [.F$2] *2 / ([.F$1]-1)))" office:value-type="float" office:value="221" calcext:value-type="float">
            <text:p>221</text:p>
          </table:table-cell>
          <table:table-cell table:formula="of:=FLOOR([.G$2] * POWER(SIN( PI() * [.$A405] / [.G$1] );2))" office:value-type="float" office:value="244" calcext:value-type="float">
            <text:p>244</text:p>
          </table:table-cell>
          <table:table-cell table:formula="of:=[.H$2]-FLOOR(POWER(IF(MOD([.$A405];[.H$1])&lt;[.H$1]/2;FLOOR(MOD([.$A405];[.H$1]) * [.H$2] *2 / ([.H$1]-1));[.H$2]-FLOOR(MOD(FLOOR([.$A405]-[.H$1]/2);[.H$1]) * [.H$2] *2 / ([.H$1]-1)));2)/[.H$2])" office:value-type="float" office:value="64" calcext:value-type="float">
            <text:p>64</text:p>
          </table:table-cell>
          <table:table-cell table:formula="of:=FLOOR( [.I$2] * ABS(SIN( PI() * [.$A405] / [.I$1] )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FLOOR([.$B$2]/2 + [.$B$2]/2 * SIN(2 *  PI() * [.$A406] / [.$B$1] ))" office:value-type="float" office:value="72" calcext:value-type="float">
            <text:p>72</text:p>
          </table:table-cell>
          <table:table-cell table:formula="of:=FLOOR(MOD([.$A406];[.C$1]) * [.C$2] / ([.C$1]-1))" office:value-type="float" office:value="146" calcext:value-type="float">
            <text:p>146</text:p>
          </table:table-cell>
          <table:table-cell table:formula="of:=FLOOR(MOD([.D$1]-[.$A406] -1;[.D$1]) * [.D$2] / ([.D$1]-1))" office:value-type="float" office:value="109" calcext:value-type="float">
            <text:p>109</text:p>
          </table:table-cell>
          <table:table-cell table:formula="of:=(IF(MOD([.$A406];[.E$1])&lt;FLOOR([.E$1]/2);0;[.E$2]))" office:value-type="float" office:value="255" calcext:value-type="float">
            <text:p>255</text:p>
          </table:table-cell>
          <table:table-cell table:formula="of:=IF(MOD([.$A406];[.F$1])&lt;[.F$1]/2;FLOOR(MOD([.$A406];[.F$1]) * [.F$2] *2 / ([.F$1]-1));[.F$2]-FLOOR(MOD(FLOOR([.$A406]-[.F$1]/2);[.F$1]) * [.F$2] *2 / ([.F$1]-1)))" office:value-type="float" office:value="219" calcext:value-type="float">
            <text:p>219</text:p>
          </table:table-cell>
          <table:table-cell table:formula="of:=FLOOR([.G$2] * POWER(SIN( PI() * [.$A406] / [.G$1] );2))" office:value-type="float" office:value="242" calcext:value-type="float">
            <text:p>242</text:p>
          </table:table-cell>
          <table:table-cell table:formula="of:=[.H$2]-FLOOR(POWER(IF(MOD([.$A406];[.H$1])&lt;[.H$1]/2;FLOOR(MOD([.$A406];[.H$1]) * [.H$2] *2 / ([.H$1]-1));[.H$2]-FLOOR(MOD(FLOOR([.$A406]-[.H$1]/2);[.H$1]) * [.H$2] *2 / ([.H$1]-1)));2)/[.H$2])" office:value-type="float" office:value="67" calcext:value-type="float">
            <text:p>67</text:p>
          </table:table-cell>
          <table:table-cell table:formula="of:=FLOOR( [.I$2] * ABS(SIN( PI() * [.$A406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FLOOR([.$B$2]/2 + [.$B$2]/2 * SIN(2 *  PI() * [.$A407] / [.$B$1] ))" office:value-type="float" office:value="70" calcext:value-type="float">
            <text:p>70</text:p>
          </table:table-cell>
          <table:table-cell table:formula="of:=FLOOR(MOD([.$A407];[.C$1]) * [.C$2] / ([.C$1]-1))" office:value-type="float" office:value="147" calcext:value-type="float">
            <text:p>147</text:p>
          </table:table-cell>
          <table:table-cell table:formula="of:=FLOOR(MOD([.D$1]-[.$A407] -1;[.D$1]) * [.D$2] / ([.D$1]-1))" office:value-type="float" office:value="108" calcext:value-type="float">
            <text:p>108</text:p>
          </table:table-cell>
          <table:table-cell table:formula="of:=(IF(MOD([.$A407];[.E$1])&lt;FLOOR([.E$1]/2);0;[.E$2]))" office:value-type="float" office:value="255" calcext:value-type="float">
            <text:p>255</text:p>
          </table:table-cell>
          <table:table-cell table:formula="of:=IF(MOD([.$A407];[.F$1])&lt;[.F$1]/2;FLOOR(MOD([.$A407];[.F$1]) * [.F$2] *2 / ([.F$1]-1));[.F$2]-FLOOR(MOD(FLOOR([.$A407]-[.F$1]/2);[.F$1]) * [.F$2] *2 / ([.F$1]-1)))" office:value-type="float" office:value="217" calcext:value-type="float">
            <text:p>217</text:p>
          </table:table-cell>
          <table:table-cell table:formula="of:=FLOOR([.G$2] * POWER(SIN( PI() * [.$A407] / [.G$1] );2))" office:value-type="float" office:value="241" calcext:value-type="float">
            <text:p>241</text:p>
          </table:table-cell>
          <table:table-cell table:formula="of:=[.H$2]-FLOOR(POWER(IF(MOD([.$A407];[.H$1])&lt;[.H$1]/2;FLOOR(MOD([.$A407];[.H$1]) * [.H$2] *2 / ([.H$1]-1));[.H$2]-FLOOR(MOD(FLOOR([.$A407]-[.H$1]/2);[.H$1]) * [.H$2] *2 / ([.H$1]-1)));2)/[.H$2])" office:value-type="float" office:value="71" calcext:value-type="float">
            <text:p>71</text:p>
          </table:table-cell>
          <table:table-cell table:formula="of:=FLOOR( [.I$2] * ABS(SIN( PI() * [.$A407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FLOOR([.$B$2]/2 + [.$B$2]/2 * SIN(2 *  PI() * [.$A408] / [.$B$1] ))" office:value-type="float" office:value="67" calcext:value-type="float">
            <text:p>67</text:p>
          </table:table-cell>
          <table:table-cell table:formula="of:=FLOOR(MOD([.$A408];[.C$1]) * [.C$2] / ([.C$1]-1))" office:value-type="float" office:value="148" calcext:value-type="float">
            <text:p>148</text:p>
          </table:table-cell>
          <table:table-cell table:formula="of:=FLOOR(MOD([.D$1]-[.$A408] -1;[.D$1]) * [.D$2] / ([.D$1]-1))" office:value-type="float" office:value="107" calcext:value-type="float">
            <text:p>107</text:p>
          </table:table-cell>
          <table:table-cell table:formula="of:=(IF(MOD([.$A408];[.E$1])&lt;FLOOR([.E$1]/2);0;[.E$2]))" office:value-type="float" office:value="255" calcext:value-type="float">
            <text:p>255</text:p>
          </table:table-cell>
          <table:table-cell table:formula="of:=IF(MOD([.$A408];[.F$1])&lt;[.F$1]/2;FLOOR(MOD([.$A408];[.F$1]) * [.F$2] *2 / ([.F$1]-1));[.F$2]-FLOOR(MOD(FLOOR([.$A408]-[.F$1]/2);[.F$1]) * [.F$2] *2 / ([.F$1]-1)))" office:value-type="float" office:value="215" calcext:value-type="float">
            <text:p>215</text:p>
          </table:table-cell>
          <table:table-cell table:formula="of:=FLOOR([.G$2] * POWER(SIN( PI() * [.$A408] / [.G$1] );2))" office:value-type="float" office:value="239" calcext:value-type="float">
            <text:p>239</text:p>
          </table:table-cell>
          <table:table-cell table:formula="of:=[.H$2]-FLOOR(POWER(IF(MOD([.$A408];[.H$1])&lt;[.H$1]/2;FLOOR(MOD([.$A408];[.H$1]) * [.H$2] *2 / ([.H$1]-1));[.H$2]-FLOOR(MOD(FLOOR([.$A408]-[.H$1]/2);[.H$1]) * [.H$2] *2 / ([.H$1]-1)));2)/[.H$2])" office:value-type="float" office:value="74" calcext:value-type="float">
            <text:p>74</text:p>
          </table:table-cell>
          <table:table-cell table:formula="of:=FLOOR( [.I$2] * ABS(SIN( PI() * [.$A408] / [.I$1] ))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FLOOR([.$B$2]/2 + [.$B$2]/2 * SIN(2 *  PI() * [.$A409] / [.$B$1] ))" office:value-type="float" office:value="64" calcext:value-type="float">
            <text:p>64</text:p>
          </table:table-cell>
          <table:table-cell table:formula="of:=FLOOR(MOD([.$A409];[.C$1]) * [.C$2] / ([.C$1]-1))" office:value-type="float" office:value="149" calcext:value-type="float">
            <text:p>149</text:p>
          </table:table-cell>
          <table:table-cell table:formula="of:=FLOOR(MOD([.D$1]-[.$A409] -1;[.D$1]) * [.D$2] / ([.D$1]-1))" office:value-type="float" office:value="106" calcext:value-type="float">
            <text:p>106</text:p>
          </table:table-cell>
          <table:table-cell table:formula="of:=(IF(MOD([.$A409];[.E$1])&lt;FLOOR([.E$1]/2);0;[.E$2]))" office:value-type="float" office:value="255" calcext:value-type="float">
            <text:p>255</text:p>
          </table:table-cell>
          <table:table-cell table:formula="of:=IF(MOD([.$A409];[.F$1])&lt;[.F$1]/2;FLOOR(MOD([.$A409];[.F$1]) * [.F$2] *2 / ([.F$1]-1));[.F$2]-FLOOR(MOD(FLOOR([.$A409]-[.F$1]/2);[.F$1]) * [.F$2] *2 / ([.F$1]-1)))" office:value-type="float" office:value="213" calcext:value-type="float">
            <text:p>213</text:p>
          </table:table-cell>
          <table:table-cell table:formula="of:=FLOOR([.G$2] * POWER(SIN( PI() * [.$A409] / [.G$1] );2))" office:value-type="float" office:value="238" calcext:value-type="float">
            <text:p>238</text:p>
          </table:table-cell>
          <table:table-cell table:formula="of:=[.H$2]-FLOOR(POWER(IF(MOD([.$A409];[.H$1])&lt;[.H$1]/2;FLOOR(MOD([.$A409];[.H$1]) * [.H$2] *2 / ([.H$1]-1));[.H$2]-FLOOR(MOD(FLOOR([.$A409]-[.H$1]/2);[.H$1]) * [.H$2] *2 / ([.H$1]-1)));2)/[.H$2])" office:value-type="float" office:value="78" calcext:value-type="float">
            <text:p>78</text:p>
          </table:table-cell>
          <table:table-cell table:formula="of:=FLOOR( [.I$2] * ABS(SIN( PI() * [.$A409] / [.I$1] ))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FLOOR([.$B$2]/2 + [.$B$2]/2 * SIN(2 *  PI() * [.$A410] / [.$B$1] ))" office:value-type="float" office:value="61" calcext:value-type="float">
            <text:p>61</text:p>
          </table:table-cell>
          <table:table-cell table:formula="of:=FLOOR(MOD([.$A410];[.C$1]) * [.C$2] / ([.C$1]-1))" office:value-type="float" office:value="150" calcext:value-type="float">
            <text:p>150</text:p>
          </table:table-cell>
          <table:table-cell table:formula="of:=FLOOR(MOD([.D$1]-[.$A410] -1;[.D$1]) * [.D$2] / ([.D$1]-1))" office:value-type="float" office:value="105" calcext:value-type="float">
            <text:p>105</text:p>
          </table:table-cell>
          <table:table-cell table:formula="of:=(IF(MOD([.$A410];[.E$1])&lt;FLOOR([.E$1]/2);0;[.E$2]))" office:value-type="float" office:value="255" calcext:value-type="float">
            <text:p>255</text:p>
          </table:table-cell>
          <table:table-cell table:formula="of:=IF(MOD([.$A410];[.F$1])&lt;[.F$1]/2;FLOOR(MOD([.$A410];[.F$1]) * [.F$2] *2 / ([.F$1]-1));[.F$2]-FLOOR(MOD(FLOOR([.$A410]-[.F$1]/2);[.F$1]) * [.F$2] *2 / ([.F$1]-1)))" office:value-type="float" office:value="211" calcext:value-type="float">
            <text:p>211</text:p>
          </table:table-cell>
          <table:table-cell table:formula="of:=FLOOR([.G$2] * POWER(SIN( PI() * [.$A410] / [.G$1] );2))" office:value-type="float" office:value="236" calcext:value-type="float">
            <text:p>236</text:p>
          </table:table-cell>
          <table:table-cell table:formula="of:=[.H$2]-FLOOR(POWER(IF(MOD([.$A410];[.H$1])&lt;[.H$1]/2;FLOOR(MOD([.$A410];[.H$1]) * [.H$2] *2 / ([.H$1]-1));[.H$2]-FLOOR(MOD(FLOOR([.$A410]-[.H$1]/2);[.H$1]) * [.H$2] *2 / ([.H$1]-1)));2)/[.H$2])" office:value-type="float" office:value="81" calcext:value-type="float">
            <text:p>81</text:p>
          </table:table-cell>
          <table:table-cell table:formula="of:=FLOOR( [.I$2] * ABS(SIN( PI() * [.$A410] / [.I$1] )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FLOOR([.$B$2]/2 + [.$B$2]/2 * SIN(2 *  PI() * [.$A411] / [.$B$1] ))" office:value-type="float" office:value="59" calcext:value-type="float">
            <text:p>59</text:p>
          </table:table-cell>
          <table:table-cell table:formula="of:=FLOOR(MOD([.$A411];[.C$1]) * [.C$2] / ([.C$1]-1))" office:value-type="float" office:value="151" calcext:value-type="float">
            <text:p>151</text:p>
          </table:table-cell>
          <table:table-cell table:formula="of:=FLOOR(MOD([.D$1]-[.$A411] -1;[.D$1]) * [.D$2] / ([.D$1]-1))" office:value-type="float" office:value="104" calcext:value-type="float">
            <text:p>104</text:p>
          </table:table-cell>
          <table:table-cell table:formula="of:=(IF(MOD([.$A411];[.E$1])&lt;FLOOR([.E$1]/2);0;[.E$2]))" office:value-type="float" office:value="255" calcext:value-type="float">
            <text:p>255</text:p>
          </table:table-cell>
          <table:table-cell table:formula="of:=IF(MOD([.$A411];[.F$1])&lt;[.F$1]/2;FLOOR(MOD([.$A411];[.F$1]) * [.F$2] *2 / ([.F$1]-1));[.F$2]-FLOOR(MOD(FLOOR([.$A411]-[.F$1]/2);[.F$1]) * [.F$2] *2 / ([.F$1]-1)))" office:value-type="float" office:value="209" calcext:value-type="float">
            <text:p>209</text:p>
          </table:table-cell>
          <table:table-cell table:formula="of:=FLOOR([.G$2] * POWER(SIN( PI() * [.$A411] / [.G$1] );2))" office:value-type="float" office:value="235" calcext:value-type="float">
            <text:p>235</text:p>
          </table:table-cell>
          <table:table-cell table:formula="of:=[.H$2]-FLOOR(POWER(IF(MOD([.$A411];[.H$1])&lt;[.H$1]/2;FLOOR(MOD([.$A411];[.H$1]) * [.H$2] *2 / ([.H$1]-1));[.H$2]-FLOOR(MOD(FLOOR([.$A411]-[.H$1]/2);[.H$1]) * [.H$2] *2 / ([.H$1]-1)));2)/[.H$2])" office:value-type="float" office:value="84" calcext:value-type="float">
            <text:p>84</text:p>
          </table:table-cell>
          <table:table-cell table:formula="of:=FLOOR( [.I$2] * ABS(SIN( PI() * [.$A411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FLOOR([.$B$2]/2 + [.$B$2]/2 * SIN(2 *  PI() * [.$A412] / [.$B$1] ))" office:value-type="float" office:value="56" calcext:value-type="float">
            <text:p>56</text:p>
          </table:table-cell>
          <table:table-cell table:formula="of:=FLOOR(MOD([.$A412];[.C$1]) * [.C$2] / ([.C$1]-1))" office:value-type="float" office:value="152" calcext:value-type="float">
            <text:p>152</text:p>
          </table:table-cell>
          <table:table-cell table:formula="of:=FLOOR(MOD([.D$1]-[.$A412] -1;[.D$1]) * [.D$2] / ([.D$1]-1))" office:value-type="float" office:value="103" calcext:value-type="float">
            <text:p>103</text:p>
          </table:table-cell>
          <table:table-cell table:formula="of:=(IF(MOD([.$A412];[.E$1])&lt;FLOOR([.E$1]/2);0;[.E$2]))" office:value-type="float" office:value="255" calcext:value-type="float">
            <text:p>255</text:p>
          </table:table-cell>
          <table:table-cell table:formula="of:=IF(MOD([.$A412];[.F$1])&lt;[.F$1]/2;FLOOR(MOD([.$A412];[.F$1]) * [.F$2] *2 / ([.F$1]-1));[.F$2]-FLOOR(MOD(FLOOR([.$A412]-[.F$1]/2);[.F$1]) * [.F$2] *2 / ([.F$1]-1)))" office:value-type="float" office:value="207" calcext:value-type="float">
            <text:p>207</text:p>
          </table:table-cell>
          <table:table-cell table:formula="of:=FLOOR([.G$2] * POWER(SIN( PI() * [.$A412] / [.G$1] );2))" office:value-type="float" office:value="233" calcext:value-type="float">
            <text:p>233</text:p>
          </table:table-cell>
          <table:table-cell table:formula="of:=[.H$2]-FLOOR(POWER(IF(MOD([.$A412];[.H$1])&lt;[.H$1]/2;FLOOR(MOD([.$A412];[.H$1]) * [.H$2] *2 / ([.H$1]-1));[.H$2]-FLOOR(MOD(FLOOR([.$A412]-[.H$1]/2);[.H$1]) * [.H$2] *2 / ([.H$1]-1)));2)/[.H$2])" office:value-type="float" office:value="87" calcext:value-type="float">
            <text:p>87</text:p>
          </table:table-cell>
          <table:table-cell table:formula="of:=FLOOR( [.I$2] * ABS(SIN( PI() * [.$A412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FLOOR([.$B$2]/2 + [.$B$2]/2 * SIN(2 *  PI() * [.$A413] / [.$B$1] ))" office:value-type="float" office:value="54" calcext:value-type="float">
            <text:p>54</text:p>
          </table:table-cell>
          <table:table-cell table:formula="of:=FLOOR(MOD([.$A413];[.C$1]) * [.C$2] / ([.C$1]-1))" office:value-type="float" office:value="153" calcext:value-type="float">
            <text:p>153</text:p>
          </table:table-cell>
          <table:table-cell table:formula="of:=FLOOR(MOD([.D$1]-[.$A413] -1;[.D$1]) * [.D$2] / ([.D$1]-1))" office:value-type="float" office:value="102" calcext:value-type="float">
            <text:p>102</text:p>
          </table:table-cell>
          <table:table-cell table:formula="of:=(IF(MOD([.$A413];[.E$1])&lt;FLOOR([.E$1]/2);0;[.E$2]))" office:value-type="float" office:value="255" calcext:value-type="float">
            <text:p>255</text:p>
          </table:table-cell>
          <table:table-cell table:formula="of:=IF(MOD([.$A413];[.F$1])&lt;[.F$1]/2;FLOOR(MOD([.$A413];[.F$1]) * [.F$2] *2 / ([.F$1]-1));[.F$2]-FLOOR(MOD(FLOOR([.$A413]-[.F$1]/2);[.F$1]) * [.F$2] *2 / ([.F$1]-1)))" office:value-type="float" office:value="205" calcext:value-type="float">
            <text:p>205</text:p>
          </table:table-cell>
          <table:table-cell table:formula="of:=FLOOR([.G$2] * POWER(SIN( PI() * [.$A413] / [.G$1] );2))" office:value-type="float" office:value="231" calcext:value-type="float">
            <text:p>231</text:p>
          </table:table-cell>
          <table:table-cell table:formula="of:=[.H$2]-FLOOR(POWER(IF(MOD([.$A413];[.H$1])&lt;[.H$1]/2;FLOOR(MOD([.$A413];[.H$1]) * [.H$2] *2 / ([.H$1]-1));[.H$2]-FLOOR(MOD(FLOOR([.$A413]-[.H$1]/2);[.H$1]) * [.H$2] *2 / ([.H$1]-1)));2)/[.H$2])" office:value-type="float" office:value="91" calcext:value-type="float">
            <text:p>91</text:p>
          </table:table-cell>
          <table:table-cell table:formula="of:=FLOOR( [.I$2] * ABS(SIN( PI() * [.$A413] / [.I$1] )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FLOOR([.$B$2]/2 + [.$B$2]/2 * SIN(2 *  PI() * [.$A414] / [.$B$1] ))" office:value-type="float" office:value="51" calcext:value-type="float">
            <text:p>51</text:p>
          </table:table-cell>
          <table:table-cell table:formula="of:=FLOOR(MOD([.$A414];[.C$1]) * [.C$2] / ([.C$1]-1))" office:value-type="float" office:value="154" calcext:value-type="float">
            <text:p>154</text:p>
          </table:table-cell>
          <table:table-cell table:formula="of:=FLOOR(MOD([.D$1]-[.$A414] -1;[.D$1]) * [.D$2] / ([.D$1]-1))" office:value-type="float" office:value="101" calcext:value-type="float">
            <text:p>101</text:p>
          </table:table-cell>
          <table:table-cell table:formula="of:=(IF(MOD([.$A414];[.E$1])&lt;FLOOR([.E$1]/2);0;[.E$2]))" office:value-type="float" office:value="255" calcext:value-type="float">
            <text:p>255</text:p>
          </table:table-cell>
          <table:table-cell table:formula="of:=IF(MOD([.$A414];[.F$1])&lt;[.F$1]/2;FLOOR(MOD([.$A414];[.F$1]) * [.F$2] *2 / ([.F$1]-1));[.F$2]-FLOOR(MOD(FLOOR([.$A414]-[.F$1]/2);[.F$1]) * [.F$2] *2 / ([.F$1]-1)))" office:value-type="float" office:value="203" calcext:value-type="float">
            <text:p>203</text:p>
          </table:table-cell>
          <table:table-cell table:formula="of:=FLOOR([.G$2] * POWER(SIN( PI() * [.$A414] / [.G$1] );2))" office:value-type="float" office:value="229" calcext:value-type="float">
            <text:p>229</text:p>
          </table:table-cell>
          <table:table-cell table:formula="of:=[.H$2]-FLOOR(POWER(IF(MOD([.$A414];[.H$1])&lt;[.H$1]/2;FLOOR(MOD([.$A414];[.H$1]) * [.H$2] *2 / ([.H$1]-1));[.H$2]-FLOOR(MOD(FLOOR([.$A414]-[.H$1]/2);[.H$1]) * [.H$2] *2 / ([.H$1]-1)));2)/[.H$2])" office:value-type="float" office:value="94" calcext:value-type="float">
            <text:p>94</text:p>
          </table:table-cell>
          <table:table-cell table:formula="of:=FLOOR( [.I$2] * ABS(SIN( PI() * [.$A414] / [.I$1] ))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FLOOR([.$B$2]/2 + [.$B$2]/2 * SIN(2 *  PI() * [.$A415] / [.$B$1] ))" office:value-type="float" office:value="49" calcext:value-type="float">
            <text:p>49</text:p>
          </table:table-cell>
          <table:table-cell table:formula="of:=FLOOR(MOD([.$A415];[.C$1]) * [.C$2] / ([.C$1]-1))" office:value-type="float" office:value="155" calcext:value-type="float">
            <text:p>155</text:p>
          </table:table-cell>
          <table:table-cell table:formula="of:=FLOOR(MOD([.D$1]-[.$A415] -1;[.D$1]) * [.D$2] / ([.D$1]-1))" office:value-type="float" office:value="100" calcext:value-type="float">
            <text:p>100</text:p>
          </table:table-cell>
          <table:table-cell table:formula="of:=(IF(MOD([.$A415];[.E$1])&lt;FLOOR([.E$1]/2);0;[.E$2]))" office:value-type="float" office:value="255" calcext:value-type="float">
            <text:p>255</text:p>
          </table:table-cell>
          <table:table-cell table:formula="of:=IF(MOD([.$A415];[.F$1])&lt;[.F$1]/2;FLOOR(MOD([.$A415];[.F$1]) * [.F$2] *2 / ([.F$1]-1));[.F$2]-FLOOR(MOD(FLOOR([.$A415]-[.F$1]/2);[.F$1]) * [.F$2] *2 / ([.F$1]-1)))" office:value-type="float" office:value="201" calcext:value-type="float">
            <text:p>201</text:p>
          </table:table-cell>
          <table:table-cell table:formula="of:=FLOOR([.G$2] * POWER(SIN( PI() * [.$A415] / [.G$1] );2))" office:value-type="float" office:value="228" calcext:value-type="float">
            <text:p>228</text:p>
          </table:table-cell>
          <table:table-cell table:formula="of:=[.H$2]-FLOOR(POWER(IF(MOD([.$A415];[.H$1])&lt;[.H$1]/2;FLOOR(MOD([.$A415];[.H$1]) * [.H$2] *2 / ([.H$1]-1));[.H$2]-FLOOR(MOD(FLOOR([.$A415]-[.H$1]/2);[.H$1]) * [.H$2] *2 / ([.H$1]-1)));2)/[.H$2])" office:value-type="float" office:value="97" calcext:value-type="float">
            <text:p>97</text:p>
          </table:table-cell>
          <table:table-cell table:formula="of:=FLOOR( [.I$2] * ABS(SIN( PI() * [.$A415] / [.I$1] ))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FLOOR([.$B$2]/2 + [.$B$2]/2 * SIN(2 *  PI() * [.$A416] / [.$B$1] ))" office:value-type="float" office:value="46" calcext:value-type="float">
            <text:p>46</text:p>
          </table:table-cell>
          <table:table-cell table:formula="of:=FLOOR(MOD([.$A416];[.C$1]) * [.C$2] / ([.C$1]-1))" office:value-type="float" office:value="156" calcext:value-type="float">
            <text:p>156</text:p>
          </table:table-cell>
          <table:table-cell table:formula="of:=FLOOR(MOD([.D$1]-[.$A416] -1;[.D$1]) * [.D$2] / ([.D$1]-1))" office:value-type="float" office:value="99" calcext:value-type="float">
            <text:p>99</text:p>
          </table:table-cell>
          <table:table-cell table:formula="of:=(IF(MOD([.$A416];[.E$1])&lt;FLOOR([.E$1]/2);0;[.E$2]))" office:value-type="float" office:value="255" calcext:value-type="float">
            <text:p>255</text:p>
          </table:table-cell>
          <table:table-cell table:formula="of:=IF(MOD([.$A416];[.F$1])&lt;[.F$1]/2;FLOOR(MOD([.$A416];[.F$1]) * [.F$2] *2 / ([.F$1]-1));[.F$2]-FLOOR(MOD(FLOOR([.$A416]-[.F$1]/2);[.F$1]) * [.F$2] *2 / ([.F$1]-1)))" office:value-type="float" office:value="199" calcext:value-type="float">
            <text:p>199</text:p>
          </table:table-cell>
          <table:table-cell table:formula="of:=FLOOR([.G$2] * POWER(SIN( PI() * [.$A416] / [.G$1] );2))" office:value-type="float" office:value="226" calcext:value-type="float">
            <text:p>226</text:p>
          </table:table-cell>
          <table:table-cell table:formula="of:=[.H$2]-FLOOR(POWER(IF(MOD([.$A416];[.H$1])&lt;[.H$1]/2;FLOOR(MOD([.$A416];[.H$1]) * [.H$2] *2 / ([.H$1]-1));[.H$2]-FLOOR(MOD(FLOOR([.$A416]-[.H$1]/2);[.H$1]) * [.H$2] *2 / ([.H$1]-1)));2)/[.H$2])" office:value-type="float" office:value="100" calcext:value-type="float">
            <text:p>100</text:p>
          </table:table-cell>
          <table:table-cell table:formula="of:=FLOOR( [.I$2] * ABS(SIN( PI() * [.$A416] / [.I$1] )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FLOOR([.$B$2]/2 + [.$B$2]/2 * SIN(2 *  PI() * [.$A417] / [.$B$1] ))" office:value-type="float" office:value="44" calcext:value-type="float">
            <text:p>44</text:p>
          </table:table-cell>
          <table:table-cell table:formula="of:=FLOOR(MOD([.$A417];[.C$1]) * [.C$2] / ([.C$1]-1))" office:value-type="float" office:value="157" calcext:value-type="float">
            <text:p>157</text:p>
          </table:table-cell>
          <table:table-cell table:formula="of:=FLOOR(MOD([.D$1]-[.$A417] -1;[.D$1]) * [.D$2] / ([.D$1]-1))" office:value-type="float" office:value="98" calcext:value-type="float">
            <text:p>98</text:p>
          </table:table-cell>
          <table:table-cell table:formula="of:=(IF(MOD([.$A417];[.E$1])&lt;FLOOR([.E$1]/2);0;[.E$2]))" office:value-type="float" office:value="255" calcext:value-type="float">
            <text:p>255</text:p>
          </table:table-cell>
          <table:table-cell table:formula="of:=IF(MOD([.$A417];[.F$1])&lt;[.F$1]/2;FLOOR(MOD([.$A417];[.F$1]) * [.F$2] *2 / ([.F$1]-1));[.F$2]-FLOOR(MOD(FLOOR([.$A417]-[.F$1]/2);[.F$1]) * [.F$2] *2 / ([.F$1]-1)))" office:value-type="float" office:value="197" calcext:value-type="float">
            <text:p>197</text:p>
          </table:table-cell>
          <table:table-cell table:formula="of:=FLOOR([.G$2] * POWER(SIN( PI() * [.$A417] / [.G$1] );2))" office:value-type="float" office:value="224" calcext:value-type="float">
            <text:p>224</text:p>
          </table:table-cell>
          <table:table-cell table:formula="of:=[.H$2]-FLOOR(POWER(IF(MOD([.$A417];[.H$1])&lt;[.H$1]/2;FLOOR(MOD([.$A417];[.H$1]) * [.H$2] *2 / ([.H$1]-1));[.H$2]-FLOOR(MOD(FLOOR([.$A417]-[.H$1]/2);[.H$1]) * [.H$2] *2 / ([.H$1]-1)));2)/[.H$2])" office:value-type="float" office:value="103" calcext:value-type="float">
            <text:p>103</text:p>
          </table:table-cell>
          <table:table-cell table:formula="of:=FLOOR( [.I$2] * ABS(SIN( PI() * [.$A417] / [.I$1] ))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FLOOR([.$B$2]/2 + [.$B$2]/2 * SIN(2 *  PI() * [.$A418] / [.$B$1] ))" office:value-type="float" office:value="41" calcext:value-type="float">
            <text:p>41</text:p>
          </table:table-cell>
          <table:table-cell table:formula="of:=FLOOR(MOD([.$A418];[.C$1]) * [.C$2] / ([.C$1]-1))" office:value-type="float" office:value="158" calcext:value-type="float">
            <text:p>158</text:p>
          </table:table-cell>
          <table:table-cell table:formula="of:=FLOOR(MOD([.D$1]-[.$A418] -1;[.D$1]) * [.D$2] / ([.D$1]-1))" office:value-type="float" office:value="97" calcext:value-type="float">
            <text:p>97</text:p>
          </table:table-cell>
          <table:table-cell table:formula="of:=(IF(MOD([.$A418];[.E$1])&lt;FLOOR([.E$1]/2);0;[.E$2]))" office:value-type="float" office:value="255" calcext:value-type="float">
            <text:p>255</text:p>
          </table:table-cell>
          <table:table-cell table:formula="of:=IF(MOD([.$A418];[.F$1])&lt;[.F$1]/2;FLOOR(MOD([.$A418];[.F$1]) * [.F$2] *2 / ([.F$1]-1));[.F$2]-FLOOR(MOD(FLOOR([.$A418]-[.F$1]/2);[.F$1]) * [.F$2] *2 / ([.F$1]-1)))" office:value-type="float" office:value="195" calcext:value-type="float">
            <text:p>195</text:p>
          </table:table-cell>
          <table:table-cell table:formula="of:=FLOOR([.G$2] * POWER(SIN( PI() * [.$A418] / [.G$1] );2))" office:value-type="float" office:value="221" calcext:value-type="float">
            <text:p>221</text:p>
          </table:table-cell>
          <table:table-cell table:formula="of:=[.H$2]-FLOOR(POWER(IF(MOD([.$A418];[.H$1])&lt;[.H$1]/2;FLOOR(MOD([.$A418];[.H$1]) * [.H$2] *2 / ([.H$1]-1));[.H$2]-FLOOR(MOD(FLOOR([.$A418]-[.H$1]/2);[.H$1]) * [.H$2] *2 / ([.H$1]-1)));2)/[.H$2])" office:value-type="float" office:value="106" calcext:value-type="float">
            <text:p>106</text:p>
          </table:table-cell>
          <table:table-cell table:formula="of:=FLOOR( [.I$2] * ABS(SIN( PI() * [.$A418] / [.I$1] ))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FLOOR([.$B$2]/2 + [.$B$2]/2 * SIN(2 *  PI() * [.$A419] / [.$B$1] ))" office:value-type="float" office:value="39" calcext:value-type="float">
            <text:p>39</text:p>
          </table:table-cell>
          <table:table-cell table:formula="of:=FLOOR(MOD([.$A419];[.C$1]) * [.C$2] / ([.C$1]-1))" office:value-type="float" office:value="159" calcext:value-type="float">
            <text:p>159</text:p>
          </table:table-cell>
          <table:table-cell table:formula="of:=FLOOR(MOD([.D$1]-[.$A419] -1;[.D$1]) * [.D$2] / ([.D$1]-1))" office:value-type="float" office:value="96" calcext:value-type="float">
            <text:p>96</text:p>
          </table:table-cell>
          <table:table-cell table:formula="of:=(IF(MOD([.$A419];[.E$1])&lt;FLOOR([.E$1]/2);0;[.E$2]))" office:value-type="float" office:value="255" calcext:value-type="float">
            <text:p>255</text:p>
          </table:table-cell>
          <table:table-cell table:formula="of:=IF(MOD([.$A419];[.F$1])&lt;[.F$1]/2;FLOOR(MOD([.$A419];[.F$1]) * [.F$2] *2 / ([.F$1]-1));[.F$2]-FLOOR(MOD(FLOOR([.$A419]-[.F$1]/2);[.F$1]) * [.F$2] *2 / ([.F$1]-1)))" office:value-type="float" office:value="193" calcext:value-type="float">
            <text:p>193</text:p>
          </table:table-cell>
          <table:table-cell table:formula="of:=FLOOR([.G$2] * POWER(SIN( PI() * [.$A419] / [.G$1] );2))" office:value-type="float" office:value="219" calcext:value-type="float">
            <text:p>219</text:p>
          </table:table-cell>
          <table:table-cell table:formula="of:=[.H$2]-FLOOR(POWER(IF(MOD([.$A419];[.H$1])&lt;[.H$1]/2;FLOOR(MOD([.$A419];[.H$1]) * [.H$2] *2 / ([.H$1]-1));[.H$2]-FLOOR(MOD(FLOOR([.$A419]-[.H$1]/2);[.H$1]) * [.H$2] *2 / ([.H$1]-1)));2)/[.H$2])" office:value-type="float" office:value="109" calcext:value-type="float">
            <text:p>109</text:p>
          </table:table-cell>
          <table:table-cell table:formula="of:=FLOOR( [.I$2] * ABS(SIN( PI() * [.$A419] / [.I$1] ))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FLOOR([.$B$2]/2 + [.$B$2]/2 * SIN(2 *  PI() * [.$A420] / [.$B$1] ))" office:value-type="float" office:value="37" calcext:value-type="float">
            <text:p>37</text:p>
          </table:table-cell>
          <table:table-cell table:formula="of:=FLOOR(MOD([.$A420];[.C$1]) * [.C$2] / ([.C$1]-1))" office:value-type="float" office:value="160" calcext:value-type="float">
            <text:p>160</text:p>
          </table:table-cell>
          <table:table-cell table:formula="of:=FLOOR(MOD([.D$1]-[.$A420] -1;[.D$1]) * [.D$2] / ([.D$1]-1))" office:value-type="float" office:value="95" calcext:value-type="float">
            <text:p>95</text:p>
          </table:table-cell>
          <table:table-cell table:formula="of:=(IF(MOD([.$A420];[.E$1])&lt;FLOOR([.E$1]/2);0;[.E$2]))" office:value-type="float" office:value="255" calcext:value-type="float">
            <text:p>255</text:p>
          </table:table-cell>
          <table:table-cell table:formula="of:=IF(MOD([.$A420];[.F$1])&lt;[.F$1]/2;FLOOR(MOD([.$A420];[.F$1]) * [.F$2] *2 / ([.F$1]-1));[.F$2]-FLOOR(MOD(FLOOR([.$A420]-[.F$1]/2);[.F$1]) * [.F$2] *2 / ([.F$1]-1)))" office:value-type="float" office:value="191" calcext:value-type="float">
            <text:p>191</text:p>
          </table:table-cell>
          <table:table-cell table:formula="of:=FLOOR([.G$2] * POWER(SIN( PI() * [.$A420] / [.G$1] );2))" office:value-type="float" office:value="217" calcext:value-type="float">
            <text:p>217</text:p>
          </table:table-cell>
          <table:table-cell table:formula="of:=[.H$2]-FLOOR(POWER(IF(MOD([.$A420];[.H$1])&lt;[.H$1]/2;FLOOR(MOD([.$A420];[.H$1]) * [.H$2] *2 / ([.H$1]-1));[.H$2]-FLOOR(MOD(FLOOR([.$A420]-[.H$1]/2);[.H$1]) * [.H$2] *2 / ([.H$1]-1)));2)/[.H$2])" office:value-type="float" office:value="112" calcext:value-type="float">
            <text:p>112</text:p>
          </table:table-cell>
          <table:table-cell table:formula="of:=FLOOR( [.I$2] * ABS(SIN( PI() * [.$A420] / [.I$1] )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FLOOR([.$B$2]/2 + [.$B$2]/2 * SIN(2 *  PI() * [.$A421] / [.$B$1] ))" office:value-type="float" office:value="35" calcext:value-type="float">
            <text:p>35</text:p>
          </table:table-cell>
          <table:table-cell table:formula="of:=FLOOR(MOD([.$A421];[.C$1]) * [.C$2] / ([.C$1]-1))" office:value-type="float" office:value="161" calcext:value-type="float">
            <text:p>161</text:p>
          </table:table-cell>
          <table:table-cell table:formula="of:=FLOOR(MOD([.D$1]-[.$A421] -1;[.D$1]) * [.D$2] / ([.D$1]-1))" office:value-type="float" office:value="94" calcext:value-type="float">
            <text:p>94</text:p>
          </table:table-cell>
          <table:table-cell table:formula="of:=(IF(MOD([.$A421];[.E$1])&lt;FLOOR([.E$1]/2);0;[.E$2]))" office:value-type="float" office:value="255" calcext:value-type="float">
            <text:p>255</text:p>
          </table:table-cell>
          <table:table-cell table:formula="of:=IF(MOD([.$A421];[.F$1])&lt;[.F$1]/2;FLOOR(MOD([.$A421];[.F$1]) * [.F$2] *2 / ([.F$1]-1));[.F$2]-FLOOR(MOD(FLOOR([.$A421]-[.F$1]/2);[.F$1]) * [.F$2] *2 / ([.F$1]-1)))" office:value-type="float" office:value="189" calcext:value-type="float">
            <text:p>189</text:p>
          </table:table-cell>
          <table:table-cell table:formula="of:=FLOOR([.G$2] * POWER(SIN( PI() * [.$A421] / [.G$1] );2))" office:value-type="float" office:value="215" calcext:value-type="float">
            <text:p>215</text:p>
          </table:table-cell>
          <table:table-cell table:formula="of:=[.H$2]-FLOOR(POWER(IF(MOD([.$A421];[.H$1])&lt;[.H$1]/2;FLOOR(MOD([.$A421];[.H$1]) * [.H$2] *2 / ([.H$1]-1));[.H$2]-FLOOR(MOD(FLOOR([.$A421]-[.H$1]/2);[.H$1]) * [.H$2] *2 / ([.H$1]-1)));2)/[.H$2])" office:value-type="float" office:value="115" calcext:value-type="float">
            <text:p>115</text:p>
          </table:table-cell>
          <table:table-cell table:formula="of:=FLOOR( [.I$2] * ABS(SIN( PI() * [.$A421] / [.I$1] )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FLOOR([.$B$2]/2 + [.$B$2]/2 * SIN(2 *  PI() * [.$A422] / [.$B$1] ))" office:value-type="float" office:value="33" calcext:value-type="float">
            <text:p>33</text:p>
          </table:table-cell>
          <table:table-cell table:formula="of:=FLOOR(MOD([.$A422];[.C$1]) * [.C$2] / ([.C$1]-1))" office:value-type="float" office:value="162" calcext:value-type="float">
            <text:p>162</text:p>
          </table:table-cell>
          <table:table-cell table:formula="of:=FLOOR(MOD([.D$1]-[.$A422] -1;[.D$1]) * [.D$2] / ([.D$1]-1))" office:value-type="float" office:value="93" calcext:value-type="float">
            <text:p>93</text:p>
          </table:table-cell>
          <table:table-cell table:formula="of:=(IF(MOD([.$A422];[.E$1])&lt;FLOOR([.E$1]/2);0;[.E$2]))" office:value-type="float" office:value="255" calcext:value-type="float">
            <text:p>255</text:p>
          </table:table-cell>
          <table:table-cell table:formula="of:=IF(MOD([.$A422];[.F$1])&lt;[.F$1]/2;FLOOR(MOD([.$A422];[.F$1]) * [.F$2] *2 / ([.F$1]-1));[.F$2]-FLOOR(MOD(FLOOR([.$A422]-[.F$1]/2);[.F$1]) * [.F$2] *2 / ([.F$1]-1)))" office:value-type="float" office:value="187" calcext:value-type="float">
            <text:p>187</text:p>
          </table:table-cell>
          <table:table-cell table:formula="of:=FLOOR([.G$2] * POWER(SIN( PI() * [.$A422] / [.G$1] );2))" office:value-type="float" office:value="213" calcext:value-type="float">
            <text:p>213</text:p>
          </table:table-cell>
          <table:table-cell table:formula="of:=[.H$2]-FLOOR(POWER(IF(MOD([.$A422];[.H$1])&lt;[.H$1]/2;FLOOR(MOD([.$A422];[.H$1]) * [.H$2] *2 / ([.H$1]-1));[.H$2]-FLOOR(MOD(FLOOR([.$A422]-[.H$1]/2);[.H$1]) * [.H$2] *2 / ([.H$1]-1)));2)/[.H$2])" office:value-type="float" office:value="118" calcext:value-type="float">
            <text:p>118</text:p>
          </table:table-cell>
          <table:table-cell table:formula="of:=FLOOR( [.I$2] * ABS(SIN( PI() * [.$A422] / [.I$1] ))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FLOOR([.$B$2]/2 + [.$B$2]/2 * SIN(2 *  PI() * [.$A423] / [.$B$1] ))" office:value-type="float" office:value="30" calcext:value-type="float">
            <text:p>30</text:p>
          </table:table-cell>
          <table:table-cell table:formula="of:=FLOOR(MOD([.$A423];[.C$1]) * [.C$2] / ([.C$1]-1))" office:value-type="float" office:value="163" calcext:value-type="float">
            <text:p>163</text:p>
          </table:table-cell>
          <table:table-cell table:formula="of:=FLOOR(MOD([.D$1]-[.$A423] -1;[.D$1]) * [.D$2] / ([.D$1]-1))" office:value-type="float" office:value="92" calcext:value-type="float">
            <text:p>92</text:p>
          </table:table-cell>
          <table:table-cell table:formula="of:=(IF(MOD([.$A423];[.E$1])&lt;FLOOR([.E$1]/2);0;[.E$2]))" office:value-type="float" office:value="255" calcext:value-type="float">
            <text:p>255</text:p>
          </table:table-cell>
          <table:table-cell table:formula="of:=IF(MOD([.$A423];[.F$1])&lt;[.F$1]/2;FLOOR(MOD([.$A423];[.F$1]) * [.F$2] *2 / ([.F$1]-1));[.F$2]-FLOOR(MOD(FLOOR([.$A423]-[.F$1]/2);[.F$1]) * [.F$2] *2 / ([.F$1]-1)))" office:value-type="float" office:value="185" calcext:value-type="float">
            <text:p>185</text:p>
          </table:table-cell>
          <table:table-cell table:formula="of:=FLOOR([.G$2] * POWER(SIN( PI() * [.$A423] / [.G$1] );2))" office:value-type="float" office:value="210" calcext:value-type="float">
            <text:p>210</text:p>
          </table:table-cell>
          <table:table-cell table:formula="of:=[.H$2]-FLOOR(POWER(IF(MOD([.$A423];[.H$1])&lt;[.H$1]/2;FLOOR(MOD([.$A423];[.H$1]) * [.H$2] *2 / ([.H$1]-1));[.H$2]-FLOOR(MOD(FLOOR([.$A423]-[.H$1]/2);[.H$1]) * [.H$2] *2 / ([.H$1]-1)));2)/[.H$2])" office:value-type="float" office:value="121" calcext:value-type="float">
            <text:p>121</text:p>
          </table:table-cell>
          <table:table-cell table:formula="of:=FLOOR( [.I$2] * ABS(SIN( PI() * [.$A423] / [.I$1] ))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FLOOR([.$B$2]/2 + [.$B$2]/2 * SIN(2 *  PI() * [.$A424] / [.$B$1] ))" office:value-type="float" office:value="28" calcext:value-type="float">
            <text:p>28</text:p>
          </table:table-cell>
          <table:table-cell table:formula="of:=FLOOR(MOD([.$A424];[.C$1]) * [.C$2] / ([.C$1]-1))" office:value-type="float" office:value="164" calcext:value-type="float">
            <text:p>164</text:p>
          </table:table-cell>
          <table:table-cell table:formula="of:=FLOOR(MOD([.D$1]-[.$A424] -1;[.D$1]) * [.D$2] / ([.D$1]-1))" office:value-type="float" office:value="91" calcext:value-type="float">
            <text:p>91</text:p>
          </table:table-cell>
          <table:table-cell table:formula="of:=(IF(MOD([.$A424];[.E$1])&lt;FLOOR([.E$1]/2);0;[.E$2]))" office:value-type="float" office:value="255" calcext:value-type="float">
            <text:p>255</text:p>
          </table:table-cell>
          <table:table-cell table:formula="of:=IF(MOD([.$A424];[.F$1])&lt;[.F$1]/2;FLOOR(MOD([.$A424];[.F$1]) * [.F$2] *2 / ([.F$1]-1));[.F$2]-FLOOR(MOD(FLOOR([.$A424]-[.F$1]/2);[.F$1]) * [.F$2] *2 / ([.F$1]-1)))" office:value-type="float" office:value="183" calcext:value-type="float">
            <text:p>183</text:p>
          </table:table-cell>
          <table:table-cell table:formula="of:=FLOOR([.G$2] * POWER(SIN( PI() * [.$A424] / [.G$1] );2))" office:value-type="float" office:value="208" calcext:value-type="float">
            <text:p>208</text:p>
          </table:table-cell>
          <table:table-cell table:formula="of:=[.H$2]-FLOOR(POWER(IF(MOD([.$A424];[.H$1])&lt;[.H$1]/2;FLOOR(MOD([.$A424];[.H$1]) * [.H$2] *2 / ([.H$1]-1));[.H$2]-FLOOR(MOD(FLOOR([.$A424]-[.H$1]/2);[.H$1]) * [.H$2] *2 / ([.H$1]-1)));2)/[.H$2])" office:value-type="float" office:value="124" calcext:value-type="float">
            <text:p>124</text:p>
          </table:table-cell>
          <table:table-cell table:formula="of:=FLOOR( [.I$2] * ABS(SIN( PI() * [.$A424] / [.I$1] ))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FLOOR([.$B$2]/2 + [.$B$2]/2 * SIN(2 *  PI() * [.$A425] / [.$B$1] ))" office:value-type="float" office:value="26" calcext:value-type="float">
            <text:p>26</text:p>
          </table:table-cell>
          <table:table-cell table:formula="of:=FLOOR(MOD([.$A425];[.C$1]) * [.C$2] / ([.C$1]-1))" office:value-type="float" office:value="165" calcext:value-type="float">
            <text:p>165</text:p>
          </table:table-cell>
          <table:table-cell table:formula="of:=FLOOR(MOD([.D$1]-[.$A425] -1;[.D$1]) * [.D$2] / ([.D$1]-1))" office:value-type="float" office:value="90" calcext:value-type="float">
            <text:p>90</text:p>
          </table:table-cell>
          <table:table-cell table:formula="of:=(IF(MOD([.$A425];[.E$1])&lt;FLOOR([.E$1]/2);0;[.E$2]))" office:value-type="float" office:value="255" calcext:value-type="float">
            <text:p>255</text:p>
          </table:table-cell>
          <table:table-cell table:formula="of:=IF(MOD([.$A425];[.F$1])&lt;[.F$1]/2;FLOOR(MOD([.$A425];[.F$1]) * [.F$2] *2 / ([.F$1]-1));[.F$2]-FLOOR(MOD(FLOOR([.$A425]-[.F$1]/2);[.F$1]) * [.F$2] *2 / ([.F$1]-1)))" office:value-type="float" office:value="181" calcext:value-type="float">
            <text:p>181</text:p>
          </table:table-cell>
          <table:table-cell table:formula="of:=FLOOR([.G$2] * POWER(SIN( PI() * [.$A425] / [.G$1] );2))" office:value-type="float" office:value="205" calcext:value-type="float">
            <text:p>205</text:p>
          </table:table-cell>
          <table:table-cell table:formula="of:=[.H$2]-FLOOR(POWER(IF(MOD([.$A425];[.H$1])&lt;[.H$1]/2;FLOOR(MOD([.$A425];[.H$1]) * [.H$2] *2 / ([.H$1]-1));[.H$2]-FLOOR(MOD(FLOOR([.$A425]-[.H$1]/2);[.H$1]) * [.H$2] *2 / ([.H$1]-1)));2)/[.H$2])" office:value-type="float" office:value="127" calcext:value-type="float">
            <text:p>127</text:p>
          </table:table-cell>
          <table:table-cell table:formula="of:=FLOOR( [.I$2] * ABS(SIN( PI() * [.$A425] / [.I$1] ))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FLOOR([.$B$2]/2 + [.$B$2]/2 * SIN(2 *  PI() * [.$A426] / [.$B$1] ))" office:value-type="float" office:value="25" calcext:value-type="float">
            <text:p>25</text:p>
          </table:table-cell>
          <table:table-cell table:formula="of:=FLOOR(MOD([.$A426];[.C$1]) * [.C$2] / ([.C$1]-1))" office:value-type="float" office:value="166" calcext:value-type="float">
            <text:p>166</text:p>
          </table:table-cell>
          <table:table-cell table:formula="of:=FLOOR(MOD([.D$1]-[.$A426] -1;[.D$1]) * [.D$2] / ([.D$1]-1))" office:value-type="float" office:value="89" calcext:value-type="float">
            <text:p>89</text:p>
          </table:table-cell>
          <table:table-cell table:formula="of:=(IF(MOD([.$A426];[.E$1])&lt;FLOOR([.E$1]/2);0;[.E$2]))" office:value-type="float" office:value="255" calcext:value-type="float">
            <text:p>255</text:p>
          </table:table-cell>
          <table:table-cell table:formula="of:=IF(MOD([.$A426];[.F$1])&lt;[.F$1]/2;FLOOR(MOD([.$A426];[.F$1]) * [.F$2] *2 / ([.F$1]-1));[.F$2]-FLOOR(MOD(FLOOR([.$A426]-[.F$1]/2);[.F$1]) * [.F$2] *2 / ([.F$1]-1)))" office:value-type="float" office:value="179" calcext:value-type="float">
            <text:p>179</text:p>
          </table:table-cell>
          <table:table-cell table:formula="of:=FLOOR([.G$2] * POWER(SIN( PI() * [.$A426] / [.G$1] );2))" office:value-type="float" office:value="203" calcext:value-type="float">
            <text:p>203</text:p>
          </table:table-cell>
          <table:table-cell table:formula="of:=[.H$2]-FLOOR(POWER(IF(MOD([.$A426];[.H$1])&lt;[.H$1]/2;FLOOR(MOD([.$A426];[.H$1]) * [.H$2] *2 / ([.H$1]-1));[.H$2]-FLOOR(MOD(FLOOR([.$A426]-[.H$1]/2);[.H$1]) * [.H$2] *2 / ([.H$1]-1)));2)/[.H$2])" office:value-type="float" office:value="130" calcext:value-type="float">
            <text:p>130</text:p>
          </table:table-cell>
          <table:table-cell table:formula="of:=FLOOR( [.I$2] * ABS(SIN( PI() * [.$A426] / [.I$1] ))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FLOOR([.$B$2]/2 + [.$B$2]/2 * SIN(2 *  PI() * [.$A427] / [.$B$1] ))" office:value-type="float" office:value="23" calcext:value-type="float">
            <text:p>23</text:p>
          </table:table-cell>
          <table:table-cell table:formula="of:=FLOOR(MOD([.$A427];[.C$1]) * [.C$2] / ([.C$1]-1))" office:value-type="float" office:value="167" calcext:value-type="float">
            <text:p>167</text:p>
          </table:table-cell>
          <table:table-cell table:formula="of:=FLOOR(MOD([.D$1]-[.$A427] -1;[.D$1]) * [.D$2] / ([.D$1]-1))" office:value-type="float" office:value="88" calcext:value-type="float">
            <text:p>88</text:p>
          </table:table-cell>
          <table:table-cell table:formula="of:=(IF(MOD([.$A427];[.E$1])&lt;FLOOR([.E$1]/2);0;[.E$2]))" office:value-type="float" office:value="255" calcext:value-type="float">
            <text:p>255</text:p>
          </table:table-cell>
          <table:table-cell table:formula="of:=IF(MOD([.$A427];[.F$1])&lt;[.F$1]/2;FLOOR(MOD([.$A427];[.F$1]) * [.F$2] *2 / ([.F$1]-1));[.F$2]-FLOOR(MOD(FLOOR([.$A427]-[.F$1]/2);[.F$1]) * [.F$2] *2 / ([.F$1]-1)))" office:value-type="float" office:value="177" calcext:value-type="float">
            <text:p>177</text:p>
          </table:table-cell>
          <table:table-cell table:formula="of:=FLOOR([.G$2] * POWER(SIN( PI() * [.$A427] / [.G$1] );2))" office:value-type="float" office:value="200" calcext:value-type="float">
            <text:p>200</text:p>
          </table:table-cell>
          <table:table-cell table:formula="of:=[.H$2]-FLOOR(POWER(IF(MOD([.$A427];[.H$1])&lt;[.H$1]/2;FLOOR(MOD([.$A427];[.H$1]) * [.H$2] *2 / ([.H$1]-1));[.H$2]-FLOOR(MOD(FLOOR([.$A427]-[.H$1]/2);[.H$1]) * [.H$2] *2 / ([.H$1]-1)));2)/[.H$2])" office:value-type="float" office:value="133" calcext:value-type="float">
            <text:p>133</text:p>
          </table:table-cell>
          <table:table-cell table:formula="of:=FLOOR( [.I$2] * ABS(SIN( PI() * [.$A427] / [.I$1] ))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FLOOR([.$B$2]/2 + [.$B$2]/2 * SIN(2 *  PI() * [.$A428] / [.$B$1] ))" office:value-type="float" office:value="21" calcext:value-type="float">
            <text:p>21</text:p>
          </table:table-cell>
          <table:table-cell table:formula="of:=FLOOR(MOD([.$A428];[.C$1]) * [.C$2] / ([.C$1]-1))" office:value-type="float" office:value="168" calcext:value-type="float">
            <text:p>168</text:p>
          </table:table-cell>
          <table:table-cell table:formula="of:=FLOOR(MOD([.D$1]-[.$A428] -1;[.D$1]) * [.D$2] / ([.D$1]-1))" office:value-type="float" office:value="87" calcext:value-type="float">
            <text:p>87</text:p>
          </table:table-cell>
          <table:table-cell table:formula="of:=(IF(MOD([.$A428];[.E$1])&lt;FLOOR([.E$1]/2);0;[.E$2]))" office:value-type="float" office:value="255" calcext:value-type="float">
            <text:p>255</text:p>
          </table:table-cell>
          <table:table-cell table:formula="of:=IF(MOD([.$A428];[.F$1])&lt;[.F$1]/2;FLOOR(MOD([.$A428];[.F$1]) * [.F$2] *2 / ([.F$1]-1));[.F$2]-FLOOR(MOD(FLOOR([.$A428]-[.F$1]/2);[.F$1]) * [.F$2] *2 / ([.F$1]-1)))" office:value-type="float" office:value="175" calcext:value-type="float">
            <text:p>175</text:p>
          </table:table-cell>
          <table:table-cell table:formula="of:=FLOOR([.G$2] * POWER(SIN( PI() * [.$A428] / [.G$1] );2))" office:value-type="float" office:value="198" calcext:value-type="float">
            <text:p>198</text:p>
          </table:table-cell>
          <table:table-cell table:formula="of:=[.H$2]-FLOOR(POWER(IF(MOD([.$A428];[.H$1])&lt;[.H$1]/2;FLOOR(MOD([.$A428];[.H$1]) * [.H$2] *2 / ([.H$1]-1));[.H$2]-FLOOR(MOD(FLOOR([.$A428]-[.H$1]/2);[.H$1]) * [.H$2] *2 / ([.H$1]-1)));2)/[.H$2])" office:value-type="float" office:value="135" calcext:value-type="float">
            <text:p>135</text:p>
          </table:table-cell>
          <table:table-cell table:formula="of:=FLOOR( [.I$2] * ABS(SIN( PI() * [.$A428] / [.I$1] ))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FLOOR([.$B$2]/2 + [.$B$2]/2 * SIN(2 *  PI() * [.$A429] / [.$B$1] ))" office:value-type="float" office:value="19" calcext:value-type="float">
            <text:p>19</text:p>
          </table:table-cell>
          <table:table-cell table:formula="of:=FLOOR(MOD([.$A429];[.C$1]) * [.C$2] / ([.C$1]-1))" office:value-type="float" office:value="169" calcext:value-type="float">
            <text:p>169</text:p>
          </table:table-cell>
          <table:table-cell table:formula="of:=FLOOR(MOD([.D$1]-[.$A429] -1;[.D$1]) * [.D$2] / ([.D$1]-1))" office:value-type="float" office:value="86" calcext:value-type="float">
            <text:p>86</text:p>
          </table:table-cell>
          <table:table-cell table:formula="of:=(IF(MOD([.$A429];[.E$1])&lt;FLOOR([.E$1]/2);0;[.E$2]))" office:value-type="float" office:value="255" calcext:value-type="float">
            <text:p>255</text:p>
          </table:table-cell>
          <table:table-cell table:formula="of:=IF(MOD([.$A429];[.F$1])&lt;[.F$1]/2;FLOOR(MOD([.$A429];[.F$1]) * [.F$2] *2 / ([.F$1]-1));[.F$2]-FLOOR(MOD(FLOOR([.$A429]-[.F$1]/2);[.F$1]) * [.F$2] *2 / ([.F$1]-1)))" office:value-type="float" office:value="173" calcext:value-type="float">
            <text:p>173</text:p>
          </table:table-cell>
          <table:table-cell table:formula="of:=FLOOR([.G$2] * POWER(SIN( PI() * [.$A429] / [.G$1] );2))" office:value-type="float" office:value="195" calcext:value-type="float">
            <text:p>195</text:p>
          </table:table-cell>
          <table:table-cell table:formula="of:=[.H$2]-FLOOR(POWER(IF(MOD([.$A429];[.H$1])&lt;[.H$1]/2;FLOOR(MOD([.$A429];[.H$1]) * [.H$2] *2 / ([.H$1]-1));[.H$2]-FLOOR(MOD(FLOOR([.$A429]-[.H$1]/2);[.H$1]) * [.H$2] *2 / ([.H$1]-1)));2)/[.H$2])" office:value-type="float" office:value="138" calcext:value-type="float">
            <text:p>138</text:p>
          </table:table-cell>
          <table:table-cell table:formula="of:=FLOOR( [.I$2] * ABS(SIN( PI() * [.$A429] / [.I$1] )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FLOOR([.$B$2]/2 + [.$B$2]/2 * SIN(2 *  PI() * [.$A430] / [.$B$1] ))" office:value-type="float" office:value="18" calcext:value-type="float">
            <text:p>18</text:p>
          </table:table-cell>
          <table:table-cell table:formula="of:=FLOOR(MOD([.$A430];[.C$1]) * [.C$2] / ([.C$1]-1))" office:value-type="float" office:value="170" calcext:value-type="float">
            <text:p>170</text:p>
          </table:table-cell>
          <table:table-cell table:formula="of:=FLOOR(MOD([.D$1]-[.$A430] -1;[.D$1]) * [.D$2] / ([.D$1]-1))" office:value-type="float" office:value="85" calcext:value-type="float">
            <text:p>85</text:p>
          </table:table-cell>
          <table:table-cell table:formula="of:=(IF(MOD([.$A430];[.E$1])&lt;FLOOR([.E$1]/2);0;[.E$2]))" office:value-type="float" office:value="255" calcext:value-type="float">
            <text:p>255</text:p>
          </table:table-cell>
          <table:table-cell table:formula="of:=IF(MOD([.$A430];[.F$1])&lt;[.F$1]/2;FLOOR(MOD([.$A430];[.F$1]) * [.F$2] *2 / ([.F$1]-1));[.F$2]-FLOOR(MOD(FLOOR([.$A430]-[.F$1]/2);[.F$1]) * [.F$2] *2 / ([.F$1]-1)))" office:value-type="float" office:value="171" calcext:value-type="float">
            <text:p>171</text:p>
          </table:table-cell>
          <table:table-cell table:formula="of:=FLOOR([.G$2] * POWER(SIN( PI() * [.$A430] / [.G$1] );2))" office:value-type="float" office:value="193" calcext:value-type="float">
            <text:p>193</text:p>
          </table:table-cell>
          <table:table-cell table:formula="of:=[.H$2]-FLOOR(POWER(IF(MOD([.$A430];[.H$1])&lt;[.H$1]/2;FLOOR(MOD([.$A430];[.H$1]) * [.H$2] *2 / ([.H$1]-1));[.H$2]-FLOOR(MOD(FLOOR([.$A430]-[.H$1]/2);[.H$1]) * [.H$2] *2 / ([.H$1]-1)));2)/[.H$2])" office:value-type="float" office:value="141" calcext:value-type="float">
            <text:p>141</text:p>
          </table:table-cell>
          <table:table-cell table:formula="of:=FLOOR( [.I$2] * ABS(SIN( PI() * [.$A430] / [.I$1] )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FLOOR([.$B$2]/2 + [.$B$2]/2 * SIN(2 *  PI() * [.$A431] / [.$B$1] ))" office:value-type="float" office:value="16" calcext:value-type="float">
            <text:p>16</text:p>
          </table:table-cell>
          <table:table-cell table:formula="of:=FLOOR(MOD([.$A431];[.C$1]) * [.C$2] / ([.C$1]-1))" office:value-type="float" office:value="171" calcext:value-type="float">
            <text:p>171</text:p>
          </table:table-cell>
          <table:table-cell table:formula="of:=FLOOR(MOD([.D$1]-[.$A431] -1;[.D$1]) * [.D$2] / ([.D$1]-1))" office:value-type="float" office:value="84" calcext:value-type="float">
            <text:p>84</text:p>
          </table:table-cell>
          <table:table-cell table:formula="of:=(IF(MOD([.$A431];[.E$1])&lt;FLOOR([.E$1]/2);0;[.E$2]))" office:value-type="float" office:value="255" calcext:value-type="float">
            <text:p>255</text:p>
          </table:table-cell>
          <table:table-cell table:formula="of:=IF(MOD([.$A431];[.F$1])&lt;[.F$1]/2;FLOOR(MOD([.$A431];[.F$1]) * [.F$2] *2 / ([.F$1]-1));[.F$2]-FLOOR(MOD(FLOOR([.$A431]-[.F$1]/2);[.F$1]) * [.F$2] *2 / ([.F$1]-1)))" office:value-type="float" office:value="169" calcext:value-type="float">
            <text:p>169</text:p>
          </table:table-cell>
          <table:table-cell table:formula="of:=FLOOR([.G$2] * POWER(SIN( PI() * [.$A431] / [.G$1] );2))" office:value-type="float" office:value="190" calcext:value-type="float">
            <text:p>190</text:p>
          </table:table-cell>
          <table:table-cell table:formula="of:=[.H$2]-FLOOR(POWER(IF(MOD([.$A431];[.H$1])&lt;[.H$1]/2;FLOOR(MOD([.$A431];[.H$1]) * [.H$2] *2 / ([.H$1]-1));[.H$2]-FLOOR(MOD(FLOOR([.$A431]-[.H$1]/2);[.H$1]) * [.H$2] *2 / ([.H$1]-1)));2)/[.H$2])" office:value-type="float" office:value="143" calcext:value-type="float">
            <text:p>143</text:p>
          </table:table-cell>
          <table:table-cell table:formula="of:=FLOOR( [.I$2] * ABS(SIN( PI() * [.$A431] / [.I$1] )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FLOOR([.$B$2]/2 + [.$B$2]/2 * SIN(2 *  PI() * [.$A432] / [.$B$1] ))" office:value-type="float" office:value="15" calcext:value-type="float">
            <text:p>15</text:p>
          </table:table-cell>
          <table:table-cell table:formula="of:=FLOOR(MOD([.$A432];[.C$1]) * [.C$2] / ([.C$1]-1))" office:value-type="float" office:value="172" calcext:value-type="float">
            <text:p>172</text:p>
          </table:table-cell>
          <table:table-cell table:formula="of:=FLOOR(MOD([.D$1]-[.$A432] -1;[.D$1]) * [.D$2] / ([.D$1]-1))" office:value-type="float" office:value="83" calcext:value-type="float">
            <text:p>83</text:p>
          </table:table-cell>
          <table:table-cell table:formula="of:=(IF(MOD([.$A432];[.E$1])&lt;FLOOR([.E$1]/2);0;[.E$2]))" office:value-type="float" office:value="255" calcext:value-type="float">
            <text:p>255</text:p>
          </table:table-cell>
          <table:table-cell table:formula="of:=IF(MOD([.$A432];[.F$1])&lt;[.F$1]/2;FLOOR(MOD([.$A432];[.F$1]) * [.F$2] *2 / ([.F$1]-1));[.F$2]-FLOOR(MOD(FLOOR([.$A432]-[.F$1]/2);[.F$1]) * [.F$2] *2 / ([.F$1]-1)))" office:value-type="float" office:value="167" calcext:value-type="float">
            <text:p>167</text:p>
          </table:table-cell>
          <table:table-cell table:formula="of:=FLOOR([.G$2] * POWER(SIN( PI() * [.$A432] / [.G$1] );2))" office:value-type="float" office:value="187" calcext:value-type="float">
            <text:p>187</text:p>
          </table:table-cell>
          <table:table-cell table:formula="of:=[.H$2]-FLOOR(POWER(IF(MOD([.$A432];[.H$1])&lt;[.H$1]/2;FLOOR(MOD([.$A432];[.H$1]) * [.H$2] *2 / ([.H$1]-1));[.H$2]-FLOOR(MOD(FLOOR([.$A432]-[.H$1]/2);[.H$1]) * [.H$2] *2 / ([.H$1]-1)));2)/[.H$2])" office:value-type="float" office:value="146" calcext:value-type="float">
            <text:p>146</text:p>
          </table:table-cell>
          <table:table-cell table:formula="of:=FLOOR( [.I$2] * ABS(SIN( PI() * [.$A432] / [.I$1] )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FLOOR([.$B$2]/2 + [.$B$2]/2 * SIN(2 *  PI() * [.$A433] / [.$B$1] ))" office:value-type="float" office:value="13" calcext:value-type="float">
            <text:p>13</text:p>
          </table:table-cell>
          <table:table-cell table:formula="of:=FLOOR(MOD([.$A433];[.C$1]) * [.C$2] / ([.C$1]-1))" office:value-type="float" office:value="173" calcext:value-type="float">
            <text:p>173</text:p>
          </table:table-cell>
          <table:table-cell table:formula="of:=FLOOR(MOD([.D$1]-[.$A433] -1;[.D$1]) * [.D$2] / ([.D$1]-1))" office:value-type="float" office:value="82" calcext:value-type="float">
            <text:p>82</text:p>
          </table:table-cell>
          <table:table-cell table:formula="of:=(IF(MOD([.$A433];[.E$1])&lt;FLOOR([.E$1]/2);0;[.E$2]))" office:value-type="float" office:value="255" calcext:value-type="float">
            <text:p>255</text:p>
          </table:table-cell>
          <table:table-cell table:formula="of:=IF(MOD([.$A433];[.F$1])&lt;[.F$1]/2;FLOOR(MOD([.$A433];[.F$1]) * [.F$2] *2 / ([.F$1]-1));[.F$2]-FLOOR(MOD(FLOOR([.$A433]-[.F$1]/2);[.F$1]) * [.F$2] *2 / ([.F$1]-1)))" office:value-type="float" office:value="165" calcext:value-type="float">
            <text:p>165</text:p>
          </table:table-cell>
          <table:table-cell table:formula="of:=FLOOR([.G$2] * POWER(SIN( PI() * [.$A433] / [.G$1] );2))" office:value-type="float" office:value="184" calcext:value-type="float">
            <text:p>184</text:p>
          </table:table-cell>
          <table:table-cell table:formula="of:=[.H$2]-FLOOR(POWER(IF(MOD([.$A433];[.H$1])&lt;[.H$1]/2;FLOOR(MOD([.$A433];[.H$1]) * [.H$2] *2 / ([.H$1]-1));[.H$2]-FLOOR(MOD(FLOOR([.$A433]-[.H$1]/2);[.H$1]) * [.H$2] *2 / ([.H$1]-1)));2)/[.H$2])" office:value-type="float" office:value="149" calcext:value-type="float">
            <text:p>149</text:p>
          </table:table-cell>
          <table:table-cell table:formula="of:=FLOOR( [.I$2] * ABS(SIN( PI() * [.$A433] / [.I$1] )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FLOOR([.$B$2]/2 + [.$B$2]/2 * SIN(2 *  PI() * [.$A434] / [.$B$1] ))" office:value-type="float" office:value="12" calcext:value-type="float">
            <text:p>12</text:p>
          </table:table-cell>
          <table:table-cell table:formula="of:=FLOOR(MOD([.$A434];[.C$1]) * [.C$2] / ([.C$1]-1))" office:value-type="float" office:value="174" calcext:value-type="float">
            <text:p>174</text:p>
          </table:table-cell>
          <table:table-cell table:formula="of:=FLOOR(MOD([.D$1]-[.$A434] -1;[.D$1]) * [.D$2] / ([.D$1]-1))" office:value-type="float" office:value="81" calcext:value-type="float">
            <text:p>81</text:p>
          </table:table-cell>
          <table:table-cell table:formula="of:=(IF(MOD([.$A434];[.E$1])&lt;FLOOR([.E$1]/2);0;[.E$2]))" office:value-type="float" office:value="255" calcext:value-type="float">
            <text:p>255</text:p>
          </table:table-cell>
          <table:table-cell table:formula="of:=IF(MOD([.$A434];[.F$1])&lt;[.F$1]/2;FLOOR(MOD([.$A434];[.F$1]) * [.F$2] *2 / ([.F$1]-1));[.F$2]-FLOOR(MOD(FLOOR([.$A434]-[.F$1]/2);[.F$1]) * [.F$2] *2 / ([.F$1]-1)))" office:value-type="float" office:value="163" calcext:value-type="float">
            <text:p>163</text:p>
          </table:table-cell>
          <table:table-cell table:formula="of:=FLOOR([.G$2] * POWER(SIN( PI() * [.$A434] / [.G$1] );2))" office:value-type="float" office:value="182" calcext:value-type="float">
            <text:p>182</text:p>
          </table:table-cell>
          <table:table-cell table:formula="of:=[.H$2]-FLOOR(POWER(IF(MOD([.$A434];[.H$1])&lt;[.H$1]/2;FLOOR(MOD([.$A434];[.H$1]) * [.H$2] *2 / ([.H$1]-1));[.H$2]-FLOOR(MOD(FLOOR([.$A434]-[.H$1]/2);[.H$1]) * [.H$2] *2 / ([.H$1]-1)));2)/[.H$2])" office:value-type="float" office:value="151" calcext:value-type="float">
            <text:p>151</text:p>
          </table:table-cell>
          <table:table-cell table:formula="of:=FLOOR( [.I$2] * ABS(SIN( PI() * [.$A434] / [.I$1] )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FLOOR([.$B$2]/2 + [.$B$2]/2 * SIN(2 *  PI() * [.$A435] / [.$B$1] ))" office:value-type="float" office:value="10" calcext:value-type="float">
            <text:p>10</text:p>
          </table:table-cell>
          <table:table-cell table:formula="of:=FLOOR(MOD([.$A435];[.C$1]) * [.C$2] / ([.C$1]-1))" office:value-type="float" office:value="175" calcext:value-type="float">
            <text:p>175</text:p>
          </table:table-cell>
          <table:table-cell table:formula="of:=FLOOR(MOD([.D$1]-[.$A435] -1;[.D$1]) * [.D$2] / ([.D$1]-1))" office:value-type="float" office:value="80" calcext:value-type="float">
            <text:p>80</text:p>
          </table:table-cell>
          <table:table-cell table:formula="of:=(IF(MOD([.$A435];[.E$1])&lt;FLOOR([.E$1]/2);0;[.E$2]))" office:value-type="float" office:value="255" calcext:value-type="float">
            <text:p>255</text:p>
          </table:table-cell>
          <table:table-cell table:formula="of:=IF(MOD([.$A435];[.F$1])&lt;[.F$1]/2;FLOOR(MOD([.$A435];[.F$1]) * [.F$2] *2 / ([.F$1]-1));[.F$2]-FLOOR(MOD(FLOOR([.$A435]-[.F$1]/2);[.F$1]) * [.F$2] *2 / ([.F$1]-1)))" office:value-type="float" office:value="161" calcext:value-type="float">
            <text:p>161</text:p>
          </table:table-cell>
          <table:table-cell table:formula="of:=FLOOR([.G$2] * POWER(SIN( PI() * [.$A435] / [.G$1] );2))" office:value-type="float" office:value="179" calcext:value-type="float">
            <text:p>179</text:p>
          </table:table-cell>
          <table:table-cell table:formula="of:=[.H$2]-FLOOR(POWER(IF(MOD([.$A435];[.H$1])&lt;[.H$1]/2;FLOOR(MOD([.$A435];[.H$1]) * [.H$2] *2 / ([.H$1]-1));[.H$2]-FLOOR(MOD(FLOOR([.$A435]-[.H$1]/2);[.H$1]) * [.H$2] *2 / ([.H$1]-1)));2)/[.H$2])" office:value-type="float" office:value="154" calcext:value-type="float">
            <text:p>154</text:p>
          </table:table-cell>
          <table:table-cell table:formula="of:=FLOOR( [.I$2] * ABS(SIN( PI() * [.$A435] / [.I$1] )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FLOOR([.$B$2]/2 + [.$B$2]/2 * SIN(2 *  PI() * [.$A436] / [.$B$1] ))" office:value-type="float" office:value="9" calcext:value-type="float">
            <text:p>9</text:p>
          </table:table-cell>
          <table:table-cell table:formula="of:=FLOOR(MOD([.$A436];[.C$1]) * [.C$2] / ([.C$1]-1))" office:value-type="float" office:value="176" calcext:value-type="float">
            <text:p>176</text:p>
          </table:table-cell>
          <table:table-cell table:formula="of:=FLOOR(MOD([.D$1]-[.$A436] -1;[.D$1]) * [.D$2] / ([.D$1]-1))" office:value-type="float" office:value="79" calcext:value-type="float">
            <text:p>79</text:p>
          </table:table-cell>
          <table:table-cell table:formula="of:=(IF(MOD([.$A436];[.E$1])&lt;FLOOR([.E$1]/2);0;[.E$2]))" office:value-type="float" office:value="255" calcext:value-type="float">
            <text:p>255</text:p>
          </table:table-cell>
          <table:table-cell table:formula="of:=IF(MOD([.$A436];[.F$1])&lt;[.F$1]/2;FLOOR(MOD([.$A436];[.F$1]) * [.F$2] *2 / ([.F$1]-1));[.F$2]-FLOOR(MOD(FLOOR([.$A436]-[.F$1]/2);[.F$1]) * [.F$2] *2 / ([.F$1]-1)))" office:value-type="float" office:value="159" calcext:value-type="float">
            <text:p>159</text:p>
          </table:table-cell>
          <table:table-cell table:formula="of:=FLOOR([.G$2] * POWER(SIN( PI() * [.$A436] / [.G$1] );2))" office:value-type="float" office:value="176" calcext:value-type="float">
            <text:p>176</text:p>
          </table:table-cell>
          <table:table-cell table:formula="of:=[.H$2]-FLOOR(POWER(IF(MOD([.$A436];[.H$1])&lt;[.H$1]/2;FLOOR(MOD([.$A436];[.H$1]) * [.H$2] *2 / ([.H$1]-1));[.H$2]-FLOOR(MOD(FLOOR([.$A436]-[.H$1]/2);[.H$1]) * [.H$2] *2 / ([.H$1]-1)));2)/[.H$2])" office:value-type="float" office:value="156" calcext:value-type="float">
            <text:p>156</text:p>
          </table:table-cell>
          <table:table-cell table:formula="of:=FLOOR( [.I$2] * ABS(SIN( PI() * [.$A436] / [.I$1] )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FLOOR([.$B$2]/2 + [.$B$2]/2 * SIN(2 *  PI() * [.$A437] / [.$B$1] ))" office:value-type="float" office:value="8" calcext:value-type="float">
            <text:p>8</text:p>
          </table:table-cell>
          <table:table-cell table:formula="of:=FLOOR(MOD([.$A437];[.C$1]) * [.C$2] / ([.C$1]-1))" office:value-type="float" office:value="177" calcext:value-type="float">
            <text:p>177</text:p>
          </table:table-cell>
          <table:table-cell table:formula="of:=FLOOR(MOD([.D$1]-[.$A437] -1;[.D$1]) * [.D$2] / ([.D$1]-1))" office:value-type="float" office:value="78" calcext:value-type="float">
            <text:p>78</text:p>
          </table:table-cell>
          <table:table-cell table:formula="of:=(IF(MOD([.$A437];[.E$1])&lt;FLOOR([.E$1]/2);0;[.E$2]))" office:value-type="float" office:value="255" calcext:value-type="float">
            <text:p>255</text:p>
          </table:table-cell>
          <table:table-cell table:formula="of:=IF(MOD([.$A437];[.F$1])&lt;[.F$1]/2;FLOOR(MOD([.$A437];[.F$1]) * [.F$2] *2 / ([.F$1]-1));[.F$2]-FLOOR(MOD(FLOOR([.$A437]-[.F$1]/2);[.F$1]) * [.F$2] *2 / ([.F$1]-1)))" office:value-type="float" office:value="157" calcext:value-type="float">
            <text:p>157</text:p>
          </table:table-cell>
          <table:table-cell table:formula="of:=FLOOR([.G$2] * POWER(SIN( PI() * [.$A437] / [.G$1] );2))" office:value-type="float" office:value="173" calcext:value-type="float">
            <text:p>173</text:p>
          </table:table-cell>
          <table:table-cell table:formula="of:=[.H$2]-FLOOR(POWER(IF(MOD([.$A437];[.H$1])&lt;[.H$1]/2;FLOOR(MOD([.$A437];[.H$1]) * [.H$2] *2 / ([.H$1]-1));[.H$2]-FLOOR(MOD(FLOOR([.$A437]-[.H$1]/2);[.H$1]) * [.H$2] *2 / ([.H$1]-1)));2)/[.H$2])" office:value-type="float" office:value="159" calcext:value-type="float">
            <text:p>159</text:p>
          </table:table-cell>
          <table:table-cell table:formula="of:=FLOOR( [.I$2] * ABS(SIN( PI() * [.$A437] / [.I$1] ))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FLOOR([.$B$2]/2 + [.$B$2]/2 * SIN(2 *  PI() * [.$A438] / [.$B$1] ))" office:value-type="float" office:value="7" calcext:value-type="float">
            <text:p>7</text:p>
          </table:table-cell>
          <table:table-cell table:formula="of:=FLOOR(MOD([.$A438];[.C$1]) * [.C$2] / ([.C$1]-1))" office:value-type="float" office:value="178" calcext:value-type="float">
            <text:p>178</text:p>
          </table:table-cell>
          <table:table-cell table:formula="of:=FLOOR(MOD([.D$1]-[.$A438] -1;[.D$1]) * [.D$2] / ([.D$1]-1))" office:value-type="float" office:value="77" calcext:value-type="float">
            <text:p>77</text:p>
          </table:table-cell>
          <table:table-cell table:formula="of:=(IF(MOD([.$A438];[.E$1])&lt;FLOOR([.E$1]/2);0;[.E$2]))" office:value-type="float" office:value="255" calcext:value-type="float">
            <text:p>255</text:p>
          </table:table-cell>
          <table:table-cell table:formula="of:=IF(MOD([.$A438];[.F$1])&lt;[.F$1]/2;FLOOR(MOD([.$A438];[.F$1]) * [.F$2] *2 / ([.F$1]-1));[.F$2]-FLOOR(MOD(FLOOR([.$A438]-[.F$1]/2);[.F$1]) * [.F$2] *2 / ([.F$1]-1)))" office:value-type="float" office:value="155" calcext:value-type="float">
            <text:p>155</text:p>
          </table:table-cell>
          <table:table-cell table:formula="of:=FLOOR([.G$2] * POWER(SIN( PI() * [.$A438] / [.G$1] );2))" office:value-type="float" office:value="170" calcext:value-type="float">
            <text:p>170</text:p>
          </table:table-cell>
          <table:table-cell table:formula="of:=[.H$2]-FLOOR(POWER(IF(MOD([.$A438];[.H$1])&lt;[.H$1]/2;FLOOR(MOD([.$A438];[.H$1]) * [.H$2] *2 / ([.H$1]-1));[.H$2]-FLOOR(MOD(FLOOR([.$A438]-[.H$1]/2);[.H$1]) * [.H$2] *2 / ([.H$1]-1)));2)/[.H$2])" office:value-type="float" office:value="161" calcext:value-type="float">
            <text:p>161</text:p>
          </table:table-cell>
          <table:table-cell table:formula="of:=FLOOR( [.I$2] * ABS(SIN( PI() * [.$A438] / [.I$1] 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FLOOR([.$B$2]/2 + [.$B$2]/2 * SIN(2 *  PI() * [.$A439] / [.$B$1] ))" office:value-type="float" office:value="6" calcext:value-type="float">
            <text:p>6</text:p>
          </table:table-cell>
          <table:table-cell table:formula="of:=FLOOR(MOD([.$A439];[.C$1]) * [.C$2] / ([.C$1]-1))" office:value-type="float" office:value="179" calcext:value-type="float">
            <text:p>179</text:p>
          </table:table-cell>
          <table:table-cell table:formula="of:=FLOOR(MOD([.D$1]-[.$A439] -1;[.D$1]) * [.D$2] / ([.D$1]-1))" office:value-type="float" office:value="76" calcext:value-type="float">
            <text:p>76</text:p>
          </table:table-cell>
          <table:table-cell table:formula="of:=(IF(MOD([.$A439];[.E$1])&lt;FLOOR([.E$1]/2);0;[.E$2]))" office:value-type="float" office:value="255" calcext:value-type="float">
            <text:p>255</text:p>
          </table:table-cell>
          <table:table-cell table:formula="of:=IF(MOD([.$A439];[.F$1])&lt;[.F$1]/2;FLOOR(MOD([.$A439];[.F$1]) * [.F$2] *2 / ([.F$1]-1));[.F$2]-FLOOR(MOD(FLOOR([.$A439]-[.F$1]/2);[.F$1]) * [.F$2] *2 / ([.F$1]-1)))" office:value-type="float" office:value="153" calcext:value-type="float">
            <text:p>153</text:p>
          </table:table-cell>
          <table:table-cell table:formula="of:=FLOOR([.G$2] * POWER(SIN( PI() * [.$A439] / [.G$1] );2))" office:value-type="float" office:value="167" calcext:value-type="float">
            <text:p>167</text:p>
          </table:table-cell>
          <table:table-cell table:formula="of:=[.H$2]-FLOOR(POWER(IF(MOD([.$A439];[.H$1])&lt;[.H$1]/2;FLOOR(MOD([.$A439];[.H$1]) * [.H$2] *2 / ([.H$1]-1));[.H$2]-FLOOR(MOD(FLOOR([.$A439]-[.H$1]/2);[.H$1]) * [.H$2] *2 / ([.H$1]-1)));2)/[.H$2])" office:value-type="float" office:value="164" calcext:value-type="float">
            <text:p>164</text:p>
          </table:table-cell>
          <table:table-cell table:formula="of:=FLOOR( [.I$2] * ABS(SIN( PI() * [.$A439] / [.I$1] 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FLOOR([.$B$2]/2 + [.$B$2]/2 * SIN(2 *  PI() * [.$A440] / [.$B$1] ))" office:value-type="float" office:value="5" calcext:value-type="float">
            <text:p>5</text:p>
          </table:table-cell>
          <table:table-cell table:formula="of:=FLOOR(MOD([.$A440];[.C$1]) * [.C$2] / ([.C$1]-1))" office:value-type="float" office:value="180" calcext:value-type="float">
            <text:p>180</text:p>
          </table:table-cell>
          <table:table-cell table:formula="of:=FLOOR(MOD([.D$1]-[.$A440] -1;[.D$1]) * [.D$2] / ([.D$1]-1))" office:value-type="float" office:value="75" calcext:value-type="float">
            <text:p>75</text:p>
          </table:table-cell>
          <table:table-cell table:formula="of:=(IF(MOD([.$A440];[.E$1])&lt;FLOOR([.E$1]/2);0;[.E$2]))" office:value-type="float" office:value="255" calcext:value-type="float">
            <text:p>255</text:p>
          </table:table-cell>
          <table:table-cell table:formula="of:=IF(MOD([.$A440];[.F$1])&lt;[.F$1]/2;FLOOR(MOD([.$A440];[.F$1]) * [.F$2] *2 / ([.F$1]-1));[.F$2]-FLOOR(MOD(FLOOR([.$A440]-[.F$1]/2);[.F$1]) * [.F$2] *2 / ([.F$1]-1)))" office:value-type="float" office:value="151" calcext:value-type="float">
            <text:p>151</text:p>
          </table:table-cell>
          <table:table-cell table:formula="of:=FLOOR([.G$2] * POWER(SIN( PI() * [.$A440] / [.G$1] );2))" office:value-type="float" office:value="164" calcext:value-type="float">
            <text:p>164</text:p>
          </table:table-cell>
          <table:table-cell table:formula="of:=[.H$2]-FLOOR(POWER(IF(MOD([.$A440];[.H$1])&lt;[.H$1]/2;FLOOR(MOD([.$A440];[.H$1]) * [.H$2] *2 / ([.H$1]-1));[.H$2]-FLOOR(MOD(FLOOR([.$A440]-[.H$1]/2);[.H$1]) * [.H$2] *2 / ([.H$1]-1)));2)/[.H$2])" office:value-type="float" office:value="166" calcext:value-type="float">
            <text:p>166</text:p>
          </table:table-cell>
          <table:table-cell table:formula="of:=FLOOR( [.I$2] * ABS(SIN( PI() * [.$A440] / [.I$1] )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FLOOR([.$B$2]/2 + [.$B$2]/2 * SIN(2 *  PI() * [.$A441] / [.$B$1] ))" office:value-type="float" office:value="4" calcext:value-type="float">
            <text:p>4</text:p>
          </table:table-cell>
          <table:table-cell table:formula="of:=FLOOR(MOD([.$A441];[.C$1]) * [.C$2] / ([.C$1]-1))" office:value-type="float" office:value="181" calcext:value-type="float">
            <text:p>181</text:p>
          </table:table-cell>
          <table:table-cell table:formula="of:=FLOOR(MOD([.D$1]-[.$A441] -1;[.D$1]) * [.D$2] / ([.D$1]-1))" office:value-type="float" office:value="74" calcext:value-type="float">
            <text:p>74</text:p>
          </table:table-cell>
          <table:table-cell table:formula="of:=(IF(MOD([.$A441];[.E$1])&lt;FLOOR([.E$1]/2);0;[.E$2]))" office:value-type="float" office:value="255" calcext:value-type="float">
            <text:p>255</text:p>
          </table:table-cell>
          <table:table-cell table:formula="of:=IF(MOD([.$A441];[.F$1])&lt;[.F$1]/2;FLOOR(MOD([.$A441];[.F$1]) * [.F$2] *2 / ([.F$1]-1));[.F$2]-FLOOR(MOD(FLOOR([.$A441]-[.F$1]/2);[.F$1]) * [.F$2] *2 / ([.F$1]-1)))" office:value-type="float" office:value="149" calcext:value-type="float">
            <text:p>149</text:p>
          </table:table-cell>
          <table:table-cell table:formula="of:=FLOOR([.G$2] * POWER(SIN( PI() * [.$A441] / [.G$1] );2))" office:value-type="float" office:value="161" calcext:value-type="float">
            <text:p>161</text:p>
          </table:table-cell>
          <table:table-cell table:formula="of:=[.H$2]-FLOOR(POWER(IF(MOD([.$A441];[.H$1])&lt;[.H$1]/2;FLOOR(MOD([.$A441];[.H$1]) * [.H$2] *2 / ([.H$1]-1));[.H$2]-FLOOR(MOD(FLOOR([.$A441]-[.H$1]/2);[.H$1]) * [.H$2] *2 / ([.H$1]-1)));2)/[.H$2])" office:value-type="float" office:value="168" calcext:value-type="float">
            <text:p>168</text:p>
          </table:table-cell>
          <table:table-cell table:formula="of:=FLOOR( [.I$2] * ABS(SIN( PI() * [.$A441] / [.I$1] )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FLOOR([.$B$2]/2 + [.$B$2]/2 * SIN(2 *  PI() * [.$A442] / [.$B$1] ))" office:value-type="float" office:value="3" calcext:value-type="float">
            <text:p>3</text:p>
          </table:table-cell>
          <table:table-cell table:formula="of:=FLOOR(MOD([.$A442];[.C$1]) * [.C$2] / ([.C$1]-1))" office:value-type="float" office:value="182" calcext:value-type="float">
            <text:p>182</text:p>
          </table:table-cell>
          <table:table-cell table:formula="of:=FLOOR(MOD([.D$1]-[.$A442] -1;[.D$1]) * [.D$2] / ([.D$1]-1))" office:value-type="float" office:value="73" calcext:value-type="float">
            <text:p>73</text:p>
          </table:table-cell>
          <table:table-cell table:formula="of:=(IF(MOD([.$A442];[.E$1])&lt;FLOOR([.E$1]/2);0;[.E$2]))" office:value-type="float" office:value="255" calcext:value-type="float">
            <text:p>255</text:p>
          </table:table-cell>
          <table:table-cell table:formula="of:=IF(MOD([.$A442];[.F$1])&lt;[.F$1]/2;FLOOR(MOD([.$A442];[.F$1]) * [.F$2] *2 / ([.F$1]-1));[.F$2]-FLOOR(MOD(FLOOR([.$A442]-[.F$1]/2);[.F$1]) * [.F$2] *2 / ([.F$1]-1)))" office:value-type="float" office:value="147" calcext:value-type="float">
            <text:p>147</text:p>
          </table:table-cell>
          <table:table-cell table:formula="of:=FLOOR([.G$2] * POWER(SIN( PI() * [.$A442] / [.G$1] );2))" office:value-type="float" office:value="158" calcext:value-type="float">
            <text:p>158</text:p>
          </table:table-cell>
          <table:table-cell table:formula="of:=[.H$2]-FLOOR(POWER(IF(MOD([.$A442];[.H$1])&lt;[.H$1]/2;FLOOR(MOD([.$A442];[.H$1]) * [.H$2] *2 / ([.H$1]-1));[.H$2]-FLOOR(MOD(FLOOR([.$A442]-[.H$1]/2);[.H$1]) * [.H$2] *2 / ([.H$1]-1)));2)/[.H$2])" office:value-type="float" office:value="171" calcext:value-type="float">
            <text:p>171</text:p>
          </table:table-cell>
          <table:table-cell table:formula="of:=FLOOR( [.I$2] * ABS(SIN( PI() * [.$A442] / [.I$1] )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FLOOR([.$B$2]/2 + [.$B$2]/2 * SIN(2 *  PI() * [.$A443] / [.$B$1] ))" office:value-type="float" office:value="3" calcext:value-type="float">
            <text:p>3</text:p>
          </table:table-cell>
          <table:table-cell table:formula="of:=FLOOR(MOD([.$A443];[.C$1]) * [.C$2] / ([.C$1]-1))" office:value-type="float" office:value="183" calcext:value-type="float">
            <text:p>183</text:p>
          </table:table-cell>
          <table:table-cell table:formula="of:=FLOOR(MOD([.D$1]-[.$A443] -1;[.D$1]) * [.D$2] / ([.D$1]-1))" office:value-type="float" office:value="72" calcext:value-type="float">
            <text:p>72</text:p>
          </table:table-cell>
          <table:table-cell table:formula="of:=(IF(MOD([.$A443];[.E$1])&lt;FLOOR([.E$1]/2);0;[.E$2]))" office:value-type="float" office:value="255" calcext:value-type="float">
            <text:p>255</text:p>
          </table:table-cell>
          <table:table-cell table:formula="of:=IF(MOD([.$A443];[.F$1])&lt;[.F$1]/2;FLOOR(MOD([.$A443];[.F$1]) * [.F$2] *2 / ([.F$1]-1));[.F$2]-FLOOR(MOD(FLOOR([.$A443]-[.F$1]/2);[.F$1]) * [.F$2] *2 / ([.F$1]-1)))" office:value-type="float" office:value="145" calcext:value-type="float">
            <text:p>145</text:p>
          </table:table-cell>
          <table:table-cell table:formula="of:=FLOOR([.G$2] * POWER(SIN( PI() * [.$A443] / [.G$1] );2))" office:value-type="float" office:value="155" calcext:value-type="float">
            <text:p>155</text:p>
          </table:table-cell>
          <table:table-cell table:formula="of:=[.H$2]-FLOOR(POWER(IF(MOD([.$A443];[.H$1])&lt;[.H$1]/2;FLOOR(MOD([.$A443];[.H$1]) * [.H$2] *2 / ([.H$1]-1));[.H$2]-FLOOR(MOD(FLOOR([.$A443]-[.H$1]/2);[.H$1]) * [.H$2] *2 / ([.H$1]-1)));2)/[.H$2])" office:value-type="float" office:value="173" calcext:value-type="float">
            <text:p>173</text:p>
          </table:table-cell>
          <table:table-cell table:formula="of:=FLOOR( [.I$2] * ABS(SIN( PI() * [.$A443] / [.I$1] )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FLOOR([.$B$2]/2 + [.$B$2]/2 * SIN(2 *  PI() * [.$A444] / [.$B$1] ))" office:value-type="float" office:value="2" calcext:value-type="float">
            <text:p>2</text:p>
          </table:table-cell>
          <table:table-cell table:formula="of:=FLOOR(MOD([.$A444];[.C$1]) * [.C$2] / ([.C$1]-1))" office:value-type="float" office:value="184" calcext:value-type="float">
            <text:p>184</text:p>
          </table:table-cell>
          <table:table-cell table:formula="of:=FLOOR(MOD([.D$1]-[.$A444] -1;[.D$1]) * [.D$2] / ([.D$1]-1))" office:value-type="float" office:value="71" calcext:value-type="float">
            <text:p>71</text:p>
          </table:table-cell>
          <table:table-cell table:formula="of:=(IF(MOD([.$A444];[.E$1])&lt;FLOOR([.E$1]/2);0;[.E$2]))" office:value-type="float" office:value="255" calcext:value-type="float">
            <text:p>255</text:p>
          </table:table-cell>
          <table:table-cell table:formula="of:=IF(MOD([.$A444];[.F$1])&lt;[.F$1]/2;FLOOR(MOD([.$A444];[.F$1]) * [.F$2] *2 / ([.F$1]-1));[.F$2]-FLOOR(MOD(FLOOR([.$A444]-[.F$1]/2);[.F$1]) * [.F$2] *2 / ([.F$1]-1)))" office:value-type="float" office:value="143" calcext:value-type="float">
            <text:p>143</text:p>
          </table:table-cell>
          <table:table-cell table:formula="of:=FLOOR([.G$2] * POWER(SIN( PI() * [.$A444] / [.G$1] );2))" office:value-type="float" office:value="152" calcext:value-type="float">
            <text:p>152</text:p>
          </table:table-cell>
          <table:table-cell table:formula="of:=[.H$2]-FLOOR(POWER(IF(MOD([.$A444];[.H$1])&lt;[.H$1]/2;FLOOR(MOD([.$A444];[.H$1]) * [.H$2] *2 / ([.H$1]-1));[.H$2]-FLOOR(MOD(FLOOR([.$A444]-[.H$1]/2);[.H$1]) * [.H$2] *2 / ([.H$1]-1)));2)/[.H$2])" office:value-type="float" office:value="175" calcext:value-type="float">
            <text:p>175</text:p>
          </table:table-cell>
          <table:table-cell table:formula="of:=FLOOR( [.I$2] * ABS(SIN( PI() * [.$A444] / [.I$1] 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FLOOR([.$B$2]/2 + [.$B$2]/2 * SIN(2 *  PI() * [.$A445] / [.$B$1] ))" office:value-type="float" office:value="1" calcext:value-type="float">
            <text:p>1</text:p>
          </table:table-cell>
          <table:table-cell table:formula="of:=FLOOR(MOD([.$A445];[.C$1]) * [.C$2] / ([.C$1]-1))" office:value-type="float" office:value="185" calcext:value-type="float">
            <text:p>185</text:p>
          </table:table-cell>
          <table:table-cell table:formula="of:=FLOOR(MOD([.D$1]-[.$A445] -1;[.D$1]) * [.D$2] / ([.D$1]-1))" office:value-type="float" office:value="70" calcext:value-type="float">
            <text:p>70</text:p>
          </table:table-cell>
          <table:table-cell table:formula="of:=(IF(MOD([.$A445];[.E$1])&lt;FLOOR([.E$1]/2);0;[.E$2]))" office:value-type="float" office:value="255" calcext:value-type="float">
            <text:p>255</text:p>
          </table:table-cell>
          <table:table-cell table:formula="of:=IF(MOD([.$A445];[.F$1])&lt;[.F$1]/2;FLOOR(MOD([.$A445];[.F$1]) * [.F$2] *2 / ([.F$1]-1));[.F$2]-FLOOR(MOD(FLOOR([.$A445]-[.F$1]/2);[.F$1]) * [.F$2] *2 / ([.F$1]-1)))" office:value-type="float" office:value="141" calcext:value-type="float">
            <text:p>141</text:p>
          </table:table-cell>
          <table:table-cell table:formula="of:=FLOOR([.G$2] * POWER(SIN( PI() * [.$A445] / [.G$1] );2))" office:value-type="float" office:value="149" calcext:value-type="float">
            <text:p>149</text:p>
          </table:table-cell>
          <table:table-cell table:formula="of:=[.H$2]-FLOOR(POWER(IF(MOD([.$A445];[.H$1])&lt;[.H$1]/2;FLOOR(MOD([.$A445];[.H$1]) * [.H$2] *2 / ([.H$1]-1));[.H$2]-FLOOR(MOD(FLOOR([.$A445]-[.H$1]/2);[.H$1]) * [.H$2] *2 / ([.H$1]-1)));2)/[.H$2])" office:value-type="float" office:value="178" calcext:value-type="float">
            <text:p>178</text:p>
          </table:table-cell>
          <table:table-cell table:formula="of:=FLOOR( [.I$2] * ABS(SIN( PI() * [.$A445] / [.I$1] )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FLOOR([.$B$2]/2 + [.$B$2]/2 * SIN(2 *  PI() * [.$A446] / [.$B$1] ))" office:value-type="float" office:value="1" calcext:value-type="float">
            <text:p>1</text:p>
          </table:table-cell>
          <table:table-cell table:formula="of:=FLOOR(MOD([.$A446];[.C$1]) * [.C$2] / ([.C$1]-1))" office:value-type="float" office:value="186" calcext:value-type="float">
            <text:p>186</text:p>
          </table:table-cell>
          <table:table-cell table:formula="of:=FLOOR(MOD([.D$1]-[.$A446] -1;[.D$1]) * [.D$2] / ([.D$1]-1))" office:value-type="float" office:value="69" calcext:value-type="float">
            <text:p>69</text:p>
          </table:table-cell>
          <table:table-cell table:formula="of:=(IF(MOD([.$A446];[.E$1])&lt;FLOOR([.E$1]/2);0;[.E$2]))" office:value-type="float" office:value="255" calcext:value-type="float">
            <text:p>255</text:p>
          </table:table-cell>
          <table:table-cell table:formula="of:=IF(MOD([.$A446];[.F$1])&lt;[.F$1]/2;FLOOR(MOD([.$A446];[.F$1]) * [.F$2] *2 / ([.F$1]-1));[.F$2]-FLOOR(MOD(FLOOR([.$A446]-[.F$1]/2);[.F$1]) * [.F$2] *2 / ([.F$1]-1)))" office:value-type="float" office:value="139" calcext:value-type="float">
            <text:p>139</text:p>
          </table:table-cell>
          <table:table-cell table:formula="of:=FLOOR([.G$2] * POWER(SIN( PI() * [.$A446] / [.G$1] );2))" office:value-type="float" office:value="146" calcext:value-type="float">
            <text:p>146</text:p>
          </table:table-cell>
          <table:table-cell table:formula="of:=[.H$2]-FLOOR(POWER(IF(MOD([.$A446];[.H$1])&lt;[.H$1]/2;FLOOR(MOD([.$A446];[.H$1]) * [.H$2] *2 / ([.H$1]-1));[.H$2]-FLOOR(MOD(FLOOR([.$A446]-[.H$1]/2);[.H$1]) * [.H$2] *2 / ([.H$1]-1)));2)/[.H$2])" office:value-type="float" office:value="180" calcext:value-type="float">
            <text:p>180</text:p>
          </table:table-cell>
          <table:table-cell table:formula="of:=FLOOR( [.I$2] * ABS(SIN( PI() * [.$A446] / [.I$1] )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FLOOR([.$B$2]/2 + [.$B$2]/2 * SIN(2 *  PI() * [.$A447] / [.$B$1] ))" office:value-type="float" office:value="0" calcext:value-type="float">
            <text:p>0</text:p>
          </table:table-cell>
          <table:table-cell table:formula="of:=FLOOR(MOD([.$A447];[.C$1]) * [.C$2] / ([.C$1]-1))" office:value-type="float" office:value="187" calcext:value-type="float">
            <text:p>187</text:p>
          </table:table-cell>
          <table:table-cell table:formula="of:=FLOOR(MOD([.D$1]-[.$A447] -1;[.D$1]) * [.D$2] / ([.D$1]-1))" office:value-type="float" office:value="68" calcext:value-type="float">
            <text:p>68</text:p>
          </table:table-cell>
          <table:table-cell table:formula="of:=(IF(MOD([.$A447];[.E$1])&lt;FLOOR([.E$1]/2);0;[.E$2]))" office:value-type="float" office:value="255" calcext:value-type="float">
            <text:p>255</text:p>
          </table:table-cell>
          <table:table-cell table:formula="of:=IF(MOD([.$A447];[.F$1])&lt;[.F$1]/2;FLOOR(MOD([.$A447];[.F$1]) * [.F$2] *2 / ([.F$1]-1));[.F$2]-FLOOR(MOD(FLOOR([.$A447]-[.F$1]/2);[.F$1]) * [.F$2] *2 / ([.F$1]-1)))" office:value-type="float" office:value="137" calcext:value-type="float">
            <text:p>137</text:p>
          </table:table-cell>
          <table:table-cell table:formula="of:=FLOOR([.G$2] * POWER(SIN( PI() * [.$A447] / [.G$1] );2))" office:value-type="float" office:value="143" calcext:value-type="float">
            <text:p>143</text:p>
          </table:table-cell>
          <table:table-cell table:formula="of:=[.H$2]-FLOOR(POWER(IF(MOD([.$A447];[.H$1])&lt;[.H$1]/2;FLOOR(MOD([.$A447];[.H$1]) * [.H$2] *2 / ([.H$1]-1));[.H$2]-FLOOR(MOD(FLOOR([.$A447]-[.H$1]/2);[.H$1]) * [.H$2] *2 / ([.H$1]-1)));2)/[.H$2])" office:value-type="float" office:value="182" calcext:value-type="float">
            <text:p>182</text:p>
          </table:table-cell>
          <table:table-cell table:formula="of:=FLOOR( [.I$2] * ABS(SIN( PI() * [.$A447] / [.I$1] )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FLOOR([.$B$2]/2 + [.$B$2]/2 * SIN(2 *  PI() * [.$A448] / [.$B$1] ))" office:value-type="float" office:value="0" calcext:value-type="float">
            <text:p>0</text:p>
          </table:table-cell>
          <table:table-cell table:formula="of:=FLOOR(MOD([.$A448];[.C$1]) * [.C$2] / ([.C$1]-1))" office:value-type="float" office:value="188" calcext:value-type="float">
            <text:p>188</text:p>
          </table:table-cell>
          <table:table-cell table:formula="of:=FLOOR(MOD([.D$1]-[.$A448] -1;[.D$1]) * [.D$2] / ([.D$1]-1))" office:value-type="float" office:value="67" calcext:value-type="float">
            <text:p>67</text:p>
          </table:table-cell>
          <table:table-cell table:formula="of:=(IF(MOD([.$A448];[.E$1])&lt;FLOOR([.E$1]/2);0;[.E$2]))" office:value-type="float" office:value="255" calcext:value-type="float">
            <text:p>255</text:p>
          </table:table-cell>
          <table:table-cell table:formula="of:=IF(MOD([.$A448];[.F$1])&lt;[.F$1]/2;FLOOR(MOD([.$A448];[.F$1]) * [.F$2] *2 / ([.F$1]-1));[.F$2]-FLOOR(MOD(FLOOR([.$A448]-[.F$1]/2);[.F$1]) * [.F$2] *2 / ([.F$1]-1)))" office:value-type="float" office:value="135" calcext:value-type="float">
            <text:p>135</text:p>
          </table:table-cell>
          <table:table-cell table:formula="of:=FLOOR([.G$2] * POWER(SIN( PI() * [.$A448] / [.G$1] );2))" office:value-type="float" office:value="139" calcext:value-type="float">
            <text:p>139</text:p>
          </table:table-cell>
          <table:table-cell table:formula="of:=[.H$2]-FLOOR(POWER(IF(MOD([.$A448];[.H$1])&lt;[.H$1]/2;FLOOR(MOD([.$A448];[.H$1]) * [.H$2] *2 / ([.H$1]-1));[.H$2]-FLOOR(MOD(FLOOR([.$A448]-[.H$1]/2);[.H$1]) * [.H$2] *2 / ([.H$1]-1)));2)/[.H$2])" office:value-type="float" office:value="184" calcext:value-type="float">
            <text:p>184</text:p>
          </table:table-cell>
          <table:table-cell table:formula="of:=FLOOR( [.I$2] * ABS(SIN( PI() * [.$A448] / [.I$1] )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FLOOR([.$B$2]/2 + [.$B$2]/2 * SIN(2 *  PI() * [.$A449] / [.$B$1] ))" office:value-type="float" office:value="0" calcext:value-type="float">
            <text:p>0</text:p>
          </table:table-cell>
          <table:table-cell table:formula="of:=FLOOR(MOD([.$A449];[.C$1]) * [.C$2] / ([.C$1]-1))" office:value-type="float" office:value="189" calcext:value-type="float">
            <text:p>189</text:p>
          </table:table-cell>
          <table:table-cell table:formula="of:=FLOOR(MOD([.D$1]-[.$A449] -1;[.D$1]) * [.D$2] / ([.D$1]-1))" office:value-type="float" office:value="66" calcext:value-type="float">
            <text:p>66</text:p>
          </table:table-cell>
          <table:table-cell table:formula="of:=(IF(MOD([.$A449];[.E$1])&lt;FLOOR([.E$1]/2);0;[.E$2]))" office:value-type="float" office:value="255" calcext:value-type="float">
            <text:p>255</text:p>
          </table:table-cell>
          <table:table-cell table:formula="of:=IF(MOD([.$A449];[.F$1])&lt;[.F$1]/2;FLOOR(MOD([.$A449];[.F$1]) * [.F$2] *2 / ([.F$1]-1));[.F$2]-FLOOR(MOD(FLOOR([.$A449]-[.F$1]/2);[.F$1]) * [.F$2] *2 / ([.F$1]-1)))" office:value-type="float" office:value="133" calcext:value-type="float">
            <text:p>133</text:p>
          </table:table-cell>
          <table:table-cell table:formula="of:=FLOOR([.G$2] * POWER(SIN( PI() * [.$A449] / [.G$1] );2))" office:value-type="float" office:value="136" calcext:value-type="float">
            <text:p>136</text:p>
          </table:table-cell>
          <table:table-cell table:formula="of:=[.H$2]-FLOOR(POWER(IF(MOD([.$A449];[.H$1])&lt;[.H$1]/2;FLOOR(MOD([.$A449];[.H$1]) * [.H$2] *2 / ([.H$1]-1));[.H$2]-FLOOR(MOD(FLOOR([.$A449]-[.H$1]/2);[.H$1]) * [.H$2] *2 / ([.H$1]-1)));2)/[.H$2])" office:value-type="float" office:value="186" calcext:value-type="float">
            <text:p>186</text:p>
          </table:table-cell>
          <table:table-cell table:formula="of:=FLOOR( [.I$2] * ABS(SIN( PI() * [.$A449] / [.I$1] )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FLOOR([.$B$2]/2 + [.$B$2]/2 * SIN(2 *  PI() * [.$A450] / [.$B$1] ))" office:value-type="float" office:value="0" calcext:value-type="float">
            <text:p>0</text:p>
          </table:table-cell>
          <table:table-cell table:formula="of:=FLOOR(MOD([.$A450];[.C$1]) * [.C$2] / ([.C$1]-1))" office:value-type="float" office:value="190" calcext:value-type="float">
            <text:p>190</text:p>
          </table:table-cell>
          <table:table-cell table:formula="of:=FLOOR(MOD([.D$1]-[.$A450] -1;[.D$1]) * [.D$2] / ([.D$1]-1))" office:value-type="float" office:value="65" calcext:value-type="float">
            <text:p>65</text:p>
          </table:table-cell>
          <table:table-cell table:formula="of:=(IF(MOD([.$A450];[.E$1])&lt;FLOOR([.E$1]/2);0;[.E$2]))" office:value-type="float" office:value="255" calcext:value-type="float">
            <text:p>255</text:p>
          </table:table-cell>
          <table:table-cell table:formula="of:=IF(MOD([.$A450];[.F$1])&lt;[.F$1]/2;FLOOR(MOD([.$A450];[.F$1]) * [.F$2] *2 / ([.F$1]-1));[.F$2]-FLOOR(MOD(FLOOR([.$A450]-[.F$1]/2);[.F$1]) * [.F$2] *2 / ([.F$1]-1)))" office:value-type="float" office:value="131" calcext:value-type="float">
            <text:p>131</text:p>
          </table:table-cell>
          <table:table-cell table:formula="of:=FLOOR([.G$2] * POWER(SIN( PI() * [.$A450] / [.G$1] );2))" office:value-type="float" office:value="133" calcext:value-type="float">
            <text:p>133</text:p>
          </table:table-cell>
          <table:table-cell table:formula="of:=[.H$2]-FLOOR(POWER(IF(MOD([.$A450];[.H$1])&lt;[.H$1]/2;FLOOR(MOD([.$A450];[.H$1]) * [.H$2] *2 / ([.H$1]-1));[.H$2]-FLOOR(MOD(FLOOR([.$A450]-[.H$1]/2);[.H$1]) * [.H$2] *2 / ([.H$1]-1)));2)/[.H$2])" office:value-type="float" office:value="188" calcext:value-type="float">
            <text:p>188</text:p>
          </table:table-cell>
          <table:table-cell table:formula="of:=FLOOR( [.I$2] * ABS(SIN( PI() * [.$A450] / [.I$1] )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FLOOR([.$B$2]/2 + [.$B$2]/2 * SIN(2 *  PI() * [.$A451] / [.$B$1] ))" office:value-type="float" office:value="0" calcext:value-type="float">
            <text:p>0</text:p>
          </table:table-cell>
          <table:table-cell table:formula="of:=FLOOR(MOD([.$A451];[.C$1]) * [.C$2] / ([.C$1]-1))" office:value-type="float" office:value="191" calcext:value-type="float">
            <text:p>191</text:p>
          </table:table-cell>
          <table:table-cell table:formula="of:=FLOOR(MOD([.D$1]-[.$A451] -1;[.D$1]) * [.D$2] / ([.D$1]-1))" office:value-type="float" office:value="64" calcext:value-type="float">
            <text:p>64</text:p>
          </table:table-cell>
          <table:table-cell table:formula="of:=(IF(MOD([.$A451];[.E$1])&lt;FLOOR([.E$1]/2);0;[.E$2]))" office:value-type="float" office:value="255" calcext:value-type="float">
            <text:p>255</text:p>
          </table:table-cell>
          <table:table-cell table:formula="of:=IF(MOD([.$A451];[.F$1])&lt;[.F$1]/2;FLOOR(MOD([.$A451];[.F$1]) * [.F$2] *2 / ([.F$1]-1));[.F$2]-FLOOR(MOD(FLOOR([.$A451]-[.F$1]/2);[.F$1]) * [.F$2] *2 / ([.F$1]-1)))" office:value-type="float" office:value="129" calcext:value-type="float">
            <text:p>129</text:p>
          </table:table-cell>
          <table:table-cell table:formula="of:=FLOOR([.G$2] * POWER(SIN( PI() * [.$A451] / [.G$1] );2))" office:value-type="float" office:value="130" calcext:value-type="float">
            <text:p>130</text:p>
          </table:table-cell>
          <table:table-cell table:formula="of:=[.H$2]-FLOOR(POWER(IF(MOD([.$A451];[.H$1])&lt;[.H$1]/2;FLOOR(MOD([.$A451];[.H$1]) * [.H$2] *2 / ([.H$1]-1));[.H$2]-FLOOR(MOD(FLOOR([.$A451]-[.H$1]/2);[.H$1]) * [.H$2] *2 / ([.H$1]-1)));2)/[.H$2])" office:value-type="float" office:value="190" calcext:value-type="float">
            <text:p>190</text:p>
          </table:table-cell>
          <table:table-cell table:formula="of:=FLOOR( [.I$2] * ABS(SIN( PI() * [.$A451] / [.I$1] )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FLOOR([.$B$2]/2 + [.$B$2]/2 * SIN(2 *  PI() * [.$A452] / [.$B$1] ))" office:value-type="float" office:value="0" calcext:value-type="float">
            <text:p>0</text:p>
          </table:table-cell>
          <table:table-cell table:formula="of:=FLOOR(MOD([.$A452];[.C$1]) * [.C$2] / ([.C$1]-1))" office:value-type="float" office:value="192" calcext:value-type="float">
            <text:p>192</text:p>
          </table:table-cell>
          <table:table-cell table:formula="of:=FLOOR(MOD([.D$1]-[.$A452] -1;[.D$1]) * [.D$2] / ([.D$1]-1))" office:value-type="float" office:value="63" calcext:value-type="float">
            <text:p>63</text:p>
          </table:table-cell>
          <table:table-cell table:formula="of:=(IF(MOD([.$A452];[.E$1])&lt;FLOOR([.E$1]/2);0;[.E$2]))" office:value-type="float" office:value="255" calcext:value-type="float">
            <text:p>255</text:p>
          </table:table-cell>
          <table:table-cell table:formula="of:=IF(MOD([.$A452];[.F$1])&lt;[.F$1]/2;FLOOR(MOD([.$A452];[.F$1]) * [.F$2] *2 / ([.F$1]-1));[.F$2]-FLOOR(MOD(FLOOR([.$A452]-[.F$1]/2);[.F$1]) * [.F$2] *2 / ([.F$1]-1)))" office:value-type="float" office:value="127" calcext:value-type="float">
            <text:p>127</text:p>
          </table:table-cell>
          <table:table-cell table:formula="of:=FLOOR([.G$2] * POWER(SIN( PI() * [.$A452] / [.G$1] );2))" office:value-type="float" office:value="127" calcext:value-type="float">
            <text:p>127</text:p>
          </table:table-cell>
          <table:table-cell table:formula="of:=[.H$2]-FLOOR(POWER(IF(MOD([.$A452];[.H$1])&lt;[.H$1]/2;FLOOR(MOD([.$A452];[.H$1]) * [.H$2] *2 / ([.H$1]-1));[.H$2]-FLOOR(MOD(FLOOR([.$A452]-[.H$1]/2);[.H$1]) * [.H$2] *2 / ([.H$1]-1)));2)/[.H$2])" office:value-type="float" office:value="192" calcext:value-type="float">
            <text:p>192</text:p>
          </table:table-cell>
          <table:table-cell table:formula="of:=FLOOR( [.I$2] * ABS(SIN( PI() * [.$A452] / [.I$1] )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FLOOR([.$B$2]/2 + [.$B$2]/2 * SIN(2 *  PI() * [.$A453] / [.$B$1] ))" office:value-type="float" office:value="0" calcext:value-type="float">
            <text:p>0</text:p>
          </table:table-cell>
          <table:table-cell table:formula="of:=FLOOR(MOD([.$A453];[.C$1]) * [.C$2] / ([.C$1]-1))" office:value-type="float" office:value="193" calcext:value-type="float">
            <text:p>193</text:p>
          </table:table-cell>
          <table:table-cell table:formula="of:=FLOOR(MOD([.D$1]-[.$A453] -1;[.D$1]) * [.D$2] / ([.D$1]-1))" office:value-type="float" office:value="62" calcext:value-type="float">
            <text:p>62</text:p>
          </table:table-cell>
          <table:table-cell table:formula="of:=(IF(MOD([.$A453];[.E$1])&lt;FLOOR([.E$1]/2);0;[.E$2]))" office:value-type="float" office:value="255" calcext:value-type="float">
            <text:p>255</text:p>
          </table:table-cell>
          <table:table-cell table:formula="of:=IF(MOD([.$A453];[.F$1])&lt;[.F$1]/2;FLOOR(MOD([.$A453];[.F$1]) * [.F$2] *2 / ([.F$1]-1));[.F$2]-FLOOR(MOD(FLOOR([.$A453]-[.F$1]/2);[.F$1]) * [.F$2] *2 / ([.F$1]-1)))" office:value-type="float" office:value="125" calcext:value-type="float">
            <text:p>125</text:p>
          </table:table-cell>
          <table:table-cell table:formula="of:=FLOOR([.G$2] * POWER(SIN( PI() * [.$A453] / [.G$1] );2))" office:value-type="float" office:value="124" calcext:value-type="float">
            <text:p>124</text:p>
          </table:table-cell>
          <table:table-cell table:formula="of:=[.H$2]-FLOOR(POWER(IF(MOD([.$A453];[.H$1])&lt;[.H$1]/2;FLOOR(MOD([.$A453];[.H$1]) * [.H$2] *2 / ([.H$1]-1));[.H$2]-FLOOR(MOD(FLOOR([.$A453]-[.H$1]/2);[.H$1]) * [.H$2] *2 / ([.H$1]-1)));2)/[.H$2])" office:value-type="float" office:value="194" calcext:value-type="float">
            <text:p>194</text:p>
          </table:table-cell>
          <table:table-cell table:formula="of:=FLOOR( [.I$2] * ABS(SIN( PI() * [.$A453] / [.I$1] )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FLOOR([.$B$2]/2 + [.$B$2]/2 * SIN(2 *  PI() * [.$A454] / [.$B$1] ))" office:value-type="float" office:value="0" calcext:value-type="float">
            <text:p>0</text:p>
          </table:table-cell>
          <table:table-cell table:formula="of:=FLOOR(MOD([.$A454];[.C$1]) * [.C$2] / ([.C$1]-1))" office:value-type="float" office:value="194" calcext:value-type="float">
            <text:p>194</text:p>
          </table:table-cell>
          <table:table-cell table:formula="of:=FLOOR(MOD([.D$1]-[.$A454] -1;[.D$1]) * [.D$2] / ([.D$1]-1))" office:value-type="float" office:value="61" calcext:value-type="float">
            <text:p>61</text:p>
          </table:table-cell>
          <table:table-cell table:formula="of:=(IF(MOD([.$A454];[.E$1])&lt;FLOOR([.E$1]/2);0;[.E$2]))" office:value-type="float" office:value="255" calcext:value-type="float">
            <text:p>255</text:p>
          </table:table-cell>
          <table:table-cell table:formula="of:=IF(MOD([.$A454];[.F$1])&lt;[.F$1]/2;FLOOR(MOD([.$A454];[.F$1]) * [.F$2] *2 / ([.F$1]-1));[.F$2]-FLOOR(MOD(FLOOR([.$A454]-[.F$1]/2);[.F$1]) * [.F$2] *2 / ([.F$1]-1)))" office:value-type="float" office:value="123" calcext:value-type="float">
            <text:p>123</text:p>
          </table:table-cell>
          <table:table-cell table:formula="of:=FLOOR([.G$2] * POWER(SIN( PI() * [.$A454] / [.G$1] );2))" office:value-type="float" office:value="121" calcext:value-type="float">
            <text:p>121</text:p>
          </table:table-cell>
          <table:table-cell table:formula="of:=[.H$2]-FLOOR(POWER(IF(MOD([.$A454];[.H$1])&lt;[.H$1]/2;FLOOR(MOD([.$A454];[.H$1]) * [.H$2] *2 / ([.H$1]-1));[.H$2]-FLOOR(MOD(FLOOR([.$A454]-[.H$1]/2);[.H$1]) * [.H$2] *2 / ([.H$1]-1)));2)/[.H$2])" office:value-type="float" office:value="196" calcext:value-type="float">
            <text:p>196</text:p>
          </table:table-cell>
          <table:table-cell table:formula="of:=FLOOR( [.I$2] * ABS(SIN( PI() * [.$A454] / [.I$1] )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FLOOR([.$B$2]/2 + [.$B$2]/2 * SIN(2 *  PI() * [.$A455] / [.$B$1] ))" office:value-type="float" office:value="0" calcext:value-type="float">
            <text:p>0</text:p>
          </table:table-cell>
          <table:table-cell table:formula="of:=FLOOR(MOD([.$A455];[.C$1]) * [.C$2] / ([.C$1]-1))" office:value-type="float" office:value="195" calcext:value-type="float">
            <text:p>195</text:p>
          </table:table-cell>
          <table:table-cell table:formula="of:=FLOOR(MOD([.D$1]-[.$A455] -1;[.D$1]) * [.D$2] / ([.D$1]-1))" office:value-type="float" office:value="60" calcext:value-type="float">
            <text:p>60</text:p>
          </table:table-cell>
          <table:table-cell table:formula="of:=(IF(MOD([.$A455];[.E$1])&lt;FLOOR([.E$1]/2);0;[.E$2]))" office:value-type="float" office:value="255" calcext:value-type="float">
            <text:p>255</text:p>
          </table:table-cell>
          <table:table-cell table:formula="of:=IF(MOD([.$A455];[.F$1])&lt;[.F$1]/2;FLOOR(MOD([.$A455];[.F$1]) * [.F$2] *2 / ([.F$1]-1));[.F$2]-FLOOR(MOD(FLOOR([.$A455]-[.F$1]/2);[.F$1]) * [.F$2] *2 / ([.F$1]-1)))" office:value-type="float" office:value="121" calcext:value-type="float">
            <text:p>121</text:p>
          </table:table-cell>
          <table:table-cell table:formula="of:=FLOOR([.G$2] * POWER(SIN( PI() * [.$A455] / [.G$1] );2))" office:value-type="float" office:value="118" calcext:value-type="float">
            <text:p>118</text:p>
          </table:table-cell>
          <table:table-cell table:formula="of:=[.H$2]-FLOOR(POWER(IF(MOD([.$A455];[.H$1])&lt;[.H$1]/2;FLOOR(MOD([.$A455];[.H$1]) * [.H$2] *2 / ([.H$1]-1));[.H$2]-FLOOR(MOD(FLOOR([.$A455]-[.H$1]/2);[.H$1]) * [.H$2] *2 / ([.H$1]-1)));2)/[.H$2])" office:value-type="float" office:value="198" calcext:value-type="float">
            <text:p>198</text:p>
          </table:table-cell>
          <table:table-cell table:formula="of:=FLOOR( [.I$2] * ABS(SIN( PI() * [.$A455] / [.I$1] )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FLOOR([.$B$2]/2 + [.$B$2]/2 * SIN(2 *  PI() * [.$A456] / [.$B$1] ))" office:value-type="float" office:value="0" calcext:value-type="float">
            <text:p>0</text:p>
          </table:table-cell>
          <table:table-cell table:formula="of:=FLOOR(MOD([.$A456];[.C$1]) * [.C$2] / ([.C$1]-1))" office:value-type="float" office:value="196" calcext:value-type="float">
            <text:p>196</text:p>
          </table:table-cell>
          <table:table-cell table:formula="of:=FLOOR(MOD([.D$1]-[.$A456] -1;[.D$1]) * [.D$2] / ([.D$1]-1))" office:value-type="float" office:value="59" calcext:value-type="float">
            <text:p>59</text:p>
          </table:table-cell>
          <table:table-cell table:formula="of:=(IF(MOD([.$A456];[.E$1])&lt;FLOOR([.E$1]/2);0;[.E$2]))" office:value-type="float" office:value="255" calcext:value-type="float">
            <text:p>255</text:p>
          </table:table-cell>
          <table:table-cell table:formula="of:=IF(MOD([.$A456];[.F$1])&lt;[.F$1]/2;FLOOR(MOD([.$A456];[.F$1]) * [.F$2] *2 / ([.F$1]-1));[.F$2]-FLOOR(MOD(FLOOR([.$A456]-[.F$1]/2);[.F$1]) * [.F$2] *2 / ([.F$1]-1)))" office:value-type="float" office:value="119" calcext:value-type="float">
            <text:p>119</text:p>
          </table:table-cell>
          <table:table-cell table:formula="of:=FLOOR([.G$2] * POWER(SIN( PI() * [.$A456] / [.G$1] );2))" office:value-type="float" office:value="115" calcext:value-type="float">
            <text:p>115</text:p>
          </table:table-cell>
          <table:table-cell table:formula="of:=[.H$2]-FLOOR(POWER(IF(MOD([.$A456];[.H$1])&lt;[.H$1]/2;FLOOR(MOD([.$A456];[.H$1]) * [.H$2] *2 / ([.H$1]-1));[.H$2]-FLOOR(MOD(FLOOR([.$A456]-[.H$1]/2);[.H$1]) * [.H$2] *2 / ([.H$1]-1)));2)/[.H$2])" office:value-type="float" office:value="200" calcext:value-type="float">
            <text:p>200</text:p>
          </table:table-cell>
          <table:table-cell table:formula="of:=FLOOR( [.I$2] * ABS(SIN( PI() * [.$A456] / [.I$1] )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FLOOR([.$B$2]/2 + [.$B$2]/2 * SIN(2 *  PI() * [.$A457] / [.$B$1] ))" office:value-type="float" office:value="0" calcext:value-type="float">
            <text:p>0</text:p>
          </table:table-cell>
          <table:table-cell table:formula="of:=FLOOR(MOD([.$A457];[.C$1]) * [.C$2] / ([.C$1]-1))" office:value-type="float" office:value="197" calcext:value-type="float">
            <text:p>197</text:p>
          </table:table-cell>
          <table:table-cell table:formula="of:=FLOOR(MOD([.D$1]-[.$A457] -1;[.D$1]) * [.D$2] / ([.D$1]-1))" office:value-type="float" office:value="58" calcext:value-type="float">
            <text:p>58</text:p>
          </table:table-cell>
          <table:table-cell table:formula="of:=(IF(MOD([.$A457];[.E$1])&lt;FLOOR([.E$1]/2);0;[.E$2]))" office:value-type="float" office:value="255" calcext:value-type="float">
            <text:p>255</text:p>
          </table:table-cell>
          <table:table-cell table:formula="of:=IF(MOD([.$A457];[.F$1])&lt;[.F$1]/2;FLOOR(MOD([.$A457];[.F$1]) * [.F$2] *2 / ([.F$1]-1));[.F$2]-FLOOR(MOD(FLOOR([.$A457]-[.F$1]/2);[.F$1]) * [.F$2] *2 / ([.F$1]-1)))" office:value-type="float" office:value="117" calcext:value-type="float">
            <text:p>117</text:p>
          </table:table-cell>
          <table:table-cell table:formula="of:=FLOOR([.G$2] * POWER(SIN( PI() * [.$A457] / [.G$1] );2))" office:value-type="float" office:value="111" calcext:value-type="float">
            <text:p>111</text:p>
          </table:table-cell>
          <table:table-cell table:formula="of:=[.H$2]-FLOOR(POWER(IF(MOD([.$A457];[.H$1])&lt;[.H$1]/2;FLOOR(MOD([.$A457];[.H$1]) * [.H$2] *2 / ([.H$1]-1));[.H$2]-FLOOR(MOD(FLOOR([.$A457]-[.H$1]/2);[.H$1]) * [.H$2] *2 / ([.H$1]-1)));2)/[.H$2])" office:value-type="float" office:value="202" calcext:value-type="float">
            <text:p>202</text:p>
          </table:table-cell>
          <table:table-cell table:formula="of:=FLOOR( [.I$2] * ABS(SIN( PI() * [.$A457] / [.I$1] )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FLOOR([.$B$2]/2 + [.$B$2]/2 * SIN(2 *  PI() * [.$A458] / [.$B$1] ))" office:value-type="float" office:value="1" calcext:value-type="float">
            <text:p>1</text:p>
          </table:table-cell>
          <table:table-cell table:formula="of:=FLOOR(MOD([.$A458];[.C$1]) * [.C$2] / ([.C$1]-1))" office:value-type="float" office:value="198" calcext:value-type="float">
            <text:p>198</text:p>
          </table:table-cell>
          <table:table-cell table:formula="of:=FLOOR(MOD([.D$1]-[.$A458] -1;[.D$1]) * [.D$2] / ([.D$1]-1))" office:value-type="float" office:value="57" calcext:value-type="float">
            <text:p>57</text:p>
          </table:table-cell>
          <table:table-cell table:formula="of:=(IF(MOD([.$A458];[.E$1])&lt;FLOOR([.E$1]/2);0;[.E$2]))" office:value-type="float" office:value="255" calcext:value-type="float">
            <text:p>255</text:p>
          </table:table-cell>
          <table:table-cell table:formula="of:=IF(MOD([.$A458];[.F$1])&lt;[.F$1]/2;FLOOR(MOD([.$A458];[.F$1]) * [.F$2] *2 / ([.F$1]-1));[.F$2]-FLOOR(MOD(FLOOR([.$A458]-[.F$1]/2);[.F$1]) * [.F$2] *2 / ([.F$1]-1)))" office:value-type="float" office:value="115" calcext:value-type="float">
            <text:p>115</text:p>
          </table:table-cell>
          <table:table-cell table:formula="of:=FLOOR([.G$2] * POWER(SIN( PI() * [.$A458] / [.G$1] );2))" office:value-type="float" office:value="108" calcext:value-type="float">
            <text:p>108</text:p>
          </table:table-cell>
          <table:table-cell table:formula="of:=[.H$2]-FLOOR(POWER(IF(MOD([.$A458];[.H$1])&lt;[.H$1]/2;FLOOR(MOD([.$A458];[.H$1]) * [.H$2] *2 / ([.H$1]-1));[.H$2]-FLOOR(MOD(FLOOR([.$A458]-[.H$1]/2);[.H$1]) * [.H$2] *2 / ([.H$1]-1)));2)/[.H$2])" office:value-type="float" office:value="204" calcext:value-type="float">
            <text:p>204</text:p>
          </table:table-cell>
          <table:table-cell table:formula="of:=FLOOR( [.I$2] * ABS(SIN( PI() * [.$A458] / [.I$1] )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FLOOR([.$B$2]/2 + [.$B$2]/2 * SIN(2 *  PI() * [.$A459] / [.$B$1] ))" office:value-type="float" office:value="1" calcext:value-type="float">
            <text:p>1</text:p>
          </table:table-cell>
          <table:table-cell table:formula="of:=FLOOR(MOD([.$A459];[.C$1]) * [.C$2] / ([.C$1]-1))" office:value-type="float" office:value="199" calcext:value-type="float">
            <text:p>199</text:p>
          </table:table-cell>
          <table:table-cell table:formula="of:=FLOOR(MOD([.D$1]-[.$A459] -1;[.D$1]) * [.D$2] / ([.D$1]-1))" office:value-type="float" office:value="56" calcext:value-type="float">
            <text:p>56</text:p>
          </table:table-cell>
          <table:table-cell table:formula="of:=(IF(MOD([.$A459];[.E$1])&lt;FLOOR([.E$1]/2);0;[.E$2]))" office:value-type="float" office:value="255" calcext:value-type="float">
            <text:p>255</text:p>
          </table:table-cell>
          <table:table-cell table:formula="of:=IF(MOD([.$A459];[.F$1])&lt;[.F$1]/2;FLOOR(MOD([.$A459];[.F$1]) * [.F$2] *2 / ([.F$1]-1));[.F$2]-FLOOR(MOD(FLOOR([.$A459]-[.F$1]/2);[.F$1]) * [.F$2] *2 / ([.F$1]-1)))" office:value-type="float" office:value="113" calcext:value-type="float">
            <text:p>113</text:p>
          </table:table-cell>
          <table:table-cell table:formula="of:=FLOOR([.G$2] * POWER(SIN( PI() * [.$A459] / [.G$1] );2))" office:value-type="float" office:value="105" calcext:value-type="float">
            <text:p>105</text:p>
          </table:table-cell>
          <table:table-cell table:formula="of:=[.H$2]-FLOOR(POWER(IF(MOD([.$A459];[.H$1])&lt;[.H$1]/2;FLOOR(MOD([.$A459];[.H$1]) * [.H$2] *2 / ([.H$1]-1));[.H$2]-FLOOR(MOD(FLOOR([.$A459]-[.H$1]/2);[.H$1]) * [.H$2] *2 / ([.H$1]-1)));2)/[.H$2])" office:value-type="float" office:value="205" calcext:value-type="float">
            <text:p>205</text:p>
          </table:table-cell>
          <table:table-cell table:formula="of:=FLOOR( [.I$2] * ABS(SIN( PI() * [.$A459] / [.I$1] )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FLOOR([.$B$2]/2 + [.$B$2]/2 * SIN(2 *  PI() * [.$A460] / [.$B$1] ))" office:value-type="float" office:value="2" calcext:value-type="float">
            <text:p>2</text:p>
          </table:table-cell>
          <table:table-cell table:formula="of:=FLOOR(MOD([.$A460];[.C$1]) * [.C$2] / ([.C$1]-1))" office:value-type="float" office:value="200" calcext:value-type="float">
            <text:p>200</text:p>
          </table:table-cell>
          <table:table-cell table:formula="of:=FLOOR(MOD([.D$1]-[.$A460] -1;[.D$1]) * [.D$2] / ([.D$1]-1))" office:value-type="float" office:value="55" calcext:value-type="float">
            <text:p>55</text:p>
          </table:table-cell>
          <table:table-cell table:formula="of:=(IF(MOD([.$A460];[.E$1])&lt;FLOOR([.E$1]/2);0;[.E$2]))" office:value-type="float" office:value="255" calcext:value-type="float">
            <text:p>255</text:p>
          </table:table-cell>
          <table:table-cell table:formula="of:=IF(MOD([.$A460];[.F$1])&lt;[.F$1]/2;FLOOR(MOD([.$A460];[.F$1]) * [.F$2] *2 / ([.F$1]-1));[.F$2]-FLOOR(MOD(FLOOR([.$A460]-[.F$1]/2);[.F$1]) * [.F$2] *2 / ([.F$1]-1)))" office:value-type="float" office:value="111" calcext:value-type="float">
            <text:p>111</text:p>
          </table:table-cell>
          <table:table-cell table:formula="of:=FLOOR([.G$2] * POWER(SIN( PI() * [.$A460] / [.G$1] );2))" office:value-type="float" office:value="102" calcext:value-type="float">
            <text:p>102</text:p>
          </table:table-cell>
          <table:table-cell table:formula="of:=[.H$2]-FLOOR(POWER(IF(MOD([.$A460];[.H$1])&lt;[.H$1]/2;FLOOR(MOD([.$A460];[.H$1]) * [.H$2] *2 / ([.H$1]-1));[.H$2]-FLOOR(MOD(FLOOR([.$A460]-[.H$1]/2);[.H$1]) * [.H$2] *2 / ([.H$1]-1)));2)/[.H$2])" office:value-type="float" office:value="207" calcext:value-type="float">
            <text:p>207</text:p>
          </table:table-cell>
          <table:table-cell table:formula="of:=FLOOR( [.I$2] * ABS(SIN( PI() * [.$A460] / [.I$1] )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FLOOR([.$B$2]/2 + [.$B$2]/2 * SIN(2 *  PI() * [.$A461] / [.$B$1] ))" office:value-type="float" office:value="3" calcext:value-type="float">
            <text:p>3</text:p>
          </table:table-cell>
          <table:table-cell table:formula="of:=FLOOR(MOD([.$A461];[.C$1]) * [.C$2] / ([.C$1]-1))" office:value-type="float" office:value="201" calcext:value-type="float">
            <text:p>201</text:p>
          </table:table-cell>
          <table:table-cell table:formula="of:=FLOOR(MOD([.D$1]-[.$A461] -1;[.D$1]) * [.D$2] / ([.D$1]-1))" office:value-type="float" office:value="54" calcext:value-type="float">
            <text:p>54</text:p>
          </table:table-cell>
          <table:table-cell table:formula="of:=(IF(MOD([.$A461];[.E$1])&lt;FLOOR([.E$1]/2);0;[.E$2]))" office:value-type="float" office:value="255" calcext:value-type="float">
            <text:p>255</text:p>
          </table:table-cell>
          <table:table-cell table:formula="of:=IF(MOD([.$A461];[.F$1])&lt;[.F$1]/2;FLOOR(MOD([.$A461];[.F$1]) * [.F$2] *2 / ([.F$1]-1));[.F$2]-FLOOR(MOD(FLOOR([.$A461]-[.F$1]/2);[.F$1]) * [.F$2] *2 / ([.F$1]-1)))" office:value-type="float" office:value="109" calcext:value-type="float">
            <text:p>109</text:p>
          </table:table-cell>
          <table:table-cell table:formula="of:=FLOOR([.G$2] * POWER(SIN( PI() * [.$A461] / [.G$1] );2))" office:value-type="float" office:value="99" calcext:value-type="float">
            <text:p>99</text:p>
          </table:table-cell>
          <table:table-cell table:formula="of:=[.H$2]-FLOOR(POWER(IF(MOD([.$A461];[.H$1])&lt;[.H$1]/2;FLOOR(MOD([.$A461];[.H$1]) * [.H$2] *2 / ([.H$1]-1));[.H$2]-FLOOR(MOD(FLOOR([.$A461]-[.H$1]/2);[.H$1]) * [.H$2] *2 / ([.H$1]-1)));2)/[.H$2])" office:value-type="float" office:value="209" calcext:value-type="float">
            <text:p>209</text:p>
          </table:table-cell>
          <table:table-cell table:formula="of:=FLOOR( [.I$2] * ABS(SIN( PI() * [.$A461] / [.I$1] )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FLOOR([.$B$2]/2 + [.$B$2]/2 * SIN(2 *  PI() * [.$A462] / [.$B$1] ))" office:value-type="float" office:value="3" calcext:value-type="float">
            <text:p>3</text:p>
          </table:table-cell>
          <table:table-cell table:formula="of:=FLOOR(MOD([.$A462];[.C$1]) * [.C$2] / ([.C$1]-1))" office:value-type="float" office:value="202" calcext:value-type="float">
            <text:p>202</text:p>
          </table:table-cell>
          <table:table-cell table:formula="of:=FLOOR(MOD([.D$1]-[.$A462] -1;[.D$1]) * [.D$2] / ([.D$1]-1))" office:value-type="float" office:value="53" calcext:value-type="float">
            <text:p>53</text:p>
          </table:table-cell>
          <table:table-cell table:formula="of:=(IF(MOD([.$A462];[.E$1])&lt;FLOOR([.E$1]/2);0;[.E$2]))" office:value-type="float" office:value="255" calcext:value-type="float">
            <text:p>255</text:p>
          </table:table-cell>
          <table:table-cell table:formula="of:=IF(MOD([.$A462];[.F$1])&lt;[.F$1]/2;FLOOR(MOD([.$A462];[.F$1]) * [.F$2] *2 / ([.F$1]-1));[.F$2]-FLOOR(MOD(FLOOR([.$A462]-[.F$1]/2);[.F$1]) * [.F$2] *2 / ([.F$1]-1)))" office:value-type="float" office:value="107" calcext:value-type="float">
            <text:p>107</text:p>
          </table:table-cell>
          <table:table-cell table:formula="of:=FLOOR([.G$2] * POWER(SIN( PI() * [.$A462] / [.G$1] );2))" office:value-type="float" office:value="96" calcext:value-type="float">
            <text:p>96</text:p>
          </table:table-cell>
          <table:table-cell table:formula="of:=[.H$2]-FLOOR(POWER(IF(MOD([.$A462];[.H$1])&lt;[.H$1]/2;FLOOR(MOD([.$A462];[.H$1]) * [.H$2] *2 / ([.H$1]-1));[.H$2]-FLOOR(MOD(FLOOR([.$A462]-[.H$1]/2);[.H$1]) * [.H$2] *2 / ([.H$1]-1)));2)/[.H$2])" office:value-type="float" office:value="211" calcext:value-type="float">
            <text:p>211</text:p>
          </table:table-cell>
          <table:table-cell table:formula="of:=FLOOR( [.I$2] * ABS(SIN( PI() * [.$A462] / [.I$1] )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FLOOR([.$B$2]/2 + [.$B$2]/2 * SIN(2 *  PI() * [.$A463] / [.$B$1] ))" office:value-type="float" office:value="4" calcext:value-type="float">
            <text:p>4</text:p>
          </table:table-cell>
          <table:table-cell table:formula="of:=FLOOR(MOD([.$A463];[.C$1]) * [.C$2] / ([.C$1]-1))" office:value-type="float" office:value="203" calcext:value-type="float">
            <text:p>203</text:p>
          </table:table-cell>
          <table:table-cell table:formula="of:=FLOOR(MOD([.D$1]-[.$A463] -1;[.D$1]) * [.D$2] / ([.D$1]-1))" office:value-type="float" office:value="52" calcext:value-type="float">
            <text:p>52</text:p>
          </table:table-cell>
          <table:table-cell table:formula="of:=(IF(MOD([.$A463];[.E$1])&lt;FLOOR([.E$1]/2);0;[.E$2]))" office:value-type="float" office:value="255" calcext:value-type="float">
            <text:p>255</text:p>
          </table:table-cell>
          <table:table-cell table:formula="of:=IF(MOD([.$A463];[.F$1])&lt;[.F$1]/2;FLOOR(MOD([.$A463];[.F$1]) * [.F$2] *2 / ([.F$1]-1));[.F$2]-FLOOR(MOD(FLOOR([.$A463]-[.F$1]/2);[.F$1]) * [.F$2] *2 / ([.F$1]-1)))" office:value-type="float" office:value="105" calcext:value-type="float">
            <text:p>105</text:p>
          </table:table-cell>
          <table:table-cell table:formula="of:=FLOOR([.G$2] * POWER(SIN( PI() * [.$A463] / [.G$1] );2))" office:value-type="float" office:value="93" calcext:value-type="float">
            <text:p>93</text:p>
          </table:table-cell>
          <table:table-cell table:formula="of:=[.H$2]-FLOOR(POWER(IF(MOD([.$A463];[.H$1])&lt;[.H$1]/2;FLOOR(MOD([.$A463];[.H$1]) * [.H$2] *2 / ([.H$1]-1));[.H$2]-FLOOR(MOD(FLOOR([.$A463]-[.H$1]/2);[.H$1]) * [.H$2] *2 / ([.H$1]-1)));2)/[.H$2])" office:value-type="float" office:value="212" calcext:value-type="float">
            <text:p>212</text:p>
          </table:table-cell>
          <table:table-cell table:formula="of:=FLOOR( [.I$2] * ABS(SIN( PI() * [.$A463] / [.I$1] )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FLOOR([.$B$2]/2 + [.$B$2]/2 * SIN(2 *  PI() * [.$A464] / [.$B$1] ))" office:value-type="float" office:value="5" calcext:value-type="float">
            <text:p>5</text:p>
          </table:table-cell>
          <table:table-cell table:formula="of:=FLOOR(MOD([.$A464];[.C$1]) * [.C$2] / ([.C$1]-1))" office:value-type="float" office:value="204" calcext:value-type="float">
            <text:p>204</text:p>
          </table:table-cell>
          <table:table-cell table:formula="of:=FLOOR(MOD([.D$1]-[.$A464] -1;[.D$1]) * [.D$2] / ([.D$1]-1))" office:value-type="float" office:value="51" calcext:value-type="float">
            <text:p>51</text:p>
          </table:table-cell>
          <table:table-cell table:formula="of:=(IF(MOD([.$A464];[.E$1])&lt;FLOOR([.E$1]/2);0;[.E$2]))" office:value-type="float" office:value="255" calcext:value-type="float">
            <text:p>255</text:p>
          </table:table-cell>
          <table:table-cell table:formula="of:=IF(MOD([.$A464];[.F$1])&lt;[.F$1]/2;FLOOR(MOD([.$A464];[.F$1]) * [.F$2] *2 / ([.F$1]-1));[.F$2]-FLOOR(MOD(FLOOR([.$A464]-[.F$1]/2);[.F$1]) * [.F$2] *2 / ([.F$1]-1)))" office:value-type="float" office:value="103" calcext:value-type="float">
            <text:p>103</text:p>
          </table:table-cell>
          <table:table-cell table:formula="of:=FLOOR([.G$2] * POWER(SIN( PI() * [.$A464] / [.G$1] );2))" office:value-type="float" office:value="90" calcext:value-type="float">
            <text:p>90</text:p>
          </table:table-cell>
          <table:table-cell table:formula="of:=[.H$2]-FLOOR(POWER(IF(MOD([.$A464];[.H$1])&lt;[.H$1]/2;FLOOR(MOD([.$A464];[.H$1]) * [.H$2] *2 / ([.H$1]-1));[.H$2]-FLOOR(MOD(FLOOR([.$A464]-[.H$1]/2);[.H$1]) * [.H$2] *2 / ([.H$1]-1)));2)/[.H$2])" office:value-type="float" office:value="214" calcext:value-type="float">
            <text:p>214</text:p>
          </table:table-cell>
          <table:table-cell table:formula="of:=FLOOR( [.I$2] * ABS(SIN( PI() * [.$A464] / [.I$1] )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FLOOR([.$B$2]/2 + [.$B$2]/2 * SIN(2 *  PI() * [.$A465] / [.$B$1] ))" office:value-type="float" office:value="6" calcext:value-type="float">
            <text:p>6</text:p>
          </table:table-cell>
          <table:table-cell table:formula="of:=FLOOR(MOD([.$A465];[.C$1]) * [.C$2] / ([.C$1]-1))" office:value-type="float" office:value="205" calcext:value-type="float">
            <text:p>205</text:p>
          </table:table-cell>
          <table:table-cell table:formula="of:=FLOOR(MOD([.D$1]-[.$A465] -1;[.D$1]) * [.D$2] / ([.D$1]-1))" office:value-type="float" office:value="50" calcext:value-type="float">
            <text:p>50</text:p>
          </table:table-cell>
          <table:table-cell table:formula="of:=(IF(MOD([.$A465];[.E$1])&lt;FLOOR([.E$1]/2);0;[.E$2]))" office:value-type="float" office:value="255" calcext:value-type="float">
            <text:p>255</text:p>
          </table:table-cell>
          <table:table-cell table:formula="of:=IF(MOD([.$A465];[.F$1])&lt;[.F$1]/2;FLOOR(MOD([.$A465];[.F$1]) * [.F$2] *2 / ([.F$1]-1));[.F$2]-FLOOR(MOD(FLOOR([.$A465]-[.F$1]/2);[.F$1]) * [.F$2] *2 / ([.F$1]-1)))" office:value-type="float" office:value="101" calcext:value-type="float">
            <text:p>101</text:p>
          </table:table-cell>
          <table:table-cell table:formula="of:=FLOOR([.G$2] * POWER(SIN( PI() * [.$A465] / [.G$1] );2))" office:value-type="float" office:value="87" calcext:value-type="float">
            <text:p>87</text:p>
          </table:table-cell>
          <table:table-cell table:formula="of:=[.H$2]-FLOOR(POWER(IF(MOD([.$A465];[.H$1])&lt;[.H$1]/2;FLOOR(MOD([.$A465];[.H$1]) * [.H$2] *2 / ([.H$1]-1));[.H$2]-FLOOR(MOD(FLOOR([.$A465]-[.H$1]/2);[.H$1]) * [.H$2] *2 / ([.H$1]-1)));2)/[.H$2])" office:value-type="float" office:value="215" calcext:value-type="float">
            <text:p>215</text:p>
          </table:table-cell>
          <table:table-cell table:formula="of:=FLOOR( [.I$2] * ABS(SIN( PI() * [.$A465] / [.I$1] )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FLOOR([.$B$2]/2 + [.$B$2]/2 * SIN(2 *  PI() * [.$A466] / [.$B$1] ))" office:value-type="float" office:value="7" calcext:value-type="float">
            <text:p>7</text:p>
          </table:table-cell>
          <table:table-cell table:formula="of:=FLOOR(MOD([.$A466];[.C$1]) * [.C$2] / ([.C$1]-1))" office:value-type="float" office:value="206" calcext:value-type="float">
            <text:p>206</text:p>
          </table:table-cell>
          <table:table-cell table:formula="of:=FLOOR(MOD([.D$1]-[.$A466] -1;[.D$1]) * [.D$2] / ([.D$1]-1))" office:value-type="float" office:value="49" calcext:value-type="float">
            <text:p>49</text:p>
          </table:table-cell>
          <table:table-cell table:formula="of:=(IF(MOD([.$A466];[.E$1])&lt;FLOOR([.E$1]/2);0;[.E$2]))" office:value-type="float" office:value="255" calcext:value-type="float">
            <text:p>255</text:p>
          </table:table-cell>
          <table:table-cell table:formula="of:=IF(MOD([.$A466];[.F$1])&lt;[.F$1]/2;FLOOR(MOD([.$A466];[.F$1]) * [.F$2] *2 / ([.F$1]-1));[.F$2]-FLOOR(MOD(FLOOR([.$A466]-[.F$1]/2);[.F$1]) * [.F$2] *2 / ([.F$1]-1)))" office:value-type="float" office:value="99" calcext:value-type="float">
            <text:p>99</text:p>
          </table:table-cell>
          <table:table-cell table:formula="of:=FLOOR([.G$2] * POWER(SIN( PI() * [.$A466] / [.G$1] );2))" office:value-type="float" office:value="84" calcext:value-type="float">
            <text:p>84</text:p>
          </table:table-cell>
          <table:table-cell table:formula="of:=[.H$2]-FLOOR(POWER(IF(MOD([.$A466];[.H$1])&lt;[.H$1]/2;FLOOR(MOD([.$A466];[.H$1]) * [.H$2] *2 / ([.H$1]-1));[.H$2]-FLOOR(MOD(FLOOR([.$A466]-[.H$1]/2);[.H$1]) * [.H$2] *2 / ([.H$1]-1)));2)/[.H$2])" office:value-type="float" office:value="217" calcext:value-type="float">
            <text:p>217</text:p>
          </table:table-cell>
          <table:table-cell table:formula="of:=FLOOR( [.I$2] * ABS(SIN( PI() * [.$A466] / [.I$1] )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FLOOR([.$B$2]/2 + [.$B$2]/2 * SIN(2 *  PI() * [.$A467] / [.$B$1] ))" office:value-type="float" office:value="8" calcext:value-type="float">
            <text:p>8</text:p>
          </table:table-cell>
          <table:table-cell table:formula="of:=FLOOR(MOD([.$A467];[.C$1]) * [.C$2] / ([.C$1]-1))" office:value-type="float" office:value="207" calcext:value-type="float">
            <text:p>207</text:p>
          </table:table-cell>
          <table:table-cell table:formula="of:=FLOOR(MOD([.D$1]-[.$A467] -1;[.D$1]) * [.D$2] / ([.D$1]-1))" office:value-type="float" office:value="48" calcext:value-type="float">
            <text:p>48</text:p>
          </table:table-cell>
          <table:table-cell table:formula="of:=(IF(MOD([.$A467];[.E$1])&lt;FLOOR([.E$1]/2);0;[.E$2]))" office:value-type="float" office:value="255" calcext:value-type="float">
            <text:p>255</text:p>
          </table:table-cell>
          <table:table-cell table:formula="of:=IF(MOD([.$A467];[.F$1])&lt;[.F$1]/2;FLOOR(MOD([.$A467];[.F$1]) * [.F$2] *2 / ([.F$1]-1));[.F$2]-FLOOR(MOD(FLOOR([.$A467]-[.F$1]/2);[.F$1]) * [.F$2] *2 / ([.F$1]-1)))" office:value-type="float" office:value="97" calcext:value-type="float">
            <text:p>97</text:p>
          </table:table-cell>
          <table:table-cell table:formula="of:=FLOOR([.G$2] * POWER(SIN( PI() * [.$A467] / [.G$1] );2))" office:value-type="float" office:value="81" calcext:value-type="float">
            <text:p>81</text:p>
          </table:table-cell>
          <table:table-cell table:formula="of:=[.H$2]-FLOOR(POWER(IF(MOD([.$A467];[.H$1])&lt;[.H$1]/2;FLOOR(MOD([.$A467];[.H$1]) * [.H$2] *2 / ([.H$1]-1));[.H$2]-FLOOR(MOD(FLOOR([.$A467]-[.H$1]/2);[.H$1]) * [.H$2] *2 / ([.H$1]-1)));2)/[.H$2])" office:value-type="float" office:value="219" calcext:value-type="float">
            <text:p>219</text:p>
          </table:table-cell>
          <table:table-cell table:formula="of:=FLOOR( [.I$2] * ABS(SIN( PI() * [.$A467] / [.I$1] )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FLOOR([.$B$2]/2 + [.$B$2]/2 * SIN(2 *  PI() * [.$A468] / [.$B$1] ))" office:value-type="float" office:value="9" calcext:value-type="float">
            <text:p>9</text:p>
          </table:table-cell>
          <table:table-cell table:formula="of:=FLOOR(MOD([.$A468];[.C$1]) * [.C$2] / ([.C$1]-1))" office:value-type="float" office:value="208" calcext:value-type="float">
            <text:p>208</text:p>
          </table:table-cell>
          <table:table-cell table:formula="of:=FLOOR(MOD([.D$1]-[.$A468] -1;[.D$1]) * [.D$2] / ([.D$1]-1))" office:value-type="float" office:value="47" calcext:value-type="float">
            <text:p>47</text:p>
          </table:table-cell>
          <table:table-cell table:formula="of:=(IF(MOD([.$A468];[.E$1])&lt;FLOOR([.E$1]/2);0;[.E$2]))" office:value-type="float" office:value="255" calcext:value-type="float">
            <text:p>255</text:p>
          </table:table-cell>
          <table:table-cell table:formula="of:=IF(MOD([.$A468];[.F$1])&lt;[.F$1]/2;FLOOR(MOD([.$A468];[.F$1]) * [.F$2] *2 / ([.F$1]-1));[.F$2]-FLOOR(MOD(FLOOR([.$A468]-[.F$1]/2);[.F$1]) * [.F$2] *2 / ([.F$1]-1)))" office:value-type="float" office:value="95" calcext:value-type="float">
            <text:p>95</text:p>
          </table:table-cell>
          <table:table-cell table:formula="of:=FLOOR([.G$2] * POWER(SIN( PI() * [.$A468] / [.G$1] );2))" office:value-type="float" office:value="78" calcext:value-type="float">
            <text:p>78</text:p>
          </table:table-cell>
          <table:table-cell table:formula="of:=[.H$2]-FLOOR(POWER(IF(MOD([.$A468];[.H$1])&lt;[.H$1]/2;FLOOR(MOD([.$A468];[.H$1]) * [.H$2] *2 / ([.H$1]-1));[.H$2]-FLOOR(MOD(FLOOR([.$A468]-[.H$1]/2);[.H$1]) * [.H$2] *2 / ([.H$1]-1)));2)/[.H$2])" office:value-type="float" office:value="220" calcext:value-type="float">
            <text:p>220</text:p>
          </table:table-cell>
          <table:table-cell table:formula="of:=FLOOR( [.I$2] * ABS(SIN( PI() * [.$A468] / [.I$1] 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FLOOR([.$B$2]/2 + [.$B$2]/2 * SIN(2 *  PI() * [.$A469] / [.$B$1] ))" office:value-type="float" office:value="10" calcext:value-type="float">
            <text:p>10</text:p>
          </table:table-cell>
          <table:table-cell table:formula="of:=FLOOR(MOD([.$A469];[.C$1]) * [.C$2] / ([.C$1]-1))" office:value-type="float" office:value="209" calcext:value-type="float">
            <text:p>209</text:p>
          </table:table-cell>
          <table:table-cell table:formula="of:=FLOOR(MOD([.D$1]-[.$A469] -1;[.D$1]) * [.D$2] / ([.D$1]-1))" office:value-type="float" office:value="46" calcext:value-type="float">
            <text:p>46</text:p>
          </table:table-cell>
          <table:table-cell table:formula="of:=(IF(MOD([.$A469];[.E$1])&lt;FLOOR([.E$1]/2);0;[.E$2]))" office:value-type="float" office:value="255" calcext:value-type="float">
            <text:p>255</text:p>
          </table:table-cell>
          <table:table-cell table:formula="of:=IF(MOD([.$A469];[.F$1])&lt;[.F$1]/2;FLOOR(MOD([.$A469];[.F$1]) * [.F$2] *2 / ([.F$1]-1));[.F$2]-FLOOR(MOD(FLOOR([.$A469]-[.F$1]/2);[.F$1]) * [.F$2] *2 / ([.F$1]-1)))" office:value-type="float" office:value="93" calcext:value-type="float">
            <text:p>93</text:p>
          </table:table-cell>
          <table:table-cell table:formula="of:=FLOOR([.G$2] * POWER(SIN( PI() * [.$A469] / [.G$1] );2))" office:value-type="float" office:value="75" calcext:value-type="float">
            <text:p>75</text:p>
          </table:table-cell>
          <table:table-cell table:formula="of:=[.H$2]-FLOOR(POWER(IF(MOD([.$A469];[.H$1])&lt;[.H$1]/2;FLOOR(MOD([.$A469];[.H$1]) * [.H$2] *2 / ([.H$1]-1));[.H$2]-FLOOR(MOD(FLOOR([.$A469]-[.H$1]/2);[.H$1]) * [.H$2] *2 / ([.H$1]-1)));2)/[.H$2])" office:value-type="float" office:value="222" calcext:value-type="float">
            <text:p>222</text:p>
          </table:table-cell>
          <table:table-cell table:formula="of:=FLOOR( [.I$2] * ABS(SIN( PI() * [.$A469] / [.I$1] 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FLOOR([.$B$2]/2 + [.$B$2]/2 * SIN(2 *  PI() * [.$A470] / [.$B$1] ))" office:value-type="float" office:value="12" calcext:value-type="float">
            <text:p>12</text:p>
          </table:table-cell>
          <table:table-cell table:formula="of:=FLOOR(MOD([.$A470];[.C$1]) * [.C$2] / ([.C$1]-1))" office:value-type="float" office:value="210" calcext:value-type="float">
            <text:p>210</text:p>
          </table:table-cell>
          <table:table-cell table:formula="of:=FLOOR(MOD([.D$1]-[.$A470] -1;[.D$1]) * [.D$2] / ([.D$1]-1))" office:value-type="float" office:value="45" calcext:value-type="float">
            <text:p>45</text:p>
          </table:table-cell>
          <table:table-cell table:formula="of:=(IF(MOD([.$A470];[.E$1])&lt;FLOOR([.E$1]/2);0;[.E$2]))" office:value-type="float" office:value="255" calcext:value-type="float">
            <text:p>255</text:p>
          </table:table-cell>
          <table:table-cell table:formula="of:=IF(MOD([.$A470];[.F$1])&lt;[.F$1]/2;FLOOR(MOD([.$A470];[.F$1]) * [.F$2] *2 / ([.F$1]-1));[.F$2]-FLOOR(MOD(FLOOR([.$A470]-[.F$1]/2);[.F$1]) * [.F$2] *2 / ([.F$1]-1)))" office:value-type="float" office:value="91" calcext:value-type="float">
            <text:p>91</text:p>
          </table:table-cell>
          <table:table-cell table:formula="of:=FLOOR([.G$2] * POWER(SIN( PI() * [.$A470] / [.G$1] );2))" office:value-type="float" office:value="72" calcext:value-type="float">
            <text:p>72</text:p>
          </table:table-cell>
          <table:table-cell table:formula="of:=[.H$2]-FLOOR(POWER(IF(MOD([.$A470];[.H$1])&lt;[.H$1]/2;FLOOR(MOD([.$A470];[.H$1]) * [.H$2] *2 / ([.H$1]-1));[.H$2]-FLOOR(MOD(FLOOR([.$A470]-[.H$1]/2);[.H$1]) * [.H$2] *2 / ([.H$1]-1)));2)/[.H$2])" office:value-type="float" office:value="223" calcext:value-type="float">
            <text:p>223</text:p>
          </table:table-cell>
          <table:table-cell table:formula="of:=FLOOR( [.I$2] * ABS(SIN( PI() * [.$A470] / [.I$1] 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FLOOR([.$B$2]/2 + [.$B$2]/2 * SIN(2 *  PI() * [.$A471] / [.$B$1] ))" office:value-type="float" office:value="13" calcext:value-type="float">
            <text:p>13</text:p>
          </table:table-cell>
          <table:table-cell table:formula="of:=FLOOR(MOD([.$A471];[.C$1]) * [.C$2] / ([.C$1]-1))" office:value-type="float" office:value="211" calcext:value-type="float">
            <text:p>211</text:p>
          </table:table-cell>
          <table:table-cell table:formula="of:=FLOOR(MOD([.D$1]-[.$A471] -1;[.D$1]) * [.D$2] / ([.D$1]-1))" office:value-type="float" office:value="44" calcext:value-type="float">
            <text:p>44</text:p>
          </table:table-cell>
          <table:table-cell table:formula="of:=(IF(MOD([.$A471];[.E$1])&lt;FLOOR([.E$1]/2);0;[.E$2]))" office:value-type="float" office:value="255" calcext:value-type="float">
            <text:p>255</text:p>
          </table:table-cell>
          <table:table-cell table:formula="of:=IF(MOD([.$A471];[.F$1])&lt;[.F$1]/2;FLOOR(MOD([.$A471];[.F$1]) * [.F$2] *2 / ([.F$1]-1));[.F$2]-FLOOR(MOD(FLOOR([.$A471]-[.F$1]/2);[.F$1]) * [.F$2] *2 / ([.F$1]-1)))" office:value-type="float" office:value="89" calcext:value-type="float">
            <text:p>89</text:p>
          </table:table-cell>
          <table:table-cell table:formula="of:=FLOOR([.G$2] * POWER(SIN( PI() * [.$A471] / [.G$1] );2))" office:value-type="float" office:value="70" calcext:value-type="float">
            <text:p>70</text:p>
          </table:table-cell>
          <table:table-cell table:formula="of:=[.H$2]-FLOOR(POWER(IF(MOD([.$A471];[.H$1])&lt;[.H$1]/2;FLOOR(MOD([.$A471];[.H$1]) * [.H$2] *2 / ([.H$1]-1));[.H$2]-FLOOR(MOD(FLOOR([.$A471]-[.H$1]/2);[.H$1]) * [.H$2] *2 / ([.H$1]-1)));2)/[.H$2])" office:value-type="float" office:value="224" calcext:value-type="float">
            <text:p>224</text:p>
          </table:table-cell>
          <table:table-cell table:formula="of:=FLOOR( [.I$2] * ABS(SIN( PI() * [.$A471] / [.I$1] 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FLOOR([.$B$2]/2 + [.$B$2]/2 * SIN(2 *  PI() * [.$A472] / [.$B$1] ))" office:value-type="float" office:value="15" calcext:value-type="float">
            <text:p>15</text:p>
          </table:table-cell>
          <table:table-cell table:formula="of:=FLOOR(MOD([.$A472];[.C$1]) * [.C$2] / ([.C$1]-1))" office:value-type="float" office:value="212" calcext:value-type="float">
            <text:p>212</text:p>
          </table:table-cell>
          <table:table-cell table:formula="of:=FLOOR(MOD([.D$1]-[.$A472] -1;[.D$1]) * [.D$2] / ([.D$1]-1))" office:value-type="float" office:value="43" calcext:value-type="float">
            <text:p>43</text:p>
          </table:table-cell>
          <table:table-cell table:formula="of:=(IF(MOD([.$A472];[.E$1])&lt;FLOOR([.E$1]/2);0;[.E$2]))" office:value-type="float" office:value="255" calcext:value-type="float">
            <text:p>255</text:p>
          </table:table-cell>
          <table:table-cell table:formula="of:=IF(MOD([.$A472];[.F$1])&lt;[.F$1]/2;FLOOR(MOD([.$A472];[.F$1]) * [.F$2] *2 / ([.F$1]-1));[.F$2]-FLOOR(MOD(FLOOR([.$A472]-[.F$1]/2);[.F$1]) * [.F$2] *2 / ([.F$1]-1)))" office:value-type="float" office:value="87" calcext:value-type="float">
            <text:p>87</text:p>
          </table:table-cell>
          <table:table-cell table:formula="of:=FLOOR([.G$2] * POWER(SIN( PI() * [.$A472] / [.G$1] );2))" office:value-type="float" office:value="67" calcext:value-type="float">
            <text:p>67</text:p>
          </table:table-cell>
          <table:table-cell table:formula="of:=[.H$2]-FLOOR(POWER(IF(MOD([.$A472];[.H$1])&lt;[.H$1]/2;FLOOR(MOD([.$A472];[.H$1]) * [.H$2] *2 / ([.H$1]-1));[.H$2]-FLOOR(MOD(FLOOR([.$A472]-[.H$1]/2);[.H$1]) * [.H$2] *2 / ([.H$1]-1)));2)/[.H$2])" office:value-type="float" office:value="226" calcext:value-type="float">
            <text:p>226</text:p>
          </table:table-cell>
          <table:table-cell table:formula="of:=FLOOR( [.I$2] * ABS(SIN( PI() * [.$A472] / [.I$1] 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FLOOR([.$B$2]/2 + [.$B$2]/2 * SIN(2 *  PI() * [.$A473] / [.$B$1] ))" office:value-type="float" office:value="16" calcext:value-type="float">
            <text:p>16</text:p>
          </table:table-cell>
          <table:table-cell table:formula="of:=FLOOR(MOD([.$A473];[.C$1]) * [.C$2] / ([.C$1]-1))" office:value-type="float" office:value="213" calcext:value-type="float">
            <text:p>213</text:p>
          </table:table-cell>
          <table:table-cell table:formula="of:=FLOOR(MOD([.D$1]-[.$A473] -1;[.D$1]) * [.D$2] / ([.D$1]-1))" office:value-type="float" office:value="42" calcext:value-type="float">
            <text:p>42</text:p>
          </table:table-cell>
          <table:table-cell table:formula="of:=(IF(MOD([.$A473];[.E$1])&lt;FLOOR([.E$1]/2);0;[.E$2]))" office:value-type="float" office:value="255" calcext:value-type="float">
            <text:p>255</text:p>
          </table:table-cell>
          <table:table-cell table:formula="of:=IF(MOD([.$A473];[.F$1])&lt;[.F$1]/2;FLOOR(MOD([.$A473];[.F$1]) * [.F$2] *2 / ([.F$1]-1));[.F$2]-FLOOR(MOD(FLOOR([.$A473]-[.F$1]/2);[.F$1]) * [.F$2] *2 / ([.F$1]-1)))" office:value-type="float" office:value="85" calcext:value-type="float">
            <text:p>85</text:p>
          </table:table-cell>
          <table:table-cell table:formula="of:=FLOOR([.G$2] * POWER(SIN( PI() * [.$A473] / [.G$1] );2))" office:value-type="float" office:value="64" calcext:value-type="float">
            <text:p>64</text:p>
          </table:table-cell>
          <table:table-cell table:formula="of:=[.H$2]-FLOOR(POWER(IF(MOD([.$A473];[.H$1])&lt;[.H$1]/2;FLOOR(MOD([.$A473];[.H$1]) * [.H$2] *2 / ([.H$1]-1));[.H$2]-FLOOR(MOD(FLOOR([.$A473]-[.H$1]/2);[.H$1]) * [.H$2] *2 / ([.H$1]-1)));2)/[.H$2])" office:value-type="float" office:value="227" calcext:value-type="float">
            <text:p>227</text:p>
          </table:table-cell>
          <table:table-cell table:formula="of:=FLOOR( [.I$2] * ABS(SIN( PI() * [.$A473] / [.I$1] 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FLOOR([.$B$2]/2 + [.$B$2]/2 * SIN(2 *  PI() * [.$A474] / [.$B$1] ))" office:value-type="float" office:value="18" calcext:value-type="float">
            <text:p>18</text:p>
          </table:table-cell>
          <table:table-cell table:formula="of:=FLOOR(MOD([.$A474];[.C$1]) * [.C$2] / ([.C$1]-1))" office:value-type="float" office:value="214" calcext:value-type="float">
            <text:p>214</text:p>
          </table:table-cell>
          <table:table-cell table:formula="of:=FLOOR(MOD([.D$1]-[.$A474] -1;[.D$1]) * [.D$2] / ([.D$1]-1))" office:value-type="float" office:value="41" calcext:value-type="float">
            <text:p>41</text:p>
          </table:table-cell>
          <table:table-cell table:formula="of:=(IF(MOD([.$A474];[.E$1])&lt;FLOOR([.E$1]/2);0;[.E$2]))" office:value-type="float" office:value="255" calcext:value-type="float">
            <text:p>255</text:p>
          </table:table-cell>
          <table:table-cell table:formula="of:=IF(MOD([.$A474];[.F$1])&lt;[.F$1]/2;FLOOR(MOD([.$A474];[.F$1]) * [.F$2] *2 / ([.F$1]-1));[.F$2]-FLOOR(MOD(FLOOR([.$A474]-[.F$1]/2);[.F$1]) * [.F$2] *2 / ([.F$1]-1)))" office:value-type="float" office:value="83" calcext:value-type="float">
            <text:p>83</text:p>
          </table:table-cell>
          <table:table-cell table:formula="of:=FLOOR([.G$2] * POWER(SIN( PI() * [.$A474] / [.G$1] );2))" office:value-type="float" office:value="61" calcext:value-type="float">
            <text:p>61</text:p>
          </table:table-cell>
          <table:table-cell table:formula="of:=[.H$2]-FLOOR(POWER(IF(MOD([.$A474];[.H$1])&lt;[.H$1]/2;FLOOR(MOD([.$A474];[.H$1]) * [.H$2] *2 / ([.H$1]-1));[.H$2]-FLOOR(MOD(FLOOR([.$A474]-[.H$1]/2);[.H$1]) * [.H$2] *2 / ([.H$1]-1)));2)/[.H$2])" office:value-type="float" office:value="228" calcext:value-type="float">
            <text:p>228</text:p>
          </table:table-cell>
          <table:table-cell table:formula="of:=FLOOR( [.I$2] * ABS(SIN( PI() * [.$A474] / [.I$1] 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FLOOR([.$B$2]/2 + [.$B$2]/2 * SIN(2 *  PI() * [.$A475] / [.$B$1] ))" office:value-type="float" office:value="19" calcext:value-type="float">
            <text:p>19</text:p>
          </table:table-cell>
          <table:table-cell table:formula="of:=FLOOR(MOD([.$A475];[.C$1]) * [.C$2] / ([.C$1]-1))" office:value-type="float" office:value="215" calcext:value-type="float">
            <text:p>215</text:p>
          </table:table-cell>
          <table:table-cell table:formula="of:=FLOOR(MOD([.D$1]-[.$A475] -1;[.D$1]) * [.D$2] / ([.D$1]-1))" office:value-type="float" office:value="40" calcext:value-type="float">
            <text:p>40</text:p>
          </table:table-cell>
          <table:table-cell table:formula="of:=(IF(MOD([.$A475];[.E$1])&lt;FLOOR([.E$1]/2);0;[.E$2]))" office:value-type="float" office:value="255" calcext:value-type="float">
            <text:p>255</text:p>
          </table:table-cell>
          <table:table-cell table:formula="of:=IF(MOD([.$A475];[.F$1])&lt;[.F$1]/2;FLOOR(MOD([.$A475];[.F$1]) * [.F$2] *2 / ([.F$1]-1));[.F$2]-FLOOR(MOD(FLOOR([.$A475]-[.F$1]/2);[.F$1]) * [.F$2] *2 / ([.F$1]-1)))" office:value-type="float" office:value="81" calcext:value-type="float">
            <text:p>81</text:p>
          </table:table-cell>
          <table:table-cell table:formula="of:=FLOOR([.G$2] * POWER(SIN( PI() * [.$A475] / [.G$1] );2))" office:value-type="float" office:value="59" calcext:value-type="float">
            <text:p>59</text:p>
          </table:table-cell>
          <table:table-cell table:formula="of:=[.H$2]-FLOOR(POWER(IF(MOD([.$A475];[.H$1])&lt;[.H$1]/2;FLOOR(MOD([.$A475];[.H$1]) * [.H$2] *2 / ([.H$1]-1));[.H$2]-FLOOR(MOD(FLOOR([.$A475]-[.H$1]/2);[.H$1]) * [.H$2] *2 / ([.H$1]-1)));2)/[.H$2])" office:value-type="float" office:value="230" calcext:value-type="float">
            <text:p>230</text:p>
          </table:table-cell>
          <table:table-cell table:formula="of:=FLOOR( [.I$2] * ABS(SIN( PI() * [.$A475] / [.I$1] 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FLOOR([.$B$2]/2 + [.$B$2]/2 * SIN(2 *  PI() * [.$A476] / [.$B$1] ))" office:value-type="float" office:value="21" calcext:value-type="float">
            <text:p>21</text:p>
          </table:table-cell>
          <table:table-cell table:formula="of:=FLOOR(MOD([.$A476];[.C$1]) * [.C$2] / ([.C$1]-1))" office:value-type="float" office:value="216" calcext:value-type="float">
            <text:p>216</text:p>
          </table:table-cell>
          <table:table-cell table:formula="of:=FLOOR(MOD([.D$1]-[.$A476] -1;[.D$1]) * [.D$2] / ([.D$1]-1))" office:value-type="float" office:value="39" calcext:value-type="float">
            <text:p>39</text:p>
          </table:table-cell>
          <table:table-cell table:formula="of:=(IF(MOD([.$A476];[.E$1])&lt;FLOOR([.E$1]/2);0;[.E$2]))" office:value-type="float" office:value="255" calcext:value-type="float">
            <text:p>255</text:p>
          </table:table-cell>
          <table:table-cell table:formula="of:=IF(MOD([.$A476];[.F$1])&lt;[.F$1]/2;FLOOR(MOD([.$A476];[.F$1]) * [.F$2] *2 / ([.F$1]-1));[.F$2]-FLOOR(MOD(FLOOR([.$A476]-[.F$1]/2);[.F$1]) * [.F$2] *2 / ([.F$1]-1)))" office:value-type="float" office:value="79" calcext:value-type="float">
            <text:p>79</text:p>
          </table:table-cell>
          <table:table-cell table:formula="of:=FLOOR([.G$2] * POWER(SIN( PI() * [.$A476] / [.G$1] );2))" office:value-type="float" office:value="56" calcext:value-type="float">
            <text:p>56</text:p>
          </table:table-cell>
          <table:table-cell table:formula="of:=[.H$2]-FLOOR(POWER(IF(MOD([.$A476];[.H$1])&lt;[.H$1]/2;FLOOR(MOD([.$A476];[.H$1]) * [.H$2] *2 / ([.H$1]-1));[.H$2]-FLOOR(MOD(FLOOR([.$A476]-[.H$1]/2);[.H$1]) * [.H$2] *2 / ([.H$1]-1)));2)/[.H$2])" office:value-type="float" office:value="231" calcext:value-type="float">
            <text:p>231</text:p>
          </table:table-cell>
          <table:table-cell table:formula="of:=FLOOR( [.I$2] * ABS(SIN( PI() * [.$A476] / [.I$1] 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FLOOR([.$B$2]/2 + [.$B$2]/2 * SIN(2 *  PI() * [.$A477] / [.$B$1] ))" office:value-type="float" office:value="23" calcext:value-type="float">
            <text:p>23</text:p>
          </table:table-cell>
          <table:table-cell table:formula="of:=FLOOR(MOD([.$A477];[.C$1]) * [.C$2] / ([.C$1]-1))" office:value-type="float" office:value="217" calcext:value-type="float">
            <text:p>217</text:p>
          </table:table-cell>
          <table:table-cell table:formula="of:=FLOOR(MOD([.D$1]-[.$A477] -1;[.D$1]) * [.D$2] / ([.D$1]-1))" office:value-type="float" office:value="38" calcext:value-type="float">
            <text:p>38</text:p>
          </table:table-cell>
          <table:table-cell table:formula="of:=(IF(MOD([.$A477];[.E$1])&lt;FLOOR([.E$1]/2);0;[.E$2]))" office:value-type="float" office:value="255" calcext:value-type="float">
            <text:p>255</text:p>
          </table:table-cell>
          <table:table-cell table:formula="of:=IF(MOD([.$A477];[.F$1])&lt;[.F$1]/2;FLOOR(MOD([.$A477];[.F$1]) * [.F$2] *2 / ([.F$1]-1));[.F$2]-FLOOR(MOD(FLOOR([.$A477]-[.F$1]/2);[.F$1]) * [.F$2] *2 / ([.F$1]-1)))" office:value-type="float" office:value="77" calcext:value-type="float">
            <text:p>77</text:p>
          </table:table-cell>
          <table:table-cell table:formula="of:=FLOOR([.G$2] * POWER(SIN( PI() * [.$A477] / [.G$1] );2))" office:value-type="float" office:value="54" calcext:value-type="float">
            <text:p>54</text:p>
          </table:table-cell>
          <table:table-cell table:formula="of:=[.H$2]-FLOOR(POWER(IF(MOD([.$A477];[.H$1])&lt;[.H$1]/2;FLOOR(MOD([.$A477];[.H$1]) * [.H$2] *2 / ([.H$1]-1));[.H$2]-FLOOR(MOD(FLOOR([.$A477]-[.H$1]/2);[.H$1]) * [.H$2] *2 / ([.H$1]-1)));2)/[.H$2])" office:value-type="float" office:value="232" calcext:value-type="float">
            <text:p>232</text:p>
          </table:table-cell>
          <table:table-cell table:formula="of:=FLOOR( [.I$2] * ABS(SIN( PI() * [.$A477] / [.I$1] 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FLOOR([.$B$2]/2 + [.$B$2]/2 * SIN(2 *  PI() * [.$A478] / [.$B$1] ))" office:value-type="float" office:value="25" calcext:value-type="float">
            <text:p>25</text:p>
          </table:table-cell>
          <table:table-cell table:formula="of:=FLOOR(MOD([.$A478];[.C$1]) * [.C$2] / ([.C$1]-1))" office:value-type="float" office:value="218" calcext:value-type="float">
            <text:p>218</text:p>
          </table:table-cell>
          <table:table-cell table:formula="of:=FLOOR(MOD([.D$1]-[.$A478] -1;[.D$1]) * [.D$2] / ([.D$1]-1))" office:value-type="float" office:value="37" calcext:value-type="float">
            <text:p>37</text:p>
          </table:table-cell>
          <table:table-cell table:formula="of:=(IF(MOD([.$A478];[.E$1])&lt;FLOOR([.E$1]/2);0;[.E$2]))" office:value-type="float" office:value="255" calcext:value-type="float">
            <text:p>255</text:p>
          </table:table-cell>
          <table:table-cell table:formula="of:=IF(MOD([.$A478];[.F$1])&lt;[.F$1]/2;FLOOR(MOD([.$A478];[.F$1]) * [.F$2] *2 / ([.F$1]-1));[.F$2]-FLOOR(MOD(FLOOR([.$A478]-[.F$1]/2);[.F$1]) * [.F$2] *2 / ([.F$1]-1)))" office:value-type="float" office:value="75" calcext:value-type="float">
            <text:p>75</text:p>
          </table:table-cell>
          <table:table-cell table:formula="of:=FLOOR([.G$2] * POWER(SIN( PI() * [.$A478] / [.G$1] );2))" office:value-type="float" office:value="51" calcext:value-type="float">
            <text:p>51</text:p>
          </table:table-cell>
          <table:table-cell table:formula="of:=[.H$2]-FLOOR(POWER(IF(MOD([.$A478];[.H$1])&lt;[.H$1]/2;FLOOR(MOD([.$A478];[.H$1]) * [.H$2] *2 / ([.H$1]-1));[.H$2]-FLOOR(MOD(FLOOR([.$A478]-[.H$1]/2);[.H$1]) * [.H$2] *2 / ([.H$1]-1)));2)/[.H$2])" office:value-type="float" office:value="233" calcext:value-type="float">
            <text:p>233</text:p>
          </table:table-cell>
          <table:table-cell table:formula="of:=FLOOR( [.I$2] * ABS(SIN( PI() * [.$A478] / [.I$1] 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FLOOR([.$B$2]/2 + [.$B$2]/2 * SIN(2 *  PI() * [.$A479] / [.$B$1] ))" office:value-type="float" office:value="26" calcext:value-type="float">
            <text:p>26</text:p>
          </table:table-cell>
          <table:table-cell table:formula="of:=FLOOR(MOD([.$A479];[.C$1]) * [.C$2] / ([.C$1]-1))" office:value-type="float" office:value="219" calcext:value-type="float">
            <text:p>219</text:p>
          </table:table-cell>
          <table:table-cell table:formula="of:=FLOOR(MOD([.D$1]-[.$A479] -1;[.D$1]) * [.D$2] / ([.D$1]-1))" office:value-type="float" office:value="36" calcext:value-type="float">
            <text:p>36</text:p>
          </table:table-cell>
          <table:table-cell table:formula="of:=(IF(MOD([.$A479];[.E$1])&lt;FLOOR([.E$1]/2);0;[.E$2]))" office:value-type="float" office:value="255" calcext:value-type="float">
            <text:p>255</text:p>
          </table:table-cell>
          <table:table-cell table:formula="of:=IF(MOD([.$A479];[.F$1])&lt;[.F$1]/2;FLOOR(MOD([.$A479];[.F$1]) * [.F$2] *2 / ([.F$1]-1));[.F$2]-FLOOR(MOD(FLOOR([.$A479]-[.F$1]/2);[.F$1]) * [.F$2] *2 / ([.F$1]-1)))" office:value-type="float" office:value="73" calcext:value-type="float">
            <text:p>73</text:p>
          </table:table-cell>
          <table:table-cell table:formula="of:=FLOOR([.G$2] * POWER(SIN( PI() * [.$A479] / [.G$1] );2))" office:value-type="float" office:value="49" calcext:value-type="float">
            <text:p>49</text:p>
          </table:table-cell>
          <table:table-cell table:formula="of:=[.H$2]-FLOOR(POWER(IF(MOD([.$A479];[.H$1])&lt;[.H$1]/2;FLOOR(MOD([.$A479];[.H$1]) * [.H$2] *2 / ([.H$1]-1));[.H$2]-FLOOR(MOD(FLOOR([.$A479]-[.H$1]/2);[.H$1]) * [.H$2] *2 / ([.H$1]-1)));2)/[.H$2])" office:value-type="float" office:value="235" calcext:value-type="float">
            <text:p>235</text:p>
          </table:table-cell>
          <table:table-cell table:formula="of:=FLOOR( [.I$2] * ABS(SIN( PI() * [.$A479] / [.I$1] )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FLOOR([.$B$2]/2 + [.$B$2]/2 * SIN(2 *  PI() * [.$A480] / [.$B$1] ))" office:value-type="float" office:value="28" calcext:value-type="float">
            <text:p>28</text:p>
          </table:table-cell>
          <table:table-cell table:formula="of:=FLOOR(MOD([.$A480];[.C$1]) * [.C$2] / ([.C$1]-1))" office:value-type="float" office:value="220" calcext:value-type="float">
            <text:p>220</text:p>
          </table:table-cell>
          <table:table-cell table:formula="of:=FLOOR(MOD([.D$1]-[.$A480] -1;[.D$1]) * [.D$2] / ([.D$1]-1))" office:value-type="float" office:value="35" calcext:value-type="float">
            <text:p>35</text:p>
          </table:table-cell>
          <table:table-cell table:formula="of:=(IF(MOD([.$A480];[.E$1])&lt;FLOOR([.E$1]/2);0;[.E$2]))" office:value-type="float" office:value="255" calcext:value-type="float">
            <text:p>255</text:p>
          </table:table-cell>
          <table:table-cell table:formula="of:=IF(MOD([.$A480];[.F$1])&lt;[.F$1]/2;FLOOR(MOD([.$A480];[.F$1]) * [.F$2] *2 / ([.F$1]-1));[.F$2]-FLOOR(MOD(FLOOR([.$A480]-[.F$1]/2);[.F$1]) * [.F$2] *2 / ([.F$1]-1)))" office:value-type="float" office:value="71" calcext:value-type="float">
            <text:p>71</text:p>
          </table:table-cell>
          <table:table-cell table:formula="of:=FLOOR([.G$2] * POWER(SIN( PI() * [.$A480] / [.G$1] );2))" office:value-type="float" office:value="46" calcext:value-type="float">
            <text:p>46</text:p>
          </table:table-cell>
          <table:table-cell table:formula="of:=[.H$2]-FLOOR(POWER(IF(MOD([.$A480];[.H$1])&lt;[.H$1]/2;FLOOR(MOD([.$A480];[.H$1]) * [.H$2] *2 / ([.H$1]-1));[.H$2]-FLOOR(MOD(FLOOR([.$A480]-[.H$1]/2);[.H$1]) * [.H$2] *2 / ([.H$1]-1)));2)/[.H$2])" office:value-type="float" office:value="236" calcext:value-type="float">
            <text:p>236</text:p>
          </table:table-cell>
          <table:table-cell table:formula="of:=FLOOR( [.I$2] * ABS(SIN( PI() * [.$A480] / [.I$1] )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FLOOR([.$B$2]/2 + [.$B$2]/2 * SIN(2 *  PI() * [.$A481] / [.$B$1] ))" office:value-type="float" office:value="30" calcext:value-type="float">
            <text:p>30</text:p>
          </table:table-cell>
          <table:table-cell table:formula="of:=FLOOR(MOD([.$A481];[.C$1]) * [.C$2] / ([.C$1]-1))" office:value-type="float" office:value="221" calcext:value-type="float">
            <text:p>221</text:p>
          </table:table-cell>
          <table:table-cell table:formula="of:=FLOOR(MOD([.D$1]-[.$A481] -1;[.D$1]) * [.D$2] / ([.D$1]-1))" office:value-type="float" office:value="34" calcext:value-type="float">
            <text:p>34</text:p>
          </table:table-cell>
          <table:table-cell table:formula="of:=(IF(MOD([.$A481];[.E$1])&lt;FLOOR([.E$1]/2);0;[.E$2]))" office:value-type="float" office:value="255" calcext:value-type="float">
            <text:p>255</text:p>
          </table:table-cell>
          <table:table-cell table:formula="of:=IF(MOD([.$A481];[.F$1])&lt;[.F$1]/2;FLOOR(MOD([.$A481];[.F$1]) * [.F$2] *2 / ([.F$1]-1));[.F$2]-FLOOR(MOD(FLOOR([.$A481]-[.F$1]/2);[.F$1]) * [.F$2] *2 / ([.F$1]-1)))" office:value-type="float" office:value="69" calcext:value-type="float">
            <text:p>69</text:p>
          </table:table-cell>
          <table:table-cell table:formula="of:=FLOOR([.G$2] * POWER(SIN( PI() * [.$A481] / [.G$1] );2))" office:value-type="float" office:value="44" calcext:value-type="float">
            <text:p>44</text:p>
          </table:table-cell>
          <table:table-cell table:formula="of:=[.H$2]-FLOOR(POWER(IF(MOD([.$A481];[.H$1])&lt;[.H$1]/2;FLOOR(MOD([.$A481];[.H$1]) * [.H$2] *2 / ([.H$1]-1));[.H$2]-FLOOR(MOD(FLOOR([.$A481]-[.H$1]/2);[.H$1]) * [.H$2] *2 / ([.H$1]-1)));2)/[.H$2])" office:value-type="float" office:value="237" calcext:value-type="float">
            <text:p>237</text:p>
          </table:table-cell>
          <table:table-cell table:formula="of:=FLOOR( [.I$2] * ABS(SIN( PI() * [.$A481] / [.I$1] )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FLOOR([.$B$2]/2 + [.$B$2]/2 * SIN(2 *  PI() * [.$A482] / [.$B$1] ))" office:value-type="float" office:value="33" calcext:value-type="float">
            <text:p>33</text:p>
          </table:table-cell>
          <table:table-cell table:formula="of:=FLOOR(MOD([.$A482];[.C$1]) * [.C$2] / ([.C$1]-1))" office:value-type="float" office:value="222" calcext:value-type="float">
            <text:p>222</text:p>
          </table:table-cell>
          <table:table-cell table:formula="of:=FLOOR(MOD([.D$1]-[.$A482] -1;[.D$1]) * [.D$2] / ([.D$1]-1))" office:value-type="float" office:value="33" calcext:value-type="float">
            <text:p>33</text:p>
          </table:table-cell>
          <table:table-cell table:formula="of:=(IF(MOD([.$A482];[.E$1])&lt;FLOOR([.E$1]/2);0;[.E$2]))" office:value-type="float" office:value="255" calcext:value-type="float">
            <text:p>255</text:p>
          </table:table-cell>
          <table:table-cell table:formula="of:=IF(MOD([.$A482];[.F$1])&lt;[.F$1]/2;FLOOR(MOD([.$A482];[.F$1]) * [.F$2] *2 / ([.F$1]-1));[.F$2]-FLOOR(MOD(FLOOR([.$A482]-[.F$1]/2);[.F$1]) * [.F$2] *2 / ([.F$1]-1)))" office:value-type="float" office:value="67" calcext:value-type="float">
            <text:p>67</text:p>
          </table:table-cell>
          <table:table-cell table:formula="of:=FLOOR([.G$2] * POWER(SIN( PI() * [.$A482] / [.G$1] );2))" office:value-type="float" office:value="41" calcext:value-type="float">
            <text:p>41</text:p>
          </table:table-cell>
          <table:table-cell table:formula="of:=[.H$2]-FLOOR(POWER(IF(MOD([.$A482];[.H$1])&lt;[.H$1]/2;FLOOR(MOD([.$A482];[.H$1]) * [.H$2] *2 / ([.H$1]-1));[.H$2]-FLOOR(MOD(FLOOR([.$A482]-[.H$1]/2);[.H$1]) * [.H$2] *2 / ([.H$1]-1)));2)/[.H$2])" office:value-type="float" office:value="238" calcext:value-type="float">
            <text:p>238</text:p>
          </table:table-cell>
          <table:table-cell table:formula="of:=FLOOR( [.I$2] * ABS(SIN( PI() * [.$A482] / [.I$1] )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FLOOR([.$B$2]/2 + [.$B$2]/2 * SIN(2 *  PI() * [.$A483] / [.$B$1] ))" office:value-type="float" office:value="35" calcext:value-type="float">
            <text:p>35</text:p>
          </table:table-cell>
          <table:table-cell table:formula="of:=FLOOR(MOD([.$A483];[.C$1]) * [.C$2] / ([.C$1]-1))" office:value-type="float" office:value="223" calcext:value-type="float">
            <text:p>223</text:p>
          </table:table-cell>
          <table:table-cell table:formula="of:=FLOOR(MOD([.D$1]-[.$A483] -1;[.D$1]) * [.D$2] / ([.D$1]-1))" office:value-type="float" office:value="32" calcext:value-type="float">
            <text:p>32</text:p>
          </table:table-cell>
          <table:table-cell table:formula="of:=(IF(MOD([.$A483];[.E$1])&lt;FLOOR([.E$1]/2);0;[.E$2]))" office:value-type="float" office:value="255" calcext:value-type="float">
            <text:p>255</text:p>
          </table:table-cell>
          <table:table-cell table:formula="of:=IF(MOD([.$A483];[.F$1])&lt;[.F$1]/2;FLOOR(MOD([.$A483];[.F$1]) * [.F$2] *2 / ([.F$1]-1));[.F$2]-FLOOR(MOD(FLOOR([.$A483]-[.F$1]/2);[.F$1]) * [.F$2] *2 / ([.F$1]-1)))" office:value-type="float" office:value="65" calcext:value-type="float">
            <text:p>65</text:p>
          </table:table-cell>
          <table:table-cell table:formula="of:=FLOOR([.G$2] * POWER(SIN( PI() * [.$A483] / [.G$1] );2))" office:value-type="float" office:value="39" calcext:value-type="float">
            <text:p>39</text:p>
          </table:table-cell>
          <table:table-cell table:formula="of:=[.H$2]-FLOOR(POWER(IF(MOD([.$A483];[.H$1])&lt;[.H$1]/2;FLOOR(MOD([.$A483];[.H$1]) * [.H$2] *2 / ([.H$1]-1));[.H$2]-FLOOR(MOD(FLOOR([.$A483]-[.H$1]/2);[.H$1]) * [.H$2] *2 / ([.H$1]-1)));2)/[.H$2])" office:value-type="float" office:value="239" calcext:value-type="float">
            <text:p>239</text:p>
          </table:table-cell>
          <table:table-cell table:formula="of:=FLOOR( [.I$2] * ABS(SIN( PI() * [.$A483] / [.I$1] 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FLOOR([.$B$2]/2 + [.$B$2]/2 * SIN(2 *  PI() * [.$A484] / [.$B$1] ))" office:value-type="float" office:value="37" calcext:value-type="float">
            <text:p>37</text:p>
          </table:table-cell>
          <table:table-cell table:formula="of:=FLOOR(MOD([.$A484];[.C$1]) * [.C$2] / ([.C$1]-1))" office:value-type="float" office:value="224" calcext:value-type="float">
            <text:p>224</text:p>
          </table:table-cell>
          <table:table-cell table:formula="of:=FLOOR(MOD([.D$1]-[.$A484] -1;[.D$1]) * [.D$2] / ([.D$1]-1))" office:value-type="float" office:value="31" calcext:value-type="float">
            <text:p>31</text:p>
          </table:table-cell>
          <table:table-cell table:formula="of:=(IF(MOD([.$A484];[.E$1])&lt;FLOOR([.E$1]/2);0;[.E$2]))" office:value-type="float" office:value="255" calcext:value-type="float">
            <text:p>255</text:p>
          </table:table-cell>
          <table:table-cell table:formula="of:=IF(MOD([.$A484];[.F$1])&lt;[.F$1]/2;FLOOR(MOD([.$A484];[.F$1]) * [.F$2] *2 / ([.F$1]-1));[.F$2]-FLOOR(MOD(FLOOR([.$A484]-[.F$1]/2);[.F$1]) * [.F$2] *2 / ([.F$1]-1)))" office:value-type="float" office:value="63" calcext:value-type="float">
            <text:p>63</text:p>
          </table:table-cell>
          <table:table-cell table:formula="of:=FLOOR([.G$2] * POWER(SIN( PI() * [.$A484] / [.G$1] );2))" office:value-type="float" office:value="37" calcext:value-type="float">
            <text:p>37</text:p>
          </table:table-cell>
          <table:table-cell table:formula="of:=[.H$2]-FLOOR(POWER(IF(MOD([.$A484];[.H$1])&lt;[.H$1]/2;FLOOR(MOD([.$A484];[.H$1]) * [.H$2] *2 / ([.H$1]-1));[.H$2]-FLOOR(MOD(FLOOR([.$A484]-[.H$1]/2);[.H$1]) * [.H$2] *2 / ([.H$1]-1)));2)/[.H$2])" office:value-type="float" office:value="240" calcext:value-type="float">
            <text:p>240</text:p>
          </table:table-cell>
          <table:table-cell table:formula="of:=FLOOR( [.I$2] * ABS(SIN( PI() * [.$A484] / [.I$1] )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FLOOR([.$B$2]/2 + [.$B$2]/2 * SIN(2 *  PI() * [.$A485] / [.$B$1] ))" office:value-type="float" office:value="39" calcext:value-type="float">
            <text:p>39</text:p>
          </table:table-cell>
          <table:table-cell table:formula="of:=FLOOR(MOD([.$A485];[.C$1]) * [.C$2] / ([.C$1]-1))" office:value-type="float" office:value="225" calcext:value-type="float">
            <text:p>225</text:p>
          </table:table-cell>
          <table:table-cell table:formula="of:=FLOOR(MOD([.D$1]-[.$A485] -1;[.D$1]) * [.D$2] / ([.D$1]-1))" office:value-type="float" office:value="30" calcext:value-type="float">
            <text:p>30</text:p>
          </table:table-cell>
          <table:table-cell table:formula="of:=(IF(MOD([.$A485];[.E$1])&lt;FLOOR([.E$1]/2);0;[.E$2]))" office:value-type="float" office:value="255" calcext:value-type="float">
            <text:p>255</text:p>
          </table:table-cell>
          <table:table-cell table:formula="of:=IF(MOD([.$A485];[.F$1])&lt;[.F$1]/2;FLOOR(MOD([.$A485];[.F$1]) * [.F$2] *2 / ([.F$1]-1));[.F$2]-FLOOR(MOD(FLOOR([.$A485]-[.F$1]/2);[.F$1]) * [.F$2] *2 / ([.F$1]-1)))" office:value-type="float" office:value="61" calcext:value-type="float">
            <text:p>61</text:p>
          </table:table-cell>
          <table:table-cell table:formula="of:=FLOOR([.G$2] * POWER(SIN( PI() * [.$A485] / [.G$1] );2))" office:value-type="float" office:value="35" calcext:value-type="float">
            <text:p>35</text:p>
          </table:table-cell>
          <table:table-cell table:formula="of:=[.H$2]-FLOOR(POWER(IF(MOD([.$A485];[.H$1])&lt;[.H$1]/2;FLOOR(MOD([.$A485];[.H$1]) * [.H$2] *2 / ([.H$1]-1));[.H$2]-FLOOR(MOD(FLOOR([.$A485]-[.H$1]/2);[.H$1]) * [.H$2] *2 / ([.H$1]-1)));2)/[.H$2])" office:value-type="float" office:value="241" calcext:value-type="float">
            <text:p>241</text:p>
          </table:table-cell>
          <table:table-cell table:formula="of:=FLOOR( [.I$2] * ABS(SIN( PI() * [.$A485] / [.I$1] )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FLOOR([.$B$2]/2 + [.$B$2]/2 * SIN(2 *  PI() * [.$A486] / [.$B$1] ))" office:value-type="float" office:value="41" calcext:value-type="float">
            <text:p>41</text:p>
          </table:table-cell>
          <table:table-cell table:formula="of:=FLOOR(MOD([.$A486];[.C$1]) * [.C$2] / ([.C$1]-1))" office:value-type="float" office:value="226" calcext:value-type="float">
            <text:p>226</text:p>
          </table:table-cell>
          <table:table-cell table:formula="of:=FLOOR(MOD([.D$1]-[.$A486] -1;[.D$1]) * [.D$2] / ([.D$1]-1))" office:value-type="float" office:value="29" calcext:value-type="float">
            <text:p>29</text:p>
          </table:table-cell>
          <table:table-cell table:formula="of:=(IF(MOD([.$A486];[.E$1])&lt;FLOOR([.E$1]/2);0;[.E$2]))" office:value-type="float" office:value="255" calcext:value-type="float">
            <text:p>255</text:p>
          </table:table-cell>
          <table:table-cell table:formula="of:=IF(MOD([.$A486];[.F$1])&lt;[.F$1]/2;FLOOR(MOD([.$A486];[.F$1]) * [.F$2] *2 / ([.F$1]-1));[.F$2]-FLOOR(MOD(FLOOR([.$A486]-[.F$1]/2);[.F$1]) * [.F$2] *2 / ([.F$1]-1)))" office:value-type="float" office:value="59" calcext:value-type="float">
            <text:p>59</text:p>
          </table:table-cell>
          <table:table-cell table:formula="of:=FLOOR([.G$2] * POWER(SIN( PI() * [.$A486] / [.G$1] );2))" office:value-type="float" office:value="33" calcext:value-type="float">
            <text:p>33</text:p>
          </table:table-cell>
          <table:table-cell table:formula="of:=[.H$2]-FLOOR(POWER(IF(MOD([.$A486];[.H$1])&lt;[.H$1]/2;FLOOR(MOD([.$A486];[.H$1]) * [.H$2] *2 / ([.H$1]-1));[.H$2]-FLOOR(MOD(FLOOR([.$A486]-[.H$1]/2);[.H$1]) * [.H$2] *2 / ([.H$1]-1)));2)/[.H$2])" office:value-type="float" office:value="242" calcext:value-type="float">
            <text:p>242</text:p>
          </table:table-cell>
          <table:table-cell table:formula="of:=FLOOR( [.I$2] * ABS(SIN( PI() * [.$A486] / [.I$1] )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FLOOR([.$B$2]/2 + [.$B$2]/2 * SIN(2 *  PI() * [.$A487] / [.$B$1] ))" office:value-type="float" office:value="44" calcext:value-type="float">
            <text:p>44</text:p>
          </table:table-cell>
          <table:table-cell table:formula="of:=FLOOR(MOD([.$A487];[.C$1]) * [.C$2] / ([.C$1]-1))" office:value-type="float" office:value="227" calcext:value-type="float">
            <text:p>227</text:p>
          </table:table-cell>
          <table:table-cell table:formula="of:=FLOOR(MOD([.D$1]-[.$A487] -1;[.D$1]) * [.D$2] / ([.D$1]-1))" office:value-type="float" office:value="28" calcext:value-type="float">
            <text:p>28</text:p>
          </table:table-cell>
          <table:table-cell table:formula="of:=(IF(MOD([.$A487];[.E$1])&lt;FLOOR([.E$1]/2);0;[.E$2]))" office:value-type="float" office:value="255" calcext:value-type="float">
            <text:p>255</text:p>
          </table:table-cell>
          <table:table-cell table:formula="of:=IF(MOD([.$A487];[.F$1])&lt;[.F$1]/2;FLOOR(MOD([.$A487];[.F$1]) * [.F$2] *2 / ([.F$1]-1));[.F$2]-FLOOR(MOD(FLOOR([.$A487]-[.F$1]/2);[.F$1]) * [.F$2] *2 / ([.F$1]-1)))" office:value-type="float" office:value="57" calcext:value-type="float">
            <text:p>57</text:p>
          </table:table-cell>
          <table:table-cell table:formula="of:=FLOOR([.G$2] * POWER(SIN( PI() * [.$A487] / [.G$1] );2))" office:value-type="float" office:value="30" calcext:value-type="float">
            <text:p>30</text:p>
          </table:table-cell>
          <table:table-cell table:formula="of:=[.H$2]-FLOOR(POWER(IF(MOD([.$A487];[.H$1])&lt;[.H$1]/2;FLOOR(MOD([.$A487];[.H$1]) * [.H$2] *2 / ([.H$1]-1));[.H$2]-FLOOR(MOD(FLOOR([.$A487]-[.H$1]/2);[.H$1]) * [.H$2] *2 / ([.H$1]-1)));2)/[.H$2])" office:value-type="float" office:value="243" calcext:value-type="float">
            <text:p>243</text:p>
          </table:table-cell>
          <table:table-cell table:formula="of:=FLOOR( [.I$2] * ABS(SIN( PI() * [.$A487] / [.I$1] )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FLOOR([.$B$2]/2 + [.$B$2]/2 * SIN(2 *  PI() * [.$A488] / [.$B$1] ))" office:value-type="float" office:value="46" calcext:value-type="float">
            <text:p>46</text:p>
          </table:table-cell>
          <table:table-cell table:formula="of:=FLOOR(MOD([.$A488];[.C$1]) * [.C$2] / ([.C$1]-1))" office:value-type="float" office:value="228" calcext:value-type="float">
            <text:p>228</text:p>
          </table:table-cell>
          <table:table-cell table:formula="of:=FLOOR(MOD([.D$1]-[.$A488] -1;[.D$1]) * [.D$2] / ([.D$1]-1))" office:value-type="float" office:value="27" calcext:value-type="float">
            <text:p>27</text:p>
          </table:table-cell>
          <table:table-cell table:formula="of:=(IF(MOD([.$A488];[.E$1])&lt;FLOOR([.E$1]/2);0;[.E$2]))" office:value-type="float" office:value="255" calcext:value-type="float">
            <text:p>255</text:p>
          </table:table-cell>
          <table:table-cell table:formula="of:=IF(MOD([.$A488];[.F$1])&lt;[.F$1]/2;FLOOR(MOD([.$A488];[.F$1]) * [.F$2] *2 / ([.F$1]-1));[.F$2]-FLOOR(MOD(FLOOR([.$A488]-[.F$1]/2);[.F$1]) * [.F$2] *2 / ([.F$1]-1)))" office:value-type="float" office:value="55" calcext:value-type="float">
            <text:p>55</text:p>
          </table:table-cell>
          <table:table-cell table:formula="of:=FLOOR([.G$2] * POWER(SIN( PI() * [.$A488] / [.G$1] );2))" office:value-type="float" office:value="28" calcext:value-type="float">
            <text:p>28</text:p>
          </table:table-cell>
          <table:table-cell table:formula="of:=[.H$2]-FLOOR(POWER(IF(MOD([.$A488];[.H$1])&lt;[.H$1]/2;FLOOR(MOD([.$A488];[.H$1]) * [.H$2] *2 / ([.H$1]-1));[.H$2]-FLOOR(MOD(FLOOR([.$A488]-[.H$1]/2);[.H$1]) * [.H$2] *2 / ([.H$1]-1)));2)/[.H$2])" office:value-type="float" office:value="244" calcext:value-type="float">
            <text:p>244</text:p>
          </table:table-cell>
          <table:table-cell table:formula="of:=FLOOR( [.I$2] * ABS(SIN( PI() * [.$A488] / [.I$1] )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FLOOR([.$B$2]/2 + [.$B$2]/2 * SIN(2 *  PI() * [.$A489] / [.$B$1] ))" office:value-type="float" office:value="49" calcext:value-type="float">
            <text:p>49</text:p>
          </table:table-cell>
          <table:table-cell table:formula="of:=FLOOR(MOD([.$A489];[.C$1]) * [.C$2] / ([.C$1]-1))" office:value-type="float" office:value="229" calcext:value-type="float">
            <text:p>229</text:p>
          </table:table-cell>
          <table:table-cell table:formula="of:=FLOOR(MOD([.D$1]-[.$A489] -1;[.D$1]) * [.D$2] / ([.D$1]-1))" office:value-type="float" office:value="26" calcext:value-type="float">
            <text:p>26</text:p>
          </table:table-cell>
          <table:table-cell table:formula="of:=(IF(MOD([.$A489];[.E$1])&lt;FLOOR([.E$1]/2);0;[.E$2]))" office:value-type="float" office:value="255" calcext:value-type="float">
            <text:p>255</text:p>
          </table:table-cell>
          <table:table-cell table:formula="of:=IF(MOD([.$A489];[.F$1])&lt;[.F$1]/2;FLOOR(MOD([.$A489];[.F$1]) * [.F$2] *2 / ([.F$1]-1));[.F$2]-FLOOR(MOD(FLOOR([.$A489]-[.F$1]/2);[.F$1]) * [.F$2] *2 / ([.F$1]-1)))" office:value-type="float" office:value="53" calcext:value-type="float">
            <text:p>53</text:p>
          </table:table-cell>
          <table:table-cell table:formula="of:=FLOOR([.G$2] * POWER(SIN( PI() * [.$A489] / [.G$1] );2))" office:value-type="float" office:value="26" calcext:value-type="float">
            <text:p>26</text:p>
          </table:table-cell>
          <table:table-cell table:formula="of:=[.H$2]-FLOOR(POWER(IF(MOD([.$A489];[.H$1])&lt;[.H$1]/2;FLOOR(MOD([.$A489];[.H$1]) * [.H$2] *2 / ([.H$1]-1));[.H$2]-FLOOR(MOD(FLOOR([.$A489]-[.H$1]/2);[.H$1]) * [.H$2] *2 / ([.H$1]-1)));2)/[.H$2])" office:value-type="float" office:value="244" calcext:value-type="float">
            <text:p>244</text:p>
          </table:table-cell>
          <table:table-cell table:formula="of:=FLOOR( [.I$2] * ABS(SIN( PI() * [.$A489] / [.I$1] )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FLOOR([.$B$2]/2 + [.$B$2]/2 * SIN(2 *  PI() * [.$A490] / [.$B$1] ))" office:value-type="float" office:value="51" calcext:value-type="float">
            <text:p>51</text:p>
          </table:table-cell>
          <table:table-cell table:formula="of:=FLOOR(MOD([.$A490];[.C$1]) * [.C$2] / ([.C$1]-1))" office:value-type="float" office:value="230" calcext:value-type="float">
            <text:p>230</text:p>
          </table:table-cell>
          <table:table-cell table:formula="of:=FLOOR(MOD([.D$1]-[.$A490] -1;[.D$1]) * [.D$2] / ([.D$1]-1))" office:value-type="float" office:value="25" calcext:value-type="float">
            <text:p>25</text:p>
          </table:table-cell>
          <table:table-cell table:formula="of:=(IF(MOD([.$A490];[.E$1])&lt;FLOOR([.E$1]/2);0;[.E$2]))" office:value-type="float" office:value="255" calcext:value-type="float">
            <text:p>255</text:p>
          </table:table-cell>
          <table:table-cell table:formula="of:=IF(MOD([.$A490];[.F$1])&lt;[.F$1]/2;FLOOR(MOD([.$A490];[.F$1]) * [.F$2] *2 / ([.F$1]-1));[.F$2]-FLOOR(MOD(FLOOR([.$A490]-[.F$1]/2);[.F$1]) * [.F$2] *2 / ([.F$1]-1)))" office:value-type="float" office:value="51" calcext:value-type="float">
            <text:p>51</text:p>
          </table:table-cell>
          <table:table-cell table:formula="of:=FLOOR([.G$2] * POWER(SIN( PI() * [.$A490] / [.G$1] );2))" office:value-type="float" office:value="25" calcext:value-type="float">
            <text:p>25</text:p>
          </table:table-cell>
          <table:table-cell table:formula="of:=[.H$2]-FLOOR(POWER(IF(MOD([.$A490];[.H$1])&lt;[.H$1]/2;FLOOR(MOD([.$A490];[.H$1]) * [.H$2] *2 / ([.H$1]-1));[.H$2]-FLOOR(MOD(FLOOR([.$A490]-[.H$1]/2);[.H$1]) * [.H$2] *2 / ([.H$1]-1)));2)/[.H$2])" office:value-type="float" office:value="245" calcext:value-type="float">
            <text:p>245</text:p>
          </table:table-cell>
          <table:table-cell table:formula="of:=FLOOR( [.I$2] * ABS(SIN( PI() * [.$A490] / [.I$1] )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FLOOR([.$B$2]/2 + [.$B$2]/2 * SIN(2 *  PI() * [.$A491] / [.$B$1] ))" office:value-type="float" office:value="54" calcext:value-type="float">
            <text:p>54</text:p>
          </table:table-cell>
          <table:table-cell table:formula="of:=FLOOR(MOD([.$A491];[.C$1]) * [.C$2] / ([.C$1]-1))" office:value-type="float" office:value="231" calcext:value-type="float">
            <text:p>231</text:p>
          </table:table-cell>
          <table:table-cell table:formula="of:=FLOOR(MOD([.D$1]-[.$A491] -1;[.D$1]) * [.D$2] / ([.D$1]-1))" office:value-type="float" office:value="24" calcext:value-type="float">
            <text:p>24</text:p>
          </table:table-cell>
          <table:table-cell table:formula="of:=(IF(MOD([.$A491];[.E$1])&lt;FLOOR([.E$1]/2);0;[.E$2]))" office:value-type="float" office:value="255" calcext:value-type="float">
            <text:p>255</text:p>
          </table:table-cell>
          <table:table-cell table:formula="of:=IF(MOD([.$A491];[.F$1])&lt;[.F$1]/2;FLOOR(MOD([.$A491];[.F$1]) * [.F$2] *2 / ([.F$1]-1));[.F$2]-FLOOR(MOD(FLOOR([.$A491]-[.F$1]/2);[.F$1]) * [.F$2] *2 / ([.F$1]-1)))" office:value-type="float" office:value="49" calcext:value-type="float">
            <text:p>49</text:p>
          </table:table-cell>
          <table:table-cell table:formula="of:=FLOOR([.G$2] * POWER(SIN( PI() * [.$A491] / [.G$1] );2))" office:value-type="float" office:value="23" calcext:value-type="float">
            <text:p>23</text:p>
          </table:table-cell>
          <table:table-cell table:formula="of:=[.H$2]-FLOOR(POWER(IF(MOD([.$A491];[.H$1])&lt;[.H$1]/2;FLOOR(MOD([.$A491];[.H$1]) * [.H$2] *2 / ([.H$1]-1));[.H$2]-FLOOR(MOD(FLOOR([.$A491]-[.H$1]/2);[.H$1]) * [.H$2] *2 / ([.H$1]-1)));2)/[.H$2])" office:value-type="float" office:value="246" calcext:value-type="float">
            <text:p>246</text:p>
          </table:table-cell>
          <table:table-cell table:formula="of:=FLOOR( [.I$2] * ABS(SIN( PI() * [.$A491] / [.I$1] )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FLOOR([.$B$2]/2 + [.$B$2]/2 * SIN(2 *  PI() * [.$A492] / [.$B$1] ))" office:value-type="float" office:value="56" calcext:value-type="float">
            <text:p>56</text:p>
          </table:table-cell>
          <table:table-cell table:formula="of:=FLOOR(MOD([.$A492];[.C$1]) * [.C$2] / ([.C$1]-1))" office:value-type="float" office:value="232" calcext:value-type="float">
            <text:p>232</text:p>
          </table:table-cell>
          <table:table-cell table:formula="of:=FLOOR(MOD([.D$1]-[.$A492] -1;[.D$1]) * [.D$2] / ([.D$1]-1))" office:value-type="float" office:value="23" calcext:value-type="float">
            <text:p>23</text:p>
          </table:table-cell>
          <table:table-cell table:formula="of:=(IF(MOD([.$A492];[.E$1])&lt;FLOOR([.E$1]/2);0;[.E$2]))" office:value-type="float" office:value="255" calcext:value-type="float">
            <text:p>255</text:p>
          </table:table-cell>
          <table:table-cell table:formula="of:=IF(MOD([.$A492];[.F$1])&lt;[.F$1]/2;FLOOR(MOD([.$A492];[.F$1]) * [.F$2] *2 / ([.F$1]-1));[.F$2]-FLOOR(MOD(FLOOR([.$A492]-[.F$1]/2);[.F$1]) * [.F$2] *2 / ([.F$1]-1)))" office:value-type="float" office:value="47" calcext:value-type="float">
            <text:p>47</text:p>
          </table:table-cell>
          <table:table-cell table:formula="of:=FLOOR([.G$2] * POWER(SIN( PI() * [.$A492] / [.G$1] );2))" office:value-type="float" office:value="21" calcext:value-type="float">
            <text:p>21</text:p>
          </table:table-cell>
          <table:table-cell table:formula="of:=[.H$2]-FLOOR(POWER(IF(MOD([.$A492];[.H$1])&lt;[.H$1]/2;FLOOR(MOD([.$A492];[.H$1]) * [.H$2] *2 / ([.H$1]-1));[.H$2]-FLOOR(MOD(FLOOR([.$A492]-[.H$1]/2);[.H$1]) * [.H$2] *2 / ([.H$1]-1)));2)/[.H$2])" office:value-type="float" office:value="247" calcext:value-type="float">
            <text:p>247</text:p>
          </table:table-cell>
          <table:table-cell table:formula="of:=FLOOR( [.I$2] * ABS(SIN( PI() * [.$A492] / [.I$1] )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FLOOR([.$B$2]/2 + [.$B$2]/2 * SIN(2 *  PI() * [.$A493] / [.$B$1] ))" office:value-type="float" office:value="59" calcext:value-type="float">
            <text:p>59</text:p>
          </table:table-cell>
          <table:table-cell table:formula="of:=FLOOR(MOD([.$A493];[.C$1]) * [.C$2] / ([.C$1]-1))" office:value-type="float" office:value="233" calcext:value-type="float">
            <text:p>233</text:p>
          </table:table-cell>
          <table:table-cell table:formula="of:=FLOOR(MOD([.D$1]-[.$A493] -1;[.D$1]) * [.D$2] / ([.D$1]-1))" office:value-type="float" office:value="22" calcext:value-type="float">
            <text:p>22</text:p>
          </table:table-cell>
          <table:table-cell table:formula="of:=(IF(MOD([.$A493];[.E$1])&lt;FLOOR([.E$1]/2);0;[.E$2]))" office:value-type="float" office:value="255" calcext:value-type="float">
            <text:p>255</text:p>
          </table:table-cell>
          <table:table-cell table:formula="of:=IF(MOD([.$A493];[.F$1])&lt;[.F$1]/2;FLOOR(MOD([.$A493];[.F$1]) * [.F$2] *2 / ([.F$1]-1));[.F$2]-FLOOR(MOD(FLOOR([.$A493]-[.F$1]/2);[.F$1]) * [.F$2] *2 / ([.F$1]-1)))" office:value-type="float" office:value="45" calcext:value-type="float">
            <text:p>45</text:p>
          </table:table-cell>
          <table:table-cell table:formula="of:=FLOOR([.G$2] * POWER(SIN( PI() * [.$A493] / [.G$1] );2))" office:value-type="float" office:value="19" calcext:value-type="float">
            <text:p>19</text:p>
          </table:table-cell>
          <table:table-cell table:formula="of:=[.H$2]-FLOOR(POWER(IF(MOD([.$A493];[.H$1])&lt;[.H$1]/2;FLOOR(MOD([.$A493];[.H$1]) * [.H$2] *2 / ([.H$1]-1));[.H$2]-FLOOR(MOD(FLOOR([.$A493]-[.H$1]/2);[.H$1]) * [.H$2] *2 / ([.H$1]-1)));2)/[.H$2])" office:value-type="float" office:value="248" calcext:value-type="float">
            <text:p>248</text:p>
          </table:table-cell>
          <table:table-cell table:formula="of:=FLOOR( [.I$2] * ABS(SIN( PI() * [.$A493] / [.I$1] )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FLOOR([.$B$2]/2 + [.$B$2]/2 * SIN(2 *  PI() * [.$A494] / [.$B$1] ))" office:value-type="float" office:value="61" calcext:value-type="float">
            <text:p>61</text:p>
          </table:table-cell>
          <table:table-cell table:formula="of:=FLOOR(MOD([.$A494];[.C$1]) * [.C$2] / ([.C$1]-1))" office:value-type="float" office:value="234" calcext:value-type="float">
            <text:p>234</text:p>
          </table:table-cell>
          <table:table-cell table:formula="of:=FLOOR(MOD([.D$1]-[.$A494] -1;[.D$1]) * [.D$2] / ([.D$1]-1))" office:value-type="float" office:value="21" calcext:value-type="float">
            <text:p>21</text:p>
          </table:table-cell>
          <table:table-cell table:formula="of:=(IF(MOD([.$A494];[.E$1])&lt;FLOOR([.E$1]/2);0;[.E$2]))" office:value-type="float" office:value="255" calcext:value-type="float">
            <text:p>255</text:p>
          </table:table-cell>
          <table:table-cell table:formula="of:=IF(MOD([.$A494];[.F$1])&lt;[.F$1]/2;FLOOR(MOD([.$A494];[.F$1]) * [.F$2] *2 / ([.F$1]-1));[.F$2]-FLOOR(MOD(FLOOR([.$A494]-[.F$1]/2);[.F$1]) * [.F$2] *2 / ([.F$1]-1)))" office:value-type="float" office:value="43" calcext:value-type="float">
            <text:p>43</text:p>
          </table:table-cell>
          <table:table-cell table:formula="of:=FLOOR([.G$2] * POWER(SIN( PI() * [.$A494] / [.G$1] );2))" office:value-type="float" office:value="18" calcext:value-type="float">
            <text:p>18</text:p>
          </table:table-cell>
          <table:table-cell table:formula="of:=[.H$2]-FLOOR(POWER(IF(MOD([.$A494];[.H$1])&lt;[.H$1]/2;FLOOR(MOD([.$A494];[.H$1]) * [.H$2] *2 / ([.H$1]-1));[.H$2]-FLOOR(MOD(FLOOR([.$A494]-[.H$1]/2);[.H$1]) * [.H$2] *2 / ([.H$1]-1)));2)/[.H$2])" office:value-type="float" office:value="248" calcext:value-type="float">
            <text:p>248</text:p>
          </table:table-cell>
          <table:table-cell table:formula="of:=FLOOR( [.I$2] * ABS(SIN( PI() * [.$A494] / [.I$1] )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FLOOR([.$B$2]/2 + [.$B$2]/2 * SIN(2 *  PI() * [.$A495] / [.$B$1] ))" office:value-type="float" office:value="64" calcext:value-type="float">
            <text:p>64</text:p>
          </table:table-cell>
          <table:table-cell table:formula="of:=FLOOR(MOD([.$A495];[.C$1]) * [.C$2] / ([.C$1]-1))" office:value-type="float" office:value="235" calcext:value-type="float">
            <text:p>235</text:p>
          </table:table-cell>
          <table:table-cell table:formula="of:=FLOOR(MOD([.D$1]-[.$A495] -1;[.D$1]) * [.D$2] / ([.D$1]-1))" office:value-type="float" office:value="20" calcext:value-type="float">
            <text:p>20</text:p>
          </table:table-cell>
          <table:table-cell table:formula="of:=(IF(MOD([.$A495];[.E$1])&lt;FLOOR([.E$1]/2);0;[.E$2]))" office:value-type="float" office:value="255" calcext:value-type="float">
            <text:p>255</text:p>
          </table:table-cell>
          <table:table-cell table:formula="of:=IF(MOD([.$A495];[.F$1])&lt;[.F$1]/2;FLOOR(MOD([.$A495];[.F$1]) * [.F$2] *2 / ([.F$1]-1));[.F$2]-FLOOR(MOD(FLOOR([.$A495]-[.F$1]/2);[.F$1]) * [.F$2] *2 / ([.F$1]-1)))" office:value-type="float" office:value="41" calcext:value-type="float">
            <text:p>41</text:p>
          </table:table-cell>
          <table:table-cell table:formula="of:=FLOOR([.G$2] * POWER(SIN( PI() * [.$A495] / [.G$1] );2))" office:value-type="float" office:value="16" calcext:value-type="float">
            <text:p>16</text:p>
          </table:table-cell>
          <table:table-cell table:formula="of:=[.H$2]-FLOOR(POWER(IF(MOD([.$A495];[.H$1])&lt;[.H$1]/2;FLOOR(MOD([.$A495];[.H$1]) * [.H$2] *2 / ([.H$1]-1));[.H$2]-FLOOR(MOD(FLOOR([.$A495]-[.H$1]/2);[.H$1]) * [.H$2] *2 / ([.H$1]-1)));2)/[.H$2])" office:value-type="float" office:value="249" calcext:value-type="float">
            <text:p>249</text:p>
          </table:table-cell>
          <table:table-cell table:formula="of:=FLOOR( [.I$2] * ABS(SIN( PI() * [.$A495] / [.I$1] )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FLOOR([.$B$2]/2 + [.$B$2]/2 * SIN(2 *  PI() * [.$A496] / [.$B$1] ))" office:value-type="float" office:value="67" calcext:value-type="float">
            <text:p>67</text:p>
          </table:table-cell>
          <table:table-cell table:formula="of:=FLOOR(MOD([.$A496];[.C$1]) * [.C$2] / ([.C$1]-1))" office:value-type="float" office:value="236" calcext:value-type="float">
            <text:p>236</text:p>
          </table:table-cell>
          <table:table-cell table:formula="of:=FLOOR(MOD([.D$1]-[.$A496] -1;[.D$1]) * [.D$2] / ([.D$1]-1))" office:value-type="float" office:value="19" calcext:value-type="float">
            <text:p>19</text:p>
          </table:table-cell>
          <table:table-cell table:formula="of:=(IF(MOD([.$A496];[.E$1])&lt;FLOOR([.E$1]/2);0;[.E$2]))" office:value-type="float" office:value="255" calcext:value-type="float">
            <text:p>255</text:p>
          </table:table-cell>
          <table:table-cell table:formula="of:=IF(MOD([.$A496];[.F$1])&lt;[.F$1]/2;FLOOR(MOD([.$A496];[.F$1]) * [.F$2] *2 / ([.F$1]-1));[.F$2]-FLOOR(MOD(FLOOR([.$A496]-[.F$1]/2);[.F$1]) * [.F$2] *2 / ([.F$1]-1)))" office:value-type="float" office:value="39" calcext:value-type="float">
            <text:p>39</text:p>
          </table:table-cell>
          <table:table-cell table:formula="of:=FLOOR([.G$2] * POWER(SIN( PI() * [.$A496] / [.G$1] );2))" office:value-type="float" office:value="15" calcext:value-type="float">
            <text:p>15</text:p>
          </table:table-cell>
          <table:table-cell table:formula="of:=[.H$2]-FLOOR(POWER(IF(MOD([.$A496];[.H$1])&lt;[.H$1]/2;FLOOR(MOD([.$A496];[.H$1]) * [.H$2] *2 / ([.H$1]-1));[.H$2]-FLOOR(MOD(FLOOR([.$A496]-[.H$1]/2);[.H$1]) * [.H$2] *2 / ([.H$1]-1)));2)/[.H$2])" office:value-type="float" office:value="250" calcext:value-type="float">
            <text:p>250</text:p>
          </table:table-cell>
          <table:table-cell table:formula="of:=FLOOR( [.I$2] * ABS(SIN( PI() * [.$A496] / [.I$1] )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FLOOR([.$B$2]/2 + [.$B$2]/2 * SIN(2 *  PI() * [.$A497] / [.$B$1] ))" office:value-type="float" office:value="70" calcext:value-type="float">
            <text:p>70</text:p>
          </table:table-cell>
          <table:table-cell table:formula="of:=FLOOR(MOD([.$A497];[.C$1]) * [.C$2] / ([.C$1]-1))" office:value-type="float" office:value="237" calcext:value-type="float">
            <text:p>237</text:p>
          </table:table-cell>
          <table:table-cell table:formula="of:=FLOOR(MOD([.D$1]-[.$A497] -1;[.D$1]) * [.D$2] / ([.D$1]-1))" office:value-type="float" office:value="18" calcext:value-type="float">
            <text:p>18</text:p>
          </table:table-cell>
          <table:table-cell table:formula="of:=(IF(MOD([.$A497];[.E$1])&lt;FLOOR([.E$1]/2);0;[.E$2]))" office:value-type="float" office:value="255" calcext:value-type="float">
            <text:p>255</text:p>
          </table:table-cell>
          <table:table-cell table:formula="of:=IF(MOD([.$A497];[.F$1])&lt;[.F$1]/2;FLOOR(MOD([.$A497];[.F$1]) * [.F$2] *2 / ([.F$1]-1));[.F$2]-FLOOR(MOD(FLOOR([.$A497]-[.F$1]/2);[.F$1]) * [.F$2] *2 / ([.F$1]-1)))" office:value-type="float" office:value="37" calcext:value-type="float">
            <text:p>37</text:p>
          </table:table-cell>
          <table:table-cell table:formula="of:=FLOOR([.G$2] * POWER(SIN( PI() * [.$A497] / [.G$1] );2))" office:value-type="float" office:value="13" calcext:value-type="float">
            <text:p>13</text:p>
          </table:table-cell>
          <table:table-cell table:formula="of:=[.H$2]-FLOOR(POWER(IF(MOD([.$A497];[.H$1])&lt;[.H$1]/2;FLOOR(MOD([.$A497];[.H$1]) * [.H$2] *2 / ([.H$1]-1));[.H$2]-FLOOR(MOD(FLOOR([.$A497]-[.H$1]/2);[.H$1]) * [.H$2] *2 / ([.H$1]-1)));2)/[.H$2])" office:value-type="float" office:value="250" calcext:value-type="float">
            <text:p>250</text:p>
          </table:table-cell>
          <table:table-cell table:formula="of:=FLOOR( [.I$2] * ABS(SIN( PI() * [.$A497] / [.I$1] 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FLOOR([.$B$2]/2 + [.$B$2]/2 * SIN(2 *  PI() * [.$A498] / [.$B$1] ))" office:value-type="float" office:value="72" calcext:value-type="float">
            <text:p>72</text:p>
          </table:table-cell>
          <table:table-cell table:formula="of:=FLOOR(MOD([.$A498];[.C$1]) * [.C$2] / ([.C$1]-1))" office:value-type="float" office:value="238" calcext:value-type="float">
            <text:p>238</text:p>
          </table:table-cell>
          <table:table-cell table:formula="of:=FLOOR(MOD([.D$1]-[.$A498] -1;[.D$1]) * [.D$2] / ([.D$1]-1))" office:value-type="float" office:value="17" calcext:value-type="float">
            <text:p>17</text:p>
          </table:table-cell>
          <table:table-cell table:formula="of:=(IF(MOD([.$A498];[.E$1])&lt;FLOOR([.E$1]/2);0;[.E$2]))" office:value-type="float" office:value="255" calcext:value-type="float">
            <text:p>255</text:p>
          </table:table-cell>
          <table:table-cell table:formula="of:=IF(MOD([.$A498];[.F$1])&lt;[.F$1]/2;FLOOR(MOD([.$A498];[.F$1]) * [.F$2] *2 / ([.F$1]-1));[.F$2]-FLOOR(MOD(FLOOR([.$A498]-[.F$1]/2);[.F$1]) * [.F$2] *2 / ([.F$1]-1)))" office:value-type="float" office:value="35" calcext:value-type="float">
            <text:p>35</text:p>
          </table:table-cell>
          <table:table-cell table:formula="of:=FLOOR([.G$2] * POWER(SIN( PI() * [.$A498] / [.G$1] );2))" office:value-type="float" office:value="12" calcext:value-type="float">
            <text:p>12</text:p>
          </table:table-cell>
          <table:table-cell table:formula="of:=[.H$2]-FLOOR(POWER(IF(MOD([.$A498];[.H$1])&lt;[.H$1]/2;FLOOR(MOD([.$A498];[.H$1]) * [.H$2] *2 / ([.H$1]-1));[.H$2]-FLOOR(MOD(FLOOR([.$A498]-[.H$1]/2);[.H$1]) * [.H$2] *2 / ([.H$1]-1)));2)/[.H$2])" office:value-type="float" office:value="251" calcext:value-type="float">
            <text:p>251</text:p>
          </table:table-cell>
          <table:table-cell table:formula="of:=FLOOR( [.I$2] * ABS(SIN( PI() * [.$A498] / [.I$1] 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FLOOR([.$B$2]/2 + [.$B$2]/2 * SIN(2 *  PI() * [.$A499] / [.$B$1] ))" office:value-type="float" office:value="75" calcext:value-type="float">
            <text:p>75</text:p>
          </table:table-cell>
          <table:table-cell table:formula="of:=FLOOR(MOD([.$A499];[.C$1]) * [.C$2] / ([.C$1]-1))" office:value-type="float" office:value="239" calcext:value-type="float">
            <text:p>239</text:p>
          </table:table-cell>
          <table:table-cell table:formula="of:=FLOOR(MOD([.D$1]-[.$A499] -1;[.D$1]) * [.D$2] / ([.D$1]-1))" office:value-type="float" office:value="16" calcext:value-type="float">
            <text:p>16</text:p>
          </table:table-cell>
          <table:table-cell table:formula="of:=(IF(MOD([.$A499];[.E$1])&lt;FLOOR([.E$1]/2);0;[.E$2]))" office:value-type="float" office:value="255" calcext:value-type="float">
            <text:p>255</text:p>
          </table:table-cell>
          <table:table-cell table:formula="of:=IF(MOD([.$A499];[.F$1])&lt;[.F$1]/2;FLOOR(MOD([.$A499];[.F$1]) * [.F$2] *2 / ([.F$1]-1));[.F$2]-FLOOR(MOD(FLOOR([.$A499]-[.F$1]/2);[.F$1]) * [.F$2] *2 / ([.F$1]-1)))" office:value-type="float" office:value="33" calcext:value-type="float">
            <text:p>33</text:p>
          </table:table-cell>
          <table:table-cell table:formula="of:=FLOOR([.G$2] * POWER(SIN( PI() * [.$A499] / [.G$1] );2))" office:value-type="float" office:value="10" calcext:value-type="float">
            <text:p>10</text:p>
          </table:table-cell>
          <table:table-cell table:formula="of:=[.H$2]-FLOOR(POWER(IF(MOD([.$A499];[.H$1])&lt;[.H$1]/2;FLOOR(MOD([.$A499];[.H$1]) * [.H$2] *2 / ([.H$1]-1));[.H$2]-FLOOR(MOD(FLOOR([.$A499]-[.H$1]/2);[.H$1]) * [.H$2] *2 / ([.H$1]-1)));2)/[.H$2])" office:value-type="float" office:value="251" calcext:value-type="float">
            <text:p>251</text:p>
          </table:table-cell>
          <table:table-cell table:formula="of:=FLOOR( [.I$2] * ABS(SIN( PI() * [.$A499] / [.I$1] )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FLOOR([.$B$2]/2 + [.$B$2]/2 * SIN(2 *  PI() * [.$A500] / [.$B$1] ))" office:value-type="float" office:value="78" calcext:value-type="float">
            <text:p>78</text:p>
          </table:table-cell>
          <table:table-cell table:formula="of:=FLOOR(MOD([.$A500];[.C$1]) * [.C$2] / ([.C$1]-1))" office:value-type="float" office:value="240" calcext:value-type="float">
            <text:p>240</text:p>
          </table:table-cell>
          <table:table-cell table:formula="of:=FLOOR(MOD([.D$1]-[.$A500] -1;[.D$1]) * [.D$2] / ([.D$1]-1))" office:value-type="float" office:value="15" calcext:value-type="float">
            <text:p>15</text:p>
          </table:table-cell>
          <table:table-cell table:formula="of:=(IF(MOD([.$A500];[.E$1])&lt;FLOOR([.E$1]/2);0;[.E$2]))" office:value-type="float" office:value="255" calcext:value-type="float">
            <text:p>255</text:p>
          </table:table-cell>
          <table:table-cell table:formula="of:=IF(MOD([.$A500];[.F$1])&lt;[.F$1]/2;FLOOR(MOD([.$A500];[.F$1]) * [.F$2] *2 / ([.F$1]-1));[.F$2]-FLOOR(MOD(FLOOR([.$A500]-[.F$1]/2);[.F$1]) * [.F$2] *2 / ([.F$1]-1)))" office:value-type="float" office:value="31" calcext:value-type="float">
            <text:p>31</text:p>
          </table:table-cell>
          <table:table-cell table:formula="of:=FLOOR([.G$2] * POWER(SIN( PI() * [.$A500] / [.G$1] );2))" office:value-type="float" office:value="9" calcext:value-type="float">
            <text:p>9</text:p>
          </table:table-cell>
          <table:table-cell table:formula="of:=[.H$2]-FLOOR(POWER(IF(MOD([.$A500];[.H$1])&lt;[.H$1]/2;FLOOR(MOD([.$A500];[.H$1]) * [.H$2] *2 / ([.H$1]-1));[.H$2]-FLOOR(MOD(FLOOR([.$A500]-[.H$1]/2);[.H$1]) * [.H$2] *2 / ([.H$1]-1)));2)/[.H$2])" office:value-type="float" office:value="252" calcext:value-type="float">
            <text:p>252</text:p>
          </table:table-cell>
          <table:table-cell table:formula="of:=FLOOR( [.I$2] * ABS(SIN( PI() * [.$A500] / [.I$1] )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FLOOR([.$B$2]/2 + [.$B$2]/2 * SIN(2 *  PI() * [.$A501] / [.$B$1] ))" office:value-type="float" office:value="81" calcext:value-type="float">
            <text:p>81</text:p>
          </table:table-cell>
          <table:table-cell table:formula="of:=FLOOR(MOD([.$A501];[.C$1]) * [.C$2] / ([.C$1]-1))" office:value-type="float" office:value="241" calcext:value-type="float">
            <text:p>241</text:p>
          </table:table-cell>
          <table:table-cell table:formula="of:=FLOOR(MOD([.D$1]-[.$A501] -1;[.D$1]) * [.D$2] / ([.D$1]-1))" office:value-type="float" office:value="14" calcext:value-type="float">
            <text:p>14</text:p>
          </table:table-cell>
          <table:table-cell table:formula="of:=(IF(MOD([.$A501];[.E$1])&lt;FLOOR([.E$1]/2);0;[.E$2]))" office:value-type="float" office:value="255" calcext:value-type="float">
            <text:p>255</text:p>
          </table:table-cell>
          <table:table-cell table:formula="of:=IF(MOD([.$A501];[.F$1])&lt;[.F$1]/2;FLOOR(MOD([.$A501];[.F$1]) * [.F$2] *2 / ([.F$1]-1));[.F$2]-FLOOR(MOD(FLOOR([.$A501]-[.F$1]/2);[.F$1]) * [.F$2] *2 / ([.F$1]-1)))" office:value-type="float" office:value="29" calcext:value-type="float">
            <text:p>29</text:p>
          </table:table-cell>
          <table:table-cell table:formula="of:=FLOOR([.G$2] * POWER(SIN( PI() * [.$A501] / [.G$1] );2))" office:value-type="float" office:value="8" calcext:value-type="float">
            <text:p>8</text:p>
          </table:table-cell>
          <table:table-cell table:formula="of:=[.H$2]-FLOOR(POWER(IF(MOD([.$A501];[.H$1])&lt;[.H$1]/2;FLOOR(MOD([.$A501];[.H$1]) * [.H$2] *2 / ([.H$1]-1));[.H$2]-FLOOR(MOD(FLOOR([.$A501]-[.H$1]/2);[.H$1]) * [.H$2] *2 / ([.H$1]-1)));2)/[.H$2])" office:value-type="float" office:value="252" calcext:value-type="float">
            <text:p>252</text:p>
          </table:table-cell>
          <table:table-cell table:formula="of:=FLOOR( [.I$2] * ABS(SIN( PI() * [.$A501] / [.I$1] )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FLOOR([.$B$2]/2 + [.$B$2]/2 * SIN(2 *  PI() * [.$A502] / [.$B$1] ))" office:value-type="float" office:value="84" calcext:value-type="float">
            <text:p>84</text:p>
          </table:table-cell>
          <table:table-cell table:formula="of:=FLOOR(MOD([.$A502];[.C$1]) * [.C$2] / ([.C$1]-1))" office:value-type="float" office:value="242" calcext:value-type="float">
            <text:p>242</text:p>
          </table:table-cell>
          <table:table-cell table:formula="of:=FLOOR(MOD([.D$1]-[.$A502] -1;[.D$1]) * [.D$2] / ([.D$1]-1))" office:value-type="float" office:value="13" calcext:value-type="float">
            <text:p>13</text:p>
          </table:table-cell>
          <table:table-cell table:formula="of:=(IF(MOD([.$A502];[.E$1])&lt;FLOOR([.E$1]/2);0;[.E$2]))" office:value-type="float" office:value="255" calcext:value-type="float">
            <text:p>255</text:p>
          </table:table-cell>
          <table:table-cell table:formula="of:=IF(MOD([.$A502];[.F$1])&lt;[.F$1]/2;FLOOR(MOD([.$A502];[.F$1]) * [.F$2] *2 / ([.F$1]-1));[.F$2]-FLOOR(MOD(FLOOR([.$A502]-[.F$1]/2);[.F$1]) * [.F$2] *2 / ([.F$1]-1)))" office:value-type="float" office:value="27" calcext:value-type="float">
            <text:p>27</text:p>
          </table:table-cell>
          <table:table-cell table:formula="of:=FLOOR([.G$2] * POWER(SIN( PI() * [.$A502] / [.G$1] );2))" office:value-type="float" office:value="7" calcext:value-type="float">
            <text:p>7</text:p>
          </table:table-cell>
          <table:table-cell table:formula="of:=[.H$2]-FLOOR(POWER(IF(MOD([.$A502];[.H$1])&lt;[.H$1]/2;FLOOR(MOD([.$A502];[.H$1]) * [.H$2] *2 / ([.H$1]-1));[.H$2]-FLOOR(MOD(FLOOR([.$A502]-[.H$1]/2);[.H$1]) * [.H$2] *2 / ([.H$1]-1)));2)/[.H$2])" office:value-type="float" office:value="253" calcext:value-type="float">
            <text:p>253</text:p>
          </table:table-cell>
          <table:table-cell table:formula="of:=FLOOR( [.I$2] * ABS(SIN( PI() * [.$A502] / [.I$1] )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FLOOR([.$B$2]/2 + [.$B$2]/2 * SIN(2 *  PI() * [.$A503] / [.$B$1] ))" office:value-type="float" office:value="87" calcext:value-type="float">
            <text:p>87</text:p>
          </table:table-cell>
          <table:table-cell table:formula="of:=FLOOR(MOD([.$A503];[.C$1]) * [.C$2] / ([.C$1]-1))" office:value-type="float" office:value="243" calcext:value-type="float">
            <text:p>243</text:p>
          </table:table-cell>
          <table:table-cell table:formula="of:=FLOOR(MOD([.D$1]-[.$A503] -1;[.D$1]) * [.D$2] / ([.D$1]-1))" office:value-type="float" office:value="12" calcext:value-type="float">
            <text:p>12</text:p>
          </table:table-cell>
          <table:table-cell table:formula="of:=(IF(MOD([.$A503];[.E$1])&lt;FLOOR([.E$1]/2);0;[.E$2]))" office:value-type="float" office:value="255" calcext:value-type="float">
            <text:p>255</text:p>
          </table:table-cell>
          <table:table-cell table:formula="of:=IF(MOD([.$A503];[.F$1])&lt;[.F$1]/2;FLOOR(MOD([.$A503];[.F$1]) * [.F$2] *2 / ([.F$1]-1));[.F$2]-FLOOR(MOD(FLOOR([.$A503]-[.F$1]/2);[.F$1]) * [.F$2] *2 / ([.F$1]-1)))" office:value-type="float" office:value="25" calcext:value-type="float">
            <text:p>25</text:p>
          </table:table-cell>
          <table:table-cell table:formula="of:=FLOOR([.G$2] * POWER(SIN( PI() * [.$A503] / [.G$1] );2))" office:value-type="float" office:value="6" calcext:value-type="float">
            <text:p>6</text:p>
          </table:table-cell>
          <table:table-cell table:formula="of:=[.H$2]-FLOOR(POWER(IF(MOD([.$A503];[.H$1])&lt;[.H$1]/2;FLOOR(MOD([.$A503];[.H$1]) * [.H$2] *2 / ([.H$1]-1));[.H$2]-FLOOR(MOD(FLOOR([.$A503]-[.H$1]/2);[.H$1]) * [.H$2] *2 / ([.H$1]-1)));2)/[.H$2])" office:value-type="float" office:value="253" calcext:value-type="float">
            <text:p>253</text:p>
          </table:table-cell>
          <table:table-cell table:formula="of:=FLOOR( [.I$2] * ABS(SIN( PI() * [.$A503] / [.I$1] 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FLOOR([.$B$2]/2 + [.$B$2]/2 * SIN(2 *  PI() * [.$A504] / [.$B$1] ))" office:value-type="float" office:value="90" calcext:value-type="float">
            <text:p>90</text:p>
          </table:table-cell>
          <table:table-cell table:formula="of:=FLOOR(MOD([.$A504];[.C$1]) * [.C$2] / ([.C$1]-1))" office:value-type="float" office:value="244" calcext:value-type="float">
            <text:p>244</text:p>
          </table:table-cell>
          <table:table-cell table:formula="of:=FLOOR(MOD([.D$1]-[.$A504] -1;[.D$1]) * [.D$2] / ([.D$1]-1))" office:value-type="float" office:value="11" calcext:value-type="float">
            <text:p>11</text:p>
          </table:table-cell>
          <table:table-cell table:formula="of:=(IF(MOD([.$A504];[.E$1])&lt;FLOOR([.E$1]/2);0;[.E$2]))" office:value-type="float" office:value="255" calcext:value-type="float">
            <text:p>255</text:p>
          </table:table-cell>
          <table:table-cell table:formula="of:=IF(MOD([.$A504];[.F$1])&lt;[.F$1]/2;FLOOR(MOD([.$A504];[.F$1]) * [.F$2] *2 / ([.F$1]-1));[.F$2]-FLOOR(MOD(FLOOR([.$A504]-[.F$1]/2);[.F$1]) * [.F$2] *2 / ([.F$1]-1)))" office:value-type="float" office:value="23" calcext:value-type="float">
            <text:p>23</text:p>
          </table:table-cell>
          <table:table-cell table:formula="of:=FLOOR([.G$2] * POWER(SIN( PI() * [.$A504] / [.G$1] );2))" office:value-type="float" office:value="5" calcext:value-type="float">
            <text:p>5</text:p>
          </table:table-cell>
          <table:table-cell table:formula="of:=[.H$2]-FLOOR(POWER(IF(MOD([.$A504];[.H$1])&lt;[.H$1]/2;FLOOR(MOD([.$A504];[.H$1]) * [.H$2] *2 / ([.H$1]-1));[.H$2]-FLOOR(MOD(FLOOR([.$A504]-[.H$1]/2);[.H$1]) * [.H$2] *2 / ([.H$1]-1)));2)/[.H$2])" office:value-type="float" office:value="253" calcext:value-type="float">
            <text:p>253</text:p>
          </table:table-cell>
          <table:table-cell table:formula="of:=FLOOR( [.I$2] * ABS(SIN( PI() * [.$A504] / [.I$1] )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FLOOR([.$B$2]/2 + [.$B$2]/2 * SIN(2 *  PI() * [.$A505] / [.$B$1] ))" office:value-type="float" office:value="93" calcext:value-type="float">
            <text:p>93</text:p>
          </table:table-cell>
          <table:table-cell table:formula="of:=FLOOR(MOD([.$A505];[.C$1]) * [.C$2] / ([.C$1]-1))" office:value-type="float" office:value="245" calcext:value-type="float">
            <text:p>245</text:p>
          </table:table-cell>
          <table:table-cell table:formula="of:=FLOOR(MOD([.D$1]-[.$A505] -1;[.D$1]) * [.D$2] / ([.D$1]-1))" office:value-type="float" office:value="10" calcext:value-type="float">
            <text:p>10</text:p>
          </table:table-cell>
          <table:table-cell table:formula="of:=(IF(MOD([.$A505];[.E$1])&lt;FLOOR([.E$1]/2);0;[.E$2]))" office:value-type="float" office:value="255" calcext:value-type="float">
            <text:p>255</text:p>
          </table:table-cell>
          <table:table-cell table:formula="of:=IF(MOD([.$A505];[.F$1])&lt;[.F$1]/2;FLOOR(MOD([.$A505];[.F$1]) * [.F$2] *2 / ([.F$1]-1));[.F$2]-FLOOR(MOD(FLOOR([.$A505]-[.F$1]/2);[.F$1]) * [.F$2] *2 / ([.F$1]-1)))" office:value-type="float" office:value="21" calcext:value-type="float">
            <text:p>21</text:p>
          </table:table-cell>
          <table:table-cell table:formula="of:=FLOOR([.G$2] * POWER(SIN( PI() * [.$A505] / [.G$1] );2))" office:value-type="float" office:value="4" calcext:value-type="float">
            <text:p>4</text:p>
          </table:table-cell>
          <table:table-cell table:formula="of:=[.H$2]-FLOOR(POWER(IF(MOD([.$A505];[.H$1])&lt;[.H$1]/2;FLOOR(MOD([.$A505];[.H$1]) * [.H$2] *2 / ([.H$1]-1));[.H$2]-FLOOR(MOD(FLOOR([.$A505]-[.H$1]/2);[.H$1]) * [.H$2] *2 / ([.H$1]-1)));2)/[.H$2])" office:value-type="float" office:value="254" calcext:value-type="float">
            <text:p>254</text:p>
          </table:table-cell>
          <table:table-cell table:formula="of:=FLOOR( [.I$2] * ABS(SIN( PI() * [.$A505] / [.I$1] )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FLOOR([.$B$2]/2 + [.$B$2]/2 * SIN(2 *  PI() * [.$A506] / [.$B$1] ))" office:value-type="float" office:value="96" calcext:value-type="float">
            <text:p>96</text:p>
          </table:table-cell>
          <table:table-cell table:formula="of:=FLOOR(MOD([.$A506];[.C$1]) * [.C$2] / ([.C$1]-1))" office:value-type="float" office:value="246" calcext:value-type="float">
            <text:p>246</text:p>
          </table:table-cell>
          <table:table-cell table:formula="of:=FLOOR(MOD([.D$1]-[.$A506] -1;[.D$1]) * [.D$2] / ([.D$1]-1))" office:value-type="float" office:value="9" calcext:value-type="float">
            <text:p>9</text:p>
          </table:table-cell>
          <table:table-cell table:formula="of:=(IF(MOD([.$A506];[.E$1])&lt;FLOOR([.E$1]/2);0;[.E$2]))" office:value-type="float" office:value="255" calcext:value-type="float">
            <text:p>255</text:p>
          </table:table-cell>
          <table:table-cell table:formula="of:=IF(MOD([.$A506];[.F$1])&lt;[.F$1]/2;FLOOR(MOD([.$A506];[.F$1]) * [.F$2] *2 / ([.F$1]-1));[.F$2]-FLOOR(MOD(FLOOR([.$A506]-[.F$1]/2);[.F$1]) * [.F$2] *2 / ([.F$1]-1)))" office:value-type="float" office:value="19" calcext:value-type="float">
            <text:p>19</text:p>
          </table:table-cell>
          <table:table-cell table:formula="of:=FLOOR([.G$2] * POWER(SIN( PI() * [.$A506] / [.G$1] );2))" office:value-type="float" office:value="3" calcext:value-type="float">
            <text:p>3</text:p>
          </table:table-cell>
          <table:table-cell table:formula="of:=[.H$2]-FLOOR(POWER(IF(MOD([.$A506];[.H$1])&lt;[.H$1]/2;FLOOR(MOD([.$A506];[.H$1]) * [.H$2] *2 / ([.H$1]-1));[.H$2]-FLOOR(MOD(FLOOR([.$A506]-[.H$1]/2);[.H$1]) * [.H$2] *2 / ([.H$1]-1)));2)/[.H$2])" office:value-type="float" office:value="254" calcext:value-type="float">
            <text:p>254</text:p>
          </table:table-cell>
          <table:table-cell table:formula="of:=FLOOR( [.I$2] * ABS(SIN( PI() * [.$A506] / [.I$1] )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FLOOR([.$B$2]/2 + [.$B$2]/2 * SIN(2 *  PI() * [.$A507] / [.$B$1] ))" office:value-type="float" office:value="99" calcext:value-type="float">
            <text:p>99</text:p>
          </table:table-cell>
          <table:table-cell table:formula="of:=FLOOR(MOD([.$A507];[.C$1]) * [.C$2] / ([.C$1]-1))" office:value-type="float" office:value="247" calcext:value-type="float">
            <text:p>247</text:p>
          </table:table-cell>
          <table:table-cell table:formula="of:=FLOOR(MOD([.D$1]-[.$A507] -1;[.D$1]) * [.D$2] / ([.D$1]-1))" office:value-type="float" office:value="8" calcext:value-type="float">
            <text:p>8</text:p>
          </table:table-cell>
          <table:table-cell table:formula="of:=(IF(MOD([.$A507];[.E$1])&lt;FLOOR([.E$1]/2);0;[.E$2]))" office:value-type="float" office:value="255" calcext:value-type="float">
            <text:p>255</text:p>
          </table:table-cell>
          <table:table-cell table:formula="of:=IF(MOD([.$A507];[.F$1])&lt;[.F$1]/2;FLOOR(MOD([.$A507];[.F$1]) * [.F$2] *2 / ([.F$1]-1));[.F$2]-FLOOR(MOD(FLOOR([.$A507]-[.F$1]/2);[.F$1]) * [.F$2] *2 / ([.F$1]-1)))" office:value-type="float" office:value="17" calcext:value-type="float">
            <text:p>17</text:p>
          </table:table-cell>
          <table:table-cell table:formula="of:=FLOOR([.G$2] * POWER(SIN( PI() * [.$A507] / [.G$1] );2))" office:value-type="float" office:value="3" calcext:value-type="float">
            <text:p>3</text:p>
          </table:table-cell>
          <table:table-cell table:formula="of:=[.H$2]-FLOOR(POWER(IF(MOD([.$A507];[.H$1])&lt;[.H$1]/2;FLOOR(MOD([.$A507];[.H$1]) * [.H$2] *2 / ([.H$1]-1));[.H$2]-FLOOR(MOD(FLOOR([.$A507]-[.H$1]/2);[.H$1]) * [.H$2] *2 / ([.H$1]-1)));2)/[.H$2])" office:value-type="float" office:value="254" calcext:value-type="float">
            <text:p>254</text:p>
          </table:table-cell>
          <table:table-cell table:formula="of:=FLOOR( [.I$2] * ABS(SIN( PI() * [.$A507] / [.I$1] )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FLOOR([.$B$2]/2 + [.$B$2]/2 * SIN(2 *  PI() * [.$A508] / [.$B$1] ))" office:value-type="float" office:value="102" calcext:value-type="float">
            <text:p>102</text:p>
          </table:table-cell>
          <table:table-cell table:formula="of:=FLOOR(MOD([.$A508];[.C$1]) * [.C$2] / ([.C$1]-1))" office:value-type="float" office:value="248" calcext:value-type="float">
            <text:p>248</text:p>
          </table:table-cell>
          <table:table-cell table:formula="of:=FLOOR(MOD([.D$1]-[.$A508] -1;[.D$1]) * [.D$2] / ([.D$1]-1))" office:value-type="float" office:value="7" calcext:value-type="float">
            <text:p>7</text:p>
          </table:table-cell>
          <table:table-cell table:formula="of:=(IF(MOD([.$A508];[.E$1])&lt;FLOOR([.E$1]/2);0;[.E$2]))" office:value-type="float" office:value="255" calcext:value-type="float">
            <text:p>255</text:p>
          </table:table-cell>
          <table:table-cell table:formula="of:=IF(MOD([.$A508];[.F$1])&lt;[.F$1]/2;FLOOR(MOD([.$A508];[.F$1]) * [.F$2] *2 / ([.F$1]-1));[.F$2]-FLOOR(MOD(FLOOR([.$A508]-[.F$1]/2);[.F$1]) * [.F$2] *2 / ([.F$1]-1)))" office:value-type="float" office:value="15" calcext:value-type="float">
            <text:p>15</text:p>
          </table:table-cell>
          <table:table-cell table:formula="of:=FLOOR([.G$2] * POWER(SIN( PI() * [.$A508] / [.G$1] );2))" office:value-type="float" office:value="2" calcext:value-type="float">
            <text:p>2</text:p>
          </table:table-cell>
          <table:table-cell table:formula="of:=[.H$2]-FLOOR(POWER(IF(MOD([.$A508];[.H$1])&lt;[.H$1]/2;FLOOR(MOD([.$A508];[.H$1]) * [.H$2] *2 / ([.H$1]-1));[.H$2]-FLOOR(MOD(FLOOR([.$A508]-[.H$1]/2);[.H$1]) * [.H$2] *2 / ([.H$1]-1)));2)/[.H$2])" office:value-type="float" office:value="255" calcext:value-type="float">
            <text:p>255</text:p>
          </table:table-cell>
          <table:table-cell table:formula="of:=FLOOR( [.I$2] * ABS(SIN( PI() * [.$A508] / [.I$1] )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FLOOR([.$B$2]/2 + [.$B$2]/2 * SIN(2 *  PI() * [.$A509] / [.$B$1] ))" office:value-type="float" office:value="105" calcext:value-type="float">
            <text:p>105</text:p>
          </table:table-cell>
          <table:table-cell table:formula="of:=FLOOR(MOD([.$A509];[.C$1]) * [.C$2] / ([.C$1]-1))" office:value-type="float" office:value="249" calcext:value-type="float">
            <text:p>249</text:p>
          </table:table-cell>
          <table:table-cell table:formula="of:=FLOOR(MOD([.D$1]-[.$A509] -1;[.D$1]) * [.D$2] / ([.D$1]-1))" office:value-type="float" office:value="6" calcext:value-type="float">
            <text:p>6</text:p>
          </table:table-cell>
          <table:table-cell table:formula="of:=(IF(MOD([.$A509];[.E$1])&lt;FLOOR([.E$1]/2);0;[.E$2]))" office:value-type="float" office:value="255" calcext:value-type="float">
            <text:p>255</text:p>
          </table:table-cell>
          <table:table-cell table:formula="of:=IF(MOD([.$A509];[.F$1])&lt;[.F$1]/2;FLOOR(MOD([.$A509];[.F$1]) * [.F$2] *2 / ([.F$1]-1));[.F$2]-FLOOR(MOD(FLOOR([.$A509]-[.F$1]/2);[.F$1]) * [.F$2] *2 / ([.F$1]-1)))" office:value-type="float" office:value="13" calcext:value-type="float">
            <text:p>13</text:p>
          </table:table-cell>
          <table:table-cell table:formula="of:=FLOOR([.G$2] * POWER(SIN( PI() * [.$A509] / [.G$1] );2))" office:value-type="float" office:value="1" calcext:value-type="float">
            <text:p>1</text:p>
          </table:table-cell>
          <table:table-cell table:formula="of:=[.H$2]-FLOOR(POWER(IF(MOD([.$A509];[.H$1])&lt;[.H$1]/2;FLOOR(MOD([.$A509];[.H$1]) * [.H$2] *2 / ([.H$1]-1));[.H$2]-FLOOR(MOD(FLOOR([.$A509]-[.H$1]/2);[.H$1]) * [.H$2] *2 / ([.H$1]-1)));2)/[.H$2])" office:value-type="float" office:value="255" calcext:value-type="float">
            <text:p>255</text:p>
          </table:table-cell>
          <table:table-cell table:formula="of:=FLOOR( [.I$2] * ABS(SIN( PI() * [.$A509] / [.I$1] )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FLOOR([.$B$2]/2 + [.$B$2]/2 * SIN(2 *  PI() * [.$A510] / [.$B$1] ))" office:value-type="float" office:value="108" calcext:value-type="float">
            <text:p>108</text:p>
          </table:table-cell>
          <table:table-cell table:formula="of:=FLOOR(MOD([.$A510];[.C$1]) * [.C$2] / ([.C$1]-1))" office:value-type="float" office:value="250" calcext:value-type="float">
            <text:p>250</text:p>
          </table:table-cell>
          <table:table-cell table:formula="of:=FLOOR(MOD([.D$1]-[.$A510] -1;[.D$1]) * [.D$2] / ([.D$1]-1))" office:value-type="float" office:value="5" calcext:value-type="float">
            <text:p>5</text:p>
          </table:table-cell>
          <table:table-cell table:formula="of:=(IF(MOD([.$A510];[.E$1])&lt;FLOOR([.E$1]/2);0;[.E$2]))" office:value-type="float" office:value="255" calcext:value-type="float">
            <text:p>255</text:p>
          </table:table-cell>
          <table:table-cell table:formula="of:=IF(MOD([.$A510];[.F$1])&lt;[.F$1]/2;FLOOR(MOD([.$A510];[.F$1]) * [.F$2] *2 / ([.F$1]-1));[.F$2]-FLOOR(MOD(FLOOR([.$A510]-[.F$1]/2);[.F$1]) * [.F$2] *2 / ([.F$1]-1)))" office:value-type="float" office:value="11" calcext:value-type="float">
            <text:p>11</text:p>
          </table:table-cell>
          <table:table-cell table:formula="of:=FLOOR([.G$2] * POWER(SIN( PI() * [.$A510] / [.G$1] );2))" office:value-type="float" office:value="1" calcext:value-type="float">
            <text:p>1</text:p>
          </table:table-cell>
          <table:table-cell table:formula="of:=[.H$2]-FLOOR(POWER(IF(MOD([.$A510];[.H$1])&lt;[.H$1]/2;FLOOR(MOD([.$A510];[.H$1]) * [.H$2] *2 / ([.H$1]-1));[.H$2]-FLOOR(MOD(FLOOR([.$A510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0] / [.I$1] )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FLOOR([.$B$2]/2 + [.$B$2]/2 * SIN(2 *  PI() * [.$A511] / [.$B$1] ))" office:value-type="float" office:value="111" calcext:value-type="float">
            <text:p>111</text:p>
          </table:table-cell>
          <table:table-cell table:formula="of:=FLOOR(MOD([.$A511];[.C$1]) * [.C$2] / ([.C$1]-1))" office:value-type="float" office:value="251" calcext:value-type="float">
            <text:p>251</text:p>
          </table:table-cell>
          <table:table-cell table:formula="of:=FLOOR(MOD([.D$1]-[.$A511] -1;[.D$1]) * [.D$2] / ([.D$1]-1))" office:value-type="float" office:value="4" calcext:value-type="float">
            <text:p>4</text:p>
          </table:table-cell>
          <table:table-cell table:formula="of:=(IF(MOD([.$A511];[.E$1])&lt;FLOOR([.E$1]/2);0;[.E$2]))" office:value-type="float" office:value="255" calcext:value-type="float">
            <text:p>255</text:p>
          </table:table-cell>
          <table:table-cell table:formula="of:=IF(MOD([.$A511];[.F$1])&lt;[.F$1]/2;FLOOR(MOD([.$A511];[.F$1]) * [.F$2] *2 / ([.F$1]-1));[.F$2]-FLOOR(MOD(FLOOR([.$A511]-[.F$1]/2);[.F$1]) * [.F$2] *2 / ([.F$1]-1)))" office:value-type="float" office:value="9" calcext:value-type="float">
            <text:p>9</text:p>
          </table:table-cell>
          <table:table-cell table:formula="of:=FLOOR([.G$2] * POWER(SIN( PI() * [.$A511] / [.G$1] );2))" office:value-type="float" office:value="0" calcext:value-type="float">
            <text:p>0</text:p>
          </table:table-cell>
          <table:table-cell table:formula="of:=[.H$2]-FLOOR(POWER(IF(MOD([.$A511];[.H$1])&lt;[.H$1]/2;FLOOR(MOD([.$A511];[.H$1]) * [.H$2] *2 / ([.H$1]-1));[.H$2]-FLOOR(MOD(FLOOR([.$A511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1] / [.I$1] )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FLOOR([.$B$2]/2 + [.$B$2]/2 * SIN(2 *  PI() * [.$A512] / [.$B$1] ))" office:value-type="float" office:value="115" calcext:value-type="float">
            <text:p>115</text:p>
          </table:table-cell>
          <table:table-cell table:formula="of:=FLOOR(MOD([.$A512];[.C$1]) * [.C$2] / ([.C$1]-1))" office:value-type="float" office:value="252" calcext:value-type="float">
            <text:p>252</text:p>
          </table:table-cell>
          <table:table-cell table:formula="of:=FLOOR(MOD([.D$1]-[.$A512] -1;[.D$1]) * [.D$2] / ([.D$1]-1))" office:value-type="float" office:value="3" calcext:value-type="float">
            <text:p>3</text:p>
          </table:table-cell>
          <table:table-cell table:formula="of:=(IF(MOD([.$A512];[.E$1])&lt;FLOOR([.E$1]/2);0;[.E$2]))" office:value-type="float" office:value="255" calcext:value-type="float">
            <text:p>255</text:p>
          </table:table-cell>
          <table:table-cell table:formula="of:=IF(MOD([.$A512];[.F$1])&lt;[.F$1]/2;FLOOR(MOD([.$A512];[.F$1]) * [.F$2] *2 / ([.F$1]-1));[.F$2]-FLOOR(MOD(FLOOR([.$A512]-[.F$1]/2);[.F$1]) * [.F$2] *2 / ([.F$1]-1)))" office:value-type="float" office:value="7" calcext:value-type="float">
            <text:p>7</text:p>
          </table:table-cell>
          <table:table-cell table:formula="of:=FLOOR([.G$2] * POWER(SIN( PI() * [.$A512] / [.G$1] );2))" office:value-type="float" office:value="0" calcext:value-type="float">
            <text:p>0</text:p>
          </table:table-cell>
          <table:table-cell table:formula="of:=[.H$2]-FLOOR(POWER(IF(MOD([.$A512];[.H$1])&lt;[.H$1]/2;FLOOR(MOD([.$A512];[.H$1]) * [.H$2] *2 / ([.H$1]-1));[.H$2]-FLOOR(MOD(FLOOR([.$A512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2] / [.I$1] )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FLOOR([.$B$2]/2 + [.$B$2]/2 * SIN(2 *  PI() * [.$A513] / [.$B$1] ))" office:value-type="float" office:value="118" calcext:value-type="float">
            <text:p>118</text:p>
          </table:table-cell>
          <table:table-cell table:formula="of:=FLOOR(MOD([.$A513];[.C$1]) * [.C$2] / ([.C$1]-1))" office:value-type="float" office:value="253" calcext:value-type="float">
            <text:p>253</text:p>
          </table:table-cell>
          <table:table-cell table:formula="of:=FLOOR(MOD([.D$1]-[.$A513] -1;[.D$1]) * [.D$2] / ([.D$1]-1))" office:value-type="float" office:value="2" calcext:value-type="float">
            <text:p>2</text:p>
          </table:table-cell>
          <table:table-cell table:formula="of:=(IF(MOD([.$A513];[.E$1])&lt;FLOOR([.E$1]/2);0;[.E$2]))" office:value-type="float" office:value="255" calcext:value-type="float">
            <text:p>255</text:p>
          </table:table-cell>
          <table:table-cell table:formula="of:=IF(MOD([.$A513];[.F$1])&lt;[.F$1]/2;FLOOR(MOD([.$A513];[.F$1]) * [.F$2] *2 / ([.F$1]-1));[.F$2]-FLOOR(MOD(FLOOR([.$A513]-[.F$1]/2);[.F$1]) * [.F$2] *2 / ([.F$1]-1)))" office:value-type="float" office:value="5" calcext:value-type="float">
            <text:p>5</text:p>
          </table:table-cell>
          <table:table-cell table:formula="of:=FLOOR([.G$2] * POWER(SIN( PI() * [.$A513] / [.G$1] );2))" office:value-type="float" office:value="0" calcext:value-type="float">
            <text:p>0</text:p>
          </table:table-cell>
          <table:table-cell table:formula="of:=[.H$2]-FLOOR(POWER(IF(MOD([.$A513];[.H$1])&lt;[.H$1]/2;FLOOR(MOD([.$A513];[.H$1]) * [.H$2] *2 / ([.H$1]-1));[.H$2]-FLOOR(MOD(FLOOR([.$A513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3] / [.I$1] )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FLOOR([.$B$2]/2 + [.$B$2]/2 * SIN(2 *  PI() * [.$A514] / [.$B$1] ))" office:value-type="float" office:value="121" calcext:value-type="float">
            <text:p>121</text:p>
          </table:table-cell>
          <table:table-cell table:formula="of:=FLOOR(MOD([.$A514];[.C$1]) * [.C$2] / ([.C$1]-1))" office:value-type="float" office:value="254" calcext:value-type="float">
            <text:p>254</text:p>
          </table:table-cell>
          <table:table-cell table:formula="of:=FLOOR(MOD([.D$1]-[.$A514] -1;[.D$1]) * [.D$2] / ([.D$1]-1))" office:value-type="float" office:value="1" calcext:value-type="float">
            <text:p>1</text:p>
          </table:table-cell>
          <table:table-cell table:formula="of:=(IF(MOD([.$A514];[.E$1])&lt;FLOOR([.E$1]/2);0;[.E$2]))" office:value-type="float" office:value="255" calcext:value-type="float">
            <text:p>255</text:p>
          </table:table-cell>
          <table:table-cell table:formula="of:=IF(MOD([.$A514];[.F$1])&lt;[.F$1]/2;FLOOR(MOD([.$A514];[.F$1]) * [.F$2] *2 / ([.F$1]-1));[.F$2]-FLOOR(MOD(FLOOR([.$A514]-[.F$1]/2);[.F$1]) * [.F$2] *2 / ([.F$1]-1)))" office:value-type="float" office:value="3" calcext:value-type="float">
            <text:p>3</text:p>
          </table:table-cell>
          <table:table-cell table:formula="of:=FLOOR([.G$2] * POWER(SIN( PI() * [.$A514] / [.G$1] );2))" office:value-type="float" office:value="0" calcext:value-type="float">
            <text:p>0</text:p>
          </table:table-cell>
          <table:table-cell table:formula="of:=[.H$2]-FLOOR(POWER(IF(MOD([.$A514];[.H$1])&lt;[.H$1]/2;FLOOR(MOD([.$A514];[.H$1]) * [.H$2] *2 / ([.H$1]-1));[.H$2]-FLOOR(MOD(FLOOR([.$A514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4] / [.I$1] )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FLOOR([.$B$2]/2 + [.$B$2]/2 * SIN(2 *  PI() * [.$A515] / [.$B$1] ))" office:value-type="float" office:value="124" calcext:value-type="float">
            <text:p>124</text:p>
          </table:table-cell>
          <table:table-cell table:formula="of:=FLOOR(MOD([.$A515];[.C$1]) * [.C$2] / ([.C$1]-1))" office:value-type="float" office:value="255" calcext:value-type="float">
            <text:p>255</text:p>
          </table:table-cell>
          <table:table-cell table:formula="of:=FLOOR(MOD([.D$1]-[.$A515] -1;[.D$1]) * [.D$2] / ([.D$1]-1))" office:value-type="float" office:value="0" calcext:value-type="float">
            <text:p>0</text:p>
          </table:table-cell>
          <table:table-cell table:formula="of:=(IF(MOD([.$A515];[.E$1])&lt;FLOOR([.E$1]/2);0;[.E$2]))" office:value-type="float" office:value="255" calcext:value-type="float">
            <text:p>255</text:p>
          </table:table-cell>
          <table:table-cell table:formula="of:=IF(MOD([.$A515];[.F$1])&lt;[.F$1]/2;FLOOR(MOD([.$A515];[.F$1]) * [.F$2] *2 / ([.F$1]-1));[.F$2]-FLOOR(MOD(FLOOR([.$A515]-[.F$1]/2);[.F$1]) * [.F$2] *2 / ([.F$1]-1)))" office:value-type="float" office:value="1" calcext:value-type="float">
            <text:p>1</text:p>
          </table:table-cell>
          <table:table-cell table:formula="of:=FLOOR([.G$2] * POWER(SIN( PI() * [.$A515] / [.G$1] );2))" office:value-type="float" office:value="0" calcext:value-type="float">
            <text:p>0</text:p>
          </table:table-cell>
          <table:table-cell table:formula="of:=[.H$2]-FLOOR(POWER(IF(MOD([.$A515];[.H$1])&lt;[.H$1]/2;FLOOR(MOD([.$A515];[.H$1]) * [.H$2] *2 / ([.H$1]-1));[.H$2]-FLOOR(MOD(FLOOR([.$A515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5] / [.I$1] 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FLOOR([.$B$2]/2 + [.$B$2]/2 * SIN(2 *  PI() * [.$A516] / [.$B$1] ))" office:value-type="float" office:value="127" calcext:value-type="float">
            <text:p>127</text:p>
          </table:table-cell>
          <table:table-cell table:formula="of:=FLOOR(MOD([.$A516];[.C$1]) * [.C$2] / ([.C$1]-1))" office:value-type="float" office:value="0" calcext:value-type="float">
            <text:p>0</text:p>
          </table:table-cell>
          <table:table-cell table:formula="of:=FLOOR(MOD([.D$1]-[.$A516] -1;[.D$1]) * [.D$2] / ([.D$1]-1))" office:value-type="float" office:value="255" calcext:value-type="float">
            <text:p>255</text:p>
          </table:table-cell>
          <table:table-cell table:formula="of:=(IF(MOD([.$A516];[.E$1])&lt;FLOOR([.E$1]/2);0;[.E$2]))" office:value-type="float" office:value="0" calcext:value-type="float">
            <text:p>0</text:p>
          </table:table-cell>
          <table:table-cell table:formula="of:=IF(MOD([.$A516];[.F$1])&lt;[.F$1]/2;FLOOR(MOD([.$A516];[.F$1]) * [.F$2] *2 / ([.F$1]-1));[.F$2]-FLOOR(MOD(FLOOR([.$A516]-[.F$1]/2);[.F$1]) * [.F$2] *2 / ([.F$1]-1)))" office:value-type="float" office:value="0" calcext:value-type="float">
            <text:p>0</text:p>
          </table:table-cell>
          <table:table-cell table:formula="of:=FLOOR([.G$2] * POWER(SIN( PI() * [.$A516] / [.G$1] );2))" office:value-type="float" office:value="0" calcext:value-type="float">
            <text:p>0</text:p>
          </table:table-cell>
          <table:table-cell table:formula="of:=[.H$2]-FLOOR(POWER(IF(MOD([.$A516];[.H$1])&lt;[.H$1]/2;FLOOR(MOD([.$A516];[.H$1]) * [.H$2] *2 / ([.H$1]-1));[.H$2]-FLOOR(MOD(FLOOR([.$A516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6] / [.I$1] 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FLOOR([.$B$2]/2 + [.$B$2]/2 * SIN(2 *  PI() * [.$A517] / [.$B$1] ))" office:value-type="float" office:value="130" calcext:value-type="float">
            <text:p>130</text:p>
          </table:table-cell>
          <table:table-cell table:formula="of:=FLOOR(MOD([.$A517];[.C$1]) * [.C$2] / ([.C$1]-1))" office:value-type="float" office:value="1" calcext:value-type="float">
            <text:p>1</text:p>
          </table:table-cell>
          <table:table-cell table:formula="of:=FLOOR(MOD([.D$1]-[.$A517] -1;[.D$1]) * [.D$2] / ([.D$1]-1))" office:value-type="float" office:value="254" calcext:value-type="float">
            <text:p>254</text:p>
          </table:table-cell>
          <table:table-cell table:formula="of:=(IF(MOD([.$A517];[.E$1])&lt;FLOOR([.E$1]/2);0;[.E$2]))" office:value-type="float" office:value="0" calcext:value-type="float">
            <text:p>0</text:p>
          </table:table-cell>
          <table:table-cell table:formula="of:=IF(MOD([.$A517];[.F$1])&lt;[.F$1]/2;FLOOR(MOD([.$A517];[.F$1]) * [.F$2] *2 / ([.F$1]-1));[.F$2]-FLOOR(MOD(FLOOR([.$A517]-[.F$1]/2);[.F$1]) * [.F$2] *2 / ([.F$1]-1)))" office:value-type="float" office:value="2" calcext:value-type="float">
            <text:p>2</text:p>
          </table:table-cell>
          <table:table-cell table:formula="of:=FLOOR([.G$2] * POWER(SIN( PI() * [.$A517] / [.G$1] );2))" office:value-type="float" office:value="0" calcext:value-type="float">
            <text:p>0</text:p>
          </table:table-cell>
          <table:table-cell table:formula="of:=[.H$2]-FLOOR(POWER(IF(MOD([.$A517];[.H$1])&lt;[.H$1]/2;FLOOR(MOD([.$A517];[.H$1]) * [.H$2] *2 / ([.H$1]-1));[.H$2]-FLOOR(MOD(FLOOR([.$A517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7] / [.I$1] 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FLOOR([.$B$2]/2 + [.$B$2]/2 * SIN(2 *  PI() * [.$A518] / [.$B$1] ))" office:value-type="float" office:value="133" calcext:value-type="float">
            <text:p>133</text:p>
          </table:table-cell>
          <table:table-cell table:formula="of:=FLOOR(MOD([.$A518];[.C$1]) * [.C$2] / ([.C$1]-1))" office:value-type="float" office:value="2" calcext:value-type="float">
            <text:p>2</text:p>
          </table:table-cell>
          <table:table-cell table:formula="of:=FLOOR(MOD([.D$1]-[.$A518] -1;[.D$1]) * [.D$2] / ([.D$1]-1))" office:value-type="float" office:value="253" calcext:value-type="float">
            <text:p>253</text:p>
          </table:table-cell>
          <table:table-cell table:formula="of:=(IF(MOD([.$A518];[.E$1])&lt;FLOOR([.E$1]/2);0;[.E$2]))" office:value-type="float" office:value="0" calcext:value-type="float">
            <text:p>0</text:p>
          </table:table-cell>
          <table:table-cell table:formula="of:=IF(MOD([.$A518];[.F$1])&lt;[.F$1]/2;FLOOR(MOD([.$A518];[.F$1]) * [.F$2] *2 / ([.F$1]-1));[.F$2]-FLOOR(MOD(FLOOR([.$A518]-[.F$1]/2);[.F$1]) * [.F$2] *2 / ([.F$1]-1)))" office:value-type="float" office:value="4" calcext:value-type="float">
            <text:p>4</text:p>
          </table:table-cell>
          <table:table-cell table:formula="of:=FLOOR([.G$2] * POWER(SIN( PI() * [.$A518] / [.G$1] );2))" office:value-type="float" office:value="0" calcext:value-type="float">
            <text:p>0</text:p>
          </table:table-cell>
          <table:table-cell table:formula="of:=[.H$2]-FLOOR(POWER(IF(MOD([.$A518];[.H$1])&lt;[.H$1]/2;FLOOR(MOD([.$A518];[.H$1]) * [.H$2] *2 / ([.H$1]-1));[.H$2]-FLOOR(MOD(FLOOR([.$A518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8] / [.I$1] )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FLOOR([.$B$2]/2 + [.$B$2]/2 * SIN(2 *  PI() * [.$A519] / [.$B$1] ))" office:value-type="float" office:value="136" calcext:value-type="float">
            <text:p>136</text:p>
          </table:table-cell>
          <table:table-cell table:formula="of:=FLOOR(MOD([.$A519];[.C$1]) * [.C$2] / ([.C$1]-1))" office:value-type="float" office:value="3" calcext:value-type="float">
            <text:p>3</text:p>
          </table:table-cell>
          <table:table-cell table:formula="of:=FLOOR(MOD([.D$1]-[.$A519] -1;[.D$1]) * [.D$2] / ([.D$1]-1))" office:value-type="float" office:value="252" calcext:value-type="float">
            <text:p>252</text:p>
          </table:table-cell>
          <table:table-cell table:formula="of:=(IF(MOD([.$A519];[.E$1])&lt;FLOOR([.E$1]/2);0;[.E$2]))" office:value-type="float" office:value="0" calcext:value-type="float">
            <text:p>0</text:p>
          </table:table-cell>
          <table:table-cell table:formula="of:=IF(MOD([.$A519];[.F$1])&lt;[.F$1]/2;FLOOR(MOD([.$A519];[.F$1]) * [.F$2] *2 / ([.F$1]-1));[.F$2]-FLOOR(MOD(FLOOR([.$A519]-[.F$1]/2);[.F$1]) * [.F$2] *2 / ([.F$1]-1)))" office:value-type="float" office:value="6" calcext:value-type="float">
            <text:p>6</text:p>
          </table:table-cell>
          <table:table-cell table:formula="of:=FLOOR([.G$2] * POWER(SIN( PI() * [.$A519] / [.G$1] );2))" office:value-type="float" office:value="0" calcext:value-type="float">
            <text:p>0</text:p>
          </table:table-cell>
          <table:table-cell table:formula="of:=[.H$2]-FLOOR(POWER(IF(MOD([.$A519];[.H$1])&lt;[.H$1]/2;FLOOR(MOD([.$A519];[.H$1]) * [.H$2] *2 / ([.H$1]-1));[.H$2]-FLOOR(MOD(FLOOR([.$A519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9] / [.I$1] )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FLOOR([.$B$2]/2 + [.$B$2]/2 * SIN(2 *  PI() * [.$A520] / [.$B$1] ))" office:value-type="float" office:value="139" calcext:value-type="float">
            <text:p>139</text:p>
          </table:table-cell>
          <table:table-cell table:formula="of:=FLOOR(MOD([.$A520];[.C$1]) * [.C$2] / ([.C$1]-1))" office:value-type="float" office:value="4" calcext:value-type="float">
            <text:p>4</text:p>
          </table:table-cell>
          <table:table-cell table:formula="of:=FLOOR(MOD([.D$1]-[.$A520] -1;[.D$1]) * [.D$2] / ([.D$1]-1))" office:value-type="float" office:value="251" calcext:value-type="float">
            <text:p>251</text:p>
          </table:table-cell>
          <table:table-cell table:formula="of:=(IF(MOD([.$A520];[.E$1])&lt;FLOOR([.E$1]/2);0;[.E$2]))" office:value-type="float" office:value="0" calcext:value-type="float">
            <text:p>0</text:p>
          </table:table-cell>
          <table:table-cell table:formula="of:=IF(MOD([.$A520];[.F$1])&lt;[.F$1]/2;FLOOR(MOD([.$A520];[.F$1]) * [.F$2] *2 / ([.F$1]-1));[.F$2]-FLOOR(MOD(FLOOR([.$A520]-[.F$1]/2);[.F$1]) * [.F$2] *2 / ([.F$1]-1)))" office:value-type="float" office:value="8" calcext:value-type="float">
            <text:p>8</text:p>
          </table:table-cell>
          <table:table-cell table:formula="of:=FLOOR([.G$2] * POWER(SIN( PI() * [.$A520] / [.G$1] );2))" office:value-type="float" office:value="0" calcext:value-type="float">
            <text:p>0</text:p>
          </table:table-cell>
          <table:table-cell table:formula="of:=[.H$2]-FLOOR(POWER(IF(MOD([.$A520];[.H$1])&lt;[.H$1]/2;FLOOR(MOD([.$A520];[.H$1]) * [.H$2] *2 / ([.H$1]-1));[.H$2]-FLOOR(MOD(FLOOR([.$A520]-[.H$1]/2);[.H$1]) * [.H$2] *2 / ([.H$1]-1)));2)/[.H$2])" office:value-type="float" office:value="255" calcext:value-type="float">
            <text:p>255</text:p>
          </table:table-cell>
          <table:table-cell table:formula="of:=FLOOR( [.I$2] * ABS(SIN( PI() * [.$A520] / [.I$1] )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FLOOR([.$B$2]/2 + [.$B$2]/2 * SIN(2 *  PI() * [.$A521] / [.$B$1] ))" office:value-type="float" office:value="143" calcext:value-type="float">
            <text:p>143</text:p>
          </table:table-cell>
          <table:table-cell table:formula="of:=FLOOR(MOD([.$A521];[.C$1]) * [.C$2] / ([.C$1]-1))" office:value-type="float" office:value="5" calcext:value-type="float">
            <text:p>5</text:p>
          </table:table-cell>
          <table:table-cell table:formula="of:=FLOOR(MOD([.D$1]-[.$A521] -1;[.D$1]) * [.D$2] / ([.D$1]-1))" office:value-type="float" office:value="250" calcext:value-type="float">
            <text:p>250</text:p>
          </table:table-cell>
          <table:table-cell table:formula="of:=(IF(MOD([.$A521];[.E$1])&lt;FLOOR([.E$1]/2);0;[.E$2]))" office:value-type="float" office:value="0" calcext:value-type="float">
            <text:p>0</text:p>
          </table:table-cell>
          <table:table-cell table:formula="of:=IF(MOD([.$A521];[.F$1])&lt;[.F$1]/2;FLOOR(MOD([.$A521];[.F$1]) * [.F$2] *2 / ([.F$1]-1));[.F$2]-FLOOR(MOD(FLOOR([.$A521]-[.F$1]/2);[.F$1]) * [.F$2] *2 / ([.F$1]-1)))" office:value-type="float" office:value="10" calcext:value-type="float">
            <text:p>10</text:p>
          </table:table-cell>
          <table:table-cell table:formula="of:=FLOOR([.G$2] * POWER(SIN( PI() * [.$A521] / [.G$1] );2))" office:value-type="float" office:value="0" calcext:value-type="float">
            <text:p>0</text:p>
          </table:table-cell>
          <table:table-cell table:formula="of:=[.H$2]-FLOOR(POWER(IF(MOD([.$A521];[.H$1])&lt;[.H$1]/2;FLOOR(MOD([.$A521];[.H$1]) * [.H$2] *2 / ([.H$1]-1));[.H$2]-FLOOR(MOD(FLOOR([.$A521]-[.H$1]/2);[.H$1]) * [.H$2] *2 / ([.H$1]-1)));2)/[.H$2])" office:value-type="float" office:value="255" calcext:value-type="float">
            <text:p>255</text:p>
          </table:table-cell>
          <table:table-cell table:formula="of:=FLOOR( [.I$2] * ABS(SIN( PI() * [.$A521] / [.I$1] )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FLOOR([.$B$2]/2 + [.$B$2]/2 * SIN(2 *  PI() * [.$A522] / [.$B$1] ))" office:value-type="float" office:value="146" calcext:value-type="float">
            <text:p>146</text:p>
          </table:table-cell>
          <table:table-cell table:formula="of:=FLOOR(MOD([.$A522];[.C$1]) * [.C$2] / ([.C$1]-1))" office:value-type="float" office:value="6" calcext:value-type="float">
            <text:p>6</text:p>
          </table:table-cell>
          <table:table-cell table:formula="of:=FLOOR(MOD([.D$1]-[.$A522] -1;[.D$1]) * [.D$2] / ([.D$1]-1))" office:value-type="float" office:value="249" calcext:value-type="float">
            <text:p>249</text:p>
          </table:table-cell>
          <table:table-cell table:formula="of:=(IF(MOD([.$A522];[.E$1])&lt;FLOOR([.E$1]/2);0;[.E$2]))" office:value-type="float" office:value="0" calcext:value-type="float">
            <text:p>0</text:p>
          </table:table-cell>
          <table:table-cell table:formula="of:=IF(MOD([.$A522];[.F$1])&lt;[.F$1]/2;FLOOR(MOD([.$A522];[.F$1]) * [.F$2] *2 / ([.F$1]-1));[.F$2]-FLOOR(MOD(FLOOR([.$A522]-[.F$1]/2);[.F$1]) * [.F$2] *2 / ([.F$1]-1)))" office:value-type="float" office:value="12" calcext:value-type="float">
            <text:p>12</text:p>
          </table:table-cell>
          <table:table-cell table:formula="of:=FLOOR([.G$2] * POWER(SIN( PI() * [.$A522] / [.G$1] );2))" office:value-type="float" office:value="1" calcext:value-type="float">
            <text:p>1</text:p>
          </table:table-cell>
          <table:table-cell table:formula="of:=[.H$2]-FLOOR(POWER(IF(MOD([.$A522];[.H$1])&lt;[.H$1]/2;FLOOR(MOD([.$A522];[.H$1]) * [.H$2] *2 / ([.H$1]-1));[.H$2]-FLOOR(MOD(FLOOR([.$A522]-[.H$1]/2);[.H$1]) * [.H$2] *2 / ([.H$1]-1)));2)/[.H$2])" office:value-type="float" office:value="255" calcext:value-type="float">
            <text:p>255</text:p>
          </table:table-cell>
          <table:table-cell table:formula="of:=FLOOR( [.I$2] * ABS(SIN( PI() * [.$A522] / [.I$1] )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FLOOR([.$B$2]/2 + [.$B$2]/2 * SIN(2 *  PI() * [.$A523] / [.$B$1] ))" office:value-type="float" office:value="149" calcext:value-type="float">
            <text:p>149</text:p>
          </table:table-cell>
          <table:table-cell table:formula="of:=FLOOR(MOD([.$A523];[.C$1]) * [.C$2] / ([.C$1]-1))" office:value-type="float" office:value="7" calcext:value-type="float">
            <text:p>7</text:p>
          </table:table-cell>
          <table:table-cell table:formula="of:=FLOOR(MOD([.D$1]-[.$A523] -1;[.D$1]) * [.D$2] / ([.D$1]-1))" office:value-type="float" office:value="248" calcext:value-type="float">
            <text:p>248</text:p>
          </table:table-cell>
          <table:table-cell table:formula="of:=(IF(MOD([.$A523];[.E$1])&lt;FLOOR([.E$1]/2);0;[.E$2]))" office:value-type="float" office:value="0" calcext:value-type="float">
            <text:p>0</text:p>
          </table:table-cell>
          <table:table-cell table:formula="of:=IF(MOD([.$A523];[.F$1])&lt;[.F$1]/2;FLOOR(MOD([.$A523];[.F$1]) * [.F$2] *2 / ([.F$1]-1));[.F$2]-FLOOR(MOD(FLOOR([.$A523]-[.F$1]/2);[.F$1]) * [.F$2] *2 / ([.F$1]-1)))" office:value-type="float" office:value="14" calcext:value-type="float">
            <text:p>14</text:p>
          </table:table-cell>
          <table:table-cell table:formula="of:=FLOOR([.G$2] * POWER(SIN( PI() * [.$A523] / [.G$1] );2))" office:value-type="float" office:value="1" calcext:value-type="float">
            <text:p>1</text:p>
          </table:table-cell>
          <table:table-cell table:formula="of:=[.H$2]-FLOOR(POWER(IF(MOD([.$A523];[.H$1])&lt;[.H$1]/2;FLOOR(MOD([.$A523];[.H$1]) * [.H$2] *2 / ([.H$1]-1));[.H$2]-FLOOR(MOD(FLOOR([.$A523]-[.H$1]/2);[.H$1]) * [.H$2] *2 / ([.H$1]-1)));2)/[.H$2])" office:value-type="float" office:value="255" calcext:value-type="float">
            <text:p>255</text:p>
          </table:table-cell>
          <table:table-cell table:formula="of:=FLOOR( [.I$2] * ABS(SIN( PI() * [.$A523] / [.I$1] )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FLOOR([.$B$2]/2 + [.$B$2]/2 * SIN(2 *  PI() * [.$A524] / [.$B$1] ))" office:value-type="float" office:value="152" calcext:value-type="float">
            <text:p>152</text:p>
          </table:table-cell>
          <table:table-cell table:formula="of:=FLOOR(MOD([.$A524];[.C$1]) * [.C$2] / ([.C$1]-1))" office:value-type="float" office:value="8" calcext:value-type="float">
            <text:p>8</text:p>
          </table:table-cell>
          <table:table-cell table:formula="of:=FLOOR(MOD([.D$1]-[.$A524] -1;[.D$1]) * [.D$2] / ([.D$1]-1))" office:value-type="float" office:value="247" calcext:value-type="float">
            <text:p>247</text:p>
          </table:table-cell>
          <table:table-cell table:formula="of:=(IF(MOD([.$A524];[.E$1])&lt;FLOOR([.E$1]/2);0;[.E$2]))" office:value-type="float" office:value="0" calcext:value-type="float">
            <text:p>0</text:p>
          </table:table-cell>
          <table:table-cell table:formula="of:=IF(MOD([.$A524];[.F$1])&lt;[.F$1]/2;FLOOR(MOD([.$A524];[.F$1]) * [.F$2] *2 / ([.F$1]-1));[.F$2]-FLOOR(MOD(FLOOR([.$A524]-[.F$1]/2);[.F$1]) * [.F$2] *2 / ([.F$1]-1)))" office:value-type="float" office:value="16" calcext:value-type="float">
            <text:p>16</text:p>
          </table:table-cell>
          <table:table-cell table:formula="of:=FLOOR([.G$2] * POWER(SIN( PI() * [.$A524] / [.G$1] );2))" office:value-type="float" office:value="2" calcext:value-type="float">
            <text:p>2</text:p>
          </table:table-cell>
          <table:table-cell table:formula="of:=[.H$2]-FLOOR(POWER(IF(MOD([.$A524];[.H$1])&lt;[.H$1]/2;FLOOR(MOD([.$A524];[.H$1]) * [.H$2] *2 / ([.H$1]-1));[.H$2]-FLOOR(MOD(FLOOR([.$A524]-[.H$1]/2);[.H$1]) * [.H$2] *2 / ([.H$1]-1)));2)/[.H$2])" office:value-type="float" office:value="254" calcext:value-type="float">
            <text:p>254</text:p>
          </table:table-cell>
          <table:table-cell table:formula="of:=FLOOR( [.I$2] * ABS(SIN( PI() * [.$A524] / [.I$1] )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FLOOR([.$B$2]/2 + [.$B$2]/2 * SIN(2 *  PI() * [.$A525] / [.$B$1] ))" office:value-type="float" office:value="155" calcext:value-type="float">
            <text:p>155</text:p>
          </table:table-cell>
          <table:table-cell table:formula="of:=FLOOR(MOD([.$A525];[.C$1]) * [.C$2] / ([.C$1]-1))" office:value-type="float" office:value="9" calcext:value-type="float">
            <text:p>9</text:p>
          </table:table-cell>
          <table:table-cell table:formula="of:=FLOOR(MOD([.D$1]-[.$A525] -1;[.D$1]) * [.D$2] / ([.D$1]-1))" office:value-type="float" office:value="246" calcext:value-type="float">
            <text:p>246</text:p>
          </table:table-cell>
          <table:table-cell table:formula="of:=(IF(MOD([.$A525];[.E$1])&lt;FLOOR([.E$1]/2);0;[.E$2]))" office:value-type="float" office:value="0" calcext:value-type="float">
            <text:p>0</text:p>
          </table:table-cell>
          <table:table-cell table:formula="of:=IF(MOD([.$A525];[.F$1])&lt;[.F$1]/2;FLOOR(MOD([.$A525];[.F$1]) * [.F$2] *2 / ([.F$1]-1));[.F$2]-FLOOR(MOD(FLOOR([.$A525]-[.F$1]/2);[.F$1]) * [.F$2] *2 / ([.F$1]-1)))" office:value-type="float" office:value="18" calcext:value-type="float">
            <text:p>18</text:p>
          </table:table-cell>
          <table:table-cell table:formula="of:=FLOOR([.G$2] * POWER(SIN( PI() * [.$A525] / [.G$1] );2))" office:value-type="float" office:value="3" calcext:value-type="float">
            <text:p>3</text:p>
          </table:table-cell>
          <table:table-cell table:formula="of:=[.H$2]-FLOOR(POWER(IF(MOD([.$A525];[.H$1])&lt;[.H$1]/2;FLOOR(MOD([.$A525];[.H$1]) * [.H$2] *2 / ([.H$1]-1));[.H$2]-FLOOR(MOD(FLOOR([.$A525]-[.H$1]/2);[.H$1]) * [.H$2] *2 / ([.H$1]-1)));2)/[.H$2])" office:value-type="float" office:value="254" calcext:value-type="float">
            <text:p>254</text:p>
          </table:table-cell>
          <table:table-cell table:formula="of:=FLOOR( [.I$2] * ABS(SIN( PI() * [.$A525] / [.I$1] )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FLOOR([.$B$2]/2 + [.$B$2]/2 * SIN(2 *  PI() * [.$A526] / [.$B$1] ))" office:value-type="float" office:value="158" calcext:value-type="float">
            <text:p>158</text:p>
          </table:table-cell>
          <table:table-cell table:formula="of:=FLOOR(MOD([.$A526];[.C$1]) * [.C$2] / ([.C$1]-1))" office:value-type="float" office:value="10" calcext:value-type="float">
            <text:p>10</text:p>
          </table:table-cell>
          <table:table-cell table:formula="of:=FLOOR(MOD([.D$1]-[.$A526] -1;[.D$1]) * [.D$2] / ([.D$1]-1))" office:value-type="float" office:value="245" calcext:value-type="float">
            <text:p>245</text:p>
          </table:table-cell>
          <table:table-cell table:formula="of:=(IF(MOD([.$A526];[.E$1])&lt;FLOOR([.E$1]/2);0;[.E$2]))" office:value-type="float" office:value="0" calcext:value-type="float">
            <text:p>0</text:p>
          </table:table-cell>
          <table:table-cell table:formula="of:=IF(MOD([.$A526];[.F$1])&lt;[.F$1]/2;FLOOR(MOD([.$A526];[.F$1]) * [.F$2] *2 / ([.F$1]-1));[.F$2]-FLOOR(MOD(FLOOR([.$A526]-[.F$1]/2);[.F$1]) * [.F$2] *2 / ([.F$1]-1)))" office:value-type="float" office:value="20" calcext:value-type="float">
            <text:p>20</text:p>
          </table:table-cell>
          <table:table-cell table:formula="of:=FLOOR([.G$2] * POWER(SIN( PI() * [.$A526] / [.G$1] );2))" office:value-type="float" office:value="3" calcext:value-type="float">
            <text:p>3</text:p>
          </table:table-cell>
          <table:table-cell table:formula="of:=[.H$2]-FLOOR(POWER(IF(MOD([.$A526];[.H$1])&lt;[.H$1]/2;FLOOR(MOD([.$A526];[.H$1]) * [.H$2] *2 / ([.H$1]-1));[.H$2]-FLOOR(MOD(FLOOR([.$A526]-[.H$1]/2);[.H$1]) * [.H$2] *2 / ([.H$1]-1)));2)/[.H$2])" office:value-type="float" office:value="254" calcext:value-type="float">
            <text:p>254</text:p>
          </table:table-cell>
          <table:table-cell table:formula="of:=FLOOR( [.I$2] * ABS(SIN( PI() * [.$A526] / [.I$1] )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FLOOR([.$B$2]/2 + [.$B$2]/2 * SIN(2 *  PI() * [.$A527] / [.$B$1] ))" office:value-type="float" office:value="161" calcext:value-type="float">
            <text:p>161</text:p>
          </table:table-cell>
          <table:table-cell table:formula="of:=FLOOR(MOD([.$A527];[.C$1]) * [.C$2] / ([.C$1]-1))" office:value-type="float" office:value="11" calcext:value-type="float">
            <text:p>11</text:p>
          </table:table-cell>
          <table:table-cell table:formula="of:=FLOOR(MOD([.D$1]-[.$A527] -1;[.D$1]) * [.D$2] / ([.D$1]-1))" office:value-type="float" office:value="244" calcext:value-type="float">
            <text:p>244</text:p>
          </table:table-cell>
          <table:table-cell table:formula="of:=(IF(MOD([.$A527];[.E$1])&lt;FLOOR([.E$1]/2);0;[.E$2]))" office:value-type="float" office:value="0" calcext:value-type="float">
            <text:p>0</text:p>
          </table:table-cell>
          <table:table-cell table:formula="of:=IF(MOD([.$A527];[.F$1])&lt;[.F$1]/2;FLOOR(MOD([.$A527];[.F$1]) * [.F$2] *2 / ([.F$1]-1));[.F$2]-FLOOR(MOD(FLOOR([.$A527]-[.F$1]/2);[.F$1]) * [.F$2] *2 / ([.F$1]-1)))" office:value-type="float" office:value="22" calcext:value-type="float">
            <text:p>22</text:p>
          </table:table-cell>
          <table:table-cell table:formula="of:=FLOOR([.G$2] * POWER(SIN( PI() * [.$A527] / [.G$1] );2))" office:value-type="float" office:value="4" calcext:value-type="float">
            <text:p>4</text:p>
          </table:table-cell>
          <table:table-cell table:formula="of:=[.H$2]-FLOOR(POWER(IF(MOD([.$A527];[.H$1])&lt;[.H$1]/2;FLOOR(MOD([.$A527];[.H$1]) * [.H$2] *2 / ([.H$1]-1));[.H$2]-FLOOR(MOD(FLOOR([.$A527]-[.H$1]/2);[.H$1]) * [.H$2] *2 / ([.H$1]-1)));2)/[.H$2])" office:value-type="float" office:value="254" calcext:value-type="float">
            <text:p>254</text:p>
          </table:table-cell>
          <table:table-cell table:formula="of:=FLOOR( [.I$2] * ABS(SIN( PI() * [.$A527] / [.I$1] )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FLOOR([.$B$2]/2 + [.$B$2]/2 * SIN(2 *  PI() * [.$A528] / [.$B$1] ))" office:value-type="float" office:value="164" calcext:value-type="float">
            <text:p>164</text:p>
          </table:table-cell>
          <table:table-cell table:formula="of:=FLOOR(MOD([.$A528];[.C$1]) * [.C$2] / ([.C$1]-1))" office:value-type="float" office:value="12" calcext:value-type="float">
            <text:p>12</text:p>
          </table:table-cell>
          <table:table-cell table:formula="of:=FLOOR(MOD([.D$1]-[.$A528] -1;[.D$1]) * [.D$2] / ([.D$1]-1))" office:value-type="float" office:value="243" calcext:value-type="float">
            <text:p>243</text:p>
          </table:table-cell>
          <table:table-cell table:formula="of:=(IF(MOD([.$A528];[.E$1])&lt;FLOOR([.E$1]/2);0;[.E$2]))" office:value-type="float" office:value="0" calcext:value-type="float">
            <text:p>0</text:p>
          </table:table-cell>
          <table:table-cell table:formula="of:=IF(MOD([.$A528];[.F$1])&lt;[.F$1]/2;FLOOR(MOD([.$A528];[.F$1]) * [.F$2] *2 / ([.F$1]-1));[.F$2]-FLOOR(MOD(FLOOR([.$A528]-[.F$1]/2);[.F$1]) * [.F$2] *2 / ([.F$1]-1)))" office:value-type="float" office:value="24" calcext:value-type="float">
            <text:p>24</text:p>
          </table:table-cell>
          <table:table-cell table:formula="of:=FLOOR([.G$2] * POWER(SIN( PI() * [.$A528] / [.G$1] );2))" office:value-type="float" office:value="5" calcext:value-type="float">
            <text:p>5</text:p>
          </table:table-cell>
          <table:table-cell table:formula="of:=[.H$2]-FLOOR(POWER(IF(MOD([.$A528];[.H$1])&lt;[.H$1]/2;FLOOR(MOD([.$A528];[.H$1]) * [.H$2] *2 / ([.H$1]-1));[.H$2]-FLOOR(MOD(FLOOR([.$A528]-[.H$1]/2);[.H$1]) * [.H$2] *2 / ([.H$1]-1)));2)/[.H$2])" office:value-type="float" office:value="253" calcext:value-type="float">
            <text:p>253</text:p>
          </table:table-cell>
          <table:table-cell table:formula="of:=FLOOR( [.I$2] * ABS(SIN( PI() * [.$A528] / [.I$1] )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FLOOR([.$B$2]/2 + [.$B$2]/2 * SIN(2 *  PI() * [.$A529] / [.$B$1] ))" office:value-type="float" office:value="167" calcext:value-type="float">
            <text:p>167</text:p>
          </table:table-cell>
          <table:table-cell table:formula="of:=FLOOR(MOD([.$A529];[.C$1]) * [.C$2] / ([.C$1]-1))" office:value-type="float" office:value="13" calcext:value-type="float">
            <text:p>13</text:p>
          </table:table-cell>
          <table:table-cell table:formula="of:=FLOOR(MOD([.D$1]-[.$A529] -1;[.D$1]) * [.D$2] / ([.D$1]-1))" office:value-type="float" office:value="242" calcext:value-type="float">
            <text:p>242</text:p>
          </table:table-cell>
          <table:table-cell table:formula="of:=(IF(MOD([.$A529];[.E$1])&lt;FLOOR([.E$1]/2);0;[.E$2]))" office:value-type="float" office:value="0" calcext:value-type="float">
            <text:p>0</text:p>
          </table:table-cell>
          <table:table-cell table:formula="of:=IF(MOD([.$A529];[.F$1])&lt;[.F$1]/2;FLOOR(MOD([.$A529];[.F$1]) * [.F$2] *2 / ([.F$1]-1));[.F$2]-FLOOR(MOD(FLOOR([.$A529]-[.F$1]/2);[.F$1]) * [.F$2] *2 / ([.F$1]-1)))" office:value-type="float" office:value="26" calcext:value-type="float">
            <text:p>26</text:p>
          </table:table-cell>
          <table:table-cell table:formula="of:=FLOOR([.G$2] * POWER(SIN( PI() * [.$A529] / [.G$1] );2))" office:value-type="float" office:value="6" calcext:value-type="float">
            <text:p>6</text:p>
          </table:table-cell>
          <table:table-cell table:formula="of:=[.H$2]-FLOOR(POWER(IF(MOD([.$A529];[.H$1])&lt;[.H$1]/2;FLOOR(MOD([.$A529];[.H$1]) * [.H$2] *2 / ([.H$1]-1));[.H$2]-FLOOR(MOD(FLOOR([.$A529]-[.H$1]/2);[.H$1]) * [.H$2] *2 / ([.H$1]-1)));2)/[.H$2])" office:value-type="float" office:value="253" calcext:value-type="float">
            <text:p>253</text:p>
          </table:table-cell>
          <table:table-cell table:formula="of:=FLOOR( [.I$2] * ABS(SIN( PI() * [.$A529] / [.I$1] 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FLOOR([.$B$2]/2 + [.$B$2]/2 * SIN(2 *  PI() * [.$A530] / [.$B$1] ))" office:value-type="float" office:value="170" calcext:value-type="float">
            <text:p>170</text:p>
          </table:table-cell>
          <table:table-cell table:formula="of:=FLOOR(MOD([.$A530];[.C$1]) * [.C$2] / ([.C$1]-1))" office:value-type="float" office:value="14" calcext:value-type="float">
            <text:p>14</text:p>
          </table:table-cell>
          <table:table-cell table:formula="of:=FLOOR(MOD([.D$1]-[.$A530] -1;[.D$1]) * [.D$2] / ([.D$1]-1))" office:value-type="float" office:value="241" calcext:value-type="float">
            <text:p>241</text:p>
          </table:table-cell>
          <table:table-cell table:formula="of:=(IF(MOD([.$A530];[.E$1])&lt;FLOOR([.E$1]/2);0;[.E$2]))" office:value-type="float" office:value="0" calcext:value-type="float">
            <text:p>0</text:p>
          </table:table-cell>
          <table:table-cell table:formula="of:=IF(MOD([.$A530];[.F$1])&lt;[.F$1]/2;FLOOR(MOD([.$A530];[.F$1]) * [.F$2] *2 / ([.F$1]-1));[.F$2]-FLOOR(MOD(FLOOR([.$A530]-[.F$1]/2);[.F$1]) * [.F$2] *2 / ([.F$1]-1)))" office:value-type="float" office:value="28" calcext:value-type="float">
            <text:p>28</text:p>
          </table:table-cell>
          <table:table-cell table:formula="of:=FLOOR([.G$2] * POWER(SIN( PI() * [.$A530] / [.G$1] );2))" office:value-type="float" office:value="7" calcext:value-type="float">
            <text:p>7</text:p>
          </table:table-cell>
          <table:table-cell table:formula="of:=[.H$2]-FLOOR(POWER(IF(MOD([.$A530];[.H$1])&lt;[.H$1]/2;FLOOR(MOD([.$A530];[.H$1]) * [.H$2] *2 / ([.H$1]-1));[.H$2]-FLOOR(MOD(FLOOR([.$A530]-[.H$1]/2);[.H$1]) * [.H$2] *2 / ([.H$1]-1)));2)/[.H$2])" office:value-type="float" office:value="252" calcext:value-type="float">
            <text:p>252</text:p>
          </table:table-cell>
          <table:table-cell table:formula="of:=FLOOR( [.I$2] * ABS(SIN( PI() * [.$A530] / [.I$1] )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FLOOR([.$B$2]/2 + [.$B$2]/2 * SIN(2 *  PI() * [.$A531] / [.$B$1] ))" office:value-type="float" office:value="173" calcext:value-type="float">
            <text:p>173</text:p>
          </table:table-cell>
          <table:table-cell table:formula="of:=FLOOR(MOD([.$A531];[.C$1]) * [.C$2] / ([.C$1]-1))" office:value-type="float" office:value="15" calcext:value-type="float">
            <text:p>15</text:p>
          </table:table-cell>
          <table:table-cell table:formula="of:=FLOOR(MOD([.D$1]-[.$A531] -1;[.D$1]) * [.D$2] / ([.D$1]-1))" office:value-type="float" office:value="240" calcext:value-type="float">
            <text:p>240</text:p>
          </table:table-cell>
          <table:table-cell table:formula="of:=(IF(MOD([.$A531];[.E$1])&lt;FLOOR([.E$1]/2);0;[.E$2]))" office:value-type="float" office:value="0" calcext:value-type="float">
            <text:p>0</text:p>
          </table:table-cell>
          <table:table-cell table:formula="of:=IF(MOD([.$A531];[.F$1])&lt;[.F$1]/2;FLOOR(MOD([.$A531];[.F$1]) * [.F$2] *2 / ([.F$1]-1));[.F$2]-FLOOR(MOD(FLOOR([.$A531]-[.F$1]/2);[.F$1]) * [.F$2] *2 / ([.F$1]-1)))" office:value-type="float" office:value="30" calcext:value-type="float">
            <text:p>30</text:p>
          </table:table-cell>
          <table:table-cell table:formula="of:=FLOOR([.G$2] * POWER(SIN( PI() * [.$A531] / [.G$1] );2))" office:value-type="float" office:value="8" calcext:value-type="float">
            <text:p>8</text:p>
          </table:table-cell>
          <table:table-cell table:formula="of:=[.H$2]-FLOOR(POWER(IF(MOD([.$A531];[.H$1])&lt;[.H$1]/2;FLOOR(MOD([.$A531];[.H$1]) * [.H$2] *2 / ([.H$1]-1));[.H$2]-FLOOR(MOD(FLOOR([.$A531]-[.H$1]/2);[.H$1]) * [.H$2] *2 / ([.H$1]-1)));2)/[.H$2])" office:value-type="float" office:value="252" calcext:value-type="float">
            <text:p>252</text:p>
          </table:table-cell>
          <table:table-cell table:formula="of:=FLOOR( [.I$2] * ABS(SIN( PI() * [.$A531] / [.I$1] )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FLOOR([.$B$2]/2 + [.$B$2]/2 * SIN(2 *  PI() * [.$A532] / [.$B$1] ))" office:value-type="float" office:value="176" calcext:value-type="float">
            <text:p>176</text:p>
          </table:table-cell>
          <table:table-cell table:formula="of:=FLOOR(MOD([.$A532];[.C$1]) * [.C$2] / ([.C$1]-1))" office:value-type="float" office:value="16" calcext:value-type="float">
            <text:p>16</text:p>
          </table:table-cell>
          <table:table-cell table:formula="of:=FLOOR(MOD([.D$1]-[.$A532] -1;[.D$1]) * [.D$2] / ([.D$1]-1))" office:value-type="float" office:value="239" calcext:value-type="float">
            <text:p>239</text:p>
          </table:table-cell>
          <table:table-cell table:formula="of:=(IF(MOD([.$A532];[.E$1])&lt;FLOOR([.E$1]/2);0;[.E$2]))" office:value-type="float" office:value="0" calcext:value-type="float">
            <text:p>0</text:p>
          </table:table-cell>
          <table:table-cell table:formula="of:=IF(MOD([.$A532];[.F$1])&lt;[.F$1]/2;FLOOR(MOD([.$A532];[.F$1]) * [.F$2] *2 / ([.F$1]-1));[.F$2]-FLOOR(MOD(FLOOR([.$A532]-[.F$1]/2);[.F$1]) * [.F$2] *2 / ([.F$1]-1)))" office:value-type="float" office:value="32" calcext:value-type="float">
            <text:p>32</text:p>
          </table:table-cell>
          <table:table-cell table:formula="of:=FLOOR([.G$2] * POWER(SIN( PI() * [.$A532] / [.G$1] );2))" office:value-type="float" office:value="9" calcext:value-type="float">
            <text:p>9</text:p>
          </table:table-cell>
          <table:table-cell table:formula="of:=[.H$2]-FLOOR(POWER(IF(MOD([.$A532];[.H$1])&lt;[.H$1]/2;FLOOR(MOD([.$A532];[.H$1]) * [.H$2] *2 / ([.H$1]-1));[.H$2]-FLOOR(MOD(FLOOR([.$A532]-[.H$1]/2);[.H$1]) * [.H$2] *2 / ([.H$1]-1)));2)/[.H$2])" office:value-type="float" office:value="251" calcext:value-type="float">
            <text:p>251</text:p>
          </table:table-cell>
          <table:table-cell table:formula="of:=FLOOR( [.I$2] * ABS(SIN( PI() * [.$A532] / [.I$1] )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FLOOR([.$B$2]/2 + [.$B$2]/2 * SIN(2 *  PI() * [.$A533] / [.$B$1] ))" office:value-type="float" office:value="179" calcext:value-type="float">
            <text:p>179</text:p>
          </table:table-cell>
          <table:table-cell table:formula="of:=FLOOR(MOD([.$A533];[.C$1]) * [.C$2] / ([.C$1]-1))" office:value-type="float" office:value="17" calcext:value-type="float">
            <text:p>17</text:p>
          </table:table-cell>
          <table:table-cell table:formula="of:=FLOOR(MOD([.D$1]-[.$A533] -1;[.D$1]) * [.D$2] / ([.D$1]-1))" office:value-type="float" office:value="238" calcext:value-type="float">
            <text:p>238</text:p>
          </table:table-cell>
          <table:table-cell table:formula="of:=(IF(MOD([.$A533];[.E$1])&lt;FLOOR([.E$1]/2);0;[.E$2]))" office:value-type="float" office:value="0" calcext:value-type="float">
            <text:p>0</text:p>
          </table:table-cell>
          <table:table-cell table:formula="of:=IF(MOD([.$A533];[.F$1])&lt;[.F$1]/2;FLOOR(MOD([.$A533];[.F$1]) * [.F$2] *2 / ([.F$1]-1));[.F$2]-FLOOR(MOD(FLOOR([.$A533]-[.F$1]/2);[.F$1]) * [.F$2] *2 / ([.F$1]-1)))" office:value-type="float" office:value="34" calcext:value-type="float">
            <text:p>34</text:p>
          </table:table-cell>
          <table:table-cell table:formula="of:=FLOOR([.G$2] * POWER(SIN( PI() * [.$A533] / [.G$1] );2))" office:value-type="float" office:value="10" calcext:value-type="float">
            <text:p>10</text:p>
          </table:table-cell>
          <table:table-cell table:formula="of:=[.H$2]-FLOOR(POWER(IF(MOD([.$A533];[.H$1])&lt;[.H$1]/2;FLOOR(MOD([.$A533];[.H$1]) * [.H$2] *2 / ([.H$1]-1));[.H$2]-FLOOR(MOD(FLOOR([.$A533]-[.H$1]/2);[.H$1]) * [.H$2] *2 / ([.H$1]-1)));2)/[.H$2])" office:value-type="float" office:value="251" calcext:value-type="float">
            <text:p>251</text:p>
          </table:table-cell>
          <table:table-cell table:formula="of:=FLOOR( [.I$2] * ABS(SIN( PI() * [.$A533] / [.I$1] )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FLOOR([.$B$2]/2 + [.$B$2]/2 * SIN(2 *  PI() * [.$A534] / [.$B$1] ))" office:value-type="float" office:value="182" calcext:value-type="float">
            <text:p>182</text:p>
          </table:table-cell>
          <table:table-cell table:formula="of:=FLOOR(MOD([.$A534];[.C$1]) * [.C$2] / ([.C$1]-1))" office:value-type="float" office:value="18" calcext:value-type="float">
            <text:p>18</text:p>
          </table:table-cell>
          <table:table-cell table:formula="of:=FLOOR(MOD([.D$1]-[.$A534] -1;[.D$1]) * [.D$2] / ([.D$1]-1))" office:value-type="float" office:value="237" calcext:value-type="float">
            <text:p>237</text:p>
          </table:table-cell>
          <table:table-cell table:formula="of:=(IF(MOD([.$A534];[.E$1])&lt;FLOOR([.E$1]/2);0;[.E$2]))" office:value-type="float" office:value="0" calcext:value-type="float">
            <text:p>0</text:p>
          </table:table-cell>
          <table:table-cell table:formula="of:=IF(MOD([.$A534];[.F$1])&lt;[.F$1]/2;FLOOR(MOD([.$A534];[.F$1]) * [.F$2] *2 / ([.F$1]-1));[.F$2]-FLOOR(MOD(FLOOR([.$A534]-[.F$1]/2);[.F$1]) * [.F$2] *2 / ([.F$1]-1)))" office:value-type="float" office:value="36" calcext:value-type="float">
            <text:p>36</text:p>
          </table:table-cell>
          <table:table-cell table:formula="of:=FLOOR([.G$2] * POWER(SIN( PI() * [.$A534] / [.G$1] );2))" office:value-type="float" office:value="12" calcext:value-type="float">
            <text:p>12</text:p>
          </table:table-cell>
          <table:table-cell table:formula="of:=[.H$2]-FLOOR(POWER(IF(MOD([.$A534];[.H$1])&lt;[.H$1]/2;FLOOR(MOD([.$A534];[.H$1]) * [.H$2] *2 / ([.H$1]-1));[.H$2]-FLOOR(MOD(FLOOR([.$A534]-[.H$1]/2);[.H$1]) * [.H$2] *2 / ([.H$1]-1)));2)/[.H$2])" office:value-type="float" office:value="250" calcext:value-type="float">
            <text:p>250</text:p>
          </table:table-cell>
          <table:table-cell table:formula="of:=FLOOR( [.I$2] * ABS(SIN( PI() * [.$A534] / [.I$1] 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FLOOR([.$B$2]/2 + [.$B$2]/2 * SIN(2 *  PI() * [.$A535] / [.$B$1] ))" office:value-type="float" office:value="184" calcext:value-type="float">
            <text:p>184</text:p>
          </table:table-cell>
          <table:table-cell table:formula="of:=FLOOR(MOD([.$A535];[.C$1]) * [.C$2] / ([.C$1]-1))" office:value-type="float" office:value="19" calcext:value-type="float">
            <text:p>19</text:p>
          </table:table-cell>
          <table:table-cell table:formula="of:=FLOOR(MOD([.D$1]-[.$A535] -1;[.D$1]) * [.D$2] / ([.D$1]-1))" office:value-type="float" office:value="236" calcext:value-type="float">
            <text:p>236</text:p>
          </table:table-cell>
          <table:table-cell table:formula="of:=(IF(MOD([.$A535];[.E$1])&lt;FLOOR([.E$1]/2);0;[.E$2]))" office:value-type="float" office:value="0" calcext:value-type="float">
            <text:p>0</text:p>
          </table:table-cell>
          <table:table-cell table:formula="of:=IF(MOD([.$A535];[.F$1])&lt;[.F$1]/2;FLOOR(MOD([.$A535];[.F$1]) * [.F$2] *2 / ([.F$1]-1));[.F$2]-FLOOR(MOD(FLOOR([.$A535]-[.F$1]/2);[.F$1]) * [.F$2] *2 / ([.F$1]-1)))" office:value-type="float" office:value="38" calcext:value-type="float">
            <text:p>38</text:p>
          </table:table-cell>
          <table:table-cell table:formula="of:=FLOOR([.G$2] * POWER(SIN( PI() * [.$A535] / [.G$1] );2))" office:value-type="float" office:value="13" calcext:value-type="float">
            <text:p>13</text:p>
          </table:table-cell>
          <table:table-cell table:formula="of:=[.H$2]-FLOOR(POWER(IF(MOD([.$A535];[.H$1])&lt;[.H$1]/2;FLOOR(MOD([.$A535];[.H$1]) * [.H$2] *2 / ([.H$1]-1));[.H$2]-FLOOR(MOD(FLOOR([.$A535]-[.H$1]/2);[.H$1]) * [.H$2] *2 / ([.H$1]-1)));2)/[.H$2])" office:value-type="float" office:value="250" calcext:value-type="float">
            <text:p>250</text:p>
          </table:table-cell>
          <table:table-cell table:formula="of:=FLOOR( [.I$2] * ABS(SIN( PI() * [.$A535] / [.I$1] 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FLOOR([.$B$2]/2 + [.$B$2]/2 * SIN(2 *  PI() * [.$A536] / [.$B$1] ))" office:value-type="float" office:value="187" calcext:value-type="float">
            <text:p>187</text:p>
          </table:table-cell>
          <table:table-cell table:formula="of:=FLOOR(MOD([.$A536];[.C$1]) * [.C$2] / ([.C$1]-1))" office:value-type="float" office:value="20" calcext:value-type="float">
            <text:p>20</text:p>
          </table:table-cell>
          <table:table-cell table:formula="of:=FLOOR(MOD([.D$1]-[.$A536] -1;[.D$1]) * [.D$2] / ([.D$1]-1))" office:value-type="float" office:value="235" calcext:value-type="float">
            <text:p>235</text:p>
          </table:table-cell>
          <table:table-cell table:formula="of:=(IF(MOD([.$A536];[.E$1])&lt;FLOOR([.E$1]/2);0;[.E$2]))" office:value-type="float" office:value="0" calcext:value-type="float">
            <text:p>0</text:p>
          </table:table-cell>
          <table:table-cell table:formula="of:=IF(MOD([.$A536];[.F$1])&lt;[.F$1]/2;FLOOR(MOD([.$A536];[.F$1]) * [.F$2] *2 / ([.F$1]-1));[.F$2]-FLOOR(MOD(FLOOR([.$A536]-[.F$1]/2);[.F$1]) * [.F$2] *2 / ([.F$1]-1)))" office:value-type="float" office:value="40" calcext:value-type="float">
            <text:p>40</text:p>
          </table:table-cell>
          <table:table-cell table:formula="of:=FLOOR([.G$2] * POWER(SIN( PI() * [.$A536] / [.G$1] );2))" office:value-type="float" office:value="15" calcext:value-type="float">
            <text:p>15</text:p>
          </table:table-cell>
          <table:table-cell table:formula="of:=[.H$2]-FLOOR(POWER(IF(MOD([.$A536];[.H$1])&lt;[.H$1]/2;FLOOR(MOD([.$A536];[.H$1]) * [.H$2] *2 / ([.H$1]-1));[.H$2]-FLOOR(MOD(FLOOR([.$A536]-[.H$1]/2);[.H$1]) * [.H$2] *2 / ([.H$1]-1)));2)/[.H$2])" office:value-type="float" office:value="249" calcext:value-type="float">
            <text:p>249</text:p>
          </table:table-cell>
          <table:table-cell table:formula="of:=FLOOR( [.I$2] * ABS(SIN( PI() * [.$A536] / [.I$1] )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FLOOR([.$B$2]/2 + [.$B$2]/2 * SIN(2 *  PI() * [.$A537] / [.$B$1] ))" office:value-type="float" office:value="190" calcext:value-type="float">
            <text:p>190</text:p>
          </table:table-cell>
          <table:table-cell table:formula="of:=FLOOR(MOD([.$A537];[.C$1]) * [.C$2] / ([.C$1]-1))" office:value-type="float" office:value="21" calcext:value-type="float">
            <text:p>21</text:p>
          </table:table-cell>
          <table:table-cell table:formula="of:=FLOOR(MOD([.D$1]-[.$A537] -1;[.D$1]) * [.D$2] / ([.D$1]-1))" office:value-type="float" office:value="234" calcext:value-type="float">
            <text:p>234</text:p>
          </table:table-cell>
          <table:table-cell table:formula="of:=(IF(MOD([.$A537];[.E$1])&lt;FLOOR([.E$1]/2);0;[.E$2]))" office:value-type="float" office:value="0" calcext:value-type="float">
            <text:p>0</text:p>
          </table:table-cell>
          <table:table-cell table:formula="of:=IF(MOD([.$A537];[.F$1])&lt;[.F$1]/2;FLOOR(MOD([.$A537];[.F$1]) * [.F$2] *2 / ([.F$1]-1));[.F$2]-FLOOR(MOD(FLOOR([.$A537]-[.F$1]/2);[.F$1]) * [.F$2] *2 / ([.F$1]-1)))" office:value-type="float" office:value="42" calcext:value-type="float">
            <text:p>42</text:p>
          </table:table-cell>
          <table:table-cell table:formula="of:=FLOOR([.G$2] * POWER(SIN( PI() * [.$A537] / [.G$1] );2))" office:value-type="float" office:value="16" calcext:value-type="float">
            <text:p>16</text:p>
          </table:table-cell>
          <table:table-cell table:formula="of:=[.H$2]-FLOOR(POWER(IF(MOD([.$A537];[.H$1])&lt;[.H$1]/2;FLOOR(MOD([.$A537];[.H$1]) * [.H$2] *2 / ([.H$1]-1));[.H$2]-FLOOR(MOD(FLOOR([.$A537]-[.H$1]/2);[.H$1]) * [.H$2] *2 / ([.H$1]-1)));2)/[.H$2])" office:value-type="float" office:value="249" calcext:value-type="float">
            <text:p>249</text:p>
          </table:table-cell>
          <table:table-cell table:formula="of:=FLOOR( [.I$2] * ABS(SIN( PI() * [.$A537] / [.I$1] )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FLOOR([.$B$2]/2 + [.$B$2]/2 * SIN(2 *  PI() * [.$A538] / [.$B$1] ))" office:value-type="float" office:value="193" calcext:value-type="float">
            <text:p>193</text:p>
          </table:table-cell>
          <table:table-cell table:formula="of:=FLOOR(MOD([.$A538];[.C$1]) * [.C$2] / ([.C$1]-1))" office:value-type="float" office:value="22" calcext:value-type="float">
            <text:p>22</text:p>
          </table:table-cell>
          <table:table-cell table:formula="of:=FLOOR(MOD([.D$1]-[.$A538] -1;[.D$1]) * [.D$2] / ([.D$1]-1))" office:value-type="float" office:value="233" calcext:value-type="float">
            <text:p>233</text:p>
          </table:table-cell>
          <table:table-cell table:formula="of:=(IF(MOD([.$A538];[.E$1])&lt;FLOOR([.E$1]/2);0;[.E$2]))" office:value-type="float" office:value="0" calcext:value-type="float">
            <text:p>0</text:p>
          </table:table-cell>
          <table:table-cell table:formula="of:=IF(MOD([.$A538];[.F$1])&lt;[.F$1]/2;FLOOR(MOD([.$A538];[.F$1]) * [.F$2] *2 / ([.F$1]-1));[.F$2]-FLOOR(MOD(FLOOR([.$A538]-[.F$1]/2);[.F$1]) * [.F$2] *2 / ([.F$1]-1)))" office:value-type="float" office:value="44" calcext:value-type="float">
            <text:p>44</text:p>
          </table:table-cell>
          <table:table-cell table:formula="of:=FLOOR([.G$2] * POWER(SIN( PI() * [.$A538] / [.G$1] );2))" office:value-type="float" office:value="18" calcext:value-type="float">
            <text:p>18</text:p>
          </table:table-cell>
          <table:table-cell table:formula="of:=[.H$2]-FLOOR(POWER(IF(MOD([.$A538];[.H$1])&lt;[.H$1]/2;FLOOR(MOD([.$A538];[.H$1]) * [.H$2] *2 / ([.H$1]-1));[.H$2]-FLOOR(MOD(FLOOR([.$A538]-[.H$1]/2);[.H$1]) * [.H$2] *2 / ([.H$1]-1)));2)/[.H$2])" office:value-type="float" office:value="248" calcext:value-type="float">
            <text:p>248</text:p>
          </table:table-cell>
          <table:table-cell table:formula="of:=FLOOR( [.I$2] * ABS(SIN( PI() * [.$A538] / [.I$1] )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FLOOR([.$B$2]/2 + [.$B$2]/2 * SIN(2 *  PI() * [.$A539] / [.$B$1] ))" office:value-type="float" office:value="195" calcext:value-type="float">
            <text:p>195</text:p>
          </table:table-cell>
          <table:table-cell table:formula="of:=FLOOR(MOD([.$A539];[.C$1]) * [.C$2] / ([.C$1]-1))" office:value-type="float" office:value="23" calcext:value-type="float">
            <text:p>23</text:p>
          </table:table-cell>
          <table:table-cell table:formula="of:=FLOOR(MOD([.D$1]-[.$A539] -1;[.D$1]) * [.D$2] / ([.D$1]-1))" office:value-type="float" office:value="232" calcext:value-type="float">
            <text:p>232</text:p>
          </table:table-cell>
          <table:table-cell table:formula="of:=(IF(MOD([.$A539];[.E$1])&lt;FLOOR([.E$1]/2);0;[.E$2]))" office:value-type="float" office:value="0" calcext:value-type="float">
            <text:p>0</text:p>
          </table:table-cell>
          <table:table-cell table:formula="of:=IF(MOD([.$A539];[.F$1])&lt;[.F$1]/2;FLOOR(MOD([.$A539];[.F$1]) * [.F$2] *2 / ([.F$1]-1));[.F$2]-FLOOR(MOD(FLOOR([.$A539]-[.F$1]/2);[.F$1]) * [.F$2] *2 / ([.F$1]-1)))" office:value-type="float" office:value="46" calcext:value-type="float">
            <text:p>46</text:p>
          </table:table-cell>
          <table:table-cell table:formula="of:=FLOOR([.G$2] * POWER(SIN( PI() * [.$A539] / [.G$1] );2))" office:value-type="float" office:value="19" calcext:value-type="float">
            <text:p>19</text:p>
          </table:table-cell>
          <table:table-cell table:formula="of:=[.H$2]-FLOOR(POWER(IF(MOD([.$A539];[.H$1])&lt;[.H$1]/2;FLOOR(MOD([.$A539];[.H$1]) * [.H$2] *2 / ([.H$1]-1));[.H$2]-FLOOR(MOD(FLOOR([.$A539]-[.H$1]/2);[.H$1]) * [.H$2] *2 / ([.H$1]-1)));2)/[.H$2])" office:value-type="float" office:value="247" calcext:value-type="float">
            <text:p>247</text:p>
          </table:table-cell>
          <table:table-cell table:formula="of:=FLOOR( [.I$2] * ABS(SIN( PI() * [.$A539] / [.I$1] )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FLOOR([.$B$2]/2 + [.$B$2]/2 * SIN(2 *  PI() * [.$A540] / [.$B$1] ))" office:value-type="float" office:value="198" calcext:value-type="float">
            <text:p>198</text:p>
          </table:table-cell>
          <table:table-cell table:formula="of:=FLOOR(MOD([.$A540];[.C$1]) * [.C$2] / ([.C$1]-1))" office:value-type="float" office:value="24" calcext:value-type="float">
            <text:p>24</text:p>
          </table:table-cell>
          <table:table-cell table:formula="of:=FLOOR(MOD([.D$1]-[.$A540] -1;[.D$1]) * [.D$2] / ([.D$1]-1))" office:value-type="float" office:value="231" calcext:value-type="float">
            <text:p>231</text:p>
          </table:table-cell>
          <table:table-cell table:formula="of:=(IF(MOD([.$A540];[.E$1])&lt;FLOOR([.E$1]/2);0;[.E$2]))" office:value-type="float" office:value="0" calcext:value-type="float">
            <text:p>0</text:p>
          </table:table-cell>
          <table:table-cell table:formula="of:=IF(MOD([.$A540];[.F$1])&lt;[.F$1]/2;FLOOR(MOD([.$A540];[.F$1]) * [.F$2] *2 / ([.F$1]-1));[.F$2]-FLOOR(MOD(FLOOR([.$A540]-[.F$1]/2);[.F$1]) * [.F$2] *2 / ([.F$1]-1)))" office:value-type="float" office:value="48" calcext:value-type="float">
            <text:p>48</text:p>
          </table:table-cell>
          <table:table-cell table:formula="of:=FLOOR([.G$2] * POWER(SIN( PI() * [.$A540] / [.G$1] );2))" office:value-type="float" office:value="21" calcext:value-type="float">
            <text:p>21</text:p>
          </table:table-cell>
          <table:table-cell table:formula="of:=[.H$2]-FLOOR(POWER(IF(MOD([.$A540];[.H$1])&lt;[.H$1]/2;FLOOR(MOD([.$A540];[.H$1]) * [.H$2] *2 / ([.H$1]-1));[.H$2]-FLOOR(MOD(FLOOR([.$A540]-[.H$1]/2);[.H$1]) * [.H$2] *2 / ([.H$1]-1)));2)/[.H$2])" office:value-type="float" office:value="246" calcext:value-type="float">
            <text:p>246</text:p>
          </table:table-cell>
          <table:table-cell table:formula="of:=FLOOR( [.I$2] * ABS(SIN( PI() * [.$A540] / [.I$1] )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FLOOR([.$B$2]/2 + [.$B$2]/2 * SIN(2 *  PI() * [.$A541] / [.$B$1] ))" office:value-type="float" office:value="200" calcext:value-type="float">
            <text:p>200</text:p>
          </table:table-cell>
          <table:table-cell table:formula="of:=FLOOR(MOD([.$A541];[.C$1]) * [.C$2] / ([.C$1]-1))" office:value-type="float" office:value="25" calcext:value-type="float">
            <text:p>25</text:p>
          </table:table-cell>
          <table:table-cell table:formula="of:=FLOOR(MOD([.D$1]-[.$A541] -1;[.D$1]) * [.D$2] / ([.D$1]-1))" office:value-type="float" office:value="230" calcext:value-type="float">
            <text:p>230</text:p>
          </table:table-cell>
          <table:table-cell table:formula="of:=(IF(MOD([.$A541];[.E$1])&lt;FLOOR([.E$1]/2);0;[.E$2]))" office:value-type="float" office:value="0" calcext:value-type="float">
            <text:p>0</text:p>
          </table:table-cell>
          <table:table-cell table:formula="of:=IF(MOD([.$A541];[.F$1])&lt;[.F$1]/2;FLOOR(MOD([.$A541];[.F$1]) * [.F$2] *2 / ([.F$1]-1));[.F$2]-FLOOR(MOD(FLOOR([.$A541]-[.F$1]/2);[.F$1]) * [.F$2] *2 / ([.F$1]-1)))" office:value-type="float" office:value="50" calcext:value-type="float">
            <text:p>50</text:p>
          </table:table-cell>
          <table:table-cell table:formula="of:=FLOOR([.G$2] * POWER(SIN( PI() * [.$A541] / [.G$1] );2))" office:value-type="float" office:value="23" calcext:value-type="float">
            <text:p>23</text:p>
          </table:table-cell>
          <table:table-cell table:formula="of:=[.H$2]-FLOOR(POWER(IF(MOD([.$A541];[.H$1])&lt;[.H$1]/2;FLOOR(MOD([.$A541];[.H$1]) * [.H$2] *2 / ([.H$1]-1));[.H$2]-FLOOR(MOD(FLOOR([.$A541]-[.H$1]/2);[.H$1]) * [.H$2] *2 / ([.H$1]-1)));2)/[.H$2])" office:value-type="float" office:value="246" calcext:value-type="float">
            <text:p>246</text:p>
          </table:table-cell>
          <table:table-cell table:formula="of:=FLOOR( [.I$2] * ABS(SIN( PI() * [.$A541] / [.I$1] )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FLOOR([.$B$2]/2 + [.$B$2]/2 * SIN(2 *  PI() * [.$A542] / [.$B$1] ))" office:value-type="float" office:value="203" calcext:value-type="float">
            <text:p>203</text:p>
          </table:table-cell>
          <table:table-cell table:formula="of:=FLOOR(MOD([.$A542];[.C$1]) * [.C$2] / ([.C$1]-1))" office:value-type="float" office:value="26" calcext:value-type="float">
            <text:p>26</text:p>
          </table:table-cell>
          <table:table-cell table:formula="of:=FLOOR(MOD([.D$1]-[.$A542] -1;[.D$1]) * [.D$2] / ([.D$1]-1))" office:value-type="float" office:value="229" calcext:value-type="float">
            <text:p>229</text:p>
          </table:table-cell>
          <table:table-cell table:formula="of:=(IF(MOD([.$A542];[.E$1])&lt;FLOOR([.E$1]/2);0;[.E$2]))" office:value-type="float" office:value="0" calcext:value-type="float">
            <text:p>0</text:p>
          </table:table-cell>
          <table:table-cell table:formula="of:=IF(MOD([.$A542];[.F$1])&lt;[.F$1]/2;FLOOR(MOD([.$A542];[.F$1]) * [.F$2] *2 / ([.F$1]-1));[.F$2]-FLOOR(MOD(FLOOR([.$A542]-[.F$1]/2);[.F$1]) * [.F$2] *2 / ([.F$1]-1)))" office:value-type="float" office:value="52" calcext:value-type="float">
            <text:p>52</text:p>
          </table:table-cell>
          <table:table-cell table:formula="of:=FLOOR([.G$2] * POWER(SIN( PI() * [.$A542] / [.G$1] );2))" office:value-type="float" office:value="25" calcext:value-type="float">
            <text:p>25</text:p>
          </table:table-cell>
          <table:table-cell table:formula="of:=[.H$2]-FLOOR(POWER(IF(MOD([.$A542];[.H$1])&lt;[.H$1]/2;FLOOR(MOD([.$A542];[.H$1]) * [.H$2] *2 / ([.H$1]-1));[.H$2]-FLOOR(MOD(FLOOR([.$A542]-[.H$1]/2);[.H$1]) * [.H$2] *2 / ([.H$1]-1)));2)/[.H$2])" office:value-type="float" office:value="245" calcext:value-type="float">
            <text:p>245</text:p>
          </table:table-cell>
          <table:table-cell table:formula="of:=FLOOR( [.I$2] * ABS(SIN( PI() * [.$A542] / [.I$1] )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FLOOR([.$B$2]/2 + [.$B$2]/2 * SIN(2 *  PI() * [.$A543] / [.$B$1] ))" office:value-type="float" office:value="205" calcext:value-type="float">
            <text:p>205</text:p>
          </table:table-cell>
          <table:table-cell table:formula="of:=FLOOR(MOD([.$A543];[.C$1]) * [.C$2] / ([.C$1]-1))" office:value-type="float" office:value="27" calcext:value-type="float">
            <text:p>27</text:p>
          </table:table-cell>
          <table:table-cell table:formula="of:=FLOOR(MOD([.D$1]-[.$A543] -1;[.D$1]) * [.D$2] / ([.D$1]-1))" office:value-type="float" office:value="228" calcext:value-type="float">
            <text:p>228</text:p>
          </table:table-cell>
          <table:table-cell table:formula="of:=(IF(MOD([.$A543];[.E$1])&lt;FLOOR([.E$1]/2);0;[.E$2]))" office:value-type="float" office:value="0" calcext:value-type="float">
            <text:p>0</text:p>
          </table:table-cell>
          <table:table-cell table:formula="of:=IF(MOD([.$A543];[.F$1])&lt;[.F$1]/2;FLOOR(MOD([.$A543];[.F$1]) * [.F$2] *2 / ([.F$1]-1));[.F$2]-FLOOR(MOD(FLOOR([.$A543]-[.F$1]/2);[.F$1]) * [.F$2] *2 / ([.F$1]-1)))" office:value-type="float" office:value="54" calcext:value-type="float">
            <text:p>54</text:p>
          </table:table-cell>
          <table:table-cell table:formula="of:=FLOOR([.G$2] * POWER(SIN( PI() * [.$A543] / [.G$1] );2))" office:value-type="float" office:value="26" calcext:value-type="float">
            <text:p>26</text:p>
          </table:table-cell>
          <table:table-cell table:formula="of:=[.H$2]-FLOOR(POWER(IF(MOD([.$A543];[.H$1])&lt;[.H$1]/2;FLOOR(MOD([.$A543];[.H$1]) * [.H$2] *2 / ([.H$1]-1));[.H$2]-FLOOR(MOD(FLOOR([.$A543]-[.H$1]/2);[.H$1]) * [.H$2] *2 / ([.H$1]-1)));2)/[.H$2])" office:value-type="float" office:value="244" calcext:value-type="float">
            <text:p>244</text:p>
          </table:table-cell>
          <table:table-cell table:formula="of:=FLOOR( [.I$2] * ABS(SIN( PI() * [.$A543] / [.I$1] )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FLOOR([.$B$2]/2 + [.$B$2]/2 * SIN(2 *  PI() * [.$A544] / [.$B$1] ))" office:value-type="float" office:value="208" calcext:value-type="float">
            <text:p>208</text:p>
          </table:table-cell>
          <table:table-cell table:formula="of:=FLOOR(MOD([.$A544];[.C$1]) * [.C$2] / ([.C$1]-1))" office:value-type="float" office:value="28" calcext:value-type="float">
            <text:p>28</text:p>
          </table:table-cell>
          <table:table-cell table:formula="of:=FLOOR(MOD([.D$1]-[.$A544] -1;[.D$1]) * [.D$2] / ([.D$1]-1))" office:value-type="float" office:value="227" calcext:value-type="float">
            <text:p>227</text:p>
          </table:table-cell>
          <table:table-cell table:formula="of:=(IF(MOD([.$A544];[.E$1])&lt;FLOOR([.E$1]/2);0;[.E$2]))" office:value-type="float" office:value="0" calcext:value-type="float">
            <text:p>0</text:p>
          </table:table-cell>
          <table:table-cell table:formula="of:=IF(MOD([.$A544];[.F$1])&lt;[.F$1]/2;FLOOR(MOD([.$A544];[.F$1]) * [.F$2] *2 / ([.F$1]-1));[.F$2]-FLOOR(MOD(FLOOR([.$A544]-[.F$1]/2);[.F$1]) * [.F$2] *2 / ([.F$1]-1)))" office:value-type="float" office:value="56" calcext:value-type="float">
            <text:p>56</text:p>
          </table:table-cell>
          <table:table-cell table:formula="of:=FLOOR([.G$2] * POWER(SIN( PI() * [.$A544] / [.G$1] );2))" office:value-type="float" office:value="28" calcext:value-type="float">
            <text:p>28</text:p>
          </table:table-cell>
          <table:table-cell table:formula="of:=[.H$2]-FLOOR(POWER(IF(MOD([.$A544];[.H$1])&lt;[.H$1]/2;FLOOR(MOD([.$A544];[.H$1]) * [.H$2] *2 / ([.H$1]-1));[.H$2]-FLOOR(MOD(FLOOR([.$A544]-[.H$1]/2);[.H$1]) * [.H$2] *2 / ([.H$1]-1)));2)/[.H$2])" office:value-type="float" office:value="243" calcext:value-type="float">
            <text:p>243</text:p>
          </table:table-cell>
          <table:table-cell table:formula="of:=FLOOR( [.I$2] * ABS(SIN( PI() * [.$A544] / [.I$1] )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FLOOR([.$B$2]/2 + [.$B$2]/2 * SIN(2 *  PI() * [.$A545] / [.$B$1] ))" office:value-type="float" office:value="210" calcext:value-type="float">
            <text:p>210</text:p>
          </table:table-cell>
          <table:table-cell table:formula="of:=FLOOR(MOD([.$A545];[.C$1]) * [.C$2] / ([.C$1]-1))" office:value-type="float" office:value="29" calcext:value-type="float">
            <text:p>29</text:p>
          </table:table-cell>
          <table:table-cell table:formula="of:=FLOOR(MOD([.D$1]-[.$A545] -1;[.D$1]) * [.D$2] / ([.D$1]-1))" office:value-type="float" office:value="226" calcext:value-type="float">
            <text:p>226</text:p>
          </table:table-cell>
          <table:table-cell table:formula="of:=(IF(MOD([.$A545];[.E$1])&lt;FLOOR([.E$1]/2);0;[.E$2]))" office:value-type="float" office:value="0" calcext:value-type="float">
            <text:p>0</text:p>
          </table:table-cell>
          <table:table-cell table:formula="of:=IF(MOD([.$A545];[.F$1])&lt;[.F$1]/2;FLOOR(MOD([.$A545];[.F$1]) * [.F$2] *2 / ([.F$1]-1));[.F$2]-FLOOR(MOD(FLOOR([.$A545]-[.F$1]/2);[.F$1]) * [.F$2] *2 / ([.F$1]-1)))" office:value-type="float" office:value="58" calcext:value-type="float">
            <text:p>58</text:p>
          </table:table-cell>
          <table:table-cell table:formula="of:=FLOOR([.G$2] * POWER(SIN( PI() * [.$A545] / [.G$1] );2))" office:value-type="float" office:value="30" calcext:value-type="float">
            <text:p>30</text:p>
          </table:table-cell>
          <table:table-cell table:formula="of:=[.H$2]-FLOOR(POWER(IF(MOD([.$A545];[.H$1])&lt;[.H$1]/2;FLOOR(MOD([.$A545];[.H$1]) * [.H$2] *2 / ([.H$1]-1));[.H$2]-FLOOR(MOD(FLOOR([.$A545]-[.H$1]/2);[.H$1]) * [.H$2] *2 / ([.H$1]-1)));2)/[.H$2])" office:value-type="float" office:value="242" calcext:value-type="float">
            <text:p>242</text:p>
          </table:table-cell>
          <table:table-cell table:formula="of:=FLOOR( [.I$2] * ABS(SIN( PI() * [.$A545] / [.I$1] )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FLOOR([.$B$2]/2 + [.$B$2]/2 * SIN(2 *  PI() * [.$A546] / [.$B$1] ))" office:value-type="float" office:value="213" calcext:value-type="float">
            <text:p>213</text:p>
          </table:table-cell>
          <table:table-cell table:formula="of:=FLOOR(MOD([.$A546];[.C$1]) * [.C$2] / ([.C$1]-1))" office:value-type="float" office:value="30" calcext:value-type="float">
            <text:p>30</text:p>
          </table:table-cell>
          <table:table-cell table:formula="of:=FLOOR(MOD([.D$1]-[.$A546] -1;[.D$1]) * [.D$2] / ([.D$1]-1))" office:value-type="float" office:value="225" calcext:value-type="float">
            <text:p>225</text:p>
          </table:table-cell>
          <table:table-cell table:formula="of:=(IF(MOD([.$A546];[.E$1])&lt;FLOOR([.E$1]/2);0;[.E$2]))" office:value-type="float" office:value="0" calcext:value-type="float">
            <text:p>0</text:p>
          </table:table-cell>
          <table:table-cell table:formula="of:=IF(MOD([.$A546];[.F$1])&lt;[.F$1]/2;FLOOR(MOD([.$A546];[.F$1]) * [.F$2] *2 / ([.F$1]-1));[.F$2]-FLOOR(MOD(FLOOR([.$A546]-[.F$1]/2);[.F$1]) * [.F$2] *2 / ([.F$1]-1)))" office:value-type="float" office:value="60" calcext:value-type="float">
            <text:p>60</text:p>
          </table:table-cell>
          <table:table-cell table:formula="of:=FLOOR([.G$2] * POWER(SIN( PI() * [.$A546] / [.G$1] );2))" office:value-type="float" office:value="33" calcext:value-type="float">
            <text:p>33</text:p>
          </table:table-cell>
          <table:table-cell table:formula="of:=[.H$2]-FLOOR(POWER(IF(MOD([.$A546];[.H$1])&lt;[.H$1]/2;FLOOR(MOD([.$A546];[.H$1]) * [.H$2] *2 / ([.H$1]-1));[.H$2]-FLOOR(MOD(FLOOR([.$A546]-[.H$1]/2);[.H$1]) * [.H$2] *2 / ([.H$1]-1)));2)/[.H$2])" office:value-type="float" office:value="241" calcext:value-type="float">
            <text:p>241</text:p>
          </table:table-cell>
          <table:table-cell table:formula="of:=FLOOR( [.I$2] * ABS(SIN( PI() * [.$A546] / [.I$1] )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FLOOR([.$B$2]/2 + [.$B$2]/2 * SIN(2 *  PI() * [.$A547] / [.$B$1] ))" office:value-type="float" office:value="215" calcext:value-type="float">
            <text:p>215</text:p>
          </table:table-cell>
          <table:table-cell table:formula="of:=FLOOR(MOD([.$A547];[.C$1]) * [.C$2] / ([.C$1]-1))" office:value-type="float" office:value="31" calcext:value-type="float">
            <text:p>31</text:p>
          </table:table-cell>
          <table:table-cell table:formula="of:=FLOOR(MOD([.D$1]-[.$A547] -1;[.D$1]) * [.D$2] / ([.D$1]-1))" office:value-type="float" office:value="224" calcext:value-type="float">
            <text:p>224</text:p>
          </table:table-cell>
          <table:table-cell table:formula="of:=(IF(MOD([.$A547];[.E$1])&lt;FLOOR([.E$1]/2);0;[.E$2]))" office:value-type="float" office:value="0" calcext:value-type="float">
            <text:p>0</text:p>
          </table:table-cell>
          <table:table-cell table:formula="of:=IF(MOD([.$A547];[.F$1])&lt;[.F$1]/2;FLOOR(MOD([.$A547];[.F$1]) * [.F$2] *2 / ([.F$1]-1));[.F$2]-FLOOR(MOD(FLOOR([.$A547]-[.F$1]/2);[.F$1]) * [.F$2] *2 / ([.F$1]-1)))" office:value-type="float" office:value="62" calcext:value-type="float">
            <text:p>62</text:p>
          </table:table-cell>
          <table:table-cell table:formula="of:=FLOOR([.G$2] * POWER(SIN( PI() * [.$A547] / [.G$1] );2))" office:value-type="float" office:value="35" calcext:value-type="float">
            <text:p>35</text:p>
          </table:table-cell>
          <table:table-cell table:formula="of:=[.H$2]-FLOOR(POWER(IF(MOD([.$A547];[.H$1])&lt;[.H$1]/2;FLOOR(MOD([.$A547];[.H$1]) * [.H$2] *2 / ([.H$1]-1));[.H$2]-FLOOR(MOD(FLOOR([.$A547]-[.H$1]/2);[.H$1]) * [.H$2] *2 / ([.H$1]-1)));2)/[.H$2])" office:value-type="float" office:value="240" calcext:value-type="float">
            <text:p>240</text:p>
          </table:table-cell>
          <table:table-cell table:formula="of:=FLOOR( [.I$2] * ABS(SIN( PI() * [.$A547] / [.I$1] )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FLOOR([.$B$2]/2 + [.$B$2]/2 * SIN(2 *  PI() * [.$A548] / [.$B$1] ))" office:value-type="float" office:value="217" calcext:value-type="float">
            <text:p>217</text:p>
          </table:table-cell>
          <table:table-cell table:formula="of:=FLOOR(MOD([.$A548];[.C$1]) * [.C$2] / ([.C$1]-1))" office:value-type="float" office:value="32" calcext:value-type="float">
            <text:p>32</text:p>
          </table:table-cell>
          <table:table-cell table:formula="of:=FLOOR(MOD([.D$1]-[.$A548] -1;[.D$1]) * [.D$2] / ([.D$1]-1))" office:value-type="float" office:value="223" calcext:value-type="float">
            <text:p>223</text:p>
          </table:table-cell>
          <table:table-cell table:formula="of:=(IF(MOD([.$A548];[.E$1])&lt;FLOOR([.E$1]/2);0;[.E$2]))" office:value-type="float" office:value="0" calcext:value-type="float">
            <text:p>0</text:p>
          </table:table-cell>
          <table:table-cell table:formula="of:=IF(MOD([.$A548];[.F$1])&lt;[.F$1]/2;FLOOR(MOD([.$A548];[.F$1]) * [.F$2] *2 / ([.F$1]-1));[.F$2]-FLOOR(MOD(FLOOR([.$A548]-[.F$1]/2);[.F$1]) * [.F$2] *2 / ([.F$1]-1)))" office:value-type="float" office:value="64" calcext:value-type="float">
            <text:p>64</text:p>
          </table:table-cell>
          <table:table-cell table:formula="of:=FLOOR([.G$2] * POWER(SIN( PI() * [.$A548] / [.G$1] );2))" office:value-type="float" office:value="37" calcext:value-type="float">
            <text:p>37</text:p>
          </table:table-cell>
          <table:table-cell table:formula="of:=[.H$2]-FLOOR(POWER(IF(MOD([.$A548];[.H$1])&lt;[.H$1]/2;FLOOR(MOD([.$A548];[.H$1]) * [.H$2] *2 / ([.H$1]-1));[.H$2]-FLOOR(MOD(FLOOR([.$A548]-[.H$1]/2);[.H$1]) * [.H$2] *2 / ([.H$1]-1)));2)/[.H$2])" office:value-type="float" office:value="239" calcext:value-type="float">
            <text:p>239</text:p>
          </table:table-cell>
          <table:table-cell table:formula="of:=FLOOR( [.I$2] * ABS(SIN( PI() * [.$A548] / [.I$1] )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FLOOR([.$B$2]/2 + [.$B$2]/2 * SIN(2 *  PI() * [.$A549] / [.$B$1] ))" office:value-type="float" office:value="219" calcext:value-type="float">
            <text:p>219</text:p>
          </table:table-cell>
          <table:table-cell table:formula="of:=FLOOR(MOD([.$A549];[.C$1]) * [.C$2] / ([.C$1]-1))" office:value-type="float" office:value="33" calcext:value-type="float">
            <text:p>33</text:p>
          </table:table-cell>
          <table:table-cell table:formula="of:=FLOOR(MOD([.D$1]-[.$A549] -1;[.D$1]) * [.D$2] / ([.D$1]-1))" office:value-type="float" office:value="222" calcext:value-type="float">
            <text:p>222</text:p>
          </table:table-cell>
          <table:table-cell table:formula="of:=(IF(MOD([.$A549];[.E$1])&lt;FLOOR([.E$1]/2);0;[.E$2]))" office:value-type="float" office:value="0" calcext:value-type="float">
            <text:p>0</text:p>
          </table:table-cell>
          <table:table-cell table:formula="of:=IF(MOD([.$A549];[.F$1])&lt;[.F$1]/2;FLOOR(MOD([.$A549];[.F$1]) * [.F$2] *2 / ([.F$1]-1));[.F$2]-FLOOR(MOD(FLOOR([.$A549]-[.F$1]/2);[.F$1]) * [.F$2] *2 / ([.F$1]-1)))" office:value-type="float" office:value="66" calcext:value-type="float">
            <text:p>66</text:p>
          </table:table-cell>
          <table:table-cell table:formula="of:=FLOOR([.G$2] * POWER(SIN( PI() * [.$A549] / [.G$1] );2))" office:value-type="float" office:value="39" calcext:value-type="float">
            <text:p>39</text:p>
          </table:table-cell>
          <table:table-cell table:formula="of:=[.H$2]-FLOOR(POWER(IF(MOD([.$A549];[.H$1])&lt;[.H$1]/2;FLOOR(MOD([.$A549];[.H$1]) * [.H$2] *2 / ([.H$1]-1));[.H$2]-FLOOR(MOD(FLOOR([.$A549]-[.H$1]/2);[.H$1]) * [.H$2] *2 / ([.H$1]-1)));2)/[.H$2])" office:value-type="float" office:value="238" calcext:value-type="float">
            <text:p>238</text:p>
          </table:table-cell>
          <table:table-cell table:formula="of:=FLOOR( [.I$2] * ABS(SIN( PI() * [.$A549] / [.I$1] 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FLOOR([.$B$2]/2 + [.$B$2]/2 * SIN(2 *  PI() * [.$A550] / [.$B$1] ))" office:value-type="float" office:value="221" calcext:value-type="float">
            <text:p>221</text:p>
          </table:table-cell>
          <table:table-cell table:formula="of:=FLOOR(MOD([.$A550];[.C$1]) * [.C$2] / ([.C$1]-1))" office:value-type="float" office:value="34" calcext:value-type="float">
            <text:p>34</text:p>
          </table:table-cell>
          <table:table-cell table:formula="of:=FLOOR(MOD([.D$1]-[.$A550] -1;[.D$1]) * [.D$2] / ([.D$1]-1))" office:value-type="float" office:value="221" calcext:value-type="float">
            <text:p>221</text:p>
          </table:table-cell>
          <table:table-cell table:formula="of:=(IF(MOD([.$A550];[.E$1])&lt;FLOOR([.E$1]/2);0;[.E$2]))" office:value-type="float" office:value="0" calcext:value-type="float">
            <text:p>0</text:p>
          </table:table-cell>
          <table:table-cell table:formula="of:=IF(MOD([.$A550];[.F$1])&lt;[.F$1]/2;FLOOR(MOD([.$A550];[.F$1]) * [.F$2] *2 / ([.F$1]-1));[.F$2]-FLOOR(MOD(FLOOR([.$A550]-[.F$1]/2);[.F$1]) * [.F$2] *2 / ([.F$1]-1)))" office:value-type="float" office:value="68" calcext:value-type="float">
            <text:p>68</text:p>
          </table:table-cell>
          <table:table-cell table:formula="of:=FLOOR([.G$2] * POWER(SIN( PI() * [.$A550] / [.G$1] );2))" office:value-type="float" office:value="41" calcext:value-type="float">
            <text:p>41</text:p>
          </table:table-cell>
          <table:table-cell table:formula="of:=[.H$2]-FLOOR(POWER(IF(MOD([.$A550];[.H$1])&lt;[.H$1]/2;FLOOR(MOD([.$A550];[.H$1]) * [.H$2] *2 / ([.H$1]-1));[.H$2]-FLOOR(MOD(FLOOR([.$A550]-[.H$1]/2);[.H$1]) * [.H$2] *2 / ([.H$1]-1)));2)/[.H$2])" office:value-type="float" office:value="237" calcext:value-type="float">
            <text:p>237</text:p>
          </table:table-cell>
          <table:table-cell table:formula="of:=FLOOR( [.I$2] * ABS(SIN( PI() * [.$A550] / [.I$1] )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FLOOR([.$B$2]/2 + [.$B$2]/2 * SIN(2 *  PI() * [.$A551] / [.$B$1] ))" office:value-type="float" office:value="224" calcext:value-type="float">
            <text:p>224</text:p>
          </table:table-cell>
          <table:table-cell table:formula="of:=FLOOR(MOD([.$A551];[.C$1]) * [.C$2] / ([.C$1]-1))" office:value-type="float" office:value="35" calcext:value-type="float">
            <text:p>35</text:p>
          </table:table-cell>
          <table:table-cell table:formula="of:=FLOOR(MOD([.D$1]-[.$A551] -1;[.D$1]) * [.D$2] / ([.D$1]-1))" office:value-type="float" office:value="220" calcext:value-type="float">
            <text:p>220</text:p>
          </table:table-cell>
          <table:table-cell table:formula="of:=(IF(MOD([.$A551];[.E$1])&lt;FLOOR([.E$1]/2);0;[.E$2]))" office:value-type="float" office:value="0" calcext:value-type="float">
            <text:p>0</text:p>
          </table:table-cell>
          <table:table-cell table:formula="of:=IF(MOD([.$A551];[.F$1])&lt;[.F$1]/2;FLOOR(MOD([.$A551];[.F$1]) * [.F$2] *2 / ([.F$1]-1));[.F$2]-FLOOR(MOD(FLOOR([.$A551]-[.F$1]/2);[.F$1]) * [.F$2] *2 / ([.F$1]-1)))" office:value-type="float" office:value="70" calcext:value-type="float">
            <text:p>70</text:p>
          </table:table-cell>
          <table:table-cell table:formula="of:=FLOOR([.G$2] * POWER(SIN( PI() * [.$A551] / [.G$1] );2))" office:value-type="float" office:value="44" calcext:value-type="float">
            <text:p>44</text:p>
          </table:table-cell>
          <table:table-cell table:formula="of:=[.H$2]-FLOOR(POWER(IF(MOD([.$A551];[.H$1])&lt;[.H$1]/2;FLOOR(MOD([.$A551];[.H$1]) * [.H$2] *2 / ([.H$1]-1));[.H$2]-FLOOR(MOD(FLOOR([.$A551]-[.H$1]/2);[.H$1]) * [.H$2] *2 / ([.H$1]-1)));2)/[.H$2])" office:value-type="float" office:value="236" calcext:value-type="float">
            <text:p>236</text:p>
          </table:table-cell>
          <table:table-cell table:formula="of:=FLOOR( [.I$2] * ABS(SIN( PI() * [.$A551] / [.I$1] )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FLOOR([.$B$2]/2 + [.$B$2]/2 * SIN(2 *  PI() * [.$A552] / [.$B$1] ))" office:value-type="float" office:value="226" calcext:value-type="float">
            <text:p>226</text:p>
          </table:table-cell>
          <table:table-cell table:formula="of:=FLOOR(MOD([.$A552];[.C$1]) * [.C$2] / ([.C$1]-1))" office:value-type="float" office:value="36" calcext:value-type="float">
            <text:p>36</text:p>
          </table:table-cell>
          <table:table-cell table:formula="of:=FLOOR(MOD([.D$1]-[.$A552] -1;[.D$1]) * [.D$2] / ([.D$1]-1))" office:value-type="float" office:value="219" calcext:value-type="float">
            <text:p>219</text:p>
          </table:table-cell>
          <table:table-cell table:formula="of:=(IF(MOD([.$A552];[.E$1])&lt;FLOOR([.E$1]/2);0;[.E$2]))" office:value-type="float" office:value="0" calcext:value-type="float">
            <text:p>0</text:p>
          </table:table-cell>
          <table:table-cell table:formula="of:=IF(MOD([.$A552];[.F$1])&lt;[.F$1]/2;FLOOR(MOD([.$A552];[.F$1]) * [.F$2] *2 / ([.F$1]-1));[.F$2]-FLOOR(MOD(FLOOR([.$A552]-[.F$1]/2);[.F$1]) * [.F$2] *2 / ([.F$1]-1)))" office:value-type="float" office:value="72" calcext:value-type="float">
            <text:p>72</text:p>
          </table:table-cell>
          <table:table-cell table:formula="of:=FLOOR([.G$2] * POWER(SIN( PI() * [.$A552] / [.G$1] );2))" office:value-type="float" office:value="46" calcext:value-type="float">
            <text:p>46</text:p>
          </table:table-cell>
          <table:table-cell table:formula="of:=[.H$2]-FLOOR(POWER(IF(MOD([.$A552];[.H$1])&lt;[.H$1]/2;FLOOR(MOD([.$A552];[.H$1]) * [.H$2] *2 / ([.H$1]-1));[.H$2]-FLOOR(MOD(FLOOR([.$A552]-[.H$1]/2);[.H$1]) * [.H$2] *2 / ([.H$1]-1)));2)/[.H$2])" office:value-type="float" office:value="235" calcext:value-type="float">
            <text:p>235</text:p>
          </table:table-cell>
          <table:table-cell table:formula="of:=FLOOR( [.I$2] * ABS(SIN( PI() * [.$A552] / [.I$1] )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FLOOR([.$B$2]/2 + [.$B$2]/2 * SIN(2 *  PI() * [.$A553] / [.$B$1] ))" office:value-type="float" office:value="228" calcext:value-type="float">
            <text:p>228</text:p>
          </table:table-cell>
          <table:table-cell table:formula="of:=FLOOR(MOD([.$A553];[.C$1]) * [.C$2] / ([.C$1]-1))" office:value-type="float" office:value="37" calcext:value-type="float">
            <text:p>37</text:p>
          </table:table-cell>
          <table:table-cell table:formula="of:=FLOOR(MOD([.D$1]-[.$A553] -1;[.D$1]) * [.D$2] / ([.D$1]-1))" office:value-type="float" office:value="218" calcext:value-type="float">
            <text:p>218</text:p>
          </table:table-cell>
          <table:table-cell table:formula="of:=(IF(MOD([.$A553];[.E$1])&lt;FLOOR([.E$1]/2);0;[.E$2]))" office:value-type="float" office:value="0" calcext:value-type="float">
            <text:p>0</text:p>
          </table:table-cell>
          <table:table-cell table:formula="of:=IF(MOD([.$A553];[.F$1])&lt;[.F$1]/2;FLOOR(MOD([.$A553];[.F$1]) * [.F$2] *2 / ([.F$1]-1));[.F$2]-FLOOR(MOD(FLOOR([.$A553]-[.F$1]/2);[.F$1]) * [.F$2] *2 / ([.F$1]-1)))" office:value-type="float" office:value="74" calcext:value-type="float">
            <text:p>74</text:p>
          </table:table-cell>
          <table:table-cell table:formula="of:=FLOOR([.G$2] * POWER(SIN( PI() * [.$A553] / [.G$1] );2))" office:value-type="float" office:value="49" calcext:value-type="float">
            <text:p>49</text:p>
          </table:table-cell>
          <table:table-cell table:formula="of:=[.H$2]-FLOOR(POWER(IF(MOD([.$A553];[.H$1])&lt;[.H$1]/2;FLOOR(MOD([.$A553];[.H$1]) * [.H$2] *2 / ([.H$1]-1));[.H$2]-FLOOR(MOD(FLOOR([.$A553]-[.H$1]/2);[.H$1]) * [.H$2] *2 / ([.H$1]-1)));2)/[.H$2])" office:value-type="float" office:value="234" calcext:value-type="float">
            <text:p>234</text:p>
          </table:table-cell>
          <table:table-cell table:formula="of:=FLOOR( [.I$2] * ABS(SIN( PI() * [.$A553] / [.I$1] )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FLOOR([.$B$2]/2 + [.$B$2]/2 * SIN(2 *  PI() * [.$A554] / [.$B$1] ))" office:value-type="float" office:value="229" calcext:value-type="float">
            <text:p>229</text:p>
          </table:table-cell>
          <table:table-cell table:formula="of:=FLOOR(MOD([.$A554];[.C$1]) * [.C$2] / ([.C$1]-1))" office:value-type="float" office:value="38" calcext:value-type="float">
            <text:p>38</text:p>
          </table:table-cell>
          <table:table-cell table:formula="of:=FLOOR(MOD([.D$1]-[.$A554] -1;[.D$1]) * [.D$2] / ([.D$1]-1))" office:value-type="float" office:value="217" calcext:value-type="float">
            <text:p>217</text:p>
          </table:table-cell>
          <table:table-cell table:formula="of:=(IF(MOD([.$A554];[.E$1])&lt;FLOOR([.E$1]/2);0;[.E$2]))" office:value-type="float" office:value="0" calcext:value-type="float">
            <text:p>0</text:p>
          </table:table-cell>
          <table:table-cell table:formula="of:=IF(MOD([.$A554];[.F$1])&lt;[.F$1]/2;FLOOR(MOD([.$A554];[.F$1]) * [.F$2] *2 / ([.F$1]-1));[.F$2]-FLOOR(MOD(FLOOR([.$A554]-[.F$1]/2);[.F$1]) * [.F$2] *2 / ([.F$1]-1)))" office:value-type="float" office:value="76" calcext:value-type="float">
            <text:p>76</text:p>
          </table:table-cell>
          <table:table-cell table:formula="of:=FLOOR([.G$2] * POWER(SIN( PI() * [.$A554] / [.G$1] );2))" office:value-type="float" office:value="51" calcext:value-type="float">
            <text:p>51</text:p>
          </table:table-cell>
          <table:table-cell table:formula="of:=[.H$2]-FLOOR(POWER(IF(MOD([.$A554];[.H$1])&lt;[.H$1]/2;FLOOR(MOD([.$A554];[.H$1]) * [.H$2] *2 / ([.H$1]-1));[.H$2]-FLOOR(MOD(FLOOR([.$A554]-[.H$1]/2);[.H$1]) * [.H$2] *2 / ([.H$1]-1)));2)/[.H$2])" office:value-type="float" office:value="233" calcext:value-type="float">
            <text:p>233</text:p>
          </table:table-cell>
          <table:table-cell table:formula="of:=FLOOR( [.I$2] * ABS(SIN( PI() * [.$A554] / [.I$1] 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FLOOR([.$B$2]/2 + [.$B$2]/2 * SIN(2 *  PI() * [.$A555] / [.$B$1] ))" office:value-type="float" office:value="231" calcext:value-type="float">
            <text:p>231</text:p>
          </table:table-cell>
          <table:table-cell table:formula="of:=FLOOR(MOD([.$A555];[.C$1]) * [.C$2] / ([.C$1]-1))" office:value-type="float" office:value="39" calcext:value-type="float">
            <text:p>39</text:p>
          </table:table-cell>
          <table:table-cell table:formula="of:=FLOOR(MOD([.D$1]-[.$A555] -1;[.D$1]) * [.D$2] / ([.D$1]-1))" office:value-type="float" office:value="216" calcext:value-type="float">
            <text:p>216</text:p>
          </table:table-cell>
          <table:table-cell table:formula="of:=(IF(MOD([.$A555];[.E$1])&lt;FLOOR([.E$1]/2);0;[.E$2]))" office:value-type="float" office:value="0" calcext:value-type="float">
            <text:p>0</text:p>
          </table:table-cell>
          <table:table-cell table:formula="of:=IF(MOD([.$A555];[.F$1])&lt;[.F$1]/2;FLOOR(MOD([.$A555];[.F$1]) * [.F$2] *2 / ([.F$1]-1));[.F$2]-FLOOR(MOD(FLOOR([.$A555]-[.F$1]/2);[.F$1]) * [.F$2] *2 / ([.F$1]-1)))" office:value-type="float" office:value="78" calcext:value-type="float">
            <text:p>78</text:p>
          </table:table-cell>
          <table:table-cell table:formula="of:=FLOOR([.G$2] * POWER(SIN( PI() * [.$A555] / [.G$1] );2))" office:value-type="float" office:value="54" calcext:value-type="float">
            <text:p>54</text:p>
          </table:table-cell>
          <table:table-cell table:formula="of:=[.H$2]-FLOOR(POWER(IF(MOD([.$A555];[.H$1])&lt;[.H$1]/2;FLOOR(MOD([.$A555];[.H$1]) * [.H$2] *2 / ([.H$1]-1));[.H$2]-FLOOR(MOD(FLOOR([.$A555]-[.H$1]/2);[.H$1]) * [.H$2] *2 / ([.H$1]-1)));2)/[.H$2])" office:value-type="float" office:value="232" calcext:value-type="float">
            <text:p>232</text:p>
          </table:table-cell>
          <table:table-cell table:formula="of:=FLOOR( [.I$2] * ABS(SIN( PI() * [.$A555] / [.I$1] 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FLOOR([.$B$2]/2 + [.$B$2]/2 * SIN(2 *  PI() * [.$A556] / [.$B$1] ))" office:value-type="float" office:value="233" calcext:value-type="float">
            <text:p>233</text:p>
          </table:table-cell>
          <table:table-cell table:formula="of:=FLOOR(MOD([.$A556];[.C$1]) * [.C$2] / ([.C$1]-1))" office:value-type="float" office:value="40" calcext:value-type="float">
            <text:p>40</text:p>
          </table:table-cell>
          <table:table-cell table:formula="of:=FLOOR(MOD([.D$1]-[.$A556] -1;[.D$1]) * [.D$2] / ([.D$1]-1))" office:value-type="float" office:value="215" calcext:value-type="float">
            <text:p>215</text:p>
          </table:table-cell>
          <table:table-cell table:formula="of:=(IF(MOD([.$A556];[.E$1])&lt;FLOOR([.E$1]/2);0;[.E$2]))" office:value-type="float" office:value="0" calcext:value-type="float">
            <text:p>0</text:p>
          </table:table-cell>
          <table:table-cell table:formula="of:=IF(MOD([.$A556];[.F$1])&lt;[.F$1]/2;FLOOR(MOD([.$A556];[.F$1]) * [.F$2] *2 / ([.F$1]-1));[.F$2]-FLOOR(MOD(FLOOR([.$A556]-[.F$1]/2);[.F$1]) * [.F$2] *2 / ([.F$1]-1)))" office:value-type="float" office:value="80" calcext:value-type="float">
            <text:p>80</text:p>
          </table:table-cell>
          <table:table-cell table:formula="of:=FLOOR([.G$2] * POWER(SIN( PI() * [.$A556] / [.G$1] );2))" office:value-type="float" office:value="56" calcext:value-type="float">
            <text:p>56</text:p>
          </table:table-cell>
          <table:table-cell table:formula="of:=[.H$2]-FLOOR(POWER(IF(MOD([.$A556];[.H$1])&lt;[.H$1]/2;FLOOR(MOD([.$A556];[.H$1]) * [.H$2] *2 / ([.H$1]-1));[.H$2]-FLOOR(MOD(FLOOR([.$A556]-[.H$1]/2);[.H$1]) * [.H$2] *2 / ([.H$1]-1)));2)/[.H$2])" office:value-type="float" office:value="230" calcext:value-type="float">
            <text:p>230</text:p>
          </table:table-cell>
          <table:table-cell table:formula="of:=FLOOR( [.I$2] * ABS(SIN( PI() * [.$A556] / [.I$1] 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FLOOR([.$B$2]/2 + [.$B$2]/2 * SIN(2 *  PI() * [.$A557] / [.$B$1] ))" office:value-type="float" office:value="235" calcext:value-type="float">
            <text:p>235</text:p>
          </table:table-cell>
          <table:table-cell table:formula="of:=FLOOR(MOD([.$A557];[.C$1]) * [.C$2] / ([.C$1]-1))" office:value-type="float" office:value="41" calcext:value-type="float">
            <text:p>41</text:p>
          </table:table-cell>
          <table:table-cell table:formula="of:=FLOOR(MOD([.D$1]-[.$A557] -1;[.D$1]) * [.D$2] / ([.D$1]-1))" office:value-type="float" office:value="214" calcext:value-type="float">
            <text:p>214</text:p>
          </table:table-cell>
          <table:table-cell table:formula="of:=(IF(MOD([.$A557];[.E$1])&lt;FLOOR([.E$1]/2);0;[.E$2]))" office:value-type="float" office:value="0" calcext:value-type="float">
            <text:p>0</text:p>
          </table:table-cell>
          <table:table-cell table:formula="of:=IF(MOD([.$A557];[.F$1])&lt;[.F$1]/2;FLOOR(MOD([.$A557];[.F$1]) * [.F$2] *2 / ([.F$1]-1));[.F$2]-FLOOR(MOD(FLOOR([.$A557]-[.F$1]/2);[.F$1]) * [.F$2] *2 / ([.F$1]-1)))" office:value-type="float" office:value="82" calcext:value-type="float">
            <text:p>82</text:p>
          </table:table-cell>
          <table:table-cell table:formula="of:=FLOOR([.G$2] * POWER(SIN( PI() * [.$A557] / [.G$1] );2))" office:value-type="float" office:value="59" calcext:value-type="float">
            <text:p>59</text:p>
          </table:table-cell>
          <table:table-cell table:formula="of:=[.H$2]-FLOOR(POWER(IF(MOD([.$A557];[.H$1])&lt;[.H$1]/2;FLOOR(MOD([.$A557];[.H$1]) * [.H$2] *2 / ([.H$1]-1));[.H$2]-FLOOR(MOD(FLOOR([.$A557]-[.H$1]/2);[.H$1]) * [.H$2] *2 / ([.H$1]-1)));2)/[.H$2])" office:value-type="float" office:value="229" calcext:value-type="float">
            <text:p>229</text:p>
          </table:table-cell>
          <table:table-cell table:formula="of:=FLOOR( [.I$2] * ABS(SIN( PI() * [.$A557] / [.I$1] 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FLOOR([.$B$2]/2 + [.$B$2]/2 * SIN(2 *  PI() * [.$A558] / [.$B$1] ))" office:value-type="float" office:value="236" calcext:value-type="float">
            <text:p>236</text:p>
          </table:table-cell>
          <table:table-cell table:formula="of:=FLOOR(MOD([.$A558];[.C$1]) * [.C$2] / ([.C$1]-1))" office:value-type="float" office:value="42" calcext:value-type="float">
            <text:p>42</text:p>
          </table:table-cell>
          <table:table-cell table:formula="of:=FLOOR(MOD([.D$1]-[.$A558] -1;[.D$1]) * [.D$2] / ([.D$1]-1))" office:value-type="float" office:value="213" calcext:value-type="float">
            <text:p>213</text:p>
          </table:table-cell>
          <table:table-cell table:formula="of:=(IF(MOD([.$A558];[.E$1])&lt;FLOOR([.E$1]/2);0;[.E$2]))" office:value-type="float" office:value="0" calcext:value-type="float">
            <text:p>0</text:p>
          </table:table-cell>
          <table:table-cell table:formula="of:=IF(MOD([.$A558];[.F$1])&lt;[.F$1]/2;FLOOR(MOD([.$A558];[.F$1]) * [.F$2] *2 / ([.F$1]-1));[.F$2]-FLOOR(MOD(FLOOR([.$A558]-[.F$1]/2);[.F$1]) * [.F$2] *2 / ([.F$1]-1)))" office:value-type="float" office:value="84" calcext:value-type="float">
            <text:p>84</text:p>
          </table:table-cell>
          <table:table-cell table:formula="of:=FLOOR([.G$2] * POWER(SIN( PI() * [.$A558] / [.G$1] );2))" office:value-type="float" office:value="61" calcext:value-type="float">
            <text:p>61</text:p>
          </table:table-cell>
          <table:table-cell table:formula="of:=[.H$2]-FLOOR(POWER(IF(MOD([.$A558];[.H$1])&lt;[.H$1]/2;FLOOR(MOD([.$A558];[.H$1]) * [.H$2] *2 / ([.H$1]-1));[.H$2]-FLOOR(MOD(FLOOR([.$A558]-[.H$1]/2);[.H$1]) * [.H$2] *2 / ([.H$1]-1)));2)/[.H$2])" office:value-type="float" office:value="228" calcext:value-type="float">
            <text:p>228</text:p>
          </table:table-cell>
          <table:table-cell table:formula="of:=FLOOR( [.I$2] * ABS(SIN( PI() * [.$A558] / [.I$1] 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FLOOR([.$B$2]/2 + [.$B$2]/2 * SIN(2 *  PI() * [.$A559] / [.$B$1] ))" office:value-type="float" office:value="238" calcext:value-type="float">
            <text:p>238</text:p>
          </table:table-cell>
          <table:table-cell table:formula="of:=FLOOR(MOD([.$A559];[.C$1]) * [.C$2] / ([.C$1]-1))" office:value-type="float" office:value="43" calcext:value-type="float">
            <text:p>43</text:p>
          </table:table-cell>
          <table:table-cell table:formula="of:=FLOOR(MOD([.D$1]-[.$A559] -1;[.D$1]) * [.D$2] / ([.D$1]-1))" office:value-type="float" office:value="212" calcext:value-type="float">
            <text:p>212</text:p>
          </table:table-cell>
          <table:table-cell table:formula="of:=(IF(MOD([.$A559];[.E$1])&lt;FLOOR([.E$1]/2);0;[.E$2]))" office:value-type="float" office:value="0" calcext:value-type="float">
            <text:p>0</text:p>
          </table:table-cell>
          <table:table-cell table:formula="of:=IF(MOD([.$A559];[.F$1])&lt;[.F$1]/2;FLOOR(MOD([.$A559];[.F$1]) * [.F$2] *2 / ([.F$1]-1));[.F$2]-FLOOR(MOD(FLOOR([.$A559]-[.F$1]/2);[.F$1]) * [.F$2] *2 / ([.F$1]-1)))" office:value-type="float" office:value="86" calcext:value-type="float">
            <text:p>86</text:p>
          </table:table-cell>
          <table:table-cell table:formula="of:=FLOOR([.G$2] * POWER(SIN( PI() * [.$A559] / [.G$1] );2))" office:value-type="float" office:value="64" calcext:value-type="float">
            <text:p>64</text:p>
          </table:table-cell>
          <table:table-cell table:formula="of:=[.H$2]-FLOOR(POWER(IF(MOD([.$A559];[.H$1])&lt;[.H$1]/2;FLOOR(MOD([.$A559];[.H$1]) * [.H$2] *2 / ([.H$1]-1));[.H$2]-FLOOR(MOD(FLOOR([.$A559]-[.H$1]/2);[.H$1]) * [.H$2] *2 / ([.H$1]-1)));2)/[.H$2])" office:value-type="float" office:value="226" calcext:value-type="float">
            <text:p>226</text:p>
          </table:table-cell>
          <table:table-cell table:formula="of:=FLOOR( [.I$2] * ABS(SIN( PI() * [.$A559] / [.I$1] 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FLOOR([.$B$2]/2 + [.$B$2]/2 * SIN(2 *  PI() * [.$A560] / [.$B$1] ))" office:value-type="float" office:value="239" calcext:value-type="float">
            <text:p>239</text:p>
          </table:table-cell>
          <table:table-cell table:formula="of:=FLOOR(MOD([.$A560];[.C$1]) * [.C$2] / ([.C$1]-1))" office:value-type="float" office:value="44" calcext:value-type="float">
            <text:p>44</text:p>
          </table:table-cell>
          <table:table-cell table:formula="of:=FLOOR(MOD([.D$1]-[.$A560] -1;[.D$1]) * [.D$2] / ([.D$1]-1))" office:value-type="float" office:value="211" calcext:value-type="float">
            <text:p>211</text:p>
          </table:table-cell>
          <table:table-cell table:formula="of:=(IF(MOD([.$A560];[.E$1])&lt;FLOOR([.E$1]/2);0;[.E$2]))" office:value-type="float" office:value="0" calcext:value-type="float">
            <text:p>0</text:p>
          </table:table-cell>
          <table:table-cell table:formula="of:=IF(MOD([.$A560];[.F$1])&lt;[.F$1]/2;FLOOR(MOD([.$A560];[.F$1]) * [.F$2] *2 / ([.F$1]-1));[.F$2]-FLOOR(MOD(FLOOR([.$A560]-[.F$1]/2);[.F$1]) * [.F$2] *2 / ([.F$1]-1)))" office:value-type="float" office:value="88" calcext:value-type="float">
            <text:p>88</text:p>
          </table:table-cell>
          <table:table-cell table:formula="of:=FLOOR([.G$2] * POWER(SIN( PI() * [.$A560] / [.G$1] );2))" office:value-type="float" office:value="67" calcext:value-type="float">
            <text:p>67</text:p>
          </table:table-cell>
          <table:table-cell table:formula="of:=[.H$2]-FLOOR(POWER(IF(MOD([.$A560];[.H$1])&lt;[.H$1]/2;FLOOR(MOD([.$A560];[.H$1]) * [.H$2] *2 / ([.H$1]-1));[.H$2]-FLOOR(MOD(FLOOR([.$A560]-[.H$1]/2);[.H$1]) * [.H$2] *2 / ([.H$1]-1)));2)/[.H$2])" office:value-type="float" office:value="225" calcext:value-type="float">
            <text:p>225</text:p>
          </table:table-cell>
          <table:table-cell table:formula="of:=FLOOR( [.I$2] * ABS(SIN( PI() * [.$A560] / [.I$1] 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FLOOR([.$B$2]/2 + [.$B$2]/2 * SIN(2 *  PI() * [.$A561] / [.$B$1] ))" office:value-type="float" office:value="241" calcext:value-type="float">
            <text:p>241</text:p>
          </table:table-cell>
          <table:table-cell table:formula="of:=FLOOR(MOD([.$A561];[.C$1]) * [.C$2] / ([.C$1]-1))" office:value-type="float" office:value="45" calcext:value-type="float">
            <text:p>45</text:p>
          </table:table-cell>
          <table:table-cell table:formula="of:=FLOOR(MOD([.D$1]-[.$A561] -1;[.D$1]) * [.D$2] / ([.D$1]-1))" office:value-type="float" office:value="210" calcext:value-type="float">
            <text:p>210</text:p>
          </table:table-cell>
          <table:table-cell table:formula="of:=(IF(MOD([.$A561];[.E$1])&lt;FLOOR([.E$1]/2);0;[.E$2]))" office:value-type="float" office:value="0" calcext:value-type="float">
            <text:p>0</text:p>
          </table:table-cell>
          <table:table-cell table:formula="of:=IF(MOD([.$A561];[.F$1])&lt;[.F$1]/2;FLOOR(MOD([.$A561];[.F$1]) * [.F$2] *2 / ([.F$1]-1));[.F$2]-FLOOR(MOD(FLOOR([.$A561]-[.F$1]/2);[.F$1]) * [.F$2] *2 / ([.F$1]-1)))" office:value-type="float" office:value="90" calcext:value-type="float">
            <text:p>90</text:p>
          </table:table-cell>
          <table:table-cell table:formula="of:=FLOOR([.G$2] * POWER(SIN( PI() * [.$A561] / [.G$1] );2))" office:value-type="float" office:value="70" calcext:value-type="float">
            <text:p>70</text:p>
          </table:table-cell>
          <table:table-cell table:formula="of:=[.H$2]-FLOOR(POWER(IF(MOD([.$A561];[.H$1])&lt;[.H$1]/2;FLOOR(MOD([.$A561];[.H$1]) * [.H$2] *2 / ([.H$1]-1));[.H$2]-FLOOR(MOD(FLOOR([.$A561]-[.H$1]/2);[.H$1]) * [.H$2] *2 / ([.H$1]-1)));2)/[.H$2])" office:value-type="float" office:value="224" calcext:value-type="float">
            <text:p>224</text:p>
          </table:table-cell>
          <table:table-cell table:formula="of:=FLOOR( [.I$2] * ABS(SIN( PI() * [.$A561] / [.I$1] 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FLOOR([.$B$2]/2 + [.$B$2]/2 * SIN(2 *  PI() * [.$A562] / [.$B$1] ))" office:value-type="float" office:value="242" calcext:value-type="float">
            <text:p>242</text:p>
          </table:table-cell>
          <table:table-cell table:formula="of:=FLOOR(MOD([.$A562];[.C$1]) * [.C$2] / ([.C$1]-1))" office:value-type="float" office:value="46" calcext:value-type="float">
            <text:p>46</text:p>
          </table:table-cell>
          <table:table-cell table:formula="of:=FLOOR(MOD([.D$1]-[.$A562] -1;[.D$1]) * [.D$2] / ([.D$1]-1))" office:value-type="float" office:value="209" calcext:value-type="float">
            <text:p>209</text:p>
          </table:table-cell>
          <table:table-cell table:formula="of:=(IF(MOD([.$A562];[.E$1])&lt;FLOOR([.E$1]/2);0;[.E$2]))" office:value-type="float" office:value="0" calcext:value-type="float">
            <text:p>0</text:p>
          </table:table-cell>
          <table:table-cell table:formula="of:=IF(MOD([.$A562];[.F$1])&lt;[.F$1]/2;FLOOR(MOD([.$A562];[.F$1]) * [.F$2] *2 / ([.F$1]-1));[.F$2]-FLOOR(MOD(FLOOR([.$A562]-[.F$1]/2);[.F$1]) * [.F$2] *2 / ([.F$1]-1)))" office:value-type="float" office:value="92" calcext:value-type="float">
            <text:p>92</text:p>
          </table:table-cell>
          <table:table-cell table:formula="of:=FLOOR([.G$2] * POWER(SIN( PI() * [.$A562] / [.G$1] );2))" office:value-type="float" office:value="72" calcext:value-type="float">
            <text:p>72</text:p>
          </table:table-cell>
          <table:table-cell table:formula="of:=[.H$2]-FLOOR(POWER(IF(MOD([.$A562];[.H$1])&lt;[.H$1]/2;FLOOR(MOD([.$A562];[.H$1]) * [.H$2] *2 / ([.H$1]-1));[.H$2]-FLOOR(MOD(FLOOR([.$A562]-[.H$1]/2);[.H$1]) * [.H$2] *2 / ([.H$1]-1)));2)/[.H$2])" office:value-type="float" office:value="222" calcext:value-type="float">
            <text:p>222</text:p>
          </table:table-cell>
          <table:table-cell table:formula="of:=FLOOR( [.I$2] * ABS(SIN( PI() * [.$A562] / [.I$1] 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FLOOR([.$B$2]/2 + [.$B$2]/2 * SIN(2 *  PI() * [.$A563] / [.$B$1] ))" office:value-type="float" office:value="244" calcext:value-type="float">
            <text:p>244</text:p>
          </table:table-cell>
          <table:table-cell table:formula="of:=FLOOR(MOD([.$A563];[.C$1]) * [.C$2] / ([.C$1]-1))" office:value-type="float" office:value="47" calcext:value-type="float">
            <text:p>47</text:p>
          </table:table-cell>
          <table:table-cell table:formula="of:=FLOOR(MOD([.D$1]-[.$A563] -1;[.D$1]) * [.D$2] / ([.D$1]-1))" office:value-type="float" office:value="208" calcext:value-type="float">
            <text:p>208</text:p>
          </table:table-cell>
          <table:table-cell table:formula="of:=(IF(MOD([.$A563];[.E$1])&lt;FLOOR([.E$1]/2);0;[.E$2]))" office:value-type="float" office:value="0" calcext:value-type="float">
            <text:p>0</text:p>
          </table:table-cell>
          <table:table-cell table:formula="of:=IF(MOD([.$A563];[.F$1])&lt;[.F$1]/2;FLOOR(MOD([.$A563];[.F$1]) * [.F$2] *2 / ([.F$1]-1));[.F$2]-FLOOR(MOD(FLOOR([.$A563]-[.F$1]/2);[.F$1]) * [.F$2] *2 / ([.F$1]-1)))" office:value-type="float" office:value="94" calcext:value-type="float">
            <text:p>94</text:p>
          </table:table-cell>
          <table:table-cell table:formula="of:=FLOOR([.G$2] * POWER(SIN( PI() * [.$A563] / [.G$1] );2))" office:value-type="float" office:value="75" calcext:value-type="float">
            <text:p>75</text:p>
          </table:table-cell>
          <table:table-cell table:formula="of:=[.H$2]-FLOOR(POWER(IF(MOD([.$A563];[.H$1])&lt;[.H$1]/2;FLOOR(MOD([.$A563];[.H$1]) * [.H$2] *2 / ([.H$1]-1));[.H$2]-FLOOR(MOD(FLOOR([.$A563]-[.H$1]/2);[.H$1]) * [.H$2] *2 / ([.H$1]-1)));2)/[.H$2])" office:value-type="float" office:value="221" calcext:value-type="float">
            <text:p>221</text:p>
          </table:table-cell>
          <table:table-cell table:formula="of:=FLOOR( [.I$2] * ABS(SIN( PI() * [.$A563] / [.I$1] 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FLOOR([.$B$2]/2 + [.$B$2]/2 * SIN(2 *  PI() * [.$A564] / [.$B$1] ))" office:value-type="float" office:value="245" calcext:value-type="float">
            <text:p>245</text:p>
          </table:table-cell>
          <table:table-cell table:formula="of:=FLOOR(MOD([.$A564];[.C$1]) * [.C$2] / ([.C$1]-1))" office:value-type="float" office:value="48" calcext:value-type="float">
            <text:p>48</text:p>
          </table:table-cell>
          <table:table-cell table:formula="of:=FLOOR(MOD([.D$1]-[.$A564] -1;[.D$1]) * [.D$2] / ([.D$1]-1))" office:value-type="float" office:value="207" calcext:value-type="float">
            <text:p>207</text:p>
          </table:table-cell>
          <table:table-cell table:formula="of:=(IF(MOD([.$A564];[.E$1])&lt;FLOOR([.E$1]/2);0;[.E$2]))" office:value-type="float" office:value="0" calcext:value-type="float">
            <text:p>0</text:p>
          </table:table-cell>
          <table:table-cell table:formula="of:=IF(MOD([.$A564];[.F$1])&lt;[.F$1]/2;FLOOR(MOD([.$A564];[.F$1]) * [.F$2] *2 / ([.F$1]-1));[.F$2]-FLOOR(MOD(FLOOR([.$A564]-[.F$1]/2);[.F$1]) * [.F$2] *2 / ([.F$1]-1)))" office:value-type="float" office:value="96" calcext:value-type="float">
            <text:p>96</text:p>
          </table:table-cell>
          <table:table-cell table:formula="of:=FLOOR([.G$2] * POWER(SIN( PI() * [.$A564] / [.G$1] );2))" office:value-type="float" office:value="78" calcext:value-type="float">
            <text:p>78</text:p>
          </table:table-cell>
          <table:table-cell table:formula="of:=[.H$2]-FLOOR(POWER(IF(MOD([.$A564];[.H$1])&lt;[.H$1]/2;FLOOR(MOD([.$A564];[.H$1]) * [.H$2] *2 / ([.H$1]-1));[.H$2]-FLOOR(MOD(FLOOR([.$A564]-[.H$1]/2);[.H$1]) * [.H$2] *2 / ([.H$1]-1)));2)/[.H$2])" office:value-type="float" office:value="219" calcext:value-type="float">
            <text:p>219</text:p>
          </table:table-cell>
          <table:table-cell table:formula="of:=FLOOR( [.I$2] * ABS(SIN( PI() * [.$A564] / [.I$1] 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FLOOR([.$B$2]/2 + [.$B$2]/2 * SIN(2 *  PI() * [.$A565] / [.$B$1] ))" office:value-type="float" office:value="246" calcext:value-type="float">
            <text:p>246</text:p>
          </table:table-cell>
          <table:table-cell table:formula="of:=FLOOR(MOD([.$A565];[.C$1]) * [.C$2] / ([.C$1]-1))" office:value-type="float" office:value="49" calcext:value-type="float">
            <text:p>49</text:p>
          </table:table-cell>
          <table:table-cell table:formula="of:=FLOOR(MOD([.D$1]-[.$A565] -1;[.D$1]) * [.D$2] / ([.D$1]-1))" office:value-type="float" office:value="206" calcext:value-type="float">
            <text:p>206</text:p>
          </table:table-cell>
          <table:table-cell table:formula="of:=(IF(MOD([.$A565];[.E$1])&lt;FLOOR([.E$1]/2);0;[.E$2]))" office:value-type="float" office:value="0" calcext:value-type="float">
            <text:p>0</text:p>
          </table:table-cell>
          <table:table-cell table:formula="of:=IF(MOD([.$A565];[.F$1])&lt;[.F$1]/2;FLOOR(MOD([.$A565];[.F$1]) * [.F$2] *2 / ([.F$1]-1));[.F$2]-FLOOR(MOD(FLOOR([.$A565]-[.F$1]/2);[.F$1]) * [.F$2] *2 / ([.F$1]-1)))" office:value-type="float" office:value="98" calcext:value-type="float">
            <text:p>98</text:p>
          </table:table-cell>
          <table:table-cell table:formula="of:=FLOOR([.G$2] * POWER(SIN( PI() * [.$A565] / [.G$1] );2))" office:value-type="float" office:value="81" calcext:value-type="float">
            <text:p>81</text:p>
          </table:table-cell>
          <table:table-cell table:formula="of:=[.H$2]-FLOOR(POWER(IF(MOD([.$A565];[.H$1])&lt;[.H$1]/2;FLOOR(MOD([.$A565];[.H$1]) * [.H$2] *2 / ([.H$1]-1));[.H$2]-FLOOR(MOD(FLOOR([.$A565]-[.H$1]/2);[.H$1]) * [.H$2] *2 / ([.H$1]-1)));2)/[.H$2])" office:value-type="float" office:value="218" calcext:value-type="float">
            <text:p>218</text:p>
          </table:table-cell>
          <table:table-cell table:formula="of:=FLOOR( [.I$2] * ABS(SIN( PI() * [.$A565] / [.I$1] )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FLOOR([.$B$2]/2 + [.$B$2]/2 * SIN(2 *  PI() * [.$A566] / [.$B$1] ))" office:value-type="float" office:value="247" calcext:value-type="float">
            <text:p>247</text:p>
          </table:table-cell>
          <table:table-cell table:formula="of:=FLOOR(MOD([.$A566];[.C$1]) * [.C$2] / ([.C$1]-1))" office:value-type="float" office:value="50" calcext:value-type="float">
            <text:p>50</text:p>
          </table:table-cell>
          <table:table-cell table:formula="of:=FLOOR(MOD([.D$1]-[.$A566] -1;[.D$1]) * [.D$2] / ([.D$1]-1))" office:value-type="float" office:value="205" calcext:value-type="float">
            <text:p>205</text:p>
          </table:table-cell>
          <table:table-cell table:formula="of:=(IF(MOD([.$A566];[.E$1])&lt;FLOOR([.E$1]/2);0;[.E$2]))" office:value-type="float" office:value="0" calcext:value-type="float">
            <text:p>0</text:p>
          </table:table-cell>
          <table:table-cell table:formula="of:=IF(MOD([.$A566];[.F$1])&lt;[.F$1]/2;FLOOR(MOD([.$A566];[.F$1]) * [.F$2] *2 / ([.F$1]-1));[.F$2]-FLOOR(MOD(FLOOR([.$A566]-[.F$1]/2);[.F$1]) * [.F$2] *2 / ([.F$1]-1)))" office:value-type="float" office:value="100" calcext:value-type="float">
            <text:p>100</text:p>
          </table:table-cell>
          <table:table-cell table:formula="of:=FLOOR([.G$2] * POWER(SIN( PI() * [.$A566] / [.G$1] );2))" office:value-type="float" office:value="84" calcext:value-type="float">
            <text:p>84</text:p>
          </table:table-cell>
          <table:table-cell table:formula="of:=[.H$2]-FLOOR(POWER(IF(MOD([.$A566];[.H$1])&lt;[.H$1]/2;FLOOR(MOD([.$A566];[.H$1]) * [.H$2] *2 / ([.H$1]-1));[.H$2]-FLOOR(MOD(FLOOR([.$A566]-[.H$1]/2);[.H$1]) * [.H$2] *2 / ([.H$1]-1)));2)/[.H$2])" office:value-type="float" office:value="216" calcext:value-type="float">
            <text:p>216</text:p>
          </table:table-cell>
          <table:table-cell table:formula="of:=FLOOR( [.I$2] * ABS(SIN( PI() * [.$A566] / [.I$1] )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FLOOR([.$B$2]/2 + [.$B$2]/2 * SIN(2 *  PI() * [.$A567] / [.$B$1] ))" office:value-type="float" office:value="248" calcext:value-type="float">
            <text:p>248</text:p>
          </table:table-cell>
          <table:table-cell table:formula="of:=FLOOR(MOD([.$A567];[.C$1]) * [.C$2] / ([.C$1]-1))" office:value-type="float" office:value="51" calcext:value-type="float">
            <text:p>51</text:p>
          </table:table-cell>
          <table:table-cell table:formula="of:=FLOOR(MOD([.D$1]-[.$A567] -1;[.D$1]) * [.D$2] / ([.D$1]-1))" office:value-type="float" office:value="204" calcext:value-type="float">
            <text:p>204</text:p>
          </table:table-cell>
          <table:table-cell table:formula="of:=(IF(MOD([.$A567];[.E$1])&lt;FLOOR([.E$1]/2);0;[.E$2]))" office:value-type="float" office:value="0" calcext:value-type="float">
            <text:p>0</text:p>
          </table:table-cell>
          <table:table-cell table:formula="of:=IF(MOD([.$A567];[.F$1])&lt;[.F$1]/2;FLOOR(MOD([.$A567];[.F$1]) * [.F$2] *2 / ([.F$1]-1));[.F$2]-FLOOR(MOD(FLOOR([.$A567]-[.F$1]/2);[.F$1]) * [.F$2] *2 / ([.F$1]-1)))" office:value-type="float" office:value="102" calcext:value-type="float">
            <text:p>102</text:p>
          </table:table-cell>
          <table:table-cell table:formula="of:=FLOOR([.G$2] * POWER(SIN( PI() * [.$A567] / [.G$1] );2))" office:value-type="float" office:value="87" calcext:value-type="float">
            <text:p>87</text:p>
          </table:table-cell>
          <table:table-cell table:formula="of:=[.H$2]-FLOOR(POWER(IF(MOD([.$A567];[.H$1])&lt;[.H$1]/2;FLOOR(MOD([.$A567];[.H$1]) * [.H$2] *2 / ([.H$1]-1));[.H$2]-FLOOR(MOD(FLOOR([.$A567]-[.H$1]/2);[.H$1]) * [.H$2] *2 / ([.H$1]-1)));2)/[.H$2])" office:value-type="float" office:value="215" calcext:value-type="float">
            <text:p>215</text:p>
          </table:table-cell>
          <table:table-cell table:formula="of:=FLOOR( [.I$2] * ABS(SIN( PI() * [.$A567] / [.I$1] )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FLOOR([.$B$2]/2 + [.$B$2]/2 * SIN(2 *  PI() * [.$A568] / [.$B$1] ))" office:value-type="float" office:value="249" calcext:value-type="float">
            <text:p>249</text:p>
          </table:table-cell>
          <table:table-cell table:formula="of:=FLOOR(MOD([.$A568];[.C$1]) * [.C$2] / ([.C$1]-1))" office:value-type="float" office:value="52" calcext:value-type="float">
            <text:p>52</text:p>
          </table:table-cell>
          <table:table-cell table:formula="of:=FLOOR(MOD([.D$1]-[.$A568] -1;[.D$1]) * [.D$2] / ([.D$1]-1))" office:value-type="float" office:value="203" calcext:value-type="float">
            <text:p>203</text:p>
          </table:table-cell>
          <table:table-cell table:formula="of:=(IF(MOD([.$A568];[.E$1])&lt;FLOOR([.E$1]/2);0;[.E$2]))" office:value-type="float" office:value="0" calcext:value-type="float">
            <text:p>0</text:p>
          </table:table-cell>
          <table:table-cell table:formula="of:=IF(MOD([.$A568];[.F$1])&lt;[.F$1]/2;FLOOR(MOD([.$A568];[.F$1]) * [.F$2] *2 / ([.F$1]-1));[.F$2]-FLOOR(MOD(FLOOR([.$A568]-[.F$1]/2);[.F$1]) * [.F$2] *2 / ([.F$1]-1)))" office:value-type="float" office:value="104" calcext:value-type="float">
            <text:p>104</text:p>
          </table:table-cell>
          <table:table-cell table:formula="of:=FLOOR([.G$2] * POWER(SIN( PI() * [.$A568] / [.G$1] );2))" office:value-type="float" office:value="90" calcext:value-type="float">
            <text:p>90</text:p>
          </table:table-cell>
          <table:table-cell table:formula="of:=[.H$2]-FLOOR(POWER(IF(MOD([.$A568];[.H$1])&lt;[.H$1]/2;FLOOR(MOD([.$A568];[.H$1]) * [.H$2] *2 / ([.H$1]-1));[.H$2]-FLOOR(MOD(FLOOR([.$A568]-[.H$1]/2);[.H$1]) * [.H$2] *2 / ([.H$1]-1)));2)/[.H$2])" office:value-type="float" office:value="213" calcext:value-type="float">
            <text:p>213</text:p>
          </table:table-cell>
          <table:table-cell table:formula="of:=FLOOR( [.I$2] * ABS(SIN( PI() * [.$A568] / [.I$1] )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FLOOR([.$B$2]/2 + [.$B$2]/2 * SIN(2 *  PI() * [.$A569] / [.$B$1] ))" office:value-type="float" office:value="250" calcext:value-type="float">
            <text:p>250</text:p>
          </table:table-cell>
          <table:table-cell table:formula="of:=FLOOR(MOD([.$A569];[.C$1]) * [.C$2] / ([.C$1]-1))" office:value-type="float" office:value="53" calcext:value-type="float">
            <text:p>53</text:p>
          </table:table-cell>
          <table:table-cell table:formula="of:=FLOOR(MOD([.D$1]-[.$A569] -1;[.D$1]) * [.D$2] / ([.D$1]-1))" office:value-type="float" office:value="202" calcext:value-type="float">
            <text:p>202</text:p>
          </table:table-cell>
          <table:table-cell table:formula="of:=(IF(MOD([.$A569];[.E$1])&lt;FLOOR([.E$1]/2);0;[.E$2]))" office:value-type="float" office:value="0" calcext:value-type="float">
            <text:p>0</text:p>
          </table:table-cell>
          <table:table-cell table:formula="of:=IF(MOD([.$A569];[.F$1])&lt;[.F$1]/2;FLOOR(MOD([.$A569];[.F$1]) * [.F$2] *2 / ([.F$1]-1));[.F$2]-FLOOR(MOD(FLOOR([.$A569]-[.F$1]/2);[.F$1]) * [.F$2] *2 / ([.F$1]-1)))" office:value-type="float" office:value="106" calcext:value-type="float">
            <text:p>106</text:p>
          </table:table-cell>
          <table:table-cell table:formula="of:=FLOOR([.G$2] * POWER(SIN( PI() * [.$A569] / [.G$1] );2))" office:value-type="float" office:value="93" calcext:value-type="float">
            <text:p>93</text:p>
          </table:table-cell>
          <table:table-cell table:formula="of:=[.H$2]-FLOOR(POWER(IF(MOD([.$A569];[.H$1])&lt;[.H$1]/2;FLOOR(MOD([.$A569];[.H$1]) * [.H$2] *2 / ([.H$1]-1));[.H$2]-FLOOR(MOD(FLOOR([.$A569]-[.H$1]/2);[.H$1]) * [.H$2] *2 / ([.H$1]-1)));2)/[.H$2])" office:value-type="float" office:value="211" calcext:value-type="float">
            <text:p>211</text:p>
          </table:table-cell>
          <table:table-cell table:formula="of:=FLOOR( [.I$2] * ABS(SIN( PI() * [.$A569] / [.I$1] )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FLOOR([.$B$2]/2 + [.$B$2]/2 * SIN(2 *  PI() * [.$A570] / [.$B$1] ))" office:value-type="float" office:value="251" calcext:value-type="float">
            <text:p>251</text:p>
          </table:table-cell>
          <table:table-cell table:formula="of:=FLOOR(MOD([.$A570];[.C$1]) * [.C$2] / ([.C$1]-1))" office:value-type="float" office:value="54" calcext:value-type="float">
            <text:p>54</text:p>
          </table:table-cell>
          <table:table-cell table:formula="of:=FLOOR(MOD([.D$1]-[.$A570] -1;[.D$1]) * [.D$2] / ([.D$1]-1))" office:value-type="float" office:value="201" calcext:value-type="float">
            <text:p>201</text:p>
          </table:table-cell>
          <table:table-cell table:formula="of:=(IF(MOD([.$A570];[.E$1])&lt;FLOOR([.E$1]/2);0;[.E$2]))" office:value-type="float" office:value="0" calcext:value-type="float">
            <text:p>0</text:p>
          </table:table-cell>
          <table:table-cell table:formula="of:=IF(MOD([.$A570];[.F$1])&lt;[.F$1]/2;FLOOR(MOD([.$A570];[.F$1]) * [.F$2] *2 / ([.F$1]-1));[.F$2]-FLOOR(MOD(FLOOR([.$A570]-[.F$1]/2);[.F$1]) * [.F$2] *2 / ([.F$1]-1)))" office:value-type="float" office:value="108" calcext:value-type="float">
            <text:p>108</text:p>
          </table:table-cell>
          <table:table-cell table:formula="of:=FLOOR([.G$2] * POWER(SIN( PI() * [.$A570] / [.G$1] );2))" office:value-type="float" office:value="96" calcext:value-type="float">
            <text:p>96</text:p>
          </table:table-cell>
          <table:table-cell table:formula="of:=[.H$2]-FLOOR(POWER(IF(MOD([.$A570];[.H$1])&lt;[.H$1]/2;FLOOR(MOD([.$A570];[.H$1]) * [.H$2] *2 / ([.H$1]-1));[.H$2]-FLOOR(MOD(FLOOR([.$A570]-[.H$1]/2);[.H$1]) * [.H$2] *2 / ([.H$1]-1)));2)/[.H$2])" office:value-type="float" office:value="210" calcext:value-type="float">
            <text:p>210</text:p>
          </table:table-cell>
          <table:table-cell table:formula="of:=FLOOR( [.I$2] * ABS(SIN( PI() * [.$A570] / [.I$1] )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FLOOR([.$B$2]/2 + [.$B$2]/2 * SIN(2 *  PI() * [.$A571] / [.$B$1] ))" office:value-type="float" office:value="251" calcext:value-type="float">
            <text:p>251</text:p>
          </table:table-cell>
          <table:table-cell table:formula="of:=FLOOR(MOD([.$A571];[.C$1]) * [.C$2] / ([.C$1]-1))" office:value-type="float" office:value="55" calcext:value-type="float">
            <text:p>55</text:p>
          </table:table-cell>
          <table:table-cell table:formula="of:=FLOOR(MOD([.D$1]-[.$A571] -1;[.D$1]) * [.D$2] / ([.D$1]-1))" office:value-type="float" office:value="200" calcext:value-type="float">
            <text:p>200</text:p>
          </table:table-cell>
          <table:table-cell table:formula="of:=(IF(MOD([.$A571];[.E$1])&lt;FLOOR([.E$1]/2);0;[.E$2]))" office:value-type="float" office:value="0" calcext:value-type="float">
            <text:p>0</text:p>
          </table:table-cell>
          <table:table-cell table:formula="of:=IF(MOD([.$A571];[.F$1])&lt;[.F$1]/2;FLOOR(MOD([.$A571];[.F$1]) * [.F$2] *2 / ([.F$1]-1));[.F$2]-FLOOR(MOD(FLOOR([.$A571]-[.F$1]/2);[.F$1]) * [.F$2] *2 / ([.F$1]-1)))" office:value-type="float" office:value="110" calcext:value-type="float">
            <text:p>110</text:p>
          </table:table-cell>
          <table:table-cell table:formula="of:=FLOOR([.G$2] * POWER(SIN( PI() * [.$A571] / [.G$1] );2))" office:value-type="float" office:value="99" calcext:value-type="float">
            <text:p>99</text:p>
          </table:table-cell>
          <table:table-cell table:formula="of:=[.H$2]-FLOOR(POWER(IF(MOD([.$A571];[.H$1])&lt;[.H$1]/2;FLOOR(MOD([.$A571];[.H$1]) * [.H$2] *2 / ([.H$1]-1));[.H$2]-FLOOR(MOD(FLOOR([.$A571]-[.H$1]/2);[.H$1]) * [.H$2] *2 / ([.H$1]-1)));2)/[.H$2])" office:value-type="float" office:value="208" calcext:value-type="float">
            <text:p>208</text:p>
          </table:table-cell>
          <table:table-cell table:formula="of:=FLOOR( [.I$2] * ABS(SIN( PI() * [.$A571] / [.I$1] )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FLOOR([.$B$2]/2 + [.$B$2]/2 * SIN(2 *  PI() * [.$A572] / [.$B$1] ))" office:value-type="float" office:value="252" calcext:value-type="float">
            <text:p>252</text:p>
          </table:table-cell>
          <table:table-cell table:formula="of:=FLOOR(MOD([.$A572];[.C$1]) * [.C$2] / ([.C$1]-1))" office:value-type="float" office:value="56" calcext:value-type="float">
            <text:p>56</text:p>
          </table:table-cell>
          <table:table-cell table:formula="of:=FLOOR(MOD([.D$1]-[.$A572] -1;[.D$1]) * [.D$2] / ([.D$1]-1))" office:value-type="float" office:value="199" calcext:value-type="float">
            <text:p>199</text:p>
          </table:table-cell>
          <table:table-cell table:formula="of:=(IF(MOD([.$A572];[.E$1])&lt;FLOOR([.E$1]/2);0;[.E$2]))" office:value-type="float" office:value="0" calcext:value-type="float">
            <text:p>0</text:p>
          </table:table-cell>
          <table:table-cell table:formula="of:=IF(MOD([.$A572];[.F$1])&lt;[.F$1]/2;FLOOR(MOD([.$A572];[.F$1]) * [.F$2] *2 / ([.F$1]-1));[.F$2]-FLOOR(MOD(FLOOR([.$A572]-[.F$1]/2);[.F$1]) * [.F$2] *2 / ([.F$1]-1)))" office:value-type="float" office:value="112" calcext:value-type="float">
            <text:p>112</text:p>
          </table:table-cell>
          <table:table-cell table:formula="of:=FLOOR([.G$2] * POWER(SIN( PI() * [.$A572] / [.G$1] );2))" office:value-type="float" office:value="102" calcext:value-type="float">
            <text:p>102</text:p>
          </table:table-cell>
          <table:table-cell table:formula="of:=[.H$2]-FLOOR(POWER(IF(MOD([.$A572];[.H$1])&lt;[.H$1]/2;FLOOR(MOD([.$A572];[.H$1]) * [.H$2] *2 / ([.H$1]-1));[.H$2]-FLOOR(MOD(FLOOR([.$A572]-[.H$1]/2);[.H$1]) * [.H$2] *2 / ([.H$1]-1)));2)/[.H$2])" office:value-type="float" office:value="206" calcext:value-type="float">
            <text:p>206</text:p>
          </table:table-cell>
          <table:table-cell table:formula="of:=FLOOR( [.I$2] * ABS(SIN( PI() * [.$A572] / [.I$1] )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FLOOR([.$B$2]/2 + [.$B$2]/2 * SIN(2 *  PI() * [.$A573] / [.$B$1] ))" office:value-type="float" office:value="253" calcext:value-type="float">
            <text:p>253</text:p>
          </table:table-cell>
          <table:table-cell table:formula="of:=FLOOR(MOD([.$A573];[.C$1]) * [.C$2] / ([.C$1]-1))" office:value-type="float" office:value="57" calcext:value-type="float">
            <text:p>57</text:p>
          </table:table-cell>
          <table:table-cell table:formula="of:=FLOOR(MOD([.D$1]-[.$A573] -1;[.D$1]) * [.D$2] / ([.D$1]-1))" office:value-type="float" office:value="198" calcext:value-type="float">
            <text:p>198</text:p>
          </table:table-cell>
          <table:table-cell table:formula="of:=(IF(MOD([.$A573];[.E$1])&lt;FLOOR([.E$1]/2);0;[.E$2]))" office:value-type="float" office:value="0" calcext:value-type="float">
            <text:p>0</text:p>
          </table:table-cell>
          <table:table-cell table:formula="of:=IF(MOD([.$A573];[.F$1])&lt;[.F$1]/2;FLOOR(MOD([.$A573];[.F$1]) * [.F$2] *2 / ([.F$1]-1));[.F$2]-FLOOR(MOD(FLOOR([.$A573]-[.F$1]/2);[.F$1]) * [.F$2] *2 / ([.F$1]-1)))" office:value-type="float" office:value="114" calcext:value-type="float">
            <text:p>114</text:p>
          </table:table-cell>
          <table:table-cell table:formula="of:=FLOOR([.G$2] * POWER(SIN( PI() * [.$A573] / [.G$1] );2))" office:value-type="float" office:value="105" calcext:value-type="float">
            <text:p>105</text:p>
          </table:table-cell>
          <table:table-cell table:formula="of:=[.H$2]-FLOOR(POWER(IF(MOD([.$A573];[.H$1])&lt;[.H$1]/2;FLOOR(MOD([.$A573];[.H$1]) * [.H$2] *2 / ([.H$1]-1));[.H$2]-FLOOR(MOD(FLOOR([.$A573]-[.H$1]/2);[.H$1]) * [.H$2] *2 / ([.H$1]-1)));2)/[.H$2])" office:value-type="float" office:value="205" calcext:value-type="float">
            <text:p>205</text:p>
          </table:table-cell>
          <table:table-cell table:formula="of:=FLOOR( [.I$2] * ABS(SIN( PI() * [.$A573] / [.I$1] )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FLOOR([.$B$2]/2 + [.$B$2]/2 * SIN(2 *  PI() * [.$A574] / [.$B$1] ))" office:value-type="float" office:value="253" calcext:value-type="float">
            <text:p>253</text:p>
          </table:table-cell>
          <table:table-cell table:formula="of:=FLOOR(MOD([.$A574];[.C$1]) * [.C$2] / ([.C$1]-1))" office:value-type="float" office:value="58" calcext:value-type="float">
            <text:p>58</text:p>
          </table:table-cell>
          <table:table-cell table:formula="of:=FLOOR(MOD([.D$1]-[.$A574] -1;[.D$1]) * [.D$2] / ([.D$1]-1))" office:value-type="float" office:value="197" calcext:value-type="float">
            <text:p>197</text:p>
          </table:table-cell>
          <table:table-cell table:formula="of:=(IF(MOD([.$A574];[.E$1])&lt;FLOOR([.E$1]/2);0;[.E$2]))" office:value-type="float" office:value="0" calcext:value-type="float">
            <text:p>0</text:p>
          </table:table-cell>
          <table:table-cell table:formula="of:=IF(MOD([.$A574];[.F$1])&lt;[.F$1]/2;FLOOR(MOD([.$A574];[.F$1]) * [.F$2] *2 / ([.F$1]-1));[.F$2]-FLOOR(MOD(FLOOR([.$A574]-[.F$1]/2);[.F$1]) * [.F$2] *2 / ([.F$1]-1)))" office:value-type="float" office:value="116" calcext:value-type="float">
            <text:p>116</text:p>
          </table:table-cell>
          <table:table-cell table:formula="of:=FLOOR([.G$2] * POWER(SIN( PI() * [.$A574] / [.G$1] );2))" office:value-type="float" office:value="108" calcext:value-type="float">
            <text:p>108</text:p>
          </table:table-cell>
          <table:table-cell table:formula="of:=[.H$2]-FLOOR(POWER(IF(MOD([.$A574];[.H$1])&lt;[.H$1]/2;FLOOR(MOD([.$A574];[.H$1]) * [.H$2] *2 / ([.H$1]-1));[.H$2]-FLOOR(MOD(FLOOR([.$A574]-[.H$1]/2);[.H$1]) * [.H$2] *2 / ([.H$1]-1)));2)/[.H$2])" office:value-type="float" office:value="203" calcext:value-type="float">
            <text:p>203</text:p>
          </table:table-cell>
          <table:table-cell table:formula="of:=FLOOR( [.I$2] * ABS(SIN( PI() * [.$A574] / [.I$1] )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FLOOR([.$B$2]/2 + [.$B$2]/2 * SIN(2 *  PI() * [.$A575] / [.$B$1] ))" office:value-type="float" office:value="254" calcext:value-type="float">
            <text:p>254</text:p>
          </table:table-cell>
          <table:table-cell table:formula="of:=FLOOR(MOD([.$A575];[.C$1]) * [.C$2] / ([.C$1]-1))" office:value-type="float" office:value="59" calcext:value-type="float">
            <text:p>59</text:p>
          </table:table-cell>
          <table:table-cell table:formula="of:=FLOOR(MOD([.D$1]-[.$A575] -1;[.D$1]) * [.D$2] / ([.D$1]-1))" office:value-type="float" office:value="196" calcext:value-type="float">
            <text:p>196</text:p>
          </table:table-cell>
          <table:table-cell table:formula="of:=(IF(MOD([.$A575];[.E$1])&lt;FLOOR([.E$1]/2);0;[.E$2]))" office:value-type="float" office:value="0" calcext:value-type="float">
            <text:p>0</text:p>
          </table:table-cell>
          <table:table-cell table:formula="of:=IF(MOD([.$A575];[.F$1])&lt;[.F$1]/2;FLOOR(MOD([.$A575];[.F$1]) * [.F$2] *2 / ([.F$1]-1));[.F$2]-FLOOR(MOD(FLOOR([.$A575]-[.F$1]/2);[.F$1]) * [.F$2] *2 / ([.F$1]-1)))" office:value-type="float" office:value="118" calcext:value-type="float">
            <text:p>118</text:p>
          </table:table-cell>
          <table:table-cell table:formula="of:=FLOOR([.G$2] * POWER(SIN( PI() * [.$A575] / [.G$1] );2))" office:value-type="float" office:value="111" calcext:value-type="float">
            <text:p>111</text:p>
          </table:table-cell>
          <table:table-cell table:formula="of:=[.H$2]-FLOOR(POWER(IF(MOD([.$A575];[.H$1])&lt;[.H$1]/2;FLOOR(MOD([.$A575];[.H$1]) * [.H$2] *2 / ([.H$1]-1));[.H$2]-FLOOR(MOD(FLOOR([.$A575]-[.H$1]/2);[.H$1]) * [.H$2] *2 / ([.H$1]-1)));2)/[.H$2])" office:value-type="float" office:value="201" calcext:value-type="float">
            <text:p>201</text:p>
          </table:table-cell>
          <table:table-cell table:formula="of:=FLOOR( [.I$2] * ABS(SIN( PI() * [.$A575] / [.I$1] )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FLOOR([.$B$2]/2 + [.$B$2]/2 * SIN(2 *  PI() * [.$A576] / [.$B$1] ))" office:value-type="float" office:value="254" calcext:value-type="float">
            <text:p>254</text:p>
          </table:table-cell>
          <table:table-cell table:formula="of:=FLOOR(MOD([.$A576];[.C$1]) * [.C$2] / ([.C$1]-1))" office:value-type="float" office:value="60" calcext:value-type="float">
            <text:p>60</text:p>
          </table:table-cell>
          <table:table-cell table:formula="of:=FLOOR(MOD([.D$1]-[.$A576] -1;[.D$1]) * [.D$2] / ([.D$1]-1))" office:value-type="float" office:value="195" calcext:value-type="float">
            <text:p>195</text:p>
          </table:table-cell>
          <table:table-cell table:formula="of:=(IF(MOD([.$A576];[.E$1])&lt;FLOOR([.E$1]/2);0;[.E$2]))" office:value-type="float" office:value="0" calcext:value-type="float">
            <text:p>0</text:p>
          </table:table-cell>
          <table:table-cell table:formula="of:=IF(MOD([.$A576];[.F$1])&lt;[.F$1]/2;FLOOR(MOD([.$A576];[.F$1]) * [.F$2] *2 / ([.F$1]-1));[.F$2]-FLOOR(MOD(FLOOR([.$A576]-[.F$1]/2);[.F$1]) * [.F$2] *2 / ([.F$1]-1)))" office:value-type="float" office:value="120" calcext:value-type="float">
            <text:p>120</text:p>
          </table:table-cell>
          <table:table-cell table:formula="of:=FLOOR([.G$2] * POWER(SIN( PI() * [.$A576] / [.G$1] );2))" office:value-type="float" office:value="115" calcext:value-type="float">
            <text:p>115</text:p>
          </table:table-cell>
          <table:table-cell table:formula="of:=[.H$2]-FLOOR(POWER(IF(MOD([.$A576];[.H$1])&lt;[.H$1]/2;FLOOR(MOD([.$A576];[.H$1]) * [.H$2] *2 / ([.H$1]-1));[.H$2]-FLOOR(MOD(FLOOR([.$A576]-[.H$1]/2);[.H$1]) * [.H$2] *2 / ([.H$1]-1)));2)/[.H$2])" office:value-type="float" office:value="199" calcext:value-type="float">
            <text:p>199</text:p>
          </table:table-cell>
          <table:table-cell table:formula="of:=FLOOR( [.I$2] * ABS(SIN( PI() * [.$A576] / [.I$1] )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FLOOR([.$B$2]/2 + [.$B$2]/2 * SIN(2 *  PI() * [.$A577] / [.$B$1] ))" office:value-type="float" office:value="254" calcext:value-type="float">
            <text:p>254</text:p>
          </table:table-cell>
          <table:table-cell table:formula="of:=FLOOR(MOD([.$A577];[.C$1]) * [.C$2] / ([.C$1]-1))" office:value-type="float" office:value="61" calcext:value-type="float">
            <text:p>61</text:p>
          </table:table-cell>
          <table:table-cell table:formula="of:=FLOOR(MOD([.D$1]-[.$A577] -1;[.D$1]) * [.D$2] / ([.D$1]-1))" office:value-type="float" office:value="194" calcext:value-type="float">
            <text:p>194</text:p>
          </table:table-cell>
          <table:table-cell table:formula="of:=(IF(MOD([.$A577];[.E$1])&lt;FLOOR([.E$1]/2);0;[.E$2]))" office:value-type="float" office:value="0" calcext:value-type="float">
            <text:p>0</text:p>
          </table:table-cell>
          <table:table-cell table:formula="of:=IF(MOD([.$A577];[.F$1])&lt;[.F$1]/2;FLOOR(MOD([.$A577];[.F$1]) * [.F$2] *2 / ([.F$1]-1));[.F$2]-FLOOR(MOD(FLOOR([.$A577]-[.F$1]/2);[.F$1]) * [.F$2] *2 / ([.F$1]-1)))" office:value-type="float" office:value="122" calcext:value-type="float">
            <text:p>122</text:p>
          </table:table-cell>
          <table:table-cell table:formula="of:=FLOOR([.G$2] * POWER(SIN( PI() * [.$A577] / [.G$1] );2))" office:value-type="float" office:value="118" calcext:value-type="float">
            <text:p>118</text:p>
          </table:table-cell>
          <table:table-cell table:formula="of:=[.H$2]-FLOOR(POWER(IF(MOD([.$A577];[.H$1])&lt;[.H$1]/2;FLOOR(MOD([.$A577];[.H$1]) * [.H$2] *2 / ([.H$1]-1));[.H$2]-FLOOR(MOD(FLOOR([.$A577]-[.H$1]/2);[.H$1]) * [.H$2] *2 / ([.H$1]-1)));2)/[.H$2])" office:value-type="float" office:value="197" calcext:value-type="float">
            <text:p>197</text:p>
          </table:table-cell>
          <table:table-cell table:formula="of:=FLOOR( [.I$2] * ABS(SIN( PI() * [.$A577] / [.I$1] )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FLOOR([.$B$2]/2 + [.$B$2]/2 * SIN(2 *  PI() * [.$A578] / [.$B$1] ))" office:value-type="float" office:value="254" calcext:value-type="float">
            <text:p>254</text:p>
          </table:table-cell>
          <table:table-cell table:formula="of:=FLOOR(MOD([.$A578];[.C$1]) * [.C$2] / ([.C$1]-1))" office:value-type="float" office:value="62" calcext:value-type="float">
            <text:p>62</text:p>
          </table:table-cell>
          <table:table-cell table:formula="of:=FLOOR(MOD([.D$1]-[.$A578] -1;[.D$1]) * [.D$2] / ([.D$1]-1))" office:value-type="float" office:value="193" calcext:value-type="float">
            <text:p>193</text:p>
          </table:table-cell>
          <table:table-cell table:formula="of:=(IF(MOD([.$A578];[.E$1])&lt;FLOOR([.E$1]/2);0;[.E$2]))" office:value-type="float" office:value="0" calcext:value-type="float">
            <text:p>0</text:p>
          </table:table-cell>
          <table:table-cell table:formula="of:=IF(MOD([.$A578];[.F$1])&lt;[.F$1]/2;FLOOR(MOD([.$A578];[.F$1]) * [.F$2] *2 / ([.F$1]-1));[.F$2]-FLOOR(MOD(FLOOR([.$A578]-[.F$1]/2);[.F$1]) * [.F$2] *2 / ([.F$1]-1)))" office:value-type="float" office:value="124" calcext:value-type="float">
            <text:p>124</text:p>
          </table:table-cell>
          <table:table-cell table:formula="of:=FLOOR([.G$2] * POWER(SIN( PI() * [.$A578] / [.G$1] );2))" office:value-type="float" office:value="121" calcext:value-type="float">
            <text:p>121</text:p>
          </table:table-cell>
          <table:table-cell table:formula="of:=[.H$2]-FLOOR(POWER(IF(MOD([.$A578];[.H$1])&lt;[.H$1]/2;FLOOR(MOD([.$A578];[.H$1]) * [.H$2] *2 / ([.H$1]-1));[.H$2]-FLOOR(MOD(FLOOR([.$A578]-[.H$1]/2);[.H$1]) * [.H$2] *2 / ([.H$1]-1)));2)/[.H$2])" office:value-type="float" office:value="195" calcext:value-type="float">
            <text:p>195</text:p>
          </table:table-cell>
          <table:table-cell table:formula="of:=FLOOR( [.I$2] * ABS(SIN( PI() * [.$A578] / [.I$1] )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FLOOR([.$B$2]/2 + [.$B$2]/2 * SIN(2 *  PI() * [.$A579] / [.$B$1] ))" office:value-type="float" office:value="254" calcext:value-type="float">
            <text:p>254</text:p>
          </table:table-cell>
          <table:table-cell table:formula="of:=FLOOR(MOD([.$A579];[.C$1]) * [.C$2] / ([.C$1]-1))" office:value-type="float" office:value="63" calcext:value-type="float">
            <text:p>63</text:p>
          </table:table-cell>
          <table:table-cell table:formula="of:=FLOOR(MOD([.D$1]-[.$A579] -1;[.D$1]) * [.D$2] / ([.D$1]-1))" office:value-type="float" office:value="192" calcext:value-type="float">
            <text:p>192</text:p>
          </table:table-cell>
          <table:table-cell table:formula="of:=(IF(MOD([.$A579];[.E$1])&lt;FLOOR([.E$1]/2);0;[.E$2]))" office:value-type="float" office:value="0" calcext:value-type="float">
            <text:p>0</text:p>
          </table:table-cell>
          <table:table-cell table:formula="of:=IF(MOD([.$A579];[.F$1])&lt;[.F$1]/2;FLOOR(MOD([.$A579];[.F$1]) * [.F$2] *2 / ([.F$1]-1));[.F$2]-FLOOR(MOD(FLOOR([.$A579]-[.F$1]/2);[.F$1]) * [.F$2] *2 / ([.F$1]-1)))" office:value-type="float" office:value="126" calcext:value-type="float">
            <text:p>126</text:p>
          </table:table-cell>
          <table:table-cell table:formula="of:=FLOOR([.G$2] * POWER(SIN( PI() * [.$A579] / [.G$1] );2))" office:value-type="float" office:value="124" calcext:value-type="float">
            <text:p>124</text:p>
          </table:table-cell>
          <table:table-cell table:formula="of:=[.H$2]-FLOOR(POWER(IF(MOD([.$A579];[.H$1])&lt;[.H$1]/2;FLOOR(MOD([.$A579];[.H$1]) * [.H$2] *2 / ([.H$1]-1));[.H$2]-FLOOR(MOD(FLOOR([.$A579]-[.H$1]/2);[.H$1]) * [.H$2] *2 / ([.H$1]-1)));2)/[.H$2])" office:value-type="float" office:value="193" calcext:value-type="float">
            <text:p>193</text:p>
          </table:table-cell>
          <table:table-cell table:formula="of:=FLOOR( [.I$2] * ABS(SIN( PI() * [.$A579] / [.I$1] )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FLOOR([.$B$2]/2 + [.$B$2]/2 * SIN(2 *  PI() * [.$A580] / [.$B$1] ))" office:value-type="float" office:value="255" calcext:value-type="float">
            <text:p>255</text:p>
          </table:table-cell>
          <table:table-cell table:formula="of:=FLOOR(MOD([.$A580];[.C$1]) * [.C$2] / ([.C$1]-1))" office:value-type="float" office:value="64" calcext:value-type="float">
            <text:p>64</text:p>
          </table:table-cell>
          <table:table-cell table:formula="of:=FLOOR(MOD([.D$1]-[.$A580] -1;[.D$1]) * [.D$2] / ([.D$1]-1))" office:value-type="float" office:value="191" calcext:value-type="float">
            <text:p>191</text:p>
          </table:table-cell>
          <table:table-cell table:formula="of:=(IF(MOD([.$A580];[.E$1])&lt;FLOOR([.E$1]/2);0;[.E$2]))" office:value-type="float" office:value="0" calcext:value-type="float">
            <text:p>0</text:p>
          </table:table-cell>
          <table:table-cell table:formula="of:=IF(MOD([.$A580];[.F$1])&lt;[.F$1]/2;FLOOR(MOD([.$A580];[.F$1]) * [.F$2] *2 / ([.F$1]-1));[.F$2]-FLOOR(MOD(FLOOR([.$A580]-[.F$1]/2);[.F$1]) * [.F$2] *2 / ([.F$1]-1)))" office:value-type="float" office:value="128" calcext:value-type="float">
            <text:p>128</text:p>
          </table:table-cell>
          <table:table-cell table:formula="of:=FLOOR([.G$2] * POWER(SIN( PI() * [.$A580] / [.G$1] );2))" office:value-type="float" office:value="127" calcext:value-type="float">
            <text:p>127</text:p>
          </table:table-cell>
          <table:table-cell table:formula="of:=[.H$2]-FLOOR(POWER(IF(MOD([.$A580];[.H$1])&lt;[.H$1]/2;FLOOR(MOD([.$A580];[.H$1]) * [.H$2] *2 / ([.H$1]-1));[.H$2]-FLOOR(MOD(FLOOR([.$A580]-[.H$1]/2);[.H$1]) * [.H$2] *2 / ([.H$1]-1)));2)/[.H$2])" office:value-type="float" office:value="191" calcext:value-type="float">
            <text:p>191</text:p>
          </table:table-cell>
          <table:table-cell table:formula="of:=FLOOR( [.I$2] * ABS(SIN( PI() * [.$A580] / [.I$1] )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FLOOR([.$B$2]/2 + [.$B$2]/2 * SIN(2 *  PI() * [.$A581] / [.$B$1] ))" office:value-type="float" office:value="254" calcext:value-type="float">
            <text:p>254</text:p>
          </table:table-cell>
          <table:table-cell table:formula="of:=FLOOR(MOD([.$A581];[.C$1]) * [.C$2] / ([.C$1]-1))" office:value-type="float" office:value="65" calcext:value-type="float">
            <text:p>65</text:p>
          </table:table-cell>
          <table:table-cell table:formula="of:=FLOOR(MOD([.D$1]-[.$A581] -1;[.D$1]) * [.D$2] / ([.D$1]-1))" office:value-type="float" office:value="190" calcext:value-type="float">
            <text:p>190</text:p>
          </table:table-cell>
          <table:table-cell table:formula="of:=(IF(MOD([.$A581];[.E$1])&lt;FLOOR([.E$1]/2);0;[.E$2]))" office:value-type="float" office:value="0" calcext:value-type="float">
            <text:p>0</text:p>
          </table:table-cell>
          <table:table-cell table:formula="of:=IF(MOD([.$A581];[.F$1])&lt;[.F$1]/2;FLOOR(MOD([.$A581];[.F$1]) * [.F$2] *2 / ([.F$1]-1));[.F$2]-FLOOR(MOD(FLOOR([.$A581]-[.F$1]/2);[.F$1]) * [.F$2] *2 / ([.F$1]-1)))" office:value-type="float" office:value="130" calcext:value-type="float">
            <text:p>130</text:p>
          </table:table-cell>
          <table:table-cell table:formula="of:=FLOOR([.G$2] * POWER(SIN( PI() * [.$A581] / [.G$1] );2))" office:value-type="float" office:value="130" calcext:value-type="float">
            <text:p>130</text:p>
          </table:table-cell>
          <table:table-cell table:formula="of:=[.H$2]-FLOOR(POWER(IF(MOD([.$A581];[.H$1])&lt;[.H$1]/2;FLOOR(MOD([.$A581];[.H$1]) * [.H$2] *2 / ([.H$1]-1));[.H$2]-FLOOR(MOD(FLOOR([.$A581]-[.H$1]/2);[.H$1]) * [.H$2] *2 / ([.H$1]-1)));2)/[.H$2])" office:value-type="float" office:value="189" calcext:value-type="float">
            <text:p>189</text:p>
          </table:table-cell>
          <table:table-cell table:formula="of:=FLOOR( [.I$2] * ABS(SIN( PI() * [.$A581] / [.I$1] )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FLOOR([.$B$2]/2 + [.$B$2]/2 * SIN(2 *  PI() * [.$A582] / [.$B$1] ))" office:value-type="float" office:value="254" calcext:value-type="float">
            <text:p>254</text:p>
          </table:table-cell>
          <table:table-cell table:formula="of:=FLOOR(MOD([.$A582];[.C$1]) * [.C$2] / ([.C$1]-1))" office:value-type="float" office:value="66" calcext:value-type="float">
            <text:p>66</text:p>
          </table:table-cell>
          <table:table-cell table:formula="of:=FLOOR(MOD([.D$1]-[.$A582] -1;[.D$1]) * [.D$2] / ([.D$1]-1))" office:value-type="float" office:value="189" calcext:value-type="float">
            <text:p>189</text:p>
          </table:table-cell>
          <table:table-cell table:formula="of:=(IF(MOD([.$A582];[.E$1])&lt;FLOOR([.E$1]/2);0;[.E$2]))" office:value-type="float" office:value="0" calcext:value-type="float">
            <text:p>0</text:p>
          </table:table-cell>
          <table:table-cell table:formula="of:=IF(MOD([.$A582];[.F$1])&lt;[.F$1]/2;FLOOR(MOD([.$A582];[.F$1]) * [.F$2] *2 / ([.F$1]-1));[.F$2]-FLOOR(MOD(FLOOR([.$A582]-[.F$1]/2);[.F$1]) * [.F$2] *2 / ([.F$1]-1)))" office:value-type="float" office:value="132" calcext:value-type="float">
            <text:p>132</text:p>
          </table:table-cell>
          <table:table-cell table:formula="of:=FLOOR([.G$2] * POWER(SIN( PI() * [.$A582] / [.G$1] );2))" office:value-type="float" office:value="133" calcext:value-type="float">
            <text:p>133</text:p>
          </table:table-cell>
          <table:table-cell table:formula="of:=[.H$2]-FLOOR(POWER(IF(MOD([.$A582];[.H$1])&lt;[.H$1]/2;FLOOR(MOD([.$A582];[.H$1]) * [.H$2] *2 / ([.H$1]-1));[.H$2]-FLOOR(MOD(FLOOR([.$A582]-[.H$1]/2);[.H$1]) * [.H$2] *2 / ([.H$1]-1)));2)/[.H$2])" office:value-type="float" office:value="187" calcext:value-type="float">
            <text:p>187</text:p>
          </table:table-cell>
          <table:table-cell table:formula="of:=FLOOR( [.I$2] * ABS(SIN( PI() * [.$A582] / [.I$1] )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FLOOR([.$B$2]/2 + [.$B$2]/2 * SIN(2 *  PI() * [.$A583] / [.$B$1] ))" office:value-type="float" office:value="254" calcext:value-type="float">
            <text:p>254</text:p>
          </table:table-cell>
          <table:table-cell table:formula="of:=FLOOR(MOD([.$A583];[.C$1]) * [.C$2] / ([.C$1]-1))" office:value-type="float" office:value="67" calcext:value-type="float">
            <text:p>67</text:p>
          </table:table-cell>
          <table:table-cell table:formula="of:=FLOOR(MOD([.D$1]-[.$A583] -1;[.D$1]) * [.D$2] / ([.D$1]-1))" office:value-type="float" office:value="188" calcext:value-type="float">
            <text:p>188</text:p>
          </table:table-cell>
          <table:table-cell table:formula="of:=(IF(MOD([.$A583];[.E$1])&lt;FLOOR([.E$1]/2);0;[.E$2]))" office:value-type="float" office:value="0" calcext:value-type="float">
            <text:p>0</text:p>
          </table:table-cell>
          <table:table-cell table:formula="of:=IF(MOD([.$A583];[.F$1])&lt;[.F$1]/2;FLOOR(MOD([.$A583];[.F$1]) * [.F$2] *2 / ([.F$1]-1));[.F$2]-FLOOR(MOD(FLOOR([.$A583]-[.F$1]/2);[.F$1]) * [.F$2] *2 / ([.F$1]-1)))" office:value-type="float" office:value="134" calcext:value-type="float">
            <text:p>134</text:p>
          </table:table-cell>
          <table:table-cell table:formula="of:=FLOOR([.G$2] * POWER(SIN( PI() * [.$A583] / [.G$1] );2))" office:value-type="float" office:value="136" calcext:value-type="float">
            <text:p>136</text:p>
          </table:table-cell>
          <table:table-cell table:formula="of:=[.H$2]-FLOOR(POWER(IF(MOD([.$A583];[.H$1])&lt;[.H$1]/2;FLOOR(MOD([.$A583];[.H$1]) * [.H$2] *2 / ([.H$1]-1));[.H$2]-FLOOR(MOD(FLOOR([.$A583]-[.H$1]/2);[.H$1]) * [.H$2] *2 / ([.H$1]-1)));2)/[.H$2])" office:value-type="float" office:value="185" calcext:value-type="float">
            <text:p>185</text:p>
          </table:table-cell>
          <table:table-cell table:formula="of:=FLOOR( [.I$2] * ABS(SIN( PI() * [.$A583] / [.I$1] )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FLOOR([.$B$2]/2 + [.$B$2]/2 * SIN(2 *  PI() * [.$A584] / [.$B$1] ))" office:value-type="float" office:value="254" calcext:value-type="float">
            <text:p>254</text:p>
          </table:table-cell>
          <table:table-cell table:formula="of:=FLOOR(MOD([.$A584];[.C$1]) * [.C$2] / ([.C$1]-1))" office:value-type="float" office:value="68" calcext:value-type="float">
            <text:p>68</text:p>
          </table:table-cell>
          <table:table-cell table:formula="of:=FLOOR(MOD([.D$1]-[.$A584] -1;[.D$1]) * [.D$2] / ([.D$1]-1))" office:value-type="float" office:value="187" calcext:value-type="float">
            <text:p>187</text:p>
          </table:table-cell>
          <table:table-cell table:formula="of:=(IF(MOD([.$A584];[.E$1])&lt;FLOOR([.E$1]/2);0;[.E$2]))" office:value-type="float" office:value="0" calcext:value-type="float">
            <text:p>0</text:p>
          </table:table-cell>
          <table:table-cell table:formula="of:=IF(MOD([.$A584];[.F$1])&lt;[.F$1]/2;FLOOR(MOD([.$A584];[.F$1]) * [.F$2] *2 / ([.F$1]-1));[.F$2]-FLOOR(MOD(FLOOR([.$A584]-[.F$1]/2);[.F$1]) * [.F$2] *2 / ([.F$1]-1)))" office:value-type="float" office:value="136" calcext:value-type="float">
            <text:p>136</text:p>
          </table:table-cell>
          <table:table-cell table:formula="of:=FLOOR([.G$2] * POWER(SIN( PI() * [.$A584] / [.G$1] );2))" office:value-type="float" office:value="139" calcext:value-type="float">
            <text:p>139</text:p>
          </table:table-cell>
          <table:table-cell table:formula="of:=[.H$2]-FLOOR(POWER(IF(MOD([.$A584];[.H$1])&lt;[.H$1]/2;FLOOR(MOD([.$A584];[.H$1]) * [.H$2] *2 / ([.H$1]-1));[.H$2]-FLOOR(MOD(FLOOR([.$A584]-[.H$1]/2);[.H$1]) * [.H$2] *2 / ([.H$1]-1)));2)/[.H$2])" office:value-type="float" office:value="183" calcext:value-type="float">
            <text:p>183</text:p>
          </table:table-cell>
          <table:table-cell table:formula="of:=FLOOR( [.I$2] * ABS(SIN( PI() * [.$A584] / [.I$1] )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FLOOR([.$B$2]/2 + [.$B$2]/2 * SIN(2 *  PI() * [.$A585] / [.$B$1] ))" office:value-type="float" office:value="254" calcext:value-type="float">
            <text:p>254</text:p>
          </table:table-cell>
          <table:table-cell table:formula="of:=FLOOR(MOD([.$A585];[.C$1]) * [.C$2] / ([.C$1]-1))" office:value-type="float" office:value="69" calcext:value-type="float">
            <text:p>69</text:p>
          </table:table-cell>
          <table:table-cell table:formula="of:=FLOOR(MOD([.D$1]-[.$A585] -1;[.D$1]) * [.D$2] / ([.D$1]-1))" office:value-type="float" office:value="186" calcext:value-type="float">
            <text:p>186</text:p>
          </table:table-cell>
          <table:table-cell table:formula="of:=(IF(MOD([.$A585];[.E$1])&lt;FLOOR([.E$1]/2);0;[.E$2]))" office:value-type="float" office:value="0" calcext:value-type="float">
            <text:p>0</text:p>
          </table:table-cell>
          <table:table-cell table:formula="of:=IF(MOD([.$A585];[.F$1])&lt;[.F$1]/2;FLOOR(MOD([.$A585];[.F$1]) * [.F$2] *2 / ([.F$1]-1));[.F$2]-FLOOR(MOD(FLOOR([.$A585]-[.F$1]/2);[.F$1]) * [.F$2] *2 / ([.F$1]-1)))" office:value-type="float" office:value="138" calcext:value-type="float">
            <text:p>138</text:p>
          </table:table-cell>
          <table:table-cell table:formula="of:=FLOOR([.G$2] * POWER(SIN( PI() * [.$A585] / [.G$1] );2))" office:value-type="float" office:value="143" calcext:value-type="float">
            <text:p>143</text:p>
          </table:table-cell>
          <table:table-cell table:formula="of:=[.H$2]-FLOOR(POWER(IF(MOD([.$A585];[.H$1])&lt;[.H$1]/2;FLOOR(MOD([.$A585];[.H$1]) * [.H$2] *2 / ([.H$1]-1));[.H$2]-FLOOR(MOD(FLOOR([.$A585]-[.H$1]/2);[.H$1]) * [.H$2] *2 / ([.H$1]-1)));2)/[.H$2])" office:value-type="float" office:value="181" calcext:value-type="float">
            <text:p>181</text:p>
          </table:table-cell>
          <table:table-cell table:formula="of:=FLOOR( [.I$2] * ABS(SIN( PI() * [.$A585] / [.I$1] )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FLOOR([.$B$2]/2 + [.$B$2]/2 * SIN(2 *  PI() * [.$A586] / [.$B$1] ))" office:value-type="float" office:value="253" calcext:value-type="float">
            <text:p>253</text:p>
          </table:table-cell>
          <table:table-cell table:formula="of:=FLOOR(MOD([.$A586];[.C$1]) * [.C$2] / ([.C$1]-1))" office:value-type="float" office:value="70" calcext:value-type="float">
            <text:p>70</text:p>
          </table:table-cell>
          <table:table-cell table:formula="of:=FLOOR(MOD([.D$1]-[.$A586] -1;[.D$1]) * [.D$2] / ([.D$1]-1))" office:value-type="float" office:value="185" calcext:value-type="float">
            <text:p>185</text:p>
          </table:table-cell>
          <table:table-cell table:formula="of:=(IF(MOD([.$A586];[.E$1])&lt;FLOOR([.E$1]/2);0;[.E$2]))" office:value-type="float" office:value="0" calcext:value-type="float">
            <text:p>0</text:p>
          </table:table-cell>
          <table:table-cell table:formula="of:=IF(MOD([.$A586];[.F$1])&lt;[.F$1]/2;FLOOR(MOD([.$A586];[.F$1]) * [.F$2] *2 / ([.F$1]-1));[.F$2]-FLOOR(MOD(FLOOR([.$A586]-[.F$1]/2);[.F$1]) * [.F$2] *2 / ([.F$1]-1)))" office:value-type="float" office:value="140" calcext:value-type="float">
            <text:p>140</text:p>
          </table:table-cell>
          <table:table-cell table:formula="of:=FLOOR([.G$2] * POWER(SIN( PI() * [.$A586] / [.G$1] );2))" office:value-type="float" office:value="146" calcext:value-type="float">
            <text:p>146</text:p>
          </table:table-cell>
          <table:table-cell table:formula="of:=[.H$2]-FLOOR(POWER(IF(MOD([.$A586];[.H$1])&lt;[.H$1]/2;FLOOR(MOD([.$A586];[.H$1]) * [.H$2] *2 / ([.H$1]-1));[.H$2]-FLOOR(MOD(FLOOR([.$A586]-[.H$1]/2);[.H$1]) * [.H$2] *2 / ([.H$1]-1)));2)/[.H$2])" office:value-type="float" office:value="179" calcext:value-type="float">
            <text:p>179</text:p>
          </table:table-cell>
          <table:table-cell table:formula="of:=FLOOR( [.I$2] * ABS(SIN( PI() * [.$A586] / [.I$1] )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FLOOR([.$B$2]/2 + [.$B$2]/2 * SIN(2 *  PI() * [.$A587] / [.$B$1] ))" office:value-type="float" office:value="253" calcext:value-type="float">
            <text:p>253</text:p>
          </table:table-cell>
          <table:table-cell table:formula="of:=FLOOR(MOD([.$A587];[.C$1]) * [.C$2] / ([.C$1]-1))" office:value-type="float" office:value="71" calcext:value-type="float">
            <text:p>71</text:p>
          </table:table-cell>
          <table:table-cell table:formula="of:=FLOOR(MOD([.D$1]-[.$A587] -1;[.D$1]) * [.D$2] / ([.D$1]-1))" office:value-type="float" office:value="184" calcext:value-type="float">
            <text:p>184</text:p>
          </table:table-cell>
          <table:table-cell table:formula="of:=(IF(MOD([.$A587];[.E$1])&lt;FLOOR([.E$1]/2);0;[.E$2]))" office:value-type="float" office:value="0" calcext:value-type="float">
            <text:p>0</text:p>
          </table:table-cell>
          <table:table-cell table:formula="of:=IF(MOD([.$A587];[.F$1])&lt;[.F$1]/2;FLOOR(MOD([.$A587];[.F$1]) * [.F$2] *2 / ([.F$1]-1));[.F$2]-FLOOR(MOD(FLOOR([.$A587]-[.F$1]/2);[.F$1]) * [.F$2] *2 / ([.F$1]-1)))" office:value-type="float" office:value="142" calcext:value-type="float">
            <text:p>142</text:p>
          </table:table-cell>
          <table:table-cell table:formula="of:=FLOOR([.G$2] * POWER(SIN( PI() * [.$A587] / [.G$1] );2))" office:value-type="float" office:value="149" calcext:value-type="float">
            <text:p>149</text:p>
          </table:table-cell>
          <table:table-cell table:formula="of:=[.H$2]-FLOOR(POWER(IF(MOD([.$A587];[.H$1])&lt;[.H$1]/2;FLOOR(MOD([.$A587];[.H$1]) * [.H$2] *2 / ([.H$1]-1));[.H$2]-FLOOR(MOD(FLOOR([.$A587]-[.H$1]/2);[.H$1]) * [.H$2] *2 / ([.H$1]-1)));2)/[.H$2])" office:value-type="float" office:value="176" calcext:value-type="float">
            <text:p>176</text:p>
          </table:table-cell>
          <table:table-cell table:formula="of:=FLOOR( [.I$2] * ABS(SIN( PI() * [.$A587] / [.I$1] )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FLOOR([.$B$2]/2 + [.$B$2]/2 * SIN(2 *  PI() * [.$A588] / [.$B$1] ))" office:value-type="float" office:value="252" calcext:value-type="float">
            <text:p>252</text:p>
          </table:table-cell>
          <table:table-cell table:formula="of:=FLOOR(MOD([.$A588];[.C$1]) * [.C$2] / ([.C$1]-1))" office:value-type="float" office:value="72" calcext:value-type="float">
            <text:p>72</text:p>
          </table:table-cell>
          <table:table-cell table:formula="of:=FLOOR(MOD([.D$1]-[.$A588] -1;[.D$1]) * [.D$2] / ([.D$1]-1))" office:value-type="float" office:value="183" calcext:value-type="float">
            <text:p>183</text:p>
          </table:table-cell>
          <table:table-cell table:formula="of:=(IF(MOD([.$A588];[.E$1])&lt;FLOOR([.E$1]/2);0;[.E$2]))" office:value-type="float" office:value="0" calcext:value-type="float">
            <text:p>0</text:p>
          </table:table-cell>
          <table:table-cell table:formula="of:=IF(MOD([.$A588];[.F$1])&lt;[.F$1]/2;FLOOR(MOD([.$A588];[.F$1]) * [.F$2] *2 / ([.F$1]-1));[.F$2]-FLOOR(MOD(FLOOR([.$A588]-[.F$1]/2);[.F$1]) * [.F$2] *2 / ([.F$1]-1)))" office:value-type="float" office:value="144" calcext:value-type="float">
            <text:p>144</text:p>
          </table:table-cell>
          <table:table-cell table:formula="of:=FLOOR([.G$2] * POWER(SIN( PI() * [.$A588] / [.G$1] );2))" office:value-type="float" office:value="152" calcext:value-type="float">
            <text:p>152</text:p>
          </table:table-cell>
          <table:table-cell table:formula="of:=[.H$2]-FLOOR(POWER(IF(MOD([.$A588];[.H$1])&lt;[.H$1]/2;FLOOR(MOD([.$A588];[.H$1]) * [.H$2] *2 / ([.H$1]-1));[.H$2]-FLOOR(MOD(FLOOR([.$A588]-[.H$1]/2);[.H$1]) * [.H$2] *2 / ([.H$1]-1)));2)/[.H$2])" office:value-type="float" office:value="174" calcext:value-type="float">
            <text:p>174</text:p>
          </table:table-cell>
          <table:table-cell table:formula="of:=FLOOR( [.I$2] * ABS(SIN( PI() * [.$A588] / [.I$1] 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FLOOR([.$B$2]/2 + [.$B$2]/2 * SIN(2 *  PI() * [.$A589] / [.$B$1] ))" office:value-type="float" office:value="251" calcext:value-type="float">
            <text:p>251</text:p>
          </table:table-cell>
          <table:table-cell table:formula="of:=FLOOR(MOD([.$A589];[.C$1]) * [.C$2] / ([.C$1]-1))" office:value-type="float" office:value="73" calcext:value-type="float">
            <text:p>73</text:p>
          </table:table-cell>
          <table:table-cell table:formula="of:=FLOOR(MOD([.D$1]-[.$A589] -1;[.D$1]) * [.D$2] / ([.D$1]-1))" office:value-type="float" office:value="182" calcext:value-type="float">
            <text:p>182</text:p>
          </table:table-cell>
          <table:table-cell table:formula="of:=(IF(MOD([.$A589];[.E$1])&lt;FLOOR([.E$1]/2);0;[.E$2]))" office:value-type="float" office:value="0" calcext:value-type="float">
            <text:p>0</text:p>
          </table:table-cell>
          <table:table-cell table:formula="of:=IF(MOD([.$A589];[.F$1])&lt;[.F$1]/2;FLOOR(MOD([.$A589];[.F$1]) * [.F$2] *2 / ([.F$1]-1));[.F$2]-FLOOR(MOD(FLOOR([.$A589]-[.F$1]/2);[.F$1]) * [.F$2] *2 / ([.F$1]-1)))" office:value-type="float" office:value="146" calcext:value-type="float">
            <text:p>146</text:p>
          </table:table-cell>
          <table:table-cell table:formula="of:=FLOOR([.G$2] * POWER(SIN( PI() * [.$A589] / [.G$1] );2))" office:value-type="float" office:value="155" calcext:value-type="float">
            <text:p>155</text:p>
          </table:table-cell>
          <table:table-cell table:formula="of:=[.H$2]-FLOOR(POWER(IF(MOD([.$A589];[.H$1])&lt;[.H$1]/2;FLOOR(MOD([.$A589];[.H$1]) * [.H$2] *2 / ([.H$1]-1));[.H$2]-FLOOR(MOD(FLOOR([.$A589]-[.H$1]/2);[.H$1]) * [.H$2] *2 / ([.H$1]-1)));2)/[.H$2])" office:value-type="float" office:value="172" calcext:value-type="float">
            <text:p>172</text:p>
          </table:table-cell>
          <table:table-cell table:formula="of:=FLOOR( [.I$2] * ABS(SIN( PI() * [.$A589] / [.I$1] )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FLOOR([.$B$2]/2 + [.$B$2]/2 * SIN(2 *  PI() * [.$A590] / [.$B$1] ))" office:value-type="float" office:value="251" calcext:value-type="float">
            <text:p>251</text:p>
          </table:table-cell>
          <table:table-cell table:formula="of:=FLOOR(MOD([.$A590];[.C$1]) * [.C$2] / ([.C$1]-1))" office:value-type="float" office:value="74" calcext:value-type="float">
            <text:p>74</text:p>
          </table:table-cell>
          <table:table-cell table:formula="of:=FLOOR(MOD([.D$1]-[.$A590] -1;[.D$1]) * [.D$2] / ([.D$1]-1))" office:value-type="float" office:value="181" calcext:value-type="float">
            <text:p>181</text:p>
          </table:table-cell>
          <table:table-cell table:formula="of:=(IF(MOD([.$A590];[.E$1])&lt;FLOOR([.E$1]/2);0;[.E$2]))" office:value-type="float" office:value="0" calcext:value-type="float">
            <text:p>0</text:p>
          </table:table-cell>
          <table:table-cell table:formula="of:=IF(MOD([.$A590];[.F$1])&lt;[.F$1]/2;FLOOR(MOD([.$A590];[.F$1]) * [.F$2] *2 / ([.F$1]-1));[.F$2]-FLOOR(MOD(FLOOR([.$A590]-[.F$1]/2);[.F$1]) * [.F$2] *2 / ([.F$1]-1)))" office:value-type="float" office:value="148" calcext:value-type="float">
            <text:p>148</text:p>
          </table:table-cell>
          <table:table-cell table:formula="of:=FLOOR([.G$2] * POWER(SIN( PI() * [.$A590] / [.G$1] );2))" office:value-type="float" office:value="158" calcext:value-type="float">
            <text:p>158</text:p>
          </table:table-cell>
          <table:table-cell table:formula="of:=[.H$2]-FLOOR(POWER(IF(MOD([.$A590];[.H$1])&lt;[.H$1]/2;FLOOR(MOD([.$A590];[.H$1]) * [.H$2] *2 / ([.H$1]-1));[.H$2]-FLOOR(MOD(FLOOR([.$A590]-[.H$1]/2);[.H$1]) * [.H$2] *2 / ([.H$1]-1)));2)/[.H$2])" office:value-type="float" office:value="170" calcext:value-type="float">
            <text:p>170</text:p>
          </table:table-cell>
          <table:table-cell table:formula="of:=FLOOR( [.I$2] * ABS(SIN( PI() * [.$A590] / [.I$1] )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FLOOR([.$B$2]/2 + [.$B$2]/2 * SIN(2 *  PI() * [.$A591] / [.$B$1] ))" office:value-type="float" office:value="250" calcext:value-type="float">
            <text:p>250</text:p>
          </table:table-cell>
          <table:table-cell table:formula="of:=FLOOR(MOD([.$A591];[.C$1]) * [.C$2] / ([.C$1]-1))" office:value-type="float" office:value="75" calcext:value-type="float">
            <text:p>75</text:p>
          </table:table-cell>
          <table:table-cell table:formula="of:=FLOOR(MOD([.D$1]-[.$A591] -1;[.D$1]) * [.D$2] / ([.D$1]-1))" office:value-type="float" office:value="180" calcext:value-type="float">
            <text:p>180</text:p>
          </table:table-cell>
          <table:table-cell table:formula="of:=(IF(MOD([.$A591];[.E$1])&lt;FLOOR([.E$1]/2);0;[.E$2]))" office:value-type="float" office:value="0" calcext:value-type="float">
            <text:p>0</text:p>
          </table:table-cell>
          <table:table-cell table:formula="of:=IF(MOD([.$A591];[.F$1])&lt;[.F$1]/2;FLOOR(MOD([.$A591];[.F$1]) * [.F$2] *2 / ([.F$1]-1));[.F$2]-FLOOR(MOD(FLOOR([.$A591]-[.F$1]/2);[.F$1]) * [.F$2] *2 / ([.F$1]-1)))" office:value-type="float" office:value="150" calcext:value-type="float">
            <text:p>150</text:p>
          </table:table-cell>
          <table:table-cell table:formula="of:=FLOOR([.G$2] * POWER(SIN( PI() * [.$A591] / [.G$1] );2))" office:value-type="float" office:value="161" calcext:value-type="float">
            <text:p>161</text:p>
          </table:table-cell>
          <table:table-cell table:formula="of:=[.H$2]-FLOOR(POWER(IF(MOD([.$A591];[.H$1])&lt;[.H$1]/2;FLOOR(MOD([.$A591];[.H$1]) * [.H$2] *2 / ([.H$1]-1));[.H$2]-FLOOR(MOD(FLOOR([.$A591]-[.H$1]/2);[.H$1]) * [.H$2] *2 / ([.H$1]-1)));2)/[.H$2])" office:value-type="float" office:value="167" calcext:value-type="float">
            <text:p>167</text:p>
          </table:table-cell>
          <table:table-cell table:formula="of:=FLOOR( [.I$2] * ABS(SIN( PI() * [.$A591] / [.I$1] )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FLOOR([.$B$2]/2 + [.$B$2]/2 * SIN(2 *  PI() * [.$A592] / [.$B$1] ))" office:value-type="float" office:value="249" calcext:value-type="float">
            <text:p>249</text:p>
          </table:table-cell>
          <table:table-cell table:formula="of:=FLOOR(MOD([.$A592];[.C$1]) * [.C$2] / ([.C$1]-1))" office:value-type="float" office:value="76" calcext:value-type="float">
            <text:p>76</text:p>
          </table:table-cell>
          <table:table-cell table:formula="of:=FLOOR(MOD([.D$1]-[.$A592] -1;[.D$1]) * [.D$2] / ([.D$1]-1))" office:value-type="float" office:value="179" calcext:value-type="float">
            <text:p>179</text:p>
          </table:table-cell>
          <table:table-cell table:formula="of:=(IF(MOD([.$A592];[.E$1])&lt;FLOOR([.E$1]/2);0;[.E$2]))" office:value-type="float" office:value="0" calcext:value-type="float">
            <text:p>0</text:p>
          </table:table-cell>
          <table:table-cell table:formula="of:=IF(MOD([.$A592];[.F$1])&lt;[.F$1]/2;FLOOR(MOD([.$A592];[.F$1]) * [.F$2] *2 / ([.F$1]-1));[.F$2]-FLOOR(MOD(FLOOR([.$A592]-[.F$1]/2);[.F$1]) * [.F$2] *2 / ([.F$1]-1)))" office:value-type="float" office:value="152" calcext:value-type="float">
            <text:p>152</text:p>
          </table:table-cell>
          <table:table-cell table:formula="of:=FLOOR([.G$2] * POWER(SIN( PI() * [.$A592] / [.G$1] );2))" office:value-type="float" office:value="164" calcext:value-type="float">
            <text:p>164</text:p>
          </table:table-cell>
          <table:table-cell table:formula="of:=[.H$2]-FLOOR(POWER(IF(MOD([.$A592];[.H$1])&lt;[.H$1]/2;FLOOR(MOD([.$A592];[.H$1]) * [.H$2] *2 / ([.H$1]-1));[.H$2]-FLOOR(MOD(FLOOR([.$A592]-[.H$1]/2);[.H$1]) * [.H$2] *2 / ([.H$1]-1)));2)/[.H$2])" office:value-type="float" office:value="165" calcext:value-type="float">
            <text:p>165</text:p>
          </table:table-cell>
          <table:table-cell table:formula="of:=FLOOR( [.I$2] * ABS(SIN( PI() * [.$A592] / [.I$1] )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FLOOR([.$B$2]/2 + [.$B$2]/2 * SIN(2 *  PI() * [.$A593] / [.$B$1] ))" office:value-type="float" office:value="248" calcext:value-type="float">
            <text:p>248</text:p>
          </table:table-cell>
          <table:table-cell table:formula="of:=FLOOR(MOD([.$A593];[.C$1]) * [.C$2] / ([.C$1]-1))" office:value-type="float" office:value="77" calcext:value-type="float">
            <text:p>77</text:p>
          </table:table-cell>
          <table:table-cell table:formula="of:=FLOOR(MOD([.D$1]-[.$A593] -1;[.D$1]) * [.D$2] / ([.D$1]-1))" office:value-type="float" office:value="178" calcext:value-type="float">
            <text:p>178</text:p>
          </table:table-cell>
          <table:table-cell table:formula="of:=(IF(MOD([.$A593];[.E$1])&lt;FLOOR([.E$1]/2);0;[.E$2]))" office:value-type="float" office:value="0" calcext:value-type="float">
            <text:p>0</text:p>
          </table:table-cell>
          <table:table-cell table:formula="of:=IF(MOD([.$A593];[.F$1])&lt;[.F$1]/2;FLOOR(MOD([.$A593];[.F$1]) * [.F$2] *2 / ([.F$1]-1));[.F$2]-FLOOR(MOD(FLOOR([.$A593]-[.F$1]/2);[.F$1]) * [.F$2] *2 / ([.F$1]-1)))" office:value-type="float" office:value="154" calcext:value-type="float">
            <text:p>154</text:p>
          </table:table-cell>
          <table:table-cell table:formula="of:=FLOOR([.G$2] * POWER(SIN( PI() * [.$A593] / [.G$1] );2))" office:value-type="float" office:value="167" calcext:value-type="float">
            <text:p>167</text:p>
          </table:table-cell>
          <table:table-cell table:formula="of:=[.H$2]-FLOOR(POWER(IF(MOD([.$A593];[.H$1])&lt;[.H$1]/2;FLOOR(MOD([.$A593];[.H$1]) * [.H$2] *2 / ([.H$1]-1));[.H$2]-FLOOR(MOD(FLOOR([.$A593]-[.H$1]/2);[.H$1]) * [.H$2] *2 / ([.H$1]-1)));2)/[.H$2])" office:value-type="float" office:value="162" calcext:value-type="float">
            <text:p>162</text:p>
          </table:table-cell>
          <table:table-cell table:formula="of:=FLOOR( [.I$2] * ABS(SIN( PI() * [.$A593] / [.I$1] 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FLOOR([.$B$2]/2 + [.$B$2]/2 * SIN(2 *  PI() * [.$A594] / [.$B$1] ))" office:value-type="float" office:value="247" calcext:value-type="float">
            <text:p>247</text:p>
          </table:table-cell>
          <table:table-cell table:formula="of:=FLOOR(MOD([.$A594];[.C$1]) * [.C$2] / ([.C$1]-1))" office:value-type="float" office:value="78" calcext:value-type="float">
            <text:p>78</text:p>
          </table:table-cell>
          <table:table-cell table:formula="of:=FLOOR(MOD([.D$1]-[.$A594] -1;[.D$1]) * [.D$2] / ([.D$1]-1))" office:value-type="float" office:value="177" calcext:value-type="float">
            <text:p>177</text:p>
          </table:table-cell>
          <table:table-cell table:formula="of:=(IF(MOD([.$A594];[.E$1])&lt;FLOOR([.E$1]/2);0;[.E$2]))" office:value-type="float" office:value="0" calcext:value-type="float">
            <text:p>0</text:p>
          </table:table-cell>
          <table:table-cell table:formula="of:=IF(MOD([.$A594];[.F$1])&lt;[.F$1]/2;FLOOR(MOD([.$A594];[.F$1]) * [.F$2] *2 / ([.F$1]-1));[.F$2]-FLOOR(MOD(FLOOR([.$A594]-[.F$1]/2);[.F$1]) * [.F$2] *2 / ([.F$1]-1)))" office:value-type="float" office:value="156" calcext:value-type="float">
            <text:p>156</text:p>
          </table:table-cell>
          <table:table-cell table:formula="of:=FLOOR([.G$2] * POWER(SIN( PI() * [.$A594] / [.G$1] );2))" office:value-type="float" office:value="170" calcext:value-type="float">
            <text:p>170</text:p>
          </table:table-cell>
          <table:table-cell table:formula="of:=[.H$2]-FLOOR(POWER(IF(MOD([.$A594];[.H$1])&lt;[.H$1]/2;FLOOR(MOD([.$A594];[.H$1]) * [.H$2] *2 / ([.H$1]-1));[.H$2]-FLOOR(MOD(FLOOR([.$A594]-[.H$1]/2);[.H$1]) * [.H$2] *2 / ([.H$1]-1)));2)/[.H$2])" office:value-type="float" office:value="160" calcext:value-type="float">
            <text:p>160</text:p>
          </table:table-cell>
          <table:table-cell table:formula="of:=FLOOR( [.I$2] * ABS(SIN( PI() * [.$A594] / [.I$1] 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FLOOR([.$B$2]/2 + [.$B$2]/2 * SIN(2 *  PI() * [.$A595] / [.$B$1] ))" office:value-type="float" office:value="246" calcext:value-type="float">
            <text:p>246</text:p>
          </table:table-cell>
          <table:table-cell table:formula="of:=FLOOR(MOD([.$A595];[.C$1]) * [.C$2] / ([.C$1]-1))" office:value-type="float" office:value="79" calcext:value-type="float">
            <text:p>79</text:p>
          </table:table-cell>
          <table:table-cell table:formula="of:=FLOOR(MOD([.D$1]-[.$A595] -1;[.D$1]) * [.D$2] / ([.D$1]-1))" office:value-type="float" office:value="176" calcext:value-type="float">
            <text:p>176</text:p>
          </table:table-cell>
          <table:table-cell table:formula="of:=(IF(MOD([.$A595];[.E$1])&lt;FLOOR([.E$1]/2);0;[.E$2]))" office:value-type="float" office:value="0" calcext:value-type="float">
            <text:p>0</text:p>
          </table:table-cell>
          <table:table-cell table:formula="of:=IF(MOD([.$A595];[.F$1])&lt;[.F$1]/2;FLOOR(MOD([.$A595];[.F$1]) * [.F$2] *2 / ([.F$1]-1));[.F$2]-FLOOR(MOD(FLOOR([.$A595]-[.F$1]/2);[.F$1]) * [.F$2] *2 / ([.F$1]-1)))" office:value-type="float" office:value="158" calcext:value-type="float">
            <text:p>158</text:p>
          </table:table-cell>
          <table:table-cell table:formula="of:=FLOOR([.G$2] * POWER(SIN( PI() * [.$A595] / [.G$1] );2))" office:value-type="float" office:value="173" calcext:value-type="float">
            <text:p>173</text:p>
          </table:table-cell>
          <table:table-cell table:formula="of:=[.H$2]-FLOOR(POWER(IF(MOD([.$A595];[.H$1])&lt;[.H$1]/2;FLOOR(MOD([.$A595];[.H$1]) * [.H$2] *2 / ([.H$1]-1));[.H$2]-FLOOR(MOD(FLOOR([.$A595]-[.H$1]/2);[.H$1]) * [.H$2] *2 / ([.H$1]-1)));2)/[.H$2])" office:value-type="float" office:value="158" calcext:value-type="float">
            <text:p>158</text:p>
          </table:table-cell>
          <table:table-cell table:formula="of:=FLOOR( [.I$2] * ABS(SIN( PI() * [.$A595] / [.I$1] ))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FLOOR([.$B$2]/2 + [.$B$2]/2 * SIN(2 *  PI() * [.$A596] / [.$B$1] ))" office:value-type="float" office:value="245" calcext:value-type="float">
            <text:p>245</text:p>
          </table:table-cell>
          <table:table-cell table:formula="of:=FLOOR(MOD([.$A596];[.C$1]) * [.C$2] / ([.C$1]-1))" office:value-type="float" office:value="80" calcext:value-type="float">
            <text:p>80</text:p>
          </table:table-cell>
          <table:table-cell table:formula="of:=FLOOR(MOD([.D$1]-[.$A596] -1;[.D$1]) * [.D$2] / ([.D$1]-1))" office:value-type="float" office:value="175" calcext:value-type="float">
            <text:p>175</text:p>
          </table:table-cell>
          <table:table-cell table:formula="of:=(IF(MOD([.$A596];[.E$1])&lt;FLOOR([.E$1]/2);0;[.E$2]))" office:value-type="float" office:value="0" calcext:value-type="float">
            <text:p>0</text:p>
          </table:table-cell>
          <table:table-cell table:formula="of:=IF(MOD([.$A596];[.F$1])&lt;[.F$1]/2;FLOOR(MOD([.$A596];[.F$1]) * [.F$2] *2 / ([.F$1]-1));[.F$2]-FLOOR(MOD(FLOOR([.$A596]-[.F$1]/2);[.F$1]) * [.F$2] *2 / ([.F$1]-1)))" office:value-type="float" office:value="160" calcext:value-type="float">
            <text:p>160</text:p>
          </table:table-cell>
          <table:table-cell table:formula="of:=FLOOR([.G$2] * POWER(SIN( PI() * [.$A596] / [.G$1] );2))" office:value-type="float" office:value="176" calcext:value-type="float">
            <text:p>176</text:p>
          </table:table-cell>
          <table:table-cell table:formula="of:=[.H$2]-FLOOR(POWER(IF(MOD([.$A596];[.H$1])&lt;[.H$1]/2;FLOOR(MOD([.$A596];[.H$1]) * [.H$2] *2 / ([.H$1]-1));[.H$2]-FLOOR(MOD(FLOOR([.$A596]-[.H$1]/2);[.H$1]) * [.H$2] *2 / ([.H$1]-1)));2)/[.H$2])" office:value-type="float" office:value="155" calcext:value-type="float">
            <text:p>155</text:p>
          </table:table-cell>
          <table:table-cell table:formula="of:=FLOOR( [.I$2] * ABS(SIN( PI() * [.$A596] / [.I$1] )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FLOOR([.$B$2]/2 + [.$B$2]/2 * SIN(2 *  PI() * [.$A597] / [.$B$1] ))" office:value-type="float" office:value="244" calcext:value-type="float">
            <text:p>244</text:p>
          </table:table-cell>
          <table:table-cell table:formula="of:=FLOOR(MOD([.$A597];[.C$1]) * [.C$2] / ([.C$1]-1))" office:value-type="float" office:value="81" calcext:value-type="float">
            <text:p>81</text:p>
          </table:table-cell>
          <table:table-cell table:formula="of:=FLOOR(MOD([.D$1]-[.$A597] -1;[.D$1]) * [.D$2] / ([.D$1]-1))" office:value-type="float" office:value="174" calcext:value-type="float">
            <text:p>174</text:p>
          </table:table-cell>
          <table:table-cell table:formula="of:=(IF(MOD([.$A597];[.E$1])&lt;FLOOR([.E$1]/2);0;[.E$2]))" office:value-type="float" office:value="0" calcext:value-type="float">
            <text:p>0</text:p>
          </table:table-cell>
          <table:table-cell table:formula="of:=IF(MOD([.$A597];[.F$1])&lt;[.F$1]/2;FLOOR(MOD([.$A597];[.F$1]) * [.F$2] *2 / ([.F$1]-1));[.F$2]-FLOOR(MOD(FLOOR([.$A597]-[.F$1]/2);[.F$1]) * [.F$2] *2 / ([.F$1]-1)))" office:value-type="float" office:value="162" calcext:value-type="float">
            <text:p>162</text:p>
          </table:table-cell>
          <table:table-cell table:formula="of:=FLOOR([.G$2] * POWER(SIN( PI() * [.$A597] / [.G$1] );2))" office:value-type="float" office:value="179" calcext:value-type="float">
            <text:p>179</text:p>
          </table:table-cell>
          <table:table-cell table:formula="of:=[.H$2]-FLOOR(POWER(IF(MOD([.$A597];[.H$1])&lt;[.H$1]/2;FLOOR(MOD([.$A597];[.H$1]) * [.H$2] *2 / ([.H$1]-1));[.H$2]-FLOOR(MOD(FLOOR([.$A597]-[.H$1]/2);[.H$1]) * [.H$2] *2 / ([.H$1]-1)));2)/[.H$2])" office:value-type="float" office:value="153" calcext:value-type="float">
            <text:p>153</text:p>
          </table:table-cell>
          <table:table-cell table:formula="of:=FLOOR( [.I$2] * ABS(SIN( PI() * [.$A597] / [.I$1] )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FLOOR([.$B$2]/2 + [.$B$2]/2 * SIN(2 *  PI() * [.$A598] / [.$B$1] ))" office:value-type="float" office:value="242" calcext:value-type="float">
            <text:p>242</text:p>
          </table:table-cell>
          <table:table-cell table:formula="of:=FLOOR(MOD([.$A598];[.C$1]) * [.C$2] / ([.C$1]-1))" office:value-type="float" office:value="82" calcext:value-type="float">
            <text:p>82</text:p>
          </table:table-cell>
          <table:table-cell table:formula="of:=FLOOR(MOD([.D$1]-[.$A598] -1;[.D$1]) * [.D$2] / ([.D$1]-1))" office:value-type="float" office:value="173" calcext:value-type="float">
            <text:p>173</text:p>
          </table:table-cell>
          <table:table-cell table:formula="of:=(IF(MOD([.$A598];[.E$1])&lt;FLOOR([.E$1]/2);0;[.E$2]))" office:value-type="float" office:value="0" calcext:value-type="float">
            <text:p>0</text:p>
          </table:table-cell>
          <table:table-cell table:formula="of:=IF(MOD([.$A598];[.F$1])&lt;[.F$1]/2;FLOOR(MOD([.$A598];[.F$1]) * [.F$2] *2 / ([.F$1]-1));[.F$2]-FLOOR(MOD(FLOOR([.$A598]-[.F$1]/2);[.F$1]) * [.F$2] *2 / ([.F$1]-1)))" office:value-type="float" office:value="164" calcext:value-type="float">
            <text:p>164</text:p>
          </table:table-cell>
          <table:table-cell table:formula="of:=FLOOR([.G$2] * POWER(SIN( PI() * [.$A598] / [.G$1] );2))" office:value-type="float" office:value="182" calcext:value-type="float">
            <text:p>182</text:p>
          </table:table-cell>
          <table:table-cell table:formula="of:=[.H$2]-FLOOR(POWER(IF(MOD([.$A598];[.H$1])&lt;[.H$1]/2;FLOOR(MOD([.$A598];[.H$1]) * [.H$2] *2 / ([.H$1]-1));[.H$2]-FLOOR(MOD(FLOOR([.$A598]-[.H$1]/2);[.H$1]) * [.H$2] *2 / ([.H$1]-1)));2)/[.H$2])" office:value-type="float" office:value="150" calcext:value-type="float">
            <text:p>150</text:p>
          </table:table-cell>
          <table:table-cell table:formula="of:=FLOOR( [.I$2] * ABS(SIN( PI() * [.$A598] / [.I$1] )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FLOOR([.$B$2]/2 + [.$B$2]/2 * SIN(2 *  PI() * [.$A599] / [.$B$1] ))" office:value-type="float" office:value="241" calcext:value-type="float">
            <text:p>241</text:p>
          </table:table-cell>
          <table:table-cell table:formula="of:=FLOOR(MOD([.$A599];[.C$1]) * [.C$2] / ([.C$1]-1))" office:value-type="float" office:value="83" calcext:value-type="float">
            <text:p>83</text:p>
          </table:table-cell>
          <table:table-cell table:formula="of:=FLOOR(MOD([.D$1]-[.$A599] -1;[.D$1]) * [.D$2] / ([.D$1]-1))" office:value-type="float" office:value="172" calcext:value-type="float">
            <text:p>172</text:p>
          </table:table-cell>
          <table:table-cell table:formula="of:=(IF(MOD([.$A599];[.E$1])&lt;FLOOR([.E$1]/2);0;[.E$2]))" office:value-type="float" office:value="0" calcext:value-type="float">
            <text:p>0</text:p>
          </table:table-cell>
          <table:table-cell table:formula="of:=IF(MOD([.$A599];[.F$1])&lt;[.F$1]/2;FLOOR(MOD([.$A599];[.F$1]) * [.F$2] *2 / ([.F$1]-1));[.F$2]-FLOOR(MOD(FLOOR([.$A599]-[.F$1]/2);[.F$1]) * [.F$2] *2 / ([.F$1]-1)))" office:value-type="float" office:value="166" calcext:value-type="float">
            <text:p>166</text:p>
          </table:table-cell>
          <table:table-cell table:formula="of:=FLOOR([.G$2] * POWER(SIN( PI() * [.$A599] / [.G$1] );2))" office:value-type="float" office:value="184" calcext:value-type="float">
            <text:p>184</text:p>
          </table:table-cell>
          <table:table-cell table:formula="of:=[.H$2]-FLOOR(POWER(IF(MOD([.$A599];[.H$1])&lt;[.H$1]/2;FLOOR(MOD([.$A599];[.H$1]) * [.H$2] *2 / ([.H$1]-1));[.H$2]-FLOOR(MOD(FLOOR([.$A599]-[.H$1]/2);[.H$1]) * [.H$2] *2 / ([.H$1]-1)));2)/[.H$2])" office:value-type="float" office:value="147" calcext:value-type="float">
            <text:p>147</text:p>
          </table:table-cell>
          <table:table-cell table:formula="of:=FLOOR( [.I$2] * ABS(SIN( PI() * [.$A599] / [.I$1] )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FLOOR([.$B$2]/2 + [.$B$2]/2 * SIN(2 *  PI() * [.$A600] / [.$B$1] ))" office:value-type="float" office:value="239" calcext:value-type="float">
            <text:p>239</text:p>
          </table:table-cell>
          <table:table-cell table:formula="of:=FLOOR(MOD([.$A600];[.C$1]) * [.C$2] / ([.C$1]-1))" office:value-type="float" office:value="84" calcext:value-type="float">
            <text:p>84</text:p>
          </table:table-cell>
          <table:table-cell table:formula="of:=FLOOR(MOD([.D$1]-[.$A600] -1;[.D$1]) * [.D$2] / ([.D$1]-1))" office:value-type="float" office:value="171" calcext:value-type="float">
            <text:p>171</text:p>
          </table:table-cell>
          <table:table-cell table:formula="of:=(IF(MOD([.$A600];[.E$1])&lt;FLOOR([.E$1]/2);0;[.E$2]))" office:value-type="float" office:value="0" calcext:value-type="float">
            <text:p>0</text:p>
          </table:table-cell>
          <table:table-cell table:formula="of:=IF(MOD([.$A600];[.F$1])&lt;[.F$1]/2;FLOOR(MOD([.$A600];[.F$1]) * [.F$2] *2 / ([.F$1]-1));[.F$2]-FLOOR(MOD(FLOOR([.$A600]-[.F$1]/2);[.F$1]) * [.F$2] *2 / ([.F$1]-1)))" office:value-type="float" office:value="168" calcext:value-type="float">
            <text:p>168</text:p>
          </table:table-cell>
          <table:table-cell table:formula="of:=FLOOR([.G$2] * POWER(SIN( PI() * [.$A600] / [.G$1] );2))" office:value-type="float" office:value="187" calcext:value-type="float">
            <text:p>187</text:p>
          </table:table-cell>
          <table:table-cell table:formula="of:=[.H$2]-FLOOR(POWER(IF(MOD([.$A600];[.H$1])&lt;[.H$1]/2;FLOOR(MOD([.$A600];[.H$1]) * [.H$2] *2 / ([.H$1]-1));[.H$2]-FLOOR(MOD(FLOOR([.$A600]-[.H$1]/2);[.H$1]) * [.H$2] *2 / ([.H$1]-1)));2)/[.H$2])" office:value-type="float" office:value="145" calcext:value-type="float">
            <text:p>145</text:p>
          </table:table-cell>
          <table:table-cell table:formula="of:=FLOOR( [.I$2] * ABS(SIN( PI() * [.$A600] / [.I$1] )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FLOOR([.$B$2]/2 + [.$B$2]/2 * SIN(2 *  PI() * [.$A601] / [.$B$1] ))" office:value-type="float" office:value="238" calcext:value-type="float">
            <text:p>238</text:p>
          </table:table-cell>
          <table:table-cell table:formula="of:=FLOOR(MOD([.$A601];[.C$1]) * [.C$2] / ([.C$1]-1))" office:value-type="float" office:value="85" calcext:value-type="float">
            <text:p>85</text:p>
          </table:table-cell>
          <table:table-cell table:formula="of:=FLOOR(MOD([.D$1]-[.$A601] -1;[.D$1]) * [.D$2] / ([.D$1]-1))" office:value-type="float" office:value="170" calcext:value-type="float">
            <text:p>170</text:p>
          </table:table-cell>
          <table:table-cell table:formula="of:=(IF(MOD([.$A601];[.E$1])&lt;FLOOR([.E$1]/2);0;[.E$2]))" office:value-type="float" office:value="0" calcext:value-type="float">
            <text:p>0</text:p>
          </table:table-cell>
          <table:table-cell table:formula="of:=IF(MOD([.$A601];[.F$1])&lt;[.F$1]/2;FLOOR(MOD([.$A601];[.F$1]) * [.F$2] *2 / ([.F$1]-1));[.F$2]-FLOOR(MOD(FLOOR([.$A601]-[.F$1]/2);[.F$1]) * [.F$2] *2 / ([.F$1]-1)))" office:value-type="float" office:value="170" calcext:value-type="float">
            <text:p>170</text:p>
          </table:table-cell>
          <table:table-cell table:formula="of:=FLOOR([.G$2] * POWER(SIN( PI() * [.$A601] / [.G$1] );2))" office:value-type="float" office:value="190" calcext:value-type="float">
            <text:p>190</text:p>
          </table:table-cell>
          <table:table-cell table:formula="of:=[.H$2]-FLOOR(POWER(IF(MOD([.$A601];[.H$1])&lt;[.H$1]/2;FLOOR(MOD([.$A601];[.H$1]) * [.H$2] *2 / ([.H$1]-1));[.H$2]-FLOOR(MOD(FLOOR([.$A601]-[.H$1]/2);[.H$1]) * [.H$2] *2 / ([.H$1]-1)));2)/[.H$2])" office:value-type="float" office:value="142" calcext:value-type="float">
            <text:p>142</text:p>
          </table:table-cell>
          <table:table-cell table:formula="of:=FLOOR( [.I$2] * ABS(SIN( PI() * [.$A601] / [.I$1] )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FLOOR([.$B$2]/2 + [.$B$2]/2 * SIN(2 *  PI() * [.$A602] / [.$B$1] ))" office:value-type="float" office:value="236" calcext:value-type="float">
            <text:p>236</text:p>
          </table:table-cell>
          <table:table-cell table:formula="of:=FLOOR(MOD([.$A602];[.C$1]) * [.C$2] / ([.C$1]-1))" office:value-type="float" office:value="86" calcext:value-type="float">
            <text:p>86</text:p>
          </table:table-cell>
          <table:table-cell table:formula="of:=FLOOR(MOD([.D$1]-[.$A602] -1;[.D$1]) * [.D$2] / ([.D$1]-1))" office:value-type="float" office:value="169" calcext:value-type="float">
            <text:p>169</text:p>
          </table:table-cell>
          <table:table-cell table:formula="of:=(IF(MOD([.$A602];[.E$1])&lt;FLOOR([.E$1]/2);0;[.E$2]))" office:value-type="float" office:value="0" calcext:value-type="float">
            <text:p>0</text:p>
          </table:table-cell>
          <table:table-cell table:formula="of:=IF(MOD([.$A602];[.F$1])&lt;[.F$1]/2;FLOOR(MOD([.$A602];[.F$1]) * [.F$2] *2 / ([.F$1]-1));[.F$2]-FLOOR(MOD(FLOOR([.$A602]-[.F$1]/2);[.F$1]) * [.F$2] *2 / ([.F$1]-1)))" office:value-type="float" office:value="172" calcext:value-type="float">
            <text:p>172</text:p>
          </table:table-cell>
          <table:table-cell table:formula="of:=FLOOR([.G$2] * POWER(SIN( PI() * [.$A602] / [.G$1] );2))" office:value-type="float" office:value="193" calcext:value-type="float">
            <text:p>193</text:p>
          </table:table-cell>
          <table:table-cell table:formula="of:=[.H$2]-FLOOR(POWER(IF(MOD([.$A602];[.H$1])&lt;[.H$1]/2;FLOOR(MOD([.$A602];[.H$1]) * [.H$2] *2 / ([.H$1]-1));[.H$2]-FLOOR(MOD(FLOOR([.$A602]-[.H$1]/2);[.H$1]) * [.H$2] *2 / ([.H$1]-1)));2)/[.H$2])" office:value-type="float" office:value="139" calcext:value-type="float">
            <text:p>139</text:p>
          </table:table-cell>
          <table:table-cell table:formula="of:=FLOOR( [.I$2] * ABS(SIN( PI() * [.$A602] / [.I$1] )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FLOOR([.$B$2]/2 + [.$B$2]/2 * SIN(2 *  PI() * [.$A603] / [.$B$1] ))" office:value-type="float" office:value="235" calcext:value-type="float">
            <text:p>235</text:p>
          </table:table-cell>
          <table:table-cell table:formula="of:=FLOOR(MOD([.$A603];[.C$1]) * [.C$2] / ([.C$1]-1))" office:value-type="float" office:value="87" calcext:value-type="float">
            <text:p>87</text:p>
          </table:table-cell>
          <table:table-cell table:formula="of:=FLOOR(MOD([.D$1]-[.$A603] -1;[.D$1]) * [.D$2] / ([.D$1]-1))" office:value-type="float" office:value="168" calcext:value-type="float">
            <text:p>168</text:p>
          </table:table-cell>
          <table:table-cell table:formula="of:=(IF(MOD([.$A603];[.E$1])&lt;FLOOR([.E$1]/2);0;[.E$2]))" office:value-type="float" office:value="0" calcext:value-type="float">
            <text:p>0</text:p>
          </table:table-cell>
          <table:table-cell table:formula="of:=IF(MOD([.$A603];[.F$1])&lt;[.F$1]/2;FLOOR(MOD([.$A603];[.F$1]) * [.F$2] *2 / ([.F$1]-1));[.F$2]-FLOOR(MOD(FLOOR([.$A603]-[.F$1]/2);[.F$1]) * [.F$2] *2 / ([.F$1]-1)))" office:value-type="float" office:value="174" calcext:value-type="float">
            <text:p>174</text:p>
          </table:table-cell>
          <table:table-cell table:formula="of:=FLOOR([.G$2] * POWER(SIN( PI() * [.$A603] / [.G$1] );2))" office:value-type="float" office:value="195" calcext:value-type="float">
            <text:p>195</text:p>
          </table:table-cell>
          <table:table-cell table:formula="of:=[.H$2]-FLOOR(POWER(IF(MOD([.$A603];[.H$1])&lt;[.H$1]/2;FLOOR(MOD([.$A603];[.H$1]) * [.H$2] *2 / ([.H$1]-1));[.H$2]-FLOOR(MOD(FLOOR([.$A603]-[.H$1]/2);[.H$1]) * [.H$2] *2 / ([.H$1]-1)));2)/[.H$2])" office:value-type="float" office:value="137" calcext:value-type="float">
            <text:p>137</text:p>
          </table:table-cell>
          <table:table-cell table:formula="of:=FLOOR( [.I$2] * ABS(SIN( PI() * [.$A603] / [.I$1] )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FLOOR([.$B$2]/2 + [.$B$2]/2 * SIN(2 *  PI() * [.$A604] / [.$B$1] ))" office:value-type="float" office:value="233" calcext:value-type="float">
            <text:p>233</text:p>
          </table:table-cell>
          <table:table-cell table:formula="of:=FLOOR(MOD([.$A604];[.C$1]) * [.C$2] / ([.C$1]-1))" office:value-type="float" office:value="88" calcext:value-type="float">
            <text:p>88</text:p>
          </table:table-cell>
          <table:table-cell table:formula="of:=FLOOR(MOD([.D$1]-[.$A604] -1;[.D$1]) * [.D$2] / ([.D$1]-1))" office:value-type="float" office:value="167" calcext:value-type="float">
            <text:p>167</text:p>
          </table:table-cell>
          <table:table-cell table:formula="of:=(IF(MOD([.$A604];[.E$1])&lt;FLOOR([.E$1]/2);0;[.E$2]))" office:value-type="float" office:value="0" calcext:value-type="float">
            <text:p>0</text:p>
          </table:table-cell>
          <table:table-cell table:formula="of:=IF(MOD([.$A604];[.F$1])&lt;[.F$1]/2;FLOOR(MOD([.$A604];[.F$1]) * [.F$2] *2 / ([.F$1]-1));[.F$2]-FLOOR(MOD(FLOOR([.$A604]-[.F$1]/2);[.F$1]) * [.F$2] *2 / ([.F$1]-1)))" office:value-type="float" office:value="176" calcext:value-type="float">
            <text:p>176</text:p>
          </table:table-cell>
          <table:table-cell table:formula="of:=FLOOR([.G$2] * POWER(SIN( PI() * [.$A604] / [.G$1] );2))" office:value-type="float" office:value="198" calcext:value-type="float">
            <text:p>198</text:p>
          </table:table-cell>
          <table:table-cell table:formula="of:=[.H$2]-FLOOR(POWER(IF(MOD([.$A604];[.H$1])&lt;[.H$1]/2;FLOOR(MOD([.$A604];[.H$1]) * [.H$2] *2 / ([.H$1]-1));[.H$2]-FLOOR(MOD(FLOOR([.$A604]-[.H$1]/2);[.H$1]) * [.H$2] *2 / ([.H$1]-1)));2)/[.H$2])" office:value-type="float" office:value="134" calcext:value-type="float">
            <text:p>134</text:p>
          </table:table-cell>
          <table:table-cell table:formula="of:=FLOOR( [.I$2] * ABS(SIN( PI() * [.$A604] / [.I$1] ))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FLOOR([.$B$2]/2 + [.$B$2]/2 * SIN(2 *  PI() * [.$A605] / [.$B$1] ))" office:value-type="float" office:value="231" calcext:value-type="float">
            <text:p>231</text:p>
          </table:table-cell>
          <table:table-cell table:formula="of:=FLOOR(MOD([.$A605];[.C$1]) * [.C$2] / ([.C$1]-1))" office:value-type="float" office:value="89" calcext:value-type="float">
            <text:p>89</text:p>
          </table:table-cell>
          <table:table-cell table:formula="of:=FLOOR(MOD([.D$1]-[.$A605] -1;[.D$1]) * [.D$2] / ([.D$1]-1))" office:value-type="float" office:value="166" calcext:value-type="float">
            <text:p>166</text:p>
          </table:table-cell>
          <table:table-cell table:formula="of:=(IF(MOD([.$A605];[.E$1])&lt;FLOOR([.E$1]/2);0;[.E$2]))" office:value-type="float" office:value="0" calcext:value-type="float">
            <text:p>0</text:p>
          </table:table-cell>
          <table:table-cell table:formula="of:=IF(MOD([.$A605];[.F$1])&lt;[.F$1]/2;FLOOR(MOD([.$A605];[.F$1]) * [.F$2] *2 / ([.F$1]-1));[.F$2]-FLOOR(MOD(FLOOR([.$A605]-[.F$1]/2);[.F$1]) * [.F$2] *2 / ([.F$1]-1)))" office:value-type="float" office:value="178" calcext:value-type="float">
            <text:p>178</text:p>
          </table:table-cell>
          <table:table-cell table:formula="of:=FLOOR([.G$2] * POWER(SIN( PI() * [.$A605] / [.G$1] );2))" office:value-type="float" office:value="200" calcext:value-type="float">
            <text:p>200</text:p>
          </table:table-cell>
          <table:table-cell table:formula="of:=[.H$2]-FLOOR(POWER(IF(MOD([.$A605];[.H$1])&lt;[.H$1]/2;FLOOR(MOD([.$A605];[.H$1]) * [.H$2] *2 / ([.H$1]-1));[.H$2]-FLOOR(MOD(FLOOR([.$A605]-[.H$1]/2);[.H$1]) * [.H$2] *2 / ([.H$1]-1)));2)/[.H$2])" office:value-type="float" office:value="131" calcext:value-type="float">
            <text:p>131</text:p>
          </table:table-cell>
          <table:table-cell table:formula="of:=FLOOR( [.I$2] * ABS(SIN( PI() * [.$A605] / [.I$1] ))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FLOOR([.$B$2]/2 + [.$B$2]/2 * SIN(2 *  PI() * [.$A606] / [.$B$1] ))" office:value-type="float" office:value="229" calcext:value-type="float">
            <text:p>229</text:p>
          </table:table-cell>
          <table:table-cell table:formula="of:=FLOOR(MOD([.$A606];[.C$1]) * [.C$2] / ([.C$1]-1))" office:value-type="float" office:value="90" calcext:value-type="float">
            <text:p>90</text:p>
          </table:table-cell>
          <table:table-cell table:formula="of:=FLOOR(MOD([.D$1]-[.$A606] -1;[.D$1]) * [.D$2] / ([.D$1]-1))" office:value-type="float" office:value="165" calcext:value-type="float">
            <text:p>165</text:p>
          </table:table-cell>
          <table:table-cell table:formula="of:=(IF(MOD([.$A606];[.E$1])&lt;FLOOR([.E$1]/2);0;[.E$2]))" office:value-type="float" office:value="0" calcext:value-type="float">
            <text:p>0</text:p>
          </table:table-cell>
          <table:table-cell table:formula="of:=IF(MOD([.$A606];[.F$1])&lt;[.F$1]/2;FLOOR(MOD([.$A606];[.F$1]) * [.F$2] *2 / ([.F$1]-1));[.F$2]-FLOOR(MOD(FLOOR([.$A606]-[.F$1]/2);[.F$1]) * [.F$2] *2 / ([.F$1]-1)))" office:value-type="float" office:value="180" calcext:value-type="float">
            <text:p>180</text:p>
          </table:table-cell>
          <table:table-cell table:formula="of:=FLOOR([.G$2] * POWER(SIN( PI() * [.$A606] / [.G$1] );2))" office:value-type="float" office:value="203" calcext:value-type="float">
            <text:p>203</text:p>
          </table:table-cell>
          <table:table-cell table:formula="of:=[.H$2]-FLOOR(POWER(IF(MOD([.$A606];[.H$1])&lt;[.H$1]/2;FLOOR(MOD([.$A606];[.H$1]) * [.H$2] *2 / ([.H$1]-1));[.H$2]-FLOOR(MOD(FLOOR([.$A606]-[.H$1]/2);[.H$1]) * [.H$2] *2 / ([.H$1]-1)));2)/[.H$2])" office:value-type="float" office:value="128" calcext:value-type="float">
            <text:p>128</text:p>
          </table:table-cell>
          <table:table-cell table:formula="of:=FLOOR( [.I$2] * ABS(SIN( PI() * [.$A606] / [.I$1] ))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FLOOR([.$B$2]/2 + [.$B$2]/2 * SIN(2 *  PI() * [.$A607] / [.$B$1] ))" office:value-type="float" office:value="228" calcext:value-type="float">
            <text:p>228</text:p>
          </table:table-cell>
          <table:table-cell table:formula="of:=FLOOR(MOD([.$A607];[.C$1]) * [.C$2] / ([.C$1]-1))" office:value-type="float" office:value="91" calcext:value-type="float">
            <text:p>91</text:p>
          </table:table-cell>
          <table:table-cell table:formula="of:=FLOOR(MOD([.D$1]-[.$A607] -1;[.D$1]) * [.D$2] / ([.D$1]-1))" office:value-type="float" office:value="164" calcext:value-type="float">
            <text:p>164</text:p>
          </table:table-cell>
          <table:table-cell table:formula="of:=(IF(MOD([.$A607];[.E$1])&lt;FLOOR([.E$1]/2);0;[.E$2]))" office:value-type="float" office:value="0" calcext:value-type="float">
            <text:p>0</text:p>
          </table:table-cell>
          <table:table-cell table:formula="of:=IF(MOD([.$A607];[.F$1])&lt;[.F$1]/2;FLOOR(MOD([.$A607];[.F$1]) * [.F$2] *2 / ([.F$1]-1));[.F$2]-FLOOR(MOD(FLOOR([.$A607]-[.F$1]/2);[.F$1]) * [.F$2] *2 / ([.F$1]-1)))" office:value-type="float" office:value="182" calcext:value-type="float">
            <text:p>182</text:p>
          </table:table-cell>
          <table:table-cell table:formula="of:=FLOOR([.G$2] * POWER(SIN( PI() * [.$A607] / [.G$1] );2))" office:value-type="float" office:value="205" calcext:value-type="float">
            <text:p>205</text:p>
          </table:table-cell>
          <table:table-cell table:formula="of:=[.H$2]-FLOOR(POWER(IF(MOD([.$A607];[.H$1])&lt;[.H$1]/2;FLOOR(MOD([.$A607];[.H$1]) * [.H$2] *2 / ([.H$1]-1));[.H$2]-FLOOR(MOD(FLOOR([.$A607]-[.H$1]/2);[.H$1]) * [.H$2] *2 / ([.H$1]-1)));2)/[.H$2])" office:value-type="float" office:value="126" calcext:value-type="float">
            <text:p>126</text:p>
          </table:table-cell>
          <table:table-cell table:formula="of:=FLOOR( [.I$2] * ABS(SIN( PI() * [.$A607] / [.I$1] ))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FLOOR([.$B$2]/2 + [.$B$2]/2 * SIN(2 *  PI() * [.$A608] / [.$B$1] ))" office:value-type="float" office:value="226" calcext:value-type="float">
            <text:p>226</text:p>
          </table:table-cell>
          <table:table-cell table:formula="of:=FLOOR(MOD([.$A608];[.C$1]) * [.C$2] / ([.C$1]-1))" office:value-type="float" office:value="92" calcext:value-type="float">
            <text:p>92</text:p>
          </table:table-cell>
          <table:table-cell table:formula="of:=FLOOR(MOD([.D$1]-[.$A608] -1;[.D$1]) * [.D$2] / ([.D$1]-1))" office:value-type="float" office:value="163" calcext:value-type="float">
            <text:p>163</text:p>
          </table:table-cell>
          <table:table-cell table:formula="of:=(IF(MOD([.$A608];[.E$1])&lt;FLOOR([.E$1]/2);0;[.E$2]))" office:value-type="float" office:value="0" calcext:value-type="float">
            <text:p>0</text:p>
          </table:table-cell>
          <table:table-cell table:formula="of:=IF(MOD([.$A608];[.F$1])&lt;[.F$1]/2;FLOOR(MOD([.$A608];[.F$1]) * [.F$2] *2 / ([.F$1]-1));[.F$2]-FLOOR(MOD(FLOOR([.$A608]-[.F$1]/2);[.F$1]) * [.F$2] *2 / ([.F$1]-1)))" office:value-type="float" office:value="184" calcext:value-type="float">
            <text:p>184</text:p>
          </table:table-cell>
          <table:table-cell table:formula="of:=FLOOR([.G$2] * POWER(SIN( PI() * [.$A608] / [.G$1] );2))" office:value-type="float" office:value="208" calcext:value-type="float">
            <text:p>208</text:p>
          </table:table-cell>
          <table:table-cell table:formula="of:=[.H$2]-FLOOR(POWER(IF(MOD([.$A608];[.H$1])&lt;[.H$1]/2;FLOOR(MOD([.$A608];[.H$1]) * [.H$2] *2 / ([.H$1]-1));[.H$2]-FLOOR(MOD(FLOOR([.$A608]-[.H$1]/2);[.H$1]) * [.H$2] *2 / ([.H$1]-1)));2)/[.H$2])" office:value-type="float" office:value="123" calcext:value-type="float">
            <text:p>123</text:p>
          </table:table-cell>
          <table:table-cell table:formula="of:=FLOOR( [.I$2] * ABS(SIN( PI() * [.$A608] / [.I$1] ))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FLOOR([.$B$2]/2 + [.$B$2]/2 * SIN(2 *  PI() * [.$A609] / [.$B$1] ))" office:value-type="float" office:value="224" calcext:value-type="float">
            <text:p>224</text:p>
          </table:table-cell>
          <table:table-cell table:formula="of:=FLOOR(MOD([.$A609];[.C$1]) * [.C$2] / ([.C$1]-1))" office:value-type="float" office:value="93" calcext:value-type="float">
            <text:p>93</text:p>
          </table:table-cell>
          <table:table-cell table:formula="of:=FLOOR(MOD([.D$1]-[.$A609] -1;[.D$1]) * [.D$2] / ([.D$1]-1))" office:value-type="float" office:value="162" calcext:value-type="float">
            <text:p>162</text:p>
          </table:table-cell>
          <table:table-cell table:formula="of:=(IF(MOD([.$A609];[.E$1])&lt;FLOOR([.E$1]/2);0;[.E$2]))" office:value-type="float" office:value="0" calcext:value-type="float">
            <text:p>0</text:p>
          </table:table-cell>
          <table:table-cell table:formula="of:=IF(MOD([.$A609];[.F$1])&lt;[.F$1]/2;FLOOR(MOD([.$A609];[.F$1]) * [.F$2] *2 / ([.F$1]-1));[.F$2]-FLOOR(MOD(FLOOR([.$A609]-[.F$1]/2);[.F$1]) * [.F$2] *2 / ([.F$1]-1)))" office:value-type="float" office:value="186" calcext:value-type="float">
            <text:p>186</text:p>
          </table:table-cell>
          <table:table-cell table:formula="of:=FLOOR([.G$2] * POWER(SIN( PI() * [.$A609] / [.G$1] );2))" office:value-type="float" office:value="210" calcext:value-type="float">
            <text:p>210</text:p>
          </table:table-cell>
          <table:table-cell table:formula="of:=[.H$2]-FLOOR(POWER(IF(MOD([.$A609];[.H$1])&lt;[.H$1]/2;FLOOR(MOD([.$A609];[.H$1]) * [.H$2] *2 / ([.H$1]-1));[.H$2]-FLOOR(MOD(FLOOR([.$A609]-[.H$1]/2);[.H$1]) * [.H$2] *2 / ([.H$1]-1)));2)/[.H$2])" office:value-type="float" office:value="120" calcext:value-type="float">
            <text:p>120</text:p>
          </table:table-cell>
          <table:table-cell table:formula="of:=FLOOR( [.I$2] * ABS(SIN( PI() * [.$A609] / [.I$1] ))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FLOOR([.$B$2]/2 + [.$B$2]/2 * SIN(2 *  PI() * [.$A610] / [.$B$1] ))" office:value-type="float" office:value="221" calcext:value-type="float">
            <text:p>221</text:p>
          </table:table-cell>
          <table:table-cell table:formula="of:=FLOOR(MOD([.$A610];[.C$1]) * [.C$2] / ([.C$1]-1))" office:value-type="float" office:value="94" calcext:value-type="float">
            <text:p>94</text:p>
          </table:table-cell>
          <table:table-cell table:formula="of:=FLOOR(MOD([.D$1]-[.$A610] -1;[.D$1]) * [.D$2] / ([.D$1]-1))" office:value-type="float" office:value="161" calcext:value-type="float">
            <text:p>161</text:p>
          </table:table-cell>
          <table:table-cell table:formula="of:=(IF(MOD([.$A610];[.E$1])&lt;FLOOR([.E$1]/2);0;[.E$2]))" office:value-type="float" office:value="0" calcext:value-type="float">
            <text:p>0</text:p>
          </table:table-cell>
          <table:table-cell table:formula="of:=IF(MOD([.$A610];[.F$1])&lt;[.F$1]/2;FLOOR(MOD([.$A610];[.F$1]) * [.F$2] *2 / ([.F$1]-1));[.F$2]-FLOOR(MOD(FLOOR([.$A610]-[.F$1]/2);[.F$1]) * [.F$2] *2 / ([.F$1]-1)))" office:value-type="float" office:value="188" calcext:value-type="float">
            <text:p>188</text:p>
          </table:table-cell>
          <table:table-cell table:formula="of:=FLOOR([.G$2] * POWER(SIN( PI() * [.$A610] / [.G$1] );2))" office:value-type="float" office:value="213" calcext:value-type="float">
            <text:p>213</text:p>
          </table:table-cell>
          <table:table-cell table:formula="of:=[.H$2]-FLOOR(POWER(IF(MOD([.$A610];[.H$1])&lt;[.H$1]/2;FLOOR(MOD([.$A610];[.H$1]) * [.H$2] *2 / ([.H$1]-1));[.H$2]-FLOOR(MOD(FLOOR([.$A610]-[.H$1]/2);[.H$1]) * [.H$2] *2 / ([.H$1]-1)));2)/[.H$2])" office:value-type="float" office:value="117" calcext:value-type="float">
            <text:p>117</text:p>
          </table:table-cell>
          <table:table-cell table:formula="of:=FLOOR( [.I$2] * ABS(SIN( PI() * [.$A610] / [.I$1] ))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FLOOR([.$B$2]/2 + [.$B$2]/2 * SIN(2 *  PI() * [.$A611] / [.$B$1] ))" office:value-type="float" office:value="219" calcext:value-type="float">
            <text:p>219</text:p>
          </table:table-cell>
          <table:table-cell table:formula="of:=FLOOR(MOD([.$A611];[.C$1]) * [.C$2] / ([.C$1]-1))" office:value-type="float" office:value="95" calcext:value-type="float">
            <text:p>95</text:p>
          </table:table-cell>
          <table:table-cell table:formula="of:=FLOOR(MOD([.D$1]-[.$A611] -1;[.D$1]) * [.D$2] / ([.D$1]-1))" office:value-type="float" office:value="160" calcext:value-type="float">
            <text:p>160</text:p>
          </table:table-cell>
          <table:table-cell table:formula="of:=(IF(MOD([.$A611];[.E$1])&lt;FLOOR([.E$1]/2);0;[.E$2]))" office:value-type="float" office:value="0" calcext:value-type="float">
            <text:p>0</text:p>
          </table:table-cell>
          <table:table-cell table:formula="of:=IF(MOD([.$A611];[.F$1])&lt;[.F$1]/2;FLOOR(MOD([.$A611];[.F$1]) * [.F$2] *2 / ([.F$1]-1));[.F$2]-FLOOR(MOD(FLOOR([.$A611]-[.F$1]/2);[.F$1]) * [.F$2] *2 / ([.F$1]-1)))" office:value-type="float" office:value="190" calcext:value-type="float">
            <text:p>190</text:p>
          </table:table-cell>
          <table:table-cell table:formula="of:=FLOOR([.G$2] * POWER(SIN( PI() * [.$A611] / [.G$1] );2))" office:value-type="float" office:value="215" calcext:value-type="float">
            <text:p>215</text:p>
          </table:table-cell>
          <table:table-cell table:formula="of:=[.H$2]-FLOOR(POWER(IF(MOD([.$A611];[.H$1])&lt;[.H$1]/2;FLOOR(MOD([.$A611];[.H$1]) * [.H$2] *2 / ([.H$1]-1));[.H$2]-FLOOR(MOD(FLOOR([.$A611]-[.H$1]/2);[.H$1]) * [.H$2] *2 / ([.H$1]-1)));2)/[.H$2])" office:value-type="float" office:value="114" calcext:value-type="float">
            <text:p>114</text:p>
          </table:table-cell>
          <table:table-cell table:formula="of:=FLOOR( [.I$2] * ABS(SIN( PI() * [.$A611] / [.I$1] )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FLOOR([.$B$2]/2 + [.$B$2]/2 * SIN(2 *  PI() * [.$A612] / [.$B$1] ))" office:value-type="float" office:value="217" calcext:value-type="float">
            <text:p>217</text:p>
          </table:table-cell>
          <table:table-cell table:formula="of:=FLOOR(MOD([.$A612];[.C$1]) * [.C$2] / ([.C$1]-1))" office:value-type="float" office:value="96" calcext:value-type="float">
            <text:p>96</text:p>
          </table:table-cell>
          <table:table-cell table:formula="of:=FLOOR(MOD([.D$1]-[.$A612] -1;[.D$1]) * [.D$2] / ([.D$1]-1))" office:value-type="float" office:value="159" calcext:value-type="float">
            <text:p>159</text:p>
          </table:table-cell>
          <table:table-cell table:formula="of:=(IF(MOD([.$A612];[.E$1])&lt;FLOOR([.E$1]/2);0;[.E$2]))" office:value-type="float" office:value="0" calcext:value-type="float">
            <text:p>0</text:p>
          </table:table-cell>
          <table:table-cell table:formula="of:=IF(MOD([.$A612];[.F$1])&lt;[.F$1]/2;FLOOR(MOD([.$A612];[.F$1]) * [.F$2] *2 / ([.F$1]-1));[.F$2]-FLOOR(MOD(FLOOR([.$A612]-[.F$1]/2);[.F$1]) * [.F$2] *2 / ([.F$1]-1)))" office:value-type="float" office:value="192" calcext:value-type="float">
            <text:p>192</text:p>
          </table:table-cell>
          <table:table-cell table:formula="of:=FLOOR([.G$2] * POWER(SIN( PI() * [.$A612] / [.G$1] );2))" office:value-type="float" office:value="217" calcext:value-type="float">
            <text:p>217</text:p>
          </table:table-cell>
          <table:table-cell table:formula="of:=[.H$2]-FLOOR(POWER(IF(MOD([.$A612];[.H$1])&lt;[.H$1]/2;FLOOR(MOD([.$A612];[.H$1]) * [.H$2] *2 / ([.H$1]-1));[.H$2]-FLOOR(MOD(FLOOR([.$A612]-[.H$1]/2);[.H$1]) * [.H$2] *2 / ([.H$1]-1)));2)/[.H$2])" office:value-type="float" office:value="111" calcext:value-type="float">
            <text:p>111</text:p>
          </table:table-cell>
          <table:table-cell table:formula="of:=FLOOR( [.I$2] * ABS(SIN( PI() * [.$A612] / [.I$1] )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FLOOR([.$B$2]/2 + [.$B$2]/2 * SIN(2 *  PI() * [.$A613] / [.$B$1] ))" office:value-type="float" office:value="215" calcext:value-type="float">
            <text:p>215</text:p>
          </table:table-cell>
          <table:table-cell table:formula="of:=FLOOR(MOD([.$A613];[.C$1]) * [.C$2] / ([.C$1]-1))" office:value-type="float" office:value="97" calcext:value-type="float">
            <text:p>97</text:p>
          </table:table-cell>
          <table:table-cell table:formula="of:=FLOOR(MOD([.D$1]-[.$A613] -1;[.D$1]) * [.D$2] / ([.D$1]-1))" office:value-type="float" office:value="158" calcext:value-type="float">
            <text:p>158</text:p>
          </table:table-cell>
          <table:table-cell table:formula="of:=(IF(MOD([.$A613];[.E$1])&lt;FLOOR([.E$1]/2);0;[.E$2]))" office:value-type="float" office:value="0" calcext:value-type="float">
            <text:p>0</text:p>
          </table:table-cell>
          <table:table-cell table:formula="of:=IF(MOD([.$A613];[.F$1])&lt;[.F$1]/2;FLOOR(MOD([.$A613];[.F$1]) * [.F$2] *2 / ([.F$1]-1));[.F$2]-FLOOR(MOD(FLOOR([.$A613]-[.F$1]/2);[.F$1]) * [.F$2] *2 / ([.F$1]-1)))" office:value-type="float" office:value="194" calcext:value-type="float">
            <text:p>194</text:p>
          </table:table-cell>
          <table:table-cell table:formula="of:=FLOOR([.G$2] * POWER(SIN( PI() * [.$A613] / [.G$1] );2))" office:value-type="float" office:value="219" calcext:value-type="float">
            <text:p>219</text:p>
          </table:table-cell>
          <table:table-cell table:formula="of:=[.H$2]-FLOOR(POWER(IF(MOD([.$A613];[.H$1])&lt;[.H$1]/2;FLOOR(MOD([.$A613];[.H$1]) * [.H$2] *2 / ([.H$1]-1));[.H$2]-FLOOR(MOD(FLOOR([.$A613]-[.H$1]/2);[.H$1]) * [.H$2] *2 / ([.H$1]-1)));2)/[.H$2])" office:value-type="float" office:value="108" calcext:value-type="float">
            <text:p>108</text:p>
          </table:table-cell>
          <table:table-cell table:formula="of:=FLOOR( [.I$2] * ABS(SIN( PI() * [.$A613] / [.I$1] ))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FLOOR([.$B$2]/2 + [.$B$2]/2 * SIN(2 *  PI() * [.$A614] / [.$B$1] ))" office:value-type="float" office:value="213" calcext:value-type="float">
            <text:p>213</text:p>
          </table:table-cell>
          <table:table-cell table:formula="of:=FLOOR(MOD([.$A614];[.C$1]) * [.C$2] / ([.C$1]-1))" office:value-type="float" office:value="98" calcext:value-type="float">
            <text:p>98</text:p>
          </table:table-cell>
          <table:table-cell table:formula="of:=FLOOR(MOD([.D$1]-[.$A614] -1;[.D$1]) * [.D$2] / ([.D$1]-1))" office:value-type="float" office:value="157" calcext:value-type="float">
            <text:p>157</text:p>
          </table:table-cell>
          <table:table-cell table:formula="of:=(IF(MOD([.$A614];[.E$1])&lt;FLOOR([.E$1]/2);0;[.E$2]))" office:value-type="float" office:value="0" calcext:value-type="float">
            <text:p>0</text:p>
          </table:table-cell>
          <table:table-cell table:formula="of:=IF(MOD([.$A614];[.F$1])&lt;[.F$1]/2;FLOOR(MOD([.$A614];[.F$1]) * [.F$2] *2 / ([.F$1]-1));[.F$2]-FLOOR(MOD(FLOOR([.$A614]-[.F$1]/2);[.F$1]) * [.F$2] *2 / ([.F$1]-1)))" office:value-type="float" office:value="196" calcext:value-type="float">
            <text:p>196</text:p>
          </table:table-cell>
          <table:table-cell table:formula="of:=FLOOR([.G$2] * POWER(SIN( PI() * [.$A614] / [.G$1] );2))" office:value-type="float" office:value="221" calcext:value-type="float">
            <text:p>221</text:p>
          </table:table-cell>
          <table:table-cell table:formula="of:=[.H$2]-FLOOR(POWER(IF(MOD([.$A614];[.H$1])&lt;[.H$1]/2;FLOOR(MOD([.$A614];[.H$1]) * [.H$2] *2 / ([.H$1]-1));[.H$2]-FLOOR(MOD(FLOOR([.$A614]-[.H$1]/2);[.H$1]) * [.H$2] *2 / ([.H$1]-1)));2)/[.H$2])" office:value-type="float" office:value="105" calcext:value-type="float">
            <text:p>105</text:p>
          </table:table-cell>
          <table:table-cell table:formula="of:=FLOOR( [.I$2] * ABS(SIN( PI() * [.$A614] / [.I$1] ))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FLOOR([.$B$2]/2 + [.$B$2]/2 * SIN(2 *  PI() * [.$A615] / [.$B$1] ))" office:value-type="float" office:value="210" calcext:value-type="float">
            <text:p>210</text:p>
          </table:table-cell>
          <table:table-cell table:formula="of:=FLOOR(MOD([.$A615];[.C$1]) * [.C$2] / ([.C$1]-1))" office:value-type="float" office:value="99" calcext:value-type="float">
            <text:p>99</text:p>
          </table:table-cell>
          <table:table-cell table:formula="of:=FLOOR(MOD([.D$1]-[.$A615] -1;[.D$1]) * [.D$2] / ([.D$1]-1))" office:value-type="float" office:value="156" calcext:value-type="float">
            <text:p>156</text:p>
          </table:table-cell>
          <table:table-cell table:formula="of:=(IF(MOD([.$A615];[.E$1])&lt;FLOOR([.E$1]/2);0;[.E$2]))" office:value-type="float" office:value="0" calcext:value-type="float">
            <text:p>0</text:p>
          </table:table-cell>
          <table:table-cell table:formula="of:=IF(MOD([.$A615];[.F$1])&lt;[.F$1]/2;FLOOR(MOD([.$A615];[.F$1]) * [.F$2] *2 / ([.F$1]-1));[.F$2]-FLOOR(MOD(FLOOR([.$A615]-[.F$1]/2);[.F$1]) * [.F$2] *2 / ([.F$1]-1)))" office:value-type="float" office:value="198" calcext:value-type="float">
            <text:p>198</text:p>
          </table:table-cell>
          <table:table-cell table:formula="of:=FLOOR([.G$2] * POWER(SIN( PI() * [.$A615] / [.G$1] );2))" office:value-type="float" office:value="224" calcext:value-type="float">
            <text:p>224</text:p>
          </table:table-cell>
          <table:table-cell table:formula="of:=[.H$2]-FLOOR(POWER(IF(MOD([.$A615];[.H$1])&lt;[.H$1]/2;FLOOR(MOD([.$A615];[.H$1]) * [.H$2] *2 / ([.H$1]-1));[.H$2]-FLOOR(MOD(FLOOR([.$A615]-[.H$1]/2);[.H$1]) * [.H$2] *2 / ([.H$1]-1)));2)/[.H$2])" office:value-type="float" office:value="102" calcext:value-type="float">
            <text:p>102</text:p>
          </table:table-cell>
          <table:table-cell table:formula="of:=FLOOR( [.I$2] * ABS(SIN( PI() * [.$A615] / [.I$1] ))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FLOOR([.$B$2]/2 + [.$B$2]/2 * SIN(2 *  PI() * [.$A616] / [.$B$1] ))" office:value-type="float" office:value="208" calcext:value-type="float">
            <text:p>208</text:p>
          </table:table-cell>
          <table:table-cell table:formula="of:=FLOOR(MOD([.$A616];[.C$1]) * [.C$2] / ([.C$1]-1))" office:value-type="float" office:value="100" calcext:value-type="float">
            <text:p>100</text:p>
          </table:table-cell>
          <table:table-cell table:formula="of:=FLOOR(MOD([.D$1]-[.$A616] -1;[.D$1]) * [.D$2] / ([.D$1]-1))" office:value-type="float" office:value="155" calcext:value-type="float">
            <text:p>155</text:p>
          </table:table-cell>
          <table:table-cell table:formula="of:=(IF(MOD([.$A616];[.E$1])&lt;FLOOR([.E$1]/2);0;[.E$2]))" office:value-type="float" office:value="0" calcext:value-type="float">
            <text:p>0</text:p>
          </table:table-cell>
          <table:table-cell table:formula="of:=IF(MOD([.$A616];[.F$1])&lt;[.F$1]/2;FLOOR(MOD([.$A616];[.F$1]) * [.F$2] *2 / ([.F$1]-1));[.F$2]-FLOOR(MOD(FLOOR([.$A616]-[.F$1]/2);[.F$1]) * [.F$2] *2 / ([.F$1]-1)))" office:value-type="float" office:value="200" calcext:value-type="float">
            <text:p>200</text:p>
          </table:table-cell>
          <table:table-cell table:formula="of:=FLOOR([.G$2] * POWER(SIN( PI() * [.$A616] / [.G$1] );2))" office:value-type="float" office:value="226" calcext:value-type="float">
            <text:p>226</text:p>
          </table:table-cell>
          <table:table-cell table:formula="of:=[.H$2]-FLOOR(POWER(IF(MOD([.$A616];[.H$1])&lt;[.H$1]/2;FLOOR(MOD([.$A616];[.H$1]) * [.H$2] *2 / ([.H$1]-1));[.H$2]-FLOOR(MOD(FLOOR([.$A616]-[.H$1]/2);[.H$1]) * [.H$2] *2 / ([.H$1]-1)));2)/[.H$2])" office:value-type="float" office:value="99" calcext:value-type="float">
            <text:p>99</text:p>
          </table:table-cell>
          <table:table-cell table:formula="of:=FLOOR( [.I$2] * ABS(SIN( PI() * [.$A616] / [.I$1] )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FLOOR([.$B$2]/2 + [.$B$2]/2 * SIN(2 *  PI() * [.$A617] / [.$B$1] ))" office:value-type="float" office:value="205" calcext:value-type="float">
            <text:p>205</text:p>
          </table:table-cell>
          <table:table-cell table:formula="of:=FLOOR(MOD([.$A617];[.C$1]) * [.C$2] / ([.C$1]-1))" office:value-type="float" office:value="101" calcext:value-type="float">
            <text:p>101</text:p>
          </table:table-cell>
          <table:table-cell table:formula="of:=FLOOR(MOD([.D$1]-[.$A617] -1;[.D$1]) * [.D$2] / ([.D$1]-1))" office:value-type="float" office:value="154" calcext:value-type="float">
            <text:p>154</text:p>
          </table:table-cell>
          <table:table-cell table:formula="of:=(IF(MOD([.$A617];[.E$1])&lt;FLOOR([.E$1]/2);0;[.E$2]))" office:value-type="float" office:value="0" calcext:value-type="float">
            <text:p>0</text:p>
          </table:table-cell>
          <table:table-cell table:formula="of:=IF(MOD([.$A617];[.F$1])&lt;[.F$1]/2;FLOOR(MOD([.$A617];[.F$1]) * [.F$2] *2 / ([.F$1]-1));[.F$2]-FLOOR(MOD(FLOOR([.$A617]-[.F$1]/2);[.F$1]) * [.F$2] *2 / ([.F$1]-1)))" office:value-type="float" office:value="202" calcext:value-type="float">
            <text:p>202</text:p>
          </table:table-cell>
          <table:table-cell table:formula="of:=FLOOR([.G$2] * POWER(SIN( PI() * [.$A617] / [.G$1] );2))" office:value-type="float" office:value="228" calcext:value-type="float">
            <text:p>228</text:p>
          </table:table-cell>
          <table:table-cell table:formula="of:=[.H$2]-FLOOR(POWER(IF(MOD([.$A617];[.H$1])&lt;[.H$1]/2;FLOOR(MOD([.$A617];[.H$1]) * [.H$2] *2 / ([.H$1]-1));[.H$2]-FLOOR(MOD(FLOOR([.$A617]-[.H$1]/2);[.H$1]) * [.H$2] *2 / ([.H$1]-1)));2)/[.H$2])" office:value-type="float" office:value="95" calcext:value-type="float">
            <text:p>95</text:p>
          </table:table-cell>
          <table:table-cell table:formula="of:=FLOOR( [.I$2] * ABS(SIN( PI() * [.$A617] / [.I$1] ))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FLOOR([.$B$2]/2 + [.$B$2]/2 * SIN(2 *  PI() * [.$A618] / [.$B$1] ))" office:value-type="float" office:value="203" calcext:value-type="float">
            <text:p>203</text:p>
          </table:table-cell>
          <table:table-cell table:formula="of:=FLOOR(MOD([.$A618];[.C$1]) * [.C$2] / ([.C$1]-1))" office:value-type="float" office:value="102" calcext:value-type="float">
            <text:p>102</text:p>
          </table:table-cell>
          <table:table-cell table:formula="of:=FLOOR(MOD([.D$1]-[.$A618] -1;[.D$1]) * [.D$2] / ([.D$1]-1))" office:value-type="float" office:value="153" calcext:value-type="float">
            <text:p>153</text:p>
          </table:table-cell>
          <table:table-cell table:formula="of:=(IF(MOD([.$A618];[.E$1])&lt;FLOOR([.E$1]/2);0;[.E$2]))" office:value-type="float" office:value="0" calcext:value-type="float">
            <text:p>0</text:p>
          </table:table-cell>
          <table:table-cell table:formula="of:=IF(MOD([.$A618];[.F$1])&lt;[.F$1]/2;FLOOR(MOD([.$A618];[.F$1]) * [.F$2] *2 / ([.F$1]-1));[.F$2]-FLOOR(MOD(FLOOR([.$A618]-[.F$1]/2);[.F$1]) * [.F$2] *2 / ([.F$1]-1)))" office:value-type="float" office:value="204" calcext:value-type="float">
            <text:p>204</text:p>
          </table:table-cell>
          <table:table-cell table:formula="of:=FLOOR([.G$2] * POWER(SIN( PI() * [.$A618] / [.G$1] );2))" office:value-type="float" office:value="229" calcext:value-type="float">
            <text:p>229</text:p>
          </table:table-cell>
          <table:table-cell table:formula="of:=[.H$2]-FLOOR(POWER(IF(MOD([.$A618];[.H$1])&lt;[.H$1]/2;FLOOR(MOD([.$A618];[.H$1]) * [.H$2] *2 / ([.H$1]-1));[.H$2]-FLOOR(MOD(FLOOR([.$A618]-[.H$1]/2);[.H$1]) * [.H$2] *2 / ([.H$1]-1)));2)/[.H$2])" office:value-type="float" office:value="92" calcext:value-type="float">
            <text:p>92</text:p>
          </table:table-cell>
          <table:table-cell table:formula="of:=FLOOR( [.I$2] * ABS(SIN( PI() * [.$A618] / [.I$1] ))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FLOOR([.$B$2]/2 + [.$B$2]/2 * SIN(2 *  PI() * [.$A619] / [.$B$1] ))" office:value-type="float" office:value="200" calcext:value-type="float">
            <text:p>200</text:p>
          </table:table-cell>
          <table:table-cell table:formula="of:=FLOOR(MOD([.$A619];[.C$1]) * [.C$2] / ([.C$1]-1))" office:value-type="float" office:value="103" calcext:value-type="float">
            <text:p>103</text:p>
          </table:table-cell>
          <table:table-cell table:formula="of:=FLOOR(MOD([.D$1]-[.$A619] -1;[.D$1]) * [.D$2] / ([.D$1]-1))" office:value-type="float" office:value="152" calcext:value-type="float">
            <text:p>152</text:p>
          </table:table-cell>
          <table:table-cell table:formula="of:=(IF(MOD([.$A619];[.E$1])&lt;FLOOR([.E$1]/2);0;[.E$2]))" office:value-type="float" office:value="0" calcext:value-type="float">
            <text:p>0</text:p>
          </table:table-cell>
          <table:table-cell table:formula="of:=IF(MOD([.$A619];[.F$1])&lt;[.F$1]/2;FLOOR(MOD([.$A619];[.F$1]) * [.F$2] *2 / ([.F$1]-1));[.F$2]-FLOOR(MOD(FLOOR([.$A619]-[.F$1]/2);[.F$1]) * [.F$2] *2 / ([.F$1]-1)))" office:value-type="float" office:value="206" calcext:value-type="float">
            <text:p>206</text:p>
          </table:table-cell>
          <table:table-cell table:formula="of:=FLOOR([.G$2] * POWER(SIN( PI() * [.$A619] / [.G$1] );2))" office:value-type="float" office:value="231" calcext:value-type="float">
            <text:p>231</text:p>
          </table:table-cell>
          <table:table-cell table:formula="of:=[.H$2]-FLOOR(POWER(IF(MOD([.$A619];[.H$1])&lt;[.H$1]/2;FLOOR(MOD([.$A619];[.H$1]) * [.H$2] *2 / ([.H$1]-1));[.H$2]-FLOOR(MOD(FLOOR([.$A619]-[.H$1]/2);[.H$1]) * [.H$2] *2 / ([.H$1]-1)));2)/[.H$2])" office:value-type="float" office:value="89" calcext:value-type="float">
            <text:p>89</text:p>
          </table:table-cell>
          <table:table-cell table:formula="of:=FLOOR( [.I$2] * ABS(SIN( PI() * [.$A619] / [.I$1] )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FLOOR([.$B$2]/2 + [.$B$2]/2 * SIN(2 *  PI() * [.$A620] / [.$B$1] ))" office:value-type="float" office:value="198" calcext:value-type="float">
            <text:p>198</text:p>
          </table:table-cell>
          <table:table-cell table:formula="of:=FLOOR(MOD([.$A620];[.C$1]) * [.C$2] / ([.C$1]-1))" office:value-type="float" office:value="104" calcext:value-type="float">
            <text:p>104</text:p>
          </table:table-cell>
          <table:table-cell table:formula="of:=FLOOR(MOD([.D$1]-[.$A620] -1;[.D$1]) * [.D$2] / ([.D$1]-1))" office:value-type="float" office:value="151" calcext:value-type="float">
            <text:p>151</text:p>
          </table:table-cell>
          <table:table-cell table:formula="of:=(IF(MOD([.$A620];[.E$1])&lt;FLOOR([.E$1]/2);0;[.E$2]))" office:value-type="float" office:value="0" calcext:value-type="float">
            <text:p>0</text:p>
          </table:table-cell>
          <table:table-cell table:formula="of:=IF(MOD([.$A620];[.F$1])&lt;[.F$1]/2;FLOOR(MOD([.$A620];[.F$1]) * [.F$2] *2 / ([.F$1]-1));[.F$2]-FLOOR(MOD(FLOOR([.$A620]-[.F$1]/2);[.F$1]) * [.F$2] *2 / ([.F$1]-1)))" office:value-type="float" office:value="208" calcext:value-type="float">
            <text:p>208</text:p>
          </table:table-cell>
          <table:table-cell table:formula="of:=FLOOR([.G$2] * POWER(SIN( PI() * [.$A620] / [.G$1] );2))" office:value-type="float" office:value="233" calcext:value-type="float">
            <text:p>233</text:p>
          </table:table-cell>
          <table:table-cell table:formula="of:=[.H$2]-FLOOR(POWER(IF(MOD([.$A620];[.H$1])&lt;[.H$1]/2;FLOOR(MOD([.$A620];[.H$1]) * [.H$2] *2 / ([.H$1]-1));[.H$2]-FLOOR(MOD(FLOOR([.$A620]-[.H$1]/2);[.H$1]) * [.H$2] *2 / ([.H$1]-1)));2)/[.H$2])" office:value-type="float" office:value="86" calcext:value-type="float">
            <text:p>86</text:p>
          </table:table-cell>
          <table:table-cell table:formula="of:=FLOOR( [.I$2] * ABS(SIN( PI() * [.$A620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FLOOR([.$B$2]/2 + [.$B$2]/2 * SIN(2 *  PI() * [.$A621] / [.$B$1] ))" office:value-type="float" office:value="195" calcext:value-type="float">
            <text:p>195</text:p>
          </table:table-cell>
          <table:table-cell table:formula="of:=FLOOR(MOD([.$A621];[.C$1]) * [.C$2] / ([.C$1]-1))" office:value-type="float" office:value="105" calcext:value-type="float">
            <text:p>105</text:p>
          </table:table-cell>
          <table:table-cell table:formula="of:=FLOOR(MOD([.D$1]-[.$A621] -1;[.D$1]) * [.D$2] / ([.D$1]-1))" office:value-type="float" office:value="150" calcext:value-type="float">
            <text:p>150</text:p>
          </table:table-cell>
          <table:table-cell table:formula="of:=(IF(MOD([.$A621];[.E$1])&lt;FLOOR([.E$1]/2);0;[.E$2]))" office:value-type="float" office:value="0" calcext:value-type="float">
            <text:p>0</text:p>
          </table:table-cell>
          <table:table-cell table:formula="of:=IF(MOD([.$A621];[.F$1])&lt;[.F$1]/2;FLOOR(MOD([.$A621];[.F$1]) * [.F$2] *2 / ([.F$1]-1));[.F$2]-FLOOR(MOD(FLOOR([.$A621]-[.F$1]/2);[.F$1]) * [.F$2] *2 / ([.F$1]-1)))" office:value-type="float" office:value="210" calcext:value-type="float">
            <text:p>210</text:p>
          </table:table-cell>
          <table:table-cell table:formula="of:=FLOOR([.G$2] * POWER(SIN( PI() * [.$A621] / [.G$1] );2))" office:value-type="float" office:value="235" calcext:value-type="float">
            <text:p>235</text:p>
          </table:table-cell>
          <table:table-cell table:formula="of:=[.H$2]-FLOOR(POWER(IF(MOD([.$A621];[.H$1])&lt;[.H$1]/2;FLOOR(MOD([.$A621];[.H$1]) * [.H$2] *2 / ([.H$1]-1));[.H$2]-FLOOR(MOD(FLOOR([.$A621]-[.H$1]/2);[.H$1]) * [.H$2] *2 / ([.H$1]-1)));2)/[.H$2])" office:value-type="float" office:value="83" calcext:value-type="float">
            <text:p>83</text:p>
          </table:table-cell>
          <table:table-cell table:formula="of:=FLOOR( [.I$2] * ABS(SIN( PI() * [.$A621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FLOOR([.$B$2]/2 + [.$B$2]/2 * SIN(2 *  PI() * [.$A622] / [.$B$1] ))" office:value-type="float" office:value="193" calcext:value-type="float">
            <text:p>193</text:p>
          </table:table-cell>
          <table:table-cell table:formula="of:=FLOOR(MOD([.$A622];[.C$1]) * [.C$2] / ([.C$1]-1))" office:value-type="float" office:value="106" calcext:value-type="float">
            <text:p>106</text:p>
          </table:table-cell>
          <table:table-cell table:formula="of:=FLOOR(MOD([.D$1]-[.$A622] -1;[.D$1]) * [.D$2] / ([.D$1]-1))" office:value-type="float" office:value="149" calcext:value-type="float">
            <text:p>149</text:p>
          </table:table-cell>
          <table:table-cell table:formula="of:=(IF(MOD([.$A622];[.E$1])&lt;FLOOR([.E$1]/2);0;[.E$2]))" office:value-type="float" office:value="0" calcext:value-type="float">
            <text:p>0</text:p>
          </table:table-cell>
          <table:table-cell table:formula="of:=IF(MOD([.$A622];[.F$1])&lt;[.F$1]/2;FLOOR(MOD([.$A622];[.F$1]) * [.F$2] *2 / ([.F$1]-1));[.F$2]-FLOOR(MOD(FLOOR([.$A622]-[.F$1]/2);[.F$1]) * [.F$2] *2 / ([.F$1]-1)))" office:value-type="float" office:value="212" calcext:value-type="float">
            <text:p>212</text:p>
          </table:table-cell>
          <table:table-cell table:formula="of:=FLOOR([.G$2] * POWER(SIN( PI() * [.$A622] / [.G$1] );2))" office:value-type="float" office:value="236" calcext:value-type="float">
            <text:p>236</text:p>
          </table:table-cell>
          <table:table-cell table:formula="of:=[.H$2]-FLOOR(POWER(IF(MOD([.$A622];[.H$1])&lt;[.H$1]/2;FLOOR(MOD([.$A622];[.H$1]) * [.H$2] *2 / ([.H$1]-1));[.H$2]-FLOOR(MOD(FLOOR([.$A622]-[.H$1]/2);[.H$1]) * [.H$2] *2 / ([.H$1]-1)));2)/[.H$2])" office:value-type="float" office:value="79" calcext:value-type="float">
            <text:p>79</text:p>
          </table:table-cell>
          <table:table-cell table:formula="of:=FLOOR( [.I$2] * ABS(SIN( PI() * [.$A622] / [.I$1] )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FLOOR([.$B$2]/2 + [.$B$2]/2 * SIN(2 *  PI() * [.$A623] / [.$B$1] ))" office:value-type="float" office:value="190" calcext:value-type="float">
            <text:p>190</text:p>
          </table:table-cell>
          <table:table-cell table:formula="of:=FLOOR(MOD([.$A623];[.C$1]) * [.C$2] / ([.C$1]-1))" office:value-type="float" office:value="107" calcext:value-type="float">
            <text:p>107</text:p>
          </table:table-cell>
          <table:table-cell table:formula="of:=FLOOR(MOD([.D$1]-[.$A623] -1;[.D$1]) * [.D$2] / ([.D$1]-1))" office:value-type="float" office:value="148" calcext:value-type="float">
            <text:p>148</text:p>
          </table:table-cell>
          <table:table-cell table:formula="of:=(IF(MOD([.$A623];[.E$1])&lt;FLOOR([.E$1]/2);0;[.E$2]))" office:value-type="float" office:value="0" calcext:value-type="float">
            <text:p>0</text:p>
          </table:table-cell>
          <table:table-cell table:formula="of:=IF(MOD([.$A623];[.F$1])&lt;[.F$1]/2;FLOOR(MOD([.$A623];[.F$1]) * [.F$2] *2 / ([.F$1]-1));[.F$2]-FLOOR(MOD(FLOOR([.$A623]-[.F$1]/2);[.F$1]) * [.F$2] *2 / ([.F$1]-1)))" office:value-type="float" office:value="214" calcext:value-type="float">
            <text:p>214</text:p>
          </table:table-cell>
          <table:table-cell table:formula="of:=FLOOR([.G$2] * POWER(SIN( PI() * [.$A623] / [.G$1] );2))" office:value-type="float" office:value="238" calcext:value-type="float">
            <text:p>238</text:p>
          </table:table-cell>
          <table:table-cell table:formula="of:=[.H$2]-FLOOR(POWER(IF(MOD([.$A623];[.H$1])&lt;[.H$1]/2;FLOOR(MOD([.$A623];[.H$1]) * [.H$2] *2 / ([.H$1]-1));[.H$2]-FLOOR(MOD(FLOOR([.$A623]-[.H$1]/2);[.H$1]) * [.H$2] *2 / ([.H$1]-1)));2)/[.H$2])" office:value-type="float" office:value="76" calcext:value-type="float">
            <text:p>76</text:p>
          </table:table-cell>
          <table:table-cell table:formula="of:=FLOOR( [.I$2] * ABS(SIN( PI() * [.$A623] / [.I$1] ))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FLOOR([.$B$2]/2 + [.$B$2]/2 * SIN(2 *  PI() * [.$A624] / [.$B$1] ))" office:value-type="float" office:value="187" calcext:value-type="float">
            <text:p>187</text:p>
          </table:table-cell>
          <table:table-cell table:formula="of:=FLOOR(MOD([.$A624];[.C$1]) * [.C$2] / ([.C$1]-1))" office:value-type="float" office:value="108" calcext:value-type="float">
            <text:p>108</text:p>
          </table:table-cell>
          <table:table-cell table:formula="of:=FLOOR(MOD([.D$1]-[.$A624] -1;[.D$1]) * [.D$2] / ([.D$1]-1))" office:value-type="float" office:value="147" calcext:value-type="float">
            <text:p>147</text:p>
          </table:table-cell>
          <table:table-cell table:formula="of:=(IF(MOD([.$A624];[.E$1])&lt;FLOOR([.E$1]/2);0;[.E$2]))" office:value-type="float" office:value="0" calcext:value-type="float">
            <text:p>0</text:p>
          </table:table-cell>
          <table:table-cell table:formula="of:=IF(MOD([.$A624];[.F$1])&lt;[.F$1]/2;FLOOR(MOD([.$A624];[.F$1]) * [.F$2] *2 / ([.F$1]-1));[.F$2]-FLOOR(MOD(FLOOR([.$A624]-[.F$1]/2);[.F$1]) * [.F$2] *2 / ([.F$1]-1)))" office:value-type="float" office:value="216" calcext:value-type="float">
            <text:p>216</text:p>
          </table:table-cell>
          <table:table-cell table:formula="of:=FLOOR([.G$2] * POWER(SIN( PI() * [.$A624] / [.G$1] );2))" office:value-type="float" office:value="239" calcext:value-type="float">
            <text:p>239</text:p>
          </table:table-cell>
          <table:table-cell table:formula="of:=[.H$2]-FLOOR(POWER(IF(MOD([.$A624];[.H$1])&lt;[.H$1]/2;FLOOR(MOD([.$A624];[.H$1]) * [.H$2] *2 / ([.H$1]-1));[.H$2]-FLOOR(MOD(FLOOR([.$A624]-[.H$1]/2);[.H$1]) * [.H$2] *2 / ([.H$1]-1)));2)/[.H$2])" office:value-type="float" office:value="73" calcext:value-type="float">
            <text:p>73</text:p>
          </table:table-cell>
          <table:table-cell table:formula="of:=FLOOR( [.I$2] * ABS(SIN( PI() * [.$A624] / [.I$1] ))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FLOOR([.$B$2]/2 + [.$B$2]/2 * SIN(2 *  PI() * [.$A625] / [.$B$1] ))" office:value-type="float" office:value="184" calcext:value-type="float">
            <text:p>184</text:p>
          </table:table-cell>
          <table:table-cell table:formula="of:=FLOOR(MOD([.$A625];[.C$1]) * [.C$2] / ([.C$1]-1))" office:value-type="float" office:value="109" calcext:value-type="float">
            <text:p>109</text:p>
          </table:table-cell>
          <table:table-cell table:formula="of:=FLOOR(MOD([.D$1]-[.$A625] -1;[.D$1]) * [.D$2] / ([.D$1]-1))" office:value-type="float" office:value="146" calcext:value-type="float">
            <text:p>146</text:p>
          </table:table-cell>
          <table:table-cell table:formula="of:=(IF(MOD([.$A625];[.E$1])&lt;FLOOR([.E$1]/2);0;[.E$2]))" office:value-type="float" office:value="0" calcext:value-type="float">
            <text:p>0</text:p>
          </table:table-cell>
          <table:table-cell table:formula="of:=IF(MOD([.$A625];[.F$1])&lt;[.F$1]/2;FLOOR(MOD([.$A625];[.F$1]) * [.F$2] *2 / ([.F$1]-1));[.F$2]-FLOOR(MOD(FLOOR([.$A625]-[.F$1]/2);[.F$1]) * [.F$2] *2 / ([.F$1]-1)))" office:value-type="float" office:value="218" calcext:value-type="float">
            <text:p>218</text:p>
          </table:table-cell>
          <table:table-cell table:formula="of:=FLOOR([.G$2] * POWER(SIN( PI() * [.$A625] / [.G$1] );2))" office:value-type="float" office:value="241" calcext:value-type="float">
            <text:p>241</text:p>
          </table:table-cell>
          <table:table-cell table:formula="of:=[.H$2]-FLOOR(POWER(IF(MOD([.$A625];[.H$1])&lt;[.H$1]/2;FLOOR(MOD([.$A625];[.H$1]) * [.H$2] *2 / ([.H$1]-1));[.H$2]-FLOOR(MOD(FLOOR([.$A625]-[.H$1]/2);[.H$1]) * [.H$2] *2 / ([.H$1]-1)));2)/[.H$2])" office:value-type="float" office:value="69" calcext:value-type="float">
            <text:p>69</text:p>
          </table:table-cell>
          <table:table-cell table:formula="of:=FLOOR( [.I$2] * ABS(SIN( PI() * [.$A625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FLOOR([.$B$2]/2 + [.$B$2]/2 * SIN(2 *  PI() * [.$A626] / [.$B$1] ))" office:value-type="float" office:value="182" calcext:value-type="float">
            <text:p>182</text:p>
          </table:table-cell>
          <table:table-cell table:formula="of:=FLOOR(MOD([.$A626];[.C$1]) * [.C$2] / ([.C$1]-1))" office:value-type="float" office:value="110" calcext:value-type="float">
            <text:p>110</text:p>
          </table:table-cell>
          <table:table-cell table:formula="of:=FLOOR(MOD([.D$1]-[.$A626] -1;[.D$1]) * [.D$2] / ([.D$1]-1))" office:value-type="float" office:value="145" calcext:value-type="float">
            <text:p>145</text:p>
          </table:table-cell>
          <table:table-cell table:formula="of:=(IF(MOD([.$A626];[.E$1])&lt;FLOOR([.E$1]/2);0;[.E$2]))" office:value-type="float" office:value="0" calcext:value-type="float">
            <text:p>0</text:p>
          </table:table-cell>
          <table:table-cell table:formula="of:=IF(MOD([.$A626];[.F$1])&lt;[.F$1]/2;FLOOR(MOD([.$A626];[.F$1]) * [.F$2] *2 / ([.F$1]-1));[.F$2]-FLOOR(MOD(FLOOR([.$A626]-[.F$1]/2);[.F$1]) * [.F$2] *2 / ([.F$1]-1)))" office:value-type="float" office:value="220" calcext:value-type="float">
            <text:p>220</text:p>
          </table:table-cell>
          <table:table-cell table:formula="of:=FLOOR([.G$2] * POWER(SIN( PI() * [.$A626] / [.G$1] );2))" office:value-type="float" office:value="242" calcext:value-type="float">
            <text:p>242</text:p>
          </table:table-cell>
          <table:table-cell table:formula="of:=[.H$2]-FLOOR(POWER(IF(MOD([.$A626];[.H$1])&lt;[.H$1]/2;FLOOR(MOD([.$A626];[.H$1]) * [.H$2] *2 / ([.H$1]-1));[.H$2]-FLOOR(MOD(FLOOR([.$A626]-[.H$1]/2);[.H$1]) * [.H$2] *2 / ([.H$1]-1)));2)/[.H$2])" office:value-type="float" office:value="66" calcext:value-type="float">
            <text:p>66</text:p>
          </table:table-cell>
          <table:table-cell table:formula="of:=FLOOR( [.I$2] * ABS(SIN( PI() * [.$A626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FLOOR([.$B$2]/2 + [.$B$2]/2 * SIN(2 *  PI() * [.$A627] / [.$B$1] ))" office:value-type="float" office:value="179" calcext:value-type="float">
            <text:p>179</text:p>
          </table:table-cell>
          <table:table-cell table:formula="of:=FLOOR(MOD([.$A627];[.C$1]) * [.C$2] / ([.C$1]-1))" office:value-type="float" office:value="111" calcext:value-type="float">
            <text:p>111</text:p>
          </table:table-cell>
          <table:table-cell table:formula="of:=FLOOR(MOD([.D$1]-[.$A627] -1;[.D$1]) * [.D$2] / ([.D$1]-1))" office:value-type="float" office:value="144" calcext:value-type="float">
            <text:p>144</text:p>
          </table:table-cell>
          <table:table-cell table:formula="of:=(IF(MOD([.$A627];[.E$1])&lt;FLOOR([.E$1]/2);0;[.E$2]))" office:value-type="float" office:value="0" calcext:value-type="float">
            <text:p>0</text:p>
          </table:table-cell>
          <table:table-cell table:formula="of:=IF(MOD([.$A627];[.F$1])&lt;[.F$1]/2;FLOOR(MOD([.$A627];[.F$1]) * [.F$2] *2 / ([.F$1]-1));[.F$2]-FLOOR(MOD(FLOOR([.$A627]-[.F$1]/2);[.F$1]) * [.F$2] *2 / ([.F$1]-1)))" office:value-type="float" office:value="222" calcext:value-type="float">
            <text:p>222</text:p>
          </table:table-cell>
          <table:table-cell table:formula="of:=FLOOR([.G$2] * POWER(SIN( PI() * [.$A627] / [.G$1] );2))" office:value-type="float" office:value="244" calcext:value-type="float">
            <text:p>244</text:p>
          </table:table-cell>
          <table:table-cell table:formula="of:=[.H$2]-FLOOR(POWER(IF(MOD([.$A627];[.H$1])&lt;[.H$1]/2;FLOOR(MOD([.$A627];[.H$1]) * [.H$2] *2 / ([.H$1]-1));[.H$2]-FLOOR(MOD(FLOOR([.$A627]-[.H$1]/2);[.H$1]) * [.H$2] *2 / ([.H$1]-1)));2)/[.H$2])" office:value-type="float" office:value="62" calcext:value-type="float">
            <text:p>62</text:p>
          </table:table-cell>
          <table:table-cell table:formula="of:=FLOOR( [.I$2] * ABS(SIN( PI() * [.$A627] / [.I$1] )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FLOOR([.$B$2]/2 + [.$B$2]/2 * SIN(2 *  PI() * [.$A628] / [.$B$1] ))" office:value-type="float" office:value="176" calcext:value-type="float">
            <text:p>176</text:p>
          </table:table-cell>
          <table:table-cell table:formula="of:=FLOOR(MOD([.$A628];[.C$1]) * [.C$2] / ([.C$1]-1))" office:value-type="float" office:value="112" calcext:value-type="float">
            <text:p>112</text:p>
          </table:table-cell>
          <table:table-cell table:formula="of:=FLOOR(MOD([.D$1]-[.$A628] -1;[.D$1]) * [.D$2] / ([.D$1]-1))" office:value-type="float" office:value="143" calcext:value-type="float">
            <text:p>143</text:p>
          </table:table-cell>
          <table:table-cell table:formula="of:=(IF(MOD([.$A628];[.E$1])&lt;FLOOR([.E$1]/2);0;[.E$2]))" office:value-type="float" office:value="0" calcext:value-type="float">
            <text:p>0</text:p>
          </table:table-cell>
          <table:table-cell table:formula="of:=IF(MOD([.$A628];[.F$1])&lt;[.F$1]/2;FLOOR(MOD([.$A628];[.F$1]) * [.F$2] *2 / ([.F$1]-1));[.F$2]-FLOOR(MOD(FLOOR([.$A628]-[.F$1]/2);[.F$1]) * [.F$2] *2 / ([.F$1]-1)))" office:value-type="float" office:value="224" calcext:value-type="float">
            <text:p>224</text:p>
          </table:table-cell>
          <table:table-cell table:formula="of:=FLOOR([.G$2] * POWER(SIN( PI() * [.$A628] / [.G$1] );2))" office:value-type="float" office:value="245" calcext:value-type="float">
            <text:p>245</text:p>
          </table:table-cell>
          <table:table-cell table:formula="of:=[.H$2]-FLOOR(POWER(IF(MOD([.$A628];[.H$1])&lt;[.H$1]/2;FLOOR(MOD([.$A628];[.H$1]) * [.H$2] *2 / ([.H$1]-1));[.H$2]-FLOOR(MOD(FLOOR([.$A628]-[.H$1]/2);[.H$1]) * [.H$2] *2 / ([.H$1]-1)));2)/[.H$2])" office:value-type="float" office:value="59" calcext:value-type="float">
            <text:p>59</text:p>
          </table:table-cell>
          <table:table-cell table:formula="of:=FLOOR( [.I$2] * ABS(SIN( PI() * [.$A628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FLOOR([.$B$2]/2 + [.$B$2]/2 * SIN(2 *  PI() * [.$A629] / [.$B$1] ))" office:value-type="float" office:value="173" calcext:value-type="float">
            <text:p>173</text:p>
          </table:table-cell>
          <table:table-cell table:formula="of:=FLOOR(MOD([.$A629];[.C$1]) * [.C$2] / ([.C$1]-1))" office:value-type="float" office:value="113" calcext:value-type="float">
            <text:p>113</text:p>
          </table:table-cell>
          <table:table-cell table:formula="of:=FLOOR(MOD([.D$1]-[.$A629] -1;[.D$1]) * [.D$2] / ([.D$1]-1))" office:value-type="float" office:value="142" calcext:value-type="float">
            <text:p>142</text:p>
          </table:table-cell>
          <table:table-cell table:formula="of:=(IF(MOD([.$A629];[.E$1])&lt;FLOOR([.E$1]/2);0;[.E$2]))" office:value-type="float" office:value="0" calcext:value-type="float">
            <text:p>0</text:p>
          </table:table-cell>
          <table:table-cell table:formula="of:=IF(MOD([.$A629];[.F$1])&lt;[.F$1]/2;FLOOR(MOD([.$A629];[.F$1]) * [.F$2] *2 / ([.F$1]-1));[.F$2]-FLOOR(MOD(FLOOR([.$A629]-[.F$1]/2);[.F$1]) * [.F$2] *2 / ([.F$1]-1)))" office:value-type="float" office:value="226" calcext:value-type="float">
            <text:p>226</text:p>
          </table:table-cell>
          <table:table-cell table:formula="of:=FLOOR([.G$2] * POWER(SIN( PI() * [.$A629] / [.G$1] );2))" office:value-type="float" office:value="246" calcext:value-type="float">
            <text:p>246</text:p>
          </table:table-cell>
          <table:table-cell table:formula="of:=[.H$2]-FLOOR(POWER(IF(MOD([.$A629];[.H$1])&lt;[.H$1]/2;FLOOR(MOD([.$A629];[.H$1]) * [.H$2] *2 / ([.H$1]-1));[.H$2]-FLOOR(MOD(FLOOR([.$A629]-[.H$1]/2);[.H$1]) * [.H$2] *2 / ([.H$1]-1)));2)/[.H$2])" office:value-type="float" office:value="55" calcext:value-type="float">
            <text:p>55</text:p>
          </table:table-cell>
          <table:table-cell table:formula="of:=FLOOR( [.I$2] * ABS(SIN( PI() * [.$A629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FLOOR([.$B$2]/2 + [.$B$2]/2 * SIN(2 *  PI() * [.$A630] / [.$B$1] ))" office:value-type="float" office:value="170" calcext:value-type="float">
            <text:p>170</text:p>
          </table:table-cell>
          <table:table-cell table:formula="of:=FLOOR(MOD([.$A630];[.C$1]) * [.C$2] / ([.C$1]-1))" office:value-type="float" office:value="114" calcext:value-type="float">
            <text:p>114</text:p>
          </table:table-cell>
          <table:table-cell table:formula="of:=FLOOR(MOD([.D$1]-[.$A630] -1;[.D$1]) * [.D$2] / ([.D$1]-1))" office:value-type="float" office:value="141" calcext:value-type="float">
            <text:p>141</text:p>
          </table:table-cell>
          <table:table-cell table:formula="of:=(IF(MOD([.$A630];[.E$1])&lt;FLOOR([.E$1]/2);0;[.E$2]))" office:value-type="float" office:value="0" calcext:value-type="float">
            <text:p>0</text:p>
          </table:table-cell>
          <table:table-cell table:formula="of:=IF(MOD([.$A630];[.F$1])&lt;[.F$1]/2;FLOOR(MOD([.$A630];[.F$1]) * [.F$2] *2 / ([.F$1]-1));[.F$2]-FLOOR(MOD(FLOOR([.$A630]-[.F$1]/2);[.F$1]) * [.F$2] *2 / ([.F$1]-1)))" office:value-type="float" office:value="228" calcext:value-type="float">
            <text:p>228</text:p>
          </table:table-cell>
          <table:table-cell table:formula="of:=FLOOR([.G$2] * POWER(SIN( PI() * [.$A630] / [.G$1] );2))" office:value-type="float" office:value="247" calcext:value-type="float">
            <text:p>247</text:p>
          </table:table-cell>
          <table:table-cell table:formula="of:=[.H$2]-FLOOR(POWER(IF(MOD([.$A630];[.H$1])&lt;[.H$1]/2;FLOOR(MOD([.$A630];[.H$1]) * [.H$2] *2 / ([.H$1]-1));[.H$2]-FLOOR(MOD(FLOOR([.$A630]-[.H$1]/2);[.H$1]) * [.H$2] *2 / ([.H$1]-1)));2)/[.H$2])" office:value-type="float" office:value="52" calcext:value-type="float">
            <text:p>52</text:p>
          </table:table-cell>
          <table:table-cell table:formula="of:=FLOOR( [.I$2] * ABS(SIN( PI() * [.$A630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FLOOR([.$B$2]/2 + [.$B$2]/2 * SIN(2 *  PI() * [.$A631] / [.$B$1] ))" office:value-type="float" office:value="167" calcext:value-type="float">
            <text:p>167</text:p>
          </table:table-cell>
          <table:table-cell table:formula="of:=FLOOR(MOD([.$A631];[.C$1]) * [.C$2] / ([.C$1]-1))" office:value-type="float" office:value="115" calcext:value-type="float">
            <text:p>115</text:p>
          </table:table-cell>
          <table:table-cell table:formula="of:=FLOOR(MOD([.D$1]-[.$A631] -1;[.D$1]) * [.D$2] / ([.D$1]-1))" office:value-type="float" office:value="140" calcext:value-type="float">
            <text:p>140</text:p>
          </table:table-cell>
          <table:table-cell table:formula="of:=(IF(MOD([.$A631];[.E$1])&lt;FLOOR([.E$1]/2);0;[.E$2]))" office:value-type="float" office:value="0" calcext:value-type="float">
            <text:p>0</text:p>
          </table:table-cell>
          <table:table-cell table:formula="of:=IF(MOD([.$A631];[.F$1])&lt;[.F$1]/2;FLOOR(MOD([.$A631];[.F$1]) * [.F$2] *2 / ([.F$1]-1));[.F$2]-FLOOR(MOD(FLOOR([.$A631]-[.F$1]/2);[.F$1]) * [.F$2] *2 / ([.F$1]-1)))" office:value-type="float" office:value="230" calcext:value-type="float">
            <text:p>230</text:p>
          </table:table-cell>
          <table:table-cell table:formula="of:=FLOOR([.G$2] * POWER(SIN( PI() * [.$A631] / [.G$1] );2))" office:value-type="float" office:value="248" calcext:value-type="float">
            <text:p>248</text:p>
          </table:table-cell>
          <table:table-cell table:formula="of:=[.H$2]-FLOOR(POWER(IF(MOD([.$A631];[.H$1])&lt;[.H$1]/2;FLOOR(MOD([.$A631];[.H$1]) * [.H$2] *2 / ([.H$1]-1));[.H$2]-FLOOR(MOD(FLOOR([.$A631]-[.H$1]/2);[.H$1]) * [.H$2] *2 / ([.H$1]-1)));2)/[.H$2])" office:value-type="float" office:value="48" calcext:value-type="float">
            <text:p>48</text:p>
          </table:table-cell>
          <table:table-cell table:formula="of:=FLOOR( [.I$2] * ABS(SIN( PI() * [.$A631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FLOOR([.$B$2]/2 + [.$B$2]/2 * SIN(2 *  PI() * [.$A632] / [.$B$1] ))" office:value-type="float" office:value="164" calcext:value-type="float">
            <text:p>164</text:p>
          </table:table-cell>
          <table:table-cell table:formula="of:=FLOOR(MOD([.$A632];[.C$1]) * [.C$2] / ([.C$1]-1))" office:value-type="float" office:value="116" calcext:value-type="float">
            <text:p>116</text:p>
          </table:table-cell>
          <table:table-cell table:formula="of:=FLOOR(MOD([.D$1]-[.$A632] -1;[.D$1]) * [.D$2] / ([.D$1]-1))" office:value-type="float" office:value="139" calcext:value-type="float">
            <text:p>139</text:p>
          </table:table-cell>
          <table:table-cell table:formula="of:=(IF(MOD([.$A632];[.E$1])&lt;FLOOR([.E$1]/2);0;[.E$2]))" office:value-type="float" office:value="0" calcext:value-type="float">
            <text:p>0</text:p>
          </table:table-cell>
          <table:table-cell table:formula="of:=IF(MOD([.$A632];[.F$1])&lt;[.F$1]/2;FLOOR(MOD([.$A632];[.F$1]) * [.F$2] *2 / ([.F$1]-1));[.F$2]-FLOOR(MOD(FLOOR([.$A632]-[.F$1]/2);[.F$1]) * [.F$2] *2 / ([.F$1]-1)))" office:value-type="float" office:value="232" calcext:value-type="float">
            <text:p>232</text:p>
          </table:table-cell>
          <table:table-cell table:formula="of:=FLOOR([.G$2] * POWER(SIN( PI() * [.$A632] / [.G$1] );2))" office:value-type="float" office:value="249" calcext:value-type="float">
            <text:p>249</text:p>
          </table:table-cell>
          <table:table-cell table:formula="of:=[.H$2]-FLOOR(POWER(IF(MOD([.$A632];[.H$1])&lt;[.H$1]/2;FLOOR(MOD([.$A632];[.H$1]) * [.H$2] *2 / ([.H$1]-1));[.H$2]-FLOOR(MOD(FLOOR([.$A632]-[.H$1]/2);[.H$1]) * [.H$2] *2 / ([.H$1]-1)));2)/[.H$2])" office:value-type="float" office:value="44" calcext:value-type="float">
            <text:p>44</text:p>
          </table:table-cell>
          <table:table-cell table:formula="of:=FLOOR( [.I$2] * ABS(SIN( PI() * [.$A632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FLOOR([.$B$2]/2 + [.$B$2]/2 * SIN(2 *  PI() * [.$A633] / [.$B$1] ))" office:value-type="float" office:value="161" calcext:value-type="float">
            <text:p>161</text:p>
          </table:table-cell>
          <table:table-cell table:formula="of:=FLOOR(MOD([.$A633];[.C$1]) * [.C$2] / ([.C$1]-1))" office:value-type="float" office:value="117" calcext:value-type="float">
            <text:p>117</text:p>
          </table:table-cell>
          <table:table-cell table:formula="of:=FLOOR(MOD([.D$1]-[.$A633] -1;[.D$1]) * [.D$2] / ([.D$1]-1))" office:value-type="float" office:value="138" calcext:value-type="float">
            <text:p>138</text:p>
          </table:table-cell>
          <table:table-cell table:formula="of:=(IF(MOD([.$A633];[.E$1])&lt;FLOOR([.E$1]/2);0;[.E$2]))" office:value-type="float" office:value="0" calcext:value-type="float">
            <text:p>0</text:p>
          </table:table-cell>
          <table:table-cell table:formula="of:=IF(MOD([.$A633];[.F$1])&lt;[.F$1]/2;FLOOR(MOD([.$A633];[.F$1]) * [.F$2] *2 / ([.F$1]-1));[.F$2]-FLOOR(MOD(FLOOR([.$A633]-[.F$1]/2);[.F$1]) * [.F$2] *2 / ([.F$1]-1)))" office:value-type="float" office:value="234" calcext:value-type="float">
            <text:p>234</text:p>
          </table:table-cell>
          <table:table-cell table:formula="of:=FLOOR([.G$2] * POWER(SIN( PI() * [.$A633] / [.G$1] );2))" office:value-type="float" office:value="250" calcext:value-type="float">
            <text:p>250</text:p>
          </table:table-cell>
          <table:table-cell table:formula="of:=[.H$2]-FLOOR(POWER(IF(MOD([.$A633];[.H$1])&lt;[.H$1]/2;FLOOR(MOD([.$A633];[.H$1]) * [.H$2] *2 / ([.H$1]-1));[.H$2]-FLOOR(MOD(FLOOR([.$A633]-[.H$1]/2);[.H$1]) * [.H$2] *2 / ([.H$1]-1)));2)/[.H$2])" office:value-type="float" office:value="41" calcext:value-type="float">
            <text:p>41</text:p>
          </table:table-cell>
          <table:table-cell table:formula="of:=FLOOR( [.I$2] * ABS(SIN( PI() * [.$A633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FLOOR([.$B$2]/2 + [.$B$2]/2 * SIN(2 *  PI() * [.$A634] / [.$B$1] ))" office:value-type="float" office:value="158" calcext:value-type="float">
            <text:p>158</text:p>
          </table:table-cell>
          <table:table-cell table:formula="of:=FLOOR(MOD([.$A634];[.C$1]) * [.C$2] / ([.C$1]-1))" office:value-type="float" office:value="118" calcext:value-type="float">
            <text:p>118</text:p>
          </table:table-cell>
          <table:table-cell table:formula="of:=FLOOR(MOD([.D$1]-[.$A634] -1;[.D$1]) * [.D$2] / ([.D$1]-1))" office:value-type="float" office:value="137" calcext:value-type="float">
            <text:p>137</text:p>
          </table:table-cell>
          <table:table-cell table:formula="of:=(IF(MOD([.$A634];[.E$1])&lt;FLOOR([.E$1]/2);0;[.E$2]))" office:value-type="float" office:value="0" calcext:value-type="float">
            <text:p>0</text:p>
          </table:table-cell>
          <table:table-cell table:formula="of:=IF(MOD([.$A634];[.F$1])&lt;[.F$1]/2;FLOOR(MOD([.$A634];[.F$1]) * [.F$2] *2 / ([.F$1]-1));[.F$2]-FLOOR(MOD(FLOOR([.$A634]-[.F$1]/2);[.F$1]) * [.F$2] *2 / ([.F$1]-1)))" office:value-type="float" office:value="236" calcext:value-type="float">
            <text:p>236</text:p>
          </table:table-cell>
          <table:table-cell table:formula="of:=FLOOR([.G$2] * POWER(SIN( PI() * [.$A634] / [.G$1] );2))" office:value-type="float" office:value="251" calcext:value-type="float">
            <text:p>251</text:p>
          </table:table-cell>
          <table:table-cell table:formula="of:=[.H$2]-FLOOR(POWER(IF(MOD([.$A634];[.H$1])&lt;[.H$1]/2;FLOOR(MOD([.$A634];[.H$1]) * [.H$2] *2 / ([.H$1]-1));[.H$2]-FLOOR(MOD(FLOOR([.$A634]-[.H$1]/2);[.H$1]) * [.H$2] *2 / ([.H$1]-1)));2)/[.H$2])" office:value-type="float" office:value="37" calcext:value-type="float">
            <text:p>37</text:p>
          </table:table-cell>
          <table:table-cell table:formula="of:=FLOOR( [.I$2] * ABS(SIN( PI() * [.$A634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FLOOR([.$B$2]/2 + [.$B$2]/2 * SIN(2 *  PI() * [.$A635] / [.$B$1] ))" office:value-type="float" office:value="155" calcext:value-type="float">
            <text:p>155</text:p>
          </table:table-cell>
          <table:table-cell table:formula="of:=FLOOR(MOD([.$A635];[.C$1]) * [.C$2] / ([.C$1]-1))" office:value-type="float" office:value="119" calcext:value-type="float">
            <text:p>119</text:p>
          </table:table-cell>
          <table:table-cell table:formula="of:=FLOOR(MOD([.D$1]-[.$A635] -1;[.D$1]) * [.D$2] / ([.D$1]-1))" office:value-type="float" office:value="136" calcext:value-type="float">
            <text:p>136</text:p>
          </table:table-cell>
          <table:table-cell table:formula="of:=(IF(MOD([.$A635];[.E$1])&lt;FLOOR([.E$1]/2);0;[.E$2]))" office:value-type="float" office:value="0" calcext:value-type="float">
            <text:p>0</text:p>
          </table:table-cell>
          <table:table-cell table:formula="of:=IF(MOD([.$A635];[.F$1])&lt;[.F$1]/2;FLOOR(MOD([.$A635];[.F$1]) * [.F$2] *2 / ([.F$1]-1));[.F$2]-FLOOR(MOD(FLOOR([.$A635]-[.F$1]/2);[.F$1]) * [.F$2] *2 / ([.F$1]-1)))" office:value-type="float" office:value="238" calcext:value-type="float">
            <text:p>238</text:p>
          </table:table-cell>
          <table:table-cell table:formula="of:=FLOOR([.G$2] * POWER(SIN( PI() * [.$A635] / [.G$1] );2))" office:value-type="float" office:value="251" calcext:value-type="float">
            <text:p>251</text:p>
          </table:table-cell>
          <table:table-cell table:formula="of:=[.H$2]-FLOOR(POWER(IF(MOD([.$A635];[.H$1])&lt;[.H$1]/2;FLOOR(MOD([.$A635];[.H$1]) * [.H$2] *2 / ([.H$1]-1));[.H$2]-FLOOR(MOD(FLOOR([.$A635]-[.H$1]/2);[.H$1]) * [.H$2] *2 / ([.H$1]-1)));2)/[.H$2])" office:value-type="float" office:value="33" calcext:value-type="float">
            <text:p>33</text:p>
          </table:table-cell>
          <table:table-cell table:formula="of:=FLOOR( [.I$2] * ABS(SIN( PI() * [.$A635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FLOOR([.$B$2]/2 + [.$B$2]/2 * SIN(2 *  PI() * [.$A636] / [.$B$1] ))" office:value-type="float" office:value="152" calcext:value-type="float">
            <text:p>152</text:p>
          </table:table-cell>
          <table:table-cell table:formula="of:=FLOOR(MOD([.$A636];[.C$1]) * [.C$2] / ([.C$1]-1))" office:value-type="float" office:value="120" calcext:value-type="float">
            <text:p>120</text:p>
          </table:table-cell>
          <table:table-cell table:formula="of:=FLOOR(MOD([.D$1]-[.$A636] -1;[.D$1]) * [.D$2] / ([.D$1]-1))" office:value-type="float" office:value="135" calcext:value-type="float">
            <text:p>135</text:p>
          </table:table-cell>
          <table:table-cell table:formula="of:=(IF(MOD([.$A636];[.E$1])&lt;FLOOR([.E$1]/2);0;[.E$2]))" office:value-type="float" office:value="0" calcext:value-type="float">
            <text:p>0</text:p>
          </table:table-cell>
          <table:table-cell table:formula="of:=IF(MOD([.$A636];[.F$1])&lt;[.F$1]/2;FLOOR(MOD([.$A636];[.F$1]) * [.F$2] *2 / ([.F$1]-1));[.F$2]-FLOOR(MOD(FLOOR([.$A636]-[.F$1]/2);[.F$1]) * [.F$2] *2 / ([.F$1]-1)))" office:value-type="float" office:value="240" calcext:value-type="float">
            <text:p>240</text:p>
          </table:table-cell>
          <table:table-cell table:formula="of:=FLOOR([.G$2] * POWER(SIN( PI() * [.$A636] / [.G$1] );2))" office:value-type="float" office:value="252" calcext:value-type="float">
            <text:p>252</text:p>
          </table:table-cell>
          <table:table-cell table:formula="of:=[.H$2]-FLOOR(POWER(IF(MOD([.$A636];[.H$1])&lt;[.H$1]/2;FLOOR(MOD([.$A636];[.H$1]) * [.H$2] *2 / ([.H$1]-1));[.H$2]-FLOOR(MOD(FLOOR([.$A636]-[.H$1]/2);[.H$1]) * [.H$2] *2 / ([.H$1]-1)));2)/[.H$2])" office:value-type="float" office:value="30" calcext:value-type="float">
            <text:p>30</text:p>
          </table:table-cell>
          <table:table-cell table:formula="of:=FLOOR( [.I$2] * ABS(SIN( PI() * [.$A636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FLOOR([.$B$2]/2 + [.$B$2]/2 * SIN(2 *  PI() * [.$A637] / [.$B$1] ))" office:value-type="float" office:value="149" calcext:value-type="float">
            <text:p>149</text:p>
          </table:table-cell>
          <table:table-cell table:formula="of:=FLOOR(MOD([.$A637];[.C$1]) * [.C$2] / ([.C$1]-1))" office:value-type="float" office:value="121" calcext:value-type="float">
            <text:p>121</text:p>
          </table:table-cell>
          <table:table-cell table:formula="of:=FLOOR(MOD([.D$1]-[.$A637] -1;[.D$1]) * [.D$2] / ([.D$1]-1))" office:value-type="float" office:value="134" calcext:value-type="float">
            <text:p>134</text:p>
          </table:table-cell>
          <table:table-cell table:formula="of:=(IF(MOD([.$A637];[.E$1])&lt;FLOOR([.E$1]/2);0;[.E$2]))" office:value-type="float" office:value="0" calcext:value-type="float">
            <text:p>0</text:p>
          </table:table-cell>
          <table:table-cell table:formula="of:=IF(MOD([.$A637];[.F$1])&lt;[.F$1]/2;FLOOR(MOD([.$A637];[.F$1]) * [.F$2] *2 / ([.F$1]-1));[.F$2]-FLOOR(MOD(FLOOR([.$A637]-[.F$1]/2);[.F$1]) * [.F$2] *2 / ([.F$1]-1)))" office:value-type="float" office:value="242" calcext:value-type="float">
            <text:p>242</text:p>
          </table:table-cell>
          <table:table-cell table:formula="of:=FLOOR([.G$2] * POWER(SIN( PI() * [.$A637] / [.G$1] );2))" office:value-type="float" office:value="253" calcext:value-type="float">
            <text:p>253</text:p>
          </table:table-cell>
          <table:table-cell table:formula="of:=[.H$2]-FLOOR(POWER(IF(MOD([.$A637];[.H$1])&lt;[.H$1]/2;FLOOR(MOD([.$A637];[.H$1]) * [.H$2] *2 / ([.H$1]-1));[.H$2]-FLOOR(MOD(FLOOR([.$A637]-[.H$1]/2);[.H$1]) * [.H$2] *2 / ([.H$1]-1)));2)/[.H$2])" office:value-type="float" office:value="26" calcext:value-type="float">
            <text:p>26</text:p>
          </table:table-cell>
          <table:table-cell table:formula="of:=FLOOR( [.I$2] * ABS(SIN( PI() * [.$A637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FLOOR([.$B$2]/2 + [.$B$2]/2 * SIN(2 *  PI() * [.$A638] / [.$B$1] ))" office:value-type="float" office:value="146" calcext:value-type="float">
            <text:p>146</text:p>
          </table:table-cell>
          <table:table-cell table:formula="of:=FLOOR(MOD([.$A638];[.C$1]) * [.C$2] / ([.C$1]-1))" office:value-type="float" office:value="122" calcext:value-type="float">
            <text:p>122</text:p>
          </table:table-cell>
          <table:table-cell table:formula="of:=FLOOR(MOD([.D$1]-[.$A638] -1;[.D$1]) * [.D$2] / ([.D$1]-1))" office:value-type="float" office:value="133" calcext:value-type="float">
            <text:p>133</text:p>
          </table:table-cell>
          <table:table-cell table:formula="of:=(IF(MOD([.$A638];[.E$1])&lt;FLOOR([.E$1]/2);0;[.E$2]))" office:value-type="float" office:value="0" calcext:value-type="float">
            <text:p>0</text:p>
          </table:table-cell>
          <table:table-cell table:formula="of:=IF(MOD([.$A638];[.F$1])&lt;[.F$1]/2;FLOOR(MOD([.$A638];[.F$1]) * [.F$2] *2 / ([.F$1]-1));[.F$2]-FLOOR(MOD(FLOOR([.$A638]-[.F$1]/2);[.F$1]) * [.F$2] *2 / ([.F$1]-1)))" office:value-type="float" office:value="244" calcext:value-type="float">
            <text:p>244</text:p>
          </table:table-cell>
          <table:table-cell table:formula="of:=FLOOR([.G$2] * POWER(SIN( PI() * [.$A638] / [.G$1] );2))" office:value-type="float" office:value="253" calcext:value-type="float">
            <text:p>253</text:p>
          </table:table-cell>
          <table:table-cell table:formula="of:=[.H$2]-FLOOR(POWER(IF(MOD([.$A638];[.H$1])&lt;[.H$1]/2;FLOOR(MOD([.$A638];[.H$1]) * [.H$2] *2 / ([.H$1]-1));[.H$2]-FLOOR(MOD(FLOOR([.$A638]-[.H$1]/2);[.H$1]) * [.H$2] *2 / ([.H$1]-1)));2)/[.H$2])" office:value-type="float" office:value="22" calcext:value-type="float">
            <text:p>22</text:p>
          </table:table-cell>
          <table:table-cell table:formula="of:=FLOOR( [.I$2] * ABS(SIN( PI() * [.$A638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FLOOR([.$B$2]/2 + [.$B$2]/2 * SIN(2 *  PI() * [.$A639] / [.$B$1] ))" office:value-type="float" office:value="143" calcext:value-type="float">
            <text:p>143</text:p>
          </table:table-cell>
          <table:table-cell table:formula="of:=FLOOR(MOD([.$A639];[.C$1]) * [.C$2] / ([.C$1]-1))" office:value-type="float" office:value="123" calcext:value-type="float">
            <text:p>123</text:p>
          </table:table-cell>
          <table:table-cell table:formula="of:=FLOOR(MOD([.D$1]-[.$A639] -1;[.D$1]) * [.D$2] / ([.D$1]-1))" office:value-type="float" office:value="132" calcext:value-type="float">
            <text:p>132</text:p>
          </table:table-cell>
          <table:table-cell table:formula="of:=(IF(MOD([.$A639];[.E$1])&lt;FLOOR([.E$1]/2);0;[.E$2]))" office:value-type="float" office:value="0" calcext:value-type="float">
            <text:p>0</text:p>
          </table:table-cell>
          <table:table-cell table:formula="of:=IF(MOD([.$A639];[.F$1])&lt;[.F$1]/2;FLOOR(MOD([.$A639];[.F$1]) * [.F$2] *2 / ([.F$1]-1));[.F$2]-FLOOR(MOD(FLOOR([.$A639]-[.F$1]/2);[.F$1]) * [.F$2] *2 / ([.F$1]-1)))" office:value-type="float" office:value="246" calcext:value-type="float">
            <text:p>246</text:p>
          </table:table-cell>
          <table:table-cell table:formula="of:=FLOOR([.G$2] * POWER(SIN( PI() * [.$A639] / [.G$1] );2))" office:value-type="float" office:value="254" calcext:value-type="float">
            <text:p>254</text:p>
          </table:table-cell>
          <table:table-cell table:formula="of:=[.H$2]-FLOOR(POWER(IF(MOD([.$A639];[.H$1])&lt;[.H$1]/2;FLOOR(MOD([.$A639];[.H$1]) * [.H$2] *2 / ([.H$1]-1));[.H$2]-FLOOR(MOD(FLOOR([.$A639]-[.H$1]/2);[.H$1]) * [.H$2] *2 / ([.H$1]-1)));2)/[.H$2])" office:value-type="float" office:value="18" calcext:value-type="float">
            <text:p>18</text:p>
          </table:table-cell>
          <table:table-cell table:formula="of:=FLOOR( [.I$2] * ABS(SIN( PI() * [.$A639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FLOOR([.$B$2]/2 + [.$B$2]/2 * SIN(2 *  PI() * [.$A640] / [.$B$1] ))" office:value-type="float" office:value="139" calcext:value-type="float">
            <text:p>139</text:p>
          </table:table-cell>
          <table:table-cell table:formula="of:=FLOOR(MOD([.$A640];[.C$1]) * [.C$2] / ([.C$1]-1))" office:value-type="float" office:value="124" calcext:value-type="float">
            <text:p>124</text:p>
          </table:table-cell>
          <table:table-cell table:formula="of:=FLOOR(MOD([.D$1]-[.$A640] -1;[.D$1]) * [.D$2] / ([.D$1]-1))" office:value-type="float" office:value="131" calcext:value-type="float">
            <text:p>131</text:p>
          </table:table-cell>
          <table:table-cell table:formula="of:=(IF(MOD([.$A640];[.E$1])&lt;FLOOR([.E$1]/2);0;[.E$2]))" office:value-type="float" office:value="0" calcext:value-type="float">
            <text:p>0</text:p>
          </table:table-cell>
          <table:table-cell table:formula="of:=IF(MOD([.$A640];[.F$1])&lt;[.F$1]/2;FLOOR(MOD([.$A640];[.F$1]) * [.F$2] *2 / ([.F$1]-1));[.F$2]-FLOOR(MOD(FLOOR([.$A640]-[.F$1]/2);[.F$1]) * [.F$2] *2 / ([.F$1]-1)))" office:value-type="float" office:value="248" calcext:value-type="float">
            <text:p>248</text:p>
          </table:table-cell>
          <table:table-cell table:formula="of:=FLOOR([.G$2] * POWER(SIN( PI() * [.$A640] / [.G$1] );2))" office:value-type="float" office:value="254" calcext:value-type="float">
            <text:p>254</text:p>
          </table:table-cell>
          <table:table-cell table:formula="of:=[.H$2]-FLOOR(POWER(IF(MOD([.$A640];[.H$1])&lt;[.H$1]/2;FLOOR(MOD([.$A640];[.H$1]) * [.H$2] *2 / ([.H$1]-1));[.H$2]-FLOOR(MOD(FLOOR([.$A640]-[.H$1]/2);[.H$1]) * [.H$2] *2 / ([.H$1]-1)));2)/[.H$2])" office:value-type="float" office:value="14" calcext:value-type="float">
            <text:p>14</text:p>
          </table:table-cell>
          <table:table-cell table:formula="of:=FLOOR( [.I$2] * ABS(SIN( PI() * [.$A640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FLOOR([.$B$2]/2 + [.$B$2]/2 * SIN(2 *  PI() * [.$A641] / [.$B$1] ))" office:value-type="float" office:value="136" calcext:value-type="float">
            <text:p>136</text:p>
          </table:table-cell>
          <table:table-cell table:formula="of:=FLOOR(MOD([.$A641];[.C$1]) * [.C$2] / ([.C$1]-1))" office:value-type="float" office:value="125" calcext:value-type="float">
            <text:p>125</text:p>
          </table:table-cell>
          <table:table-cell table:formula="of:=FLOOR(MOD([.D$1]-[.$A641] -1;[.D$1]) * [.D$2] / ([.D$1]-1))" office:value-type="float" office:value="130" calcext:value-type="float">
            <text:p>130</text:p>
          </table:table-cell>
          <table:table-cell table:formula="of:=(IF(MOD([.$A641];[.E$1])&lt;FLOOR([.E$1]/2);0;[.E$2]))" office:value-type="float" office:value="0" calcext:value-type="float">
            <text:p>0</text:p>
          </table:table-cell>
          <table:table-cell table:formula="of:=IF(MOD([.$A641];[.F$1])&lt;[.F$1]/2;FLOOR(MOD([.$A641];[.F$1]) * [.F$2] *2 / ([.F$1]-1));[.F$2]-FLOOR(MOD(FLOOR([.$A641]-[.F$1]/2);[.F$1]) * [.F$2] *2 / ([.F$1]-1)))" office:value-type="float" office:value="250" calcext:value-type="float">
            <text:p>250</text:p>
          </table:table-cell>
          <table:table-cell table:formula="of:=FLOOR([.G$2] * POWER(SIN( PI() * [.$A641] / [.G$1] );2))" office:value-type="float" office:value="254" calcext:value-type="float">
            <text:p>254</text:p>
          </table:table-cell>
          <table:table-cell table:formula="of:=[.H$2]-FLOOR(POWER(IF(MOD([.$A641];[.H$1])&lt;[.H$1]/2;FLOOR(MOD([.$A641];[.H$1]) * [.H$2] *2 / ([.H$1]-1));[.H$2]-FLOOR(MOD(FLOOR([.$A641]-[.H$1]/2);[.H$1]) * [.H$2] *2 / ([.H$1]-1)));2)/[.H$2])" office:value-type="float" office:value="10" calcext:value-type="float">
            <text:p>10</text:p>
          </table:table-cell>
          <table:table-cell table:formula="of:=FLOOR( [.I$2] * ABS(SIN( PI() * [.$A641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FLOOR([.$B$2]/2 + [.$B$2]/2 * SIN(2 *  PI() * [.$A642] / [.$B$1] ))" office:value-type="float" office:value="133" calcext:value-type="float">
            <text:p>133</text:p>
          </table:table-cell>
          <table:table-cell table:formula="of:=FLOOR(MOD([.$A642];[.C$1]) * [.C$2] / ([.C$1]-1))" office:value-type="float" office:value="126" calcext:value-type="float">
            <text:p>126</text:p>
          </table:table-cell>
          <table:table-cell table:formula="of:=FLOOR(MOD([.D$1]-[.$A642] -1;[.D$1]) * [.D$2] / ([.D$1]-1))" office:value-type="float" office:value="129" calcext:value-type="float">
            <text:p>129</text:p>
          </table:table-cell>
          <table:table-cell table:formula="of:=(IF(MOD([.$A642];[.E$1])&lt;FLOOR([.E$1]/2);0;[.E$2]))" office:value-type="float" office:value="0" calcext:value-type="float">
            <text:p>0</text:p>
          </table:table-cell>
          <table:table-cell table:formula="of:=IF(MOD([.$A642];[.F$1])&lt;[.F$1]/2;FLOOR(MOD([.$A642];[.F$1]) * [.F$2] *2 / ([.F$1]-1));[.F$2]-FLOOR(MOD(FLOOR([.$A642]-[.F$1]/2);[.F$1]) * [.F$2] *2 / ([.F$1]-1)))" office:value-type="float" office:value="252" calcext:value-type="float">
            <text:p>252</text:p>
          </table:table-cell>
          <table:table-cell table:formula="of:=FLOOR([.G$2] * POWER(SIN( PI() * [.$A642] / [.G$1] );2))" office:value-type="float" office:value="254" calcext:value-type="float">
            <text:p>254</text:p>
          </table:table-cell>
          <table:table-cell table:formula="of:=[.H$2]-FLOOR(POWER(IF(MOD([.$A642];[.H$1])&lt;[.H$1]/2;FLOOR(MOD([.$A642];[.H$1]) * [.H$2] *2 / ([.H$1]-1));[.H$2]-FLOOR(MOD(FLOOR([.$A642]-[.H$1]/2);[.H$1]) * [.H$2] *2 / ([.H$1]-1)));2)/[.H$2])" office:value-type="float" office:value="6" calcext:value-type="float">
            <text:p>6</text:p>
          </table:table-cell>
          <table:table-cell table:formula="of:=FLOOR( [.I$2] * ABS(SIN( PI() * [.$A642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FLOOR([.$B$2]/2 + [.$B$2]/2 * SIN(2 *  PI() * [.$A643] / [.$B$1] ))" office:value-type="float" office:value="130" calcext:value-type="float">
            <text:p>130</text:p>
          </table:table-cell>
          <table:table-cell table:formula="of:=FLOOR(MOD([.$A643];[.C$1]) * [.C$2] / ([.C$1]-1))" office:value-type="float" office:value="127" calcext:value-type="float">
            <text:p>127</text:p>
          </table:table-cell>
          <table:table-cell table:formula="of:=FLOOR(MOD([.D$1]-[.$A643] -1;[.D$1]) * [.D$2] / ([.D$1]-1))" office:value-type="float" office:value="128" calcext:value-type="float">
            <text:p>128</text:p>
          </table:table-cell>
          <table:table-cell table:formula="of:=(IF(MOD([.$A643];[.E$1])&lt;FLOOR([.E$1]/2);0;[.E$2]))" office:value-type="float" office:value="0" calcext:value-type="float">
            <text:p>0</text:p>
          </table:table-cell>
          <table:table-cell table:formula="of:=IF(MOD([.$A643];[.F$1])&lt;[.F$1]/2;FLOOR(MOD([.$A643];[.F$1]) * [.F$2] *2 / ([.F$1]-1));[.F$2]-FLOOR(MOD(FLOOR([.$A643]-[.F$1]/2);[.F$1]) * [.F$2] *2 / ([.F$1]-1)))" office:value-type="float" office:value="254" calcext:value-type="float">
            <text:p>254</text:p>
          </table:table-cell>
          <table:table-cell table:formula="of:=FLOOR([.G$2] * POWER(SIN( PI() * [.$A643] / [.G$1] );2))" office:value-type="float" office:value="254" calcext:value-type="float">
            <text:p>254</text:p>
          </table:table-cell>
          <table:table-cell table:formula="of:=[.H$2]-FLOOR(POWER(IF(MOD([.$A643];[.H$1])&lt;[.H$1]/2;FLOOR(MOD([.$A643];[.H$1]) * [.H$2] *2 / ([.H$1]-1));[.H$2]-FLOOR(MOD(FLOOR([.$A643]-[.H$1]/2);[.H$1]) * [.H$2] *2 / ([.H$1]-1)));2)/[.H$2])" office:value-type="float" office:value="2" calcext:value-type="float">
            <text:p>2</text:p>
          </table:table-cell>
          <table:table-cell table:formula="of:=FLOOR( [.I$2] * ABS(SIN( PI() * [.$A643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FLOOR([.$B$2]/2 + [.$B$2]/2 * SIN(2 *  PI() * [.$A644] / [.$B$1] ))" office:value-type="float" office:value="127" calcext:value-type="float">
            <text:p>127</text:p>
          </table:table-cell>
          <table:table-cell table:formula="of:=FLOOR(MOD([.$A644];[.C$1]) * [.C$2] / ([.C$1]-1))" office:value-type="float" office:value="128" calcext:value-type="float">
            <text:p>128</text:p>
          </table:table-cell>
          <table:table-cell table:formula="of:=FLOOR(MOD([.D$1]-[.$A644] -1;[.D$1]) * [.D$2] / ([.D$1]-1))" office:value-type="float" office:value="127" calcext:value-type="float">
            <text:p>127</text:p>
          </table:table-cell>
          <table:table-cell table:formula="of:=(IF(MOD([.$A644];[.E$1])&lt;FLOOR([.E$1]/2);0;[.E$2]))" office:value-type="float" office:value="255" calcext:value-type="float">
            <text:p>255</text:p>
          </table:table-cell>
          <table:table-cell table:formula="of:=IF(MOD([.$A644];[.F$1])&lt;[.F$1]/2;FLOOR(MOD([.$A644];[.F$1]) * [.F$2] *2 / ([.F$1]-1));[.F$2]-FLOOR(MOD(FLOOR([.$A644]-[.F$1]/2);[.F$1]) * [.F$2] *2 / ([.F$1]-1)))" office:value-type="float" office:value="255" calcext:value-type="float">
            <text:p>255</text:p>
          </table:table-cell>
          <table:table-cell table:formula="of:=FLOOR([.G$2] * POWER(SIN( PI() * [.$A644] / [.G$1] );2))" office:value-type="float" office:value="255" calcext:value-type="float">
            <text:p>255</text:p>
          </table:table-cell>
          <table:table-cell table:formula="of:=[.H$2]-FLOOR(POWER(IF(MOD([.$A644];[.H$1])&lt;[.H$1]/2;FLOOR(MOD([.$A644];[.H$1]) * [.H$2] *2 / ([.H$1]-1));[.H$2]-FLOOR(MOD(FLOOR([.$A644]-[.H$1]/2);[.H$1]) * [.H$2] *2 / ([.H$1]-1)));2)/[.H$2])" office:value-type="float" office:value="0" calcext:value-type="float">
            <text:p>0</text:p>
          </table:table-cell>
          <table:table-cell table:formula="of:=FLOOR( [.I$2] * ABS(SIN( PI() * [.$A644] / [.I$1] )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FLOOR([.$B$2]/2 + [.$B$2]/2 * SIN(2 *  PI() * [.$A645] / [.$B$1] ))" office:value-type="float" office:value="124" calcext:value-type="float">
            <text:p>124</text:p>
          </table:table-cell>
          <table:table-cell table:formula="of:=FLOOR(MOD([.$A645];[.C$1]) * [.C$2] / ([.C$1]-1))" office:value-type="float" office:value="129" calcext:value-type="float">
            <text:p>129</text:p>
          </table:table-cell>
          <table:table-cell table:formula="of:=FLOOR(MOD([.D$1]-[.$A645] -1;[.D$1]) * [.D$2] / ([.D$1]-1))" office:value-type="float" office:value="126" calcext:value-type="float">
            <text:p>126</text:p>
          </table:table-cell>
          <table:table-cell table:formula="of:=(IF(MOD([.$A645];[.E$1])&lt;FLOOR([.E$1]/2);0;[.E$2]))" office:value-type="float" office:value="255" calcext:value-type="float">
            <text:p>255</text:p>
          </table:table-cell>
          <table:table-cell table:formula="of:=IF(MOD([.$A645];[.F$1])&lt;[.F$1]/2;FLOOR(MOD([.$A645];[.F$1]) * [.F$2] *2 / ([.F$1]-1));[.F$2]-FLOOR(MOD(FLOOR([.$A645]-[.F$1]/2);[.F$1]) * [.F$2] *2 / ([.F$1]-1)))" office:value-type="float" office:value="253" calcext:value-type="float">
            <text:p>253</text:p>
          </table:table-cell>
          <table:table-cell table:formula="of:=FLOOR([.G$2] * POWER(SIN( PI() * [.$A645] / [.G$1] );2))" office:value-type="float" office:value="254" calcext:value-type="float">
            <text:p>254</text:p>
          </table:table-cell>
          <table:table-cell table:formula="of:=[.H$2]-FLOOR(POWER(IF(MOD([.$A645];[.H$1])&lt;[.H$1]/2;FLOOR(MOD([.$A645];[.H$1]) * [.H$2] *2 / ([.H$1]-1));[.H$2]-FLOOR(MOD(FLOOR([.$A645]-[.H$1]/2);[.H$1]) * [.H$2] *2 / ([.H$1]-1)));2)/[.H$2])" office:value-type="float" office:value="4" calcext:value-type="float">
            <text:p>4</text:p>
          </table:table-cell>
          <table:table-cell table:formula="of:=FLOOR( [.I$2] * ABS(SIN( PI() * [.$A645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FLOOR([.$B$2]/2 + [.$B$2]/2 * SIN(2 *  PI() * [.$A646] / [.$B$1] ))" office:value-type="float" office:value="121" calcext:value-type="float">
            <text:p>121</text:p>
          </table:table-cell>
          <table:table-cell table:formula="of:=FLOOR(MOD([.$A646];[.C$1]) * [.C$2] / ([.C$1]-1))" office:value-type="float" office:value="130" calcext:value-type="float">
            <text:p>130</text:p>
          </table:table-cell>
          <table:table-cell table:formula="of:=FLOOR(MOD([.D$1]-[.$A646] -1;[.D$1]) * [.D$2] / ([.D$1]-1))" office:value-type="float" office:value="125" calcext:value-type="float">
            <text:p>125</text:p>
          </table:table-cell>
          <table:table-cell table:formula="of:=(IF(MOD([.$A646];[.E$1])&lt;FLOOR([.E$1]/2);0;[.E$2]))" office:value-type="float" office:value="255" calcext:value-type="float">
            <text:p>255</text:p>
          </table:table-cell>
          <table:table-cell table:formula="of:=IF(MOD([.$A646];[.F$1])&lt;[.F$1]/2;FLOOR(MOD([.$A646];[.F$1]) * [.F$2] *2 / ([.F$1]-1));[.F$2]-FLOOR(MOD(FLOOR([.$A646]-[.F$1]/2);[.F$1]) * [.F$2] *2 / ([.F$1]-1)))" office:value-type="float" office:value="251" calcext:value-type="float">
            <text:p>251</text:p>
          </table:table-cell>
          <table:table-cell table:formula="of:=FLOOR([.G$2] * POWER(SIN( PI() * [.$A646] / [.G$1] );2))" office:value-type="float" office:value="254" calcext:value-type="float">
            <text:p>254</text:p>
          </table:table-cell>
          <table:table-cell table:formula="of:=[.H$2]-FLOOR(POWER(IF(MOD([.$A646];[.H$1])&lt;[.H$1]/2;FLOOR(MOD([.$A646];[.H$1]) * [.H$2] *2 / ([.H$1]-1));[.H$2]-FLOOR(MOD(FLOOR([.$A646]-[.H$1]/2);[.H$1]) * [.H$2] *2 / ([.H$1]-1)));2)/[.H$2])" office:value-type="float" office:value="8" calcext:value-type="float">
            <text:p>8</text:p>
          </table:table-cell>
          <table:table-cell table:formula="of:=FLOOR( [.I$2] * ABS(SIN( PI() * [.$A646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FLOOR([.$B$2]/2 + [.$B$2]/2 * SIN(2 *  PI() * [.$A647] / [.$B$1] ))" office:value-type="float" office:value="118" calcext:value-type="float">
            <text:p>118</text:p>
          </table:table-cell>
          <table:table-cell table:formula="of:=FLOOR(MOD([.$A647];[.C$1]) * [.C$2] / ([.C$1]-1))" office:value-type="float" office:value="131" calcext:value-type="float">
            <text:p>131</text:p>
          </table:table-cell>
          <table:table-cell table:formula="of:=FLOOR(MOD([.D$1]-[.$A647] -1;[.D$1]) * [.D$2] / ([.D$1]-1))" office:value-type="float" office:value="124" calcext:value-type="float">
            <text:p>124</text:p>
          </table:table-cell>
          <table:table-cell table:formula="of:=(IF(MOD([.$A647];[.E$1])&lt;FLOOR([.E$1]/2);0;[.E$2]))" office:value-type="float" office:value="255" calcext:value-type="float">
            <text:p>255</text:p>
          </table:table-cell>
          <table:table-cell table:formula="of:=IF(MOD([.$A647];[.F$1])&lt;[.F$1]/2;FLOOR(MOD([.$A647];[.F$1]) * [.F$2] *2 / ([.F$1]-1));[.F$2]-FLOOR(MOD(FLOOR([.$A647]-[.F$1]/2);[.F$1]) * [.F$2] *2 / ([.F$1]-1)))" office:value-type="float" office:value="249" calcext:value-type="float">
            <text:p>249</text:p>
          </table:table-cell>
          <table:table-cell table:formula="of:=FLOOR([.G$2] * POWER(SIN( PI() * [.$A647] / [.G$1] );2))" office:value-type="float" office:value="254" calcext:value-type="float">
            <text:p>254</text:p>
          </table:table-cell>
          <table:table-cell table:formula="of:=[.H$2]-FLOOR(POWER(IF(MOD([.$A647];[.H$1])&lt;[.H$1]/2;FLOOR(MOD([.$A647];[.H$1]) * [.H$2] *2 / ([.H$1]-1));[.H$2]-FLOOR(MOD(FLOOR([.$A647]-[.H$1]/2);[.H$1]) * [.H$2] *2 / ([.H$1]-1)));2)/[.H$2])" office:value-type="float" office:value="12" calcext:value-type="float">
            <text:p>12</text:p>
          </table:table-cell>
          <table:table-cell table:formula="of:=FLOOR( [.I$2] * ABS(SIN( PI() * [.$A647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FLOOR([.$B$2]/2 + [.$B$2]/2 * SIN(2 *  PI() * [.$A648] / [.$B$1] ))" office:value-type="float" office:value="115" calcext:value-type="float">
            <text:p>115</text:p>
          </table:table-cell>
          <table:table-cell table:formula="of:=FLOOR(MOD([.$A648];[.C$1]) * [.C$2] / ([.C$1]-1))" office:value-type="float" office:value="132" calcext:value-type="float">
            <text:p>132</text:p>
          </table:table-cell>
          <table:table-cell table:formula="of:=FLOOR(MOD([.D$1]-[.$A648] -1;[.D$1]) * [.D$2] / ([.D$1]-1))" office:value-type="float" office:value="123" calcext:value-type="float">
            <text:p>123</text:p>
          </table:table-cell>
          <table:table-cell table:formula="of:=(IF(MOD([.$A648];[.E$1])&lt;FLOOR([.E$1]/2);0;[.E$2]))" office:value-type="float" office:value="255" calcext:value-type="float">
            <text:p>255</text:p>
          </table:table-cell>
          <table:table-cell table:formula="of:=IF(MOD([.$A648];[.F$1])&lt;[.F$1]/2;FLOOR(MOD([.$A648];[.F$1]) * [.F$2] *2 / ([.F$1]-1));[.F$2]-FLOOR(MOD(FLOOR([.$A648]-[.F$1]/2);[.F$1]) * [.F$2] *2 / ([.F$1]-1)))" office:value-type="float" office:value="247" calcext:value-type="float">
            <text:p>247</text:p>
          </table:table-cell>
          <table:table-cell table:formula="of:=FLOOR([.G$2] * POWER(SIN( PI() * [.$A648] / [.G$1] );2))" office:value-type="float" office:value="254" calcext:value-type="float">
            <text:p>254</text:p>
          </table:table-cell>
          <table:table-cell table:formula="of:=[.H$2]-FLOOR(POWER(IF(MOD([.$A648];[.H$1])&lt;[.H$1]/2;FLOOR(MOD([.$A648];[.H$1]) * [.H$2] *2 / ([.H$1]-1));[.H$2]-FLOOR(MOD(FLOOR([.$A648]-[.H$1]/2);[.H$1]) * [.H$2] *2 / ([.H$1]-1)));2)/[.H$2])" office:value-type="float" office:value="16" calcext:value-type="float">
            <text:p>16</text:p>
          </table:table-cell>
          <table:table-cell table:formula="of:=FLOOR( [.I$2] * ABS(SIN( PI() * [.$A648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FLOOR([.$B$2]/2 + [.$B$2]/2 * SIN(2 *  PI() * [.$A649] / [.$B$1] ))" office:value-type="float" office:value="111" calcext:value-type="float">
            <text:p>111</text:p>
          </table:table-cell>
          <table:table-cell table:formula="of:=FLOOR(MOD([.$A649];[.C$1]) * [.C$2] / ([.C$1]-1))" office:value-type="float" office:value="133" calcext:value-type="float">
            <text:p>133</text:p>
          </table:table-cell>
          <table:table-cell table:formula="of:=FLOOR(MOD([.D$1]-[.$A649] -1;[.D$1]) * [.D$2] / ([.D$1]-1))" office:value-type="float" office:value="122" calcext:value-type="float">
            <text:p>122</text:p>
          </table:table-cell>
          <table:table-cell table:formula="of:=(IF(MOD([.$A649];[.E$1])&lt;FLOOR([.E$1]/2);0;[.E$2]))" office:value-type="float" office:value="255" calcext:value-type="float">
            <text:p>255</text:p>
          </table:table-cell>
          <table:table-cell table:formula="of:=IF(MOD([.$A649];[.F$1])&lt;[.F$1]/2;FLOOR(MOD([.$A649];[.F$1]) * [.F$2] *2 / ([.F$1]-1));[.F$2]-FLOOR(MOD(FLOOR([.$A649]-[.F$1]/2);[.F$1]) * [.F$2] *2 / ([.F$1]-1)))" office:value-type="float" office:value="245" calcext:value-type="float">
            <text:p>245</text:p>
          </table:table-cell>
          <table:table-cell table:formula="of:=FLOOR([.G$2] * POWER(SIN( PI() * [.$A649] / [.G$1] );2))" office:value-type="float" office:value="254" calcext:value-type="float">
            <text:p>254</text:p>
          </table:table-cell>
          <table:table-cell table:formula="of:=[.H$2]-FLOOR(POWER(IF(MOD([.$A649];[.H$1])&lt;[.H$1]/2;FLOOR(MOD([.$A649];[.H$1]) * [.H$2] *2 / ([.H$1]-1));[.H$2]-FLOOR(MOD(FLOOR([.$A649]-[.H$1]/2);[.H$1]) * [.H$2] *2 / ([.H$1]-1)));2)/[.H$2])" office:value-type="float" office:value="20" calcext:value-type="float">
            <text:p>20</text:p>
          </table:table-cell>
          <table:table-cell table:formula="of:=FLOOR( [.I$2] * ABS(SIN( PI() * [.$A649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FLOOR([.$B$2]/2 + [.$B$2]/2 * SIN(2 *  PI() * [.$A650] / [.$B$1] ))" office:value-type="float" office:value="108" calcext:value-type="float">
            <text:p>108</text:p>
          </table:table-cell>
          <table:table-cell table:formula="of:=FLOOR(MOD([.$A650];[.C$1]) * [.C$2] / ([.C$1]-1))" office:value-type="float" office:value="134" calcext:value-type="float">
            <text:p>134</text:p>
          </table:table-cell>
          <table:table-cell table:formula="of:=FLOOR(MOD([.D$1]-[.$A650] -1;[.D$1]) * [.D$2] / ([.D$1]-1))" office:value-type="float" office:value="121" calcext:value-type="float">
            <text:p>121</text:p>
          </table:table-cell>
          <table:table-cell table:formula="of:=(IF(MOD([.$A650];[.E$1])&lt;FLOOR([.E$1]/2);0;[.E$2]))" office:value-type="float" office:value="255" calcext:value-type="float">
            <text:p>255</text:p>
          </table:table-cell>
          <table:table-cell table:formula="of:=IF(MOD([.$A650];[.F$1])&lt;[.F$1]/2;FLOOR(MOD([.$A650];[.F$1]) * [.F$2] *2 / ([.F$1]-1));[.F$2]-FLOOR(MOD(FLOOR([.$A650]-[.F$1]/2);[.F$1]) * [.F$2] *2 / ([.F$1]-1)))" office:value-type="float" office:value="243" calcext:value-type="float">
            <text:p>243</text:p>
          </table:table-cell>
          <table:table-cell table:formula="of:=FLOOR([.G$2] * POWER(SIN( PI() * [.$A650] / [.G$1] );2))" office:value-type="float" office:value="253" calcext:value-type="float">
            <text:p>253</text:p>
          </table:table-cell>
          <table:table-cell table:formula="of:=[.H$2]-FLOOR(POWER(IF(MOD([.$A650];[.H$1])&lt;[.H$1]/2;FLOOR(MOD([.$A650];[.H$1]) * [.H$2] *2 / ([.H$1]-1));[.H$2]-FLOOR(MOD(FLOOR([.$A650]-[.H$1]/2);[.H$1]) * [.H$2] *2 / ([.H$1]-1)));2)/[.H$2])" office:value-type="float" office:value="24" calcext:value-type="float">
            <text:p>24</text:p>
          </table:table-cell>
          <table:table-cell table:formula="of:=FLOOR( [.I$2] * ABS(SIN( PI() * [.$A650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FLOOR([.$B$2]/2 + [.$B$2]/2 * SIN(2 *  PI() * [.$A651] / [.$B$1] ))" office:value-type="float" office:value="105" calcext:value-type="float">
            <text:p>105</text:p>
          </table:table-cell>
          <table:table-cell table:formula="of:=FLOOR(MOD([.$A651];[.C$1]) * [.C$2] / ([.C$1]-1))" office:value-type="float" office:value="135" calcext:value-type="float">
            <text:p>135</text:p>
          </table:table-cell>
          <table:table-cell table:formula="of:=FLOOR(MOD([.D$1]-[.$A651] -1;[.D$1]) * [.D$2] / ([.D$1]-1))" office:value-type="float" office:value="120" calcext:value-type="float">
            <text:p>120</text:p>
          </table:table-cell>
          <table:table-cell table:formula="of:=(IF(MOD([.$A651];[.E$1])&lt;FLOOR([.E$1]/2);0;[.E$2]))" office:value-type="float" office:value="255" calcext:value-type="float">
            <text:p>255</text:p>
          </table:table-cell>
          <table:table-cell table:formula="of:=IF(MOD([.$A651];[.F$1])&lt;[.F$1]/2;FLOOR(MOD([.$A651];[.F$1]) * [.F$2] *2 / ([.F$1]-1));[.F$2]-FLOOR(MOD(FLOOR([.$A651]-[.F$1]/2);[.F$1]) * [.F$2] *2 / ([.F$1]-1)))" office:value-type="float" office:value="241" calcext:value-type="float">
            <text:p>241</text:p>
          </table:table-cell>
          <table:table-cell table:formula="of:=FLOOR([.G$2] * POWER(SIN( PI() * [.$A651] / [.G$1] );2))" office:value-type="float" office:value="253" calcext:value-type="float">
            <text:p>253</text:p>
          </table:table-cell>
          <table:table-cell table:formula="of:=[.H$2]-FLOOR(POWER(IF(MOD([.$A651];[.H$1])&lt;[.H$1]/2;FLOOR(MOD([.$A651];[.H$1]) * [.H$2] *2 / ([.H$1]-1));[.H$2]-FLOOR(MOD(FLOOR([.$A651]-[.H$1]/2);[.H$1]) * [.H$2] *2 / ([.H$1]-1)));2)/[.H$2])" office:value-type="float" office:value="28" calcext:value-type="float">
            <text:p>28</text:p>
          </table:table-cell>
          <table:table-cell table:formula="of:=FLOOR( [.I$2] * ABS(SIN( PI() * [.$A651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FLOOR([.$B$2]/2 + [.$B$2]/2 * SIN(2 *  PI() * [.$A652] / [.$B$1] ))" office:value-type="float" office:value="102" calcext:value-type="float">
            <text:p>102</text:p>
          </table:table-cell>
          <table:table-cell table:formula="of:=FLOOR(MOD([.$A652];[.C$1]) * [.C$2] / ([.C$1]-1))" office:value-type="float" office:value="136" calcext:value-type="float">
            <text:p>136</text:p>
          </table:table-cell>
          <table:table-cell table:formula="of:=FLOOR(MOD([.D$1]-[.$A652] -1;[.D$1]) * [.D$2] / ([.D$1]-1))" office:value-type="float" office:value="119" calcext:value-type="float">
            <text:p>119</text:p>
          </table:table-cell>
          <table:table-cell table:formula="of:=(IF(MOD([.$A652];[.E$1])&lt;FLOOR([.E$1]/2);0;[.E$2]))" office:value-type="float" office:value="255" calcext:value-type="float">
            <text:p>255</text:p>
          </table:table-cell>
          <table:table-cell table:formula="of:=IF(MOD([.$A652];[.F$1])&lt;[.F$1]/2;FLOOR(MOD([.$A652];[.F$1]) * [.F$2] *2 / ([.F$1]-1));[.F$2]-FLOOR(MOD(FLOOR([.$A652]-[.F$1]/2);[.F$1]) * [.F$2] *2 / ([.F$1]-1)))" office:value-type="float" office:value="239" calcext:value-type="float">
            <text:p>239</text:p>
          </table:table-cell>
          <table:table-cell table:formula="of:=FLOOR([.G$2] * POWER(SIN( PI() * [.$A652] / [.G$1] );2))" office:value-type="float" office:value="252" calcext:value-type="float">
            <text:p>252</text:p>
          </table:table-cell>
          <table:table-cell table:formula="of:=[.H$2]-FLOOR(POWER(IF(MOD([.$A652];[.H$1])&lt;[.H$1]/2;FLOOR(MOD([.$A652];[.H$1]) * [.H$2] *2 / ([.H$1]-1));[.H$2]-FLOOR(MOD(FLOOR([.$A652]-[.H$1]/2);[.H$1]) * [.H$2] *2 / ([.H$1]-1)));2)/[.H$2])" office:value-type="float" office:value="31" calcext:value-type="float">
            <text:p>31</text:p>
          </table:table-cell>
          <table:table-cell table:formula="of:=FLOOR( [.I$2] * ABS(SIN( PI() * [.$A652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FLOOR([.$B$2]/2 + [.$B$2]/2 * SIN(2 *  PI() * [.$A653] / [.$B$1] ))" office:value-type="float" office:value="99" calcext:value-type="float">
            <text:p>99</text:p>
          </table:table-cell>
          <table:table-cell table:formula="of:=FLOOR(MOD([.$A653];[.C$1]) * [.C$2] / ([.C$1]-1))" office:value-type="float" office:value="137" calcext:value-type="float">
            <text:p>137</text:p>
          </table:table-cell>
          <table:table-cell table:formula="of:=FLOOR(MOD([.D$1]-[.$A653] -1;[.D$1]) * [.D$2] / ([.D$1]-1))" office:value-type="float" office:value="118" calcext:value-type="float">
            <text:p>118</text:p>
          </table:table-cell>
          <table:table-cell table:formula="of:=(IF(MOD([.$A653];[.E$1])&lt;FLOOR([.E$1]/2);0;[.E$2]))" office:value-type="float" office:value="255" calcext:value-type="float">
            <text:p>255</text:p>
          </table:table-cell>
          <table:table-cell table:formula="of:=IF(MOD([.$A653];[.F$1])&lt;[.F$1]/2;FLOOR(MOD([.$A653];[.F$1]) * [.F$2] *2 / ([.F$1]-1));[.F$2]-FLOOR(MOD(FLOOR([.$A653]-[.F$1]/2);[.F$1]) * [.F$2] *2 / ([.F$1]-1)))" office:value-type="float" office:value="237" calcext:value-type="float">
            <text:p>237</text:p>
          </table:table-cell>
          <table:table-cell table:formula="of:=FLOOR([.G$2] * POWER(SIN( PI() * [.$A653] / [.G$1] );2))" office:value-type="float" office:value="251" calcext:value-type="float">
            <text:p>251</text:p>
          </table:table-cell>
          <table:table-cell table:formula="of:=[.H$2]-FLOOR(POWER(IF(MOD([.$A653];[.H$1])&lt;[.H$1]/2;FLOOR(MOD([.$A653];[.H$1]) * [.H$2] *2 / ([.H$1]-1));[.H$2]-FLOOR(MOD(FLOOR([.$A653]-[.H$1]/2);[.H$1]) * [.H$2] *2 / ([.H$1]-1)));2)/[.H$2])" office:value-type="float" office:value="35" calcext:value-type="float">
            <text:p>35</text:p>
          </table:table-cell>
          <table:table-cell table:formula="of:=FLOOR( [.I$2] * ABS(SIN( PI() * [.$A653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FLOOR([.$B$2]/2 + [.$B$2]/2 * SIN(2 *  PI() * [.$A654] / [.$B$1] ))" office:value-type="float" office:value="96" calcext:value-type="float">
            <text:p>96</text:p>
          </table:table-cell>
          <table:table-cell table:formula="of:=FLOOR(MOD([.$A654];[.C$1]) * [.C$2] / ([.C$1]-1))" office:value-type="float" office:value="138" calcext:value-type="float">
            <text:p>138</text:p>
          </table:table-cell>
          <table:table-cell table:formula="of:=FLOOR(MOD([.D$1]-[.$A654] -1;[.D$1]) * [.D$2] / ([.D$1]-1))" office:value-type="float" office:value="117" calcext:value-type="float">
            <text:p>117</text:p>
          </table:table-cell>
          <table:table-cell table:formula="of:=(IF(MOD([.$A654];[.E$1])&lt;FLOOR([.E$1]/2);0;[.E$2]))" office:value-type="float" office:value="255" calcext:value-type="float">
            <text:p>255</text:p>
          </table:table-cell>
          <table:table-cell table:formula="of:=IF(MOD([.$A654];[.F$1])&lt;[.F$1]/2;FLOOR(MOD([.$A654];[.F$1]) * [.F$2] *2 / ([.F$1]-1));[.F$2]-FLOOR(MOD(FLOOR([.$A654]-[.F$1]/2);[.F$1]) * [.F$2] *2 / ([.F$1]-1)))" office:value-type="float" office:value="235" calcext:value-type="float">
            <text:p>235</text:p>
          </table:table-cell>
          <table:table-cell table:formula="of:=FLOOR([.G$2] * POWER(SIN( PI() * [.$A654] / [.G$1] );2))" office:value-type="float" office:value="251" calcext:value-type="float">
            <text:p>251</text:p>
          </table:table-cell>
          <table:table-cell table:formula="of:=[.H$2]-FLOOR(POWER(IF(MOD([.$A654];[.H$1])&lt;[.H$1]/2;FLOOR(MOD([.$A654];[.H$1]) * [.H$2] *2 / ([.H$1]-1));[.H$2]-FLOOR(MOD(FLOOR([.$A654]-[.H$1]/2);[.H$1]) * [.H$2] *2 / ([.H$1]-1)));2)/[.H$2])" office:value-type="float" office:value="39" calcext:value-type="float">
            <text:p>39</text:p>
          </table:table-cell>
          <table:table-cell table:formula="of:=FLOOR( [.I$2] * ABS(SIN( PI() * [.$A654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FLOOR([.$B$2]/2 + [.$B$2]/2 * SIN(2 *  PI() * [.$A655] / [.$B$1] ))" office:value-type="float" office:value="93" calcext:value-type="float">
            <text:p>93</text:p>
          </table:table-cell>
          <table:table-cell table:formula="of:=FLOOR(MOD([.$A655];[.C$1]) * [.C$2] / ([.C$1]-1))" office:value-type="float" office:value="139" calcext:value-type="float">
            <text:p>139</text:p>
          </table:table-cell>
          <table:table-cell table:formula="of:=FLOOR(MOD([.D$1]-[.$A655] -1;[.D$1]) * [.D$2] / ([.D$1]-1))" office:value-type="float" office:value="116" calcext:value-type="float">
            <text:p>116</text:p>
          </table:table-cell>
          <table:table-cell table:formula="of:=(IF(MOD([.$A655];[.E$1])&lt;FLOOR([.E$1]/2);0;[.E$2]))" office:value-type="float" office:value="255" calcext:value-type="float">
            <text:p>255</text:p>
          </table:table-cell>
          <table:table-cell table:formula="of:=IF(MOD([.$A655];[.F$1])&lt;[.F$1]/2;FLOOR(MOD([.$A655];[.F$1]) * [.F$2] *2 / ([.F$1]-1));[.F$2]-FLOOR(MOD(FLOOR([.$A655]-[.F$1]/2);[.F$1]) * [.F$2] *2 / ([.F$1]-1)))" office:value-type="float" office:value="233" calcext:value-type="float">
            <text:p>233</text:p>
          </table:table-cell>
          <table:table-cell table:formula="of:=FLOOR([.G$2] * POWER(SIN( PI() * [.$A655] / [.G$1] );2))" office:value-type="float" office:value="250" calcext:value-type="float">
            <text:p>250</text:p>
          </table:table-cell>
          <table:table-cell table:formula="of:=[.H$2]-FLOOR(POWER(IF(MOD([.$A655];[.H$1])&lt;[.H$1]/2;FLOOR(MOD([.$A655];[.H$1]) * [.H$2] *2 / ([.H$1]-1));[.H$2]-FLOOR(MOD(FLOOR([.$A655]-[.H$1]/2);[.H$1]) * [.H$2] *2 / ([.H$1]-1)));2)/[.H$2])" office:value-type="float" office:value="43" calcext:value-type="float">
            <text:p>43</text:p>
          </table:table-cell>
          <table:table-cell table:formula="of:=FLOOR( [.I$2] * ABS(SIN( PI() * [.$A655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FLOOR([.$B$2]/2 + [.$B$2]/2 * SIN(2 *  PI() * [.$A656] / [.$B$1] ))" office:value-type="float" office:value="90" calcext:value-type="float">
            <text:p>90</text:p>
          </table:table-cell>
          <table:table-cell table:formula="of:=FLOOR(MOD([.$A656];[.C$1]) * [.C$2] / ([.C$1]-1))" office:value-type="float" office:value="140" calcext:value-type="float">
            <text:p>140</text:p>
          </table:table-cell>
          <table:table-cell table:formula="of:=FLOOR(MOD([.D$1]-[.$A656] -1;[.D$1]) * [.D$2] / ([.D$1]-1))" office:value-type="float" office:value="115" calcext:value-type="float">
            <text:p>115</text:p>
          </table:table-cell>
          <table:table-cell table:formula="of:=(IF(MOD([.$A656];[.E$1])&lt;FLOOR([.E$1]/2);0;[.E$2]))" office:value-type="float" office:value="255" calcext:value-type="float">
            <text:p>255</text:p>
          </table:table-cell>
          <table:table-cell table:formula="of:=IF(MOD([.$A656];[.F$1])&lt;[.F$1]/2;FLOOR(MOD([.$A656];[.F$1]) * [.F$2] *2 / ([.F$1]-1));[.F$2]-FLOOR(MOD(FLOOR([.$A656]-[.F$1]/2);[.F$1]) * [.F$2] *2 / ([.F$1]-1)))" office:value-type="float" office:value="231" calcext:value-type="float">
            <text:p>231</text:p>
          </table:table-cell>
          <table:table-cell table:formula="of:=FLOOR([.G$2] * POWER(SIN( PI() * [.$A656] / [.G$1] );2))" office:value-type="float" office:value="249" calcext:value-type="float">
            <text:p>249</text:p>
          </table:table-cell>
          <table:table-cell table:formula="of:=[.H$2]-FLOOR(POWER(IF(MOD([.$A656];[.H$1])&lt;[.H$1]/2;FLOOR(MOD([.$A656];[.H$1]) * [.H$2] *2 / ([.H$1]-1));[.H$2]-FLOOR(MOD(FLOOR([.$A656]-[.H$1]/2);[.H$1]) * [.H$2] *2 / ([.H$1]-1)));2)/[.H$2])" office:value-type="float" office:value="46" calcext:value-type="float">
            <text:p>46</text:p>
          </table:table-cell>
          <table:table-cell table:formula="of:=FLOOR( [.I$2] * ABS(SIN( PI() * [.$A656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FLOOR([.$B$2]/2 + [.$B$2]/2 * SIN(2 *  PI() * [.$A657] / [.$B$1] ))" office:value-type="float" office:value="87" calcext:value-type="float">
            <text:p>87</text:p>
          </table:table-cell>
          <table:table-cell table:formula="of:=FLOOR(MOD([.$A657];[.C$1]) * [.C$2] / ([.C$1]-1))" office:value-type="float" office:value="141" calcext:value-type="float">
            <text:p>141</text:p>
          </table:table-cell>
          <table:table-cell table:formula="of:=FLOOR(MOD([.D$1]-[.$A657] -1;[.D$1]) * [.D$2] / ([.D$1]-1))" office:value-type="float" office:value="114" calcext:value-type="float">
            <text:p>114</text:p>
          </table:table-cell>
          <table:table-cell table:formula="of:=(IF(MOD([.$A657];[.E$1])&lt;FLOOR([.E$1]/2);0;[.E$2]))" office:value-type="float" office:value="255" calcext:value-type="float">
            <text:p>255</text:p>
          </table:table-cell>
          <table:table-cell table:formula="of:=IF(MOD([.$A657];[.F$1])&lt;[.F$1]/2;FLOOR(MOD([.$A657];[.F$1]) * [.F$2] *2 / ([.F$1]-1));[.F$2]-FLOOR(MOD(FLOOR([.$A657]-[.F$1]/2);[.F$1]) * [.F$2] *2 / ([.F$1]-1)))" office:value-type="float" office:value="229" calcext:value-type="float">
            <text:p>229</text:p>
          </table:table-cell>
          <table:table-cell table:formula="of:=FLOOR([.G$2] * POWER(SIN( PI() * [.$A657] / [.G$1] );2))" office:value-type="float" office:value="248" calcext:value-type="float">
            <text:p>248</text:p>
          </table:table-cell>
          <table:table-cell table:formula="of:=[.H$2]-FLOOR(POWER(IF(MOD([.$A657];[.H$1])&lt;[.H$1]/2;FLOOR(MOD([.$A657];[.H$1]) * [.H$2] *2 / ([.H$1]-1));[.H$2]-FLOOR(MOD(FLOOR([.$A657]-[.H$1]/2);[.H$1]) * [.H$2] *2 / ([.H$1]-1)));2)/[.H$2])" office:value-type="float" office:value="50" calcext:value-type="float">
            <text:p>50</text:p>
          </table:table-cell>
          <table:table-cell table:formula="of:=FLOOR( [.I$2] * ABS(SIN( PI() * [.$A657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FLOOR([.$B$2]/2 + [.$B$2]/2 * SIN(2 *  PI() * [.$A658] / [.$B$1] ))" office:value-type="float" office:value="84" calcext:value-type="float">
            <text:p>84</text:p>
          </table:table-cell>
          <table:table-cell table:formula="of:=FLOOR(MOD([.$A658];[.C$1]) * [.C$2] / ([.C$1]-1))" office:value-type="float" office:value="142" calcext:value-type="float">
            <text:p>142</text:p>
          </table:table-cell>
          <table:table-cell table:formula="of:=FLOOR(MOD([.D$1]-[.$A658] -1;[.D$1]) * [.D$2] / ([.D$1]-1))" office:value-type="float" office:value="113" calcext:value-type="float">
            <text:p>113</text:p>
          </table:table-cell>
          <table:table-cell table:formula="of:=(IF(MOD([.$A658];[.E$1])&lt;FLOOR([.E$1]/2);0;[.E$2]))" office:value-type="float" office:value="255" calcext:value-type="float">
            <text:p>255</text:p>
          </table:table-cell>
          <table:table-cell table:formula="of:=IF(MOD([.$A658];[.F$1])&lt;[.F$1]/2;FLOOR(MOD([.$A658];[.F$1]) * [.F$2] *2 / ([.F$1]-1));[.F$2]-FLOOR(MOD(FLOOR([.$A658]-[.F$1]/2);[.F$1]) * [.F$2] *2 / ([.F$1]-1)))" office:value-type="float" office:value="227" calcext:value-type="float">
            <text:p>227</text:p>
          </table:table-cell>
          <table:table-cell table:formula="of:=FLOOR([.G$2] * POWER(SIN( PI() * [.$A658] / [.G$1] );2))" office:value-type="float" office:value="247" calcext:value-type="float">
            <text:p>247</text:p>
          </table:table-cell>
          <table:table-cell table:formula="of:=[.H$2]-FLOOR(POWER(IF(MOD([.$A658];[.H$1])&lt;[.H$1]/2;FLOOR(MOD([.$A658];[.H$1]) * [.H$2] *2 / ([.H$1]-1));[.H$2]-FLOOR(MOD(FLOOR([.$A658]-[.H$1]/2);[.H$1]) * [.H$2] *2 / ([.H$1]-1)));2)/[.H$2])" office:value-type="float" office:value="53" calcext:value-type="float">
            <text:p>53</text:p>
          </table:table-cell>
          <table:table-cell table:formula="of:=FLOOR( [.I$2] * ABS(SIN( PI() * [.$A658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FLOOR([.$B$2]/2 + [.$B$2]/2 * SIN(2 *  PI() * [.$A659] / [.$B$1] ))" office:value-type="float" office:value="81" calcext:value-type="float">
            <text:p>81</text:p>
          </table:table-cell>
          <table:table-cell table:formula="of:=FLOOR(MOD([.$A659];[.C$1]) * [.C$2] / ([.C$1]-1))" office:value-type="float" office:value="143" calcext:value-type="float">
            <text:p>143</text:p>
          </table:table-cell>
          <table:table-cell table:formula="of:=FLOOR(MOD([.D$1]-[.$A659] -1;[.D$1]) * [.D$2] / ([.D$1]-1))" office:value-type="float" office:value="112" calcext:value-type="float">
            <text:p>112</text:p>
          </table:table-cell>
          <table:table-cell table:formula="of:=(IF(MOD([.$A659];[.E$1])&lt;FLOOR([.E$1]/2);0;[.E$2]))" office:value-type="float" office:value="255" calcext:value-type="float">
            <text:p>255</text:p>
          </table:table-cell>
          <table:table-cell table:formula="of:=IF(MOD([.$A659];[.F$1])&lt;[.F$1]/2;FLOOR(MOD([.$A659];[.F$1]) * [.F$2] *2 / ([.F$1]-1));[.F$2]-FLOOR(MOD(FLOOR([.$A659]-[.F$1]/2);[.F$1]) * [.F$2] *2 / ([.F$1]-1)))" office:value-type="float" office:value="225" calcext:value-type="float">
            <text:p>225</text:p>
          </table:table-cell>
          <table:table-cell table:formula="of:=FLOOR([.G$2] * POWER(SIN( PI() * [.$A659] / [.G$1] );2))" office:value-type="float" office:value="246" calcext:value-type="float">
            <text:p>246</text:p>
          </table:table-cell>
          <table:table-cell table:formula="of:=[.H$2]-FLOOR(POWER(IF(MOD([.$A659];[.H$1])&lt;[.H$1]/2;FLOOR(MOD([.$A659];[.H$1]) * [.H$2] *2 / ([.H$1]-1));[.H$2]-FLOOR(MOD(FLOOR([.$A659]-[.H$1]/2);[.H$1]) * [.H$2] *2 / ([.H$1]-1)));2)/[.H$2])" office:value-type="float" office:value="57" calcext:value-type="float">
            <text:p>57</text:p>
          </table:table-cell>
          <table:table-cell table:formula="of:=FLOOR( [.I$2] * ABS(SIN( PI() * [.$A659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FLOOR([.$B$2]/2 + [.$B$2]/2 * SIN(2 *  PI() * [.$A660] / [.$B$1] ))" office:value-type="float" office:value="78" calcext:value-type="float">
            <text:p>78</text:p>
          </table:table-cell>
          <table:table-cell table:formula="of:=FLOOR(MOD([.$A660];[.C$1]) * [.C$2] / ([.C$1]-1))" office:value-type="float" office:value="144" calcext:value-type="float">
            <text:p>144</text:p>
          </table:table-cell>
          <table:table-cell table:formula="of:=FLOOR(MOD([.D$1]-[.$A660] -1;[.D$1]) * [.D$2] / ([.D$1]-1))" office:value-type="float" office:value="111" calcext:value-type="float">
            <text:p>111</text:p>
          </table:table-cell>
          <table:table-cell table:formula="of:=(IF(MOD([.$A660];[.E$1])&lt;FLOOR([.E$1]/2);0;[.E$2]))" office:value-type="float" office:value="255" calcext:value-type="float">
            <text:p>255</text:p>
          </table:table-cell>
          <table:table-cell table:formula="of:=IF(MOD([.$A660];[.F$1])&lt;[.F$1]/2;FLOOR(MOD([.$A660];[.F$1]) * [.F$2] *2 / ([.F$1]-1));[.F$2]-FLOOR(MOD(FLOOR([.$A660]-[.F$1]/2);[.F$1]) * [.F$2] *2 / ([.F$1]-1)))" office:value-type="float" office:value="223" calcext:value-type="float">
            <text:p>223</text:p>
          </table:table-cell>
          <table:table-cell table:formula="of:=FLOOR([.G$2] * POWER(SIN( PI() * [.$A660] / [.G$1] );2))" office:value-type="float" office:value="245" calcext:value-type="float">
            <text:p>245</text:p>
          </table:table-cell>
          <table:table-cell table:formula="of:=[.H$2]-FLOOR(POWER(IF(MOD([.$A660];[.H$1])&lt;[.H$1]/2;FLOOR(MOD([.$A660];[.H$1]) * [.H$2] *2 / ([.H$1]-1));[.H$2]-FLOOR(MOD(FLOOR([.$A660]-[.H$1]/2);[.H$1]) * [.H$2] *2 / ([.H$1]-1)));2)/[.H$2])" office:value-type="float" office:value="60" calcext:value-type="float">
            <text:p>60</text:p>
          </table:table-cell>
          <table:table-cell table:formula="of:=FLOOR( [.I$2] * ABS(SIN( PI() * [.$A660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FLOOR([.$B$2]/2 + [.$B$2]/2 * SIN(2 *  PI() * [.$A661] / [.$B$1] ))" office:value-type="float" office:value="75" calcext:value-type="float">
            <text:p>75</text:p>
          </table:table-cell>
          <table:table-cell table:formula="of:=FLOOR(MOD([.$A661];[.C$1]) * [.C$2] / ([.C$1]-1))" office:value-type="float" office:value="145" calcext:value-type="float">
            <text:p>145</text:p>
          </table:table-cell>
          <table:table-cell table:formula="of:=FLOOR(MOD([.D$1]-[.$A661] -1;[.D$1]) * [.D$2] / ([.D$1]-1))" office:value-type="float" office:value="110" calcext:value-type="float">
            <text:p>110</text:p>
          </table:table-cell>
          <table:table-cell table:formula="of:=(IF(MOD([.$A661];[.E$1])&lt;FLOOR([.E$1]/2);0;[.E$2]))" office:value-type="float" office:value="255" calcext:value-type="float">
            <text:p>255</text:p>
          </table:table-cell>
          <table:table-cell table:formula="of:=IF(MOD([.$A661];[.F$1])&lt;[.F$1]/2;FLOOR(MOD([.$A661];[.F$1]) * [.F$2] *2 / ([.F$1]-1));[.F$2]-FLOOR(MOD(FLOOR([.$A661]-[.F$1]/2);[.F$1]) * [.F$2] *2 / ([.F$1]-1)))" office:value-type="float" office:value="221" calcext:value-type="float">
            <text:p>221</text:p>
          </table:table-cell>
          <table:table-cell table:formula="of:=FLOOR([.G$2] * POWER(SIN( PI() * [.$A661] / [.G$1] );2))" office:value-type="float" office:value="244" calcext:value-type="float">
            <text:p>244</text:p>
          </table:table-cell>
          <table:table-cell table:formula="of:=[.H$2]-FLOOR(POWER(IF(MOD([.$A661];[.H$1])&lt;[.H$1]/2;FLOOR(MOD([.$A661];[.H$1]) * [.H$2] *2 / ([.H$1]-1));[.H$2]-FLOOR(MOD(FLOOR([.$A661]-[.H$1]/2);[.H$1]) * [.H$2] *2 / ([.H$1]-1)));2)/[.H$2])" office:value-type="float" office:value="64" calcext:value-type="float">
            <text:p>64</text:p>
          </table:table-cell>
          <table:table-cell table:formula="of:=FLOOR( [.I$2] * ABS(SIN( PI() * [.$A661] / [.I$1] )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FLOOR([.$B$2]/2 + [.$B$2]/2 * SIN(2 *  PI() * [.$A662] / [.$B$1] ))" office:value-type="float" office:value="72" calcext:value-type="float">
            <text:p>72</text:p>
          </table:table-cell>
          <table:table-cell table:formula="of:=FLOOR(MOD([.$A662];[.C$1]) * [.C$2] / ([.C$1]-1))" office:value-type="float" office:value="146" calcext:value-type="float">
            <text:p>146</text:p>
          </table:table-cell>
          <table:table-cell table:formula="of:=FLOOR(MOD([.D$1]-[.$A662] -1;[.D$1]) * [.D$2] / ([.D$1]-1))" office:value-type="float" office:value="109" calcext:value-type="float">
            <text:p>109</text:p>
          </table:table-cell>
          <table:table-cell table:formula="of:=(IF(MOD([.$A662];[.E$1])&lt;FLOOR([.E$1]/2);0;[.E$2]))" office:value-type="float" office:value="255" calcext:value-type="float">
            <text:p>255</text:p>
          </table:table-cell>
          <table:table-cell table:formula="of:=IF(MOD([.$A662];[.F$1])&lt;[.F$1]/2;FLOOR(MOD([.$A662];[.F$1]) * [.F$2] *2 / ([.F$1]-1));[.F$2]-FLOOR(MOD(FLOOR([.$A662]-[.F$1]/2);[.F$1]) * [.F$2] *2 / ([.F$1]-1)))" office:value-type="float" office:value="219" calcext:value-type="float">
            <text:p>219</text:p>
          </table:table-cell>
          <table:table-cell table:formula="of:=FLOOR([.G$2] * POWER(SIN( PI() * [.$A662] / [.G$1] );2))" office:value-type="float" office:value="242" calcext:value-type="float">
            <text:p>242</text:p>
          </table:table-cell>
          <table:table-cell table:formula="of:=[.H$2]-FLOOR(POWER(IF(MOD([.$A662];[.H$1])&lt;[.H$1]/2;FLOOR(MOD([.$A662];[.H$1]) * [.H$2] *2 / ([.H$1]-1));[.H$2]-FLOOR(MOD(FLOOR([.$A662]-[.H$1]/2);[.H$1]) * [.H$2] *2 / ([.H$1]-1)));2)/[.H$2])" office:value-type="float" office:value="67" calcext:value-type="float">
            <text:p>67</text:p>
          </table:table-cell>
          <table:table-cell table:formula="of:=FLOOR( [.I$2] * ABS(SIN( PI() * [.$A662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FLOOR([.$B$2]/2 + [.$B$2]/2 * SIN(2 *  PI() * [.$A663] / [.$B$1] ))" office:value-type="float" office:value="70" calcext:value-type="float">
            <text:p>70</text:p>
          </table:table-cell>
          <table:table-cell table:formula="of:=FLOOR(MOD([.$A663];[.C$1]) * [.C$2] / ([.C$1]-1))" office:value-type="float" office:value="147" calcext:value-type="float">
            <text:p>147</text:p>
          </table:table-cell>
          <table:table-cell table:formula="of:=FLOOR(MOD([.D$1]-[.$A663] -1;[.D$1]) * [.D$2] / ([.D$1]-1))" office:value-type="float" office:value="108" calcext:value-type="float">
            <text:p>108</text:p>
          </table:table-cell>
          <table:table-cell table:formula="of:=(IF(MOD([.$A663];[.E$1])&lt;FLOOR([.E$1]/2);0;[.E$2]))" office:value-type="float" office:value="255" calcext:value-type="float">
            <text:p>255</text:p>
          </table:table-cell>
          <table:table-cell table:formula="of:=IF(MOD([.$A663];[.F$1])&lt;[.F$1]/2;FLOOR(MOD([.$A663];[.F$1]) * [.F$2] *2 / ([.F$1]-1));[.F$2]-FLOOR(MOD(FLOOR([.$A663]-[.F$1]/2);[.F$1]) * [.F$2] *2 / ([.F$1]-1)))" office:value-type="float" office:value="217" calcext:value-type="float">
            <text:p>217</text:p>
          </table:table-cell>
          <table:table-cell table:formula="of:=FLOOR([.G$2] * POWER(SIN( PI() * [.$A663] / [.G$1] );2))" office:value-type="float" office:value="241" calcext:value-type="float">
            <text:p>241</text:p>
          </table:table-cell>
          <table:table-cell table:formula="of:=[.H$2]-FLOOR(POWER(IF(MOD([.$A663];[.H$1])&lt;[.H$1]/2;FLOOR(MOD([.$A663];[.H$1]) * [.H$2] *2 / ([.H$1]-1));[.H$2]-FLOOR(MOD(FLOOR([.$A663]-[.H$1]/2);[.H$1]) * [.H$2] *2 / ([.H$1]-1)));2)/[.H$2])" office:value-type="float" office:value="71" calcext:value-type="float">
            <text:p>71</text:p>
          </table:table-cell>
          <table:table-cell table:formula="of:=FLOOR( [.I$2] * ABS(SIN( PI() * [.$A663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FLOOR([.$B$2]/2 + [.$B$2]/2 * SIN(2 *  PI() * [.$A664] / [.$B$1] ))" office:value-type="float" office:value="67" calcext:value-type="float">
            <text:p>67</text:p>
          </table:table-cell>
          <table:table-cell table:formula="of:=FLOOR(MOD([.$A664];[.C$1]) * [.C$2] / ([.C$1]-1))" office:value-type="float" office:value="148" calcext:value-type="float">
            <text:p>148</text:p>
          </table:table-cell>
          <table:table-cell table:formula="of:=FLOOR(MOD([.D$1]-[.$A664] -1;[.D$1]) * [.D$2] / ([.D$1]-1))" office:value-type="float" office:value="107" calcext:value-type="float">
            <text:p>107</text:p>
          </table:table-cell>
          <table:table-cell table:formula="of:=(IF(MOD([.$A664];[.E$1])&lt;FLOOR([.E$1]/2);0;[.E$2]))" office:value-type="float" office:value="255" calcext:value-type="float">
            <text:p>255</text:p>
          </table:table-cell>
          <table:table-cell table:formula="of:=IF(MOD([.$A664];[.F$1])&lt;[.F$1]/2;FLOOR(MOD([.$A664];[.F$1]) * [.F$2] *2 / ([.F$1]-1));[.F$2]-FLOOR(MOD(FLOOR([.$A664]-[.F$1]/2);[.F$1]) * [.F$2] *2 / ([.F$1]-1)))" office:value-type="float" office:value="215" calcext:value-type="float">
            <text:p>215</text:p>
          </table:table-cell>
          <table:table-cell table:formula="of:=FLOOR([.G$2] * POWER(SIN( PI() * [.$A664] / [.G$1] );2))" office:value-type="float" office:value="239" calcext:value-type="float">
            <text:p>239</text:p>
          </table:table-cell>
          <table:table-cell table:formula="of:=[.H$2]-FLOOR(POWER(IF(MOD([.$A664];[.H$1])&lt;[.H$1]/2;FLOOR(MOD([.$A664];[.H$1]) * [.H$2] *2 / ([.H$1]-1));[.H$2]-FLOOR(MOD(FLOOR([.$A664]-[.H$1]/2);[.H$1]) * [.H$2] *2 / ([.H$1]-1)));2)/[.H$2])" office:value-type="float" office:value="74" calcext:value-type="float">
            <text:p>74</text:p>
          </table:table-cell>
          <table:table-cell table:formula="of:=FLOOR( [.I$2] * ABS(SIN( PI() * [.$A664] / [.I$1] ))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FLOOR([.$B$2]/2 + [.$B$2]/2 * SIN(2 *  PI() * [.$A665] / [.$B$1] ))" office:value-type="float" office:value="64" calcext:value-type="float">
            <text:p>64</text:p>
          </table:table-cell>
          <table:table-cell table:formula="of:=FLOOR(MOD([.$A665];[.C$1]) * [.C$2] / ([.C$1]-1))" office:value-type="float" office:value="149" calcext:value-type="float">
            <text:p>149</text:p>
          </table:table-cell>
          <table:table-cell table:formula="of:=FLOOR(MOD([.D$1]-[.$A665] -1;[.D$1]) * [.D$2] / ([.D$1]-1))" office:value-type="float" office:value="106" calcext:value-type="float">
            <text:p>106</text:p>
          </table:table-cell>
          <table:table-cell table:formula="of:=(IF(MOD([.$A665];[.E$1])&lt;FLOOR([.E$1]/2);0;[.E$2]))" office:value-type="float" office:value="255" calcext:value-type="float">
            <text:p>255</text:p>
          </table:table-cell>
          <table:table-cell table:formula="of:=IF(MOD([.$A665];[.F$1])&lt;[.F$1]/2;FLOOR(MOD([.$A665];[.F$1]) * [.F$2] *2 / ([.F$1]-1));[.F$2]-FLOOR(MOD(FLOOR([.$A665]-[.F$1]/2);[.F$1]) * [.F$2] *2 / ([.F$1]-1)))" office:value-type="float" office:value="213" calcext:value-type="float">
            <text:p>213</text:p>
          </table:table-cell>
          <table:table-cell table:formula="of:=FLOOR([.G$2] * POWER(SIN( PI() * [.$A665] / [.G$1] );2))" office:value-type="float" office:value="238" calcext:value-type="float">
            <text:p>238</text:p>
          </table:table-cell>
          <table:table-cell table:formula="of:=[.H$2]-FLOOR(POWER(IF(MOD([.$A665];[.H$1])&lt;[.H$1]/2;FLOOR(MOD([.$A665];[.H$1]) * [.H$2] *2 / ([.H$1]-1));[.H$2]-FLOOR(MOD(FLOOR([.$A665]-[.H$1]/2);[.H$1]) * [.H$2] *2 / ([.H$1]-1)));2)/[.H$2])" office:value-type="float" office:value="78" calcext:value-type="float">
            <text:p>78</text:p>
          </table:table-cell>
          <table:table-cell table:formula="of:=FLOOR( [.I$2] * ABS(SIN( PI() * [.$A665] / [.I$1] ))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FLOOR([.$B$2]/2 + [.$B$2]/2 * SIN(2 *  PI() * [.$A666] / [.$B$1] ))" office:value-type="float" office:value="61" calcext:value-type="float">
            <text:p>61</text:p>
          </table:table-cell>
          <table:table-cell table:formula="of:=FLOOR(MOD([.$A666];[.C$1]) * [.C$2] / ([.C$1]-1))" office:value-type="float" office:value="150" calcext:value-type="float">
            <text:p>150</text:p>
          </table:table-cell>
          <table:table-cell table:formula="of:=FLOOR(MOD([.D$1]-[.$A666] -1;[.D$1]) * [.D$2] / ([.D$1]-1))" office:value-type="float" office:value="105" calcext:value-type="float">
            <text:p>105</text:p>
          </table:table-cell>
          <table:table-cell table:formula="of:=(IF(MOD([.$A666];[.E$1])&lt;FLOOR([.E$1]/2);0;[.E$2]))" office:value-type="float" office:value="255" calcext:value-type="float">
            <text:p>255</text:p>
          </table:table-cell>
          <table:table-cell table:formula="of:=IF(MOD([.$A666];[.F$1])&lt;[.F$1]/2;FLOOR(MOD([.$A666];[.F$1]) * [.F$2] *2 / ([.F$1]-1));[.F$2]-FLOOR(MOD(FLOOR([.$A666]-[.F$1]/2);[.F$1]) * [.F$2] *2 / ([.F$1]-1)))" office:value-type="float" office:value="211" calcext:value-type="float">
            <text:p>211</text:p>
          </table:table-cell>
          <table:table-cell table:formula="of:=FLOOR([.G$2] * POWER(SIN( PI() * [.$A666] / [.G$1] );2))" office:value-type="float" office:value="236" calcext:value-type="float">
            <text:p>236</text:p>
          </table:table-cell>
          <table:table-cell table:formula="of:=[.H$2]-FLOOR(POWER(IF(MOD([.$A666];[.H$1])&lt;[.H$1]/2;FLOOR(MOD([.$A666];[.H$1]) * [.H$2] *2 / ([.H$1]-1));[.H$2]-FLOOR(MOD(FLOOR([.$A666]-[.H$1]/2);[.H$1]) * [.H$2] *2 / ([.H$1]-1)));2)/[.H$2])" office:value-type="float" office:value="81" calcext:value-type="float">
            <text:p>81</text:p>
          </table:table-cell>
          <table:table-cell table:formula="of:=FLOOR( [.I$2] * ABS(SIN( PI() * [.$A666] / [.I$1] )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FLOOR([.$B$2]/2 + [.$B$2]/2 * SIN(2 *  PI() * [.$A667] / [.$B$1] ))" office:value-type="float" office:value="59" calcext:value-type="float">
            <text:p>59</text:p>
          </table:table-cell>
          <table:table-cell table:formula="of:=FLOOR(MOD([.$A667];[.C$1]) * [.C$2] / ([.C$1]-1))" office:value-type="float" office:value="151" calcext:value-type="float">
            <text:p>151</text:p>
          </table:table-cell>
          <table:table-cell table:formula="of:=FLOOR(MOD([.D$1]-[.$A667] -1;[.D$1]) * [.D$2] / ([.D$1]-1))" office:value-type="float" office:value="104" calcext:value-type="float">
            <text:p>104</text:p>
          </table:table-cell>
          <table:table-cell table:formula="of:=(IF(MOD([.$A667];[.E$1])&lt;FLOOR([.E$1]/2);0;[.E$2]))" office:value-type="float" office:value="255" calcext:value-type="float">
            <text:p>255</text:p>
          </table:table-cell>
          <table:table-cell table:formula="of:=IF(MOD([.$A667];[.F$1])&lt;[.F$1]/2;FLOOR(MOD([.$A667];[.F$1]) * [.F$2] *2 / ([.F$1]-1));[.F$2]-FLOOR(MOD(FLOOR([.$A667]-[.F$1]/2);[.F$1]) * [.F$2] *2 / ([.F$1]-1)))" office:value-type="float" office:value="209" calcext:value-type="float">
            <text:p>209</text:p>
          </table:table-cell>
          <table:table-cell table:formula="of:=FLOOR([.G$2] * POWER(SIN( PI() * [.$A667] / [.G$1] );2))" office:value-type="float" office:value="235" calcext:value-type="float">
            <text:p>235</text:p>
          </table:table-cell>
          <table:table-cell table:formula="of:=[.H$2]-FLOOR(POWER(IF(MOD([.$A667];[.H$1])&lt;[.H$1]/2;FLOOR(MOD([.$A667];[.H$1]) * [.H$2] *2 / ([.H$1]-1));[.H$2]-FLOOR(MOD(FLOOR([.$A667]-[.H$1]/2);[.H$1]) * [.H$2] *2 / ([.H$1]-1)));2)/[.H$2])" office:value-type="float" office:value="84" calcext:value-type="float">
            <text:p>84</text:p>
          </table:table-cell>
          <table:table-cell table:formula="of:=FLOOR( [.I$2] * ABS(SIN( PI() * [.$A667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FLOOR([.$B$2]/2 + [.$B$2]/2 * SIN(2 *  PI() * [.$A668] / [.$B$1] ))" office:value-type="float" office:value="56" calcext:value-type="float">
            <text:p>56</text:p>
          </table:table-cell>
          <table:table-cell table:formula="of:=FLOOR(MOD([.$A668];[.C$1]) * [.C$2] / ([.C$1]-1))" office:value-type="float" office:value="152" calcext:value-type="float">
            <text:p>152</text:p>
          </table:table-cell>
          <table:table-cell table:formula="of:=FLOOR(MOD([.D$1]-[.$A668] -1;[.D$1]) * [.D$2] / ([.D$1]-1))" office:value-type="float" office:value="103" calcext:value-type="float">
            <text:p>103</text:p>
          </table:table-cell>
          <table:table-cell table:formula="of:=(IF(MOD([.$A668];[.E$1])&lt;FLOOR([.E$1]/2);0;[.E$2]))" office:value-type="float" office:value="255" calcext:value-type="float">
            <text:p>255</text:p>
          </table:table-cell>
          <table:table-cell table:formula="of:=IF(MOD([.$A668];[.F$1])&lt;[.F$1]/2;FLOOR(MOD([.$A668];[.F$1]) * [.F$2] *2 / ([.F$1]-1));[.F$2]-FLOOR(MOD(FLOOR([.$A668]-[.F$1]/2);[.F$1]) * [.F$2] *2 / ([.F$1]-1)))" office:value-type="float" office:value="207" calcext:value-type="float">
            <text:p>207</text:p>
          </table:table-cell>
          <table:table-cell table:formula="of:=FLOOR([.G$2] * POWER(SIN( PI() * [.$A668] / [.G$1] );2))" office:value-type="float" office:value="233" calcext:value-type="float">
            <text:p>233</text:p>
          </table:table-cell>
          <table:table-cell table:formula="of:=[.H$2]-FLOOR(POWER(IF(MOD([.$A668];[.H$1])&lt;[.H$1]/2;FLOOR(MOD([.$A668];[.H$1]) * [.H$2] *2 / ([.H$1]-1));[.H$2]-FLOOR(MOD(FLOOR([.$A668]-[.H$1]/2);[.H$1]) * [.H$2] *2 / ([.H$1]-1)));2)/[.H$2])" office:value-type="float" office:value="87" calcext:value-type="float">
            <text:p>87</text:p>
          </table:table-cell>
          <table:table-cell table:formula="of:=FLOOR( [.I$2] * ABS(SIN( PI() * [.$A668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FLOOR([.$B$2]/2 + [.$B$2]/2 * SIN(2 *  PI() * [.$A669] / [.$B$1] ))" office:value-type="float" office:value="54" calcext:value-type="float">
            <text:p>54</text:p>
          </table:table-cell>
          <table:table-cell table:formula="of:=FLOOR(MOD([.$A669];[.C$1]) * [.C$2] / ([.C$1]-1))" office:value-type="float" office:value="153" calcext:value-type="float">
            <text:p>153</text:p>
          </table:table-cell>
          <table:table-cell table:formula="of:=FLOOR(MOD([.D$1]-[.$A669] -1;[.D$1]) * [.D$2] / ([.D$1]-1))" office:value-type="float" office:value="102" calcext:value-type="float">
            <text:p>102</text:p>
          </table:table-cell>
          <table:table-cell table:formula="of:=(IF(MOD([.$A669];[.E$1])&lt;FLOOR([.E$1]/2);0;[.E$2]))" office:value-type="float" office:value="255" calcext:value-type="float">
            <text:p>255</text:p>
          </table:table-cell>
          <table:table-cell table:formula="of:=IF(MOD([.$A669];[.F$1])&lt;[.F$1]/2;FLOOR(MOD([.$A669];[.F$1]) * [.F$2] *2 / ([.F$1]-1));[.F$2]-FLOOR(MOD(FLOOR([.$A669]-[.F$1]/2);[.F$1]) * [.F$2] *2 / ([.F$1]-1)))" office:value-type="float" office:value="205" calcext:value-type="float">
            <text:p>205</text:p>
          </table:table-cell>
          <table:table-cell table:formula="of:=FLOOR([.G$2] * POWER(SIN( PI() * [.$A669] / [.G$1] );2))" office:value-type="float" office:value="231" calcext:value-type="float">
            <text:p>231</text:p>
          </table:table-cell>
          <table:table-cell table:formula="of:=[.H$2]-FLOOR(POWER(IF(MOD([.$A669];[.H$1])&lt;[.H$1]/2;FLOOR(MOD([.$A669];[.H$1]) * [.H$2] *2 / ([.H$1]-1));[.H$2]-FLOOR(MOD(FLOOR([.$A669]-[.H$1]/2);[.H$1]) * [.H$2] *2 / ([.H$1]-1)));2)/[.H$2])" office:value-type="float" office:value="91" calcext:value-type="float">
            <text:p>91</text:p>
          </table:table-cell>
          <table:table-cell table:formula="of:=FLOOR( [.I$2] * ABS(SIN( PI() * [.$A669] / [.I$1] )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FLOOR([.$B$2]/2 + [.$B$2]/2 * SIN(2 *  PI() * [.$A670] / [.$B$1] ))" office:value-type="float" office:value="51" calcext:value-type="float">
            <text:p>51</text:p>
          </table:table-cell>
          <table:table-cell table:formula="of:=FLOOR(MOD([.$A670];[.C$1]) * [.C$2] / ([.C$1]-1))" office:value-type="float" office:value="154" calcext:value-type="float">
            <text:p>154</text:p>
          </table:table-cell>
          <table:table-cell table:formula="of:=FLOOR(MOD([.D$1]-[.$A670] -1;[.D$1]) * [.D$2] / ([.D$1]-1))" office:value-type="float" office:value="101" calcext:value-type="float">
            <text:p>101</text:p>
          </table:table-cell>
          <table:table-cell table:formula="of:=(IF(MOD([.$A670];[.E$1])&lt;FLOOR([.E$1]/2);0;[.E$2]))" office:value-type="float" office:value="255" calcext:value-type="float">
            <text:p>255</text:p>
          </table:table-cell>
          <table:table-cell table:formula="of:=IF(MOD([.$A670];[.F$1])&lt;[.F$1]/2;FLOOR(MOD([.$A670];[.F$1]) * [.F$2] *2 / ([.F$1]-1));[.F$2]-FLOOR(MOD(FLOOR([.$A670]-[.F$1]/2);[.F$1]) * [.F$2] *2 / ([.F$1]-1)))" office:value-type="float" office:value="203" calcext:value-type="float">
            <text:p>203</text:p>
          </table:table-cell>
          <table:table-cell table:formula="of:=FLOOR([.G$2] * POWER(SIN( PI() * [.$A670] / [.G$1] );2))" office:value-type="float" office:value="229" calcext:value-type="float">
            <text:p>229</text:p>
          </table:table-cell>
          <table:table-cell table:formula="of:=[.H$2]-FLOOR(POWER(IF(MOD([.$A670];[.H$1])&lt;[.H$1]/2;FLOOR(MOD([.$A670];[.H$1]) * [.H$2] *2 / ([.H$1]-1));[.H$2]-FLOOR(MOD(FLOOR([.$A670]-[.H$1]/2);[.H$1]) * [.H$2] *2 / ([.H$1]-1)));2)/[.H$2])" office:value-type="float" office:value="94" calcext:value-type="float">
            <text:p>94</text:p>
          </table:table-cell>
          <table:table-cell table:formula="of:=FLOOR( [.I$2] * ABS(SIN( PI() * [.$A670] / [.I$1] ))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FLOOR([.$B$2]/2 + [.$B$2]/2 * SIN(2 *  PI() * [.$A671] / [.$B$1] ))" office:value-type="float" office:value="49" calcext:value-type="float">
            <text:p>49</text:p>
          </table:table-cell>
          <table:table-cell table:formula="of:=FLOOR(MOD([.$A671];[.C$1]) * [.C$2] / ([.C$1]-1))" office:value-type="float" office:value="155" calcext:value-type="float">
            <text:p>155</text:p>
          </table:table-cell>
          <table:table-cell table:formula="of:=FLOOR(MOD([.D$1]-[.$A671] -1;[.D$1]) * [.D$2] / ([.D$1]-1))" office:value-type="float" office:value="100" calcext:value-type="float">
            <text:p>100</text:p>
          </table:table-cell>
          <table:table-cell table:formula="of:=(IF(MOD([.$A671];[.E$1])&lt;FLOOR([.E$1]/2);0;[.E$2]))" office:value-type="float" office:value="255" calcext:value-type="float">
            <text:p>255</text:p>
          </table:table-cell>
          <table:table-cell table:formula="of:=IF(MOD([.$A671];[.F$1])&lt;[.F$1]/2;FLOOR(MOD([.$A671];[.F$1]) * [.F$2] *2 / ([.F$1]-1));[.F$2]-FLOOR(MOD(FLOOR([.$A671]-[.F$1]/2);[.F$1]) * [.F$2] *2 / ([.F$1]-1)))" office:value-type="float" office:value="201" calcext:value-type="float">
            <text:p>201</text:p>
          </table:table-cell>
          <table:table-cell table:formula="of:=FLOOR([.G$2] * POWER(SIN( PI() * [.$A671] / [.G$1] );2))" office:value-type="float" office:value="228" calcext:value-type="float">
            <text:p>228</text:p>
          </table:table-cell>
          <table:table-cell table:formula="of:=[.H$2]-FLOOR(POWER(IF(MOD([.$A671];[.H$1])&lt;[.H$1]/2;FLOOR(MOD([.$A671];[.H$1]) * [.H$2] *2 / ([.H$1]-1));[.H$2]-FLOOR(MOD(FLOOR([.$A671]-[.H$1]/2);[.H$1]) * [.H$2] *2 / ([.H$1]-1)));2)/[.H$2])" office:value-type="float" office:value="97" calcext:value-type="float">
            <text:p>97</text:p>
          </table:table-cell>
          <table:table-cell table:formula="of:=FLOOR( [.I$2] * ABS(SIN( PI() * [.$A671] / [.I$1] ))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FLOOR([.$B$2]/2 + [.$B$2]/2 * SIN(2 *  PI() * [.$A672] / [.$B$1] ))" office:value-type="float" office:value="46" calcext:value-type="float">
            <text:p>46</text:p>
          </table:table-cell>
          <table:table-cell table:formula="of:=FLOOR(MOD([.$A672];[.C$1]) * [.C$2] / ([.C$1]-1))" office:value-type="float" office:value="156" calcext:value-type="float">
            <text:p>156</text:p>
          </table:table-cell>
          <table:table-cell table:formula="of:=FLOOR(MOD([.D$1]-[.$A672] -1;[.D$1]) * [.D$2] / ([.D$1]-1))" office:value-type="float" office:value="99" calcext:value-type="float">
            <text:p>99</text:p>
          </table:table-cell>
          <table:table-cell table:formula="of:=(IF(MOD([.$A672];[.E$1])&lt;FLOOR([.E$1]/2);0;[.E$2]))" office:value-type="float" office:value="255" calcext:value-type="float">
            <text:p>255</text:p>
          </table:table-cell>
          <table:table-cell table:formula="of:=IF(MOD([.$A672];[.F$1])&lt;[.F$1]/2;FLOOR(MOD([.$A672];[.F$1]) * [.F$2] *2 / ([.F$1]-1));[.F$2]-FLOOR(MOD(FLOOR([.$A672]-[.F$1]/2);[.F$1]) * [.F$2] *2 / ([.F$1]-1)))" office:value-type="float" office:value="199" calcext:value-type="float">
            <text:p>199</text:p>
          </table:table-cell>
          <table:table-cell table:formula="of:=FLOOR([.G$2] * POWER(SIN( PI() * [.$A672] / [.G$1] );2))" office:value-type="float" office:value="226" calcext:value-type="float">
            <text:p>226</text:p>
          </table:table-cell>
          <table:table-cell table:formula="of:=[.H$2]-FLOOR(POWER(IF(MOD([.$A672];[.H$1])&lt;[.H$1]/2;FLOOR(MOD([.$A672];[.H$1]) * [.H$2] *2 / ([.H$1]-1));[.H$2]-FLOOR(MOD(FLOOR([.$A672]-[.H$1]/2);[.H$1]) * [.H$2] *2 / ([.H$1]-1)));2)/[.H$2])" office:value-type="float" office:value="100" calcext:value-type="float">
            <text:p>100</text:p>
          </table:table-cell>
          <table:table-cell table:formula="of:=FLOOR( [.I$2] * ABS(SIN( PI() * [.$A672] / [.I$1] )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FLOOR([.$B$2]/2 + [.$B$2]/2 * SIN(2 *  PI() * [.$A673] / [.$B$1] ))" office:value-type="float" office:value="44" calcext:value-type="float">
            <text:p>44</text:p>
          </table:table-cell>
          <table:table-cell table:formula="of:=FLOOR(MOD([.$A673];[.C$1]) * [.C$2] / ([.C$1]-1))" office:value-type="float" office:value="157" calcext:value-type="float">
            <text:p>157</text:p>
          </table:table-cell>
          <table:table-cell table:formula="of:=FLOOR(MOD([.D$1]-[.$A673] -1;[.D$1]) * [.D$2] / ([.D$1]-1))" office:value-type="float" office:value="98" calcext:value-type="float">
            <text:p>98</text:p>
          </table:table-cell>
          <table:table-cell table:formula="of:=(IF(MOD([.$A673];[.E$1])&lt;FLOOR([.E$1]/2);0;[.E$2]))" office:value-type="float" office:value="255" calcext:value-type="float">
            <text:p>255</text:p>
          </table:table-cell>
          <table:table-cell table:formula="of:=IF(MOD([.$A673];[.F$1])&lt;[.F$1]/2;FLOOR(MOD([.$A673];[.F$1]) * [.F$2] *2 / ([.F$1]-1));[.F$2]-FLOOR(MOD(FLOOR([.$A673]-[.F$1]/2);[.F$1]) * [.F$2] *2 / ([.F$1]-1)))" office:value-type="float" office:value="197" calcext:value-type="float">
            <text:p>197</text:p>
          </table:table-cell>
          <table:table-cell table:formula="of:=FLOOR([.G$2] * POWER(SIN( PI() * [.$A673] / [.G$1] );2))" office:value-type="float" office:value="224" calcext:value-type="float">
            <text:p>224</text:p>
          </table:table-cell>
          <table:table-cell table:formula="of:=[.H$2]-FLOOR(POWER(IF(MOD([.$A673];[.H$1])&lt;[.H$1]/2;FLOOR(MOD([.$A673];[.H$1]) * [.H$2] *2 / ([.H$1]-1));[.H$2]-FLOOR(MOD(FLOOR([.$A673]-[.H$1]/2);[.H$1]) * [.H$2] *2 / ([.H$1]-1)));2)/[.H$2])" office:value-type="float" office:value="103" calcext:value-type="float">
            <text:p>103</text:p>
          </table:table-cell>
          <table:table-cell table:formula="of:=FLOOR( [.I$2] * ABS(SIN( PI() * [.$A673] / [.I$1] ))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FLOOR([.$B$2]/2 + [.$B$2]/2 * SIN(2 *  PI() * [.$A674] / [.$B$1] ))" office:value-type="float" office:value="41" calcext:value-type="float">
            <text:p>41</text:p>
          </table:table-cell>
          <table:table-cell table:formula="of:=FLOOR(MOD([.$A674];[.C$1]) * [.C$2] / ([.C$1]-1))" office:value-type="float" office:value="158" calcext:value-type="float">
            <text:p>158</text:p>
          </table:table-cell>
          <table:table-cell table:formula="of:=FLOOR(MOD([.D$1]-[.$A674] -1;[.D$1]) * [.D$2] / ([.D$1]-1))" office:value-type="float" office:value="97" calcext:value-type="float">
            <text:p>97</text:p>
          </table:table-cell>
          <table:table-cell table:formula="of:=(IF(MOD([.$A674];[.E$1])&lt;FLOOR([.E$1]/2);0;[.E$2]))" office:value-type="float" office:value="255" calcext:value-type="float">
            <text:p>255</text:p>
          </table:table-cell>
          <table:table-cell table:formula="of:=IF(MOD([.$A674];[.F$1])&lt;[.F$1]/2;FLOOR(MOD([.$A674];[.F$1]) * [.F$2] *2 / ([.F$1]-1));[.F$2]-FLOOR(MOD(FLOOR([.$A674]-[.F$1]/2);[.F$1]) * [.F$2] *2 / ([.F$1]-1)))" office:value-type="float" office:value="195" calcext:value-type="float">
            <text:p>195</text:p>
          </table:table-cell>
          <table:table-cell table:formula="of:=FLOOR([.G$2] * POWER(SIN( PI() * [.$A674] / [.G$1] );2))" office:value-type="float" office:value="221" calcext:value-type="float">
            <text:p>221</text:p>
          </table:table-cell>
          <table:table-cell table:formula="of:=[.H$2]-FLOOR(POWER(IF(MOD([.$A674];[.H$1])&lt;[.H$1]/2;FLOOR(MOD([.$A674];[.H$1]) * [.H$2] *2 / ([.H$1]-1));[.H$2]-FLOOR(MOD(FLOOR([.$A674]-[.H$1]/2);[.H$1]) * [.H$2] *2 / ([.H$1]-1)));2)/[.H$2])" office:value-type="float" office:value="106" calcext:value-type="float">
            <text:p>106</text:p>
          </table:table-cell>
          <table:table-cell table:formula="of:=FLOOR( [.I$2] * ABS(SIN( PI() * [.$A674] / [.I$1] ))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FLOOR([.$B$2]/2 + [.$B$2]/2 * SIN(2 *  PI() * [.$A675] / [.$B$1] ))" office:value-type="float" office:value="39" calcext:value-type="float">
            <text:p>39</text:p>
          </table:table-cell>
          <table:table-cell table:formula="of:=FLOOR(MOD([.$A675];[.C$1]) * [.C$2] / ([.C$1]-1))" office:value-type="float" office:value="159" calcext:value-type="float">
            <text:p>159</text:p>
          </table:table-cell>
          <table:table-cell table:formula="of:=FLOOR(MOD([.D$1]-[.$A675] -1;[.D$1]) * [.D$2] / ([.D$1]-1))" office:value-type="float" office:value="96" calcext:value-type="float">
            <text:p>96</text:p>
          </table:table-cell>
          <table:table-cell table:formula="of:=(IF(MOD([.$A675];[.E$1])&lt;FLOOR([.E$1]/2);0;[.E$2]))" office:value-type="float" office:value="255" calcext:value-type="float">
            <text:p>255</text:p>
          </table:table-cell>
          <table:table-cell table:formula="of:=IF(MOD([.$A675];[.F$1])&lt;[.F$1]/2;FLOOR(MOD([.$A675];[.F$1]) * [.F$2] *2 / ([.F$1]-1));[.F$2]-FLOOR(MOD(FLOOR([.$A675]-[.F$1]/2);[.F$1]) * [.F$2] *2 / ([.F$1]-1)))" office:value-type="float" office:value="193" calcext:value-type="float">
            <text:p>193</text:p>
          </table:table-cell>
          <table:table-cell table:formula="of:=FLOOR([.G$2] * POWER(SIN( PI() * [.$A675] / [.G$1] );2))" office:value-type="float" office:value="219" calcext:value-type="float">
            <text:p>219</text:p>
          </table:table-cell>
          <table:table-cell table:formula="of:=[.H$2]-FLOOR(POWER(IF(MOD([.$A675];[.H$1])&lt;[.H$1]/2;FLOOR(MOD([.$A675];[.H$1]) * [.H$2] *2 / ([.H$1]-1));[.H$2]-FLOOR(MOD(FLOOR([.$A675]-[.H$1]/2);[.H$1]) * [.H$2] *2 / ([.H$1]-1)));2)/[.H$2])" office:value-type="float" office:value="109" calcext:value-type="float">
            <text:p>109</text:p>
          </table:table-cell>
          <table:table-cell table:formula="of:=FLOOR( [.I$2] * ABS(SIN( PI() * [.$A675] / [.I$1] ))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FLOOR([.$B$2]/2 + [.$B$2]/2 * SIN(2 *  PI() * [.$A676] / [.$B$1] ))" office:value-type="float" office:value="37" calcext:value-type="float">
            <text:p>37</text:p>
          </table:table-cell>
          <table:table-cell table:formula="of:=FLOOR(MOD([.$A676];[.C$1]) * [.C$2] / ([.C$1]-1))" office:value-type="float" office:value="160" calcext:value-type="float">
            <text:p>160</text:p>
          </table:table-cell>
          <table:table-cell table:formula="of:=FLOOR(MOD([.D$1]-[.$A676] -1;[.D$1]) * [.D$2] / ([.D$1]-1))" office:value-type="float" office:value="95" calcext:value-type="float">
            <text:p>95</text:p>
          </table:table-cell>
          <table:table-cell table:formula="of:=(IF(MOD([.$A676];[.E$1])&lt;FLOOR([.E$1]/2);0;[.E$2]))" office:value-type="float" office:value="255" calcext:value-type="float">
            <text:p>255</text:p>
          </table:table-cell>
          <table:table-cell table:formula="of:=IF(MOD([.$A676];[.F$1])&lt;[.F$1]/2;FLOOR(MOD([.$A676];[.F$1]) * [.F$2] *2 / ([.F$1]-1));[.F$2]-FLOOR(MOD(FLOOR([.$A676]-[.F$1]/2);[.F$1]) * [.F$2] *2 / ([.F$1]-1)))" office:value-type="float" office:value="191" calcext:value-type="float">
            <text:p>191</text:p>
          </table:table-cell>
          <table:table-cell table:formula="of:=FLOOR([.G$2] * POWER(SIN( PI() * [.$A676] / [.G$1] );2))" office:value-type="float" office:value="217" calcext:value-type="float">
            <text:p>217</text:p>
          </table:table-cell>
          <table:table-cell table:formula="of:=[.H$2]-FLOOR(POWER(IF(MOD([.$A676];[.H$1])&lt;[.H$1]/2;FLOOR(MOD([.$A676];[.H$1]) * [.H$2] *2 / ([.H$1]-1));[.H$2]-FLOOR(MOD(FLOOR([.$A676]-[.H$1]/2);[.H$1]) * [.H$2] *2 / ([.H$1]-1)));2)/[.H$2])" office:value-type="float" office:value="112" calcext:value-type="float">
            <text:p>112</text:p>
          </table:table-cell>
          <table:table-cell table:formula="of:=FLOOR( [.I$2] * ABS(SIN( PI() * [.$A676] / [.I$1] )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FLOOR([.$B$2]/2 + [.$B$2]/2 * SIN(2 *  PI() * [.$A677] / [.$B$1] ))" office:value-type="float" office:value="35" calcext:value-type="float">
            <text:p>35</text:p>
          </table:table-cell>
          <table:table-cell table:formula="of:=FLOOR(MOD([.$A677];[.C$1]) * [.C$2] / ([.C$1]-1))" office:value-type="float" office:value="161" calcext:value-type="float">
            <text:p>161</text:p>
          </table:table-cell>
          <table:table-cell table:formula="of:=FLOOR(MOD([.D$1]-[.$A677] -1;[.D$1]) * [.D$2] / ([.D$1]-1))" office:value-type="float" office:value="94" calcext:value-type="float">
            <text:p>94</text:p>
          </table:table-cell>
          <table:table-cell table:formula="of:=(IF(MOD([.$A677];[.E$1])&lt;FLOOR([.E$1]/2);0;[.E$2]))" office:value-type="float" office:value="255" calcext:value-type="float">
            <text:p>255</text:p>
          </table:table-cell>
          <table:table-cell table:formula="of:=IF(MOD([.$A677];[.F$1])&lt;[.F$1]/2;FLOOR(MOD([.$A677];[.F$1]) * [.F$2] *2 / ([.F$1]-1));[.F$2]-FLOOR(MOD(FLOOR([.$A677]-[.F$1]/2);[.F$1]) * [.F$2] *2 / ([.F$1]-1)))" office:value-type="float" office:value="189" calcext:value-type="float">
            <text:p>189</text:p>
          </table:table-cell>
          <table:table-cell table:formula="of:=FLOOR([.G$2] * POWER(SIN( PI() * [.$A677] / [.G$1] );2))" office:value-type="float" office:value="215" calcext:value-type="float">
            <text:p>215</text:p>
          </table:table-cell>
          <table:table-cell table:formula="of:=[.H$2]-FLOOR(POWER(IF(MOD([.$A677];[.H$1])&lt;[.H$1]/2;FLOOR(MOD([.$A677];[.H$1]) * [.H$2] *2 / ([.H$1]-1));[.H$2]-FLOOR(MOD(FLOOR([.$A677]-[.H$1]/2);[.H$1]) * [.H$2] *2 / ([.H$1]-1)));2)/[.H$2])" office:value-type="float" office:value="115" calcext:value-type="float">
            <text:p>115</text:p>
          </table:table-cell>
          <table:table-cell table:formula="of:=FLOOR( [.I$2] * ABS(SIN( PI() * [.$A677] / [.I$1] )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FLOOR([.$B$2]/2 + [.$B$2]/2 * SIN(2 *  PI() * [.$A678] / [.$B$1] ))" office:value-type="float" office:value="33" calcext:value-type="float">
            <text:p>33</text:p>
          </table:table-cell>
          <table:table-cell table:formula="of:=FLOOR(MOD([.$A678];[.C$1]) * [.C$2] / ([.C$1]-1))" office:value-type="float" office:value="162" calcext:value-type="float">
            <text:p>162</text:p>
          </table:table-cell>
          <table:table-cell table:formula="of:=FLOOR(MOD([.D$1]-[.$A678] -1;[.D$1]) * [.D$2] / ([.D$1]-1))" office:value-type="float" office:value="93" calcext:value-type="float">
            <text:p>93</text:p>
          </table:table-cell>
          <table:table-cell table:formula="of:=(IF(MOD([.$A678];[.E$1])&lt;FLOOR([.E$1]/2);0;[.E$2]))" office:value-type="float" office:value="255" calcext:value-type="float">
            <text:p>255</text:p>
          </table:table-cell>
          <table:table-cell table:formula="of:=IF(MOD([.$A678];[.F$1])&lt;[.F$1]/2;FLOOR(MOD([.$A678];[.F$1]) * [.F$2] *2 / ([.F$1]-1));[.F$2]-FLOOR(MOD(FLOOR([.$A678]-[.F$1]/2);[.F$1]) * [.F$2] *2 / ([.F$1]-1)))" office:value-type="float" office:value="187" calcext:value-type="float">
            <text:p>187</text:p>
          </table:table-cell>
          <table:table-cell table:formula="of:=FLOOR([.G$2] * POWER(SIN( PI() * [.$A678] / [.G$1] );2))" office:value-type="float" office:value="213" calcext:value-type="float">
            <text:p>213</text:p>
          </table:table-cell>
          <table:table-cell table:formula="of:=[.H$2]-FLOOR(POWER(IF(MOD([.$A678];[.H$1])&lt;[.H$1]/2;FLOOR(MOD([.$A678];[.H$1]) * [.H$2] *2 / ([.H$1]-1));[.H$2]-FLOOR(MOD(FLOOR([.$A678]-[.H$1]/2);[.H$1]) * [.H$2] *2 / ([.H$1]-1)));2)/[.H$2])" office:value-type="float" office:value="118" calcext:value-type="float">
            <text:p>118</text:p>
          </table:table-cell>
          <table:table-cell table:formula="of:=FLOOR( [.I$2] * ABS(SIN( PI() * [.$A678] / [.I$1] ))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FLOOR([.$B$2]/2 + [.$B$2]/2 * SIN(2 *  PI() * [.$A679] / [.$B$1] ))" office:value-type="float" office:value="30" calcext:value-type="float">
            <text:p>30</text:p>
          </table:table-cell>
          <table:table-cell table:formula="of:=FLOOR(MOD([.$A679];[.C$1]) * [.C$2] / ([.C$1]-1))" office:value-type="float" office:value="163" calcext:value-type="float">
            <text:p>163</text:p>
          </table:table-cell>
          <table:table-cell table:formula="of:=FLOOR(MOD([.D$1]-[.$A679] -1;[.D$1]) * [.D$2] / ([.D$1]-1))" office:value-type="float" office:value="92" calcext:value-type="float">
            <text:p>92</text:p>
          </table:table-cell>
          <table:table-cell table:formula="of:=(IF(MOD([.$A679];[.E$1])&lt;FLOOR([.E$1]/2);0;[.E$2]))" office:value-type="float" office:value="255" calcext:value-type="float">
            <text:p>255</text:p>
          </table:table-cell>
          <table:table-cell table:formula="of:=IF(MOD([.$A679];[.F$1])&lt;[.F$1]/2;FLOOR(MOD([.$A679];[.F$1]) * [.F$2] *2 / ([.F$1]-1));[.F$2]-FLOOR(MOD(FLOOR([.$A679]-[.F$1]/2);[.F$1]) * [.F$2] *2 / ([.F$1]-1)))" office:value-type="float" office:value="185" calcext:value-type="float">
            <text:p>185</text:p>
          </table:table-cell>
          <table:table-cell table:formula="of:=FLOOR([.G$2] * POWER(SIN( PI() * [.$A679] / [.G$1] );2))" office:value-type="float" office:value="210" calcext:value-type="float">
            <text:p>210</text:p>
          </table:table-cell>
          <table:table-cell table:formula="of:=[.H$2]-FLOOR(POWER(IF(MOD([.$A679];[.H$1])&lt;[.H$1]/2;FLOOR(MOD([.$A679];[.H$1]) * [.H$2] *2 / ([.H$1]-1));[.H$2]-FLOOR(MOD(FLOOR([.$A679]-[.H$1]/2);[.H$1]) * [.H$2] *2 / ([.H$1]-1)));2)/[.H$2])" office:value-type="float" office:value="121" calcext:value-type="float">
            <text:p>121</text:p>
          </table:table-cell>
          <table:table-cell table:formula="of:=FLOOR( [.I$2] * ABS(SIN( PI() * [.$A679] / [.I$1] ))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FLOOR([.$B$2]/2 + [.$B$2]/2 * SIN(2 *  PI() * [.$A680] / [.$B$1] ))" office:value-type="float" office:value="28" calcext:value-type="float">
            <text:p>28</text:p>
          </table:table-cell>
          <table:table-cell table:formula="of:=FLOOR(MOD([.$A680];[.C$1]) * [.C$2] / ([.C$1]-1))" office:value-type="float" office:value="164" calcext:value-type="float">
            <text:p>164</text:p>
          </table:table-cell>
          <table:table-cell table:formula="of:=FLOOR(MOD([.D$1]-[.$A680] -1;[.D$1]) * [.D$2] / ([.D$1]-1))" office:value-type="float" office:value="91" calcext:value-type="float">
            <text:p>91</text:p>
          </table:table-cell>
          <table:table-cell table:formula="of:=(IF(MOD([.$A680];[.E$1])&lt;FLOOR([.E$1]/2);0;[.E$2]))" office:value-type="float" office:value="255" calcext:value-type="float">
            <text:p>255</text:p>
          </table:table-cell>
          <table:table-cell table:formula="of:=IF(MOD([.$A680];[.F$1])&lt;[.F$1]/2;FLOOR(MOD([.$A680];[.F$1]) * [.F$2] *2 / ([.F$1]-1));[.F$2]-FLOOR(MOD(FLOOR([.$A680]-[.F$1]/2);[.F$1]) * [.F$2] *2 / ([.F$1]-1)))" office:value-type="float" office:value="183" calcext:value-type="float">
            <text:p>183</text:p>
          </table:table-cell>
          <table:table-cell table:formula="of:=FLOOR([.G$2] * POWER(SIN( PI() * [.$A680] / [.G$1] );2))" office:value-type="float" office:value="208" calcext:value-type="float">
            <text:p>208</text:p>
          </table:table-cell>
          <table:table-cell table:formula="of:=[.H$2]-FLOOR(POWER(IF(MOD([.$A680];[.H$1])&lt;[.H$1]/2;FLOOR(MOD([.$A680];[.H$1]) * [.H$2] *2 / ([.H$1]-1));[.H$2]-FLOOR(MOD(FLOOR([.$A680]-[.H$1]/2);[.H$1]) * [.H$2] *2 / ([.H$1]-1)));2)/[.H$2])" office:value-type="float" office:value="124" calcext:value-type="float">
            <text:p>124</text:p>
          </table:table-cell>
          <table:table-cell table:formula="of:=FLOOR( [.I$2] * ABS(SIN( PI() * [.$A680] / [.I$1] ))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FLOOR([.$B$2]/2 + [.$B$2]/2 * SIN(2 *  PI() * [.$A681] / [.$B$1] ))" office:value-type="float" office:value="26" calcext:value-type="float">
            <text:p>26</text:p>
          </table:table-cell>
          <table:table-cell table:formula="of:=FLOOR(MOD([.$A681];[.C$1]) * [.C$2] / ([.C$1]-1))" office:value-type="float" office:value="165" calcext:value-type="float">
            <text:p>165</text:p>
          </table:table-cell>
          <table:table-cell table:formula="of:=FLOOR(MOD([.D$1]-[.$A681] -1;[.D$1]) * [.D$2] / ([.D$1]-1))" office:value-type="float" office:value="90" calcext:value-type="float">
            <text:p>90</text:p>
          </table:table-cell>
          <table:table-cell table:formula="of:=(IF(MOD([.$A681];[.E$1])&lt;FLOOR([.E$1]/2);0;[.E$2]))" office:value-type="float" office:value="255" calcext:value-type="float">
            <text:p>255</text:p>
          </table:table-cell>
          <table:table-cell table:formula="of:=IF(MOD([.$A681];[.F$1])&lt;[.F$1]/2;FLOOR(MOD([.$A681];[.F$1]) * [.F$2] *2 / ([.F$1]-1));[.F$2]-FLOOR(MOD(FLOOR([.$A681]-[.F$1]/2);[.F$1]) * [.F$2] *2 / ([.F$1]-1)))" office:value-type="float" office:value="181" calcext:value-type="float">
            <text:p>181</text:p>
          </table:table-cell>
          <table:table-cell table:formula="of:=FLOOR([.G$2] * POWER(SIN( PI() * [.$A681] / [.G$1] );2))" office:value-type="float" office:value="205" calcext:value-type="float">
            <text:p>205</text:p>
          </table:table-cell>
          <table:table-cell table:formula="of:=[.H$2]-FLOOR(POWER(IF(MOD([.$A681];[.H$1])&lt;[.H$1]/2;FLOOR(MOD([.$A681];[.H$1]) * [.H$2] *2 / ([.H$1]-1));[.H$2]-FLOOR(MOD(FLOOR([.$A681]-[.H$1]/2);[.H$1]) * [.H$2] *2 / ([.H$1]-1)));2)/[.H$2])" office:value-type="float" office:value="127" calcext:value-type="float">
            <text:p>127</text:p>
          </table:table-cell>
          <table:table-cell table:formula="of:=FLOOR( [.I$2] * ABS(SIN( PI() * [.$A681] / [.I$1] ))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FLOOR([.$B$2]/2 + [.$B$2]/2 * SIN(2 *  PI() * [.$A682] / [.$B$1] ))" office:value-type="float" office:value="25" calcext:value-type="float">
            <text:p>25</text:p>
          </table:table-cell>
          <table:table-cell table:formula="of:=FLOOR(MOD([.$A682];[.C$1]) * [.C$2] / ([.C$1]-1))" office:value-type="float" office:value="166" calcext:value-type="float">
            <text:p>166</text:p>
          </table:table-cell>
          <table:table-cell table:formula="of:=FLOOR(MOD([.D$1]-[.$A682] -1;[.D$1]) * [.D$2] / ([.D$1]-1))" office:value-type="float" office:value="89" calcext:value-type="float">
            <text:p>89</text:p>
          </table:table-cell>
          <table:table-cell table:formula="of:=(IF(MOD([.$A682];[.E$1])&lt;FLOOR([.E$1]/2);0;[.E$2]))" office:value-type="float" office:value="255" calcext:value-type="float">
            <text:p>255</text:p>
          </table:table-cell>
          <table:table-cell table:formula="of:=IF(MOD([.$A682];[.F$1])&lt;[.F$1]/2;FLOOR(MOD([.$A682];[.F$1]) * [.F$2] *2 / ([.F$1]-1));[.F$2]-FLOOR(MOD(FLOOR([.$A682]-[.F$1]/2);[.F$1]) * [.F$2] *2 / ([.F$1]-1)))" office:value-type="float" office:value="179" calcext:value-type="float">
            <text:p>179</text:p>
          </table:table-cell>
          <table:table-cell table:formula="of:=FLOOR([.G$2] * POWER(SIN( PI() * [.$A682] / [.G$1] );2))" office:value-type="float" office:value="203" calcext:value-type="float">
            <text:p>203</text:p>
          </table:table-cell>
          <table:table-cell table:formula="of:=[.H$2]-FLOOR(POWER(IF(MOD([.$A682];[.H$1])&lt;[.H$1]/2;FLOOR(MOD([.$A682];[.H$1]) * [.H$2] *2 / ([.H$1]-1));[.H$2]-FLOOR(MOD(FLOOR([.$A682]-[.H$1]/2);[.H$1]) * [.H$2] *2 / ([.H$1]-1)));2)/[.H$2])" office:value-type="float" office:value="130" calcext:value-type="float">
            <text:p>130</text:p>
          </table:table-cell>
          <table:table-cell table:formula="of:=FLOOR( [.I$2] * ABS(SIN( PI() * [.$A682] / [.I$1] ))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FLOOR([.$B$2]/2 + [.$B$2]/2 * SIN(2 *  PI() * [.$A683] / [.$B$1] ))" office:value-type="float" office:value="23" calcext:value-type="float">
            <text:p>23</text:p>
          </table:table-cell>
          <table:table-cell table:formula="of:=FLOOR(MOD([.$A683];[.C$1]) * [.C$2] / ([.C$1]-1))" office:value-type="float" office:value="167" calcext:value-type="float">
            <text:p>167</text:p>
          </table:table-cell>
          <table:table-cell table:formula="of:=FLOOR(MOD([.D$1]-[.$A683] -1;[.D$1]) * [.D$2] / ([.D$1]-1))" office:value-type="float" office:value="88" calcext:value-type="float">
            <text:p>88</text:p>
          </table:table-cell>
          <table:table-cell table:formula="of:=(IF(MOD([.$A683];[.E$1])&lt;FLOOR([.E$1]/2);0;[.E$2]))" office:value-type="float" office:value="255" calcext:value-type="float">
            <text:p>255</text:p>
          </table:table-cell>
          <table:table-cell table:formula="of:=IF(MOD([.$A683];[.F$1])&lt;[.F$1]/2;FLOOR(MOD([.$A683];[.F$1]) * [.F$2] *2 / ([.F$1]-1));[.F$2]-FLOOR(MOD(FLOOR([.$A683]-[.F$1]/2);[.F$1]) * [.F$2] *2 / ([.F$1]-1)))" office:value-type="float" office:value="177" calcext:value-type="float">
            <text:p>177</text:p>
          </table:table-cell>
          <table:table-cell table:formula="of:=FLOOR([.G$2] * POWER(SIN( PI() * [.$A683] / [.G$1] );2))" office:value-type="float" office:value="200" calcext:value-type="float">
            <text:p>200</text:p>
          </table:table-cell>
          <table:table-cell table:formula="of:=[.H$2]-FLOOR(POWER(IF(MOD([.$A683];[.H$1])&lt;[.H$1]/2;FLOOR(MOD([.$A683];[.H$1]) * [.H$2] *2 / ([.H$1]-1));[.H$2]-FLOOR(MOD(FLOOR([.$A683]-[.H$1]/2);[.H$1]) * [.H$2] *2 / ([.H$1]-1)));2)/[.H$2])" office:value-type="float" office:value="133" calcext:value-type="float">
            <text:p>133</text:p>
          </table:table-cell>
          <table:table-cell table:formula="of:=FLOOR( [.I$2] * ABS(SIN( PI() * [.$A683] / [.I$1] ))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FLOOR([.$B$2]/2 + [.$B$2]/2 * SIN(2 *  PI() * [.$A684] / [.$B$1] ))" office:value-type="float" office:value="21" calcext:value-type="float">
            <text:p>21</text:p>
          </table:table-cell>
          <table:table-cell table:formula="of:=FLOOR(MOD([.$A684];[.C$1]) * [.C$2] / ([.C$1]-1))" office:value-type="float" office:value="168" calcext:value-type="float">
            <text:p>168</text:p>
          </table:table-cell>
          <table:table-cell table:formula="of:=FLOOR(MOD([.D$1]-[.$A684] -1;[.D$1]) * [.D$2] / ([.D$1]-1))" office:value-type="float" office:value="87" calcext:value-type="float">
            <text:p>87</text:p>
          </table:table-cell>
          <table:table-cell table:formula="of:=(IF(MOD([.$A684];[.E$1])&lt;FLOOR([.E$1]/2);0;[.E$2]))" office:value-type="float" office:value="255" calcext:value-type="float">
            <text:p>255</text:p>
          </table:table-cell>
          <table:table-cell table:formula="of:=IF(MOD([.$A684];[.F$1])&lt;[.F$1]/2;FLOOR(MOD([.$A684];[.F$1]) * [.F$2] *2 / ([.F$1]-1));[.F$2]-FLOOR(MOD(FLOOR([.$A684]-[.F$1]/2);[.F$1]) * [.F$2] *2 / ([.F$1]-1)))" office:value-type="float" office:value="175" calcext:value-type="float">
            <text:p>175</text:p>
          </table:table-cell>
          <table:table-cell table:formula="of:=FLOOR([.G$2] * POWER(SIN( PI() * [.$A684] / [.G$1] );2))" office:value-type="float" office:value="198" calcext:value-type="float">
            <text:p>198</text:p>
          </table:table-cell>
          <table:table-cell table:formula="of:=[.H$2]-FLOOR(POWER(IF(MOD([.$A684];[.H$1])&lt;[.H$1]/2;FLOOR(MOD([.$A684];[.H$1]) * [.H$2] *2 / ([.H$1]-1));[.H$2]-FLOOR(MOD(FLOOR([.$A684]-[.H$1]/2);[.H$1]) * [.H$2] *2 / ([.H$1]-1)));2)/[.H$2])" office:value-type="float" office:value="135" calcext:value-type="float">
            <text:p>135</text:p>
          </table:table-cell>
          <table:table-cell table:formula="of:=FLOOR( [.I$2] * ABS(SIN( PI() * [.$A684] / [.I$1] ))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FLOOR([.$B$2]/2 + [.$B$2]/2 * SIN(2 *  PI() * [.$A685] / [.$B$1] ))" office:value-type="float" office:value="19" calcext:value-type="float">
            <text:p>19</text:p>
          </table:table-cell>
          <table:table-cell table:formula="of:=FLOOR(MOD([.$A685];[.C$1]) * [.C$2] / ([.C$1]-1))" office:value-type="float" office:value="169" calcext:value-type="float">
            <text:p>169</text:p>
          </table:table-cell>
          <table:table-cell table:formula="of:=FLOOR(MOD([.D$1]-[.$A685] -1;[.D$1]) * [.D$2] / ([.D$1]-1))" office:value-type="float" office:value="86" calcext:value-type="float">
            <text:p>86</text:p>
          </table:table-cell>
          <table:table-cell table:formula="of:=(IF(MOD([.$A685];[.E$1])&lt;FLOOR([.E$1]/2);0;[.E$2]))" office:value-type="float" office:value="255" calcext:value-type="float">
            <text:p>255</text:p>
          </table:table-cell>
          <table:table-cell table:formula="of:=IF(MOD([.$A685];[.F$1])&lt;[.F$1]/2;FLOOR(MOD([.$A685];[.F$1]) * [.F$2] *2 / ([.F$1]-1));[.F$2]-FLOOR(MOD(FLOOR([.$A685]-[.F$1]/2);[.F$1]) * [.F$2] *2 / ([.F$1]-1)))" office:value-type="float" office:value="173" calcext:value-type="float">
            <text:p>173</text:p>
          </table:table-cell>
          <table:table-cell table:formula="of:=FLOOR([.G$2] * POWER(SIN( PI() * [.$A685] / [.G$1] );2))" office:value-type="float" office:value="195" calcext:value-type="float">
            <text:p>195</text:p>
          </table:table-cell>
          <table:table-cell table:formula="of:=[.H$2]-FLOOR(POWER(IF(MOD([.$A685];[.H$1])&lt;[.H$1]/2;FLOOR(MOD([.$A685];[.H$1]) * [.H$2] *2 / ([.H$1]-1));[.H$2]-FLOOR(MOD(FLOOR([.$A685]-[.H$1]/2);[.H$1]) * [.H$2] *2 / ([.H$1]-1)));2)/[.H$2])" office:value-type="float" office:value="138" calcext:value-type="float">
            <text:p>138</text:p>
          </table:table-cell>
          <table:table-cell table:formula="of:=FLOOR( [.I$2] * ABS(SIN( PI() * [.$A685] / [.I$1] )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FLOOR([.$B$2]/2 + [.$B$2]/2 * SIN(2 *  PI() * [.$A686] / [.$B$1] ))" office:value-type="float" office:value="18" calcext:value-type="float">
            <text:p>18</text:p>
          </table:table-cell>
          <table:table-cell table:formula="of:=FLOOR(MOD([.$A686];[.C$1]) * [.C$2] / ([.C$1]-1))" office:value-type="float" office:value="170" calcext:value-type="float">
            <text:p>170</text:p>
          </table:table-cell>
          <table:table-cell table:formula="of:=FLOOR(MOD([.D$1]-[.$A686] -1;[.D$1]) * [.D$2] / ([.D$1]-1))" office:value-type="float" office:value="85" calcext:value-type="float">
            <text:p>85</text:p>
          </table:table-cell>
          <table:table-cell table:formula="of:=(IF(MOD([.$A686];[.E$1])&lt;FLOOR([.E$1]/2);0;[.E$2]))" office:value-type="float" office:value="255" calcext:value-type="float">
            <text:p>255</text:p>
          </table:table-cell>
          <table:table-cell table:formula="of:=IF(MOD([.$A686];[.F$1])&lt;[.F$1]/2;FLOOR(MOD([.$A686];[.F$1]) * [.F$2] *2 / ([.F$1]-1));[.F$2]-FLOOR(MOD(FLOOR([.$A686]-[.F$1]/2);[.F$1]) * [.F$2] *2 / ([.F$1]-1)))" office:value-type="float" office:value="171" calcext:value-type="float">
            <text:p>171</text:p>
          </table:table-cell>
          <table:table-cell table:formula="of:=FLOOR([.G$2] * POWER(SIN( PI() * [.$A686] / [.G$1] );2))" office:value-type="float" office:value="193" calcext:value-type="float">
            <text:p>193</text:p>
          </table:table-cell>
          <table:table-cell table:formula="of:=[.H$2]-FLOOR(POWER(IF(MOD([.$A686];[.H$1])&lt;[.H$1]/2;FLOOR(MOD([.$A686];[.H$1]) * [.H$2] *2 / ([.H$1]-1));[.H$2]-FLOOR(MOD(FLOOR([.$A686]-[.H$1]/2);[.H$1]) * [.H$2] *2 / ([.H$1]-1)));2)/[.H$2])" office:value-type="float" office:value="141" calcext:value-type="float">
            <text:p>141</text:p>
          </table:table-cell>
          <table:table-cell table:formula="of:=FLOOR( [.I$2] * ABS(SIN( PI() * [.$A686] / [.I$1] )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FLOOR([.$B$2]/2 + [.$B$2]/2 * SIN(2 *  PI() * [.$A687] / [.$B$1] ))" office:value-type="float" office:value="16" calcext:value-type="float">
            <text:p>16</text:p>
          </table:table-cell>
          <table:table-cell table:formula="of:=FLOOR(MOD([.$A687];[.C$1]) * [.C$2] / ([.C$1]-1))" office:value-type="float" office:value="171" calcext:value-type="float">
            <text:p>171</text:p>
          </table:table-cell>
          <table:table-cell table:formula="of:=FLOOR(MOD([.D$1]-[.$A687] -1;[.D$1]) * [.D$2] / ([.D$1]-1))" office:value-type="float" office:value="84" calcext:value-type="float">
            <text:p>84</text:p>
          </table:table-cell>
          <table:table-cell table:formula="of:=(IF(MOD([.$A687];[.E$1])&lt;FLOOR([.E$1]/2);0;[.E$2]))" office:value-type="float" office:value="255" calcext:value-type="float">
            <text:p>255</text:p>
          </table:table-cell>
          <table:table-cell table:formula="of:=IF(MOD([.$A687];[.F$1])&lt;[.F$1]/2;FLOOR(MOD([.$A687];[.F$1]) * [.F$2] *2 / ([.F$1]-1));[.F$2]-FLOOR(MOD(FLOOR([.$A687]-[.F$1]/2);[.F$1]) * [.F$2] *2 / ([.F$1]-1)))" office:value-type="float" office:value="169" calcext:value-type="float">
            <text:p>169</text:p>
          </table:table-cell>
          <table:table-cell table:formula="of:=FLOOR([.G$2] * POWER(SIN( PI() * [.$A687] / [.G$1] );2))" office:value-type="float" office:value="190" calcext:value-type="float">
            <text:p>190</text:p>
          </table:table-cell>
          <table:table-cell table:formula="of:=[.H$2]-FLOOR(POWER(IF(MOD([.$A687];[.H$1])&lt;[.H$1]/2;FLOOR(MOD([.$A687];[.H$1]) * [.H$2] *2 / ([.H$1]-1));[.H$2]-FLOOR(MOD(FLOOR([.$A687]-[.H$1]/2);[.H$1]) * [.H$2] *2 / ([.H$1]-1)));2)/[.H$2])" office:value-type="float" office:value="143" calcext:value-type="float">
            <text:p>143</text:p>
          </table:table-cell>
          <table:table-cell table:formula="of:=FLOOR( [.I$2] * ABS(SIN( PI() * [.$A687] / [.I$1] )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FLOOR([.$B$2]/2 + [.$B$2]/2 * SIN(2 *  PI() * [.$A688] / [.$B$1] ))" office:value-type="float" office:value="15" calcext:value-type="float">
            <text:p>15</text:p>
          </table:table-cell>
          <table:table-cell table:formula="of:=FLOOR(MOD([.$A688];[.C$1]) * [.C$2] / ([.C$1]-1))" office:value-type="float" office:value="172" calcext:value-type="float">
            <text:p>172</text:p>
          </table:table-cell>
          <table:table-cell table:formula="of:=FLOOR(MOD([.D$1]-[.$A688] -1;[.D$1]) * [.D$2] / ([.D$1]-1))" office:value-type="float" office:value="83" calcext:value-type="float">
            <text:p>83</text:p>
          </table:table-cell>
          <table:table-cell table:formula="of:=(IF(MOD([.$A688];[.E$1])&lt;FLOOR([.E$1]/2);0;[.E$2]))" office:value-type="float" office:value="255" calcext:value-type="float">
            <text:p>255</text:p>
          </table:table-cell>
          <table:table-cell table:formula="of:=IF(MOD([.$A688];[.F$1])&lt;[.F$1]/2;FLOOR(MOD([.$A688];[.F$1]) * [.F$2] *2 / ([.F$1]-1));[.F$2]-FLOOR(MOD(FLOOR([.$A688]-[.F$1]/2);[.F$1]) * [.F$2] *2 / ([.F$1]-1)))" office:value-type="float" office:value="167" calcext:value-type="float">
            <text:p>167</text:p>
          </table:table-cell>
          <table:table-cell table:formula="of:=FLOOR([.G$2] * POWER(SIN( PI() * [.$A688] / [.G$1] );2))" office:value-type="float" office:value="187" calcext:value-type="float">
            <text:p>187</text:p>
          </table:table-cell>
          <table:table-cell table:formula="of:=[.H$2]-FLOOR(POWER(IF(MOD([.$A688];[.H$1])&lt;[.H$1]/2;FLOOR(MOD([.$A688];[.H$1]) * [.H$2] *2 / ([.H$1]-1));[.H$2]-FLOOR(MOD(FLOOR([.$A688]-[.H$1]/2);[.H$1]) * [.H$2] *2 / ([.H$1]-1)));2)/[.H$2])" office:value-type="float" office:value="146" calcext:value-type="float">
            <text:p>146</text:p>
          </table:table-cell>
          <table:table-cell table:formula="of:=FLOOR( [.I$2] * ABS(SIN( PI() * [.$A688] / [.I$1] )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FLOOR([.$B$2]/2 + [.$B$2]/2 * SIN(2 *  PI() * [.$A689] / [.$B$1] ))" office:value-type="float" office:value="13" calcext:value-type="float">
            <text:p>13</text:p>
          </table:table-cell>
          <table:table-cell table:formula="of:=FLOOR(MOD([.$A689];[.C$1]) * [.C$2] / ([.C$1]-1))" office:value-type="float" office:value="173" calcext:value-type="float">
            <text:p>173</text:p>
          </table:table-cell>
          <table:table-cell table:formula="of:=FLOOR(MOD([.D$1]-[.$A689] -1;[.D$1]) * [.D$2] / ([.D$1]-1))" office:value-type="float" office:value="82" calcext:value-type="float">
            <text:p>82</text:p>
          </table:table-cell>
          <table:table-cell table:formula="of:=(IF(MOD([.$A689];[.E$1])&lt;FLOOR([.E$1]/2);0;[.E$2]))" office:value-type="float" office:value="255" calcext:value-type="float">
            <text:p>255</text:p>
          </table:table-cell>
          <table:table-cell table:formula="of:=IF(MOD([.$A689];[.F$1])&lt;[.F$1]/2;FLOOR(MOD([.$A689];[.F$1]) * [.F$2] *2 / ([.F$1]-1));[.F$2]-FLOOR(MOD(FLOOR([.$A689]-[.F$1]/2);[.F$1]) * [.F$2] *2 / ([.F$1]-1)))" office:value-type="float" office:value="165" calcext:value-type="float">
            <text:p>165</text:p>
          </table:table-cell>
          <table:table-cell table:formula="of:=FLOOR([.G$2] * POWER(SIN( PI() * [.$A689] / [.G$1] );2))" office:value-type="float" office:value="184" calcext:value-type="float">
            <text:p>184</text:p>
          </table:table-cell>
          <table:table-cell table:formula="of:=[.H$2]-FLOOR(POWER(IF(MOD([.$A689];[.H$1])&lt;[.H$1]/2;FLOOR(MOD([.$A689];[.H$1]) * [.H$2] *2 / ([.H$1]-1));[.H$2]-FLOOR(MOD(FLOOR([.$A689]-[.H$1]/2);[.H$1]) * [.H$2] *2 / ([.H$1]-1)));2)/[.H$2])" office:value-type="float" office:value="149" calcext:value-type="float">
            <text:p>149</text:p>
          </table:table-cell>
          <table:table-cell table:formula="of:=FLOOR( [.I$2] * ABS(SIN( PI() * [.$A689] / [.I$1] )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FLOOR([.$B$2]/2 + [.$B$2]/2 * SIN(2 *  PI() * [.$A690] / [.$B$1] ))" office:value-type="float" office:value="12" calcext:value-type="float">
            <text:p>12</text:p>
          </table:table-cell>
          <table:table-cell table:formula="of:=FLOOR(MOD([.$A690];[.C$1]) * [.C$2] / ([.C$1]-1))" office:value-type="float" office:value="174" calcext:value-type="float">
            <text:p>174</text:p>
          </table:table-cell>
          <table:table-cell table:formula="of:=FLOOR(MOD([.D$1]-[.$A690] -1;[.D$1]) * [.D$2] / ([.D$1]-1))" office:value-type="float" office:value="81" calcext:value-type="float">
            <text:p>81</text:p>
          </table:table-cell>
          <table:table-cell table:formula="of:=(IF(MOD([.$A690];[.E$1])&lt;FLOOR([.E$1]/2);0;[.E$2]))" office:value-type="float" office:value="255" calcext:value-type="float">
            <text:p>255</text:p>
          </table:table-cell>
          <table:table-cell table:formula="of:=IF(MOD([.$A690];[.F$1])&lt;[.F$1]/2;FLOOR(MOD([.$A690];[.F$1]) * [.F$2] *2 / ([.F$1]-1));[.F$2]-FLOOR(MOD(FLOOR([.$A690]-[.F$1]/2);[.F$1]) * [.F$2] *2 / ([.F$1]-1)))" office:value-type="float" office:value="163" calcext:value-type="float">
            <text:p>163</text:p>
          </table:table-cell>
          <table:table-cell table:formula="of:=FLOOR([.G$2] * POWER(SIN( PI() * [.$A690] / [.G$1] );2))" office:value-type="float" office:value="182" calcext:value-type="float">
            <text:p>182</text:p>
          </table:table-cell>
          <table:table-cell table:formula="of:=[.H$2]-FLOOR(POWER(IF(MOD([.$A690];[.H$1])&lt;[.H$1]/2;FLOOR(MOD([.$A690];[.H$1]) * [.H$2] *2 / ([.H$1]-1));[.H$2]-FLOOR(MOD(FLOOR([.$A690]-[.H$1]/2);[.H$1]) * [.H$2] *2 / ([.H$1]-1)));2)/[.H$2])" office:value-type="float" office:value="151" calcext:value-type="float">
            <text:p>151</text:p>
          </table:table-cell>
          <table:table-cell table:formula="of:=FLOOR( [.I$2] * ABS(SIN( PI() * [.$A690] / [.I$1] )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FLOOR([.$B$2]/2 + [.$B$2]/2 * SIN(2 *  PI() * [.$A691] / [.$B$1] ))" office:value-type="float" office:value="10" calcext:value-type="float">
            <text:p>10</text:p>
          </table:table-cell>
          <table:table-cell table:formula="of:=FLOOR(MOD([.$A691];[.C$1]) * [.C$2] / ([.C$1]-1))" office:value-type="float" office:value="175" calcext:value-type="float">
            <text:p>175</text:p>
          </table:table-cell>
          <table:table-cell table:formula="of:=FLOOR(MOD([.D$1]-[.$A691] -1;[.D$1]) * [.D$2] / ([.D$1]-1))" office:value-type="float" office:value="80" calcext:value-type="float">
            <text:p>80</text:p>
          </table:table-cell>
          <table:table-cell table:formula="of:=(IF(MOD([.$A691];[.E$1])&lt;FLOOR([.E$1]/2);0;[.E$2]))" office:value-type="float" office:value="255" calcext:value-type="float">
            <text:p>255</text:p>
          </table:table-cell>
          <table:table-cell table:formula="of:=IF(MOD([.$A691];[.F$1])&lt;[.F$1]/2;FLOOR(MOD([.$A691];[.F$1]) * [.F$2] *2 / ([.F$1]-1));[.F$2]-FLOOR(MOD(FLOOR([.$A691]-[.F$1]/2);[.F$1]) * [.F$2] *2 / ([.F$1]-1)))" office:value-type="float" office:value="161" calcext:value-type="float">
            <text:p>161</text:p>
          </table:table-cell>
          <table:table-cell table:formula="of:=FLOOR([.G$2] * POWER(SIN( PI() * [.$A691] / [.G$1] );2))" office:value-type="float" office:value="179" calcext:value-type="float">
            <text:p>179</text:p>
          </table:table-cell>
          <table:table-cell table:formula="of:=[.H$2]-FLOOR(POWER(IF(MOD([.$A691];[.H$1])&lt;[.H$1]/2;FLOOR(MOD([.$A691];[.H$1]) * [.H$2] *2 / ([.H$1]-1));[.H$2]-FLOOR(MOD(FLOOR([.$A691]-[.H$1]/2);[.H$1]) * [.H$2] *2 / ([.H$1]-1)));2)/[.H$2])" office:value-type="float" office:value="154" calcext:value-type="float">
            <text:p>154</text:p>
          </table:table-cell>
          <table:table-cell table:formula="of:=FLOOR( [.I$2] * ABS(SIN( PI() * [.$A691] / [.I$1] )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FLOOR([.$B$2]/2 + [.$B$2]/2 * SIN(2 *  PI() * [.$A692] / [.$B$1] ))" office:value-type="float" office:value="9" calcext:value-type="float">
            <text:p>9</text:p>
          </table:table-cell>
          <table:table-cell table:formula="of:=FLOOR(MOD([.$A692];[.C$1]) * [.C$2] / ([.C$1]-1))" office:value-type="float" office:value="176" calcext:value-type="float">
            <text:p>176</text:p>
          </table:table-cell>
          <table:table-cell table:formula="of:=FLOOR(MOD([.D$1]-[.$A692] -1;[.D$1]) * [.D$2] / ([.D$1]-1))" office:value-type="float" office:value="79" calcext:value-type="float">
            <text:p>79</text:p>
          </table:table-cell>
          <table:table-cell table:formula="of:=(IF(MOD([.$A692];[.E$1])&lt;FLOOR([.E$1]/2);0;[.E$2]))" office:value-type="float" office:value="255" calcext:value-type="float">
            <text:p>255</text:p>
          </table:table-cell>
          <table:table-cell table:formula="of:=IF(MOD([.$A692];[.F$1])&lt;[.F$1]/2;FLOOR(MOD([.$A692];[.F$1]) * [.F$2] *2 / ([.F$1]-1));[.F$2]-FLOOR(MOD(FLOOR([.$A692]-[.F$1]/2);[.F$1]) * [.F$2] *2 / ([.F$1]-1)))" office:value-type="float" office:value="159" calcext:value-type="float">
            <text:p>159</text:p>
          </table:table-cell>
          <table:table-cell table:formula="of:=FLOOR([.G$2] * POWER(SIN( PI() * [.$A692] / [.G$1] );2))" office:value-type="float" office:value="176" calcext:value-type="float">
            <text:p>176</text:p>
          </table:table-cell>
          <table:table-cell table:formula="of:=[.H$2]-FLOOR(POWER(IF(MOD([.$A692];[.H$1])&lt;[.H$1]/2;FLOOR(MOD([.$A692];[.H$1]) * [.H$2] *2 / ([.H$1]-1));[.H$2]-FLOOR(MOD(FLOOR([.$A692]-[.H$1]/2);[.H$1]) * [.H$2] *2 / ([.H$1]-1)));2)/[.H$2])" office:value-type="float" office:value="156" calcext:value-type="float">
            <text:p>156</text:p>
          </table:table-cell>
          <table:table-cell table:formula="of:=FLOOR( [.I$2] * ABS(SIN( PI() * [.$A692] / [.I$1] )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FLOOR([.$B$2]/2 + [.$B$2]/2 * SIN(2 *  PI() * [.$A693] / [.$B$1] ))" office:value-type="float" office:value="8" calcext:value-type="float">
            <text:p>8</text:p>
          </table:table-cell>
          <table:table-cell table:formula="of:=FLOOR(MOD([.$A693];[.C$1]) * [.C$2] / ([.C$1]-1))" office:value-type="float" office:value="177" calcext:value-type="float">
            <text:p>177</text:p>
          </table:table-cell>
          <table:table-cell table:formula="of:=FLOOR(MOD([.D$1]-[.$A693] -1;[.D$1]) * [.D$2] / ([.D$1]-1))" office:value-type="float" office:value="78" calcext:value-type="float">
            <text:p>78</text:p>
          </table:table-cell>
          <table:table-cell table:formula="of:=(IF(MOD([.$A693];[.E$1])&lt;FLOOR([.E$1]/2);0;[.E$2]))" office:value-type="float" office:value="255" calcext:value-type="float">
            <text:p>255</text:p>
          </table:table-cell>
          <table:table-cell table:formula="of:=IF(MOD([.$A693];[.F$1])&lt;[.F$1]/2;FLOOR(MOD([.$A693];[.F$1]) * [.F$2] *2 / ([.F$1]-1));[.F$2]-FLOOR(MOD(FLOOR([.$A693]-[.F$1]/2);[.F$1]) * [.F$2] *2 / ([.F$1]-1)))" office:value-type="float" office:value="157" calcext:value-type="float">
            <text:p>157</text:p>
          </table:table-cell>
          <table:table-cell table:formula="of:=FLOOR([.G$2] * POWER(SIN( PI() * [.$A693] / [.G$1] );2))" office:value-type="float" office:value="173" calcext:value-type="float">
            <text:p>173</text:p>
          </table:table-cell>
          <table:table-cell table:formula="of:=[.H$2]-FLOOR(POWER(IF(MOD([.$A693];[.H$1])&lt;[.H$1]/2;FLOOR(MOD([.$A693];[.H$1]) * [.H$2] *2 / ([.H$1]-1));[.H$2]-FLOOR(MOD(FLOOR([.$A693]-[.H$1]/2);[.H$1]) * [.H$2] *2 / ([.H$1]-1)));2)/[.H$2])" office:value-type="float" office:value="159" calcext:value-type="float">
            <text:p>159</text:p>
          </table:table-cell>
          <table:table-cell table:formula="of:=FLOOR( [.I$2] * ABS(SIN( PI() * [.$A693] / [.I$1] ))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FLOOR([.$B$2]/2 + [.$B$2]/2 * SIN(2 *  PI() * [.$A694] / [.$B$1] ))" office:value-type="float" office:value="7" calcext:value-type="float">
            <text:p>7</text:p>
          </table:table-cell>
          <table:table-cell table:formula="of:=FLOOR(MOD([.$A694];[.C$1]) * [.C$2] / ([.C$1]-1))" office:value-type="float" office:value="178" calcext:value-type="float">
            <text:p>178</text:p>
          </table:table-cell>
          <table:table-cell table:formula="of:=FLOOR(MOD([.D$1]-[.$A694] -1;[.D$1]) * [.D$2] / ([.D$1]-1))" office:value-type="float" office:value="77" calcext:value-type="float">
            <text:p>77</text:p>
          </table:table-cell>
          <table:table-cell table:formula="of:=(IF(MOD([.$A694];[.E$1])&lt;FLOOR([.E$1]/2);0;[.E$2]))" office:value-type="float" office:value="255" calcext:value-type="float">
            <text:p>255</text:p>
          </table:table-cell>
          <table:table-cell table:formula="of:=IF(MOD([.$A694];[.F$1])&lt;[.F$1]/2;FLOOR(MOD([.$A694];[.F$1]) * [.F$2] *2 / ([.F$1]-1));[.F$2]-FLOOR(MOD(FLOOR([.$A694]-[.F$1]/2);[.F$1]) * [.F$2] *2 / ([.F$1]-1)))" office:value-type="float" office:value="155" calcext:value-type="float">
            <text:p>155</text:p>
          </table:table-cell>
          <table:table-cell table:formula="of:=FLOOR([.G$2] * POWER(SIN( PI() * [.$A694] / [.G$1] );2))" office:value-type="float" office:value="170" calcext:value-type="float">
            <text:p>170</text:p>
          </table:table-cell>
          <table:table-cell table:formula="of:=[.H$2]-FLOOR(POWER(IF(MOD([.$A694];[.H$1])&lt;[.H$1]/2;FLOOR(MOD([.$A694];[.H$1]) * [.H$2] *2 / ([.H$1]-1));[.H$2]-FLOOR(MOD(FLOOR([.$A694]-[.H$1]/2);[.H$1]) * [.H$2] *2 / ([.H$1]-1)));2)/[.H$2])" office:value-type="float" office:value="161" calcext:value-type="float">
            <text:p>161</text:p>
          </table:table-cell>
          <table:table-cell table:formula="of:=FLOOR( [.I$2] * ABS(SIN( PI() * [.$A694] / [.I$1] 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FLOOR([.$B$2]/2 + [.$B$2]/2 * SIN(2 *  PI() * [.$A695] / [.$B$1] ))" office:value-type="float" office:value="6" calcext:value-type="float">
            <text:p>6</text:p>
          </table:table-cell>
          <table:table-cell table:formula="of:=FLOOR(MOD([.$A695];[.C$1]) * [.C$2] / ([.C$1]-1))" office:value-type="float" office:value="179" calcext:value-type="float">
            <text:p>179</text:p>
          </table:table-cell>
          <table:table-cell table:formula="of:=FLOOR(MOD([.D$1]-[.$A695] -1;[.D$1]) * [.D$2] / ([.D$1]-1))" office:value-type="float" office:value="76" calcext:value-type="float">
            <text:p>76</text:p>
          </table:table-cell>
          <table:table-cell table:formula="of:=(IF(MOD([.$A695];[.E$1])&lt;FLOOR([.E$1]/2);0;[.E$2]))" office:value-type="float" office:value="255" calcext:value-type="float">
            <text:p>255</text:p>
          </table:table-cell>
          <table:table-cell table:formula="of:=IF(MOD([.$A695];[.F$1])&lt;[.F$1]/2;FLOOR(MOD([.$A695];[.F$1]) * [.F$2] *2 / ([.F$1]-1));[.F$2]-FLOOR(MOD(FLOOR([.$A695]-[.F$1]/2);[.F$1]) * [.F$2] *2 / ([.F$1]-1)))" office:value-type="float" office:value="153" calcext:value-type="float">
            <text:p>153</text:p>
          </table:table-cell>
          <table:table-cell table:formula="of:=FLOOR([.G$2] * POWER(SIN( PI() * [.$A695] / [.G$1] );2))" office:value-type="float" office:value="167" calcext:value-type="float">
            <text:p>167</text:p>
          </table:table-cell>
          <table:table-cell table:formula="of:=[.H$2]-FLOOR(POWER(IF(MOD([.$A695];[.H$1])&lt;[.H$1]/2;FLOOR(MOD([.$A695];[.H$1]) * [.H$2] *2 / ([.H$1]-1));[.H$2]-FLOOR(MOD(FLOOR([.$A695]-[.H$1]/2);[.H$1]) * [.H$2] *2 / ([.H$1]-1)));2)/[.H$2])" office:value-type="float" office:value="164" calcext:value-type="float">
            <text:p>164</text:p>
          </table:table-cell>
          <table:table-cell table:formula="of:=FLOOR( [.I$2] * ABS(SIN( PI() * [.$A695] / [.I$1] 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FLOOR([.$B$2]/2 + [.$B$2]/2 * SIN(2 *  PI() * [.$A696] / [.$B$1] ))" office:value-type="float" office:value="5" calcext:value-type="float">
            <text:p>5</text:p>
          </table:table-cell>
          <table:table-cell table:formula="of:=FLOOR(MOD([.$A696];[.C$1]) * [.C$2] / ([.C$1]-1))" office:value-type="float" office:value="180" calcext:value-type="float">
            <text:p>180</text:p>
          </table:table-cell>
          <table:table-cell table:formula="of:=FLOOR(MOD([.D$1]-[.$A696] -1;[.D$1]) * [.D$2] / ([.D$1]-1))" office:value-type="float" office:value="75" calcext:value-type="float">
            <text:p>75</text:p>
          </table:table-cell>
          <table:table-cell table:formula="of:=(IF(MOD([.$A696];[.E$1])&lt;FLOOR([.E$1]/2);0;[.E$2]))" office:value-type="float" office:value="255" calcext:value-type="float">
            <text:p>255</text:p>
          </table:table-cell>
          <table:table-cell table:formula="of:=IF(MOD([.$A696];[.F$1])&lt;[.F$1]/2;FLOOR(MOD([.$A696];[.F$1]) * [.F$2] *2 / ([.F$1]-1));[.F$2]-FLOOR(MOD(FLOOR([.$A696]-[.F$1]/2);[.F$1]) * [.F$2] *2 / ([.F$1]-1)))" office:value-type="float" office:value="151" calcext:value-type="float">
            <text:p>151</text:p>
          </table:table-cell>
          <table:table-cell table:formula="of:=FLOOR([.G$2] * POWER(SIN( PI() * [.$A696] / [.G$1] );2))" office:value-type="float" office:value="164" calcext:value-type="float">
            <text:p>164</text:p>
          </table:table-cell>
          <table:table-cell table:formula="of:=[.H$2]-FLOOR(POWER(IF(MOD([.$A696];[.H$1])&lt;[.H$1]/2;FLOOR(MOD([.$A696];[.H$1]) * [.H$2] *2 / ([.H$1]-1));[.H$2]-FLOOR(MOD(FLOOR([.$A696]-[.H$1]/2);[.H$1]) * [.H$2] *2 / ([.H$1]-1)));2)/[.H$2])" office:value-type="float" office:value="166" calcext:value-type="float">
            <text:p>166</text:p>
          </table:table-cell>
          <table:table-cell table:formula="of:=FLOOR( [.I$2] * ABS(SIN( PI() * [.$A696] / [.I$1] )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FLOOR([.$B$2]/2 + [.$B$2]/2 * SIN(2 *  PI() * [.$A697] / [.$B$1] ))" office:value-type="float" office:value="4" calcext:value-type="float">
            <text:p>4</text:p>
          </table:table-cell>
          <table:table-cell table:formula="of:=FLOOR(MOD([.$A697];[.C$1]) * [.C$2] / ([.C$1]-1))" office:value-type="float" office:value="181" calcext:value-type="float">
            <text:p>181</text:p>
          </table:table-cell>
          <table:table-cell table:formula="of:=FLOOR(MOD([.D$1]-[.$A697] -1;[.D$1]) * [.D$2] / ([.D$1]-1))" office:value-type="float" office:value="74" calcext:value-type="float">
            <text:p>74</text:p>
          </table:table-cell>
          <table:table-cell table:formula="of:=(IF(MOD([.$A697];[.E$1])&lt;FLOOR([.E$1]/2);0;[.E$2]))" office:value-type="float" office:value="255" calcext:value-type="float">
            <text:p>255</text:p>
          </table:table-cell>
          <table:table-cell table:formula="of:=IF(MOD([.$A697];[.F$1])&lt;[.F$1]/2;FLOOR(MOD([.$A697];[.F$1]) * [.F$2] *2 / ([.F$1]-1));[.F$2]-FLOOR(MOD(FLOOR([.$A697]-[.F$1]/2);[.F$1]) * [.F$2] *2 / ([.F$1]-1)))" office:value-type="float" office:value="149" calcext:value-type="float">
            <text:p>149</text:p>
          </table:table-cell>
          <table:table-cell table:formula="of:=FLOOR([.G$2] * POWER(SIN( PI() * [.$A697] / [.G$1] );2))" office:value-type="float" office:value="161" calcext:value-type="float">
            <text:p>161</text:p>
          </table:table-cell>
          <table:table-cell table:formula="of:=[.H$2]-FLOOR(POWER(IF(MOD([.$A697];[.H$1])&lt;[.H$1]/2;FLOOR(MOD([.$A697];[.H$1]) * [.H$2] *2 / ([.H$1]-1));[.H$2]-FLOOR(MOD(FLOOR([.$A697]-[.H$1]/2);[.H$1]) * [.H$2] *2 / ([.H$1]-1)));2)/[.H$2])" office:value-type="float" office:value="168" calcext:value-type="float">
            <text:p>168</text:p>
          </table:table-cell>
          <table:table-cell table:formula="of:=FLOOR( [.I$2] * ABS(SIN( PI() * [.$A697] / [.I$1] )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FLOOR([.$B$2]/2 + [.$B$2]/2 * SIN(2 *  PI() * [.$A698] / [.$B$1] ))" office:value-type="float" office:value="3" calcext:value-type="float">
            <text:p>3</text:p>
          </table:table-cell>
          <table:table-cell table:formula="of:=FLOOR(MOD([.$A698];[.C$1]) * [.C$2] / ([.C$1]-1))" office:value-type="float" office:value="182" calcext:value-type="float">
            <text:p>182</text:p>
          </table:table-cell>
          <table:table-cell table:formula="of:=FLOOR(MOD([.D$1]-[.$A698] -1;[.D$1]) * [.D$2] / ([.D$1]-1))" office:value-type="float" office:value="73" calcext:value-type="float">
            <text:p>73</text:p>
          </table:table-cell>
          <table:table-cell table:formula="of:=(IF(MOD([.$A698];[.E$1])&lt;FLOOR([.E$1]/2);0;[.E$2]))" office:value-type="float" office:value="255" calcext:value-type="float">
            <text:p>255</text:p>
          </table:table-cell>
          <table:table-cell table:formula="of:=IF(MOD([.$A698];[.F$1])&lt;[.F$1]/2;FLOOR(MOD([.$A698];[.F$1]) * [.F$2] *2 / ([.F$1]-1));[.F$2]-FLOOR(MOD(FLOOR([.$A698]-[.F$1]/2);[.F$1]) * [.F$2] *2 / ([.F$1]-1)))" office:value-type="float" office:value="147" calcext:value-type="float">
            <text:p>147</text:p>
          </table:table-cell>
          <table:table-cell table:formula="of:=FLOOR([.G$2] * POWER(SIN( PI() * [.$A698] / [.G$1] );2))" office:value-type="float" office:value="158" calcext:value-type="float">
            <text:p>158</text:p>
          </table:table-cell>
          <table:table-cell table:formula="of:=[.H$2]-FLOOR(POWER(IF(MOD([.$A698];[.H$1])&lt;[.H$1]/2;FLOOR(MOD([.$A698];[.H$1]) * [.H$2] *2 / ([.H$1]-1));[.H$2]-FLOOR(MOD(FLOOR([.$A698]-[.H$1]/2);[.H$1]) * [.H$2] *2 / ([.H$1]-1)));2)/[.H$2])" office:value-type="float" office:value="171" calcext:value-type="float">
            <text:p>171</text:p>
          </table:table-cell>
          <table:table-cell table:formula="of:=FLOOR( [.I$2] * ABS(SIN( PI() * [.$A698] / [.I$1] )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FLOOR([.$B$2]/2 + [.$B$2]/2 * SIN(2 *  PI() * [.$A699] / [.$B$1] ))" office:value-type="float" office:value="3" calcext:value-type="float">
            <text:p>3</text:p>
          </table:table-cell>
          <table:table-cell table:formula="of:=FLOOR(MOD([.$A699];[.C$1]) * [.C$2] / ([.C$1]-1))" office:value-type="float" office:value="183" calcext:value-type="float">
            <text:p>183</text:p>
          </table:table-cell>
          <table:table-cell table:formula="of:=FLOOR(MOD([.D$1]-[.$A699] -1;[.D$1]) * [.D$2] / ([.D$1]-1))" office:value-type="float" office:value="72" calcext:value-type="float">
            <text:p>72</text:p>
          </table:table-cell>
          <table:table-cell table:formula="of:=(IF(MOD([.$A699];[.E$1])&lt;FLOOR([.E$1]/2);0;[.E$2]))" office:value-type="float" office:value="255" calcext:value-type="float">
            <text:p>255</text:p>
          </table:table-cell>
          <table:table-cell table:formula="of:=IF(MOD([.$A699];[.F$1])&lt;[.F$1]/2;FLOOR(MOD([.$A699];[.F$1]) * [.F$2] *2 / ([.F$1]-1));[.F$2]-FLOOR(MOD(FLOOR([.$A699]-[.F$1]/2);[.F$1]) * [.F$2] *2 / ([.F$1]-1)))" office:value-type="float" office:value="145" calcext:value-type="float">
            <text:p>145</text:p>
          </table:table-cell>
          <table:table-cell table:formula="of:=FLOOR([.G$2] * POWER(SIN( PI() * [.$A699] / [.G$1] );2))" office:value-type="float" office:value="155" calcext:value-type="float">
            <text:p>155</text:p>
          </table:table-cell>
          <table:table-cell table:formula="of:=[.H$2]-FLOOR(POWER(IF(MOD([.$A699];[.H$1])&lt;[.H$1]/2;FLOOR(MOD([.$A699];[.H$1]) * [.H$2] *2 / ([.H$1]-1));[.H$2]-FLOOR(MOD(FLOOR([.$A699]-[.H$1]/2);[.H$1]) * [.H$2] *2 / ([.H$1]-1)));2)/[.H$2])" office:value-type="float" office:value="173" calcext:value-type="float">
            <text:p>173</text:p>
          </table:table-cell>
          <table:table-cell table:formula="of:=FLOOR( [.I$2] * ABS(SIN( PI() * [.$A699] / [.I$1] )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FLOOR([.$B$2]/2 + [.$B$2]/2 * SIN(2 *  PI() * [.$A700] / [.$B$1] ))" office:value-type="float" office:value="2" calcext:value-type="float">
            <text:p>2</text:p>
          </table:table-cell>
          <table:table-cell table:formula="of:=FLOOR(MOD([.$A700];[.C$1]) * [.C$2] / ([.C$1]-1))" office:value-type="float" office:value="184" calcext:value-type="float">
            <text:p>184</text:p>
          </table:table-cell>
          <table:table-cell table:formula="of:=FLOOR(MOD([.D$1]-[.$A700] -1;[.D$1]) * [.D$2] / ([.D$1]-1))" office:value-type="float" office:value="71" calcext:value-type="float">
            <text:p>71</text:p>
          </table:table-cell>
          <table:table-cell table:formula="of:=(IF(MOD([.$A700];[.E$1])&lt;FLOOR([.E$1]/2);0;[.E$2]))" office:value-type="float" office:value="255" calcext:value-type="float">
            <text:p>255</text:p>
          </table:table-cell>
          <table:table-cell table:formula="of:=IF(MOD([.$A700];[.F$1])&lt;[.F$1]/2;FLOOR(MOD([.$A700];[.F$1]) * [.F$2] *2 / ([.F$1]-1));[.F$2]-FLOOR(MOD(FLOOR([.$A700]-[.F$1]/2);[.F$1]) * [.F$2] *2 / ([.F$1]-1)))" office:value-type="float" office:value="143" calcext:value-type="float">
            <text:p>143</text:p>
          </table:table-cell>
          <table:table-cell table:formula="of:=FLOOR([.G$2] * POWER(SIN( PI() * [.$A700] / [.G$1] );2))" office:value-type="float" office:value="152" calcext:value-type="float">
            <text:p>152</text:p>
          </table:table-cell>
          <table:table-cell table:formula="of:=[.H$2]-FLOOR(POWER(IF(MOD([.$A700];[.H$1])&lt;[.H$1]/2;FLOOR(MOD([.$A700];[.H$1]) * [.H$2] *2 / ([.H$1]-1));[.H$2]-FLOOR(MOD(FLOOR([.$A700]-[.H$1]/2);[.H$1]) * [.H$2] *2 / ([.H$1]-1)));2)/[.H$2])" office:value-type="float" office:value="175" calcext:value-type="float">
            <text:p>175</text:p>
          </table:table-cell>
          <table:table-cell table:formula="of:=FLOOR( [.I$2] * ABS(SIN( PI() * [.$A700] / [.I$1] 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FLOOR([.$B$2]/2 + [.$B$2]/2 * SIN(2 *  PI() * [.$A701] / [.$B$1] ))" office:value-type="float" office:value="1" calcext:value-type="float">
            <text:p>1</text:p>
          </table:table-cell>
          <table:table-cell table:formula="of:=FLOOR(MOD([.$A701];[.C$1]) * [.C$2] / ([.C$1]-1))" office:value-type="float" office:value="185" calcext:value-type="float">
            <text:p>185</text:p>
          </table:table-cell>
          <table:table-cell table:formula="of:=FLOOR(MOD([.D$1]-[.$A701] -1;[.D$1]) * [.D$2] / ([.D$1]-1))" office:value-type="float" office:value="70" calcext:value-type="float">
            <text:p>70</text:p>
          </table:table-cell>
          <table:table-cell table:formula="of:=(IF(MOD([.$A701];[.E$1])&lt;FLOOR([.E$1]/2);0;[.E$2]))" office:value-type="float" office:value="255" calcext:value-type="float">
            <text:p>255</text:p>
          </table:table-cell>
          <table:table-cell table:formula="of:=IF(MOD([.$A701];[.F$1])&lt;[.F$1]/2;FLOOR(MOD([.$A701];[.F$1]) * [.F$2] *2 / ([.F$1]-1));[.F$2]-FLOOR(MOD(FLOOR([.$A701]-[.F$1]/2);[.F$1]) * [.F$2] *2 / ([.F$1]-1)))" office:value-type="float" office:value="141" calcext:value-type="float">
            <text:p>141</text:p>
          </table:table-cell>
          <table:table-cell table:formula="of:=FLOOR([.G$2] * POWER(SIN( PI() * [.$A701] / [.G$1] );2))" office:value-type="float" office:value="149" calcext:value-type="float">
            <text:p>149</text:p>
          </table:table-cell>
          <table:table-cell table:formula="of:=[.H$2]-FLOOR(POWER(IF(MOD([.$A701];[.H$1])&lt;[.H$1]/2;FLOOR(MOD([.$A701];[.H$1]) * [.H$2] *2 / ([.H$1]-1));[.H$2]-FLOOR(MOD(FLOOR([.$A701]-[.H$1]/2);[.H$1]) * [.H$2] *2 / ([.H$1]-1)));2)/[.H$2])" office:value-type="float" office:value="178" calcext:value-type="float">
            <text:p>178</text:p>
          </table:table-cell>
          <table:table-cell table:formula="of:=FLOOR( [.I$2] * ABS(SIN( PI() * [.$A701] / [.I$1] )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FLOOR([.$B$2]/2 + [.$B$2]/2 * SIN(2 *  PI() * [.$A702] / [.$B$1] ))" office:value-type="float" office:value="1" calcext:value-type="float">
            <text:p>1</text:p>
          </table:table-cell>
          <table:table-cell table:formula="of:=FLOOR(MOD([.$A702];[.C$1]) * [.C$2] / ([.C$1]-1))" office:value-type="float" office:value="186" calcext:value-type="float">
            <text:p>186</text:p>
          </table:table-cell>
          <table:table-cell table:formula="of:=FLOOR(MOD([.D$1]-[.$A702] -1;[.D$1]) * [.D$2] / ([.D$1]-1))" office:value-type="float" office:value="69" calcext:value-type="float">
            <text:p>69</text:p>
          </table:table-cell>
          <table:table-cell table:formula="of:=(IF(MOD([.$A702];[.E$1])&lt;FLOOR([.E$1]/2);0;[.E$2]))" office:value-type="float" office:value="255" calcext:value-type="float">
            <text:p>255</text:p>
          </table:table-cell>
          <table:table-cell table:formula="of:=IF(MOD([.$A702];[.F$1])&lt;[.F$1]/2;FLOOR(MOD([.$A702];[.F$1]) * [.F$2] *2 / ([.F$1]-1));[.F$2]-FLOOR(MOD(FLOOR([.$A702]-[.F$1]/2);[.F$1]) * [.F$2] *2 / ([.F$1]-1)))" office:value-type="float" office:value="139" calcext:value-type="float">
            <text:p>139</text:p>
          </table:table-cell>
          <table:table-cell table:formula="of:=FLOOR([.G$2] * POWER(SIN( PI() * [.$A702] / [.G$1] );2))" office:value-type="float" office:value="146" calcext:value-type="float">
            <text:p>146</text:p>
          </table:table-cell>
          <table:table-cell table:formula="of:=[.H$2]-FLOOR(POWER(IF(MOD([.$A702];[.H$1])&lt;[.H$1]/2;FLOOR(MOD([.$A702];[.H$1]) * [.H$2] *2 / ([.H$1]-1));[.H$2]-FLOOR(MOD(FLOOR([.$A702]-[.H$1]/2);[.H$1]) * [.H$2] *2 / ([.H$1]-1)));2)/[.H$2])" office:value-type="float" office:value="180" calcext:value-type="float">
            <text:p>180</text:p>
          </table:table-cell>
          <table:table-cell table:formula="of:=FLOOR( [.I$2] * ABS(SIN( PI() * [.$A702] / [.I$1] )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FLOOR([.$B$2]/2 + [.$B$2]/2 * SIN(2 *  PI() * [.$A703] / [.$B$1] ))" office:value-type="float" office:value="0" calcext:value-type="float">
            <text:p>0</text:p>
          </table:table-cell>
          <table:table-cell table:formula="of:=FLOOR(MOD([.$A703];[.C$1]) * [.C$2] / ([.C$1]-1))" office:value-type="float" office:value="187" calcext:value-type="float">
            <text:p>187</text:p>
          </table:table-cell>
          <table:table-cell table:formula="of:=FLOOR(MOD([.D$1]-[.$A703] -1;[.D$1]) * [.D$2] / ([.D$1]-1))" office:value-type="float" office:value="68" calcext:value-type="float">
            <text:p>68</text:p>
          </table:table-cell>
          <table:table-cell table:formula="of:=(IF(MOD([.$A703];[.E$1])&lt;FLOOR([.E$1]/2);0;[.E$2]))" office:value-type="float" office:value="255" calcext:value-type="float">
            <text:p>255</text:p>
          </table:table-cell>
          <table:table-cell table:formula="of:=IF(MOD([.$A703];[.F$1])&lt;[.F$1]/2;FLOOR(MOD([.$A703];[.F$1]) * [.F$2] *2 / ([.F$1]-1));[.F$2]-FLOOR(MOD(FLOOR([.$A703]-[.F$1]/2);[.F$1]) * [.F$2] *2 / ([.F$1]-1)))" office:value-type="float" office:value="137" calcext:value-type="float">
            <text:p>137</text:p>
          </table:table-cell>
          <table:table-cell table:formula="of:=FLOOR([.G$2] * POWER(SIN( PI() * [.$A703] / [.G$1] );2))" office:value-type="float" office:value="143" calcext:value-type="float">
            <text:p>143</text:p>
          </table:table-cell>
          <table:table-cell table:formula="of:=[.H$2]-FLOOR(POWER(IF(MOD([.$A703];[.H$1])&lt;[.H$1]/2;FLOOR(MOD([.$A703];[.H$1]) * [.H$2] *2 / ([.H$1]-1));[.H$2]-FLOOR(MOD(FLOOR([.$A703]-[.H$1]/2);[.H$1]) * [.H$2] *2 / ([.H$1]-1)));2)/[.H$2])" office:value-type="float" office:value="182" calcext:value-type="float">
            <text:p>182</text:p>
          </table:table-cell>
          <table:table-cell table:formula="of:=FLOOR( [.I$2] * ABS(SIN( PI() * [.$A703] / [.I$1] )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FLOOR([.$B$2]/2 + [.$B$2]/2 * SIN(2 *  PI() * [.$A704] / [.$B$1] ))" office:value-type="float" office:value="0" calcext:value-type="float">
            <text:p>0</text:p>
          </table:table-cell>
          <table:table-cell table:formula="of:=FLOOR(MOD([.$A704];[.C$1]) * [.C$2] / ([.C$1]-1))" office:value-type="float" office:value="188" calcext:value-type="float">
            <text:p>188</text:p>
          </table:table-cell>
          <table:table-cell table:formula="of:=FLOOR(MOD([.D$1]-[.$A704] -1;[.D$1]) * [.D$2] / ([.D$1]-1))" office:value-type="float" office:value="67" calcext:value-type="float">
            <text:p>67</text:p>
          </table:table-cell>
          <table:table-cell table:formula="of:=(IF(MOD([.$A704];[.E$1])&lt;FLOOR([.E$1]/2);0;[.E$2]))" office:value-type="float" office:value="255" calcext:value-type="float">
            <text:p>255</text:p>
          </table:table-cell>
          <table:table-cell table:formula="of:=IF(MOD([.$A704];[.F$1])&lt;[.F$1]/2;FLOOR(MOD([.$A704];[.F$1]) * [.F$2] *2 / ([.F$1]-1));[.F$2]-FLOOR(MOD(FLOOR([.$A704]-[.F$1]/2);[.F$1]) * [.F$2] *2 / ([.F$1]-1)))" office:value-type="float" office:value="135" calcext:value-type="float">
            <text:p>135</text:p>
          </table:table-cell>
          <table:table-cell table:formula="of:=FLOOR([.G$2] * POWER(SIN( PI() * [.$A704] / [.G$1] );2))" office:value-type="float" office:value="139" calcext:value-type="float">
            <text:p>139</text:p>
          </table:table-cell>
          <table:table-cell table:formula="of:=[.H$2]-FLOOR(POWER(IF(MOD([.$A704];[.H$1])&lt;[.H$1]/2;FLOOR(MOD([.$A704];[.H$1]) * [.H$2] *2 / ([.H$1]-1));[.H$2]-FLOOR(MOD(FLOOR([.$A704]-[.H$1]/2);[.H$1]) * [.H$2] *2 / ([.H$1]-1)));2)/[.H$2])" office:value-type="float" office:value="184" calcext:value-type="float">
            <text:p>184</text:p>
          </table:table-cell>
          <table:table-cell table:formula="of:=FLOOR( [.I$2] * ABS(SIN( PI() * [.$A704] / [.I$1] )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FLOOR([.$B$2]/2 + [.$B$2]/2 * SIN(2 *  PI() * [.$A705] / [.$B$1] ))" office:value-type="float" office:value="0" calcext:value-type="float">
            <text:p>0</text:p>
          </table:table-cell>
          <table:table-cell table:formula="of:=FLOOR(MOD([.$A705];[.C$1]) * [.C$2] / ([.C$1]-1))" office:value-type="float" office:value="189" calcext:value-type="float">
            <text:p>189</text:p>
          </table:table-cell>
          <table:table-cell table:formula="of:=FLOOR(MOD([.D$1]-[.$A705] -1;[.D$1]) * [.D$2] / ([.D$1]-1))" office:value-type="float" office:value="66" calcext:value-type="float">
            <text:p>66</text:p>
          </table:table-cell>
          <table:table-cell table:formula="of:=(IF(MOD([.$A705];[.E$1])&lt;FLOOR([.E$1]/2);0;[.E$2]))" office:value-type="float" office:value="255" calcext:value-type="float">
            <text:p>255</text:p>
          </table:table-cell>
          <table:table-cell table:formula="of:=IF(MOD([.$A705];[.F$1])&lt;[.F$1]/2;FLOOR(MOD([.$A705];[.F$1]) * [.F$2] *2 / ([.F$1]-1));[.F$2]-FLOOR(MOD(FLOOR([.$A705]-[.F$1]/2);[.F$1]) * [.F$2] *2 / ([.F$1]-1)))" office:value-type="float" office:value="133" calcext:value-type="float">
            <text:p>133</text:p>
          </table:table-cell>
          <table:table-cell table:formula="of:=FLOOR([.G$2] * POWER(SIN( PI() * [.$A705] / [.G$1] );2))" office:value-type="float" office:value="136" calcext:value-type="float">
            <text:p>136</text:p>
          </table:table-cell>
          <table:table-cell table:formula="of:=[.H$2]-FLOOR(POWER(IF(MOD([.$A705];[.H$1])&lt;[.H$1]/2;FLOOR(MOD([.$A705];[.H$1]) * [.H$2] *2 / ([.H$1]-1));[.H$2]-FLOOR(MOD(FLOOR([.$A705]-[.H$1]/2);[.H$1]) * [.H$2] *2 / ([.H$1]-1)));2)/[.H$2])" office:value-type="float" office:value="186" calcext:value-type="float">
            <text:p>186</text:p>
          </table:table-cell>
          <table:table-cell table:formula="of:=FLOOR( [.I$2] * ABS(SIN( PI() * [.$A705] / [.I$1] )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FLOOR([.$B$2]/2 + [.$B$2]/2 * SIN(2 *  PI() * [.$A706] / [.$B$1] ))" office:value-type="float" office:value="0" calcext:value-type="float">
            <text:p>0</text:p>
          </table:table-cell>
          <table:table-cell table:formula="of:=FLOOR(MOD([.$A706];[.C$1]) * [.C$2] / ([.C$1]-1))" office:value-type="float" office:value="190" calcext:value-type="float">
            <text:p>190</text:p>
          </table:table-cell>
          <table:table-cell table:formula="of:=FLOOR(MOD([.D$1]-[.$A706] -1;[.D$1]) * [.D$2] / ([.D$1]-1))" office:value-type="float" office:value="65" calcext:value-type="float">
            <text:p>65</text:p>
          </table:table-cell>
          <table:table-cell table:formula="of:=(IF(MOD([.$A706];[.E$1])&lt;FLOOR([.E$1]/2);0;[.E$2]))" office:value-type="float" office:value="255" calcext:value-type="float">
            <text:p>255</text:p>
          </table:table-cell>
          <table:table-cell table:formula="of:=IF(MOD([.$A706];[.F$1])&lt;[.F$1]/2;FLOOR(MOD([.$A706];[.F$1]) * [.F$2] *2 / ([.F$1]-1));[.F$2]-FLOOR(MOD(FLOOR([.$A706]-[.F$1]/2);[.F$1]) * [.F$2] *2 / ([.F$1]-1)))" office:value-type="float" office:value="131" calcext:value-type="float">
            <text:p>131</text:p>
          </table:table-cell>
          <table:table-cell table:formula="of:=FLOOR([.G$2] * POWER(SIN( PI() * [.$A706] / [.G$1] );2))" office:value-type="float" office:value="133" calcext:value-type="float">
            <text:p>133</text:p>
          </table:table-cell>
          <table:table-cell table:formula="of:=[.H$2]-FLOOR(POWER(IF(MOD([.$A706];[.H$1])&lt;[.H$1]/2;FLOOR(MOD([.$A706];[.H$1]) * [.H$2] *2 / ([.H$1]-1));[.H$2]-FLOOR(MOD(FLOOR([.$A706]-[.H$1]/2);[.H$1]) * [.H$2] *2 / ([.H$1]-1)));2)/[.H$2])" office:value-type="float" office:value="188" calcext:value-type="float">
            <text:p>188</text:p>
          </table:table-cell>
          <table:table-cell table:formula="of:=FLOOR( [.I$2] * ABS(SIN( PI() * [.$A706] / [.I$1] )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FLOOR([.$B$2]/2 + [.$B$2]/2 * SIN(2 *  PI() * [.$A707] / [.$B$1] ))" office:value-type="float" office:value="0" calcext:value-type="float">
            <text:p>0</text:p>
          </table:table-cell>
          <table:table-cell table:formula="of:=FLOOR(MOD([.$A707];[.C$1]) * [.C$2] / ([.C$1]-1))" office:value-type="float" office:value="191" calcext:value-type="float">
            <text:p>191</text:p>
          </table:table-cell>
          <table:table-cell table:formula="of:=FLOOR(MOD([.D$1]-[.$A707] -1;[.D$1]) * [.D$2] / ([.D$1]-1))" office:value-type="float" office:value="64" calcext:value-type="float">
            <text:p>64</text:p>
          </table:table-cell>
          <table:table-cell table:formula="of:=(IF(MOD([.$A707];[.E$1])&lt;FLOOR([.E$1]/2);0;[.E$2]))" office:value-type="float" office:value="255" calcext:value-type="float">
            <text:p>255</text:p>
          </table:table-cell>
          <table:table-cell table:formula="of:=IF(MOD([.$A707];[.F$1])&lt;[.F$1]/2;FLOOR(MOD([.$A707];[.F$1]) * [.F$2] *2 / ([.F$1]-1));[.F$2]-FLOOR(MOD(FLOOR([.$A707]-[.F$1]/2);[.F$1]) * [.F$2] *2 / ([.F$1]-1)))" office:value-type="float" office:value="129" calcext:value-type="float">
            <text:p>129</text:p>
          </table:table-cell>
          <table:table-cell table:formula="of:=FLOOR([.G$2] * POWER(SIN( PI() * [.$A707] / [.G$1] );2))" office:value-type="float" office:value="130" calcext:value-type="float">
            <text:p>130</text:p>
          </table:table-cell>
          <table:table-cell table:formula="of:=[.H$2]-FLOOR(POWER(IF(MOD([.$A707];[.H$1])&lt;[.H$1]/2;FLOOR(MOD([.$A707];[.H$1]) * [.H$2] *2 / ([.H$1]-1));[.H$2]-FLOOR(MOD(FLOOR([.$A707]-[.H$1]/2);[.H$1]) * [.H$2] *2 / ([.H$1]-1)));2)/[.H$2])" office:value-type="float" office:value="190" calcext:value-type="float">
            <text:p>190</text:p>
          </table:table-cell>
          <table:table-cell table:formula="of:=FLOOR( [.I$2] * ABS(SIN( PI() * [.$A707] / [.I$1] )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FLOOR([.$B$2]/2 + [.$B$2]/2 * SIN(2 *  PI() * [.$A708] / [.$B$1] ))" office:value-type="float" office:value="0" calcext:value-type="float">
            <text:p>0</text:p>
          </table:table-cell>
          <table:table-cell table:formula="of:=FLOOR(MOD([.$A708];[.C$1]) * [.C$2] / ([.C$1]-1))" office:value-type="float" office:value="192" calcext:value-type="float">
            <text:p>192</text:p>
          </table:table-cell>
          <table:table-cell table:formula="of:=FLOOR(MOD([.D$1]-[.$A708] -1;[.D$1]) * [.D$2] / ([.D$1]-1))" office:value-type="float" office:value="63" calcext:value-type="float">
            <text:p>63</text:p>
          </table:table-cell>
          <table:table-cell table:formula="of:=(IF(MOD([.$A708];[.E$1])&lt;FLOOR([.E$1]/2);0;[.E$2]))" office:value-type="float" office:value="255" calcext:value-type="float">
            <text:p>255</text:p>
          </table:table-cell>
          <table:table-cell table:formula="of:=IF(MOD([.$A708];[.F$1])&lt;[.F$1]/2;FLOOR(MOD([.$A708];[.F$1]) * [.F$2] *2 / ([.F$1]-1));[.F$2]-FLOOR(MOD(FLOOR([.$A708]-[.F$1]/2);[.F$1]) * [.F$2] *2 / ([.F$1]-1)))" office:value-type="float" office:value="127" calcext:value-type="float">
            <text:p>127</text:p>
          </table:table-cell>
          <table:table-cell table:formula="of:=FLOOR([.G$2] * POWER(SIN( PI() * [.$A708] / [.G$1] );2))" office:value-type="float" office:value="127" calcext:value-type="float">
            <text:p>127</text:p>
          </table:table-cell>
          <table:table-cell table:formula="of:=[.H$2]-FLOOR(POWER(IF(MOD([.$A708];[.H$1])&lt;[.H$1]/2;FLOOR(MOD([.$A708];[.H$1]) * [.H$2] *2 / ([.H$1]-1));[.H$2]-FLOOR(MOD(FLOOR([.$A708]-[.H$1]/2);[.H$1]) * [.H$2] *2 / ([.H$1]-1)));2)/[.H$2])" office:value-type="float" office:value="192" calcext:value-type="float">
            <text:p>192</text:p>
          </table:table-cell>
          <table:table-cell table:formula="of:=FLOOR( [.I$2] * ABS(SIN( PI() * [.$A708] / [.I$1] )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FLOOR([.$B$2]/2 + [.$B$2]/2 * SIN(2 *  PI() * [.$A709] / [.$B$1] ))" office:value-type="float" office:value="0" calcext:value-type="float">
            <text:p>0</text:p>
          </table:table-cell>
          <table:table-cell table:formula="of:=FLOOR(MOD([.$A709];[.C$1]) * [.C$2] / ([.C$1]-1))" office:value-type="float" office:value="193" calcext:value-type="float">
            <text:p>193</text:p>
          </table:table-cell>
          <table:table-cell table:formula="of:=FLOOR(MOD([.D$1]-[.$A709] -1;[.D$1]) * [.D$2] / ([.D$1]-1))" office:value-type="float" office:value="62" calcext:value-type="float">
            <text:p>62</text:p>
          </table:table-cell>
          <table:table-cell table:formula="of:=(IF(MOD([.$A709];[.E$1])&lt;FLOOR([.E$1]/2);0;[.E$2]))" office:value-type="float" office:value="255" calcext:value-type="float">
            <text:p>255</text:p>
          </table:table-cell>
          <table:table-cell table:formula="of:=IF(MOD([.$A709];[.F$1])&lt;[.F$1]/2;FLOOR(MOD([.$A709];[.F$1]) * [.F$2] *2 / ([.F$1]-1));[.F$2]-FLOOR(MOD(FLOOR([.$A709]-[.F$1]/2);[.F$1]) * [.F$2] *2 / ([.F$1]-1)))" office:value-type="float" office:value="125" calcext:value-type="float">
            <text:p>125</text:p>
          </table:table-cell>
          <table:table-cell table:formula="of:=FLOOR([.G$2] * POWER(SIN( PI() * [.$A709] / [.G$1] );2))" office:value-type="float" office:value="124" calcext:value-type="float">
            <text:p>124</text:p>
          </table:table-cell>
          <table:table-cell table:formula="of:=[.H$2]-FLOOR(POWER(IF(MOD([.$A709];[.H$1])&lt;[.H$1]/2;FLOOR(MOD([.$A709];[.H$1]) * [.H$2] *2 / ([.H$1]-1));[.H$2]-FLOOR(MOD(FLOOR([.$A709]-[.H$1]/2);[.H$1]) * [.H$2] *2 / ([.H$1]-1)));2)/[.H$2])" office:value-type="float" office:value="194" calcext:value-type="float">
            <text:p>194</text:p>
          </table:table-cell>
          <table:table-cell table:formula="of:=FLOOR( [.I$2] * ABS(SIN( PI() * [.$A709] / [.I$1] )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FLOOR([.$B$2]/2 + [.$B$2]/2 * SIN(2 *  PI() * [.$A710] / [.$B$1] ))" office:value-type="float" office:value="0" calcext:value-type="float">
            <text:p>0</text:p>
          </table:table-cell>
          <table:table-cell table:formula="of:=FLOOR(MOD([.$A710];[.C$1]) * [.C$2] / ([.C$1]-1))" office:value-type="float" office:value="194" calcext:value-type="float">
            <text:p>194</text:p>
          </table:table-cell>
          <table:table-cell table:formula="of:=FLOOR(MOD([.D$1]-[.$A710] -1;[.D$1]) * [.D$2] / ([.D$1]-1))" office:value-type="float" office:value="61" calcext:value-type="float">
            <text:p>61</text:p>
          </table:table-cell>
          <table:table-cell table:formula="of:=(IF(MOD([.$A710];[.E$1])&lt;FLOOR([.E$1]/2);0;[.E$2]))" office:value-type="float" office:value="255" calcext:value-type="float">
            <text:p>255</text:p>
          </table:table-cell>
          <table:table-cell table:formula="of:=IF(MOD([.$A710];[.F$1])&lt;[.F$1]/2;FLOOR(MOD([.$A710];[.F$1]) * [.F$2] *2 / ([.F$1]-1));[.F$2]-FLOOR(MOD(FLOOR([.$A710]-[.F$1]/2);[.F$1]) * [.F$2] *2 / ([.F$1]-1)))" office:value-type="float" office:value="123" calcext:value-type="float">
            <text:p>123</text:p>
          </table:table-cell>
          <table:table-cell table:formula="of:=FLOOR([.G$2] * POWER(SIN( PI() * [.$A710] / [.G$1] );2))" office:value-type="float" office:value="121" calcext:value-type="float">
            <text:p>121</text:p>
          </table:table-cell>
          <table:table-cell table:formula="of:=[.H$2]-FLOOR(POWER(IF(MOD([.$A710];[.H$1])&lt;[.H$1]/2;FLOOR(MOD([.$A710];[.H$1]) * [.H$2] *2 / ([.H$1]-1));[.H$2]-FLOOR(MOD(FLOOR([.$A710]-[.H$1]/2);[.H$1]) * [.H$2] *2 / ([.H$1]-1)));2)/[.H$2])" office:value-type="float" office:value="196" calcext:value-type="float">
            <text:p>196</text:p>
          </table:table-cell>
          <table:table-cell table:formula="of:=FLOOR( [.I$2] * ABS(SIN( PI() * [.$A710] / [.I$1] )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FLOOR([.$B$2]/2 + [.$B$2]/2 * SIN(2 *  PI() * [.$A711] / [.$B$1] ))" office:value-type="float" office:value="0" calcext:value-type="float">
            <text:p>0</text:p>
          </table:table-cell>
          <table:table-cell table:formula="of:=FLOOR(MOD([.$A711];[.C$1]) * [.C$2] / ([.C$1]-1))" office:value-type="float" office:value="195" calcext:value-type="float">
            <text:p>195</text:p>
          </table:table-cell>
          <table:table-cell table:formula="of:=FLOOR(MOD([.D$1]-[.$A711] -1;[.D$1]) * [.D$2] / ([.D$1]-1))" office:value-type="float" office:value="60" calcext:value-type="float">
            <text:p>60</text:p>
          </table:table-cell>
          <table:table-cell table:formula="of:=(IF(MOD([.$A711];[.E$1])&lt;FLOOR([.E$1]/2);0;[.E$2]))" office:value-type="float" office:value="255" calcext:value-type="float">
            <text:p>255</text:p>
          </table:table-cell>
          <table:table-cell table:formula="of:=IF(MOD([.$A711];[.F$1])&lt;[.F$1]/2;FLOOR(MOD([.$A711];[.F$1]) * [.F$2] *2 / ([.F$1]-1));[.F$2]-FLOOR(MOD(FLOOR([.$A711]-[.F$1]/2);[.F$1]) * [.F$2] *2 / ([.F$1]-1)))" office:value-type="float" office:value="121" calcext:value-type="float">
            <text:p>121</text:p>
          </table:table-cell>
          <table:table-cell table:formula="of:=FLOOR([.G$2] * POWER(SIN( PI() * [.$A711] / [.G$1] );2))" office:value-type="float" office:value="118" calcext:value-type="float">
            <text:p>118</text:p>
          </table:table-cell>
          <table:table-cell table:formula="of:=[.H$2]-FLOOR(POWER(IF(MOD([.$A711];[.H$1])&lt;[.H$1]/2;FLOOR(MOD([.$A711];[.H$1]) * [.H$2] *2 / ([.H$1]-1));[.H$2]-FLOOR(MOD(FLOOR([.$A711]-[.H$1]/2);[.H$1]) * [.H$2] *2 / ([.H$1]-1)));2)/[.H$2])" office:value-type="float" office:value="198" calcext:value-type="float">
            <text:p>198</text:p>
          </table:table-cell>
          <table:table-cell table:formula="of:=FLOOR( [.I$2] * ABS(SIN( PI() * [.$A711] / [.I$1] )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FLOOR([.$B$2]/2 + [.$B$2]/2 * SIN(2 *  PI() * [.$A712] / [.$B$1] ))" office:value-type="float" office:value="0" calcext:value-type="float">
            <text:p>0</text:p>
          </table:table-cell>
          <table:table-cell table:formula="of:=FLOOR(MOD([.$A712];[.C$1]) * [.C$2] / ([.C$1]-1))" office:value-type="float" office:value="196" calcext:value-type="float">
            <text:p>196</text:p>
          </table:table-cell>
          <table:table-cell table:formula="of:=FLOOR(MOD([.D$1]-[.$A712] -1;[.D$1]) * [.D$2] / ([.D$1]-1))" office:value-type="float" office:value="59" calcext:value-type="float">
            <text:p>59</text:p>
          </table:table-cell>
          <table:table-cell table:formula="of:=(IF(MOD([.$A712];[.E$1])&lt;FLOOR([.E$1]/2);0;[.E$2]))" office:value-type="float" office:value="255" calcext:value-type="float">
            <text:p>255</text:p>
          </table:table-cell>
          <table:table-cell table:formula="of:=IF(MOD([.$A712];[.F$1])&lt;[.F$1]/2;FLOOR(MOD([.$A712];[.F$1]) * [.F$2] *2 / ([.F$1]-1));[.F$2]-FLOOR(MOD(FLOOR([.$A712]-[.F$1]/2);[.F$1]) * [.F$2] *2 / ([.F$1]-1)))" office:value-type="float" office:value="119" calcext:value-type="float">
            <text:p>119</text:p>
          </table:table-cell>
          <table:table-cell table:formula="of:=FLOOR([.G$2] * POWER(SIN( PI() * [.$A712] / [.G$1] );2))" office:value-type="float" office:value="115" calcext:value-type="float">
            <text:p>115</text:p>
          </table:table-cell>
          <table:table-cell table:formula="of:=[.H$2]-FLOOR(POWER(IF(MOD([.$A712];[.H$1])&lt;[.H$1]/2;FLOOR(MOD([.$A712];[.H$1]) * [.H$2] *2 / ([.H$1]-1));[.H$2]-FLOOR(MOD(FLOOR([.$A712]-[.H$1]/2);[.H$1]) * [.H$2] *2 / ([.H$1]-1)));2)/[.H$2])" office:value-type="float" office:value="200" calcext:value-type="float">
            <text:p>200</text:p>
          </table:table-cell>
          <table:table-cell table:formula="of:=FLOOR( [.I$2] * ABS(SIN( PI() * [.$A712] / [.I$1] )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FLOOR([.$B$2]/2 + [.$B$2]/2 * SIN(2 *  PI() * [.$A713] / [.$B$1] ))" office:value-type="float" office:value="0" calcext:value-type="float">
            <text:p>0</text:p>
          </table:table-cell>
          <table:table-cell table:formula="of:=FLOOR(MOD([.$A713];[.C$1]) * [.C$2] / ([.C$1]-1))" office:value-type="float" office:value="197" calcext:value-type="float">
            <text:p>197</text:p>
          </table:table-cell>
          <table:table-cell table:formula="of:=FLOOR(MOD([.D$1]-[.$A713] -1;[.D$1]) * [.D$2] / ([.D$1]-1))" office:value-type="float" office:value="58" calcext:value-type="float">
            <text:p>58</text:p>
          </table:table-cell>
          <table:table-cell table:formula="of:=(IF(MOD([.$A713];[.E$1])&lt;FLOOR([.E$1]/2);0;[.E$2]))" office:value-type="float" office:value="255" calcext:value-type="float">
            <text:p>255</text:p>
          </table:table-cell>
          <table:table-cell table:formula="of:=IF(MOD([.$A713];[.F$1])&lt;[.F$1]/2;FLOOR(MOD([.$A713];[.F$1]) * [.F$2] *2 / ([.F$1]-1));[.F$2]-FLOOR(MOD(FLOOR([.$A713]-[.F$1]/2);[.F$1]) * [.F$2] *2 / ([.F$1]-1)))" office:value-type="float" office:value="117" calcext:value-type="float">
            <text:p>117</text:p>
          </table:table-cell>
          <table:table-cell table:formula="of:=FLOOR([.G$2] * POWER(SIN( PI() * [.$A713] / [.G$1] );2))" office:value-type="float" office:value="111" calcext:value-type="float">
            <text:p>111</text:p>
          </table:table-cell>
          <table:table-cell table:formula="of:=[.H$2]-FLOOR(POWER(IF(MOD([.$A713];[.H$1])&lt;[.H$1]/2;FLOOR(MOD([.$A713];[.H$1]) * [.H$2] *2 / ([.H$1]-1));[.H$2]-FLOOR(MOD(FLOOR([.$A713]-[.H$1]/2);[.H$1]) * [.H$2] *2 / ([.H$1]-1)));2)/[.H$2])" office:value-type="float" office:value="202" calcext:value-type="float">
            <text:p>202</text:p>
          </table:table-cell>
          <table:table-cell table:formula="of:=FLOOR( [.I$2] * ABS(SIN( PI() * [.$A713] / [.I$1] )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FLOOR([.$B$2]/2 + [.$B$2]/2 * SIN(2 *  PI() * [.$A714] / [.$B$1] ))" office:value-type="float" office:value="1" calcext:value-type="float">
            <text:p>1</text:p>
          </table:table-cell>
          <table:table-cell table:formula="of:=FLOOR(MOD([.$A714];[.C$1]) * [.C$2] / ([.C$1]-1))" office:value-type="float" office:value="198" calcext:value-type="float">
            <text:p>198</text:p>
          </table:table-cell>
          <table:table-cell table:formula="of:=FLOOR(MOD([.D$1]-[.$A714] -1;[.D$1]) * [.D$2] / ([.D$1]-1))" office:value-type="float" office:value="57" calcext:value-type="float">
            <text:p>57</text:p>
          </table:table-cell>
          <table:table-cell table:formula="of:=(IF(MOD([.$A714];[.E$1])&lt;FLOOR([.E$1]/2);0;[.E$2]))" office:value-type="float" office:value="255" calcext:value-type="float">
            <text:p>255</text:p>
          </table:table-cell>
          <table:table-cell table:formula="of:=IF(MOD([.$A714];[.F$1])&lt;[.F$1]/2;FLOOR(MOD([.$A714];[.F$1]) * [.F$2] *2 / ([.F$1]-1));[.F$2]-FLOOR(MOD(FLOOR([.$A714]-[.F$1]/2);[.F$1]) * [.F$2] *2 / ([.F$1]-1)))" office:value-type="float" office:value="115" calcext:value-type="float">
            <text:p>115</text:p>
          </table:table-cell>
          <table:table-cell table:formula="of:=FLOOR([.G$2] * POWER(SIN( PI() * [.$A714] / [.G$1] );2))" office:value-type="float" office:value="108" calcext:value-type="float">
            <text:p>108</text:p>
          </table:table-cell>
          <table:table-cell table:formula="of:=[.H$2]-FLOOR(POWER(IF(MOD([.$A714];[.H$1])&lt;[.H$1]/2;FLOOR(MOD([.$A714];[.H$1]) * [.H$2] *2 / ([.H$1]-1));[.H$2]-FLOOR(MOD(FLOOR([.$A714]-[.H$1]/2);[.H$1]) * [.H$2] *2 / ([.H$1]-1)));2)/[.H$2])" office:value-type="float" office:value="204" calcext:value-type="float">
            <text:p>204</text:p>
          </table:table-cell>
          <table:table-cell table:formula="of:=FLOOR( [.I$2] * ABS(SIN( PI() * [.$A714] / [.I$1] )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FLOOR([.$B$2]/2 + [.$B$2]/2 * SIN(2 *  PI() * [.$A715] / [.$B$1] ))" office:value-type="float" office:value="1" calcext:value-type="float">
            <text:p>1</text:p>
          </table:table-cell>
          <table:table-cell table:formula="of:=FLOOR(MOD([.$A715];[.C$1]) * [.C$2] / ([.C$1]-1))" office:value-type="float" office:value="199" calcext:value-type="float">
            <text:p>199</text:p>
          </table:table-cell>
          <table:table-cell table:formula="of:=FLOOR(MOD([.D$1]-[.$A715] -1;[.D$1]) * [.D$2] / ([.D$1]-1))" office:value-type="float" office:value="56" calcext:value-type="float">
            <text:p>56</text:p>
          </table:table-cell>
          <table:table-cell table:formula="of:=(IF(MOD([.$A715];[.E$1])&lt;FLOOR([.E$1]/2);0;[.E$2]))" office:value-type="float" office:value="255" calcext:value-type="float">
            <text:p>255</text:p>
          </table:table-cell>
          <table:table-cell table:formula="of:=IF(MOD([.$A715];[.F$1])&lt;[.F$1]/2;FLOOR(MOD([.$A715];[.F$1]) * [.F$2] *2 / ([.F$1]-1));[.F$2]-FLOOR(MOD(FLOOR([.$A715]-[.F$1]/2);[.F$1]) * [.F$2] *2 / ([.F$1]-1)))" office:value-type="float" office:value="113" calcext:value-type="float">
            <text:p>113</text:p>
          </table:table-cell>
          <table:table-cell table:formula="of:=FLOOR([.G$2] * POWER(SIN( PI() * [.$A715] / [.G$1] );2))" office:value-type="float" office:value="105" calcext:value-type="float">
            <text:p>105</text:p>
          </table:table-cell>
          <table:table-cell table:formula="of:=[.H$2]-FLOOR(POWER(IF(MOD([.$A715];[.H$1])&lt;[.H$1]/2;FLOOR(MOD([.$A715];[.H$1]) * [.H$2] *2 / ([.H$1]-1));[.H$2]-FLOOR(MOD(FLOOR([.$A715]-[.H$1]/2);[.H$1]) * [.H$2] *2 / ([.H$1]-1)));2)/[.H$2])" office:value-type="float" office:value="205" calcext:value-type="float">
            <text:p>205</text:p>
          </table:table-cell>
          <table:table-cell table:formula="of:=FLOOR( [.I$2] * ABS(SIN( PI() * [.$A715] / [.I$1] )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FLOOR([.$B$2]/2 + [.$B$2]/2 * SIN(2 *  PI() * [.$A716] / [.$B$1] ))" office:value-type="float" office:value="2" calcext:value-type="float">
            <text:p>2</text:p>
          </table:table-cell>
          <table:table-cell table:formula="of:=FLOOR(MOD([.$A716];[.C$1]) * [.C$2] / ([.C$1]-1))" office:value-type="float" office:value="200" calcext:value-type="float">
            <text:p>200</text:p>
          </table:table-cell>
          <table:table-cell table:formula="of:=FLOOR(MOD([.D$1]-[.$A716] -1;[.D$1]) * [.D$2] / ([.D$1]-1))" office:value-type="float" office:value="55" calcext:value-type="float">
            <text:p>55</text:p>
          </table:table-cell>
          <table:table-cell table:formula="of:=(IF(MOD([.$A716];[.E$1])&lt;FLOOR([.E$1]/2);0;[.E$2]))" office:value-type="float" office:value="255" calcext:value-type="float">
            <text:p>255</text:p>
          </table:table-cell>
          <table:table-cell table:formula="of:=IF(MOD([.$A716];[.F$1])&lt;[.F$1]/2;FLOOR(MOD([.$A716];[.F$1]) * [.F$2] *2 / ([.F$1]-1));[.F$2]-FLOOR(MOD(FLOOR([.$A716]-[.F$1]/2);[.F$1]) * [.F$2] *2 / ([.F$1]-1)))" office:value-type="float" office:value="111" calcext:value-type="float">
            <text:p>111</text:p>
          </table:table-cell>
          <table:table-cell table:formula="of:=FLOOR([.G$2] * POWER(SIN( PI() * [.$A716] / [.G$1] );2))" office:value-type="float" office:value="102" calcext:value-type="float">
            <text:p>102</text:p>
          </table:table-cell>
          <table:table-cell table:formula="of:=[.H$2]-FLOOR(POWER(IF(MOD([.$A716];[.H$1])&lt;[.H$1]/2;FLOOR(MOD([.$A716];[.H$1]) * [.H$2] *2 / ([.H$1]-1));[.H$2]-FLOOR(MOD(FLOOR([.$A716]-[.H$1]/2);[.H$1]) * [.H$2] *2 / ([.H$1]-1)));2)/[.H$2])" office:value-type="float" office:value="207" calcext:value-type="float">
            <text:p>207</text:p>
          </table:table-cell>
          <table:table-cell table:formula="of:=FLOOR( [.I$2] * ABS(SIN( PI() * [.$A716] / [.I$1] )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FLOOR([.$B$2]/2 + [.$B$2]/2 * SIN(2 *  PI() * [.$A717] / [.$B$1] ))" office:value-type="float" office:value="3" calcext:value-type="float">
            <text:p>3</text:p>
          </table:table-cell>
          <table:table-cell table:formula="of:=FLOOR(MOD([.$A717];[.C$1]) * [.C$2] / ([.C$1]-1))" office:value-type="float" office:value="201" calcext:value-type="float">
            <text:p>201</text:p>
          </table:table-cell>
          <table:table-cell table:formula="of:=FLOOR(MOD([.D$1]-[.$A717] -1;[.D$1]) * [.D$2] / ([.D$1]-1))" office:value-type="float" office:value="54" calcext:value-type="float">
            <text:p>54</text:p>
          </table:table-cell>
          <table:table-cell table:formula="of:=(IF(MOD([.$A717];[.E$1])&lt;FLOOR([.E$1]/2);0;[.E$2]))" office:value-type="float" office:value="255" calcext:value-type="float">
            <text:p>255</text:p>
          </table:table-cell>
          <table:table-cell table:formula="of:=IF(MOD([.$A717];[.F$1])&lt;[.F$1]/2;FLOOR(MOD([.$A717];[.F$1]) * [.F$2] *2 / ([.F$1]-1));[.F$2]-FLOOR(MOD(FLOOR([.$A717]-[.F$1]/2);[.F$1]) * [.F$2] *2 / ([.F$1]-1)))" office:value-type="float" office:value="109" calcext:value-type="float">
            <text:p>109</text:p>
          </table:table-cell>
          <table:table-cell table:formula="of:=FLOOR([.G$2] * POWER(SIN( PI() * [.$A717] / [.G$1] );2))" office:value-type="float" office:value="99" calcext:value-type="float">
            <text:p>99</text:p>
          </table:table-cell>
          <table:table-cell table:formula="of:=[.H$2]-FLOOR(POWER(IF(MOD([.$A717];[.H$1])&lt;[.H$1]/2;FLOOR(MOD([.$A717];[.H$1]) * [.H$2] *2 / ([.H$1]-1));[.H$2]-FLOOR(MOD(FLOOR([.$A717]-[.H$1]/2);[.H$1]) * [.H$2] *2 / ([.H$1]-1)));2)/[.H$2])" office:value-type="float" office:value="209" calcext:value-type="float">
            <text:p>209</text:p>
          </table:table-cell>
          <table:table-cell table:formula="of:=FLOOR( [.I$2] * ABS(SIN( PI() * [.$A717] / [.I$1] )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FLOOR([.$B$2]/2 + [.$B$2]/2 * SIN(2 *  PI() * [.$A718] / [.$B$1] ))" office:value-type="float" office:value="3" calcext:value-type="float">
            <text:p>3</text:p>
          </table:table-cell>
          <table:table-cell table:formula="of:=FLOOR(MOD([.$A718];[.C$1]) * [.C$2] / ([.C$1]-1))" office:value-type="float" office:value="202" calcext:value-type="float">
            <text:p>202</text:p>
          </table:table-cell>
          <table:table-cell table:formula="of:=FLOOR(MOD([.D$1]-[.$A718] -1;[.D$1]) * [.D$2] / ([.D$1]-1))" office:value-type="float" office:value="53" calcext:value-type="float">
            <text:p>53</text:p>
          </table:table-cell>
          <table:table-cell table:formula="of:=(IF(MOD([.$A718];[.E$1])&lt;FLOOR([.E$1]/2);0;[.E$2]))" office:value-type="float" office:value="255" calcext:value-type="float">
            <text:p>255</text:p>
          </table:table-cell>
          <table:table-cell table:formula="of:=IF(MOD([.$A718];[.F$1])&lt;[.F$1]/2;FLOOR(MOD([.$A718];[.F$1]) * [.F$2] *2 / ([.F$1]-1));[.F$2]-FLOOR(MOD(FLOOR([.$A718]-[.F$1]/2);[.F$1]) * [.F$2] *2 / ([.F$1]-1)))" office:value-type="float" office:value="107" calcext:value-type="float">
            <text:p>107</text:p>
          </table:table-cell>
          <table:table-cell table:formula="of:=FLOOR([.G$2] * POWER(SIN( PI() * [.$A718] / [.G$1] );2))" office:value-type="float" office:value="96" calcext:value-type="float">
            <text:p>96</text:p>
          </table:table-cell>
          <table:table-cell table:formula="of:=[.H$2]-FLOOR(POWER(IF(MOD([.$A718];[.H$1])&lt;[.H$1]/2;FLOOR(MOD([.$A718];[.H$1]) * [.H$2] *2 / ([.H$1]-1));[.H$2]-FLOOR(MOD(FLOOR([.$A718]-[.H$1]/2);[.H$1]) * [.H$2] *2 / ([.H$1]-1)));2)/[.H$2])" office:value-type="float" office:value="211" calcext:value-type="float">
            <text:p>211</text:p>
          </table:table-cell>
          <table:table-cell table:formula="of:=FLOOR( [.I$2] * ABS(SIN( PI() * [.$A718] / [.I$1] )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FLOOR([.$B$2]/2 + [.$B$2]/2 * SIN(2 *  PI() * [.$A719] / [.$B$1] ))" office:value-type="float" office:value="4" calcext:value-type="float">
            <text:p>4</text:p>
          </table:table-cell>
          <table:table-cell table:formula="of:=FLOOR(MOD([.$A719];[.C$1]) * [.C$2] / ([.C$1]-1))" office:value-type="float" office:value="203" calcext:value-type="float">
            <text:p>203</text:p>
          </table:table-cell>
          <table:table-cell table:formula="of:=FLOOR(MOD([.D$1]-[.$A719] -1;[.D$1]) * [.D$2] / ([.D$1]-1))" office:value-type="float" office:value="52" calcext:value-type="float">
            <text:p>52</text:p>
          </table:table-cell>
          <table:table-cell table:formula="of:=(IF(MOD([.$A719];[.E$1])&lt;FLOOR([.E$1]/2);0;[.E$2]))" office:value-type="float" office:value="255" calcext:value-type="float">
            <text:p>255</text:p>
          </table:table-cell>
          <table:table-cell table:formula="of:=IF(MOD([.$A719];[.F$1])&lt;[.F$1]/2;FLOOR(MOD([.$A719];[.F$1]) * [.F$2] *2 / ([.F$1]-1));[.F$2]-FLOOR(MOD(FLOOR([.$A719]-[.F$1]/2);[.F$1]) * [.F$2] *2 / ([.F$1]-1)))" office:value-type="float" office:value="105" calcext:value-type="float">
            <text:p>105</text:p>
          </table:table-cell>
          <table:table-cell table:formula="of:=FLOOR([.G$2] * POWER(SIN( PI() * [.$A719] / [.G$1] );2))" office:value-type="float" office:value="93" calcext:value-type="float">
            <text:p>93</text:p>
          </table:table-cell>
          <table:table-cell table:formula="of:=[.H$2]-FLOOR(POWER(IF(MOD([.$A719];[.H$1])&lt;[.H$1]/2;FLOOR(MOD([.$A719];[.H$1]) * [.H$2] *2 / ([.H$1]-1));[.H$2]-FLOOR(MOD(FLOOR([.$A719]-[.H$1]/2);[.H$1]) * [.H$2] *2 / ([.H$1]-1)));2)/[.H$2])" office:value-type="float" office:value="212" calcext:value-type="float">
            <text:p>212</text:p>
          </table:table-cell>
          <table:table-cell table:formula="of:=FLOOR( [.I$2] * ABS(SIN( PI() * [.$A719] / [.I$1] )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FLOOR([.$B$2]/2 + [.$B$2]/2 * SIN(2 *  PI() * [.$A720] / [.$B$1] ))" office:value-type="float" office:value="5" calcext:value-type="float">
            <text:p>5</text:p>
          </table:table-cell>
          <table:table-cell table:formula="of:=FLOOR(MOD([.$A720];[.C$1]) * [.C$2] / ([.C$1]-1))" office:value-type="float" office:value="204" calcext:value-type="float">
            <text:p>204</text:p>
          </table:table-cell>
          <table:table-cell table:formula="of:=FLOOR(MOD([.D$1]-[.$A720] -1;[.D$1]) * [.D$2] / ([.D$1]-1))" office:value-type="float" office:value="51" calcext:value-type="float">
            <text:p>51</text:p>
          </table:table-cell>
          <table:table-cell table:formula="of:=(IF(MOD([.$A720];[.E$1])&lt;FLOOR([.E$1]/2);0;[.E$2]))" office:value-type="float" office:value="255" calcext:value-type="float">
            <text:p>255</text:p>
          </table:table-cell>
          <table:table-cell table:formula="of:=IF(MOD([.$A720];[.F$1])&lt;[.F$1]/2;FLOOR(MOD([.$A720];[.F$1]) * [.F$2] *2 / ([.F$1]-1));[.F$2]-FLOOR(MOD(FLOOR([.$A720]-[.F$1]/2);[.F$1]) * [.F$2] *2 / ([.F$1]-1)))" office:value-type="float" office:value="103" calcext:value-type="float">
            <text:p>103</text:p>
          </table:table-cell>
          <table:table-cell table:formula="of:=FLOOR([.G$2] * POWER(SIN( PI() * [.$A720] / [.G$1] );2))" office:value-type="float" office:value="90" calcext:value-type="float">
            <text:p>90</text:p>
          </table:table-cell>
          <table:table-cell table:formula="of:=[.H$2]-FLOOR(POWER(IF(MOD([.$A720];[.H$1])&lt;[.H$1]/2;FLOOR(MOD([.$A720];[.H$1]) * [.H$2] *2 / ([.H$1]-1));[.H$2]-FLOOR(MOD(FLOOR([.$A720]-[.H$1]/2);[.H$1]) * [.H$2] *2 / ([.H$1]-1)));2)/[.H$2])" office:value-type="float" office:value="214" calcext:value-type="float">
            <text:p>214</text:p>
          </table:table-cell>
          <table:table-cell table:formula="of:=FLOOR( [.I$2] * ABS(SIN( PI() * [.$A720] / [.I$1] )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FLOOR([.$B$2]/2 + [.$B$2]/2 * SIN(2 *  PI() * [.$A721] / [.$B$1] ))" office:value-type="float" office:value="6" calcext:value-type="float">
            <text:p>6</text:p>
          </table:table-cell>
          <table:table-cell table:formula="of:=FLOOR(MOD([.$A721];[.C$1]) * [.C$2] / ([.C$1]-1))" office:value-type="float" office:value="205" calcext:value-type="float">
            <text:p>205</text:p>
          </table:table-cell>
          <table:table-cell table:formula="of:=FLOOR(MOD([.D$1]-[.$A721] -1;[.D$1]) * [.D$2] / ([.D$1]-1))" office:value-type="float" office:value="50" calcext:value-type="float">
            <text:p>50</text:p>
          </table:table-cell>
          <table:table-cell table:formula="of:=(IF(MOD([.$A721];[.E$1])&lt;FLOOR([.E$1]/2);0;[.E$2]))" office:value-type="float" office:value="255" calcext:value-type="float">
            <text:p>255</text:p>
          </table:table-cell>
          <table:table-cell table:formula="of:=IF(MOD([.$A721];[.F$1])&lt;[.F$1]/2;FLOOR(MOD([.$A721];[.F$1]) * [.F$2] *2 / ([.F$1]-1));[.F$2]-FLOOR(MOD(FLOOR([.$A721]-[.F$1]/2);[.F$1]) * [.F$2] *2 / ([.F$1]-1)))" office:value-type="float" office:value="101" calcext:value-type="float">
            <text:p>101</text:p>
          </table:table-cell>
          <table:table-cell table:formula="of:=FLOOR([.G$2] * POWER(SIN( PI() * [.$A721] / [.G$1] );2))" office:value-type="float" office:value="87" calcext:value-type="float">
            <text:p>87</text:p>
          </table:table-cell>
          <table:table-cell table:formula="of:=[.H$2]-FLOOR(POWER(IF(MOD([.$A721];[.H$1])&lt;[.H$1]/2;FLOOR(MOD([.$A721];[.H$1]) * [.H$2] *2 / ([.H$1]-1));[.H$2]-FLOOR(MOD(FLOOR([.$A721]-[.H$1]/2);[.H$1]) * [.H$2] *2 / ([.H$1]-1)));2)/[.H$2])" office:value-type="float" office:value="215" calcext:value-type="float">
            <text:p>215</text:p>
          </table:table-cell>
          <table:table-cell table:formula="of:=FLOOR( [.I$2] * ABS(SIN( PI() * [.$A721] / [.I$1] )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FLOOR([.$B$2]/2 + [.$B$2]/2 * SIN(2 *  PI() * [.$A722] / [.$B$1] ))" office:value-type="float" office:value="7" calcext:value-type="float">
            <text:p>7</text:p>
          </table:table-cell>
          <table:table-cell table:formula="of:=FLOOR(MOD([.$A722];[.C$1]) * [.C$2] / ([.C$1]-1))" office:value-type="float" office:value="206" calcext:value-type="float">
            <text:p>206</text:p>
          </table:table-cell>
          <table:table-cell table:formula="of:=FLOOR(MOD([.D$1]-[.$A722] -1;[.D$1]) * [.D$2] / ([.D$1]-1))" office:value-type="float" office:value="49" calcext:value-type="float">
            <text:p>49</text:p>
          </table:table-cell>
          <table:table-cell table:formula="of:=(IF(MOD([.$A722];[.E$1])&lt;FLOOR([.E$1]/2);0;[.E$2]))" office:value-type="float" office:value="255" calcext:value-type="float">
            <text:p>255</text:p>
          </table:table-cell>
          <table:table-cell table:formula="of:=IF(MOD([.$A722];[.F$1])&lt;[.F$1]/2;FLOOR(MOD([.$A722];[.F$1]) * [.F$2] *2 / ([.F$1]-1));[.F$2]-FLOOR(MOD(FLOOR([.$A722]-[.F$1]/2);[.F$1]) * [.F$2] *2 / ([.F$1]-1)))" office:value-type="float" office:value="99" calcext:value-type="float">
            <text:p>99</text:p>
          </table:table-cell>
          <table:table-cell table:formula="of:=FLOOR([.G$2] * POWER(SIN( PI() * [.$A722] / [.G$1] );2))" office:value-type="float" office:value="84" calcext:value-type="float">
            <text:p>84</text:p>
          </table:table-cell>
          <table:table-cell table:formula="of:=[.H$2]-FLOOR(POWER(IF(MOD([.$A722];[.H$1])&lt;[.H$1]/2;FLOOR(MOD([.$A722];[.H$1]) * [.H$2] *2 / ([.H$1]-1));[.H$2]-FLOOR(MOD(FLOOR([.$A722]-[.H$1]/2);[.H$1]) * [.H$2] *2 / ([.H$1]-1)));2)/[.H$2])" office:value-type="float" office:value="217" calcext:value-type="float">
            <text:p>217</text:p>
          </table:table-cell>
          <table:table-cell table:formula="of:=FLOOR( [.I$2] * ABS(SIN( PI() * [.$A722] / [.I$1] )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FLOOR([.$B$2]/2 + [.$B$2]/2 * SIN(2 *  PI() * [.$A723] / [.$B$1] ))" office:value-type="float" office:value="8" calcext:value-type="float">
            <text:p>8</text:p>
          </table:table-cell>
          <table:table-cell table:formula="of:=FLOOR(MOD([.$A723];[.C$1]) * [.C$2] / ([.C$1]-1))" office:value-type="float" office:value="207" calcext:value-type="float">
            <text:p>207</text:p>
          </table:table-cell>
          <table:table-cell table:formula="of:=FLOOR(MOD([.D$1]-[.$A723] -1;[.D$1]) * [.D$2] / ([.D$1]-1))" office:value-type="float" office:value="48" calcext:value-type="float">
            <text:p>48</text:p>
          </table:table-cell>
          <table:table-cell table:formula="of:=(IF(MOD([.$A723];[.E$1])&lt;FLOOR([.E$1]/2);0;[.E$2]))" office:value-type="float" office:value="255" calcext:value-type="float">
            <text:p>255</text:p>
          </table:table-cell>
          <table:table-cell table:formula="of:=IF(MOD([.$A723];[.F$1])&lt;[.F$1]/2;FLOOR(MOD([.$A723];[.F$1]) * [.F$2] *2 / ([.F$1]-1));[.F$2]-FLOOR(MOD(FLOOR([.$A723]-[.F$1]/2);[.F$1]) * [.F$2] *2 / ([.F$1]-1)))" office:value-type="float" office:value="97" calcext:value-type="float">
            <text:p>97</text:p>
          </table:table-cell>
          <table:table-cell table:formula="of:=FLOOR([.G$2] * POWER(SIN( PI() * [.$A723] / [.G$1] );2))" office:value-type="float" office:value="81" calcext:value-type="float">
            <text:p>81</text:p>
          </table:table-cell>
          <table:table-cell table:formula="of:=[.H$2]-FLOOR(POWER(IF(MOD([.$A723];[.H$1])&lt;[.H$1]/2;FLOOR(MOD([.$A723];[.H$1]) * [.H$2] *2 / ([.H$1]-1));[.H$2]-FLOOR(MOD(FLOOR([.$A723]-[.H$1]/2);[.H$1]) * [.H$2] *2 / ([.H$1]-1)));2)/[.H$2])" office:value-type="float" office:value="219" calcext:value-type="float">
            <text:p>219</text:p>
          </table:table-cell>
          <table:table-cell table:formula="of:=FLOOR( [.I$2] * ABS(SIN( PI() * [.$A723] / [.I$1] )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FLOOR([.$B$2]/2 + [.$B$2]/2 * SIN(2 *  PI() * [.$A724] / [.$B$1] ))" office:value-type="float" office:value="9" calcext:value-type="float">
            <text:p>9</text:p>
          </table:table-cell>
          <table:table-cell table:formula="of:=FLOOR(MOD([.$A724];[.C$1]) * [.C$2] / ([.C$1]-1))" office:value-type="float" office:value="208" calcext:value-type="float">
            <text:p>208</text:p>
          </table:table-cell>
          <table:table-cell table:formula="of:=FLOOR(MOD([.D$1]-[.$A724] -1;[.D$1]) * [.D$2] / ([.D$1]-1))" office:value-type="float" office:value="47" calcext:value-type="float">
            <text:p>47</text:p>
          </table:table-cell>
          <table:table-cell table:formula="of:=(IF(MOD([.$A724];[.E$1])&lt;FLOOR([.E$1]/2);0;[.E$2]))" office:value-type="float" office:value="255" calcext:value-type="float">
            <text:p>255</text:p>
          </table:table-cell>
          <table:table-cell table:formula="of:=IF(MOD([.$A724];[.F$1])&lt;[.F$1]/2;FLOOR(MOD([.$A724];[.F$1]) * [.F$2] *2 / ([.F$1]-1));[.F$2]-FLOOR(MOD(FLOOR([.$A724]-[.F$1]/2);[.F$1]) * [.F$2] *2 / ([.F$1]-1)))" office:value-type="float" office:value="95" calcext:value-type="float">
            <text:p>95</text:p>
          </table:table-cell>
          <table:table-cell table:formula="of:=FLOOR([.G$2] * POWER(SIN( PI() * [.$A724] / [.G$1] );2))" office:value-type="float" office:value="78" calcext:value-type="float">
            <text:p>78</text:p>
          </table:table-cell>
          <table:table-cell table:formula="of:=[.H$2]-FLOOR(POWER(IF(MOD([.$A724];[.H$1])&lt;[.H$1]/2;FLOOR(MOD([.$A724];[.H$1]) * [.H$2] *2 / ([.H$1]-1));[.H$2]-FLOOR(MOD(FLOOR([.$A724]-[.H$1]/2);[.H$1]) * [.H$2] *2 / ([.H$1]-1)));2)/[.H$2])" office:value-type="float" office:value="220" calcext:value-type="float">
            <text:p>220</text:p>
          </table:table-cell>
          <table:table-cell table:formula="of:=FLOOR( [.I$2] * ABS(SIN( PI() * [.$A724] / [.I$1] 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FLOOR([.$B$2]/2 + [.$B$2]/2 * SIN(2 *  PI() * [.$A725] / [.$B$1] ))" office:value-type="float" office:value="10" calcext:value-type="float">
            <text:p>10</text:p>
          </table:table-cell>
          <table:table-cell table:formula="of:=FLOOR(MOD([.$A725];[.C$1]) * [.C$2] / ([.C$1]-1))" office:value-type="float" office:value="209" calcext:value-type="float">
            <text:p>209</text:p>
          </table:table-cell>
          <table:table-cell table:formula="of:=FLOOR(MOD([.D$1]-[.$A725] -1;[.D$1]) * [.D$2] / ([.D$1]-1))" office:value-type="float" office:value="46" calcext:value-type="float">
            <text:p>46</text:p>
          </table:table-cell>
          <table:table-cell table:formula="of:=(IF(MOD([.$A725];[.E$1])&lt;FLOOR([.E$1]/2);0;[.E$2]))" office:value-type="float" office:value="255" calcext:value-type="float">
            <text:p>255</text:p>
          </table:table-cell>
          <table:table-cell table:formula="of:=IF(MOD([.$A725];[.F$1])&lt;[.F$1]/2;FLOOR(MOD([.$A725];[.F$1]) * [.F$2] *2 / ([.F$1]-1));[.F$2]-FLOOR(MOD(FLOOR([.$A725]-[.F$1]/2);[.F$1]) * [.F$2] *2 / ([.F$1]-1)))" office:value-type="float" office:value="93" calcext:value-type="float">
            <text:p>93</text:p>
          </table:table-cell>
          <table:table-cell table:formula="of:=FLOOR([.G$2] * POWER(SIN( PI() * [.$A725] / [.G$1] );2))" office:value-type="float" office:value="75" calcext:value-type="float">
            <text:p>75</text:p>
          </table:table-cell>
          <table:table-cell table:formula="of:=[.H$2]-FLOOR(POWER(IF(MOD([.$A725];[.H$1])&lt;[.H$1]/2;FLOOR(MOD([.$A725];[.H$1]) * [.H$2] *2 / ([.H$1]-1));[.H$2]-FLOOR(MOD(FLOOR([.$A725]-[.H$1]/2);[.H$1]) * [.H$2] *2 / ([.H$1]-1)));2)/[.H$2])" office:value-type="float" office:value="222" calcext:value-type="float">
            <text:p>222</text:p>
          </table:table-cell>
          <table:table-cell table:formula="of:=FLOOR( [.I$2] * ABS(SIN( PI() * [.$A725] / [.I$1] 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FLOOR([.$B$2]/2 + [.$B$2]/2 * SIN(2 *  PI() * [.$A726] / [.$B$1] ))" office:value-type="float" office:value="12" calcext:value-type="float">
            <text:p>12</text:p>
          </table:table-cell>
          <table:table-cell table:formula="of:=FLOOR(MOD([.$A726];[.C$1]) * [.C$2] / ([.C$1]-1))" office:value-type="float" office:value="210" calcext:value-type="float">
            <text:p>210</text:p>
          </table:table-cell>
          <table:table-cell table:formula="of:=FLOOR(MOD([.D$1]-[.$A726] -1;[.D$1]) * [.D$2] / ([.D$1]-1))" office:value-type="float" office:value="45" calcext:value-type="float">
            <text:p>45</text:p>
          </table:table-cell>
          <table:table-cell table:formula="of:=(IF(MOD([.$A726];[.E$1])&lt;FLOOR([.E$1]/2);0;[.E$2]))" office:value-type="float" office:value="255" calcext:value-type="float">
            <text:p>255</text:p>
          </table:table-cell>
          <table:table-cell table:formula="of:=IF(MOD([.$A726];[.F$1])&lt;[.F$1]/2;FLOOR(MOD([.$A726];[.F$1]) * [.F$2] *2 / ([.F$1]-1));[.F$2]-FLOOR(MOD(FLOOR([.$A726]-[.F$1]/2);[.F$1]) * [.F$2] *2 / ([.F$1]-1)))" office:value-type="float" office:value="91" calcext:value-type="float">
            <text:p>91</text:p>
          </table:table-cell>
          <table:table-cell table:formula="of:=FLOOR([.G$2] * POWER(SIN( PI() * [.$A726] / [.G$1] );2))" office:value-type="float" office:value="72" calcext:value-type="float">
            <text:p>72</text:p>
          </table:table-cell>
          <table:table-cell table:formula="of:=[.H$2]-FLOOR(POWER(IF(MOD([.$A726];[.H$1])&lt;[.H$1]/2;FLOOR(MOD([.$A726];[.H$1]) * [.H$2] *2 / ([.H$1]-1));[.H$2]-FLOOR(MOD(FLOOR([.$A726]-[.H$1]/2);[.H$1]) * [.H$2] *2 / ([.H$1]-1)));2)/[.H$2])" office:value-type="float" office:value="223" calcext:value-type="float">
            <text:p>223</text:p>
          </table:table-cell>
          <table:table-cell table:formula="of:=FLOOR( [.I$2] * ABS(SIN( PI() * [.$A726] / [.I$1] 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FLOOR([.$B$2]/2 + [.$B$2]/2 * SIN(2 *  PI() * [.$A727] / [.$B$1] ))" office:value-type="float" office:value="13" calcext:value-type="float">
            <text:p>13</text:p>
          </table:table-cell>
          <table:table-cell table:formula="of:=FLOOR(MOD([.$A727];[.C$1]) * [.C$2] / ([.C$1]-1))" office:value-type="float" office:value="211" calcext:value-type="float">
            <text:p>211</text:p>
          </table:table-cell>
          <table:table-cell table:formula="of:=FLOOR(MOD([.D$1]-[.$A727] -1;[.D$1]) * [.D$2] / ([.D$1]-1))" office:value-type="float" office:value="44" calcext:value-type="float">
            <text:p>44</text:p>
          </table:table-cell>
          <table:table-cell table:formula="of:=(IF(MOD([.$A727];[.E$1])&lt;FLOOR([.E$1]/2);0;[.E$2]))" office:value-type="float" office:value="255" calcext:value-type="float">
            <text:p>255</text:p>
          </table:table-cell>
          <table:table-cell table:formula="of:=IF(MOD([.$A727];[.F$1])&lt;[.F$1]/2;FLOOR(MOD([.$A727];[.F$1]) * [.F$2] *2 / ([.F$1]-1));[.F$2]-FLOOR(MOD(FLOOR([.$A727]-[.F$1]/2);[.F$1]) * [.F$2] *2 / ([.F$1]-1)))" office:value-type="float" office:value="89" calcext:value-type="float">
            <text:p>89</text:p>
          </table:table-cell>
          <table:table-cell table:formula="of:=FLOOR([.G$2] * POWER(SIN( PI() * [.$A727] / [.G$1] );2))" office:value-type="float" office:value="70" calcext:value-type="float">
            <text:p>70</text:p>
          </table:table-cell>
          <table:table-cell table:formula="of:=[.H$2]-FLOOR(POWER(IF(MOD([.$A727];[.H$1])&lt;[.H$1]/2;FLOOR(MOD([.$A727];[.H$1]) * [.H$2] *2 / ([.H$1]-1));[.H$2]-FLOOR(MOD(FLOOR([.$A727]-[.H$1]/2);[.H$1]) * [.H$2] *2 / ([.H$1]-1)));2)/[.H$2])" office:value-type="float" office:value="224" calcext:value-type="float">
            <text:p>224</text:p>
          </table:table-cell>
          <table:table-cell table:formula="of:=FLOOR( [.I$2] * ABS(SIN( PI() * [.$A727] / [.I$1] 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FLOOR([.$B$2]/2 + [.$B$2]/2 * SIN(2 *  PI() * [.$A728] / [.$B$1] ))" office:value-type="float" office:value="15" calcext:value-type="float">
            <text:p>15</text:p>
          </table:table-cell>
          <table:table-cell table:formula="of:=FLOOR(MOD([.$A728];[.C$1]) * [.C$2] / ([.C$1]-1))" office:value-type="float" office:value="212" calcext:value-type="float">
            <text:p>212</text:p>
          </table:table-cell>
          <table:table-cell table:formula="of:=FLOOR(MOD([.D$1]-[.$A728] -1;[.D$1]) * [.D$2] / ([.D$1]-1))" office:value-type="float" office:value="43" calcext:value-type="float">
            <text:p>43</text:p>
          </table:table-cell>
          <table:table-cell table:formula="of:=(IF(MOD([.$A728];[.E$1])&lt;FLOOR([.E$1]/2);0;[.E$2]))" office:value-type="float" office:value="255" calcext:value-type="float">
            <text:p>255</text:p>
          </table:table-cell>
          <table:table-cell table:formula="of:=IF(MOD([.$A728];[.F$1])&lt;[.F$1]/2;FLOOR(MOD([.$A728];[.F$1]) * [.F$2] *2 / ([.F$1]-1));[.F$2]-FLOOR(MOD(FLOOR([.$A728]-[.F$1]/2);[.F$1]) * [.F$2] *2 / ([.F$1]-1)))" office:value-type="float" office:value="87" calcext:value-type="float">
            <text:p>87</text:p>
          </table:table-cell>
          <table:table-cell table:formula="of:=FLOOR([.G$2] * POWER(SIN( PI() * [.$A728] / [.G$1] );2))" office:value-type="float" office:value="67" calcext:value-type="float">
            <text:p>67</text:p>
          </table:table-cell>
          <table:table-cell table:formula="of:=[.H$2]-FLOOR(POWER(IF(MOD([.$A728];[.H$1])&lt;[.H$1]/2;FLOOR(MOD([.$A728];[.H$1]) * [.H$2] *2 / ([.H$1]-1));[.H$2]-FLOOR(MOD(FLOOR([.$A728]-[.H$1]/2);[.H$1]) * [.H$2] *2 / ([.H$1]-1)));2)/[.H$2])" office:value-type="float" office:value="226" calcext:value-type="float">
            <text:p>226</text:p>
          </table:table-cell>
          <table:table-cell table:formula="of:=FLOOR( [.I$2] * ABS(SIN( PI() * [.$A728] / [.I$1] 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FLOOR([.$B$2]/2 + [.$B$2]/2 * SIN(2 *  PI() * [.$A729] / [.$B$1] ))" office:value-type="float" office:value="16" calcext:value-type="float">
            <text:p>16</text:p>
          </table:table-cell>
          <table:table-cell table:formula="of:=FLOOR(MOD([.$A729];[.C$1]) * [.C$2] / ([.C$1]-1))" office:value-type="float" office:value="213" calcext:value-type="float">
            <text:p>213</text:p>
          </table:table-cell>
          <table:table-cell table:formula="of:=FLOOR(MOD([.D$1]-[.$A729] -1;[.D$1]) * [.D$2] / ([.D$1]-1))" office:value-type="float" office:value="42" calcext:value-type="float">
            <text:p>42</text:p>
          </table:table-cell>
          <table:table-cell table:formula="of:=(IF(MOD([.$A729];[.E$1])&lt;FLOOR([.E$1]/2);0;[.E$2]))" office:value-type="float" office:value="255" calcext:value-type="float">
            <text:p>255</text:p>
          </table:table-cell>
          <table:table-cell table:formula="of:=IF(MOD([.$A729];[.F$1])&lt;[.F$1]/2;FLOOR(MOD([.$A729];[.F$1]) * [.F$2] *2 / ([.F$1]-1));[.F$2]-FLOOR(MOD(FLOOR([.$A729]-[.F$1]/2);[.F$1]) * [.F$2] *2 / ([.F$1]-1)))" office:value-type="float" office:value="85" calcext:value-type="float">
            <text:p>85</text:p>
          </table:table-cell>
          <table:table-cell table:formula="of:=FLOOR([.G$2] * POWER(SIN( PI() * [.$A729] / [.G$1] );2))" office:value-type="float" office:value="64" calcext:value-type="float">
            <text:p>64</text:p>
          </table:table-cell>
          <table:table-cell table:formula="of:=[.H$2]-FLOOR(POWER(IF(MOD([.$A729];[.H$1])&lt;[.H$1]/2;FLOOR(MOD([.$A729];[.H$1]) * [.H$2] *2 / ([.H$1]-1));[.H$2]-FLOOR(MOD(FLOOR([.$A729]-[.H$1]/2);[.H$1]) * [.H$2] *2 / ([.H$1]-1)));2)/[.H$2])" office:value-type="float" office:value="227" calcext:value-type="float">
            <text:p>227</text:p>
          </table:table-cell>
          <table:table-cell table:formula="of:=FLOOR( [.I$2] * ABS(SIN( PI() * [.$A729] / [.I$1] 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FLOOR([.$B$2]/2 + [.$B$2]/2 * SIN(2 *  PI() * [.$A730] / [.$B$1] ))" office:value-type="float" office:value="18" calcext:value-type="float">
            <text:p>18</text:p>
          </table:table-cell>
          <table:table-cell table:formula="of:=FLOOR(MOD([.$A730];[.C$1]) * [.C$2] / ([.C$1]-1))" office:value-type="float" office:value="214" calcext:value-type="float">
            <text:p>214</text:p>
          </table:table-cell>
          <table:table-cell table:formula="of:=FLOOR(MOD([.D$1]-[.$A730] -1;[.D$1]) * [.D$2] / ([.D$1]-1))" office:value-type="float" office:value="41" calcext:value-type="float">
            <text:p>41</text:p>
          </table:table-cell>
          <table:table-cell table:formula="of:=(IF(MOD([.$A730];[.E$1])&lt;FLOOR([.E$1]/2);0;[.E$2]))" office:value-type="float" office:value="255" calcext:value-type="float">
            <text:p>255</text:p>
          </table:table-cell>
          <table:table-cell table:formula="of:=IF(MOD([.$A730];[.F$1])&lt;[.F$1]/2;FLOOR(MOD([.$A730];[.F$1]) * [.F$2] *2 / ([.F$1]-1));[.F$2]-FLOOR(MOD(FLOOR([.$A730]-[.F$1]/2);[.F$1]) * [.F$2] *2 / ([.F$1]-1)))" office:value-type="float" office:value="83" calcext:value-type="float">
            <text:p>83</text:p>
          </table:table-cell>
          <table:table-cell table:formula="of:=FLOOR([.G$2] * POWER(SIN( PI() * [.$A730] / [.G$1] );2))" office:value-type="float" office:value="61" calcext:value-type="float">
            <text:p>61</text:p>
          </table:table-cell>
          <table:table-cell table:formula="of:=[.H$2]-FLOOR(POWER(IF(MOD([.$A730];[.H$1])&lt;[.H$1]/2;FLOOR(MOD([.$A730];[.H$1]) * [.H$2] *2 / ([.H$1]-1));[.H$2]-FLOOR(MOD(FLOOR([.$A730]-[.H$1]/2);[.H$1]) * [.H$2] *2 / ([.H$1]-1)));2)/[.H$2])" office:value-type="float" office:value="228" calcext:value-type="float">
            <text:p>228</text:p>
          </table:table-cell>
          <table:table-cell table:formula="of:=FLOOR( [.I$2] * ABS(SIN( PI() * [.$A730] / [.I$1] 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FLOOR([.$B$2]/2 + [.$B$2]/2 * SIN(2 *  PI() * [.$A731] / [.$B$1] ))" office:value-type="float" office:value="19" calcext:value-type="float">
            <text:p>19</text:p>
          </table:table-cell>
          <table:table-cell table:formula="of:=FLOOR(MOD([.$A731];[.C$1]) * [.C$2] / ([.C$1]-1))" office:value-type="float" office:value="215" calcext:value-type="float">
            <text:p>215</text:p>
          </table:table-cell>
          <table:table-cell table:formula="of:=FLOOR(MOD([.D$1]-[.$A731] -1;[.D$1]) * [.D$2] / ([.D$1]-1))" office:value-type="float" office:value="40" calcext:value-type="float">
            <text:p>40</text:p>
          </table:table-cell>
          <table:table-cell table:formula="of:=(IF(MOD([.$A731];[.E$1])&lt;FLOOR([.E$1]/2);0;[.E$2]))" office:value-type="float" office:value="255" calcext:value-type="float">
            <text:p>255</text:p>
          </table:table-cell>
          <table:table-cell table:formula="of:=IF(MOD([.$A731];[.F$1])&lt;[.F$1]/2;FLOOR(MOD([.$A731];[.F$1]) * [.F$2] *2 / ([.F$1]-1));[.F$2]-FLOOR(MOD(FLOOR([.$A731]-[.F$1]/2);[.F$1]) * [.F$2] *2 / ([.F$1]-1)))" office:value-type="float" office:value="81" calcext:value-type="float">
            <text:p>81</text:p>
          </table:table-cell>
          <table:table-cell table:formula="of:=FLOOR([.G$2] * POWER(SIN( PI() * [.$A731] / [.G$1] );2))" office:value-type="float" office:value="59" calcext:value-type="float">
            <text:p>59</text:p>
          </table:table-cell>
          <table:table-cell table:formula="of:=[.H$2]-FLOOR(POWER(IF(MOD([.$A731];[.H$1])&lt;[.H$1]/2;FLOOR(MOD([.$A731];[.H$1]) * [.H$2] *2 / ([.H$1]-1));[.H$2]-FLOOR(MOD(FLOOR([.$A731]-[.H$1]/2);[.H$1]) * [.H$2] *2 / ([.H$1]-1)));2)/[.H$2])" office:value-type="float" office:value="230" calcext:value-type="float">
            <text:p>230</text:p>
          </table:table-cell>
          <table:table-cell table:formula="of:=FLOOR( [.I$2] * ABS(SIN( PI() * [.$A731] / [.I$1] 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FLOOR([.$B$2]/2 + [.$B$2]/2 * SIN(2 *  PI() * [.$A732] / [.$B$1] ))" office:value-type="float" office:value="21" calcext:value-type="float">
            <text:p>21</text:p>
          </table:table-cell>
          <table:table-cell table:formula="of:=FLOOR(MOD([.$A732];[.C$1]) * [.C$2] / ([.C$1]-1))" office:value-type="float" office:value="216" calcext:value-type="float">
            <text:p>216</text:p>
          </table:table-cell>
          <table:table-cell table:formula="of:=FLOOR(MOD([.D$1]-[.$A732] -1;[.D$1]) * [.D$2] / ([.D$1]-1))" office:value-type="float" office:value="39" calcext:value-type="float">
            <text:p>39</text:p>
          </table:table-cell>
          <table:table-cell table:formula="of:=(IF(MOD([.$A732];[.E$1])&lt;FLOOR([.E$1]/2);0;[.E$2]))" office:value-type="float" office:value="255" calcext:value-type="float">
            <text:p>255</text:p>
          </table:table-cell>
          <table:table-cell table:formula="of:=IF(MOD([.$A732];[.F$1])&lt;[.F$1]/2;FLOOR(MOD([.$A732];[.F$1]) * [.F$2] *2 / ([.F$1]-1));[.F$2]-FLOOR(MOD(FLOOR([.$A732]-[.F$1]/2);[.F$1]) * [.F$2] *2 / ([.F$1]-1)))" office:value-type="float" office:value="79" calcext:value-type="float">
            <text:p>79</text:p>
          </table:table-cell>
          <table:table-cell table:formula="of:=FLOOR([.G$2] * POWER(SIN( PI() * [.$A732] / [.G$1] );2))" office:value-type="float" office:value="56" calcext:value-type="float">
            <text:p>56</text:p>
          </table:table-cell>
          <table:table-cell table:formula="of:=[.H$2]-FLOOR(POWER(IF(MOD([.$A732];[.H$1])&lt;[.H$1]/2;FLOOR(MOD([.$A732];[.H$1]) * [.H$2] *2 / ([.H$1]-1));[.H$2]-FLOOR(MOD(FLOOR([.$A732]-[.H$1]/2);[.H$1]) * [.H$2] *2 / ([.H$1]-1)));2)/[.H$2])" office:value-type="float" office:value="231" calcext:value-type="float">
            <text:p>231</text:p>
          </table:table-cell>
          <table:table-cell table:formula="of:=FLOOR( [.I$2] * ABS(SIN( PI() * [.$A732] / [.I$1] 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FLOOR([.$B$2]/2 + [.$B$2]/2 * SIN(2 *  PI() * [.$A733] / [.$B$1] ))" office:value-type="float" office:value="23" calcext:value-type="float">
            <text:p>23</text:p>
          </table:table-cell>
          <table:table-cell table:formula="of:=FLOOR(MOD([.$A733];[.C$1]) * [.C$2] / ([.C$1]-1))" office:value-type="float" office:value="217" calcext:value-type="float">
            <text:p>217</text:p>
          </table:table-cell>
          <table:table-cell table:formula="of:=FLOOR(MOD([.D$1]-[.$A733] -1;[.D$1]) * [.D$2] / ([.D$1]-1))" office:value-type="float" office:value="38" calcext:value-type="float">
            <text:p>38</text:p>
          </table:table-cell>
          <table:table-cell table:formula="of:=(IF(MOD([.$A733];[.E$1])&lt;FLOOR([.E$1]/2);0;[.E$2]))" office:value-type="float" office:value="255" calcext:value-type="float">
            <text:p>255</text:p>
          </table:table-cell>
          <table:table-cell table:formula="of:=IF(MOD([.$A733];[.F$1])&lt;[.F$1]/2;FLOOR(MOD([.$A733];[.F$1]) * [.F$2] *2 / ([.F$1]-1));[.F$2]-FLOOR(MOD(FLOOR([.$A733]-[.F$1]/2);[.F$1]) * [.F$2] *2 / ([.F$1]-1)))" office:value-type="float" office:value="77" calcext:value-type="float">
            <text:p>77</text:p>
          </table:table-cell>
          <table:table-cell table:formula="of:=FLOOR([.G$2] * POWER(SIN( PI() * [.$A733] / [.G$1] );2))" office:value-type="float" office:value="54" calcext:value-type="float">
            <text:p>54</text:p>
          </table:table-cell>
          <table:table-cell table:formula="of:=[.H$2]-FLOOR(POWER(IF(MOD([.$A733];[.H$1])&lt;[.H$1]/2;FLOOR(MOD([.$A733];[.H$1]) * [.H$2] *2 / ([.H$1]-1));[.H$2]-FLOOR(MOD(FLOOR([.$A733]-[.H$1]/2);[.H$1]) * [.H$2] *2 / ([.H$1]-1)));2)/[.H$2])" office:value-type="float" office:value="232" calcext:value-type="float">
            <text:p>232</text:p>
          </table:table-cell>
          <table:table-cell table:formula="of:=FLOOR( [.I$2] * ABS(SIN( PI() * [.$A733] / [.I$1] 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FLOOR([.$B$2]/2 + [.$B$2]/2 * SIN(2 *  PI() * [.$A734] / [.$B$1] ))" office:value-type="float" office:value="25" calcext:value-type="float">
            <text:p>25</text:p>
          </table:table-cell>
          <table:table-cell table:formula="of:=FLOOR(MOD([.$A734];[.C$1]) * [.C$2] / ([.C$1]-1))" office:value-type="float" office:value="218" calcext:value-type="float">
            <text:p>218</text:p>
          </table:table-cell>
          <table:table-cell table:formula="of:=FLOOR(MOD([.D$1]-[.$A734] -1;[.D$1]) * [.D$2] / ([.D$1]-1))" office:value-type="float" office:value="37" calcext:value-type="float">
            <text:p>37</text:p>
          </table:table-cell>
          <table:table-cell table:formula="of:=(IF(MOD([.$A734];[.E$1])&lt;FLOOR([.E$1]/2);0;[.E$2]))" office:value-type="float" office:value="255" calcext:value-type="float">
            <text:p>255</text:p>
          </table:table-cell>
          <table:table-cell table:formula="of:=IF(MOD([.$A734];[.F$1])&lt;[.F$1]/2;FLOOR(MOD([.$A734];[.F$1]) * [.F$2] *2 / ([.F$1]-1));[.F$2]-FLOOR(MOD(FLOOR([.$A734]-[.F$1]/2);[.F$1]) * [.F$2] *2 / ([.F$1]-1)))" office:value-type="float" office:value="75" calcext:value-type="float">
            <text:p>75</text:p>
          </table:table-cell>
          <table:table-cell table:formula="of:=FLOOR([.G$2] * POWER(SIN( PI() * [.$A734] / [.G$1] );2))" office:value-type="float" office:value="51" calcext:value-type="float">
            <text:p>51</text:p>
          </table:table-cell>
          <table:table-cell table:formula="of:=[.H$2]-FLOOR(POWER(IF(MOD([.$A734];[.H$1])&lt;[.H$1]/2;FLOOR(MOD([.$A734];[.H$1]) * [.H$2] *2 / ([.H$1]-1));[.H$2]-FLOOR(MOD(FLOOR([.$A734]-[.H$1]/2);[.H$1]) * [.H$2] *2 / ([.H$1]-1)));2)/[.H$2])" office:value-type="float" office:value="233" calcext:value-type="float">
            <text:p>233</text:p>
          </table:table-cell>
          <table:table-cell table:formula="of:=FLOOR( [.I$2] * ABS(SIN( PI() * [.$A734] / [.I$1] 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FLOOR([.$B$2]/2 + [.$B$2]/2 * SIN(2 *  PI() * [.$A735] / [.$B$1] ))" office:value-type="float" office:value="26" calcext:value-type="float">
            <text:p>26</text:p>
          </table:table-cell>
          <table:table-cell table:formula="of:=FLOOR(MOD([.$A735];[.C$1]) * [.C$2] / ([.C$1]-1))" office:value-type="float" office:value="219" calcext:value-type="float">
            <text:p>219</text:p>
          </table:table-cell>
          <table:table-cell table:formula="of:=FLOOR(MOD([.D$1]-[.$A735] -1;[.D$1]) * [.D$2] / ([.D$1]-1))" office:value-type="float" office:value="36" calcext:value-type="float">
            <text:p>36</text:p>
          </table:table-cell>
          <table:table-cell table:formula="of:=(IF(MOD([.$A735];[.E$1])&lt;FLOOR([.E$1]/2);0;[.E$2]))" office:value-type="float" office:value="255" calcext:value-type="float">
            <text:p>255</text:p>
          </table:table-cell>
          <table:table-cell table:formula="of:=IF(MOD([.$A735];[.F$1])&lt;[.F$1]/2;FLOOR(MOD([.$A735];[.F$1]) * [.F$2] *2 / ([.F$1]-1));[.F$2]-FLOOR(MOD(FLOOR([.$A735]-[.F$1]/2);[.F$1]) * [.F$2] *2 / ([.F$1]-1)))" office:value-type="float" office:value="73" calcext:value-type="float">
            <text:p>73</text:p>
          </table:table-cell>
          <table:table-cell table:formula="of:=FLOOR([.G$2] * POWER(SIN( PI() * [.$A735] / [.G$1] );2))" office:value-type="float" office:value="49" calcext:value-type="float">
            <text:p>49</text:p>
          </table:table-cell>
          <table:table-cell table:formula="of:=[.H$2]-FLOOR(POWER(IF(MOD([.$A735];[.H$1])&lt;[.H$1]/2;FLOOR(MOD([.$A735];[.H$1]) * [.H$2] *2 / ([.H$1]-1));[.H$2]-FLOOR(MOD(FLOOR([.$A735]-[.H$1]/2);[.H$1]) * [.H$2] *2 / ([.H$1]-1)));2)/[.H$2])" office:value-type="float" office:value="235" calcext:value-type="float">
            <text:p>235</text:p>
          </table:table-cell>
          <table:table-cell table:formula="of:=FLOOR( [.I$2] * ABS(SIN( PI() * [.$A735] / [.I$1] )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FLOOR([.$B$2]/2 + [.$B$2]/2 * SIN(2 *  PI() * [.$A736] / [.$B$1] ))" office:value-type="float" office:value="28" calcext:value-type="float">
            <text:p>28</text:p>
          </table:table-cell>
          <table:table-cell table:formula="of:=FLOOR(MOD([.$A736];[.C$1]) * [.C$2] / ([.C$1]-1))" office:value-type="float" office:value="220" calcext:value-type="float">
            <text:p>220</text:p>
          </table:table-cell>
          <table:table-cell table:formula="of:=FLOOR(MOD([.D$1]-[.$A736] -1;[.D$1]) * [.D$2] / ([.D$1]-1))" office:value-type="float" office:value="35" calcext:value-type="float">
            <text:p>35</text:p>
          </table:table-cell>
          <table:table-cell table:formula="of:=(IF(MOD([.$A736];[.E$1])&lt;FLOOR([.E$1]/2);0;[.E$2]))" office:value-type="float" office:value="255" calcext:value-type="float">
            <text:p>255</text:p>
          </table:table-cell>
          <table:table-cell table:formula="of:=IF(MOD([.$A736];[.F$1])&lt;[.F$1]/2;FLOOR(MOD([.$A736];[.F$1]) * [.F$2] *2 / ([.F$1]-1));[.F$2]-FLOOR(MOD(FLOOR([.$A736]-[.F$1]/2);[.F$1]) * [.F$2] *2 / ([.F$1]-1)))" office:value-type="float" office:value="71" calcext:value-type="float">
            <text:p>71</text:p>
          </table:table-cell>
          <table:table-cell table:formula="of:=FLOOR([.G$2] * POWER(SIN( PI() * [.$A736] / [.G$1] );2))" office:value-type="float" office:value="46" calcext:value-type="float">
            <text:p>46</text:p>
          </table:table-cell>
          <table:table-cell table:formula="of:=[.H$2]-FLOOR(POWER(IF(MOD([.$A736];[.H$1])&lt;[.H$1]/2;FLOOR(MOD([.$A736];[.H$1]) * [.H$2] *2 / ([.H$1]-1));[.H$2]-FLOOR(MOD(FLOOR([.$A736]-[.H$1]/2);[.H$1]) * [.H$2] *2 / ([.H$1]-1)));2)/[.H$2])" office:value-type="float" office:value="236" calcext:value-type="float">
            <text:p>236</text:p>
          </table:table-cell>
          <table:table-cell table:formula="of:=FLOOR( [.I$2] * ABS(SIN( PI() * [.$A736] / [.I$1] )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FLOOR([.$B$2]/2 + [.$B$2]/2 * SIN(2 *  PI() * [.$A737] / [.$B$1] ))" office:value-type="float" office:value="30" calcext:value-type="float">
            <text:p>30</text:p>
          </table:table-cell>
          <table:table-cell table:formula="of:=FLOOR(MOD([.$A737];[.C$1]) * [.C$2] / ([.C$1]-1))" office:value-type="float" office:value="221" calcext:value-type="float">
            <text:p>221</text:p>
          </table:table-cell>
          <table:table-cell table:formula="of:=FLOOR(MOD([.D$1]-[.$A737] -1;[.D$1]) * [.D$2] / ([.D$1]-1))" office:value-type="float" office:value="34" calcext:value-type="float">
            <text:p>34</text:p>
          </table:table-cell>
          <table:table-cell table:formula="of:=(IF(MOD([.$A737];[.E$1])&lt;FLOOR([.E$1]/2);0;[.E$2]))" office:value-type="float" office:value="255" calcext:value-type="float">
            <text:p>255</text:p>
          </table:table-cell>
          <table:table-cell table:formula="of:=IF(MOD([.$A737];[.F$1])&lt;[.F$1]/2;FLOOR(MOD([.$A737];[.F$1]) * [.F$2] *2 / ([.F$1]-1));[.F$2]-FLOOR(MOD(FLOOR([.$A737]-[.F$1]/2);[.F$1]) * [.F$2] *2 / ([.F$1]-1)))" office:value-type="float" office:value="69" calcext:value-type="float">
            <text:p>69</text:p>
          </table:table-cell>
          <table:table-cell table:formula="of:=FLOOR([.G$2] * POWER(SIN( PI() * [.$A737] / [.G$1] );2))" office:value-type="float" office:value="44" calcext:value-type="float">
            <text:p>44</text:p>
          </table:table-cell>
          <table:table-cell table:formula="of:=[.H$2]-FLOOR(POWER(IF(MOD([.$A737];[.H$1])&lt;[.H$1]/2;FLOOR(MOD([.$A737];[.H$1]) * [.H$2] *2 / ([.H$1]-1));[.H$2]-FLOOR(MOD(FLOOR([.$A737]-[.H$1]/2);[.H$1]) * [.H$2] *2 / ([.H$1]-1)));2)/[.H$2])" office:value-type="float" office:value="237" calcext:value-type="float">
            <text:p>237</text:p>
          </table:table-cell>
          <table:table-cell table:formula="of:=FLOOR( [.I$2] * ABS(SIN( PI() * [.$A737] / [.I$1] )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FLOOR([.$B$2]/2 + [.$B$2]/2 * SIN(2 *  PI() * [.$A738] / [.$B$1] ))" office:value-type="float" office:value="33" calcext:value-type="float">
            <text:p>33</text:p>
          </table:table-cell>
          <table:table-cell table:formula="of:=FLOOR(MOD([.$A738];[.C$1]) * [.C$2] / ([.C$1]-1))" office:value-type="float" office:value="222" calcext:value-type="float">
            <text:p>222</text:p>
          </table:table-cell>
          <table:table-cell table:formula="of:=FLOOR(MOD([.D$1]-[.$A738] -1;[.D$1]) * [.D$2] / ([.D$1]-1))" office:value-type="float" office:value="33" calcext:value-type="float">
            <text:p>33</text:p>
          </table:table-cell>
          <table:table-cell table:formula="of:=(IF(MOD([.$A738];[.E$1])&lt;FLOOR([.E$1]/2);0;[.E$2]))" office:value-type="float" office:value="255" calcext:value-type="float">
            <text:p>255</text:p>
          </table:table-cell>
          <table:table-cell table:formula="of:=IF(MOD([.$A738];[.F$1])&lt;[.F$1]/2;FLOOR(MOD([.$A738];[.F$1]) * [.F$2] *2 / ([.F$1]-1));[.F$2]-FLOOR(MOD(FLOOR([.$A738]-[.F$1]/2);[.F$1]) * [.F$2] *2 / ([.F$1]-1)))" office:value-type="float" office:value="67" calcext:value-type="float">
            <text:p>67</text:p>
          </table:table-cell>
          <table:table-cell table:formula="of:=FLOOR([.G$2] * POWER(SIN( PI() * [.$A738] / [.G$1] );2))" office:value-type="float" office:value="41" calcext:value-type="float">
            <text:p>41</text:p>
          </table:table-cell>
          <table:table-cell table:formula="of:=[.H$2]-FLOOR(POWER(IF(MOD([.$A738];[.H$1])&lt;[.H$1]/2;FLOOR(MOD([.$A738];[.H$1]) * [.H$2] *2 / ([.H$1]-1));[.H$2]-FLOOR(MOD(FLOOR([.$A738]-[.H$1]/2);[.H$1]) * [.H$2] *2 / ([.H$1]-1)));2)/[.H$2])" office:value-type="float" office:value="238" calcext:value-type="float">
            <text:p>238</text:p>
          </table:table-cell>
          <table:table-cell table:formula="of:=FLOOR( [.I$2] * ABS(SIN( PI() * [.$A738] / [.I$1] )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FLOOR([.$B$2]/2 + [.$B$2]/2 * SIN(2 *  PI() * [.$A739] / [.$B$1] ))" office:value-type="float" office:value="35" calcext:value-type="float">
            <text:p>35</text:p>
          </table:table-cell>
          <table:table-cell table:formula="of:=FLOOR(MOD([.$A739];[.C$1]) * [.C$2] / ([.C$1]-1))" office:value-type="float" office:value="223" calcext:value-type="float">
            <text:p>223</text:p>
          </table:table-cell>
          <table:table-cell table:formula="of:=FLOOR(MOD([.D$1]-[.$A739] -1;[.D$1]) * [.D$2] / ([.D$1]-1))" office:value-type="float" office:value="32" calcext:value-type="float">
            <text:p>32</text:p>
          </table:table-cell>
          <table:table-cell table:formula="of:=(IF(MOD([.$A739];[.E$1])&lt;FLOOR([.E$1]/2);0;[.E$2]))" office:value-type="float" office:value="255" calcext:value-type="float">
            <text:p>255</text:p>
          </table:table-cell>
          <table:table-cell table:formula="of:=IF(MOD([.$A739];[.F$1])&lt;[.F$1]/2;FLOOR(MOD([.$A739];[.F$1]) * [.F$2] *2 / ([.F$1]-1));[.F$2]-FLOOR(MOD(FLOOR([.$A739]-[.F$1]/2);[.F$1]) * [.F$2] *2 / ([.F$1]-1)))" office:value-type="float" office:value="65" calcext:value-type="float">
            <text:p>65</text:p>
          </table:table-cell>
          <table:table-cell table:formula="of:=FLOOR([.G$2] * POWER(SIN( PI() * [.$A739] / [.G$1] );2))" office:value-type="float" office:value="39" calcext:value-type="float">
            <text:p>39</text:p>
          </table:table-cell>
          <table:table-cell table:formula="of:=[.H$2]-FLOOR(POWER(IF(MOD([.$A739];[.H$1])&lt;[.H$1]/2;FLOOR(MOD([.$A739];[.H$1]) * [.H$2] *2 / ([.H$1]-1));[.H$2]-FLOOR(MOD(FLOOR([.$A739]-[.H$1]/2);[.H$1]) * [.H$2] *2 / ([.H$1]-1)));2)/[.H$2])" office:value-type="float" office:value="239" calcext:value-type="float">
            <text:p>239</text:p>
          </table:table-cell>
          <table:table-cell table:formula="of:=FLOOR( [.I$2] * ABS(SIN( PI() * [.$A739] / [.I$1] 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FLOOR([.$B$2]/2 + [.$B$2]/2 * SIN(2 *  PI() * [.$A740] / [.$B$1] ))" office:value-type="float" office:value="37" calcext:value-type="float">
            <text:p>37</text:p>
          </table:table-cell>
          <table:table-cell table:formula="of:=FLOOR(MOD([.$A740];[.C$1]) * [.C$2] / ([.C$1]-1))" office:value-type="float" office:value="224" calcext:value-type="float">
            <text:p>224</text:p>
          </table:table-cell>
          <table:table-cell table:formula="of:=FLOOR(MOD([.D$1]-[.$A740] -1;[.D$1]) * [.D$2] / ([.D$1]-1))" office:value-type="float" office:value="31" calcext:value-type="float">
            <text:p>31</text:p>
          </table:table-cell>
          <table:table-cell table:formula="of:=(IF(MOD([.$A740];[.E$1])&lt;FLOOR([.E$1]/2);0;[.E$2]))" office:value-type="float" office:value="255" calcext:value-type="float">
            <text:p>255</text:p>
          </table:table-cell>
          <table:table-cell table:formula="of:=IF(MOD([.$A740];[.F$1])&lt;[.F$1]/2;FLOOR(MOD([.$A740];[.F$1]) * [.F$2] *2 / ([.F$1]-1));[.F$2]-FLOOR(MOD(FLOOR([.$A740]-[.F$1]/2);[.F$1]) * [.F$2] *2 / ([.F$1]-1)))" office:value-type="float" office:value="63" calcext:value-type="float">
            <text:p>63</text:p>
          </table:table-cell>
          <table:table-cell table:formula="of:=FLOOR([.G$2] * POWER(SIN( PI() * [.$A740] / [.G$1] );2))" office:value-type="float" office:value="37" calcext:value-type="float">
            <text:p>37</text:p>
          </table:table-cell>
          <table:table-cell table:formula="of:=[.H$2]-FLOOR(POWER(IF(MOD([.$A740];[.H$1])&lt;[.H$1]/2;FLOOR(MOD([.$A740];[.H$1]) * [.H$2] *2 / ([.H$1]-1));[.H$2]-FLOOR(MOD(FLOOR([.$A740]-[.H$1]/2);[.H$1]) * [.H$2] *2 / ([.H$1]-1)));2)/[.H$2])" office:value-type="float" office:value="240" calcext:value-type="float">
            <text:p>240</text:p>
          </table:table-cell>
          <table:table-cell table:formula="of:=FLOOR( [.I$2] * ABS(SIN( PI() * [.$A740] / [.I$1] )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FLOOR([.$B$2]/2 + [.$B$2]/2 * SIN(2 *  PI() * [.$A741] / [.$B$1] ))" office:value-type="float" office:value="39" calcext:value-type="float">
            <text:p>39</text:p>
          </table:table-cell>
          <table:table-cell table:formula="of:=FLOOR(MOD([.$A741];[.C$1]) * [.C$2] / ([.C$1]-1))" office:value-type="float" office:value="225" calcext:value-type="float">
            <text:p>225</text:p>
          </table:table-cell>
          <table:table-cell table:formula="of:=FLOOR(MOD([.D$1]-[.$A741] -1;[.D$1]) * [.D$2] / ([.D$1]-1))" office:value-type="float" office:value="30" calcext:value-type="float">
            <text:p>30</text:p>
          </table:table-cell>
          <table:table-cell table:formula="of:=(IF(MOD([.$A741];[.E$1])&lt;FLOOR([.E$1]/2);0;[.E$2]))" office:value-type="float" office:value="255" calcext:value-type="float">
            <text:p>255</text:p>
          </table:table-cell>
          <table:table-cell table:formula="of:=IF(MOD([.$A741];[.F$1])&lt;[.F$1]/2;FLOOR(MOD([.$A741];[.F$1]) * [.F$2] *2 / ([.F$1]-1));[.F$2]-FLOOR(MOD(FLOOR([.$A741]-[.F$1]/2);[.F$1]) * [.F$2] *2 / ([.F$1]-1)))" office:value-type="float" office:value="61" calcext:value-type="float">
            <text:p>61</text:p>
          </table:table-cell>
          <table:table-cell table:formula="of:=FLOOR([.G$2] * POWER(SIN( PI() * [.$A741] / [.G$1] );2))" office:value-type="float" office:value="35" calcext:value-type="float">
            <text:p>35</text:p>
          </table:table-cell>
          <table:table-cell table:formula="of:=[.H$2]-FLOOR(POWER(IF(MOD([.$A741];[.H$1])&lt;[.H$1]/2;FLOOR(MOD([.$A741];[.H$1]) * [.H$2] *2 / ([.H$1]-1));[.H$2]-FLOOR(MOD(FLOOR([.$A741]-[.H$1]/2);[.H$1]) * [.H$2] *2 / ([.H$1]-1)));2)/[.H$2])" office:value-type="float" office:value="241" calcext:value-type="float">
            <text:p>241</text:p>
          </table:table-cell>
          <table:table-cell table:formula="of:=FLOOR( [.I$2] * ABS(SIN( PI() * [.$A741] / [.I$1] )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FLOOR([.$B$2]/2 + [.$B$2]/2 * SIN(2 *  PI() * [.$A742] / [.$B$1] ))" office:value-type="float" office:value="41" calcext:value-type="float">
            <text:p>41</text:p>
          </table:table-cell>
          <table:table-cell table:formula="of:=FLOOR(MOD([.$A742];[.C$1]) * [.C$2] / ([.C$1]-1))" office:value-type="float" office:value="226" calcext:value-type="float">
            <text:p>226</text:p>
          </table:table-cell>
          <table:table-cell table:formula="of:=FLOOR(MOD([.D$1]-[.$A742] -1;[.D$1]) * [.D$2] / ([.D$1]-1))" office:value-type="float" office:value="29" calcext:value-type="float">
            <text:p>29</text:p>
          </table:table-cell>
          <table:table-cell table:formula="of:=(IF(MOD([.$A742];[.E$1])&lt;FLOOR([.E$1]/2);0;[.E$2]))" office:value-type="float" office:value="255" calcext:value-type="float">
            <text:p>255</text:p>
          </table:table-cell>
          <table:table-cell table:formula="of:=IF(MOD([.$A742];[.F$1])&lt;[.F$1]/2;FLOOR(MOD([.$A742];[.F$1]) * [.F$2] *2 / ([.F$1]-1));[.F$2]-FLOOR(MOD(FLOOR([.$A742]-[.F$1]/2);[.F$1]) * [.F$2] *2 / ([.F$1]-1)))" office:value-type="float" office:value="59" calcext:value-type="float">
            <text:p>59</text:p>
          </table:table-cell>
          <table:table-cell table:formula="of:=FLOOR([.G$2] * POWER(SIN( PI() * [.$A742] / [.G$1] );2))" office:value-type="float" office:value="33" calcext:value-type="float">
            <text:p>33</text:p>
          </table:table-cell>
          <table:table-cell table:formula="of:=[.H$2]-FLOOR(POWER(IF(MOD([.$A742];[.H$1])&lt;[.H$1]/2;FLOOR(MOD([.$A742];[.H$1]) * [.H$2] *2 / ([.H$1]-1));[.H$2]-FLOOR(MOD(FLOOR([.$A742]-[.H$1]/2);[.H$1]) * [.H$2] *2 / ([.H$1]-1)));2)/[.H$2])" office:value-type="float" office:value="242" calcext:value-type="float">
            <text:p>242</text:p>
          </table:table-cell>
          <table:table-cell table:formula="of:=FLOOR( [.I$2] * ABS(SIN( PI() * [.$A742] / [.I$1] )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FLOOR([.$B$2]/2 + [.$B$2]/2 * SIN(2 *  PI() * [.$A743] / [.$B$1] ))" office:value-type="float" office:value="44" calcext:value-type="float">
            <text:p>44</text:p>
          </table:table-cell>
          <table:table-cell table:formula="of:=FLOOR(MOD([.$A743];[.C$1]) * [.C$2] / ([.C$1]-1))" office:value-type="float" office:value="227" calcext:value-type="float">
            <text:p>227</text:p>
          </table:table-cell>
          <table:table-cell table:formula="of:=FLOOR(MOD([.D$1]-[.$A743] -1;[.D$1]) * [.D$2] / ([.D$1]-1))" office:value-type="float" office:value="28" calcext:value-type="float">
            <text:p>28</text:p>
          </table:table-cell>
          <table:table-cell table:formula="of:=(IF(MOD([.$A743];[.E$1])&lt;FLOOR([.E$1]/2);0;[.E$2]))" office:value-type="float" office:value="255" calcext:value-type="float">
            <text:p>255</text:p>
          </table:table-cell>
          <table:table-cell table:formula="of:=IF(MOD([.$A743];[.F$1])&lt;[.F$1]/2;FLOOR(MOD([.$A743];[.F$1]) * [.F$2] *2 / ([.F$1]-1));[.F$2]-FLOOR(MOD(FLOOR([.$A743]-[.F$1]/2);[.F$1]) * [.F$2] *2 / ([.F$1]-1)))" office:value-type="float" office:value="57" calcext:value-type="float">
            <text:p>57</text:p>
          </table:table-cell>
          <table:table-cell table:formula="of:=FLOOR([.G$2] * POWER(SIN( PI() * [.$A743] / [.G$1] );2))" office:value-type="float" office:value="30" calcext:value-type="float">
            <text:p>30</text:p>
          </table:table-cell>
          <table:table-cell table:formula="of:=[.H$2]-FLOOR(POWER(IF(MOD([.$A743];[.H$1])&lt;[.H$1]/2;FLOOR(MOD([.$A743];[.H$1]) * [.H$2] *2 / ([.H$1]-1));[.H$2]-FLOOR(MOD(FLOOR([.$A743]-[.H$1]/2);[.H$1]) * [.H$2] *2 / ([.H$1]-1)));2)/[.H$2])" office:value-type="float" office:value="243" calcext:value-type="float">
            <text:p>243</text:p>
          </table:table-cell>
          <table:table-cell table:formula="of:=FLOOR( [.I$2] * ABS(SIN( PI() * [.$A743] / [.I$1] )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FLOOR([.$B$2]/2 + [.$B$2]/2 * SIN(2 *  PI() * [.$A744] / [.$B$1] ))" office:value-type="float" office:value="46" calcext:value-type="float">
            <text:p>46</text:p>
          </table:table-cell>
          <table:table-cell table:formula="of:=FLOOR(MOD([.$A744];[.C$1]) * [.C$2] / ([.C$1]-1))" office:value-type="float" office:value="228" calcext:value-type="float">
            <text:p>228</text:p>
          </table:table-cell>
          <table:table-cell table:formula="of:=FLOOR(MOD([.D$1]-[.$A744] -1;[.D$1]) * [.D$2] / ([.D$1]-1))" office:value-type="float" office:value="27" calcext:value-type="float">
            <text:p>27</text:p>
          </table:table-cell>
          <table:table-cell table:formula="of:=(IF(MOD([.$A744];[.E$1])&lt;FLOOR([.E$1]/2);0;[.E$2]))" office:value-type="float" office:value="255" calcext:value-type="float">
            <text:p>255</text:p>
          </table:table-cell>
          <table:table-cell table:formula="of:=IF(MOD([.$A744];[.F$1])&lt;[.F$1]/2;FLOOR(MOD([.$A744];[.F$1]) * [.F$2] *2 / ([.F$1]-1));[.F$2]-FLOOR(MOD(FLOOR([.$A744]-[.F$1]/2);[.F$1]) * [.F$2] *2 / ([.F$1]-1)))" office:value-type="float" office:value="55" calcext:value-type="float">
            <text:p>55</text:p>
          </table:table-cell>
          <table:table-cell table:formula="of:=FLOOR([.G$2] * POWER(SIN( PI() * [.$A744] / [.G$1] );2))" office:value-type="float" office:value="28" calcext:value-type="float">
            <text:p>28</text:p>
          </table:table-cell>
          <table:table-cell table:formula="of:=[.H$2]-FLOOR(POWER(IF(MOD([.$A744];[.H$1])&lt;[.H$1]/2;FLOOR(MOD([.$A744];[.H$1]) * [.H$2] *2 / ([.H$1]-1));[.H$2]-FLOOR(MOD(FLOOR([.$A744]-[.H$1]/2);[.H$1]) * [.H$2] *2 / ([.H$1]-1)));2)/[.H$2])" office:value-type="float" office:value="244" calcext:value-type="float">
            <text:p>244</text:p>
          </table:table-cell>
          <table:table-cell table:formula="of:=FLOOR( [.I$2] * ABS(SIN( PI() * [.$A744] / [.I$1] )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FLOOR([.$B$2]/2 + [.$B$2]/2 * SIN(2 *  PI() * [.$A745] / [.$B$1] ))" office:value-type="float" office:value="49" calcext:value-type="float">
            <text:p>49</text:p>
          </table:table-cell>
          <table:table-cell table:formula="of:=FLOOR(MOD([.$A745];[.C$1]) * [.C$2] / ([.C$1]-1))" office:value-type="float" office:value="229" calcext:value-type="float">
            <text:p>229</text:p>
          </table:table-cell>
          <table:table-cell table:formula="of:=FLOOR(MOD([.D$1]-[.$A745] -1;[.D$1]) * [.D$2] / ([.D$1]-1))" office:value-type="float" office:value="26" calcext:value-type="float">
            <text:p>26</text:p>
          </table:table-cell>
          <table:table-cell table:formula="of:=(IF(MOD([.$A745];[.E$1])&lt;FLOOR([.E$1]/2);0;[.E$2]))" office:value-type="float" office:value="255" calcext:value-type="float">
            <text:p>255</text:p>
          </table:table-cell>
          <table:table-cell table:formula="of:=IF(MOD([.$A745];[.F$1])&lt;[.F$1]/2;FLOOR(MOD([.$A745];[.F$1]) * [.F$2] *2 / ([.F$1]-1));[.F$2]-FLOOR(MOD(FLOOR([.$A745]-[.F$1]/2);[.F$1]) * [.F$2] *2 / ([.F$1]-1)))" office:value-type="float" office:value="53" calcext:value-type="float">
            <text:p>53</text:p>
          </table:table-cell>
          <table:table-cell table:formula="of:=FLOOR([.G$2] * POWER(SIN( PI() * [.$A745] / [.G$1] );2))" office:value-type="float" office:value="26" calcext:value-type="float">
            <text:p>26</text:p>
          </table:table-cell>
          <table:table-cell table:formula="of:=[.H$2]-FLOOR(POWER(IF(MOD([.$A745];[.H$1])&lt;[.H$1]/2;FLOOR(MOD([.$A745];[.H$1]) * [.H$2] *2 / ([.H$1]-1));[.H$2]-FLOOR(MOD(FLOOR([.$A745]-[.H$1]/2);[.H$1]) * [.H$2] *2 / ([.H$1]-1)));2)/[.H$2])" office:value-type="float" office:value="244" calcext:value-type="float">
            <text:p>244</text:p>
          </table:table-cell>
          <table:table-cell table:formula="of:=FLOOR( [.I$2] * ABS(SIN( PI() * [.$A745] / [.I$1] )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FLOOR([.$B$2]/2 + [.$B$2]/2 * SIN(2 *  PI() * [.$A746] / [.$B$1] ))" office:value-type="float" office:value="51" calcext:value-type="float">
            <text:p>51</text:p>
          </table:table-cell>
          <table:table-cell table:formula="of:=FLOOR(MOD([.$A746];[.C$1]) * [.C$2] / ([.C$1]-1))" office:value-type="float" office:value="230" calcext:value-type="float">
            <text:p>230</text:p>
          </table:table-cell>
          <table:table-cell table:formula="of:=FLOOR(MOD([.D$1]-[.$A746] -1;[.D$1]) * [.D$2] / ([.D$1]-1))" office:value-type="float" office:value="25" calcext:value-type="float">
            <text:p>25</text:p>
          </table:table-cell>
          <table:table-cell table:formula="of:=(IF(MOD([.$A746];[.E$1])&lt;FLOOR([.E$1]/2);0;[.E$2]))" office:value-type="float" office:value="255" calcext:value-type="float">
            <text:p>255</text:p>
          </table:table-cell>
          <table:table-cell table:formula="of:=IF(MOD([.$A746];[.F$1])&lt;[.F$1]/2;FLOOR(MOD([.$A746];[.F$1]) * [.F$2] *2 / ([.F$1]-1));[.F$2]-FLOOR(MOD(FLOOR([.$A746]-[.F$1]/2);[.F$1]) * [.F$2] *2 / ([.F$1]-1)))" office:value-type="float" office:value="51" calcext:value-type="float">
            <text:p>51</text:p>
          </table:table-cell>
          <table:table-cell table:formula="of:=FLOOR([.G$2] * POWER(SIN( PI() * [.$A746] / [.G$1] );2))" office:value-type="float" office:value="25" calcext:value-type="float">
            <text:p>25</text:p>
          </table:table-cell>
          <table:table-cell table:formula="of:=[.H$2]-FLOOR(POWER(IF(MOD([.$A746];[.H$1])&lt;[.H$1]/2;FLOOR(MOD([.$A746];[.H$1]) * [.H$2] *2 / ([.H$1]-1));[.H$2]-FLOOR(MOD(FLOOR([.$A746]-[.H$1]/2);[.H$1]) * [.H$2] *2 / ([.H$1]-1)));2)/[.H$2])" office:value-type="float" office:value="245" calcext:value-type="float">
            <text:p>245</text:p>
          </table:table-cell>
          <table:table-cell table:formula="of:=FLOOR( [.I$2] * ABS(SIN( PI() * [.$A746] / [.I$1] )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FLOOR([.$B$2]/2 + [.$B$2]/2 * SIN(2 *  PI() * [.$A747] / [.$B$1] ))" office:value-type="float" office:value="54" calcext:value-type="float">
            <text:p>54</text:p>
          </table:table-cell>
          <table:table-cell table:formula="of:=FLOOR(MOD([.$A747];[.C$1]) * [.C$2] / ([.C$1]-1))" office:value-type="float" office:value="231" calcext:value-type="float">
            <text:p>231</text:p>
          </table:table-cell>
          <table:table-cell table:formula="of:=FLOOR(MOD([.D$1]-[.$A747] -1;[.D$1]) * [.D$2] / ([.D$1]-1))" office:value-type="float" office:value="24" calcext:value-type="float">
            <text:p>24</text:p>
          </table:table-cell>
          <table:table-cell table:formula="of:=(IF(MOD([.$A747];[.E$1])&lt;FLOOR([.E$1]/2);0;[.E$2]))" office:value-type="float" office:value="255" calcext:value-type="float">
            <text:p>255</text:p>
          </table:table-cell>
          <table:table-cell table:formula="of:=IF(MOD([.$A747];[.F$1])&lt;[.F$1]/2;FLOOR(MOD([.$A747];[.F$1]) * [.F$2] *2 / ([.F$1]-1));[.F$2]-FLOOR(MOD(FLOOR([.$A747]-[.F$1]/2);[.F$1]) * [.F$2] *2 / ([.F$1]-1)))" office:value-type="float" office:value="49" calcext:value-type="float">
            <text:p>49</text:p>
          </table:table-cell>
          <table:table-cell table:formula="of:=FLOOR([.G$2] * POWER(SIN( PI() * [.$A747] / [.G$1] );2))" office:value-type="float" office:value="23" calcext:value-type="float">
            <text:p>23</text:p>
          </table:table-cell>
          <table:table-cell table:formula="of:=[.H$2]-FLOOR(POWER(IF(MOD([.$A747];[.H$1])&lt;[.H$1]/2;FLOOR(MOD([.$A747];[.H$1]) * [.H$2] *2 / ([.H$1]-1));[.H$2]-FLOOR(MOD(FLOOR([.$A747]-[.H$1]/2);[.H$1]) * [.H$2] *2 / ([.H$1]-1)));2)/[.H$2])" office:value-type="float" office:value="246" calcext:value-type="float">
            <text:p>246</text:p>
          </table:table-cell>
          <table:table-cell table:formula="of:=FLOOR( [.I$2] * ABS(SIN( PI() * [.$A747] / [.I$1] )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FLOOR([.$B$2]/2 + [.$B$2]/2 * SIN(2 *  PI() * [.$A748] / [.$B$1] ))" office:value-type="float" office:value="56" calcext:value-type="float">
            <text:p>56</text:p>
          </table:table-cell>
          <table:table-cell table:formula="of:=FLOOR(MOD([.$A748];[.C$1]) * [.C$2] / ([.C$1]-1))" office:value-type="float" office:value="232" calcext:value-type="float">
            <text:p>232</text:p>
          </table:table-cell>
          <table:table-cell table:formula="of:=FLOOR(MOD([.D$1]-[.$A748] -1;[.D$1]) * [.D$2] / ([.D$1]-1))" office:value-type="float" office:value="23" calcext:value-type="float">
            <text:p>23</text:p>
          </table:table-cell>
          <table:table-cell table:formula="of:=(IF(MOD([.$A748];[.E$1])&lt;FLOOR([.E$1]/2);0;[.E$2]))" office:value-type="float" office:value="255" calcext:value-type="float">
            <text:p>255</text:p>
          </table:table-cell>
          <table:table-cell table:formula="of:=IF(MOD([.$A748];[.F$1])&lt;[.F$1]/2;FLOOR(MOD([.$A748];[.F$1]) * [.F$2] *2 / ([.F$1]-1));[.F$2]-FLOOR(MOD(FLOOR([.$A748]-[.F$1]/2);[.F$1]) * [.F$2] *2 / ([.F$1]-1)))" office:value-type="float" office:value="47" calcext:value-type="float">
            <text:p>47</text:p>
          </table:table-cell>
          <table:table-cell table:formula="of:=FLOOR([.G$2] * POWER(SIN( PI() * [.$A748] / [.G$1] );2))" office:value-type="float" office:value="21" calcext:value-type="float">
            <text:p>21</text:p>
          </table:table-cell>
          <table:table-cell table:formula="of:=[.H$2]-FLOOR(POWER(IF(MOD([.$A748];[.H$1])&lt;[.H$1]/2;FLOOR(MOD([.$A748];[.H$1]) * [.H$2] *2 / ([.H$1]-1));[.H$2]-FLOOR(MOD(FLOOR([.$A748]-[.H$1]/2);[.H$1]) * [.H$2] *2 / ([.H$1]-1)));2)/[.H$2])" office:value-type="float" office:value="247" calcext:value-type="float">
            <text:p>247</text:p>
          </table:table-cell>
          <table:table-cell table:formula="of:=FLOOR( [.I$2] * ABS(SIN( PI() * [.$A748] / [.I$1] )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FLOOR([.$B$2]/2 + [.$B$2]/2 * SIN(2 *  PI() * [.$A749] / [.$B$1] ))" office:value-type="float" office:value="59" calcext:value-type="float">
            <text:p>59</text:p>
          </table:table-cell>
          <table:table-cell table:formula="of:=FLOOR(MOD([.$A749];[.C$1]) * [.C$2] / ([.C$1]-1))" office:value-type="float" office:value="233" calcext:value-type="float">
            <text:p>233</text:p>
          </table:table-cell>
          <table:table-cell table:formula="of:=FLOOR(MOD([.D$1]-[.$A749] -1;[.D$1]) * [.D$2] / ([.D$1]-1))" office:value-type="float" office:value="22" calcext:value-type="float">
            <text:p>22</text:p>
          </table:table-cell>
          <table:table-cell table:formula="of:=(IF(MOD([.$A749];[.E$1])&lt;FLOOR([.E$1]/2);0;[.E$2]))" office:value-type="float" office:value="255" calcext:value-type="float">
            <text:p>255</text:p>
          </table:table-cell>
          <table:table-cell table:formula="of:=IF(MOD([.$A749];[.F$1])&lt;[.F$1]/2;FLOOR(MOD([.$A749];[.F$1]) * [.F$2] *2 / ([.F$1]-1));[.F$2]-FLOOR(MOD(FLOOR([.$A749]-[.F$1]/2);[.F$1]) * [.F$2] *2 / ([.F$1]-1)))" office:value-type="float" office:value="45" calcext:value-type="float">
            <text:p>45</text:p>
          </table:table-cell>
          <table:table-cell table:formula="of:=FLOOR([.G$2] * POWER(SIN( PI() * [.$A749] / [.G$1] );2))" office:value-type="float" office:value="19" calcext:value-type="float">
            <text:p>19</text:p>
          </table:table-cell>
          <table:table-cell table:formula="of:=[.H$2]-FLOOR(POWER(IF(MOD([.$A749];[.H$1])&lt;[.H$1]/2;FLOOR(MOD([.$A749];[.H$1]) * [.H$2] *2 / ([.H$1]-1));[.H$2]-FLOOR(MOD(FLOOR([.$A749]-[.H$1]/2);[.H$1]) * [.H$2] *2 / ([.H$1]-1)));2)/[.H$2])" office:value-type="float" office:value="248" calcext:value-type="float">
            <text:p>248</text:p>
          </table:table-cell>
          <table:table-cell table:formula="of:=FLOOR( [.I$2] * ABS(SIN( PI() * [.$A749] / [.I$1] )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FLOOR([.$B$2]/2 + [.$B$2]/2 * SIN(2 *  PI() * [.$A750] / [.$B$1] ))" office:value-type="float" office:value="61" calcext:value-type="float">
            <text:p>61</text:p>
          </table:table-cell>
          <table:table-cell table:formula="of:=FLOOR(MOD([.$A750];[.C$1]) * [.C$2] / ([.C$1]-1))" office:value-type="float" office:value="234" calcext:value-type="float">
            <text:p>234</text:p>
          </table:table-cell>
          <table:table-cell table:formula="of:=FLOOR(MOD([.D$1]-[.$A750] -1;[.D$1]) * [.D$2] / ([.D$1]-1))" office:value-type="float" office:value="21" calcext:value-type="float">
            <text:p>21</text:p>
          </table:table-cell>
          <table:table-cell table:formula="of:=(IF(MOD([.$A750];[.E$1])&lt;FLOOR([.E$1]/2);0;[.E$2]))" office:value-type="float" office:value="255" calcext:value-type="float">
            <text:p>255</text:p>
          </table:table-cell>
          <table:table-cell table:formula="of:=IF(MOD([.$A750];[.F$1])&lt;[.F$1]/2;FLOOR(MOD([.$A750];[.F$1]) * [.F$2] *2 / ([.F$1]-1));[.F$2]-FLOOR(MOD(FLOOR([.$A750]-[.F$1]/2);[.F$1]) * [.F$2] *2 / ([.F$1]-1)))" office:value-type="float" office:value="43" calcext:value-type="float">
            <text:p>43</text:p>
          </table:table-cell>
          <table:table-cell table:formula="of:=FLOOR([.G$2] * POWER(SIN( PI() * [.$A750] / [.G$1] );2))" office:value-type="float" office:value="18" calcext:value-type="float">
            <text:p>18</text:p>
          </table:table-cell>
          <table:table-cell table:formula="of:=[.H$2]-FLOOR(POWER(IF(MOD([.$A750];[.H$1])&lt;[.H$1]/2;FLOOR(MOD([.$A750];[.H$1]) * [.H$2] *2 / ([.H$1]-1));[.H$2]-FLOOR(MOD(FLOOR([.$A750]-[.H$1]/2);[.H$1]) * [.H$2] *2 / ([.H$1]-1)));2)/[.H$2])" office:value-type="float" office:value="248" calcext:value-type="float">
            <text:p>248</text:p>
          </table:table-cell>
          <table:table-cell table:formula="of:=FLOOR( [.I$2] * ABS(SIN( PI() * [.$A750] / [.I$1] )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FLOOR([.$B$2]/2 + [.$B$2]/2 * SIN(2 *  PI() * [.$A751] / [.$B$1] ))" office:value-type="float" office:value="64" calcext:value-type="float">
            <text:p>64</text:p>
          </table:table-cell>
          <table:table-cell table:formula="of:=FLOOR(MOD([.$A751];[.C$1]) * [.C$2] / ([.C$1]-1))" office:value-type="float" office:value="235" calcext:value-type="float">
            <text:p>235</text:p>
          </table:table-cell>
          <table:table-cell table:formula="of:=FLOOR(MOD([.D$1]-[.$A751] -1;[.D$1]) * [.D$2] / ([.D$1]-1))" office:value-type="float" office:value="20" calcext:value-type="float">
            <text:p>20</text:p>
          </table:table-cell>
          <table:table-cell table:formula="of:=(IF(MOD([.$A751];[.E$1])&lt;FLOOR([.E$1]/2);0;[.E$2]))" office:value-type="float" office:value="255" calcext:value-type="float">
            <text:p>255</text:p>
          </table:table-cell>
          <table:table-cell table:formula="of:=IF(MOD([.$A751];[.F$1])&lt;[.F$1]/2;FLOOR(MOD([.$A751];[.F$1]) * [.F$2] *2 / ([.F$1]-1));[.F$2]-FLOOR(MOD(FLOOR([.$A751]-[.F$1]/2);[.F$1]) * [.F$2] *2 / ([.F$1]-1)))" office:value-type="float" office:value="41" calcext:value-type="float">
            <text:p>41</text:p>
          </table:table-cell>
          <table:table-cell table:formula="of:=FLOOR([.G$2] * POWER(SIN( PI() * [.$A751] / [.G$1] );2))" office:value-type="float" office:value="16" calcext:value-type="float">
            <text:p>16</text:p>
          </table:table-cell>
          <table:table-cell table:formula="of:=[.H$2]-FLOOR(POWER(IF(MOD([.$A751];[.H$1])&lt;[.H$1]/2;FLOOR(MOD([.$A751];[.H$1]) * [.H$2] *2 / ([.H$1]-1));[.H$2]-FLOOR(MOD(FLOOR([.$A751]-[.H$1]/2);[.H$1]) * [.H$2] *2 / ([.H$1]-1)));2)/[.H$2])" office:value-type="float" office:value="249" calcext:value-type="float">
            <text:p>249</text:p>
          </table:table-cell>
          <table:table-cell table:formula="of:=FLOOR( [.I$2] * ABS(SIN( PI() * [.$A751] / [.I$1] )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FLOOR([.$B$2]/2 + [.$B$2]/2 * SIN(2 *  PI() * [.$A752] / [.$B$1] ))" office:value-type="float" office:value="67" calcext:value-type="float">
            <text:p>67</text:p>
          </table:table-cell>
          <table:table-cell table:formula="of:=FLOOR(MOD([.$A752];[.C$1]) * [.C$2] / ([.C$1]-1))" office:value-type="float" office:value="236" calcext:value-type="float">
            <text:p>236</text:p>
          </table:table-cell>
          <table:table-cell table:formula="of:=FLOOR(MOD([.D$1]-[.$A752] -1;[.D$1]) * [.D$2] / ([.D$1]-1))" office:value-type="float" office:value="19" calcext:value-type="float">
            <text:p>19</text:p>
          </table:table-cell>
          <table:table-cell table:formula="of:=(IF(MOD([.$A752];[.E$1])&lt;FLOOR([.E$1]/2);0;[.E$2]))" office:value-type="float" office:value="255" calcext:value-type="float">
            <text:p>255</text:p>
          </table:table-cell>
          <table:table-cell table:formula="of:=IF(MOD([.$A752];[.F$1])&lt;[.F$1]/2;FLOOR(MOD([.$A752];[.F$1]) * [.F$2] *2 / ([.F$1]-1));[.F$2]-FLOOR(MOD(FLOOR([.$A752]-[.F$1]/2);[.F$1]) * [.F$2] *2 / ([.F$1]-1)))" office:value-type="float" office:value="39" calcext:value-type="float">
            <text:p>39</text:p>
          </table:table-cell>
          <table:table-cell table:formula="of:=FLOOR([.G$2] * POWER(SIN( PI() * [.$A752] / [.G$1] );2))" office:value-type="float" office:value="15" calcext:value-type="float">
            <text:p>15</text:p>
          </table:table-cell>
          <table:table-cell table:formula="of:=[.H$2]-FLOOR(POWER(IF(MOD([.$A752];[.H$1])&lt;[.H$1]/2;FLOOR(MOD([.$A752];[.H$1]) * [.H$2] *2 / ([.H$1]-1));[.H$2]-FLOOR(MOD(FLOOR([.$A752]-[.H$1]/2);[.H$1]) * [.H$2] *2 / ([.H$1]-1)));2)/[.H$2])" office:value-type="float" office:value="250" calcext:value-type="float">
            <text:p>250</text:p>
          </table:table-cell>
          <table:table-cell table:formula="of:=FLOOR( [.I$2] * ABS(SIN( PI() * [.$A752] / [.I$1] )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FLOOR([.$B$2]/2 + [.$B$2]/2 * SIN(2 *  PI() * [.$A753] / [.$B$1] ))" office:value-type="float" office:value="70" calcext:value-type="float">
            <text:p>70</text:p>
          </table:table-cell>
          <table:table-cell table:formula="of:=FLOOR(MOD([.$A753];[.C$1]) * [.C$2] / ([.C$1]-1))" office:value-type="float" office:value="237" calcext:value-type="float">
            <text:p>237</text:p>
          </table:table-cell>
          <table:table-cell table:formula="of:=FLOOR(MOD([.D$1]-[.$A753] -1;[.D$1]) * [.D$2] / ([.D$1]-1))" office:value-type="float" office:value="18" calcext:value-type="float">
            <text:p>18</text:p>
          </table:table-cell>
          <table:table-cell table:formula="of:=(IF(MOD([.$A753];[.E$1])&lt;FLOOR([.E$1]/2);0;[.E$2]))" office:value-type="float" office:value="255" calcext:value-type="float">
            <text:p>255</text:p>
          </table:table-cell>
          <table:table-cell table:formula="of:=IF(MOD([.$A753];[.F$1])&lt;[.F$1]/2;FLOOR(MOD([.$A753];[.F$1]) * [.F$2] *2 / ([.F$1]-1));[.F$2]-FLOOR(MOD(FLOOR([.$A753]-[.F$1]/2);[.F$1]) * [.F$2] *2 / ([.F$1]-1)))" office:value-type="float" office:value="37" calcext:value-type="float">
            <text:p>37</text:p>
          </table:table-cell>
          <table:table-cell table:formula="of:=FLOOR([.G$2] * POWER(SIN( PI() * [.$A753] / [.G$1] );2))" office:value-type="float" office:value="13" calcext:value-type="float">
            <text:p>13</text:p>
          </table:table-cell>
          <table:table-cell table:formula="of:=[.H$2]-FLOOR(POWER(IF(MOD([.$A753];[.H$1])&lt;[.H$1]/2;FLOOR(MOD([.$A753];[.H$1]) * [.H$2] *2 / ([.H$1]-1));[.H$2]-FLOOR(MOD(FLOOR([.$A753]-[.H$1]/2);[.H$1]) * [.H$2] *2 / ([.H$1]-1)));2)/[.H$2])" office:value-type="float" office:value="250" calcext:value-type="float">
            <text:p>250</text:p>
          </table:table-cell>
          <table:table-cell table:formula="of:=FLOOR( [.I$2] * ABS(SIN( PI() * [.$A753] / [.I$1] 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FLOOR([.$B$2]/2 + [.$B$2]/2 * SIN(2 *  PI() * [.$A754] / [.$B$1] ))" office:value-type="float" office:value="72" calcext:value-type="float">
            <text:p>72</text:p>
          </table:table-cell>
          <table:table-cell table:formula="of:=FLOOR(MOD([.$A754];[.C$1]) * [.C$2] / ([.C$1]-1))" office:value-type="float" office:value="238" calcext:value-type="float">
            <text:p>238</text:p>
          </table:table-cell>
          <table:table-cell table:formula="of:=FLOOR(MOD([.D$1]-[.$A754] -1;[.D$1]) * [.D$2] / ([.D$1]-1))" office:value-type="float" office:value="17" calcext:value-type="float">
            <text:p>17</text:p>
          </table:table-cell>
          <table:table-cell table:formula="of:=(IF(MOD([.$A754];[.E$1])&lt;FLOOR([.E$1]/2);0;[.E$2]))" office:value-type="float" office:value="255" calcext:value-type="float">
            <text:p>255</text:p>
          </table:table-cell>
          <table:table-cell table:formula="of:=IF(MOD([.$A754];[.F$1])&lt;[.F$1]/2;FLOOR(MOD([.$A754];[.F$1]) * [.F$2] *2 / ([.F$1]-1));[.F$2]-FLOOR(MOD(FLOOR([.$A754]-[.F$1]/2);[.F$1]) * [.F$2] *2 / ([.F$1]-1)))" office:value-type="float" office:value="35" calcext:value-type="float">
            <text:p>35</text:p>
          </table:table-cell>
          <table:table-cell table:formula="of:=FLOOR([.G$2] * POWER(SIN( PI() * [.$A754] / [.G$1] );2))" office:value-type="float" office:value="12" calcext:value-type="float">
            <text:p>12</text:p>
          </table:table-cell>
          <table:table-cell table:formula="of:=[.H$2]-FLOOR(POWER(IF(MOD([.$A754];[.H$1])&lt;[.H$1]/2;FLOOR(MOD([.$A754];[.H$1]) * [.H$2] *2 / ([.H$1]-1));[.H$2]-FLOOR(MOD(FLOOR([.$A754]-[.H$1]/2);[.H$1]) * [.H$2] *2 / ([.H$1]-1)));2)/[.H$2])" office:value-type="float" office:value="251" calcext:value-type="float">
            <text:p>251</text:p>
          </table:table-cell>
          <table:table-cell table:formula="of:=FLOOR( [.I$2] * ABS(SIN( PI() * [.$A754] / [.I$1] 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FLOOR([.$B$2]/2 + [.$B$2]/2 * SIN(2 *  PI() * [.$A755] / [.$B$1] ))" office:value-type="float" office:value="75" calcext:value-type="float">
            <text:p>75</text:p>
          </table:table-cell>
          <table:table-cell table:formula="of:=FLOOR(MOD([.$A755];[.C$1]) * [.C$2] / ([.C$1]-1))" office:value-type="float" office:value="239" calcext:value-type="float">
            <text:p>239</text:p>
          </table:table-cell>
          <table:table-cell table:formula="of:=FLOOR(MOD([.D$1]-[.$A755] -1;[.D$1]) * [.D$2] / ([.D$1]-1))" office:value-type="float" office:value="16" calcext:value-type="float">
            <text:p>16</text:p>
          </table:table-cell>
          <table:table-cell table:formula="of:=(IF(MOD([.$A755];[.E$1])&lt;FLOOR([.E$1]/2);0;[.E$2]))" office:value-type="float" office:value="255" calcext:value-type="float">
            <text:p>255</text:p>
          </table:table-cell>
          <table:table-cell table:formula="of:=IF(MOD([.$A755];[.F$1])&lt;[.F$1]/2;FLOOR(MOD([.$A755];[.F$1]) * [.F$2] *2 / ([.F$1]-1));[.F$2]-FLOOR(MOD(FLOOR([.$A755]-[.F$1]/2);[.F$1]) * [.F$2] *2 / ([.F$1]-1)))" office:value-type="float" office:value="33" calcext:value-type="float">
            <text:p>33</text:p>
          </table:table-cell>
          <table:table-cell table:formula="of:=FLOOR([.G$2] * POWER(SIN( PI() * [.$A755] / [.G$1] );2))" office:value-type="float" office:value="10" calcext:value-type="float">
            <text:p>10</text:p>
          </table:table-cell>
          <table:table-cell table:formula="of:=[.H$2]-FLOOR(POWER(IF(MOD([.$A755];[.H$1])&lt;[.H$1]/2;FLOOR(MOD([.$A755];[.H$1]) * [.H$2] *2 / ([.H$1]-1));[.H$2]-FLOOR(MOD(FLOOR([.$A755]-[.H$1]/2);[.H$1]) * [.H$2] *2 / ([.H$1]-1)));2)/[.H$2])" office:value-type="float" office:value="251" calcext:value-type="float">
            <text:p>251</text:p>
          </table:table-cell>
          <table:table-cell table:formula="of:=FLOOR( [.I$2] * ABS(SIN( PI() * [.$A755] / [.I$1] )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FLOOR([.$B$2]/2 + [.$B$2]/2 * SIN(2 *  PI() * [.$A756] / [.$B$1] ))" office:value-type="float" office:value="78" calcext:value-type="float">
            <text:p>78</text:p>
          </table:table-cell>
          <table:table-cell table:formula="of:=FLOOR(MOD([.$A756];[.C$1]) * [.C$2] / ([.C$1]-1))" office:value-type="float" office:value="240" calcext:value-type="float">
            <text:p>240</text:p>
          </table:table-cell>
          <table:table-cell table:formula="of:=FLOOR(MOD([.D$1]-[.$A756] -1;[.D$1]) * [.D$2] / ([.D$1]-1))" office:value-type="float" office:value="15" calcext:value-type="float">
            <text:p>15</text:p>
          </table:table-cell>
          <table:table-cell table:formula="of:=(IF(MOD([.$A756];[.E$1])&lt;FLOOR([.E$1]/2);0;[.E$2]))" office:value-type="float" office:value="255" calcext:value-type="float">
            <text:p>255</text:p>
          </table:table-cell>
          <table:table-cell table:formula="of:=IF(MOD([.$A756];[.F$1])&lt;[.F$1]/2;FLOOR(MOD([.$A756];[.F$1]) * [.F$2] *2 / ([.F$1]-1));[.F$2]-FLOOR(MOD(FLOOR([.$A756]-[.F$1]/2);[.F$1]) * [.F$2] *2 / ([.F$1]-1)))" office:value-type="float" office:value="31" calcext:value-type="float">
            <text:p>31</text:p>
          </table:table-cell>
          <table:table-cell table:formula="of:=FLOOR([.G$2] * POWER(SIN( PI() * [.$A756] / [.G$1] );2))" office:value-type="float" office:value="9" calcext:value-type="float">
            <text:p>9</text:p>
          </table:table-cell>
          <table:table-cell table:formula="of:=[.H$2]-FLOOR(POWER(IF(MOD([.$A756];[.H$1])&lt;[.H$1]/2;FLOOR(MOD([.$A756];[.H$1]) * [.H$2] *2 / ([.H$1]-1));[.H$2]-FLOOR(MOD(FLOOR([.$A756]-[.H$1]/2);[.H$1]) * [.H$2] *2 / ([.H$1]-1)));2)/[.H$2])" office:value-type="float" office:value="252" calcext:value-type="float">
            <text:p>252</text:p>
          </table:table-cell>
          <table:table-cell table:formula="of:=FLOOR( [.I$2] * ABS(SIN( PI() * [.$A756] / [.I$1] )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FLOOR([.$B$2]/2 + [.$B$2]/2 * SIN(2 *  PI() * [.$A757] / [.$B$1] ))" office:value-type="float" office:value="81" calcext:value-type="float">
            <text:p>81</text:p>
          </table:table-cell>
          <table:table-cell table:formula="of:=FLOOR(MOD([.$A757];[.C$1]) * [.C$2] / ([.C$1]-1))" office:value-type="float" office:value="241" calcext:value-type="float">
            <text:p>241</text:p>
          </table:table-cell>
          <table:table-cell table:formula="of:=FLOOR(MOD([.D$1]-[.$A757] -1;[.D$1]) * [.D$2] / ([.D$1]-1))" office:value-type="float" office:value="14" calcext:value-type="float">
            <text:p>14</text:p>
          </table:table-cell>
          <table:table-cell table:formula="of:=(IF(MOD([.$A757];[.E$1])&lt;FLOOR([.E$1]/2);0;[.E$2]))" office:value-type="float" office:value="255" calcext:value-type="float">
            <text:p>255</text:p>
          </table:table-cell>
          <table:table-cell table:formula="of:=IF(MOD([.$A757];[.F$1])&lt;[.F$1]/2;FLOOR(MOD([.$A757];[.F$1]) * [.F$2] *2 / ([.F$1]-1));[.F$2]-FLOOR(MOD(FLOOR([.$A757]-[.F$1]/2);[.F$1]) * [.F$2] *2 / ([.F$1]-1)))" office:value-type="float" office:value="29" calcext:value-type="float">
            <text:p>29</text:p>
          </table:table-cell>
          <table:table-cell table:formula="of:=FLOOR([.G$2] * POWER(SIN( PI() * [.$A757] / [.G$1] );2))" office:value-type="float" office:value="8" calcext:value-type="float">
            <text:p>8</text:p>
          </table:table-cell>
          <table:table-cell table:formula="of:=[.H$2]-FLOOR(POWER(IF(MOD([.$A757];[.H$1])&lt;[.H$1]/2;FLOOR(MOD([.$A757];[.H$1]) * [.H$2] *2 / ([.H$1]-1));[.H$2]-FLOOR(MOD(FLOOR([.$A757]-[.H$1]/2);[.H$1]) * [.H$2] *2 / ([.H$1]-1)));2)/[.H$2])" office:value-type="float" office:value="252" calcext:value-type="float">
            <text:p>252</text:p>
          </table:table-cell>
          <table:table-cell table:formula="of:=FLOOR( [.I$2] * ABS(SIN( PI() * [.$A757] / [.I$1] )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FLOOR([.$B$2]/2 + [.$B$2]/2 * SIN(2 *  PI() * [.$A758] / [.$B$1] ))" office:value-type="float" office:value="84" calcext:value-type="float">
            <text:p>84</text:p>
          </table:table-cell>
          <table:table-cell table:formula="of:=FLOOR(MOD([.$A758];[.C$1]) * [.C$2] / ([.C$1]-1))" office:value-type="float" office:value="242" calcext:value-type="float">
            <text:p>242</text:p>
          </table:table-cell>
          <table:table-cell table:formula="of:=FLOOR(MOD([.D$1]-[.$A758] -1;[.D$1]) * [.D$2] / ([.D$1]-1))" office:value-type="float" office:value="13" calcext:value-type="float">
            <text:p>13</text:p>
          </table:table-cell>
          <table:table-cell table:formula="of:=(IF(MOD([.$A758];[.E$1])&lt;FLOOR([.E$1]/2);0;[.E$2]))" office:value-type="float" office:value="255" calcext:value-type="float">
            <text:p>255</text:p>
          </table:table-cell>
          <table:table-cell table:formula="of:=IF(MOD([.$A758];[.F$1])&lt;[.F$1]/2;FLOOR(MOD([.$A758];[.F$1]) * [.F$2] *2 / ([.F$1]-1));[.F$2]-FLOOR(MOD(FLOOR([.$A758]-[.F$1]/2);[.F$1]) * [.F$2] *2 / ([.F$1]-1)))" office:value-type="float" office:value="27" calcext:value-type="float">
            <text:p>27</text:p>
          </table:table-cell>
          <table:table-cell table:formula="of:=FLOOR([.G$2] * POWER(SIN( PI() * [.$A758] / [.G$1] );2))" office:value-type="float" office:value="7" calcext:value-type="float">
            <text:p>7</text:p>
          </table:table-cell>
          <table:table-cell table:formula="of:=[.H$2]-FLOOR(POWER(IF(MOD([.$A758];[.H$1])&lt;[.H$1]/2;FLOOR(MOD([.$A758];[.H$1]) * [.H$2] *2 / ([.H$1]-1));[.H$2]-FLOOR(MOD(FLOOR([.$A758]-[.H$1]/2);[.H$1]) * [.H$2] *2 / ([.H$1]-1)));2)/[.H$2])" office:value-type="float" office:value="253" calcext:value-type="float">
            <text:p>253</text:p>
          </table:table-cell>
          <table:table-cell table:formula="of:=FLOOR( [.I$2] * ABS(SIN( PI() * [.$A758] / [.I$1] )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FLOOR([.$B$2]/2 + [.$B$2]/2 * SIN(2 *  PI() * [.$A759] / [.$B$1] ))" office:value-type="float" office:value="87" calcext:value-type="float">
            <text:p>87</text:p>
          </table:table-cell>
          <table:table-cell table:formula="of:=FLOOR(MOD([.$A759];[.C$1]) * [.C$2] / ([.C$1]-1))" office:value-type="float" office:value="243" calcext:value-type="float">
            <text:p>243</text:p>
          </table:table-cell>
          <table:table-cell table:formula="of:=FLOOR(MOD([.D$1]-[.$A759] -1;[.D$1]) * [.D$2] / ([.D$1]-1))" office:value-type="float" office:value="12" calcext:value-type="float">
            <text:p>12</text:p>
          </table:table-cell>
          <table:table-cell table:formula="of:=(IF(MOD([.$A759];[.E$1])&lt;FLOOR([.E$1]/2);0;[.E$2]))" office:value-type="float" office:value="255" calcext:value-type="float">
            <text:p>255</text:p>
          </table:table-cell>
          <table:table-cell table:formula="of:=IF(MOD([.$A759];[.F$1])&lt;[.F$1]/2;FLOOR(MOD([.$A759];[.F$1]) * [.F$2] *2 / ([.F$1]-1));[.F$2]-FLOOR(MOD(FLOOR([.$A759]-[.F$1]/2);[.F$1]) * [.F$2] *2 / ([.F$1]-1)))" office:value-type="float" office:value="25" calcext:value-type="float">
            <text:p>25</text:p>
          </table:table-cell>
          <table:table-cell table:formula="of:=FLOOR([.G$2] * POWER(SIN( PI() * [.$A759] / [.G$1] );2))" office:value-type="float" office:value="6" calcext:value-type="float">
            <text:p>6</text:p>
          </table:table-cell>
          <table:table-cell table:formula="of:=[.H$2]-FLOOR(POWER(IF(MOD([.$A759];[.H$1])&lt;[.H$1]/2;FLOOR(MOD([.$A759];[.H$1]) * [.H$2] *2 / ([.H$1]-1));[.H$2]-FLOOR(MOD(FLOOR([.$A759]-[.H$1]/2);[.H$1]) * [.H$2] *2 / ([.H$1]-1)));2)/[.H$2])" office:value-type="float" office:value="253" calcext:value-type="float">
            <text:p>253</text:p>
          </table:table-cell>
          <table:table-cell table:formula="of:=FLOOR( [.I$2] * ABS(SIN( PI() * [.$A759] / [.I$1] 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FLOOR([.$B$2]/2 + [.$B$2]/2 * SIN(2 *  PI() * [.$A760] / [.$B$1] ))" office:value-type="float" office:value="90" calcext:value-type="float">
            <text:p>90</text:p>
          </table:table-cell>
          <table:table-cell table:formula="of:=FLOOR(MOD([.$A760];[.C$1]) * [.C$2] / ([.C$1]-1))" office:value-type="float" office:value="244" calcext:value-type="float">
            <text:p>244</text:p>
          </table:table-cell>
          <table:table-cell table:formula="of:=FLOOR(MOD([.D$1]-[.$A760] -1;[.D$1]) * [.D$2] / ([.D$1]-1))" office:value-type="float" office:value="11" calcext:value-type="float">
            <text:p>11</text:p>
          </table:table-cell>
          <table:table-cell table:formula="of:=(IF(MOD([.$A760];[.E$1])&lt;FLOOR([.E$1]/2);0;[.E$2]))" office:value-type="float" office:value="255" calcext:value-type="float">
            <text:p>255</text:p>
          </table:table-cell>
          <table:table-cell table:formula="of:=IF(MOD([.$A760];[.F$1])&lt;[.F$1]/2;FLOOR(MOD([.$A760];[.F$1]) * [.F$2] *2 / ([.F$1]-1));[.F$2]-FLOOR(MOD(FLOOR([.$A760]-[.F$1]/2);[.F$1]) * [.F$2] *2 / ([.F$1]-1)))" office:value-type="float" office:value="23" calcext:value-type="float">
            <text:p>23</text:p>
          </table:table-cell>
          <table:table-cell table:formula="of:=FLOOR([.G$2] * POWER(SIN( PI() * [.$A760] / [.G$1] );2))" office:value-type="float" office:value="5" calcext:value-type="float">
            <text:p>5</text:p>
          </table:table-cell>
          <table:table-cell table:formula="of:=[.H$2]-FLOOR(POWER(IF(MOD([.$A760];[.H$1])&lt;[.H$1]/2;FLOOR(MOD([.$A760];[.H$1]) * [.H$2] *2 / ([.H$1]-1));[.H$2]-FLOOR(MOD(FLOOR([.$A760]-[.H$1]/2);[.H$1]) * [.H$2] *2 / ([.H$1]-1)));2)/[.H$2])" office:value-type="float" office:value="253" calcext:value-type="float">
            <text:p>253</text:p>
          </table:table-cell>
          <table:table-cell table:formula="of:=FLOOR( [.I$2] * ABS(SIN( PI() * [.$A760] / [.I$1] )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FLOOR([.$B$2]/2 + [.$B$2]/2 * SIN(2 *  PI() * [.$A761] / [.$B$1] ))" office:value-type="float" office:value="93" calcext:value-type="float">
            <text:p>93</text:p>
          </table:table-cell>
          <table:table-cell table:formula="of:=FLOOR(MOD([.$A761];[.C$1]) * [.C$2] / ([.C$1]-1))" office:value-type="float" office:value="245" calcext:value-type="float">
            <text:p>245</text:p>
          </table:table-cell>
          <table:table-cell table:formula="of:=FLOOR(MOD([.D$1]-[.$A761] -1;[.D$1]) * [.D$2] / ([.D$1]-1))" office:value-type="float" office:value="10" calcext:value-type="float">
            <text:p>10</text:p>
          </table:table-cell>
          <table:table-cell table:formula="of:=(IF(MOD([.$A761];[.E$1])&lt;FLOOR([.E$1]/2);0;[.E$2]))" office:value-type="float" office:value="255" calcext:value-type="float">
            <text:p>255</text:p>
          </table:table-cell>
          <table:table-cell table:formula="of:=IF(MOD([.$A761];[.F$1])&lt;[.F$1]/2;FLOOR(MOD([.$A761];[.F$1]) * [.F$2] *2 / ([.F$1]-1));[.F$2]-FLOOR(MOD(FLOOR([.$A761]-[.F$1]/2);[.F$1]) * [.F$2] *2 / ([.F$1]-1)))" office:value-type="float" office:value="21" calcext:value-type="float">
            <text:p>21</text:p>
          </table:table-cell>
          <table:table-cell table:formula="of:=FLOOR([.G$2] * POWER(SIN( PI() * [.$A761] / [.G$1] );2))" office:value-type="float" office:value="4" calcext:value-type="float">
            <text:p>4</text:p>
          </table:table-cell>
          <table:table-cell table:formula="of:=[.H$2]-FLOOR(POWER(IF(MOD([.$A761];[.H$1])&lt;[.H$1]/2;FLOOR(MOD([.$A761];[.H$1]) * [.H$2] *2 / ([.H$1]-1));[.H$2]-FLOOR(MOD(FLOOR([.$A761]-[.H$1]/2);[.H$1]) * [.H$2] *2 / ([.H$1]-1)));2)/[.H$2])" office:value-type="float" office:value="254" calcext:value-type="float">
            <text:p>254</text:p>
          </table:table-cell>
          <table:table-cell table:formula="of:=FLOOR( [.I$2] * ABS(SIN( PI() * [.$A761] / [.I$1] )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FLOOR([.$B$2]/2 + [.$B$2]/2 * SIN(2 *  PI() * [.$A762] / [.$B$1] ))" office:value-type="float" office:value="96" calcext:value-type="float">
            <text:p>96</text:p>
          </table:table-cell>
          <table:table-cell table:formula="of:=FLOOR(MOD([.$A762];[.C$1]) * [.C$2] / ([.C$1]-1))" office:value-type="float" office:value="246" calcext:value-type="float">
            <text:p>246</text:p>
          </table:table-cell>
          <table:table-cell table:formula="of:=FLOOR(MOD([.D$1]-[.$A762] -1;[.D$1]) * [.D$2] / ([.D$1]-1))" office:value-type="float" office:value="9" calcext:value-type="float">
            <text:p>9</text:p>
          </table:table-cell>
          <table:table-cell table:formula="of:=(IF(MOD([.$A762];[.E$1])&lt;FLOOR([.E$1]/2);0;[.E$2]))" office:value-type="float" office:value="255" calcext:value-type="float">
            <text:p>255</text:p>
          </table:table-cell>
          <table:table-cell table:formula="of:=IF(MOD([.$A762];[.F$1])&lt;[.F$1]/2;FLOOR(MOD([.$A762];[.F$1]) * [.F$2] *2 / ([.F$1]-1));[.F$2]-FLOOR(MOD(FLOOR([.$A762]-[.F$1]/2);[.F$1]) * [.F$2] *2 / ([.F$1]-1)))" office:value-type="float" office:value="19" calcext:value-type="float">
            <text:p>19</text:p>
          </table:table-cell>
          <table:table-cell table:formula="of:=FLOOR([.G$2] * POWER(SIN( PI() * [.$A762] / [.G$1] );2))" office:value-type="float" office:value="3" calcext:value-type="float">
            <text:p>3</text:p>
          </table:table-cell>
          <table:table-cell table:formula="of:=[.H$2]-FLOOR(POWER(IF(MOD([.$A762];[.H$1])&lt;[.H$1]/2;FLOOR(MOD([.$A762];[.H$1]) * [.H$2] *2 / ([.H$1]-1));[.H$2]-FLOOR(MOD(FLOOR([.$A762]-[.H$1]/2);[.H$1]) * [.H$2] *2 / ([.H$1]-1)));2)/[.H$2])" office:value-type="float" office:value="254" calcext:value-type="float">
            <text:p>254</text:p>
          </table:table-cell>
          <table:table-cell table:formula="of:=FLOOR( [.I$2] * ABS(SIN( PI() * [.$A762] / [.I$1] )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FLOOR([.$B$2]/2 + [.$B$2]/2 * SIN(2 *  PI() * [.$A763] / [.$B$1] ))" office:value-type="float" office:value="99" calcext:value-type="float">
            <text:p>99</text:p>
          </table:table-cell>
          <table:table-cell table:formula="of:=FLOOR(MOD([.$A763];[.C$1]) * [.C$2] / ([.C$1]-1))" office:value-type="float" office:value="247" calcext:value-type="float">
            <text:p>247</text:p>
          </table:table-cell>
          <table:table-cell table:formula="of:=FLOOR(MOD([.D$1]-[.$A763] -1;[.D$1]) * [.D$2] / ([.D$1]-1))" office:value-type="float" office:value="8" calcext:value-type="float">
            <text:p>8</text:p>
          </table:table-cell>
          <table:table-cell table:formula="of:=(IF(MOD([.$A763];[.E$1])&lt;FLOOR([.E$1]/2);0;[.E$2]))" office:value-type="float" office:value="255" calcext:value-type="float">
            <text:p>255</text:p>
          </table:table-cell>
          <table:table-cell table:formula="of:=IF(MOD([.$A763];[.F$1])&lt;[.F$1]/2;FLOOR(MOD([.$A763];[.F$1]) * [.F$2] *2 / ([.F$1]-1));[.F$2]-FLOOR(MOD(FLOOR([.$A763]-[.F$1]/2);[.F$1]) * [.F$2] *2 / ([.F$1]-1)))" office:value-type="float" office:value="17" calcext:value-type="float">
            <text:p>17</text:p>
          </table:table-cell>
          <table:table-cell table:formula="of:=FLOOR([.G$2] * POWER(SIN( PI() * [.$A763] / [.G$1] );2))" office:value-type="float" office:value="3" calcext:value-type="float">
            <text:p>3</text:p>
          </table:table-cell>
          <table:table-cell table:formula="of:=[.H$2]-FLOOR(POWER(IF(MOD([.$A763];[.H$1])&lt;[.H$1]/2;FLOOR(MOD([.$A763];[.H$1]) * [.H$2] *2 / ([.H$1]-1));[.H$2]-FLOOR(MOD(FLOOR([.$A763]-[.H$1]/2);[.H$1]) * [.H$2] *2 / ([.H$1]-1)));2)/[.H$2])" office:value-type="float" office:value="254" calcext:value-type="float">
            <text:p>254</text:p>
          </table:table-cell>
          <table:table-cell table:formula="of:=FLOOR( [.I$2] * ABS(SIN( PI() * [.$A763] / [.I$1] )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FLOOR([.$B$2]/2 + [.$B$2]/2 * SIN(2 *  PI() * [.$A764] / [.$B$1] ))" office:value-type="float" office:value="102" calcext:value-type="float">
            <text:p>102</text:p>
          </table:table-cell>
          <table:table-cell table:formula="of:=FLOOR(MOD([.$A764];[.C$1]) * [.C$2] / ([.C$1]-1))" office:value-type="float" office:value="248" calcext:value-type="float">
            <text:p>248</text:p>
          </table:table-cell>
          <table:table-cell table:formula="of:=FLOOR(MOD([.D$1]-[.$A764] -1;[.D$1]) * [.D$2] / ([.D$1]-1))" office:value-type="float" office:value="7" calcext:value-type="float">
            <text:p>7</text:p>
          </table:table-cell>
          <table:table-cell table:formula="of:=(IF(MOD([.$A764];[.E$1])&lt;FLOOR([.E$1]/2);0;[.E$2]))" office:value-type="float" office:value="255" calcext:value-type="float">
            <text:p>255</text:p>
          </table:table-cell>
          <table:table-cell table:formula="of:=IF(MOD([.$A764];[.F$1])&lt;[.F$1]/2;FLOOR(MOD([.$A764];[.F$1]) * [.F$2] *2 / ([.F$1]-1));[.F$2]-FLOOR(MOD(FLOOR([.$A764]-[.F$1]/2);[.F$1]) * [.F$2] *2 / ([.F$1]-1)))" office:value-type="float" office:value="15" calcext:value-type="float">
            <text:p>15</text:p>
          </table:table-cell>
          <table:table-cell table:formula="of:=FLOOR([.G$2] * POWER(SIN( PI() * [.$A764] / [.G$1] );2))" office:value-type="float" office:value="2" calcext:value-type="float">
            <text:p>2</text:p>
          </table:table-cell>
          <table:table-cell table:formula="of:=[.H$2]-FLOOR(POWER(IF(MOD([.$A764];[.H$1])&lt;[.H$1]/2;FLOOR(MOD([.$A764];[.H$1]) * [.H$2] *2 / ([.H$1]-1));[.H$2]-FLOOR(MOD(FLOOR([.$A764]-[.H$1]/2);[.H$1]) * [.H$2] *2 / ([.H$1]-1)));2)/[.H$2])" office:value-type="float" office:value="255" calcext:value-type="float">
            <text:p>255</text:p>
          </table:table-cell>
          <table:table-cell table:formula="of:=FLOOR( [.I$2] * ABS(SIN( PI() * [.$A764] / [.I$1] )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FLOOR([.$B$2]/2 + [.$B$2]/2 * SIN(2 *  PI() * [.$A765] / [.$B$1] ))" office:value-type="float" office:value="105" calcext:value-type="float">
            <text:p>105</text:p>
          </table:table-cell>
          <table:table-cell table:formula="of:=FLOOR(MOD([.$A765];[.C$1]) * [.C$2] / ([.C$1]-1))" office:value-type="float" office:value="249" calcext:value-type="float">
            <text:p>249</text:p>
          </table:table-cell>
          <table:table-cell table:formula="of:=FLOOR(MOD([.D$1]-[.$A765] -1;[.D$1]) * [.D$2] / ([.D$1]-1))" office:value-type="float" office:value="6" calcext:value-type="float">
            <text:p>6</text:p>
          </table:table-cell>
          <table:table-cell table:formula="of:=(IF(MOD([.$A765];[.E$1])&lt;FLOOR([.E$1]/2);0;[.E$2]))" office:value-type="float" office:value="255" calcext:value-type="float">
            <text:p>255</text:p>
          </table:table-cell>
          <table:table-cell table:formula="of:=IF(MOD([.$A765];[.F$1])&lt;[.F$1]/2;FLOOR(MOD([.$A765];[.F$1]) * [.F$2] *2 / ([.F$1]-1));[.F$2]-FLOOR(MOD(FLOOR([.$A765]-[.F$1]/2);[.F$1]) * [.F$2] *2 / ([.F$1]-1)))" office:value-type="float" office:value="13" calcext:value-type="float">
            <text:p>13</text:p>
          </table:table-cell>
          <table:table-cell table:formula="of:=FLOOR([.G$2] * POWER(SIN( PI() * [.$A765] / [.G$1] );2))" office:value-type="float" office:value="1" calcext:value-type="float">
            <text:p>1</text:p>
          </table:table-cell>
          <table:table-cell table:formula="of:=[.H$2]-FLOOR(POWER(IF(MOD([.$A765];[.H$1])&lt;[.H$1]/2;FLOOR(MOD([.$A765];[.H$1]) * [.H$2] *2 / ([.H$1]-1));[.H$2]-FLOOR(MOD(FLOOR([.$A765]-[.H$1]/2);[.H$1]) * [.H$2] *2 / ([.H$1]-1)));2)/[.H$2])" office:value-type="float" office:value="255" calcext:value-type="float">
            <text:p>255</text:p>
          </table:table-cell>
          <table:table-cell table:formula="of:=FLOOR( [.I$2] * ABS(SIN( PI() * [.$A765] / [.I$1] )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FLOOR([.$B$2]/2 + [.$B$2]/2 * SIN(2 *  PI() * [.$A766] / [.$B$1] ))" office:value-type="float" office:value="108" calcext:value-type="float">
            <text:p>108</text:p>
          </table:table-cell>
          <table:table-cell table:formula="of:=FLOOR(MOD([.$A766];[.C$1]) * [.C$2] / ([.C$1]-1))" office:value-type="float" office:value="250" calcext:value-type="float">
            <text:p>250</text:p>
          </table:table-cell>
          <table:table-cell table:formula="of:=FLOOR(MOD([.D$1]-[.$A766] -1;[.D$1]) * [.D$2] / ([.D$1]-1))" office:value-type="float" office:value="5" calcext:value-type="float">
            <text:p>5</text:p>
          </table:table-cell>
          <table:table-cell table:formula="of:=(IF(MOD([.$A766];[.E$1])&lt;FLOOR([.E$1]/2);0;[.E$2]))" office:value-type="float" office:value="255" calcext:value-type="float">
            <text:p>255</text:p>
          </table:table-cell>
          <table:table-cell table:formula="of:=IF(MOD([.$A766];[.F$1])&lt;[.F$1]/2;FLOOR(MOD([.$A766];[.F$1]) * [.F$2] *2 / ([.F$1]-1));[.F$2]-FLOOR(MOD(FLOOR([.$A766]-[.F$1]/2);[.F$1]) * [.F$2] *2 / ([.F$1]-1)))" office:value-type="float" office:value="11" calcext:value-type="float">
            <text:p>11</text:p>
          </table:table-cell>
          <table:table-cell table:formula="of:=FLOOR([.G$2] * POWER(SIN( PI() * [.$A766] / [.G$1] );2))" office:value-type="float" office:value="1" calcext:value-type="float">
            <text:p>1</text:p>
          </table:table-cell>
          <table:table-cell table:formula="of:=[.H$2]-FLOOR(POWER(IF(MOD([.$A766];[.H$1])&lt;[.H$1]/2;FLOOR(MOD([.$A766];[.H$1]) * [.H$2] *2 / ([.H$1]-1));[.H$2]-FLOOR(MOD(FLOOR([.$A766]-[.H$1]/2);[.H$1]) * [.H$2] *2 / ([.H$1]-1)));2)/[.H$2])" office:value-type="float" office:value="255" calcext:value-type="float">
            <text:p>255</text:p>
          </table:table-cell>
          <table:table-cell table:formula="of:=FLOOR( [.I$2] * ABS(SIN( PI() * [.$A766] / [.I$1] )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FLOOR([.$B$2]/2 + [.$B$2]/2 * SIN(2 *  PI() * [.$A767] / [.$B$1] ))" office:value-type="float" office:value="111" calcext:value-type="float">
            <text:p>111</text:p>
          </table:table-cell>
          <table:table-cell table:formula="of:=FLOOR(MOD([.$A767];[.C$1]) * [.C$2] / ([.C$1]-1))" office:value-type="float" office:value="251" calcext:value-type="float">
            <text:p>251</text:p>
          </table:table-cell>
          <table:table-cell table:formula="of:=FLOOR(MOD([.D$1]-[.$A767] -1;[.D$1]) * [.D$2] / ([.D$1]-1))" office:value-type="float" office:value="4" calcext:value-type="float">
            <text:p>4</text:p>
          </table:table-cell>
          <table:table-cell table:formula="of:=(IF(MOD([.$A767];[.E$1])&lt;FLOOR([.E$1]/2);0;[.E$2]))" office:value-type="float" office:value="255" calcext:value-type="float">
            <text:p>255</text:p>
          </table:table-cell>
          <table:table-cell table:formula="of:=IF(MOD([.$A767];[.F$1])&lt;[.F$1]/2;FLOOR(MOD([.$A767];[.F$1]) * [.F$2] *2 / ([.F$1]-1));[.F$2]-FLOOR(MOD(FLOOR([.$A767]-[.F$1]/2);[.F$1]) * [.F$2] *2 / ([.F$1]-1)))" office:value-type="float" office:value="9" calcext:value-type="float">
            <text:p>9</text:p>
          </table:table-cell>
          <table:table-cell table:formula="of:=FLOOR([.G$2] * POWER(SIN( PI() * [.$A767] / [.G$1] );2))" office:value-type="float" office:value="0" calcext:value-type="float">
            <text:p>0</text:p>
          </table:table-cell>
          <table:table-cell table:formula="of:=[.H$2]-FLOOR(POWER(IF(MOD([.$A767];[.H$1])&lt;[.H$1]/2;FLOOR(MOD([.$A767];[.H$1]) * [.H$2] *2 / ([.H$1]-1));[.H$2]-FLOOR(MOD(FLOOR([.$A767]-[.H$1]/2);[.H$1]) * [.H$2] *2 / ([.H$1]-1)));2)/[.H$2])" office:value-type="float" office:value="255" calcext:value-type="float">
            <text:p>255</text:p>
          </table:table-cell>
          <table:table-cell table:formula="of:=FLOOR( [.I$2] * ABS(SIN( PI() * [.$A767] / [.I$1] )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FLOOR([.$B$2]/2 + [.$B$2]/2 * SIN(2 *  PI() * [.$A768] / [.$B$1] ))" office:value-type="float" office:value="115" calcext:value-type="float">
            <text:p>115</text:p>
          </table:table-cell>
          <table:table-cell table:formula="of:=FLOOR(MOD([.$A768];[.C$1]) * [.C$2] / ([.C$1]-1))" office:value-type="float" office:value="252" calcext:value-type="float">
            <text:p>252</text:p>
          </table:table-cell>
          <table:table-cell table:formula="of:=FLOOR(MOD([.D$1]-[.$A768] -1;[.D$1]) * [.D$2] / ([.D$1]-1))" office:value-type="float" office:value="3" calcext:value-type="float">
            <text:p>3</text:p>
          </table:table-cell>
          <table:table-cell table:formula="of:=(IF(MOD([.$A768];[.E$1])&lt;FLOOR([.E$1]/2);0;[.E$2]))" office:value-type="float" office:value="255" calcext:value-type="float">
            <text:p>255</text:p>
          </table:table-cell>
          <table:table-cell table:formula="of:=IF(MOD([.$A768];[.F$1])&lt;[.F$1]/2;FLOOR(MOD([.$A768];[.F$1]) * [.F$2] *2 / ([.F$1]-1));[.F$2]-FLOOR(MOD(FLOOR([.$A768]-[.F$1]/2);[.F$1]) * [.F$2] *2 / ([.F$1]-1)))" office:value-type="float" office:value="7" calcext:value-type="float">
            <text:p>7</text:p>
          </table:table-cell>
          <table:table-cell table:formula="of:=FLOOR([.G$2] * POWER(SIN( PI() * [.$A768] / [.G$1] );2))" office:value-type="float" office:value="0" calcext:value-type="float">
            <text:p>0</text:p>
          </table:table-cell>
          <table:table-cell table:formula="of:=[.H$2]-FLOOR(POWER(IF(MOD([.$A768];[.H$1])&lt;[.H$1]/2;FLOOR(MOD([.$A768];[.H$1]) * [.H$2] *2 / ([.H$1]-1));[.H$2]-FLOOR(MOD(FLOOR([.$A768]-[.H$1]/2);[.H$1]) * [.H$2] *2 / ([.H$1]-1)));2)/[.H$2])" office:value-type="float" office:value="255" calcext:value-type="float">
            <text:p>255</text:p>
          </table:table-cell>
          <table:table-cell table:formula="of:=FLOOR( [.I$2] * ABS(SIN( PI() * [.$A768] / [.I$1] )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FLOOR([.$B$2]/2 + [.$B$2]/2 * SIN(2 *  PI() * [.$A769] / [.$B$1] ))" office:value-type="float" office:value="118" calcext:value-type="float">
            <text:p>118</text:p>
          </table:table-cell>
          <table:table-cell table:formula="of:=FLOOR(MOD([.$A769];[.C$1]) * [.C$2] / ([.C$1]-1))" office:value-type="float" office:value="253" calcext:value-type="float">
            <text:p>253</text:p>
          </table:table-cell>
          <table:table-cell table:formula="of:=FLOOR(MOD([.D$1]-[.$A769] -1;[.D$1]) * [.D$2] / ([.D$1]-1))" office:value-type="float" office:value="2" calcext:value-type="float">
            <text:p>2</text:p>
          </table:table-cell>
          <table:table-cell table:formula="of:=(IF(MOD([.$A769];[.E$1])&lt;FLOOR([.E$1]/2);0;[.E$2]))" office:value-type="float" office:value="255" calcext:value-type="float">
            <text:p>255</text:p>
          </table:table-cell>
          <table:table-cell table:formula="of:=IF(MOD([.$A769];[.F$1])&lt;[.F$1]/2;FLOOR(MOD([.$A769];[.F$1]) * [.F$2] *2 / ([.F$1]-1));[.F$2]-FLOOR(MOD(FLOOR([.$A769]-[.F$1]/2);[.F$1]) * [.F$2] *2 / ([.F$1]-1)))" office:value-type="float" office:value="5" calcext:value-type="float">
            <text:p>5</text:p>
          </table:table-cell>
          <table:table-cell table:formula="of:=FLOOR([.G$2] * POWER(SIN( PI() * [.$A769] / [.G$1] );2))" office:value-type="float" office:value="0" calcext:value-type="float">
            <text:p>0</text:p>
          </table:table-cell>
          <table:table-cell table:formula="of:=[.H$2]-FLOOR(POWER(IF(MOD([.$A769];[.H$1])&lt;[.H$1]/2;FLOOR(MOD([.$A769];[.H$1]) * [.H$2] *2 / ([.H$1]-1));[.H$2]-FLOOR(MOD(FLOOR([.$A769]-[.H$1]/2);[.H$1]) * [.H$2] *2 / ([.H$1]-1)));2)/[.H$2])" office:value-type="float" office:value="255" calcext:value-type="float">
            <text:p>255</text:p>
          </table:table-cell>
          <table:table-cell table:formula="of:=FLOOR( [.I$2] * ABS(SIN( PI() * [.$A769] / [.I$1] )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FLOOR([.$B$2]/2 + [.$B$2]/2 * SIN(2 *  PI() * [.$A770] / [.$B$1] ))" office:value-type="float" office:value="121" calcext:value-type="float">
            <text:p>121</text:p>
          </table:table-cell>
          <table:table-cell table:formula="of:=FLOOR(MOD([.$A770];[.C$1]) * [.C$2] / ([.C$1]-1))" office:value-type="float" office:value="254" calcext:value-type="float">
            <text:p>254</text:p>
          </table:table-cell>
          <table:table-cell table:formula="of:=FLOOR(MOD([.D$1]-[.$A770] -1;[.D$1]) * [.D$2] / ([.D$1]-1))" office:value-type="float" office:value="1" calcext:value-type="float">
            <text:p>1</text:p>
          </table:table-cell>
          <table:table-cell table:formula="of:=(IF(MOD([.$A770];[.E$1])&lt;FLOOR([.E$1]/2);0;[.E$2]))" office:value-type="float" office:value="255" calcext:value-type="float">
            <text:p>255</text:p>
          </table:table-cell>
          <table:table-cell table:formula="of:=IF(MOD([.$A770];[.F$1])&lt;[.F$1]/2;FLOOR(MOD([.$A770];[.F$1]) * [.F$2] *2 / ([.F$1]-1));[.F$2]-FLOOR(MOD(FLOOR([.$A770]-[.F$1]/2);[.F$1]) * [.F$2] *2 / ([.F$1]-1)))" office:value-type="float" office:value="3" calcext:value-type="float">
            <text:p>3</text:p>
          </table:table-cell>
          <table:table-cell table:formula="of:=FLOOR([.G$2] * POWER(SIN( PI() * [.$A770] / [.G$1] );2))" office:value-type="float" office:value="0" calcext:value-type="float">
            <text:p>0</text:p>
          </table:table-cell>
          <table:table-cell table:formula="of:=[.H$2]-FLOOR(POWER(IF(MOD([.$A770];[.H$1])&lt;[.H$1]/2;FLOOR(MOD([.$A770];[.H$1]) * [.H$2] *2 / ([.H$1]-1));[.H$2]-FLOOR(MOD(FLOOR([.$A770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0] / [.I$1] )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FLOOR([.$B$2]/2 + [.$B$2]/2 * SIN(2 *  PI() * [.$A771] / [.$B$1] ))" office:value-type="float" office:value="124" calcext:value-type="float">
            <text:p>124</text:p>
          </table:table-cell>
          <table:table-cell table:formula="of:=FLOOR(MOD([.$A771];[.C$1]) * [.C$2] / ([.C$1]-1))" office:value-type="float" office:value="255" calcext:value-type="float">
            <text:p>255</text:p>
          </table:table-cell>
          <table:table-cell table:formula="of:=FLOOR(MOD([.D$1]-[.$A771] -1;[.D$1]) * [.D$2] / ([.D$1]-1))" office:value-type="float" office:value="0" calcext:value-type="float">
            <text:p>0</text:p>
          </table:table-cell>
          <table:table-cell table:formula="of:=(IF(MOD([.$A771];[.E$1])&lt;FLOOR([.E$1]/2);0;[.E$2]))" office:value-type="float" office:value="255" calcext:value-type="float">
            <text:p>255</text:p>
          </table:table-cell>
          <table:table-cell table:formula="of:=IF(MOD([.$A771];[.F$1])&lt;[.F$1]/2;FLOOR(MOD([.$A771];[.F$1]) * [.F$2] *2 / ([.F$1]-1));[.F$2]-FLOOR(MOD(FLOOR([.$A771]-[.F$1]/2);[.F$1]) * [.F$2] *2 / ([.F$1]-1)))" office:value-type="float" office:value="1" calcext:value-type="float">
            <text:p>1</text:p>
          </table:table-cell>
          <table:table-cell table:formula="of:=FLOOR([.G$2] * POWER(SIN( PI() * [.$A771] / [.G$1] );2))" office:value-type="float" office:value="0" calcext:value-type="float">
            <text:p>0</text:p>
          </table:table-cell>
          <table:table-cell table:formula="of:=[.H$2]-FLOOR(POWER(IF(MOD([.$A771];[.H$1])&lt;[.H$1]/2;FLOOR(MOD([.$A771];[.H$1]) * [.H$2] *2 / ([.H$1]-1));[.H$2]-FLOOR(MOD(FLOOR([.$A771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1] / [.I$1] 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FLOOR([.$B$2]/2 + [.$B$2]/2 * SIN(2 *  PI() * [.$A772] / [.$B$1] ))" office:value-type="float" office:value="127" calcext:value-type="float">
            <text:p>127</text:p>
          </table:table-cell>
          <table:table-cell table:formula="of:=FLOOR(MOD([.$A772];[.C$1]) * [.C$2] / ([.C$1]-1))" office:value-type="float" office:value="0" calcext:value-type="float">
            <text:p>0</text:p>
          </table:table-cell>
          <table:table-cell table:formula="of:=FLOOR(MOD([.D$1]-[.$A772] -1;[.D$1]) * [.D$2] / ([.D$1]-1))" office:value-type="float" office:value="255" calcext:value-type="float">
            <text:p>255</text:p>
          </table:table-cell>
          <table:table-cell table:formula="of:=(IF(MOD([.$A772];[.E$1])&lt;FLOOR([.E$1]/2);0;[.E$2]))" office:value-type="float" office:value="0" calcext:value-type="float">
            <text:p>0</text:p>
          </table:table-cell>
          <table:table-cell table:formula="of:=IF(MOD([.$A772];[.F$1])&lt;[.F$1]/2;FLOOR(MOD([.$A772];[.F$1]) * [.F$2] *2 / ([.F$1]-1));[.F$2]-FLOOR(MOD(FLOOR([.$A772]-[.F$1]/2);[.F$1]) * [.F$2] *2 / ([.F$1]-1)))" office:value-type="float" office:value="0" calcext:value-type="float">
            <text:p>0</text:p>
          </table:table-cell>
          <table:table-cell table:formula="of:=FLOOR([.G$2] * POWER(SIN( PI() * [.$A772] / [.G$1] );2))" office:value-type="float" office:value="0" calcext:value-type="float">
            <text:p>0</text:p>
          </table:table-cell>
          <table:table-cell table:formula="of:=[.H$2]-FLOOR(POWER(IF(MOD([.$A772];[.H$1])&lt;[.H$1]/2;FLOOR(MOD([.$A772];[.H$1]) * [.H$2] *2 / ([.H$1]-1));[.H$2]-FLOOR(MOD(FLOOR([.$A772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2] / [.I$1] 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FLOOR([.$B$2]/2 + [.$B$2]/2 * SIN(2 *  PI() * [.$A773] / [.$B$1] ))" office:value-type="float" office:value="130" calcext:value-type="float">
            <text:p>130</text:p>
          </table:table-cell>
          <table:table-cell table:formula="of:=FLOOR(MOD([.$A773];[.C$1]) * [.C$2] / ([.C$1]-1))" office:value-type="float" office:value="1" calcext:value-type="float">
            <text:p>1</text:p>
          </table:table-cell>
          <table:table-cell table:formula="of:=FLOOR(MOD([.D$1]-[.$A773] -1;[.D$1]) * [.D$2] / ([.D$1]-1))" office:value-type="float" office:value="254" calcext:value-type="float">
            <text:p>254</text:p>
          </table:table-cell>
          <table:table-cell table:formula="of:=(IF(MOD([.$A773];[.E$1])&lt;FLOOR([.E$1]/2);0;[.E$2]))" office:value-type="float" office:value="0" calcext:value-type="float">
            <text:p>0</text:p>
          </table:table-cell>
          <table:table-cell table:formula="of:=IF(MOD([.$A773];[.F$1])&lt;[.F$1]/2;FLOOR(MOD([.$A773];[.F$1]) * [.F$2] *2 / ([.F$1]-1));[.F$2]-FLOOR(MOD(FLOOR([.$A773]-[.F$1]/2);[.F$1]) * [.F$2] *2 / ([.F$1]-1)))" office:value-type="float" office:value="2" calcext:value-type="float">
            <text:p>2</text:p>
          </table:table-cell>
          <table:table-cell table:formula="of:=FLOOR([.G$2] * POWER(SIN( PI() * [.$A773] / [.G$1] );2))" office:value-type="float" office:value="0" calcext:value-type="float">
            <text:p>0</text:p>
          </table:table-cell>
          <table:table-cell table:formula="of:=[.H$2]-FLOOR(POWER(IF(MOD([.$A773];[.H$1])&lt;[.H$1]/2;FLOOR(MOD([.$A773];[.H$1]) * [.H$2] *2 / ([.H$1]-1));[.H$2]-FLOOR(MOD(FLOOR([.$A773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3] / [.I$1] 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FLOOR([.$B$2]/2 + [.$B$2]/2 * SIN(2 *  PI() * [.$A774] / [.$B$1] ))" office:value-type="float" office:value="133" calcext:value-type="float">
            <text:p>133</text:p>
          </table:table-cell>
          <table:table-cell table:formula="of:=FLOOR(MOD([.$A774];[.C$1]) * [.C$2] / ([.C$1]-1))" office:value-type="float" office:value="2" calcext:value-type="float">
            <text:p>2</text:p>
          </table:table-cell>
          <table:table-cell table:formula="of:=FLOOR(MOD([.D$1]-[.$A774] -1;[.D$1]) * [.D$2] / ([.D$1]-1))" office:value-type="float" office:value="253" calcext:value-type="float">
            <text:p>253</text:p>
          </table:table-cell>
          <table:table-cell table:formula="of:=(IF(MOD([.$A774];[.E$1])&lt;FLOOR([.E$1]/2);0;[.E$2]))" office:value-type="float" office:value="0" calcext:value-type="float">
            <text:p>0</text:p>
          </table:table-cell>
          <table:table-cell table:formula="of:=IF(MOD([.$A774];[.F$1])&lt;[.F$1]/2;FLOOR(MOD([.$A774];[.F$1]) * [.F$2] *2 / ([.F$1]-1));[.F$2]-FLOOR(MOD(FLOOR([.$A774]-[.F$1]/2);[.F$1]) * [.F$2] *2 / ([.F$1]-1)))" office:value-type="float" office:value="4" calcext:value-type="float">
            <text:p>4</text:p>
          </table:table-cell>
          <table:table-cell table:formula="of:=FLOOR([.G$2] * POWER(SIN( PI() * [.$A774] / [.G$1] );2))" office:value-type="float" office:value="0" calcext:value-type="float">
            <text:p>0</text:p>
          </table:table-cell>
          <table:table-cell table:formula="of:=[.H$2]-FLOOR(POWER(IF(MOD([.$A774];[.H$1])&lt;[.H$1]/2;FLOOR(MOD([.$A774];[.H$1]) * [.H$2] *2 / ([.H$1]-1));[.H$2]-FLOOR(MOD(FLOOR([.$A774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4] / [.I$1] )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FLOOR([.$B$2]/2 + [.$B$2]/2 * SIN(2 *  PI() * [.$A775] / [.$B$1] ))" office:value-type="float" office:value="136" calcext:value-type="float">
            <text:p>136</text:p>
          </table:table-cell>
          <table:table-cell table:formula="of:=FLOOR(MOD([.$A775];[.C$1]) * [.C$2] / ([.C$1]-1))" office:value-type="float" office:value="3" calcext:value-type="float">
            <text:p>3</text:p>
          </table:table-cell>
          <table:table-cell table:formula="of:=FLOOR(MOD([.D$1]-[.$A775] -1;[.D$1]) * [.D$2] / ([.D$1]-1))" office:value-type="float" office:value="252" calcext:value-type="float">
            <text:p>252</text:p>
          </table:table-cell>
          <table:table-cell table:formula="of:=(IF(MOD([.$A775];[.E$1])&lt;FLOOR([.E$1]/2);0;[.E$2]))" office:value-type="float" office:value="0" calcext:value-type="float">
            <text:p>0</text:p>
          </table:table-cell>
          <table:table-cell table:formula="of:=IF(MOD([.$A775];[.F$1])&lt;[.F$1]/2;FLOOR(MOD([.$A775];[.F$1]) * [.F$2] *2 / ([.F$1]-1));[.F$2]-FLOOR(MOD(FLOOR([.$A775]-[.F$1]/2);[.F$1]) * [.F$2] *2 / ([.F$1]-1)))" office:value-type="float" office:value="6" calcext:value-type="float">
            <text:p>6</text:p>
          </table:table-cell>
          <table:table-cell table:formula="of:=FLOOR([.G$2] * POWER(SIN( PI() * [.$A775] / [.G$1] );2))" office:value-type="float" office:value="0" calcext:value-type="float">
            <text:p>0</text:p>
          </table:table-cell>
          <table:table-cell table:formula="of:=[.H$2]-FLOOR(POWER(IF(MOD([.$A775];[.H$1])&lt;[.H$1]/2;FLOOR(MOD([.$A775];[.H$1]) * [.H$2] *2 / ([.H$1]-1));[.H$2]-FLOOR(MOD(FLOOR([.$A775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5] / [.I$1] )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FLOOR([.$B$2]/2 + [.$B$2]/2 * SIN(2 *  PI() * [.$A776] / [.$B$1] ))" office:value-type="float" office:value="139" calcext:value-type="float">
            <text:p>139</text:p>
          </table:table-cell>
          <table:table-cell table:formula="of:=FLOOR(MOD([.$A776];[.C$1]) * [.C$2] / ([.C$1]-1))" office:value-type="float" office:value="4" calcext:value-type="float">
            <text:p>4</text:p>
          </table:table-cell>
          <table:table-cell table:formula="of:=FLOOR(MOD([.D$1]-[.$A776] -1;[.D$1]) * [.D$2] / ([.D$1]-1))" office:value-type="float" office:value="251" calcext:value-type="float">
            <text:p>251</text:p>
          </table:table-cell>
          <table:table-cell table:formula="of:=(IF(MOD([.$A776];[.E$1])&lt;FLOOR([.E$1]/2);0;[.E$2]))" office:value-type="float" office:value="0" calcext:value-type="float">
            <text:p>0</text:p>
          </table:table-cell>
          <table:table-cell table:formula="of:=IF(MOD([.$A776];[.F$1])&lt;[.F$1]/2;FLOOR(MOD([.$A776];[.F$1]) * [.F$2] *2 / ([.F$1]-1));[.F$2]-FLOOR(MOD(FLOOR([.$A776]-[.F$1]/2);[.F$1]) * [.F$2] *2 / ([.F$1]-1)))" office:value-type="float" office:value="8" calcext:value-type="float">
            <text:p>8</text:p>
          </table:table-cell>
          <table:table-cell table:formula="of:=FLOOR([.G$2] * POWER(SIN( PI() * [.$A776] / [.G$1] );2))" office:value-type="float" office:value="0" calcext:value-type="float">
            <text:p>0</text:p>
          </table:table-cell>
          <table:table-cell table:formula="of:=[.H$2]-FLOOR(POWER(IF(MOD([.$A776];[.H$1])&lt;[.H$1]/2;FLOOR(MOD([.$A776];[.H$1]) * [.H$2] *2 / ([.H$1]-1));[.H$2]-FLOOR(MOD(FLOOR([.$A776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6] / [.I$1] )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FLOOR([.$B$2]/2 + [.$B$2]/2 * SIN(2 *  PI() * [.$A777] / [.$B$1] ))" office:value-type="float" office:value="143" calcext:value-type="float">
            <text:p>143</text:p>
          </table:table-cell>
          <table:table-cell table:formula="of:=FLOOR(MOD([.$A777];[.C$1]) * [.C$2] / ([.C$1]-1))" office:value-type="float" office:value="5" calcext:value-type="float">
            <text:p>5</text:p>
          </table:table-cell>
          <table:table-cell table:formula="of:=FLOOR(MOD([.D$1]-[.$A777] -1;[.D$1]) * [.D$2] / ([.D$1]-1))" office:value-type="float" office:value="250" calcext:value-type="float">
            <text:p>250</text:p>
          </table:table-cell>
          <table:table-cell table:formula="of:=(IF(MOD([.$A777];[.E$1])&lt;FLOOR([.E$1]/2);0;[.E$2]))" office:value-type="float" office:value="0" calcext:value-type="float">
            <text:p>0</text:p>
          </table:table-cell>
          <table:table-cell table:formula="of:=IF(MOD([.$A777];[.F$1])&lt;[.F$1]/2;FLOOR(MOD([.$A777];[.F$1]) * [.F$2] *2 / ([.F$1]-1));[.F$2]-FLOOR(MOD(FLOOR([.$A777]-[.F$1]/2);[.F$1]) * [.F$2] *2 / ([.F$1]-1)))" office:value-type="float" office:value="10" calcext:value-type="float">
            <text:p>10</text:p>
          </table:table-cell>
          <table:table-cell table:formula="of:=FLOOR([.G$2] * POWER(SIN( PI() * [.$A777] / [.G$1] );2))" office:value-type="float" office:value="0" calcext:value-type="float">
            <text:p>0</text:p>
          </table:table-cell>
          <table:table-cell table:formula="of:=[.H$2]-FLOOR(POWER(IF(MOD([.$A777];[.H$1])&lt;[.H$1]/2;FLOOR(MOD([.$A777];[.H$1]) * [.H$2] *2 / ([.H$1]-1));[.H$2]-FLOOR(MOD(FLOOR([.$A777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7] / [.I$1] )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FLOOR([.$B$2]/2 + [.$B$2]/2 * SIN(2 *  PI() * [.$A778] / [.$B$1] ))" office:value-type="float" office:value="146" calcext:value-type="float">
            <text:p>146</text:p>
          </table:table-cell>
          <table:table-cell table:formula="of:=FLOOR(MOD([.$A778];[.C$1]) * [.C$2] / ([.C$1]-1))" office:value-type="float" office:value="6" calcext:value-type="float">
            <text:p>6</text:p>
          </table:table-cell>
          <table:table-cell table:formula="of:=FLOOR(MOD([.D$1]-[.$A778] -1;[.D$1]) * [.D$2] / ([.D$1]-1))" office:value-type="float" office:value="249" calcext:value-type="float">
            <text:p>249</text:p>
          </table:table-cell>
          <table:table-cell table:formula="of:=(IF(MOD([.$A778];[.E$1])&lt;FLOOR([.E$1]/2);0;[.E$2]))" office:value-type="float" office:value="0" calcext:value-type="float">
            <text:p>0</text:p>
          </table:table-cell>
          <table:table-cell table:formula="of:=IF(MOD([.$A778];[.F$1])&lt;[.F$1]/2;FLOOR(MOD([.$A778];[.F$1]) * [.F$2] *2 / ([.F$1]-1));[.F$2]-FLOOR(MOD(FLOOR([.$A778]-[.F$1]/2);[.F$1]) * [.F$2] *2 / ([.F$1]-1)))" office:value-type="float" office:value="12" calcext:value-type="float">
            <text:p>12</text:p>
          </table:table-cell>
          <table:table-cell table:formula="of:=FLOOR([.G$2] * POWER(SIN( PI() * [.$A778] / [.G$1] );2))" office:value-type="float" office:value="1" calcext:value-type="float">
            <text:p>1</text:p>
          </table:table-cell>
          <table:table-cell table:formula="of:=[.H$2]-FLOOR(POWER(IF(MOD([.$A778];[.H$1])&lt;[.H$1]/2;FLOOR(MOD([.$A778];[.H$1]) * [.H$2] *2 / ([.H$1]-1));[.H$2]-FLOOR(MOD(FLOOR([.$A778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8] / [.I$1] )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FLOOR([.$B$2]/2 + [.$B$2]/2 * SIN(2 *  PI() * [.$A779] / [.$B$1] ))" office:value-type="float" office:value="149" calcext:value-type="float">
            <text:p>149</text:p>
          </table:table-cell>
          <table:table-cell table:formula="of:=FLOOR(MOD([.$A779];[.C$1]) * [.C$2] / ([.C$1]-1))" office:value-type="float" office:value="7" calcext:value-type="float">
            <text:p>7</text:p>
          </table:table-cell>
          <table:table-cell table:formula="of:=FLOOR(MOD([.D$1]-[.$A779] -1;[.D$1]) * [.D$2] / ([.D$1]-1))" office:value-type="float" office:value="248" calcext:value-type="float">
            <text:p>248</text:p>
          </table:table-cell>
          <table:table-cell table:formula="of:=(IF(MOD([.$A779];[.E$1])&lt;FLOOR([.E$1]/2);0;[.E$2]))" office:value-type="float" office:value="0" calcext:value-type="float">
            <text:p>0</text:p>
          </table:table-cell>
          <table:table-cell table:formula="of:=IF(MOD([.$A779];[.F$1])&lt;[.F$1]/2;FLOOR(MOD([.$A779];[.F$1]) * [.F$2] *2 / ([.F$1]-1));[.F$2]-FLOOR(MOD(FLOOR([.$A779]-[.F$1]/2);[.F$1]) * [.F$2] *2 / ([.F$1]-1)))" office:value-type="float" office:value="14" calcext:value-type="float">
            <text:p>14</text:p>
          </table:table-cell>
          <table:table-cell table:formula="of:=FLOOR([.G$2] * POWER(SIN( PI() * [.$A779] / [.G$1] );2))" office:value-type="float" office:value="1" calcext:value-type="float">
            <text:p>1</text:p>
          </table:table-cell>
          <table:table-cell table:formula="of:=[.H$2]-FLOOR(POWER(IF(MOD([.$A779];[.H$1])&lt;[.H$1]/2;FLOOR(MOD([.$A779];[.H$1]) * [.H$2] *2 / ([.H$1]-1));[.H$2]-FLOOR(MOD(FLOOR([.$A779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9] / [.I$1] )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FLOOR([.$B$2]/2 + [.$B$2]/2 * SIN(2 *  PI() * [.$A780] / [.$B$1] ))" office:value-type="float" office:value="152" calcext:value-type="float">
            <text:p>152</text:p>
          </table:table-cell>
          <table:table-cell table:formula="of:=FLOOR(MOD([.$A780];[.C$1]) * [.C$2] / ([.C$1]-1))" office:value-type="float" office:value="8" calcext:value-type="float">
            <text:p>8</text:p>
          </table:table-cell>
          <table:table-cell table:formula="of:=FLOOR(MOD([.D$1]-[.$A780] -1;[.D$1]) * [.D$2] / ([.D$1]-1))" office:value-type="float" office:value="247" calcext:value-type="float">
            <text:p>247</text:p>
          </table:table-cell>
          <table:table-cell table:formula="of:=(IF(MOD([.$A780];[.E$1])&lt;FLOOR([.E$1]/2);0;[.E$2]))" office:value-type="float" office:value="0" calcext:value-type="float">
            <text:p>0</text:p>
          </table:table-cell>
          <table:table-cell table:formula="of:=IF(MOD([.$A780];[.F$1])&lt;[.F$1]/2;FLOOR(MOD([.$A780];[.F$1]) * [.F$2] *2 / ([.F$1]-1));[.F$2]-FLOOR(MOD(FLOOR([.$A780]-[.F$1]/2);[.F$1]) * [.F$2] *2 / ([.F$1]-1)))" office:value-type="float" office:value="16" calcext:value-type="float">
            <text:p>16</text:p>
          </table:table-cell>
          <table:table-cell table:formula="of:=FLOOR([.G$2] * POWER(SIN( PI() * [.$A780] / [.G$1] );2))" office:value-type="float" office:value="2" calcext:value-type="float">
            <text:p>2</text:p>
          </table:table-cell>
          <table:table-cell table:formula="of:=[.H$2]-FLOOR(POWER(IF(MOD([.$A780];[.H$1])&lt;[.H$1]/2;FLOOR(MOD([.$A780];[.H$1]) * [.H$2] *2 / ([.H$1]-1));[.H$2]-FLOOR(MOD(FLOOR([.$A780]-[.H$1]/2);[.H$1]) * [.H$2] *2 / ([.H$1]-1)));2)/[.H$2])" office:value-type="float" office:value="254" calcext:value-type="float">
            <text:p>254</text:p>
          </table:table-cell>
          <table:table-cell table:formula="of:=FLOOR( [.I$2] * ABS(SIN( PI() * [.$A780] / [.I$1] )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FLOOR([.$B$2]/2 + [.$B$2]/2 * SIN(2 *  PI() * [.$A781] / [.$B$1] ))" office:value-type="float" office:value="155" calcext:value-type="float">
            <text:p>155</text:p>
          </table:table-cell>
          <table:table-cell table:formula="of:=FLOOR(MOD([.$A781];[.C$1]) * [.C$2] / ([.C$1]-1))" office:value-type="float" office:value="9" calcext:value-type="float">
            <text:p>9</text:p>
          </table:table-cell>
          <table:table-cell table:formula="of:=FLOOR(MOD([.D$1]-[.$A781] -1;[.D$1]) * [.D$2] / ([.D$1]-1))" office:value-type="float" office:value="246" calcext:value-type="float">
            <text:p>246</text:p>
          </table:table-cell>
          <table:table-cell table:formula="of:=(IF(MOD([.$A781];[.E$1])&lt;FLOOR([.E$1]/2);0;[.E$2]))" office:value-type="float" office:value="0" calcext:value-type="float">
            <text:p>0</text:p>
          </table:table-cell>
          <table:table-cell table:formula="of:=IF(MOD([.$A781];[.F$1])&lt;[.F$1]/2;FLOOR(MOD([.$A781];[.F$1]) * [.F$2] *2 / ([.F$1]-1));[.F$2]-FLOOR(MOD(FLOOR([.$A781]-[.F$1]/2);[.F$1]) * [.F$2] *2 / ([.F$1]-1)))" office:value-type="float" office:value="18" calcext:value-type="float">
            <text:p>18</text:p>
          </table:table-cell>
          <table:table-cell table:formula="of:=FLOOR([.G$2] * POWER(SIN( PI() * [.$A781] / [.G$1] );2))" office:value-type="float" office:value="3" calcext:value-type="float">
            <text:p>3</text:p>
          </table:table-cell>
          <table:table-cell table:formula="of:=[.H$2]-FLOOR(POWER(IF(MOD([.$A781];[.H$1])&lt;[.H$1]/2;FLOOR(MOD([.$A781];[.H$1]) * [.H$2] *2 / ([.H$1]-1));[.H$2]-FLOOR(MOD(FLOOR([.$A781]-[.H$1]/2);[.H$1]) * [.H$2] *2 / ([.H$1]-1)));2)/[.H$2])" office:value-type="float" office:value="254" calcext:value-type="float">
            <text:p>254</text:p>
          </table:table-cell>
          <table:table-cell table:formula="of:=FLOOR( [.I$2] * ABS(SIN( PI() * [.$A781] / [.I$1] )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FLOOR([.$B$2]/2 + [.$B$2]/2 * SIN(2 *  PI() * [.$A782] / [.$B$1] ))" office:value-type="float" office:value="158" calcext:value-type="float">
            <text:p>158</text:p>
          </table:table-cell>
          <table:table-cell table:formula="of:=FLOOR(MOD([.$A782];[.C$1]) * [.C$2] / ([.C$1]-1))" office:value-type="float" office:value="10" calcext:value-type="float">
            <text:p>10</text:p>
          </table:table-cell>
          <table:table-cell table:formula="of:=FLOOR(MOD([.D$1]-[.$A782] -1;[.D$1]) * [.D$2] / ([.D$1]-1))" office:value-type="float" office:value="245" calcext:value-type="float">
            <text:p>245</text:p>
          </table:table-cell>
          <table:table-cell table:formula="of:=(IF(MOD([.$A782];[.E$1])&lt;FLOOR([.E$1]/2);0;[.E$2]))" office:value-type="float" office:value="0" calcext:value-type="float">
            <text:p>0</text:p>
          </table:table-cell>
          <table:table-cell table:formula="of:=IF(MOD([.$A782];[.F$1])&lt;[.F$1]/2;FLOOR(MOD([.$A782];[.F$1]) * [.F$2] *2 / ([.F$1]-1));[.F$2]-FLOOR(MOD(FLOOR([.$A782]-[.F$1]/2);[.F$1]) * [.F$2] *2 / ([.F$1]-1)))" office:value-type="float" office:value="20" calcext:value-type="float">
            <text:p>20</text:p>
          </table:table-cell>
          <table:table-cell table:formula="of:=FLOOR([.G$2] * POWER(SIN( PI() * [.$A782] / [.G$1] );2))" office:value-type="float" office:value="3" calcext:value-type="float">
            <text:p>3</text:p>
          </table:table-cell>
          <table:table-cell table:formula="of:=[.H$2]-FLOOR(POWER(IF(MOD([.$A782];[.H$1])&lt;[.H$1]/2;FLOOR(MOD([.$A782];[.H$1]) * [.H$2] *2 / ([.H$1]-1));[.H$2]-FLOOR(MOD(FLOOR([.$A782]-[.H$1]/2);[.H$1]) * [.H$2] *2 / ([.H$1]-1)));2)/[.H$2])" office:value-type="float" office:value="254" calcext:value-type="float">
            <text:p>254</text:p>
          </table:table-cell>
          <table:table-cell table:formula="of:=FLOOR( [.I$2] * ABS(SIN( PI() * [.$A782] / [.I$1] )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FLOOR([.$B$2]/2 + [.$B$2]/2 * SIN(2 *  PI() * [.$A783] / [.$B$1] ))" office:value-type="float" office:value="161" calcext:value-type="float">
            <text:p>161</text:p>
          </table:table-cell>
          <table:table-cell table:formula="of:=FLOOR(MOD([.$A783];[.C$1]) * [.C$2] / ([.C$1]-1))" office:value-type="float" office:value="11" calcext:value-type="float">
            <text:p>11</text:p>
          </table:table-cell>
          <table:table-cell table:formula="of:=FLOOR(MOD([.D$1]-[.$A783] -1;[.D$1]) * [.D$2] / ([.D$1]-1))" office:value-type="float" office:value="244" calcext:value-type="float">
            <text:p>244</text:p>
          </table:table-cell>
          <table:table-cell table:formula="of:=(IF(MOD([.$A783];[.E$1])&lt;FLOOR([.E$1]/2);0;[.E$2]))" office:value-type="float" office:value="0" calcext:value-type="float">
            <text:p>0</text:p>
          </table:table-cell>
          <table:table-cell table:formula="of:=IF(MOD([.$A783];[.F$1])&lt;[.F$1]/2;FLOOR(MOD([.$A783];[.F$1]) * [.F$2] *2 / ([.F$1]-1));[.F$2]-FLOOR(MOD(FLOOR([.$A783]-[.F$1]/2);[.F$1]) * [.F$2] *2 / ([.F$1]-1)))" office:value-type="float" office:value="22" calcext:value-type="float">
            <text:p>22</text:p>
          </table:table-cell>
          <table:table-cell table:formula="of:=FLOOR([.G$2] * POWER(SIN( PI() * [.$A783] / [.G$1] );2))" office:value-type="float" office:value="4" calcext:value-type="float">
            <text:p>4</text:p>
          </table:table-cell>
          <table:table-cell table:formula="of:=[.H$2]-FLOOR(POWER(IF(MOD([.$A783];[.H$1])&lt;[.H$1]/2;FLOOR(MOD([.$A783];[.H$1]) * [.H$2] *2 / ([.H$1]-1));[.H$2]-FLOOR(MOD(FLOOR([.$A783]-[.H$1]/2);[.H$1]) * [.H$2] *2 / ([.H$1]-1)));2)/[.H$2])" office:value-type="float" office:value="254" calcext:value-type="float">
            <text:p>254</text:p>
          </table:table-cell>
          <table:table-cell table:formula="of:=FLOOR( [.I$2] * ABS(SIN( PI() * [.$A783] / [.I$1] )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FLOOR([.$B$2]/2 + [.$B$2]/2 * SIN(2 *  PI() * [.$A784] / [.$B$1] ))" office:value-type="float" office:value="164" calcext:value-type="float">
            <text:p>164</text:p>
          </table:table-cell>
          <table:table-cell table:formula="of:=FLOOR(MOD([.$A784];[.C$1]) * [.C$2] / ([.C$1]-1))" office:value-type="float" office:value="12" calcext:value-type="float">
            <text:p>12</text:p>
          </table:table-cell>
          <table:table-cell table:formula="of:=FLOOR(MOD([.D$1]-[.$A784] -1;[.D$1]) * [.D$2] / ([.D$1]-1))" office:value-type="float" office:value="243" calcext:value-type="float">
            <text:p>243</text:p>
          </table:table-cell>
          <table:table-cell table:formula="of:=(IF(MOD([.$A784];[.E$1])&lt;FLOOR([.E$1]/2);0;[.E$2]))" office:value-type="float" office:value="0" calcext:value-type="float">
            <text:p>0</text:p>
          </table:table-cell>
          <table:table-cell table:formula="of:=IF(MOD([.$A784];[.F$1])&lt;[.F$1]/2;FLOOR(MOD([.$A784];[.F$1]) * [.F$2] *2 / ([.F$1]-1));[.F$2]-FLOOR(MOD(FLOOR([.$A784]-[.F$1]/2);[.F$1]) * [.F$2] *2 / ([.F$1]-1)))" office:value-type="float" office:value="24" calcext:value-type="float">
            <text:p>24</text:p>
          </table:table-cell>
          <table:table-cell table:formula="of:=FLOOR([.G$2] * POWER(SIN( PI() * [.$A784] / [.G$1] );2))" office:value-type="float" office:value="5" calcext:value-type="float">
            <text:p>5</text:p>
          </table:table-cell>
          <table:table-cell table:formula="of:=[.H$2]-FLOOR(POWER(IF(MOD([.$A784];[.H$1])&lt;[.H$1]/2;FLOOR(MOD([.$A784];[.H$1]) * [.H$2] *2 / ([.H$1]-1));[.H$2]-FLOOR(MOD(FLOOR([.$A784]-[.H$1]/2);[.H$1]) * [.H$2] *2 / ([.H$1]-1)));2)/[.H$2])" office:value-type="float" office:value="253" calcext:value-type="float">
            <text:p>253</text:p>
          </table:table-cell>
          <table:table-cell table:formula="of:=FLOOR( [.I$2] * ABS(SIN( PI() * [.$A784] / [.I$1] )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FLOOR([.$B$2]/2 + [.$B$2]/2 * SIN(2 *  PI() * [.$A785] / [.$B$1] ))" office:value-type="float" office:value="167" calcext:value-type="float">
            <text:p>167</text:p>
          </table:table-cell>
          <table:table-cell table:formula="of:=FLOOR(MOD([.$A785];[.C$1]) * [.C$2] / ([.C$1]-1))" office:value-type="float" office:value="13" calcext:value-type="float">
            <text:p>13</text:p>
          </table:table-cell>
          <table:table-cell table:formula="of:=FLOOR(MOD([.D$1]-[.$A785] -1;[.D$1]) * [.D$2] / ([.D$1]-1))" office:value-type="float" office:value="242" calcext:value-type="float">
            <text:p>242</text:p>
          </table:table-cell>
          <table:table-cell table:formula="of:=(IF(MOD([.$A785];[.E$1])&lt;FLOOR([.E$1]/2);0;[.E$2]))" office:value-type="float" office:value="0" calcext:value-type="float">
            <text:p>0</text:p>
          </table:table-cell>
          <table:table-cell table:formula="of:=IF(MOD([.$A785];[.F$1])&lt;[.F$1]/2;FLOOR(MOD([.$A785];[.F$1]) * [.F$2] *2 / ([.F$1]-1));[.F$2]-FLOOR(MOD(FLOOR([.$A785]-[.F$1]/2);[.F$1]) * [.F$2] *2 / ([.F$1]-1)))" office:value-type="float" office:value="26" calcext:value-type="float">
            <text:p>26</text:p>
          </table:table-cell>
          <table:table-cell table:formula="of:=FLOOR([.G$2] * POWER(SIN( PI() * [.$A785] / [.G$1] );2))" office:value-type="float" office:value="6" calcext:value-type="float">
            <text:p>6</text:p>
          </table:table-cell>
          <table:table-cell table:formula="of:=[.H$2]-FLOOR(POWER(IF(MOD([.$A785];[.H$1])&lt;[.H$1]/2;FLOOR(MOD([.$A785];[.H$1]) * [.H$2] *2 / ([.H$1]-1));[.H$2]-FLOOR(MOD(FLOOR([.$A785]-[.H$1]/2);[.H$1]) * [.H$2] *2 / ([.H$1]-1)));2)/[.H$2])" office:value-type="float" office:value="253" calcext:value-type="float">
            <text:p>253</text:p>
          </table:table-cell>
          <table:table-cell table:formula="of:=FLOOR( [.I$2] * ABS(SIN( PI() * [.$A785] / [.I$1] 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FLOOR([.$B$2]/2 + [.$B$2]/2 * SIN(2 *  PI() * [.$A786] / [.$B$1] ))" office:value-type="float" office:value="170" calcext:value-type="float">
            <text:p>170</text:p>
          </table:table-cell>
          <table:table-cell table:formula="of:=FLOOR(MOD([.$A786];[.C$1]) * [.C$2] / ([.C$1]-1))" office:value-type="float" office:value="14" calcext:value-type="float">
            <text:p>14</text:p>
          </table:table-cell>
          <table:table-cell table:formula="of:=FLOOR(MOD([.D$1]-[.$A786] -1;[.D$1]) * [.D$2] / ([.D$1]-1))" office:value-type="float" office:value="241" calcext:value-type="float">
            <text:p>241</text:p>
          </table:table-cell>
          <table:table-cell table:formula="of:=(IF(MOD([.$A786];[.E$1])&lt;FLOOR([.E$1]/2);0;[.E$2]))" office:value-type="float" office:value="0" calcext:value-type="float">
            <text:p>0</text:p>
          </table:table-cell>
          <table:table-cell table:formula="of:=IF(MOD([.$A786];[.F$1])&lt;[.F$1]/2;FLOOR(MOD([.$A786];[.F$1]) * [.F$2] *2 / ([.F$1]-1));[.F$2]-FLOOR(MOD(FLOOR([.$A786]-[.F$1]/2);[.F$1]) * [.F$2] *2 / ([.F$1]-1)))" office:value-type="float" office:value="28" calcext:value-type="float">
            <text:p>28</text:p>
          </table:table-cell>
          <table:table-cell table:formula="of:=FLOOR([.G$2] * POWER(SIN( PI() * [.$A786] / [.G$1] );2))" office:value-type="float" office:value="7" calcext:value-type="float">
            <text:p>7</text:p>
          </table:table-cell>
          <table:table-cell table:formula="of:=[.H$2]-FLOOR(POWER(IF(MOD([.$A786];[.H$1])&lt;[.H$1]/2;FLOOR(MOD([.$A786];[.H$1]) * [.H$2] *2 / ([.H$1]-1));[.H$2]-FLOOR(MOD(FLOOR([.$A786]-[.H$1]/2);[.H$1]) * [.H$2] *2 / ([.H$1]-1)));2)/[.H$2])" office:value-type="float" office:value="252" calcext:value-type="float">
            <text:p>252</text:p>
          </table:table-cell>
          <table:table-cell table:formula="of:=FLOOR( [.I$2] * ABS(SIN( PI() * [.$A786] / [.I$1] )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FLOOR([.$B$2]/2 + [.$B$2]/2 * SIN(2 *  PI() * [.$A787] / [.$B$1] ))" office:value-type="float" office:value="173" calcext:value-type="float">
            <text:p>173</text:p>
          </table:table-cell>
          <table:table-cell table:formula="of:=FLOOR(MOD([.$A787];[.C$1]) * [.C$2] / ([.C$1]-1))" office:value-type="float" office:value="15" calcext:value-type="float">
            <text:p>15</text:p>
          </table:table-cell>
          <table:table-cell table:formula="of:=FLOOR(MOD([.D$1]-[.$A787] -1;[.D$1]) * [.D$2] / ([.D$1]-1))" office:value-type="float" office:value="240" calcext:value-type="float">
            <text:p>240</text:p>
          </table:table-cell>
          <table:table-cell table:formula="of:=(IF(MOD([.$A787];[.E$1])&lt;FLOOR([.E$1]/2);0;[.E$2]))" office:value-type="float" office:value="0" calcext:value-type="float">
            <text:p>0</text:p>
          </table:table-cell>
          <table:table-cell table:formula="of:=IF(MOD([.$A787];[.F$1])&lt;[.F$1]/2;FLOOR(MOD([.$A787];[.F$1]) * [.F$2] *2 / ([.F$1]-1));[.F$2]-FLOOR(MOD(FLOOR([.$A787]-[.F$1]/2);[.F$1]) * [.F$2] *2 / ([.F$1]-1)))" office:value-type="float" office:value="30" calcext:value-type="float">
            <text:p>30</text:p>
          </table:table-cell>
          <table:table-cell table:formula="of:=FLOOR([.G$2] * POWER(SIN( PI() * [.$A787] / [.G$1] );2))" office:value-type="float" office:value="8" calcext:value-type="float">
            <text:p>8</text:p>
          </table:table-cell>
          <table:table-cell table:formula="of:=[.H$2]-FLOOR(POWER(IF(MOD([.$A787];[.H$1])&lt;[.H$1]/2;FLOOR(MOD([.$A787];[.H$1]) * [.H$2] *2 / ([.H$1]-1));[.H$2]-FLOOR(MOD(FLOOR([.$A787]-[.H$1]/2);[.H$1]) * [.H$2] *2 / ([.H$1]-1)));2)/[.H$2])" office:value-type="float" office:value="252" calcext:value-type="float">
            <text:p>252</text:p>
          </table:table-cell>
          <table:table-cell table:formula="of:=FLOOR( [.I$2] * ABS(SIN( PI() * [.$A787] / [.I$1] )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FLOOR([.$B$2]/2 + [.$B$2]/2 * SIN(2 *  PI() * [.$A788] / [.$B$1] ))" office:value-type="float" office:value="176" calcext:value-type="float">
            <text:p>176</text:p>
          </table:table-cell>
          <table:table-cell table:formula="of:=FLOOR(MOD([.$A788];[.C$1]) * [.C$2] / ([.C$1]-1))" office:value-type="float" office:value="16" calcext:value-type="float">
            <text:p>16</text:p>
          </table:table-cell>
          <table:table-cell table:formula="of:=FLOOR(MOD([.D$1]-[.$A788] -1;[.D$1]) * [.D$2] / ([.D$1]-1))" office:value-type="float" office:value="239" calcext:value-type="float">
            <text:p>239</text:p>
          </table:table-cell>
          <table:table-cell table:formula="of:=(IF(MOD([.$A788];[.E$1])&lt;FLOOR([.E$1]/2);0;[.E$2]))" office:value-type="float" office:value="0" calcext:value-type="float">
            <text:p>0</text:p>
          </table:table-cell>
          <table:table-cell table:formula="of:=IF(MOD([.$A788];[.F$1])&lt;[.F$1]/2;FLOOR(MOD([.$A788];[.F$1]) * [.F$2] *2 / ([.F$1]-1));[.F$2]-FLOOR(MOD(FLOOR([.$A788]-[.F$1]/2);[.F$1]) * [.F$2] *2 / ([.F$1]-1)))" office:value-type="float" office:value="32" calcext:value-type="float">
            <text:p>32</text:p>
          </table:table-cell>
          <table:table-cell table:formula="of:=FLOOR([.G$2] * POWER(SIN( PI() * [.$A788] / [.G$1] );2))" office:value-type="float" office:value="9" calcext:value-type="float">
            <text:p>9</text:p>
          </table:table-cell>
          <table:table-cell table:formula="of:=[.H$2]-FLOOR(POWER(IF(MOD([.$A788];[.H$1])&lt;[.H$1]/2;FLOOR(MOD([.$A788];[.H$1]) * [.H$2] *2 / ([.H$1]-1));[.H$2]-FLOOR(MOD(FLOOR([.$A788]-[.H$1]/2);[.H$1]) * [.H$2] *2 / ([.H$1]-1)));2)/[.H$2])" office:value-type="float" office:value="251" calcext:value-type="float">
            <text:p>251</text:p>
          </table:table-cell>
          <table:table-cell table:formula="of:=FLOOR( [.I$2] * ABS(SIN( PI() * [.$A788] / [.I$1] )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FLOOR([.$B$2]/2 + [.$B$2]/2 * SIN(2 *  PI() * [.$A789] / [.$B$1] ))" office:value-type="float" office:value="179" calcext:value-type="float">
            <text:p>179</text:p>
          </table:table-cell>
          <table:table-cell table:formula="of:=FLOOR(MOD([.$A789];[.C$1]) * [.C$2] / ([.C$1]-1))" office:value-type="float" office:value="17" calcext:value-type="float">
            <text:p>17</text:p>
          </table:table-cell>
          <table:table-cell table:formula="of:=FLOOR(MOD([.D$1]-[.$A789] -1;[.D$1]) * [.D$2] / ([.D$1]-1))" office:value-type="float" office:value="238" calcext:value-type="float">
            <text:p>238</text:p>
          </table:table-cell>
          <table:table-cell table:formula="of:=(IF(MOD([.$A789];[.E$1])&lt;FLOOR([.E$1]/2);0;[.E$2]))" office:value-type="float" office:value="0" calcext:value-type="float">
            <text:p>0</text:p>
          </table:table-cell>
          <table:table-cell table:formula="of:=IF(MOD([.$A789];[.F$1])&lt;[.F$1]/2;FLOOR(MOD([.$A789];[.F$1]) * [.F$2] *2 / ([.F$1]-1));[.F$2]-FLOOR(MOD(FLOOR([.$A789]-[.F$1]/2);[.F$1]) * [.F$2] *2 / ([.F$1]-1)))" office:value-type="float" office:value="34" calcext:value-type="float">
            <text:p>34</text:p>
          </table:table-cell>
          <table:table-cell table:formula="of:=FLOOR([.G$2] * POWER(SIN( PI() * [.$A789] / [.G$1] );2))" office:value-type="float" office:value="10" calcext:value-type="float">
            <text:p>10</text:p>
          </table:table-cell>
          <table:table-cell table:formula="of:=[.H$2]-FLOOR(POWER(IF(MOD([.$A789];[.H$1])&lt;[.H$1]/2;FLOOR(MOD([.$A789];[.H$1]) * [.H$2] *2 / ([.H$1]-1));[.H$2]-FLOOR(MOD(FLOOR([.$A789]-[.H$1]/2);[.H$1]) * [.H$2] *2 / ([.H$1]-1)));2)/[.H$2])" office:value-type="float" office:value="251" calcext:value-type="float">
            <text:p>251</text:p>
          </table:table-cell>
          <table:table-cell table:formula="of:=FLOOR( [.I$2] * ABS(SIN( PI() * [.$A789] / [.I$1] )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FLOOR([.$B$2]/2 + [.$B$2]/2 * SIN(2 *  PI() * [.$A790] / [.$B$1] ))" office:value-type="float" office:value="182" calcext:value-type="float">
            <text:p>182</text:p>
          </table:table-cell>
          <table:table-cell table:formula="of:=FLOOR(MOD([.$A790];[.C$1]) * [.C$2] / ([.C$1]-1))" office:value-type="float" office:value="18" calcext:value-type="float">
            <text:p>18</text:p>
          </table:table-cell>
          <table:table-cell table:formula="of:=FLOOR(MOD([.D$1]-[.$A790] -1;[.D$1]) * [.D$2] / ([.D$1]-1))" office:value-type="float" office:value="237" calcext:value-type="float">
            <text:p>237</text:p>
          </table:table-cell>
          <table:table-cell table:formula="of:=(IF(MOD([.$A790];[.E$1])&lt;FLOOR([.E$1]/2);0;[.E$2]))" office:value-type="float" office:value="0" calcext:value-type="float">
            <text:p>0</text:p>
          </table:table-cell>
          <table:table-cell table:formula="of:=IF(MOD([.$A790];[.F$1])&lt;[.F$1]/2;FLOOR(MOD([.$A790];[.F$1]) * [.F$2] *2 / ([.F$1]-1));[.F$2]-FLOOR(MOD(FLOOR([.$A790]-[.F$1]/2);[.F$1]) * [.F$2] *2 / ([.F$1]-1)))" office:value-type="float" office:value="36" calcext:value-type="float">
            <text:p>36</text:p>
          </table:table-cell>
          <table:table-cell table:formula="of:=FLOOR([.G$2] * POWER(SIN( PI() * [.$A790] / [.G$1] );2))" office:value-type="float" office:value="12" calcext:value-type="float">
            <text:p>12</text:p>
          </table:table-cell>
          <table:table-cell table:formula="of:=[.H$2]-FLOOR(POWER(IF(MOD([.$A790];[.H$1])&lt;[.H$1]/2;FLOOR(MOD([.$A790];[.H$1]) * [.H$2] *2 / ([.H$1]-1));[.H$2]-FLOOR(MOD(FLOOR([.$A790]-[.H$1]/2);[.H$1]) * [.H$2] *2 / ([.H$1]-1)));2)/[.H$2])" office:value-type="float" office:value="250" calcext:value-type="float">
            <text:p>250</text:p>
          </table:table-cell>
          <table:table-cell table:formula="of:=FLOOR( [.I$2] * ABS(SIN( PI() * [.$A790] / [.I$1] 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FLOOR([.$B$2]/2 + [.$B$2]/2 * SIN(2 *  PI() * [.$A791] / [.$B$1] ))" office:value-type="float" office:value="184" calcext:value-type="float">
            <text:p>184</text:p>
          </table:table-cell>
          <table:table-cell table:formula="of:=FLOOR(MOD([.$A791];[.C$1]) * [.C$2] / ([.C$1]-1))" office:value-type="float" office:value="19" calcext:value-type="float">
            <text:p>19</text:p>
          </table:table-cell>
          <table:table-cell table:formula="of:=FLOOR(MOD([.D$1]-[.$A791] -1;[.D$1]) * [.D$2] / ([.D$1]-1))" office:value-type="float" office:value="236" calcext:value-type="float">
            <text:p>236</text:p>
          </table:table-cell>
          <table:table-cell table:formula="of:=(IF(MOD([.$A791];[.E$1])&lt;FLOOR([.E$1]/2);0;[.E$2]))" office:value-type="float" office:value="0" calcext:value-type="float">
            <text:p>0</text:p>
          </table:table-cell>
          <table:table-cell table:formula="of:=IF(MOD([.$A791];[.F$1])&lt;[.F$1]/2;FLOOR(MOD([.$A791];[.F$1]) * [.F$2] *2 / ([.F$1]-1));[.F$2]-FLOOR(MOD(FLOOR([.$A791]-[.F$1]/2);[.F$1]) * [.F$2] *2 / ([.F$1]-1)))" office:value-type="float" office:value="38" calcext:value-type="float">
            <text:p>38</text:p>
          </table:table-cell>
          <table:table-cell table:formula="of:=FLOOR([.G$2] * POWER(SIN( PI() * [.$A791] / [.G$1] );2))" office:value-type="float" office:value="13" calcext:value-type="float">
            <text:p>13</text:p>
          </table:table-cell>
          <table:table-cell table:formula="of:=[.H$2]-FLOOR(POWER(IF(MOD([.$A791];[.H$1])&lt;[.H$1]/2;FLOOR(MOD([.$A791];[.H$1]) * [.H$2] *2 / ([.H$1]-1));[.H$2]-FLOOR(MOD(FLOOR([.$A791]-[.H$1]/2);[.H$1]) * [.H$2] *2 / ([.H$1]-1)));2)/[.H$2])" office:value-type="float" office:value="250" calcext:value-type="float">
            <text:p>250</text:p>
          </table:table-cell>
          <table:table-cell table:formula="of:=FLOOR( [.I$2] * ABS(SIN( PI() * [.$A791] / [.I$1] 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FLOOR([.$B$2]/2 + [.$B$2]/2 * SIN(2 *  PI() * [.$A792] / [.$B$1] ))" office:value-type="float" office:value="187" calcext:value-type="float">
            <text:p>187</text:p>
          </table:table-cell>
          <table:table-cell table:formula="of:=FLOOR(MOD([.$A792];[.C$1]) * [.C$2] / ([.C$1]-1))" office:value-type="float" office:value="20" calcext:value-type="float">
            <text:p>20</text:p>
          </table:table-cell>
          <table:table-cell table:formula="of:=FLOOR(MOD([.D$1]-[.$A792] -1;[.D$1]) * [.D$2] / ([.D$1]-1))" office:value-type="float" office:value="235" calcext:value-type="float">
            <text:p>235</text:p>
          </table:table-cell>
          <table:table-cell table:formula="of:=(IF(MOD([.$A792];[.E$1])&lt;FLOOR([.E$1]/2);0;[.E$2]))" office:value-type="float" office:value="0" calcext:value-type="float">
            <text:p>0</text:p>
          </table:table-cell>
          <table:table-cell table:formula="of:=IF(MOD([.$A792];[.F$1])&lt;[.F$1]/2;FLOOR(MOD([.$A792];[.F$1]) * [.F$2] *2 / ([.F$1]-1));[.F$2]-FLOOR(MOD(FLOOR([.$A792]-[.F$1]/2);[.F$1]) * [.F$2] *2 / ([.F$1]-1)))" office:value-type="float" office:value="40" calcext:value-type="float">
            <text:p>40</text:p>
          </table:table-cell>
          <table:table-cell table:formula="of:=FLOOR([.G$2] * POWER(SIN( PI() * [.$A792] / [.G$1] );2))" office:value-type="float" office:value="15" calcext:value-type="float">
            <text:p>15</text:p>
          </table:table-cell>
          <table:table-cell table:formula="of:=[.H$2]-FLOOR(POWER(IF(MOD([.$A792];[.H$1])&lt;[.H$1]/2;FLOOR(MOD([.$A792];[.H$1]) * [.H$2] *2 / ([.H$1]-1));[.H$2]-FLOOR(MOD(FLOOR([.$A792]-[.H$1]/2);[.H$1]) * [.H$2] *2 / ([.H$1]-1)));2)/[.H$2])" office:value-type="float" office:value="249" calcext:value-type="float">
            <text:p>249</text:p>
          </table:table-cell>
          <table:table-cell table:formula="of:=FLOOR( [.I$2] * ABS(SIN( PI() * [.$A792] / [.I$1] )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FLOOR([.$B$2]/2 + [.$B$2]/2 * SIN(2 *  PI() * [.$A793] / [.$B$1] ))" office:value-type="float" office:value="190" calcext:value-type="float">
            <text:p>190</text:p>
          </table:table-cell>
          <table:table-cell table:formula="of:=FLOOR(MOD([.$A793];[.C$1]) * [.C$2] / ([.C$1]-1))" office:value-type="float" office:value="21" calcext:value-type="float">
            <text:p>21</text:p>
          </table:table-cell>
          <table:table-cell table:formula="of:=FLOOR(MOD([.D$1]-[.$A793] -1;[.D$1]) * [.D$2] / ([.D$1]-1))" office:value-type="float" office:value="234" calcext:value-type="float">
            <text:p>234</text:p>
          </table:table-cell>
          <table:table-cell table:formula="of:=(IF(MOD([.$A793];[.E$1])&lt;FLOOR([.E$1]/2);0;[.E$2]))" office:value-type="float" office:value="0" calcext:value-type="float">
            <text:p>0</text:p>
          </table:table-cell>
          <table:table-cell table:formula="of:=IF(MOD([.$A793];[.F$1])&lt;[.F$1]/2;FLOOR(MOD([.$A793];[.F$1]) * [.F$2] *2 / ([.F$1]-1));[.F$2]-FLOOR(MOD(FLOOR([.$A793]-[.F$1]/2);[.F$1]) * [.F$2] *2 / ([.F$1]-1)))" office:value-type="float" office:value="42" calcext:value-type="float">
            <text:p>42</text:p>
          </table:table-cell>
          <table:table-cell table:formula="of:=FLOOR([.G$2] * POWER(SIN( PI() * [.$A793] / [.G$1] );2))" office:value-type="float" office:value="16" calcext:value-type="float">
            <text:p>16</text:p>
          </table:table-cell>
          <table:table-cell table:formula="of:=[.H$2]-FLOOR(POWER(IF(MOD([.$A793];[.H$1])&lt;[.H$1]/2;FLOOR(MOD([.$A793];[.H$1]) * [.H$2] *2 / ([.H$1]-1));[.H$2]-FLOOR(MOD(FLOOR([.$A793]-[.H$1]/2);[.H$1]) * [.H$2] *2 / ([.H$1]-1)));2)/[.H$2])" office:value-type="float" office:value="249" calcext:value-type="float">
            <text:p>249</text:p>
          </table:table-cell>
          <table:table-cell table:formula="of:=FLOOR( [.I$2] * ABS(SIN( PI() * [.$A793] / [.I$1] )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FLOOR([.$B$2]/2 + [.$B$2]/2 * SIN(2 *  PI() * [.$A794] / [.$B$1] ))" office:value-type="float" office:value="193" calcext:value-type="float">
            <text:p>193</text:p>
          </table:table-cell>
          <table:table-cell table:formula="of:=FLOOR(MOD([.$A794];[.C$1]) * [.C$2] / ([.C$1]-1))" office:value-type="float" office:value="22" calcext:value-type="float">
            <text:p>22</text:p>
          </table:table-cell>
          <table:table-cell table:formula="of:=FLOOR(MOD([.D$1]-[.$A794] -1;[.D$1]) * [.D$2] / ([.D$1]-1))" office:value-type="float" office:value="233" calcext:value-type="float">
            <text:p>233</text:p>
          </table:table-cell>
          <table:table-cell table:formula="of:=(IF(MOD([.$A794];[.E$1])&lt;FLOOR([.E$1]/2);0;[.E$2]))" office:value-type="float" office:value="0" calcext:value-type="float">
            <text:p>0</text:p>
          </table:table-cell>
          <table:table-cell table:formula="of:=IF(MOD([.$A794];[.F$1])&lt;[.F$1]/2;FLOOR(MOD([.$A794];[.F$1]) * [.F$2] *2 / ([.F$1]-1));[.F$2]-FLOOR(MOD(FLOOR([.$A794]-[.F$1]/2);[.F$1]) * [.F$2] *2 / ([.F$1]-1)))" office:value-type="float" office:value="44" calcext:value-type="float">
            <text:p>44</text:p>
          </table:table-cell>
          <table:table-cell table:formula="of:=FLOOR([.G$2] * POWER(SIN( PI() * [.$A794] / [.G$1] );2))" office:value-type="float" office:value="18" calcext:value-type="float">
            <text:p>18</text:p>
          </table:table-cell>
          <table:table-cell table:formula="of:=[.H$2]-FLOOR(POWER(IF(MOD([.$A794];[.H$1])&lt;[.H$1]/2;FLOOR(MOD([.$A794];[.H$1]) * [.H$2] *2 / ([.H$1]-1));[.H$2]-FLOOR(MOD(FLOOR([.$A794]-[.H$1]/2);[.H$1]) * [.H$2] *2 / ([.H$1]-1)));2)/[.H$2])" office:value-type="float" office:value="248" calcext:value-type="float">
            <text:p>248</text:p>
          </table:table-cell>
          <table:table-cell table:formula="of:=FLOOR( [.I$2] * ABS(SIN( PI() * [.$A794] / [.I$1] )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FLOOR([.$B$2]/2 + [.$B$2]/2 * SIN(2 *  PI() * [.$A795] / [.$B$1] ))" office:value-type="float" office:value="195" calcext:value-type="float">
            <text:p>195</text:p>
          </table:table-cell>
          <table:table-cell table:formula="of:=FLOOR(MOD([.$A795];[.C$1]) * [.C$2] / ([.C$1]-1))" office:value-type="float" office:value="23" calcext:value-type="float">
            <text:p>23</text:p>
          </table:table-cell>
          <table:table-cell table:formula="of:=FLOOR(MOD([.D$1]-[.$A795] -1;[.D$1]) * [.D$2] / ([.D$1]-1))" office:value-type="float" office:value="232" calcext:value-type="float">
            <text:p>232</text:p>
          </table:table-cell>
          <table:table-cell table:formula="of:=(IF(MOD([.$A795];[.E$1])&lt;FLOOR([.E$1]/2);0;[.E$2]))" office:value-type="float" office:value="0" calcext:value-type="float">
            <text:p>0</text:p>
          </table:table-cell>
          <table:table-cell table:formula="of:=IF(MOD([.$A795];[.F$1])&lt;[.F$1]/2;FLOOR(MOD([.$A795];[.F$1]) * [.F$2] *2 / ([.F$1]-1));[.F$2]-FLOOR(MOD(FLOOR([.$A795]-[.F$1]/2);[.F$1]) * [.F$2] *2 / ([.F$1]-1)))" office:value-type="float" office:value="46" calcext:value-type="float">
            <text:p>46</text:p>
          </table:table-cell>
          <table:table-cell table:formula="of:=FLOOR([.G$2] * POWER(SIN( PI() * [.$A795] / [.G$1] );2))" office:value-type="float" office:value="19" calcext:value-type="float">
            <text:p>19</text:p>
          </table:table-cell>
          <table:table-cell table:formula="of:=[.H$2]-FLOOR(POWER(IF(MOD([.$A795];[.H$1])&lt;[.H$1]/2;FLOOR(MOD([.$A795];[.H$1]) * [.H$2] *2 / ([.H$1]-1));[.H$2]-FLOOR(MOD(FLOOR([.$A795]-[.H$1]/2);[.H$1]) * [.H$2] *2 / ([.H$1]-1)));2)/[.H$2])" office:value-type="float" office:value="247" calcext:value-type="float">
            <text:p>247</text:p>
          </table:table-cell>
          <table:table-cell table:formula="of:=FLOOR( [.I$2] * ABS(SIN( PI() * [.$A795] / [.I$1] )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FLOOR([.$B$2]/2 + [.$B$2]/2 * SIN(2 *  PI() * [.$A796] / [.$B$1] ))" office:value-type="float" office:value="198" calcext:value-type="float">
            <text:p>198</text:p>
          </table:table-cell>
          <table:table-cell table:formula="of:=FLOOR(MOD([.$A796];[.C$1]) * [.C$2] / ([.C$1]-1))" office:value-type="float" office:value="24" calcext:value-type="float">
            <text:p>24</text:p>
          </table:table-cell>
          <table:table-cell table:formula="of:=FLOOR(MOD([.D$1]-[.$A796] -1;[.D$1]) * [.D$2] / ([.D$1]-1))" office:value-type="float" office:value="231" calcext:value-type="float">
            <text:p>231</text:p>
          </table:table-cell>
          <table:table-cell table:formula="of:=(IF(MOD([.$A796];[.E$1])&lt;FLOOR([.E$1]/2);0;[.E$2]))" office:value-type="float" office:value="0" calcext:value-type="float">
            <text:p>0</text:p>
          </table:table-cell>
          <table:table-cell table:formula="of:=IF(MOD([.$A796];[.F$1])&lt;[.F$1]/2;FLOOR(MOD([.$A796];[.F$1]) * [.F$2] *2 / ([.F$1]-1));[.F$2]-FLOOR(MOD(FLOOR([.$A796]-[.F$1]/2);[.F$1]) * [.F$2] *2 / ([.F$1]-1)))" office:value-type="float" office:value="48" calcext:value-type="float">
            <text:p>48</text:p>
          </table:table-cell>
          <table:table-cell table:formula="of:=FLOOR([.G$2] * POWER(SIN( PI() * [.$A796] / [.G$1] );2))" office:value-type="float" office:value="21" calcext:value-type="float">
            <text:p>21</text:p>
          </table:table-cell>
          <table:table-cell table:formula="of:=[.H$2]-FLOOR(POWER(IF(MOD([.$A796];[.H$1])&lt;[.H$1]/2;FLOOR(MOD([.$A796];[.H$1]) * [.H$2] *2 / ([.H$1]-1));[.H$2]-FLOOR(MOD(FLOOR([.$A796]-[.H$1]/2);[.H$1]) * [.H$2] *2 / ([.H$1]-1)));2)/[.H$2])" office:value-type="float" office:value="246" calcext:value-type="float">
            <text:p>246</text:p>
          </table:table-cell>
          <table:table-cell table:formula="of:=FLOOR( [.I$2] * ABS(SIN( PI() * [.$A796] / [.I$1] )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FLOOR([.$B$2]/2 + [.$B$2]/2 * SIN(2 *  PI() * [.$A797] / [.$B$1] ))" office:value-type="float" office:value="200" calcext:value-type="float">
            <text:p>200</text:p>
          </table:table-cell>
          <table:table-cell table:formula="of:=FLOOR(MOD([.$A797];[.C$1]) * [.C$2] / ([.C$1]-1))" office:value-type="float" office:value="25" calcext:value-type="float">
            <text:p>25</text:p>
          </table:table-cell>
          <table:table-cell table:formula="of:=FLOOR(MOD([.D$1]-[.$A797] -1;[.D$1]) * [.D$2] / ([.D$1]-1))" office:value-type="float" office:value="230" calcext:value-type="float">
            <text:p>230</text:p>
          </table:table-cell>
          <table:table-cell table:formula="of:=(IF(MOD([.$A797];[.E$1])&lt;FLOOR([.E$1]/2);0;[.E$2]))" office:value-type="float" office:value="0" calcext:value-type="float">
            <text:p>0</text:p>
          </table:table-cell>
          <table:table-cell table:formula="of:=IF(MOD([.$A797];[.F$1])&lt;[.F$1]/2;FLOOR(MOD([.$A797];[.F$1]) * [.F$2] *2 / ([.F$1]-1));[.F$2]-FLOOR(MOD(FLOOR([.$A797]-[.F$1]/2);[.F$1]) * [.F$2] *2 / ([.F$1]-1)))" office:value-type="float" office:value="50" calcext:value-type="float">
            <text:p>50</text:p>
          </table:table-cell>
          <table:table-cell table:formula="of:=FLOOR([.G$2] * POWER(SIN( PI() * [.$A797] / [.G$1] );2))" office:value-type="float" office:value="23" calcext:value-type="float">
            <text:p>23</text:p>
          </table:table-cell>
          <table:table-cell table:formula="of:=[.H$2]-FLOOR(POWER(IF(MOD([.$A797];[.H$1])&lt;[.H$1]/2;FLOOR(MOD([.$A797];[.H$1]) * [.H$2] *2 / ([.H$1]-1));[.H$2]-FLOOR(MOD(FLOOR([.$A797]-[.H$1]/2);[.H$1]) * [.H$2] *2 / ([.H$1]-1)));2)/[.H$2])" office:value-type="float" office:value="246" calcext:value-type="float">
            <text:p>246</text:p>
          </table:table-cell>
          <table:table-cell table:formula="of:=FLOOR( [.I$2] * ABS(SIN( PI() * [.$A797] / [.I$1] )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FLOOR([.$B$2]/2 + [.$B$2]/2 * SIN(2 *  PI() * [.$A798] / [.$B$1] ))" office:value-type="float" office:value="203" calcext:value-type="float">
            <text:p>203</text:p>
          </table:table-cell>
          <table:table-cell table:formula="of:=FLOOR(MOD([.$A798];[.C$1]) * [.C$2] / ([.C$1]-1))" office:value-type="float" office:value="26" calcext:value-type="float">
            <text:p>26</text:p>
          </table:table-cell>
          <table:table-cell table:formula="of:=FLOOR(MOD([.D$1]-[.$A798] -1;[.D$1]) * [.D$2] / ([.D$1]-1))" office:value-type="float" office:value="229" calcext:value-type="float">
            <text:p>229</text:p>
          </table:table-cell>
          <table:table-cell table:formula="of:=(IF(MOD([.$A798];[.E$1])&lt;FLOOR([.E$1]/2);0;[.E$2]))" office:value-type="float" office:value="0" calcext:value-type="float">
            <text:p>0</text:p>
          </table:table-cell>
          <table:table-cell table:formula="of:=IF(MOD([.$A798];[.F$1])&lt;[.F$1]/2;FLOOR(MOD([.$A798];[.F$1]) * [.F$2] *2 / ([.F$1]-1));[.F$2]-FLOOR(MOD(FLOOR([.$A798]-[.F$1]/2);[.F$1]) * [.F$2] *2 / ([.F$1]-1)))" office:value-type="float" office:value="52" calcext:value-type="float">
            <text:p>52</text:p>
          </table:table-cell>
          <table:table-cell table:formula="of:=FLOOR([.G$2] * POWER(SIN( PI() * [.$A798] / [.G$1] );2))" office:value-type="float" office:value="25" calcext:value-type="float">
            <text:p>25</text:p>
          </table:table-cell>
          <table:table-cell table:formula="of:=[.H$2]-FLOOR(POWER(IF(MOD([.$A798];[.H$1])&lt;[.H$1]/2;FLOOR(MOD([.$A798];[.H$1]) * [.H$2] *2 / ([.H$1]-1));[.H$2]-FLOOR(MOD(FLOOR([.$A798]-[.H$1]/2);[.H$1]) * [.H$2] *2 / ([.H$1]-1)));2)/[.H$2])" office:value-type="float" office:value="245" calcext:value-type="float">
            <text:p>245</text:p>
          </table:table-cell>
          <table:table-cell table:formula="of:=FLOOR( [.I$2] * ABS(SIN( PI() * [.$A798] / [.I$1] )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FLOOR([.$B$2]/2 + [.$B$2]/2 * SIN(2 *  PI() * [.$A799] / [.$B$1] ))" office:value-type="float" office:value="205" calcext:value-type="float">
            <text:p>205</text:p>
          </table:table-cell>
          <table:table-cell table:formula="of:=FLOOR(MOD([.$A799];[.C$1]) * [.C$2] / ([.C$1]-1))" office:value-type="float" office:value="27" calcext:value-type="float">
            <text:p>27</text:p>
          </table:table-cell>
          <table:table-cell table:formula="of:=FLOOR(MOD([.D$1]-[.$A799] -1;[.D$1]) * [.D$2] / ([.D$1]-1))" office:value-type="float" office:value="228" calcext:value-type="float">
            <text:p>228</text:p>
          </table:table-cell>
          <table:table-cell table:formula="of:=(IF(MOD([.$A799];[.E$1])&lt;FLOOR([.E$1]/2);0;[.E$2]))" office:value-type="float" office:value="0" calcext:value-type="float">
            <text:p>0</text:p>
          </table:table-cell>
          <table:table-cell table:formula="of:=IF(MOD([.$A799];[.F$1])&lt;[.F$1]/2;FLOOR(MOD([.$A799];[.F$1]) * [.F$2] *2 / ([.F$1]-1));[.F$2]-FLOOR(MOD(FLOOR([.$A799]-[.F$1]/2);[.F$1]) * [.F$2] *2 / ([.F$1]-1)))" office:value-type="float" office:value="54" calcext:value-type="float">
            <text:p>54</text:p>
          </table:table-cell>
          <table:table-cell table:formula="of:=FLOOR([.G$2] * POWER(SIN( PI() * [.$A799] / [.G$1] );2))" office:value-type="float" office:value="26" calcext:value-type="float">
            <text:p>26</text:p>
          </table:table-cell>
          <table:table-cell table:formula="of:=[.H$2]-FLOOR(POWER(IF(MOD([.$A799];[.H$1])&lt;[.H$1]/2;FLOOR(MOD([.$A799];[.H$1]) * [.H$2] *2 / ([.H$1]-1));[.H$2]-FLOOR(MOD(FLOOR([.$A799]-[.H$1]/2);[.H$1]) * [.H$2] *2 / ([.H$1]-1)));2)/[.H$2])" office:value-type="float" office:value="244" calcext:value-type="float">
            <text:p>244</text:p>
          </table:table-cell>
          <table:table-cell table:formula="of:=FLOOR( [.I$2] * ABS(SIN( PI() * [.$A799] / [.I$1] )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FLOOR([.$B$2]/2 + [.$B$2]/2 * SIN(2 *  PI() * [.$A800] / [.$B$1] ))" office:value-type="float" office:value="208" calcext:value-type="float">
            <text:p>208</text:p>
          </table:table-cell>
          <table:table-cell table:formula="of:=FLOOR(MOD([.$A800];[.C$1]) * [.C$2] / ([.C$1]-1))" office:value-type="float" office:value="28" calcext:value-type="float">
            <text:p>28</text:p>
          </table:table-cell>
          <table:table-cell table:formula="of:=FLOOR(MOD([.D$1]-[.$A800] -1;[.D$1]) * [.D$2] / ([.D$1]-1))" office:value-type="float" office:value="227" calcext:value-type="float">
            <text:p>227</text:p>
          </table:table-cell>
          <table:table-cell table:formula="of:=(IF(MOD([.$A800];[.E$1])&lt;FLOOR([.E$1]/2);0;[.E$2]))" office:value-type="float" office:value="0" calcext:value-type="float">
            <text:p>0</text:p>
          </table:table-cell>
          <table:table-cell table:formula="of:=IF(MOD([.$A800];[.F$1])&lt;[.F$1]/2;FLOOR(MOD([.$A800];[.F$1]) * [.F$2] *2 / ([.F$1]-1));[.F$2]-FLOOR(MOD(FLOOR([.$A800]-[.F$1]/2);[.F$1]) * [.F$2] *2 / ([.F$1]-1)))" office:value-type="float" office:value="56" calcext:value-type="float">
            <text:p>56</text:p>
          </table:table-cell>
          <table:table-cell table:formula="of:=FLOOR([.G$2] * POWER(SIN( PI() * [.$A800] / [.G$1] );2))" office:value-type="float" office:value="28" calcext:value-type="float">
            <text:p>28</text:p>
          </table:table-cell>
          <table:table-cell table:formula="of:=[.H$2]-FLOOR(POWER(IF(MOD([.$A800];[.H$1])&lt;[.H$1]/2;FLOOR(MOD([.$A800];[.H$1]) * [.H$2] *2 / ([.H$1]-1));[.H$2]-FLOOR(MOD(FLOOR([.$A800]-[.H$1]/2);[.H$1]) * [.H$2] *2 / ([.H$1]-1)));2)/[.H$2])" office:value-type="float" office:value="243" calcext:value-type="float">
            <text:p>243</text:p>
          </table:table-cell>
          <table:table-cell table:formula="of:=FLOOR( [.I$2] * ABS(SIN( PI() * [.$A800] / [.I$1] )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FLOOR([.$B$2]/2 + [.$B$2]/2 * SIN(2 *  PI() * [.$A801] / [.$B$1] ))" office:value-type="float" office:value="210" calcext:value-type="float">
            <text:p>210</text:p>
          </table:table-cell>
          <table:table-cell table:formula="of:=FLOOR(MOD([.$A801];[.C$1]) * [.C$2] / ([.C$1]-1))" office:value-type="float" office:value="29" calcext:value-type="float">
            <text:p>29</text:p>
          </table:table-cell>
          <table:table-cell table:formula="of:=FLOOR(MOD([.D$1]-[.$A801] -1;[.D$1]) * [.D$2] / ([.D$1]-1))" office:value-type="float" office:value="226" calcext:value-type="float">
            <text:p>226</text:p>
          </table:table-cell>
          <table:table-cell table:formula="of:=(IF(MOD([.$A801];[.E$1])&lt;FLOOR([.E$1]/2);0;[.E$2]))" office:value-type="float" office:value="0" calcext:value-type="float">
            <text:p>0</text:p>
          </table:table-cell>
          <table:table-cell table:formula="of:=IF(MOD([.$A801];[.F$1])&lt;[.F$1]/2;FLOOR(MOD([.$A801];[.F$1]) * [.F$2] *2 / ([.F$1]-1));[.F$2]-FLOOR(MOD(FLOOR([.$A801]-[.F$1]/2);[.F$1]) * [.F$2] *2 / ([.F$1]-1)))" office:value-type="float" office:value="58" calcext:value-type="float">
            <text:p>58</text:p>
          </table:table-cell>
          <table:table-cell table:formula="of:=FLOOR([.G$2] * POWER(SIN( PI() * [.$A801] / [.G$1] );2))" office:value-type="float" office:value="30" calcext:value-type="float">
            <text:p>30</text:p>
          </table:table-cell>
          <table:table-cell table:formula="of:=[.H$2]-FLOOR(POWER(IF(MOD([.$A801];[.H$1])&lt;[.H$1]/2;FLOOR(MOD([.$A801];[.H$1]) * [.H$2] *2 / ([.H$1]-1));[.H$2]-FLOOR(MOD(FLOOR([.$A801]-[.H$1]/2);[.H$1]) * [.H$2] *2 / ([.H$1]-1)));2)/[.H$2])" office:value-type="float" office:value="242" calcext:value-type="float">
            <text:p>242</text:p>
          </table:table-cell>
          <table:table-cell table:formula="of:=FLOOR( [.I$2] * ABS(SIN( PI() * [.$A801] / [.I$1] )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FLOOR([.$B$2]/2 + [.$B$2]/2 * SIN(2 *  PI() * [.$A802] / [.$B$1] ))" office:value-type="float" office:value="213" calcext:value-type="float">
            <text:p>213</text:p>
          </table:table-cell>
          <table:table-cell table:formula="of:=FLOOR(MOD([.$A802];[.C$1]) * [.C$2] / ([.C$1]-1))" office:value-type="float" office:value="30" calcext:value-type="float">
            <text:p>30</text:p>
          </table:table-cell>
          <table:table-cell table:formula="of:=FLOOR(MOD([.D$1]-[.$A802] -1;[.D$1]) * [.D$2] / ([.D$1]-1))" office:value-type="float" office:value="225" calcext:value-type="float">
            <text:p>225</text:p>
          </table:table-cell>
          <table:table-cell table:formula="of:=(IF(MOD([.$A802];[.E$1])&lt;FLOOR([.E$1]/2);0;[.E$2]))" office:value-type="float" office:value="0" calcext:value-type="float">
            <text:p>0</text:p>
          </table:table-cell>
          <table:table-cell table:formula="of:=IF(MOD([.$A802];[.F$1])&lt;[.F$1]/2;FLOOR(MOD([.$A802];[.F$1]) * [.F$2] *2 / ([.F$1]-1));[.F$2]-FLOOR(MOD(FLOOR([.$A802]-[.F$1]/2);[.F$1]) * [.F$2] *2 / ([.F$1]-1)))" office:value-type="float" office:value="60" calcext:value-type="float">
            <text:p>60</text:p>
          </table:table-cell>
          <table:table-cell table:formula="of:=FLOOR([.G$2] * POWER(SIN( PI() * [.$A802] / [.G$1] );2))" office:value-type="float" office:value="33" calcext:value-type="float">
            <text:p>33</text:p>
          </table:table-cell>
          <table:table-cell table:formula="of:=[.H$2]-FLOOR(POWER(IF(MOD([.$A802];[.H$1])&lt;[.H$1]/2;FLOOR(MOD([.$A802];[.H$1]) * [.H$2] *2 / ([.H$1]-1));[.H$2]-FLOOR(MOD(FLOOR([.$A802]-[.H$1]/2);[.H$1]) * [.H$2] *2 / ([.H$1]-1)));2)/[.H$2])" office:value-type="float" office:value="241" calcext:value-type="float">
            <text:p>241</text:p>
          </table:table-cell>
          <table:table-cell table:formula="of:=FLOOR( [.I$2] * ABS(SIN( PI() * [.$A802] / [.I$1] )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FLOOR([.$B$2]/2 + [.$B$2]/2 * SIN(2 *  PI() * [.$A803] / [.$B$1] ))" office:value-type="float" office:value="215" calcext:value-type="float">
            <text:p>215</text:p>
          </table:table-cell>
          <table:table-cell table:formula="of:=FLOOR(MOD([.$A803];[.C$1]) * [.C$2] / ([.C$1]-1))" office:value-type="float" office:value="31" calcext:value-type="float">
            <text:p>31</text:p>
          </table:table-cell>
          <table:table-cell table:formula="of:=FLOOR(MOD([.D$1]-[.$A803] -1;[.D$1]) * [.D$2] / ([.D$1]-1))" office:value-type="float" office:value="224" calcext:value-type="float">
            <text:p>224</text:p>
          </table:table-cell>
          <table:table-cell table:formula="of:=(IF(MOD([.$A803];[.E$1])&lt;FLOOR([.E$1]/2);0;[.E$2]))" office:value-type="float" office:value="0" calcext:value-type="float">
            <text:p>0</text:p>
          </table:table-cell>
          <table:table-cell table:formula="of:=IF(MOD([.$A803];[.F$1])&lt;[.F$1]/2;FLOOR(MOD([.$A803];[.F$1]) * [.F$2] *2 / ([.F$1]-1));[.F$2]-FLOOR(MOD(FLOOR([.$A803]-[.F$1]/2);[.F$1]) * [.F$2] *2 / ([.F$1]-1)))" office:value-type="float" office:value="62" calcext:value-type="float">
            <text:p>62</text:p>
          </table:table-cell>
          <table:table-cell table:formula="of:=FLOOR([.G$2] * POWER(SIN( PI() * [.$A803] / [.G$1] );2))" office:value-type="float" office:value="35" calcext:value-type="float">
            <text:p>35</text:p>
          </table:table-cell>
          <table:table-cell table:formula="of:=[.H$2]-FLOOR(POWER(IF(MOD([.$A803];[.H$1])&lt;[.H$1]/2;FLOOR(MOD([.$A803];[.H$1]) * [.H$2] *2 / ([.H$1]-1));[.H$2]-FLOOR(MOD(FLOOR([.$A803]-[.H$1]/2);[.H$1]) * [.H$2] *2 / ([.H$1]-1)));2)/[.H$2])" office:value-type="float" office:value="240" calcext:value-type="float">
            <text:p>240</text:p>
          </table:table-cell>
          <table:table-cell table:formula="of:=FLOOR( [.I$2] * ABS(SIN( PI() * [.$A803] / [.I$1] )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FLOOR([.$B$2]/2 + [.$B$2]/2 * SIN(2 *  PI() * [.$A804] / [.$B$1] ))" office:value-type="float" office:value="217" calcext:value-type="float">
            <text:p>217</text:p>
          </table:table-cell>
          <table:table-cell table:formula="of:=FLOOR(MOD([.$A804];[.C$1]) * [.C$2] / ([.C$1]-1))" office:value-type="float" office:value="32" calcext:value-type="float">
            <text:p>32</text:p>
          </table:table-cell>
          <table:table-cell table:formula="of:=FLOOR(MOD([.D$1]-[.$A804] -1;[.D$1]) * [.D$2] / ([.D$1]-1))" office:value-type="float" office:value="223" calcext:value-type="float">
            <text:p>223</text:p>
          </table:table-cell>
          <table:table-cell table:formula="of:=(IF(MOD([.$A804];[.E$1])&lt;FLOOR([.E$1]/2);0;[.E$2]))" office:value-type="float" office:value="0" calcext:value-type="float">
            <text:p>0</text:p>
          </table:table-cell>
          <table:table-cell table:formula="of:=IF(MOD([.$A804];[.F$1])&lt;[.F$1]/2;FLOOR(MOD([.$A804];[.F$1]) * [.F$2] *2 / ([.F$1]-1));[.F$2]-FLOOR(MOD(FLOOR([.$A804]-[.F$1]/2);[.F$1]) * [.F$2] *2 / ([.F$1]-1)))" office:value-type="float" office:value="64" calcext:value-type="float">
            <text:p>64</text:p>
          </table:table-cell>
          <table:table-cell table:formula="of:=FLOOR([.G$2] * POWER(SIN( PI() * [.$A804] / [.G$1] );2))" office:value-type="float" office:value="37" calcext:value-type="float">
            <text:p>37</text:p>
          </table:table-cell>
          <table:table-cell table:formula="of:=[.H$2]-FLOOR(POWER(IF(MOD([.$A804];[.H$1])&lt;[.H$1]/2;FLOOR(MOD([.$A804];[.H$1]) * [.H$2] *2 / ([.H$1]-1));[.H$2]-FLOOR(MOD(FLOOR([.$A804]-[.H$1]/2);[.H$1]) * [.H$2] *2 / ([.H$1]-1)));2)/[.H$2])" office:value-type="float" office:value="239" calcext:value-type="float">
            <text:p>239</text:p>
          </table:table-cell>
          <table:table-cell table:formula="of:=FLOOR( [.I$2] * ABS(SIN( PI() * [.$A804] / [.I$1] )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FLOOR([.$B$2]/2 + [.$B$2]/2 * SIN(2 *  PI() * [.$A805] / [.$B$1] ))" office:value-type="float" office:value="219" calcext:value-type="float">
            <text:p>219</text:p>
          </table:table-cell>
          <table:table-cell table:formula="of:=FLOOR(MOD([.$A805];[.C$1]) * [.C$2] / ([.C$1]-1))" office:value-type="float" office:value="33" calcext:value-type="float">
            <text:p>33</text:p>
          </table:table-cell>
          <table:table-cell table:formula="of:=FLOOR(MOD([.D$1]-[.$A805] -1;[.D$1]) * [.D$2] / ([.D$1]-1))" office:value-type="float" office:value="222" calcext:value-type="float">
            <text:p>222</text:p>
          </table:table-cell>
          <table:table-cell table:formula="of:=(IF(MOD([.$A805];[.E$1])&lt;FLOOR([.E$1]/2);0;[.E$2]))" office:value-type="float" office:value="0" calcext:value-type="float">
            <text:p>0</text:p>
          </table:table-cell>
          <table:table-cell table:formula="of:=IF(MOD([.$A805];[.F$1])&lt;[.F$1]/2;FLOOR(MOD([.$A805];[.F$1]) * [.F$2] *2 / ([.F$1]-1));[.F$2]-FLOOR(MOD(FLOOR([.$A805]-[.F$1]/2);[.F$1]) * [.F$2] *2 / ([.F$1]-1)))" office:value-type="float" office:value="66" calcext:value-type="float">
            <text:p>66</text:p>
          </table:table-cell>
          <table:table-cell table:formula="of:=FLOOR([.G$2] * POWER(SIN( PI() * [.$A805] / [.G$1] );2))" office:value-type="float" office:value="39" calcext:value-type="float">
            <text:p>39</text:p>
          </table:table-cell>
          <table:table-cell table:formula="of:=[.H$2]-FLOOR(POWER(IF(MOD([.$A805];[.H$1])&lt;[.H$1]/2;FLOOR(MOD([.$A805];[.H$1]) * [.H$2] *2 / ([.H$1]-1));[.H$2]-FLOOR(MOD(FLOOR([.$A805]-[.H$1]/2);[.H$1]) * [.H$2] *2 / ([.H$1]-1)));2)/[.H$2])" office:value-type="float" office:value="238" calcext:value-type="float">
            <text:p>238</text:p>
          </table:table-cell>
          <table:table-cell table:formula="of:=FLOOR( [.I$2] * ABS(SIN( PI() * [.$A805] / [.I$1] 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FLOOR([.$B$2]/2 + [.$B$2]/2 * SIN(2 *  PI() * [.$A806] / [.$B$1] ))" office:value-type="float" office:value="221" calcext:value-type="float">
            <text:p>221</text:p>
          </table:table-cell>
          <table:table-cell table:formula="of:=FLOOR(MOD([.$A806];[.C$1]) * [.C$2] / ([.C$1]-1))" office:value-type="float" office:value="34" calcext:value-type="float">
            <text:p>34</text:p>
          </table:table-cell>
          <table:table-cell table:formula="of:=FLOOR(MOD([.D$1]-[.$A806] -1;[.D$1]) * [.D$2] / ([.D$1]-1))" office:value-type="float" office:value="221" calcext:value-type="float">
            <text:p>221</text:p>
          </table:table-cell>
          <table:table-cell table:formula="of:=(IF(MOD([.$A806];[.E$1])&lt;FLOOR([.E$1]/2);0;[.E$2]))" office:value-type="float" office:value="0" calcext:value-type="float">
            <text:p>0</text:p>
          </table:table-cell>
          <table:table-cell table:formula="of:=IF(MOD([.$A806];[.F$1])&lt;[.F$1]/2;FLOOR(MOD([.$A806];[.F$1]) * [.F$2] *2 / ([.F$1]-1));[.F$2]-FLOOR(MOD(FLOOR([.$A806]-[.F$1]/2);[.F$1]) * [.F$2] *2 / ([.F$1]-1)))" office:value-type="float" office:value="68" calcext:value-type="float">
            <text:p>68</text:p>
          </table:table-cell>
          <table:table-cell table:formula="of:=FLOOR([.G$2] * POWER(SIN( PI() * [.$A806] / [.G$1] );2))" office:value-type="float" office:value="41" calcext:value-type="float">
            <text:p>41</text:p>
          </table:table-cell>
          <table:table-cell table:formula="of:=[.H$2]-FLOOR(POWER(IF(MOD([.$A806];[.H$1])&lt;[.H$1]/2;FLOOR(MOD([.$A806];[.H$1]) * [.H$2] *2 / ([.H$1]-1));[.H$2]-FLOOR(MOD(FLOOR([.$A806]-[.H$1]/2);[.H$1]) * [.H$2] *2 / ([.H$1]-1)));2)/[.H$2])" office:value-type="float" office:value="237" calcext:value-type="float">
            <text:p>237</text:p>
          </table:table-cell>
          <table:table-cell table:formula="of:=FLOOR( [.I$2] * ABS(SIN( PI() * [.$A806] / [.I$1] )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FLOOR([.$B$2]/2 + [.$B$2]/2 * SIN(2 *  PI() * [.$A807] / [.$B$1] ))" office:value-type="float" office:value="224" calcext:value-type="float">
            <text:p>224</text:p>
          </table:table-cell>
          <table:table-cell table:formula="of:=FLOOR(MOD([.$A807];[.C$1]) * [.C$2] / ([.C$1]-1))" office:value-type="float" office:value="35" calcext:value-type="float">
            <text:p>35</text:p>
          </table:table-cell>
          <table:table-cell table:formula="of:=FLOOR(MOD([.D$1]-[.$A807] -1;[.D$1]) * [.D$2] / ([.D$1]-1))" office:value-type="float" office:value="220" calcext:value-type="float">
            <text:p>220</text:p>
          </table:table-cell>
          <table:table-cell table:formula="of:=(IF(MOD([.$A807];[.E$1])&lt;FLOOR([.E$1]/2);0;[.E$2]))" office:value-type="float" office:value="0" calcext:value-type="float">
            <text:p>0</text:p>
          </table:table-cell>
          <table:table-cell table:formula="of:=IF(MOD([.$A807];[.F$1])&lt;[.F$1]/2;FLOOR(MOD([.$A807];[.F$1]) * [.F$2] *2 / ([.F$1]-1));[.F$2]-FLOOR(MOD(FLOOR([.$A807]-[.F$1]/2);[.F$1]) * [.F$2] *2 / ([.F$1]-1)))" office:value-type="float" office:value="70" calcext:value-type="float">
            <text:p>70</text:p>
          </table:table-cell>
          <table:table-cell table:formula="of:=FLOOR([.G$2] * POWER(SIN( PI() * [.$A807] / [.G$1] );2))" office:value-type="float" office:value="44" calcext:value-type="float">
            <text:p>44</text:p>
          </table:table-cell>
          <table:table-cell table:formula="of:=[.H$2]-FLOOR(POWER(IF(MOD([.$A807];[.H$1])&lt;[.H$1]/2;FLOOR(MOD([.$A807];[.H$1]) * [.H$2] *2 / ([.H$1]-1));[.H$2]-FLOOR(MOD(FLOOR([.$A807]-[.H$1]/2);[.H$1]) * [.H$2] *2 / ([.H$1]-1)));2)/[.H$2])" office:value-type="float" office:value="236" calcext:value-type="float">
            <text:p>236</text:p>
          </table:table-cell>
          <table:table-cell table:formula="of:=FLOOR( [.I$2] * ABS(SIN( PI() * [.$A807] / [.I$1] )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FLOOR([.$B$2]/2 + [.$B$2]/2 * SIN(2 *  PI() * [.$A808] / [.$B$1] ))" office:value-type="float" office:value="226" calcext:value-type="float">
            <text:p>226</text:p>
          </table:table-cell>
          <table:table-cell table:formula="of:=FLOOR(MOD([.$A808];[.C$1]) * [.C$2] / ([.C$1]-1))" office:value-type="float" office:value="36" calcext:value-type="float">
            <text:p>36</text:p>
          </table:table-cell>
          <table:table-cell table:formula="of:=FLOOR(MOD([.D$1]-[.$A808] -1;[.D$1]) * [.D$2] / ([.D$1]-1))" office:value-type="float" office:value="219" calcext:value-type="float">
            <text:p>219</text:p>
          </table:table-cell>
          <table:table-cell table:formula="of:=(IF(MOD([.$A808];[.E$1])&lt;FLOOR([.E$1]/2);0;[.E$2]))" office:value-type="float" office:value="0" calcext:value-type="float">
            <text:p>0</text:p>
          </table:table-cell>
          <table:table-cell table:formula="of:=IF(MOD([.$A808];[.F$1])&lt;[.F$1]/2;FLOOR(MOD([.$A808];[.F$1]) * [.F$2] *2 / ([.F$1]-1));[.F$2]-FLOOR(MOD(FLOOR([.$A808]-[.F$1]/2);[.F$1]) * [.F$2] *2 / ([.F$1]-1)))" office:value-type="float" office:value="72" calcext:value-type="float">
            <text:p>72</text:p>
          </table:table-cell>
          <table:table-cell table:formula="of:=FLOOR([.G$2] * POWER(SIN( PI() * [.$A808] / [.G$1] );2))" office:value-type="float" office:value="46" calcext:value-type="float">
            <text:p>46</text:p>
          </table:table-cell>
          <table:table-cell table:formula="of:=[.H$2]-FLOOR(POWER(IF(MOD([.$A808];[.H$1])&lt;[.H$1]/2;FLOOR(MOD([.$A808];[.H$1]) * [.H$2] *2 / ([.H$1]-1));[.H$2]-FLOOR(MOD(FLOOR([.$A808]-[.H$1]/2);[.H$1]) * [.H$2] *2 / ([.H$1]-1)));2)/[.H$2])" office:value-type="float" office:value="235" calcext:value-type="float">
            <text:p>235</text:p>
          </table:table-cell>
          <table:table-cell table:formula="of:=FLOOR( [.I$2] * ABS(SIN( PI() * [.$A808] / [.I$1] )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FLOOR([.$B$2]/2 + [.$B$2]/2 * SIN(2 *  PI() * [.$A809] / [.$B$1] ))" office:value-type="float" office:value="228" calcext:value-type="float">
            <text:p>228</text:p>
          </table:table-cell>
          <table:table-cell table:formula="of:=FLOOR(MOD([.$A809];[.C$1]) * [.C$2] / ([.C$1]-1))" office:value-type="float" office:value="37" calcext:value-type="float">
            <text:p>37</text:p>
          </table:table-cell>
          <table:table-cell table:formula="of:=FLOOR(MOD([.D$1]-[.$A809] -1;[.D$1]) * [.D$2] / ([.D$1]-1))" office:value-type="float" office:value="218" calcext:value-type="float">
            <text:p>218</text:p>
          </table:table-cell>
          <table:table-cell table:formula="of:=(IF(MOD([.$A809];[.E$1])&lt;FLOOR([.E$1]/2);0;[.E$2]))" office:value-type="float" office:value="0" calcext:value-type="float">
            <text:p>0</text:p>
          </table:table-cell>
          <table:table-cell table:formula="of:=IF(MOD([.$A809];[.F$1])&lt;[.F$1]/2;FLOOR(MOD([.$A809];[.F$1]) * [.F$2] *2 / ([.F$1]-1));[.F$2]-FLOOR(MOD(FLOOR([.$A809]-[.F$1]/2);[.F$1]) * [.F$2] *2 / ([.F$1]-1)))" office:value-type="float" office:value="74" calcext:value-type="float">
            <text:p>74</text:p>
          </table:table-cell>
          <table:table-cell table:formula="of:=FLOOR([.G$2] * POWER(SIN( PI() * [.$A809] / [.G$1] );2))" office:value-type="float" office:value="49" calcext:value-type="float">
            <text:p>49</text:p>
          </table:table-cell>
          <table:table-cell table:formula="of:=[.H$2]-FLOOR(POWER(IF(MOD([.$A809];[.H$1])&lt;[.H$1]/2;FLOOR(MOD([.$A809];[.H$1]) * [.H$2] *2 / ([.H$1]-1));[.H$2]-FLOOR(MOD(FLOOR([.$A809]-[.H$1]/2);[.H$1]) * [.H$2] *2 / ([.H$1]-1)));2)/[.H$2])" office:value-type="float" office:value="234" calcext:value-type="float">
            <text:p>234</text:p>
          </table:table-cell>
          <table:table-cell table:formula="of:=FLOOR( [.I$2] * ABS(SIN( PI() * [.$A809] / [.I$1] )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FLOOR([.$B$2]/2 + [.$B$2]/2 * SIN(2 *  PI() * [.$A810] / [.$B$1] ))" office:value-type="float" office:value="229" calcext:value-type="float">
            <text:p>229</text:p>
          </table:table-cell>
          <table:table-cell table:formula="of:=FLOOR(MOD([.$A810];[.C$1]) * [.C$2] / ([.C$1]-1))" office:value-type="float" office:value="38" calcext:value-type="float">
            <text:p>38</text:p>
          </table:table-cell>
          <table:table-cell table:formula="of:=FLOOR(MOD([.D$1]-[.$A810] -1;[.D$1]) * [.D$2] / ([.D$1]-1))" office:value-type="float" office:value="217" calcext:value-type="float">
            <text:p>217</text:p>
          </table:table-cell>
          <table:table-cell table:formula="of:=(IF(MOD([.$A810];[.E$1])&lt;FLOOR([.E$1]/2);0;[.E$2]))" office:value-type="float" office:value="0" calcext:value-type="float">
            <text:p>0</text:p>
          </table:table-cell>
          <table:table-cell table:formula="of:=IF(MOD([.$A810];[.F$1])&lt;[.F$1]/2;FLOOR(MOD([.$A810];[.F$1]) * [.F$2] *2 / ([.F$1]-1));[.F$2]-FLOOR(MOD(FLOOR([.$A810]-[.F$1]/2);[.F$1]) * [.F$2] *2 / ([.F$1]-1)))" office:value-type="float" office:value="76" calcext:value-type="float">
            <text:p>76</text:p>
          </table:table-cell>
          <table:table-cell table:formula="of:=FLOOR([.G$2] * POWER(SIN( PI() * [.$A810] / [.G$1] );2))" office:value-type="float" office:value="51" calcext:value-type="float">
            <text:p>51</text:p>
          </table:table-cell>
          <table:table-cell table:formula="of:=[.H$2]-FLOOR(POWER(IF(MOD([.$A810];[.H$1])&lt;[.H$1]/2;FLOOR(MOD([.$A810];[.H$1]) * [.H$2] *2 / ([.H$1]-1));[.H$2]-FLOOR(MOD(FLOOR([.$A810]-[.H$1]/2);[.H$1]) * [.H$2] *2 / ([.H$1]-1)));2)/[.H$2])" office:value-type="float" office:value="233" calcext:value-type="float">
            <text:p>233</text:p>
          </table:table-cell>
          <table:table-cell table:formula="of:=FLOOR( [.I$2] * ABS(SIN( PI() * [.$A810] / [.I$1] 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FLOOR([.$B$2]/2 + [.$B$2]/2 * SIN(2 *  PI() * [.$A811] / [.$B$1] ))" office:value-type="float" office:value="231" calcext:value-type="float">
            <text:p>231</text:p>
          </table:table-cell>
          <table:table-cell table:formula="of:=FLOOR(MOD([.$A811];[.C$1]) * [.C$2] / ([.C$1]-1))" office:value-type="float" office:value="39" calcext:value-type="float">
            <text:p>39</text:p>
          </table:table-cell>
          <table:table-cell table:formula="of:=FLOOR(MOD([.D$1]-[.$A811] -1;[.D$1]) * [.D$2] / ([.D$1]-1))" office:value-type="float" office:value="216" calcext:value-type="float">
            <text:p>216</text:p>
          </table:table-cell>
          <table:table-cell table:formula="of:=(IF(MOD([.$A811];[.E$1])&lt;FLOOR([.E$1]/2);0;[.E$2]))" office:value-type="float" office:value="0" calcext:value-type="float">
            <text:p>0</text:p>
          </table:table-cell>
          <table:table-cell table:formula="of:=IF(MOD([.$A811];[.F$1])&lt;[.F$1]/2;FLOOR(MOD([.$A811];[.F$1]) * [.F$2] *2 / ([.F$1]-1));[.F$2]-FLOOR(MOD(FLOOR([.$A811]-[.F$1]/2);[.F$1]) * [.F$2] *2 / ([.F$1]-1)))" office:value-type="float" office:value="78" calcext:value-type="float">
            <text:p>78</text:p>
          </table:table-cell>
          <table:table-cell table:formula="of:=FLOOR([.G$2] * POWER(SIN( PI() * [.$A811] / [.G$1] );2))" office:value-type="float" office:value="54" calcext:value-type="float">
            <text:p>54</text:p>
          </table:table-cell>
          <table:table-cell table:formula="of:=[.H$2]-FLOOR(POWER(IF(MOD([.$A811];[.H$1])&lt;[.H$1]/2;FLOOR(MOD([.$A811];[.H$1]) * [.H$2] *2 / ([.H$1]-1));[.H$2]-FLOOR(MOD(FLOOR([.$A811]-[.H$1]/2);[.H$1]) * [.H$2] *2 / ([.H$1]-1)));2)/[.H$2])" office:value-type="float" office:value="232" calcext:value-type="float">
            <text:p>232</text:p>
          </table:table-cell>
          <table:table-cell table:formula="of:=FLOOR( [.I$2] * ABS(SIN( PI() * [.$A811] / [.I$1] 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FLOOR([.$B$2]/2 + [.$B$2]/2 * SIN(2 *  PI() * [.$A812] / [.$B$1] ))" office:value-type="float" office:value="233" calcext:value-type="float">
            <text:p>233</text:p>
          </table:table-cell>
          <table:table-cell table:formula="of:=FLOOR(MOD([.$A812];[.C$1]) * [.C$2] / ([.C$1]-1))" office:value-type="float" office:value="40" calcext:value-type="float">
            <text:p>40</text:p>
          </table:table-cell>
          <table:table-cell table:formula="of:=FLOOR(MOD([.D$1]-[.$A812] -1;[.D$1]) * [.D$2] / ([.D$1]-1))" office:value-type="float" office:value="215" calcext:value-type="float">
            <text:p>215</text:p>
          </table:table-cell>
          <table:table-cell table:formula="of:=(IF(MOD([.$A812];[.E$1])&lt;FLOOR([.E$1]/2);0;[.E$2]))" office:value-type="float" office:value="0" calcext:value-type="float">
            <text:p>0</text:p>
          </table:table-cell>
          <table:table-cell table:formula="of:=IF(MOD([.$A812];[.F$1])&lt;[.F$1]/2;FLOOR(MOD([.$A812];[.F$1]) * [.F$2] *2 / ([.F$1]-1));[.F$2]-FLOOR(MOD(FLOOR([.$A812]-[.F$1]/2);[.F$1]) * [.F$2] *2 / ([.F$1]-1)))" office:value-type="float" office:value="80" calcext:value-type="float">
            <text:p>80</text:p>
          </table:table-cell>
          <table:table-cell table:formula="of:=FLOOR([.G$2] * POWER(SIN( PI() * [.$A812] / [.G$1] );2))" office:value-type="float" office:value="56" calcext:value-type="float">
            <text:p>56</text:p>
          </table:table-cell>
          <table:table-cell table:formula="of:=[.H$2]-FLOOR(POWER(IF(MOD([.$A812];[.H$1])&lt;[.H$1]/2;FLOOR(MOD([.$A812];[.H$1]) * [.H$2] *2 / ([.H$1]-1));[.H$2]-FLOOR(MOD(FLOOR([.$A812]-[.H$1]/2);[.H$1]) * [.H$2] *2 / ([.H$1]-1)));2)/[.H$2])" office:value-type="float" office:value="230" calcext:value-type="float">
            <text:p>230</text:p>
          </table:table-cell>
          <table:table-cell table:formula="of:=FLOOR( [.I$2] * ABS(SIN( PI() * [.$A812] / [.I$1] 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FLOOR([.$B$2]/2 + [.$B$2]/2 * SIN(2 *  PI() * [.$A813] / [.$B$1] ))" office:value-type="float" office:value="235" calcext:value-type="float">
            <text:p>235</text:p>
          </table:table-cell>
          <table:table-cell table:formula="of:=FLOOR(MOD([.$A813];[.C$1]) * [.C$2] / ([.C$1]-1))" office:value-type="float" office:value="41" calcext:value-type="float">
            <text:p>41</text:p>
          </table:table-cell>
          <table:table-cell table:formula="of:=FLOOR(MOD([.D$1]-[.$A813] -1;[.D$1]) * [.D$2] / ([.D$1]-1))" office:value-type="float" office:value="214" calcext:value-type="float">
            <text:p>214</text:p>
          </table:table-cell>
          <table:table-cell table:formula="of:=(IF(MOD([.$A813];[.E$1])&lt;FLOOR([.E$1]/2);0;[.E$2]))" office:value-type="float" office:value="0" calcext:value-type="float">
            <text:p>0</text:p>
          </table:table-cell>
          <table:table-cell table:formula="of:=IF(MOD([.$A813];[.F$1])&lt;[.F$1]/2;FLOOR(MOD([.$A813];[.F$1]) * [.F$2] *2 / ([.F$1]-1));[.F$2]-FLOOR(MOD(FLOOR([.$A813]-[.F$1]/2);[.F$1]) * [.F$2] *2 / ([.F$1]-1)))" office:value-type="float" office:value="82" calcext:value-type="float">
            <text:p>82</text:p>
          </table:table-cell>
          <table:table-cell table:formula="of:=FLOOR([.G$2] * POWER(SIN( PI() * [.$A813] / [.G$1] );2))" office:value-type="float" office:value="59" calcext:value-type="float">
            <text:p>59</text:p>
          </table:table-cell>
          <table:table-cell table:formula="of:=[.H$2]-FLOOR(POWER(IF(MOD([.$A813];[.H$1])&lt;[.H$1]/2;FLOOR(MOD([.$A813];[.H$1]) * [.H$2] *2 / ([.H$1]-1));[.H$2]-FLOOR(MOD(FLOOR([.$A813]-[.H$1]/2);[.H$1]) * [.H$2] *2 / ([.H$1]-1)));2)/[.H$2])" office:value-type="float" office:value="229" calcext:value-type="float">
            <text:p>229</text:p>
          </table:table-cell>
          <table:table-cell table:formula="of:=FLOOR( [.I$2] * ABS(SIN( PI() * [.$A813] / [.I$1] 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FLOOR([.$B$2]/2 + [.$B$2]/2 * SIN(2 *  PI() * [.$A814] / [.$B$1] ))" office:value-type="float" office:value="236" calcext:value-type="float">
            <text:p>236</text:p>
          </table:table-cell>
          <table:table-cell table:formula="of:=FLOOR(MOD([.$A814];[.C$1]) * [.C$2] / ([.C$1]-1))" office:value-type="float" office:value="42" calcext:value-type="float">
            <text:p>42</text:p>
          </table:table-cell>
          <table:table-cell table:formula="of:=FLOOR(MOD([.D$1]-[.$A814] -1;[.D$1]) * [.D$2] / ([.D$1]-1))" office:value-type="float" office:value="213" calcext:value-type="float">
            <text:p>213</text:p>
          </table:table-cell>
          <table:table-cell table:formula="of:=(IF(MOD([.$A814];[.E$1])&lt;FLOOR([.E$1]/2);0;[.E$2]))" office:value-type="float" office:value="0" calcext:value-type="float">
            <text:p>0</text:p>
          </table:table-cell>
          <table:table-cell table:formula="of:=IF(MOD([.$A814];[.F$1])&lt;[.F$1]/2;FLOOR(MOD([.$A814];[.F$1]) * [.F$2] *2 / ([.F$1]-1));[.F$2]-FLOOR(MOD(FLOOR([.$A814]-[.F$1]/2);[.F$1]) * [.F$2] *2 / ([.F$1]-1)))" office:value-type="float" office:value="84" calcext:value-type="float">
            <text:p>84</text:p>
          </table:table-cell>
          <table:table-cell table:formula="of:=FLOOR([.G$2] * POWER(SIN( PI() * [.$A814] / [.G$1] );2))" office:value-type="float" office:value="61" calcext:value-type="float">
            <text:p>61</text:p>
          </table:table-cell>
          <table:table-cell table:formula="of:=[.H$2]-FLOOR(POWER(IF(MOD([.$A814];[.H$1])&lt;[.H$1]/2;FLOOR(MOD([.$A814];[.H$1]) * [.H$2] *2 / ([.H$1]-1));[.H$2]-FLOOR(MOD(FLOOR([.$A814]-[.H$1]/2);[.H$1]) * [.H$2] *2 / ([.H$1]-1)));2)/[.H$2])" office:value-type="float" office:value="228" calcext:value-type="float">
            <text:p>228</text:p>
          </table:table-cell>
          <table:table-cell table:formula="of:=FLOOR( [.I$2] * ABS(SIN( PI() * [.$A814] / [.I$1] 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FLOOR([.$B$2]/2 + [.$B$2]/2 * SIN(2 *  PI() * [.$A815] / [.$B$1] ))" office:value-type="float" office:value="238" calcext:value-type="float">
            <text:p>238</text:p>
          </table:table-cell>
          <table:table-cell table:formula="of:=FLOOR(MOD([.$A815];[.C$1]) * [.C$2] / ([.C$1]-1))" office:value-type="float" office:value="43" calcext:value-type="float">
            <text:p>43</text:p>
          </table:table-cell>
          <table:table-cell table:formula="of:=FLOOR(MOD([.D$1]-[.$A815] -1;[.D$1]) * [.D$2] / ([.D$1]-1))" office:value-type="float" office:value="212" calcext:value-type="float">
            <text:p>212</text:p>
          </table:table-cell>
          <table:table-cell table:formula="of:=(IF(MOD([.$A815];[.E$1])&lt;FLOOR([.E$1]/2);0;[.E$2]))" office:value-type="float" office:value="0" calcext:value-type="float">
            <text:p>0</text:p>
          </table:table-cell>
          <table:table-cell table:formula="of:=IF(MOD([.$A815];[.F$1])&lt;[.F$1]/2;FLOOR(MOD([.$A815];[.F$1]) * [.F$2] *2 / ([.F$1]-1));[.F$2]-FLOOR(MOD(FLOOR([.$A815]-[.F$1]/2);[.F$1]) * [.F$2] *2 / ([.F$1]-1)))" office:value-type="float" office:value="86" calcext:value-type="float">
            <text:p>86</text:p>
          </table:table-cell>
          <table:table-cell table:formula="of:=FLOOR([.G$2] * POWER(SIN( PI() * [.$A815] / [.G$1] );2))" office:value-type="float" office:value="64" calcext:value-type="float">
            <text:p>64</text:p>
          </table:table-cell>
          <table:table-cell table:formula="of:=[.H$2]-FLOOR(POWER(IF(MOD([.$A815];[.H$1])&lt;[.H$1]/2;FLOOR(MOD([.$A815];[.H$1]) * [.H$2] *2 / ([.H$1]-1));[.H$2]-FLOOR(MOD(FLOOR([.$A815]-[.H$1]/2);[.H$1]) * [.H$2] *2 / ([.H$1]-1)));2)/[.H$2])" office:value-type="float" office:value="226" calcext:value-type="float">
            <text:p>226</text:p>
          </table:table-cell>
          <table:table-cell table:formula="of:=FLOOR( [.I$2] * ABS(SIN( PI() * [.$A815] / [.I$1] 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FLOOR([.$B$2]/2 + [.$B$2]/2 * SIN(2 *  PI() * [.$A816] / [.$B$1] ))" office:value-type="float" office:value="239" calcext:value-type="float">
            <text:p>239</text:p>
          </table:table-cell>
          <table:table-cell table:formula="of:=FLOOR(MOD([.$A816];[.C$1]) * [.C$2] / ([.C$1]-1))" office:value-type="float" office:value="44" calcext:value-type="float">
            <text:p>44</text:p>
          </table:table-cell>
          <table:table-cell table:formula="of:=FLOOR(MOD([.D$1]-[.$A816] -1;[.D$1]) * [.D$2] / ([.D$1]-1))" office:value-type="float" office:value="211" calcext:value-type="float">
            <text:p>211</text:p>
          </table:table-cell>
          <table:table-cell table:formula="of:=(IF(MOD([.$A816];[.E$1])&lt;FLOOR([.E$1]/2);0;[.E$2]))" office:value-type="float" office:value="0" calcext:value-type="float">
            <text:p>0</text:p>
          </table:table-cell>
          <table:table-cell table:formula="of:=IF(MOD([.$A816];[.F$1])&lt;[.F$1]/2;FLOOR(MOD([.$A816];[.F$1]) * [.F$2] *2 / ([.F$1]-1));[.F$2]-FLOOR(MOD(FLOOR([.$A816]-[.F$1]/2);[.F$1]) * [.F$2] *2 / ([.F$1]-1)))" office:value-type="float" office:value="88" calcext:value-type="float">
            <text:p>88</text:p>
          </table:table-cell>
          <table:table-cell table:formula="of:=FLOOR([.G$2] * POWER(SIN( PI() * [.$A816] / [.G$1] );2))" office:value-type="float" office:value="67" calcext:value-type="float">
            <text:p>67</text:p>
          </table:table-cell>
          <table:table-cell table:formula="of:=[.H$2]-FLOOR(POWER(IF(MOD([.$A816];[.H$1])&lt;[.H$1]/2;FLOOR(MOD([.$A816];[.H$1]) * [.H$2] *2 / ([.H$1]-1));[.H$2]-FLOOR(MOD(FLOOR([.$A816]-[.H$1]/2);[.H$1]) * [.H$2] *2 / ([.H$1]-1)));2)/[.H$2])" office:value-type="float" office:value="225" calcext:value-type="float">
            <text:p>225</text:p>
          </table:table-cell>
          <table:table-cell table:formula="of:=FLOOR( [.I$2] * ABS(SIN( PI() * [.$A816] / [.I$1] 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FLOOR([.$B$2]/2 + [.$B$2]/2 * SIN(2 *  PI() * [.$A817] / [.$B$1] ))" office:value-type="float" office:value="241" calcext:value-type="float">
            <text:p>241</text:p>
          </table:table-cell>
          <table:table-cell table:formula="of:=FLOOR(MOD([.$A817];[.C$1]) * [.C$2] / ([.C$1]-1))" office:value-type="float" office:value="45" calcext:value-type="float">
            <text:p>45</text:p>
          </table:table-cell>
          <table:table-cell table:formula="of:=FLOOR(MOD([.D$1]-[.$A817] -1;[.D$1]) * [.D$2] / ([.D$1]-1))" office:value-type="float" office:value="210" calcext:value-type="float">
            <text:p>210</text:p>
          </table:table-cell>
          <table:table-cell table:formula="of:=(IF(MOD([.$A817];[.E$1])&lt;FLOOR([.E$1]/2);0;[.E$2]))" office:value-type="float" office:value="0" calcext:value-type="float">
            <text:p>0</text:p>
          </table:table-cell>
          <table:table-cell table:formula="of:=IF(MOD([.$A817];[.F$1])&lt;[.F$1]/2;FLOOR(MOD([.$A817];[.F$1]) * [.F$2] *2 / ([.F$1]-1));[.F$2]-FLOOR(MOD(FLOOR([.$A817]-[.F$1]/2);[.F$1]) * [.F$2] *2 / ([.F$1]-1)))" office:value-type="float" office:value="90" calcext:value-type="float">
            <text:p>90</text:p>
          </table:table-cell>
          <table:table-cell table:formula="of:=FLOOR([.G$2] * POWER(SIN( PI() * [.$A817] / [.G$1] );2))" office:value-type="float" office:value="70" calcext:value-type="float">
            <text:p>70</text:p>
          </table:table-cell>
          <table:table-cell table:formula="of:=[.H$2]-FLOOR(POWER(IF(MOD([.$A817];[.H$1])&lt;[.H$1]/2;FLOOR(MOD([.$A817];[.H$1]) * [.H$2] *2 / ([.H$1]-1));[.H$2]-FLOOR(MOD(FLOOR([.$A817]-[.H$1]/2);[.H$1]) * [.H$2] *2 / ([.H$1]-1)));2)/[.H$2])" office:value-type="float" office:value="224" calcext:value-type="float">
            <text:p>224</text:p>
          </table:table-cell>
          <table:table-cell table:formula="of:=FLOOR( [.I$2] * ABS(SIN( PI() * [.$A817] / [.I$1] 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FLOOR([.$B$2]/2 + [.$B$2]/2 * SIN(2 *  PI() * [.$A818] / [.$B$1] ))" office:value-type="float" office:value="242" calcext:value-type="float">
            <text:p>242</text:p>
          </table:table-cell>
          <table:table-cell table:formula="of:=FLOOR(MOD([.$A818];[.C$1]) * [.C$2] / ([.C$1]-1))" office:value-type="float" office:value="46" calcext:value-type="float">
            <text:p>46</text:p>
          </table:table-cell>
          <table:table-cell table:formula="of:=FLOOR(MOD([.D$1]-[.$A818] -1;[.D$1]) * [.D$2] / ([.D$1]-1))" office:value-type="float" office:value="209" calcext:value-type="float">
            <text:p>209</text:p>
          </table:table-cell>
          <table:table-cell table:formula="of:=(IF(MOD([.$A818];[.E$1])&lt;FLOOR([.E$1]/2);0;[.E$2]))" office:value-type="float" office:value="0" calcext:value-type="float">
            <text:p>0</text:p>
          </table:table-cell>
          <table:table-cell table:formula="of:=IF(MOD([.$A818];[.F$1])&lt;[.F$1]/2;FLOOR(MOD([.$A818];[.F$1]) * [.F$2] *2 / ([.F$1]-1));[.F$2]-FLOOR(MOD(FLOOR([.$A818]-[.F$1]/2);[.F$1]) * [.F$2] *2 / ([.F$1]-1)))" office:value-type="float" office:value="92" calcext:value-type="float">
            <text:p>92</text:p>
          </table:table-cell>
          <table:table-cell table:formula="of:=FLOOR([.G$2] * POWER(SIN( PI() * [.$A818] / [.G$1] );2))" office:value-type="float" office:value="72" calcext:value-type="float">
            <text:p>72</text:p>
          </table:table-cell>
          <table:table-cell table:formula="of:=[.H$2]-FLOOR(POWER(IF(MOD([.$A818];[.H$1])&lt;[.H$1]/2;FLOOR(MOD([.$A818];[.H$1]) * [.H$2] *2 / ([.H$1]-1));[.H$2]-FLOOR(MOD(FLOOR([.$A818]-[.H$1]/2);[.H$1]) * [.H$2] *2 / ([.H$1]-1)));2)/[.H$2])" office:value-type="float" office:value="222" calcext:value-type="float">
            <text:p>222</text:p>
          </table:table-cell>
          <table:table-cell table:formula="of:=FLOOR( [.I$2] * ABS(SIN( PI() * [.$A818] / [.I$1] 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FLOOR([.$B$2]/2 + [.$B$2]/2 * SIN(2 *  PI() * [.$A819] / [.$B$1] ))" office:value-type="float" office:value="244" calcext:value-type="float">
            <text:p>244</text:p>
          </table:table-cell>
          <table:table-cell table:formula="of:=FLOOR(MOD([.$A819];[.C$1]) * [.C$2] / ([.C$1]-1))" office:value-type="float" office:value="47" calcext:value-type="float">
            <text:p>47</text:p>
          </table:table-cell>
          <table:table-cell table:formula="of:=FLOOR(MOD([.D$1]-[.$A819] -1;[.D$1]) * [.D$2] / ([.D$1]-1))" office:value-type="float" office:value="208" calcext:value-type="float">
            <text:p>208</text:p>
          </table:table-cell>
          <table:table-cell table:formula="of:=(IF(MOD([.$A819];[.E$1])&lt;FLOOR([.E$1]/2);0;[.E$2]))" office:value-type="float" office:value="0" calcext:value-type="float">
            <text:p>0</text:p>
          </table:table-cell>
          <table:table-cell table:formula="of:=IF(MOD([.$A819];[.F$1])&lt;[.F$1]/2;FLOOR(MOD([.$A819];[.F$1]) * [.F$2] *2 / ([.F$1]-1));[.F$2]-FLOOR(MOD(FLOOR([.$A819]-[.F$1]/2);[.F$1]) * [.F$2] *2 / ([.F$1]-1)))" office:value-type="float" office:value="94" calcext:value-type="float">
            <text:p>94</text:p>
          </table:table-cell>
          <table:table-cell table:formula="of:=FLOOR([.G$2] * POWER(SIN( PI() * [.$A819] / [.G$1] );2))" office:value-type="float" office:value="75" calcext:value-type="float">
            <text:p>75</text:p>
          </table:table-cell>
          <table:table-cell table:formula="of:=[.H$2]-FLOOR(POWER(IF(MOD([.$A819];[.H$1])&lt;[.H$1]/2;FLOOR(MOD([.$A819];[.H$1]) * [.H$2] *2 / ([.H$1]-1));[.H$2]-FLOOR(MOD(FLOOR([.$A819]-[.H$1]/2);[.H$1]) * [.H$2] *2 / ([.H$1]-1)));2)/[.H$2])" office:value-type="float" office:value="221" calcext:value-type="float">
            <text:p>221</text:p>
          </table:table-cell>
          <table:table-cell table:formula="of:=FLOOR( [.I$2] * ABS(SIN( PI() * [.$A819] / [.I$1] 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FLOOR([.$B$2]/2 + [.$B$2]/2 * SIN(2 *  PI() * [.$A820] / [.$B$1] ))" office:value-type="float" office:value="245" calcext:value-type="float">
            <text:p>245</text:p>
          </table:table-cell>
          <table:table-cell table:formula="of:=FLOOR(MOD([.$A820];[.C$1]) * [.C$2] / ([.C$1]-1))" office:value-type="float" office:value="48" calcext:value-type="float">
            <text:p>48</text:p>
          </table:table-cell>
          <table:table-cell table:formula="of:=FLOOR(MOD([.D$1]-[.$A820] -1;[.D$1]) * [.D$2] / ([.D$1]-1))" office:value-type="float" office:value="207" calcext:value-type="float">
            <text:p>207</text:p>
          </table:table-cell>
          <table:table-cell table:formula="of:=(IF(MOD([.$A820];[.E$1])&lt;FLOOR([.E$1]/2);0;[.E$2]))" office:value-type="float" office:value="0" calcext:value-type="float">
            <text:p>0</text:p>
          </table:table-cell>
          <table:table-cell table:formula="of:=IF(MOD([.$A820];[.F$1])&lt;[.F$1]/2;FLOOR(MOD([.$A820];[.F$1]) * [.F$2] *2 / ([.F$1]-1));[.F$2]-FLOOR(MOD(FLOOR([.$A820]-[.F$1]/2);[.F$1]) * [.F$2] *2 / ([.F$1]-1)))" office:value-type="float" office:value="96" calcext:value-type="float">
            <text:p>96</text:p>
          </table:table-cell>
          <table:table-cell table:formula="of:=FLOOR([.G$2] * POWER(SIN( PI() * [.$A820] / [.G$1] );2))" office:value-type="float" office:value="78" calcext:value-type="float">
            <text:p>78</text:p>
          </table:table-cell>
          <table:table-cell table:formula="of:=[.H$2]-FLOOR(POWER(IF(MOD([.$A820];[.H$1])&lt;[.H$1]/2;FLOOR(MOD([.$A820];[.H$1]) * [.H$2] *2 / ([.H$1]-1));[.H$2]-FLOOR(MOD(FLOOR([.$A820]-[.H$1]/2);[.H$1]) * [.H$2] *2 / ([.H$1]-1)));2)/[.H$2])" office:value-type="float" office:value="219" calcext:value-type="float">
            <text:p>219</text:p>
          </table:table-cell>
          <table:table-cell table:formula="of:=FLOOR( [.I$2] * ABS(SIN( PI() * [.$A820] / [.I$1] 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FLOOR([.$B$2]/2 + [.$B$2]/2 * SIN(2 *  PI() * [.$A821] / [.$B$1] ))" office:value-type="float" office:value="246" calcext:value-type="float">
            <text:p>246</text:p>
          </table:table-cell>
          <table:table-cell table:formula="of:=FLOOR(MOD([.$A821];[.C$1]) * [.C$2] / ([.C$1]-1))" office:value-type="float" office:value="49" calcext:value-type="float">
            <text:p>49</text:p>
          </table:table-cell>
          <table:table-cell table:formula="of:=FLOOR(MOD([.D$1]-[.$A821] -1;[.D$1]) * [.D$2] / ([.D$1]-1))" office:value-type="float" office:value="206" calcext:value-type="float">
            <text:p>206</text:p>
          </table:table-cell>
          <table:table-cell table:formula="of:=(IF(MOD([.$A821];[.E$1])&lt;FLOOR([.E$1]/2);0;[.E$2]))" office:value-type="float" office:value="0" calcext:value-type="float">
            <text:p>0</text:p>
          </table:table-cell>
          <table:table-cell table:formula="of:=IF(MOD([.$A821];[.F$1])&lt;[.F$1]/2;FLOOR(MOD([.$A821];[.F$1]) * [.F$2] *2 / ([.F$1]-1));[.F$2]-FLOOR(MOD(FLOOR([.$A821]-[.F$1]/2);[.F$1]) * [.F$2] *2 / ([.F$1]-1)))" office:value-type="float" office:value="98" calcext:value-type="float">
            <text:p>98</text:p>
          </table:table-cell>
          <table:table-cell table:formula="of:=FLOOR([.G$2] * POWER(SIN( PI() * [.$A821] / [.G$1] );2))" office:value-type="float" office:value="81" calcext:value-type="float">
            <text:p>81</text:p>
          </table:table-cell>
          <table:table-cell table:formula="of:=[.H$2]-FLOOR(POWER(IF(MOD([.$A821];[.H$1])&lt;[.H$1]/2;FLOOR(MOD([.$A821];[.H$1]) * [.H$2] *2 / ([.H$1]-1));[.H$2]-FLOOR(MOD(FLOOR([.$A821]-[.H$1]/2);[.H$1]) * [.H$2] *2 / ([.H$1]-1)));2)/[.H$2])" office:value-type="float" office:value="218" calcext:value-type="float">
            <text:p>218</text:p>
          </table:table-cell>
          <table:table-cell table:formula="of:=FLOOR( [.I$2] * ABS(SIN( PI() * [.$A821] / [.I$1] )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FLOOR([.$B$2]/2 + [.$B$2]/2 * SIN(2 *  PI() * [.$A822] / [.$B$1] ))" office:value-type="float" office:value="247" calcext:value-type="float">
            <text:p>247</text:p>
          </table:table-cell>
          <table:table-cell table:formula="of:=FLOOR(MOD([.$A822];[.C$1]) * [.C$2] / ([.C$1]-1))" office:value-type="float" office:value="50" calcext:value-type="float">
            <text:p>50</text:p>
          </table:table-cell>
          <table:table-cell table:formula="of:=FLOOR(MOD([.D$1]-[.$A822] -1;[.D$1]) * [.D$2] / ([.D$1]-1))" office:value-type="float" office:value="205" calcext:value-type="float">
            <text:p>205</text:p>
          </table:table-cell>
          <table:table-cell table:formula="of:=(IF(MOD([.$A822];[.E$1])&lt;FLOOR([.E$1]/2);0;[.E$2]))" office:value-type="float" office:value="0" calcext:value-type="float">
            <text:p>0</text:p>
          </table:table-cell>
          <table:table-cell table:formula="of:=IF(MOD([.$A822];[.F$1])&lt;[.F$1]/2;FLOOR(MOD([.$A822];[.F$1]) * [.F$2] *2 / ([.F$1]-1));[.F$2]-FLOOR(MOD(FLOOR([.$A822]-[.F$1]/2);[.F$1]) * [.F$2] *2 / ([.F$1]-1)))" office:value-type="float" office:value="100" calcext:value-type="float">
            <text:p>100</text:p>
          </table:table-cell>
          <table:table-cell table:formula="of:=FLOOR([.G$2] * POWER(SIN( PI() * [.$A822] / [.G$1] );2))" office:value-type="float" office:value="84" calcext:value-type="float">
            <text:p>84</text:p>
          </table:table-cell>
          <table:table-cell table:formula="of:=[.H$2]-FLOOR(POWER(IF(MOD([.$A822];[.H$1])&lt;[.H$1]/2;FLOOR(MOD([.$A822];[.H$1]) * [.H$2] *2 / ([.H$1]-1));[.H$2]-FLOOR(MOD(FLOOR([.$A822]-[.H$1]/2);[.H$1]) * [.H$2] *2 / ([.H$1]-1)));2)/[.H$2])" office:value-type="float" office:value="216" calcext:value-type="float">
            <text:p>216</text:p>
          </table:table-cell>
          <table:table-cell table:formula="of:=FLOOR( [.I$2] * ABS(SIN( PI() * [.$A822] / [.I$1] )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FLOOR([.$B$2]/2 + [.$B$2]/2 * SIN(2 *  PI() * [.$A823] / [.$B$1] ))" office:value-type="float" office:value="248" calcext:value-type="float">
            <text:p>248</text:p>
          </table:table-cell>
          <table:table-cell table:formula="of:=FLOOR(MOD([.$A823];[.C$1]) * [.C$2] / ([.C$1]-1))" office:value-type="float" office:value="51" calcext:value-type="float">
            <text:p>51</text:p>
          </table:table-cell>
          <table:table-cell table:formula="of:=FLOOR(MOD([.D$1]-[.$A823] -1;[.D$1]) * [.D$2] / ([.D$1]-1))" office:value-type="float" office:value="204" calcext:value-type="float">
            <text:p>204</text:p>
          </table:table-cell>
          <table:table-cell table:formula="of:=(IF(MOD([.$A823];[.E$1])&lt;FLOOR([.E$1]/2);0;[.E$2]))" office:value-type="float" office:value="0" calcext:value-type="float">
            <text:p>0</text:p>
          </table:table-cell>
          <table:table-cell table:formula="of:=IF(MOD([.$A823];[.F$1])&lt;[.F$1]/2;FLOOR(MOD([.$A823];[.F$1]) * [.F$2] *2 / ([.F$1]-1));[.F$2]-FLOOR(MOD(FLOOR([.$A823]-[.F$1]/2);[.F$1]) * [.F$2] *2 / ([.F$1]-1)))" office:value-type="float" office:value="102" calcext:value-type="float">
            <text:p>102</text:p>
          </table:table-cell>
          <table:table-cell table:formula="of:=FLOOR([.G$2] * POWER(SIN( PI() * [.$A823] / [.G$1] );2))" office:value-type="float" office:value="87" calcext:value-type="float">
            <text:p>87</text:p>
          </table:table-cell>
          <table:table-cell table:formula="of:=[.H$2]-FLOOR(POWER(IF(MOD([.$A823];[.H$1])&lt;[.H$1]/2;FLOOR(MOD([.$A823];[.H$1]) * [.H$2] *2 / ([.H$1]-1));[.H$2]-FLOOR(MOD(FLOOR([.$A823]-[.H$1]/2);[.H$1]) * [.H$2] *2 / ([.H$1]-1)));2)/[.H$2])" office:value-type="float" office:value="215" calcext:value-type="float">
            <text:p>215</text:p>
          </table:table-cell>
          <table:table-cell table:formula="of:=FLOOR( [.I$2] * ABS(SIN( PI() * [.$A823] / [.I$1] )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FLOOR([.$B$2]/2 + [.$B$2]/2 * SIN(2 *  PI() * [.$A824] / [.$B$1] ))" office:value-type="float" office:value="249" calcext:value-type="float">
            <text:p>249</text:p>
          </table:table-cell>
          <table:table-cell table:formula="of:=FLOOR(MOD([.$A824];[.C$1]) * [.C$2] / ([.C$1]-1))" office:value-type="float" office:value="52" calcext:value-type="float">
            <text:p>52</text:p>
          </table:table-cell>
          <table:table-cell table:formula="of:=FLOOR(MOD([.D$1]-[.$A824] -1;[.D$1]) * [.D$2] / ([.D$1]-1))" office:value-type="float" office:value="203" calcext:value-type="float">
            <text:p>203</text:p>
          </table:table-cell>
          <table:table-cell table:formula="of:=(IF(MOD([.$A824];[.E$1])&lt;FLOOR([.E$1]/2);0;[.E$2]))" office:value-type="float" office:value="0" calcext:value-type="float">
            <text:p>0</text:p>
          </table:table-cell>
          <table:table-cell table:formula="of:=IF(MOD([.$A824];[.F$1])&lt;[.F$1]/2;FLOOR(MOD([.$A824];[.F$1]) * [.F$2] *2 / ([.F$1]-1));[.F$2]-FLOOR(MOD(FLOOR([.$A824]-[.F$1]/2);[.F$1]) * [.F$2] *2 / ([.F$1]-1)))" office:value-type="float" office:value="104" calcext:value-type="float">
            <text:p>104</text:p>
          </table:table-cell>
          <table:table-cell table:formula="of:=FLOOR([.G$2] * POWER(SIN( PI() * [.$A824] / [.G$1] );2))" office:value-type="float" office:value="90" calcext:value-type="float">
            <text:p>90</text:p>
          </table:table-cell>
          <table:table-cell table:formula="of:=[.H$2]-FLOOR(POWER(IF(MOD([.$A824];[.H$1])&lt;[.H$1]/2;FLOOR(MOD([.$A824];[.H$1]) * [.H$2] *2 / ([.H$1]-1));[.H$2]-FLOOR(MOD(FLOOR([.$A824]-[.H$1]/2);[.H$1]) * [.H$2] *2 / ([.H$1]-1)));2)/[.H$2])" office:value-type="float" office:value="213" calcext:value-type="float">
            <text:p>213</text:p>
          </table:table-cell>
          <table:table-cell table:formula="of:=FLOOR( [.I$2] * ABS(SIN( PI() * [.$A824] / [.I$1] )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FLOOR([.$B$2]/2 + [.$B$2]/2 * SIN(2 *  PI() * [.$A825] / [.$B$1] ))" office:value-type="float" office:value="250" calcext:value-type="float">
            <text:p>250</text:p>
          </table:table-cell>
          <table:table-cell table:formula="of:=FLOOR(MOD([.$A825];[.C$1]) * [.C$2] / ([.C$1]-1))" office:value-type="float" office:value="53" calcext:value-type="float">
            <text:p>53</text:p>
          </table:table-cell>
          <table:table-cell table:formula="of:=FLOOR(MOD([.D$1]-[.$A825] -1;[.D$1]) * [.D$2] / ([.D$1]-1))" office:value-type="float" office:value="202" calcext:value-type="float">
            <text:p>202</text:p>
          </table:table-cell>
          <table:table-cell table:formula="of:=(IF(MOD([.$A825];[.E$1])&lt;FLOOR([.E$1]/2);0;[.E$2]))" office:value-type="float" office:value="0" calcext:value-type="float">
            <text:p>0</text:p>
          </table:table-cell>
          <table:table-cell table:formula="of:=IF(MOD([.$A825];[.F$1])&lt;[.F$1]/2;FLOOR(MOD([.$A825];[.F$1]) * [.F$2] *2 / ([.F$1]-1));[.F$2]-FLOOR(MOD(FLOOR([.$A825]-[.F$1]/2);[.F$1]) * [.F$2] *2 / ([.F$1]-1)))" office:value-type="float" office:value="106" calcext:value-type="float">
            <text:p>106</text:p>
          </table:table-cell>
          <table:table-cell table:formula="of:=FLOOR([.G$2] * POWER(SIN( PI() * [.$A825] / [.G$1] );2))" office:value-type="float" office:value="93" calcext:value-type="float">
            <text:p>93</text:p>
          </table:table-cell>
          <table:table-cell table:formula="of:=[.H$2]-FLOOR(POWER(IF(MOD([.$A825];[.H$1])&lt;[.H$1]/2;FLOOR(MOD([.$A825];[.H$1]) * [.H$2] *2 / ([.H$1]-1));[.H$2]-FLOOR(MOD(FLOOR([.$A825]-[.H$1]/2);[.H$1]) * [.H$2] *2 / ([.H$1]-1)));2)/[.H$2])" office:value-type="float" office:value="211" calcext:value-type="float">
            <text:p>211</text:p>
          </table:table-cell>
          <table:table-cell table:formula="of:=FLOOR( [.I$2] * ABS(SIN( PI() * [.$A825] / [.I$1] )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FLOOR([.$B$2]/2 + [.$B$2]/2 * SIN(2 *  PI() * [.$A826] / [.$B$1] ))" office:value-type="float" office:value="251" calcext:value-type="float">
            <text:p>251</text:p>
          </table:table-cell>
          <table:table-cell table:formula="of:=FLOOR(MOD([.$A826];[.C$1]) * [.C$2] / ([.C$1]-1))" office:value-type="float" office:value="54" calcext:value-type="float">
            <text:p>54</text:p>
          </table:table-cell>
          <table:table-cell table:formula="of:=FLOOR(MOD([.D$1]-[.$A826] -1;[.D$1]) * [.D$2] / ([.D$1]-1))" office:value-type="float" office:value="201" calcext:value-type="float">
            <text:p>201</text:p>
          </table:table-cell>
          <table:table-cell table:formula="of:=(IF(MOD([.$A826];[.E$1])&lt;FLOOR([.E$1]/2);0;[.E$2]))" office:value-type="float" office:value="0" calcext:value-type="float">
            <text:p>0</text:p>
          </table:table-cell>
          <table:table-cell table:formula="of:=IF(MOD([.$A826];[.F$1])&lt;[.F$1]/2;FLOOR(MOD([.$A826];[.F$1]) * [.F$2] *2 / ([.F$1]-1));[.F$2]-FLOOR(MOD(FLOOR([.$A826]-[.F$1]/2);[.F$1]) * [.F$2] *2 / ([.F$1]-1)))" office:value-type="float" office:value="108" calcext:value-type="float">
            <text:p>108</text:p>
          </table:table-cell>
          <table:table-cell table:formula="of:=FLOOR([.G$2] * POWER(SIN( PI() * [.$A826] / [.G$1] );2))" office:value-type="float" office:value="96" calcext:value-type="float">
            <text:p>96</text:p>
          </table:table-cell>
          <table:table-cell table:formula="of:=[.H$2]-FLOOR(POWER(IF(MOD([.$A826];[.H$1])&lt;[.H$1]/2;FLOOR(MOD([.$A826];[.H$1]) * [.H$2] *2 / ([.H$1]-1));[.H$2]-FLOOR(MOD(FLOOR([.$A826]-[.H$1]/2);[.H$1]) * [.H$2] *2 / ([.H$1]-1)));2)/[.H$2])" office:value-type="float" office:value="210" calcext:value-type="float">
            <text:p>210</text:p>
          </table:table-cell>
          <table:table-cell table:formula="of:=FLOOR( [.I$2] * ABS(SIN( PI() * [.$A826] / [.I$1] )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FLOOR([.$B$2]/2 + [.$B$2]/2 * SIN(2 *  PI() * [.$A827] / [.$B$1] ))" office:value-type="float" office:value="251" calcext:value-type="float">
            <text:p>251</text:p>
          </table:table-cell>
          <table:table-cell table:formula="of:=FLOOR(MOD([.$A827];[.C$1]) * [.C$2] / ([.C$1]-1))" office:value-type="float" office:value="55" calcext:value-type="float">
            <text:p>55</text:p>
          </table:table-cell>
          <table:table-cell table:formula="of:=FLOOR(MOD([.D$1]-[.$A827] -1;[.D$1]) * [.D$2] / ([.D$1]-1))" office:value-type="float" office:value="200" calcext:value-type="float">
            <text:p>200</text:p>
          </table:table-cell>
          <table:table-cell table:formula="of:=(IF(MOD([.$A827];[.E$1])&lt;FLOOR([.E$1]/2);0;[.E$2]))" office:value-type="float" office:value="0" calcext:value-type="float">
            <text:p>0</text:p>
          </table:table-cell>
          <table:table-cell table:formula="of:=IF(MOD([.$A827];[.F$1])&lt;[.F$1]/2;FLOOR(MOD([.$A827];[.F$1]) * [.F$2] *2 / ([.F$1]-1));[.F$2]-FLOOR(MOD(FLOOR([.$A827]-[.F$1]/2);[.F$1]) * [.F$2] *2 / ([.F$1]-1)))" office:value-type="float" office:value="110" calcext:value-type="float">
            <text:p>110</text:p>
          </table:table-cell>
          <table:table-cell table:formula="of:=FLOOR([.G$2] * POWER(SIN( PI() * [.$A827] / [.G$1] );2))" office:value-type="float" office:value="99" calcext:value-type="float">
            <text:p>99</text:p>
          </table:table-cell>
          <table:table-cell table:formula="of:=[.H$2]-FLOOR(POWER(IF(MOD([.$A827];[.H$1])&lt;[.H$1]/2;FLOOR(MOD([.$A827];[.H$1]) * [.H$2] *2 / ([.H$1]-1));[.H$2]-FLOOR(MOD(FLOOR([.$A827]-[.H$1]/2);[.H$1]) * [.H$2] *2 / ([.H$1]-1)));2)/[.H$2])" office:value-type="float" office:value="208" calcext:value-type="float">
            <text:p>208</text:p>
          </table:table-cell>
          <table:table-cell table:formula="of:=FLOOR( [.I$2] * ABS(SIN( PI() * [.$A827] / [.I$1] )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FLOOR([.$B$2]/2 + [.$B$2]/2 * SIN(2 *  PI() * [.$A828] / [.$B$1] ))" office:value-type="float" office:value="252" calcext:value-type="float">
            <text:p>252</text:p>
          </table:table-cell>
          <table:table-cell table:formula="of:=FLOOR(MOD([.$A828];[.C$1]) * [.C$2] / ([.C$1]-1))" office:value-type="float" office:value="56" calcext:value-type="float">
            <text:p>56</text:p>
          </table:table-cell>
          <table:table-cell table:formula="of:=FLOOR(MOD([.D$1]-[.$A828] -1;[.D$1]) * [.D$2] / ([.D$1]-1))" office:value-type="float" office:value="199" calcext:value-type="float">
            <text:p>199</text:p>
          </table:table-cell>
          <table:table-cell table:formula="of:=(IF(MOD([.$A828];[.E$1])&lt;FLOOR([.E$1]/2);0;[.E$2]))" office:value-type="float" office:value="0" calcext:value-type="float">
            <text:p>0</text:p>
          </table:table-cell>
          <table:table-cell table:formula="of:=IF(MOD([.$A828];[.F$1])&lt;[.F$1]/2;FLOOR(MOD([.$A828];[.F$1]) * [.F$2] *2 / ([.F$1]-1));[.F$2]-FLOOR(MOD(FLOOR([.$A828]-[.F$1]/2);[.F$1]) * [.F$2] *2 / ([.F$1]-1)))" office:value-type="float" office:value="112" calcext:value-type="float">
            <text:p>112</text:p>
          </table:table-cell>
          <table:table-cell table:formula="of:=FLOOR([.G$2] * POWER(SIN( PI() * [.$A828] / [.G$1] );2))" office:value-type="float" office:value="102" calcext:value-type="float">
            <text:p>102</text:p>
          </table:table-cell>
          <table:table-cell table:formula="of:=[.H$2]-FLOOR(POWER(IF(MOD([.$A828];[.H$1])&lt;[.H$1]/2;FLOOR(MOD([.$A828];[.H$1]) * [.H$2] *2 / ([.H$1]-1));[.H$2]-FLOOR(MOD(FLOOR([.$A828]-[.H$1]/2);[.H$1]) * [.H$2] *2 / ([.H$1]-1)));2)/[.H$2])" office:value-type="float" office:value="206" calcext:value-type="float">
            <text:p>206</text:p>
          </table:table-cell>
          <table:table-cell table:formula="of:=FLOOR( [.I$2] * ABS(SIN( PI() * [.$A828] / [.I$1] )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FLOOR([.$B$2]/2 + [.$B$2]/2 * SIN(2 *  PI() * [.$A829] / [.$B$1] ))" office:value-type="float" office:value="253" calcext:value-type="float">
            <text:p>253</text:p>
          </table:table-cell>
          <table:table-cell table:formula="of:=FLOOR(MOD([.$A829];[.C$1]) * [.C$2] / ([.C$1]-1))" office:value-type="float" office:value="57" calcext:value-type="float">
            <text:p>57</text:p>
          </table:table-cell>
          <table:table-cell table:formula="of:=FLOOR(MOD([.D$1]-[.$A829] -1;[.D$1]) * [.D$2] / ([.D$1]-1))" office:value-type="float" office:value="198" calcext:value-type="float">
            <text:p>198</text:p>
          </table:table-cell>
          <table:table-cell table:formula="of:=(IF(MOD([.$A829];[.E$1])&lt;FLOOR([.E$1]/2);0;[.E$2]))" office:value-type="float" office:value="0" calcext:value-type="float">
            <text:p>0</text:p>
          </table:table-cell>
          <table:table-cell table:formula="of:=IF(MOD([.$A829];[.F$1])&lt;[.F$1]/2;FLOOR(MOD([.$A829];[.F$1]) * [.F$2] *2 / ([.F$1]-1));[.F$2]-FLOOR(MOD(FLOOR([.$A829]-[.F$1]/2);[.F$1]) * [.F$2] *2 / ([.F$1]-1)))" office:value-type="float" office:value="114" calcext:value-type="float">
            <text:p>114</text:p>
          </table:table-cell>
          <table:table-cell table:formula="of:=FLOOR([.G$2] * POWER(SIN( PI() * [.$A829] / [.G$1] );2))" office:value-type="float" office:value="105" calcext:value-type="float">
            <text:p>105</text:p>
          </table:table-cell>
          <table:table-cell table:formula="of:=[.H$2]-FLOOR(POWER(IF(MOD([.$A829];[.H$1])&lt;[.H$1]/2;FLOOR(MOD([.$A829];[.H$1]) * [.H$2] *2 / ([.H$1]-1));[.H$2]-FLOOR(MOD(FLOOR([.$A829]-[.H$1]/2);[.H$1]) * [.H$2] *2 / ([.H$1]-1)));2)/[.H$2])" office:value-type="float" office:value="205" calcext:value-type="float">
            <text:p>205</text:p>
          </table:table-cell>
          <table:table-cell table:formula="of:=FLOOR( [.I$2] * ABS(SIN( PI() * [.$A829] / [.I$1] )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FLOOR([.$B$2]/2 + [.$B$2]/2 * SIN(2 *  PI() * [.$A830] / [.$B$1] ))" office:value-type="float" office:value="253" calcext:value-type="float">
            <text:p>253</text:p>
          </table:table-cell>
          <table:table-cell table:formula="of:=FLOOR(MOD([.$A830];[.C$1]) * [.C$2] / ([.C$1]-1))" office:value-type="float" office:value="58" calcext:value-type="float">
            <text:p>58</text:p>
          </table:table-cell>
          <table:table-cell table:formula="of:=FLOOR(MOD([.D$1]-[.$A830] -1;[.D$1]) * [.D$2] / ([.D$1]-1))" office:value-type="float" office:value="197" calcext:value-type="float">
            <text:p>197</text:p>
          </table:table-cell>
          <table:table-cell table:formula="of:=(IF(MOD([.$A830];[.E$1])&lt;FLOOR([.E$1]/2);0;[.E$2]))" office:value-type="float" office:value="0" calcext:value-type="float">
            <text:p>0</text:p>
          </table:table-cell>
          <table:table-cell table:formula="of:=IF(MOD([.$A830];[.F$1])&lt;[.F$1]/2;FLOOR(MOD([.$A830];[.F$1]) * [.F$2] *2 / ([.F$1]-1));[.F$2]-FLOOR(MOD(FLOOR([.$A830]-[.F$1]/2);[.F$1]) * [.F$2] *2 / ([.F$1]-1)))" office:value-type="float" office:value="116" calcext:value-type="float">
            <text:p>116</text:p>
          </table:table-cell>
          <table:table-cell table:formula="of:=FLOOR([.G$2] * POWER(SIN( PI() * [.$A830] / [.G$1] );2))" office:value-type="float" office:value="108" calcext:value-type="float">
            <text:p>108</text:p>
          </table:table-cell>
          <table:table-cell table:formula="of:=[.H$2]-FLOOR(POWER(IF(MOD([.$A830];[.H$1])&lt;[.H$1]/2;FLOOR(MOD([.$A830];[.H$1]) * [.H$2] *2 / ([.H$1]-1));[.H$2]-FLOOR(MOD(FLOOR([.$A830]-[.H$1]/2);[.H$1]) * [.H$2] *2 / ([.H$1]-1)));2)/[.H$2])" office:value-type="float" office:value="203" calcext:value-type="float">
            <text:p>203</text:p>
          </table:table-cell>
          <table:table-cell table:formula="of:=FLOOR( [.I$2] * ABS(SIN( PI() * [.$A830] / [.I$1] )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FLOOR([.$B$2]/2 + [.$B$2]/2 * SIN(2 *  PI() * [.$A831] / [.$B$1] ))" office:value-type="float" office:value="254" calcext:value-type="float">
            <text:p>254</text:p>
          </table:table-cell>
          <table:table-cell table:formula="of:=FLOOR(MOD([.$A831];[.C$1]) * [.C$2] / ([.C$1]-1))" office:value-type="float" office:value="59" calcext:value-type="float">
            <text:p>59</text:p>
          </table:table-cell>
          <table:table-cell table:formula="of:=FLOOR(MOD([.D$1]-[.$A831] -1;[.D$1]) * [.D$2] / ([.D$1]-1))" office:value-type="float" office:value="196" calcext:value-type="float">
            <text:p>196</text:p>
          </table:table-cell>
          <table:table-cell table:formula="of:=(IF(MOD([.$A831];[.E$1])&lt;FLOOR([.E$1]/2);0;[.E$2]))" office:value-type="float" office:value="0" calcext:value-type="float">
            <text:p>0</text:p>
          </table:table-cell>
          <table:table-cell table:formula="of:=IF(MOD([.$A831];[.F$1])&lt;[.F$1]/2;FLOOR(MOD([.$A831];[.F$1]) * [.F$2] *2 / ([.F$1]-1));[.F$2]-FLOOR(MOD(FLOOR([.$A831]-[.F$1]/2);[.F$1]) * [.F$2] *2 / ([.F$1]-1)))" office:value-type="float" office:value="118" calcext:value-type="float">
            <text:p>118</text:p>
          </table:table-cell>
          <table:table-cell table:formula="of:=FLOOR([.G$2] * POWER(SIN( PI() * [.$A831] / [.G$1] );2))" office:value-type="float" office:value="111" calcext:value-type="float">
            <text:p>111</text:p>
          </table:table-cell>
          <table:table-cell table:formula="of:=[.H$2]-FLOOR(POWER(IF(MOD([.$A831];[.H$1])&lt;[.H$1]/2;FLOOR(MOD([.$A831];[.H$1]) * [.H$2] *2 / ([.H$1]-1));[.H$2]-FLOOR(MOD(FLOOR([.$A831]-[.H$1]/2);[.H$1]) * [.H$2] *2 / ([.H$1]-1)));2)/[.H$2])" office:value-type="float" office:value="201" calcext:value-type="float">
            <text:p>201</text:p>
          </table:table-cell>
          <table:table-cell table:formula="of:=FLOOR( [.I$2] * ABS(SIN( PI() * [.$A831] / [.I$1] )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FLOOR([.$B$2]/2 + [.$B$2]/2 * SIN(2 *  PI() * [.$A832] / [.$B$1] ))" office:value-type="float" office:value="254" calcext:value-type="float">
            <text:p>254</text:p>
          </table:table-cell>
          <table:table-cell table:formula="of:=FLOOR(MOD([.$A832];[.C$1]) * [.C$2] / ([.C$1]-1))" office:value-type="float" office:value="60" calcext:value-type="float">
            <text:p>60</text:p>
          </table:table-cell>
          <table:table-cell table:formula="of:=FLOOR(MOD([.D$1]-[.$A832] -1;[.D$1]) * [.D$2] / ([.D$1]-1))" office:value-type="float" office:value="195" calcext:value-type="float">
            <text:p>195</text:p>
          </table:table-cell>
          <table:table-cell table:formula="of:=(IF(MOD([.$A832];[.E$1])&lt;FLOOR([.E$1]/2);0;[.E$2]))" office:value-type="float" office:value="0" calcext:value-type="float">
            <text:p>0</text:p>
          </table:table-cell>
          <table:table-cell table:formula="of:=IF(MOD([.$A832];[.F$1])&lt;[.F$1]/2;FLOOR(MOD([.$A832];[.F$1]) * [.F$2] *2 / ([.F$1]-1));[.F$2]-FLOOR(MOD(FLOOR([.$A832]-[.F$1]/2);[.F$1]) * [.F$2] *2 / ([.F$1]-1)))" office:value-type="float" office:value="120" calcext:value-type="float">
            <text:p>120</text:p>
          </table:table-cell>
          <table:table-cell table:formula="of:=FLOOR([.G$2] * POWER(SIN( PI() * [.$A832] / [.G$1] );2))" office:value-type="float" office:value="115" calcext:value-type="float">
            <text:p>115</text:p>
          </table:table-cell>
          <table:table-cell table:formula="of:=[.H$2]-FLOOR(POWER(IF(MOD([.$A832];[.H$1])&lt;[.H$1]/2;FLOOR(MOD([.$A832];[.H$1]) * [.H$2] *2 / ([.H$1]-1));[.H$2]-FLOOR(MOD(FLOOR([.$A832]-[.H$1]/2);[.H$1]) * [.H$2] *2 / ([.H$1]-1)));2)/[.H$2])" office:value-type="float" office:value="199" calcext:value-type="float">
            <text:p>199</text:p>
          </table:table-cell>
          <table:table-cell table:formula="of:=FLOOR( [.I$2] * ABS(SIN( PI() * [.$A832] / [.I$1] )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FLOOR([.$B$2]/2 + [.$B$2]/2 * SIN(2 *  PI() * [.$A833] / [.$B$1] ))" office:value-type="float" office:value="254" calcext:value-type="float">
            <text:p>254</text:p>
          </table:table-cell>
          <table:table-cell table:formula="of:=FLOOR(MOD([.$A833];[.C$1]) * [.C$2] / ([.C$1]-1))" office:value-type="float" office:value="61" calcext:value-type="float">
            <text:p>61</text:p>
          </table:table-cell>
          <table:table-cell table:formula="of:=FLOOR(MOD([.D$1]-[.$A833] -1;[.D$1]) * [.D$2] / ([.D$1]-1))" office:value-type="float" office:value="194" calcext:value-type="float">
            <text:p>194</text:p>
          </table:table-cell>
          <table:table-cell table:formula="of:=(IF(MOD([.$A833];[.E$1])&lt;FLOOR([.E$1]/2);0;[.E$2]))" office:value-type="float" office:value="0" calcext:value-type="float">
            <text:p>0</text:p>
          </table:table-cell>
          <table:table-cell table:formula="of:=IF(MOD([.$A833];[.F$1])&lt;[.F$1]/2;FLOOR(MOD([.$A833];[.F$1]) * [.F$2] *2 / ([.F$1]-1));[.F$2]-FLOOR(MOD(FLOOR([.$A833]-[.F$1]/2);[.F$1]) * [.F$2] *2 / ([.F$1]-1)))" office:value-type="float" office:value="122" calcext:value-type="float">
            <text:p>122</text:p>
          </table:table-cell>
          <table:table-cell table:formula="of:=FLOOR([.G$2] * POWER(SIN( PI() * [.$A833] / [.G$1] );2))" office:value-type="float" office:value="118" calcext:value-type="float">
            <text:p>118</text:p>
          </table:table-cell>
          <table:table-cell table:formula="of:=[.H$2]-FLOOR(POWER(IF(MOD([.$A833];[.H$1])&lt;[.H$1]/2;FLOOR(MOD([.$A833];[.H$1]) * [.H$2] *2 / ([.H$1]-1));[.H$2]-FLOOR(MOD(FLOOR([.$A833]-[.H$1]/2);[.H$1]) * [.H$2] *2 / ([.H$1]-1)));2)/[.H$2])" office:value-type="float" office:value="197" calcext:value-type="float">
            <text:p>197</text:p>
          </table:table-cell>
          <table:table-cell table:formula="of:=FLOOR( [.I$2] * ABS(SIN( PI() * [.$A833] / [.I$1] )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FLOOR([.$B$2]/2 + [.$B$2]/2 * SIN(2 *  PI() * [.$A834] / [.$B$1] ))" office:value-type="float" office:value="254" calcext:value-type="float">
            <text:p>254</text:p>
          </table:table-cell>
          <table:table-cell table:formula="of:=FLOOR(MOD([.$A834];[.C$1]) * [.C$2] / ([.C$1]-1))" office:value-type="float" office:value="62" calcext:value-type="float">
            <text:p>62</text:p>
          </table:table-cell>
          <table:table-cell table:formula="of:=FLOOR(MOD([.D$1]-[.$A834] -1;[.D$1]) * [.D$2] / ([.D$1]-1))" office:value-type="float" office:value="193" calcext:value-type="float">
            <text:p>193</text:p>
          </table:table-cell>
          <table:table-cell table:formula="of:=(IF(MOD([.$A834];[.E$1])&lt;FLOOR([.E$1]/2);0;[.E$2]))" office:value-type="float" office:value="0" calcext:value-type="float">
            <text:p>0</text:p>
          </table:table-cell>
          <table:table-cell table:formula="of:=IF(MOD([.$A834];[.F$1])&lt;[.F$1]/2;FLOOR(MOD([.$A834];[.F$1]) * [.F$2] *2 / ([.F$1]-1));[.F$2]-FLOOR(MOD(FLOOR([.$A834]-[.F$1]/2);[.F$1]) * [.F$2] *2 / ([.F$1]-1)))" office:value-type="float" office:value="124" calcext:value-type="float">
            <text:p>124</text:p>
          </table:table-cell>
          <table:table-cell table:formula="of:=FLOOR([.G$2] * POWER(SIN( PI() * [.$A834] / [.G$1] );2))" office:value-type="float" office:value="121" calcext:value-type="float">
            <text:p>121</text:p>
          </table:table-cell>
          <table:table-cell table:formula="of:=[.H$2]-FLOOR(POWER(IF(MOD([.$A834];[.H$1])&lt;[.H$1]/2;FLOOR(MOD([.$A834];[.H$1]) * [.H$2] *2 / ([.H$1]-1));[.H$2]-FLOOR(MOD(FLOOR([.$A834]-[.H$1]/2);[.H$1]) * [.H$2] *2 / ([.H$1]-1)));2)/[.H$2])" office:value-type="float" office:value="195" calcext:value-type="float">
            <text:p>195</text:p>
          </table:table-cell>
          <table:table-cell table:formula="of:=FLOOR( [.I$2] * ABS(SIN( PI() * [.$A834] / [.I$1] )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FLOOR([.$B$2]/2 + [.$B$2]/2 * SIN(2 *  PI() * [.$A835] / [.$B$1] ))" office:value-type="float" office:value="254" calcext:value-type="float">
            <text:p>254</text:p>
          </table:table-cell>
          <table:table-cell table:formula="of:=FLOOR(MOD([.$A835];[.C$1]) * [.C$2] / ([.C$1]-1))" office:value-type="float" office:value="63" calcext:value-type="float">
            <text:p>63</text:p>
          </table:table-cell>
          <table:table-cell table:formula="of:=FLOOR(MOD([.D$1]-[.$A835] -1;[.D$1]) * [.D$2] / ([.D$1]-1))" office:value-type="float" office:value="192" calcext:value-type="float">
            <text:p>192</text:p>
          </table:table-cell>
          <table:table-cell table:formula="of:=(IF(MOD([.$A835];[.E$1])&lt;FLOOR([.E$1]/2);0;[.E$2]))" office:value-type="float" office:value="0" calcext:value-type="float">
            <text:p>0</text:p>
          </table:table-cell>
          <table:table-cell table:formula="of:=IF(MOD([.$A835];[.F$1])&lt;[.F$1]/2;FLOOR(MOD([.$A835];[.F$1]) * [.F$2] *2 / ([.F$1]-1));[.F$2]-FLOOR(MOD(FLOOR([.$A835]-[.F$1]/2);[.F$1]) * [.F$2] *2 / ([.F$1]-1)))" office:value-type="float" office:value="126" calcext:value-type="float">
            <text:p>126</text:p>
          </table:table-cell>
          <table:table-cell table:formula="of:=FLOOR([.G$2] * POWER(SIN( PI() * [.$A835] / [.G$1] );2))" office:value-type="float" office:value="124" calcext:value-type="float">
            <text:p>124</text:p>
          </table:table-cell>
          <table:table-cell table:formula="of:=[.H$2]-FLOOR(POWER(IF(MOD([.$A835];[.H$1])&lt;[.H$1]/2;FLOOR(MOD([.$A835];[.H$1]) * [.H$2] *2 / ([.H$1]-1));[.H$2]-FLOOR(MOD(FLOOR([.$A835]-[.H$1]/2);[.H$1]) * [.H$2] *2 / ([.H$1]-1)));2)/[.H$2])" office:value-type="float" office:value="193" calcext:value-type="float">
            <text:p>193</text:p>
          </table:table-cell>
          <table:table-cell table:formula="of:=FLOOR( [.I$2] * ABS(SIN( PI() * [.$A835] / [.I$1] )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FLOOR([.$B$2]/2 + [.$B$2]/2 * SIN(2 *  PI() * [.$A836] / [.$B$1] ))" office:value-type="float" office:value="255" calcext:value-type="float">
            <text:p>255</text:p>
          </table:table-cell>
          <table:table-cell table:formula="of:=FLOOR(MOD([.$A836];[.C$1]) * [.C$2] / ([.C$1]-1))" office:value-type="float" office:value="64" calcext:value-type="float">
            <text:p>64</text:p>
          </table:table-cell>
          <table:table-cell table:formula="of:=FLOOR(MOD([.D$1]-[.$A836] -1;[.D$1]) * [.D$2] / ([.D$1]-1))" office:value-type="float" office:value="191" calcext:value-type="float">
            <text:p>191</text:p>
          </table:table-cell>
          <table:table-cell table:formula="of:=(IF(MOD([.$A836];[.E$1])&lt;FLOOR([.E$1]/2);0;[.E$2]))" office:value-type="float" office:value="0" calcext:value-type="float">
            <text:p>0</text:p>
          </table:table-cell>
          <table:table-cell table:formula="of:=IF(MOD([.$A836];[.F$1])&lt;[.F$1]/2;FLOOR(MOD([.$A836];[.F$1]) * [.F$2] *2 / ([.F$1]-1));[.F$2]-FLOOR(MOD(FLOOR([.$A836]-[.F$1]/2);[.F$1]) * [.F$2] *2 / ([.F$1]-1)))" office:value-type="float" office:value="128" calcext:value-type="float">
            <text:p>128</text:p>
          </table:table-cell>
          <table:table-cell table:formula="of:=FLOOR([.G$2] * POWER(SIN( PI() * [.$A836] / [.G$1] );2))" office:value-type="float" office:value="127" calcext:value-type="float">
            <text:p>127</text:p>
          </table:table-cell>
          <table:table-cell table:formula="of:=[.H$2]-FLOOR(POWER(IF(MOD([.$A836];[.H$1])&lt;[.H$1]/2;FLOOR(MOD([.$A836];[.H$1]) * [.H$2] *2 / ([.H$1]-1));[.H$2]-FLOOR(MOD(FLOOR([.$A836]-[.H$1]/2);[.H$1]) * [.H$2] *2 / ([.H$1]-1)));2)/[.H$2])" office:value-type="float" office:value="191" calcext:value-type="float">
            <text:p>191</text:p>
          </table:table-cell>
          <table:table-cell table:formula="of:=FLOOR( [.I$2] * ABS(SIN( PI() * [.$A836] / [.I$1] )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FLOOR([.$B$2]/2 + [.$B$2]/2 * SIN(2 *  PI() * [.$A837] / [.$B$1] ))" office:value-type="float" office:value="254" calcext:value-type="float">
            <text:p>254</text:p>
          </table:table-cell>
          <table:table-cell table:formula="of:=FLOOR(MOD([.$A837];[.C$1]) * [.C$2] / ([.C$1]-1))" office:value-type="float" office:value="65" calcext:value-type="float">
            <text:p>65</text:p>
          </table:table-cell>
          <table:table-cell table:formula="of:=FLOOR(MOD([.D$1]-[.$A837] -1;[.D$1]) * [.D$2] / ([.D$1]-1))" office:value-type="float" office:value="190" calcext:value-type="float">
            <text:p>190</text:p>
          </table:table-cell>
          <table:table-cell table:formula="of:=(IF(MOD([.$A837];[.E$1])&lt;FLOOR([.E$1]/2);0;[.E$2]))" office:value-type="float" office:value="0" calcext:value-type="float">
            <text:p>0</text:p>
          </table:table-cell>
          <table:table-cell table:formula="of:=IF(MOD([.$A837];[.F$1])&lt;[.F$1]/2;FLOOR(MOD([.$A837];[.F$1]) * [.F$2] *2 / ([.F$1]-1));[.F$2]-FLOOR(MOD(FLOOR([.$A837]-[.F$1]/2);[.F$1]) * [.F$2] *2 / ([.F$1]-1)))" office:value-type="float" office:value="130" calcext:value-type="float">
            <text:p>130</text:p>
          </table:table-cell>
          <table:table-cell table:formula="of:=FLOOR([.G$2] * POWER(SIN( PI() * [.$A837] / [.G$1] );2))" office:value-type="float" office:value="130" calcext:value-type="float">
            <text:p>130</text:p>
          </table:table-cell>
          <table:table-cell table:formula="of:=[.H$2]-FLOOR(POWER(IF(MOD([.$A837];[.H$1])&lt;[.H$1]/2;FLOOR(MOD([.$A837];[.H$1]) * [.H$2] *2 / ([.H$1]-1));[.H$2]-FLOOR(MOD(FLOOR([.$A837]-[.H$1]/2);[.H$1]) * [.H$2] *2 / ([.H$1]-1)));2)/[.H$2])" office:value-type="float" office:value="189" calcext:value-type="float">
            <text:p>189</text:p>
          </table:table-cell>
          <table:table-cell table:formula="of:=FLOOR( [.I$2] * ABS(SIN( PI() * [.$A837] / [.I$1] )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FLOOR([.$B$2]/2 + [.$B$2]/2 * SIN(2 *  PI() * [.$A838] / [.$B$1] ))" office:value-type="float" office:value="254" calcext:value-type="float">
            <text:p>254</text:p>
          </table:table-cell>
          <table:table-cell table:formula="of:=FLOOR(MOD([.$A838];[.C$1]) * [.C$2] / ([.C$1]-1))" office:value-type="float" office:value="66" calcext:value-type="float">
            <text:p>66</text:p>
          </table:table-cell>
          <table:table-cell table:formula="of:=FLOOR(MOD([.D$1]-[.$A838] -1;[.D$1]) * [.D$2] / ([.D$1]-1))" office:value-type="float" office:value="189" calcext:value-type="float">
            <text:p>189</text:p>
          </table:table-cell>
          <table:table-cell table:formula="of:=(IF(MOD([.$A838];[.E$1])&lt;FLOOR([.E$1]/2);0;[.E$2]))" office:value-type="float" office:value="0" calcext:value-type="float">
            <text:p>0</text:p>
          </table:table-cell>
          <table:table-cell table:formula="of:=IF(MOD([.$A838];[.F$1])&lt;[.F$1]/2;FLOOR(MOD([.$A838];[.F$1]) * [.F$2] *2 / ([.F$1]-1));[.F$2]-FLOOR(MOD(FLOOR([.$A838]-[.F$1]/2);[.F$1]) * [.F$2] *2 / ([.F$1]-1)))" office:value-type="float" office:value="132" calcext:value-type="float">
            <text:p>132</text:p>
          </table:table-cell>
          <table:table-cell table:formula="of:=FLOOR([.G$2] * POWER(SIN( PI() * [.$A838] / [.G$1] );2))" office:value-type="float" office:value="133" calcext:value-type="float">
            <text:p>133</text:p>
          </table:table-cell>
          <table:table-cell table:formula="of:=[.H$2]-FLOOR(POWER(IF(MOD([.$A838];[.H$1])&lt;[.H$1]/2;FLOOR(MOD([.$A838];[.H$1]) * [.H$2] *2 / ([.H$1]-1));[.H$2]-FLOOR(MOD(FLOOR([.$A838]-[.H$1]/2);[.H$1]) * [.H$2] *2 / ([.H$1]-1)));2)/[.H$2])" office:value-type="float" office:value="187" calcext:value-type="float">
            <text:p>187</text:p>
          </table:table-cell>
          <table:table-cell table:formula="of:=FLOOR( [.I$2] * ABS(SIN( PI() * [.$A838] / [.I$1] )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FLOOR([.$B$2]/2 + [.$B$2]/2 * SIN(2 *  PI() * [.$A839] / [.$B$1] ))" office:value-type="float" office:value="254" calcext:value-type="float">
            <text:p>254</text:p>
          </table:table-cell>
          <table:table-cell table:formula="of:=FLOOR(MOD([.$A839];[.C$1]) * [.C$2] / ([.C$1]-1))" office:value-type="float" office:value="67" calcext:value-type="float">
            <text:p>67</text:p>
          </table:table-cell>
          <table:table-cell table:formula="of:=FLOOR(MOD([.D$1]-[.$A839] -1;[.D$1]) * [.D$2] / ([.D$1]-1))" office:value-type="float" office:value="188" calcext:value-type="float">
            <text:p>188</text:p>
          </table:table-cell>
          <table:table-cell table:formula="of:=(IF(MOD([.$A839];[.E$1])&lt;FLOOR([.E$1]/2);0;[.E$2]))" office:value-type="float" office:value="0" calcext:value-type="float">
            <text:p>0</text:p>
          </table:table-cell>
          <table:table-cell table:formula="of:=IF(MOD([.$A839];[.F$1])&lt;[.F$1]/2;FLOOR(MOD([.$A839];[.F$1]) * [.F$2] *2 / ([.F$1]-1));[.F$2]-FLOOR(MOD(FLOOR([.$A839]-[.F$1]/2);[.F$1]) * [.F$2] *2 / ([.F$1]-1)))" office:value-type="float" office:value="134" calcext:value-type="float">
            <text:p>134</text:p>
          </table:table-cell>
          <table:table-cell table:formula="of:=FLOOR([.G$2] * POWER(SIN( PI() * [.$A839] / [.G$1] );2))" office:value-type="float" office:value="136" calcext:value-type="float">
            <text:p>136</text:p>
          </table:table-cell>
          <table:table-cell table:formula="of:=[.H$2]-FLOOR(POWER(IF(MOD([.$A839];[.H$1])&lt;[.H$1]/2;FLOOR(MOD([.$A839];[.H$1]) * [.H$2] *2 / ([.H$1]-1));[.H$2]-FLOOR(MOD(FLOOR([.$A839]-[.H$1]/2);[.H$1]) * [.H$2] *2 / ([.H$1]-1)));2)/[.H$2])" office:value-type="float" office:value="185" calcext:value-type="float">
            <text:p>185</text:p>
          </table:table-cell>
          <table:table-cell table:formula="of:=FLOOR( [.I$2] * ABS(SIN( PI() * [.$A839] / [.I$1] )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FLOOR([.$B$2]/2 + [.$B$2]/2 * SIN(2 *  PI() * [.$A840] / [.$B$1] ))" office:value-type="float" office:value="254" calcext:value-type="float">
            <text:p>254</text:p>
          </table:table-cell>
          <table:table-cell table:formula="of:=FLOOR(MOD([.$A840];[.C$1]) * [.C$2] / ([.C$1]-1))" office:value-type="float" office:value="68" calcext:value-type="float">
            <text:p>68</text:p>
          </table:table-cell>
          <table:table-cell table:formula="of:=FLOOR(MOD([.D$1]-[.$A840] -1;[.D$1]) * [.D$2] / ([.D$1]-1))" office:value-type="float" office:value="187" calcext:value-type="float">
            <text:p>187</text:p>
          </table:table-cell>
          <table:table-cell table:formula="of:=(IF(MOD([.$A840];[.E$1])&lt;FLOOR([.E$1]/2);0;[.E$2]))" office:value-type="float" office:value="0" calcext:value-type="float">
            <text:p>0</text:p>
          </table:table-cell>
          <table:table-cell table:formula="of:=IF(MOD([.$A840];[.F$1])&lt;[.F$1]/2;FLOOR(MOD([.$A840];[.F$1]) * [.F$2] *2 / ([.F$1]-1));[.F$2]-FLOOR(MOD(FLOOR([.$A840]-[.F$1]/2);[.F$1]) * [.F$2] *2 / ([.F$1]-1)))" office:value-type="float" office:value="136" calcext:value-type="float">
            <text:p>136</text:p>
          </table:table-cell>
          <table:table-cell table:formula="of:=FLOOR([.G$2] * POWER(SIN( PI() * [.$A840] / [.G$1] );2))" office:value-type="float" office:value="139" calcext:value-type="float">
            <text:p>139</text:p>
          </table:table-cell>
          <table:table-cell table:formula="of:=[.H$2]-FLOOR(POWER(IF(MOD([.$A840];[.H$1])&lt;[.H$1]/2;FLOOR(MOD([.$A840];[.H$1]) * [.H$2] *2 / ([.H$1]-1));[.H$2]-FLOOR(MOD(FLOOR([.$A840]-[.H$1]/2);[.H$1]) * [.H$2] *2 / ([.H$1]-1)));2)/[.H$2])" office:value-type="float" office:value="183" calcext:value-type="float">
            <text:p>183</text:p>
          </table:table-cell>
          <table:table-cell table:formula="of:=FLOOR( [.I$2] * ABS(SIN( PI() * [.$A840] / [.I$1] )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FLOOR([.$B$2]/2 + [.$B$2]/2 * SIN(2 *  PI() * [.$A841] / [.$B$1] ))" office:value-type="float" office:value="254" calcext:value-type="float">
            <text:p>254</text:p>
          </table:table-cell>
          <table:table-cell table:formula="of:=FLOOR(MOD([.$A841];[.C$1]) * [.C$2] / ([.C$1]-1))" office:value-type="float" office:value="69" calcext:value-type="float">
            <text:p>69</text:p>
          </table:table-cell>
          <table:table-cell table:formula="of:=FLOOR(MOD([.D$1]-[.$A841] -1;[.D$1]) * [.D$2] / ([.D$1]-1))" office:value-type="float" office:value="186" calcext:value-type="float">
            <text:p>186</text:p>
          </table:table-cell>
          <table:table-cell table:formula="of:=(IF(MOD([.$A841];[.E$1])&lt;FLOOR([.E$1]/2);0;[.E$2]))" office:value-type="float" office:value="0" calcext:value-type="float">
            <text:p>0</text:p>
          </table:table-cell>
          <table:table-cell table:formula="of:=IF(MOD([.$A841];[.F$1])&lt;[.F$1]/2;FLOOR(MOD([.$A841];[.F$1]) * [.F$2] *2 / ([.F$1]-1));[.F$2]-FLOOR(MOD(FLOOR([.$A841]-[.F$1]/2);[.F$1]) * [.F$2] *2 / ([.F$1]-1)))" office:value-type="float" office:value="138" calcext:value-type="float">
            <text:p>138</text:p>
          </table:table-cell>
          <table:table-cell table:formula="of:=FLOOR([.G$2] * POWER(SIN( PI() * [.$A841] / [.G$1] );2))" office:value-type="float" office:value="143" calcext:value-type="float">
            <text:p>143</text:p>
          </table:table-cell>
          <table:table-cell table:formula="of:=[.H$2]-FLOOR(POWER(IF(MOD([.$A841];[.H$1])&lt;[.H$1]/2;FLOOR(MOD([.$A841];[.H$1]) * [.H$2] *2 / ([.H$1]-1));[.H$2]-FLOOR(MOD(FLOOR([.$A841]-[.H$1]/2);[.H$1]) * [.H$2] *2 / ([.H$1]-1)));2)/[.H$2])" office:value-type="float" office:value="181" calcext:value-type="float">
            <text:p>181</text:p>
          </table:table-cell>
          <table:table-cell table:formula="of:=FLOOR( [.I$2] * ABS(SIN( PI() * [.$A841] / [.I$1] )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FLOOR([.$B$2]/2 + [.$B$2]/2 * SIN(2 *  PI() * [.$A842] / [.$B$1] ))" office:value-type="float" office:value="253" calcext:value-type="float">
            <text:p>253</text:p>
          </table:table-cell>
          <table:table-cell table:formula="of:=FLOOR(MOD([.$A842];[.C$1]) * [.C$2] / ([.C$1]-1))" office:value-type="float" office:value="70" calcext:value-type="float">
            <text:p>70</text:p>
          </table:table-cell>
          <table:table-cell table:formula="of:=FLOOR(MOD([.D$1]-[.$A842] -1;[.D$1]) * [.D$2] / ([.D$1]-1))" office:value-type="float" office:value="185" calcext:value-type="float">
            <text:p>185</text:p>
          </table:table-cell>
          <table:table-cell table:formula="of:=(IF(MOD([.$A842];[.E$1])&lt;FLOOR([.E$1]/2);0;[.E$2]))" office:value-type="float" office:value="0" calcext:value-type="float">
            <text:p>0</text:p>
          </table:table-cell>
          <table:table-cell table:formula="of:=IF(MOD([.$A842];[.F$1])&lt;[.F$1]/2;FLOOR(MOD([.$A842];[.F$1]) * [.F$2] *2 / ([.F$1]-1));[.F$2]-FLOOR(MOD(FLOOR([.$A842]-[.F$1]/2);[.F$1]) * [.F$2] *2 / ([.F$1]-1)))" office:value-type="float" office:value="140" calcext:value-type="float">
            <text:p>140</text:p>
          </table:table-cell>
          <table:table-cell table:formula="of:=FLOOR([.G$2] * POWER(SIN( PI() * [.$A842] / [.G$1] );2))" office:value-type="float" office:value="146" calcext:value-type="float">
            <text:p>146</text:p>
          </table:table-cell>
          <table:table-cell table:formula="of:=[.H$2]-FLOOR(POWER(IF(MOD([.$A842];[.H$1])&lt;[.H$1]/2;FLOOR(MOD([.$A842];[.H$1]) * [.H$2] *2 / ([.H$1]-1));[.H$2]-FLOOR(MOD(FLOOR([.$A842]-[.H$1]/2);[.H$1]) * [.H$2] *2 / ([.H$1]-1)));2)/[.H$2])" office:value-type="float" office:value="179" calcext:value-type="float">
            <text:p>179</text:p>
          </table:table-cell>
          <table:table-cell table:formula="of:=FLOOR( [.I$2] * ABS(SIN( PI() * [.$A842] / [.I$1] )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FLOOR([.$B$2]/2 + [.$B$2]/2 * SIN(2 *  PI() * [.$A843] / [.$B$1] ))" office:value-type="float" office:value="253" calcext:value-type="float">
            <text:p>253</text:p>
          </table:table-cell>
          <table:table-cell table:formula="of:=FLOOR(MOD([.$A843];[.C$1]) * [.C$2] / ([.C$1]-1))" office:value-type="float" office:value="71" calcext:value-type="float">
            <text:p>71</text:p>
          </table:table-cell>
          <table:table-cell table:formula="of:=FLOOR(MOD([.D$1]-[.$A843] -1;[.D$1]) * [.D$2] / ([.D$1]-1))" office:value-type="float" office:value="184" calcext:value-type="float">
            <text:p>184</text:p>
          </table:table-cell>
          <table:table-cell table:formula="of:=(IF(MOD([.$A843];[.E$1])&lt;FLOOR([.E$1]/2);0;[.E$2]))" office:value-type="float" office:value="0" calcext:value-type="float">
            <text:p>0</text:p>
          </table:table-cell>
          <table:table-cell table:formula="of:=IF(MOD([.$A843];[.F$1])&lt;[.F$1]/2;FLOOR(MOD([.$A843];[.F$1]) * [.F$2] *2 / ([.F$1]-1));[.F$2]-FLOOR(MOD(FLOOR([.$A843]-[.F$1]/2);[.F$1]) * [.F$2] *2 / ([.F$1]-1)))" office:value-type="float" office:value="142" calcext:value-type="float">
            <text:p>142</text:p>
          </table:table-cell>
          <table:table-cell table:formula="of:=FLOOR([.G$2] * POWER(SIN( PI() * [.$A843] / [.G$1] );2))" office:value-type="float" office:value="149" calcext:value-type="float">
            <text:p>149</text:p>
          </table:table-cell>
          <table:table-cell table:formula="of:=[.H$2]-FLOOR(POWER(IF(MOD([.$A843];[.H$1])&lt;[.H$1]/2;FLOOR(MOD([.$A843];[.H$1]) * [.H$2] *2 / ([.H$1]-1));[.H$2]-FLOOR(MOD(FLOOR([.$A843]-[.H$1]/2);[.H$1]) * [.H$2] *2 / ([.H$1]-1)));2)/[.H$2])" office:value-type="float" office:value="176" calcext:value-type="float">
            <text:p>176</text:p>
          </table:table-cell>
          <table:table-cell table:formula="of:=FLOOR( [.I$2] * ABS(SIN( PI() * [.$A843] / [.I$1] )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FLOOR([.$B$2]/2 + [.$B$2]/2 * SIN(2 *  PI() * [.$A844] / [.$B$1] ))" office:value-type="float" office:value="252" calcext:value-type="float">
            <text:p>252</text:p>
          </table:table-cell>
          <table:table-cell table:formula="of:=FLOOR(MOD([.$A844];[.C$1]) * [.C$2] / ([.C$1]-1))" office:value-type="float" office:value="72" calcext:value-type="float">
            <text:p>72</text:p>
          </table:table-cell>
          <table:table-cell table:formula="of:=FLOOR(MOD([.D$1]-[.$A844] -1;[.D$1]) * [.D$2] / ([.D$1]-1))" office:value-type="float" office:value="183" calcext:value-type="float">
            <text:p>183</text:p>
          </table:table-cell>
          <table:table-cell table:formula="of:=(IF(MOD([.$A844];[.E$1])&lt;FLOOR([.E$1]/2);0;[.E$2]))" office:value-type="float" office:value="0" calcext:value-type="float">
            <text:p>0</text:p>
          </table:table-cell>
          <table:table-cell table:formula="of:=IF(MOD([.$A844];[.F$1])&lt;[.F$1]/2;FLOOR(MOD([.$A844];[.F$1]) * [.F$2] *2 / ([.F$1]-1));[.F$2]-FLOOR(MOD(FLOOR([.$A844]-[.F$1]/2);[.F$1]) * [.F$2] *2 / ([.F$1]-1)))" office:value-type="float" office:value="144" calcext:value-type="float">
            <text:p>144</text:p>
          </table:table-cell>
          <table:table-cell table:formula="of:=FLOOR([.G$2] * POWER(SIN( PI() * [.$A844] / [.G$1] );2))" office:value-type="float" office:value="152" calcext:value-type="float">
            <text:p>152</text:p>
          </table:table-cell>
          <table:table-cell table:formula="of:=[.H$2]-FLOOR(POWER(IF(MOD([.$A844];[.H$1])&lt;[.H$1]/2;FLOOR(MOD([.$A844];[.H$1]) * [.H$2] *2 / ([.H$1]-1));[.H$2]-FLOOR(MOD(FLOOR([.$A844]-[.H$1]/2);[.H$1]) * [.H$2] *2 / ([.H$1]-1)));2)/[.H$2])" office:value-type="float" office:value="174" calcext:value-type="float">
            <text:p>174</text:p>
          </table:table-cell>
          <table:table-cell table:formula="of:=FLOOR( [.I$2] * ABS(SIN( PI() * [.$A844] / [.I$1] 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FLOOR([.$B$2]/2 + [.$B$2]/2 * SIN(2 *  PI() * [.$A845] / [.$B$1] ))" office:value-type="float" office:value="251" calcext:value-type="float">
            <text:p>251</text:p>
          </table:table-cell>
          <table:table-cell table:formula="of:=FLOOR(MOD([.$A845];[.C$1]) * [.C$2] / ([.C$1]-1))" office:value-type="float" office:value="73" calcext:value-type="float">
            <text:p>73</text:p>
          </table:table-cell>
          <table:table-cell table:formula="of:=FLOOR(MOD([.D$1]-[.$A845] -1;[.D$1]) * [.D$2] / ([.D$1]-1))" office:value-type="float" office:value="182" calcext:value-type="float">
            <text:p>182</text:p>
          </table:table-cell>
          <table:table-cell table:formula="of:=(IF(MOD([.$A845];[.E$1])&lt;FLOOR([.E$1]/2);0;[.E$2]))" office:value-type="float" office:value="0" calcext:value-type="float">
            <text:p>0</text:p>
          </table:table-cell>
          <table:table-cell table:formula="of:=IF(MOD([.$A845];[.F$1])&lt;[.F$1]/2;FLOOR(MOD([.$A845];[.F$1]) * [.F$2] *2 / ([.F$1]-1));[.F$2]-FLOOR(MOD(FLOOR([.$A845]-[.F$1]/2);[.F$1]) * [.F$2] *2 / ([.F$1]-1)))" office:value-type="float" office:value="146" calcext:value-type="float">
            <text:p>146</text:p>
          </table:table-cell>
          <table:table-cell table:formula="of:=FLOOR([.G$2] * POWER(SIN( PI() * [.$A845] / [.G$1] );2))" office:value-type="float" office:value="155" calcext:value-type="float">
            <text:p>155</text:p>
          </table:table-cell>
          <table:table-cell table:formula="of:=[.H$2]-FLOOR(POWER(IF(MOD([.$A845];[.H$1])&lt;[.H$1]/2;FLOOR(MOD([.$A845];[.H$1]) * [.H$2] *2 / ([.H$1]-1));[.H$2]-FLOOR(MOD(FLOOR([.$A845]-[.H$1]/2);[.H$1]) * [.H$2] *2 / ([.H$1]-1)));2)/[.H$2])" office:value-type="float" office:value="172" calcext:value-type="float">
            <text:p>172</text:p>
          </table:table-cell>
          <table:table-cell table:formula="of:=FLOOR( [.I$2] * ABS(SIN( PI() * [.$A845] / [.I$1] )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FLOOR([.$B$2]/2 + [.$B$2]/2 * SIN(2 *  PI() * [.$A846] / [.$B$1] ))" office:value-type="float" office:value="251" calcext:value-type="float">
            <text:p>251</text:p>
          </table:table-cell>
          <table:table-cell table:formula="of:=FLOOR(MOD([.$A846];[.C$1]) * [.C$2] / ([.C$1]-1))" office:value-type="float" office:value="74" calcext:value-type="float">
            <text:p>74</text:p>
          </table:table-cell>
          <table:table-cell table:formula="of:=FLOOR(MOD([.D$1]-[.$A846] -1;[.D$1]) * [.D$2] / ([.D$1]-1))" office:value-type="float" office:value="181" calcext:value-type="float">
            <text:p>181</text:p>
          </table:table-cell>
          <table:table-cell table:formula="of:=(IF(MOD([.$A846];[.E$1])&lt;FLOOR([.E$1]/2);0;[.E$2]))" office:value-type="float" office:value="0" calcext:value-type="float">
            <text:p>0</text:p>
          </table:table-cell>
          <table:table-cell table:formula="of:=IF(MOD([.$A846];[.F$1])&lt;[.F$1]/2;FLOOR(MOD([.$A846];[.F$1]) * [.F$2] *2 / ([.F$1]-1));[.F$2]-FLOOR(MOD(FLOOR([.$A846]-[.F$1]/2);[.F$1]) * [.F$2] *2 / ([.F$1]-1)))" office:value-type="float" office:value="148" calcext:value-type="float">
            <text:p>148</text:p>
          </table:table-cell>
          <table:table-cell table:formula="of:=FLOOR([.G$2] * POWER(SIN( PI() * [.$A846] / [.G$1] );2))" office:value-type="float" office:value="158" calcext:value-type="float">
            <text:p>158</text:p>
          </table:table-cell>
          <table:table-cell table:formula="of:=[.H$2]-FLOOR(POWER(IF(MOD([.$A846];[.H$1])&lt;[.H$1]/2;FLOOR(MOD([.$A846];[.H$1]) * [.H$2] *2 / ([.H$1]-1));[.H$2]-FLOOR(MOD(FLOOR([.$A846]-[.H$1]/2);[.H$1]) * [.H$2] *2 / ([.H$1]-1)));2)/[.H$2])" office:value-type="float" office:value="170" calcext:value-type="float">
            <text:p>170</text:p>
          </table:table-cell>
          <table:table-cell table:formula="of:=FLOOR( [.I$2] * ABS(SIN( PI() * [.$A846] / [.I$1] )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FLOOR([.$B$2]/2 + [.$B$2]/2 * SIN(2 *  PI() * [.$A847] / [.$B$1] ))" office:value-type="float" office:value="250" calcext:value-type="float">
            <text:p>250</text:p>
          </table:table-cell>
          <table:table-cell table:formula="of:=FLOOR(MOD([.$A847];[.C$1]) * [.C$2] / ([.C$1]-1))" office:value-type="float" office:value="75" calcext:value-type="float">
            <text:p>75</text:p>
          </table:table-cell>
          <table:table-cell table:formula="of:=FLOOR(MOD([.D$1]-[.$A847] -1;[.D$1]) * [.D$2] / ([.D$1]-1))" office:value-type="float" office:value="180" calcext:value-type="float">
            <text:p>180</text:p>
          </table:table-cell>
          <table:table-cell table:formula="of:=(IF(MOD([.$A847];[.E$1])&lt;FLOOR([.E$1]/2);0;[.E$2]))" office:value-type="float" office:value="0" calcext:value-type="float">
            <text:p>0</text:p>
          </table:table-cell>
          <table:table-cell table:formula="of:=IF(MOD([.$A847];[.F$1])&lt;[.F$1]/2;FLOOR(MOD([.$A847];[.F$1]) * [.F$2] *2 / ([.F$1]-1));[.F$2]-FLOOR(MOD(FLOOR([.$A847]-[.F$1]/2);[.F$1]) * [.F$2] *2 / ([.F$1]-1)))" office:value-type="float" office:value="150" calcext:value-type="float">
            <text:p>150</text:p>
          </table:table-cell>
          <table:table-cell table:formula="of:=FLOOR([.G$2] * POWER(SIN( PI() * [.$A847] / [.G$1] );2))" office:value-type="float" office:value="161" calcext:value-type="float">
            <text:p>161</text:p>
          </table:table-cell>
          <table:table-cell table:formula="of:=[.H$2]-FLOOR(POWER(IF(MOD([.$A847];[.H$1])&lt;[.H$1]/2;FLOOR(MOD([.$A847];[.H$1]) * [.H$2] *2 / ([.H$1]-1));[.H$2]-FLOOR(MOD(FLOOR([.$A847]-[.H$1]/2);[.H$1]) * [.H$2] *2 / ([.H$1]-1)));2)/[.H$2])" office:value-type="float" office:value="167" calcext:value-type="float">
            <text:p>167</text:p>
          </table:table-cell>
          <table:table-cell table:formula="of:=FLOOR( [.I$2] * ABS(SIN( PI() * [.$A847] / [.I$1] )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FLOOR([.$B$2]/2 + [.$B$2]/2 * SIN(2 *  PI() * [.$A848] / [.$B$1] ))" office:value-type="float" office:value="249" calcext:value-type="float">
            <text:p>249</text:p>
          </table:table-cell>
          <table:table-cell table:formula="of:=FLOOR(MOD([.$A848];[.C$1]) * [.C$2] / ([.C$1]-1))" office:value-type="float" office:value="76" calcext:value-type="float">
            <text:p>76</text:p>
          </table:table-cell>
          <table:table-cell table:formula="of:=FLOOR(MOD([.D$1]-[.$A848] -1;[.D$1]) * [.D$2] / ([.D$1]-1))" office:value-type="float" office:value="179" calcext:value-type="float">
            <text:p>179</text:p>
          </table:table-cell>
          <table:table-cell table:formula="of:=(IF(MOD([.$A848];[.E$1])&lt;FLOOR([.E$1]/2);0;[.E$2]))" office:value-type="float" office:value="0" calcext:value-type="float">
            <text:p>0</text:p>
          </table:table-cell>
          <table:table-cell table:formula="of:=IF(MOD([.$A848];[.F$1])&lt;[.F$1]/2;FLOOR(MOD([.$A848];[.F$1]) * [.F$2] *2 / ([.F$1]-1));[.F$2]-FLOOR(MOD(FLOOR([.$A848]-[.F$1]/2);[.F$1]) * [.F$2] *2 / ([.F$1]-1)))" office:value-type="float" office:value="152" calcext:value-type="float">
            <text:p>152</text:p>
          </table:table-cell>
          <table:table-cell table:formula="of:=FLOOR([.G$2] * POWER(SIN( PI() * [.$A848] / [.G$1] );2))" office:value-type="float" office:value="164" calcext:value-type="float">
            <text:p>164</text:p>
          </table:table-cell>
          <table:table-cell table:formula="of:=[.H$2]-FLOOR(POWER(IF(MOD([.$A848];[.H$1])&lt;[.H$1]/2;FLOOR(MOD([.$A848];[.H$1]) * [.H$2] *2 / ([.H$1]-1));[.H$2]-FLOOR(MOD(FLOOR([.$A848]-[.H$1]/2);[.H$1]) * [.H$2] *2 / ([.H$1]-1)));2)/[.H$2])" office:value-type="float" office:value="165" calcext:value-type="float">
            <text:p>165</text:p>
          </table:table-cell>
          <table:table-cell table:formula="of:=FLOOR( [.I$2] * ABS(SIN( PI() * [.$A848] / [.I$1] )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FLOOR([.$B$2]/2 + [.$B$2]/2 * SIN(2 *  PI() * [.$A849] / [.$B$1] ))" office:value-type="float" office:value="248" calcext:value-type="float">
            <text:p>248</text:p>
          </table:table-cell>
          <table:table-cell table:formula="of:=FLOOR(MOD([.$A849];[.C$1]) * [.C$2] / ([.C$1]-1))" office:value-type="float" office:value="77" calcext:value-type="float">
            <text:p>77</text:p>
          </table:table-cell>
          <table:table-cell table:formula="of:=FLOOR(MOD([.D$1]-[.$A849] -1;[.D$1]) * [.D$2] / ([.D$1]-1))" office:value-type="float" office:value="178" calcext:value-type="float">
            <text:p>178</text:p>
          </table:table-cell>
          <table:table-cell table:formula="of:=(IF(MOD([.$A849];[.E$1])&lt;FLOOR([.E$1]/2);0;[.E$2]))" office:value-type="float" office:value="0" calcext:value-type="float">
            <text:p>0</text:p>
          </table:table-cell>
          <table:table-cell table:formula="of:=IF(MOD([.$A849];[.F$1])&lt;[.F$1]/2;FLOOR(MOD([.$A849];[.F$1]) * [.F$2] *2 / ([.F$1]-1));[.F$2]-FLOOR(MOD(FLOOR([.$A849]-[.F$1]/2);[.F$1]) * [.F$2] *2 / ([.F$1]-1)))" office:value-type="float" office:value="154" calcext:value-type="float">
            <text:p>154</text:p>
          </table:table-cell>
          <table:table-cell table:formula="of:=FLOOR([.G$2] * POWER(SIN( PI() * [.$A849] / [.G$1] );2))" office:value-type="float" office:value="167" calcext:value-type="float">
            <text:p>167</text:p>
          </table:table-cell>
          <table:table-cell table:formula="of:=[.H$2]-FLOOR(POWER(IF(MOD([.$A849];[.H$1])&lt;[.H$1]/2;FLOOR(MOD([.$A849];[.H$1]) * [.H$2] *2 / ([.H$1]-1));[.H$2]-FLOOR(MOD(FLOOR([.$A849]-[.H$1]/2);[.H$1]) * [.H$2] *2 / ([.H$1]-1)));2)/[.H$2])" office:value-type="float" office:value="162" calcext:value-type="float">
            <text:p>162</text:p>
          </table:table-cell>
          <table:table-cell table:formula="of:=FLOOR( [.I$2] * ABS(SIN( PI() * [.$A849] / [.I$1] 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FLOOR([.$B$2]/2 + [.$B$2]/2 * SIN(2 *  PI() * [.$A850] / [.$B$1] ))" office:value-type="float" office:value="247" calcext:value-type="float">
            <text:p>247</text:p>
          </table:table-cell>
          <table:table-cell table:formula="of:=FLOOR(MOD([.$A850];[.C$1]) * [.C$2] / ([.C$1]-1))" office:value-type="float" office:value="78" calcext:value-type="float">
            <text:p>78</text:p>
          </table:table-cell>
          <table:table-cell table:formula="of:=FLOOR(MOD([.D$1]-[.$A850] -1;[.D$1]) * [.D$2] / ([.D$1]-1))" office:value-type="float" office:value="177" calcext:value-type="float">
            <text:p>177</text:p>
          </table:table-cell>
          <table:table-cell table:formula="of:=(IF(MOD([.$A850];[.E$1])&lt;FLOOR([.E$1]/2);0;[.E$2]))" office:value-type="float" office:value="0" calcext:value-type="float">
            <text:p>0</text:p>
          </table:table-cell>
          <table:table-cell table:formula="of:=IF(MOD([.$A850];[.F$1])&lt;[.F$1]/2;FLOOR(MOD([.$A850];[.F$1]) * [.F$2] *2 / ([.F$1]-1));[.F$2]-FLOOR(MOD(FLOOR([.$A850]-[.F$1]/2);[.F$1]) * [.F$2] *2 / ([.F$1]-1)))" office:value-type="float" office:value="156" calcext:value-type="float">
            <text:p>156</text:p>
          </table:table-cell>
          <table:table-cell table:formula="of:=FLOOR([.G$2] * POWER(SIN( PI() * [.$A850] / [.G$1] );2))" office:value-type="float" office:value="170" calcext:value-type="float">
            <text:p>170</text:p>
          </table:table-cell>
          <table:table-cell table:formula="of:=[.H$2]-FLOOR(POWER(IF(MOD([.$A850];[.H$1])&lt;[.H$1]/2;FLOOR(MOD([.$A850];[.H$1]) * [.H$2] *2 / ([.H$1]-1));[.H$2]-FLOOR(MOD(FLOOR([.$A850]-[.H$1]/2);[.H$1]) * [.H$2] *2 / ([.H$1]-1)));2)/[.H$2])" office:value-type="float" office:value="160" calcext:value-type="float">
            <text:p>160</text:p>
          </table:table-cell>
          <table:table-cell table:formula="of:=FLOOR( [.I$2] * ABS(SIN( PI() * [.$A850] / [.I$1] 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FLOOR([.$B$2]/2 + [.$B$2]/2 * SIN(2 *  PI() * [.$A851] / [.$B$1] ))" office:value-type="float" office:value="246" calcext:value-type="float">
            <text:p>246</text:p>
          </table:table-cell>
          <table:table-cell table:formula="of:=FLOOR(MOD([.$A851];[.C$1]) * [.C$2] / ([.C$1]-1))" office:value-type="float" office:value="79" calcext:value-type="float">
            <text:p>79</text:p>
          </table:table-cell>
          <table:table-cell table:formula="of:=FLOOR(MOD([.D$1]-[.$A851] -1;[.D$1]) * [.D$2] / ([.D$1]-1))" office:value-type="float" office:value="176" calcext:value-type="float">
            <text:p>176</text:p>
          </table:table-cell>
          <table:table-cell table:formula="of:=(IF(MOD([.$A851];[.E$1])&lt;FLOOR([.E$1]/2);0;[.E$2]))" office:value-type="float" office:value="0" calcext:value-type="float">
            <text:p>0</text:p>
          </table:table-cell>
          <table:table-cell table:formula="of:=IF(MOD([.$A851];[.F$1])&lt;[.F$1]/2;FLOOR(MOD([.$A851];[.F$1]) * [.F$2] *2 / ([.F$1]-1));[.F$2]-FLOOR(MOD(FLOOR([.$A851]-[.F$1]/2);[.F$1]) * [.F$2] *2 / ([.F$1]-1)))" office:value-type="float" office:value="158" calcext:value-type="float">
            <text:p>158</text:p>
          </table:table-cell>
          <table:table-cell table:formula="of:=FLOOR([.G$2] * POWER(SIN( PI() * [.$A851] / [.G$1] );2))" office:value-type="float" office:value="173" calcext:value-type="float">
            <text:p>173</text:p>
          </table:table-cell>
          <table:table-cell table:formula="of:=[.H$2]-FLOOR(POWER(IF(MOD([.$A851];[.H$1])&lt;[.H$1]/2;FLOOR(MOD([.$A851];[.H$1]) * [.H$2] *2 / ([.H$1]-1));[.H$2]-FLOOR(MOD(FLOOR([.$A851]-[.H$1]/2);[.H$1]) * [.H$2] *2 / ([.H$1]-1)));2)/[.H$2])" office:value-type="float" office:value="158" calcext:value-type="float">
            <text:p>158</text:p>
          </table:table-cell>
          <table:table-cell table:formula="of:=FLOOR( [.I$2] * ABS(SIN( PI() * [.$A851] / [.I$1] ))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FLOOR([.$B$2]/2 + [.$B$2]/2 * SIN(2 *  PI() * [.$A852] / [.$B$1] ))" office:value-type="float" office:value="245" calcext:value-type="float">
            <text:p>245</text:p>
          </table:table-cell>
          <table:table-cell table:formula="of:=FLOOR(MOD([.$A852];[.C$1]) * [.C$2] / ([.C$1]-1))" office:value-type="float" office:value="80" calcext:value-type="float">
            <text:p>80</text:p>
          </table:table-cell>
          <table:table-cell table:formula="of:=FLOOR(MOD([.D$1]-[.$A852] -1;[.D$1]) * [.D$2] / ([.D$1]-1))" office:value-type="float" office:value="175" calcext:value-type="float">
            <text:p>175</text:p>
          </table:table-cell>
          <table:table-cell table:formula="of:=(IF(MOD([.$A852];[.E$1])&lt;FLOOR([.E$1]/2);0;[.E$2]))" office:value-type="float" office:value="0" calcext:value-type="float">
            <text:p>0</text:p>
          </table:table-cell>
          <table:table-cell table:formula="of:=IF(MOD([.$A852];[.F$1])&lt;[.F$1]/2;FLOOR(MOD([.$A852];[.F$1]) * [.F$2] *2 / ([.F$1]-1));[.F$2]-FLOOR(MOD(FLOOR([.$A852]-[.F$1]/2);[.F$1]) * [.F$2] *2 / ([.F$1]-1)))" office:value-type="float" office:value="160" calcext:value-type="float">
            <text:p>160</text:p>
          </table:table-cell>
          <table:table-cell table:formula="of:=FLOOR([.G$2] * POWER(SIN( PI() * [.$A852] / [.G$1] );2))" office:value-type="float" office:value="176" calcext:value-type="float">
            <text:p>176</text:p>
          </table:table-cell>
          <table:table-cell table:formula="of:=[.H$2]-FLOOR(POWER(IF(MOD([.$A852];[.H$1])&lt;[.H$1]/2;FLOOR(MOD([.$A852];[.H$1]) * [.H$2] *2 / ([.H$1]-1));[.H$2]-FLOOR(MOD(FLOOR([.$A852]-[.H$1]/2);[.H$1]) * [.H$2] *2 / ([.H$1]-1)));2)/[.H$2])" office:value-type="float" office:value="155" calcext:value-type="float">
            <text:p>155</text:p>
          </table:table-cell>
          <table:table-cell table:formula="of:=FLOOR( [.I$2] * ABS(SIN( PI() * [.$A852] / [.I$1] )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FLOOR([.$B$2]/2 + [.$B$2]/2 * SIN(2 *  PI() * [.$A853] / [.$B$1] ))" office:value-type="float" office:value="244" calcext:value-type="float">
            <text:p>244</text:p>
          </table:table-cell>
          <table:table-cell table:formula="of:=FLOOR(MOD([.$A853];[.C$1]) * [.C$2] / ([.C$1]-1))" office:value-type="float" office:value="81" calcext:value-type="float">
            <text:p>81</text:p>
          </table:table-cell>
          <table:table-cell table:formula="of:=FLOOR(MOD([.D$1]-[.$A853] -1;[.D$1]) * [.D$2] / ([.D$1]-1))" office:value-type="float" office:value="174" calcext:value-type="float">
            <text:p>174</text:p>
          </table:table-cell>
          <table:table-cell table:formula="of:=(IF(MOD([.$A853];[.E$1])&lt;FLOOR([.E$1]/2);0;[.E$2]))" office:value-type="float" office:value="0" calcext:value-type="float">
            <text:p>0</text:p>
          </table:table-cell>
          <table:table-cell table:formula="of:=IF(MOD([.$A853];[.F$1])&lt;[.F$1]/2;FLOOR(MOD([.$A853];[.F$1]) * [.F$2] *2 / ([.F$1]-1));[.F$2]-FLOOR(MOD(FLOOR([.$A853]-[.F$1]/2);[.F$1]) * [.F$2] *2 / ([.F$1]-1)))" office:value-type="float" office:value="162" calcext:value-type="float">
            <text:p>162</text:p>
          </table:table-cell>
          <table:table-cell table:formula="of:=FLOOR([.G$2] * POWER(SIN( PI() * [.$A853] / [.G$1] );2))" office:value-type="float" office:value="179" calcext:value-type="float">
            <text:p>179</text:p>
          </table:table-cell>
          <table:table-cell table:formula="of:=[.H$2]-FLOOR(POWER(IF(MOD([.$A853];[.H$1])&lt;[.H$1]/2;FLOOR(MOD([.$A853];[.H$1]) * [.H$2] *2 / ([.H$1]-1));[.H$2]-FLOOR(MOD(FLOOR([.$A853]-[.H$1]/2);[.H$1]) * [.H$2] *2 / ([.H$1]-1)));2)/[.H$2])" office:value-type="float" office:value="153" calcext:value-type="float">
            <text:p>153</text:p>
          </table:table-cell>
          <table:table-cell table:formula="of:=FLOOR( [.I$2] * ABS(SIN( PI() * [.$A853] / [.I$1] )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FLOOR([.$B$2]/2 + [.$B$2]/2 * SIN(2 *  PI() * [.$A854] / [.$B$1] ))" office:value-type="float" office:value="242" calcext:value-type="float">
            <text:p>242</text:p>
          </table:table-cell>
          <table:table-cell table:formula="of:=FLOOR(MOD([.$A854];[.C$1]) * [.C$2] / ([.C$1]-1))" office:value-type="float" office:value="82" calcext:value-type="float">
            <text:p>82</text:p>
          </table:table-cell>
          <table:table-cell table:formula="of:=FLOOR(MOD([.D$1]-[.$A854] -1;[.D$1]) * [.D$2] / ([.D$1]-1))" office:value-type="float" office:value="173" calcext:value-type="float">
            <text:p>173</text:p>
          </table:table-cell>
          <table:table-cell table:formula="of:=(IF(MOD([.$A854];[.E$1])&lt;FLOOR([.E$1]/2);0;[.E$2]))" office:value-type="float" office:value="0" calcext:value-type="float">
            <text:p>0</text:p>
          </table:table-cell>
          <table:table-cell table:formula="of:=IF(MOD([.$A854];[.F$1])&lt;[.F$1]/2;FLOOR(MOD([.$A854];[.F$1]) * [.F$2] *2 / ([.F$1]-1));[.F$2]-FLOOR(MOD(FLOOR([.$A854]-[.F$1]/2);[.F$1]) * [.F$2] *2 / ([.F$1]-1)))" office:value-type="float" office:value="164" calcext:value-type="float">
            <text:p>164</text:p>
          </table:table-cell>
          <table:table-cell table:formula="of:=FLOOR([.G$2] * POWER(SIN( PI() * [.$A854] / [.G$1] );2))" office:value-type="float" office:value="182" calcext:value-type="float">
            <text:p>182</text:p>
          </table:table-cell>
          <table:table-cell table:formula="of:=[.H$2]-FLOOR(POWER(IF(MOD([.$A854];[.H$1])&lt;[.H$1]/2;FLOOR(MOD([.$A854];[.H$1]) * [.H$2] *2 / ([.H$1]-1));[.H$2]-FLOOR(MOD(FLOOR([.$A854]-[.H$1]/2);[.H$1]) * [.H$2] *2 / ([.H$1]-1)));2)/[.H$2])" office:value-type="float" office:value="150" calcext:value-type="float">
            <text:p>150</text:p>
          </table:table-cell>
          <table:table-cell table:formula="of:=FLOOR( [.I$2] * ABS(SIN( PI() * [.$A854] / [.I$1] )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FLOOR([.$B$2]/2 + [.$B$2]/2 * SIN(2 *  PI() * [.$A855] / [.$B$1] ))" office:value-type="float" office:value="241" calcext:value-type="float">
            <text:p>241</text:p>
          </table:table-cell>
          <table:table-cell table:formula="of:=FLOOR(MOD([.$A855];[.C$1]) * [.C$2] / ([.C$1]-1))" office:value-type="float" office:value="83" calcext:value-type="float">
            <text:p>83</text:p>
          </table:table-cell>
          <table:table-cell table:formula="of:=FLOOR(MOD([.D$1]-[.$A855] -1;[.D$1]) * [.D$2] / ([.D$1]-1))" office:value-type="float" office:value="172" calcext:value-type="float">
            <text:p>172</text:p>
          </table:table-cell>
          <table:table-cell table:formula="of:=(IF(MOD([.$A855];[.E$1])&lt;FLOOR([.E$1]/2);0;[.E$2]))" office:value-type="float" office:value="0" calcext:value-type="float">
            <text:p>0</text:p>
          </table:table-cell>
          <table:table-cell table:formula="of:=IF(MOD([.$A855];[.F$1])&lt;[.F$1]/2;FLOOR(MOD([.$A855];[.F$1]) * [.F$2] *2 / ([.F$1]-1));[.F$2]-FLOOR(MOD(FLOOR([.$A855]-[.F$1]/2);[.F$1]) * [.F$2] *2 / ([.F$1]-1)))" office:value-type="float" office:value="166" calcext:value-type="float">
            <text:p>166</text:p>
          </table:table-cell>
          <table:table-cell table:formula="of:=FLOOR([.G$2] * POWER(SIN( PI() * [.$A855] / [.G$1] );2))" office:value-type="float" office:value="184" calcext:value-type="float">
            <text:p>184</text:p>
          </table:table-cell>
          <table:table-cell table:formula="of:=[.H$2]-FLOOR(POWER(IF(MOD([.$A855];[.H$1])&lt;[.H$1]/2;FLOOR(MOD([.$A855];[.H$1]) * [.H$2] *2 / ([.H$1]-1));[.H$2]-FLOOR(MOD(FLOOR([.$A855]-[.H$1]/2);[.H$1]) * [.H$2] *2 / ([.H$1]-1)));2)/[.H$2])" office:value-type="float" office:value="147" calcext:value-type="float">
            <text:p>147</text:p>
          </table:table-cell>
          <table:table-cell table:formula="of:=FLOOR( [.I$2] * ABS(SIN( PI() * [.$A855] / [.I$1] )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FLOOR([.$B$2]/2 + [.$B$2]/2 * SIN(2 *  PI() * [.$A856] / [.$B$1] ))" office:value-type="float" office:value="239" calcext:value-type="float">
            <text:p>239</text:p>
          </table:table-cell>
          <table:table-cell table:formula="of:=FLOOR(MOD([.$A856];[.C$1]) * [.C$2] / ([.C$1]-1))" office:value-type="float" office:value="84" calcext:value-type="float">
            <text:p>84</text:p>
          </table:table-cell>
          <table:table-cell table:formula="of:=FLOOR(MOD([.D$1]-[.$A856] -1;[.D$1]) * [.D$2] / ([.D$1]-1))" office:value-type="float" office:value="171" calcext:value-type="float">
            <text:p>171</text:p>
          </table:table-cell>
          <table:table-cell table:formula="of:=(IF(MOD([.$A856];[.E$1])&lt;FLOOR([.E$1]/2);0;[.E$2]))" office:value-type="float" office:value="0" calcext:value-type="float">
            <text:p>0</text:p>
          </table:table-cell>
          <table:table-cell table:formula="of:=IF(MOD([.$A856];[.F$1])&lt;[.F$1]/2;FLOOR(MOD([.$A856];[.F$1]) * [.F$2] *2 / ([.F$1]-1));[.F$2]-FLOOR(MOD(FLOOR([.$A856]-[.F$1]/2);[.F$1]) * [.F$2] *2 / ([.F$1]-1)))" office:value-type="float" office:value="168" calcext:value-type="float">
            <text:p>168</text:p>
          </table:table-cell>
          <table:table-cell table:formula="of:=FLOOR([.G$2] * POWER(SIN( PI() * [.$A856] / [.G$1] );2))" office:value-type="float" office:value="187" calcext:value-type="float">
            <text:p>187</text:p>
          </table:table-cell>
          <table:table-cell table:formula="of:=[.H$2]-FLOOR(POWER(IF(MOD([.$A856];[.H$1])&lt;[.H$1]/2;FLOOR(MOD([.$A856];[.H$1]) * [.H$2] *2 / ([.H$1]-1));[.H$2]-FLOOR(MOD(FLOOR([.$A856]-[.H$1]/2);[.H$1]) * [.H$2] *2 / ([.H$1]-1)));2)/[.H$2])" office:value-type="float" office:value="145" calcext:value-type="float">
            <text:p>145</text:p>
          </table:table-cell>
          <table:table-cell table:formula="of:=FLOOR( [.I$2] * ABS(SIN( PI() * [.$A856] / [.I$1] )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FLOOR([.$B$2]/2 + [.$B$2]/2 * SIN(2 *  PI() * [.$A857] / [.$B$1] ))" office:value-type="float" office:value="238" calcext:value-type="float">
            <text:p>238</text:p>
          </table:table-cell>
          <table:table-cell table:formula="of:=FLOOR(MOD([.$A857];[.C$1]) * [.C$2] / ([.C$1]-1))" office:value-type="float" office:value="85" calcext:value-type="float">
            <text:p>85</text:p>
          </table:table-cell>
          <table:table-cell table:formula="of:=FLOOR(MOD([.D$1]-[.$A857] -1;[.D$1]) * [.D$2] / ([.D$1]-1))" office:value-type="float" office:value="170" calcext:value-type="float">
            <text:p>170</text:p>
          </table:table-cell>
          <table:table-cell table:formula="of:=(IF(MOD([.$A857];[.E$1])&lt;FLOOR([.E$1]/2);0;[.E$2]))" office:value-type="float" office:value="0" calcext:value-type="float">
            <text:p>0</text:p>
          </table:table-cell>
          <table:table-cell table:formula="of:=IF(MOD([.$A857];[.F$1])&lt;[.F$1]/2;FLOOR(MOD([.$A857];[.F$1]) * [.F$2] *2 / ([.F$1]-1));[.F$2]-FLOOR(MOD(FLOOR([.$A857]-[.F$1]/2);[.F$1]) * [.F$2] *2 / ([.F$1]-1)))" office:value-type="float" office:value="170" calcext:value-type="float">
            <text:p>170</text:p>
          </table:table-cell>
          <table:table-cell table:formula="of:=FLOOR([.G$2] * POWER(SIN( PI() * [.$A857] / [.G$1] );2))" office:value-type="float" office:value="190" calcext:value-type="float">
            <text:p>190</text:p>
          </table:table-cell>
          <table:table-cell table:formula="of:=[.H$2]-FLOOR(POWER(IF(MOD([.$A857];[.H$1])&lt;[.H$1]/2;FLOOR(MOD([.$A857];[.H$1]) * [.H$2] *2 / ([.H$1]-1));[.H$2]-FLOOR(MOD(FLOOR([.$A857]-[.H$1]/2);[.H$1]) * [.H$2] *2 / ([.H$1]-1)));2)/[.H$2])" office:value-type="float" office:value="142" calcext:value-type="float">
            <text:p>142</text:p>
          </table:table-cell>
          <table:table-cell table:formula="of:=FLOOR( [.I$2] * ABS(SIN( PI() * [.$A857] / [.I$1] )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FLOOR([.$B$2]/2 + [.$B$2]/2 * SIN(2 *  PI() * [.$A858] / [.$B$1] ))" office:value-type="float" office:value="236" calcext:value-type="float">
            <text:p>236</text:p>
          </table:table-cell>
          <table:table-cell table:formula="of:=FLOOR(MOD([.$A858];[.C$1]) * [.C$2] / ([.C$1]-1))" office:value-type="float" office:value="86" calcext:value-type="float">
            <text:p>86</text:p>
          </table:table-cell>
          <table:table-cell table:formula="of:=FLOOR(MOD([.D$1]-[.$A858] -1;[.D$1]) * [.D$2] / ([.D$1]-1))" office:value-type="float" office:value="169" calcext:value-type="float">
            <text:p>169</text:p>
          </table:table-cell>
          <table:table-cell table:formula="of:=(IF(MOD([.$A858];[.E$1])&lt;FLOOR([.E$1]/2);0;[.E$2]))" office:value-type="float" office:value="0" calcext:value-type="float">
            <text:p>0</text:p>
          </table:table-cell>
          <table:table-cell table:formula="of:=IF(MOD([.$A858];[.F$1])&lt;[.F$1]/2;FLOOR(MOD([.$A858];[.F$1]) * [.F$2] *2 / ([.F$1]-1));[.F$2]-FLOOR(MOD(FLOOR([.$A858]-[.F$1]/2);[.F$1]) * [.F$2] *2 / ([.F$1]-1)))" office:value-type="float" office:value="172" calcext:value-type="float">
            <text:p>172</text:p>
          </table:table-cell>
          <table:table-cell table:formula="of:=FLOOR([.G$2] * POWER(SIN( PI() * [.$A858] / [.G$1] );2))" office:value-type="float" office:value="193" calcext:value-type="float">
            <text:p>193</text:p>
          </table:table-cell>
          <table:table-cell table:formula="of:=[.H$2]-FLOOR(POWER(IF(MOD([.$A858];[.H$1])&lt;[.H$1]/2;FLOOR(MOD([.$A858];[.H$1]) * [.H$2] *2 / ([.H$1]-1));[.H$2]-FLOOR(MOD(FLOOR([.$A858]-[.H$1]/2);[.H$1]) * [.H$2] *2 / ([.H$1]-1)));2)/[.H$2])" office:value-type="float" office:value="139" calcext:value-type="float">
            <text:p>139</text:p>
          </table:table-cell>
          <table:table-cell table:formula="of:=FLOOR( [.I$2] * ABS(SIN( PI() * [.$A858] / [.I$1] )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FLOOR([.$B$2]/2 + [.$B$2]/2 * SIN(2 *  PI() * [.$A859] / [.$B$1] ))" office:value-type="float" office:value="235" calcext:value-type="float">
            <text:p>235</text:p>
          </table:table-cell>
          <table:table-cell table:formula="of:=FLOOR(MOD([.$A859];[.C$1]) * [.C$2] / ([.C$1]-1))" office:value-type="float" office:value="87" calcext:value-type="float">
            <text:p>87</text:p>
          </table:table-cell>
          <table:table-cell table:formula="of:=FLOOR(MOD([.D$1]-[.$A859] -1;[.D$1]) * [.D$2] / ([.D$1]-1))" office:value-type="float" office:value="168" calcext:value-type="float">
            <text:p>168</text:p>
          </table:table-cell>
          <table:table-cell table:formula="of:=(IF(MOD([.$A859];[.E$1])&lt;FLOOR([.E$1]/2);0;[.E$2]))" office:value-type="float" office:value="0" calcext:value-type="float">
            <text:p>0</text:p>
          </table:table-cell>
          <table:table-cell table:formula="of:=IF(MOD([.$A859];[.F$1])&lt;[.F$1]/2;FLOOR(MOD([.$A859];[.F$1]) * [.F$2] *2 / ([.F$1]-1));[.F$2]-FLOOR(MOD(FLOOR([.$A859]-[.F$1]/2);[.F$1]) * [.F$2] *2 / ([.F$1]-1)))" office:value-type="float" office:value="174" calcext:value-type="float">
            <text:p>174</text:p>
          </table:table-cell>
          <table:table-cell table:formula="of:=FLOOR([.G$2] * POWER(SIN( PI() * [.$A859] / [.G$1] );2))" office:value-type="float" office:value="195" calcext:value-type="float">
            <text:p>195</text:p>
          </table:table-cell>
          <table:table-cell table:formula="of:=[.H$2]-FLOOR(POWER(IF(MOD([.$A859];[.H$1])&lt;[.H$1]/2;FLOOR(MOD([.$A859];[.H$1]) * [.H$2] *2 / ([.H$1]-1));[.H$2]-FLOOR(MOD(FLOOR([.$A859]-[.H$1]/2);[.H$1]) * [.H$2] *2 / ([.H$1]-1)));2)/[.H$2])" office:value-type="float" office:value="137" calcext:value-type="float">
            <text:p>137</text:p>
          </table:table-cell>
          <table:table-cell table:formula="of:=FLOOR( [.I$2] * ABS(SIN( PI() * [.$A859] / [.I$1] )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FLOOR([.$B$2]/2 + [.$B$2]/2 * SIN(2 *  PI() * [.$A860] / [.$B$1] ))" office:value-type="float" office:value="233" calcext:value-type="float">
            <text:p>233</text:p>
          </table:table-cell>
          <table:table-cell table:formula="of:=FLOOR(MOD([.$A860];[.C$1]) * [.C$2] / ([.C$1]-1))" office:value-type="float" office:value="88" calcext:value-type="float">
            <text:p>88</text:p>
          </table:table-cell>
          <table:table-cell table:formula="of:=FLOOR(MOD([.D$1]-[.$A860] -1;[.D$1]) * [.D$2] / ([.D$1]-1))" office:value-type="float" office:value="167" calcext:value-type="float">
            <text:p>167</text:p>
          </table:table-cell>
          <table:table-cell table:formula="of:=(IF(MOD([.$A860];[.E$1])&lt;FLOOR([.E$1]/2);0;[.E$2]))" office:value-type="float" office:value="0" calcext:value-type="float">
            <text:p>0</text:p>
          </table:table-cell>
          <table:table-cell table:formula="of:=IF(MOD([.$A860];[.F$1])&lt;[.F$1]/2;FLOOR(MOD([.$A860];[.F$1]) * [.F$2] *2 / ([.F$1]-1));[.F$2]-FLOOR(MOD(FLOOR([.$A860]-[.F$1]/2);[.F$1]) * [.F$2] *2 / ([.F$1]-1)))" office:value-type="float" office:value="176" calcext:value-type="float">
            <text:p>176</text:p>
          </table:table-cell>
          <table:table-cell table:formula="of:=FLOOR([.G$2] * POWER(SIN( PI() * [.$A860] / [.G$1] );2))" office:value-type="float" office:value="198" calcext:value-type="float">
            <text:p>198</text:p>
          </table:table-cell>
          <table:table-cell table:formula="of:=[.H$2]-FLOOR(POWER(IF(MOD([.$A860];[.H$1])&lt;[.H$1]/2;FLOOR(MOD([.$A860];[.H$1]) * [.H$2] *2 / ([.H$1]-1));[.H$2]-FLOOR(MOD(FLOOR([.$A860]-[.H$1]/2);[.H$1]) * [.H$2] *2 / ([.H$1]-1)));2)/[.H$2])" office:value-type="float" office:value="134" calcext:value-type="float">
            <text:p>134</text:p>
          </table:table-cell>
          <table:table-cell table:formula="of:=FLOOR( [.I$2] * ABS(SIN( PI() * [.$A860] / [.I$1] ))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FLOOR([.$B$2]/2 + [.$B$2]/2 * SIN(2 *  PI() * [.$A861] / [.$B$1] ))" office:value-type="float" office:value="231" calcext:value-type="float">
            <text:p>231</text:p>
          </table:table-cell>
          <table:table-cell table:formula="of:=FLOOR(MOD([.$A861];[.C$1]) * [.C$2] / ([.C$1]-1))" office:value-type="float" office:value="89" calcext:value-type="float">
            <text:p>89</text:p>
          </table:table-cell>
          <table:table-cell table:formula="of:=FLOOR(MOD([.D$1]-[.$A861] -1;[.D$1]) * [.D$2] / ([.D$1]-1))" office:value-type="float" office:value="166" calcext:value-type="float">
            <text:p>166</text:p>
          </table:table-cell>
          <table:table-cell table:formula="of:=(IF(MOD([.$A861];[.E$1])&lt;FLOOR([.E$1]/2);0;[.E$2]))" office:value-type="float" office:value="0" calcext:value-type="float">
            <text:p>0</text:p>
          </table:table-cell>
          <table:table-cell table:formula="of:=IF(MOD([.$A861];[.F$1])&lt;[.F$1]/2;FLOOR(MOD([.$A861];[.F$1]) * [.F$2] *2 / ([.F$1]-1));[.F$2]-FLOOR(MOD(FLOOR([.$A861]-[.F$1]/2);[.F$1]) * [.F$2] *2 / ([.F$1]-1)))" office:value-type="float" office:value="178" calcext:value-type="float">
            <text:p>178</text:p>
          </table:table-cell>
          <table:table-cell table:formula="of:=FLOOR([.G$2] * POWER(SIN( PI() * [.$A861] / [.G$1] );2))" office:value-type="float" office:value="200" calcext:value-type="float">
            <text:p>200</text:p>
          </table:table-cell>
          <table:table-cell table:formula="of:=[.H$2]-FLOOR(POWER(IF(MOD([.$A861];[.H$1])&lt;[.H$1]/2;FLOOR(MOD([.$A861];[.H$1]) * [.H$2] *2 / ([.H$1]-1));[.H$2]-FLOOR(MOD(FLOOR([.$A861]-[.H$1]/2);[.H$1]) * [.H$2] *2 / ([.H$1]-1)));2)/[.H$2])" office:value-type="float" office:value="131" calcext:value-type="float">
            <text:p>131</text:p>
          </table:table-cell>
          <table:table-cell table:formula="of:=FLOOR( [.I$2] * ABS(SIN( PI() * [.$A861] / [.I$1] ))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FLOOR([.$B$2]/2 + [.$B$2]/2 * SIN(2 *  PI() * [.$A862] / [.$B$1] ))" office:value-type="float" office:value="229" calcext:value-type="float">
            <text:p>229</text:p>
          </table:table-cell>
          <table:table-cell table:formula="of:=FLOOR(MOD([.$A862];[.C$1]) * [.C$2] / ([.C$1]-1))" office:value-type="float" office:value="90" calcext:value-type="float">
            <text:p>90</text:p>
          </table:table-cell>
          <table:table-cell table:formula="of:=FLOOR(MOD([.D$1]-[.$A862] -1;[.D$1]) * [.D$2] / ([.D$1]-1))" office:value-type="float" office:value="165" calcext:value-type="float">
            <text:p>165</text:p>
          </table:table-cell>
          <table:table-cell table:formula="of:=(IF(MOD([.$A862];[.E$1])&lt;FLOOR([.E$1]/2);0;[.E$2]))" office:value-type="float" office:value="0" calcext:value-type="float">
            <text:p>0</text:p>
          </table:table-cell>
          <table:table-cell table:formula="of:=IF(MOD([.$A862];[.F$1])&lt;[.F$1]/2;FLOOR(MOD([.$A862];[.F$1]) * [.F$2] *2 / ([.F$1]-1));[.F$2]-FLOOR(MOD(FLOOR([.$A862]-[.F$1]/2);[.F$1]) * [.F$2] *2 / ([.F$1]-1)))" office:value-type="float" office:value="180" calcext:value-type="float">
            <text:p>180</text:p>
          </table:table-cell>
          <table:table-cell table:formula="of:=FLOOR([.G$2] * POWER(SIN( PI() * [.$A862] / [.G$1] );2))" office:value-type="float" office:value="203" calcext:value-type="float">
            <text:p>203</text:p>
          </table:table-cell>
          <table:table-cell table:formula="of:=[.H$2]-FLOOR(POWER(IF(MOD([.$A862];[.H$1])&lt;[.H$1]/2;FLOOR(MOD([.$A862];[.H$1]) * [.H$2] *2 / ([.H$1]-1));[.H$2]-FLOOR(MOD(FLOOR([.$A862]-[.H$1]/2);[.H$1]) * [.H$2] *2 / ([.H$1]-1)));2)/[.H$2])" office:value-type="float" office:value="128" calcext:value-type="float">
            <text:p>128</text:p>
          </table:table-cell>
          <table:table-cell table:formula="of:=FLOOR( [.I$2] * ABS(SIN( PI() * [.$A862] / [.I$1] ))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FLOOR([.$B$2]/2 + [.$B$2]/2 * SIN(2 *  PI() * [.$A863] / [.$B$1] ))" office:value-type="float" office:value="228" calcext:value-type="float">
            <text:p>228</text:p>
          </table:table-cell>
          <table:table-cell table:formula="of:=FLOOR(MOD([.$A863];[.C$1]) * [.C$2] / ([.C$1]-1))" office:value-type="float" office:value="91" calcext:value-type="float">
            <text:p>91</text:p>
          </table:table-cell>
          <table:table-cell table:formula="of:=FLOOR(MOD([.D$1]-[.$A863] -1;[.D$1]) * [.D$2] / ([.D$1]-1))" office:value-type="float" office:value="164" calcext:value-type="float">
            <text:p>164</text:p>
          </table:table-cell>
          <table:table-cell table:formula="of:=(IF(MOD([.$A863];[.E$1])&lt;FLOOR([.E$1]/2);0;[.E$2]))" office:value-type="float" office:value="0" calcext:value-type="float">
            <text:p>0</text:p>
          </table:table-cell>
          <table:table-cell table:formula="of:=IF(MOD([.$A863];[.F$1])&lt;[.F$1]/2;FLOOR(MOD([.$A863];[.F$1]) * [.F$2] *2 / ([.F$1]-1));[.F$2]-FLOOR(MOD(FLOOR([.$A863]-[.F$1]/2);[.F$1]) * [.F$2] *2 / ([.F$1]-1)))" office:value-type="float" office:value="182" calcext:value-type="float">
            <text:p>182</text:p>
          </table:table-cell>
          <table:table-cell table:formula="of:=FLOOR([.G$2] * POWER(SIN( PI() * [.$A863] / [.G$1] );2))" office:value-type="float" office:value="205" calcext:value-type="float">
            <text:p>205</text:p>
          </table:table-cell>
          <table:table-cell table:formula="of:=[.H$2]-FLOOR(POWER(IF(MOD([.$A863];[.H$1])&lt;[.H$1]/2;FLOOR(MOD([.$A863];[.H$1]) * [.H$2] *2 / ([.H$1]-1));[.H$2]-FLOOR(MOD(FLOOR([.$A863]-[.H$1]/2);[.H$1]) * [.H$2] *2 / ([.H$1]-1)));2)/[.H$2])" office:value-type="float" office:value="126" calcext:value-type="float">
            <text:p>126</text:p>
          </table:table-cell>
          <table:table-cell table:formula="of:=FLOOR( [.I$2] * ABS(SIN( PI() * [.$A863] / [.I$1] ))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FLOOR([.$B$2]/2 + [.$B$2]/2 * SIN(2 *  PI() * [.$A864] / [.$B$1] ))" office:value-type="float" office:value="226" calcext:value-type="float">
            <text:p>226</text:p>
          </table:table-cell>
          <table:table-cell table:formula="of:=FLOOR(MOD([.$A864];[.C$1]) * [.C$2] / ([.C$1]-1))" office:value-type="float" office:value="92" calcext:value-type="float">
            <text:p>92</text:p>
          </table:table-cell>
          <table:table-cell table:formula="of:=FLOOR(MOD([.D$1]-[.$A864] -1;[.D$1]) * [.D$2] / ([.D$1]-1))" office:value-type="float" office:value="163" calcext:value-type="float">
            <text:p>163</text:p>
          </table:table-cell>
          <table:table-cell table:formula="of:=(IF(MOD([.$A864];[.E$1])&lt;FLOOR([.E$1]/2);0;[.E$2]))" office:value-type="float" office:value="0" calcext:value-type="float">
            <text:p>0</text:p>
          </table:table-cell>
          <table:table-cell table:formula="of:=IF(MOD([.$A864];[.F$1])&lt;[.F$1]/2;FLOOR(MOD([.$A864];[.F$1]) * [.F$2] *2 / ([.F$1]-1));[.F$2]-FLOOR(MOD(FLOOR([.$A864]-[.F$1]/2);[.F$1]) * [.F$2] *2 / ([.F$1]-1)))" office:value-type="float" office:value="184" calcext:value-type="float">
            <text:p>184</text:p>
          </table:table-cell>
          <table:table-cell table:formula="of:=FLOOR([.G$2] * POWER(SIN( PI() * [.$A864] / [.G$1] );2))" office:value-type="float" office:value="208" calcext:value-type="float">
            <text:p>208</text:p>
          </table:table-cell>
          <table:table-cell table:formula="of:=[.H$2]-FLOOR(POWER(IF(MOD([.$A864];[.H$1])&lt;[.H$1]/2;FLOOR(MOD([.$A864];[.H$1]) * [.H$2] *2 / ([.H$1]-1));[.H$2]-FLOOR(MOD(FLOOR([.$A864]-[.H$1]/2);[.H$1]) * [.H$2] *2 / ([.H$1]-1)));2)/[.H$2])" office:value-type="float" office:value="123" calcext:value-type="float">
            <text:p>123</text:p>
          </table:table-cell>
          <table:table-cell table:formula="of:=FLOOR( [.I$2] * ABS(SIN( PI() * [.$A864] / [.I$1] ))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FLOOR([.$B$2]/2 + [.$B$2]/2 * SIN(2 *  PI() * [.$A865] / [.$B$1] ))" office:value-type="float" office:value="224" calcext:value-type="float">
            <text:p>224</text:p>
          </table:table-cell>
          <table:table-cell table:formula="of:=FLOOR(MOD([.$A865];[.C$1]) * [.C$2] / ([.C$1]-1))" office:value-type="float" office:value="93" calcext:value-type="float">
            <text:p>93</text:p>
          </table:table-cell>
          <table:table-cell table:formula="of:=FLOOR(MOD([.D$1]-[.$A865] -1;[.D$1]) * [.D$2] / ([.D$1]-1))" office:value-type="float" office:value="162" calcext:value-type="float">
            <text:p>162</text:p>
          </table:table-cell>
          <table:table-cell table:formula="of:=(IF(MOD([.$A865];[.E$1])&lt;FLOOR([.E$1]/2);0;[.E$2]))" office:value-type="float" office:value="0" calcext:value-type="float">
            <text:p>0</text:p>
          </table:table-cell>
          <table:table-cell table:formula="of:=IF(MOD([.$A865];[.F$1])&lt;[.F$1]/2;FLOOR(MOD([.$A865];[.F$1]) * [.F$2] *2 / ([.F$1]-1));[.F$2]-FLOOR(MOD(FLOOR([.$A865]-[.F$1]/2);[.F$1]) * [.F$2] *2 / ([.F$1]-1)))" office:value-type="float" office:value="186" calcext:value-type="float">
            <text:p>186</text:p>
          </table:table-cell>
          <table:table-cell table:formula="of:=FLOOR([.G$2] * POWER(SIN( PI() * [.$A865] / [.G$1] );2))" office:value-type="float" office:value="210" calcext:value-type="float">
            <text:p>210</text:p>
          </table:table-cell>
          <table:table-cell table:formula="of:=[.H$2]-FLOOR(POWER(IF(MOD([.$A865];[.H$1])&lt;[.H$1]/2;FLOOR(MOD([.$A865];[.H$1]) * [.H$2] *2 / ([.H$1]-1));[.H$2]-FLOOR(MOD(FLOOR([.$A865]-[.H$1]/2);[.H$1]) * [.H$2] *2 / ([.H$1]-1)));2)/[.H$2])" office:value-type="float" office:value="120" calcext:value-type="float">
            <text:p>120</text:p>
          </table:table-cell>
          <table:table-cell table:formula="of:=FLOOR( [.I$2] * ABS(SIN( PI() * [.$A865] / [.I$1] ))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FLOOR([.$B$2]/2 + [.$B$2]/2 * SIN(2 *  PI() * [.$A866] / [.$B$1] ))" office:value-type="float" office:value="221" calcext:value-type="float">
            <text:p>221</text:p>
          </table:table-cell>
          <table:table-cell table:formula="of:=FLOOR(MOD([.$A866];[.C$1]) * [.C$2] / ([.C$1]-1))" office:value-type="float" office:value="94" calcext:value-type="float">
            <text:p>94</text:p>
          </table:table-cell>
          <table:table-cell table:formula="of:=FLOOR(MOD([.D$1]-[.$A866] -1;[.D$1]) * [.D$2] / ([.D$1]-1))" office:value-type="float" office:value="161" calcext:value-type="float">
            <text:p>161</text:p>
          </table:table-cell>
          <table:table-cell table:formula="of:=(IF(MOD([.$A866];[.E$1])&lt;FLOOR([.E$1]/2);0;[.E$2]))" office:value-type="float" office:value="0" calcext:value-type="float">
            <text:p>0</text:p>
          </table:table-cell>
          <table:table-cell table:formula="of:=IF(MOD([.$A866];[.F$1])&lt;[.F$1]/2;FLOOR(MOD([.$A866];[.F$1]) * [.F$2] *2 / ([.F$1]-1));[.F$2]-FLOOR(MOD(FLOOR([.$A866]-[.F$1]/2);[.F$1]) * [.F$2] *2 / ([.F$1]-1)))" office:value-type="float" office:value="188" calcext:value-type="float">
            <text:p>188</text:p>
          </table:table-cell>
          <table:table-cell table:formula="of:=FLOOR([.G$2] * POWER(SIN( PI() * [.$A866] / [.G$1] );2))" office:value-type="float" office:value="213" calcext:value-type="float">
            <text:p>213</text:p>
          </table:table-cell>
          <table:table-cell table:formula="of:=[.H$2]-FLOOR(POWER(IF(MOD([.$A866];[.H$1])&lt;[.H$1]/2;FLOOR(MOD([.$A866];[.H$1]) * [.H$2] *2 / ([.H$1]-1));[.H$2]-FLOOR(MOD(FLOOR([.$A866]-[.H$1]/2);[.H$1]) * [.H$2] *2 / ([.H$1]-1)));2)/[.H$2])" office:value-type="float" office:value="117" calcext:value-type="float">
            <text:p>117</text:p>
          </table:table-cell>
          <table:table-cell table:formula="of:=FLOOR( [.I$2] * ABS(SIN( PI() * [.$A866] / [.I$1] ))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FLOOR([.$B$2]/2 + [.$B$2]/2 * SIN(2 *  PI() * [.$A867] / [.$B$1] ))" office:value-type="float" office:value="219" calcext:value-type="float">
            <text:p>219</text:p>
          </table:table-cell>
          <table:table-cell table:formula="of:=FLOOR(MOD([.$A867];[.C$1]) * [.C$2] / ([.C$1]-1))" office:value-type="float" office:value="95" calcext:value-type="float">
            <text:p>95</text:p>
          </table:table-cell>
          <table:table-cell table:formula="of:=FLOOR(MOD([.D$1]-[.$A867] -1;[.D$1]) * [.D$2] / ([.D$1]-1))" office:value-type="float" office:value="160" calcext:value-type="float">
            <text:p>160</text:p>
          </table:table-cell>
          <table:table-cell table:formula="of:=(IF(MOD([.$A867];[.E$1])&lt;FLOOR([.E$1]/2);0;[.E$2]))" office:value-type="float" office:value="0" calcext:value-type="float">
            <text:p>0</text:p>
          </table:table-cell>
          <table:table-cell table:formula="of:=IF(MOD([.$A867];[.F$1])&lt;[.F$1]/2;FLOOR(MOD([.$A867];[.F$1]) * [.F$2] *2 / ([.F$1]-1));[.F$2]-FLOOR(MOD(FLOOR([.$A867]-[.F$1]/2);[.F$1]) * [.F$2] *2 / ([.F$1]-1)))" office:value-type="float" office:value="190" calcext:value-type="float">
            <text:p>190</text:p>
          </table:table-cell>
          <table:table-cell table:formula="of:=FLOOR([.G$2] * POWER(SIN( PI() * [.$A867] / [.G$1] );2))" office:value-type="float" office:value="215" calcext:value-type="float">
            <text:p>215</text:p>
          </table:table-cell>
          <table:table-cell table:formula="of:=[.H$2]-FLOOR(POWER(IF(MOD([.$A867];[.H$1])&lt;[.H$1]/2;FLOOR(MOD([.$A867];[.H$1]) * [.H$2] *2 / ([.H$1]-1));[.H$2]-FLOOR(MOD(FLOOR([.$A867]-[.H$1]/2);[.H$1]) * [.H$2] *2 / ([.H$1]-1)));2)/[.H$2])" office:value-type="float" office:value="114" calcext:value-type="float">
            <text:p>114</text:p>
          </table:table-cell>
          <table:table-cell table:formula="of:=FLOOR( [.I$2] * ABS(SIN( PI() * [.$A867] / [.I$1] )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FLOOR([.$B$2]/2 + [.$B$2]/2 * SIN(2 *  PI() * [.$A868] / [.$B$1] ))" office:value-type="float" office:value="217" calcext:value-type="float">
            <text:p>217</text:p>
          </table:table-cell>
          <table:table-cell table:formula="of:=FLOOR(MOD([.$A868];[.C$1]) * [.C$2] / ([.C$1]-1))" office:value-type="float" office:value="96" calcext:value-type="float">
            <text:p>96</text:p>
          </table:table-cell>
          <table:table-cell table:formula="of:=FLOOR(MOD([.D$1]-[.$A868] -1;[.D$1]) * [.D$2] / ([.D$1]-1))" office:value-type="float" office:value="159" calcext:value-type="float">
            <text:p>159</text:p>
          </table:table-cell>
          <table:table-cell table:formula="of:=(IF(MOD([.$A868];[.E$1])&lt;FLOOR([.E$1]/2);0;[.E$2]))" office:value-type="float" office:value="0" calcext:value-type="float">
            <text:p>0</text:p>
          </table:table-cell>
          <table:table-cell table:formula="of:=IF(MOD([.$A868];[.F$1])&lt;[.F$1]/2;FLOOR(MOD([.$A868];[.F$1]) * [.F$2] *2 / ([.F$1]-1));[.F$2]-FLOOR(MOD(FLOOR([.$A868]-[.F$1]/2);[.F$1]) * [.F$2] *2 / ([.F$1]-1)))" office:value-type="float" office:value="192" calcext:value-type="float">
            <text:p>192</text:p>
          </table:table-cell>
          <table:table-cell table:formula="of:=FLOOR([.G$2] * POWER(SIN( PI() * [.$A868] / [.G$1] );2))" office:value-type="float" office:value="217" calcext:value-type="float">
            <text:p>217</text:p>
          </table:table-cell>
          <table:table-cell table:formula="of:=[.H$2]-FLOOR(POWER(IF(MOD([.$A868];[.H$1])&lt;[.H$1]/2;FLOOR(MOD([.$A868];[.H$1]) * [.H$2] *2 / ([.H$1]-1));[.H$2]-FLOOR(MOD(FLOOR([.$A868]-[.H$1]/2);[.H$1]) * [.H$2] *2 / ([.H$1]-1)));2)/[.H$2])" office:value-type="float" office:value="111" calcext:value-type="float">
            <text:p>111</text:p>
          </table:table-cell>
          <table:table-cell table:formula="of:=FLOOR( [.I$2] * ABS(SIN( PI() * [.$A868] / [.I$1] )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FLOOR([.$B$2]/2 + [.$B$2]/2 * SIN(2 *  PI() * [.$A869] / [.$B$1] ))" office:value-type="float" office:value="215" calcext:value-type="float">
            <text:p>215</text:p>
          </table:table-cell>
          <table:table-cell table:formula="of:=FLOOR(MOD([.$A869];[.C$1]) * [.C$2] / ([.C$1]-1))" office:value-type="float" office:value="97" calcext:value-type="float">
            <text:p>97</text:p>
          </table:table-cell>
          <table:table-cell table:formula="of:=FLOOR(MOD([.D$1]-[.$A869] -1;[.D$1]) * [.D$2] / ([.D$1]-1))" office:value-type="float" office:value="158" calcext:value-type="float">
            <text:p>158</text:p>
          </table:table-cell>
          <table:table-cell table:formula="of:=(IF(MOD([.$A869];[.E$1])&lt;FLOOR([.E$1]/2);0;[.E$2]))" office:value-type="float" office:value="0" calcext:value-type="float">
            <text:p>0</text:p>
          </table:table-cell>
          <table:table-cell table:formula="of:=IF(MOD([.$A869];[.F$1])&lt;[.F$1]/2;FLOOR(MOD([.$A869];[.F$1]) * [.F$2] *2 / ([.F$1]-1));[.F$2]-FLOOR(MOD(FLOOR([.$A869]-[.F$1]/2);[.F$1]) * [.F$2] *2 / ([.F$1]-1)))" office:value-type="float" office:value="194" calcext:value-type="float">
            <text:p>194</text:p>
          </table:table-cell>
          <table:table-cell table:formula="of:=FLOOR([.G$2] * POWER(SIN( PI() * [.$A869] / [.G$1] );2))" office:value-type="float" office:value="219" calcext:value-type="float">
            <text:p>219</text:p>
          </table:table-cell>
          <table:table-cell table:formula="of:=[.H$2]-FLOOR(POWER(IF(MOD([.$A869];[.H$1])&lt;[.H$1]/2;FLOOR(MOD([.$A869];[.H$1]) * [.H$2] *2 / ([.H$1]-1));[.H$2]-FLOOR(MOD(FLOOR([.$A869]-[.H$1]/2);[.H$1]) * [.H$2] *2 / ([.H$1]-1)));2)/[.H$2])" office:value-type="float" office:value="108" calcext:value-type="float">
            <text:p>108</text:p>
          </table:table-cell>
          <table:table-cell table:formula="of:=FLOOR( [.I$2] * ABS(SIN( PI() * [.$A869] / [.I$1] ))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FLOOR([.$B$2]/2 + [.$B$2]/2 * SIN(2 *  PI() * [.$A870] / [.$B$1] ))" office:value-type="float" office:value="213" calcext:value-type="float">
            <text:p>213</text:p>
          </table:table-cell>
          <table:table-cell table:formula="of:=FLOOR(MOD([.$A870];[.C$1]) * [.C$2] / ([.C$1]-1))" office:value-type="float" office:value="98" calcext:value-type="float">
            <text:p>98</text:p>
          </table:table-cell>
          <table:table-cell table:formula="of:=FLOOR(MOD([.D$1]-[.$A870] -1;[.D$1]) * [.D$2] / ([.D$1]-1))" office:value-type="float" office:value="157" calcext:value-type="float">
            <text:p>157</text:p>
          </table:table-cell>
          <table:table-cell table:formula="of:=(IF(MOD([.$A870];[.E$1])&lt;FLOOR([.E$1]/2);0;[.E$2]))" office:value-type="float" office:value="0" calcext:value-type="float">
            <text:p>0</text:p>
          </table:table-cell>
          <table:table-cell table:formula="of:=IF(MOD([.$A870];[.F$1])&lt;[.F$1]/2;FLOOR(MOD([.$A870];[.F$1]) * [.F$2] *2 / ([.F$1]-1));[.F$2]-FLOOR(MOD(FLOOR([.$A870]-[.F$1]/2);[.F$1]) * [.F$2] *2 / ([.F$1]-1)))" office:value-type="float" office:value="196" calcext:value-type="float">
            <text:p>196</text:p>
          </table:table-cell>
          <table:table-cell table:formula="of:=FLOOR([.G$2] * POWER(SIN( PI() * [.$A870] / [.G$1] );2))" office:value-type="float" office:value="221" calcext:value-type="float">
            <text:p>221</text:p>
          </table:table-cell>
          <table:table-cell table:formula="of:=[.H$2]-FLOOR(POWER(IF(MOD([.$A870];[.H$1])&lt;[.H$1]/2;FLOOR(MOD([.$A870];[.H$1]) * [.H$2] *2 / ([.H$1]-1));[.H$2]-FLOOR(MOD(FLOOR([.$A870]-[.H$1]/2);[.H$1]) * [.H$2] *2 / ([.H$1]-1)));2)/[.H$2])" office:value-type="float" office:value="105" calcext:value-type="float">
            <text:p>105</text:p>
          </table:table-cell>
          <table:table-cell table:formula="of:=FLOOR( [.I$2] * ABS(SIN( PI() * [.$A870] / [.I$1] ))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FLOOR([.$B$2]/2 + [.$B$2]/2 * SIN(2 *  PI() * [.$A871] / [.$B$1] ))" office:value-type="float" office:value="210" calcext:value-type="float">
            <text:p>210</text:p>
          </table:table-cell>
          <table:table-cell table:formula="of:=FLOOR(MOD([.$A871];[.C$1]) * [.C$2] / ([.C$1]-1))" office:value-type="float" office:value="99" calcext:value-type="float">
            <text:p>99</text:p>
          </table:table-cell>
          <table:table-cell table:formula="of:=FLOOR(MOD([.D$1]-[.$A871] -1;[.D$1]) * [.D$2] / ([.D$1]-1))" office:value-type="float" office:value="156" calcext:value-type="float">
            <text:p>156</text:p>
          </table:table-cell>
          <table:table-cell table:formula="of:=(IF(MOD([.$A871];[.E$1])&lt;FLOOR([.E$1]/2);0;[.E$2]))" office:value-type="float" office:value="0" calcext:value-type="float">
            <text:p>0</text:p>
          </table:table-cell>
          <table:table-cell table:formula="of:=IF(MOD([.$A871];[.F$1])&lt;[.F$1]/2;FLOOR(MOD([.$A871];[.F$1]) * [.F$2] *2 / ([.F$1]-1));[.F$2]-FLOOR(MOD(FLOOR([.$A871]-[.F$1]/2);[.F$1]) * [.F$2] *2 / ([.F$1]-1)))" office:value-type="float" office:value="198" calcext:value-type="float">
            <text:p>198</text:p>
          </table:table-cell>
          <table:table-cell table:formula="of:=FLOOR([.G$2] * POWER(SIN( PI() * [.$A871] / [.G$1] );2))" office:value-type="float" office:value="224" calcext:value-type="float">
            <text:p>224</text:p>
          </table:table-cell>
          <table:table-cell table:formula="of:=[.H$2]-FLOOR(POWER(IF(MOD([.$A871];[.H$1])&lt;[.H$1]/2;FLOOR(MOD([.$A871];[.H$1]) * [.H$2] *2 / ([.H$1]-1));[.H$2]-FLOOR(MOD(FLOOR([.$A871]-[.H$1]/2);[.H$1]) * [.H$2] *2 / ([.H$1]-1)));2)/[.H$2])" office:value-type="float" office:value="102" calcext:value-type="float">
            <text:p>102</text:p>
          </table:table-cell>
          <table:table-cell table:formula="of:=FLOOR( [.I$2] * ABS(SIN( PI() * [.$A871] / [.I$1] ))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FLOOR([.$B$2]/2 + [.$B$2]/2 * SIN(2 *  PI() * [.$A872] / [.$B$1] ))" office:value-type="float" office:value="208" calcext:value-type="float">
            <text:p>208</text:p>
          </table:table-cell>
          <table:table-cell table:formula="of:=FLOOR(MOD([.$A872];[.C$1]) * [.C$2] / ([.C$1]-1))" office:value-type="float" office:value="100" calcext:value-type="float">
            <text:p>100</text:p>
          </table:table-cell>
          <table:table-cell table:formula="of:=FLOOR(MOD([.D$1]-[.$A872] -1;[.D$1]) * [.D$2] / ([.D$1]-1))" office:value-type="float" office:value="155" calcext:value-type="float">
            <text:p>155</text:p>
          </table:table-cell>
          <table:table-cell table:formula="of:=(IF(MOD([.$A872];[.E$1])&lt;FLOOR([.E$1]/2);0;[.E$2]))" office:value-type="float" office:value="0" calcext:value-type="float">
            <text:p>0</text:p>
          </table:table-cell>
          <table:table-cell table:formula="of:=IF(MOD([.$A872];[.F$1])&lt;[.F$1]/2;FLOOR(MOD([.$A872];[.F$1]) * [.F$2] *2 / ([.F$1]-1));[.F$2]-FLOOR(MOD(FLOOR([.$A872]-[.F$1]/2);[.F$1]) * [.F$2] *2 / ([.F$1]-1)))" office:value-type="float" office:value="200" calcext:value-type="float">
            <text:p>200</text:p>
          </table:table-cell>
          <table:table-cell table:formula="of:=FLOOR([.G$2] * POWER(SIN( PI() * [.$A872] / [.G$1] );2))" office:value-type="float" office:value="226" calcext:value-type="float">
            <text:p>226</text:p>
          </table:table-cell>
          <table:table-cell table:formula="of:=[.H$2]-FLOOR(POWER(IF(MOD([.$A872];[.H$1])&lt;[.H$1]/2;FLOOR(MOD([.$A872];[.H$1]) * [.H$2] *2 / ([.H$1]-1));[.H$2]-FLOOR(MOD(FLOOR([.$A872]-[.H$1]/2);[.H$1]) * [.H$2] *2 / ([.H$1]-1)));2)/[.H$2])" office:value-type="float" office:value="99" calcext:value-type="float">
            <text:p>99</text:p>
          </table:table-cell>
          <table:table-cell table:formula="of:=FLOOR( [.I$2] * ABS(SIN( PI() * [.$A872] / [.I$1] )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FLOOR([.$B$2]/2 + [.$B$2]/2 * SIN(2 *  PI() * [.$A873] / [.$B$1] ))" office:value-type="float" office:value="205" calcext:value-type="float">
            <text:p>205</text:p>
          </table:table-cell>
          <table:table-cell table:formula="of:=FLOOR(MOD([.$A873];[.C$1]) * [.C$2] / ([.C$1]-1))" office:value-type="float" office:value="101" calcext:value-type="float">
            <text:p>101</text:p>
          </table:table-cell>
          <table:table-cell table:formula="of:=FLOOR(MOD([.D$1]-[.$A873] -1;[.D$1]) * [.D$2] / ([.D$1]-1))" office:value-type="float" office:value="154" calcext:value-type="float">
            <text:p>154</text:p>
          </table:table-cell>
          <table:table-cell table:formula="of:=(IF(MOD([.$A873];[.E$1])&lt;FLOOR([.E$1]/2);0;[.E$2]))" office:value-type="float" office:value="0" calcext:value-type="float">
            <text:p>0</text:p>
          </table:table-cell>
          <table:table-cell table:formula="of:=IF(MOD([.$A873];[.F$1])&lt;[.F$1]/2;FLOOR(MOD([.$A873];[.F$1]) * [.F$2] *2 / ([.F$1]-1));[.F$2]-FLOOR(MOD(FLOOR([.$A873]-[.F$1]/2);[.F$1]) * [.F$2] *2 / ([.F$1]-1)))" office:value-type="float" office:value="202" calcext:value-type="float">
            <text:p>202</text:p>
          </table:table-cell>
          <table:table-cell table:formula="of:=FLOOR([.G$2] * POWER(SIN( PI() * [.$A873] / [.G$1] );2))" office:value-type="float" office:value="228" calcext:value-type="float">
            <text:p>228</text:p>
          </table:table-cell>
          <table:table-cell table:formula="of:=[.H$2]-FLOOR(POWER(IF(MOD([.$A873];[.H$1])&lt;[.H$1]/2;FLOOR(MOD([.$A873];[.H$1]) * [.H$2] *2 / ([.H$1]-1));[.H$2]-FLOOR(MOD(FLOOR([.$A873]-[.H$1]/2);[.H$1]) * [.H$2] *2 / ([.H$1]-1)));2)/[.H$2])" office:value-type="float" office:value="95" calcext:value-type="float">
            <text:p>95</text:p>
          </table:table-cell>
          <table:table-cell table:formula="of:=FLOOR( [.I$2] * ABS(SIN( PI() * [.$A873] / [.I$1] ))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FLOOR([.$B$2]/2 + [.$B$2]/2 * SIN(2 *  PI() * [.$A874] / [.$B$1] ))" office:value-type="float" office:value="203" calcext:value-type="float">
            <text:p>203</text:p>
          </table:table-cell>
          <table:table-cell table:formula="of:=FLOOR(MOD([.$A874];[.C$1]) * [.C$2] / ([.C$1]-1))" office:value-type="float" office:value="102" calcext:value-type="float">
            <text:p>102</text:p>
          </table:table-cell>
          <table:table-cell table:formula="of:=FLOOR(MOD([.D$1]-[.$A874] -1;[.D$1]) * [.D$2] / ([.D$1]-1))" office:value-type="float" office:value="153" calcext:value-type="float">
            <text:p>153</text:p>
          </table:table-cell>
          <table:table-cell table:formula="of:=(IF(MOD([.$A874];[.E$1])&lt;FLOOR([.E$1]/2);0;[.E$2]))" office:value-type="float" office:value="0" calcext:value-type="float">
            <text:p>0</text:p>
          </table:table-cell>
          <table:table-cell table:formula="of:=IF(MOD([.$A874];[.F$1])&lt;[.F$1]/2;FLOOR(MOD([.$A874];[.F$1]) * [.F$2] *2 / ([.F$1]-1));[.F$2]-FLOOR(MOD(FLOOR([.$A874]-[.F$1]/2);[.F$1]) * [.F$2] *2 / ([.F$1]-1)))" office:value-type="float" office:value="204" calcext:value-type="float">
            <text:p>204</text:p>
          </table:table-cell>
          <table:table-cell table:formula="of:=FLOOR([.G$2] * POWER(SIN( PI() * [.$A874] / [.G$1] );2))" office:value-type="float" office:value="229" calcext:value-type="float">
            <text:p>229</text:p>
          </table:table-cell>
          <table:table-cell table:formula="of:=[.H$2]-FLOOR(POWER(IF(MOD([.$A874];[.H$1])&lt;[.H$1]/2;FLOOR(MOD([.$A874];[.H$1]) * [.H$2] *2 / ([.H$1]-1));[.H$2]-FLOOR(MOD(FLOOR([.$A874]-[.H$1]/2);[.H$1]) * [.H$2] *2 / ([.H$1]-1)));2)/[.H$2])" office:value-type="float" office:value="92" calcext:value-type="float">
            <text:p>92</text:p>
          </table:table-cell>
          <table:table-cell table:formula="of:=FLOOR( [.I$2] * ABS(SIN( PI() * [.$A874] / [.I$1] ))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FLOOR([.$B$2]/2 + [.$B$2]/2 * SIN(2 *  PI() * [.$A875] / [.$B$1] ))" office:value-type="float" office:value="200" calcext:value-type="float">
            <text:p>200</text:p>
          </table:table-cell>
          <table:table-cell table:formula="of:=FLOOR(MOD([.$A875];[.C$1]) * [.C$2] / ([.C$1]-1))" office:value-type="float" office:value="103" calcext:value-type="float">
            <text:p>103</text:p>
          </table:table-cell>
          <table:table-cell table:formula="of:=FLOOR(MOD([.D$1]-[.$A875] -1;[.D$1]) * [.D$2] / ([.D$1]-1))" office:value-type="float" office:value="152" calcext:value-type="float">
            <text:p>152</text:p>
          </table:table-cell>
          <table:table-cell table:formula="of:=(IF(MOD([.$A875];[.E$1])&lt;FLOOR([.E$1]/2);0;[.E$2]))" office:value-type="float" office:value="0" calcext:value-type="float">
            <text:p>0</text:p>
          </table:table-cell>
          <table:table-cell table:formula="of:=IF(MOD([.$A875];[.F$1])&lt;[.F$1]/2;FLOOR(MOD([.$A875];[.F$1]) * [.F$2] *2 / ([.F$1]-1));[.F$2]-FLOOR(MOD(FLOOR([.$A875]-[.F$1]/2);[.F$1]) * [.F$2] *2 / ([.F$1]-1)))" office:value-type="float" office:value="206" calcext:value-type="float">
            <text:p>206</text:p>
          </table:table-cell>
          <table:table-cell table:formula="of:=FLOOR([.G$2] * POWER(SIN( PI() * [.$A875] / [.G$1] );2))" office:value-type="float" office:value="231" calcext:value-type="float">
            <text:p>231</text:p>
          </table:table-cell>
          <table:table-cell table:formula="of:=[.H$2]-FLOOR(POWER(IF(MOD([.$A875];[.H$1])&lt;[.H$1]/2;FLOOR(MOD([.$A875];[.H$1]) * [.H$2] *2 / ([.H$1]-1));[.H$2]-FLOOR(MOD(FLOOR([.$A875]-[.H$1]/2);[.H$1]) * [.H$2] *2 / ([.H$1]-1)));2)/[.H$2])" office:value-type="float" office:value="89" calcext:value-type="float">
            <text:p>89</text:p>
          </table:table-cell>
          <table:table-cell table:formula="of:=FLOOR( [.I$2] * ABS(SIN( PI() * [.$A875] / [.I$1] )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FLOOR([.$B$2]/2 + [.$B$2]/2 * SIN(2 *  PI() * [.$A876] / [.$B$1] ))" office:value-type="float" office:value="198" calcext:value-type="float">
            <text:p>198</text:p>
          </table:table-cell>
          <table:table-cell table:formula="of:=FLOOR(MOD([.$A876];[.C$1]) * [.C$2] / ([.C$1]-1))" office:value-type="float" office:value="104" calcext:value-type="float">
            <text:p>104</text:p>
          </table:table-cell>
          <table:table-cell table:formula="of:=FLOOR(MOD([.D$1]-[.$A876] -1;[.D$1]) * [.D$2] / ([.D$1]-1))" office:value-type="float" office:value="151" calcext:value-type="float">
            <text:p>151</text:p>
          </table:table-cell>
          <table:table-cell table:formula="of:=(IF(MOD([.$A876];[.E$1])&lt;FLOOR([.E$1]/2);0;[.E$2]))" office:value-type="float" office:value="0" calcext:value-type="float">
            <text:p>0</text:p>
          </table:table-cell>
          <table:table-cell table:formula="of:=IF(MOD([.$A876];[.F$1])&lt;[.F$1]/2;FLOOR(MOD([.$A876];[.F$1]) * [.F$2] *2 / ([.F$1]-1));[.F$2]-FLOOR(MOD(FLOOR([.$A876]-[.F$1]/2);[.F$1]) * [.F$2] *2 / ([.F$1]-1)))" office:value-type="float" office:value="208" calcext:value-type="float">
            <text:p>208</text:p>
          </table:table-cell>
          <table:table-cell table:formula="of:=FLOOR([.G$2] * POWER(SIN( PI() * [.$A876] / [.G$1] );2))" office:value-type="float" office:value="233" calcext:value-type="float">
            <text:p>233</text:p>
          </table:table-cell>
          <table:table-cell table:formula="of:=[.H$2]-FLOOR(POWER(IF(MOD([.$A876];[.H$1])&lt;[.H$1]/2;FLOOR(MOD([.$A876];[.H$1]) * [.H$2] *2 / ([.H$1]-1));[.H$2]-FLOOR(MOD(FLOOR([.$A876]-[.H$1]/2);[.H$1]) * [.H$2] *2 / ([.H$1]-1)));2)/[.H$2])" office:value-type="float" office:value="86" calcext:value-type="float">
            <text:p>86</text:p>
          </table:table-cell>
          <table:table-cell table:formula="of:=FLOOR( [.I$2] * ABS(SIN( PI() * [.$A876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FLOOR([.$B$2]/2 + [.$B$2]/2 * SIN(2 *  PI() * [.$A877] / [.$B$1] ))" office:value-type="float" office:value="195" calcext:value-type="float">
            <text:p>195</text:p>
          </table:table-cell>
          <table:table-cell table:formula="of:=FLOOR(MOD([.$A877];[.C$1]) * [.C$2] / ([.C$1]-1))" office:value-type="float" office:value="105" calcext:value-type="float">
            <text:p>105</text:p>
          </table:table-cell>
          <table:table-cell table:formula="of:=FLOOR(MOD([.D$1]-[.$A877] -1;[.D$1]) * [.D$2] / ([.D$1]-1))" office:value-type="float" office:value="150" calcext:value-type="float">
            <text:p>150</text:p>
          </table:table-cell>
          <table:table-cell table:formula="of:=(IF(MOD([.$A877];[.E$1])&lt;FLOOR([.E$1]/2);0;[.E$2]))" office:value-type="float" office:value="0" calcext:value-type="float">
            <text:p>0</text:p>
          </table:table-cell>
          <table:table-cell table:formula="of:=IF(MOD([.$A877];[.F$1])&lt;[.F$1]/2;FLOOR(MOD([.$A877];[.F$1]) * [.F$2] *2 / ([.F$1]-1));[.F$2]-FLOOR(MOD(FLOOR([.$A877]-[.F$1]/2);[.F$1]) * [.F$2] *2 / ([.F$1]-1)))" office:value-type="float" office:value="210" calcext:value-type="float">
            <text:p>210</text:p>
          </table:table-cell>
          <table:table-cell table:formula="of:=FLOOR([.G$2] * POWER(SIN( PI() * [.$A877] / [.G$1] );2))" office:value-type="float" office:value="235" calcext:value-type="float">
            <text:p>235</text:p>
          </table:table-cell>
          <table:table-cell table:formula="of:=[.H$2]-FLOOR(POWER(IF(MOD([.$A877];[.H$1])&lt;[.H$1]/2;FLOOR(MOD([.$A877];[.H$1]) * [.H$2] *2 / ([.H$1]-1));[.H$2]-FLOOR(MOD(FLOOR([.$A877]-[.H$1]/2);[.H$1]) * [.H$2] *2 / ([.H$1]-1)));2)/[.H$2])" office:value-type="float" office:value="83" calcext:value-type="float">
            <text:p>83</text:p>
          </table:table-cell>
          <table:table-cell table:formula="of:=FLOOR( [.I$2] * ABS(SIN( PI() * [.$A877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FLOOR([.$B$2]/2 + [.$B$2]/2 * SIN(2 *  PI() * [.$A878] / [.$B$1] ))" office:value-type="float" office:value="193" calcext:value-type="float">
            <text:p>193</text:p>
          </table:table-cell>
          <table:table-cell table:formula="of:=FLOOR(MOD([.$A878];[.C$1]) * [.C$2] / ([.C$1]-1))" office:value-type="float" office:value="106" calcext:value-type="float">
            <text:p>106</text:p>
          </table:table-cell>
          <table:table-cell table:formula="of:=FLOOR(MOD([.D$1]-[.$A878] -1;[.D$1]) * [.D$2] / ([.D$1]-1))" office:value-type="float" office:value="149" calcext:value-type="float">
            <text:p>149</text:p>
          </table:table-cell>
          <table:table-cell table:formula="of:=(IF(MOD([.$A878];[.E$1])&lt;FLOOR([.E$1]/2);0;[.E$2]))" office:value-type="float" office:value="0" calcext:value-type="float">
            <text:p>0</text:p>
          </table:table-cell>
          <table:table-cell table:formula="of:=IF(MOD([.$A878];[.F$1])&lt;[.F$1]/2;FLOOR(MOD([.$A878];[.F$1]) * [.F$2] *2 / ([.F$1]-1));[.F$2]-FLOOR(MOD(FLOOR([.$A878]-[.F$1]/2);[.F$1]) * [.F$2] *2 / ([.F$1]-1)))" office:value-type="float" office:value="212" calcext:value-type="float">
            <text:p>212</text:p>
          </table:table-cell>
          <table:table-cell table:formula="of:=FLOOR([.G$2] * POWER(SIN( PI() * [.$A878] / [.G$1] );2))" office:value-type="float" office:value="236" calcext:value-type="float">
            <text:p>236</text:p>
          </table:table-cell>
          <table:table-cell table:formula="of:=[.H$2]-FLOOR(POWER(IF(MOD([.$A878];[.H$1])&lt;[.H$1]/2;FLOOR(MOD([.$A878];[.H$1]) * [.H$2] *2 / ([.H$1]-1));[.H$2]-FLOOR(MOD(FLOOR([.$A878]-[.H$1]/2);[.H$1]) * [.H$2] *2 / ([.H$1]-1)));2)/[.H$2])" office:value-type="float" office:value="79" calcext:value-type="float">
            <text:p>79</text:p>
          </table:table-cell>
          <table:table-cell table:formula="of:=FLOOR( [.I$2] * ABS(SIN( PI() * [.$A878] / [.I$1] )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FLOOR([.$B$2]/2 + [.$B$2]/2 * SIN(2 *  PI() * [.$A879] / [.$B$1] ))" office:value-type="float" office:value="190" calcext:value-type="float">
            <text:p>190</text:p>
          </table:table-cell>
          <table:table-cell table:formula="of:=FLOOR(MOD([.$A879];[.C$1]) * [.C$2] / ([.C$1]-1))" office:value-type="float" office:value="107" calcext:value-type="float">
            <text:p>107</text:p>
          </table:table-cell>
          <table:table-cell table:formula="of:=FLOOR(MOD([.D$1]-[.$A879] -1;[.D$1]) * [.D$2] / ([.D$1]-1))" office:value-type="float" office:value="148" calcext:value-type="float">
            <text:p>148</text:p>
          </table:table-cell>
          <table:table-cell table:formula="of:=(IF(MOD([.$A879];[.E$1])&lt;FLOOR([.E$1]/2);0;[.E$2]))" office:value-type="float" office:value="0" calcext:value-type="float">
            <text:p>0</text:p>
          </table:table-cell>
          <table:table-cell table:formula="of:=IF(MOD([.$A879];[.F$1])&lt;[.F$1]/2;FLOOR(MOD([.$A879];[.F$1]) * [.F$2] *2 / ([.F$1]-1));[.F$2]-FLOOR(MOD(FLOOR([.$A879]-[.F$1]/2);[.F$1]) * [.F$2] *2 / ([.F$1]-1)))" office:value-type="float" office:value="214" calcext:value-type="float">
            <text:p>214</text:p>
          </table:table-cell>
          <table:table-cell table:formula="of:=FLOOR([.G$2] * POWER(SIN( PI() * [.$A879] / [.G$1] );2))" office:value-type="float" office:value="238" calcext:value-type="float">
            <text:p>238</text:p>
          </table:table-cell>
          <table:table-cell table:formula="of:=[.H$2]-FLOOR(POWER(IF(MOD([.$A879];[.H$1])&lt;[.H$1]/2;FLOOR(MOD([.$A879];[.H$1]) * [.H$2] *2 / ([.H$1]-1));[.H$2]-FLOOR(MOD(FLOOR([.$A879]-[.H$1]/2);[.H$1]) * [.H$2] *2 / ([.H$1]-1)));2)/[.H$2])" office:value-type="float" office:value="76" calcext:value-type="float">
            <text:p>76</text:p>
          </table:table-cell>
          <table:table-cell table:formula="of:=FLOOR( [.I$2] * ABS(SIN( PI() * [.$A879] / [.I$1] ))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FLOOR([.$B$2]/2 + [.$B$2]/2 * SIN(2 *  PI() * [.$A880] / [.$B$1] ))" office:value-type="float" office:value="187" calcext:value-type="float">
            <text:p>187</text:p>
          </table:table-cell>
          <table:table-cell table:formula="of:=FLOOR(MOD([.$A880];[.C$1]) * [.C$2] / ([.C$1]-1))" office:value-type="float" office:value="108" calcext:value-type="float">
            <text:p>108</text:p>
          </table:table-cell>
          <table:table-cell table:formula="of:=FLOOR(MOD([.D$1]-[.$A880] -1;[.D$1]) * [.D$2] / ([.D$1]-1))" office:value-type="float" office:value="147" calcext:value-type="float">
            <text:p>147</text:p>
          </table:table-cell>
          <table:table-cell table:formula="of:=(IF(MOD([.$A880];[.E$1])&lt;FLOOR([.E$1]/2);0;[.E$2]))" office:value-type="float" office:value="0" calcext:value-type="float">
            <text:p>0</text:p>
          </table:table-cell>
          <table:table-cell table:formula="of:=IF(MOD([.$A880];[.F$1])&lt;[.F$1]/2;FLOOR(MOD([.$A880];[.F$1]) * [.F$2] *2 / ([.F$1]-1));[.F$2]-FLOOR(MOD(FLOOR([.$A880]-[.F$1]/2);[.F$1]) * [.F$2] *2 / ([.F$1]-1)))" office:value-type="float" office:value="216" calcext:value-type="float">
            <text:p>216</text:p>
          </table:table-cell>
          <table:table-cell table:formula="of:=FLOOR([.G$2] * POWER(SIN( PI() * [.$A880] / [.G$1] );2))" office:value-type="float" office:value="239" calcext:value-type="float">
            <text:p>239</text:p>
          </table:table-cell>
          <table:table-cell table:formula="of:=[.H$2]-FLOOR(POWER(IF(MOD([.$A880];[.H$1])&lt;[.H$1]/2;FLOOR(MOD([.$A880];[.H$1]) * [.H$2] *2 / ([.H$1]-1));[.H$2]-FLOOR(MOD(FLOOR([.$A880]-[.H$1]/2);[.H$1]) * [.H$2] *2 / ([.H$1]-1)));2)/[.H$2])" office:value-type="float" office:value="73" calcext:value-type="float">
            <text:p>73</text:p>
          </table:table-cell>
          <table:table-cell table:formula="of:=FLOOR( [.I$2] * ABS(SIN( PI() * [.$A880] / [.I$1] ))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FLOOR([.$B$2]/2 + [.$B$2]/2 * SIN(2 *  PI() * [.$A881] / [.$B$1] ))" office:value-type="float" office:value="184" calcext:value-type="float">
            <text:p>184</text:p>
          </table:table-cell>
          <table:table-cell table:formula="of:=FLOOR(MOD([.$A881];[.C$1]) * [.C$2] / ([.C$1]-1))" office:value-type="float" office:value="109" calcext:value-type="float">
            <text:p>109</text:p>
          </table:table-cell>
          <table:table-cell table:formula="of:=FLOOR(MOD([.D$1]-[.$A881] -1;[.D$1]) * [.D$2] / ([.D$1]-1))" office:value-type="float" office:value="146" calcext:value-type="float">
            <text:p>146</text:p>
          </table:table-cell>
          <table:table-cell table:formula="of:=(IF(MOD([.$A881];[.E$1])&lt;FLOOR([.E$1]/2);0;[.E$2]))" office:value-type="float" office:value="0" calcext:value-type="float">
            <text:p>0</text:p>
          </table:table-cell>
          <table:table-cell table:formula="of:=IF(MOD([.$A881];[.F$1])&lt;[.F$1]/2;FLOOR(MOD([.$A881];[.F$1]) * [.F$2] *2 / ([.F$1]-1));[.F$2]-FLOOR(MOD(FLOOR([.$A881]-[.F$1]/2);[.F$1]) * [.F$2] *2 / ([.F$1]-1)))" office:value-type="float" office:value="218" calcext:value-type="float">
            <text:p>218</text:p>
          </table:table-cell>
          <table:table-cell table:formula="of:=FLOOR([.G$2] * POWER(SIN( PI() * [.$A881] / [.G$1] );2))" office:value-type="float" office:value="241" calcext:value-type="float">
            <text:p>241</text:p>
          </table:table-cell>
          <table:table-cell table:formula="of:=[.H$2]-FLOOR(POWER(IF(MOD([.$A881];[.H$1])&lt;[.H$1]/2;FLOOR(MOD([.$A881];[.H$1]) * [.H$2] *2 / ([.H$1]-1));[.H$2]-FLOOR(MOD(FLOOR([.$A881]-[.H$1]/2);[.H$1]) * [.H$2] *2 / ([.H$1]-1)));2)/[.H$2])" office:value-type="float" office:value="69" calcext:value-type="float">
            <text:p>69</text:p>
          </table:table-cell>
          <table:table-cell table:formula="of:=FLOOR( [.I$2] * ABS(SIN( PI() * [.$A881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FLOOR([.$B$2]/2 + [.$B$2]/2 * SIN(2 *  PI() * [.$A882] / [.$B$1] ))" office:value-type="float" office:value="182" calcext:value-type="float">
            <text:p>182</text:p>
          </table:table-cell>
          <table:table-cell table:formula="of:=FLOOR(MOD([.$A882];[.C$1]) * [.C$2] / ([.C$1]-1))" office:value-type="float" office:value="110" calcext:value-type="float">
            <text:p>110</text:p>
          </table:table-cell>
          <table:table-cell table:formula="of:=FLOOR(MOD([.D$1]-[.$A882] -1;[.D$1]) * [.D$2] / ([.D$1]-1))" office:value-type="float" office:value="145" calcext:value-type="float">
            <text:p>145</text:p>
          </table:table-cell>
          <table:table-cell table:formula="of:=(IF(MOD([.$A882];[.E$1])&lt;FLOOR([.E$1]/2);0;[.E$2]))" office:value-type="float" office:value="0" calcext:value-type="float">
            <text:p>0</text:p>
          </table:table-cell>
          <table:table-cell table:formula="of:=IF(MOD([.$A882];[.F$1])&lt;[.F$1]/2;FLOOR(MOD([.$A882];[.F$1]) * [.F$2] *2 / ([.F$1]-1));[.F$2]-FLOOR(MOD(FLOOR([.$A882]-[.F$1]/2);[.F$1]) * [.F$2] *2 / ([.F$1]-1)))" office:value-type="float" office:value="220" calcext:value-type="float">
            <text:p>220</text:p>
          </table:table-cell>
          <table:table-cell table:formula="of:=FLOOR([.G$2] * POWER(SIN( PI() * [.$A882] / [.G$1] );2))" office:value-type="float" office:value="242" calcext:value-type="float">
            <text:p>242</text:p>
          </table:table-cell>
          <table:table-cell table:formula="of:=[.H$2]-FLOOR(POWER(IF(MOD([.$A882];[.H$1])&lt;[.H$1]/2;FLOOR(MOD([.$A882];[.H$1]) * [.H$2] *2 / ([.H$1]-1));[.H$2]-FLOOR(MOD(FLOOR([.$A882]-[.H$1]/2);[.H$1]) * [.H$2] *2 / ([.H$1]-1)));2)/[.H$2])" office:value-type="float" office:value="66" calcext:value-type="float">
            <text:p>66</text:p>
          </table:table-cell>
          <table:table-cell table:formula="of:=FLOOR( [.I$2] * ABS(SIN( PI() * [.$A882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FLOOR([.$B$2]/2 + [.$B$2]/2 * SIN(2 *  PI() * [.$A883] / [.$B$1] ))" office:value-type="float" office:value="179" calcext:value-type="float">
            <text:p>179</text:p>
          </table:table-cell>
          <table:table-cell table:formula="of:=FLOOR(MOD([.$A883];[.C$1]) * [.C$2] / ([.C$1]-1))" office:value-type="float" office:value="111" calcext:value-type="float">
            <text:p>111</text:p>
          </table:table-cell>
          <table:table-cell table:formula="of:=FLOOR(MOD([.D$1]-[.$A883] -1;[.D$1]) * [.D$2] / ([.D$1]-1))" office:value-type="float" office:value="144" calcext:value-type="float">
            <text:p>144</text:p>
          </table:table-cell>
          <table:table-cell table:formula="of:=(IF(MOD([.$A883];[.E$1])&lt;FLOOR([.E$1]/2);0;[.E$2]))" office:value-type="float" office:value="0" calcext:value-type="float">
            <text:p>0</text:p>
          </table:table-cell>
          <table:table-cell table:formula="of:=IF(MOD([.$A883];[.F$1])&lt;[.F$1]/2;FLOOR(MOD([.$A883];[.F$1]) * [.F$2] *2 / ([.F$1]-1));[.F$2]-FLOOR(MOD(FLOOR([.$A883]-[.F$1]/2);[.F$1]) * [.F$2] *2 / ([.F$1]-1)))" office:value-type="float" office:value="222" calcext:value-type="float">
            <text:p>222</text:p>
          </table:table-cell>
          <table:table-cell table:formula="of:=FLOOR([.G$2] * POWER(SIN( PI() * [.$A883] / [.G$1] );2))" office:value-type="float" office:value="244" calcext:value-type="float">
            <text:p>244</text:p>
          </table:table-cell>
          <table:table-cell table:formula="of:=[.H$2]-FLOOR(POWER(IF(MOD([.$A883];[.H$1])&lt;[.H$1]/2;FLOOR(MOD([.$A883];[.H$1]) * [.H$2] *2 / ([.H$1]-1));[.H$2]-FLOOR(MOD(FLOOR([.$A883]-[.H$1]/2);[.H$1]) * [.H$2] *2 / ([.H$1]-1)));2)/[.H$2])" office:value-type="float" office:value="62" calcext:value-type="float">
            <text:p>62</text:p>
          </table:table-cell>
          <table:table-cell table:formula="of:=FLOOR( [.I$2] * ABS(SIN( PI() * [.$A883] / [.I$1] )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FLOOR([.$B$2]/2 + [.$B$2]/2 * SIN(2 *  PI() * [.$A884] / [.$B$1] ))" office:value-type="float" office:value="176" calcext:value-type="float">
            <text:p>176</text:p>
          </table:table-cell>
          <table:table-cell table:formula="of:=FLOOR(MOD([.$A884];[.C$1]) * [.C$2] / ([.C$1]-1))" office:value-type="float" office:value="112" calcext:value-type="float">
            <text:p>112</text:p>
          </table:table-cell>
          <table:table-cell table:formula="of:=FLOOR(MOD([.D$1]-[.$A884] -1;[.D$1]) * [.D$2] / ([.D$1]-1))" office:value-type="float" office:value="143" calcext:value-type="float">
            <text:p>143</text:p>
          </table:table-cell>
          <table:table-cell table:formula="of:=(IF(MOD([.$A884];[.E$1])&lt;FLOOR([.E$1]/2);0;[.E$2]))" office:value-type="float" office:value="0" calcext:value-type="float">
            <text:p>0</text:p>
          </table:table-cell>
          <table:table-cell table:formula="of:=IF(MOD([.$A884];[.F$1])&lt;[.F$1]/2;FLOOR(MOD([.$A884];[.F$1]) * [.F$2] *2 / ([.F$1]-1));[.F$2]-FLOOR(MOD(FLOOR([.$A884]-[.F$1]/2);[.F$1]) * [.F$2] *2 / ([.F$1]-1)))" office:value-type="float" office:value="224" calcext:value-type="float">
            <text:p>224</text:p>
          </table:table-cell>
          <table:table-cell table:formula="of:=FLOOR([.G$2] * POWER(SIN( PI() * [.$A884] / [.G$1] );2))" office:value-type="float" office:value="245" calcext:value-type="float">
            <text:p>245</text:p>
          </table:table-cell>
          <table:table-cell table:formula="of:=[.H$2]-FLOOR(POWER(IF(MOD([.$A884];[.H$1])&lt;[.H$1]/2;FLOOR(MOD([.$A884];[.H$1]) * [.H$2] *2 / ([.H$1]-1));[.H$2]-FLOOR(MOD(FLOOR([.$A884]-[.H$1]/2);[.H$1]) * [.H$2] *2 / ([.H$1]-1)));2)/[.H$2])" office:value-type="float" office:value="59" calcext:value-type="float">
            <text:p>59</text:p>
          </table:table-cell>
          <table:table-cell table:formula="of:=FLOOR( [.I$2] * ABS(SIN( PI() * [.$A884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FLOOR([.$B$2]/2 + [.$B$2]/2 * SIN(2 *  PI() * [.$A885] / [.$B$1] ))" office:value-type="float" office:value="173" calcext:value-type="float">
            <text:p>173</text:p>
          </table:table-cell>
          <table:table-cell table:formula="of:=FLOOR(MOD([.$A885];[.C$1]) * [.C$2] / ([.C$1]-1))" office:value-type="float" office:value="113" calcext:value-type="float">
            <text:p>113</text:p>
          </table:table-cell>
          <table:table-cell table:formula="of:=FLOOR(MOD([.D$1]-[.$A885] -1;[.D$1]) * [.D$2] / ([.D$1]-1))" office:value-type="float" office:value="142" calcext:value-type="float">
            <text:p>142</text:p>
          </table:table-cell>
          <table:table-cell table:formula="of:=(IF(MOD([.$A885];[.E$1])&lt;FLOOR([.E$1]/2);0;[.E$2]))" office:value-type="float" office:value="0" calcext:value-type="float">
            <text:p>0</text:p>
          </table:table-cell>
          <table:table-cell table:formula="of:=IF(MOD([.$A885];[.F$1])&lt;[.F$1]/2;FLOOR(MOD([.$A885];[.F$1]) * [.F$2] *2 / ([.F$1]-1));[.F$2]-FLOOR(MOD(FLOOR([.$A885]-[.F$1]/2);[.F$1]) * [.F$2] *2 / ([.F$1]-1)))" office:value-type="float" office:value="226" calcext:value-type="float">
            <text:p>226</text:p>
          </table:table-cell>
          <table:table-cell table:formula="of:=FLOOR([.G$2] * POWER(SIN( PI() * [.$A885] / [.G$1] );2))" office:value-type="float" office:value="246" calcext:value-type="float">
            <text:p>246</text:p>
          </table:table-cell>
          <table:table-cell table:formula="of:=[.H$2]-FLOOR(POWER(IF(MOD([.$A885];[.H$1])&lt;[.H$1]/2;FLOOR(MOD([.$A885];[.H$1]) * [.H$2] *2 / ([.H$1]-1));[.H$2]-FLOOR(MOD(FLOOR([.$A885]-[.H$1]/2);[.H$1]) * [.H$2] *2 / ([.H$1]-1)));2)/[.H$2])" office:value-type="float" office:value="55" calcext:value-type="float">
            <text:p>55</text:p>
          </table:table-cell>
          <table:table-cell table:formula="of:=FLOOR( [.I$2] * ABS(SIN( PI() * [.$A885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FLOOR([.$B$2]/2 + [.$B$2]/2 * SIN(2 *  PI() * [.$A886] / [.$B$1] ))" office:value-type="float" office:value="170" calcext:value-type="float">
            <text:p>170</text:p>
          </table:table-cell>
          <table:table-cell table:formula="of:=FLOOR(MOD([.$A886];[.C$1]) * [.C$2] / ([.C$1]-1))" office:value-type="float" office:value="114" calcext:value-type="float">
            <text:p>114</text:p>
          </table:table-cell>
          <table:table-cell table:formula="of:=FLOOR(MOD([.D$1]-[.$A886] -1;[.D$1]) * [.D$2] / ([.D$1]-1))" office:value-type="float" office:value="141" calcext:value-type="float">
            <text:p>141</text:p>
          </table:table-cell>
          <table:table-cell table:formula="of:=(IF(MOD([.$A886];[.E$1])&lt;FLOOR([.E$1]/2);0;[.E$2]))" office:value-type="float" office:value="0" calcext:value-type="float">
            <text:p>0</text:p>
          </table:table-cell>
          <table:table-cell table:formula="of:=IF(MOD([.$A886];[.F$1])&lt;[.F$1]/2;FLOOR(MOD([.$A886];[.F$1]) * [.F$2] *2 / ([.F$1]-1));[.F$2]-FLOOR(MOD(FLOOR([.$A886]-[.F$1]/2);[.F$1]) * [.F$2] *2 / ([.F$1]-1)))" office:value-type="float" office:value="228" calcext:value-type="float">
            <text:p>228</text:p>
          </table:table-cell>
          <table:table-cell table:formula="of:=FLOOR([.G$2] * POWER(SIN( PI() * [.$A886] / [.G$1] );2))" office:value-type="float" office:value="247" calcext:value-type="float">
            <text:p>247</text:p>
          </table:table-cell>
          <table:table-cell table:formula="of:=[.H$2]-FLOOR(POWER(IF(MOD([.$A886];[.H$1])&lt;[.H$1]/2;FLOOR(MOD([.$A886];[.H$1]) * [.H$2] *2 / ([.H$1]-1));[.H$2]-FLOOR(MOD(FLOOR([.$A886]-[.H$1]/2);[.H$1]) * [.H$2] *2 / ([.H$1]-1)));2)/[.H$2])" office:value-type="float" office:value="52" calcext:value-type="float">
            <text:p>52</text:p>
          </table:table-cell>
          <table:table-cell table:formula="of:=FLOOR( [.I$2] * ABS(SIN( PI() * [.$A886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FLOOR([.$B$2]/2 + [.$B$2]/2 * SIN(2 *  PI() * [.$A887] / [.$B$1] ))" office:value-type="float" office:value="167" calcext:value-type="float">
            <text:p>167</text:p>
          </table:table-cell>
          <table:table-cell table:formula="of:=FLOOR(MOD([.$A887];[.C$1]) * [.C$2] / ([.C$1]-1))" office:value-type="float" office:value="115" calcext:value-type="float">
            <text:p>115</text:p>
          </table:table-cell>
          <table:table-cell table:formula="of:=FLOOR(MOD([.D$1]-[.$A887] -1;[.D$1]) * [.D$2] / ([.D$1]-1))" office:value-type="float" office:value="140" calcext:value-type="float">
            <text:p>140</text:p>
          </table:table-cell>
          <table:table-cell table:formula="of:=(IF(MOD([.$A887];[.E$1])&lt;FLOOR([.E$1]/2);0;[.E$2]))" office:value-type="float" office:value="0" calcext:value-type="float">
            <text:p>0</text:p>
          </table:table-cell>
          <table:table-cell table:formula="of:=IF(MOD([.$A887];[.F$1])&lt;[.F$1]/2;FLOOR(MOD([.$A887];[.F$1]) * [.F$2] *2 / ([.F$1]-1));[.F$2]-FLOOR(MOD(FLOOR([.$A887]-[.F$1]/2);[.F$1]) * [.F$2] *2 / ([.F$1]-1)))" office:value-type="float" office:value="230" calcext:value-type="float">
            <text:p>230</text:p>
          </table:table-cell>
          <table:table-cell table:formula="of:=FLOOR([.G$2] * POWER(SIN( PI() * [.$A887] / [.G$1] );2))" office:value-type="float" office:value="248" calcext:value-type="float">
            <text:p>248</text:p>
          </table:table-cell>
          <table:table-cell table:formula="of:=[.H$2]-FLOOR(POWER(IF(MOD([.$A887];[.H$1])&lt;[.H$1]/2;FLOOR(MOD([.$A887];[.H$1]) * [.H$2] *2 / ([.H$1]-1));[.H$2]-FLOOR(MOD(FLOOR([.$A887]-[.H$1]/2);[.H$1]) * [.H$2] *2 / ([.H$1]-1)));2)/[.H$2])" office:value-type="float" office:value="48" calcext:value-type="float">
            <text:p>48</text:p>
          </table:table-cell>
          <table:table-cell table:formula="of:=FLOOR( [.I$2] * ABS(SIN( PI() * [.$A887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FLOOR([.$B$2]/2 + [.$B$2]/2 * SIN(2 *  PI() * [.$A888] / [.$B$1] ))" office:value-type="float" office:value="164" calcext:value-type="float">
            <text:p>164</text:p>
          </table:table-cell>
          <table:table-cell table:formula="of:=FLOOR(MOD([.$A888];[.C$1]) * [.C$2] / ([.C$1]-1))" office:value-type="float" office:value="116" calcext:value-type="float">
            <text:p>116</text:p>
          </table:table-cell>
          <table:table-cell table:formula="of:=FLOOR(MOD([.D$1]-[.$A888] -1;[.D$1]) * [.D$2] / ([.D$1]-1))" office:value-type="float" office:value="139" calcext:value-type="float">
            <text:p>139</text:p>
          </table:table-cell>
          <table:table-cell table:formula="of:=(IF(MOD([.$A888];[.E$1])&lt;FLOOR([.E$1]/2);0;[.E$2]))" office:value-type="float" office:value="0" calcext:value-type="float">
            <text:p>0</text:p>
          </table:table-cell>
          <table:table-cell table:formula="of:=IF(MOD([.$A888];[.F$1])&lt;[.F$1]/2;FLOOR(MOD([.$A888];[.F$1]) * [.F$2] *2 / ([.F$1]-1));[.F$2]-FLOOR(MOD(FLOOR([.$A888]-[.F$1]/2);[.F$1]) * [.F$2] *2 / ([.F$1]-1)))" office:value-type="float" office:value="232" calcext:value-type="float">
            <text:p>232</text:p>
          </table:table-cell>
          <table:table-cell table:formula="of:=FLOOR([.G$2] * POWER(SIN( PI() * [.$A888] / [.G$1] );2))" office:value-type="float" office:value="249" calcext:value-type="float">
            <text:p>249</text:p>
          </table:table-cell>
          <table:table-cell table:formula="of:=[.H$2]-FLOOR(POWER(IF(MOD([.$A888];[.H$1])&lt;[.H$1]/2;FLOOR(MOD([.$A888];[.H$1]) * [.H$2] *2 / ([.H$1]-1));[.H$2]-FLOOR(MOD(FLOOR([.$A888]-[.H$1]/2);[.H$1]) * [.H$2] *2 / ([.H$1]-1)));2)/[.H$2])" office:value-type="float" office:value="44" calcext:value-type="float">
            <text:p>44</text:p>
          </table:table-cell>
          <table:table-cell table:formula="of:=FLOOR( [.I$2] * ABS(SIN( PI() * [.$A888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FLOOR([.$B$2]/2 + [.$B$2]/2 * SIN(2 *  PI() * [.$A889] / [.$B$1] ))" office:value-type="float" office:value="161" calcext:value-type="float">
            <text:p>161</text:p>
          </table:table-cell>
          <table:table-cell table:formula="of:=FLOOR(MOD([.$A889];[.C$1]) * [.C$2] / ([.C$1]-1))" office:value-type="float" office:value="117" calcext:value-type="float">
            <text:p>117</text:p>
          </table:table-cell>
          <table:table-cell table:formula="of:=FLOOR(MOD([.D$1]-[.$A889] -1;[.D$1]) * [.D$2] / ([.D$1]-1))" office:value-type="float" office:value="138" calcext:value-type="float">
            <text:p>138</text:p>
          </table:table-cell>
          <table:table-cell table:formula="of:=(IF(MOD([.$A889];[.E$1])&lt;FLOOR([.E$1]/2);0;[.E$2]))" office:value-type="float" office:value="0" calcext:value-type="float">
            <text:p>0</text:p>
          </table:table-cell>
          <table:table-cell table:formula="of:=IF(MOD([.$A889];[.F$1])&lt;[.F$1]/2;FLOOR(MOD([.$A889];[.F$1]) * [.F$2] *2 / ([.F$1]-1));[.F$2]-FLOOR(MOD(FLOOR([.$A889]-[.F$1]/2);[.F$1]) * [.F$2] *2 / ([.F$1]-1)))" office:value-type="float" office:value="234" calcext:value-type="float">
            <text:p>234</text:p>
          </table:table-cell>
          <table:table-cell table:formula="of:=FLOOR([.G$2] * POWER(SIN( PI() * [.$A889] / [.G$1] );2))" office:value-type="float" office:value="250" calcext:value-type="float">
            <text:p>250</text:p>
          </table:table-cell>
          <table:table-cell table:formula="of:=[.H$2]-FLOOR(POWER(IF(MOD([.$A889];[.H$1])&lt;[.H$1]/2;FLOOR(MOD([.$A889];[.H$1]) * [.H$2] *2 / ([.H$1]-1));[.H$2]-FLOOR(MOD(FLOOR([.$A889]-[.H$1]/2);[.H$1]) * [.H$2] *2 / ([.H$1]-1)));2)/[.H$2])" office:value-type="float" office:value="41" calcext:value-type="float">
            <text:p>41</text:p>
          </table:table-cell>
          <table:table-cell table:formula="of:=FLOOR( [.I$2] * ABS(SIN( PI() * [.$A889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FLOOR([.$B$2]/2 + [.$B$2]/2 * SIN(2 *  PI() * [.$A890] / [.$B$1] ))" office:value-type="float" office:value="158" calcext:value-type="float">
            <text:p>158</text:p>
          </table:table-cell>
          <table:table-cell table:formula="of:=FLOOR(MOD([.$A890];[.C$1]) * [.C$2] / ([.C$1]-1))" office:value-type="float" office:value="118" calcext:value-type="float">
            <text:p>118</text:p>
          </table:table-cell>
          <table:table-cell table:formula="of:=FLOOR(MOD([.D$1]-[.$A890] -1;[.D$1]) * [.D$2] / ([.D$1]-1))" office:value-type="float" office:value="137" calcext:value-type="float">
            <text:p>137</text:p>
          </table:table-cell>
          <table:table-cell table:formula="of:=(IF(MOD([.$A890];[.E$1])&lt;FLOOR([.E$1]/2);0;[.E$2]))" office:value-type="float" office:value="0" calcext:value-type="float">
            <text:p>0</text:p>
          </table:table-cell>
          <table:table-cell table:formula="of:=IF(MOD([.$A890];[.F$1])&lt;[.F$1]/2;FLOOR(MOD([.$A890];[.F$1]) * [.F$2] *2 / ([.F$1]-1));[.F$2]-FLOOR(MOD(FLOOR([.$A890]-[.F$1]/2);[.F$1]) * [.F$2] *2 / ([.F$1]-1)))" office:value-type="float" office:value="236" calcext:value-type="float">
            <text:p>236</text:p>
          </table:table-cell>
          <table:table-cell table:formula="of:=FLOOR([.G$2] * POWER(SIN( PI() * [.$A890] / [.G$1] );2))" office:value-type="float" office:value="251" calcext:value-type="float">
            <text:p>251</text:p>
          </table:table-cell>
          <table:table-cell table:formula="of:=[.H$2]-FLOOR(POWER(IF(MOD([.$A890];[.H$1])&lt;[.H$1]/2;FLOOR(MOD([.$A890];[.H$1]) * [.H$2] *2 / ([.H$1]-1));[.H$2]-FLOOR(MOD(FLOOR([.$A890]-[.H$1]/2);[.H$1]) * [.H$2] *2 / ([.H$1]-1)));2)/[.H$2])" office:value-type="float" office:value="37" calcext:value-type="float">
            <text:p>37</text:p>
          </table:table-cell>
          <table:table-cell table:formula="of:=FLOOR( [.I$2] * ABS(SIN( PI() * [.$A890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FLOOR([.$B$2]/2 + [.$B$2]/2 * SIN(2 *  PI() * [.$A891] / [.$B$1] ))" office:value-type="float" office:value="155" calcext:value-type="float">
            <text:p>155</text:p>
          </table:table-cell>
          <table:table-cell table:formula="of:=FLOOR(MOD([.$A891];[.C$1]) * [.C$2] / ([.C$1]-1))" office:value-type="float" office:value="119" calcext:value-type="float">
            <text:p>119</text:p>
          </table:table-cell>
          <table:table-cell table:formula="of:=FLOOR(MOD([.D$1]-[.$A891] -1;[.D$1]) * [.D$2] / ([.D$1]-1))" office:value-type="float" office:value="136" calcext:value-type="float">
            <text:p>136</text:p>
          </table:table-cell>
          <table:table-cell table:formula="of:=(IF(MOD([.$A891];[.E$1])&lt;FLOOR([.E$1]/2);0;[.E$2]))" office:value-type="float" office:value="0" calcext:value-type="float">
            <text:p>0</text:p>
          </table:table-cell>
          <table:table-cell table:formula="of:=IF(MOD([.$A891];[.F$1])&lt;[.F$1]/2;FLOOR(MOD([.$A891];[.F$1]) * [.F$2] *2 / ([.F$1]-1));[.F$2]-FLOOR(MOD(FLOOR([.$A891]-[.F$1]/2);[.F$1]) * [.F$2] *2 / ([.F$1]-1)))" office:value-type="float" office:value="238" calcext:value-type="float">
            <text:p>238</text:p>
          </table:table-cell>
          <table:table-cell table:formula="of:=FLOOR([.G$2] * POWER(SIN( PI() * [.$A891] / [.G$1] );2))" office:value-type="float" office:value="251" calcext:value-type="float">
            <text:p>251</text:p>
          </table:table-cell>
          <table:table-cell table:formula="of:=[.H$2]-FLOOR(POWER(IF(MOD([.$A891];[.H$1])&lt;[.H$1]/2;FLOOR(MOD([.$A891];[.H$1]) * [.H$2] *2 / ([.H$1]-1));[.H$2]-FLOOR(MOD(FLOOR([.$A891]-[.H$1]/2);[.H$1]) * [.H$2] *2 / ([.H$1]-1)));2)/[.H$2])" office:value-type="float" office:value="33" calcext:value-type="float">
            <text:p>33</text:p>
          </table:table-cell>
          <table:table-cell table:formula="of:=FLOOR( [.I$2] * ABS(SIN( PI() * [.$A891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FLOOR([.$B$2]/2 + [.$B$2]/2 * SIN(2 *  PI() * [.$A892] / [.$B$1] ))" office:value-type="float" office:value="152" calcext:value-type="float">
            <text:p>152</text:p>
          </table:table-cell>
          <table:table-cell table:formula="of:=FLOOR(MOD([.$A892];[.C$1]) * [.C$2] / ([.C$1]-1))" office:value-type="float" office:value="120" calcext:value-type="float">
            <text:p>120</text:p>
          </table:table-cell>
          <table:table-cell table:formula="of:=FLOOR(MOD([.D$1]-[.$A892] -1;[.D$1]) * [.D$2] / ([.D$1]-1))" office:value-type="float" office:value="135" calcext:value-type="float">
            <text:p>135</text:p>
          </table:table-cell>
          <table:table-cell table:formula="of:=(IF(MOD([.$A892];[.E$1])&lt;FLOOR([.E$1]/2);0;[.E$2]))" office:value-type="float" office:value="0" calcext:value-type="float">
            <text:p>0</text:p>
          </table:table-cell>
          <table:table-cell table:formula="of:=IF(MOD([.$A892];[.F$1])&lt;[.F$1]/2;FLOOR(MOD([.$A892];[.F$1]) * [.F$2] *2 / ([.F$1]-1));[.F$2]-FLOOR(MOD(FLOOR([.$A892]-[.F$1]/2);[.F$1]) * [.F$2] *2 / ([.F$1]-1)))" office:value-type="float" office:value="240" calcext:value-type="float">
            <text:p>240</text:p>
          </table:table-cell>
          <table:table-cell table:formula="of:=FLOOR([.G$2] * POWER(SIN( PI() * [.$A892] / [.G$1] );2))" office:value-type="float" office:value="252" calcext:value-type="float">
            <text:p>252</text:p>
          </table:table-cell>
          <table:table-cell table:formula="of:=[.H$2]-FLOOR(POWER(IF(MOD([.$A892];[.H$1])&lt;[.H$1]/2;FLOOR(MOD([.$A892];[.H$1]) * [.H$2] *2 / ([.H$1]-1));[.H$2]-FLOOR(MOD(FLOOR([.$A892]-[.H$1]/2);[.H$1]) * [.H$2] *2 / ([.H$1]-1)));2)/[.H$2])" office:value-type="float" office:value="30" calcext:value-type="float">
            <text:p>30</text:p>
          </table:table-cell>
          <table:table-cell table:formula="of:=FLOOR( [.I$2] * ABS(SIN( PI() * [.$A892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FLOOR([.$B$2]/2 + [.$B$2]/2 * SIN(2 *  PI() * [.$A893] / [.$B$1] ))" office:value-type="float" office:value="149" calcext:value-type="float">
            <text:p>149</text:p>
          </table:table-cell>
          <table:table-cell table:formula="of:=FLOOR(MOD([.$A893];[.C$1]) * [.C$2] / ([.C$1]-1))" office:value-type="float" office:value="121" calcext:value-type="float">
            <text:p>121</text:p>
          </table:table-cell>
          <table:table-cell table:formula="of:=FLOOR(MOD([.D$1]-[.$A893] -1;[.D$1]) * [.D$2] / ([.D$1]-1))" office:value-type="float" office:value="134" calcext:value-type="float">
            <text:p>134</text:p>
          </table:table-cell>
          <table:table-cell table:formula="of:=(IF(MOD([.$A893];[.E$1])&lt;FLOOR([.E$1]/2);0;[.E$2]))" office:value-type="float" office:value="0" calcext:value-type="float">
            <text:p>0</text:p>
          </table:table-cell>
          <table:table-cell table:formula="of:=IF(MOD([.$A893];[.F$1])&lt;[.F$1]/2;FLOOR(MOD([.$A893];[.F$1]) * [.F$2] *2 / ([.F$1]-1));[.F$2]-FLOOR(MOD(FLOOR([.$A893]-[.F$1]/2);[.F$1]) * [.F$2] *2 / ([.F$1]-1)))" office:value-type="float" office:value="242" calcext:value-type="float">
            <text:p>242</text:p>
          </table:table-cell>
          <table:table-cell table:formula="of:=FLOOR([.G$2] * POWER(SIN( PI() * [.$A893] / [.G$1] );2))" office:value-type="float" office:value="253" calcext:value-type="float">
            <text:p>253</text:p>
          </table:table-cell>
          <table:table-cell table:formula="of:=[.H$2]-FLOOR(POWER(IF(MOD([.$A893];[.H$1])&lt;[.H$1]/2;FLOOR(MOD([.$A893];[.H$1]) * [.H$2] *2 / ([.H$1]-1));[.H$2]-FLOOR(MOD(FLOOR([.$A893]-[.H$1]/2);[.H$1]) * [.H$2] *2 / ([.H$1]-1)));2)/[.H$2])" office:value-type="float" office:value="26" calcext:value-type="float">
            <text:p>26</text:p>
          </table:table-cell>
          <table:table-cell table:formula="of:=FLOOR( [.I$2] * ABS(SIN( PI() * [.$A893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FLOOR([.$B$2]/2 + [.$B$2]/2 * SIN(2 *  PI() * [.$A894] / [.$B$1] ))" office:value-type="float" office:value="146" calcext:value-type="float">
            <text:p>146</text:p>
          </table:table-cell>
          <table:table-cell table:formula="of:=FLOOR(MOD([.$A894];[.C$1]) * [.C$2] / ([.C$1]-1))" office:value-type="float" office:value="122" calcext:value-type="float">
            <text:p>122</text:p>
          </table:table-cell>
          <table:table-cell table:formula="of:=FLOOR(MOD([.D$1]-[.$A894] -1;[.D$1]) * [.D$2] / ([.D$1]-1))" office:value-type="float" office:value="133" calcext:value-type="float">
            <text:p>133</text:p>
          </table:table-cell>
          <table:table-cell table:formula="of:=(IF(MOD([.$A894];[.E$1])&lt;FLOOR([.E$1]/2);0;[.E$2]))" office:value-type="float" office:value="0" calcext:value-type="float">
            <text:p>0</text:p>
          </table:table-cell>
          <table:table-cell table:formula="of:=IF(MOD([.$A894];[.F$1])&lt;[.F$1]/2;FLOOR(MOD([.$A894];[.F$1]) * [.F$2] *2 / ([.F$1]-1));[.F$2]-FLOOR(MOD(FLOOR([.$A894]-[.F$1]/2);[.F$1]) * [.F$2] *2 / ([.F$1]-1)))" office:value-type="float" office:value="244" calcext:value-type="float">
            <text:p>244</text:p>
          </table:table-cell>
          <table:table-cell table:formula="of:=FLOOR([.G$2] * POWER(SIN( PI() * [.$A894] / [.G$1] );2))" office:value-type="float" office:value="253" calcext:value-type="float">
            <text:p>253</text:p>
          </table:table-cell>
          <table:table-cell table:formula="of:=[.H$2]-FLOOR(POWER(IF(MOD([.$A894];[.H$1])&lt;[.H$1]/2;FLOOR(MOD([.$A894];[.H$1]) * [.H$2] *2 / ([.H$1]-1));[.H$2]-FLOOR(MOD(FLOOR([.$A894]-[.H$1]/2);[.H$1]) * [.H$2] *2 / ([.H$1]-1)));2)/[.H$2])" office:value-type="float" office:value="22" calcext:value-type="float">
            <text:p>22</text:p>
          </table:table-cell>
          <table:table-cell table:formula="of:=FLOOR( [.I$2] * ABS(SIN( PI() * [.$A894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FLOOR([.$B$2]/2 + [.$B$2]/2 * SIN(2 *  PI() * [.$A895] / [.$B$1] ))" office:value-type="float" office:value="143" calcext:value-type="float">
            <text:p>143</text:p>
          </table:table-cell>
          <table:table-cell table:formula="of:=FLOOR(MOD([.$A895];[.C$1]) * [.C$2] / ([.C$1]-1))" office:value-type="float" office:value="123" calcext:value-type="float">
            <text:p>123</text:p>
          </table:table-cell>
          <table:table-cell table:formula="of:=FLOOR(MOD([.D$1]-[.$A895] -1;[.D$1]) * [.D$2] / ([.D$1]-1))" office:value-type="float" office:value="132" calcext:value-type="float">
            <text:p>132</text:p>
          </table:table-cell>
          <table:table-cell table:formula="of:=(IF(MOD([.$A895];[.E$1])&lt;FLOOR([.E$1]/2);0;[.E$2]))" office:value-type="float" office:value="0" calcext:value-type="float">
            <text:p>0</text:p>
          </table:table-cell>
          <table:table-cell table:formula="of:=IF(MOD([.$A895];[.F$1])&lt;[.F$1]/2;FLOOR(MOD([.$A895];[.F$1]) * [.F$2] *2 / ([.F$1]-1));[.F$2]-FLOOR(MOD(FLOOR([.$A895]-[.F$1]/2);[.F$1]) * [.F$2] *2 / ([.F$1]-1)))" office:value-type="float" office:value="246" calcext:value-type="float">
            <text:p>246</text:p>
          </table:table-cell>
          <table:table-cell table:formula="of:=FLOOR([.G$2] * POWER(SIN( PI() * [.$A895] / [.G$1] );2))" office:value-type="float" office:value="254" calcext:value-type="float">
            <text:p>254</text:p>
          </table:table-cell>
          <table:table-cell table:formula="of:=[.H$2]-FLOOR(POWER(IF(MOD([.$A895];[.H$1])&lt;[.H$1]/2;FLOOR(MOD([.$A895];[.H$1]) * [.H$2] *2 / ([.H$1]-1));[.H$2]-FLOOR(MOD(FLOOR([.$A895]-[.H$1]/2);[.H$1]) * [.H$2] *2 / ([.H$1]-1)));2)/[.H$2])" office:value-type="float" office:value="18" calcext:value-type="float">
            <text:p>18</text:p>
          </table:table-cell>
          <table:table-cell table:formula="of:=FLOOR( [.I$2] * ABS(SIN( PI() * [.$A895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FLOOR([.$B$2]/2 + [.$B$2]/2 * SIN(2 *  PI() * [.$A896] / [.$B$1] ))" office:value-type="float" office:value="139" calcext:value-type="float">
            <text:p>139</text:p>
          </table:table-cell>
          <table:table-cell table:formula="of:=FLOOR(MOD([.$A896];[.C$1]) * [.C$2] / ([.C$1]-1))" office:value-type="float" office:value="124" calcext:value-type="float">
            <text:p>124</text:p>
          </table:table-cell>
          <table:table-cell table:formula="of:=FLOOR(MOD([.D$1]-[.$A896] -1;[.D$1]) * [.D$2] / ([.D$1]-1))" office:value-type="float" office:value="131" calcext:value-type="float">
            <text:p>131</text:p>
          </table:table-cell>
          <table:table-cell table:formula="of:=(IF(MOD([.$A896];[.E$1])&lt;FLOOR([.E$1]/2);0;[.E$2]))" office:value-type="float" office:value="0" calcext:value-type="float">
            <text:p>0</text:p>
          </table:table-cell>
          <table:table-cell table:formula="of:=IF(MOD([.$A896];[.F$1])&lt;[.F$1]/2;FLOOR(MOD([.$A896];[.F$1]) * [.F$2] *2 / ([.F$1]-1));[.F$2]-FLOOR(MOD(FLOOR([.$A896]-[.F$1]/2);[.F$1]) * [.F$2] *2 / ([.F$1]-1)))" office:value-type="float" office:value="248" calcext:value-type="float">
            <text:p>248</text:p>
          </table:table-cell>
          <table:table-cell table:formula="of:=FLOOR([.G$2] * POWER(SIN( PI() * [.$A896] / [.G$1] );2))" office:value-type="float" office:value="254" calcext:value-type="float">
            <text:p>254</text:p>
          </table:table-cell>
          <table:table-cell table:formula="of:=[.H$2]-FLOOR(POWER(IF(MOD([.$A896];[.H$1])&lt;[.H$1]/2;FLOOR(MOD([.$A896];[.H$1]) * [.H$2] *2 / ([.H$1]-1));[.H$2]-FLOOR(MOD(FLOOR([.$A896]-[.H$1]/2);[.H$1]) * [.H$2] *2 / ([.H$1]-1)));2)/[.H$2])" office:value-type="float" office:value="14" calcext:value-type="float">
            <text:p>14</text:p>
          </table:table-cell>
          <table:table-cell table:formula="of:=FLOOR( [.I$2] * ABS(SIN( PI() * [.$A896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FLOOR([.$B$2]/2 + [.$B$2]/2 * SIN(2 *  PI() * [.$A897] / [.$B$1] ))" office:value-type="float" office:value="136" calcext:value-type="float">
            <text:p>136</text:p>
          </table:table-cell>
          <table:table-cell table:formula="of:=FLOOR(MOD([.$A897];[.C$1]) * [.C$2] / ([.C$1]-1))" office:value-type="float" office:value="125" calcext:value-type="float">
            <text:p>125</text:p>
          </table:table-cell>
          <table:table-cell table:formula="of:=FLOOR(MOD([.D$1]-[.$A897] -1;[.D$1]) * [.D$2] / ([.D$1]-1))" office:value-type="float" office:value="130" calcext:value-type="float">
            <text:p>130</text:p>
          </table:table-cell>
          <table:table-cell table:formula="of:=(IF(MOD([.$A897];[.E$1])&lt;FLOOR([.E$1]/2);0;[.E$2]))" office:value-type="float" office:value="0" calcext:value-type="float">
            <text:p>0</text:p>
          </table:table-cell>
          <table:table-cell table:formula="of:=IF(MOD([.$A897];[.F$1])&lt;[.F$1]/2;FLOOR(MOD([.$A897];[.F$1]) * [.F$2] *2 / ([.F$1]-1));[.F$2]-FLOOR(MOD(FLOOR([.$A897]-[.F$1]/2);[.F$1]) * [.F$2] *2 / ([.F$1]-1)))" office:value-type="float" office:value="250" calcext:value-type="float">
            <text:p>250</text:p>
          </table:table-cell>
          <table:table-cell table:formula="of:=FLOOR([.G$2] * POWER(SIN( PI() * [.$A897] / [.G$1] );2))" office:value-type="float" office:value="254" calcext:value-type="float">
            <text:p>254</text:p>
          </table:table-cell>
          <table:table-cell table:formula="of:=[.H$2]-FLOOR(POWER(IF(MOD([.$A897];[.H$1])&lt;[.H$1]/2;FLOOR(MOD([.$A897];[.H$1]) * [.H$2] *2 / ([.H$1]-1));[.H$2]-FLOOR(MOD(FLOOR([.$A897]-[.H$1]/2);[.H$1]) * [.H$2] *2 / ([.H$1]-1)));2)/[.H$2])" office:value-type="float" office:value="10" calcext:value-type="float">
            <text:p>10</text:p>
          </table:table-cell>
          <table:table-cell table:formula="of:=FLOOR( [.I$2] * ABS(SIN( PI() * [.$A897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FLOOR([.$B$2]/2 + [.$B$2]/2 * SIN(2 *  PI() * [.$A898] / [.$B$1] ))" office:value-type="float" office:value="133" calcext:value-type="float">
            <text:p>133</text:p>
          </table:table-cell>
          <table:table-cell table:formula="of:=FLOOR(MOD([.$A898];[.C$1]) * [.C$2] / ([.C$1]-1))" office:value-type="float" office:value="126" calcext:value-type="float">
            <text:p>126</text:p>
          </table:table-cell>
          <table:table-cell table:formula="of:=FLOOR(MOD([.D$1]-[.$A898] -1;[.D$1]) * [.D$2] / ([.D$1]-1))" office:value-type="float" office:value="129" calcext:value-type="float">
            <text:p>129</text:p>
          </table:table-cell>
          <table:table-cell table:formula="of:=(IF(MOD([.$A898];[.E$1])&lt;FLOOR([.E$1]/2);0;[.E$2]))" office:value-type="float" office:value="0" calcext:value-type="float">
            <text:p>0</text:p>
          </table:table-cell>
          <table:table-cell table:formula="of:=IF(MOD([.$A898];[.F$1])&lt;[.F$1]/2;FLOOR(MOD([.$A898];[.F$1]) * [.F$2] *2 / ([.F$1]-1));[.F$2]-FLOOR(MOD(FLOOR([.$A898]-[.F$1]/2);[.F$1]) * [.F$2] *2 / ([.F$1]-1)))" office:value-type="float" office:value="252" calcext:value-type="float">
            <text:p>252</text:p>
          </table:table-cell>
          <table:table-cell table:formula="of:=FLOOR([.G$2] * POWER(SIN( PI() * [.$A898] / [.G$1] );2))" office:value-type="float" office:value="254" calcext:value-type="float">
            <text:p>254</text:p>
          </table:table-cell>
          <table:table-cell table:formula="of:=[.H$2]-FLOOR(POWER(IF(MOD([.$A898];[.H$1])&lt;[.H$1]/2;FLOOR(MOD([.$A898];[.H$1]) * [.H$2] *2 / ([.H$1]-1));[.H$2]-FLOOR(MOD(FLOOR([.$A898]-[.H$1]/2);[.H$1]) * [.H$2] *2 / ([.H$1]-1)));2)/[.H$2])" office:value-type="float" office:value="6" calcext:value-type="float">
            <text:p>6</text:p>
          </table:table-cell>
          <table:table-cell table:formula="of:=FLOOR( [.I$2] * ABS(SIN( PI() * [.$A898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FLOOR([.$B$2]/2 + [.$B$2]/2 * SIN(2 *  PI() * [.$A899] / [.$B$1] ))" office:value-type="float" office:value="130" calcext:value-type="float">
            <text:p>130</text:p>
          </table:table-cell>
          <table:table-cell table:formula="of:=FLOOR(MOD([.$A899];[.C$1]) * [.C$2] / ([.C$1]-1))" office:value-type="float" office:value="127" calcext:value-type="float">
            <text:p>127</text:p>
          </table:table-cell>
          <table:table-cell table:formula="of:=FLOOR(MOD([.D$1]-[.$A899] -1;[.D$1]) * [.D$2] / ([.D$1]-1))" office:value-type="float" office:value="128" calcext:value-type="float">
            <text:p>128</text:p>
          </table:table-cell>
          <table:table-cell table:formula="of:=(IF(MOD([.$A899];[.E$1])&lt;FLOOR([.E$1]/2);0;[.E$2]))" office:value-type="float" office:value="0" calcext:value-type="float">
            <text:p>0</text:p>
          </table:table-cell>
          <table:table-cell table:formula="of:=IF(MOD([.$A899];[.F$1])&lt;[.F$1]/2;FLOOR(MOD([.$A899];[.F$1]) * [.F$2] *2 / ([.F$1]-1));[.F$2]-FLOOR(MOD(FLOOR([.$A899]-[.F$1]/2);[.F$1]) * [.F$2] *2 / ([.F$1]-1)))" office:value-type="float" office:value="254" calcext:value-type="float">
            <text:p>254</text:p>
          </table:table-cell>
          <table:table-cell table:formula="of:=FLOOR([.G$2] * POWER(SIN( PI() * [.$A899] / [.G$1] );2))" office:value-type="float" office:value="254" calcext:value-type="float">
            <text:p>254</text:p>
          </table:table-cell>
          <table:table-cell table:formula="of:=[.H$2]-FLOOR(POWER(IF(MOD([.$A899];[.H$1])&lt;[.H$1]/2;FLOOR(MOD([.$A899];[.H$1]) * [.H$2] *2 / ([.H$1]-1));[.H$2]-FLOOR(MOD(FLOOR([.$A899]-[.H$1]/2);[.H$1]) * [.H$2] *2 / ([.H$1]-1)));2)/[.H$2])" office:value-type="float" office:value="2" calcext:value-type="float">
            <text:p>2</text:p>
          </table:table-cell>
          <table:table-cell table:formula="of:=FLOOR( [.I$2] * ABS(SIN( PI() * [.$A899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FLOOR([.$B$2]/2 + [.$B$2]/2 * SIN(2 *  PI() * [.$A900] / [.$B$1] ))" office:value-type="float" office:value="127" calcext:value-type="float">
            <text:p>127</text:p>
          </table:table-cell>
          <table:table-cell table:formula="of:=FLOOR(MOD([.$A900];[.C$1]) * [.C$2] / ([.C$1]-1))" office:value-type="float" office:value="128" calcext:value-type="float">
            <text:p>128</text:p>
          </table:table-cell>
          <table:table-cell table:formula="of:=FLOOR(MOD([.D$1]-[.$A900] -1;[.D$1]) * [.D$2] / ([.D$1]-1))" office:value-type="float" office:value="127" calcext:value-type="float">
            <text:p>127</text:p>
          </table:table-cell>
          <table:table-cell table:formula="of:=(IF(MOD([.$A900];[.E$1])&lt;FLOOR([.E$1]/2);0;[.E$2]))" office:value-type="float" office:value="255" calcext:value-type="float">
            <text:p>255</text:p>
          </table:table-cell>
          <table:table-cell table:formula="of:=IF(MOD([.$A900];[.F$1])&lt;[.F$1]/2;FLOOR(MOD([.$A900];[.F$1]) * [.F$2] *2 / ([.F$1]-1));[.F$2]-FLOOR(MOD(FLOOR([.$A900]-[.F$1]/2);[.F$1]) * [.F$2] *2 / ([.F$1]-1)))" office:value-type="float" office:value="255" calcext:value-type="float">
            <text:p>255</text:p>
          </table:table-cell>
          <table:table-cell table:formula="of:=FLOOR([.G$2] * POWER(SIN( PI() * [.$A900] / [.G$1] );2))" office:value-type="float" office:value="255" calcext:value-type="float">
            <text:p>255</text:p>
          </table:table-cell>
          <table:table-cell table:formula="of:=[.H$2]-FLOOR(POWER(IF(MOD([.$A900];[.H$1])&lt;[.H$1]/2;FLOOR(MOD([.$A900];[.H$1]) * [.H$2] *2 / ([.H$1]-1));[.H$2]-FLOOR(MOD(FLOOR([.$A900]-[.H$1]/2);[.H$1]) * [.H$2] *2 / ([.H$1]-1)));2)/[.H$2])" office:value-type="float" office:value="0" calcext:value-type="float">
            <text:p>0</text:p>
          </table:table-cell>
          <table:table-cell table:formula="of:=FLOOR( [.I$2] * ABS(SIN( PI() * [.$A900] / [.I$1] )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FLOOR([.$B$2]/2 + [.$B$2]/2 * SIN(2 *  PI() * [.$A901] / [.$B$1] ))" office:value-type="float" office:value="124" calcext:value-type="float">
            <text:p>124</text:p>
          </table:table-cell>
          <table:table-cell table:formula="of:=FLOOR(MOD([.$A901];[.C$1]) * [.C$2] / ([.C$1]-1))" office:value-type="float" office:value="129" calcext:value-type="float">
            <text:p>129</text:p>
          </table:table-cell>
          <table:table-cell table:formula="of:=FLOOR(MOD([.D$1]-[.$A901] -1;[.D$1]) * [.D$2] / ([.D$1]-1))" office:value-type="float" office:value="126" calcext:value-type="float">
            <text:p>126</text:p>
          </table:table-cell>
          <table:table-cell table:formula="of:=(IF(MOD([.$A901];[.E$1])&lt;FLOOR([.E$1]/2);0;[.E$2]))" office:value-type="float" office:value="255" calcext:value-type="float">
            <text:p>255</text:p>
          </table:table-cell>
          <table:table-cell table:formula="of:=IF(MOD([.$A901];[.F$1])&lt;[.F$1]/2;FLOOR(MOD([.$A901];[.F$1]) * [.F$2] *2 / ([.F$1]-1));[.F$2]-FLOOR(MOD(FLOOR([.$A901]-[.F$1]/2);[.F$1]) * [.F$2] *2 / ([.F$1]-1)))" office:value-type="float" office:value="253" calcext:value-type="float">
            <text:p>253</text:p>
          </table:table-cell>
          <table:table-cell table:formula="of:=FLOOR([.G$2] * POWER(SIN( PI() * [.$A901] / [.G$1] );2))" office:value-type="float" office:value="254" calcext:value-type="float">
            <text:p>254</text:p>
          </table:table-cell>
          <table:table-cell table:formula="of:=[.H$2]-FLOOR(POWER(IF(MOD([.$A901];[.H$1])&lt;[.H$1]/2;FLOOR(MOD([.$A901];[.H$1]) * [.H$2] *2 / ([.H$1]-1));[.H$2]-FLOOR(MOD(FLOOR([.$A901]-[.H$1]/2);[.H$1]) * [.H$2] *2 / ([.H$1]-1)));2)/[.H$2])" office:value-type="float" office:value="4" calcext:value-type="float">
            <text:p>4</text:p>
          </table:table-cell>
          <table:table-cell table:formula="of:=FLOOR( [.I$2] * ABS(SIN( PI() * [.$A901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FLOOR([.$B$2]/2 + [.$B$2]/2 * SIN(2 *  PI() * [.$A902] / [.$B$1] ))" office:value-type="float" office:value="121" calcext:value-type="float">
            <text:p>121</text:p>
          </table:table-cell>
          <table:table-cell table:formula="of:=FLOOR(MOD([.$A902];[.C$1]) * [.C$2] / ([.C$1]-1))" office:value-type="float" office:value="130" calcext:value-type="float">
            <text:p>130</text:p>
          </table:table-cell>
          <table:table-cell table:formula="of:=FLOOR(MOD([.D$1]-[.$A902] -1;[.D$1]) * [.D$2] / ([.D$1]-1))" office:value-type="float" office:value="125" calcext:value-type="float">
            <text:p>125</text:p>
          </table:table-cell>
          <table:table-cell table:formula="of:=(IF(MOD([.$A902];[.E$1])&lt;FLOOR([.E$1]/2);0;[.E$2]))" office:value-type="float" office:value="255" calcext:value-type="float">
            <text:p>255</text:p>
          </table:table-cell>
          <table:table-cell table:formula="of:=IF(MOD([.$A902];[.F$1])&lt;[.F$1]/2;FLOOR(MOD([.$A902];[.F$1]) * [.F$2] *2 / ([.F$1]-1));[.F$2]-FLOOR(MOD(FLOOR([.$A902]-[.F$1]/2);[.F$1]) * [.F$2] *2 / ([.F$1]-1)))" office:value-type="float" office:value="251" calcext:value-type="float">
            <text:p>251</text:p>
          </table:table-cell>
          <table:table-cell table:formula="of:=FLOOR([.G$2] * POWER(SIN( PI() * [.$A902] / [.G$1] );2))" office:value-type="float" office:value="254" calcext:value-type="float">
            <text:p>254</text:p>
          </table:table-cell>
          <table:table-cell table:formula="of:=[.H$2]-FLOOR(POWER(IF(MOD([.$A902];[.H$1])&lt;[.H$1]/2;FLOOR(MOD([.$A902];[.H$1]) * [.H$2] *2 / ([.H$1]-1));[.H$2]-FLOOR(MOD(FLOOR([.$A902]-[.H$1]/2);[.H$1]) * [.H$2] *2 / ([.H$1]-1)));2)/[.H$2])" office:value-type="float" office:value="8" calcext:value-type="float">
            <text:p>8</text:p>
          </table:table-cell>
          <table:table-cell table:formula="of:=FLOOR( [.I$2] * ABS(SIN( PI() * [.$A902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FLOOR([.$B$2]/2 + [.$B$2]/2 * SIN(2 *  PI() * [.$A903] / [.$B$1] ))" office:value-type="float" office:value="118" calcext:value-type="float">
            <text:p>118</text:p>
          </table:table-cell>
          <table:table-cell table:formula="of:=FLOOR(MOD([.$A903];[.C$1]) * [.C$2] / ([.C$1]-1))" office:value-type="float" office:value="131" calcext:value-type="float">
            <text:p>131</text:p>
          </table:table-cell>
          <table:table-cell table:formula="of:=FLOOR(MOD([.D$1]-[.$A903] -1;[.D$1]) * [.D$2] / ([.D$1]-1))" office:value-type="float" office:value="124" calcext:value-type="float">
            <text:p>124</text:p>
          </table:table-cell>
          <table:table-cell table:formula="of:=(IF(MOD([.$A903];[.E$1])&lt;FLOOR([.E$1]/2);0;[.E$2]))" office:value-type="float" office:value="255" calcext:value-type="float">
            <text:p>255</text:p>
          </table:table-cell>
          <table:table-cell table:formula="of:=IF(MOD([.$A903];[.F$1])&lt;[.F$1]/2;FLOOR(MOD([.$A903];[.F$1]) * [.F$2] *2 / ([.F$1]-1));[.F$2]-FLOOR(MOD(FLOOR([.$A903]-[.F$1]/2);[.F$1]) * [.F$2] *2 / ([.F$1]-1)))" office:value-type="float" office:value="249" calcext:value-type="float">
            <text:p>249</text:p>
          </table:table-cell>
          <table:table-cell table:formula="of:=FLOOR([.G$2] * POWER(SIN( PI() * [.$A903] / [.G$1] );2))" office:value-type="float" office:value="254" calcext:value-type="float">
            <text:p>254</text:p>
          </table:table-cell>
          <table:table-cell table:formula="of:=[.H$2]-FLOOR(POWER(IF(MOD([.$A903];[.H$1])&lt;[.H$1]/2;FLOOR(MOD([.$A903];[.H$1]) * [.H$2] *2 / ([.H$1]-1));[.H$2]-FLOOR(MOD(FLOOR([.$A903]-[.H$1]/2);[.H$1]) * [.H$2] *2 / ([.H$1]-1)));2)/[.H$2])" office:value-type="float" office:value="12" calcext:value-type="float">
            <text:p>12</text:p>
          </table:table-cell>
          <table:table-cell table:formula="of:=FLOOR( [.I$2] * ABS(SIN( PI() * [.$A903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FLOOR([.$B$2]/2 + [.$B$2]/2 * SIN(2 *  PI() * [.$A904] / [.$B$1] ))" office:value-type="float" office:value="115" calcext:value-type="float">
            <text:p>115</text:p>
          </table:table-cell>
          <table:table-cell table:formula="of:=FLOOR(MOD([.$A904];[.C$1]) * [.C$2] / ([.C$1]-1))" office:value-type="float" office:value="132" calcext:value-type="float">
            <text:p>132</text:p>
          </table:table-cell>
          <table:table-cell table:formula="of:=FLOOR(MOD([.D$1]-[.$A904] -1;[.D$1]) * [.D$2] / ([.D$1]-1))" office:value-type="float" office:value="123" calcext:value-type="float">
            <text:p>123</text:p>
          </table:table-cell>
          <table:table-cell table:formula="of:=(IF(MOD([.$A904];[.E$1])&lt;FLOOR([.E$1]/2);0;[.E$2]))" office:value-type="float" office:value="255" calcext:value-type="float">
            <text:p>255</text:p>
          </table:table-cell>
          <table:table-cell table:formula="of:=IF(MOD([.$A904];[.F$1])&lt;[.F$1]/2;FLOOR(MOD([.$A904];[.F$1]) * [.F$2] *2 / ([.F$1]-1));[.F$2]-FLOOR(MOD(FLOOR([.$A904]-[.F$1]/2);[.F$1]) * [.F$2] *2 / ([.F$1]-1)))" office:value-type="float" office:value="247" calcext:value-type="float">
            <text:p>247</text:p>
          </table:table-cell>
          <table:table-cell table:formula="of:=FLOOR([.G$2] * POWER(SIN( PI() * [.$A904] / [.G$1] );2))" office:value-type="float" office:value="254" calcext:value-type="float">
            <text:p>254</text:p>
          </table:table-cell>
          <table:table-cell table:formula="of:=[.H$2]-FLOOR(POWER(IF(MOD([.$A904];[.H$1])&lt;[.H$1]/2;FLOOR(MOD([.$A904];[.H$1]) * [.H$2] *2 / ([.H$1]-1));[.H$2]-FLOOR(MOD(FLOOR([.$A904]-[.H$1]/2);[.H$1]) * [.H$2] *2 / ([.H$1]-1)));2)/[.H$2])" office:value-type="float" office:value="16" calcext:value-type="float">
            <text:p>16</text:p>
          </table:table-cell>
          <table:table-cell table:formula="of:=FLOOR( [.I$2] * ABS(SIN( PI() * [.$A904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FLOOR([.$B$2]/2 + [.$B$2]/2 * SIN(2 *  PI() * [.$A905] / [.$B$1] ))" office:value-type="float" office:value="111" calcext:value-type="float">
            <text:p>111</text:p>
          </table:table-cell>
          <table:table-cell table:formula="of:=FLOOR(MOD([.$A905];[.C$1]) * [.C$2] / ([.C$1]-1))" office:value-type="float" office:value="133" calcext:value-type="float">
            <text:p>133</text:p>
          </table:table-cell>
          <table:table-cell table:formula="of:=FLOOR(MOD([.D$1]-[.$A905] -1;[.D$1]) * [.D$2] / ([.D$1]-1))" office:value-type="float" office:value="122" calcext:value-type="float">
            <text:p>122</text:p>
          </table:table-cell>
          <table:table-cell table:formula="of:=(IF(MOD([.$A905];[.E$1])&lt;FLOOR([.E$1]/2);0;[.E$2]))" office:value-type="float" office:value="255" calcext:value-type="float">
            <text:p>255</text:p>
          </table:table-cell>
          <table:table-cell table:formula="of:=IF(MOD([.$A905];[.F$1])&lt;[.F$1]/2;FLOOR(MOD([.$A905];[.F$1]) * [.F$2] *2 / ([.F$1]-1));[.F$2]-FLOOR(MOD(FLOOR([.$A905]-[.F$1]/2);[.F$1]) * [.F$2] *2 / ([.F$1]-1)))" office:value-type="float" office:value="245" calcext:value-type="float">
            <text:p>245</text:p>
          </table:table-cell>
          <table:table-cell table:formula="of:=FLOOR([.G$2] * POWER(SIN( PI() * [.$A905] / [.G$1] );2))" office:value-type="float" office:value="254" calcext:value-type="float">
            <text:p>254</text:p>
          </table:table-cell>
          <table:table-cell table:formula="of:=[.H$2]-FLOOR(POWER(IF(MOD([.$A905];[.H$1])&lt;[.H$1]/2;FLOOR(MOD([.$A905];[.H$1]) * [.H$2] *2 / ([.H$1]-1));[.H$2]-FLOOR(MOD(FLOOR([.$A905]-[.H$1]/2);[.H$1]) * [.H$2] *2 / ([.H$1]-1)));2)/[.H$2])" office:value-type="float" office:value="20" calcext:value-type="float">
            <text:p>20</text:p>
          </table:table-cell>
          <table:table-cell table:formula="of:=FLOOR( [.I$2] * ABS(SIN( PI() * [.$A905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FLOOR([.$B$2]/2 + [.$B$2]/2 * SIN(2 *  PI() * [.$A906] / [.$B$1] ))" office:value-type="float" office:value="108" calcext:value-type="float">
            <text:p>108</text:p>
          </table:table-cell>
          <table:table-cell table:formula="of:=FLOOR(MOD([.$A906];[.C$1]) * [.C$2] / ([.C$1]-1))" office:value-type="float" office:value="134" calcext:value-type="float">
            <text:p>134</text:p>
          </table:table-cell>
          <table:table-cell table:formula="of:=FLOOR(MOD([.D$1]-[.$A906] -1;[.D$1]) * [.D$2] / ([.D$1]-1))" office:value-type="float" office:value="121" calcext:value-type="float">
            <text:p>121</text:p>
          </table:table-cell>
          <table:table-cell table:formula="of:=(IF(MOD([.$A906];[.E$1])&lt;FLOOR([.E$1]/2);0;[.E$2]))" office:value-type="float" office:value="255" calcext:value-type="float">
            <text:p>255</text:p>
          </table:table-cell>
          <table:table-cell table:formula="of:=IF(MOD([.$A906];[.F$1])&lt;[.F$1]/2;FLOOR(MOD([.$A906];[.F$1]) * [.F$2] *2 / ([.F$1]-1));[.F$2]-FLOOR(MOD(FLOOR([.$A906]-[.F$1]/2);[.F$1]) * [.F$2] *2 / ([.F$1]-1)))" office:value-type="float" office:value="243" calcext:value-type="float">
            <text:p>243</text:p>
          </table:table-cell>
          <table:table-cell table:formula="of:=FLOOR([.G$2] * POWER(SIN( PI() * [.$A906] / [.G$1] );2))" office:value-type="float" office:value="253" calcext:value-type="float">
            <text:p>253</text:p>
          </table:table-cell>
          <table:table-cell table:formula="of:=[.H$2]-FLOOR(POWER(IF(MOD([.$A906];[.H$1])&lt;[.H$1]/2;FLOOR(MOD([.$A906];[.H$1]) * [.H$2] *2 / ([.H$1]-1));[.H$2]-FLOOR(MOD(FLOOR([.$A906]-[.H$1]/2);[.H$1]) * [.H$2] *2 / ([.H$1]-1)));2)/[.H$2])" office:value-type="float" office:value="24" calcext:value-type="float">
            <text:p>24</text:p>
          </table:table-cell>
          <table:table-cell table:formula="of:=FLOOR( [.I$2] * ABS(SIN( PI() * [.$A906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FLOOR([.$B$2]/2 + [.$B$2]/2 * SIN(2 *  PI() * [.$A907] / [.$B$1] ))" office:value-type="float" office:value="105" calcext:value-type="float">
            <text:p>105</text:p>
          </table:table-cell>
          <table:table-cell table:formula="of:=FLOOR(MOD([.$A907];[.C$1]) * [.C$2] / ([.C$1]-1))" office:value-type="float" office:value="135" calcext:value-type="float">
            <text:p>135</text:p>
          </table:table-cell>
          <table:table-cell table:formula="of:=FLOOR(MOD([.D$1]-[.$A907] -1;[.D$1]) * [.D$2] / ([.D$1]-1))" office:value-type="float" office:value="120" calcext:value-type="float">
            <text:p>120</text:p>
          </table:table-cell>
          <table:table-cell table:formula="of:=(IF(MOD([.$A907];[.E$1])&lt;FLOOR([.E$1]/2);0;[.E$2]))" office:value-type="float" office:value="255" calcext:value-type="float">
            <text:p>255</text:p>
          </table:table-cell>
          <table:table-cell table:formula="of:=IF(MOD([.$A907];[.F$1])&lt;[.F$1]/2;FLOOR(MOD([.$A907];[.F$1]) * [.F$2] *2 / ([.F$1]-1));[.F$2]-FLOOR(MOD(FLOOR([.$A907]-[.F$1]/2);[.F$1]) * [.F$2] *2 / ([.F$1]-1)))" office:value-type="float" office:value="241" calcext:value-type="float">
            <text:p>241</text:p>
          </table:table-cell>
          <table:table-cell table:formula="of:=FLOOR([.G$2] * POWER(SIN( PI() * [.$A907] / [.G$1] );2))" office:value-type="float" office:value="253" calcext:value-type="float">
            <text:p>253</text:p>
          </table:table-cell>
          <table:table-cell table:formula="of:=[.H$2]-FLOOR(POWER(IF(MOD([.$A907];[.H$1])&lt;[.H$1]/2;FLOOR(MOD([.$A907];[.H$1]) * [.H$2] *2 / ([.H$1]-1));[.H$2]-FLOOR(MOD(FLOOR([.$A907]-[.H$1]/2);[.H$1]) * [.H$2] *2 / ([.H$1]-1)));2)/[.H$2])" office:value-type="float" office:value="28" calcext:value-type="float">
            <text:p>28</text:p>
          </table:table-cell>
          <table:table-cell table:formula="of:=FLOOR( [.I$2] * ABS(SIN( PI() * [.$A907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FLOOR([.$B$2]/2 + [.$B$2]/2 * SIN(2 *  PI() * [.$A908] / [.$B$1] ))" office:value-type="float" office:value="102" calcext:value-type="float">
            <text:p>102</text:p>
          </table:table-cell>
          <table:table-cell table:formula="of:=FLOOR(MOD([.$A908];[.C$1]) * [.C$2] / ([.C$1]-1))" office:value-type="float" office:value="136" calcext:value-type="float">
            <text:p>136</text:p>
          </table:table-cell>
          <table:table-cell table:formula="of:=FLOOR(MOD([.D$1]-[.$A908] -1;[.D$1]) * [.D$2] / ([.D$1]-1))" office:value-type="float" office:value="119" calcext:value-type="float">
            <text:p>119</text:p>
          </table:table-cell>
          <table:table-cell table:formula="of:=(IF(MOD([.$A908];[.E$1])&lt;FLOOR([.E$1]/2);0;[.E$2]))" office:value-type="float" office:value="255" calcext:value-type="float">
            <text:p>255</text:p>
          </table:table-cell>
          <table:table-cell table:formula="of:=IF(MOD([.$A908];[.F$1])&lt;[.F$1]/2;FLOOR(MOD([.$A908];[.F$1]) * [.F$2] *2 / ([.F$1]-1));[.F$2]-FLOOR(MOD(FLOOR([.$A908]-[.F$1]/2);[.F$1]) * [.F$2] *2 / ([.F$1]-1)))" office:value-type="float" office:value="239" calcext:value-type="float">
            <text:p>239</text:p>
          </table:table-cell>
          <table:table-cell table:formula="of:=FLOOR([.G$2] * POWER(SIN( PI() * [.$A908] / [.G$1] );2))" office:value-type="float" office:value="252" calcext:value-type="float">
            <text:p>252</text:p>
          </table:table-cell>
          <table:table-cell table:formula="of:=[.H$2]-FLOOR(POWER(IF(MOD([.$A908];[.H$1])&lt;[.H$1]/2;FLOOR(MOD([.$A908];[.H$1]) * [.H$2] *2 / ([.H$1]-1));[.H$2]-FLOOR(MOD(FLOOR([.$A908]-[.H$1]/2);[.H$1]) * [.H$2] *2 / ([.H$1]-1)));2)/[.H$2])" office:value-type="float" office:value="31" calcext:value-type="float">
            <text:p>31</text:p>
          </table:table-cell>
          <table:table-cell table:formula="of:=FLOOR( [.I$2] * ABS(SIN( PI() * [.$A908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FLOOR([.$B$2]/2 + [.$B$2]/2 * SIN(2 *  PI() * [.$A909] / [.$B$1] ))" office:value-type="float" office:value="99" calcext:value-type="float">
            <text:p>99</text:p>
          </table:table-cell>
          <table:table-cell table:formula="of:=FLOOR(MOD([.$A909];[.C$1]) * [.C$2] / ([.C$1]-1))" office:value-type="float" office:value="137" calcext:value-type="float">
            <text:p>137</text:p>
          </table:table-cell>
          <table:table-cell table:formula="of:=FLOOR(MOD([.D$1]-[.$A909] -1;[.D$1]) * [.D$2] / ([.D$1]-1))" office:value-type="float" office:value="118" calcext:value-type="float">
            <text:p>118</text:p>
          </table:table-cell>
          <table:table-cell table:formula="of:=(IF(MOD([.$A909];[.E$1])&lt;FLOOR([.E$1]/2);0;[.E$2]))" office:value-type="float" office:value="255" calcext:value-type="float">
            <text:p>255</text:p>
          </table:table-cell>
          <table:table-cell table:formula="of:=IF(MOD([.$A909];[.F$1])&lt;[.F$1]/2;FLOOR(MOD([.$A909];[.F$1]) * [.F$2] *2 / ([.F$1]-1));[.F$2]-FLOOR(MOD(FLOOR([.$A909]-[.F$1]/2);[.F$1]) * [.F$2] *2 / ([.F$1]-1)))" office:value-type="float" office:value="237" calcext:value-type="float">
            <text:p>237</text:p>
          </table:table-cell>
          <table:table-cell table:formula="of:=FLOOR([.G$2] * POWER(SIN( PI() * [.$A909] / [.G$1] );2))" office:value-type="float" office:value="251" calcext:value-type="float">
            <text:p>251</text:p>
          </table:table-cell>
          <table:table-cell table:formula="of:=[.H$2]-FLOOR(POWER(IF(MOD([.$A909];[.H$1])&lt;[.H$1]/2;FLOOR(MOD([.$A909];[.H$1]) * [.H$2] *2 / ([.H$1]-1));[.H$2]-FLOOR(MOD(FLOOR([.$A909]-[.H$1]/2);[.H$1]) * [.H$2] *2 / ([.H$1]-1)));2)/[.H$2])" office:value-type="float" office:value="35" calcext:value-type="float">
            <text:p>35</text:p>
          </table:table-cell>
          <table:table-cell table:formula="of:=FLOOR( [.I$2] * ABS(SIN( PI() * [.$A909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FLOOR([.$B$2]/2 + [.$B$2]/2 * SIN(2 *  PI() * [.$A910] / [.$B$1] ))" office:value-type="float" office:value="96" calcext:value-type="float">
            <text:p>96</text:p>
          </table:table-cell>
          <table:table-cell table:formula="of:=FLOOR(MOD([.$A910];[.C$1]) * [.C$2] / ([.C$1]-1))" office:value-type="float" office:value="138" calcext:value-type="float">
            <text:p>138</text:p>
          </table:table-cell>
          <table:table-cell table:formula="of:=FLOOR(MOD([.D$1]-[.$A910] -1;[.D$1]) * [.D$2] / ([.D$1]-1))" office:value-type="float" office:value="117" calcext:value-type="float">
            <text:p>117</text:p>
          </table:table-cell>
          <table:table-cell table:formula="of:=(IF(MOD([.$A910];[.E$1])&lt;FLOOR([.E$1]/2);0;[.E$2]))" office:value-type="float" office:value="255" calcext:value-type="float">
            <text:p>255</text:p>
          </table:table-cell>
          <table:table-cell table:formula="of:=IF(MOD([.$A910];[.F$1])&lt;[.F$1]/2;FLOOR(MOD([.$A910];[.F$1]) * [.F$2] *2 / ([.F$1]-1));[.F$2]-FLOOR(MOD(FLOOR([.$A910]-[.F$1]/2);[.F$1]) * [.F$2] *2 / ([.F$1]-1)))" office:value-type="float" office:value="235" calcext:value-type="float">
            <text:p>235</text:p>
          </table:table-cell>
          <table:table-cell table:formula="of:=FLOOR([.G$2] * POWER(SIN( PI() * [.$A910] / [.G$1] );2))" office:value-type="float" office:value="251" calcext:value-type="float">
            <text:p>251</text:p>
          </table:table-cell>
          <table:table-cell table:formula="of:=[.H$2]-FLOOR(POWER(IF(MOD([.$A910];[.H$1])&lt;[.H$1]/2;FLOOR(MOD([.$A910];[.H$1]) * [.H$2] *2 / ([.H$1]-1));[.H$2]-FLOOR(MOD(FLOOR([.$A910]-[.H$1]/2);[.H$1]) * [.H$2] *2 / ([.H$1]-1)));2)/[.H$2])" office:value-type="float" office:value="39" calcext:value-type="float">
            <text:p>39</text:p>
          </table:table-cell>
          <table:table-cell table:formula="of:=FLOOR( [.I$2] * ABS(SIN( PI() * [.$A910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FLOOR([.$B$2]/2 + [.$B$2]/2 * SIN(2 *  PI() * [.$A911] / [.$B$1] ))" office:value-type="float" office:value="93" calcext:value-type="float">
            <text:p>93</text:p>
          </table:table-cell>
          <table:table-cell table:formula="of:=FLOOR(MOD([.$A911];[.C$1]) * [.C$2] / ([.C$1]-1))" office:value-type="float" office:value="139" calcext:value-type="float">
            <text:p>139</text:p>
          </table:table-cell>
          <table:table-cell table:formula="of:=FLOOR(MOD([.D$1]-[.$A911] -1;[.D$1]) * [.D$2] / ([.D$1]-1))" office:value-type="float" office:value="116" calcext:value-type="float">
            <text:p>116</text:p>
          </table:table-cell>
          <table:table-cell table:formula="of:=(IF(MOD([.$A911];[.E$1])&lt;FLOOR([.E$1]/2);0;[.E$2]))" office:value-type="float" office:value="255" calcext:value-type="float">
            <text:p>255</text:p>
          </table:table-cell>
          <table:table-cell table:formula="of:=IF(MOD([.$A911];[.F$1])&lt;[.F$1]/2;FLOOR(MOD([.$A911];[.F$1]) * [.F$2] *2 / ([.F$1]-1));[.F$2]-FLOOR(MOD(FLOOR([.$A911]-[.F$1]/2);[.F$1]) * [.F$2] *2 / ([.F$1]-1)))" office:value-type="float" office:value="233" calcext:value-type="float">
            <text:p>233</text:p>
          </table:table-cell>
          <table:table-cell table:formula="of:=FLOOR([.G$2] * POWER(SIN( PI() * [.$A911] / [.G$1] );2))" office:value-type="float" office:value="250" calcext:value-type="float">
            <text:p>250</text:p>
          </table:table-cell>
          <table:table-cell table:formula="of:=[.H$2]-FLOOR(POWER(IF(MOD([.$A911];[.H$1])&lt;[.H$1]/2;FLOOR(MOD([.$A911];[.H$1]) * [.H$2] *2 / ([.H$1]-1));[.H$2]-FLOOR(MOD(FLOOR([.$A911]-[.H$1]/2);[.H$1]) * [.H$2] *2 / ([.H$1]-1)));2)/[.H$2])" office:value-type="float" office:value="43" calcext:value-type="float">
            <text:p>43</text:p>
          </table:table-cell>
          <table:table-cell table:formula="of:=FLOOR( [.I$2] * ABS(SIN( PI() * [.$A911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FLOOR([.$B$2]/2 + [.$B$2]/2 * SIN(2 *  PI() * [.$A912] / [.$B$1] ))" office:value-type="float" office:value="90" calcext:value-type="float">
            <text:p>90</text:p>
          </table:table-cell>
          <table:table-cell table:formula="of:=FLOOR(MOD([.$A912];[.C$1]) * [.C$2] / ([.C$1]-1))" office:value-type="float" office:value="140" calcext:value-type="float">
            <text:p>140</text:p>
          </table:table-cell>
          <table:table-cell table:formula="of:=FLOOR(MOD([.D$1]-[.$A912] -1;[.D$1]) * [.D$2] / ([.D$1]-1))" office:value-type="float" office:value="115" calcext:value-type="float">
            <text:p>115</text:p>
          </table:table-cell>
          <table:table-cell table:formula="of:=(IF(MOD([.$A912];[.E$1])&lt;FLOOR([.E$1]/2);0;[.E$2]))" office:value-type="float" office:value="255" calcext:value-type="float">
            <text:p>255</text:p>
          </table:table-cell>
          <table:table-cell table:formula="of:=IF(MOD([.$A912];[.F$1])&lt;[.F$1]/2;FLOOR(MOD([.$A912];[.F$1]) * [.F$2] *2 / ([.F$1]-1));[.F$2]-FLOOR(MOD(FLOOR([.$A912]-[.F$1]/2);[.F$1]) * [.F$2] *2 / ([.F$1]-1)))" office:value-type="float" office:value="231" calcext:value-type="float">
            <text:p>231</text:p>
          </table:table-cell>
          <table:table-cell table:formula="of:=FLOOR([.G$2] * POWER(SIN( PI() * [.$A912] / [.G$1] );2))" office:value-type="float" office:value="249" calcext:value-type="float">
            <text:p>249</text:p>
          </table:table-cell>
          <table:table-cell table:formula="of:=[.H$2]-FLOOR(POWER(IF(MOD([.$A912];[.H$1])&lt;[.H$1]/2;FLOOR(MOD([.$A912];[.H$1]) * [.H$2] *2 / ([.H$1]-1));[.H$2]-FLOOR(MOD(FLOOR([.$A912]-[.H$1]/2);[.H$1]) * [.H$2] *2 / ([.H$1]-1)));2)/[.H$2])" office:value-type="float" office:value="46" calcext:value-type="float">
            <text:p>46</text:p>
          </table:table-cell>
          <table:table-cell table:formula="of:=FLOOR( [.I$2] * ABS(SIN( PI() * [.$A912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FLOOR([.$B$2]/2 + [.$B$2]/2 * SIN(2 *  PI() * [.$A913] / [.$B$1] ))" office:value-type="float" office:value="87" calcext:value-type="float">
            <text:p>87</text:p>
          </table:table-cell>
          <table:table-cell table:formula="of:=FLOOR(MOD([.$A913];[.C$1]) * [.C$2] / ([.C$1]-1))" office:value-type="float" office:value="141" calcext:value-type="float">
            <text:p>141</text:p>
          </table:table-cell>
          <table:table-cell table:formula="of:=FLOOR(MOD([.D$1]-[.$A913] -1;[.D$1]) * [.D$2] / ([.D$1]-1))" office:value-type="float" office:value="114" calcext:value-type="float">
            <text:p>114</text:p>
          </table:table-cell>
          <table:table-cell table:formula="of:=(IF(MOD([.$A913];[.E$1])&lt;FLOOR([.E$1]/2);0;[.E$2]))" office:value-type="float" office:value="255" calcext:value-type="float">
            <text:p>255</text:p>
          </table:table-cell>
          <table:table-cell table:formula="of:=IF(MOD([.$A913];[.F$1])&lt;[.F$1]/2;FLOOR(MOD([.$A913];[.F$1]) * [.F$2] *2 / ([.F$1]-1));[.F$2]-FLOOR(MOD(FLOOR([.$A913]-[.F$1]/2);[.F$1]) * [.F$2] *2 / ([.F$1]-1)))" office:value-type="float" office:value="229" calcext:value-type="float">
            <text:p>229</text:p>
          </table:table-cell>
          <table:table-cell table:formula="of:=FLOOR([.G$2] * POWER(SIN( PI() * [.$A913] / [.G$1] );2))" office:value-type="float" office:value="248" calcext:value-type="float">
            <text:p>248</text:p>
          </table:table-cell>
          <table:table-cell table:formula="of:=[.H$2]-FLOOR(POWER(IF(MOD([.$A913];[.H$1])&lt;[.H$1]/2;FLOOR(MOD([.$A913];[.H$1]) * [.H$2] *2 / ([.H$1]-1));[.H$2]-FLOOR(MOD(FLOOR([.$A913]-[.H$1]/2);[.H$1]) * [.H$2] *2 / ([.H$1]-1)));2)/[.H$2])" office:value-type="float" office:value="50" calcext:value-type="float">
            <text:p>50</text:p>
          </table:table-cell>
          <table:table-cell table:formula="of:=FLOOR( [.I$2] * ABS(SIN( PI() * [.$A913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FLOOR([.$B$2]/2 + [.$B$2]/2 * SIN(2 *  PI() * [.$A914] / [.$B$1] ))" office:value-type="float" office:value="84" calcext:value-type="float">
            <text:p>84</text:p>
          </table:table-cell>
          <table:table-cell table:formula="of:=FLOOR(MOD([.$A914];[.C$1]) * [.C$2] / ([.C$1]-1))" office:value-type="float" office:value="142" calcext:value-type="float">
            <text:p>142</text:p>
          </table:table-cell>
          <table:table-cell table:formula="of:=FLOOR(MOD([.D$1]-[.$A914] -1;[.D$1]) * [.D$2] / ([.D$1]-1))" office:value-type="float" office:value="113" calcext:value-type="float">
            <text:p>113</text:p>
          </table:table-cell>
          <table:table-cell table:formula="of:=(IF(MOD([.$A914];[.E$1])&lt;FLOOR([.E$1]/2);0;[.E$2]))" office:value-type="float" office:value="255" calcext:value-type="float">
            <text:p>255</text:p>
          </table:table-cell>
          <table:table-cell table:formula="of:=IF(MOD([.$A914];[.F$1])&lt;[.F$1]/2;FLOOR(MOD([.$A914];[.F$1]) * [.F$2] *2 / ([.F$1]-1));[.F$2]-FLOOR(MOD(FLOOR([.$A914]-[.F$1]/2);[.F$1]) * [.F$2] *2 / ([.F$1]-1)))" office:value-type="float" office:value="227" calcext:value-type="float">
            <text:p>227</text:p>
          </table:table-cell>
          <table:table-cell table:formula="of:=FLOOR([.G$2] * POWER(SIN( PI() * [.$A914] / [.G$1] );2))" office:value-type="float" office:value="247" calcext:value-type="float">
            <text:p>247</text:p>
          </table:table-cell>
          <table:table-cell table:formula="of:=[.H$2]-FLOOR(POWER(IF(MOD([.$A914];[.H$1])&lt;[.H$1]/2;FLOOR(MOD([.$A914];[.H$1]) * [.H$2] *2 / ([.H$1]-1));[.H$2]-FLOOR(MOD(FLOOR([.$A914]-[.H$1]/2);[.H$1]) * [.H$2] *2 / ([.H$1]-1)));2)/[.H$2])" office:value-type="float" office:value="53" calcext:value-type="float">
            <text:p>53</text:p>
          </table:table-cell>
          <table:table-cell table:formula="of:=FLOOR( [.I$2] * ABS(SIN( PI() * [.$A914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FLOOR([.$B$2]/2 + [.$B$2]/2 * SIN(2 *  PI() * [.$A915] / [.$B$1] ))" office:value-type="float" office:value="81" calcext:value-type="float">
            <text:p>81</text:p>
          </table:table-cell>
          <table:table-cell table:formula="of:=FLOOR(MOD([.$A915];[.C$1]) * [.C$2] / ([.C$1]-1))" office:value-type="float" office:value="143" calcext:value-type="float">
            <text:p>143</text:p>
          </table:table-cell>
          <table:table-cell table:formula="of:=FLOOR(MOD([.D$1]-[.$A915] -1;[.D$1]) * [.D$2] / ([.D$1]-1))" office:value-type="float" office:value="112" calcext:value-type="float">
            <text:p>112</text:p>
          </table:table-cell>
          <table:table-cell table:formula="of:=(IF(MOD([.$A915];[.E$1])&lt;FLOOR([.E$1]/2);0;[.E$2]))" office:value-type="float" office:value="255" calcext:value-type="float">
            <text:p>255</text:p>
          </table:table-cell>
          <table:table-cell table:formula="of:=IF(MOD([.$A915];[.F$1])&lt;[.F$1]/2;FLOOR(MOD([.$A915];[.F$1]) * [.F$2] *2 / ([.F$1]-1));[.F$2]-FLOOR(MOD(FLOOR([.$A915]-[.F$1]/2);[.F$1]) * [.F$2] *2 / ([.F$1]-1)))" office:value-type="float" office:value="225" calcext:value-type="float">
            <text:p>225</text:p>
          </table:table-cell>
          <table:table-cell table:formula="of:=FLOOR([.G$2] * POWER(SIN( PI() * [.$A915] / [.G$1] );2))" office:value-type="float" office:value="246" calcext:value-type="float">
            <text:p>246</text:p>
          </table:table-cell>
          <table:table-cell table:formula="of:=[.H$2]-FLOOR(POWER(IF(MOD([.$A915];[.H$1])&lt;[.H$1]/2;FLOOR(MOD([.$A915];[.H$1]) * [.H$2] *2 / ([.H$1]-1));[.H$2]-FLOOR(MOD(FLOOR([.$A915]-[.H$1]/2);[.H$1]) * [.H$2] *2 / ([.H$1]-1)));2)/[.H$2])" office:value-type="float" office:value="57" calcext:value-type="float">
            <text:p>57</text:p>
          </table:table-cell>
          <table:table-cell table:formula="of:=FLOOR( [.I$2] * ABS(SIN( PI() * [.$A915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FLOOR([.$B$2]/2 + [.$B$2]/2 * SIN(2 *  PI() * [.$A916] / [.$B$1] ))" office:value-type="float" office:value="78" calcext:value-type="float">
            <text:p>78</text:p>
          </table:table-cell>
          <table:table-cell table:formula="of:=FLOOR(MOD([.$A916];[.C$1]) * [.C$2] / ([.C$1]-1))" office:value-type="float" office:value="144" calcext:value-type="float">
            <text:p>144</text:p>
          </table:table-cell>
          <table:table-cell table:formula="of:=FLOOR(MOD([.D$1]-[.$A916] -1;[.D$1]) * [.D$2] / ([.D$1]-1))" office:value-type="float" office:value="111" calcext:value-type="float">
            <text:p>111</text:p>
          </table:table-cell>
          <table:table-cell table:formula="of:=(IF(MOD([.$A916];[.E$1])&lt;FLOOR([.E$1]/2);0;[.E$2]))" office:value-type="float" office:value="255" calcext:value-type="float">
            <text:p>255</text:p>
          </table:table-cell>
          <table:table-cell table:formula="of:=IF(MOD([.$A916];[.F$1])&lt;[.F$1]/2;FLOOR(MOD([.$A916];[.F$1]) * [.F$2] *2 / ([.F$1]-1));[.F$2]-FLOOR(MOD(FLOOR([.$A916]-[.F$1]/2);[.F$1]) * [.F$2] *2 / ([.F$1]-1)))" office:value-type="float" office:value="223" calcext:value-type="float">
            <text:p>223</text:p>
          </table:table-cell>
          <table:table-cell table:formula="of:=FLOOR([.G$2] * POWER(SIN( PI() * [.$A916] / [.G$1] );2))" office:value-type="float" office:value="245" calcext:value-type="float">
            <text:p>245</text:p>
          </table:table-cell>
          <table:table-cell table:formula="of:=[.H$2]-FLOOR(POWER(IF(MOD([.$A916];[.H$1])&lt;[.H$1]/2;FLOOR(MOD([.$A916];[.H$1]) * [.H$2] *2 / ([.H$1]-1));[.H$2]-FLOOR(MOD(FLOOR([.$A916]-[.H$1]/2);[.H$1]) * [.H$2] *2 / ([.H$1]-1)));2)/[.H$2])" office:value-type="float" office:value="60" calcext:value-type="float">
            <text:p>60</text:p>
          </table:table-cell>
          <table:table-cell table:formula="of:=FLOOR( [.I$2] * ABS(SIN( PI() * [.$A916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FLOOR([.$B$2]/2 + [.$B$2]/2 * SIN(2 *  PI() * [.$A917] / [.$B$1] ))" office:value-type="float" office:value="75" calcext:value-type="float">
            <text:p>75</text:p>
          </table:table-cell>
          <table:table-cell table:formula="of:=FLOOR(MOD([.$A917];[.C$1]) * [.C$2] / ([.C$1]-1))" office:value-type="float" office:value="145" calcext:value-type="float">
            <text:p>145</text:p>
          </table:table-cell>
          <table:table-cell table:formula="of:=FLOOR(MOD([.D$1]-[.$A917] -1;[.D$1]) * [.D$2] / ([.D$1]-1))" office:value-type="float" office:value="110" calcext:value-type="float">
            <text:p>110</text:p>
          </table:table-cell>
          <table:table-cell table:formula="of:=(IF(MOD([.$A917];[.E$1])&lt;FLOOR([.E$1]/2);0;[.E$2]))" office:value-type="float" office:value="255" calcext:value-type="float">
            <text:p>255</text:p>
          </table:table-cell>
          <table:table-cell table:formula="of:=IF(MOD([.$A917];[.F$1])&lt;[.F$1]/2;FLOOR(MOD([.$A917];[.F$1]) * [.F$2] *2 / ([.F$1]-1));[.F$2]-FLOOR(MOD(FLOOR([.$A917]-[.F$1]/2);[.F$1]) * [.F$2] *2 / ([.F$1]-1)))" office:value-type="float" office:value="221" calcext:value-type="float">
            <text:p>221</text:p>
          </table:table-cell>
          <table:table-cell table:formula="of:=FLOOR([.G$2] * POWER(SIN( PI() * [.$A917] / [.G$1] );2))" office:value-type="float" office:value="244" calcext:value-type="float">
            <text:p>244</text:p>
          </table:table-cell>
          <table:table-cell table:formula="of:=[.H$2]-FLOOR(POWER(IF(MOD([.$A917];[.H$1])&lt;[.H$1]/2;FLOOR(MOD([.$A917];[.H$1]) * [.H$2] *2 / ([.H$1]-1));[.H$2]-FLOOR(MOD(FLOOR([.$A917]-[.H$1]/2);[.H$1]) * [.H$2] *2 / ([.H$1]-1)));2)/[.H$2])" office:value-type="float" office:value="64" calcext:value-type="float">
            <text:p>64</text:p>
          </table:table-cell>
          <table:table-cell table:formula="of:=FLOOR( [.I$2] * ABS(SIN( PI() * [.$A917] / [.I$1] )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FLOOR([.$B$2]/2 + [.$B$2]/2 * SIN(2 *  PI() * [.$A918] / [.$B$1] ))" office:value-type="float" office:value="72" calcext:value-type="float">
            <text:p>72</text:p>
          </table:table-cell>
          <table:table-cell table:formula="of:=FLOOR(MOD([.$A918];[.C$1]) * [.C$2] / ([.C$1]-1))" office:value-type="float" office:value="146" calcext:value-type="float">
            <text:p>146</text:p>
          </table:table-cell>
          <table:table-cell table:formula="of:=FLOOR(MOD([.D$1]-[.$A918] -1;[.D$1]) * [.D$2] / ([.D$1]-1))" office:value-type="float" office:value="109" calcext:value-type="float">
            <text:p>109</text:p>
          </table:table-cell>
          <table:table-cell table:formula="of:=(IF(MOD([.$A918];[.E$1])&lt;FLOOR([.E$1]/2);0;[.E$2]))" office:value-type="float" office:value="255" calcext:value-type="float">
            <text:p>255</text:p>
          </table:table-cell>
          <table:table-cell table:formula="of:=IF(MOD([.$A918];[.F$1])&lt;[.F$1]/2;FLOOR(MOD([.$A918];[.F$1]) * [.F$2] *2 / ([.F$1]-1));[.F$2]-FLOOR(MOD(FLOOR([.$A918]-[.F$1]/2);[.F$1]) * [.F$2] *2 / ([.F$1]-1)))" office:value-type="float" office:value="219" calcext:value-type="float">
            <text:p>219</text:p>
          </table:table-cell>
          <table:table-cell table:formula="of:=FLOOR([.G$2] * POWER(SIN( PI() * [.$A918] / [.G$1] );2))" office:value-type="float" office:value="242" calcext:value-type="float">
            <text:p>242</text:p>
          </table:table-cell>
          <table:table-cell table:formula="of:=[.H$2]-FLOOR(POWER(IF(MOD([.$A918];[.H$1])&lt;[.H$1]/2;FLOOR(MOD([.$A918];[.H$1]) * [.H$2] *2 / ([.H$1]-1));[.H$2]-FLOOR(MOD(FLOOR([.$A918]-[.H$1]/2);[.H$1]) * [.H$2] *2 / ([.H$1]-1)));2)/[.H$2])" office:value-type="float" office:value="67" calcext:value-type="float">
            <text:p>67</text:p>
          </table:table-cell>
          <table:table-cell table:formula="of:=FLOOR( [.I$2] * ABS(SIN( PI() * [.$A918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FLOOR([.$B$2]/2 + [.$B$2]/2 * SIN(2 *  PI() * [.$A919] / [.$B$1] ))" office:value-type="float" office:value="70" calcext:value-type="float">
            <text:p>70</text:p>
          </table:table-cell>
          <table:table-cell table:formula="of:=FLOOR(MOD([.$A919];[.C$1]) * [.C$2] / ([.C$1]-1))" office:value-type="float" office:value="147" calcext:value-type="float">
            <text:p>147</text:p>
          </table:table-cell>
          <table:table-cell table:formula="of:=FLOOR(MOD([.D$1]-[.$A919] -1;[.D$1]) * [.D$2] / ([.D$1]-1))" office:value-type="float" office:value="108" calcext:value-type="float">
            <text:p>108</text:p>
          </table:table-cell>
          <table:table-cell table:formula="of:=(IF(MOD([.$A919];[.E$1])&lt;FLOOR([.E$1]/2);0;[.E$2]))" office:value-type="float" office:value="255" calcext:value-type="float">
            <text:p>255</text:p>
          </table:table-cell>
          <table:table-cell table:formula="of:=IF(MOD([.$A919];[.F$1])&lt;[.F$1]/2;FLOOR(MOD([.$A919];[.F$1]) * [.F$2] *2 / ([.F$1]-1));[.F$2]-FLOOR(MOD(FLOOR([.$A919]-[.F$1]/2);[.F$1]) * [.F$2] *2 / ([.F$1]-1)))" office:value-type="float" office:value="217" calcext:value-type="float">
            <text:p>217</text:p>
          </table:table-cell>
          <table:table-cell table:formula="of:=FLOOR([.G$2] * POWER(SIN( PI() * [.$A919] / [.G$1] );2))" office:value-type="float" office:value="241" calcext:value-type="float">
            <text:p>241</text:p>
          </table:table-cell>
          <table:table-cell table:formula="of:=[.H$2]-FLOOR(POWER(IF(MOD([.$A919];[.H$1])&lt;[.H$1]/2;FLOOR(MOD([.$A919];[.H$1]) * [.H$2] *2 / ([.H$1]-1));[.H$2]-FLOOR(MOD(FLOOR([.$A919]-[.H$1]/2);[.H$1]) * [.H$2] *2 / ([.H$1]-1)));2)/[.H$2])" office:value-type="float" office:value="71" calcext:value-type="float">
            <text:p>71</text:p>
          </table:table-cell>
          <table:table-cell table:formula="of:=FLOOR( [.I$2] * ABS(SIN( PI() * [.$A919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FLOOR([.$B$2]/2 + [.$B$2]/2 * SIN(2 *  PI() * [.$A920] / [.$B$1] ))" office:value-type="float" office:value="67" calcext:value-type="float">
            <text:p>67</text:p>
          </table:table-cell>
          <table:table-cell table:formula="of:=FLOOR(MOD([.$A920];[.C$1]) * [.C$2] / ([.C$1]-1))" office:value-type="float" office:value="148" calcext:value-type="float">
            <text:p>148</text:p>
          </table:table-cell>
          <table:table-cell table:formula="of:=FLOOR(MOD([.D$1]-[.$A920] -1;[.D$1]) * [.D$2] / ([.D$1]-1))" office:value-type="float" office:value="107" calcext:value-type="float">
            <text:p>107</text:p>
          </table:table-cell>
          <table:table-cell table:formula="of:=(IF(MOD([.$A920];[.E$1])&lt;FLOOR([.E$1]/2);0;[.E$2]))" office:value-type="float" office:value="255" calcext:value-type="float">
            <text:p>255</text:p>
          </table:table-cell>
          <table:table-cell table:formula="of:=IF(MOD([.$A920];[.F$1])&lt;[.F$1]/2;FLOOR(MOD([.$A920];[.F$1]) * [.F$2] *2 / ([.F$1]-1));[.F$2]-FLOOR(MOD(FLOOR([.$A920]-[.F$1]/2);[.F$1]) * [.F$2] *2 / ([.F$1]-1)))" office:value-type="float" office:value="215" calcext:value-type="float">
            <text:p>215</text:p>
          </table:table-cell>
          <table:table-cell table:formula="of:=FLOOR([.G$2] * POWER(SIN( PI() * [.$A920] / [.G$1] );2))" office:value-type="float" office:value="239" calcext:value-type="float">
            <text:p>239</text:p>
          </table:table-cell>
          <table:table-cell table:formula="of:=[.H$2]-FLOOR(POWER(IF(MOD([.$A920];[.H$1])&lt;[.H$1]/2;FLOOR(MOD([.$A920];[.H$1]) * [.H$2] *2 / ([.H$1]-1));[.H$2]-FLOOR(MOD(FLOOR([.$A920]-[.H$1]/2);[.H$1]) * [.H$2] *2 / ([.H$1]-1)));2)/[.H$2])" office:value-type="float" office:value="74" calcext:value-type="float">
            <text:p>74</text:p>
          </table:table-cell>
          <table:table-cell table:formula="of:=FLOOR( [.I$2] * ABS(SIN( PI() * [.$A920] / [.I$1] ))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FLOOR([.$B$2]/2 + [.$B$2]/2 * SIN(2 *  PI() * [.$A921] / [.$B$1] ))" office:value-type="float" office:value="64" calcext:value-type="float">
            <text:p>64</text:p>
          </table:table-cell>
          <table:table-cell table:formula="of:=FLOOR(MOD([.$A921];[.C$1]) * [.C$2] / ([.C$1]-1))" office:value-type="float" office:value="149" calcext:value-type="float">
            <text:p>149</text:p>
          </table:table-cell>
          <table:table-cell table:formula="of:=FLOOR(MOD([.D$1]-[.$A921] -1;[.D$1]) * [.D$2] / ([.D$1]-1))" office:value-type="float" office:value="106" calcext:value-type="float">
            <text:p>106</text:p>
          </table:table-cell>
          <table:table-cell table:formula="of:=(IF(MOD([.$A921];[.E$1])&lt;FLOOR([.E$1]/2);0;[.E$2]))" office:value-type="float" office:value="255" calcext:value-type="float">
            <text:p>255</text:p>
          </table:table-cell>
          <table:table-cell table:formula="of:=IF(MOD([.$A921];[.F$1])&lt;[.F$1]/2;FLOOR(MOD([.$A921];[.F$1]) * [.F$2] *2 / ([.F$1]-1));[.F$2]-FLOOR(MOD(FLOOR([.$A921]-[.F$1]/2);[.F$1]) * [.F$2] *2 / ([.F$1]-1)))" office:value-type="float" office:value="213" calcext:value-type="float">
            <text:p>213</text:p>
          </table:table-cell>
          <table:table-cell table:formula="of:=FLOOR([.G$2] * POWER(SIN( PI() * [.$A921] / [.G$1] );2))" office:value-type="float" office:value="238" calcext:value-type="float">
            <text:p>238</text:p>
          </table:table-cell>
          <table:table-cell table:formula="of:=[.H$2]-FLOOR(POWER(IF(MOD([.$A921];[.H$1])&lt;[.H$1]/2;FLOOR(MOD([.$A921];[.H$1]) * [.H$2] *2 / ([.H$1]-1));[.H$2]-FLOOR(MOD(FLOOR([.$A921]-[.H$1]/2);[.H$1]) * [.H$2] *2 / ([.H$1]-1)));2)/[.H$2])" office:value-type="float" office:value="78" calcext:value-type="float">
            <text:p>78</text:p>
          </table:table-cell>
          <table:table-cell table:formula="of:=FLOOR( [.I$2] * ABS(SIN( PI() * [.$A921] / [.I$1] ))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FLOOR([.$B$2]/2 + [.$B$2]/2 * SIN(2 *  PI() * [.$A922] / [.$B$1] ))" office:value-type="float" office:value="61" calcext:value-type="float">
            <text:p>61</text:p>
          </table:table-cell>
          <table:table-cell table:formula="of:=FLOOR(MOD([.$A922];[.C$1]) * [.C$2] / ([.C$1]-1))" office:value-type="float" office:value="150" calcext:value-type="float">
            <text:p>150</text:p>
          </table:table-cell>
          <table:table-cell table:formula="of:=FLOOR(MOD([.D$1]-[.$A922] -1;[.D$1]) * [.D$2] / ([.D$1]-1))" office:value-type="float" office:value="105" calcext:value-type="float">
            <text:p>105</text:p>
          </table:table-cell>
          <table:table-cell table:formula="of:=(IF(MOD([.$A922];[.E$1])&lt;FLOOR([.E$1]/2);0;[.E$2]))" office:value-type="float" office:value="255" calcext:value-type="float">
            <text:p>255</text:p>
          </table:table-cell>
          <table:table-cell table:formula="of:=IF(MOD([.$A922];[.F$1])&lt;[.F$1]/2;FLOOR(MOD([.$A922];[.F$1]) * [.F$2] *2 / ([.F$1]-1));[.F$2]-FLOOR(MOD(FLOOR([.$A922]-[.F$1]/2);[.F$1]) * [.F$2] *2 / ([.F$1]-1)))" office:value-type="float" office:value="211" calcext:value-type="float">
            <text:p>211</text:p>
          </table:table-cell>
          <table:table-cell table:formula="of:=FLOOR([.G$2] * POWER(SIN( PI() * [.$A922] / [.G$1] );2))" office:value-type="float" office:value="236" calcext:value-type="float">
            <text:p>236</text:p>
          </table:table-cell>
          <table:table-cell table:formula="of:=[.H$2]-FLOOR(POWER(IF(MOD([.$A922];[.H$1])&lt;[.H$1]/2;FLOOR(MOD([.$A922];[.H$1]) * [.H$2] *2 / ([.H$1]-1));[.H$2]-FLOOR(MOD(FLOOR([.$A922]-[.H$1]/2);[.H$1]) * [.H$2] *2 / ([.H$1]-1)));2)/[.H$2])" office:value-type="float" office:value="81" calcext:value-type="float">
            <text:p>81</text:p>
          </table:table-cell>
          <table:table-cell table:formula="of:=FLOOR( [.I$2] * ABS(SIN( PI() * [.$A922] / [.I$1] )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FLOOR([.$B$2]/2 + [.$B$2]/2 * SIN(2 *  PI() * [.$A923] / [.$B$1] ))" office:value-type="float" office:value="59" calcext:value-type="float">
            <text:p>59</text:p>
          </table:table-cell>
          <table:table-cell table:formula="of:=FLOOR(MOD([.$A923];[.C$1]) * [.C$2] / ([.C$1]-1))" office:value-type="float" office:value="151" calcext:value-type="float">
            <text:p>151</text:p>
          </table:table-cell>
          <table:table-cell table:formula="of:=FLOOR(MOD([.D$1]-[.$A923] -1;[.D$1]) * [.D$2] / ([.D$1]-1))" office:value-type="float" office:value="104" calcext:value-type="float">
            <text:p>104</text:p>
          </table:table-cell>
          <table:table-cell table:formula="of:=(IF(MOD([.$A923];[.E$1])&lt;FLOOR([.E$1]/2);0;[.E$2]))" office:value-type="float" office:value="255" calcext:value-type="float">
            <text:p>255</text:p>
          </table:table-cell>
          <table:table-cell table:formula="of:=IF(MOD([.$A923];[.F$1])&lt;[.F$1]/2;FLOOR(MOD([.$A923];[.F$1]) * [.F$2] *2 / ([.F$1]-1));[.F$2]-FLOOR(MOD(FLOOR([.$A923]-[.F$1]/2);[.F$1]) * [.F$2] *2 / ([.F$1]-1)))" office:value-type="float" office:value="209" calcext:value-type="float">
            <text:p>209</text:p>
          </table:table-cell>
          <table:table-cell table:formula="of:=FLOOR([.G$2] * POWER(SIN( PI() * [.$A923] / [.G$1] );2))" office:value-type="float" office:value="235" calcext:value-type="float">
            <text:p>235</text:p>
          </table:table-cell>
          <table:table-cell table:formula="of:=[.H$2]-FLOOR(POWER(IF(MOD([.$A923];[.H$1])&lt;[.H$1]/2;FLOOR(MOD([.$A923];[.H$1]) * [.H$2] *2 / ([.H$1]-1));[.H$2]-FLOOR(MOD(FLOOR([.$A923]-[.H$1]/2);[.H$1]) * [.H$2] *2 / ([.H$1]-1)));2)/[.H$2])" office:value-type="float" office:value="84" calcext:value-type="float">
            <text:p>84</text:p>
          </table:table-cell>
          <table:table-cell table:formula="of:=FLOOR( [.I$2] * ABS(SIN( PI() * [.$A923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FLOOR([.$B$2]/2 + [.$B$2]/2 * SIN(2 *  PI() * [.$A924] / [.$B$1] ))" office:value-type="float" office:value="56" calcext:value-type="float">
            <text:p>56</text:p>
          </table:table-cell>
          <table:table-cell table:formula="of:=FLOOR(MOD([.$A924];[.C$1]) * [.C$2] / ([.C$1]-1))" office:value-type="float" office:value="152" calcext:value-type="float">
            <text:p>152</text:p>
          </table:table-cell>
          <table:table-cell table:formula="of:=FLOOR(MOD([.D$1]-[.$A924] -1;[.D$1]) * [.D$2] / ([.D$1]-1))" office:value-type="float" office:value="103" calcext:value-type="float">
            <text:p>103</text:p>
          </table:table-cell>
          <table:table-cell table:formula="of:=(IF(MOD([.$A924];[.E$1])&lt;FLOOR([.E$1]/2);0;[.E$2]))" office:value-type="float" office:value="255" calcext:value-type="float">
            <text:p>255</text:p>
          </table:table-cell>
          <table:table-cell table:formula="of:=IF(MOD([.$A924];[.F$1])&lt;[.F$1]/2;FLOOR(MOD([.$A924];[.F$1]) * [.F$2] *2 / ([.F$1]-1));[.F$2]-FLOOR(MOD(FLOOR([.$A924]-[.F$1]/2);[.F$1]) * [.F$2] *2 / ([.F$1]-1)))" office:value-type="float" office:value="207" calcext:value-type="float">
            <text:p>207</text:p>
          </table:table-cell>
          <table:table-cell table:formula="of:=FLOOR([.G$2] * POWER(SIN( PI() * [.$A924] / [.G$1] );2))" office:value-type="float" office:value="233" calcext:value-type="float">
            <text:p>233</text:p>
          </table:table-cell>
          <table:table-cell table:formula="of:=[.H$2]-FLOOR(POWER(IF(MOD([.$A924];[.H$1])&lt;[.H$1]/2;FLOOR(MOD([.$A924];[.H$1]) * [.H$2] *2 / ([.H$1]-1));[.H$2]-FLOOR(MOD(FLOOR([.$A924]-[.H$1]/2);[.H$1]) * [.H$2] *2 / ([.H$1]-1)));2)/[.H$2])" office:value-type="float" office:value="87" calcext:value-type="float">
            <text:p>87</text:p>
          </table:table-cell>
          <table:table-cell table:formula="of:=FLOOR( [.I$2] * ABS(SIN( PI() * [.$A924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FLOOR([.$B$2]/2 + [.$B$2]/2 * SIN(2 *  PI() * [.$A925] / [.$B$1] ))" office:value-type="float" office:value="54" calcext:value-type="float">
            <text:p>54</text:p>
          </table:table-cell>
          <table:table-cell table:formula="of:=FLOOR(MOD([.$A925];[.C$1]) * [.C$2] / ([.C$1]-1))" office:value-type="float" office:value="153" calcext:value-type="float">
            <text:p>153</text:p>
          </table:table-cell>
          <table:table-cell table:formula="of:=FLOOR(MOD([.D$1]-[.$A925] -1;[.D$1]) * [.D$2] / ([.D$1]-1))" office:value-type="float" office:value="102" calcext:value-type="float">
            <text:p>102</text:p>
          </table:table-cell>
          <table:table-cell table:formula="of:=(IF(MOD([.$A925];[.E$1])&lt;FLOOR([.E$1]/2);0;[.E$2]))" office:value-type="float" office:value="255" calcext:value-type="float">
            <text:p>255</text:p>
          </table:table-cell>
          <table:table-cell table:formula="of:=IF(MOD([.$A925];[.F$1])&lt;[.F$1]/2;FLOOR(MOD([.$A925];[.F$1]) * [.F$2] *2 / ([.F$1]-1));[.F$2]-FLOOR(MOD(FLOOR([.$A925]-[.F$1]/2);[.F$1]) * [.F$2] *2 / ([.F$1]-1)))" office:value-type="float" office:value="205" calcext:value-type="float">
            <text:p>205</text:p>
          </table:table-cell>
          <table:table-cell table:formula="of:=FLOOR([.G$2] * POWER(SIN( PI() * [.$A925] / [.G$1] );2))" office:value-type="float" office:value="231" calcext:value-type="float">
            <text:p>231</text:p>
          </table:table-cell>
          <table:table-cell table:formula="of:=[.H$2]-FLOOR(POWER(IF(MOD([.$A925];[.H$1])&lt;[.H$1]/2;FLOOR(MOD([.$A925];[.H$1]) * [.H$2] *2 / ([.H$1]-1));[.H$2]-FLOOR(MOD(FLOOR([.$A925]-[.H$1]/2);[.H$1]) * [.H$2] *2 / ([.H$1]-1)));2)/[.H$2])" office:value-type="float" office:value="91" calcext:value-type="float">
            <text:p>91</text:p>
          </table:table-cell>
          <table:table-cell table:formula="of:=FLOOR( [.I$2] * ABS(SIN( PI() * [.$A925] / [.I$1] )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FLOOR([.$B$2]/2 + [.$B$2]/2 * SIN(2 *  PI() * [.$A926] / [.$B$1] ))" office:value-type="float" office:value="51" calcext:value-type="float">
            <text:p>51</text:p>
          </table:table-cell>
          <table:table-cell table:formula="of:=FLOOR(MOD([.$A926];[.C$1]) * [.C$2] / ([.C$1]-1))" office:value-type="float" office:value="154" calcext:value-type="float">
            <text:p>154</text:p>
          </table:table-cell>
          <table:table-cell table:formula="of:=FLOOR(MOD([.D$1]-[.$A926] -1;[.D$1]) * [.D$2] / ([.D$1]-1))" office:value-type="float" office:value="101" calcext:value-type="float">
            <text:p>101</text:p>
          </table:table-cell>
          <table:table-cell table:formula="of:=(IF(MOD([.$A926];[.E$1])&lt;FLOOR([.E$1]/2);0;[.E$2]))" office:value-type="float" office:value="255" calcext:value-type="float">
            <text:p>255</text:p>
          </table:table-cell>
          <table:table-cell table:formula="of:=IF(MOD([.$A926];[.F$1])&lt;[.F$1]/2;FLOOR(MOD([.$A926];[.F$1]) * [.F$2] *2 / ([.F$1]-1));[.F$2]-FLOOR(MOD(FLOOR([.$A926]-[.F$1]/2);[.F$1]) * [.F$2] *2 / ([.F$1]-1)))" office:value-type="float" office:value="203" calcext:value-type="float">
            <text:p>203</text:p>
          </table:table-cell>
          <table:table-cell table:formula="of:=FLOOR([.G$2] * POWER(SIN( PI() * [.$A926] / [.G$1] );2))" office:value-type="float" office:value="229" calcext:value-type="float">
            <text:p>229</text:p>
          </table:table-cell>
          <table:table-cell table:formula="of:=[.H$2]-FLOOR(POWER(IF(MOD([.$A926];[.H$1])&lt;[.H$1]/2;FLOOR(MOD([.$A926];[.H$1]) * [.H$2] *2 / ([.H$1]-1));[.H$2]-FLOOR(MOD(FLOOR([.$A926]-[.H$1]/2);[.H$1]) * [.H$2] *2 / ([.H$1]-1)));2)/[.H$2])" office:value-type="float" office:value="94" calcext:value-type="float">
            <text:p>94</text:p>
          </table:table-cell>
          <table:table-cell table:formula="of:=FLOOR( [.I$2] * ABS(SIN( PI() * [.$A926] / [.I$1] ))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FLOOR([.$B$2]/2 + [.$B$2]/2 * SIN(2 *  PI() * [.$A927] / [.$B$1] ))" office:value-type="float" office:value="49" calcext:value-type="float">
            <text:p>49</text:p>
          </table:table-cell>
          <table:table-cell table:formula="of:=FLOOR(MOD([.$A927];[.C$1]) * [.C$2] / ([.C$1]-1))" office:value-type="float" office:value="155" calcext:value-type="float">
            <text:p>155</text:p>
          </table:table-cell>
          <table:table-cell table:formula="of:=FLOOR(MOD([.D$1]-[.$A927] -1;[.D$1]) * [.D$2] / ([.D$1]-1))" office:value-type="float" office:value="100" calcext:value-type="float">
            <text:p>100</text:p>
          </table:table-cell>
          <table:table-cell table:formula="of:=(IF(MOD([.$A927];[.E$1])&lt;FLOOR([.E$1]/2);0;[.E$2]))" office:value-type="float" office:value="255" calcext:value-type="float">
            <text:p>255</text:p>
          </table:table-cell>
          <table:table-cell table:formula="of:=IF(MOD([.$A927];[.F$1])&lt;[.F$1]/2;FLOOR(MOD([.$A927];[.F$1]) * [.F$2] *2 / ([.F$1]-1));[.F$2]-FLOOR(MOD(FLOOR([.$A927]-[.F$1]/2);[.F$1]) * [.F$2] *2 / ([.F$1]-1)))" office:value-type="float" office:value="201" calcext:value-type="float">
            <text:p>201</text:p>
          </table:table-cell>
          <table:table-cell table:formula="of:=FLOOR([.G$2] * POWER(SIN( PI() * [.$A927] / [.G$1] );2))" office:value-type="float" office:value="228" calcext:value-type="float">
            <text:p>228</text:p>
          </table:table-cell>
          <table:table-cell table:formula="of:=[.H$2]-FLOOR(POWER(IF(MOD([.$A927];[.H$1])&lt;[.H$1]/2;FLOOR(MOD([.$A927];[.H$1]) * [.H$2] *2 / ([.H$1]-1));[.H$2]-FLOOR(MOD(FLOOR([.$A927]-[.H$1]/2);[.H$1]) * [.H$2] *2 / ([.H$1]-1)));2)/[.H$2])" office:value-type="float" office:value="97" calcext:value-type="float">
            <text:p>97</text:p>
          </table:table-cell>
          <table:table-cell table:formula="of:=FLOOR( [.I$2] * ABS(SIN( PI() * [.$A927] / [.I$1] ))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FLOOR([.$B$2]/2 + [.$B$2]/2 * SIN(2 *  PI() * [.$A928] / [.$B$1] ))" office:value-type="float" office:value="46" calcext:value-type="float">
            <text:p>46</text:p>
          </table:table-cell>
          <table:table-cell table:formula="of:=FLOOR(MOD([.$A928];[.C$1]) * [.C$2] / ([.C$1]-1))" office:value-type="float" office:value="156" calcext:value-type="float">
            <text:p>156</text:p>
          </table:table-cell>
          <table:table-cell table:formula="of:=FLOOR(MOD([.D$1]-[.$A928] -1;[.D$1]) * [.D$2] / ([.D$1]-1))" office:value-type="float" office:value="99" calcext:value-type="float">
            <text:p>99</text:p>
          </table:table-cell>
          <table:table-cell table:formula="of:=(IF(MOD([.$A928];[.E$1])&lt;FLOOR([.E$1]/2);0;[.E$2]))" office:value-type="float" office:value="255" calcext:value-type="float">
            <text:p>255</text:p>
          </table:table-cell>
          <table:table-cell table:formula="of:=IF(MOD([.$A928];[.F$1])&lt;[.F$1]/2;FLOOR(MOD([.$A928];[.F$1]) * [.F$2] *2 / ([.F$1]-1));[.F$2]-FLOOR(MOD(FLOOR([.$A928]-[.F$1]/2);[.F$1]) * [.F$2] *2 / ([.F$1]-1)))" office:value-type="float" office:value="199" calcext:value-type="float">
            <text:p>199</text:p>
          </table:table-cell>
          <table:table-cell table:formula="of:=FLOOR([.G$2] * POWER(SIN( PI() * [.$A928] / [.G$1] );2))" office:value-type="float" office:value="226" calcext:value-type="float">
            <text:p>226</text:p>
          </table:table-cell>
          <table:table-cell table:formula="of:=[.H$2]-FLOOR(POWER(IF(MOD([.$A928];[.H$1])&lt;[.H$1]/2;FLOOR(MOD([.$A928];[.H$1]) * [.H$2] *2 / ([.H$1]-1));[.H$2]-FLOOR(MOD(FLOOR([.$A928]-[.H$1]/2);[.H$1]) * [.H$2] *2 / ([.H$1]-1)));2)/[.H$2])" office:value-type="float" office:value="100" calcext:value-type="float">
            <text:p>100</text:p>
          </table:table-cell>
          <table:table-cell table:formula="of:=FLOOR( [.I$2] * ABS(SIN( PI() * [.$A928] / [.I$1] )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FLOOR([.$B$2]/2 + [.$B$2]/2 * SIN(2 *  PI() * [.$A929] / [.$B$1] ))" office:value-type="float" office:value="44" calcext:value-type="float">
            <text:p>44</text:p>
          </table:table-cell>
          <table:table-cell table:formula="of:=FLOOR(MOD([.$A929];[.C$1]) * [.C$2] / ([.C$1]-1))" office:value-type="float" office:value="157" calcext:value-type="float">
            <text:p>157</text:p>
          </table:table-cell>
          <table:table-cell table:formula="of:=FLOOR(MOD([.D$1]-[.$A929] -1;[.D$1]) * [.D$2] / ([.D$1]-1))" office:value-type="float" office:value="98" calcext:value-type="float">
            <text:p>98</text:p>
          </table:table-cell>
          <table:table-cell table:formula="of:=(IF(MOD([.$A929];[.E$1])&lt;FLOOR([.E$1]/2);0;[.E$2]))" office:value-type="float" office:value="255" calcext:value-type="float">
            <text:p>255</text:p>
          </table:table-cell>
          <table:table-cell table:formula="of:=IF(MOD([.$A929];[.F$1])&lt;[.F$1]/2;FLOOR(MOD([.$A929];[.F$1]) * [.F$2] *2 / ([.F$1]-1));[.F$2]-FLOOR(MOD(FLOOR([.$A929]-[.F$1]/2);[.F$1]) * [.F$2] *2 / ([.F$1]-1)))" office:value-type="float" office:value="197" calcext:value-type="float">
            <text:p>197</text:p>
          </table:table-cell>
          <table:table-cell table:formula="of:=FLOOR([.G$2] * POWER(SIN( PI() * [.$A929] / [.G$1] );2))" office:value-type="float" office:value="224" calcext:value-type="float">
            <text:p>224</text:p>
          </table:table-cell>
          <table:table-cell table:formula="of:=[.H$2]-FLOOR(POWER(IF(MOD([.$A929];[.H$1])&lt;[.H$1]/2;FLOOR(MOD([.$A929];[.H$1]) * [.H$2] *2 / ([.H$1]-1));[.H$2]-FLOOR(MOD(FLOOR([.$A929]-[.H$1]/2);[.H$1]) * [.H$2] *2 / ([.H$1]-1)));2)/[.H$2])" office:value-type="float" office:value="103" calcext:value-type="float">
            <text:p>103</text:p>
          </table:table-cell>
          <table:table-cell table:formula="of:=FLOOR( [.I$2] * ABS(SIN( PI() * [.$A929] / [.I$1] ))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FLOOR([.$B$2]/2 + [.$B$2]/2 * SIN(2 *  PI() * [.$A930] / [.$B$1] ))" office:value-type="float" office:value="41" calcext:value-type="float">
            <text:p>41</text:p>
          </table:table-cell>
          <table:table-cell table:formula="of:=FLOOR(MOD([.$A930];[.C$1]) * [.C$2] / ([.C$1]-1))" office:value-type="float" office:value="158" calcext:value-type="float">
            <text:p>158</text:p>
          </table:table-cell>
          <table:table-cell table:formula="of:=FLOOR(MOD([.D$1]-[.$A930] -1;[.D$1]) * [.D$2] / ([.D$1]-1))" office:value-type="float" office:value="97" calcext:value-type="float">
            <text:p>97</text:p>
          </table:table-cell>
          <table:table-cell table:formula="of:=(IF(MOD([.$A930];[.E$1])&lt;FLOOR([.E$1]/2);0;[.E$2]))" office:value-type="float" office:value="255" calcext:value-type="float">
            <text:p>255</text:p>
          </table:table-cell>
          <table:table-cell table:formula="of:=IF(MOD([.$A930];[.F$1])&lt;[.F$1]/2;FLOOR(MOD([.$A930];[.F$1]) * [.F$2] *2 / ([.F$1]-1));[.F$2]-FLOOR(MOD(FLOOR([.$A930]-[.F$1]/2);[.F$1]) * [.F$2] *2 / ([.F$1]-1)))" office:value-type="float" office:value="195" calcext:value-type="float">
            <text:p>195</text:p>
          </table:table-cell>
          <table:table-cell table:formula="of:=FLOOR([.G$2] * POWER(SIN( PI() * [.$A930] / [.G$1] );2))" office:value-type="float" office:value="221" calcext:value-type="float">
            <text:p>221</text:p>
          </table:table-cell>
          <table:table-cell table:formula="of:=[.H$2]-FLOOR(POWER(IF(MOD([.$A930];[.H$1])&lt;[.H$1]/2;FLOOR(MOD([.$A930];[.H$1]) * [.H$2] *2 / ([.H$1]-1));[.H$2]-FLOOR(MOD(FLOOR([.$A930]-[.H$1]/2);[.H$1]) * [.H$2] *2 / ([.H$1]-1)));2)/[.H$2])" office:value-type="float" office:value="106" calcext:value-type="float">
            <text:p>106</text:p>
          </table:table-cell>
          <table:table-cell table:formula="of:=FLOOR( [.I$2] * ABS(SIN( PI() * [.$A930] / [.I$1] ))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FLOOR([.$B$2]/2 + [.$B$2]/2 * SIN(2 *  PI() * [.$A931] / [.$B$1] ))" office:value-type="float" office:value="39" calcext:value-type="float">
            <text:p>39</text:p>
          </table:table-cell>
          <table:table-cell table:formula="of:=FLOOR(MOD([.$A931];[.C$1]) * [.C$2] / ([.C$1]-1))" office:value-type="float" office:value="159" calcext:value-type="float">
            <text:p>159</text:p>
          </table:table-cell>
          <table:table-cell table:formula="of:=FLOOR(MOD([.D$1]-[.$A931] -1;[.D$1]) * [.D$2] / ([.D$1]-1))" office:value-type="float" office:value="96" calcext:value-type="float">
            <text:p>96</text:p>
          </table:table-cell>
          <table:table-cell table:formula="of:=(IF(MOD([.$A931];[.E$1])&lt;FLOOR([.E$1]/2);0;[.E$2]))" office:value-type="float" office:value="255" calcext:value-type="float">
            <text:p>255</text:p>
          </table:table-cell>
          <table:table-cell table:formula="of:=IF(MOD([.$A931];[.F$1])&lt;[.F$1]/2;FLOOR(MOD([.$A931];[.F$1]) * [.F$2] *2 / ([.F$1]-1));[.F$2]-FLOOR(MOD(FLOOR([.$A931]-[.F$1]/2);[.F$1]) * [.F$2] *2 / ([.F$1]-1)))" office:value-type="float" office:value="193" calcext:value-type="float">
            <text:p>193</text:p>
          </table:table-cell>
          <table:table-cell table:formula="of:=FLOOR([.G$2] * POWER(SIN( PI() * [.$A931] / [.G$1] );2))" office:value-type="float" office:value="219" calcext:value-type="float">
            <text:p>219</text:p>
          </table:table-cell>
          <table:table-cell table:formula="of:=[.H$2]-FLOOR(POWER(IF(MOD([.$A931];[.H$1])&lt;[.H$1]/2;FLOOR(MOD([.$A931];[.H$1]) * [.H$2] *2 / ([.H$1]-1));[.H$2]-FLOOR(MOD(FLOOR([.$A931]-[.H$1]/2);[.H$1]) * [.H$2] *2 / ([.H$1]-1)));2)/[.H$2])" office:value-type="float" office:value="109" calcext:value-type="float">
            <text:p>109</text:p>
          </table:table-cell>
          <table:table-cell table:formula="of:=FLOOR( [.I$2] * ABS(SIN( PI() * [.$A931] / [.I$1] ))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FLOOR([.$B$2]/2 + [.$B$2]/2 * SIN(2 *  PI() * [.$A932] / [.$B$1] ))" office:value-type="float" office:value="37" calcext:value-type="float">
            <text:p>37</text:p>
          </table:table-cell>
          <table:table-cell table:formula="of:=FLOOR(MOD([.$A932];[.C$1]) * [.C$2] / ([.C$1]-1))" office:value-type="float" office:value="160" calcext:value-type="float">
            <text:p>160</text:p>
          </table:table-cell>
          <table:table-cell table:formula="of:=FLOOR(MOD([.D$1]-[.$A932] -1;[.D$1]) * [.D$2] / ([.D$1]-1))" office:value-type="float" office:value="95" calcext:value-type="float">
            <text:p>95</text:p>
          </table:table-cell>
          <table:table-cell table:formula="of:=(IF(MOD([.$A932];[.E$1])&lt;FLOOR([.E$1]/2);0;[.E$2]))" office:value-type="float" office:value="255" calcext:value-type="float">
            <text:p>255</text:p>
          </table:table-cell>
          <table:table-cell table:formula="of:=IF(MOD([.$A932];[.F$1])&lt;[.F$1]/2;FLOOR(MOD([.$A932];[.F$1]) * [.F$2] *2 / ([.F$1]-1));[.F$2]-FLOOR(MOD(FLOOR([.$A932]-[.F$1]/2);[.F$1]) * [.F$2] *2 / ([.F$1]-1)))" office:value-type="float" office:value="191" calcext:value-type="float">
            <text:p>191</text:p>
          </table:table-cell>
          <table:table-cell table:formula="of:=FLOOR([.G$2] * POWER(SIN( PI() * [.$A932] / [.G$1] );2))" office:value-type="float" office:value="217" calcext:value-type="float">
            <text:p>217</text:p>
          </table:table-cell>
          <table:table-cell table:formula="of:=[.H$2]-FLOOR(POWER(IF(MOD([.$A932];[.H$1])&lt;[.H$1]/2;FLOOR(MOD([.$A932];[.H$1]) * [.H$2] *2 / ([.H$1]-1));[.H$2]-FLOOR(MOD(FLOOR([.$A932]-[.H$1]/2);[.H$1]) * [.H$2] *2 / ([.H$1]-1)));2)/[.H$2])" office:value-type="float" office:value="112" calcext:value-type="float">
            <text:p>112</text:p>
          </table:table-cell>
          <table:table-cell table:formula="of:=FLOOR( [.I$2] * ABS(SIN( PI() * [.$A932] / [.I$1] )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FLOOR([.$B$2]/2 + [.$B$2]/2 * SIN(2 *  PI() * [.$A933] / [.$B$1] ))" office:value-type="float" office:value="35" calcext:value-type="float">
            <text:p>35</text:p>
          </table:table-cell>
          <table:table-cell table:formula="of:=FLOOR(MOD([.$A933];[.C$1]) * [.C$2] / ([.C$1]-1))" office:value-type="float" office:value="161" calcext:value-type="float">
            <text:p>161</text:p>
          </table:table-cell>
          <table:table-cell table:formula="of:=FLOOR(MOD([.D$1]-[.$A933] -1;[.D$1]) * [.D$2] / ([.D$1]-1))" office:value-type="float" office:value="94" calcext:value-type="float">
            <text:p>94</text:p>
          </table:table-cell>
          <table:table-cell table:formula="of:=(IF(MOD([.$A933];[.E$1])&lt;FLOOR([.E$1]/2);0;[.E$2]))" office:value-type="float" office:value="255" calcext:value-type="float">
            <text:p>255</text:p>
          </table:table-cell>
          <table:table-cell table:formula="of:=IF(MOD([.$A933];[.F$1])&lt;[.F$1]/2;FLOOR(MOD([.$A933];[.F$1]) * [.F$2] *2 / ([.F$1]-1));[.F$2]-FLOOR(MOD(FLOOR([.$A933]-[.F$1]/2);[.F$1]) * [.F$2] *2 / ([.F$1]-1)))" office:value-type="float" office:value="189" calcext:value-type="float">
            <text:p>189</text:p>
          </table:table-cell>
          <table:table-cell table:formula="of:=FLOOR([.G$2] * POWER(SIN( PI() * [.$A933] / [.G$1] );2))" office:value-type="float" office:value="215" calcext:value-type="float">
            <text:p>215</text:p>
          </table:table-cell>
          <table:table-cell table:formula="of:=[.H$2]-FLOOR(POWER(IF(MOD([.$A933];[.H$1])&lt;[.H$1]/2;FLOOR(MOD([.$A933];[.H$1]) * [.H$2] *2 / ([.H$1]-1));[.H$2]-FLOOR(MOD(FLOOR([.$A933]-[.H$1]/2);[.H$1]) * [.H$2] *2 / ([.H$1]-1)));2)/[.H$2])" office:value-type="float" office:value="115" calcext:value-type="float">
            <text:p>115</text:p>
          </table:table-cell>
          <table:table-cell table:formula="of:=FLOOR( [.I$2] * ABS(SIN( PI() * [.$A933] / [.I$1] )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FLOOR([.$B$2]/2 + [.$B$2]/2 * SIN(2 *  PI() * [.$A934] / [.$B$1] ))" office:value-type="float" office:value="33" calcext:value-type="float">
            <text:p>33</text:p>
          </table:table-cell>
          <table:table-cell table:formula="of:=FLOOR(MOD([.$A934];[.C$1]) * [.C$2] / ([.C$1]-1))" office:value-type="float" office:value="162" calcext:value-type="float">
            <text:p>162</text:p>
          </table:table-cell>
          <table:table-cell table:formula="of:=FLOOR(MOD([.D$1]-[.$A934] -1;[.D$1]) * [.D$2] / ([.D$1]-1))" office:value-type="float" office:value="93" calcext:value-type="float">
            <text:p>93</text:p>
          </table:table-cell>
          <table:table-cell table:formula="of:=(IF(MOD([.$A934];[.E$1])&lt;FLOOR([.E$1]/2);0;[.E$2]))" office:value-type="float" office:value="255" calcext:value-type="float">
            <text:p>255</text:p>
          </table:table-cell>
          <table:table-cell table:formula="of:=IF(MOD([.$A934];[.F$1])&lt;[.F$1]/2;FLOOR(MOD([.$A934];[.F$1]) * [.F$2] *2 / ([.F$1]-1));[.F$2]-FLOOR(MOD(FLOOR([.$A934]-[.F$1]/2);[.F$1]) * [.F$2] *2 / ([.F$1]-1)))" office:value-type="float" office:value="187" calcext:value-type="float">
            <text:p>187</text:p>
          </table:table-cell>
          <table:table-cell table:formula="of:=FLOOR([.G$2] * POWER(SIN( PI() * [.$A934] / [.G$1] );2))" office:value-type="float" office:value="213" calcext:value-type="float">
            <text:p>213</text:p>
          </table:table-cell>
          <table:table-cell table:formula="of:=[.H$2]-FLOOR(POWER(IF(MOD([.$A934];[.H$1])&lt;[.H$1]/2;FLOOR(MOD([.$A934];[.H$1]) * [.H$2] *2 / ([.H$1]-1));[.H$2]-FLOOR(MOD(FLOOR([.$A934]-[.H$1]/2);[.H$1]) * [.H$2] *2 / ([.H$1]-1)));2)/[.H$2])" office:value-type="float" office:value="118" calcext:value-type="float">
            <text:p>118</text:p>
          </table:table-cell>
          <table:table-cell table:formula="of:=FLOOR( [.I$2] * ABS(SIN( PI() * [.$A934] / [.I$1] ))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FLOOR([.$B$2]/2 + [.$B$2]/2 * SIN(2 *  PI() * [.$A935] / [.$B$1] ))" office:value-type="float" office:value="30" calcext:value-type="float">
            <text:p>30</text:p>
          </table:table-cell>
          <table:table-cell table:formula="of:=FLOOR(MOD([.$A935];[.C$1]) * [.C$2] / ([.C$1]-1))" office:value-type="float" office:value="163" calcext:value-type="float">
            <text:p>163</text:p>
          </table:table-cell>
          <table:table-cell table:formula="of:=FLOOR(MOD([.D$1]-[.$A935] -1;[.D$1]) * [.D$2] / ([.D$1]-1))" office:value-type="float" office:value="92" calcext:value-type="float">
            <text:p>92</text:p>
          </table:table-cell>
          <table:table-cell table:formula="of:=(IF(MOD([.$A935];[.E$1])&lt;FLOOR([.E$1]/2);0;[.E$2]))" office:value-type="float" office:value="255" calcext:value-type="float">
            <text:p>255</text:p>
          </table:table-cell>
          <table:table-cell table:formula="of:=IF(MOD([.$A935];[.F$1])&lt;[.F$1]/2;FLOOR(MOD([.$A935];[.F$1]) * [.F$2] *2 / ([.F$1]-1));[.F$2]-FLOOR(MOD(FLOOR([.$A935]-[.F$1]/2);[.F$1]) * [.F$2] *2 / ([.F$1]-1)))" office:value-type="float" office:value="185" calcext:value-type="float">
            <text:p>185</text:p>
          </table:table-cell>
          <table:table-cell table:formula="of:=FLOOR([.G$2] * POWER(SIN( PI() * [.$A935] / [.G$1] );2))" office:value-type="float" office:value="210" calcext:value-type="float">
            <text:p>210</text:p>
          </table:table-cell>
          <table:table-cell table:formula="of:=[.H$2]-FLOOR(POWER(IF(MOD([.$A935];[.H$1])&lt;[.H$1]/2;FLOOR(MOD([.$A935];[.H$1]) * [.H$2] *2 / ([.H$1]-1));[.H$2]-FLOOR(MOD(FLOOR([.$A935]-[.H$1]/2);[.H$1]) * [.H$2] *2 / ([.H$1]-1)));2)/[.H$2])" office:value-type="float" office:value="121" calcext:value-type="float">
            <text:p>121</text:p>
          </table:table-cell>
          <table:table-cell table:formula="of:=FLOOR( [.I$2] * ABS(SIN( PI() * [.$A935] / [.I$1] ))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FLOOR([.$B$2]/2 + [.$B$2]/2 * SIN(2 *  PI() * [.$A936] / [.$B$1] ))" office:value-type="float" office:value="28" calcext:value-type="float">
            <text:p>28</text:p>
          </table:table-cell>
          <table:table-cell table:formula="of:=FLOOR(MOD([.$A936];[.C$1]) * [.C$2] / ([.C$1]-1))" office:value-type="float" office:value="164" calcext:value-type="float">
            <text:p>164</text:p>
          </table:table-cell>
          <table:table-cell table:formula="of:=FLOOR(MOD([.D$1]-[.$A936] -1;[.D$1]) * [.D$2] / ([.D$1]-1))" office:value-type="float" office:value="91" calcext:value-type="float">
            <text:p>91</text:p>
          </table:table-cell>
          <table:table-cell table:formula="of:=(IF(MOD([.$A936];[.E$1])&lt;FLOOR([.E$1]/2);0;[.E$2]))" office:value-type="float" office:value="255" calcext:value-type="float">
            <text:p>255</text:p>
          </table:table-cell>
          <table:table-cell table:formula="of:=IF(MOD([.$A936];[.F$1])&lt;[.F$1]/2;FLOOR(MOD([.$A936];[.F$1]) * [.F$2] *2 / ([.F$1]-1));[.F$2]-FLOOR(MOD(FLOOR([.$A936]-[.F$1]/2);[.F$1]) * [.F$2] *2 / ([.F$1]-1)))" office:value-type="float" office:value="183" calcext:value-type="float">
            <text:p>183</text:p>
          </table:table-cell>
          <table:table-cell table:formula="of:=FLOOR([.G$2] * POWER(SIN( PI() * [.$A936] / [.G$1] );2))" office:value-type="float" office:value="208" calcext:value-type="float">
            <text:p>208</text:p>
          </table:table-cell>
          <table:table-cell table:formula="of:=[.H$2]-FLOOR(POWER(IF(MOD([.$A936];[.H$1])&lt;[.H$1]/2;FLOOR(MOD([.$A936];[.H$1]) * [.H$2] *2 / ([.H$1]-1));[.H$2]-FLOOR(MOD(FLOOR([.$A936]-[.H$1]/2);[.H$1]) * [.H$2] *2 / ([.H$1]-1)));2)/[.H$2])" office:value-type="float" office:value="124" calcext:value-type="float">
            <text:p>124</text:p>
          </table:table-cell>
          <table:table-cell table:formula="of:=FLOOR( [.I$2] * ABS(SIN( PI() * [.$A936] / [.I$1] ))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FLOOR([.$B$2]/2 + [.$B$2]/2 * SIN(2 *  PI() * [.$A937] / [.$B$1] ))" office:value-type="float" office:value="26" calcext:value-type="float">
            <text:p>26</text:p>
          </table:table-cell>
          <table:table-cell table:formula="of:=FLOOR(MOD([.$A937];[.C$1]) * [.C$2] / ([.C$1]-1))" office:value-type="float" office:value="165" calcext:value-type="float">
            <text:p>165</text:p>
          </table:table-cell>
          <table:table-cell table:formula="of:=FLOOR(MOD([.D$1]-[.$A937] -1;[.D$1]) * [.D$2] / ([.D$1]-1))" office:value-type="float" office:value="90" calcext:value-type="float">
            <text:p>90</text:p>
          </table:table-cell>
          <table:table-cell table:formula="of:=(IF(MOD([.$A937];[.E$1])&lt;FLOOR([.E$1]/2);0;[.E$2]))" office:value-type="float" office:value="255" calcext:value-type="float">
            <text:p>255</text:p>
          </table:table-cell>
          <table:table-cell table:formula="of:=IF(MOD([.$A937];[.F$1])&lt;[.F$1]/2;FLOOR(MOD([.$A937];[.F$1]) * [.F$2] *2 / ([.F$1]-1));[.F$2]-FLOOR(MOD(FLOOR([.$A937]-[.F$1]/2);[.F$1]) * [.F$2] *2 / ([.F$1]-1)))" office:value-type="float" office:value="181" calcext:value-type="float">
            <text:p>181</text:p>
          </table:table-cell>
          <table:table-cell table:formula="of:=FLOOR([.G$2] * POWER(SIN( PI() * [.$A937] / [.G$1] );2))" office:value-type="float" office:value="205" calcext:value-type="float">
            <text:p>205</text:p>
          </table:table-cell>
          <table:table-cell table:formula="of:=[.H$2]-FLOOR(POWER(IF(MOD([.$A937];[.H$1])&lt;[.H$1]/2;FLOOR(MOD([.$A937];[.H$1]) * [.H$2] *2 / ([.H$1]-1));[.H$2]-FLOOR(MOD(FLOOR([.$A937]-[.H$1]/2);[.H$1]) * [.H$2] *2 / ([.H$1]-1)));2)/[.H$2])" office:value-type="float" office:value="127" calcext:value-type="float">
            <text:p>127</text:p>
          </table:table-cell>
          <table:table-cell table:formula="of:=FLOOR( [.I$2] * ABS(SIN( PI() * [.$A937] / [.I$1] ))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FLOOR([.$B$2]/2 + [.$B$2]/2 * SIN(2 *  PI() * [.$A938] / [.$B$1] ))" office:value-type="float" office:value="25" calcext:value-type="float">
            <text:p>25</text:p>
          </table:table-cell>
          <table:table-cell table:formula="of:=FLOOR(MOD([.$A938];[.C$1]) * [.C$2] / ([.C$1]-1))" office:value-type="float" office:value="166" calcext:value-type="float">
            <text:p>166</text:p>
          </table:table-cell>
          <table:table-cell table:formula="of:=FLOOR(MOD([.D$1]-[.$A938] -1;[.D$1]) * [.D$2] / ([.D$1]-1))" office:value-type="float" office:value="89" calcext:value-type="float">
            <text:p>89</text:p>
          </table:table-cell>
          <table:table-cell table:formula="of:=(IF(MOD([.$A938];[.E$1])&lt;FLOOR([.E$1]/2);0;[.E$2]))" office:value-type="float" office:value="255" calcext:value-type="float">
            <text:p>255</text:p>
          </table:table-cell>
          <table:table-cell table:formula="of:=IF(MOD([.$A938];[.F$1])&lt;[.F$1]/2;FLOOR(MOD([.$A938];[.F$1]) * [.F$2] *2 / ([.F$1]-1));[.F$2]-FLOOR(MOD(FLOOR([.$A938]-[.F$1]/2);[.F$1]) * [.F$2] *2 / ([.F$1]-1)))" office:value-type="float" office:value="179" calcext:value-type="float">
            <text:p>179</text:p>
          </table:table-cell>
          <table:table-cell table:formula="of:=FLOOR([.G$2] * POWER(SIN( PI() * [.$A938] / [.G$1] );2))" office:value-type="float" office:value="203" calcext:value-type="float">
            <text:p>203</text:p>
          </table:table-cell>
          <table:table-cell table:formula="of:=[.H$2]-FLOOR(POWER(IF(MOD([.$A938];[.H$1])&lt;[.H$1]/2;FLOOR(MOD([.$A938];[.H$1]) * [.H$2] *2 / ([.H$1]-1));[.H$2]-FLOOR(MOD(FLOOR([.$A938]-[.H$1]/2);[.H$1]) * [.H$2] *2 / ([.H$1]-1)));2)/[.H$2])" office:value-type="float" office:value="130" calcext:value-type="float">
            <text:p>130</text:p>
          </table:table-cell>
          <table:table-cell table:formula="of:=FLOOR( [.I$2] * ABS(SIN( PI() * [.$A938] / [.I$1] ))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FLOOR([.$B$2]/2 + [.$B$2]/2 * SIN(2 *  PI() * [.$A939] / [.$B$1] ))" office:value-type="float" office:value="23" calcext:value-type="float">
            <text:p>23</text:p>
          </table:table-cell>
          <table:table-cell table:formula="of:=FLOOR(MOD([.$A939];[.C$1]) * [.C$2] / ([.C$1]-1))" office:value-type="float" office:value="167" calcext:value-type="float">
            <text:p>167</text:p>
          </table:table-cell>
          <table:table-cell table:formula="of:=FLOOR(MOD([.D$1]-[.$A939] -1;[.D$1]) * [.D$2] / ([.D$1]-1))" office:value-type="float" office:value="88" calcext:value-type="float">
            <text:p>88</text:p>
          </table:table-cell>
          <table:table-cell table:formula="of:=(IF(MOD([.$A939];[.E$1])&lt;FLOOR([.E$1]/2);0;[.E$2]))" office:value-type="float" office:value="255" calcext:value-type="float">
            <text:p>255</text:p>
          </table:table-cell>
          <table:table-cell table:formula="of:=IF(MOD([.$A939];[.F$1])&lt;[.F$1]/2;FLOOR(MOD([.$A939];[.F$1]) * [.F$2] *2 / ([.F$1]-1));[.F$2]-FLOOR(MOD(FLOOR([.$A939]-[.F$1]/2);[.F$1]) * [.F$2] *2 / ([.F$1]-1)))" office:value-type="float" office:value="177" calcext:value-type="float">
            <text:p>177</text:p>
          </table:table-cell>
          <table:table-cell table:formula="of:=FLOOR([.G$2] * POWER(SIN( PI() * [.$A939] / [.G$1] );2))" office:value-type="float" office:value="200" calcext:value-type="float">
            <text:p>200</text:p>
          </table:table-cell>
          <table:table-cell table:formula="of:=[.H$2]-FLOOR(POWER(IF(MOD([.$A939];[.H$1])&lt;[.H$1]/2;FLOOR(MOD([.$A939];[.H$1]) * [.H$2] *2 / ([.H$1]-1));[.H$2]-FLOOR(MOD(FLOOR([.$A939]-[.H$1]/2);[.H$1]) * [.H$2] *2 / ([.H$1]-1)));2)/[.H$2])" office:value-type="float" office:value="133" calcext:value-type="float">
            <text:p>133</text:p>
          </table:table-cell>
          <table:table-cell table:formula="of:=FLOOR( [.I$2] * ABS(SIN( PI() * [.$A939] / [.I$1] ))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FLOOR([.$B$2]/2 + [.$B$2]/2 * SIN(2 *  PI() * [.$A940] / [.$B$1] ))" office:value-type="float" office:value="21" calcext:value-type="float">
            <text:p>21</text:p>
          </table:table-cell>
          <table:table-cell table:formula="of:=FLOOR(MOD([.$A940];[.C$1]) * [.C$2] / ([.C$1]-1))" office:value-type="float" office:value="168" calcext:value-type="float">
            <text:p>168</text:p>
          </table:table-cell>
          <table:table-cell table:formula="of:=FLOOR(MOD([.D$1]-[.$A940] -1;[.D$1]) * [.D$2] / ([.D$1]-1))" office:value-type="float" office:value="87" calcext:value-type="float">
            <text:p>87</text:p>
          </table:table-cell>
          <table:table-cell table:formula="of:=(IF(MOD([.$A940];[.E$1])&lt;FLOOR([.E$1]/2);0;[.E$2]))" office:value-type="float" office:value="255" calcext:value-type="float">
            <text:p>255</text:p>
          </table:table-cell>
          <table:table-cell table:formula="of:=IF(MOD([.$A940];[.F$1])&lt;[.F$1]/2;FLOOR(MOD([.$A940];[.F$1]) * [.F$2] *2 / ([.F$1]-1));[.F$2]-FLOOR(MOD(FLOOR([.$A940]-[.F$1]/2);[.F$1]) * [.F$2] *2 / ([.F$1]-1)))" office:value-type="float" office:value="175" calcext:value-type="float">
            <text:p>175</text:p>
          </table:table-cell>
          <table:table-cell table:formula="of:=FLOOR([.G$2] * POWER(SIN( PI() * [.$A940] / [.G$1] );2))" office:value-type="float" office:value="198" calcext:value-type="float">
            <text:p>198</text:p>
          </table:table-cell>
          <table:table-cell table:formula="of:=[.H$2]-FLOOR(POWER(IF(MOD([.$A940];[.H$1])&lt;[.H$1]/2;FLOOR(MOD([.$A940];[.H$1]) * [.H$2] *2 / ([.H$1]-1));[.H$2]-FLOOR(MOD(FLOOR([.$A940]-[.H$1]/2);[.H$1]) * [.H$2] *2 / ([.H$1]-1)));2)/[.H$2])" office:value-type="float" office:value="135" calcext:value-type="float">
            <text:p>135</text:p>
          </table:table-cell>
          <table:table-cell table:formula="of:=FLOOR( [.I$2] * ABS(SIN( PI() * [.$A940] / [.I$1] ))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FLOOR([.$B$2]/2 + [.$B$2]/2 * SIN(2 *  PI() * [.$A941] / [.$B$1] ))" office:value-type="float" office:value="19" calcext:value-type="float">
            <text:p>19</text:p>
          </table:table-cell>
          <table:table-cell table:formula="of:=FLOOR(MOD([.$A941];[.C$1]) * [.C$2] / ([.C$1]-1))" office:value-type="float" office:value="169" calcext:value-type="float">
            <text:p>169</text:p>
          </table:table-cell>
          <table:table-cell table:formula="of:=FLOOR(MOD([.D$1]-[.$A941] -1;[.D$1]) * [.D$2] / ([.D$1]-1))" office:value-type="float" office:value="86" calcext:value-type="float">
            <text:p>86</text:p>
          </table:table-cell>
          <table:table-cell table:formula="of:=(IF(MOD([.$A941];[.E$1])&lt;FLOOR([.E$1]/2);0;[.E$2]))" office:value-type="float" office:value="255" calcext:value-type="float">
            <text:p>255</text:p>
          </table:table-cell>
          <table:table-cell table:formula="of:=IF(MOD([.$A941];[.F$1])&lt;[.F$1]/2;FLOOR(MOD([.$A941];[.F$1]) * [.F$2] *2 / ([.F$1]-1));[.F$2]-FLOOR(MOD(FLOOR([.$A941]-[.F$1]/2);[.F$1]) * [.F$2] *2 / ([.F$1]-1)))" office:value-type="float" office:value="173" calcext:value-type="float">
            <text:p>173</text:p>
          </table:table-cell>
          <table:table-cell table:formula="of:=FLOOR([.G$2] * POWER(SIN( PI() * [.$A941] / [.G$1] );2))" office:value-type="float" office:value="195" calcext:value-type="float">
            <text:p>195</text:p>
          </table:table-cell>
          <table:table-cell table:formula="of:=[.H$2]-FLOOR(POWER(IF(MOD([.$A941];[.H$1])&lt;[.H$1]/2;FLOOR(MOD([.$A941];[.H$1]) * [.H$2] *2 / ([.H$1]-1));[.H$2]-FLOOR(MOD(FLOOR([.$A941]-[.H$1]/2);[.H$1]) * [.H$2] *2 / ([.H$1]-1)));2)/[.H$2])" office:value-type="float" office:value="138" calcext:value-type="float">
            <text:p>138</text:p>
          </table:table-cell>
          <table:table-cell table:formula="of:=FLOOR( [.I$2] * ABS(SIN( PI() * [.$A941] / [.I$1] )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FLOOR([.$B$2]/2 + [.$B$2]/2 * SIN(2 *  PI() * [.$A942] / [.$B$1] ))" office:value-type="float" office:value="18" calcext:value-type="float">
            <text:p>18</text:p>
          </table:table-cell>
          <table:table-cell table:formula="of:=FLOOR(MOD([.$A942];[.C$1]) * [.C$2] / ([.C$1]-1))" office:value-type="float" office:value="170" calcext:value-type="float">
            <text:p>170</text:p>
          </table:table-cell>
          <table:table-cell table:formula="of:=FLOOR(MOD([.D$1]-[.$A942] -1;[.D$1]) * [.D$2] / ([.D$1]-1))" office:value-type="float" office:value="85" calcext:value-type="float">
            <text:p>85</text:p>
          </table:table-cell>
          <table:table-cell table:formula="of:=(IF(MOD([.$A942];[.E$1])&lt;FLOOR([.E$1]/2);0;[.E$2]))" office:value-type="float" office:value="255" calcext:value-type="float">
            <text:p>255</text:p>
          </table:table-cell>
          <table:table-cell table:formula="of:=IF(MOD([.$A942];[.F$1])&lt;[.F$1]/2;FLOOR(MOD([.$A942];[.F$1]) * [.F$2] *2 / ([.F$1]-1));[.F$2]-FLOOR(MOD(FLOOR([.$A942]-[.F$1]/2);[.F$1]) * [.F$2] *2 / ([.F$1]-1)))" office:value-type="float" office:value="171" calcext:value-type="float">
            <text:p>171</text:p>
          </table:table-cell>
          <table:table-cell table:formula="of:=FLOOR([.G$2] * POWER(SIN( PI() * [.$A942] / [.G$1] );2))" office:value-type="float" office:value="193" calcext:value-type="float">
            <text:p>193</text:p>
          </table:table-cell>
          <table:table-cell table:formula="of:=[.H$2]-FLOOR(POWER(IF(MOD([.$A942];[.H$1])&lt;[.H$1]/2;FLOOR(MOD([.$A942];[.H$1]) * [.H$2] *2 / ([.H$1]-1));[.H$2]-FLOOR(MOD(FLOOR([.$A942]-[.H$1]/2);[.H$1]) * [.H$2] *2 / ([.H$1]-1)));2)/[.H$2])" office:value-type="float" office:value="141" calcext:value-type="float">
            <text:p>141</text:p>
          </table:table-cell>
          <table:table-cell table:formula="of:=FLOOR( [.I$2] * ABS(SIN( PI() * [.$A942] / [.I$1] )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FLOOR([.$B$2]/2 + [.$B$2]/2 * SIN(2 *  PI() * [.$A943] / [.$B$1] ))" office:value-type="float" office:value="16" calcext:value-type="float">
            <text:p>16</text:p>
          </table:table-cell>
          <table:table-cell table:formula="of:=FLOOR(MOD([.$A943];[.C$1]) * [.C$2] / ([.C$1]-1))" office:value-type="float" office:value="171" calcext:value-type="float">
            <text:p>171</text:p>
          </table:table-cell>
          <table:table-cell table:formula="of:=FLOOR(MOD([.D$1]-[.$A943] -1;[.D$1]) * [.D$2] / ([.D$1]-1))" office:value-type="float" office:value="84" calcext:value-type="float">
            <text:p>84</text:p>
          </table:table-cell>
          <table:table-cell table:formula="of:=(IF(MOD([.$A943];[.E$1])&lt;FLOOR([.E$1]/2);0;[.E$2]))" office:value-type="float" office:value="255" calcext:value-type="float">
            <text:p>255</text:p>
          </table:table-cell>
          <table:table-cell table:formula="of:=IF(MOD([.$A943];[.F$1])&lt;[.F$1]/2;FLOOR(MOD([.$A943];[.F$1]) * [.F$2] *2 / ([.F$1]-1));[.F$2]-FLOOR(MOD(FLOOR([.$A943]-[.F$1]/2);[.F$1]) * [.F$2] *2 / ([.F$1]-1)))" office:value-type="float" office:value="169" calcext:value-type="float">
            <text:p>169</text:p>
          </table:table-cell>
          <table:table-cell table:formula="of:=FLOOR([.G$2] * POWER(SIN( PI() * [.$A943] / [.G$1] );2))" office:value-type="float" office:value="190" calcext:value-type="float">
            <text:p>190</text:p>
          </table:table-cell>
          <table:table-cell table:formula="of:=[.H$2]-FLOOR(POWER(IF(MOD([.$A943];[.H$1])&lt;[.H$1]/2;FLOOR(MOD([.$A943];[.H$1]) * [.H$2] *2 / ([.H$1]-1));[.H$2]-FLOOR(MOD(FLOOR([.$A943]-[.H$1]/2);[.H$1]) * [.H$2] *2 / ([.H$1]-1)));2)/[.H$2])" office:value-type="float" office:value="143" calcext:value-type="float">
            <text:p>143</text:p>
          </table:table-cell>
          <table:table-cell table:formula="of:=FLOOR( [.I$2] * ABS(SIN( PI() * [.$A943] / [.I$1] )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FLOOR([.$B$2]/2 + [.$B$2]/2 * SIN(2 *  PI() * [.$A944] / [.$B$1] ))" office:value-type="float" office:value="15" calcext:value-type="float">
            <text:p>15</text:p>
          </table:table-cell>
          <table:table-cell table:formula="of:=FLOOR(MOD([.$A944];[.C$1]) * [.C$2] / ([.C$1]-1))" office:value-type="float" office:value="172" calcext:value-type="float">
            <text:p>172</text:p>
          </table:table-cell>
          <table:table-cell table:formula="of:=FLOOR(MOD([.D$1]-[.$A944] -1;[.D$1]) * [.D$2] / ([.D$1]-1))" office:value-type="float" office:value="83" calcext:value-type="float">
            <text:p>83</text:p>
          </table:table-cell>
          <table:table-cell table:formula="of:=(IF(MOD([.$A944];[.E$1])&lt;FLOOR([.E$1]/2);0;[.E$2]))" office:value-type="float" office:value="255" calcext:value-type="float">
            <text:p>255</text:p>
          </table:table-cell>
          <table:table-cell table:formula="of:=IF(MOD([.$A944];[.F$1])&lt;[.F$1]/2;FLOOR(MOD([.$A944];[.F$1]) * [.F$2] *2 / ([.F$1]-1));[.F$2]-FLOOR(MOD(FLOOR([.$A944]-[.F$1]/2);[.F$1]) * [.F$2] *2 / ([.F$1]-1)))" office:value-type="float" office:value="167" calcext:value-type="float">
            <text:p>167</text:p>
          </table:table-cell>
          <table:table-cell table:formula="of:=FLOOR([.G$2] * POWER(SIN( PI() * [.$A944] / [.G$1] );2))" office:value-type="float" office:value="187" calcext:value-type="float">
            <text:p>187</text:p>
          </table:table-cell>
          <table:table-cell table:formula="of:=[.H$2]-FLOOR(POWER(IF(MOD([.$A944];[.H$1])&lt;[.H$1]/2;FLOOR(MOD([.$A944];[.H$1]) * [.H$2] *2 / ([.H$1]-1));[.H$2]-FLOOR(MOD(FLOOR([.$A944]-[.H$1]/2);[.H$1]) * [.H$2] *2 / ([.H$1]-1)));2)/[.H$2])" office:value-type="float" office:value="146" calcext:value-type="float">
            <text:p>146</text:p>
          </table:table-cell>
          <table:table-cell table:formula="of:=FLOOR( [.I$2] * ABS(SIN( PI() * [.$A944] / [.I$1] )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FLOOR([.$B$2]/2 + [.$B$2]/2 * SIN(2 *  PI() * [.$A945] / [.$B$1] ))" office:value-type="float" office:value="13" calcext:value-type="float">
            <text:p>13</text:p>
          </table:table-cell>
          <table:table-cell table:formula="of:=FLOOR(MOD([.$A945];[.C$1]) * [.C$2] / ([.C$1]-1))" office:value-type="float" office:value="173" calcext:value-type="float">
            <text:p>173</text:p>
          </table:table-cell>
          <table:table-cell table:formula="of:=FLOOR(MOD([.D$1]-[.$A945] -1;[.D$1]) * [.D$2] / ([.D$1]-1))" office:value-type="float" office:value="82" calcext:value-type="float">
            <text:p>82</text:p>
          </table:table-cell>
          <table:table-cell table:formula="of:=(IF(MOD([.$A945];[.E$1])&lt;FLOOR([.E$1]/2);0;[.E$2]))" office:value-type="float" office:value="255" calcext:value-type="float">
            <text:p>255</text:p>
          </table:table-cell>
          <table:table-cell table:formula="of:=IF(MOD([.$A945];[.F$1])&lt;[.F$1]/2;FLOOR(MOD([.$A945];[.F$1]) * [.F$2] *2 / ([.F$1]-1));[.F$2]-FLOOR(MOD(FLOOR([.$A945]-[.F$1]/2);[.F$1]) * [.F$2] *2 / ([.F$1]-1)))" office:value-type="float" office:value="165" calcext:value-type="float">
            <text:p>165</text:p>
          </table:table-cell>
          <table:table-cell table:formula="of:=FLOOR([.G$2] * POWER(SIN( PI() * [.$A945] / [.G$1] );2))" office:value-type="float" office:value="184" calcext:value-type="float">
            <text:p>184</text:p>
          </table:table-cell>
          <table:table-cell table:formula="of:=[.H$2]-FLOOR(POWER(IF(MOD([.$A945];[.H$1])&lt;[.H$1]/2;FLOOR(MOD([.$A945];[.H$1]) * [.H$2] *2 / ([.H$1]-1));[.H$2]-FLOOR(MOD(FLOOR([.$A945]-[.H$1]/2);[.H$1]) * [.H$2] *2 / ([.H$1]-1)));2)/[.H$2])" office:value-type="float" office:value="149" calcext:value-type="float">
            <text:p>149</text:p>
          </table:table-cell>
          <table:table-cell table:formula="of:=FLOOR( [.I$2] * ABS(SIN( PI() * [.$A945] / [.I$1] )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FLOOR([.$B$2]/2 + [.$B$2]/2 * SIN(2 *  PI() * [.$A946] / [.$B$1] ))" office:value-type="float" office:value="12" calcext:value-type="float">
            <text:p>12</text:p>
          </table:table-cell>
          <table:table-cell table:formula="of:=FLOOR(MOD([.$A946];[.C$1]) * [.C$2] / ([.C$1]-1))" office:value-type="float" office:value="174" calcext:value-type="float">
            <text:p>174</text:p>
          </table:table-cell>
          <table:table-cell table:formula="of:=FLOOR(MOD([.D$1]-[.$A946] -1;[.D$1]) * [.D$2] / ([.D$1]-1))" office:value-type="float" office:value="81" calcext:value-type="float">
            <text:p>81</text:p>
          </table:table-cell>
          <table:table-cell table:formula="of:=(IF(MOD([.$A946];[.E$1])&lt;FLOOR([.E$1]/2);0;[.E$2]))" office:value-type="float" office:value="255" calcext:value-type="float">
            <text:p>255</text:p>
          </table:table-cell>
          <table:table-cell table:formula="of:=IF(MOD([.$A946];[.F$1])&lt;[.F$1]/2;FLOOR(MOD([.$A946];[.F$1]) * [.F$2] *2 / ([.F$1]-1));[.F$2]-FLOOR(MOD(FLOOR([.$A946]-[.F$1]/2);[.F$1]) * [.F$2] *2 / ([.F$1]-1)))" office:value-type="float" office:value="163" calcext:value-type="float">
            <text:p>163</text:p>
          </table:table-cell>
          <table:table-cell table:formula="of:=FLOOR([.G$2] * POWER(SIN( PI() * [.$A946] / [.G$1] );2))" office:value-type="float" office:value="182" calcext:value-type="float">
            <text:p>182</text:p>
          </table:table-cell>
          <table:table-cell table:formula="of:=[.H$2]-FLOOR(POWER(IF(MOD([.$A946];[.H$1])&lt;[.H$1]/2;FLOOR(MOD([.$A946];[.H$1]) * [.H$2] *2 / ([.H$1]-1));[.H$2]-FLOOR(MOD(FLOOR([.$A946]-[.H$1]/2);[.H$1]) * [.H$2] *2 / ([.H$1]-1)));2)/[.H$2])" office:value-type="float" office:value="151" calcext:value-type="float">
            <text:p>151</text:p>
          </table:table-cell>
          <table:table-cell table:formula="of:=FLOOR( [.I$2] * ABS(SIN( PI() * [.$A946] / [.I$1] )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FLOOR([.$B$2]/2 + [.$B$2]/2 * SIN(2 *  PI() * [.$A947] / [.$B$1] ))" office:value-type="float" office:value="10" calcext:value-type="float">
            <text:p>10</text:p>
          </table:table-cell>
          <table:table-cell table:formula="of:=FLOOR(MOD([.$A947];[.C$1]) * [.C$2] / ([.C$1]-1))" office:value-type="float" office:value="175" calcext:value-type="float">
            <text:p>175</text:p>
          </table:table-cell>
          <table:table-cell table:formula="of:=FLOOR(MOD([.D$1]-[.$A947] -1;[.D$1]) * [.D$2] / ([.D$1]-1))" office:value-type="float" office:value="80" calcext:value-type="float">
            <text:p>80</text:p>
          </table:table-cell>
          <table:table-cell table:formula="of:=(IF(MOD([.$A947];[.E$1])&lt;FLOOR([.E$1]/2);0;[.E$2]))" office:value-type="float" office:value="255" calcext:value-type="float">
            <text:p>255</text:p>
          </table:table-cell>
          <table:table-cell table:formula="of:=IF(MOD([.$A947];[.F$1])&lt;[.F$1]/2;FLOOR(MOD([.$A947];[.F$1]) * [.F$2] *2 / ([.F$1]-1));[.F$2]-FLOOR(MOD(FLOOR([.$A947]-[.F$1]/2);[.F$1]) * [.F$2] *2 / ([.F$1]-1)))" office:value-type="float" office:value="161" calcext:value-type="float">
            <text:p>161</text:p>
          </table:table-cell>
          <table:table-cell table:formula="of:=FLOOR([.G$2] * POWER(SIN( PI() * [.$A947] / [.G$1] );2))" office:value-type="float" office:value="179" calcext:value-type="float">
            <text:p>179</text:p>
          </table:table-cell>
          <table:table-cell table:formula="of:=[.H$2]-FLOOR(POWER(IF(MOD([.$A947];[.H$1])&lt;[.H$1]/2;FLOOR(MOD([.$A947];[.H$1]) * [.H$2] *2 / ([.H$1]-1));[.H$2]-FLOOR(MOD(FLOOR([.$A947]-[.H$1]/2);[.H$1]) * [.H$2] *2 / ([.H$1]-1)));2)/[.H$2])" office:value-type="float" office:value="154" calcext:value-type="float">
            <text:p>154</text:p>
          </table:table-cell>
          <table:table-cell table:formula="of:=FLOOR( [.I$2] * ABS(SIN( PI() * [.$A947] / [.I$1] )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FLOOR([.$B$2]/2 + [.$B$2]/2 * SIN(2 *  PI() * [.$A948] / [.$B$1] ))" office:value-type="float" office:value="9" calcext:value-type="float">
            <text:p>9</text:p>
          </table:table-cell>
          <table:table-cell table:formula="of:=FLOOR(MOD([.$A948];[.C$1]) * [.C$2] / ([.C$1]-1))" office:value-type="float" office:value="176" calcext:value-type="float">
            <text:p>176</text:p>
          </table:table-cell>
          <table:table-cell table:formula="of:=FLOOR(MOD([.D$1]-[.$A948] -1;[.D$1]) * [.D$2] / ([.D$1]-1))" office:value-type="float" office:value="79" calcext:value-type="float">
            <text:p>79</text:p>
          </table:table-cell>
          <table:table-cell table:formula="of:=(IF(MOD([.$A948];[.E$1])&lt;FLOOR([.E$1]/2);0;[.E$2]))" office:value-type="float" office:value="255" calcext:value-type="float">
            <text:p>255</text:p>
          </table:table-cell>
          <table:table-cell table:formula="of:=IF(MOD([.$A948];[.F$1])&lt;[.F$1]/2;FLOOR(MOD([.$A948];[.F$1]) * [.F$2] *2 / ([.F$1]-1));[.F$2]-FLOOR(MOD(FLOOR([.$A948]-[.F$1]/2);[.F$1]) * [.F$2] *2 / ([.F$1]-1)))" office:value-type="float" office:value="159" calcext:value-type="float">
            <text:p>159</text:p>
          </table:table-cell>
          <table:table-cell table:formula="of:=FLOOR([.G$2] * POWER(SIN( PI() * [.$A948] / [.G$1] );2))" office:value-type="float" office:value="176" calcext:value-type="float">
            <text:p>176</text:p>
          </table:table-cell>
          <table:table-cell table:formula="of:=[.H$2]-FLOOR(POWER(IF(MOD([.$A948];[.H$1])&lt;[.H$1]/2;FLOOR(MOD([.$A948];[.H$1]) * [.H$2] *2 / ([.H$1]-1));[.H$2]-FLOOR(MOD(FLOOR([.$A948]-[.H$1]/2);[.H$1]) * [.H$2] *2 / ([.H$1]-1)));2)/[.H$2])" office:value-type="float" office:value="156" calcext:value-type="float">
            <text:p>156</text:p>
          </table:table-cell>
          <table:table-cell table:formula="of:=FLOOR( [.I$2] * ABS(SIN( PI() * [.$A948] / [.I$1] )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FLOOR([.$B$2]/2 + [.$B$2]/2 * SIN(2 *  PI() * [.$A949] / [.$B$1] ))" office:value-type="float" office:value="8" calcext:value-type="float">
            <text:p>8</text:p>
          </table:table-cell>
          <table:table-cell table:formula="of:=FLOOR(MOD([.$A949];[.C$1]) * [.C$2] / ([.C$1]-1))" office:value-type="float" office:value="177" calcext:value-type="float">
            <text:p>177</text:p>
          </table:table-cell>
          <table:table-cell table:formula="of:=FLOOR(MOD([.D$1]-[.$A949] -1;[.D$1]) * [.D$2] / ([.D$1]-1))" office:value-type="float" office:value="78" calcext:value-type="float">
            <text:p>78</text:p>
          </table:table-cell>
          <table:table-cell table:formula="of:=(IF(MOD([.$A949];[.E$1])&lt;FLOOR([.E$1]/2);0;[.E$2]))" office:value-type="float" office:value="255" calcext:value-type="float">
            <text:p>255</text:p>
          </table:table-cell>
          <table:table-cell table:formula="of:=IF(MOD([.$A949];[.F$1])&lt;[.F$1]/2;FLOOR(MOD([.$A949];[.F$1]) * [.F$2] *2 / ([.F$1]-1));[.F$2]-FLOOR(MOD(FLOOR([.$A949]-[.F$1]/2);[.F$1]) * [.F$2] *2 / ([.F$1]-1)))" office:value-type="float" office:value="157" calcext:value-type="float">
            <text:p>157</text:p>
          </table:table-cell>
          <table:table-cell table:formula="of:=FLOOR([.G$2] * POWER(SIN( PI() * [.$A949] / [.G$1] );2))" office:value-type="float" office:value="173" calcext:value-type="float">
            <text:p>173</text:p>
          </table:table-cell>
          <table:table-cell table:formula="of:=[.H$2]-FLOOR(POWER(IF(MOD([.$A949];[.H$1])&lt;[.H$1]/2;FLOOR(MOD([.$A949];[.H$1]) * [.H$2] *2 / ([.H$1]-1));[.H$2]-FLOOR(MOD(FLOOR([.$A949]-[.H$1]/2);[.H$1]) * [.H$2] *2 / ([.H$1]-1)));2)/[.H$2])" office:value-type="float" office:value="159" calcext:value-type="float">
            <text:p>159</text:p>
          </table:table-cell>
          <table:table-cell table:formula="of:=FLOOR( [.I$2] * ABS(SIN( PI() * [.$A949] / [.I$1] ))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FLOOR([.$B$2]/2 + [.$B$2]/2 * SIN(2 *  PI() * [.$A950] / [.$B$1] ))" office:value-type="float" office:value="7" calcext:value-type="float">
            <text:p>7</text:p>
          </table:table-cell>
          <table:table-cell table:formula="of:=FLOOR(MOD([.$A950];[.C$1]) * [.C$2] / ([.C$1]-1))" office:value-type="float" office:value="178" calcext:value-type="float">
            <text:p>178</text:p>
          </table:table-cell>
          <table:table-cell table:formula="of:=FLOOR(MOD([.D$1]-[.$A950] -1;[.D$1]) * [.D$2] / ([.D$1]-1))" office:value-type="float" office:value="77" calcext:value-type="float">
            <text:p>77</text:p>
          </table:table-cell>
          <table:table-cell table:formula="of:=(IF(MOD([.$A950];[.E$1])&lt;FLOOR([.E$1]/2);0;[.E$2]))" office:value-type="float" office:value="255" calcext:value-type="float">
            <text:p>255</text:p>
          </table:table-cell>
          <table:table-cell table:formula="of:=IF(MOD([.$A950];[.F$1])&lt;[.F$1]/2;FLOOR(MOD([.$A950];[.F$1]) * [.F$2] *2 / ([.F$1]-1));[.F$2]-FLOOR(MOD(FLOOR([.$A950]-[.F$1]/2);[.F$1]) * [.F$2] *2 / ([.F$1]-1)))" office:value-type="float" office:value="155" calcext:value-type="float">
            <text:p>155</text:p>
          </table:table-cell>
          <table:table-cell table:formula="of:=FLOOR([.G$2] * POWER(SIN( PI() * [.$A950] / [.G$1] );2))" office:value-type="float" office:value="170" calcext:value-type="float">
            <text:p>170</text:p>
          </table:table-cell>
          <table:table-cell table:formula="of:=[.H$2]-FLOOR(POWER(IF(MOD([.$A950];[.H$1])&lt;[.H$1]/2;FLOOR(MOD([.$A950];[.H$1]) * [.H$2] *2 / ([.H$1]-1));[.H$2]-FLOOR(MOD(FLOOR([.$A950]-[.H$1]/2);[.H$1]) * [.H$2] *2 / ([.H$1]-1)));2)/[.H$2])" office:value-type="float" office:value="161" calcext:value-type="float">
            <text:p>161</text:p>
          </table:table-cell>
          <table:table-cell table:formula="of:=FLOOR( [.I$2] * ABS(SIN( PI() * [.$A950] / [.I$1] 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FLOOR([.$B$2]/2 + [.$B$2]/2 * SIN(2 *  PI() * [.$A951] / [.$B$1] ))" office:value-type="float" office:value="6" calcext:value-type="float">
            <text:p>6</text:p>
          </table:table-cell>
          <table:table-cell table:formula="of:=FLOOR(MOD([.$A951];[.C$1]) * [.C$2] / ([.C$1]-1))" office:value-type="float" office:value="179" calcext:value-type="float">
            <text:p>179</text:p>
          </table:table-cell>
          <table:table-cell table:formula="of:=FLOOR(MOD([.D$1]-[.$A951] -1;[.D$1]) * [.D$2] / ([.D$1]-1))" office:value-type="float" office:value="76" calcext:value-type="float">
            <text:p>76</text:p>
          </table:table-cell>
          <table:table-cell table:formula="of:=(IF(MOD([.$A951];[.E$1])&lt;FLOOR([.E$1]/2);0;[.E$2]))" office:value-type="float" office:value="255" calcext:value-type="float">
            <text:p>255</text:p>
          </table:table-cell>
          <table:table-cell table:formula="of:=IF(MOD([.$A951];[.F$1])&lt;[.F$1]/2;FLOOR(MOD([.$A951];[.F$1]) * [.F$2] *2 / ([.F$1]-1));[.F$2]-FLOOR(MOD(FLOOR([.$A951]-[.F$1]/2);[.F$1]) * [.F$2] *2 / ([.F$1]-1)))" office:value-type="float" office:value="153" calcext:value-type="float">
            <text:p>153</text:p>
          </table:table-cell>
          <table:table-cell table:formula="of:=FLOOR([.G$2] * POWER(SIN( PI() * [.$A951] / [.G$1] );2))" office:value-type="float" office:value="167" calcext:value-type="float">
            <text:p>167</text:p>
          </table:table-cell>
          <table:table-cell table:formula="of:=[.H$2]-FLOOR(POWER(IF(MOD([.$A951];[.H$1])&lt;[.H$1]/2;FLOOR(MOD([.$A951];[.H$1]) * [.H$2] *2 / ([.H$1]-1));[.H$2]-FLOOR(MOD(FLOOR([.$A951]-[.H$1]/2);[.H$1]) * [.H$2] *2 / ([.H$1]-1)));2)/[.H$2])" office:value-type="float" office:value="164" calcext:value-type="float">
            <text:p>164</text:p>
          </table:table-cell>
          <table:table-cell table:formula="of:=FLOOR( [.I$2] * ABS(SIN( PI() * [.$A951] / [.I$1] 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FLOOR([.$B$2]/2 + [.$B$2]/2 * SIN(2 *  PI() * [.$A952] / [.$B$1] ))" office:value-type="float" office:value="5" calcext:value-type="float">
            <text:p>5</text:p>
          </table:table-cell>
          <table:table-cell table:formula="of:=FLOOR(MOD([.$A952];[.C$1]) * [.C$2] / ([.C$1]-1))" office:value-type="float" office:value="180" calcext:value-type="float">
            <text:p>180</text:p>
          </table:table-cell>
          <table:table-cell table:formula="of:=FLOOR(MOD([.D$1]-[.$A952] -1;[.D$1]) * [.D$2] / ([.D$1]-1))" office:value-type="float" office:value="75" calcext:value-type="float">
            <text:p>75</text:p>
          </table:table-cell>
          <table:table-cell table:formula="of:=(IF(MOD([.$A952];[.E$1])&lt;FLOOR([.E$1]/2);0;[.E$2]))" office:value-type="float" office:value="255" calcext:value-type="float">
            <text:p>255</text:p>
          </table:table-cell>
          <table:table-cell table:formula="of:=IF(MOD([.$A952];[.F$1])&lt;[.F$1]/2;FLOOR(MOD([.$A952];[.F$1]) * [.F$2] *2 / ([.F$1]-1));[.F$2]-FLOOR(MOD(FLOOR([.$A952]-[.F$1]/2);[.F$1]) * [.F$2] *2 / ([.F$1]-1)))" office:value-type="float" office:value="151" calcext:value-type="float">
            <text:p>151</text:p>
          </table:table-cell>
          <table:table-cell table:formula="of:=FLOOR([.G$2] * POWER(SIN( PI() * [.$A952] / [.G$1] );2))" office:value-type="float" office:value="164" calcext:value-type="float">
            <text:p>164</text:p>
          </table:table-cell>
          <table:table-cell table:formula="of:=[.H$2]-FLOOR(POWER(IF(MOD([.$A952];[.H$1])&lt;[.H$1]/2;FLOOR(MOD([.$A952];[.H$1]) * [.H$2] *2 / ([.H$1]-1));[.H$2]-FLOOR(MOD(FLOOR([.$A952]-[.H$1]/2);[.H$1]) * [.H$2] *2 / ([.H$1]-1)));2)/[.H$2])" office:value-type="float" office:value="166" calcext:value-type="float">
            <text:p>166</text:p>
          </table:table-cell>
          <table:table-cell table:formula="of:=FLOOR( [.I$2] * ABS(SIN( PI() * [.$A952] / [.I$1] )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FLOOR([.$B$2]/2 + [.$B$2]/2 * SIN(2 *  PI() * [.$A953] / [.$B$1] ))" office:value-type="float" office:value="4" calcext:value-type="float">
            <text:p>4</text:p>
          </table:table-cell>
          <table:table-cell table:formula="of:=FLOOR(MOD([.$A953];[.C$1]) * [.C$2] / ([.C$1]-1))" office:value-type="float" office:value="181" calcext:value-type="float">
            <text:p>181</text:p>
          </table:table-cell>
          <table:table-cell table:formula="of:=FLOOR(MOD([.D$1]-[.$A953] -1;[.D$1]) * [.D$2] / ([.D$1]-1))" office:value-type="float" office:value="74" calcext:value-type="float">
            <text:p>74</text:p>
          </table:table-cell>
          <table:table-cell table:formula="of:=(IF(MOD([.$A953];[.E$1])&lt;FLOOR([.E$1]/2);0;[.E$2]))" office:value-type="float" office:value="255" calcext:value-type="float">
            <text:p>255</text:p>
          </table:table-cell>
          <table:table-cell table:formula="of:=IF(MOD([.$A953];[.F$1])&lt;[.F$1]/2;FLOOR(MOD([.$A953];[.F$1]) * [.F$2] *2 / ([.F$1]-1));[.F$2]-FLOOR(MOD(FLOOR([.$A953]-[.F$1]/2);[.F$1]) * [.F$2] *2 / ([.F$1]-1)))" office:value-type="float" office:value="149" calcext:value-type="float">
            <text:p>149</text:p>
          </table:table-cell>
          <table:table-cell table:formula="of:=FLOOR([.G$2] * POWER(SIN( PI() * [.$A953] / [.G$1] );2))" office:value-type="float" office:value="161" calcext:value-type="float">
            <text:p>161</text:p>
          </table:table-cell>
          <table:table-cell table:formula="of:=[.H$2]-FLOOR(POWER(IF(MOD([.$A953];[.H$1])&lt;[.H$1]/2;FLOOR(MOD([.$A953];[.H$1]) * [.H$2] *2 / ([.H$1]-1));[.H$2]-FLOOR(MOD(FLOOR([.$A953]-[.H$1]/2);[.H$1]) * [.H$2] *2 / ([.H$1]-1)));2)/[.H$2])" office:value-type="float" office:value="168" calcext:value-type="float">
            <text:p>168</text:p>
          </table:table-cell>
          <table:table-cell table:formula="of:=FLOOR( [.I$2] * ABS(SIN( PI() * [.$A953] / [.I$1] )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FLOOR([.$B$2]/2 + [.$B$2]/2 * SIN(2 *  PI() * [.$A954] / [.$B$1] ))" office:value-type="float" office:value="3" calcext:value-type="float">
            <text:p>3</text:p>
          </table:table-cell>
          <table:table-cell table:formula="of:=FLOOR(MOD([.$A954];[.C$1]) * [.C$2] / ([.C$1]-1))" office:value-type="float" office:value="182" calcext:value-type="float">
            <text:p>182</text:p>
          </table:table-cell>
          <table:table-cell table:formula="of:=FLOOR(MOD([.D$1]-[.$A954] -1;[.D$1]) * [.D$2] / ([.D$1]-1))" office:value-type="float" office:value="73" calcext:value-type="float">
            <text:p>73</text:p>
          </table:table-cell>
          <table:table-cell table:formula="of:=(IF(MOD([.$A954];[.E$1])&lt;FLOOR([.E$1]/2);0;[.E$2]))" office:value-type="float" office:value="255" calcext:value-type="float">
            <text:p>255</text:p>
          </table:table-cell>
          <table:table-cell table:formula="of:=IF(MOD([.$A954];[.F$1])&lt;[.F$1]/2;FLOOR(MOD([.$A954];[.F$1]) * [.F$2] *2 / ([.F$1]-1));[.F$2]-FLOOR(MOD(FLOOR([.$A954]-[.F$1]/2);[.F$1]) * [.F$2] *2 / ([.F$1]-1)))" office:value-type="float" office:value="147" calcext:value-type="float">
            <text:p>147</text:p>
          </table:table-cell>
          <table:table-cell table:formula="of:=FLOOR([.G$2] * POWER(SIN( PI() * [.$A954] / [.G$1] );2))" office:value-type="float" office:value="158" calcext:value-type="float">
            <text:p>158</text:p>
          </table:table-cell>
          <table:table-cell table:formula="of:=[.H$2]-FLOOR(POWER(IF(MOD([.$A954];[.H$1])&lt;[.H$1]/2;FLOOR(MOD([.$A954];[.H$1]) * [.H$2] *2 / ([.H$1]-1));[.H$2]-FLOOR(MOD(FLOOR([.$A954]-[.H$1]/2);[.H$1]) * [.H$2] *2 / ([.H$1]-1)));2)/[.H$2])" office:value-type="float" office:value="171" calcext:value-type="float">
            <text:p>171</text:p>
          </table:table-cell>
          <table:table-cell table:formula="of:=FLOOR( [.I$2] * ABS(SIN( PI() * [.$A954] / [.I$1] )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FLOOR([.$B$2]/2 + [.$B$2]/2 * SIN(2 *  PI() * [.$A955] / [.$B$1] ))" office:value-type="float" office:value="3" calcext:value-type="float">
            <text:p>3</text:p>
          </table:table-cell>
          <table:table-cell table:formula="of:=FLOOR(MOD([.$A955];[.C$1]) * [.C$2] / ([.C$1]-1))" office:value-type="float" office:value="183" calcext:value-type="float">
            <text:p>183</text:p>
          </table:table-cell>
          <table:table-cell table:formula="of:=FLOOR(MOD([.D$1]-[.$A955] -1;[.D$1]) * [.D$2] / ([.D$1]-1))" office:value-type="float" office:value="72" calcext:value-type="float">
            <text:p>72</text:p>
          </table:table-cell>
          <table:table-cell table:formula="of:=(IF(MOD([.$A955];[.E$1])&lt;FLOOR([.E$1]/2);0;[.E$2]))" office:value-type="float" office:value="255" calcext:value-type="float">
            <text:p>255</text:p>
          </table:table-cell>
          <table:table-cell table:formula="of:=IF(MOD([.$A955];[.F$1])&lt;[.F$1]/2;FLOOR(MOD([.$A955];[.F$1]) * [.F$2] *2 / ([.F$1]-1));[.F$2]-FLOOR(MOD(FLOOR([.$A955]-[.F$1]/2);[.F$1]) * [.F$2] *2 / ([.F$1]-1)))" office:value-type="float" office:value="145" calcext:value-type="float">
            <text:p>145</text:p>
          </table:table-cell>
          <table:table-cell table:formula="of:=FLOOR([.G$2] * POWER(SIN( PI() * [.$A955] / [.G$1] );2))" office:value-type="float" office:value="155" calcext:value-type="float">
            <text:p>155</text:p>
          </table:table-cell>
          <table:table-cell table:formula="of:=[.H$2]-FLOOR(POWER(IF(MOD([.$A955];[.H$1])&lt;[.H$1]/2;FLOOR(MOD([.$A955];[.H$1]) * [.H$2] *2 / ([.H$1]-1));[.H$2]-FLOOR(MOD(FLOOR([.$A955]-[.H$1]/2);[.H$1]) * [.H$2] *2 / ([.H$1]-1)));2)/[.H$2])" office:value-type="float" office:value="173" calcext:value-type="float">
            <text:p>173</text:p>
          </table:table-cell>
          <table:table-cell table:formula="of:=FLOOR( [.I$2] * ABS(SIN( PI() * [.$A955] / [.I$1] )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FLOOR([.$B$2]/2 + [.$B$2]/2 * SIN(2 *  PI() * [.$A956] / [.$B$1] ))" office:value-type="float" office:value="2" calcext:value-type="float">
            <text:p>2</text:p>
          </table:table-cell>
          <table:table-cell table:formula="of:=FLOOR(MOD([.$A956];[.C$1]) * [.C$2] / ([.C$1]-1))" office:value-type="float" office:value="184" calcext:value-type="float">
            <text:p>184</text:p>
          </table:table-cell>
          <table:table-cell table:formula="of:=FLOOR(MOD([.D$1]-[.$A956] -1;[.D$1]) * [.D$2] / ([.D$1]-1))" office:value-type="float" office:value="71" calcext:value-type="float">
            <text:p>71</text:p>
          </table:table-cell>
          <table:table-cell table:formula="of:=(IF(MOD([.$A956];[.E$1])&lt;FLOOR([.E$1]/2);0;[.E$2]))" office:value-type="float" office:value="255" calcext:value-type="float">
            <text:p>255</text:p>
          </table:table-cell>
          <table:table-cell table:formula="of:=IF(MOD([.$A956];[.F$1])&lt;[.F$1]/2;FLOOR(MOD([.$A956];[.F$1]) * [.F$2] *2 / ([.F$1]-1));[.F$2]-FLOOR(MOD(FLOOR([.$A956]-[.F$1]/2);[.F$1]) * [.F$2] *2 / ([.F$1]-1)))" office:value-type="float" office:value="143" calcext:value-type="float">
            <text:p>143</text:p>
          </table:table-cell>
          <table:table-cell table:formula="of:=FLOOR([.G$2] * POWER(SIN( PI() * [.$A956] / [.G$1] );2))" office:value-type="float" office:value="152" calcext:value-type="float">
            <text:p>152</text:p>
          </table:table-cell>
          <table:table-cell table:formula="of:=[.H$2]-FLOOR(POWER(IF(MOD([.$A956];[.H$1])&lt;[.H$1]/2;FLOOR(MOD([.$A956];[.H$1]) * [.H$2] *2 / ([.H$1]-1));[.H$2]-FLOOR(MOD(FLOOR([.$A956]-[.H$1]/2);[.H$1]) * [.H$2] *2 / ([.H$1]-1)));2)/[.H$2])" office:value-type="float" office:value="175" calcext:value-type="float">
            <text:p>175</text:p>
          </table:table-cell>
          <table:table-cell table:formula="of:=FLOOR( [.I$2] * ABS(SIN( PI() * [.$A956] / [.I$1] 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FLOOR([.$B$2]/2 + [.$B$2]/2 * SIN(2 *  PI() * [.$A957] / [.$B$1] ))" office:value-type="float" office:value="1" calcext:value-type="float">
            <text:p>1</text:p>
          </table:table-cell>
          <table:table-cell table:formula="of:=FLOOR(MOD([.$A957];[.C$1]) * [.C$2] / ([.C$1]-1))" office:value-type="float" office:value="185" calcext:value-type="float">
            <text:p>185</text:p>
          </table:table-cell>
          <table:table-cell table:formula="of:=FLOOR(MOD([.D$1]-[.$A957] -1;[.D$1]) * [.D$2] / ([.D$1]-1))" office:value-type="float" office:value="70" calcext:value-type="float">
            <text:p>70</text:p>
          </table:table-cell>
          <table:table-cell table:formula="of:=(IF(MOD([.$A957];[.E$1])&lt;FLOOR([.E$1]/2);0;[.E$2]))" office:value-type="float" office:value="255" calcext:value-type="float">
            <text:p>255</text:p>
          </table:table-cell>
          <table:table-cell table:formula="of:=IF(MOD([.$A957];[.F$1])&lt;[.F$1]/2;FLOOR(MOD([.$A957];[.F$1]) * [.F$2] *2 / ([.F$1]-1));[.F$2]-FLOOR(MOD(FLOOR([.$A957]-[.F$1]/2);[.F$1]) * [.F$2] *2 / ([.F$1]-1)))" office:value-type="float" office:value="141" calcext:value-type="float">
            <text:p>141</text:p>
          </table:table-cell>
          <table:table-cell table:formula="of:=FLOOR([.G$2] * POWER(SIN( PI() * [.$A957] / [.G$1] );2))" office:value-type="float" office:value="149" calcext:value-type="float">
            <text:p>149</text:p>
          </table:table-cell>
          <table:table-cell table:formula="of:=[.H$2]-FLOOR(POWER(IF(MOD([.$A957];[.H$1])&lt;[.H$1]/2;FLOOR(MOD([.$A957];[.H$1]) * [.H$2] *2 / ([.H$1]-1));[.H$2]-FLOOR(MOD(FLOOR([.$A957]-[.H$1]/2);[.H$1]) * [.H$2] *2 / ([.H$1]-1)));2)/[.H$2])" office:value-type="float" office:value="178" calcext:value-type="float">
            <text:p>178</text:p>
          </table:table-cell>
          <table:table-cell table:formula="of:=FLOOR( [.I$2] * ABS(SIN( PI() * [.$A957] / [.I$1] )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FLOOR([.$B$2]/2 + [.$B$2]/2 * SIN(2 *  PI() * [.$A958] / [.$B$1] ))" office:value-type="float" office:value="1" calcext:value-type="float">
            <text:p>1</text:p>
          </table:table-cell>
          <table:table-cell table:formula="of:=FLOOR(MOD([.$A958];[.C$1]) * [.C$2] / ([.C$1]-1))" office:value-type="float" office:value="186" calcext:value-type="float">
            <text:p>186</text:p>
          </table:table-cell>
          <table:table-cell table:formula="of:=FLOOR(MOD([.D$1]-[.$A958] -1;[.D$1]) * [.D$2] / ([.D$1]-1))" office:value-type="float" office:value="69" calcext:value-type="float">
            <text:p>69</text:p>
          </table:table-cell>
          <table:table-cell table:formula="of:=(IF(MOD([.$A958];[.E$1])&lt;FLOOR([.E$1]/2);0;[.E$2]))" office:value-type="float" office:value="255" calcext:value-type="float">
            <text:p>255</text:p>
          </table:table-cell>
          <table:table-cell table:formula="of:=IF(MOD([.$A958];[.F$1])&lt;[.F$1]/2;FLOOR(MOD([.$A958];[.F$1]) * [.F$2] *2 / ([.F$1]-1));[.F$2]-FLOOR(MOD(FLOOR([.$A958]-[.F$1]/2);[.F$1]) * [.F$2] *2 / ([.F$1]-1)))" office:value-type="float" office:value="139" calcext:value-type="float">
            <text:p>139</text:p>
          </table:table-cell>
          <table:table-cell table:formula="of:=FLOOR([.G$2] * POWER(SIN( PI() * [.$A958] / [.G$1] );2))" office:value-type="float" office:value="146" calcext:value-type="float">
            <text:p>146</text:p>
          </table:table-cell>
          <table:table-cell table:formula="of:=[.H$2]-FLOOR(POWER(IF(MOD([.$A958];[.H$1])&lt;[.H$1]/2;FLOOR(MOD([.$A958];[.H$1]) * [.H$2] *2 / ([.H$1]-1));[.H$2]-FLOOR(MOD(FLOOR([.$A958]-[.H$1]/2);[.H$1]) * [.H$2] *2 / ([.H$1]-1)));2)/[.H$2])" office:value-type="float" office:value="180" calcext:value-type="float">
            <text:p>180</text:p>
          </table:table-cell>
          <table:table-cell table:formula="of:=FLOOR( [.I$2] * ABS(SIN( PI() * [.$A958] / [.I$1] )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FLOOR([.$B$2]/2 + [.$B$2]/2 * SIN(2 *  PI() * [.$A959] / [.$B$1] ))" office:value-type="float" office:value="0" calcext:value-type="float">
            <text:p>0</text:p>
          </table:table-cell>
          <table:table-cell table:formula="of:=FLOOR(MOD([.$A959];[.C$1]) * [.C$2] / ([.C$1]-1))" office:value-type="float" office:value="187" calcext:value-type="float">
            <text:p>187</text:p>
          </table:table-cell>
          <table:table-cell table:formula="of:=FLOOR(MOD([.D$1]-[.$A959] -1;[.D$1]) * [.D$2] / ([.D$1]-1))" office:value-type="float" office:value="68" calcext:value-type="float">
            <text:p>68</text:p>
          </table:table-cell>
          <table:table-cell table:formula="of:=(IF(MOD([.$A959];[.E$1])&lt;FLOOR([.E$1]/2);0;[.E$2]))" office:value-type="float" office:value="255" calcext:value-type="float">
            <text:p>255</text:p>
          </table:table-cell>
          <table:table-cell table:formula="of:=IF(MOD([.$A959];[.F$1])&lt;[.F$1]/2;FLOOR(MOD([.$A959];[.F$1]) * [.F$2] *2 / ([.F$1]-1));[.F$2]-FLOOR(MOD(FLOOR([.$A959]-[.F$1]/2);[.F$1]) * [.F$2] *2 / ([.F$1]-1)))" office:value-type="float" office:value="137" calcext:value-type="float">
            <text:p>137</text:p>
          </table:table-cell>
          <table:table-cell table:formula="of:=FLOOR([.G$2] * POWER(SIN( PI() * [.$A959] / [.G$1] );2))" office:value-type="float" office:value="143" calcext:value-type="float">
            <text:p>143</text:p>
          </table:table-cell>
          <table:table-cell table:formula="of:=[.H$2]-FLOOR(POWER(IF(MOD([.$A959];[.H$1])&lt;[.H$1]/2;FLOOR(MOD([.$A959];[.H$1]) * [.H$2] *2 / ([.H$1]-1));[.H$2]-FLOOR(MOD(FLOOR([.$A959]-[.H$1]/2);[.H$1]) * [.H$2] *2 / ([.H$1]-1)));2)/[.H$2])" office:value-type="float" office:value="182" calcext:value-type="float">
            <text:p>182</text:p>
          </table:table-cell>
          <table:table-cell table:formula="of:=FLOOR( [.I$2] * ABS(SIN( PI() * [.$A959] / [.I$1] )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FLOOR([.$B$2]/2 + [.$B$2]/2 * SIN(2 *  PI() * [.$A960] / [.$B$1] ))" office:value-type="float" office:value="0" calcext:value-type="float">
            <text:p>0</text:p>
          </table:table-cell>
          <table:table-cell table:formula="of:=FLOOR(MOD([.$A960];[.C$1]) * [.C$2] / ([.C$1]-1))" office:value-type="float" office:value="188" calcext:value-type="float">
            <text:p>188</text:p>
          </table:table-cell>
          <table:table-cell table:formula="of:=FLOOR(MOD([.D$1]-[.$A960] -1;[.D$1]) * [.D$2] / ([.D$1]-1))" office:value-type="float" office:value="67" calcext:value-type="float">
            <text:p>67</text:p>
          </table:table-cell>
          <table:table-cell table:formula="of:=(IF(MOD([.$A960];[.E$1])&lt;FLOOR([.E$1]/2);0;[.E$2]))" office:value-type="float" office:value="255" calcext:value-type="float">
            <text:p>255</text:p>
          </table:table-cell>
          <table:table-cell table:formula="of:=IF(MOD([.$A960];[.F$1])&lt;[.F$1]/2;FLOOR(MOD([.$A960];[.F$1]) * [.F$2] *2 / ([.F$1]-1));[.F$2]-FLOOR(MOD(FLOOR([.$A960]-[.F$1]/2);[.F$1]) * [.F$2] *2 / ([.F$1]-1)))" office:value-type="float" office:value="135" calcext:value-type="float">
            <text:p>135</text:p>
          </table:table-cell>
          <table:table-cell table:formula="of:=FLOOR([.G$2] * POWER(SIN( PI() * [.$A960] / [.G$1] );2))" office:value-type="float" office:value="139" calcext:value-type="float">
            <text:p>139</text:p>
          </table:table-cell>
          <table:table-cell table:formula="of:=[.H$2]-FLOOR(POWER(IF(MOD([.$A960];[.H$1])&lt;[.H$1]/2;FLOOR(MOD([.$A960];[.H$1]) * [.H$2] *2 / ([.H$1]-1));[.H$2]-FLOOR(MOD(FLOOR([.$A960]-[.H$1]/2);[.H$1]) * [.H$2] *2 / ([.H$1]-1)));2)/[.H$2])" office:value-type="float" office:value="184" calcext:value-type="float">
            <text:p>184</text:p>
          </table:table-cell>
          <table:table-cell table:formula="of:=FLOOR( [.I$2] * ABS(SIN( PI() * [.$A960] / [.I$1] )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FLOOR([.$B$2]/2 + [.$B$2]/2 * SIN(2 *  PI() * [.$A961] / [.$B$1] ))" office:value-type="float" office:value="0" calcext:value-type="float">
            <text:p>0</text:p>
          </table:table-cell>
          <table:table-cell table:formula="of:=FLOOR(MOD([.$A961];[.C$1]) * [.C$2] / ([.C$1]-1))" office:value-type="float" office:value="189" calcext:value-type="float">
            <text:p>189</text:p>
          </table:table-cell>
          <table:table-cell table:formula="of:=FLOOR(MOD([.D$1]-[.$A961] -1;[.D$1]) * [.D$2] / ([.D$1]-1))" office:value-type="float" office:value="66" calcext:value-type="float">
            <text:p>66</text:p>
          </table:table-cell>
          <table:table-cell table:formula="of:=(IF(MOD([.$A961];[.E$1])&lt;FLOOR([.E$1]/2);0;[.E$2]))" office:value-type="float" office:value="255" calcext:value-type="float">
            <text:p>255</text:p>
          </table:table-cell>
          <table:table-cell table:formula="of:=IF(MOD([.$A961];[.F$1])&lt;[.F$1]/2;FLOOR(MOD([.$A961];[.F$1]) * [.F$2] *2 / ([.F$1]-1));[.F$2]-FLOOR(MOD(FLOOR([.$A961]-[.F$1]/2);[.F$1]) * [.F$2] *2 / ([.F$1]-1)))" office:value-type="float" office:value="133" calcext:value-type="float">
            <text:p>133</text:p>
          </table:table-cell>
          <table:table-cell table:formula="of:=FLOOR([.G$2] * POWER(SIN( PI() * [.$A961] / [.G$1] );2))" office:value-type="float" office:value="136" calcext:value-type="float">
            <text:p>136</text:p>
          </table:table-cell>
          <table:table-cell table:formula="of:=[.H$2]-FLOOR(POWER(IF(MOD([.$A961];[.H$1])&lt;[.H$1]/2;FLOOR(MOD([.$A961];[.H$1]) * [.H$2] *2 / ([.H$1]-1));[.H$2]-FLOOR(MOD(FLOOR([.$A961]-[.H$1]/2);[.H$1]) * [.H$2] *2 / ([.H$1]-1)));2)/[.H$2])" office:value-type="float" office:value="186" calcext:value-type="float">
            <text:p>186</text:p>
          </table:table-cell>
          <table:table-cell table:formula="of:=FLOOR( [.I$2] * ABS(SIN( PI() * [.$A961] / [.I$1] )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FLOOR([.$B$2]/2 + [.$B$2]/2 * SIN(2 *  PI() * [.$A962] / [.$B$1] ))" office:value-type="float" office:value="0" calcext:value-type="float">
            <text:p>0</text:p>
          </table:table-cell>
          <table:table-cell table:formula="of:=FLOOR(MOD([.$A962];[.C$1]) * [.C$2] / ([.C$1]-1))" office:value-type="float" office:value="190" calcext:value-type="float">
            <text:p>190</text:p>
          </table:table-cell>
          <table:table-cell table:formula="of:=FLOOR(MOD([.D$1]-[.$A962] -1;[.D$1]) * [.D$2] / ([.D$1]-1))" office:value-type="float" office:value="65" calcext:value-type="float">
            <text:p>65</text:p>
          </table:table-cell>
          <table:table-cell table:formula="of:=(IF(MOD([.$A962];[.E$1])&lt;FLOOR([.E$1]/2);0;[.E$2]))" office:value-type="float" office:value="255" calcext:value-type="float">
            <text:p>255</text:p>
          </table:table-cell>
          <table:table-cell table:formula="of:=IF(MOD([.$A962];[.F$1])&lt;[.F$1]/2;FLOOR(MOD([.$A962];[.F$1]) * [.F$2] *2 / ([.F$1]-1));[.F$2]-FLOOR(MOD(FLOOR([.$A962]-[.F$1]/2);[.F$1]) * [.F$2] *2 / ([.F$1]-1)))" office:value-type="float" office:value="131" calcext:value-type="float">
            <text:p>131</text:p>
          </table:table-cell>
          <table:table-cell table:formula="of:=FLOOR([.G$2] * POWER(SIN( PI() * [.$A962] / [.G$1] );2))" office:value-type="float" office:value="133" calcext:value-type="float">
            <text:p>133</text:p>
          </table:table-cell>
          <table:table-cell table:formula="of:=[.H$2]-FLOOR(POWER(IF(MOD([.$A962];[.H$1])&lt;[.H$1]/2;FLOOR(MOD([.$A962];[.H$1]) * [.H$2] *2 / ([.H$1]-1));[.H$2]-FLOOR(MOD(FLOOR([.$A962]-[.H$1]/2);[.H$1]) * [.H$2] *2 / ([.H$1]-1)));2)/[.H$2])" office:value-type="float" office:value="188" calcext:value-type="float">
            <text:p>188</text:p>
          </table:table-cell>
          <table:table-cell table:formula="of:=FLOOR( [.I$2] * ABS(SIN( PI() * [.$A962] / [.I$1] )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FLOOR([.$B$2]/2 + [.$B$2]/2 * SIN(2 *  PI() * [.$A963] / [.$B$1] ))" office:value-type="float" office:value="0" calcext:value-type="float">
            <text:p>0</text:p>
          </table:table-cell>
          <table:table-cell table:formula="of:=FLOOR(MOD([.$A963];[.C$1]) * [.C$2] / ([.C$1]-1))" office:value-type="float" office:value="191" calcext:value-type="float">
            <text:p>191</text:p>
          </table:table-cell>
          <table:table-cell table:formula="of:=FLOOR(MOD([.D$1]-[.$A963] -1;[.D$1]) * [.D$2] / ([.D$1]-1))" office:value-type="float" office:value="64" calcext:value-type="float">
            <text:p>64</text:p>
          </table:table-cell>
          <table:table-cell table:formula="of:=(IF(MOD([.$A963];[.E$1])&lt;FLOOR([.E$1]/2);0;[.E$2]))" office:value-type="float" office:value="255" calcext:value-type="float">
            <text:p>255</text:p>
          </table:table-cell>
          <table:table-cell table:formula="of:=IF(MOD([.$A963];[.F$1])&lt;[.F$1]/2;FLOOR(MOD([.$A963];[.F$1]) * [.F$2] *2 / ([.F$1]-1));[.F$2]-FLOOR(MOD(FLOOR([.$A963]-[.F$1]/2);[.F$1]) * [.F$2] *2 / ([.F$1]-1)))" office:value-type="float" office:value="129" calcext:value-type="float">
            <text:p>129</text:p>
          </table:table-cell>
          <table:table-cell table:formula="of:=FLOOR([.G$2] * POWER(SIN( PI() * [.$A963] / [.G$1] );2))" office:value-type="float" office:value="130" calcext:value-type="float">
            <text:p>130</text:p>
          </table:table-cell>
          <table:table-cell table:formula="of:=[.H$2]-FLOOR(POWER(IF(MOD([.$A963];[.H$1])&lt;[.H$1]/2;FLOOR(MOD([.$A963];[.H$1]) * [.H$2] *2 / ([.H$1]-1));[.H$2]-FLOOR(MOD(FLOOR([.$A963]-[.H$1]/2);[.H$1]) * [.H$2] *2 / ([.H$1]-1)));2)/[.H$2])" office:value-type="float" office:value="190" calcext:value-type="float">
            <text:p>190</text:p>
          </table:table-cell>
          <table:table-cell table:formula="of:=FLOOR( [.I$2] * ABS(SIN( PI() * [.$A963] / [.I$1] )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FLOOR([.$B$2]/2 + [.$B$2]/2 * SIN(2 *  PI() * [.$A964] / [.$B$1] ))" office:value-type="float" office:value="0" calcext:value-type="float">
            <text:p>0</text:p>
          </table:table-cell>
          <table:table-cell table:formula="of:=FLOOR(MOD([.$A964];[.C$1]) * [.C$2] / ([.C$1]-1))" office:value-type="float" office:value="192" calcext:value-type="float">
            <text:p>192</text:p>
          </table:table-cell>
          <table:table-cell table:formula="of:=FLOOR(MOD([.D$1]-[.$A964] -1;[.D$1]) * [.D$2] / ([.D$1]-1))" office:value-type="float" office:value="63" calcext:value-type="float">
            <text:p>63</text:p>
          </table:table-cell>
          <table:table-cell table:formula="of:=(IF(MOD([.$A964];[.E$1])&lt;FLOOR([.E$1]/2);0;[.E$2]))" office:value-type="float" office:value="255" calcext:value-type="float">
            <text:p>255</text:p>
          </table:table-cell>
          <table:table-cell table:formula="of:=IF(MOD([.$A964];[.F$1])&lt;[.F$1]/2;FLOOR(MOD([.$A964];[.F$1]) * [.F$2] *2 / ([.F$1]-1));[.F$2]-FLOOR(MOD(FLOOR([.$A964]-[.F$1]/2);[.F$1]) * [.F$2] *2 / ([.F$1]-1)))" office:value-type="float" office:value="127" calcext:value-type="float">
            <text:p>127</text:p>
          </table:table-cell>
          <table:table-cell table:formula="of:=FLOOR([.G$2] * POWER(SIN( PI() * [.$A964] / [.G$1] );2))" office:value-type="float" office:value="127" calcext:value-type="float">
            <text:p>127</text:p>
          </table:table-cell>
          <table:table-cell table:formula="of:=[.H$2]-FLOOR(POWER(IF(MOD([.$A964];[.H$1])&lt;[.H$1]/2;FLOOR(MOD([.$A964];[.H$1]) * [.H$2] *2 / ([.H$1]-1));[.H$2]-FLOOR(MOD(FLOOR([.$A964]-[.H$1]/2);[.H$1]) * [.H$2] *2 / ([.H$1]-1)));2)/[.H$2])" office:value-type="float" office:value="192" calcext:value-type="float">
            <text:p>192</text:p>
          </table:table-cell>
          <table:table-cell table:formula="of:=FLOOR( [.I$2] * ABS(SIN( PI() * [.$A964] / [.I$1] )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FLOOR([.$B$2]/2 + [.$B$2]/2 * SIN(2 *  PI() * [.$A965] / [.$B$1] ))" office:value-type="float" office:value="0" calcext:value-type="float">
            <text:p>0</text:p>
          </table:table-cell>
          <table:table-cell table:formula="of:=FLOOR(MOD([.$A965];[.C$1]) * [.C$2] / ([.C$1]-1))" office:value-type="float" office:value="193" calcext:value-type="float">
            <text:p>193</text:p>
          </table:table-cell>
          <table:table-cell table:formula="of:=FLOOR(MOD([.D$1]-[.$A965] -1;[.D$1]) * [.D$2] / ([.D$1]-1))" office:value-type="float" office:value="62" calcext:value-type="float">
            <text:p>62</text:p>
          </table:table-cell>
          <table:table-cell table:formula="of:=(IF(MOD([.$A965];[.E$1])&lt;FLOOR([.E$1]/2);0;[.E$2]))" office:value-type="float" office:value="255" calcext:value-type="float">
            <text:p>255</text:p>
          </table:table-cell>
          <table:table-cell table:formula="of:=IF(MOD([.$A965];[.F$1])&lt;[.F$1]/2;FLOOR(MOD([.$A965];[.F$1]) * [.F$2] *2 / ([.F$1]-1));[.F$2]-FLOOR(MOD(FLOOR([.$A965]-[.F$1]/2);[.F$1]) * [.F$2] *2 / ([.F$1]-1)))" office:value-type="float" office:value="125" calcext:value-type="float">
            <text:p>125</text:p>
          </table:table-cell>
          <table:table-cell table:formula="of:=FLOOR([.G$2] * POWER(SIN( PI() * [.$A965] / [.G$1] );2))" office:value-type="float" office:value="124" calcext:value-type="float">
            <text:p>124</text:p>
          </table:table-cell>
          <table:table-cell table:formula="of:=[.H$2]-FLOOR(POWER(IF(MOD([.$A965];[.H$1])&lt;[.H$1]/2;FLOOR(MOD([.$A965];[.H$1]) * [.H$2] *2 / ([.H$1]-1));[.H$2]-FLOOR(MOD(FLOOR([.$A965]-[.H$1]/2);[.H$1]) * [.H$2] *2 / ([.H$1]-1)));2)/[.H$2])" office:value-type="float" office:value="194" calcext:value-type="float">
            <text:p>194</text:p>
          </table:table-cell>
          <table:table-cell table:formula="of:=FLOOR( [.I$2] * ABS(SIN( PI() * [.$A965] / [.I$1] )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FLOOR([.$B$2]/2 + [.$B$2]/2 * SIN(2 *  PI() * [.$A966] / [.$B$1] ))" office:value-type="float" office:value="0" calcext:value-type="float">
            <text:p>0</text:p>
          </table:table-cell>
          <table:table-cell table:formula="of:=FLOOR(MOD([.$A966];[.C$1]) * [.C$2] / ([.C$1]-1))" office:value-type="float" office:value="194" calcext:value-type="float">
            <text:p>194</text:p>
          </table:table-cell>
          <table:table-cell table:formula="of:=FLOOR(MOD([.D$1]-[.$A966] -1;[.D$1]) * [.D$2] / ([.D$1]-1))" office:value-type="float" office:value="61" calcext:value-type="float">
            <text:p>61</text:p>
          </table:table-cell>
          <table:table-cell table:formula="of:=(IF(MOD([.$A966];[.E$1])&lt;FLOOR([.E$1]/2);0;[.E$2]))" office:value-type="float" office:value="255" calcext:value-type="float">
            <text:p>255</text:p>
          </table:table-cell>
          <table:table-cell table:formula="of:=IF(MOD([.$A966];[.F$1])&lt;[.F$1]/2;FLOOR(MOD([.$A966];[.F$1]) * [.F$2] *2 / ([.F$1]-1));[.F$2]-FLOOR(MOD(FLOOR([.$A966]-[.F$1]/2);[.F$1]) * [.F$2] *2 / ([.F$1]-1)))" office:value-type="float" office:value="123" calcext:value-type="float">
            <text:p>123</text:p>
          </table:table-cell>
          <table:table-cell table:formula="of:=FLOOR([.G$2] * POWER(SIN( PI() * [.$A966] / [.G$1] );2))" office:value-type="float" office:value="121" calcext:value-type="float">
            <text:p>121</text:p>
          </table:table-cell>
          <table:table-cell table:formula="of:=[.H$2]-FLOOR(POWER(IF(MOD([.$A966];[.H$1])&lt;[.H$1]/2;FLOOR(MOD([.$A966];[.H$1]) * [.H$2] *2 / ([.H$1]-1));[.H$2]-FLOOR(MOD(FLOOR([.$A966]-[.H$1]/2);[.H$1]) * [.H$2] *2 / ([.H$1]-1)));2)/[.H$2])" office:value-type="float" office:value="196" calcext:value-type="float">
            <text:p>196</text:p>
          </table:table-cell>
          <table:table-cell table:formula="of:=FLOOR( [.I$2] * ABS(SIN( PI() * [.$A966] / [.I$1] )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FLOOR([.$B$2]/2 + [.$B$2]/2 * SIN(2 *  PI() * [.$A967] / [.$B$1] ))" office:value-type="float" office:value="0" calcext:value-type="float">
            <text:p>0</text:p>
          </table:table-cell>
          <table:table-cell table:formula="of:=FLOOR(MOD([.$A967];[.C$1]) * [.C$2] / ([.C$1]-1))" office:value-type="float" office:value="195" calcext:value-type="float">
            <text:p>195</text:p>
          </table:table-cell>
          <table:table-cell table:formula="of:=FLOOR(MOD([.D$1]-[.$A967] -1;[.D$1]) * [.D$2] / ([.D$1]-1))" office:value-type="float" office:value="60" calcext:value-type="float">
            <text:p>60</text:p>
          </table:table-cell>
          <table:table-cell table:formula="of:=(IF(MOD([.$A967];[.E$1])&lt;FLOOR([.E$1]/2);0;[.E$2]))" office:value-type="float" office:value="255" calcext:value-type="float">
            <text:p>255</text:p>
          </table:table-cell>
          <table:table-cell table:formula="of:=IF(MOD([.$A967];[.F$1])&lt;[.F$1]/2;FLOOR(MOD([.$A967];[.F$1]) * [.F$2] *2 / ([.F$1]-1));[.F$2]-FLOOR(MOD(FLOOR([.$A967]-[.F$1]/2);[.F$1]) * [.F$2] *2 / ([.F$1]-1)))" office:value-type="float" office:value="121" calcext:value-type="float">
            <text:p>121</text:p>
          </table:table-cell>
          <table:table-cell table:formula="of:=FLOOR([.G$2] * POWER(SIN( PI() * [.$A967] / [.G$1] );2))" office:value-type="float" office:value="118" calcext:value-type="float">
            <text:p>118</text:p>
          </table:table-cell>
          <table:table-cell table:formula="of:=[.H$2]-FLOOR(POWER(IF(MOD([.$A967];[.H$1])&lt;[.H$1]/2;FLOOR(MOD([.$A967];[.H$1]) * [.H$2] *2 / ([.H$1]-1));[.H$2]-FLOOR(MOD(FLOOR([.$A967]-[.H$1]/2);[.H$1]) * [.H$2] *2 / ([.H$1]-1)));2)/[.H$2])" office:value-type="float" office:value="198" calcext:value-type="float">
            <text:p>198</text:p>
          </table:table-cell>
          <table:table-cell table:formula="of:=FLOOR( [.I$2] * ABS(SIN( PI() * [.$A967] / [.I$1] )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FLOOR([.$B$2]/2 + [.$B$2]/2 * SIN(2 *  PI() * [.$A968] / [.$B$1] ))" office:value-type="float" office:value="0" calcext:value-type="float">
            <text:p>0</text:p>
          </table:table-cell>
          <table:table-cell table:formula="of:=FLOOR(MOD([.$A968];[.C$1]) * [.C$2] / ([.C$1]-1))" office:value-type="float" office:value="196" calcext:value-type="float">
            <text:p>196</text:p>
          </table:table-cell>
          <table:table-cell table:formula="of:=FLOOR(MOD([.D$1]-[.$A968] -1;[.D$1]) * [.D$2] / ([.D$1]-1))" office:value-type="float" office:value="59" calcext:value-type="float">
            <text:p>59</text:p>
          </table:table-cell>
          <table:table-cell table:formula="of:=(IF(MOD([.$A968];[.E$1])&lt;FLOOR([.E$1]/2);0;[.E$2]))" office:value-type="float" office:value="255" calcext:value-type="float">
            <text:p>255</text:p>
          </table:table-cell>
          <table:table-cell table:formula="of:=IF(MOD([.$A968];[.F$1])&lt;[.F$1]/2;FLOOR(MOD([.$A968];[.F$1]) * [.F$2] *2 / ([.F$1]-1));[.F$2]-FLOOR(MOD(FLOOR([.$A968]-[.F$1]/2);[.F$1]) * [.F$2] *2 / ([.F$1]-1)))" office:value-type="float" office:value="119" calcext:value-type="float">
            <text:p>119</text:p>
          </table:table-cell>
          <table:table-cell table:formula="of:=FLOOR([.G$2] * POWER(SIN( PI() * [.$A968] / [.G$1] );2))" office:value-type="float" office:value="115" calcext:value-type="float">
            <text:p>115</text:p>
          </table:table-cell>
          <table:table-cell table:formula="of:=[.H$2]-FLOOR(POWER(IF(MOD([.$A968];[.H$1])&lt;[.H$1]/2;FLOOR(MOD([.$A968];[.H$1]) * [.H$2] *2 / ([.H$1]-1));[.H$2]-FLOOR(MOD(FLOOR([.$A968]-[.H$1]/2);[.H$1]) * [.H$2] *2 / ([.H$1]-1)));2)/[.H$2])" office:value-type="float" office:value="200" calcext:value-type="float">
            <text:p>200</text:p>
          </table:table-cell>
          <table:table-cell table:formula="of:=FLOOR( [.I$2] * ABS(SIN( PI() * [.$A968] / [.I$1] )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FLOOR([.$B$2]/2 + [.$B$2]/2 * SIN(2 *  PI() * [.$A969] / [.$B$1] ))" office:value-type="float" office:value="0" calcext:value-type="float">
            <text:p>0</text:p>
          </table:table-cell>
          <table:table-cell table:formula="of:=FLOOR(MOD([.$A969];[.C$1]) * [.C$2] / ([.C$1]-1))" office:value-type="float" office:value="197" calcext:value-type="float">
            <text:p>197</text:p>
          </table:table-cell>
          <table:table-cell table:formula="of:=FLOOR(MOD([.D$1]-[.$A969] -1;[.D$1]) * [.D$2] / ([.D$1]-1))" office:value-type="float" office:value="58" calcext:value-type="float">
            <text:p>58</text:p>
          </table:table-cell>
          <table:table-cell table:formula="of:=(IF(MOD([.$A969];[.E$1])&lt;FLOOR([.E$1]/2);0;[.E$2]))" office:value-type="float" office:value="255" calcext:value-type="float">
            <text:p>255</text:p>
          </table:table-cell>
          <table:table-cell table:formula="of:=IF(MOD([.$A969];[.F$1])&lt;[.F$1]/2;FLOOR(MOD([.$A969];[.F$1]) * [.F$2] *2 / ([.F$1]-1));[.F$2]-FLOOR(MOD(FLOOR([.$A969]-[.F$1]/2);[.F$1]) * [.F$2] *2 / ([.F$1]-1)))" office:value-type="float" office:value="117" calcext:value-type="float">
            <text:p>117</text:p>
          </table:table-cell>
          <table:table-cell table:formula="of:=FLOOR([.G$2] * POWER(SIN( PI() * [.$A969] / [.G$1] );2))" office:value-type="float" office:value="111" calcext:value-type="float">
            <text:p>111</text:p>
          </table:table-cell>
          <table:table-cell table:formula="of:=[.H$2]-FLOOR(POWER(IF(MOD([.$A969];[.H$1])&lt;[.H$1]/2;FLOOR(MOD([.$A969];[.H$1]) * [.H$2] *2 / ([.H$1]-1));[.H$2]-FLOOR(MOD(FLOOR([.$A969]-[.H$1]/2);[.H$1]) * [.H$2] *2 / ([.H$1]-1)));2)/[.H$2])" office:value-type="float" office:value="202" calcext:value-type="float">
            <text:p>202</text:p>
          </table:table-cell>
          <table:table-cell table:formula="of:=FLOOR( [.I$2] * ABS(SIN( PI() * [.$A969] / [.I$1] )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FLOOR([.$B$2]/2 + [.$B$2]/2 * SIN(2 *  PI() * [.$A970] / [.$B$1] ))" office:value-type="float" office:value="1" calcext:value-type="float">
            <text:p>1</text:p>
          </table:table-cell>
          <table:table-cell table:formula="of:=FLOOR(MOD([.$A970];[.C$1]) * [.C$2] / ([.C$1]-1))" office:value-type="float" office:value="198" calcext:value-type="float">
            <text:p>198</text:p>
          </table:table-cell>
          <table:table-cell table:formula="of:=FLOOR(MOD([.D$1]-[.$A970] -1;[.D$1]) * [.D$2] / ([.D$1]-1))" office:value-type="float" office:value="57" calcext:value-type="float">
            <text:p>57</text:p>
          </table:table-cell>
          <table:table-cell table:formula="of:=(IF(MOD([.$A970];[.E$1])&lt;FLOOR([.E$1]/2);0;[.E$2]))" office:value-type="float" office:value="255" calcext:value-type="float">
            <text:p>255</text:p>
          </table:table-cell>
          <table:table-cell table:formula="of:=IF(MOD([.$A970];[.F$1])&lt;[.F$1]/2;FLOOR(MOD([.$A970];[.F$1]) * [.F$2] *2 / ([.F$1]-1));[.F$2]-FLOOR(MOD(FLOOR([.$A970]-[.F$1]/2);[.F$1]) * [.F$2] *2 / ([.F$1]-1)))" office:value-type="float" office:value="115" calcext:value-type="float">
            <text:p>115</text:p>
          </table:table-cell>
          <table:table-cell table:formula="of:=FLOOR([.G$2] * POWER(SIN( PI() * [.$A970] / [.G$1] );2))" office:value-type="float" office:value="108" calcext:value-type="float">
            <text:p>108</text:p>
          </table:table-cell>
          <table:table-cell table:formula="of:=[.H$2]-FLOOR(POWER(IF(MOD([.$A970];[.H$1])&lt;[.H$1]/2;FLOOR(MOD([.$A970];[.H$1]) * [.H$2] *2 / ([.H$1]-1));[.H$2]-FLOOR(MOD(FLOOR([.$A970]-[.H$1]/2);[.H$1]) * [.H$2] *2 / ([.H$1]-1)));2)/[.H$2])" office:value-type="float" office:value="204" calcext:value-type="float">
            <text:p>204</text:p>
          </table:table-cell>
          <table:table-cell table:formula="of:=FLOOR( [.I$2] * ABS(SIN( PI() * [.$A970] / [.I$1] )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FLOOR([.$B$2]/2 + [.$B$2]/2 * SIN(2 *  PI() * [.$A971] / [.$B$1] ))" office:value-type="float" office:value="1" calcext:value-type="float">
            <text:p>1</text:p>
          </table:table-cell>
          <table:table-cell table:formula="of:=FLOOR(MOD([.$A971];[.C$1]) * [.C$2] / ([.C$1]-1))" office:value-type="float" office:value="199" calcext:value-type="float">
            <text:p>199</text:p>
          </table:table-cell>
          <table:table-cell table:formula="of:=FLOOR(MOD([.D$1]-[.$A971] -1;[.D$1]) * [.D$2] / ([.D$1]-1))" office:value-type="float" office:value="56" calcext:value-type="float">
            <text:p>56</text:p>
          </table:table-cell>
          <table:table-cell table:formula="of:=(IF(MOD([.$A971];[.E$1])&lt;FLOOR([.E$1]/2);0;[.E$2]))" office:value-type="float" office:value="255" calcext:value-type="float">
            <text:p>255</text:p>
          </table:table-cell>
          <table:table-cell table:formula="of:=IF(MOD([.$A971];[.F$1])&lt;[.F$1]/2;FLOOR(MOD([.$A971];[.F$1]) * [.F$2] *2 / ([.F$1]-1));[.F$2]-FLOOR(MOD(FLOOR([.$A971]-[.F$1]/2);[.F$1]) * [.F$2] *2 / ([.F$1]-1)))" office:value-type="float" office:value="113" calcext:value-type="float">
            <text:p>113</text:p>
          </table:table-cell>
          <table:table-cell table:formula="of:=FLOOR([.G$2] * POWER(SIN( PI() * [.$A971] / [.G$1] );2))" office:value-type="float" office:value="105" calcext:value-type="float">
            <text:p>105</text:p>
          </table:table-cell>
          <table:table-cell table:formula="of:=[.H$2]-FLOOR(POWER(IF(MOD([.$A971];[.H$1])&lt;[.H$1]/2;FLOOR(MOD([.$A971];[.H$1]) * [.H$2] *2 / ([.H$1]-1));[.H$2]-FLOOR(MOD(FLOOR([.$A971]-[.H$1]/2);[.H$1]) * [.H$2] *2 / ([.H$1]-1)));2)/[.H$2])" office:value-type="float" office:value="205" calcext:value-type="float">
            <text:p>205</text:p>
          </table:table-cell>
          <table:table-cell table:formula="of:=FLOOR( [.I$2] * ABS(SIN( PI() * [.$A971] / [.I$1] )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FLOOR([.$B$2]/2 + [.$B$2]/2 * SIN(2 *  PI() * [.$A972] / [.$B$1] ))" office:value-type="float" office:value="2" calcext:value-type="float">
            <text:p>2</text:p>
          </table:table-cell>
          <table:table-cell table:formula="of:=FLOOR(MOD([.$A972];[.C$1]) * [.C$2] / ([.C$1]-1))" office:value-type="float" office:value="200" calcext:value-type="float">
            <text:p>200</text:p>
          </table:table-cell>
          <table:table-cell table:formula="of:=FLOOR(MOD([.D$1]-[.$A972] -1;[.D$1]) * [.D$2] / ([.D$1]-1))" office:value-type="float" office:value="55" calcext:value-type="float">
            <text:p>55</text:p>
          </table:table-cell>
          <table:table-cell table:formula="of:=(IF(MOD([.$A972];[.E$1])&lt;FLOOR([.E$1]/2);0;[.E$2]))" office:value-type="float" office:value="255" calcext:value-type="float">
            <text:p>255</text:p>
          </table:table-cell>
          <table:table-cell table:formula="of:=IF(MOD([.$A972];[.F$1])&lt;[.F$1]/2;FLOOR(MOD([.$A972];[.F$1]) * [.F$2] *2 / ([.F$1]-1));[.F$2]-FLOOR(MOD(FLOOR([.$A972]-[.F$1]/2);[.F$1]) * [.F$2] *2 / ([.F$1]-1)))" office:value-type="float" office:value="111" calcext:value-type="float">
            <text:p>111</text:p>
          </table:table-cell>
          <table:table-cell table:formula="of:=FLOOR([.G$2] * POWER(SIN( PI() * [.$A972] / [.G$1] );2))" office:value-type="float" office:value="102" calcext:value-type="float">
            <text:p>102</text:p>
          </table:table-cell>
          <table:table-cell table:formula="of:=[.H$2]-FLOOR(POWER(IF(MOD([.$A972];[.H$1])&lt;[.H$1]/2;FLOOR(MOD([.$A972];[.H$1]) * [.H$2] *2 / ([.H$1]-1));[.H$2]-FLOOR(MOD(FLOOR([.$A972]-[.H$1]/2);[.H$1]) * [.H$2] *2 / ([.H$1]-1)));2)/[.H$2])" office:value-type="float" office:value="207" calcext:value-type="float">
            <text:p>207</text:p>
          </table:table-cell>
          <table:table-cell table:formula="of:=FLOOR( [.I$2] * ABS(SIN( PI() * [.$A972] / [.I$1] )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FLOOR([.$B$2]/2 + [.$B$2]/2 * SIN(2 *  PI() * [.$A973] / [.$B$1] ))" office:value-type="float" office:value="3" calcext:value-type="float">
            <text:p>3</text:p>
          </table:table-cell>
          <table:table-cell table:formula="of:=FLOOR(MOD([.$A973];[.C$1]) * [.C$2] / ([.C$1]-1))" office:value-type="float" office:value="201" calcext:value-type="float">
            <text:p>201</text:p>
          </table:table-cell>
          <table:table-cell table:formula="of:=FLOOR(MOD([.D$1]-[.$A973] -1;[.D$1]) * [.D$2] / ([.D$1]-1))" office:value-type="float" office:value="54" calcext:value-type="float">
            <text:p>54</text:p>
          </table:table-cell>
          <table:table-cell table:formula="of:=(IF(MOD([.$A973];[.E$1])&lt;FLOOR([.E$1]/2);0;[.E$2]))" office:value-type="float" office:value="255" calcext:value-type="float">
            <text:p>255</text:p>
          </table:table-cell>
          <table:table-cell table:formula="of:=IF(MOD([.$A973];[.F$1])&lt;[.F$1]/2;FLOOR(MOD([.$A973];[.F$1]) * [.F$2] *2 / ([.F$1]-1));[.F$2]-FLOOR(MOD(FLOOR([.$A973]-[.F$1]/2);[.F$1]) * [.F$2] *2 / ([.F$1]-1)))" office:value-type="float" office:value="109" calcext:value-type="float">
            <text:p>109</text:p>
          </table:table-cell>
          <table:table-cell table:formula="of:=FLOOR([.G$2] * POWER(SIN( PI() * [.$A973] / [.G$1] );2))" office:value-type="float" office:value="99" calcext:value-type="float">
            <text:p>99</text:p>
          </table:table-cell>
          <table:table-cell table:formula="of:=[.H$2]-FLOOR(POWER(IF(MOD([.$A973];[.H$1])&lt;[.H$1]/2;FLOOR(MOD([.$A973];[.H$1]) * [.H$2] *2 / ([.H$1]-1));[.H$2]-FLOOR(MOD(FLOOR([.$A973]-[.H$1]/2);[.H$1]) * [.H$2] *2 / ([.H$1]-1)));2)/[.H$2])" office:value-type="float" office:value="209" calcext:value-type="float">
            <text:p>209</text:p>
          </table:table-cell>
          <table:table-cell table:formula="of:=FLOOR( [.I$2] * ABS(SIN( PI() * [.$A973] / [.I$1] )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FLOOR([.$B$2]/2 + [.$B$2]/2 * SIN(2 *  PI() * [.$A974] / [.$B$1] ))" office:value-type="float" office:value="3" calcext:value-type="float">
            <text:p>3</text:p>
          </table:table-cell>
          <table:table-cell table:formula="of:=FLOOR(MOD([.$A974];[.C$1]) * [.C$2] / ([.C$1]-1))" office:value-type="float" office:value="202" calcext:value-type="float">
            <text:p>202</text:p>
          </table:table-cell>
          <table:table-cell table:formula="of:=FLOOR(MOD([.D$1]-[.$A974] -1;[.D$1]) * [.D$2] / ([.D$1]-1))" office:value-type="float" office:value="53" calcext:value-type="float">
            <text:p>53</text:p>
          </table:table-cell>
          <table:table-cell table:formula="of:=(IF(MOD([.$A974];[.E$1])&lt;FLOOR([.E$1]/2);0;[.E$2]))" office:value-type="float" office:value="255" calcext:value-type="float">
            <text:p>255</text:p>
          </table:table-cell>
          <table:table-cell table:formula="of:=IF(MOD([.$A974];[.F$1])&lt;[.F$1]/2;FLOOR(MOD([.$A974];[.F$1]) * [.F$2] *2 / ([.F$1]-1));[.F$2]-FLOOR(MOD(FLOOR([.$A974]-[.F$1]/2);[.F$1]) * [.F$2] *2 / ([.F$1]-1)))" office:value-type="float" office:value="107" calcext:value-type="float">
            <text:p>107</text:p>
          </table:table-cell>
          <table:table-cell table:formula="of:=FLOOR([.G$2] * POWER(SIN( PI() * [.$A974] / [.G$1] );2))" office:value-type="float" office:value="96" calcext:value-type="float">
            <text:p>96</text:p>
          </table:table-cell>
          <table:table-cell table:formula="of:=[.H$2]-FLOOR(POWER(IF(MOD([.$A974];[.H$1])&lt;[.H$1]/2;FLOOR(MOD([.$A974];[.H$1]) * [.H$2] *2 / ([.H$1]-1));[.H$2]-FLOOR(MOD(FLOOR([.$A974]-[.H$1]/2);[.H$1]) * [.H$2] *2 / ([.H$1]-1)));2)/[.H$2])" office:value-type="float" office:value="211" calcext:value-type="float">
            <text:p>211</text:p>
          </table:table-cell>
          <table:table-cell table:formula="of:=FLOOR( [.I$2] * ABS(SIN( PI() * [.$A974] / [.I$1] )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FLOOR([.$B$2]/2 + [.$B$2]/2 * SIN(2 *  PI() * [.$A975] / [.$B$1] ))" office:value-type="float" office:value="4" calcext:value-type="float">
            <text:p>4</text:p>
          </table:table-cell>
          <table:table-cell table:formula="of:=FLOOR(MOD([.$A975];[.C$1]) * [.C$2] / ([.C$1]-1))" office:value-type="float" office:value="203" calcext:value-type="float">
            <text:p>203</text:p>
          </table:table-cell>
          <table:table-cell table:formula="of:=FLOOR(MOD([.D$1]-[.$A975] -1;[.D$1]) * [.D$2] / ([.D$1]-1))" office:value-type="float" office:value="52" calcext:value-type="float">
            <text:p>52</text:p>
          </table:table-cell>
          <table:table-cell table:formula="of:=(IF(MOD([.$A975];[.E$1])&lt;FLOOR([.E$1]/2);0;[.E$2]))" office:value-type="float" office:value="255" calcext:value-type="float">
            <text:p>255</text:p>
          </table:table-cell>
          <table:table-cell table:formula="of:=IF(MOD([.$A975];[.F$1])&lt;[.F$1]/2;FLOOR(MOD([.$A975];[.F$1]) * [.F$2] *2 / ([.F$1]-1));[.F$2]-FLOOR(MOD(FLOOR([.$A975]-[.F$1]/2);[.F$1]) * [.F$2] *2 / ([.F$1]-1)))" office:value-type="float" office:value="105" calcext:value-type="float">
            <text:p>105</text:p>
          </table:table-cell>
          <table:table-cell table:formula="of:=FLOOR([.G$2] * POWER(SIN( PI() * [.$A975] / [.G$1] );2))" office:value-type="float" office:value="93" calcext:value-type="float">
            <text:p>93</text:p>
          </table:table-cell>
          <table:table-cell table:formula="of:=[.H$2]-FLOOR(POWER(IF(MOD([.$A975];[.H$1])&lt;[.H$1]/2;FLOOR(MOD([.$A975];[.H$1]) * [.H$2] *2 / ([.H$1]-1));[.H$2]-FLOOR(MOD(FLOOR([.$A975]-[.H$1]/2);[.H$1]) * [.H$2] *2 / ([.H$1]-1)));2)/[.H$2])" office:value-type="float" office:value="212" calcext:value-type="float">
            <text:p>212</text:p>
          </table:table-cell>
          <table:table-cell table:formula="of:=FLOOR( [.I$2] * ABS(SIN( PI() * [.$A975] / [.I$1] )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FLOOR([.$B$2]/2 + [.$B$2]/2 * SIN(2 *  PI() * [.$A976] / [.$B$1] ))" office:value-type="float" office:value="5" calcext:value-type="float">
            <text:p>5</text:p>
          </table:table-cell>
          <table:table-cell table:formula="of:=FLOOR(MOD([.$A976];[.C$1]) * [.C$2] / ([.C$1]-1))" office:value-type="float" office:value="204" calcext:value-type="float">
            <text:p>204</text:p>
          </table:table-cell>
          <table:table-cell table:formula="of:=FLOOR(MOD([.D$1]-[.$A976] -1;[.D$1]) * [.D$2] / ([.D$1]-1))" office:value-type="float" office:value="51" calcext:value-type="float">
            <text:p>51</text:p>
          </table:table-cell>
          <table:table-cell table:formula="of:=(IF(MOD([.$A976];[.E$1])&lt;FLOOR([.E$1]/2);0;[.E$2]))" office:value-type="float" office:value="255" calcext:value-type="float">
            <text:p>255</text:p>
          </table:table-cell>
          <table:table-cell table:formula="of:=IF(MOD([.$A976];[.F$1])&lt;[.F$1]/2;FLOOR(MOD([.$A976];[.F$1]) * [.F$2] *2 / ([.F$1]-1));[.F$2]-FLOOR(MOD(FLOOR([.$A976]-[.F$1]/2);[.F$1]) * [.F$2] *2 / ([.F$1]-1)))" office:value-type="float" office:value="103" calcext:value-type="float">
            <text:p>103</text:p>
          </table:table-cell>
          <table:table-cell table:formula="of:=FLOOR([.G$2] * POWER(SIN( PI() * [.$A976] / [.G$1] );2))" office:value-type="float" office:value="90" calcext:value-type="float">
            <text:p>90</text:p>
          </table:table-cell>
          <table:table-cell table:formula="of:=[.H$2]-FLOOR(POWER(IF(MOD([.$A976];[.H$1])&lt;[.H$1]/2;FLOOR(MOD([.$A976];[.H$1]) * [.H$2] *2 / ([.H$1]-1));[.H$2]-FLOOR(MOD(FLOOR([.$A976]-[.H$1]/2);[.H$1]) * [.H$2] *2 / ([.H$1]-1)));2)/[.H$2])" office:value-type="float" office:value="214" calcext:value-type="float">
            <text:p>214</text:p>
          </table:table-cell>
          <table:table-cell table:formula="of:=FLOOR( [.I$2] * ABS(SIN( PI() * [.$A976] / [.I$1] )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FLOOR([.$B$2]/2 + [.$B$2]/2 * SIN(2 *  PI() * [.$A977] / [.$B$1] ))" office:value-type="float" office:value="6" calcext:value-type="float">
            <text:p>6</text:p>
          </table:table-cell>
          <table:table-cell table:formula="of:=FLOOR(MOD([.$A977];[.C$1]) * [.C$2] / ([.C$1]-1))" office:value-type="float" office:value="205" calcext:value-type="float">
            <text:p>205</text:p>
          </table:table-cell>
          <table:table-cell table:formula="of:=FLOOR(MOD([.D$1]-[.$A977] -1;[.D$1]) * [.D$2] / ([.D$1]-1))" office:value-type="float" office:value="50" calcext:value-type="float">
            <text:p>50</text:p>
          </table:table-cell>
          <table:table-cell table:formula="of:=(IF(MOD([.$A977];[.E$1])&lt;FLOOR([.E$1]/2);0;[.E$2]))" office:value-type="float" office:value="255" calcext:value-type="float">
            <text:p>255</text:p>
          </table:table-cell>
          <table:table-cell table:formula="of:=IF(MOD([.$A977];[.F$1])&lt;[.F$1]/2;FLOOR(MOD([.$A977];[.F$1]) * [.F$2] *2 / ([.F$1]-1));[.F$2]-FLOOR(MOD(FLOOR([.$A977]-[.F$1]/2);[.F$1]) * [.F$2] *2 / ([.F$1]-1)))" office:value-type="float" office:value="101" calcext:value-type="float">
            <text:p>101</text:p>
          </table:table-cell>
          <table:table-cell table:formula="of:=FLOOR([.G$2] * POWER(SIN( PI() * [.$A977] / [.G$1] );2))" office:value-type="float" office:value="87" calcext:value-type="float">
            <text:p>87</text:p>
          </table:table-cell>
          <table:table-cell table:formula="of:=[.H$2]-FLOOR(POWER(IF(MOD([.$A977];[.H$1])&lt;[.H$1]/2;FLOOR(MOD([.$A977];[.H$1]) * [.H$2] *2 / ([.H$1]-1));[.H$2]-FLOOR(MOD(FLOOR([.$A977]-[.H$1]/2);[.H$1]) * [.H$2] *2 / ([.H$1]-1)));2)/[.H$2])" office:value-type="float" office:value="215" calcext:value-type="float">
            <text:p>215</text:p>
          </table:table-cell>
          <table:table-cell table:formula="of:=FLOOR( [.I$2] * ABS(SIN( PI() * [.$A977] / [.I$1] )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FLOOR([.$B$2]/2 + [.$B$2]/2 * SIN(2 *  PI() * [.$A978] / [.$B$1] ))" office:value-type="float" office:value="7" calcext:value-type="float">
            <text:p>7</text:p>
          </table:table-cell>
          <table:table-cell table:formula="of:=FLOOR(MOD([.$A978];[.C$1]) * [.C$2] / ([.C$1]-1))" office:value-type="float" office:value="206" calcext:value-type="float">
            <text:p>206</text:p>
          </table:table-cell>
          <table:table-cell table:formula="of:=FLOOR(MOD([.D$1]-[.$A978] -1;[.D$1]) * [.D$2] / ([.D$1]-1))" office:value-type="float" office:value="49" calcext:value-type="float">
            <text:p>49</text:p>
          </table:table-cell>
          <table:table-cell table:formula="of:=(IF(MOD([.$A978];[.E$1])&lt;FLOOR([.E$1]/2);0;[.E$2]))" office:value-type="float" office:value="255" calcext:value-type="float">
            <text:p>255</text:p>
          </table:table-cell>
          <table:table-cell table:formula="of:=IF(MOD([.$A978];[.F$1])&lt;[.F$1]/2;FLOOR(MOD([.$A978];[.F$1]) * [.F$2] *2 / ([.F$1]-1));[.F$2]-FLOOR(MOD(FLOOR([.$A978]-[.F$1]/2);[.F$1]) * [.F$2] *2 / ([.F$1]-1)))" office:value-type="float" office:value="99" calcext:value-type="float">
            <text:p>99</text:p>
          </table:table-cell>
          <table:table-cell table:formula="of:=FLOOR([.G$2] * POWER(SIN( PI() * [.$A978] / [.G$1] );2))" office:value-type="float" office:value="84" calcext:value-type="float">
            <text:p>84</text:p>
          </table:table-cell>
          <table:table-cell table:formula="of:=[.H$2]-FLOOR(POWER(IF(MOD([.$A978];[.H$1])&lt;[.H$1]/2;FLOOR(MOD([.$A978];[.H$1]) * [.H$2] *2 / ([.H$1]-1));[.H$2]-FLOOR(MOD(FLOOR([.$A978]-[.H$1]/2);[.H$1]) * [.H$2] *2 / ([.H$1]-1)));2)/[.H$2])" office:value-type="float" office:value="217" calcext:value-type="float">
            <text:p>217</text:p>
          </table:table-cell>
          <table:table-cell table:formula="of:=FLOOR( [.I$2] * ABS(SIN( PI() * [.$A978] / [.I$1] )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FLOOR([.$B$2]/2 + [.$B$2]/2 * SIN(2 *  PI() * [.$A979] / [.$B$1] ))" office:value-type="float" office:value="8" calcext:value-type="float">
            <text:p>8</text:p>
          </table:table-cell>
          <table:table-cell table:formula="of:=FLOOR(MOD([.$A979];[.C$1]) * [.C$2] / ([.C$1]-1))" office:value-type="float" office:value="207" calcext:value-type="float">
            <text:p>207</text:p>
          </table:table-cell>
          <table:table-cell table:formula="of:=FLOOR(MOD([.D$1]-[.$A979] -1;[.D$1]) * [.D$2] / ([.D$1]-1))" office:value-type="float" office:value="48" calcext:value-type="float">
            <text:p>48</text:p>
          </table:table-cell>
          <table:table-cell table:formula="of:=(IF(MOD([.$A979];[.E$1])&lt;FLOOR([.E$1]/2);0;[.E$2]))" office:value-type="float" office:value="255" calcext:value-type="float">
            <text:p>255</text:p>
          </table:table-cell>
          <table:table-cell table:formula="of:=IF(MOD([.$A979];[.F$1])&lt;[.F$1]/2;FLOOR(MOD([.$A979];[.F$1]) * [.F$2] *2 / ([.F$1]-1));[.F$2]-FLOOR(MOD(FLOOR([.$A979]-[.F$1]/2);[.F$1]) * [.F$2] *2 / ([.F$1]-1)))" office:value-type="float" office:value="97" calcext:value-type="float">
            <text:p>97</text:p>
          </table:table-cell>
          <table:table-cell table:formula="of:=FLOOR([.G$2] * POWER(SIN( PI() * [.$A979] / [.G$1] );2))" office:value-type="float" office:value="81" calcext:value-type="float">
            <text:p>81</text:p>
          </table:table-cell>
          <table:table-cell table:formula="of:=[.H$2]-FLOOR(POWER(IF(MOD([.$A979];[.H$1])&lt;[.H$1]/2;FLOOR(MOD([.$A979];[.H$1]) * [.H$2] *2 / ([.H$1]-1));[.H$2]-FLOOR(MOD(FLOOR([.$A979]-[.H$1]/2);[.H$1]) * [.H$2] *2 / ([.H$1]-1)));2)/[.H$2])" office:value-type="float" office:value="219" calcext:value-type="float">
            <text:p>219</text:p>
          </table:table-cell>
          <table:table-cell table:formula="of:=FLOOR( [.I$2] * ABS(SIN( PI() * [.$A979] / [.I$1] )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FLOOR([.$B$2]/2 + [.$B$2]/2 * SIN(2 *  PI() * [.$A980] / [.$B$1] ))" office:value-type="float" office:value="9" calcext:value-type="float">
            <text:p>9</text:p>
          </table:table-cell>
          <table:table-cell table:formula="of:=FLOOR(MOD([.$A980];[.C$1]) * [.C$2] / ([.C$1]-1))" office:value-type="float" office:value="208" calcext:value-type="float">
            <text:p>208</text:p>
          </table:table-cell>
          <table:table-cell table:formula="of:=FLOOR(MOD([.D$1]-[.$A980] -1;[.D$1]) * [.D$2] / ([.D$1]-1))" office:value-type="float" office:value="47" calcext:value-type="float">
            <text:p>47</text:p>
          </table:table-cell>
          <table:table-cell table:formula="of:=(IF(MOD([.$A980];[.E$1])&lt;FLOOR([.E$1]/2);0;[.E$2]))" office:value-type="float" office:value="255" calcext:value-type="float">
            <text:p>255</text:p>
          </table:table-cell>
          <table:table-cell table:formula="of:=IF(MOD([.$A980];[.F$1])&lt;[.F$1]/2;FLOOR(MOD([.$A980];[.F$1]) * [.F$2] *2 / ([.F$1]-1));[.F$2]-FLOOR(MOD(FLOOR([.$A980]-[.F$1]/2);[.F$1]) * [.F$2] *2 / ([.F$1]-1)))" office:value-type="float" office:value="95" calcext:value-type="float">
            <text:p>95</text:p>
          </table:table-cell>
          <table:table-cell table:formula="of:=FLOOR([.G$2] * POWER(SIN( PI() * [.$A980] / [.G$1] );2))" office:value-type="float" office:value="78" calcext:value-type="float">
            <text:p>78</text:p>
          </table:table-cell>
          <table:table-cell table:formula="of:=[.H$2]-FLOOR(POWER(IF(MOD([.$A980];[.H$1])&lt;[.H$1]/2;FLOOR(MOD([.$A980];[.H$1]) * [.H$2] *2 / ([.H$1]-1));[.H$2]-FLOOR(MOD(FLOOR([.$A980]-[.H$1]/2);[.H$1]) * [.H$2] *2 / ([.H$1]-1)));2)/[.H$2])" office:value-type="float" office:value="220" calcext:value-type="float">
            <text:p>220</text:p>
          </table:table-cell>
          <table:table-cell table:formula="of:=FLOOR( [.I$2] * ABS(SIN( PI() * [.$A980] / [.I$1] 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FLOOR([.$B$2]/2 + [.$B$2]/2 * SIN(2 *  PI() * [.$A981] / [.$B$1] ))" office:value-type="float" office:value="10" calcext:value-type="float">
            <text:p>10</text:p>
          </table:table-cell>
          <table:table-cell table:formula="of:=FLOOR(MOD([.$A981];[.C$1]) * [.C$2] / ([.C$1]-1))" office:value-type="float" office:value="209" calcext:value-type="float">
            <text:p>209</text:p>
          </table:table-cell>
          <table:table-cell table:formula="of:=FLOOR(MOD([.D$1]-[.$A981] -1;[.D$1]) * [.D$2] / ([.D$1]-1))" office:value-type="float" office:value="46" calcext:value-type="float">
            <text:p>46</text:p>
          </table:table-cell>
          <table:table-cell table:formula="of:=(IF(MOD([.$A981];[.E$1])&lt;FLOOR([.E$1]/2);0;[.E$2]))" office:value-type="float" office:value="255" calcext:value-type="float">
            <text:p>255</text:p>
          </table:table-cell>
          <table:table-cell table:formula="of:=IF(MOD([.$A981];[.F$1])&lt;[.F$1]/2;FLOOR(MOD([.$A981];[.F$1]) * [.F$2] *2 / ([.F$1]-1));[.F$2]-FLOOR(MOD(FLOOR([.$A981]-[.F$1]/2);[.F$1]) * [.F$2] *2 / ([.F$1]-1)))" office:value-type="float" office:value="93" calcext:value-type="float">
            <text:p>93</text:p>
          </table:table-cell>
          <table:table-cell table:formula="of:=FLOOR([.G$2] * POWER(SIN( PI() * [.$A981] / [.G$1] );2))" office:value-type="float" office:value="75" calcext:value-type="float">
            <text:p>75</text:p>
          </table:table-cell>
          <table:table-cell table:formula="of:=[.H$2]-FLOOR(POWER(IF(MOD([.$A981];[.H$1])&lt;[.H$1]/2;FLOOR(MOD([.$A981];[.H$1]) * [.H$2] *2 / ([.H$1]-1));[.H$2]-FLOOR(MOD(FLOOR([.$A981]-[.H$1]/2);[.H$1]) * [.H$2] *2 / ([.H$1]-1)));2)/[.H$2])" office:value-type="float" office:value="222" calcext:value-type="float">
            <text:p>222</text:p>
          </table:table-cell>
          <table:table-cell table:formula="of:=FLOOR( [.I$2] * ABS(SIN( PI() * [.$A981] / [.I$1] 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FLOOR([.$B$2]/2 + [.$B$2]/2 * SIN(2 *  PI() * [.$A982] / [.$B$1] ))" office:value-type="float" office:value="12" calcext:value-type="float">
            <text:p>12</text:p>
          </table:table-cell>
          <table:table-cell table:formula="of:=FLOOR(MOD([.$A982];[.C$1]) * [.C$2] / ([.C$1]-1))" office:value-type="float" office:value="210" calcext:value-type="float">
            <text:p>210</text:p>
          </table:table-cell>
          <table:table-cell table:formula="of:=FLOOR(MOD([.D$1]-[.$A982] -1;[.D$1]) * [.D$2] / ([.D$1]-1))" office:value-type="float" office:value="45" calcext:value-type="float">
            <text:p>45</text:p>
          </table:table-cell>
          <table:table-cell table:formula="of:=(IF(MOD([.$A982];[.E$1])&lt;FLOOR([.E$1]/2);0;[.E$2]))" office:value-type="float" office:value="255" calcext:value-type="float">
            <text:p>255</text:p>
          </table:table-cell>
          <table:table-cell table:formula="of:=IF(MOD([.$A982];[.F$1])&lt;[.F$1]/2;FLOOR(MOD([.$A982];[.F$1]) * [.F$2] *2 / ([.F$1]-1));[.F$2]-FLOOR(MOD(FLOOR([.$A982]-[.F$1]/2);[.F$1]) * [.F$2] *2 / ([.F$1]-1)))" office:value-type="float" office:value="91" calcext:value-type="float">
            <text:p>91</text:p>
          </table:table-cell>
          <table:table-cell table:formula="of:=FLOOR([.G$2] * POWER(SIN( PI() * [.$A982] / [.G$1] );2))" office:value-type="float" office:value="72" calcext:value-type="float">
            <text:p>72</text:p>
          </table:table-cell>
          <table:table-cell table:formula="of:=[.H$2]-FLOOR(POWER(IF(MOD([.$A982];[.H$1])&lt;[.H$1]/2;FLOOR(MOD([.$A982];[.H$1]) * [.H$2] *2 / ([.H$1]-1));[.H$2]-FLOOR(MOD(FLOOR([.$A982]-[.H$1]/2);[.H$1]) * [.H$2] *2 / ([.H$1]-1)));2)/[.H$2])" office:value-type="float" office:value="223" calcext:value-type="float">
            <text:p>223</text:p>
          </table:table-cell>
          <table:table-cell table:formula="of:=FLOOR( [.I$2] * ABS(SIN( PI() * [.$A982] / [.I$1] 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FLOOR([.$B$2]/2 + [.$B$2]/2 * SIN(2 *  PI() * [.$A983] / [.$B$1] ))" office:value-type="float" office:value="13" calcext:value-type="float">
            <text:p>13</text:p>
          </table:table-cell>
          <table:table-cell table:formula="of:=FLOOR(MOD([.$A983];[.C$1]) * [.C$2] / ([.C$1]-1))" office:value-type="float" office:value="211" calcext:value-type="float">
            <text:p>211</text:p>
          </table:table-cell>
          <table:table-cell table:formula="of:=FLOOR(MOD([.D$1]-[.$A983] -1;[.D$1]) * [.D$2] / ([.D$1]-1))" office:value-type="float" office:value="44" calcext:value-type="float">
            <text:p>44</text:p>
          </table:table-cell>
          <table:table-cell table:formula="of:=(IF(MOD([.$A983];[.E$1])&lt;FLOOR([.E$1]/2);0;[.E$2]))" office:value-type="float" office:value="255" calcext:value-type="float">
            <text:p>255</text:p>
          </table:table-cell>
          <table:table-cell table:formula="of:=IF(MOD([.$A983];[.F$1])&lt;[.F$1]/2;FLOOR(MOD([.$A983];[.F$1]) * [.F$2] *2 / ([.F$1]-1));[.F$2]-FLOOR(MOD(FLOOR([.$A983]-[.F$1]/2);[.F$1]) * [.F$2] *2 / ([.F$1]-1)))" office:value-type="float" office:value="89" calcext:value-type="float">
            <text:p>89</text:p>
          </table:table-cell>
          <table:table-cell table:formula="of:=FLOOR([.G$2] * POWER(SIN( PI() * [.$A983] / [.G$1] );2))" office:value-type="float" office:value="70" calcext:value-type="float">
            <text:p>70</text:p>
          </table:table-cell>
          <table:table-cell table:formula="of:=[.H$2]-FLOOR(POWER(IF(MOD([.$A983];[.H$1])&lt;[.H$1]/2;FLOOR(MOD([.$A983];[.H$1]) * [.H$2] *2 / ([.H$1]-1));[.H$2]-FLOOR(MOD(FLOOR([.$A983]-[.H$1]/2);[.H$1]) * [.H$2] *2 / ([.H$1]-1)));2)/[.H$2])" office:value-type="float" office:value="224" calcext:value-type="float">
            <text:p>224</text:p>
          </table:table-cell>
          <table:table-cell table:formula="of:=FLOOR( [.I$2] * ABS(SIN( PI() * [.$A983] / [.I$1] 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FLOOR([.$B$2]/2 + [.$B$2]/2 * SIN(2 *  PI() * [.$A984] / [.$B$1] ))" office:value-type="float" office:value="15" calcext:value-type="float">
            <text:p>15</text:p>
          </table:table-cell>
          <table:table-cell table:formula="of:=FLOOR(MOD([.$A984];[.C$1]) * [.C$2] / ([.C$1]-1))" office:value-type="float" office:value="212" calcext:value-type="float">
            <text:p>212</text:p>
          </table:table-cell>
          <table:table-cell table:formula="of:=FLOOR(MOD([.D$1]-[.$A984] -1;[.D$1]) * [.D$2] / ([.D$1]-1))" office:value-type="float" office:value="43" calcext:value-type="float">
            <text:p>43</text:p>
          </table:table-cell>
          <table:table-cell table:formula="of:=(IF(MOD([.$A984];[.E$1])&lt;FLOOR([.E$1]/2);0;[.E$2]))" office:value-type="float" office:value="255" calcext:value-type="float">
            <text:p>255</text:p>
          </table:table-cell>
          <table:table-cell table:formula="of:=IF(MOD([.$A984];[.F$1])&lt;[.F$1]/2;FLOOR(MOD([.$A984];[.F$1]) * [.F$2] *2 / ([.F$1]-1));[.F$2]-FLOOR(MOD(FLOOR([.$A984]-[.F$1]/2);[.F$1]) * [.F$2] *2 / ([.F$1]-1)))" office:value-type="float" office:value="87" calcext:value-type="float">
            <text:p>87</text:p>
          </table:table-cell>
          <table:table-cell table:formula="of:=FLOOR([.G$2] * POWER(SIN( PI() * [.$A984] / [.G$1] );2))" office:value-type="float" office:value="67" calcext:value-type="float">
            <text:p>67</text:p>
          </table:table-cell>
          <table:table-cell table:formula="of:=[.H$2]-FLOOR(POWER(IF(MOD([.$A984];[.H$1])&lt;[.H$1]/2;FLOOR(MOD([.$A984];[.H$1]) * [.H$2] *2 / ([.H$1]-1));[.H$2]-FLOOR(MOD(FLOOR([.$A984]-[.H$1]/2);[.H$1]) * [.H$2] *2 / ([.H$1]-1)));2)/[.H$2])" office:value-type="float" office:value="226" calcext:value-type="float">
            <text:p>226</text:p>
          </table:table-cell>
          <table:table-cell table:formula="of:=FLOOR( [.I$2] * ABS(SIN( PI() * [.$A984] / [.I$1] 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FLOOR([.$B$2]/2 + [.$B$2]/2 * SIN(2 *  PI() * [.$A985] / [.$B$1] ))" office:value-type="float" office:value="16" calcext:value-type="float">
            <text:p>16</text:p>
          </table:table-cell>
          <table:table-cell table:formula="of:=FLOOR(MOD([.$A985];[.C$1]) * [.C$2] / ([.C$1]-1))" office:value-type="float" office:value="213" calcext:value-type="float">
            <text:p>213</text:p>
          </table:table-cell>
          <table:table-cell table:formula="of:=FLOOR(MOD([.D$1]-[.$A985] -1;[.D$1]) * [.D$2] / ([.D$1]-1))" office:value-type="float" office:value="42" calcext:value-type="float">
            <text:p>42</text:p>
          </table:table-cell>
          <table:table-cell table:formula="of:=(IF(MOD([.$A985];[.E$1])&lt;FLOOR([.E$1]/2);0;[.E$2]))" office:value-type="float" office:value="255" calcext:value-type="float">
            <text:p>255</text:p>
          </table:table-cell>
          <table:table-cell table:formula="of:=IF(MOD([.$A985];[.F$1])&lt;[.F$1]/2;FLOOR(MOD([.$A985];[.F$1]) * [.F$2] *2 / ([.F$1]-1));[.F$2]-FLOOR(MOD(FLOOR([.$A985]-[.F$1]/2);[.F$1]) * [.F$2] *2 / ([.F$1]-1)))" office:value-type="float" office:value="85" calcext:value-type="float">
            <text:p>85</text:p>
          </table:table-cell>
          <table:table-cell table:formula="of:=FLOOR([.G$2] * POWER(SIN( PI() * [.$A985] / [.G$1] );2))" office:value-type="float" office:value="64" calcext:value-type="float">
            <text:p>64</text:p>
          </table:table-cell>
          <table:table-cell table:formula="of:=[.H$2]-FLOOR(POWER(IF(MOD([.$A985];[.H$1])&lt;[.H$1]/2;FLOOR(MOD([.$A985];[.H$1]) * [.H$2] *2 / ([.H$1]-1));[.H$2]-FLOOR(MOD(FLOOR([.$A985]-[.H$1]/2);[.H$1]) * [.H$2] *2 / ([.H$1]-1)));2)/[.H$2])" office:value-type="float" office:value="227" calcext:value-type="float">
            <text:p>227</text:p>
          </table:table-cell>
          <table:table-cell table:formula="of:=FLOOR( [.I$2] * ABS(SIN( PI() * [.$A985] / [.I$1] 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FLOOR([.$B$2]/2 + [.$B$2]/2 * SIN(2 *  PI() * [.$A986] / [.$B$1] ))" office:value-type="float" office:value="18" calcext:value-type="float">
            <text:p>18</text:p>
          </table:table-cell>
          <table:table-cell table:formula="of:=FLOOR(MOD([.$A986];[.C$1]) * [.C$2] / ([.C$1]-1))" office:value-type="float" office:value="214" calcext:value-type="float">
            <text:p>214</text:p>
          </table:table-cell>
          <table:table-cell table:formula="of:=FLOOR(MOD([.D$1]-[.$A986] -1;[.D$1]) * [.D$2] / ([.D$1]-1))" office:value-type="float" office:value="41" calcext:value-type="float">
            <text:p>41</text:p>
          </table:table-cell>
          <table:table-cell table:formula="of:=(IF(MOD([.$A986];[.E$1])&lt;FLOOR([.E$1]/2);0;[.E$2]))" office:value-type="float" office:value="255" calcext:value-type="float">
            <text:p>255</text:p>
          </table:table-cell>
          <table:table-cell table:formula="of:=IF(MOD([.$A986];[.F$1])&lt;[.F$1]/2;FLOOR(MOD([.$A986];[.F$1]) * [.F$2] *2 / ([.F$1]-1));[.F$2]-FLOOR(MOD(FLOOR([.$A986]-[.F$1]/2);[.F$1]) * [.F$2] *2 / ([.F$1]-1)))" office:value-type="float" office:value="83" calcext:value-type="float">
            <text:p>83</text:p>
          </table:table-cell>
          <table:table-cell table:formula="of:=FLOOR([.G$2] * POWER(SIN( PI() * [.$A986] / [.G$1] );2))" office:value-type="float" office:value="61" calcext:value-type="float">
            <text:p>61</text:p>
          </table:table-cell>
          <table:table-cell table:formula="of:=[.H$2]-FLOOR(POWER(IF(MOD([.$A986];[.H$1])&lt;[.H$1]/2;FLOOR(MOD([.$A986];[.H$1]) * [.H$2] *2 / ([.H$1]-1));[.H$2]-FLOOR(MOD(FLOOR([.$A986]-[.H$1]/2);[.H$1]) * [.H$2] *2 / ([.H$1]-1)));2)/[.H$2])" office:value-type="float" office:value="228" calcext:value-type="float">
            <text:p>228</text:p>
          </table:table-cell>
          <table:table-cell table:formula="of:=FLOOR( [.I$2] * ABS(SIN( PI() * [.$A986] / [.I$1] 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FLOOR([.$B$2]/2 + [.$B$2]/2 * SIN(2 *  PI() * [.$A987] / [.$B$1] ))" office:value-type="float" office:value="19" calcext:value-type="float">
            <text:p>19</text:p>
          </table:table-cell>
          <table:table-cell table:formula="of:=FLOOR(MOD([.$A987];[.C$1]) * [.C$2] / ([.C$1]-1))" office:value-type="float" office:value="215" calcext:value-type="float">
            <text:p>215</text:p>
          </table:table-cell>
          <table:table-cell table:formula="of:=FLOOR(MOD([.D$1]-[.$A987] -1;[.D$1]) * [.D$2] / ([.D$1]-1))" office:value-type="float" office:value="40" calcext:value-type="float">
            <text:p>40</text:p>
          </table:table-cell>
          <table:table-cell table:formula="of:=(IF(MOD([.$A987];[.E$1])&lt;FLOOR([.E$1]/2);0;[.E$2]))" office:value-type="float" office:value="255" calcext:value-type="float">
            <text:p>255</text:p>
          </table:table-cell>
          <table:table-cell table:formula="of:=IF(MOD([.$A987];[.F$1])&lt;[.F$1]/2;FLOOR(MOD([.$A987];[.F$1]) * [.F$2] *2 / ([.F$1]-1));[.F$2]-FLOOR(MOD(FLOOR([.$A987]-[.F$1]/2);[.F$1]) * [.F$2] *2 / ([.F$1]-1)))" office:value-type="float" office:value="81" calcext:value-type="float">
            <text:p>81</text:p>
          </table:table-cell>
          <table:table-cell table:formula="of:=FLOOR([.G$2] * POWER(SIN( PI() * [.$A987] / [.G$1] );2))" office:value-type="float" office:value="59" calcext:value-type="float">
            <text:p>59</text:p>
          </table:table-cell>
          <table:table-cell table:formula="of:=[.H$2]-FLOOR(POWER(IF(MOD([.$A987];[.H$1])&lt;[.H$1]/2;FLOOR(MOD([.$A987];[.H$1]) * [.H$2] *2 / ([.H$1]-1));[.H$2]-FLOOR(MOD(FLOOR([.$A987]-[.H$1]/2);[.H$1]) * [.H$2] *2 / ([.H$1]-1)));2)/[.H$2])" office:value-type="float" office:value="230" calcext:value-type="float">
            <text:p>230</text:p>
          </table:table-cell>
          <table:table-cell table:formula="of:=FLOOR( [.I$2] * ABS(SIN( PI() * [.$A987] / [.I$1] 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FLOOR([.$B$2]/2 + [.$B$2]/2 * SIN(2 *  PI() * [.$A988] / [.$B$1] ))" office:value-type="float" office:value="21" calcext:value-type="float">
            <text:p>21</text:p>
          </table:table-cell>
          <table:table-cell table:formula="of:=FLOOR(MOD([.$A988];[.C$1]) * [.C$2] / ([.C$1]-1))" office:value-type="float" office:value="216" calcext:value-type="float">
            <text:p>216</text:p>
          </table:table-cell>
          <table:table-cell table:formula="of:=FLOOR(MOD([.D$1]-[.$A988] -1;[.D$1]) * [.D$2] / ([.D$1]-1))" office:value-type="float" office:value="39" calcext:value-type="float">
            <text:p>39</text:p>
          </table:table-cell>
          <table:table-cell table:formula="of:=(IF(MOD([.$A988];[.E$1])&lt;FLOOR([.E$1]/2);0;[.E$2]))" office:value-type="float" office:value="255" calcext:value-type="float">
            <text:p>255</text:p>
          </table:table-cell>
          <table:table-cell table:formula="of:=IF(MOD([.$A988];[.F$1])&lt;[.F$1]/2;FLOOR(MOD([.$A988];[.F$1]) * [.F$2] *2 / ([.F$1]-1));[.F$2]-FLOOR(MOD(FLOOR([.$A988]-[.F$1]/2);[.F$1]) * [.F$2] *2 / ([.F$1]-1)))" office:value-type="float" office:value="79" calcext:value-type="float">
            <text:p>79</text:p>
          </table:table-cell>
          <table:table-cell table:formula="of:=FLOOR([.G$2] * POWER(SIN( PI() * [.$A988] / [.G$1] );2))" office:value-type="float" office:value="56" calcext:value-type="float">
            <text:p>56</text:p>
          </table:table-cell>
          <table:table-cell table:formula="of:=[.H$2]-FLOOR(POWER(IF(MOD([.$A988];[.H$1])&lt;[.H$1]/2;FLOOR(MOD([.$A988];[.H$1]) * [.H$2] *2 / ([.H$1]-1));[.H$2]-FLOOR(MOD(FLOOR([.$A988]-[.H$1]/2);[.H$1]) * [.H$2] *2 / ([.H$1]-1)));2)/[.H$2])" office:value-type="float" office:value="231" calcext:value-type="float">
            <text:p>231</text:p>
          </table:table-cell>
          <table:table-cell table:formula="of:=FLOOR( [.I$2] * ABS(SIN( PI() * [.$A988] / [.I$1] 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FLOOR([.$B$2]/2 + [.$B$2]/2 * SIN(2 *  PI() * [.$A989] / [.$B$1] ))" office:value-type="float" office:value="23" calcext:value-type="float">
            <text:p>23</text:p>
          </table:table-cell>
          <table:table-cell table:formula="of:=FLOOR(MOD([.$A989];[.C$1]) * [.C$2] / ([.C$1]-1))" office:value-type="float" office:value="217" calcext:value-type="float">
            <text:p>217</text:p>
          </table:table-cell>
          <table:table-cell table:formula="of:=FLOOR(MOD([.D$1]-[.$A989] -1;[.D$1]) * [.D$2] / ([.D$1]-1))" office:value-type="float" office:value="38" calcext:value-type="float">
            <text:p>38</text:p>
          </table:table-cell>
          <table:table-cell table:formula="of:=(IF(MOD([.$A989];[.E$1])&lt;FLOOR([.E$1]/2);0;[.E$2]))" office:value-type="float" office:value="255" calcext:value-type="float">
            <text:p>255</text:p>
          </table:table-cell>
          <table:table-cell table:formula="of:=IF(MOD([.$A989];[.F$1])&lt;[.F$1]/2;FLOOR(MOD([.$A989];[.F$1]) * [.F$2] *2 / ([.F$1]-1));[.F$2]-FLOOR(MOD(FLOOR([.$A989]-[.F$1]/2);[.F$1]) * [.F$2] *2 / ([.F$1]-1)))" office:value-type="float" office:value="77" calcext:value-type="float">
            <text:p>77</text:p>
          </table:table-cell>
          <table:table-cell table:formula="of:=FLOOR([.G$2] * POWER(SIN( PI() * [.$A989] / [.G$1] );2))" office:value-type="float" office:value="54" calcext:value-type="float">
            <text:p>54</text:p>
          </table:table-cell>
          <table:table-cell table:formula="of:=[.H$2]-FLOOR(POWER(IF(MOD([.$A989];[.H$1])&lt;[.H$1]/2;FLOOR(MOD([.$A989];[.H$1]) * [.H$2] *2 / ([.H$1]-1));[.H$2]-FLOOR(MOD(FLOOR([.$A989]-[.H$1]/2);[.H$1]) * [.H$2] *2 / ([.H$1]-1)));2)/[.H$2])" office:value-type="float" office:value="232" calcext:value-type="float">
            <text:p>232</text:p>
          </table:table-cell>
          <table:table-cell table:formula="of:=FLOOR( [.I$2] * ABS(SIN( PI() * [.$A989] / [.I$1] 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FLOOR([.$B$2]/2 + [.$B$2]/2 * SIN(2 *  PI() * [.$A990] / [.$B$1] ))" office:value-type="float" office:value="25" calcext:value-type="float">
            <text:p>25</text:p>
          </table:table-cell>
          <table:table-cell table:formula="of:=FLOOR(MOD([.$A990];[.C$1]) * [.C$2] / ([.C$1]-1))" office:value-type="float" office:value="218" calcext:value-type="float">
            <text:p>218</text:p>
          </table:table-cell>
          <table:table-cell table:formula="of:=FLOOR(MOD([.D$1]-[.$A990] -1;[.D$1]) * [.D$2] / ([.D$1]-1))" office:value-type="float" office:value="37" calcext:value-type="float">
            <text:p>37</text:p>
          </table:table-cell>
          <table:table-cell table:formula="of:=(IF(MOD([.$A990];[.E$1])&lt;FLOOR([.E$1]/2);0;[.E$2]))" office:value-type="float" office:value="255" calcext:value-type="float">
            <text:p>255</text:p>
          </table:table-cell>
          <table:table-cell table:formula="of:=IF(MOD([.$A990];[.F$1])&lt;[.F$1]/2;FLOOR(MOD([.$A990];[.F$1]) * [.F$2] *2 / ([.F$1]-1));[.F$2]-FLOOR(MOD(FLOOR([.$A990]-[.F$1]/2);[.F$1]) * [.F$2] *2 / ([.F$1]-1)))" office:value-type="float" office:value="75" calcext:value-type="float">
            <text:p>75</text:p>
          </table:table-cell>
          <table:table-cell table:formula="of:=FLOOR([.G$2] * POWER(SIN( PI() * [.$A990] / [.G$1] );2))" office:value-type="float" office:value="51" calcext:value-type="float">
            <text:p>51</text:p>
          </table:table-cell>
          <table:table-cell table:formula="of:=[.H$2]-FLOOR(POWER(IF(MOD([.$A990];[.H$1])&lt;[.H$1]/2;FLOOR(MOD([.$A990];[.H$1]) * [.H$2] *2 / ([.H$1]-1));[.H$2]-FLOOR(MOD(FLOOR([.$A990]-[.H$1]/2);[.H$1]) * [.H$2] *2 / ([.H$1]-1)));2)/[.H$2])" office:value-type="float" office:value="233" calcext:value-type="float">
            <text:p>233</text:p>
          </table:table-cell>
          <table:table-cell table:formula="of:=FLOOR( [.I$2] * ABS(SIN( PI() * [.$A990] / [.I$1] 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FLOOR([.$B$2]/2 + [.$B$2]/2 * SIN(2 *  PI() * [.$A991] / [.$B$1] ))" office:value-type="float" office:value="26" calcext:value-type="float">
            <text:p>26</text:p>
          </table:table-cell>
          <table:table-cell table:formula="of:=FLOOR(MOD([.$A991];[.C$1]) * [.C$2] / ([.C$1]-1))" office:value-type="float" office:value="219" calcext:value-type="float">
            <text:p>219</text:p>
          </table:table-cell>
          <table:table-cell table:formula="of:=FLOOR(MOD([.D$1]-[.$A991] -1;[.D$1]) * [.D$2] / ([.D$1]-1))" office:value-type="float" office:value="36" calcext:value-type="float">
            <text:p>36</text:p>
          </table:table-cell>
          <table:table-cell table:formula="of:=(IF(MOD([.$A991];[.E$1])&lt;FLOOR([.E$1]/2);0;[.E$2]))" office:value-type="float" office:value="255" calcext:value-type="float">
            <text:p>255</text:p>
          </table:table-cell>
          <table:table-cell table:formula="of:=IF(MOD([.$A991];[.F$1])&lt;[.F$1]/2;FLOOR(MOD([.$A991];[.F$1]) * [.F$2] *2 / ([.F$1]-1));[.F$2]-FLOOR(MOD(FLOOR([.$A991]-[.F$1]/2);[.F$1]) * [.F$2] *2 / ([.F$1]-1)))" office:value-type="float" office:value="73" calcext:value-type="float">
            <text:p>73</text:p>
          </table:table-cell>
          <table:table-cell table:formula="of:=FLOOR([.G$2] * POWER(SIN( PI() * [.$A991] / [.G$1] );2))" office:value-type="float" office:value="49" calcext:value-type="float">
            <text:p>49</text:p>
          </table:table-cell>
          <table:table-cell table:formula="of:=[.H$2]-FLOOR(POWER(IF(MOD([.$A991];[.H$1])&lt;[.H$1]/2;FLOOR(MOD([.$A991];[.H$1]) * [.H$2] *2 / ([.H$1]-1));[.H$2]-FLOOR(MOD(FLOOR([.$A991]-[.H$1]/2);[.H$1]) * [.H$2] *2 / ([.H$1]-1)));2)/[.H$2])" office:value-type="float" office:value="235" calcext:value-type="float">
            <text:p>235</text:p>
          </table:table-cell>
          <table:table-cell table:formula="of:=FLOOR( [.I$2] * ABS(SIN( PI() * [.$A991] / [.I$1] )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FLOOR([.$B$2]/2 + [.$B$2]/2 * SIN(2 *  PI() * [.$A992] / [.$B$1] ))" office:value-type="float" office:value="28" calcext:value-type="float">
            <text:p>28</text:p>
          </table:table-cell>
          <table:table-cell table:formula="of:=FLOOR(MOD([.$A992];[.C$1]) * [.C$2] / ([.C$1]-1))" office:value-type="float" office:value="220" calcext:value-type="float">
            <text:p>220</text:p>
          </table:table-cell>
          <table:table-cell table:formula="of:=FLOOR(MOD([.D$1]-[.$A992] -1;[.D$1]) * [.D$2] / ([.D$1]-1))" office:value-type="float" office:value="35" calcext:value-type="float">
            <text:p>35</text:p>
          </table:table-cell>
          <table:table-cell table:formula="of:=(IF(MOD([.$A992];[.E$1])&lt;FLOOR([.E$1]/2);0;[.E$2]))" office:value-type="float" office:value="255" calcext:value-type="float">
            <text:p>255</text:p>
          </table:table-cell>
          <table:table-cell table:formula="of:=IF(MOD([.$A992];[.F$1])&lt;[.F$1]/2;FLOOR(MOD([.$A992];[.F$1]) * [.F$2] *2 / ([.F$1]-1));[.F$2]-FLOOR(MOD(FLOOR([.$A992]-[.F$1]/2);[.F$1]) * [.F$2] *2 / ([.F$1]-1)))" office:value-type="float" office:value="71" calcext:value-type="float">
            <text:p>71</text:p>
          </table:table-cell>
          <table:table-cell table:formula="of:=FLOOR([.G$2] * POWER(SIN( PI() * [.$A992] / [.G$1] );2))" office:value-type="float" office:value="46" calcext:value-type="float">
            <text:p>46</text:p>
          </table:table-cell>
          <table:table-cell table:formula="of:=[.H$2]-FLOOR(POWER(IF(MOD([.$A992];[.H$1])&lt;[.H$1]/2;FLOOR(MOD([.$A992];[.H$1]) * [.H$2] *2 / ([.H$1]-1));[.H$2]-FLOOR(MOD(FLOOR([.$A992]-[.H$1]/2);[.H$1]) * [.H$2] *2 / ([.H$1]-1)));2)/[.H$2])" office:value-type="float" office:value="236" calcext:value-type="float">
            <text:p>236</text:p>
          </table:table-cell>
          <table:table-cell table:formula="of:=FLOOR( [.I$2] * ABS(SIN( PI() * [.$A992] / [.I$1] )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FLOOR([.$B$2]/2 + [.$B$2]/2 * SIN(2 *  PI() * [.$A993] / [.$B$1] ))" office:value-type="float" office:value="30" calcext:value-type="float">
            <text:p>30</text:p>
          </table:table-cell>
          <table:table-cell table:formula="of:=FLOOR(MOD([.$A993];[.C$1]) * [.C$2] / ([.C$1]-1))" office:value-type="float" office:value="221" calcext:value-type="float">
            <text:p>221</text:p>
          </table:table-cell>
          <table:table-cell table:formula="of:=FLOOR(MOD([.D$1]-[.$A993] -1;[.D$1]) * [.D$2] / ([.D$1]-1))" office:value-type="float" office:value="34" calcext:value-type="float">
            <text:p>34</text:p>
          </table:table-cell>
          <table:table-cell table:formula="of:=(IF(MOD([.$A993];[.E$1])&lt;FLOOR([.E$1]/2);0;[.E$2]))" office:value-type="float" office:value="255" calcext:value-type="float">
            <text:p>255</text:p>
          </table:table-cell>
          <table:table-cell table:formula="of:=IF(MOD([.$A993];[.F$1])&lt;[.F$1]/2;FLOOR(MOD([.$A993];[.F$1]) * [.F$2] *2 / ([.F$1]-1));[.F$2]-FLOOR(MOD(FLOOR([.$A993]-[.F$1]/2);[.F$1]) * [.F$2] *2 / ([.F$1]-1)))" office:value-type="float" office:value="69" calcext:value-type="float">
            <text:p>69</text:p>
          </table:table-cell>
          <table:table-cell table:formula="of:=FLOOR([.G$2] * POWER(SIN( PI() * [.$A993] / [.G$1] );2))" office:value-type="float" office:value="44" calcext:value-type="float">
            <text:p>44</text:p>
          </table:table-cell>
          <table:table-cell table:formula="of:=[.H$2]-FLOOR(POWER(IF(MOD([.$A993];[.H$1])&lt;[.H$1]/2;FLOOR(MOD([.$A993];[.H$1]) * [.H$2] *2 / ([.H$1]-1));[.H$2]-FLOOR(MOD(FLOOR([.$A993]-[.H$1]/2);[.H$1]) * [.H$2] *2 / ([.H$1]-1)));2)/[.H$2])" office:value-type="float" office:value="237" calcext:value-type="float">
            <text:p>237</text:p>
          </table:table-cell>
          <table:table-cell table:formula="of:=FLOOR( [.I$2] * ABS(SIN( PI() * [.$A993] / [.I$1] )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FLOOR([.$B$2]/2 + [.$B$2]/2 * SIN(2 *  PI() * [.$A994] / [.$B$1] ))" office:value-type="float" office:value="33" calcext:value-type="float">
            <text:p>33</text:p>
          </table:table-cell>
          <table:table-cell table:formula="of:=FLOOR(MOD([.$A994];[.C$1]) * [.C$2] / ([.C$1]-1))" office:value-type="float" office:value="222" calcext:value-type="float">
            <text:p>222</text:p>
          </table:table-cell>
          <table:table-cell table:formula="of:=FLOOR(MOD([.D$1]-[.$A994] -1;[.D$1]) * [.D$2] / ([.D$1]-1))" office:value-type="float" office:value="33" calcext:value-type="float">
            <text:p>33</text:p>
          </table:table-cell>
          <table:table-cell table:formula="of:=(IF(MOD([.$A994];[.E$1])&lt;FLOOR([.E$1]/2);0;[.E$2]))" office:value-type="float" office:value="255" calcext:value-type="float">
            <text:p>255</text:p>
          </table:table-cell>
          <table:table-cell table:formula="of:=IF(MOD([.$A994];[.F$1])&lt;[.F$1]/2;FLOOR(MOD([.$A994];[.F$1]) * [.F$2] *2 / ([.F$1]-1));[.F$2]-FLOOR(MOD(FLOOR([.$A994]-[.F$1]/2);[.F$1]) * [.F$2] *2 / ([.F$1]-1)))" office:value-type="float" office:value="67" calcext:value-type="float">
            <text:p>67</text:p>
          </table:table-cell>
          <table:table-cell table:formula="of:=FLOOR([.G$2] * POWER(SIN( PI() * [.$A994] / [.G$1] );2))" office:value-type="float" office:value="41" calcext:value-type="float">
            <text:p>41</text:p>
          </table:table-cell>
          <table:table-cell table:formula="of:=[.H$2]-FLOOR(POWER(IF(MOD([.$A994];[.H$1])&lt;[.H$1]/2;FLOOR(MOD([.$A994];[.H$1]) * [.H$2] *2 / ([.H$1]-1));[.H$2]-FLOOR(MOD(FLOOR([.$A994]-[.H$1]/2);[.H$1]) * [.H$2] *2 / ([.H$1]-1)));2)/[.H$2])" office:value-type="float" office:value="238" calcext:value-type="float">
            <text:p>238</text:p>
          </table:table-cell>
          <table:table-cell table:formula="of:=FLOOR( [.I$2] * ABS(SIN( PI() * [.$A994] / [.I$1] )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FLOOR([.$B$2]/2 + [.$B$2]/2 * SIN(2 *  PI() * [.$A995] / [.$B$1] ))" office:value-type="float" office:value="35" calcext:value-type="float">
            <text:p>35</text:p>
          </table:table-cell>
          <table:table-cell table:formula="of:=FLOOR(MOD([.$A995];[.C$1]) * [.C$2] / ([.C$1]-1))" office:value-type="float" office:value="223" calcext:value-type="float">
            <text:p>223</text:p>
          </table:table-cell>
          <table:table-cell table:formula="of:=FLOOR(MOD([.D$1]-[.$A995] -1;[.D$1]) * [.D$2] / ([.D$1]-1))" office:value-type="float" office:value="32" calcext:value-type="float">
            <text:p>32</text:p>
          </table:table-cell>
          <table:table-cell table:formula="of:=(IF(MOD([.$A995];[.E$1])&lt;FLOOR([.E$1]/2);0;[.E$2]))" office:value-type="float" office:value="255" calcext:value-type="float">
            <text:p>255</text:p>
          </table:table-cell>
          <table:table-cell table:formula="of:=IF(MOD([.$A995];[.F$1])&lt;[.F$1]/2;FLOOR(MOD([.$A995];[.F$1]) * [.F$2] *2 / ([.F$1]-1));[.F$2]-FLOOR(MOD(FLOOR([.$A995]-[.F$1]/2);[.F$1]) * [.F$2] *2 / ([.F$1]-1)))" office:value-type="float" office:value="65" calcext:value-type="float">
            <text:p>65</text:p>
          </table:table-cell>
          <table:table-cell table:formula="of:=FLOOR([.G$2] * POWER(SIN( PI() * [.$A995] / [.G$1] );2))" office:value-type="float" office:value="39" calcext:value-type="float">
            <text:p>39</text:p>
          </table:table-cell>
          <table:table-cell table:formula="of:=[.H$2]-FLOOR(POWER(IF(MOD([.$A995];[.H$1])&lt;[.H$1]/2;FLOOR(MOD([.$A995];[.H$1]) * [.H$2] *2 / ([.H$1]-1));[.H$2]-FLOOR(MOD(FLOOR([.$A995]-[.H$1]/2);[.H$1]) * [.H$2] *2 / ([.H$1]-1)));2)/[.H$2])" office:value-type="float" office:value="239" calcext:value-type="float">
            <text:p>239</text:p>
          </table:table-cell>
          <table:table-cell table:formula="of:=FLOOR( [.I$2] * ABS(SIN( PI() * [.$A995] / [.I$1] 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FLOOR([.$B$2]/2 + [.$B$2]/2 * SIN(2 *  PI() * [.$A996] / [.$B$1] ))" office:value-type="float" office:value="37" calcext:value-type="float">
            <text:p>37</text:p>
          </table:table-cell>
          <table:table-cell table:formula="of:=FLOOR(MOD([.$A996];[.C$1]) * [.C$2] / ([.C$1]-1))" office:value-type="float" office:value="224" calcext:value-type="float">
            <text:p>224</text:p>
          </table:table-cell>
          <table:table-cell table:formula="of:=FLOOR(MOD([.D$1]-[.$A996] -1;[.D$1]) * [.D$2] / ([.D$1]-1))" office:value-type="float" office:value="31" calcext:value-type="float">
            <text:p>31</text:p>
          </table:table-cell>
          <table:table-cell table:formula="of:=(IF(MOD([.$A996];[.E$1])&lt;FLOOR([.E$1]/2);0;[.E$2]))" office:value-type="float" office:value="255" calcext:value-type="float">
            <text:p>255</text:p>
          </table:table-cell>
          <table:table-cell table:formula="of:=IF(MOD([.$A996];[.F$1])&lt;[.F$1]/2;FLOOR(MOD([.$A996];[.F$1]) * [.F$2] *2 / ([.F$1]-1));[.F$2]-FLOOR(MOD(FLOOR([.$A996]-[.F$1]/2);[.F$1]) * [.F$2] *2 / ([.F$1]-1)))" office:value-type="float" office:value="63" calcext:value-type="float">
            <text:p>63</text:p>
          </table:table-cell>
          <table:table-cell table:formula="of:=FLOOR([.G$2] * POWER(SIN( PI() * [.$A996] / [.G$1] );2))" office:value-type="float" office:value="37" calcext:value-type="float">
            <text:p>37</text:p>
          </table:table-cell>
          <table:table-cell table:formula="of:=[.H$2]-FLOOR(POWER(IF(MOD([.$A996];[.H$1])&lt;[.H$1]/2;FLOOR(MOD([.$A996];[.H$1]) * [.H$2] *2 / ([.H$1]-1));[.H$2]-FLOOR(MOD(FLOOR([.$A996]-[.H$1]/2);[.H$1]) * [.H$2] *2 / ([.H$1]-1)));2)/[.H$2])" office:value-type="float" office:value="240" calcext:value-type="float">
            <text:p>240</text:p>
          </table:table-cell>
          <table:table-cell table:formula="of:=FLOOR( [.I$2] * ABS(SIN( PI() * [.$A996] / [.I$1] )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FLOOR([.$B$2]/2 + [.$B$2]/2 * SIN(2 *  PI() * [.$A997] / [.$B$1] ))" office:value-type="float" office:value="39" calcext:value-type="float">
            <text:p>39</text:p>
          </table:table-cell>
          <table:table-cell table:formula="of:=FLOOR(MOD([.$A997];[.C$1]) * [.C$2] / ([.C$1]-1))" office:value-type="float" office:value="225" calcext:value-type="float">
            <text:p>225</text:p>
          </table:table-cell>
          <table:table-cell table:formula="of:=FLOOR(MOD([.D$1]-[.$A997] -1;[.D$1]) * [.D$2] / ([.D$1]-1))" office:value-type="float" office:value="30" calcext:value-type="float">
            <text:p>30</text:p>
          </table:table-cell>
          <table:table-cell table:formula="of:=(IF(MOD([.$A997];[.E$1])&lt;FLOOR([.E$1]/2);0;[.E$2]))" office:value-type="float" office:value="255" calcext:value-type="float">
            <text:p>255</text:p>
          </table:table-cell>
          <table:table-cell table:formula="of:=IF(MOD([.$A997];[.F$1])&lt;[.F$1]/2;FLOOR(MOD([.$A997];[.F$1]) * [.F$2] *2 / ([.F$1]-1));[.F$2]-FLOOR(MOD(FLOOR([.$A997]-[.F$1]/2);[.F$1]) * [.F$2] *2 / ([.F$1]-1)))" office:value-type="float" office:value="61" calcext:value-type="float">
            <text:p>61</text:p>
          </table:table-cell>
          <table:table-cell table:formula="of:=FLOOR([.G$2] * POWER(SIN( PI() * [.$A997] / [.G$1] );2))" office:value-type="float" office:value="35" calcext:value-type="float">
            <text:p>35</text:p>
          </table:table-cell>
          <table:table-cell table:formula="of:=[.H$2]-FLOOR(POWER(IF(MOD([.$A997];[.H$1])&lt;[.H$1]/2;FLOOR(MOD([.$A997];[.H$1]) * [.H$2] *2 / ([.H$1]-1));[.H$2]-FLOOR(MOD(FLOOR([.$A997]-[.H$1]/2);[.H$1]) * [.H$2] *2 / ([.H$1]-1)));2)/[.H$2])" office:value-type="float" office:value="241" calcext:value-type="float">
            <text:p>241</text:p>
          </table:table-cell>
          <table:table-cell table:formula="of:=FLOOR( [.I$2] * ABS(SIN( PI() * [.$A997] / [.I$1] )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FLOOR([.$B$2]/2 + [.$B$2]/2 * SIN(2 *  PI() * [.$A998] / [.$B$1] ))" office:value-type="float" office:value="41" calcext:value-type="float">
            <text:p>41</text:p>
          </table:table-cell>
          <table:table-cell table:formula="of:=FLOOR(MOD([.$A998];[.C$1]) * [.C$2] / ([.C$1]-1))" office:value-type="float" office:value="226" calcext:value-type="float">
            <text:p>226</text:p>
          </table:table-cell>
          <table:table-cell table:formula="of:=FLOOR(MOD([.D$1]-[.$A998] -1;[.D$1]) * [.D$2] / ([.D$1]-1))" office:value-type="float" office:value="29" calcext:value-type="float">
            <text:p>29</text:p>
          </table:table-cell>
          <table:table-cell table:formula="of:=(IF(MOD([.$A998];[.E$1])&lt;FLOOR([.E$1]/2);0;[.E$2]))" office:value-type="float" office:value="255" calcext:value-type="float">
            <text:p>255</text:p>
          </table:table-cell>
          <table:table-cell table:formula="of:=IF(MOD([.$A998];[.F$1])&lt;[.F$1]/2;FLOOR(MOD([.$A998];[.F$1]) * [.F$2] *2 / ([.F$1]-1));[.F$2]-FLOOR(MOD(FLOOR([.$A998]-[.F$1]/2);[.F$1]) * [.F$2] *2 / ([.F$1]-1)))" office:value-type="float" office:value="59" calcext:value-type="float">
            <text:p>59</text:p>
          </table:table-cell>
          <table:table-cell table:formula="of:=FLOOR([.G$2] * POWER(SIN( PI() * [.$A998] / [.G$1] );2))" office:value-type="float" office:value="33" calcext:value-type="float">
            <text:p>33</text:p>
          </table:table-cell>
          <table:table-cell table:formula="of:=[.H$2]-FLOOR(POWER(IF(MOD([.$A998];[.H$1])&lt;[.H$1]/2;FLOOR(MOD([.$A998];[.H$1]) * [.H$2] *2 / ([.H$1]-1));[.H$2]-FLOOR(MOD(FLOOR([.$A998]-[.H$1]/2);[.H$1]) * [.H$2] *2 / ([.H$1]-1)));2)/[.H$2])" office:value-type="float" office:value="242" calcext:value-type="float">
            <text:p>242</text:p>
          </table:table-cell>
          <table:table-cell table:formula="of:=FLOOR( [.I$2] * ABS(SIN( PI() * [.$A998] / [.I$1] )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FLOOR([.$B$2]/2 + [.$B$2]/2 * SIN(2 *  PI() * [.$A999] / [.$B$1] ))" office:value-type="float" office:value="44" calcext:value-type="float">
            <text:p>44</text:p>
          </table:table-cell>
          <table:table-cell table:formula="of:=FLOOR(MOD([.$A999];[.C$1]) * [.C$2] / ([.C$1]-1))" office:value-type="float" office:value="227" calcext:value-type="float">
            <text:p>227</text:p>
          </table:table-cell>
          <table:table-cell table:formula="of:=FLOOR(MOD([.D$1]-[.$A999] -1;[.D$1]) * [.D$2] / ([.D$1]-1))" office:value-type="float" office:value="28" calcext:value-type="float">
            <text:p>28</text:p>
          </table:table-cell>
          <table:table-cell table:formula="of:=(IF(MOD([.$A999];[.E$1])&lt;FLOOR([.E$1]/2);0;[.E$2]))" office:value-type="float" office:value="255" calcext:value-type="float">
            <text:p>255</text:p>
          </table:table-cell>
          <table:table-cell table:formula="of:=IF(MOD([.$A999];[.F$1])&lt;[.F$1]/2;FLOOR(MOD([.$A999];[.F$1]) * [.F$2] *2 / ([.F$1]-1));[.F$2]-FLOOR(MOD(FLOOR([.$A999]-[.F$1]/2);[.F$1]) * [.F$2] *2 / ([.F$1]-1)))" office:value-type="float" office:value="57" calcext:value-type="float">
            <text:p>57</text:p>
          </table:table-cell>
          <table:table-cell table:formula="of:=FLOOR([.G$2] * POWER(SIN( PI() * [.$A999] / [.G$1] );2))" office:value-type="float" office:value="30" calcext:value-type="float">
            <text:p>30</text:p>
          </table:table-cell>
          <table:table-cell table:formula="of:=[.H$2]-FLOOR(POWER(IF(MOD([.$A999];[.H$1])&lt;[.H$1]/2;FLOOR(MOD([.$A999];[.H$1]) * [.H$2] *2 / ([.H$1]-1));[.H$2]-FLOOR(MOD(FLOOR([.$A999]-[.H$1]/2);[.H$1]) * [.H$2] *2 / ([.H$1]-1)));2)/[.H$2])" office:value-type="float" office:value="243" calcext:value-type="float">
            <text:p>243</text:p>
          </table:table-cell>
          <table:table-cell table:formula="of:=FLOOR( [.I$2] * ABS(SIN( PI() * [.$A999] / [.I$1] )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FLOOR([.$B$2]/2 + [.$B$2]/2 * SIN(2 *  PI() * [.$A1000] / [.$B$1] ))" office:value-type="float" office:value="46" calcext:value-type="float">
            <text:p>46</text:p>
          </table:table-cell>
          <table:table-cell table:formula="of:=FLOOR(MOD([.$A1000];[.C$1]) * [.C$2] / ([.C$1]-1))" office:value-type="float" office:value="228" calcext:value-type="float">
            <text:p>228</text:p>
          </table:table-cell>
          <table:table-cell table:formula="of:=FLOOR(MOD([.D$1]-[.$A1000] -1;[.D$1]) * [.D$2] / ([.D$1]-1))" office:value-type="float" office:value="27" calcext:value-type="float">
            <text:p>27</text:p>
          </table:table-cell>
          <table:table-cell table:formula="of:=(IF(MOD([.$A1000];[.E$1])&lt;FLOOR([.E$1]/2);0;[.E$2]))" office:value-type="float" office:value="255" calcext:value-type="float">
            <text:p>255</text:p>
          </table:table-cell>
          <table:table-cell table:formula="of:=IF(MOD([.$A1000];[.F$1])&lt;[.F$1]/2;FLOOR(MOD([.$A1000];[.F$1]) * [.F$2] *2 / ([.F$1]-1));[.F$2]-FLOOR(MOD(FLOOR([.$A1000]-[.F$1]/2);[.F$1]) * [.F$2] *2 / ([.F$1]-1)))" office:value-type="float" office:value="55" calcext:value-type="float">
            <text:p>55</text:p>
          </table:table-cell>
          <table:table-cell table:formula="of:=FLOOR([.G$2] * POWER(SIN( PI() * [.$A1000] / [.G$1] );2))" office:value-type="float" office:value="28" calcext:value-type="float">
            <text:p>28</text:p>
          </table:table-cell>
          <table:table-cell table:formula="of:=[.H$2]-FLOOR(POWER(IF(MOD([.$A1000];[.H$1])&lt;[.H$1]/2;FLOOR(MOD([.$A1000];[.H$1]) * [.H$2] *2 / ([.H$1]-1));[.H$2]-FLOOR(MOD(FLOOR([.$A1000]-[.H$1]/2);[.H$1]) * [.H$2] *2 / ([.H$1]-1)));2)/[.H$2])" office:value-type="float" office:value="244" calcext:value-type="float">
            <text:p>244</text:p>
          </table:table-cell>
          <table:table-cell table:formula="of:=FLOOR( [.I$2] * ABS(SIN( PI() * [.$A1000] / [.I$1] )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FLOOR([.$B$2]/2 + [.$B$2]/2 * SIN(2 *  PI() * [.$A1001] / [.$B$1] ))" office:value-type="float" office:value="49" calcext:value-type="float">
            <text:p>49</text:p>
          </table:table-cell>
          <table:table-cell table:formula="of:=FLOOR(MOD([.$A1001];[.C$1]) * [.C$2] / ([.C$1]-1))" office:value-type="float" office:value="229" calcext:value-type="float">
            <text:p>229</text:p>
          </table:table-cell>
          <table:table-cell table:formula="of:=FLOOR(MOD([.D$1]-[.$A1001] -1;[.D$1]) * [.D$2] / ([.D$1]-1))" office:value-type="float" office:value="26" calcext:value-type="float">
            <text:p>26</text:p>
          </table:table-cell>
          <table:table-cell table:formula="of:=(IF(MOD([.$A1001];[.E$1])&lt;FLOOR([.E$1]/2);0;[.E$2]))" office:value-type="float" office:value="255" calcext:value-type="float">
            <text:p>255</text:p>
          </table:table-cell>
          <table:table-cell table:formula="of:=IF(MOD([.$A1001];[.F$1])&lt;[.F$1]/2;FLOOR(MOD([.$A1001];[.F$1]) * [.F$2] *2 / ([.F$1]-1));[.F$2]-FLOOR(MOD(FLOOR([.$A1001]-[.F$1]/2);[.F$1]) * [.F$2] *2 / ([.F$1]-1)))" office:value-type="float" office:value="53" calcext:value-type="float">
            <text:p>53</text:p>
          </table:table-cell>
          <table:table-cell table:formula="of:=FLOOR([.G$2] * POWER(SIN( PI() * [.$A1001] / [.G$1] );2))" office:value-type="float" office:value="26" calcext:value-type="float">
            <text:p>26</text:p>
          </table:table-cell>
          <table:table-cell table:formula="of:=[.H$2]-FLOOR(POWER(IF(MOD([.$A1001];[.H$1])&lt;[.H$1]/2;FLOOR(MOD([.$A1001];[.H$1]) * [.H$2] *2 / ([.H$1]-1));[.H$2]-FLOOR(MOD(FLOOR([.$A1001]-[.H$1]/2);[.H$1]) * [.H$2] *2 / ([.H$1]-1)));2)/[.H$2])" office:value-type="float" office:value="244" calcext:value-type="float">
            <text:p>244</text:p>
          </table:table-cell>
          <table:table-cell table:formula="of:=FLOOR( [.I$2] * ABS(SIN( PI() * [.$A1001] / [.I$1] )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FLOOR([.$B$2]/2 + [.$B$2]/2 * SIN(2 *  PI() * [.$A1002] / [.$B$1] ))" office:value-type="float" office:value="51" calcext:value-type="float">
            <text:p>51</text:p>
          </table:table-cell>
          <table:table-cell table:formula="of:=FLOOR(MOD([.$A1002];[.C$1]) * [.C$2] / ([.C$1]-1))" office:value-type="float" office:value="230" calcext:value-type="float">
            <text:p>230</text:p>
          </table:table-cell>
          <table:table-cell table:formula="of:=FLOOR(MOD([.D$1]-[.$A1002] -1;[.D$1]) * [.D$2] / ([.D$1]-1))" office:value-type="float" office:value="25" calcext:value-type="float">
            <text:p>25</text:p>
          </table:table-cell>
          <table:table-cell table:formula="of:=(IF(MOD([.$A1002];[.E$1])&lt;FLOOR([.E$1]/2);0;[.E$2]))" office:value-type="float" office:value="255" calcext:value-type="float">
            <text:p>255</text:p>
          </table:table-cell>
          <table:table-cell table:formula="of:=IF(MOD([.$A1002];[.F$1])&lt;[.F$1]/2;FLOOR(MOD([.$A1002];[.F$1]) * [.F$2] *2 / ([.F$1]-1));[.F$2]-FLOOR(MOD(FLOOR([.$A1002]-[.F$1]/2);[.F$1]) * [.F$2] *2 / ([.F$1]-1)))" office:value-type="float" office:value="51" calcext:value-type="float">
            <text:p>51</text:p>
          </table:table-cell>
          <table:table-cell table:formula="of:=FLOOR([.G$2] * POWER(SIN( PI() * [.$A1002] / [.G$1] );2))" office:value-type="float" office:value="25" calcext:value-type="float">
            <text:p>25</text:p>
          </table:table-cell>
          <table:table-cell table:formula="of:=[.H$2]-FLOOR(POWER(IF(MOD([.$A1002];[.H$1])&lt;[.H$1]/2;FLOOR(MOD([.$A1002];[.H$1]) * [.H$2] *2 / ([.H$1]-1));[.H$2]-FLOOR(MOD(FLOOR([.$A1002]-[.H$1]/2);[.H$1]) * [.H$2] *2 / ([.H$1]-1)));2)/[.H$2])" office:value-type="float" office:value="245" calcext:value-type="float">
            <text:p>245</text:p>
          </table:table-cell>
          <table:table-cell table:formula="of:=FLOOR( [.I$2] * ABS(SIN( PI() * [.$A1002] / [.I$1] )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FLOOR([.$B$2]/2 + [.$B$2]/2 * SIN(2 *  PI() * [.$A1003] / [.$B$1] ))" office:value-type="float" office:value="54" calcext:value-type="float">
            <text:p>54</text:p>
          </table:table-cell>
          <table:table-cell table:formula="of:=FLOOR(MOD([.$A1003];[.C$1]) * [.C$2] / ([.C$1]-1))" office:value-type="float" office:value="231" calcext:value-type="float">
            <text:p>231</text:p>
          </table:table-cell>
          <table:table-cell table:formula="of:=FLOOR(MOD([.D$1]-[.$A1003] -1;[.D$1]) * [.D$2] / ([.D$1]-1))" office:value-type="float" office:value="24" calcext:value-type="float">
            <text:p>24</text:p>
          </table:table-cell>
          <table:table-cell table:formula="of:=(IF(MOD([.$A1003];[.E$1])&lt;FLOOR([.E$1]/2);0;[.E$2]))" office:value-type="float" office:value="255" calcext:value-type="float">
            <text:p>255</text:p>
          </table:table-cell>
          <table:table-cell table:formula="of:=IF(MOD([.$A1003];[.F$1])&lt;[.F$1]/2;FLOOR(MOD([.$A1003];[.F$1]) * [.F$2] *2 / ([.F$1]-1));[.F$2]-FLOOR(MOD(FLOOR([.$A1003]-[.F$1]/2);[.F$1]) * [.F$2] *2 / ([.F$1]-1)))" office:value-type="float" office:value="49" calcext:value-type="float">
            <text:p>49</text:p>
          </table:table-cell>
          <table:table-cell table:formula="of:=FLOOR([.G$2] * POWER(SIN( PI() * [.$A1003] / [.G$1] );2))" office:value-type="float" office:value="23" calcext:value-type="float">
            <text:p>23</text:p>
          </table:table-cell>
          <table:table-cell table:formula="of:=[.H$2]-FLOOR(POWER(IF(MOD([.$A1003];[.H$1])&lt;[.H$1]/2;FLOOR(MOD([.$A1003];[.H$1]) * [.H$2] *2 / ([.H$1]-1));[.H$2]-FLOOR(MOD(FLOOR([.$A1003]-[.H$1]/2);[.H$1]) * [.H$2] *2 / ([.H$1]-1)));2)/[.H$2])" office:value-type="float" office:value="246" calcext:value-type="float">
            <text:p>246</text:p>
          </table:table-cell>
          <table:table-cell table:formula="of:=FLOOR( [.I$2] * ABS(SIN( PI() * [.$A1003] / [.I$1] )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FLOOR([.$B$2]/2 + [.$B$2]/2 * SIN(2 *  PI() * [.$A1004] / [.$B$1] ))" office:value-type="float" office:value="56" calcext:value-type="float">
            <text:p>56</text:p>
          </table:table-cell>
          <table:table-cell table:formula="of:=FLOOR(MOD([.$A1004];[.C$1]) * [.C$2] / ([.C$1]-1))" office:value-type="float" office:value="232" calcext:value-type="float">
            <text:p>232</text:p>
          </table:table-cell>
          <table:table-cell table:formula="of:=FLOOR(MOD([.D$1]-[.$A1004] -1;[.D$1]) * [.D$2] / ([.D$1]-1))" office:value-type="float" office:value="23" calcext:value-type="float">
            <text:p>23</text:p>
          </table:table-cell>
          <table:table-cell table:formula="of:=(IF(MOD([.$A1004];[.E$1])&lt;FLOOR([.E$1]/2);0;[.E$2]))" office:value-type="float" office:value="255" calcext:value-type="float">
            <text:p>255</text:p>
          </table:table-cell>
          <table:table-cell table:formula="of:=IF(MOD([.$A1004];[.F$1])&lt;[.F$1]/2;FLOOR(MOD([.$A1004];[.F$1]) * [.F$2] *2 / ([.F$1]-1));[.F$2]-FLOOR(MOD(FLOOR([.$A1004]-[.F$1]/2);[.F$1]) * [.F$2] *2 / ([.F$1]-1)))" office:value-type="float" office:value="47" calcext:value-type="float">
            <text:p>47</text:p>
          </table:table-cell>
          <table:table-cell table:formula="of:=FLOOR([.G$2] * POWER(SIN( PI() * [.$A1004] / [.G$1] );2))" office:value-type="float" office:value="21" calcext:value-type="float">
            <text:p>21</text:p>
          </table:table-cell>
          <table:table-cell table:formula="of:=[.H$2]-FLOOR(POWER(IF(MOD([.$A1004];[.H$1])&lt;[.H$1]/2;FLOOR(MOD([.$A1004];[.H$1]) * [.H$2] *2 / ([.H$1]-1));[.H$2]-FLOOR(MOD(FLOOR([.$A1004]-[.H$1]/2);[.H$1]) * [.H$2] *2 / ([.H$1]-1)));2)/[.H$2])" office:value-type="float" office:value="247" calcext:value-type="float">
            <text:p>247</text:p>
          </table:table-cell>
          <table:table-cell table:formula="of:=FLOOR( [.I$2] * ABS(SIN( PI() * [.$A1004] / [.I$1] )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FLOOR([.$B$2]/2 + [.$B$2]/2 * SIN(2 *  PI() * [.$A1005] / [.$B$1] ))" office:value-type="float" office:value="59" calcext:value-type="float">
            <text:p>59</text:p>
          </table:table-cell>
          <table:table-cell table:formula="of:=FLOOR(MOD([.$A1005];[.C$1]) * [.C$2] / ([.C$1]-1))" office:value-type="float" office:value="233" calcext:value-type="float">
            <text:p>233</text:p>
          </table:table-cell>
          <table:table-cell table:formula="of:=FLOOR(MOD([.D$1]-[.$A1005] -1;[.D$1]) * [.D$2] / ([.D$1]-1))" office:value-type="float" office:value="22" calcext:value-type="float">
            <text:p>22</text:p>
          </table:table-cell>
          <table:table-cell table:formula="of:=(IF(MOD([.$A1005];[.E$1])&lt;FLOOR([.E$1]/2);0;[.E$2]))" office:value-type="float" office:value="255" calcext:value-type="float">
            <text:p>255</text:p>
          </table:table-cell>
          <table:table-cell table:formula="of:=IF(MOD([.$A1005];[.F$1])&lt;[.F$1]/2;FLOOR(MOD([.$A1005];[.F$1]) * [.F$2] *2 / ([.F$1]-1));[.F$2]-FLOOR(MOD(FLOOR([.$A1005]-[.F$1]/2);[.F$1]) * [.F$2] *2 / ([.F$1]-1)))" office:value-type="float" office:value="45" calcext:value-type="float">
            <text:p>45</text:p>
          </table:table-cell>
          <table:table-cell table:formula="of:=FLOOR([.G$2] * POWER(SIN( PI() * [.$A1005] / [.G$1] );2))" office:value-type="float" office:value="19" calcext:value-type="float">
            <text:p>19</text:p>
          </table:table-cell>
          <table:table-cell table:formula="of:=[.H$2]-FLOOR(POWER(IF(MOD([.$A1005];[.H$1])&lt;[.H$1]/2;FLOOR(MOD([.$A1005];[.H$1]) * [.H$2] *2 / ([.H$1]-1));[.H$2]-FLOOR(MOD(FLOOR([.$A1005]-[.H$1]/2);[.H$1]) * [.H$2] *2 / ([.H$1]-1)));2)/[.H$2])" office:value-type="float" office:value="248" calcext:value-type="float">
            <text:p>248</text:p>
          </table:table-cell>
          <table:table-cell table:formula="of:=FLOOR( [.I$2] * ABS(SIN( PI() * [.$A1005] / [.I$1] )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FLOOR([.$B$2]/2 + [.$B$2]/2 * SIN(2 *  PI() * [.$A1006] / [.$B$1] ))" office:value-type="float" office:value="61" calcext:value-type="float">
            <text:p>61</text:p>
          </table:table-cell>
          <table:table-cell table:formula="of:=FLOOR(MOD([.$A1006];[.C$1]) * [.C$2] / ([.C$1]-1))" office:value-type="float" office:value="234" calcext:value-type="float">
            <text:p>234</text:p>
          </table:table-cell>
          <table:table-cell table:formula="of:=FLOOR(MOD([.D$1]-[.$A1006] -1;[.D$1]) * [.D$2] / ([.D$1]-1))" office:value-type="float" office:value="21" calcext:value-type="float">
            <text:p>21</text:p>
          </table:table-cell>
          <table:table-cell table:formula="of:=(IF(MOD([.$A1006];[.E$1])&lt;FLOOR([.E$1]/2);0;[.E$2]))" office:value-type="float" office:value="255" calcext:value-type="float">
            <text:p>255</text:p>
          </table:table-cell>
          <table:table-cell table:formula="of:=IF(MOD([.$A1006];[.F$1])&lt;[.F$1]/2;FLOOR(MOD([.$A1006];[.F$1]) * [.F$2] *2 / ([.F$1]-1));[.F$2]-FLOOR(MOD(FLOOR([.$A1006]-[.F$1]/2);[.F$1]) * [.F$2] *2 / ([.F$1]-1)))" office:value-type="float" office:value="43" calcext:value-type="float">
            <text:p>43</text:p>
          </table:table-cell>
          <table:table-cell table:formula="of:=FLOOR([.G$2] * POWER(SIN( PI() * [.$A1006] / [.G$1] );2))" office:value-type="float" office:value="18" calcext:value-type="float">
            <text:p>18</text:p>
          </table:table-cell>
          <table:table-cell table:formula="of:=[.H$2]-FLOOR(POWER(IF(MOD([.$A1006];[.H$1])&lt;[.H$1]/2;FLOOR(MOD([.$A1006];[.H$1]) * [.H$2] *2 / ([.H$1]-1));[.H$2]-FLOOR(MOD(FLOOR([.$A1006]-[.H$1]/2);[.H$1]) * [.H$2] *2 / ([.H$1]-1)));2)/[.H$2])" office:value-type="float" office:value="248" calcext:value-type="float">
            <text:p>248</text:p>
          </table:table-cell>
          <table:table-cell table:formula="of:=FLOOR( [.I$2] * ABS(SIN( PI() * [.$A1006] / [.I$1] )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FLOOR([.$B$2]/2 + [.$B$2]/2 * SIN(2 *  PI() * [.$A1007] / [.$B$1] ))" office:value-type="float" office:value="64" calcext:value-type="float">
            <text:p>64</text:p>
          </table:table-cell>
          <table:table-cell table:formula="of:=FLOOR(MOD([.$A1007];[.C$1]) * [.C$2] / ([.C$1]-1))" office:value-type="float" office:value="235" calcext:value-type="float">
            <text:p>235</text:p>
          </table:table-cell>
          <table:table-cell table:formula="of:=FLOOR(MOD([.D$1]-[.$A1007] -1;[.D$1]) * [.D$2] / ([.D$1]-1))" office:value-type="float" office:value="20" calcext:value-type="float">
            <text:p>20</text:p>
          </table:table-cell>
          <table:table-cell table:formula="of:=(IF(MOD([.$A1007];[.E$1])&lt;FLOOR([.E$1]/2);0;[.E$2]))" office:value-type="float" office:value="255" calcext:value-type="float">
            <text:p>255</text:p>
          </table:table-cell>
          <table:table-cell table:formula="of:=IF(MOD([.$A1007];[.F$1])&lt;[.F$1]/2;FLOOR(MOD([.$A1007];[.F$1]) * [.F$2] *2 / ([.F$1]-1));[.F$2]-FLOOR(MOD(FLOOR([.$A1007]-[.F$1]/2);[.F$1]) * [.F$2] *2 / ([.F$1]-1)))" office:value-type="float" office:value="41" calcext:value-type="float">
            <text:p>41</text:p>
          </table:table-cell>
          <table:table-cell table:formula="of:=FLOOR([.G$2] * POWER(SIN( PI() * [.$A1007] / [.G$1] );2))" office:value-type="float" office:value="16" calcext:value-type="float">
            <text:p>16</text:p>
          </table:table-cell>
          <table:table-cell table:formula="of:=[.H$2]-FLOOR(POWER(IF(MOD([.$A1007];[.H$1])&lt;[.H$1]/2;FLOOR(MOD([.$A1007];[.H$1]) * [.H$2] *2 / ([.H$1]-1));[.H$2]-FLOOR(MOD(FLOOR([.$A1007]-[.H$1]/2);[.H$1]) * [.H$2] *2 / ([.H$1]-1)));2)/[.H$2])" office:value-type="float" office:value="249" calcext:value-type="float">
            <text:p>249</text:p>
          </table:table-cell>
          <table:table-cell table:formula="of:=FLOOR( [.I$2] * ABS(SIN( PI() * [.$A1007] / [.I$1] )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FLOOR([.$B$2]/2 + [.$B$2]/2 * SIN(2 *  PI() * [.$A1008] / [.$B$1] ))" office:value-type="float" office:value="67" calcext:value-type="float">
            <text:p>67</text:p>
          </table:table-cell>
          <table:table-cell table:formula="of:=FLOOR(MOD([.$A1008];[.C$1]) * [.C$2] / ([.C$1]-1))" office:value-type="float" office:value="236" calcext:value-type="float">
            <text:p>236</text:p>
          </table:table-cell>
          <table:table-cell table:formula="of:=FLOOR(MOD([.D$1]-[.$A1008] -1;[.D$1]) * [.D$2] / ([.D$1]-1))" office:value-type="float" office:value="19" calcext:value-type="float">
            <text:p>19</text:p>
          </table:table-cell>
          <table:table-cell table:formula="of:=(IF(MOD([.$A1008];[.E$1])&lt;FLOOR([.E$1]/2);0;[.E$2]))" office:value-type="float" office:value="255" calcext:value-type="float">
            <text:p>255</text:p>
          </table:table-cell>
          <table:table-cell table:formula="of:=IF(MOD([.$A1008];[.F$1])&lt;[.F$1]/2;FLOOR(MOD([.$A1008];[.F$1]) * [.F$2] *2 / ([.F$1]-1));[.F$2]-FLOOR(MOD(FLOOR([.$A1008]-[.F$1]/2);[.F$1]) * [.F$2] *2 / ([.F$1]-1)))" office:value-type="float" office:value="39" calcext:value-type="float">
            <text:p>39</text:p>
          </table:table-cell>
          <table:table-cell table:formula="of:=FLOOR([.G$2] * POWER(SIN( PI() * [.$A1008] / [.G$1] );2))" office:value-type="float" office:value="15" calcext:value-type="float">
            <text:p>15</text:p>
          </table:table-cell>
          <table:table-cell table:formula="of:=[.H$2]-FLOOR(POWER(IF(MOD([.$A1008];[.H$1])&lt;[.H$1]/2;FLOOR(MOD([.$A1008];[.H$1]) * [.H$2] *2 / ([.H$1]-1));[.H$2]-FLOOR(MOD(FLOOR([.$A1008]-[.H$1]/2);[.H$1]) * [.H$2] *2 / ([.H$1]-1)));2)/[.H$2])" office:value-type="float" office:value="250" calcext:value-type="float">
            <text:p>250</text:p>
          </table:table-cell>
          <table:table-cell table:formula="of:=FLOOR( [.I$2] * ABS(SIN( PI() * [.$A1008] / [.I$1] )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FLOOR([.$B$2]/2 + [.$B$2]/2 * SIN(2 *  PI() * [.$A1009] / [.$B$1] ))" office:value-type="float" office:value="70" calcext:value-type="float">
            <text:p>70</text:p>
          </table:table-cell>
          <table:table-cell table:formula="of:=FLOOR(MOD([.$A1009];[.C$1]) * [.C$2] / ([.C$1]-1))" office:value-type="float" office:value="237" calcext:value-type="float">
            <text:p>237</text:p>
          </table:table-cell>
          <table:table-cell table:formula="of:=FLOOR(MOD([.D$1]-[.$A1009] -1;[.D$1]) * [.D$2] / ([.D$1]-1))" office:value-type="float" office:value="18" calcext:value-type="float">
            <text:p>18</text:p>
          </table:table-cell>
          <table:table-cell table:formula="of:=(IF(MOD([.$A1009];[.E$1])&lt;FLOOR([.E$1]/2);0;[.E$2]))" office:value-type="float" office:value="255" calcext:value-type="float">
            <text:p>255</text:p>
          </table:table-cell>
          <table:table-cell table:formula="of:=IF(MOD([.$A1009];[.F$1])&lt;[.F$1]/2;FLOOR(MOD([.$A1009];[.F$1]) * [.F$2] *2 / ([.F$1]-1));[.F$2]-FLOOR(MOD(FLOOR([.$A1009]-[.F$1]/2);[.F$1]) * [.F$2] *2 / ([.F$1]-1)))" office:value-type="float" office:value="37" calcext:value-type="float">
            <text:p>37</text:p>
          </table:table-cell>
          <table:table-cell table:formula="of:=FLOOR([.G$2] * POWER(SIN( PI() * [.$A1009] / [.G$1] );2))" office:value-type="float" office:value="13" calcext:value-type="float">
            <text:p>13</text:p>
          </table:table-cell>
          <table:table-cell table:formula="of:=[.H$2]-FLOOR(POWER(IF(MOD([.$A1009];[.H$1])&lt;[.H$1]/2;FLOOR(MOD([.$A1009];[.H$1]) * [.H$2] *2 / ([.H$1]-1));[.H$2]-FLOOR(MOD(FLOOR([.$A1009]-[.H$1]/2);[.H$1]) * [.H$2] *2 / ([.H$1]-1)));2)/[.H$2])" office:value-type="float" office:value="250" calcext:value-type="float">
            <text:p>250</text:p>
          </table:table-cell>
          <table:table-cell table:formula="of:=FLOOR( [.I$2] * ABS(SIN( PI() * [.$A1009] / [.I$1] 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FLOOR([.$B$2]/2 + [.$B$2]/2 * SIN(2 *  PI() * [.$A1010] / [.$B$1] ))" office:value-type="float" office:value="72" calcext:value-type="float">
            <text:p>72</text:p>
          </table:table-cell>
          <table:table-cell table:formula="of:=FLOOR(MOD([.$A1010];[.C$1]) * [.C$2] / ([.C$1]-1))" office:value-type="float" office:value="238" calcext:value-type="float">
            <text:p>238</text:p>
          </table:table-cell>
          <table:table-cell table:formula="of:=FLOOR(MOD([.D$1]-[.$A1010] -1;[.D$1]) * [.D$2] / ([.D$1]-1))" office:value-type="float" office:value="17" calcext:value-type="float">
            <text:p>17</text:p>
          </table:table-cell>
          <table:table-cell table:formula="of:=(IF(MOD([.$A1010];[.E$1])&lt;FLOOR([.E$1]/2);0;[.E$2]))" office:value-type="float" office:value="255" calcext:value-type="float">
            <text:p>255</text:p>
          </table:table-cell>
          <table:table-cell table:formula="of:=IF(MOD([.$A1010];[.F$1])&lt;[.F$1]/2;FLOOR(MOD([.$A1010];[.F$1]) * [.F$2] *2 / ([.F$1]-1));[.F$2]-FLOOR(MOD(FLOOR([.$A1010]-[.F$1]/2);[.F$1]) * [.F$2] *2 / ([.F$1]-1)))" office:value-type="float" office:value="35" calcext:value-type="float">
            <text:p>35</text:p>
          </table:table-cell>
          <table:table-cell table:formula="of:=FLOOR([.G$2] * POWER(SIN( PI() * [.$A1010] / [.G$1] );2))" office:value-type="float" office:value="12" calcext:value-type="float">
            <text:p>12</text:p>
          </table:table-cell>
          <table:table-cell table:formula="of:=[.H$2]-FLOOR(POWER(IF(MOD([.$A1010];[.H$1])&lt;[.H$1]/2;FLOOR(MOD([.$A1010];[.H$1]) * [.H$2] *2 / ([.H$1]-1));[.H$2]-FLOOR(MOD(FLOOR([.$A1010]-[.H$1]/2);[.H$1]) * [.H$2] *2 / ([.H$1]-1)));2)/[.H$2])" office:value-type="float" office:value="251" calcext:value-type="float">
            <text:p>251</text:p>
          </table:table-cell>
          <table:table-cell table:formula="of:=FLOOR( [.I$2] * ABS(SIN( PI() * [.$A1010] / [.I$1] 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FLOOR([.$B$2]/2 + [.$B$2]/2 * SIN(2 *  PI() * [.$A1011] / [.$B$1] ))" office:value-type="float" office:value="75" calcext:value-type="float">
            <text:p>75</text:p>
          </table:table-cell>
          <table:table-cell table:formula="of:=FLOOR(MOD([.$A1011];[.C$1]) * [.C$2] / ([.C$1]-1))" office:value-type="float" office:value="239" calcext:value-type="float">
            <text:p>239</text:p>
          </table:table-cell>
          <table:table-cell table:formula="of:=FLOOR(MOD([.D$1]-[.$A1011] -1;[.D$1]) * [.D$2] / ([.D$1]-1))" office:value-type="float" office:value="16" calcext:value-type="float">
            <text:p>16</text:p>
          </table:table-cell>
          <table:table-cell table:formula="of:=(IF(MOD([.$A1011];[.E$1])&lt;FLOOR([.E$1]/2);0;[.E$2]))" office:value-type="float" office:value="255" calcext:value-type="float">
            <text:p>255</text:p>
          </table:table-cell>
          <table:table-cell table:formula="of:=IF(MOD([.$A1011];[.F$1])&lt;[.F$1]/2;FLOOR(MOD([.$A1011];[.F$1]) * [.F$2] *2 / ([.F$1]-1));[.F$2]-FLOOR(MOD(FLOOR([.$A1011]-[.F$1]/2);[.F$1]) * [.F$2] *2 / ([.F$1]-1)))" office:value-type="float" office:value="33" calcext:value-type="float">
            <text:p>33</text:p>
          </table:table-cell>
          <table:table-cell table:formula="of:=FLOOR([.G$2] * POWER(SIN( PI() * [.$A1011] / [.G$1] );2))" office:value-type="float" office:value="10" calcext:value-type="float">
            <text:p>10</text:p>
          </table:table-cell>
          <table:table-cell table:formula="of:=[.H$2]-FLOOR(POWER(IF(MOD([.$A1011];[.H$1])&lt;[.H$1]/2;FLOOR(MOD([.$A1011];[.H$1]) * [.H$2] *2 / ([.H$1]-1));[.H$2]-FLOOR(MOD(FLOOR([.$A1011]-[.H$1]/2);[.H$1]) * [.H$2] *2 / ([.H$1]-1)));2)/[.H$2])" office:value-type="float" office:value="251" calcext:value-type="float">
            <text:p>251</text:p>
          </table:table-cell>
          <table:table-cell table:formula="of:=FLOOR( [.I$2] * ABS(SIN( PI() * [.$A1011] / [.I$1] )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FLOOR([.$B$2]/2 + [.$B$2]/2 * SIN(2 *  PI() * [.$A1012] / [.$B$1] ))" office:value-type="float" office:value="78" calcext:value-type="float">
            <text:p>78</text:p>
          </table:table-cell>
          <table:table-cell table:formula="of:=FLOOR(MOD([.$A1012];[.C$1]) * [.C$2] / ([.C$1]-1))" office:value-type="float" office:value="240" calcext:value-type="float">
            <text:p>240</text:p>
          </table:table-cell>
          <table:table-cell table:formula="of:=FLOOR(MOD([.D$1]-[.$A1012] -1;[.D$1]) * [.D$2] / ([.D$1]-1))" office:value-type="float" office:value="15" calcext:value-type="float">
            <text:p>15</text:p>
          </table:table-cell>
          <table:table-cell table:formula="of:=(IF(MOD([.$A1012];[.E$1])&lt;FLOOR([.E$1]/2);0;[.E$2]))" office:value-type="float" office:value="255" calcext:value-type="float">
            <text:p>255</text:p>
          </table:table-cell>
          <table:table-cell table:formula="of:=IF(MOD([.$A1012];[.F$1])&lt;[.F$1]/2;FLOOR(MOD([.$A1012];[.F$1]) * [.F$2] *2 / ([.F$1]-1));[.F$2]-FLOOR(MOD(FLOOR([.$A1012]-[.F$1]/2);[.F$1]) * [.F$2] *2 / ([.F$1]-1)))" office:value-type="float" office:value="31" calcext:value-type="float">
            <text:p>31</text:p>
          </table:table-cell>
          <table:table-cell table:formula="of:=FLOOR([.G$2] * POWER(SIN( PI() * [.$A1012] / [.G$1] );2))" office:value-type="float" office:value="9" calcext:value-type="float">
            <text:p>9</text:p>
          </table:table-cell>
          <table:table-cell table:formula="of:=[.H$2]-FLOOR(POWER(IF(MOD([.$A1012];[.H$1])&lt;[.H$1]/2;FLOOR(MOD([.$A1012];[.H$1]) * [.H$2] *2 / ([.H$1]-1));[.H$2]-FLOOR(MOD(FLOOR([.$A1012]-[.H$1]/2);[.H$1]) * [.H$2] *2 / ([.H$1]-1)));2)/[.H$2])" office:value-type="float" office:value="252" calcext:value-type="float">
            <text:p>252</text:p>
          </table:table-cell>
          <table:table-cell table:formula="of:=FLOOR( [.I$2] * ABS(SIN( PI() * [.$A1012] / [.I$1] )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FLOOR([.$B$2]/2 + [.$B$2]/2 * SIN(2 *  PI() * [.$A1013] / [.$B$1] ))" office:value-type="float" office:value="81" calcext:value-type="float">
            <text:p>81</text:p>
          </table:table-cell>
          <table:table-cell table:formula="of:=FLOOR(MOD([.$A1013];[.C$1]) * [.C$2] / ([.C$1]-1))" office:value-type="float" office:value="241" calcext:value-type="float">
            <text:p>241</text:p>
          </table:table-cell>
          <table:table-cell table:formula="of:=FLOOR(MOD([.D$1]-[.$A1013] -1;[.D$1]) * [.D$2] / ([.D$1]-1))" office:value-type="float" office:value="14" calcext:value-type="float">
            <text:p>14</text:p>
          </table:table-cell>
          <table:table-cell table:formula="of:=(IF(MOD([.$A1013];[.E$1])&lt;FLOOR([.E$1]/2);0;[.E$2]))" office:value-type="float" office:value="255" calcext:value-type="float">
            <text:p>255</text:p>
          </table:table-cell>
          <table:table-cell table:formula="of:=IF(MOD([.$A1013];[.F$1])&lt;[.F$1]/2;FLOOR(MOD([.$A1013];[.F$1]) * [.F$2] *2 / ([.F$1]-1));[.F$2]-FLOOR(MOD(FLOOR([.$A1013]-[.F$1]/2);[.F$1]) * [.F$2] *2 / ([.F$1]-1)))" office:value-type="float" office:value="29" calcext:value-type="float">
            <text:p>29</text:p>
          </table:table-cell>
          <table:table-cell table:formula="of:=FLOOR([.G$2] * POWER(SIN( PI() * [.$A1013] / [.G$1] );2))" office:value-type="float" office:value="8" calcext:value-type="float">
            <text:p>8</text:p>
          </table:table-cell>
          <table:table-cell table:formula="of:=[.H$2]-FLOOR(POWER(IF(MOD([.$A1013];[.H$1])&lt;[.H$1]/2;FLOOR(MOD([.$A1013];[.H$1]) * [.H$2] *2 / ([.H$1]-1));[.H$2]-FLOOR(MOD(FLOOR([.$A1013]-[.H$1]/2);[.H$1]) * [.H$2] *2 / ([.H$1]-1)));2)/[.H$2])" office:value-type="float" office:value="252" calcext:value-type="float">
            <text:p>252</text:p>
          </table:table-cell>
          <table:table-cell table:formula="of:=FLOOR( [.I$2] * ABS(SIN( PI() * [.$A1013] / [.I$1] )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FLOOR([.$B$2]/2 + [.$B$2]/2 * SIN(2 *  PI() * [.$A1014] / [.$B$1] ))" office:value-type="float" office:value="84" calcext:value-type="float">
            <text:p>84</text:p>
          </table:table-cell>
          <table:table-cell table:formula="of:=FLOOR(MOD([.$A1014];[.C$1]) * [.C$2] / ([.C$1]-1))" office:value-type="float" office:value="242" calcext:value-type="float">
            <text:p>242</text:p>
          </table:table-cell>
          <table:table-cell table:formula="of:=FLOOR(MOD([.D$1]-[.$A1014] -1;[.D$1]) * [.D$2] / ([.D$1]-1))" office:value-type="float" office:value="13" calcext:value-type="float">
            <text:p>13</text:p>
          </table:table-cell>
          <table:table-cell table:formula="of:=(IF(MOD([.$A1014];[.E$1])&lt;FLOOR([.E$1]/2);0;[.E$2]))" office:value-type="float" office:value="255" calcext:value-type="float">
            <text:p>255</text:p>
          </table:table-cell>
          <table:table-cell table:formula="of:=IF(MOD([.$A1014];[.F$1])&lt;[.F$1]/2;FLOOR(MOD([.$A1014];[.F$1]) * [.F$2] *2 / ([.F$1]-1));[.F$2]-FLOOR(MOD(FLOOR([.$A1014]-[.F$1]/2);[.F$1]) * [.F$2] *2 / ([.F$1]-1)))" office:value-type="float" office:value="27" calcext:value-type="float">
            <text:p>27</text:p>
          </table:table-cell>
          <table:table-cell table:formula="of:=FLOOR([.G$2] * POWER(SIN( PI() * [.$A1014] / [.G$1] );2))" office:value-type="float" office:value="7" calcext:value-type="float">
            <text:p>7</text:p>
          </table:table-cell>
          <table:table-cell table:formula="of:=[.H$2]-FLOOR(POWER(IF(MOD([.$A1014];[.H$1])&lt;[.H$1]/2;FLOOR(MOD([.$A1014];[.H$1]) * [.H$2] *2 / ([.H$1]-1));[.H$2]-FLOOR(MOD(FLOOR([.$A1014]-[.H$1]/2);[.H$1]) * [.H$2] *2 / ([.H$1]-1)));2)/[.H$2])" office:value-type="float" office:value="253" calcext:value-type="float">
            <text:p>253</text:p>
          </table:table-cell>
          <table:table-cell table:formula="of:=FLOOR( [.I$2] * ABS(SIN( PI() * [.$A1014] / [.I$1] )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FLOOR([.$B$2]/2 + [.$B$2]/2 * SIN(2 *  PI() * [.$A1015] / [.$B$1] ))" office:value-type="float" office:value="87" calcext:value-type="float">
            <text:p>87</text:p>
          </table:table-cell>
          <table:table-cell table:formula="of:=FLOOR(MOD([.$A1015];[.C$1]) * [.C$2] / ([.C$1]-1))" office:value-type="float" office:value="243" calcext:value-type="float">
            <text:p>243</text:p>
          </table:table-cell>
          <table:table-cell table:formula="of:=FLOOR(MOD([.D$1]-[.$A1015] -1;[.D$1]) * [.D$2] / ([.D$1]-1))" office:value-type="float" office:value="12" calcext:value-type="float">
            <text:p>12</text:p>
          </table:table-cell>
          <table:table-cell table:formula="of:=(IF(MOD([.$A1015];[.E$1])&lt;FLOOR([.E$1]/2);0;[.E$2]))" office:value-type="float" office:value="255" calcext:value-type="float">
            <text:p>255</text:p>
          </table:table-cell>
          <table:table-cell table:formula="of:=IF(MOD([.$A1015];[.F$1])&lt;[.F$1]/2;FLOOR(MOD([.$A1015];[.F$1]) * [.F$2] *2 / ([.F$1]-1));[.F$2]-FLOOR(MOD(FLOOR([.$A1015]-[.F$1]/2);[.F$1]) * [.F$2] *2 / ([.F$1]-1)))" office:value-type="float" office:value="25" calcext:value-type="float">
            <text:p>25</text:p>
          </table:table-cell>
          <table:table-cell table:formula="of:=FLOOR([.G$2] * POWER(SIN( PI() * [.$A1015] / [.G$1] );2))" office:value-type="float" office:value="6" calcext:value-type="float">
            <text:p>6</text:p>
          </table:table-cell>
          <table:table-cell table:formula="of:=[.H$2]-FLOOR(POWER(IF(MOD([.$A1015];[.H$1])&lt;[.H$1]/2;FLOOR(MOD([.$A1015];[.H$1]) * [.H$2] *2 / ([.H$1]-1));[.H$2]-FLOOR(MOD(FLOOR([.$A1015]-[.H$1]/2);[.H$1]) * [.H$2] *2 / ([.H$1]-1)));2)/[.H$2])" office:value-type="float" office:value="253" calcext:value-type="float">
            <text:p>253</text:p>
          </table:table-cell>
          <table:table-cell table:formula="of:=FLOOR( [.I$2] * ABS(SIN( PI() * [.$A1015] / [.I$1] 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FLOOR([.$B$2]/2 + [.$B$2]/2 * SIN(2 *  PI() * [.$A1016] / [.$B$1] ))" office:value-type="float" office:value="90" calcext:value-type="float">
            <text:p>90</text:p>
          </table:table-cell>
          <table:table-cell table:formula="of:=FLOOR(MOD([.$A1016];[.C$1]) * [.C$2] / ([.C$1]-1))" office:value-type="float" office:value="244" calcext:value-type="float">
            <text:p>244</text:p>
          </table:table-cell>
          <table:table-cell table:formula="of:=FLOOR(MOD([.D$1]-[.$A1016] -1;[.D$1]) * [.D$2] / ([.D$1]-1))" office:value-type="float" office:value="11" calcext:value-type="float">
            <text:p>11</text:p>
          </table:table-cell>
          <table:table-cell table:formula="of:=(IF(MOD([.$A1016];[.E$1])&lt;FLOOR([.E$1]/2);0;[.E$2]))" office:value-type="float" office:value="255" calcext:value-type="float">
            <text:p>255</text:p>
          </table:table-cell>
          <table:table-cell table:formula="of:=IF(MOD([.$A1016];[.F$1])&lt;[.F$1]/2;FLOOR(MOD([.$A1016];[.F$1]) * [.F$2] *2 / ([.F$1]-1));[.F$2]-FLOOR(MOD(FLOOR([.$A1016]-[.F$1]/2);[.F$1]) * [.F$2] *2 / ([.F$1]-1)))" office:value-type="float" office:value="23" calcext:value-type="float">
            <text:p>23</text:p>
          </table:table-cell>
          <table:table-cell table:formula="of:=FLOOR([.G$2] * POWER(SIN( PI() * [.$A1016] / [.G$1] );2))" office:value-type="float" office:value="5" calcext:value-type="float">
            <text:p>5</text:p>
          </table:table-cell>
          <table:table-cell table:formula="of:=[.H$2]-FLOOR(POWER(IF(MOD([.$A1016];[.H$1])&lt;[.H$1]/2;FLOOR(MOD([.$A1016];[.H$1]) * [.H$2] *2 / ([.H$1]-1));[.H$2]-FLOOR(MOD(FLOOR([.$A1016]-[.H$1]/2);[.H$1]) * [.H$2] *2 / ([.H$1]-1)));2)/[.H$2])" office:value-type="float" office:value="253" calcext:value-type="float">
            <text:p>253</text:p>
          </table:table-cell>
          <table:table-cell table:formula="of:=FLOOR( [.I$2] * ABS(SIN( PI() * [.$A1016] / [.I$1] )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FLOOR([.$B$2]/2 + [.$B$2]/2 * SIN(2 *  PI() * [.$A1017] / [.$B$1] ))" office:value-type="float" office:value="93" calcext:value-type="float">
            <text:p>93</text:p>
          </table:table-cell>
          <table:table-cell table:formula="of:=FLOOR(MOD([.$A1017];[.C$1]) * [.C$2] / ([.C$1]-1))" office:value-type="float" office:value="245" calcext:value-type="float">
            <text:p>245</text:p>
          </table:table-cell>
          <table:table-cell table:formula="of:=FLOOR(MOD([.D$1]-[.$A1017] -1;[.D$1]) * [.D$2] / ([.D$1]-1))" office:value-type="float" office:value="10" calcext:value-type="float">
            <text:p>10</text:p>
          </table:table-cell>
          <table:table-cell table:formula="of:=(IF(MOD([.$A1017];[.E$1])&lt;FLOOR([.E$1]/2);0;[.E$2]))" office:value-type="float" office:value="255" calcext:value-type="float">
            <text:p>255</text:p>
          </table:table-cell>
          <table:table-cell table:formula="of:=IF(MOD([.$A1017];[.F$1])&lt;[.F$1]/2;FLOOR(MOD([.$A1017];[.F$1]) * [.F$2] *2 / ([.F$1]-1));[.F$2]-FLOOR(MOD(FLOOR([.$A1017]-[.F$1]/2);[.F$1]) * [.F$2] *2 / ([.F$1]-1)))" office:value-type="float" office:value="21" calcext:value-type="float">
            <text:p>21</text:p>
          </table:table-cell>
          <table:table-cell table:formula="of:=FLOOR([.G$2] * POWER(SIN( PI() * [.$A1017] / [.G$1] );2))" office:value-type="float" office:value="4" calcext:value-type="float">
            <text:p>4</text:p>
          </table:table-cell>
          <table:table-cell table:formula="of:=[.H$2]-FLOOR(POWER(IF(MOD([.$A1017];[.H$1])&lt;[.H$1]/2;FLOOR(MOD([.$A1017];[.H$1]) * [.H$2] *2 / ([.H$1]-1));[.H$2]-FLOOR(MOD(FLOOR([.$A1017]-[.H$1]/2);[.H$1]) * [.H$2] *2 / ([.H$1]-1)));2)/[.H$2])" office:value-type="float" office:value="254" calcext:value-type="float">
            <text:p>254</text:p>
          </table:table-cell>
          <table:table-cell table:formula="of:=FLOOR( [.I$2] * ABS(SIN( PI() * [.$A1017] / [.I$1] )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FLOOR([.$B$2]/2 + [.$B$2]/2 * SIN(2 *  PI() * [.$A1018] / [.$B$1] ))" office:value-type="float" office:value="96" calcext:value-type="float">
            <text:p>96</text:p>
          </table:table-cell>
          <table:table-cell table:formula="of:=FLOOR(MOD([.$A1018];[.C$1]) * [.C$2] / ([.C$1]-1))" office:value-type="float" office:value="246" calcext:value-type="float">
            <text:p>246</text:p>
          </table:table-cell>
          <table:table-cell table:formula="of:=FLOOR(MOD([.D$1]-[.$A1018] -1;[.D$1]) * [.D$2] / ([.D$1]-1))" office:value-type="float" office:value="9" calcext:value-type="float">
            <text:p>9</text:p>
          </table:table-cell>
          <table:table-cell table:formula="of:=(IF(MOD([.$A1018];[.E$1])&lt;FLOOR([.E$1]/2);0;[.E$2]))" office:value-type="float" office:value="255" calcext:value-type="float">
            <text:p>255</text:p>
          </table:table-cell>
          <table:table-cell table:formula="of:=IF(MOD([.$A1018];[.F$1])&lt;[.F$1]/2;FLOOR(MOD([.$A1018];[.F$1]) * [.F$2] *2 / ([.F$1]-1));[.F$2]-FLOOR(MOD(FLOOR([.$A1018]-[.F$1]/2);[.F$1]) * [.F$2] *2 / ([.F$1]-1)))" office:value-type="float" office:value="19" calcext:value-type="float">
            <text:p>19</text:p>
          </table:table-cell>
          <table:table-cell table:formula="of:=FLOOR([.G$2] * POWER(SIN( PI() * [.$A1018] / [.G$1] );2))" office:value-type="float" office:value="3" calcext:value-type="float">
            <text:p>3</text:p>
          </table:table-cell>
          <table:table-cell table:formula="of:=[.H$2]-FLOOR(POWER(IF(MOD([.$A1018];[.H$1])&lt;[.H$1]/2;FLOOR(MOD([.$A1018];[.H$1]) * [.H$2] *2 / ([.H$1]-1));[.H$2]-FLOOR(MOD(FLOOR([.$A1018]-[.H$1]/2);[.H$1]) * [.H$2] *2 / ([.H$1]-1)));2)/[.H$2])" office:value-type="float" office:value="254" calcext:value-type="float">
            <text:p>254</text:p>
          </table:table-cell>
          <table:table-cell table:formula="of:=FLOOR( [.I$2] * ABS(SIN( PI() * [.$A1018] / [.I$1] )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FLOOR([.$B$2]/2 + [.$B$2]/2 * SIN(2 *  PI() * [.$A1019] / [.$B$1] ))" office:value-type="float" office:value="99" calcext:value-type="float">
            <text:p>99</text:p>
          </table:table-cell>
          <table:table-cell table:formula="of:=FLOOR(MOD([.$A1019];[.C$1]) * [.C$2] / ([.C$1]-1))" office:value-type="float" office:value="247" calcext:value-type="float">
            <text:p>247</text:p>
          </table:table-cell>
          <table:table-cell table:formula="of:=FLOOR(MOD([.D$1]-[.$A1019] -1;[.D$1]) * [.D$2] / ([.D$1]-1))" office:value-type="float" office:value="8" calcext:value-type="float">
            <text:p>8</text:p>
          </table:table-cell>
          <table:table-cell table:formula="of:=(IF(MOD([.$A1019];[.E$1])&lt;FLOOR([.E$1]/2);0;[.E$2]))" office:value-type="float" office:value="255" calcext:value-type="float">
            <text:p>255</text:p>
          </table:table-cell>
          <table:table-cell table:formula="of:=IF(MOD([.$A1019];[.F$1])&lt;[.F$1]/2;FLOOR(MOD([.$A1019];[.F$1]) * [.F$2] *2 / ([.F$1]-1));[.F$2]-FLOOR(MOD(FLOOR([.$A1019]-[.F$1]/2);[.F$1]) * [.F$2] *2 / ([.F$1]-1)))" office:value-type="float" office:value="17" calcext:value-type="float">
            <text:p>17</text:p>
          </table:table-cell>
          <table:table-cell table:formula="of:=FLOOR([.G$2] * POWER(SIN( PI() * [.$A1019] / [.G$1] );2))" office:value-type="float" office:value="3" calcext:value-type="float">
            <text:p>3</text:p>
          </table:table-cell>
          <table:table-cell table:formula="of:=[.H$2]-FLOOR(POWER(IF(MOD([.$A1019];[.H$1])&lt;[.H$1]/2;FLOOR(MOD([.$A1019];[.H$1]) * [.H$2] *2 / ([.H$1]-1));[.H$2]-FLOOR(MOD(FLOOR([.$A1019]-[.H$1]/2);[.H$1]) * [.H$2] *2 / ([.H$1]-1)));2)/[.H$2])" office:value-type="float" office:value="254" calcext:value-type="float">
            <text:p>254</text:p>
          </table:table-cell>
          <table:table-cell table:formula="of:=FLOOR( [.I$2] * ABS(SIN( PI() * [.$A1019] / [.I$1] )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FLOOR([.$B$2]/2 + [.$B$2]/2 * SIN(2 *  PI() * [.$A1020] / [.$B$1] ))" office:value-type="float" office:value="102" calcext:value-type="float">
            <text:p>102</text:p>
          </table:table-cell>
          <table:table-cell table:formula="of:=FLOOR(MOD([.$A1020];[.C$1]) * [.C$2] / ([.C$1]-1))" office:value-type="float" office:value="248" calcext:value-type="float">
            <text:p>248</text:p>
          </table:table-cell>
          <table:table-cell table:formula="of:=FLOOR(MOD([.D$1]-[.$A1020] -1;[.D$1]) * [.D$2] / ([.D$1]-1))" office:value-type="float" office:value="7" calcext:value-type="float">
            <text:p>7</text:p>
          </table:table-cell>
          <table:table-cell table:formula="of:=(IF(MOD([.$A1020];[.E$1])&lt;FLOOR([.E$1]/2);0;[.E$2]))" office:value-type="float" office:value="255" calcext:value-type="float">
            <text:p>255</text:p>
          </table:table-cell>
          <table:table-cell table:formula="of:=IF(MOD([.$A1020];[.F$1])&lt;[.F$1]/2;FLOOR(MOD([.$A1020];[.F$1]) * [.F$2] *2 / ([.F$1]-1));[.F$2]-FLOOR(MOD(FLOOR([.$A1020]-[.F$1]/2);[.F$1]) * [.F$2] *2 / ([.F$1]-1)))" office:value-type="float" office:value="15" calcext:value-type="float">
            <text:p>15</text:p>
          </table:table-cell>
          <table:table-cell table:formula="of:=FLOOR([.G$2] * POWER(SIN( PI() * [.$A1020] / [.G$1] );2))" office:value-type="float" office:value="2" calcext:value-type="float">
            <text:p>2</text:p>
          </table:table-cell>
          <table:table-cell table:formula="of:=[.H$2]-FLOOR(POWER(IF(MOD([.$A1020];[.H$1])&lt;[.H$1]/2;FLOOR(MOD([.$A1020];[.H$1]) * [.H$2] *2 / ([.H$1]-1));[.H$2]-FLOOR(MOD(FLOOR([.$A1020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0] / [.I$1] )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FLOOR([.$B$2]/2 + [.$B$2]/2 * SIN(2 *  PI() * [.$A1021] / [.$B$1] ))" office:value-type="float" office:value="105" calcext:value-type="float">
            <text:p>105</text:p>
          </table:table-cell>
          <table:table-cell table:formula="of:=FLOOR(MOD([.$A1021];[.C$1]) * [.C$2] / ([.C$1]-1))" office:value-type="float" office:value="249" calcext:value-type="float">
            <text:p>249</text:p>
          </table:table-cell>
          <table:table-cell table:formula="of:=FLOOR(MOD([.D$1]-[.$A1021] -1;[.D$1]) * [.D$2] / ([.D$1]-1))" office:value-type="float" office:value="6" calcext:value-type="float">
            <text:p>6</text:p>
          </table:table-cell>
          <table:table-cell table:formula="of:=(IF(MOD([.$A1021];[.E$1])&lt;FLOOR([.E$1]/2);0;[.E$2]))" office:value-type="float" office:value="255" calcext:value-type="float">
            <text:p>255</text:p>
          </table:table-cell>
          <table:table-cell table:formula="of:=IF(MOD([.$A1021];[.F$1])&lt;[.F$1]/2;FLOOR(MOD([.$A1021];[.F$1]) * [.F$2] *2 / ([.F$1]-1));[.F$2]-FLOOR(MOD(FLOOR([.$A1021]-[.F$1]/2);[.F$1]) * [.F$2] *2 / ([.F$1]-1)))" office:value-type="float" office:value="13" calcext:value-type="float">
            <text:p>13</text:p>
          </table:table-cell>
          <table:table-cell table:formula="of:=FLOOR([.G$2] * POWER(SIN( PI() * [.$A1021] / [.G$1] );2))" office:value-type="float" office:value="1" calcext:value-type="float">
            <text:p>1</text:p>
          </table:table-cell>
          <table:table-cell table:formula="of:=[.H$2]-FLOOR(POWER(IF(MOD([.$A1021];[.H$1])&lt;[.H$1]/2;FLOOR(MOD([.$A1021];[.H$1]) * [.H$2] *2 / ([.H$1]-1));[.H$2]-FLOOR(MOD(FLOOR([.$A1021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1] / [.I$1] )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FLOOR([.$B$2]/2 + [.$B$2]/2 * SIN(2 *  PI() * [.$A1022] / [.$B$1] ))" office:value-type="float" office:value="108" calcext:value-type="float">
            <text:p>108</text:p>
          </table:table-cell>
          <table:table-cell table:formula="of:=FLOOR(MOD([.$A1022];[.C$1]) * [.C$2] / ([.C$1]-1))" office:value-type="float" office:value="250" calcext:value-type="float">
            <text:p>250</text:p>
          </table:table-cell>
          <table:table-cell table:formula="of:=FLOOR(MOD([.D$1]-[.$A1022] -1;[.D$1]) * [.D$2] / ([.D$1]-1))" office:value-type="float" office:value="5" calcext:value-type="float">
            <text:p>5</text:p>
          </table:table-cell>
          <table:table-cell table:formula="of:=(IF(MOD([.$A1022];[.E$1])&lt;FLOOR([.E$1]/2);0;[.E$2]))" office:value-type="float" office:value="255" calcext:value-type="float">
            <text:p>255</text:p>
          </table:table-cell>
          <table:table-cell table:formula="of:=IF(MOD([.$A1022];[.F$1])&lt;[.F$1]/2;FLOOR(MOD([.$A1022];[.F$1]) * [.F$2] *2 / ([.F$1]-1));[.F$2]-FLOOR(MOD(FLOOR([.$A1022]-[.F$1]/2);[.F$1]) * [.F$2] *2 / ([.F$1]-1)))" office:value-type="float" office:value="11" calcext:value-type="float">
            <text:p>11</text:p>
          </table:table-cell>
          <table:table-cell table:formula="of:=FLOOR([.G$2] * POWER(SIN( PI() * [.$A1022] / [.G$1] );2))" office:value-type="float" office:value="1" calcext:value-type="float">
            <text:p>1</text:p>
          </table:table-cell>
          <table:table-cell table:formula="of:=[.H$2]-FLOOR(POWER(IF(MOD([.$A1022];[.H$1])&lt;[.H$1]/2;FLOOR(MOD([.$A1022];[.H$1]) * [.H$2] *2 / ([.H$1]-1));[.H$2]-FLOOR(MOD(FLOOR([.$A1022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2] / [.I$1] )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FLOOR([.$B$2]/2 + [.$B$2]/2 * SIN(2 *  PI() * [.$A1023] / [.$B$1] ))" office:value-type="float" office:value="111" calcext:value-type="float">
            <text:p>111</text:p>
          </table:table-cell>
          <table:table-cell table:formula="of:=FLOOR(MOD([.$A1023];[.C$1]) * [.C$2] / ([.C$1]-1))" office:value-type="float" office:value="251" calcext:value-type="float">
            <text:p>251</text:p>
          </table:table-cell>
          <table:table-cell table:formula="of:=FLOOR(MOD([.D$1]-[.$A1023] -1;[.D$1]) * [.D$2] / ([.D$1]-1))" office:value-type="float" office:value="4" calcext:value-type="float">
            <text:p>4</text:p>
          </table:table-cell>
          <table:table-cell table:formula="of:=(IF(MOD([.$A1023];[.E$1])&lt;FLOOR([.E$1]/2);0;[.E$2]))" office:value-type="float" office:value="255" calcext:value-type="float">
            <text:p>255</text:p>
          </table:table-cell>
          <table:table-cell table:formula="of:=IF(MOD([.$A1023];[.F$1])&lt;[.F$1]/2;FLOOR(MOD([.$A1023];[.F$1]) * [.F$2] *2 / ([.F$1]-1));[.F$2]-FLOOR(MOD(FLOOR([.$A1023]-[.F$1]/2);[.F$1]) * [.F$2] *2 / ([.F$1]-1)))" office:value-type="float" office:value="9" calcext:value-type="float">
            <text:p>9</text:p>
          </table:table-cell>
          <table:table-cell table:formula="of:=FLOOR([.G$2] * POWER(SIN( PI() * [.$A1023] / [.G$1] );2))" office:value-type="float" office:value="0" calcext:value-type="float">
            <text:p>0</text:p>
          </table:table-cell>
          <table:table-cell table:formula="of:=[.H$2]-FLOOR(POWER(IF(MOD([.$A1023];[.H$1])&lt;[.H$1]/2;FLOOR(MOD([.$A1023];[.H$1]) * [.H$2] *2 / ([.H$1]-1));[.H$2]-FLOOR(MOD(FLOOR([.$A1023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3] / [.I$1] )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FLOOR([.$B$2]/2 + [.$B$2]/2 * SIN(2 *  PI() * [.$A1024] / [.$B$1] ))" office:value-type="float" office:value="115" calcext:value-type="float">
            <text:p>115</text:p>
          </table:table-cell>
          <table:table-cell table:formula="of:=FLOOR(MOD([.$A1024];[.C$1]) * [.C$2] / ([.C$1]-1))" office:value-type="float" office:value="252" calcext:value-type="float">
            <text:p>252</text:p>
          </table:table-cell>
          <table:table-cell table:formula="of:=FLOOR(MOD([.D$1]-[.$A1024] -1;[.D$1]) * [.D$2] / ([.D$1]-1))" office:value-type="float" office:value="3" calcext:value-type="float">
            <text:p>3</text:p>
          </table:table-cell>
          <table:table-cell table:formula="of:=(IF(MOD([.$A1024];[.E$1])&lt;FLOOR([.E$1]/2);0;[.E$2]))" office:value-type="float" office:value="255" calcext:value-type="float">
            <text:p>255</text:p>
          </table:table-cell>
          <table:table-cell table:formula="of:=IF(MOD([.$A1024];[.F$1])&lt;[.F$1]/2;FLOOR(MOD([.$A1024];[.F$1]) * [.F$2] *2 / ([.F$1]-1));[.F$2]-FLOOR(MOD(FLOOR([.$A1024]-[.F$1]/2);[.F$1]) * [.F$2] *2 / ([.F$1]-1)))" office:value-type="float" office:value="7" calcext:value-type="float">
            <text:p>7</text:p>
          </table:table-cell>
          <table:table-cell table:formula="of:=FLOOR([.G$2] * POWER(SIN( PI() * [.$A1024] / [.G$1] );2))" office:value-type="float" office:value="0" calcext:value-type="float">
            <text:p>0</text:p>
          </table:table-cell>
          <table:table-cell table:formula="of:=[.H$2]-FLOOR(POWER(IF(MOD([.$A1024];[.H$1])&lt;[.H$1]/2;FLOOR(MOD([.$A1024];[.H$1]) * [.H$2] *2 / ([.H$1]-1));[.H$2]-FLOOR(MOD(FLOOR([.$A1024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4] / [.I$1] )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FLOOR([.$B$2]/2 + [.$B$2]/2 * SIN(2 *  PI() * [.$A1025] / [.$B$1] ))" office:value-type="float" office:value="118" calcext:value-type="float">
            <text:p>118</text:p>
          </table:table-cell>
          <table:table-cell table:formula="of:=FLOOR(MOD([.$A1025];[.C$1]) * [.C$2] / ([.C$1]-1))" office:value-type="float" office:value="253" calcext:value-type="float">
            <text:p>253</text:p>
          </table:table-cell>
          <table:table-cell table:formula="of:=FLOOR(MOD([.D$1]-[.$A1025] -1;[.D$1]) * [.D$2] / ([.D$1]-1))" office:value-type="float" office:value="2" calcext:value-type="float">
            <text:p>2</text:p>
          </table:table-cell>
          <table:table-cell table:formula="of:=(IF(MOD([.$A1025];[.E$1])&lt;FLOOR([.E$1]/2);0;[.E$2]))" office:value-type="float" office:value="255" calcext:value-type="float">
            <text:p>255</text:p>
          </table:table-cell>
          <table:table-cell table:formula="of:=IF(MOD([.$A1025];[.F$1])&lt;[.F$1]/2;FLOOR(MOD([.$A1025];[.F$1]) * [.F$2] *2 / ([.F$1]-1));[.F$2]-FLOOR(MOD(FLOOR([.$A1025]-[.F$1]/2);[.F$1]) * [.F$2] *2 / ([.F$1]-1)))" office:value-type="float" office:value="5" calcext:value-type="float">
            <text:p>5</text:p>
          </table:table-cell>
          <table:table-cell table:formula="of:=FLOOR([.G$2] * POWER(SIN( PI() * [.$A1025] / [.G$1] );2))" office:value-type="float" office:value="0" calcext:value-type="float">
            <text:p>0</text:p>
          </table:table-cell>
          <table:table-cell table:formula="of:=[.H$2]-FLOOR(POWER(IF(MOD([.$A1025];[.H$1])&lt;[.H$1]/2;FLOOR(MOD([.$A1025];[.H$1]) * [.H$2] *2 / ([.H$1]-1));[.H$2]-FLOOR(MOD(FLOOR([.$A1025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5] / [.I$1] )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FLOOR([.$B$2]/2 + [.$B$2]/2 * SIN(2 *  PI() * [.$A1026] / [.$B$1] ))" office:value-type="float" office:value="121" calcext:value-type="float">
            <text:p>121</text:p>
          </table:table-cell>
          <table:table-cell table:formula="of:=FLOOR(MOD([.$A1026];[.C$1]) * [.C$2] / ([.C$1]-1))" office:value-type="float" office:value="254" calcext:value-type="float">
            <text:p>254</text:p>
          </table:table-cell>
          <table:table-cell table:formula="of:=FLOOR(MOD([.D$1]-[.$A1026] -1;[.D$1]) * [.D$2] / ([.D$1]-1))" office:value-type="float" office:value="1" calcext:value-type="float">
            <text:p>1</text:p>
          </table:table-cell>
          <table:table-cell table:formula="of:=(IF(MOD([.$A1026];[.E$1])&lt;FLOOR([.E$1]/2);0;[.E$2]))" office:value-type="float" office:value="255" calcext:value-type="float">
            <text:p>255</text:p>
          </table:table-cell>
          <table:table-cell table:formula="of:=IF(MOD([.$A1026];[.F$1])&lt;[.F$1]/2;FLOOR(MOD([.$A1026];[.F$1]) * [.F$2] *2 / ([.F$1]-1));[.F$2]-FLOOR(MOD(FLOOR([.$A1026]-[.F$1]/2);[.F$1]) * [.F$2] *2 / ([.F$1]-1)))" office:value-type="float" office:value="3" calcext:value-type="float">
            <text:p>3</text:p>
          </table:table-cell>
          <table:table-cell table:formula="of:=FLOOR([.G$2] * POWER(SIN( PI() * [.$A1026] / [.G$1] );2))" office:value-type="float" office:value="0" calcext:value-type="float">
            <text:p>0</text:p>
          </table:table-cell>
          <table:table-cell table:formula="of:=[.H$2]-FLOOR(POWER(IF(MOD([.$A1026];[.H$1])&lt;[.H$1]/2;FLOOR(MOD([.$A1026];[.H$1]) * [.H$2] *2 / ([.H$1]-1));[.H$2]-FLOOR(MOD(FLOOR([.$A1026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6] / [.I$1] )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FLOOR([.$B$2]/2 + [.$B$2]/2 * SIN(2 *  PI() * [.$A1027] / [.$B$1] ))" office:value-type="float" office:value="124" calcext:value-type="float">
            <text:p>124</text:p>
          </table:table-cell>
          <table:table-cell table:formula="of:=FLOOR(MOD([.$A1027];[.C$1]) * [.C$2] / ([.C$1]-1))" office:value-type="float" office:value="255" calcext:value-type="float">
            <text:p>255</text:p>
          </table:table-cell>
          <table:table-cell table:formula="of:=FLOOR(MOD([.D$1]-[.$A1027] -1;[.D$1]) * [.D$2] / ([.D$1]-1))" office:value-type="float" office:value="0" calcext:value-type="float">
            <text:p>0</text:p>
          </table:table-cell>
          <table:table-cell table:formula="of:=(IF(MOD([.$A1027];[.E$1])&lt;FLOOR([.E$1]/2);0;[.E$2]))" office:value-type="float" office:value="255" calcext:value-type="float">
            <text:p>255</text:p>
          </table:table-cell>
          <table:table-cell table:formula="of:=IF(MOD([.$A1027];[.F$1])&lt;[.F$1]/2;FLOOR(MOD([.$A1027];[.F$1]) * [.F$2] *2 / ([.F$1]-1));[.F$2]-FLOOR(MOD(FLOOR([.$A1027]-[.F$1]/2);[.F$1]) * [.F$2] *2 / ([.F$1]-1)))" office:value-type="float" office:value="1" calcext:value-type="float">
            <text:p>1</text:p>
          </table:table-cell>
          <table:table-cell table:formula="of:=FLOOR([.G$2] * POWER(SIN( PI() * [.$A1027] / [.G$1] );2))" office:value-type="float" office:value="0" calcext:value-type="float">
            <text:p>0</text:p>
          </table:table-cell>
          <table:table-cell table:formula="of:=[.H$2]-FLOOR(POWER(IF(MOD([.$A1027];[.H$1])&lt;[.H$1]/2;FLOOR(MOD([.$A1027];[.H$1]) * [.H$2] *2 / ([.H$1]-1));[.H$2]-FLOOR(MOD(FLOOR([.$A1027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7] / [.I$1] ))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20:23:41.8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4:25:13.571000000</meta:creation-date>
    <dc:date>2021-01-29T04:51:06.506000000</dc:date>
    <meta:editing-duration>PT10H3M42S</meta:editing-duration>
    <meta:editing-cycles>11</meta:editing-cycles>
    <meta:generator>LibreOffice/7.0.4.2$Windows_X86_64 LibreOffice_project/dcf040e67528d9187c66b2379df5ea4407429775</meta:generator>
    <dc:creator>Alban Daumer </dc:creator>
    <meta:document-statistic meta:table-count="1" meta:cell-count="924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179cm" svg:height="8.989cm" xlink:href=".." xlink:type="simple" chart:class="chart:line" chart:style-name="ch1">
        <chart:legend chart:legend-position="end" svg:x="18.496cm" svg:y="2.428cm" style:legend-expansion="high" chart:style-name="ch2"/>
        <chart:plot-area chart:style-name="ch3" table:cell-range-address="waves.B3:waves.I1027" chart:data-source-has-labels="row" svg:x="1.058cm" svg:y="0.126cm" svg:width="17.526cm" svg:height="8.631cm">
          <chart:coordinate-region svg:x="1.881cm" svg:y="0.329cm" svg:width="16.703cm" svg:height="7.3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aves.B4:waves.B1027" chart:label-cell-address="waves.B3:waves.B3" chart:class="chart:line">
            <chart:data-point chart:repeated="1024"/>
          </chart:series>
          <chart:series chart:style-name="ch7" chart:values-cell-range-address="waves.C4:waves.C1027" chart:label-cell-address="waves.C3:waves.C3" chart:class="chart:line">
            <chart:data-point chart:repeated="1024"/>
          </chart:series>
          <chart:series chart:style-name="ch8" chart:values-cell-range-address="waves.D4:waves.D1027" chart:label-cell-address="waves.D3:waves.D3" chart:class="chart:line">
            <chart:data-point chart:repeated="1024"/>
          </chart:series>
          <chart:series chart:style-name="ch9" chart:values-cell-range-address="waves.E4:waves.E1027" chart:label-cell-address="waves.E3:waves.E3" chart:class="chart:line">
            <chart:data-point chart:repeated="1024"/>
          </chart:series>
          <chart:series chart:style-name="ch10" chart:values-cell-range-address="waves.F4:waves.F1027" chart:label-cell-address="waves.F3:waves.F3" chart:class="chart:line">
            <chart:data-point chart:repeated="1024"/>
          </chart:series>
          <chart:series chart:style-name="ch10" chart:values-cell-range-address="waves.G4:waves.G1027" chart:label-cell-address="waves.G3:waves.G3" chart:class="chart:line">
            <chart:data-point chart:repeated="1024"/>
          </chart:series>
          <chart:series chart:style-name="ch11" chart:values-cell-range-address="waves.H4:waves.H1027" chart:label-cell-address="waves.H3:waves.H3" chart:class="chart:line">
            <chart:data-point chart:repeated="1024"/>
          </chart:series>
          <chart:series chart:style-name="ch12" chart:values-cell-range-address="waves.I4:waves.I1027" chart:label-cell-address="waves.I3:waves.I3" chart:class="chart:line">
            <chart:data-point chart:repeated="10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</text:p>
                <draw:g>
                  <svg:desc>waves.B3:waves.B3</svg:desc>
                </draw:g>
              </table:table-cell>
              <table:table-cell office:value-type="string">
                <text:p>saw(rising)</text:p>
                <draw:g>
                  <svg:desc>waves.C3:waves.C3</svg:desc>
                </draw:g>
              </table:table-cell>
              <table:table-cell office:value-type="string">
                <text:p>saw(falling)</text:p>
                <draw:g>
                  <svg:desc>waves.D3:waves.D3</svg:desc>
                </draw:g>
              </table:table-cell>
              <table:table-cell office:value-type="string">
                <text:p>square</text:p>
                <draw:g>
                  <svg:desc>waves.E3:waves.E3</svg:desc>
                </draw:g>
              </table:table-cell>
              <table:table-cell office:value-type="string">
                <text:p>triangle</text:p>
                <draw:g>
                  <svg:desc>waves.F3:waves.F3</svg:desc>
                </draw:g>
              </table:table-cell>
              <table:table-cell office:value-type="string">
                <text:p>sin² (fixed period)</text:p>
                <draw:g>
                  <svg:desc>waves.G3:waves.G3</svg:desc>
                </draw:g>
              </table:table-cell>
              <table:table-cell office:value-type="string">
                <text:p>inverted triangle²(semisine)</text:p>
                <draw:g>
                  <svg:desc>waves.H3:waves.H3</svg:desc>
                </draw:g>
              </table:table-cell>
              <table:table-cell office:value-type="string">
                <text:p>absolute sin (fixed period)</text:p>
                <draw:g>
                  <svg:desc>waves.I3:waves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">
                <text:p>127</text:p>
                <draw:g>
                  <svg:desc>waves.B4:waves.B1027</svg:desc>
                </draw:g>
              </table:table-cell>
              <table:table-cell office:value-type="float" office:value="0">
                <text:p>0</text:p>
                <draw:g>
                  <svg:desc>waves.C4:waves.C1027</svg:desc>
                </draw:g>
              </table:table-cell>
              <table:table-cell office:value-type="float" office:value="255">
                <text:p>255</text:p>
                <draw:g>
                  <svg:desc>waves.D4:waves.D1027</svg:desc>
                </draw:g>
              </table:table-cell>
              <table:table-cell office:value-type="float" office:value="0">
                <text:p>0</text:p>
                <draw:g>
                  <svg:desc>waves.E4:waves.E1027</svg:desc>
                </draw:g>
              </table:table-cell>
              <table:table-cell office:value-type="float" office:value="0">
                <text:p>0</text:p>
                <draw:g>
                  <svg:desc>waves.F4:waves.F1027</svg:desc>
                </draw:g>
              </table:table-cell>
              <table:table-cell office:value-type="float" office:value="0">
                <text:p>0</text:p>
                <draw:g>
                  <svg:desc>waves.G4:waves.G1027</svg:desc>
                </draw:g>
              </table:table-cell>
              <table:table-cell office:value-type="float" office:value="255">
                <text:p>255</text:p>
                <draw:g>
                  <svg:desc>waves.H4:waves.H1027</svg:desc>
                </draw:g>
              </table:table-cell>
              <table:table-cell office:value-type="float" office:value="0">
                <text:p>0</text:p>
                <draw:g>
                  <svg:desc>waves.I4:waves.I10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2">
                <text:p>2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">
                <text:p>136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">
                <text:p>143</text:p>
              </table:table-cell>
              <table:table-cell office:value-type="float" office:value="5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">
                <text:p>146</text:p>
              </table:table-cell>
              <table:table-cell office:value-type="float" office:value="6">
                <text:p>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">
                <text:p>149</text:p>
              </table:table-cell>
              <table:table-cell office:value-type="float" office:value="7">
                <text:p>7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">
                <text:p>152</text:p>
              </table:table-cell>
              <table:table-cell office:value-type="float" office:value="8">
                <text:p>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">
                <text:p>155</text:p>
              </table:table-cell>
              <table:table-cell office:value-type="float" office:value="9">
                <text:p>9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8">
                <text:p>158</text:p>
              </table:table-cell>
              <table:table-cell office:value-type="float" office:value="10">
                <text:p>10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1">
                <text:p>161</text:p>
              </table:table-cell>
              <table:table-cell office:value-type="float" office:value="11">
                <text:p>11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">
                <text:p>164</text:p>
              </table:table-cell>
              <table:table-cell office:value-type="float" office:value="12">
                <text:p>12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7">
                <text:p>167</text:p>
              </table:table-cell>
              <table:table-cell office:value-type="float" office:value="13">
                <text:p>1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53">
                <text:p>2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">
                <text:p>170</text:p>
              </table:table-cell>
              <table:table-cell office:value-type="float" office:value="14">
                <text:p>14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252">
                <text:p>2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3">
                <text:p>173</text:p>
              </table:table-cell>
              <table:table-cell office:value-type="float" office:value="15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252">
                <text:p>2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">
                <text:p>176</text:p>
              </table:table-cell>
              <table:table-cell office:value-type="float" office:value="16">
                <text:p>16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51">
                <text:p>2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9">
                <text:p>179</text:p>
              </table:table-cell>
              <table:table-cell office:value-type="float" office:value="17">
                <text:p>17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51">
                <text:p>2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2">
                <text:p>182</text:p>
              </table:table-cell>
              <table:table-cell office:value-type="float" office:value="18">
                <text:p>1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19">
                <text:p>19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7">
                <text:p>187</text:p>
              </table:table-cell>
              <table:table-cell office:value-type="float" office:value="20">
                <text:p>20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249">
                <text:p>2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">
                <text:p>190</text:p>
              </table:table-cell>
              <table:table-cell office:value-type="float" office:value="21">
                <text:p>21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  <table:table-cell office:value-type="float" office:value="249">
                <text:p>2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3">
                <text:p>193</text:p>
              </table:table-cell>
              <table:table-cell office:value-type="float" office:value="22">
                <text:p>2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248">
                <text:p>2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5">
                <text:p>195</text:p>
              </table:table-cell>
              <table:table-cell office:value-type="float" office:value="23">
                <text:p>2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247">
                <text:p>2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24">
                <text:p>24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246">
                <text:p>24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246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3">
                <text:p>203</text:p>
              </table:table-cell>
              <table:table-cell office:value-type="float" office:value="26">
                <text:p>26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245">
                <text:p>2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5">
                <text:p>205</text:p>
              </table:table-cell>
              <table:table-cell office:value-type="float" office:value="27">
                <text:p>27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  <table:table-cell office:value-type="float" office:value="244">
                <text:p>2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8">
                <text:p>208</text:p>
              </table:table-cell>
              <table:table-cell office:value-type="float" office:value="28">
                <text:p>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243">
                <text:p>2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29">
                <text:p>29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242">
                <text:p>24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3">
                <text:p>213</text:p>
              </table:table-cell>
              <table:table-cell office:value-type="float" office:value="30">
                <text:p>3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241">
                <text:p>24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5">
                <text:p>215</text:p>
              </table:table-cell>
              <table:table-cell office:value-type="float" office:value="31">
                <text:p>31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240">
                <text:p>2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7">
                <text:p>217</text:p>
              </table:table-cell>
              <table:table-cell office:value-type="float" office:value="32">
                <text:p>32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37">
                <text:p>37</text:p>
              </table:table-cell>
              <table:table-cell office:value-type="float" office:value="239">
                <text:p>23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9">
                <text:p>219</text:p>
              </table:table-cell>
              <table:table-cell office:value-type="float" office:value="33">
                <text:p>3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238">
                <text:p>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1">
                <text:p>221</text:p>
              </table:table-cell>
              <table:table-cell office:value-type="float" office:value="34">
                <text:p>34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41">
                <text:p>41</text:p>
              </table:table-cell>
              <table:table-cell office:value-type="float" office:value="237">
                <text:p>23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4">
                <text:p>224</text:p>
              </table:table-cell>
              <table:table-cell office:value-type="float" office:value="35">
                <text:p>35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44">
                <text:p>44</text:p>
              </table:table-cell>
              <table:table-cell office:value-type="float" office:value="236">
                <text:p>2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">
                <text:p>226</text:p>
              </table:table-cell>
              <table:table-cell office:value-type="float" office:value="36">
                <text:p>36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35">
                <text:p>23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8">
                <text:p>228</text:p>
              </table:table-cell>
              <table:table-cell office:value-type="float" office:value="37">
                <text:p>37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49">
                <text:p>49</text:p>
              </table:table-cell>
              <table:table-cell office:value-type="float" office:value="234">
                <text:p>2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9">
                <text:p>229</text:p>
              </table:table-cell>
              <table:table-cell office:value-type="float" office:value="38">
                <text:p>3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51">
                <text:p>51</text:p>
              </table:table-cell>
              <table:table-cell office:value-type="float" office:value="233">
                <text:p>2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1">
                <text:p>231</text:p>
              </table:table-cell>
              <table:table-cell office:value-type="float" office:value="39">
                <text:p>39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3">
                <text:p>233</text:p>
              </table:table-cell>
              <table:table-cell office:value-type="float" office:value="40">
                <text:p>40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6">
                <text:p>56</text:p>
              </table:table-cell>
              <table:table-cell office:value-type="float" office:value="230">
                <text:p>2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5">
                <text:p>235</text:p>
              </table:table-cell>
              <table:table-cell office:value-type="float" office:value="41">
                <text:p>41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59">
                <text:p>59</text:p>
              </table:table-cell>
              <table:table-cell office:value-type="float" office:value="229">
                <text:p>22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42">
                <text:p>42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228">
                <text:p>2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8">
                <text:p>238</text:p>
              </table:table-cell>
              <table:table-cell office:value-type="float" office:value="43">
                <text:p>4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64">
                <text:p>64</text:p>
              </table:table-cell>
              <table:table-cell office:value-type="float" office:value="226">
                <text:p>2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9">
                <text:p>239</text:p>
              </table:table-cell>
              <table:table-cell office:value-type="float" office:value="44">
                <text:p>44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67">
                <text:p>67</text:p>
              </table:table-cell>
              <table:table-cell office:value-type="float" office:value="225">
                <text:p>2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1">
                <text:p>241</text:p>
              </table:table-cell>
              <table:table-cell office:value-type="float" office:value="45">
                <text:p>4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224">
                <text:p>2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2">
                <text:p>242</text:p>
              </table:table-cell>
              <table:table-cell office:value-type="float" office:value="46">
                <text:p>46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72">
                <text:p>72</text:p>
              </table:table-cell>
              <table:table-cell office:value-type="float" office:value="222">
                <text:p>22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4">
                <text:p>244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221">
                <text:p>22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48">
                <text:p>4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78">
                <text:p>78</text:p>
              </table:table-cell>
              <table:table-cell office:value-type="float" office:value="219">
                <text:p>21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6">
                <text:p>246</text:p>
              </table:table-cell>
              <table:table-cell office:value-type="float" office:value="49">
                <text:p>49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81">
                <text:p>81</text:p>
              </table:table-cell>
              <table:table-cell office:value-type="float" office:value="218">
                <text:p>21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7">
                <text:p>247</text:p>
              </table:table-cell>
              <table:table-cell office:value-type="float" office:value="50">
                <text:p>50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  <table:table-cell office:value-type="float" office:value="216">
                <text:p>21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8">
                <text:p>248</text:p>
              </table:table-cell>
              <table:table-cell office:value-type="float" office:value="51">
                <text:p>51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87">
                <text:p>87</text:p>
              </table:table-cell>
              <table:table-cell office:value-type="float" office:value="215">
                <text:p>2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9">
                <text:p>249</text:p>
              </table:table-cell>
              <table:table-cell office:value-type="float" office:value="52">
                <text:p>52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90">
                <text:p>90</text:p>
              </table:table-cell>
              <table:table-cell office:value-type="float" office:value="213">
                <text:p>21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0">
                <text:p>250</text:p>
              </table:table-cell>
              <table:table-cell office:value-type="float" office:value="53">
                <text:p>5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93">
                <text:p>93</text:p>
              </table:table-cell>
              <table:table-cell office:value-type="float" office:value="211">
                <text:p>21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1">
                <text:p>251</text:p>
              </table:table-cell>
              <table:table-cell office:value-type="float" office:value="54">
                <text:p>54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  <table:table-cell office:value-type="float" office:value="210">
                <text:p>2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1">
                <text:p>251</text:p>
              </table:table-cell>
              <table:table-cell office:value-type="float" office:value="55">
                <text:p>5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99">
                <text:p>99</text:p>
              </table:table-cell>
              <table:table-cell office:value-type="float" office:value="208">
                <text:p>20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2">
                <text:p>252</text:p>
              </table:table-cell>
              <table:table-cell office:value-type="float" office:value="56">
                <text:p>56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102">
                <text:p>102</text:p>
              </table:table-cell>
              <table:table-cell office:value-type="float" office:value="206">
                <text:p>2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3">
                <text:p>253</text:p>
              </table:table-cell>
              <table:table-cell office:value-type="float" office:value="57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105">
                <text:p>105</text:p>
              </table:table-cell>
              <table:table-cell office:value-type="float" office:value="205">
                <text:p>20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3">
                <text:p>253</text:p>
              </table:table-cell>
              <table:table-cell office:value-type="float" office:value="58">
                <text:p>5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08">
                <text:p>108</text:p>
              </table:table-cell>
              <table:table-cell office:value-type="float" office:value="203">
                <text:p>20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01">
                <text:p>20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4">
                <text:p>254</text:p>
              </table:table-cell>
              <table:table-cell office:value-type="float" office:value="60">
                <text:p>60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199">
                <text:p>19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4">
                <text:p>254</text:p>
              </table:table-cell>
              <table:table-cell office:value-type="float" office:value="61">
                <text:p>61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  <table:table-cell office:value-type="float" office:value="197">
                <text:p>19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4">
                <text:p>254</text:p>
              </table:table-cell>
              <table:table-cell office:value-type="float" office:value="62">
                <text:p>62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  <table:table-cell office:value-type="float" office:value="195">
                <text:p>19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4">
                <text:p>254</text:p>
              </table:table-cell>
              <table:table-cell office:value-type="float" office:value="63">
                <text:p>6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93">
                <text:p>19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">
                <text:p>255</text:p>
              </table:table-cell>
              <table:table-cell office:value-type="float" office:value="64">
                <text:p>64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91">
                <text:p>1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4">
                <text:p>254</text:p>
              </table:table-cell>
              <table:table-cell office:value-type="float" office:value="65">
                <text:p>65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89">
                <text:p>18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4">
                <text:p>254</text:p>
              </table:table-cell>
              <table:table-cell office:value-type="float" office:value="66">
                <text:p>66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4">
                <text:p>254</text:p>
              </table:table-cell>
              <table:table-cell office:value-type="float" office:value="67">
                <text:p>67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4">
                <text:p>254</text:p>
              </table:table-cell>
              <table:table-cell office:value-type="float" office:value="68">
                <text:p>6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183">
                <text:p>18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4">
                <text:p>254</text:p>
              </table:table-cell>
              <table:table-cell office:value-type="float" office:value="69">
                <text:p>69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  <table:table-cell office:value-type="float" office:value="143">
                <text:p>143</text:p>
              </table:table-cell>
              <table:table-cell office:value-type="float" office:value="181">
                <text:p>18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3">
                <text:p>253</text:p>
              </table:table-cell>
              <table:table-cell office:value-type="float" office:value="70">
                <text:p>70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146">
                <text:p>146</text:p>
              </table:table-cell>
              <table:table-cell office:value-type="float" office:value="179">
                <text:p>17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3">
                <text:p>253</text:p>
              </table:table-cell>
              <table:table-cell office:value-type="float" office:value="71">
                <text:p>71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149">
                <text:p>149</text:p>
              </table:table-cell>
              <table:table-cell office:value-type="float" office:value="176">
                <text:p>17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2">
                <text:p>252</text:p>
              </table:table-cell>
              <table:table-cell office:value-type="float" office:value="72">
                <text:p>72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174">
                <text:p>17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1">
                <text:p>251</text:p>
              </table:table-cell>
              <table:table-cell office:value-type="float" office:value="73">
                <text:p>7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155">
                <text:p>155</text:p>
              </table:table-cell>
              <table:table-cell office:value-type="float" office:value="172">
                <text:p>17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1">
                <text:p>251</text:p>
              </table:table-cell>
              <table:table-cell office:value-type="float" office:value="74">
                <text:p>74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158">
                <text:p>158</text:p>
              </table:table-cell>
              <table:table-cell office:value-type="float" office:value="170">
                <text:p>1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0">
                <text:p>250</text:p>
              </table:table-cell>
              <table:table-cell office:value-type="float" office:value="75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161">
                <text:p>161</text:p>
              </table:table-cell>
              <table:table-cell office:value-type="float" office:value="167">
                <text:p>1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9">
                <text:p>249</text:p>
              </table:table-cell>
              <table:table-cell office:value-type="float" office:value="76">
                <text:p>76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8">
                <text:p>248</text:p>
              </table:table-cell>
              <table:table-cell office:value-type="float" office:value="77">
                <text:p>77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  <table:table-cell office:value-type="float" office:value="167">
                <text:p>167</text:p>
              </table:table-cell>
              <table:table-cell office:value-type="float" office:value="162">
                <text:p>16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7">
                <text:p>247</text:p>
              </table:table-cell>
              <table:table-cell office:value-type="float" office:value="78">
                <text:p>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6">
                <text:p>246</text:p>
              </table:table-cell>
              <table:table-cell office:value-type="float" office:value="79">
                <text:p>79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58">
                <text:p>15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5">
                <text:p>245</text:p>
              </table:table-cell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176">
                <text:p>176</text:p>
              </table:table-cell>
              <table:table-cell office:value-type="float" office:value="155">
                <text:p>15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4">
                <text:p>244</text:p>
              </table:table-cell>
              <table:table-cell office:value-type="float" office:value="81">
                <text:p>81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79">
                <text:p>179</text:p>
              </table:table-cell>
              <table:table-cell office:value-type="float" office:value="153">
                <text:p>15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2">
                <text:p>242</text:p>
              </table:table-cell>
              <table:table-cell office:value-type="float" office:value="82">
                <text:p>82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  <table:table-cell office:value-type="float" office:value="182">
                <text:p>182</text:p>
              </table:table-cell>
              <table:table-cell office:value-type="float" office:value="150">
                <text:p>1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1">
                <text:p>241</text:p>
              </table:table-cell>
              <table:table-cell office:value-type="float" office:value="83">
                <text:p>8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66">
                <text:p>166</text:p>
              </table:table-cell>
              <table:table-cell office:value-type="float" office:value="184">
                <text:p>184</text:p>
              </table:table-cell>
              <table:table-cell office:value-type="float" office:value="147">
                <text:p>1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9">
                <text:p>239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187">
                <text:p>187</text:p>
              </table:table-cell>
              <table:table-cell office:value-type="float" office:value="145">
                <text:p>14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8">
                <text:p>238</text:p>
              </table:table-cell>
              <table:table-cell office:value-type="float" office:value="85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190">
                <text:p>190</text:p>
              </table:table-cell>
              <table:table-cell office:value-type="float" office:value="142">
                <text:p>14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6">
                <text:p>236</text:p>
              </table:table-cell>
              <table:table-cell office:value-type="float" office:value="86">
                <text:p>86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172">
                <text:p>172</text:p>
              </table:table-cell>
              <table:table-cell office:value-type="float" office:value="193">
                <text:p>193</text:p>
              </table:table-cell>
              <table:table-cell office:value-type="float" office:value="139">
                <text:p>13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5">
                <text:p>235</text:p>
              </table:table-cell>
              <table:table-cell office:value-type="float" office:value="87">
                <text:p>87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74">
                <text:p>174</text:p>
              </table:table-cell>
              <table:table-cell office:value-type="float" office:value="195">
                <text:p>195</text:p>
              </table:table-cell>
              <table:table-cell office:value-type="float" office:value="137">
                <text:p>13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3">
                <text:p>233</text:p>
              </table:table-cell>
              <table:table-cell office:value-type="float" office:value="88">
                <text:p>8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198">
                <text:p>198</text:p>
              </table:table-cell>
              <table:table-cell office:value-type="float" office:value="134">
                <text:p>13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1">
                <text:p>231</text:p>
              </table:table-cell>
              <table:table-cell office:value-type="float" office:value="89">
                <text:p>89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00">
                <text:p>200</text:p>
              </table:table-cell>
              <table:table-cell office:value-type="float" office:value="131">
                <text:p>13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9">
                <text:p>229</text:p>
              </table:table-cell>
              <table:table-cell office:value-type="float" office:value="90">
                <text:p>90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203">
                <text:p>203</text:p>
              </table:table-cell>
              <table:table-cell office:value-type="float" office:value="128">
                <text:p>12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8">
                <text:p>228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05">
                <text:p>205</text:p>
              </table:table-cell>
              <table:table-cell office:value-type="float" office:value="126">
                <text:p>12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6">
                <text:p>226</text:p>
              </table:table-cell>
              <table:table-cell office:value-type="float" office:value="92">
                <text:p>92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  <table:table-cell office:value-type="float" office:value="123">
                <text:p>12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4">
                <text:p>224</text:p>
              </table:table-cell>
              <table:table-cell office:value-type="float" office:value="93">
                <text:p>9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86">
                <text:p>186</text:p>
              </table:table-cell>
              <table:table-cell office:value-type="float" office:value="210">
                <text:p>210</text:p>
              </table:table-cell>
              <table:table-cell office:value-type="float" office:value="120">
                <text:p>1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1">
                <text:p>221</text:p>
              </table:table-cell>
              <table:table-cell office:value-type="float" office:value="94">
                <text:p>94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  <table:table-cell office:value-type="float" office:value="213">
                <text:p>213</text:p>
              </table:table-cell>
              <table:table-cell office:value-type="float" office:value="117">
                <text:p>11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9">
                <text:p>219</text:p>
              </table:table-cell>
              <table:table-cell office:value-type="float" office:value="95">
                <text:p>95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15">
                <text:p>215</text:p>
              </table:table-cell>
              <table:table-cell office:value-type="float" office:value="114">
                <text:p>11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7">
                <text:p>217</text:p>
              </table:table-cell>
              <table:table-cell office:value-type="float" office:value="96">
                <text:p>96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17">
                <text:p>217</text:p>
              </table:table-cell>
              <table:table-cell office:value-type="float" office:value="111">
                <text:p>11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5">
                <text:p>215</text:p>
              </table:table-cell>
              <table:table-cell office:value-type="float" office:value="97">
                <text:p>97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219">
                <text:p>219</text:p>
              </table:table-cell>
              <table:table-cell office:value-type="float" office:value="108">
                <text:p>10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3">
                <text:p>213</text:p>
              </table:table-cell>
              <table:table-cell office:value-type="float" office:value="98">
                <text:p>9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221">
                <text:p>221</text:p>
              </table:table-cell>
              <table:table-cell office:value-type="float" office:value="105">
                <text:p>10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0">
                <text:p>210</text:p>
              </table:table-cell>
              <table:table-cell office:value-type="float" office:value="99">
                <text:p>99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  <table:table-cell office:value-type="float" office:value="224">
                <text:p>224</text:p>
              </table:table-cell>
              <table:table-cell office:value-type="float" office:value="102">
                <text:p>10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8">
                <text:p>208</text:p>
              </table:table-cell>
              <table:table-cell office:value-type="float" office:value="100">
                <text:p>1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26">
                <text:p>226</text:p>
              </table:table-cell>
              <table:table-cell office:value-type="float" office:value="99">
                <text:p>9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5">
                <text:p>205</text:p>
              </table:table-cell>
              <table:table-cell office:value-type="float" office:value="101">
                <text:p>101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202">
                <text:p>202</text:p>
              </table:table-cell>
              <table:table-cell office:value-type="float" office:value="228">
                <text:p>228</text:p>
              </table:table-cell>
              <table:table-cell office:value-type="float" office:value="95">
                <text:p>9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3">
                <text:p>203</text:p>
              </table:table-cell>
              <table:table-cell office:value-type="float" office:value="102">
                <text:p>102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  <table:table-cell office:value-type="float" office:value="229">
                <text:p>229</text:p>
              </table:table-cell>
              <table:table-cell office:value-type="float" office:value="92">
                <text:p>9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">
                <text:p>200</text:p>
              </table:table-cell>
              <table:table-cell office:value-type="float" office:value="103">
                <text:p>10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06">
                <text:p>206</text:p>
              </table:table-cell>
              <table:table-cell office:value-type="float" office:value="231">
                <text:p>231</text:p>
              </table:table-cell>
              <table:table-cell office:value-type="float" office:value="89">
                <text:p>8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8">
                <text:p>198</text:p>
              </table:table-cell>
              <table:table-cell office:value-type="float" office:value="104">
                <text:p>10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208">
                <text:p>208</text:p>
              </table:table-cell>
              <table:table-cell office:value-type="float" office:value="233">
                <text:p>233</text:p>
              </table:table-cell>
              <table:table-cell office:value-type="float" office:value="86">
                <text:p>8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5">
                <text:p>195</text:p>
              </table:table-cell>
              <table:table-cell office:value-type="float" office:value="105">
                <text:p>105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35">
                <text:p>235</text:p>
              </table:table-cell>
              <table:table-cell office:value-type="float" office:value="83">
                <text:p>8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3">
                <text:p>193</text:p>
              </table:table-cell>
              <table:table-cell office:value-type="float" office:value="106">
                <text:p>106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236">
                <text:p>236</text:p>
              </table:table-cell>
              <table:table-cell office:value-type="float" office:value="79">
                <text:p>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0">
                <text:p>190</text:p>
              </table:table-cell>
              <table:table-cell office:value-type="float" office:value="107">
                <text:p>10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  <table:table-cell office:value-type="float" office:value="238">
                <text:p>238</text:p>
              </table:table-cell>
              <table:table-cell office:value-type="float" office:value="76">
                <text:p>7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7">
                <text:p>187</text:p>
              </table:table-cell>
              <table:table-cell office:value-type="float" office:value="108">
                <text:p>10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39">
                <text:p>239</text:p>
              </table:table-cell>
              <table:table-cell office:value-type="float" office:value="73">
                <text:p>7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4">
                <text:p>184</text:p>
              </table:table-cell>
              <table:table-cell office:value-type="float" office:value="109">
                <text:p>109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  <table:table-cell office:value-type="float" office:value="241">
                <text:p>241</text:p>
              </table:table-cell>
              <table:table-cell office:value-type="float" office:value="69">
                <text:p>6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2">
                <text:p>182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242">
                <text:p>242</text:p>
              </table:table-cell>
              <table:table-cell office:value-type="float" office:value="66">
                <text:p>6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9">
                <text:p>179</text:p>
              </table:table-cell>
              <table:table-cell office:value-type="float" office:value="111">
                <text:p>111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244">
                <text:p>244</text:p>
              </table:table-cell>
              <table:table-cell office:value-type="float" office:value="62">
                <text:p>6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6">
                <text:p>176</text:p>
              </table:table-cell>
              <table:table-cell office:value-type="float" office:value="112">
                <text:p>112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245">
                <text:p>245</text:p>
              </table:table-cell>
              <table:table-cell office:value-type="float" office:value="59">
                <text:p>5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226">
                <text:p>226</text:p>
              </table:table-cell>
              <table:table-cell office:value-type="float" office:value="246">
                <text:p>246</text:p>
              </table:table-cell>
              <table:table-cell office:value-type="float" office:value="55">
                <text:p>5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0">
                <text:p>170</text:p>
              </table:table-cell>
              <table:table-cell office:value-type="float" office:value="114">
                <text:p>114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  <table:table-cell office:value-type="float" office:value="247">
                <text:p>247</text:p>
              </table:table-cell>
              <table:table-cell office:value-type="float" office:value="52">
                <text:p>5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30">
                <text:p>230</text:p>
              </table:table-cell>
              <table:table-cell office:value-type="float" office:value="248">
                <text:p>248</text:p>
              </table:table-cell>
              <table:table-cell office:value-type="float" office:value="48">
                <text:p>4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4">
                <text:p>164</text:p>
              </table:table-cell>
              <table:table-cell office:value-type="float" office:value="116">
                <text:p>116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  <table:table-cell office:value-type="float" office:value="249">
                <text:p>249</text:p>
              </table:table-cell>
              <table:table-cell office:value-type="float" office:value="44">
                <text:p>4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1">
                <text:p>161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250">
                <text:p>250</text:p>
              </table:table-cell>
              <table:table-cell office:value-type="float" office:value="41">
                <text:p>4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8">
                <text:p>158</text:p>
              </table:table-cell>
              <table:table-cell office:value-type="float" office:value="118">
                <text:p>11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251">
                <text:p>251</text:p>
              </table:table-cell>
              <table:table-cell office:value-type="float" office:value="37">
                <text:p>3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5">
                <text:p>155</text:p>
              </table:table-cell>
              <table:table-cell office:value-type="float" office:value="119">
                <text:p>11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38">
                <text:p>238</text:p>
              </table:table-cell>
              <table:table-cell office:value-type="float" office:value="251">
                <text:p>251</text:p>
              </table:table-cell>
              <table:table-cell office:value-type="float" office:value="33">
                <text:p>3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2">
                <text:p>152</text:p>
              </table:table-cell>
              <table:table-cell office:value-type="float" office:value="120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30">
                <text:p>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9">
                <text:p>149</text:p>
              </table:table-cell>
              <table:table-cell office:value-type="float" office:value="121">
                <text:p>121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53">
                <text:p>253</text:p>
              </table:table-cell>
              <table:table-cell office:value-type="float" office:value="26">
                <text:p>2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6">
                <text:p>146</text:p>
              </table:table-cell>
              <table:table-cell office:value-type="float" office:value="122">
                <text:p>122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253">
                <text:p>253</text:p>
              </table:table-cell>
              <table:table-cell office:value-type="float" office:value="22">
                <text:p>2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">
                <text:p>143</text:p>
              </table:table-cell>
              <table:table-cell office:value-type="float" office:value="123">
                <text:p>12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254">
                <text:p>254</text:p>
              </table:table-cell>
              <table:table-cell office:value-type="float" office:value="18">
                <text:p>1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124">
                <text:p>124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254">
                <text:p>254</text:p>
              </table:table-cell>
              <table:table-cell office:value-type="float" office:value="14">
                <text:p>1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6">
                <text:p>136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10">
                <text:p>1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3">
                <text:p>133</text:p>
              </table:table-cell>
              <table:table-cell office:value-type="float" office:value="126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254">
                <text:p>254</text:p>
              </table:table-cell>
              <table:table-cell office:value-type="float" office:value="6">
                <text:p>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26">
                <text:p>126</text:p>
              </table:table-cell>
              <table:table-cell office:value-type="float" office:value="255">
                <text:p>255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1">
                <text:p>121</text:p>
              </table:table-cell>
              <table:table-cell office:value-type="float" office:value="130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255">
                <text:p>255</text:p>
              </table:table-cell>
              <table:table-cell office:value-type="float" office:value="251">
                <text:p>251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8">
                <text:p>118</text:p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254">
                <text:p>254</text:p>
              </table:table-cell>
              <table:table-cell office:value-type="float" office:value="12">
                <text:p>1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123">
                <text:p>123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  <table:table-cell office:value-type="float" office:value="254">
                <text:p>254</text:p>
              </table:table-cell>
              <table:table-cell office:value-type="float" office:value="16">
                <text:p>1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1">
                <text:p>111</text:p>
              </table:table-cell>
              <table:table-cell office:value-type="float" office:value="133">
                <text:p>133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  <table:table-cell office:value-type="float" office:value="245">
                <text:p>245</text:p>
              </table:table-cell>
              <table:table-cell office:value-type="float" office:value="254">
                <text:p>254</text:p>
              </table:table-cell>
              <table:table-cell office:value-type="float" office:value="20">
                <text:p>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8">
                <text:p>108</text:p>
              </table:table-cell>
              <table:table-cell office:value-type="float" office:value="134">
                <text:p>134</text:p>
              </table:table-cell>
              <table:table-cell office:value-type="float" office:value="121">
                <text:p>121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253">
                <text:p>253</text:p>
              </table:table-cell>
              <table:table-cell office:value-type="float" office:value="24">
                <text:p>2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5">
                <text:p>105</text:p>
              </table:table-cell>
              <table:table-cell office:value-type="float" office:value="135">
                <text:p>135</text:p>
              </table:table-cell>
              <table:table-cell office:value-type="float" office:value="120">
                <text:p>120</text:p>
              </table:table-cell>
              <table:table-cell office:value-type="float" office:value="255">
                <text:p>255</text:p>
              </table:table-cell>
              <table:table-cell office:value-type="float" office:value="241">
                <text:p>241</text:p>
              </table:table-cell>
              <table:table-cell office:value-type="float" office:value="253">
                <text:p>253</text:p>
              </table:table-cell>
              <table:table-cell office:value-type="float" office:value="28">
                <text:p>2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2">
                <text:p>102</text:p>
              </table:table-cell>
              <table:table-cell office:value-type="float" office:value="136">
                <text:p>136</text:p>
              </table:table-cell>
              <table:table-cell office:value-type="float" office:value="119">
                <text:p>119</text:p>
              </table:table-cell>
              <table:table-cell office:value-type="float" office:value="255">
                <text:p>255</text:p>
              </table:table-cell>
              <table:table-cell office:value-type="float" office:value="239">
                <text:p>239</text:p>
              </table:table-cell>
              <table:table-cell office:value-type="float" office:value="252">
                <text:p>252</text:p>
              </table:table-cell>
              <table:table-cell office:value-type="float" office:value="31">
                <text:p>3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9">
                <text:p>99</text:p>
              </table:table-cell>
              <table:table-cell office:value-type="float" office:value="137">
                <text:p>137</text:p>
              </table:table-cell>
              <table:table-cell office:value-type="float" office:value="118">
                <text:p>118</text:p>
              </table:table-cell>
              <table:table-cell office:value-type="float" office:value="255">
                <text:p>255</text:p>
              </table:table-cell>
              <table:table-cell office:value-type="float" office:value="237">
                <text:p>237</text:p>
              </table:table-cell>
              <table:table-cell office:value-type="float" office:value="251">
                <text:p>251</text:p>
              </table:table-cell>
              <table:table-cell office:value-type="float" office:value="35">
                <text:p>3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6">
                <text:p>96</text:p>
              </table:table-cell>
              <table:table-cell office:value-type="float" office:value="138">
                <text:p>138</text:p>
              </table:table-cell>
              <table:table-cell office:value-type="float" office:value="117">
                <text:p>117</text:p>
              </table:table-cell>
              <table:table-cell office:value-type="float" office:value="255">
                <text:p>255</text:p>
              </table:table-cell>
              <table:table-cell office:value-type="float" office:value="235">
                <text:p>235</text:p>
              </table:table-cell>
              <table:table-cell office:value-type="float" office:value="251">
                <text:p>251</text:p>
              </table:table-cell>
              <table:table-cell office:value-type="float" office:value="39">
                <text:p>3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3">
                <text:p>93</text:p>
              </table:table-cell>
              <table:table-cell office:value-type="float" office:value="139">
                <text:p>139</text:p>
              </table:table-cell>
              <table:table-cell office:value-type="float" office:value="116">
                <text:p>116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50">
                <text:p>250</text:p>
              </table:table-cell>
              <table:table-cell office:value-type="float" office:value="43">
                <text:p>4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0">
                <text:p>90</text:p>
              </table:table-cell>
              <table:table-cell office:value-type="float" office:value="140">
                <text:p>14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231">
                <text:p>231</text:p>
              </table:table-cell>
              <table:table-cell office:value-type="float" office:value="249">
                <text:p>249</text:p>
              </table:table-cell>
              <table:table-cell office:value-type="float" office:value="46">
                <text:p>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7">
                <text:p>87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248">
                <text:p>248</text:p>
              </table:table-cell>
              <table:table-cell office:value-type="float" office:value="50">
                <text:p>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4">
                <text:p>84</text:p>
              </table:table-cell>
              <table:table-cell office:value-type="float" office:value="142">
                <text:p>142</text:p>
              </table:table-cell>
              <table:table-cell office:value-type="float" office:value="113">
                <text:p>113</text:p>
              </table:table-cell>
              <table:table-cell office:value-type="float" office:value="255">
                <text:p>255</text:p>
              </table:table-cell>
              <table:table-cell office:value-type="float" office:value="227">
                <text:p>227</text:p>
              </table:table-cell>
              <table:table-cell office:value-type="float" office:value="247">
                <text:p>247</text:p>
              </table:table-cell>
              <table:table-cell office:value-type="float" office:value="53">
                <text:p>5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1">
                <text:p>81</text:p>
              </table:table-cell>
              <table:table-cell office:value-type="float" office:value="143">
                <text:p>143</text:p>
              </table:table-cell>
              <table:table-cell office:value-type="float" office:value="112">
                <text:p>112</text:p>
              </table:table-cell>
              <table:table-cell office:value-type="float" office:value="255">
                <text:p>255</text:p>
              </table:table-cell>
              <table:table-cell office:value-type="float" office:value="225">
                <text:p>225</text:p>
              </table:table-cell>
              <table:table-cell office:value-type="float" office:value="246">
                <text:p>246</text:p>
              </table:table-cell>
              <table:table-cell office:value-type="float" office:value="57">
                <text:p>5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8">
                <text:p>78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  <table:table-cell office:value-type="float" office:value="255">
                <text:p>255</text:p>
              </table:table-cell>
              <table:table-cell office:value-type="float" office:value="223">
                <text:p>223</text:p>
              </table:table-cell>
              <table:table-cell office:value-type="float" office:value="245">
                <text:p>245</text:p>
              </table:table-cell>
              <table:table-cell office:value-type="float" office:value="60">
                <text:p>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5">
                <text:p>75</text:p>
              </table:table-cell>
              <table:table-cell office:value-type="float" office:value="145">
                <text:p>145</text:p>
              </table:table-cell>
              <table:table-cell office:value-type="float" office:value="110">
                <text:p>110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244">
                <text:p>244</text:p>
              </table:table-cell>
              <table:table-cell office:value-type="float" office:value="64">
                <text:p>6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">
                <text:p>72</text:p>
              </table:table-cell>
              <table:table-cell office:value-type="float" office:value="146">
                <text:p>146</text:p>
              </table:table-cell>
              <table:table-cell office:value-type="float" office:value="109">
                <text:p>109</text:p>
              </table:table-cell>
              <table:table-cell office:value-type="float" office:value="255">
                <text:p>255</text:p>
              </table:table-cell>
              <table:table-cell office:value-type="float" office:value="219">
                <text:p>219</text:p>
              </table:table-cell>
              <table:table-cell office:value-type="float" office:value="242">
                <text:p>242</text:p>
              </table:table-cell>
              <table:table-cell office:value-type="float" office:value="67">
                <text:p>6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">
                <text:p>70</text:p>
              </table:table-cell>
              <table:table-cell office:value-type="float" office:value="147">
                <text:p>147</text:p>
              </table:table-cell>
              <table:table-cell office:value-type="float" office:value="108">
                <text:p>108</text:p>
              </table:table-cell>
              <table:table-cell office:value-type="float" office:value="255">
                <text:p>255</text:p>
              </table:table-cell>
              <table:table-cell office:value-type="float" office:value="217">
                <text:p>217</text:p>
              </table:table-cell>
              <table:table-cell office:value-type="float" office:value="241">
                <text:p>241</text:p>
              </table:table-cell>
              <table:table-cell office:value-type="float" office:value="71">
                <text:p>7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7">
                <text:p>67</text:p>
              </table:table-cell>
              <table:table-cell office:value-type="float" office:value="148">
                <text:p>148</text:p>
              </table:table-cell>
              <table:table-cell office:value-type="float" office:value="107">
                <text:p>107</text:p>
              </table:table-cell>
              <table:table-cell office:value-type="float" office:value="255">
                <text:p>255</text:p>
              </table:table-cell>
              <table:table-cell office:value-type="float" office:value="215">
                <text:p>215</text:p>
              </table:table-cell>
              <table:table-cell office:value-type="float" office:value="239">
                <text:p>239</text:p>
              </table:table-cell>
              <table:table-cell office:value-type="float" office:value="74">
                <text:p>7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4">
                <text:p>64</text:p>
              </table:table-cell>
              <table:table-cell office:value-type="float" office:value="149">
                <text:p>149</text:p>
              </table:table-cell>
              <table:table-cell office:value-type="float" office:value="106">
                <text:p>106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  <table:table-cell office:value-type="float" office:value="238">
                <text:p>238</text:p>
              </table:table-cell>
              <table:table-cell office:value-type="float" office:value="78">
                <text:p>7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1">
                <text:p>61</text:p>
              </table:table-cell>
              <table:table-cell office:value-type="float" office:value="150">
                <text:p>150</text:p>
              </table:table-cell>
              <table:table-cell office:value-type="float" office:value="105">
                <text:p>105</text:p>
              </table:table-cell>
              <table:table-cell office:value-type="float" office:value="255">
                <text:p>255</text:p>
              </table:table-cell>
              <table:table-cell office:value-type="float" office:value="211">
                <text:p>211</text:p>
              </table:table-cell>
              <table:table-cell office:value-type="float" office:value="236">
                <text:p>236</text:p>
              </table:table-cell>
              <table:table-cell office:value-type="float" office:value="81">
                <text:p>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">
                <text:p>59</text:p>
              </table:table-cell>
              <table:table-cell office:value-type="float" office:value="151">
                <text:p>151</text:p>
              </table:table-cell>
              <table:table-cell office:value-type="float" office:value="104">
                <text:p>104</text:p>
              </table:table-cell>
              <table:table-cell office:value-type="float" office:value="255">
                <text:p>255</text:p>
              </table:table-cell>
              <table:table-cell office:value-type="float" office:value="209">
                <text:p>209</text:p>
              </table:table-cell>
              <table:table-cell office:value-type="float" office:value="235">
                <text:p>235</text:p>
              </table:table-cell>
              <table:table-cell office:value-type="float" office:value="84">
                <text:p>8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6">
                <text:p>56</text:p>
              </table:table-cell>
              <table:table-cell office:value-type="float" office:value="152">
                <text:p>152</text:p>
              </table:table-cell>
              <table:table-cell office:value-type="float" office:value="103">
                <text:p>103</text:p>
              </table:table-cell>
              <table:table-cell office:value-type="float" office:value="255">
                <text:p>255</text:p>
              </table:table-cell>
              <table:table-cell office:value-type="float" office:value="207">
                <text:p>207</text:p>
              </table:table-cell>
              <table:table-cell office:value-type="float" office:value="233">
                <text:p>233</text:p>
              </table:table-cell>
              <table:table-cell office:value-type="float" office:value="87">
                <text:p>8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">
                <text:p>54</text:p>
              </table:table-cell>
              <table:table-cell office:value-type="float" office:value="153">
                <text:p>153</text:p>
              </table:table-cell>
              <table:table-cell office:value-type="float" office:value="102">
                <text:p>102</text:p>
              </table:table-cell>
              <table:table-cell office:value-type="float" office:value="255">
                <text:p>255</text:p>
              </table:table-cell>
              <table:table-cell office:value-type="float" office:value="205">
                <text:p>205</text:p>
              </table:table-cell>
              <table:table-cell office:value-type="float" office:value="231">
                <text:p>231</text:p>
              </table:table-cell>
              <table:table-cell office:value-type="float" office:value="91">
                <text:p>9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1">
                <text:p>51</text:p>
              </table:table-cell>
              <table:table-cell office:value-type="float" office:value="154">
                <text:p>154</text:p>
              </table:table-cell>
              <table:table-cell office:value-type="float" office:value="101">
                <text:p>101</text:p>
              </table:table-cell>
              <table:table-cell office:value-type="float" office:value="255">
                <text:p>255</text:p>
              </table:table-cell>
              <table:table-cell office:value-type="float" office:value="203">
                <text:p>203</text:p>
              </table:table-cell>
              <table:table-cell office:value-type="float" office:value="229">
                <text:p>229</text:p>
              </table:table-cell>
              <table:table-cell office:value-type="float" office:value="94">
                <text:p>9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">
                <text:p>49</text:p>
              </table:table-cell>
              <table:table-cell office:value-type="float" office:value="155">
                <text:p>155</text:p>
              </table:table-cell>
              <table:table-cell office:value-type="float" office:value="100">
                <text:p>100</text:p>
              </table:table-cell>
              <table:table-cell office:value-type="float" office:value="255">
                <text:p>255</text:p>
              </table:table-cell>
              <table:table-cell office:value-type="float" office:value="201">
                <text:p>201</text:p>
              </table:table-cell>
              <table:table-cell office:value-type="float" office:value="228">
                <text:p>228</text:p>
              </table:table-cell>
              <table:table-cell office:value-type="float" office:value="97">
                <text:p>9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6">
                <text:p>46</text:p>
              </table:table-cell>
              <table:table-cell office:value-type="float" office:value="156">
                <text:p>156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226">
                <text:p>226</text:p>
              </table:table-cell>
              <table:table-cell office:value-type="float" office:value="100">
                <text:p>1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">
                <text:p>44</text:p>
              </table:table-cell>
              <table:table-cell office:value-type="float" office:value="157">
                <text:p>157</text:p>
              </table:table-cell>
              <table:table-cell office:value-type="float" office:value="98">
                <text:p>98</text:p>
              </table:table-cell>
              <table:table-cell office:value-type="float" office:value="255">
                <text:p>255</text:p>
              </table:table-cell>
              <table:table-cell office:value-type="float" office:value="197">
                <text:p>197</text:p>
              </table:table-cell>
              <table:table-cell office:value-type="float" office:value="224">
                <text:p>224</text:p>
              </table:table-cell>
              <table:table-cell office:value-type="float" office:value="103">
                <text:p>10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">
                <text:p>41</text:p>
              </table:table-cell>
              <table:table-cell office:value-type="float" office:value="158">
                <text:p>158</text:p>
              </table:table-cell>
              <table:table-cell office:value-type="float" office:value="97">
                <text:p>97</text:p>
              </table:table-cell>
              <table:table-cell office:value-type="float" office:value="255">
                <text:p>255</text:p>
              </table:table-cell>
              <table:table-cell office:value-type="float" office:value="195">
                <text:p>195</text:p>
              </table:table-cell>
              <table:table-cell office:value-type="float" office:value="221">
                <text:p>221</text:p>
              </table:table-cell>
              <table:table-cell office:value-type="float" office:value="106">
                <text:p>10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">
                <text:p>39</text:p>
              </table:table-cell>
              <table:table-cell office:value-type="float" office:value="159">
                <text:p>159</text:p>
              </table:table-cell>
              <table:table-cell office:value-type="float" office:value="96">
                <text:p>96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  <table:table-cell office:value-type="float" office:value="219">
                <text:p>219</text:p>
              </table:table-cell>
              <table:table-cell office:value-type="float" office:value="109">
                <text:p>10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">
                <text:p>37</text:p>
              </table:table-cell>
              <table:table-cell office:value-type="float" office:value="160">
                <text:p>160</text:p>
              </table:table-cell>
              <table:table-cell office:value-type="float" office:value="95">
                <text:p>95</text:p>
              </table:table-cell>
              <table:table-cell office:value-type="float" office:value="255">
                <text:p>255</text:p>
              </table:table-cell>
              <table:table-cell office:value-type="float" office:value="191">
                <text:p>191</text:p>
              </table:table-cell>
              <table:table-cell office:value-type="float" office:value="217">
                <text:p>217</text:p>
              </table:table-cell>
              <table:table-cell office:value-type="float" office:value="112">
                <text:p>11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">
                <text:p>35</text:p>
              </table:table-cell>
              <table:table-cell office:value-type="float" office:value="161">
                <text:p>161</text:p>
              </table:table-cell>
              <table:table-cell office:value-type="float" office:value="94">
                <text:p>94</text:p>
              </table:table-cell>
              <table:table-cell office:value-type="float" office:value="255">
                <text:p>255</text:p>
              </table:table-cell>
              <table:table-cell office:value-type="float" office:value="189">
                <text:p>189</text:p>
              </table:table-cell>
              <table:table-cell office:value-type="float" office:value="215">
                <text:p>215</text:p>
              </table:table-cell>
              <table:table-cell office:value-type="float" office:value="115">
                <text:p>11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">
                <text:p>33</text:p>
              </table:table-cell>
              <table:table-cell office:value-type="float" office:value="162">
                <text:p>162</text:p>
              </table:table-cell>
              <table:table-cell office:value-type="float" office:value="93">
                <text:p>93</text:p>
              </table:table-cell>
              <table:table-cell office:value-type="float" office:value="255">
                <text:p>255</text:p>
              </table:table-cell>
              <table:table-cell office:value-type="float" office:value="187">
                <text:p>187</text:p>
              </table:table-cell>
              <table:table-cell office:value-type="float" office:value="213">
                <text:p>213</text:p>
              </table:table-cell>
              <table:table-cell office:value-type="float" office:value="118">
                <text:p>11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">
                <text:p>30</text:p>
              </table:table-cell>
              <table:table-cell office:value-type="float" office:value="163">
                <text:p>163</text:p>
              </table:table-cell>
              <table:table-cell office:value-type="float" office:value="92">
                <text:p>92</text:p>
              </table:table-cell>
              <table:table-cell office:value-type="float" office:value="255">
                <text:p>255</text:p>
              </table:table-cell>
              <table:table-cell office:value-type="float" office:value="185">
                <text:p>185</text:p>
              </table:table-cell>
              <table:table-cell office:value-type="float" office:value="210">
                <text:p>210</text:p>
              </table:table-cell>
              <table:table-cell office:value-type="float" office:value="121">
                <text:p>12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91">
                <text:p>91</text:p>
              </table:table-cell>
              <table:table-cell office:value-type="float" office:value="255">
                <text:p>255</text:p>
              </table:table-cell>
              <table:table-cell office:value-type="float" office:value="183">
                <text:p>183</text:p>
              </table:table-cell>
              <table:table-cell office:value-type="float" office:value="208">
                <text:p>208</text:p>
              </table:table-cell>
              <table:table-cell office:value-type="float" office:value="124">
                <text:p>12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">
                <text:p>26</text:p>
              </table:table-cell>
              <table:table-cell office:value-type="float" office:value="165">
                <text:p>165</text:p>
              </table:table-cell>
              <table:table-cell office:value-type="float" office:value="90">
                <text:p>90</text:p>
              </table:table-cell>
              <table:table-cell office:value-type="float" office:value="255">
                <text:p>255</text:p>
              </table:table-cell>
              <table:table-cell office:value-type="float" office:value="181">
                <text:p>181</text:p>
              </table:table-cell>
              <table:table-cell office:value-type="float" office:value="205">
                <text:p>205</text:p>
              </table:table-cell>
              <table:table-cell office:value-type="float" office:value="127">
                <text:p>12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">
                <text:p>25</text:p>
              </table:table-cell>
              <table:table-cell office:value-type="float" office:value="166">
                <text:p>166</text:p>
              </table:table-cell>
              <table:table-cell office:value-type="float" office:value="89">
                <text:p>89</text:p>
              </table:table-cell>
              <table:table-cell office:value-type="float" office:value="255">
                <text:p>255</text:p>
              </table:table-cell>
              <table:table-cell office:value-type="float" office:value="179">
                <text:p>179</text:p>
              </table:table-cell>
              <table:table-cell office:value-type="float" office:value="203">
                <text:p>203</text:p>
              </table:table-cell>
              <table:table-cell office:value-type="float" office:value="130">
                <text:p>1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">
                <text:p>23</text:p>
              </table:table-cell>
              <table:table-cell office:value-type="float" office:value="167">
                <text:p>167</text:p>
              </table:table-cell>
              <table:table-cell office:value-type="float" office:value="88">
                <text:p>88</text:p>
              </table:table-cell>
              <table:table-cell office:value-type="float" office:value="255">
                <text:p>255</text:p>
              </table:table-cell>
              <table:table-cell office:value-type="float" office:value="177">
                <text:p>177</text:p>
              </table:table-cell>
              <table:table-cell office:value-type="float" office:value="200">
                <text:p>200</text:p>
              </table:table-cell>
              <table:table-cell office:value-type="float" office:value="133">
                <text:p>13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">
                <text:p>21</text:p>
              </table:table-cell>
              <table:table-cell office:value-type="float" office:value="168">
                <text:p>168</text:p>
              </table:table-cell>
              <table:table-cell office:value-type="float" office:value="87">
                <text:p>87</text:p>
              </table:table-cell>
              <table:table-cell office:value-type="float" office:value="255">
                <text:p>255</text:p>
              </table:table-cell>
              <table:table-cell office:value-type="float" office:value="175">
                <text:p>175</text:p>
              </table:table-cell>
              <table:table-cell office:value-type="float" office:value="198">
                <text:p>198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">
                <text:p>19</text:p>
              </table:table-cell>
              <table:table-cell office:value-type="float" office:value="169">
                <text:p>169</text:p>
              </table:table-cell>
              <table:table-cell office:value-type="float" office:value="86">
                <text:p>86</text:p>
              </table:table-cell>
              <table:table-cell office:value-type="float" office:value="255">
                <text:p>255</text:p>
              </table:table-cell>
              <table:table-cell office:value-type="float" office:value="173">
                <text:p>173</text:p>
              </table:table-cell>
              <table:table-cell office:value-type="float" office:value="195">
                <text:p>195</text:p>
              </table:table-cell>
              <table:table-cell office:value-type="float" office:value="138">
                <text:p>13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85">
                <text:p>85</text:p>
              </table:table-cell>
              <table:table-cell office:value-type="float" office:value="255">
                <text:p>255</text:p>
              </table:table-cell>
              <table:table-cell office:value-type="float" office:value="171">
                <text:p>171</text:p>
              </table:table-cell>
              <table:table-cell office:value-type="float" office:value="193">
                <text:p>193</text:p>
              </table:table-cell>
              <table:table-cell office:value-type="float" office:value="141">
                <text:p>14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">
                <text:p>16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255">
                <text:p>255</text:p>
              </table:table-cell>
              <table:table-cell office:value-type="float" office:value="169">
                <text:p>169</text:p>
              </table:table-cell>
              <table:table-cell office:value-type="float" office:value="190">
                <text:p>190</text:p>
              </table:table-cell>
              <table:table-cell office:value-type="float" office:value="143">
                <text:p>14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">
                <text:p>15</text:p>
              </table:table-cell>
              <table:table-cell office:value-type="float" office:value="172">
                <text:p>172</text:p>
              </table:table-cell>
              <table:table-cell office:value-type="float" office:value="83">
                <text:p>83</text:p>
              </table:table-cell>
              <table:table-cell office:value-type="float" office:value="255">
                <text:p>255</text:p>
              </table:table-cell>
              <table:table-cell office:value-type="float" office:value="167">
                <text:p>167</text:p>
              </table:table-cell>
              <table:table-cell office:value-type="float" office:value="187">
                <text:p>187</text:p>
              </table:table-cell>
              <table:table-cell office:value-type="float" office:value="146">
                <text:p>14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82">
                <text:p>82</text:p>
              </table:table-cell>
              <table:table-cell office:value-type="float" office:value="255">
                <text:p>255</text:p>
              </table:table-cell>
              <table:table-cell office:value-type="float" office:value="165">
                <text:p>165</text:p>
              </table:table-cell>
              <table:table-cell office:value-type="float" office:value="184">
                <text:p>184</text:p>
              </table:table-cell>
              <table:table-cell office:value-type="float" office:value="149">
                <text:p>14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">
                <text:p>12</text:p>
              </table:table-cell>
              <table:table-cell office:value-type="float" office:value="174">
                <text:p>174</text:p>
              </table:table-cell>
              <table:table-cell office:value-type="float" office:value="81">
                <text:p>81</text:p>
              </table:table-cell>
              <table:table-cell office:value-type="float" office:value="255">
                <text:p>255</text:p>
              </table:table-cell>
              <table:table-cell office:value-type="float" office:value="163">
                <text:p>163</text:p>
              </table:table-cell>
              <table:table-cell office:value-type="float" office:value="182">
                <text:p>182</text:p>
              </table:table-cell>
              <table:table-cell office:value-type="float" office:value="151">
                <text:p>15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">
                <text:p>10</text:p>
              </table:table-cell>
              <table:table-cell office:value-type="float" office:value="175">
                <text:p>175</text:p>
              </table:table-cell>
              <table:table-cell office:value-type="float" office:value="80">
                <text:p>80</text:p>
              </table:table-cell>
              <table:table-cell office:value-type="float" office:value="255">
                <text:p>255</text:p>
              </table:table-cell>
              <table:table-cell office:value-type="float" office:value="161">
                <text:p>161</text:p>
              </table:table-cell>
              <table:table-cell office:value-type="float" office:value="179">
                <text:p>179</text:p>
              </table:table-cell>
              <table:table-cell office:value-type="float" office:value="154">
                <text:p>15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">
                <text:p>9</text:p>
              </table:table-cell>
              <table:table-cell office:value-type="float" office:value="176">
                <text:p>176</text:p>
              </table:table-cell>
              <table:table-cell office:value-type="float" office:value="79">
                <text:p>79</text:p>
              </table:table-cell>
              <table:table-cell office:value-type="float" office:value="255">
                <text:p>255</text:p>
              </table:table-cell>
              <table:table-cell office:value-type="float" office:value="159">
                <text:p>159</text:p>
              </table:table-cell>
              <table:table-cell office:value-type="float" office:value="176">
                <text:p>176</text:p>
              </table:table-cell>
              <table:table-cell office:value-type="float" office:value="156">
                <text:p>15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">
                <text:p>8</text:p>
              </table:table-cell>
              <table:table-cell office:value-type="float" office:value="177">
                <text:p>177</text:p>
              </table:table-cell>
              <table:table-cell office:value-type="float" office:value="78">
                <text:p>78</text:p>
              </table:table-cell>
              <table:table-cell office:value-type="float" office:value="255">
                <text:p>255</text:p>
              </table:table-cell>
              <table:table-cell office:value-type="float" office:value="157">
                <text:p>157</text:p>
              </table:table-cell>
              <table:table-cell office:value-type="float" office:value="173">
                <text:p>173</text:p>
              </table:table-cell>
              <table:table-cell office:value-type="float" office:value="159">
                <text:p>15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">
                <text:p>7</text:p>
              </table:table-cell>
              <table:table-cell office:value-type="float" office:value="178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255">
                <text:p>255</text:p>
              </table:table-cell>
              <table:table-cell office:value-type="float" office:value="155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61">
                <text:p>16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79">
                <text:p>179</text:p>
              </table:table-cell>
              <table:table-cell office:value-type="float" office:value="76">
                <text:p>76</text:p>
              </table:table-cell>
              <table:table-cell office:value-type="float" office:value="255">
                <text:p>255</text:p>
              </table:table-cell>
              <table:table-cell office:value-type="float" office:value="153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164">
                <text:p>16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255">
                <text:p>255</text:p>
              </table:table-cell>
              <table:table-cell office:value-type="float" office:value="151">
                <text:p>151</text:p>
              </table:table-cell>
              <table:table-cell office:value-type="float" office:value="164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">
                <text:p>4</text:p>
              </table:table-cell>
              <table:table-cell office:value-type="float" office:value="181">
                <text:p>181</text:p>
              </table:table-cell>
              <table:table-cell office:value-type="float" office:value="74">
                <text:p>74</text:p>
              </table:table-cell>
              <table:table-cell office:value-type="float" office:value="255">
                <text:p>255</text:p>
              </table:table-cell>
              <table:table-cell office:value-type="float" office:value="149">
                <text:p>149</text:p>
              </table:table-cell>
              <table:table-cell office:value-type="float" office:value="161">
                <text:p>161</text:p>
              </table:table-cell>
              <table:table-cell office:value-type="float" office:value="168">
                <text:p>1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">
                <text:p>3</text:p>
              </table:table-cell>
              <table:table-cell office:value-type="float" office:value="182">
                <text:p>182</text:p>
              </table:table-cell>
              <table:table-cell office:value-type="float" office:value="73">
                <text:p>73</text:p>
              </table:table-cell>
              <table:table-cell office:value-type="float" office:value="255">
                <text:p>255</text:p>
              </table:table-cell>
              <table:table-cell office:value-type="float" office:value="147">
                <text:p>147</text:p>
              </table:table-cell>
              <table:table-cell office:value-type="float" office:value="158">
                <text:p>158</text:p>
              </table:table-cell>
              <table:table-cell office:value-type="float" office:value="171">
                <text:p>17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">
                <text:p>3</text:p>
              </table:table-cell>
              <table:table-cell office:value-type="float" office:value="183">
                <text:p>183</text:p>
              </table:table-cell>
              <table:table-cell office:value-type="float" office:value="72">
                <text:p>72</text:p>
              </table:table-cell>
              <table:table-cell office:value-type="float" office:value="255">
                <text:p>255</text:p>
              </table:table-cell>
              <table:table-cell office:value-type="float" office:value="145">
                <text:p>145</text:p>
              </table:table-cell>
              <table:table-cell office:value-type="float" office:value="155">
                <text:p>155</text:p>
              </table:table-cell>
              <table:table-cell office:value-type="float" office:value="173">
                <text:p>17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  <table:table-cell office:value-type="float" office:value="184">
                <text:p>184</text:p>
              </table:table-cell>
              <table:table-cell office:value-type="float" office:value="71">
                <text:p>71</text:p>
              </table:table-cell>
              <table:table-cell office:value-type="float" office:value="255">
                <text:p>255</text:p>
              </table:table-cell>
              <table:table-cell office:value-type="float" office:value="143">
                <text:p>143</text:p>
              </table:table-cell>
              <table:table-cell office:value-type="float" office:value="152">
                <text:p>152</text:p>
              </table:table-cell>
              <table:table-cell office:value-type="float" office:value="175">
                <text:p>17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185">
                <text:p>185</text:p>
              </table:table-cell>
              <table:table-cell office:value-type="float" office:value="70">
                <text:p>70</text:p>
              </table:table-cell>
              <table:table-cell office:value-type="float" office:value="255">
                <text:p>255</text:p>
              </table:table-cell>
              <table:table-cell office:value-type="float" office:value="141">
                <text:p>141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186">
                <text:p>186</text:p>
              </table:table-cell>
              <table:table-cell office:value-type="float" office:value="69">
                <text:p>69</text:p>
              </table:table-cell>
              <table:table-cell office:value-type="float" office:value="255">
                <text:p>255</text:p>
              </table:table-cell>
              <table:table-cell office:value-type="float" office:value="139">
                <text:p>139</text:p>
              </table:table-cell>
              <table:table-cell office:value-type="float" office:value="146">
                <text:p>146</text:p>
              </table:table-cell>
              <table:table-cell office:value-type="float" office:value="180">
                <text:p>1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87">
                <text:p>187</text:p>
              </table:table-cell>
              <table:table-cell office:value-type="float" office:value="68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137">
                <text:p>137</text:p>
              </table:table-cell>
              <table:table-cell office:value-type="float" office:value="143">
                <text:p>143</text:p>
              </table:table-cell>
              <table:table-cell office:value-type="float" office:value="182">
                <text:p>18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  <table:table-cell office:value-type="float" office:value="67">
                <text:p>67</text:p>
              </table:table-cell>
              <table:table-cell office:value-type="float" office:value="255">
                <text:p>255</text:p>
              </table:table-cell>
              <table:table-cell office:value-type="float" office:value="135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66">
                <text:p>66</text:p>
              </table:table-cell>
              <table:table-cell office:value-type="float" office:value="255">
                <text:p>255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65">
                <text:p>65</text:p>
              </table:table-cell>
              <table:table-cell office:value-type="float" office:value="255">
                <text:p>255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91">
                <text:p>191</text:p>
              </table:table-cell>
              <table:table-cell office:value-type="float" office:value="64">
                <text:p>64</text:p>
              </table:table-cell>
              <table:table-cell office:value-type="float" office:value="255">
                <text:p>255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90">
                <text:p>1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63">
                <text:p>63</text:p>
              </table:table-cell>
              <table:table-cell office:value-type="float" office:value="255">
                <text:p>25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92">
                <text:p>1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62">
                <text:p>62</text:p>
              </table:table-cell>
              <table:table-cell office:value-type="float" office:value="255">
                <text:p>25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94">
                <text:p>19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61">
                <text:p>61</text:p>
              </table:table-cell>
              <table:table-cell office:value-type="float" office:value="255">
                <text:p>255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96">
                <text:p>19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  <table:table-cell office:value-type="float" office:value="60">
                <text:p>60</text:p>
              </table:table-cell>
              <table:table-cell office:value-type="float" office:value="255">
                <text:p>255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98">
                <text:p>19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59">
                <text:p>59</text:p>
              </table:table-cell>
              <table:table-cell office:value-type="float" office:value="255">
                <text:p>255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200">
                <text:p>2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58">
                <text:p>58</text:p>
              </table:table-cell>
              <table:table-cell office:value-type="float" office:value="255">
                <text:p>255</text:p>
              </table:table-cell>
              <table:table-cell office:value-type="float" office:value="117">
                <text:p>117</text:p>
              </table:table-cell>
              <table:table-cell office:value-type="float" office:value="111">
                <text:p>111</text:p>
              </table:table-cell>
              <table:table-cell office:value-type="float" office:value="202">
                <text:p>20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  <table:table-cell office:value-type="float" office:value="57">
                <text:p>57</text:p>
              </table:table-cell>
              <table:table-cell office:value-type="float" office:value="255">
                <text:p>255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  <table:table-cell office:value-type="float" office:value="204">
                <text:p>20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199">
                <text:p>199</text:p>
              </table:table-cell>
              <table:table-cell office:value-type="float" office:value="56">
                <text:p>56</text:p>
              </table:table-cell>
              <table:table-cell office:value-type="float" office:value="255">
                <text:p>255</text:p>
              </table:table-cell>
              <table:table-cell office:value-type="float" office:value="113">
                <text:p>113</text:p>
              </table:table-cell>
              <table:table-cell office:value-type="float" office:value="105">
                <text:p>105</text:p>
              </table:table-cell>
              <table:table-cell office:value-type="float" office:value="205">
                <text:p>20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5">
                <text:p>55</text:p>
              </table:table-cell>
              <table:table-cell office:value-type="float" office:value="255">
                <text:p>255</text:p>
              </table:table-cell>
              <table:table-cell office:value-type="float" office:value="111">
                <text:p>111</text:p>
              </table:table-cell>
              <table:table-cell office:value-type="float" office:value="102">
                <text:p>102</text:p>
              </table:table-cell>
              <table:table-cell office:value-type="float" office:value="207">
                <text:p>20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54">
                <text:p>54</text:p>
              </table:table-cell>
              <table:table-cell office:value-type="float" office:value="255">
                <text:p>255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  <table:table-cell office:value-type="float" office:value="209">
                <text:p>20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">
                <text:p>3</text:p>
              </table:table-cell>
              <table:table-cell office:value-type="float" office:value="202">
                <text:p>202</text:p>
              </table:table-cell>
              <table:table-cell office:value-type="float" office:value="53">
                <text:p>53</text:p>
              </table:table-cell>
              <table:table-cell office:value-type="float" office:value="255">
                <text:p>255</text:p>
              </table:table-cell>
              <table:table-cell office:value-type="float" office:value="107">
                <text:p>107</text:p>
              </table:table-cell>
              <table:table-cell office:value-type="float" office:value="96">
                <text:p>96</text:p>
              </table:table-cell>
              <table:table-cell office:value-type="float" office:value="211">
                <text:p>2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52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05">
                <text:p>105</text:p>
              </table:table-cell>
              <table:table-cell office:value-type="float" office:value="93">
                <text:p>93</text:p>
              </table:table-cell>
              <table:table-cell office:value-type="float" office:value="212">
                <text:p>2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">
                <text:p>5</text:p>
              </table:table-cell>
              <table:table-cell office:value-type="float" office:value="204">
                <text:p>204</text:p>
              </table:table-cell>
              <table:table-cell office:value-type="float" office:value="51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214">
                <text:p>2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">
                <text:p>6</text:p>
              </table:table-cell>
              <table:table-cell office:value-type="float" office:value="205">
                <text:p>205</text:p>
              </table:table-cell>
              <table:table-cell office:value-type="float" office:value="50">
                <text:p>50</text:p>
              </table:table-cell>
              <table:table-cell office:value-type="float" office:value="255">
                <text:p>255</text:p>
              </table:table-cell>
              <table:table-cell office:value-type="float" office:value="101">
                <text:p>101</text:p>
              </table:table-cell>
              <table:table-cell office:value-type="float" office:value="87">
                <text:p>87</text:p>
              </table:table-cell>
              <table:table-cell office:value-type="float" office:value="215">
                <text:p>2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">
                <text:p>7</text:p>
              </table:table-cell>
              <table:table-cell office:value-type="float" office:value="206">
                <text:p>206</text:p>
              </table:table-cell>
              <table:table-cell office:value-type="float" office:value="49">
                <text:p>49</text:p>
              </table:table-cell>
              <table:table-cell office:value-type="float" office:value="255">
                <text:p>255</text:p>
              </table:table-cell>
              <table:table-cell office:value-type="float" office:value="99">
                <text:p>99</text:p>
              </table:table-cell>
              <table:table-cell office:value-type="float" office:value="84">
                <text:p>84</text:p>
              </table:table-cell>
              <table:table-cell office:value-type="float" office:value="217">
                <text:p>21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">
                <text:p>8</text:p>
              </table:table-cell>
              <table:table-cell office:value-type="float" office:value="207">
                <text:p>207</text:p>
              </table:table-cell>
              <table:table-cell office:value-type="float" office:value="48">
                <text:p>48</text:p>
              </table:table-cell>
              <table:table-cell office:value-type="float" office:value="255">
                <text:p>255</text:p>
              </table:table-cell>
              <table:table-cell office:value-type="float" office:value="97">
                <text:p>97</text:p>
              </table:table-cell>
              <table:table-cell office:value-type="float" office:value="81">
                <text:p>81</text:p>
              </table:table-cell>
              <table:table-cell office:value-type="float" office:value="219">
                <text:p>2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">
                <text:p>9</text:p>
              </table:table-cell>
              <table:table-cell office:value-type="float" office:value="208">
                <text:p>208</text:p>
              </table:table-cell>
              <table:table-cell office:value-type="float" office:value="47">
                <text:p>47</text:p>
              </table:table-cell>
              <table:table-cell office:value-type="float" office:value="255">
                <text:p>255</text:p>
              </table:table-cell>
              <table:table-cell office:value-type="float" office:value="95">
                <text:p>95</text:p>
              </table:table-cell>
              <table:table-cell office:value-type="float" office:value="78">
                <text:p>78</text:p>
              </table:table-cell>
              <table:table-cell office:value-type="float" office:value="220">
                <text:p>2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">
                <text:p>10</text:p>
              </table:table-cell>
              <table:table-cell office:value-type="float" office:value="209">
                <text:p>209</text:p>
              </table:table-cell>
              <table:table-cell office:value-type="float" office:value="46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222">
                <text:p>2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">
                <text:p>12</text:p>
              </table:table-cell>
              <table:table-cell office:value-type="float" office:value="210">
                <text:p>210</text:p>
              </table:table-cell>
              <table:table-cell office:value-type="float" office:value="45">
                <text:p>45</text:p>
              </table:table-cell>
              <table:table-cell office:value-type="float" office:value="255">
                <text:p>255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  <table:table-cell office:value-type="float" office:value="223">
                <text:p>22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">
                <text:p>13</text:p>
              </table:table-cell>
              <table:table-cell office:value-type="float" office:value="211">
                <text:p>211</text:p>
              </table:table-cell>
              <table:table-cell office:value-type="float" office:value="44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224">
                <text:p>2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">
                <text:p>15</text:p>
              </table:table-cell>
              <table:table-cell office:value-type="float" office:value="212">
                <text:p>212</text:p>
              </table:table-cell>
              <table:table-cell office:value-type="float" office:value="43">
                <text:p>43</text:p>
              </table:table-cell>
              <table:table-cell office:value-type="float" office:value="255">
                <text:p>255</text:p>
              </table:table-cell>
              <table:table-cell office:value-type="float" office:value="87">
                <text:p>87</text:p>
              </table:table-cell>
              <table:table-cell office:value-type="float" office:value="67">
                <text:p>67</text:p>
              </table:table-cell>
              <table:table-cell office:value-type="float" office:value="226">
                <text:p>22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">
                <text:p>16</text:p>
              </table:table-cell>
              <table:table-cell office:value-type="float" office:value="213">
                <text:p>213</text:p>
              </table:table-cell>
              <table:table-cell office:value-type="float" office:value="42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85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227">
                <text:p>2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">
                <text:p>18</text:p>
              </table:table-cell>
              <table:table-cell office:value-type="float" office:value="214">
                <text:p>214</text:p>
              </table:table-cell>
              <table:table-cell office:value-type="float" office:value="41">
                <text:p>41</text:p>
              </table:table-cell>
              <table:table-cell office:value-type="float" office:value="255">
                <text:p>255</text:p>
              </table:table-cell>
              <table:table-cell office:value-type="float" office:value="83">
                <text:p>83</text:p>
              </table:table-cell>
              <table:table-cell office:value-type="float" office:value="61">
                <text:p>61</text:p>
              </table:table-cell>
              <table:table-cell office:value-type="float" office:value="228">
                <text:p>2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">
                <text:p>19</text:p>
              </table:table-cell>
              <table:table-cell office:value-type="float" office:value="215">
                <text:p>215</text:p>
              </table:table-cell>
              <table:table-cell office:value-type="float" office:value="40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81">
                <text:p>81</text:p>
              </table:table-cell>
              <table:table-cell office:value-type="float" office:value="59">
                <text:p>59</text:p>
              </table:table-cell>
              <table:table-cell office:value-type="float" office:value="230">
                <text:p>2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">
                <text:p>21</text:p>
              </table:table-cell>
              <table:table-cell office:value-type="float" office:value="216">
                <text:p>216</text:p>
              </table:table-cell>
              <table:table-cell office:value-type="float" office:value="39">
                <text:p>39</text:p>
              </table:table-cell>
              <table:table-cell office:value-type="float" office:value="255">
                <text:p>255</text:p>
              </table:table-cell>
              <table:table-cell office:value-type="float" office:value="79">
                <text:p>79</text:p>
              </table:table-cell>
              <table:table-cell office:value-type="float" office:value="56">
                <text:p>56</text:p>
              </table:table-cell>
              <table:table-cell office:value-type="float" office:value="231">
                <text:p>2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">
                <text:p>23</text:p>
              </table:table-cell>
              <table:table-cell office:value-type="float" office:value="217">
                <text:p>217</text:p>
              </table:table-cell>
              <table:table-cell office:value-type="float" office:value="38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">
                <text:p>25</text:p>
              </table:table-cell>
              <table:table-cell office:value-type="float" office:value="218">
                <text:p>218</text:p>
              </table:table-cell>
              <table:table-cell office:value-type="float" office:value="37">
                <text:p>37</text:p>
              </table:table-cell>
              <table:table-cell office:value-type="float" office:value="255">
                <text:p>255</text:p>
              </table:table-cell>
              <table:table-cell office:value-type="float" office:value="75">
                <text:p>75</text:p>
              </table:table-cell>
              <table:table-cell office:value-type="float" office:value="51">
                <text:p>51</text:p>
              </table:table-cell>
              <table:table-cell office:value-type="float" office:value="233">
                <text:p>2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">
                <text:p>26</text:p>
              </table:table-cell>
              <table:table-cell office:value-type="float" office:value="219">
                <text:p>219</text:p>
              </table:table-cell>
              <table:table-cell office:value-type="float" office:value="36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73">
                <text:p>73</text:p>
              </table:table-cell>
              <table:table-cell office:value-type="float" office:value="49">
                <text:p>49</text:p>
              </table:table-cell>
              <table:table-cell office:value-type="float" office:value="235">
                <text:p>2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">
                <text:p>28</text:p>
              </table:table-cell>
              <table:table-cell office:value-type="float" office:value="220">
                <text:p>220</text:p>
              </table:table-cell>
              <table:table-cell office:value-type="float" office:value="35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71">
                <text:p>71</text:p>
              </table:table-cell>
              <table:table-cell office:value-type="float" office:value="46">
                <text:p>46</text:p>
              </table:table-cell>
              <table:table-cell office:value-type="float" office:value="236">
                <text:p>23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">
                <text:p>30</text:p>
              </table:table-cell>
              <table:table-cell office:value-type="float" office:value="221">
                <text:p>221</text:p>
              </table:table-cell>
              <table:table-cell office:value-type="float" office:value="34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69">
                <text:p>69</text:p>
              </table:table-cell>
              <table:table-cell office:value-type="float" office:value="44">
                <text:p>44</text:p>
              </table:table-cell>
              <table:table-cell office:value-type="float" office:value="237">
                <text:p>23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">
                <text:p>33</text:p>
              </table:table-cell>
              <table:table-cell office:value-type="float" office:value="222">
                <text:p>222</text:p>
              </table:table-cell>
              <table:table-cell office:value-type="float" office:value="33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67">
                <text:p>67</text:p>
              </table:table-cell>
              <table:table-cell office:value-type="float" office:value="41">
                <text:p>41</text:p>
              </table:table-cell>
              <table:table-cell office:value-type="float" office:value="238">
                <text:p>2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">
                <text:p>35</text:p>
              </table:table-cell>
              <table:table-cell office:value-type="float" office:value="223">
                <text:p>223</text:p>
              </table:table-cell>
              <table:table-cell office:value-type="float" office:value="32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65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239">
                <text:p>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">
                <text:p>37</text:p>
              </table:table-cell>
              <table:table-cell office:value-type="float" office:value="224">
                <text:p>224</text:p>
              </table:table-cell>
              <table:table-cell office:value-type="float" office:value="31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63">
                <text:p>63</text:p>
              </table:table-cell>
              <table:table-cell office:value-type="float" office:value="37">
                <text:p>37</text:p>
              </table:table-cell>
              <table:table-cell office:value-type="float" office:value="240">
                <text:p>2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">
                <text:p>39</text:p>
              </table:table-cell>
              <table:table-cell office:value-type="float" office:value="225">
                <text:p>225</text:p>
              </table:table-cell>
              <table:table-cell office:value-type="float" office:value="30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241">
                <text:p>2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1">
                <text:p>41</text:p>
              </table:table-cell>
              <table:table-cell office:value-type="float" office:value="226">
                <text:p>226</text:p>
              </table:table-cell>
              <table:table-cell office:value-type="float" office:value="29">
                <text:p>29</text:p>
              </table:table-cell>
              <table:table-cell office:value-type="float" office:value="255">
                <text:p>255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242">
                <text:p>2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">
                <text:p>44</text:p>
              </table:table-cell>
              <table:table-cell office:value-type="float" office:value="227">
                <text:p>227</text:p>
              </table:table-cell>
              <table:table-cell office:value-type="float" office:value="28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57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243">
                <text:p>2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">
                <text:p>46</text:p>
              </table:table-cell>
              <table:table-cell office:value-type="float" office:value="228">
                <text:p>228</text:p>
              </table:table-cell>
              <table:table-cell office:value-type="float" office:value="27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55">
                <text:p>55</text:p>
              </table:table-cell>
              <table:table-cell office:value-type="float" office:value="28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">
                <text:p>49</text:p>
              </table:table-cell>
              <table:table-cell office:value-type="float" office:value="229">
                <text:p>229</text:p>
              </table:table-cell>
              <table:table-cell office:value-type="float" office:value="26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44">
                <text:p>2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1">
                <text:p>51</text:p>
              </table:table-cell>
              <table:table-cell office:value-type="float" office:value="230">
                <text:p>230</text:p>
              </table:table-cell>
              <table:table-cell office:value-type="float" office:value="25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45">
                <text:p>2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4">
                <text:p>54</text:p>
              </table:table-cell>
              <table:table-cell office:value-type="float" office:value="231">
                <text:p>231</text:p>
              </table:table-cell>
              <table:table-cell office:value-type="float" office:value="24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246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6">
                <text:p>56</text:p>
              </table:table-cell>
              <table:table-cell office:value-type="float" office:value="232">
                <text:p>232</text:p>
              </table:table-cell>
              <table:table-cell office:value-type="float" office:value="23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47">
                <text:p>47</text:p>
              </table:table-cell>
              <table:table-cell office:value-type="float" office:value="21">
                <text:p>21</text:p>
              </table:table-cell>
              <table:table-cell office:value-type="float" office:value="247">
                <text:p>2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">
                <text:p>59</text:p>
              </table:table-cell>
              <table:table-cell office:value-type="float" office:value="233">
                <text:p>233</text:p>
              </table:table-cell>
              <table:table-cell office:value-type="float" office:value="22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248">
                <text:p>2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1">
                <text:p>61</text:p>
              </table:table-cell>
              <table:table-cell office:value-type="float" office:value="234">
                <text:p>234</text:p>
              </table:table-cell>
              <table:table-cell office:value-type="float" office:value="21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248">
                <text:p>2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4">
                <text:p>64</text:p>
              </table:table-cell>
              <table:table-cell office:value-type="float" office:value="235">
                <text:p>235</text:p>
              </table:table-cell>
              <table:table-cell office:value-type="float" office:value="20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249">
                <text:p>2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7">
                <text:p>67</text:p>
              </table:table-cell>
              <table:table-cell office:value-type="float" office:value="236">
                <text:p>236</text:p>
              </table:table-cell>
              <table:table-cell office:value-type="float" office:value="19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0">
                <text:p>70</text:p>
              </table:table-cell>
              <table:table-cell office:value-type="float" office:value="237">
                <text:p>237</text:p>
              </table:table-cell>
              <table:table-cell office:value-type="float" office:value="18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2">
                <text:p>72</text:p>
              </table:table-cell>
              <table:table-cell office:value-type="float" office:value="238">
                <text:p>238</text:p>
              </table:table-cell>
              <table:table-cell office:value-type="float" office:value="17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51">
                <text:p>2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5">
                <text:p>75</text:p>
              </table:table-cell>
              <table:table-cell office:value-type="float" office:value="239">
                <text:p>239</text:p>
              </table:table-cell>
              <table:table-cell office:value-type="float" office:value="16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251">
                <text:p>2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8">
                <text:p>78</text:p>
              </table:table-cell>
              <table:table-cell office:value-type="float" office:value="240">
                <text:p>240</text:p>
              </table:table-cell>
              <table:table-cell office:value-type="float" office:value="15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52">
                <text:p>2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1">
                <text:p>81</text:p>
              </table:table-cell>
              <table:table-cell office:value-type="float" office:value="241">
                <text:p>241</text:p>
              </table:table-cell>
              <table:table-cell office:value-type="float" office:value="14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252">
                <text:p>2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4">
                <text:p>84</text:p>
              </table:table-cell>
              <table:table-cell office:value-type="float" office:value="242">
                <text:p>242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253">
                <text:p>2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7">
                <text:p>87</text:p>
              </table:table-cell>
              <table:table-cell office:value-type="float" office:value="243">
                <text:p>243</text:p>
              </table:table-cell>
              <table:table-cell office:value-type="float" office:value="12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253">
                <text:p>2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">
                <text:p>90</text:p>
              </table:table-cell>
              <table:table-cell office:value-type="float" office:value="244">
                <text:p>244</text:p>
              </table:table-cell>
              <table:table-cell office:value-type="float" office:value="11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3">
                <text:p>93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6">
                <text:p>96</text:p>
              </table:table-cell>
              <table:table-cell office:value-type="float" office:value="246">
                <text:p>246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  <table:table-cell office:value-type="float" office:value="8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2">
                <text:p>102</text:p>
              </table:table-cell>
              <table:table-cell office:value-type="float" office:value="248">
                <text:p>248</text:p>
              </table:table-cell>
              <table:table-cell office:value-type="float" office:value="7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5">
                <text:p>105</text:p>
              </table:table-cell>
              <table:table-cell office:value-type="float" office:value="249">
                <text:p>249</text:p>
              </table:table-cell>
              <table:table-cell office:value-type="float" office:value="6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8">
                <text:p>108</text:p>
              </table:table-cell>
              <table:table-cell office:value-type="float" office:value="250">
                <text:p>250</text:p>
              </table:table-cell>
              <table:table-cell office:value-type="float" office:value="5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1">
                <text:p>111</text:p>
              </table:table-cell>
              <table:table-cell office:value-type="float" office:value="251">
                <text:p>251</text:p>
              </table:table-cell>
              <table:table-cell office:value-type="float" office:value="4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5">
                <text:p>115</text:p>
              </table:table-cell>
              <table:table-cell office:value-type="float" office:value="252">
                <text:p>252</text:p>
              </table:table-cell>
              <table:table-cell office:value-type="float" office:value="3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8">
                <text:p>118</text:p>
              </table:table-cell>
              <table:table-cell office:value-type="float" office:value="253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1">
                <text:p>121</text:p>
              </table:table-cell>
              <table:table-cell office:value-type="float" office:value="254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4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3">
                <text:p>133</text:p>
              </table:table-cell>
              <table:table-cell office:value-type="float" office:value="2">
                <text:p>2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6">
                <text:p>136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9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3">
                <text:p>143</text:p>
              </table:table-cell>
              <table:table-cell office:value-type="float" office:value="5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">
                <text:p>146</text:p>
              </table:table-cell>
              <table:table-cell office:value-type="float" office:value="6">
                <text:p>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9">
                <text:p>149</text:p>
              </table:table-cell>
              <table:table-cell office:value-type="float" office:value="7">
                <text:p>7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2">
                <text:p>152</text:p>
              </table:table-cell>
              <table:table-cell office:value-type="float" office:value="8">
                <text:p>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5">
                <text:p>155</text:p>
              </table:table-cell>
              <table:table-cell office:value-type="float" office:value="9">
                <text:p>9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8">
                <text:p>158</text:p>
              </table:table-cell>
              <table:table-cell office:value-type="float" office:value="10">
                <text:p>10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1">
                <text:p>161</text:p>
              </table:table-cell>
              <table:table-cell office:value-type="float" office:value="11">
                <text:p>11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4">
                <text:p>164</text:p>
              </table:table-cell>
              <table:table-cell office:value-type="float" office:value="12">
                <text:p>12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7">
                <text:p>167</text:p>
              </table:table-cell>
              <table:table-cell office:value-type="float" office:value="13">
                <text:p>1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53">
                <text:p>2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0">
                <text:p>170</text:p>
              </table:table-cell>
              <table:table-cell office:value-type="float" office:value="14">
                <text:p>14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252">
                <text:p>2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3">
                <text:p>173</text:p>
              </table:table-cell>
              <table:table-cell office:value-type="float" office:value="15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252">
                <text:p>2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6">
                <text:p>176</text:p>
              </table:table-cell>
              <table:table-cell office:value-type="float" office:value="16">
                <text:p>16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51">
                <text:p>2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9">
                <text:p>179</text:p>
              </table:table-cell>
              <table:table-cell office:value-type="float" office:value="17">
                <text:p>17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51">
                <text:p>2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2">
                <text:p>182</text:p>
              </table:table-cell>
              <table:table-cell office:value-type="float" office:value="18">
                <text:p>1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4">
                <text:p>184</text:p>
              </table:table-cell>
              <table:table-cell office:value-type="float" office:value="19">
                <text:p>19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7">
                <text:p>187</text:p>
              </table:table-cell>
              <table:table-cell office:value-type="float" office:value="20">
                <text:p>20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249">
                <text:p>2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0">
                <text:p>190</text:p>
              </table:table-cell>
              <table:table-cell office:value-type="float" office:value="21">
                <text:p>21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  <table:table-cell office:value-type="float" office:value="249">
                <text:p>2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3">
                <text:p>193</text:p>
              </table:table-cell>
              <table:table-cell office:value-type="float" office:value="22">
                <text:p>2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248">
                <text:p>2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5">
                <text:p>195</text:p>
              </table:table-cell>
              <table:table-cell office:value-type="float" office:value="23">
                <text:p>2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247">
                <text:p>2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8">
                <text:p>198</text:p>
              </table:table-cell>
              <table:table-cell office:value-type="float" office:value="24">
                <text:p>24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246">
                <text:p>24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0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246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3">
                <text:p>203</text:p>
              </table:table-cell>
              <table:table-cell office:value-type="float" office:value="26">
                <text:p>26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245">
                <text:p>2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5">
                <text:p>205</text:p>
              </table:table-cell>
              <table:table-cell office:value-type="float" office:value="27">
                <text:p>27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  <table:table-cell office:value-type="float" office:value="244">
                <text:p>2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8">
                <text:p>208</text:p>
              </table:table-cell>
              <table:table-cell office:value-type="float" office:value="28">
                <text:p>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243">
                <text:p>2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0">
                <text:p>210</text:p>
              </table:table-cell>
              <table:table-cell office:value-type="float" office:value="29">
                <text:p>29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242">
                <text:p>24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3">
                <text:p>213</text:p>
              </table:table-cell>
              <table:table-cell office:value-type="float" office:value="30">
                <text:p>3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241">
                <text:p>24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5">
                <text:p>215</text:p>
              </table:table-cell>
              <table:table-cell office:value-type="float" office:value="31">
                <text:p>31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240">
                <text:p>2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7">
                <text:p>217</text:p>
              </table:table-cell>
              <table:table-cell office:value-type="float" office:value="32">
                <text:p>32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37">
                <text:p>37</text:p>
              </table:table-cell>
              <table:table-cell office:value-type="float" office:value="239">
                <text:p>23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9">
                <text:p>219</text:p>
              </table:table-cell>
              <table:table-cell office:value-type="float" office:value="33">
                <text:p>3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238">
                <text:p>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1">
                <text:p>221</text:p>
              </table:table-cell>
              <table:table-cell office:value-type="float" office:value="34">
                <text:p>34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41">
                <text:p>41</text:p>
              </table:table-cell>
              <table:table-cell office:value-type="float" office:value="237">
                <text:p>23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4">
                <text:p>224</text:p>
              </table:table-cell>
              <table:table-cell office:value-type="float" office:value="35">
                <text:p>35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44">
                <text:p>44</text:p>
              </table:table-cell>
              <table:table-cell office:value-type="float" office:value="236">
                <text:p>2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6">
                <text:p>226</text:p>
              </table:table-cell>
              <table:table-cell office:value-type="float" office:value="36">
                <text:p>36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35">
                <text:p>23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8">
                <text:p>228</text:p>
              </table:table-cell>
              <table:table-cell office:value-type="float" office:value="37">
                <text:p>37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49">
                <text:p>49</text:p>
              </table:table-cell>
              <table:table-cell office:value-type="float" office:value="234">
                <text:p>2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9">
                <text:p>229</text:p>
              </table:table-cell>
              <table:table-cell office:value-type="float" office:value="38">
                <text:p>3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51">
                <text:p>51</text:p>
              </table:table-cell>
              <table:table-cell office:value-type="float" office:value="233">
                <text:p>2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1">
                <text:p>231</text:p>
              </table:table-cell>
              <table:table-cell office:value-type="float" office:value="39">
                <text:p>39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3">
                <text:p>233</text:p>
              </table:table-cell>
              <table:table-cell office:value-type="float" office:value="40">
                <text:p>40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6">
                <text:p>56</text:p>
              </table:table-cell>
              <table:table-cell office:value-type="float" office:value="230">
                <text:p>2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5">
                <text:p>235</text:p>
              </table:table-cell>
              <table:table-cell office:value-type="float" office:value="41">
                <text:p>41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59">
                <text:p>59</text:p>
              </table:table-cell>
              <table:table-cell office:value-type="float" office:value="229">
                <text:p>22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36">
                <text:p>236</text:p>
              </table:table-cell>
              <table:table-cell office:value-type="float" office:value="42">
                <text:p>42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228">
                <text:p>2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8">
                <text:p>238</text:p>
              </table:table-cell>
              <table:table-cell office:value-type="float" office:value="43">
                <text:p>4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64">
                <text:p>64</text:p>
              </table:table-cell>
              <table:table-cell office:value-type="float" office:value="226">
                <text:p>2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9">
                <text:p>239</text:p>
              </table:table-cell>
              <table:table-cell office:value-type="float" office:value="44">
                <text:p>44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67">
                <text:p>67</text:p>
              </table:table-cell>
              <table:table-cell office:value-type="float" office:value="225">
                <text:p>2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1">
                <text:p>241</text:p>
              </table:table-cell>
              <table:table-cell office:value-type="float" office:value="45">
                <text:p>4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224">
                <text:p>2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2">
                <text:p>242</text:p>
              </table:table-cell>
              <table:table-cell office:value-type="float" office:value="46">
                <text:p>46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72">
                <text:p>72</text:p>
              </table:table-cell>
              <table:table-cell office:value-type="float" office:value="222">
                <text:p>22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4">
                <text:p>244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221">
                <text:p>22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5">
                <text:p>245</text:p>
              </table:table-cell>
              <table:table-cell office:value-type="float" office:value="48">
                <text:p>4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78">
                <text:p>78</text:p>
              </table:table-cell>
              <table:table-cell office:value-type="float" office:value="219">
                <text:p>21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6">
                <text:p>246</text:p>
              </table:table-cell>
              <table:table-cell office:value-type="float" office:value="49">
                <text:p>49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81">
                <text:p>81</text:p>
              </table:table-cell>
              <table:table-cell office:value-type="float" office:value="218">
                <text:p>21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7">
                <text:p>247</text:p>
              </table:table-cell>
              <table:table-cell office:value-type="float" office:value="50">
                <text:p>50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  <table:table-cell office:value-type="float" office:value="216">
                <text:p>21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8">
                <text:p>248</text:p>
              </table:table-cell>
              <table:table-cell office:value-type="float" office:value="51">
                <text:p>51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87">
                <text:p>87</text:p>
              </table:table-cell>
              <table:table-cell office:value-type="float" office:value="215">
                <text:p>2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9">
                <text:p>249</text:p>
              </table:table-cell>
              <table:table-cell office:value-type="float" office:value="52">
                <text:p>52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90">
                <text:p>90</text:p>
              </table:table-cell>
              <table:table-cell office:value-type="float" office:value="213">
                <text:p>21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0">
                <text:p>250</text:p>
              </table:table-cell>
              <table:table-cell office:value-type="float" office:value="53">
                <text:p>5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93">
                <text:p>93</text:p>
              </table:table-cell>
              <table:table-cell office:value-type="float" office:value="211">
                <text:p>21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51">
                <text:p>251</text:p>
              </table:table-cell>
              <table:table-cell office:value-type="float" office:value="54">
                <text:p>54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  <table:table-cell office:value-type="float" office:value="210">
                <text:p>2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1">
                <text:p>251</text:p>
              </table:table-cell>
              <table:table-cell office:value-type="float" office:value="55">
                <text:p>5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99">
                <text:p>99</text:p>
              </table:table-cell>
              <table:table-cell office:value-type="float" office:value="208">
                <text:p>20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52">
                <text:p>252</text:p>
              </table:table-cell>
              <table:table-cell office:value-type="float" office:value="56">
                <text:p>56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102">
                <text:p>102</text:p>
              </table:table-cell>
              <table:table-cell office:value-type="float" office:value="206">
                <text:p>2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53">
                <text:p>253</text:p>
              </table:table-cell>
              <table:table-cell office:value-type="float" office:value="57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105">
                <text:p>105</text:p>
              </table:table-cell>
              <table:table-cell office:value-type="float" office:value="205">
                <text:p>20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53">
                <text:p>253</text:p>
              </table:table-cell>
              <table:table-cell office:value-type="float" office:value="58">
                <text:p>5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08">
                <text:p>108</text:p>
              </table:table-cell>
              <table:table-cell office:value-type="float" office:value="203">
                <text:p>20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01">
                <text:p>20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4">
                <text:p>254</text:p>
              </table:table-cell>
              <table:table-cell office:value-type="float" office:value="60">
                <text:p>60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199">
                <text:p>19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4">
                <text:p>254</text:p>
              </table:table-cell>
              <table:table-cell office:value-type="float" office:value="61">
                <text:p>61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  <table:table-cell office:value-type="float" office:value="197">
                <text:p>19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4">
                <text:p>254</text:p>
              </table:table-cell>
              <table:table-cell office:value-type="float" office:value="62">
                <text:p>62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  <table:table-cell office:value-type="float" office:value="195">
                <text:p>19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4">
                <text:p>254</text:p>
              </table:table-cell>
              <table:table-cell office:value-type="float" office:value="63">
                <text:p>6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93">
                <text:p>19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5">
                <text:p>255</text:p>
              </table:table-cell>
              <table:table-cell office:value-type="float" office:value="64">
                <text:p>64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91">
                <text:p>1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4">
                <text:p>254</text:p>
              </table:table-cell>
              <table:table-cell office:value-type="float" office:value="65">
                <text:p>65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89">
                <text:p>18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4">
                <text:p>254</text:p>
              </table:table-cell>
              <table:table-cell office:value-type="float" office:value="66">
                <text:p>66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54">
                <text:p>254</text:p>
              </table:table-cell>
              <table:table-cell office:value-type="float" office:value="67">
                <text:p>67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54">
                <text:p>254</text:p>
              </table:table-cell>
              <table:table-cell office:value-type="float" office:value="68">
                <text:p>6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183">
                <text:p>18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4">
                <text:p>254</text:p>
              </table:table-cell>
              <table:table-cell office:value-type="float" office:value="69">
                <text:p>69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  <table:table-cell office:value-type="float" office:value="143">
                <text:p>143</text:p>
              </table:table-cell>
              <table:table-cell office:value-type="float" office:value="181">
                <text:p>18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3">
                <text:p>253</text:p>
              </table:table-cell>
              <table:table-cell office:value-type="float" office:value="70">
                <text:p>70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146">
                <text:p>146</text:p>
              </table:table-cell>
              <table:table-cell office:value-type="float" office:value="179">
                <text:p>17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3">
                <text:p>253</text:p>
              </table:table-cell>
              <table:table-cell office:value-type="float" office:value="71">
                <text:p>71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149">
                <text:p>149</text:p>
              </table:table-cell>
              <table:table-cell office:value-type="float" office:value="176">
                <text:p>17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2">
                <text:p>252</text:p>
              </table:table-cell>
              <table:table-cell office:value-type="float" office:value="72">
                <text:p>72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174">
                <text:p>17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1">
                <text:p>251</text:p>
              </table:table-cell>
              <table:table-cell office:value-type="float" office:value="73">
                <text:p>7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155">
                <text:p>155</text:p>
              </table:table-cell>
              <table:table-cell office:value-type="float" office:value="172">
                <text:p>17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1">
                <text:p>251</text:p>
              </table:table-cell>
              <table:table-cell office:value-type="float" office:value="74">
                <text:p>74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158">
                <text:p>158</text:p>
              </table:table-cell>
              <table:table-cell office:value-type="float" office:value="170">
                <text:p>1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0">
                <text:p>250</text:p>
              </table:table-cell>
              <table:table-cell office:value-type="float" office:value="75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161">
                <text:p>161</text:p>
              </table:table-cell>
              <table:table-cell office:value-type="float" office:value="167">
                <text:p>1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49">
                <text:p>249</text:p>
              </table:table-cell>
              <table:table-cell office:value-type="float" office:value="76">
                <text:p>76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8">
                <text:p>248</text:p>
              </table:table-cell>
              <table:table-cell office:value-type="float" office:value="77">
                <text:p>77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  <table:table-cell office:value-type="float" office:value="167">
                <text:p>167</text:p>
              </table:table-cell>
              <table:table-cell office:value-type="float" office:value="162">
                <text:p>16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7">
                <text:p>247</text:p>
              </table:table-cell>
              <table:table-cell office:value-type="float" office:value="78">
                <text:p>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6">
                <text:p>246</text:p>
              </table:table-cell>
              <table:table-cell office:value-type="float" office:value="79">
                <text:p>79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58">
                <text:p>15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5">
                <text:p>245</text:p>
              </table:table-cell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176">
                <text:p>176</text:p>
              </table:table-cell>
              <table:table-cell office:value-type="float" office:value="155">
                <text:p>15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4">
                <text:p>244</text:p>
              </table:table-cell>
              <table:table-cell office:value-type="float" office:value="81">
                <text:p>81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79">
                <text:p>179</text:p>
              </table:table-cell>
              <table:table-cell office:value-type="float" office:value="153">
                <text:p>15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2">
                <text:p>242</text:p>
              </table:table-cell>
              <table:table-cell office:value-type="float" office:value="82">
                <text:p>82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  <table:table-cell office:value-type="float" office:value="182">
                <text:p>182</text:p>
              </table:table-cell>
              <table:table-cell office:value-type="float" office:value="150">
                <text:p>1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1">
                <text:p>241</text:p>
              </table:table-cell>
              <table:table-cell office:value-type="float" office:value="83">
                <text:p>8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66">
                <text:p>166</text:p>
              </table:table-cell>
              <table:table-cell office:value-type="float" office:value="184">
                <text:p>184</text:p>
              </table:table-cell>
              <table:table-cell office:value-type="float" office:value="147">
                <text:p>1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9">
                <text:p>239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187">
                <text:p>187</text:p>
              </table:table-cell>
              <table:table-cell office:value-type="float" office:value="145">
                <text:p>14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8">
                <text:p>238</text:p>
              </table:table-cell>
              <table:table-cell office:value-type="float" office:value="85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190">
                <text:p>190</text:p>
              </table:table-cell>
              <table:table-cell office:value-type="float" office:value="142">
                <text:p>14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6">
                <text:p>236</text:p>
              </table:table-cell>
              <table:table-cell office:value-type="float" office:value="86">
                <text:p>86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172">
                <text:p>172</text:p>
              </table:table-cell>
              <table:table-cell office:value-type="float" office:value="193">
                <text:p>193</text:p>
              </table:table-cell>
              <table:table-cell office:value-type="float" office:value="139">
                <text:p>13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5">
                <text:p>235</text:p>
              </table:table-cell>
              <table:table-cell office:value-type="float" office:value="87">
                <text:p>87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74">
                <text:p>174</text:p>
              </table:table-cell>
              <table:table-cell office:value-type="float" office:value="195">
                <text:p>195</text:p>
              </table:table-cell>
              <table:table-cell office:value-type="float" office:value="137">
                <text:p>13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3">
                <text:p>233</text:p>
              </table:table-cell>
              <table:table-cell office:value-type="float" office:value="88">
                <text:p>8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198">
                <text:p>198</text:p>
              </table:table-cell>
              <table:table-cell office:value-type="float" office:value="134">
                <text:p>13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1">
                <text:p>231</text:p>
              </table:table-cell>
              <table:table-cell office:value-type="float" office:value="89">
                <text:p>89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00">
                <text:p>200</text:p>
              </table:table-cell>
              <table:table-cell office:value-type="float" office:value="131">
                <text:p>13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9">
                <text:p>229</text:p>
              </table:table-cell>
              <table:table-cell office:value-type="float" office:value="90">
                <text:p>90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203">
                <text:p>203</text:p>
              </table:table-cell>
              <table:table-cell office:value-type="float" office:value="128">
                <text:p>12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8">
                <text:p>228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05">
                <text:p>205</text:p>
              </table:table-cell>
              <table:table-cell office:value-type="float" office:value="126">
                <text:p>12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6">
                <text:p>226</text:p>
              </table:table-cell>
              <table:table-cell office:value-type="float" office:value="92">
                <text:p>92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  <table:table-cell office:value-type="float" office:value="123">
                <text:p>12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4">
                <text:p>224</text:p>
              </table:table-cell>
              <table:table-cell office:value-type="float" office:value="93">
                <text:p>9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86">
                <text:p>186</text:p>
              </table:table-cell>
              <table:table-cell office:value-type="float" office:value="210">
                <text:p>210</text:p>
              </table:table-cell>
              <table:table-cell office:value-type="float" office:value="120">
                <text:p>1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1">
                <text:p>221</text:p>
              </table:table-cell>
              <table:table-cell office:value-type="float" office:value="94">
                <text:p>94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  <table:table-cell office:value-type="float" office:value="213">
                <text:p>213</text:p>
              </table:table-cell>
              <table:table-cell office:value-type="float" office:value="117">
                <text:p>11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9">
                <text:p>219</text:p>
              </table:table-cell>
              <table:table-cell office:value-type="float" office:value="95">
                <text:p>95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15">
                <text:p>215</text:p>
              </table:table-cell>
              <table:table-cell office:value-type="float" office:value="114">
                <text:p>11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17">
                <text:p>217</text:p>
              </table:table-cell>
              <table:table-cell office:value-type="float" office:value="96">
                <text:p>96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17">
                <text:p>217</text:p>
              </table:table-cell>
              <table:table-cell office:value-type="float" office:value="111">
                <text:p>11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15">
                <text:p>215</text:p>
              </table:table-cell>
              <table:table-cell office:value-type="float" office:value="97">
                <text:p>97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219">
                <text:p>219</text:p>
              </table:table-cell>
              <table:table-cell office:value-type="float" office:value="108">
                <text:p>10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3">
                <text:p>213</text:p>
              </table:table-cell>
              <table:table-cell office:value-type="float" office:value="98">
                <text:p>9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221">
                <text:p>221</text:p>
              </table:table-cell>
              <table:table-cell office:value-type="float" office:value="105">
                <text:p>10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10">
                <text:p>210</text:p>
              </table:table-cell>
              <table:table-cell office:value-type="float" office:value="99">
                <text:p>99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  <table:table-cell office:value-type="float" office:value="224">
                <text:p>224</text:p>
              </table:table-cell>
              <table:table-cell office:value-type="float" office:value="102">
                <text:p>10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8">
                <text:p>208</text:p>
              </table:table-cell>
              <table:table-cell office:value-type="float" office:value="100">
                <text:p>1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26">
                <text:p>226</text:p>
              </table:table-cell>
              <table:table-cell office:value-type="float" office:value="99">
                <text:p>9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5">
                <text:p>205</text:p>
              </table:table-cell>
              <table:table-cell office:value-type="float" office:value="101">
                <text:p>101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202">
                <text:p>202</text:p>
              </table:table-cell>
              <table:table-cell office:value-type="float" office:value="228">
                <text:p>228</text:p>
              </table:table-cell>
              <table:table-cell office:value-type="float" office:value="95">
                <text:p>9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3">
                <text:p>203</text:p>
              </table:table-cell>
              <table:table-cell office:value-type="float" office:value="102">
                <text:p>102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  <table:table-cell office:value-type="float" office:value="229">
                <text:p>229</text:p>
              </table:table-cell>
              <table:table-cell office:value-type="float" office:value="92">
                <text:p>9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0">
                <text:p>200</text:p>
              </table:table-cell>
              <table:table-cell office:value-type="float" office:value="103">
                <text:p>10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06">
                <text:p>206</text:p>
              </table:table-cell>
              <table:table-cell office:value-type="float" office:value="231">
                <text:p>231</text:p>
              </table:table-cell>
              <table:table-cell office:value-type="float" office:value="89">
                <text:p>8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8">
                <text:p>198</text:p>
              </table:table-cell>
              <table:table-cell office:value-type="float" office:value="104">
                <text:p>10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208">
                <text:p>208</text:p>
              </table:table-cell>
              <table:table-cell office:value-type="float" office:value="233">
                <text:p>233</text:p>
              </table:table-cell>
              <table:table-cell office:value-type="float" office:value="86">
                <text:p>8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5">
                <text:p>195</text:p>
              </table:table-cell>
              <table:table-cell office:value-type="float" office:value="105">
                <text:p>105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35">
                <text:p>235</text:p>
              </table:table-cell>
              <table:table-cell office:value-type="float" office:value="83">
                <text:p>8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3">
                <text:p>193</text:p>
              </table:table-cell>
              <table:table-cell office:value-type="float" office:value="106">
                <text:p>106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236">
                <text:p>236</text:p>
              </table:table-cell>
              <table:table-cell office:value-type="float" office:value="79">
                <text:p>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0">
                <text:p>190</text:p>
              </table:table-cell>
              <table:table-cell office:value-type="float" office:value="107">
                <text:p>10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  <table:table-cell office:value-type="float" office:value="238">
                <text:p>238</text:p>
              </table:table-cell>
              <table:table-cell office:value-type="float" office:value="76">
                <text:p>7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7">
                <text:p>187</text:p>
              </table:table-cell>
              <table:table-cell office:value-type="float" office:value="108">
                <text:p>10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39">
                <text:p>239</text:p>
              </table:table-cell>
              <table:table-cell office:value-type="float" office:value="73">
                <text:p>7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4">
                <text:p>184</text:p>
              </table:table-cell>
              <table:table-cell office:value-type="float" office:value="109">
                <text:p>109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  <table:table-cell office:value-type="float" office:value="241">
                <text:p>241</text:p>
              </table:table-cell>
              <table:table-cell office:value-type="float" office:value="69">
                <text:p>6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2">
                <text:p>182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242">
                <text:p>242</text:p>
              </table:table-cell>
              <table:table-cell office:value-type="float" office:value="66">
                <text:p>6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9">
                <text:p>179</text:p>
              </table:table-cell>
              <table:table-cell office:value-type="float" office:value="111">
                <text:p>111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244">
                <text:p>244</text:p>
              </table:table-cell>
              <table:table-cell office:value-type="float" office:value="62">
                <text:p>6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6">
                <text:p>176</text:p>
              </table:table-cell>
              <table:table-cell office:value-type="float" office:value="112">
                <text:p>112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245">
                <text:p>245</text:p>
              </table:table-cell>
              <table:table-cell office:value-type="float" office:value="59">
                <text:p>5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226">
                <text:p>226</text:p>
              </table:table-cell>
              <table:table-cell office:value-type="float" office:value="246">
                <text:p>246</text:p>
              </table:table-cell>
              <table:table-cell office:value-type="float" office:value="55">
                <text:p>5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0">
                <text:p>170</text:p>
              </table:table-cell>
              <table:table-cell office:value-type="float" office:value="114">
                <text:p>114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  <table:table-cell office:value-type="float" office:value="247">
                <text:p>247</text:p>
              </table:table-cell>
              <table:table-cell office:value-type="float" office:value="52">
                <text:p>5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30">
                <text:p>230</text:p>
              </table:table-cell>
              <table:table-cell office:value-type="float" office:value="248">
                <text:p>248</text:p>
              </table:table-cell>
              <table:table-cell office:value-type="float" office:value="48">
                <text:p>4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4">
                <text:p>164</text:p>
              </table:table-cell>
              <table:table-cell office:value-type="float" office:value="116">
                <text:p>116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  <table:table-cell office:value-type="float" office:value="249">
                <text:p>249</text:p>
              </table:table-cell>
              <table:table-cell office:value-type="float" office:value="44">
                <text:p>4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1">
                <text:p>161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250">
                <text:p>250</text:p>
              </table:table-cell>
              <table:table-cell office:value-type="float" office:value="41">
                <text:p>4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8">
                <text:p>158</text:p>
              </table:table-cell>
              <table:table-cell office:value-type="float" office:value="118">
                <text:p>11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251">
                <text:p>251</text:p>
              </table:table-cell>
              <table:table-cell office:value-type="float" office:value="37">
                <text:p>3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5">
                <text:p>155</text:p>
              </table:table-cell>
              <table:table-cell office:value-type="float" office:value="119">
                <text:p>11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38">
                <text:p>238</text:p>
              </table:table-cell>
              <table:table-cell office:value-type="float" office:value="251">
                <text:p>251</text:p>
              </table:table-cell>
              <table:table-cell office:value-type="float" office:value="33">
                <text:p>3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2">
                <text:p>152</text:p>
              </table:table-cell>
              <table:table-cell office:value-type="float" office:value="120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30">
                <text:p>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9">
                <text:p>149</text:p>
              </table:table-cell>
              <table:table-cell office:value-type="float" office:value="121">
                <text:p>121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53">
                <text:p>253</text:p>
              </table:table-cell>
              <table:table-cell office:value-type="float" office:value="26">
                <text:p>2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6">
                <text:p>146</text:p>
              </table:table-cell>
              <table:table-cell office:value-type="float" office:value="122">
                <text:p>122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253">
                <text:p>253</text:p>
              </table:table-cell>
              <table:table-cell office:value-type="float" office:value="22">
                <text:p>2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3">
                <text:p>143</text:p>
              </table:table-cell>
              <table:table-cell office:value-type="float" office:value="123">
                <text:p>12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254">
                <text:p>254</text:p>
              </table:table-cell>
              <table:table-cell office:value-type="float" office:value="18">
                <text:p>1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9">
                <text:p>139</text:p>
              </table:table-cell>
              <table:table-cell office:value-type="float" office:value="124">
                <text:p>124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254">
                <text:p>254</text:p>
              </table:table-cell>
              <table:table-cell office:value-type="float" office:value="14">
                <text:p>1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6">
                <text:p>136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10">
                <text:p>1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3">
                <text:p>133</text:p>
              </table:table-cell>
              <table:table-cell office:value-type="float" office:value="126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254">
                <text:p>254</text:p>
              </table:table-cell>
              <table:table-cell office:value-type="float" office:value="6">
                <text:p>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0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26">
                <text:p>126</text:p>
              </table:table-cell>
              <table:table-cell office:value-type="float" office:value="255">
                <text:p>255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1">
                <text:p>121</text:p>
              </table:table-cell>
              <table:table-cell office:value-type="float" office:value="130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255">
                <text:p>255</text:p>
              </table:table-cell>
              <table:table-cell office:value-type="float" office:value="251">
                <text:p>251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8">
                <text:p>118</text:p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254">
                <text:p>254</text:p>
              </table:table-cell>
              <table:table-cell office:value-type="float" office:value="12">
                <text:p>1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123">
                <text:p>123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  <table:table-cell office:value-type="float" office:value="254">
                <text:p>254</text:p>
              </table:table-cell>
              <table:table-cell office:value-type="float" office:value="16">
                <text:p>1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1">
                <text:p>111</text:p>
              </table:table-cell>
              <table:table-cell office:value-type="float" office:value="133">
                <text:p>133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  <table:table-cell office:value-type="float" office:value="245">
                <text:p>245</text:p>
              </table:table-cell>
              <table:table-cell office:value-type="float" office:value="254">
                <text:p>254</text:p>
              </table:table-cell>
              <table:table-cell office:value-type="float" office:value="20">
                <text:p>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8">
                <text:p>108</text:p>
              </table:table-cell>
              <table:table-cell office:value-type="float" office:value="134">
                <text:p>134</text:p>
              </table:table-cell>
              <table:table-cell office:value-type="float" office:value="121">
                <text:p>121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253">
                <text:p>253</text:p>
              </table:table-cell>
              <table:table-cell office:value-type="float" office:value="24">
                <text:p>2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5">
                <text:p>105</text:p>
              </table:table-cell>
              <table:table-cell office:value-type="float" office:value="135">
                <text:p>135</text:p>
              </table:table-cell>
              <table:table-cell office:value-type="float" office:value="120">
                <text:p>120</text:p>
              </table:table-cell>
              <table:table-cell office:value-type="float" office:value="255">
                <text:p>255</text:p>
              </table:table-cell>
              <table:table-cell office:value-type="float" office:value="241">
                <text:p>241</text:p>
              </table:table-cell>
              <table:table-cell office:value-type="float" office:value="253">
                <text:p>253</text:p>
              </table:table-cell>
              <table:table-cell office:value-type="float" office:value="28">
                <text:p>2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2">
                <text:p>102</text:p>
              </table:table-cell>
              <table:table-cell office:value-type="float" office:value="136">
                <text:p>136</text:p>
              </table:table-cell>
              <table:table-cell office:value-type="float" office:value="119">
                <text:p>119</text:p>
              </table:table-cell>
              <table:table-cell office:value-type="float" office:value="255">
                <text:p>255</text:p>
              </table:table-cell>
              <table:table-cell office:value-type="float" office:value="239">
                <text:p>239</text:p>
              </table:table-cell>
              <table:table-cell office:value-type="float" office:value="252">
                <text:p>252</text:p>
              </table:table-cell>
              <table:table-cell office:value-type="float" office:value="31">
                <text:p>3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9">
                <text:p>99</text:p>
              </table:table-cell>
              <table:table-cell office:value-type="float" office:value="137">
                <text:p>137</text:p>
              </table:table-cell>
              <table:table-cell office:value-type="float" office:value="118">
                <text:p>118</text:p>
              </table:table-cell>
              <table:table-cell office:value-type="float" office:value="255">
                <text:p>255</text:p>
              </table:table-cell>
              <table:table-cell office:value-type="float" office:value="237">
                <text:p>237</text:p>
              </table:table-cell>
              <table:table-cell office:value-type="float" office:value="251">
                <text:p>251</text:p>
              </table:table-cell>
              <table:table-cell office:value-type="float" office:value="35">
                <text:p>3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6">
                <text:p>96</text:p>
              </table:table-cell>
              <table:table-cell office:value-type="float" office:value="138">
                <text:p>138</text:p>
              </table:table-cell>
              <table:table-cell office:value-type="float" office:value="117">
                <text:p>117</text:p>
              </table:table-cell>
              <table:table-cell office:value-type="float" office:value="255">
                <text:p>255</text:p>
              </table:table-cell>
              <table:table-cell office:value-type="float" office:value="235">
                <text:p>235</text:p>
              </table:table-cell>
              <table:table-cell office:value-type="float" office:value="251">
                <text:p>251</text:p>
              </table:table-cell>
              <table:table-cell office:value-type="float" office:value="39">
                <text:p>3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3">
                <text:p>93</text:p>
              </table:table-cell>
              <table:table-cell office:value-type="float" office:value="139">
                <text:p>139</text:p>
              </table:table-cell>
              <table:table-cell office:value-type="float" office:value="116">
                <text:p>116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50">
                <text:p>250</text:p>
              </table:table-cell>
              <table:table-cell office:value-type="float" office:value="43">
                <text:p>4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0">
                <text:p>90</text:p>
              </table:table-cell>
              <table:table-cell office:value-type="float" office:value="140">
                <text:p>14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231">
                <text:p>231</text:p>
              </table:table-cell>
              <table:table-cell office:value-type="float" office:value="249">
                <text:p>249</text:p>
              </table:table-cell>
              <table:table-cell office:value-type="float" office:value="46">
                <text:p>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7">
                <text:p>87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248">
                <text:p>248</text:p>
              </table:table-cell>
              <table:table-cell office:value-type="float" office:value="50">
                <text:p>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4">
                <text:p>84</text:p>
              </table:table-cell>
              <table:table-cell office:value-type="float" office:value="142">
                <text:p>142</text:p>
              </table:table-cell>
              <table:table-cell office:value-type="float" office:value="113">
                <text:p>113</text:p>
              </table:table-cell>
              <table:table-cell office:value-type="float" office:value="255">
                <text:p>255</text:p>
              </table:table-cell>
              <table:table-cell office:value-type="float" office:value="227">
                <text:p>227</text:p>
              </table:table-cell>
              <table:table-cell office:value-type="float" office:value="247">
                <text:p>247</text:p>
              </table:table-cell>
              <table:table-cell office:value-type="float" office:value="53">
                <text:p>5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1">
                <text:p>81</text:p>
              </table:table-cell>
              <table:table-cell office:value-type="float" office:value="143">
                <text:p>143</text:p>
              </table:table-cell>
              <table:table-cell office:value-type="float" office:value="112">
                <text:p>112</text:p>
              </table:table-cell>
              <table:table-cell office:value-type="float" office:value="255">
                <text:p>255</text:p>
              </table:table-cell>
              <table:table-cell office:value-type="float" office:value="225">
                <text:p>225</text:p>
              </table:table-cell>
              <table:table-cell office:value-type="float" office:value="246">
                <text:p>246</text:p>
              </table:table-cell>
              <table:table-cell office:value-type="float" office:value="57">
                <text:p>5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8">
                <text:p>78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  <table:table-cell office:value-type="float" office:value="255">
                <text:p>255</text:p>
              </table:table-cell>
              <table:table-cell office:value-type="float" office:value="223">
                <text:p>223</text:p>
              </table:table-cell>
              <table:table-cell office:value-type="float" office:value="245">
                <text:p>245</text:p>
              </table:table-cell>
              <table:table-cell office:value-type="float" office:value="60">
                <text:p>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5">
                <text:p>75</text:p>
              </table:table-cell>
              <table:table-cell office:value-type="float" office:value="145">
                <text:p>145</text:p>
              </table:table-cell>
              <table:table-cell office:value-type="float" office:value="110">
                <text:p>110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244">
                <text:p>244</text:p>
              </table:table-cell>
              <table:table-cell office:value-type="float" office:value="64">
                <text:p>6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2">
                <text:p>72</text:p>
              </table:table-cell>
              <table:table-cell office:value-type="float" office:value="146">
                <text:p>146</text:p>
              </table:table-cell>
              <table:table-cell office:value-type="float" office:value="109">
                <text:p>109</text:p>
              </table:table-cell>
              <table:table-cell office:value-type="float" office:value="255">
                <text:p>255</text:p>
              </table:table-cell>
              <table:table-cell office:value-type="float" office:value="219">
                <text:p>219</text:p>
              </table:table-cell>
              <table:table-cell office:value-type="float" office:value="242">
                <text:p>242</text:p>
              </table:table-cell>
              <table:table-cell office:value-type="float" office:value="67">
                <text:p>6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0">
                <text:p>70</text:p>
              </table:table-cell>
              <table:table-cell office:value-type="float" office:value="147">
                <text:p>147</text:p>
              </table:table-cell>
              <table:table-cell office:value-type="float" office:value="108">
                <text:p>108</text:p>
              </table:table-cell>
              <table:table-cell office:value-type="float" office:value="255">
                <text:p>255</text:p>
              </table:table-cell>
              <table:table-cell office:value-type="float" office:value="217">
                <text:p>217</text:p>
              </table:table-cell>
              <table:table-cell office:value-type="float" office:value="241">
                <text:p>241</text:p>
              </table:table-cell>
              <table:table-cell office:value-type="float" office:value="71">
                <text:p>7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7">
                <text:p>67</text:p>
              </table:table-cell>
              <table:table-cell office:value-type="float" office:value="148">
                <text:p>148</text:p>
              </table:table-cell>
              <table:table-cell office:value-type="float" office:value="107">
                <text:p>107</text:p>
              </table:table-cell>
              <table:table-cell office:value-type="float" office:value="255">
                <text:p>255</text:p>
              </table:table-cell>
              <table:table-cell office:value-type="float" office:value="215">
                <text:p>215</text:p>
              </table:table-cell>
              <table:table-cell office:value-type="float" office:value="239">
                <text:p>239</text:p>
              </table:table-cell>
              <table:table-cell office:value-type="float" office:value="74">
                <text:p>7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4">
                <text:p>64</text:p>
              </table:table-cell>
              <table:table-cell office:value-type="float" office:value="149">
                <text:p>149</text:p>
              </table:table-cell>
              <table:table-cell office:value-type="float" office:value="106">
                <text:p>106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  <table:table-cell office:value-type="float" office:value="238">
                <text:p>238</text:p>
              </table:table-cell>
              <table:table-cell office:value-type="float" office:value="78">
                <text:p>7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1">
                <text:p>61</text:p>
              </table:table-cell>
              <table:table-cell office:value-type="float" office:value="150">
                <text:p>150</text:p>
              </table:table-cell>
              <table:table-cell office:value-type="float" office:value="105">
                <text:p>105</text:p>
              </table:table-cell>
              <table:table-cell office:value-type="float" office:value="255">
                <text:p>255</text:p>
              </table:table-cell>
              <table:table-cell office:value-type="float" office:value="211">
                <text:p>211</text:p>
              </table:table-cell>
              <table:table-cell office:value-type="float" office:value="236">
                <text:p>236</text:p>
              </table:table-cell>
              <table:table-cell office:value-type="float" office:value="81">
                <text:p>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9">
                <text:p>59</text:p>
              </table:table-cell>
              <table:table-cell office:value-type="float" office:value="151">
                <text:p>151</text:p>
              </table:table-cell>
              <table:table-cell office:value-type="float" office:value="104">
                <text:p>104</text:p>
              </table:table-cell>
              <table:table-cell office:value-type="float" office:value="255">
                <text:p>255</text:p>
              </table:table-cell>
              <table:table-cell office:value-type="float" office:value="209">
                <text:p>209</text:p>
              </table:table-cell>
              <table:table-cell office:value-type="float" office:value="235">
                <text:p>235</text:p>
              </table:table-cell>
              <table:table-cell office:value-type="float" office:value="84">
                <text:p>8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6">
                <text:p>56</text:p>
              </table:table-cell>
              <table:table-cell office:value-type="float" office:value="152">
                <text:p>152</text:p>
              </table:table-cell>
              <table:table-cell office:value-type="float" office:value="103">
                <text:p>103</text:p>
              </table:table-cell>
              <table:table-cell office:value-type="float" office:value="255">
                <text:p>255</text:p>
              </table:table-cell>
              <table:table-cell office:value-type="float" office:value="207">
                <text:p>207</text:p>
              </table:table-cell>
              <table:table-cell office:value-type="float" office:value="233">
                <text:p>233</text:p>
              </table:table-cell>
              <table:table-cell office:value-type="float" office:value="87">
                <text:p>8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4">
                <text:p>54</text:p>
              </table:table-cell>
              <table:table-cell office:value-type="float" office:value="153">
                <text:p>153</text:p>
              </table:table-cell>
              <table:table-cell office:value-type="float" office:value="102">
                <text:p>102</text:p>
              </table:table-cell>
              <table:table-cell office:value-type="float" office:value="255">
                <text:p>255</text:p>
              </table:table-cell>
              <table:table-cell office:value-type="float" office:value="205">
                <text:p>205</text:p>
              </table:table-cell>
              <table:table-cell office:value-type="float" office:value="231">
                <text:p>231</text:p>
              </table:table-cell>
              <table:table-cell office:value-type="float" office:value="91">
                <text:p>9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1">
                <text:p>51</text:p>
              </table:table-cell>
              <table:table-cell office:value-type="float" office:value="154">
                <text:p>154</text:p>
              </table:table-cell>
              <table:table-cell office:value-type="float" office:value="101">
                <text:p>101</text:p>
              </table:table-cell>
              <table:table-cell office:value-type="float" office:value="255">
                <text:p>255</text:p>
              </table:table-cell>
              <table:table-cell office:value-type="float" office:value="203">
                <text:p>203</text:p>
              </table:table-cell>
              <table:table-cell office:value-type="float" office:value="229">
                <text:p>229</text:p>
              </table:table-cell>
              <table:table-cell office:value-type="float" office:value="94">
                <text:p>9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">
                <text:p>49</text:p>
              </table:table-cell>
              <table:table-cell office:value-type="float" office:value="155">
                <text:p>155</text:p>
              </table:table-cell>
              <table:table-cell office:value-type="float" office:value="100">
                <text:p>100</text:p>
              </table:table-cell>
              <table:table-cell office:value-type="float" office:value="255">
                <text:p>255</text:p>
              </table:table-cell>
              <table:table-cell office:value-type="float" office:value="201">
                <text:p>201</text:p>
              </table:table-cell>
              <table:table-cell office:value-type="float" office:value="228">
                <text:p>228</text:p>
              </table:table-cell>
              <table:table-cell office:value-type="float" office:value="97">
                <text:p>9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6">
                <text:p>46</text:p>
              </table:table-cell>
              <table:table-cell office:value-type="float" office:value="156">
                <text:p>156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226">
                <text:p>226</text:p>
              </table:table-cell>
              <table:table-cell office:value-type="float" office:value="100">
                <text:p>1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4">
                <text:p>44</text:p>
              </table:table-cell>
              <table:table-cell office:value-type="float" office:value="157">
                <text:p>157</text:p>
              </table:table-cell>
              <table:table-cell office:value-type="float" office:value="98">
                <text:p>98</text:p>
              </table:table-cell>
              <table:table-cell office:value-type="float" office:value="255">
                <text:p>255</text:p>
              </table:table-cell>
              <table:table-cell office:value-type="float" office:value="197">
                <text:p>197</text:p>
              </table:table-cell>
              <table:table-cell office:value-type="float" office:value="224">
                <text:p>224</text:p>
              </table:table-cell>
              <table:table-cell office:value-type="float" office:value="103">
                <text:p>10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">
                <text:p>41</text:p>
              </table:table-cell>
              <table:table-cell office:value-type="float" office:value="158">
                <text:p>158</text:p>
              </table:table-cell>
              <table:table-cell office:value-type="float" office:value="97">
                <text:p>97</text:p>
              </table:table-cell>
              <table:table-cell office:value-type="float" office:value="255">
                <text:p>255</text:p>
              </table:table-cell>
              <table:table-cell office:value-type="float" office:value="195">
                <text:p>195</text:p>
              </table:table-cell>
              <table:table-cell office:value-type="float" office:value="221">
                <text:p>221</text:p>
              </table:table-cell>
              <table:table-cell office:value-type="float" office:value="106">
                <text:p>10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9">
                <text:p>39</text:p>
              </table:table-cell>
              <table:table-cell office:value-type="float" office:value="159">
                <text:p>159</text:p>
              </table:table-cell>
              <table:table-cell office:value-type="float" office:value="96">
                <text:p>96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  <table:table-cell office:value-type="float" office:value="219">
                <text:p>219</text:p>
              </table:table-cell>
              <table:table-cell office:value-type="float" office:value="109">
                <text:p>10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7">
                <text:p>37</text:p>
              </table:table-cell>
              <table:table-cell office:value-type="float" office:value="160">
                <text:p>160</text:p>
              </table:table-cell>
              <table:table-cell office:value-type="float" office:value="95">
                <text:p>95</text:p>
              </table:table-cell>
              <table:table-cell office:value-type="float" office:value="255">
                <text:p>255</text:p>
              </table:table-cell>
              <table:table-cell office:value-type="float" office:value="191">
                <text:p>191</text:p>
              </table:table-cell>
              <table:table-cell office:value-type="float" office:value="217">
                <text:p>217</text:p>
              </table:table-cell>
              <table:table-cell office:value-type="float" office:value="112">
                <text:p>11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">
                <text:p>35</text:p>
              </table:table-cell>
              <table:table-cell office:value-type="float" office:value="161">
                <text:p>161</text:p>
              </table:table-cell>
              <table:table-cell office:value-type="float" office:value="94">
                <text:p>94</text:p>
              </table:table-cell>
              <table:table-cell office:value-type="float" office:value="255">
                <text:p>255</text:p>
              </table:table-cell>
              <table:table-cell office:value-type="float" office:value="189">
                <text:p>189</text:p>
              </table:table-cell>
              <table:table-cell office:value-type="float" office:value="215">
                <text:p>215</text:p>
              </table:table-cell>
              <table:table-cell office:value-type="float" office:value="115">
                <text:p>11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3">
                <text:p>33</text:p>
              </table:table-cell>
              <table:table-cell office:value-type="float" office:value="162">
                <text:p>162</text:p>
              </table:table-cell>
              <table:table-cell office:value-type="float" office:value="93">
                <text:p>93</text:p>
              </table:table-cell>
              <table:table-cell office:value-type="float" office:value="255">
                <text:p>255</text:p>
              </table:table-cell>
              <table:table-cell office:value-type="float" office:value="187">
                <text:p>187</text:p>
              </table:table-cell>
              <table:table-cell office:value-type="float" office:value="213">
                <text:p>213</text:p>
              </table:table-cell>
              <table:table-cell office:value-type="float" office:value="118">
                <text:p>11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0">
                <text:p>30</text:p>
              </table:table-cell>
              <table:table-cell office:value-type="float" office:value="163">
                <text:p>163</text:p>
              </table:table-cell>
              <table:table-cell office:value-type="float" office:value="92">
                <text:p>92</text:p>
              </table:table-cell>
              <table:table-cell office:value-type="float" office:value="255">
                <text:p>255</text:p>
              </table:table-cell>
              <table:table-cell office:value-type="float" office:value="185">
                <text:p>185</text:p>
              </table:table-cell>
              <table:table-cell office:value-type="float" office:value="210">
                <text:p>210</text:p>
              </table:table-cell>
              <table:table-cell office:value-type="float" office:value="121">
                <text:p>12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91">
                <text:p>91</text:p>
              </table:table-cell>
              <table:table-cell office:value-type="float" office:value="255">
                <text:p>255</text:p>
              </table:table-cell>
              <table:table-cell office:value-type="float" office:value="183">
                <text:p>183</text:p>
              </table:table-cell>
              <table:table-cell office:value-type="float" office:value="208">
                <text:p>208</text:p>
              </table:table-cell>
              <table:table-cell office:value-type="float" office:value="124">
                <text:p>12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6">
                <text:p>26</text:p>
              </table:table-cell>
              <table:table-cell office:value-type="float" office:value="165">
                <text:p>165</text:p>
              </table:table-cell>
              <table:table-cell office:value-type="float" office:value="90">
                <text:p>90</text:p>
              </table:table-cell>
              <table:table-cell office:value-type="float" office:value="255">
                <text:p>255</text:p>
              </table:table-cell>
              <table:table-cell office:value-type="float" office:value="181">
                <text:p>181</text:p>
              </table:table-cell>
              <table:table-cell office:value-type="float" office:value="205">
                <text:p>205</text:p>
              </table:table-cell>
              <table:table-cell office:value-type="float" office:value="127">
                <text:p>12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5">
                <text:p>25</text:p>
              </table:table-cell>
              <table:table-cell office:value-type="float" office:value="166">
                <text:p>166</text:p>
              </table:table-cell>
              <table:table-cell office:value-type="float" office:value="89">
                <text:p>89</text:p>
              </table:table-cell>
              <table:table-cell office:value-type="float" office:value="255">
                <text:p>255</text:p>
              </table:table-cell>
              <table:table-cell office:value-type="float" office:value="179">
                <text:p>179</text:p>
              </table:table-cell>
              <table:table-cell office:value-type="float" office:value="203">
                <text:p>203</text:p>
              </table:table-cell>
              <table:table-cell office:value-type="float" office:value="130">
                <text:p>1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">
                <text:p>23</text:p>
              </table:table-cell>
              <table:table-cell office:value-type="float" office:value="167">
                <text:p>167</text:p>
              </table:table-cell>
              <table:table-cell office:value-type="float" office:value="88">
                <text:p>88</text:p>
              </table:table-cell>
              <table:table-cell office:value-type="float" office:value="255">
                <text:p>255</text:p>
              </table:table-cell>
              <table:table-cell office:value-type="float" office:value="177">
                <text:p>177</text:p>
              </table:table-cell>
              <table:table-cell office:value-type="float" office:value="200">
                <text:p>200</text:p>
              </table:table-cell>
              <table:table-cell office:value-type="float" office:value="133">
                <text:p>13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">
                <text:p>21</text:p>
              </table:table-cell>
              <table:table-cell office:value-type="float" office:value="168">
                <text:p>168</text:p>
              </table:table-cell>
              <table:table-cell office:value-type="float" office:value="87">
                <text:p>87</text:p>
              </table:table-cell>
              <table:table-cell office:value-type="float" office:value="255">
                <text:p>255</text:p>
              </table:table-cell>
              <table:table-cell office:value-type="float" office:value="175">
                <text:p>175</text:p>
              </table:table-cell>
              <table:table-cell office:value-type="float" office:value="198">
                <text:p>198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">
                <text:p>19</text:p>
              </table:table-cell>
              <table:table-cell office:value-type="float" office:value="169">
                <text:p>169</text:p>
              </table:table-cell>
              <table:table-cell office:value-type="float" office:value="86">
                <text:p>86</text:p>
              </table:table-cell>
              <table:table-cell office:value-type="float" office:value="255">
                <text:p>255</text:p>
              </table:table-cell>
              <table:table-cell office:value-type="float" office:value="173">
                <text:p>173</text:p>
              </table:table-cell>
              <table:table-cell office:value-type="float" office:value="195">
                <text:p>195</text:p>
              </table:table-cell>
              <table:table-cell office:value-type="float" office:value="138">
                <text:p>13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85">
                <text:p>85</text:p>
              </table:table-cell>
              <table:table-cell office:value-type="float" office:value="255">
                <text:p>255</text:p>
              </table:table-cell>
              <table:table-cell office:value-type="float" office:value="171">
                <text:p>171</text:p>
              </table:table-cell>
              <table:table-cell office:value-type="float" office:value="193">
                <text:p>193</text:p>
              </table:table-cell>
              <table:table-cell office:value-type="float" office:value="141">
                <text:p>14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">
                <text:p>16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255">
                <text:p>255</text:p>
              </table:table-cell>
              <table:table-cell office:value-type="float" office:value="169">
                <text:p>169</text:p>
              </table:table-cell>
              <table:table-cell office:value-type="float" office:value="190">
                <text:p>190</text:p>
              </table:table-cell>
              <table:table-cell office:value-type="float" office:value="143">
                <text:p>14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">
                <text:p>15</text:p>
              </table:table-cell>
              <table:table-cell office:value-type="float" office:value="172">
                <text:p>172</text:p>
              </table:table-cell>
              <table:table-cell office:value-type="float" office:value="83">
                <text:p>83</text:p>
              </table:table-cell>
              <table:table-cell office:value-type="float" office:value="255">
                <text:p>255</text:p>
              </table:table-cell>
              <table:table-cell office:value-type="float" office:value="167">
                <text:p>167</text:p>
              </table:table-cell>
              <table:table-cell office:value-type="float" office:value="187">
                <text:p>187</text:p>
              </table:table-cell>
              <table:table-cell office:value-type="float" office:value="146">
                <text:p>14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82">
                <text:p>82</text:p>
              </table:table-cell>
              <table:table-cell office:value-type="float" office:value="255">
                <text:p>255</text:p>
              </table:table-cell>
              <table:table-cell office:value-type="float" office:value="165">
                <text:p>165</text:p>
              </table:table-cell>
              <table:table-cell office:value-type="float" office:value="184">
                <text:p>184</text:p>
              </table:table-cell>
              <table:table-cell office:value-type="float" office:value="149">
                <text:p>14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">
                <text:p>12</text:p>
              </table:table-cell>
              <table:table-cell office:value-type="float" office:value="174">
                <text:p>174</text:p>
              </table:table-cell>
              <table:table-cell office:value-type="float" office:value="81">
                <text:p>81</text:p>
              </table:table-cell>
              <table:table-cell office:value-type="float" office:value="255">
                <text:p>255</text:p>
              </table:table-cell>
              <table:table-cell office:value-type="float" office:value="163">
                <text:p>163</text:p>
              </table:table-cell>
              <table:table-cell office:value-type="float" office:value="182">
                <text:p>182</text:p>
              </table:table-cell>
              <table:table-cell office:value-type="float" office:value="151">
                <text:p>15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">
                <text:p>10</text:p>
              </table:table-cell>
              <table:table-cell office:value-type="float" office:value="175">
                <text:p>175</text:p>
              </table:table-cell>
              <table:table-cell office:value-type="float" office:value="80">
                <text:p>80</text:p>
              </table:table-cell>
              <table:table-cell office:value-type="float" office:value="255">
                <text:p>255</text:p>
              </table:table-cell>
              <table:table-cell office:value-type="float" office:value="161">
                <text:p>161</text:p>
              </table:table-cell>
              <table:table-cell office:value-type="float" office:value="179">
                <text:p>179</text:p>
              </table:table-cell>
              <table:table-cell office:value-type="float" office:value="154">
                <text:p>15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">
                <text:p>9</text:p>
              </table:table-cell>
              <table:table-cell office:value-type="float" office:value="176">
                <text:p>176</text:p>
              </table:table-cell>
              <table:table-cell office:value-type="float" office:value="79">
                <text:p>79</text:p>
              </table:table-cell>
              <table:table-cell office:value-type="float" office:value="255">
                <text:p>255</text:p>
              </table:table-cell>
              <table:table-cell office:value-type="float" office:value="159">
                <text:p>159</text:p>
              </table:table-cell>
              <table:table-cell office:value-type="float" office:value="176">
                <text:p>176</text:p>
              </table:table-cell>
              <table:table-cell office:value-type="float" office:value="156">
                <text:p>15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">
                <text:p>8</text:p>
              </table:table-cell>
              <table:table-cell office:value-type="float" office:value="177">
                <text:p>177</text:p>
              </table:table-cell>
              <table:table-cell office:value-type="float" office:value="78">
                <text:p>78</text:p>
              </table:table-cell>
              <table:table-cell office:value-type="float" office:value="255">
                <text:p>255</text:p>
              </table:table-cell>
              <table:table-cell office:value-type="float" office:value="157">
                <text:p>157</text:p>
              </table:table-cell>
              <table:table-cell office:value-type="float" office:value="173">
                <text:p>173</text:p>
              </table:table-cell>
              <table:table-cell office:value-type="float" office:value="159">
                <text:p>15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">
                <text:p>7</text:p>
              </table:table-cell>
              <table:table-cell office:value-type="float" office:value="178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255">
                <text:p>255</text:p>
              </table:table-cell>
              <table:table-cell office:value-type="float" office:value="155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61">
                <text:p>16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">
                <text:p>6</text:p>
              </table:table-cell>
              <table:table-cell office:value-type="float" office:value="179">
                <text:p>179</text:p>
              </table:table-cell>
              <table:table-cell office:value-type="float" office:value="76">
                <text:p>76</text:p>
              </table:table-cell>
              <table:table-cell office:value-type="float" office:value="255">
                <text:p>255</text:p>
              </table:table-cell>
              <table:table-cell office:value-type="float" office:value="153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164">
                <text:p>16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255">
                <text:p>255</text:p>
              </table:table-cell>
              <table:table-cell office:value-type="float" office:value="151">
                <text:p>151</text:p>
              </table:table-cell>
              <table:table-cell office:value-type="float" office:value="164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">
                <text:p>4</text:p>
              </table:table-cell>
              <table:table-cell office:value-type="float" office:value="181">
                <text:p>181</text:p>
              </table:table-cell>
              <table:table-cell office:value-type="float" office:value="74">
                <text:p>74</text:p>
              </table:table-cell>
              <table:table-cell office:value-type="float" office:value="255">
                <text:p>255</text:p>
              </table:table-cell>
              <table:table-cell office:value-type="float" office:value="149">
                <text:p>149</text:p>
              </table:table-cell>
              <table:table-cell office:value-type="float" office:value="161">
                <text:p>161</text:p>
              </table:table-cell>
              <table:table-cell office:value-type="float" office:value="168">
                <text:p>1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">
                <text:p>3</text:p>
              </table:table-cell>
              <table:table-cell office:value-type="float" office:value="182">
                <text:p>182</text:p>
              </table:table-cell>
              <table:table-cell office:value-type="float" office:value="73">
                <text:p>73</text:p>
              </table:table-cell>
              <table:table-cell office:value-type="float" office:value="255">
                <text:p>255</text:p>
              </table:table-cell>
              <table:table-cell office:value-type="float" office:value="147">
                <text:p>147</text:p>
              </table:table-cell>
              <table:table-cell office:value-type="float" office:value="158">
                <text:p>158</text:p>
              </table:table-cell>
              <table:table-cell office:value-type="float" office:value="171">
                <text:p>17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">
                <text:p>3</text:p>
              </table:table-cell>
              <table:table-cell office:value-type="float" office:value="183">
                <text:p>183</text:p>
              </table:table-cell>
              <table:table-cell office:value-type="float" office:value="72">
                <text:p>72</text:p>
              </table:table-cell>
              <table:table-cell office:value-type="float" office:value="255">
                <text:p>255</text:p>
              </table:table-cell>
              <table:table-cell office:value-type="float" office:value="145">
                <text:p>145</text:p>
              </table:table-cell>
              <table:table-cell office:value-type="float" office:value="155">
                <text:p>155</text:p>
              </table:table-cell>
              <table:table-cell office:value-type="float" office:value="173">
                <text:p>17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  <table:table-cell office:value-type="float" office:value="184">
                <text:p>184</text:p>
              </table:table-cell>
              <table:table-cell office:value-type="float" office:value="71">
                <text:p>71</text:p>
              </table:table-cell>
              <table:table-cell office:value-type="float" office:value="255">
                <text:p>255</text:p>
              </table:table-cell>
              <table:table-cell office:value-type="float" office:value="143">
                <text:p>143</text:p>
              </table:table-cell>
              <table:table-cell office:value-type="float" office:value="152">
                <text:p>152</text:p>
              </table:table-cell>
              <table:table-cell office:value-type="float" office:value="175">
                <text:p>17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  <table:table-cell office:value-type="float" office:value="185">
                <text:p>185</text:p>
              </table:table-cell>
              <table:table-cell office:value-type="float" office:value="70">
                <text:p>70</text:p>
              </table:table-cell>
              <table:table-cell office:value-type="float" office:value="255">
                <text:p>255</text:p>
              </table:table-cell>
              <table:table-cell office:value-type="float" office:value="141">
                <text:p>141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">
                <text:p>1</text:p>
              </table:table-cell>
              <table:table-cell office:value-type="float" office:value="186">
                <text:p>186</text:p>
              </table:table-cell>
              <table:table-cell office:value-type="float" office:value="69">
                <text:p>69</text:p>
              </table:table-cell>
              <table:table-cell office:value-type="float" office:value="255">
                <text:p>255</text:p>
              </table:table-cell>
              <table:table-cell office:value-type="float" office:value="139">
                <text:p>139</text:p>
              </table:table-cell>
              <table:table-cell office:value-type="float" office:value="146">
                <text:p>146</text:p>
              </table:table-cell>
              <table:table-cell office:value-type="float" office:value="180">
                <text:p>1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187">
                <text:p>187</text:p>
              </table:table-cell>
              <table:table-cell office:value-type="float" office:value="68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137">
                <text:p>137</text:p>
              </table:table-cell>
              <table:table-cell office:value-type="float" office:value="143">
                <text:p>143</text:p>
              </table:table-cell>
              <table:table-cell office:value-type="float" office:value="182">
                <text:p>18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  <table:table-cell office:value-type="float" office:value="67">
                <text:p>67</text:p>
              </table:table-cell>
              <table:table-cell office:value-type="float" office:value="255">
                <text:p>255</text:p>
              </table:table-cell>
              <table:table-cell office:value-type="float" office:value="135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66">
                <text:p>66</text:p>
              </table:table-cell>
              <table:table-cell office:value-type="float" office:value="255">
                <text:p>255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65">
                <text:p>65</text:p>
              </table:table-cell>
              <table:table-cell office:value-type="float" office:value="255">
                <text:p>255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191">
                <text:p>191</text:p>
              </table:table-cell>
              <table:table-cell office:value-type="float" office:value="64">
                <text:p>64</text:p>
              </table:table-cell>
              <table:table-cell office:value-type="float" office:value="255">
                <text:p>255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90">
                <text:p>1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63">
                <text:p>63</text:p>
              </table:table-cell>
              <table:table-cell office:value-type="float" office:value="255">
                <text:p>25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92">
                <text:p>1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62">
                <text:p>62</text:p>
              </table:table-cell>
              <table:table-cell office:value-type="float" office:value="255">
                <text:p>25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94">
                <text:p>19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61">
                <text:p>61</text:p>
              </table:table-cell>
              <table:table-cell office:value-type="float" office:value="255">
                <text:p>255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96">
                <text:p>19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  <table:table-cell office:value-type="float" office:value="60">
                <text:p>60</text:p>
              </table:table-cell>
              <table:table-cell office:value-type="float" office:value="255">
                <text:p>255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98">
                <text:p>19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59">
                <text:p>59</text:p>
              </table:table-cell>
              <table:table-cell office:value-type="float" office:value="255">
                <text:p>255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200">
                <text:p>2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58">
                <text:p>58</text:p>
              </table:table-cell>
              <table:table-cell office:value-type="float" office:value="255">
                <text:p>255</text:p>
              </table:table-cell>
              <table:table-cell office:value-type="float" office:value="117">
                <text:p>117</text:p>
              </table:table-cell>
              <table:table-cell office:value-type="float" office:value="111">
                <text:p>111</text:p>
              </table:table-cell>
              <table:table-cell office:value-type="float" office:value="202">
                <text:p>20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  <table:table-cell office:value-type="float" office:value="57">
                <text:p>57</text:p>
              </table:table-cell>
              <table:table-cell office:value-type="float" office:value="255">
                <text:p>255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  <table:table-cell office:value-type="float" office:value="204">
                <text:p>20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  <table:table-cell office:value-type="float" office:value="199">
                <text:p>199</text:p>
              </table:table-cell>
              <table:table-cell office:value-type="float" office:value="56">
                <text:p>56</text:p>
              </table:table-cell>
              <table:table-cell office:value-type="float" office:value="255">
                <text:p>255</text:p>
              </table:table-cell>
              <table:table-cell office:value-type="float" office:value="113">
                <text:p>113</text:p>
              </table:table-cell>
              <table:table-cell office:value-type="float" office:value="105">
                <text:p>105</text:p>
              </table:table-cell>
              <table:table-cell office:value-type="float" office:value="205">
                <text:p>20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5">
                <text:p>55</text:p>
              </table:table-cell>
              <table:table-cell office:value-type="float" office:value="255">
                <text:p>255</text:p>
              </table:table-cell>
              <table:table-cell office:value-type="float" office:value="111">
                <text:p>111</text:p>
              </table:table-cell>
              <table:table-cell office:value-type="float" office:value="102">
                <text:p>102</text:p>
              </table:table-cell>
              <table:table-cell office:value-type="float" office:value="207">
                <text:p>20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54">
                <text:p>54</text:p>
              </table:table-cell>
              <table:table-cell office:value-type="float" office:value="255">
                <text:p>255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  <table:table-cell office:value-type="float" office:value="209">
                <text:p>20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">
                <text:p>3</text:p>
              </table:table-cell>
              <table:table-cell office:value-type="float" office:value="202">
                <text:p>202</text:p>
              </table:table-cell>
              <table:table-cell office:value-type="float" office:value="53">
                <text:p>53</text:p>
              </table:table-cell>
              <table:table-cell office:value-type="float" office:value="255">
                <text:p>255</text:p>
              </table:table-cell>
              <table:table-cell office:value-type="float" office:value="107">
                <text:p>107</text:p>
              </table:table-cell>
              <table:table-cell office:value-type="float" office:value="96">
                <text:p>96</text:p>
              </table:table-cell>
              <table:table-cell office:value-type="float" office:value="211">
                <text:p>2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52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05">
                <text:p>105</text:p>
              </table:table-cell>
              <table:table-cell office:value-type="float" office:value="93">
                <text:p>93</text:p>
              </table:table-cell>
              <table:table-cell office:value-type="float" office:value="212">
                <text:p>2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">
                <text:p>5</text:p>
              </table:table-cell>
              <table:table-cell office:value-type="float" office:value="204">
                <text:p>204</text:p>
              </table:table-cell>
              <table:table-cell office:value-type="float" office:value="51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214">
                <text:p>2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">
                <text:p>6</text:p>
              </table:table-cell>
              <table:table-cell office:value-type="float" office:value="205">
                <text:p>205</text:p>
              </table:table-cell>
              <table:table-cell office:value-type="float" office:value="50">
                <text:p>50</text:p>
              </table:table-cell>
              <table:table-cell office:value-type="float" office:value="255">
                <text:p>255</text:p>
              </table:table-cell>
              <table:table-cell office:value-type="float" office:value="101">
                <text:p>101</text:p>
              </table:table-cell>
              <table:table-cell office:value-type="float" office:value="87">
                <text:p>87</text:p>
              </table:table-cell>
              <table:table-cell office:value-type="float" office:value="215">
                <text:p>2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">
                <text:p>7</text:p>
              </table:table-cell>
              <table:table-cell office:value-type="float" office:value="206">
                <text:p>206</text:p>
              </table:table-cell>
              <table:table-cell office:value-type="float" office:value="49">
                <text:p>49</text:p>
              </table:table-cell>
              <table:table-cell office:value-type="float" office:value="255">
                <text:p>255</text:p>
              </table:table-cell>
              <table:table-cell office:value-type="float" office:value="99">
                <text:p>99</text:p>
              </table:table-cell>
              <table:table-cell office:value-type="float" office:value="84">
                <text:p>84</text:p>
              </table:table-cell>
              <table:table-cell office:value-type="float" office:value="217">
                <text:p>21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">
                <text:p>8</text:p>
              </table:table-cell>
              <table:table-cell office:value-type="float" office:value="207">
                <text:p>207</text:p>
              </table:table-cell>
              <table:table-cell office:value-type="float" office:value="48">
                <text:p>48</text:p>
              </table:table-cell>
              <table:table-cell office:value-type="float" office:value="255">
                <text:p>255</text:p>
              </table:table-cell>
              <table:table-cell office:value-type="float" office:value="97">
                <text:p>97</text:p>
              </table:table-cell>
              <table:table-cell office:value-type="float" office:value="81">
                <text:p>81</text:p>
              </table:table-cell>
              <table:table-cell office:value-type="float" office:value="219">
                <text:p>2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">
                <text:p>9</text:p>
              </table:table-cell>
              <table:table-cell office:value-type="float" office:value="208">
                <text:p>208</text:p>
              </table:table-cell>
              <table:table-cell office:value-type="float" office:value="47">
                <text:p>47</text:p>
              </table:table-cell>
              <table:table-cell office:value-type="float" office:value="255">
                <text:p>255</text:p>
              </table:table-cell>
              <table:table-cell office:value-type="float" office:value="95">
                <text:p>95</text:p>
              </table:table-cell>
              <table:table-cell office:value-type="float" office:value="78">
                <text:p>78</text:p>
              </table:table-cell>
              <table:table-cell office:value-type="float" office:value="220">
                <text:p>2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">
                <text:p>10</text:p>
              </table:table-cell>
              <table:table-cell office:value-type="float" office:value="209">
                <text:p>209</text:p>
              </table:table-cell>
              <table:table-cell office:value-type="float" office:value="46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222">
                <text:p>2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">
                <text:p>12</text:p>
              </table:table-cell>
              <table:table-cell office:value-type="float" office:value="210">
                <text:p>210</text:p>
              </table:table-cell>
              <table:table-cell office:value-type="float" office:value="45">
                <text:p>45</text:p>
              </table:table-cell>
              <table:table-cell office:value-type="float" office:value="255">
                <text:p>255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  <table:table-cell office:value-type="float" office:value="223">
                <text:p>22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">
                <text:p>13</text:p>
              </table:table-cell>
              <table:table-cell office:value-type="float" office:value="211">
                <text:p>211</text:p>
              </table:table-cell>
              <table:table-cell office:value-type="float" office:value="44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224">
                <text:p>2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">
                <text:p>15</text:p>
              </table:table-cell>
              <table:table-cell office:value-type="float" office:value="212">
                <text:p>212</text:p>
              </table:table-cell>
              <table:table-cell office:value-type="float" office:value="43">
                <text:p>43</text:p>
              </table:table-cell>
              <table:table-cell office:value-type="float" office:value="255">
                <text:p>255</text:p>
              </table:table-cell>
              <table:table-cell office:value-type="float" office:value="87">
                <text:p>87</text:p>
              </table:table-cell>
              <table:table-cell office:value-type="float" office:value="67">
                <text:p>67</text:p>
              </table:table-cell>
              <table:table-cell office:value-type="float" office:value="226">
                <text:p>22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">
                <text:p>16</text:p>
              </table:table-cell>
              <table:table-cell office:value-type="float" office:value="213">
                <text:p>213</text:p>
              </table:table-cell>
              <table:table-cell office:value-type="float" office:value="42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85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227">
                <text:p>2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">
                <text:p>18</text:p>
              </table:table-cell>
              <table:table-cell office:value-type="float" office:value="214">
                <text:p>214</text:p>
              </table:table-cell>
              <table:table-cell office:value-type="float" office:value="41">
                <text:p>41</text:p>
              </table:table-cell>
              <table:table-cell office:value-type="float" office:value="255">
                <text:p>255</text:p>
              </table:table-cell>
              <table:table-cell office:value-type="float" office:value="83">
                <text:p>83</text:p>
              </table:table-cell>
              <table:table-cell office:value-type="float" office:value="61">
                <text:p>61</text:p>
              </table:table-cell>
              <table:table-cell office:value-type="float" office:value="228">
                <text:p>2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">
                <text:p>19</text:p>
              </table:table-cell>
              <table:table-cell office:value-type="float" office:value="215">
                <text:p>215</text:p>
              </table:table-cell>
              <table:table-cell office:value-type="float" office:value="40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81">
                <text:p>81</text:p>
              </table:table-cell>
              <table:table-cell office:value-type="float" office:value="59">
                <text:p>59</text:p>
              </table:table-cell>
              <table:table-cell office:value-type="float" office:value="230">
                <text:p>2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">
                <text:p>21</text:p>
              </table:table-cell>
              <table:table-cell office:value-type="float" office:value="216">
                <text:p>216</text:p>
              </table:table-cell>
              <table:table-cell office:value-type="float" office:value="39">
                <text:p>39</text:p>
              </table:table-cell>
              <table:table-cell office:value-type="float" office:value="255">
                <text:p>255</text:p>
              </table:table-cell>
              <table:table-cell office:value-type="float" office:value="79">
                <text:p>79</text:p>
              </table:table-cell>
              <table:table-cell office:value-type="float" office:value="56">
                <text:p>56</text:p>
              </table:table-cell>
              <table:table-cell office:value-type="float" office:value="231">
                <text:p>2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">
                <text:p>23</text:p>
              </table:table-cell>
              <table:table-cell office:value-type="float" office:value="217">
                <text:p>217</text:p>
              </table:table-cell>
              <table:table-cell office:value-type="float" office:value="38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">
                <text:p>25</text:p>
              </table:table-cell>
              <table:table-cell office:value-type="float" office:value="218">
                <text:p>218</text:p>
              </table:table-cell>
              <table:table-cell office:value-type="float" office:value="37">
                <text:p>37</text:p>
              </table:table-cell>
              <table:table-cell office:value-type="float" office:value="255">
                <text:p>255</text:p>
              </table:table-cell>
              <table:table-cell office:value-type="float" office:value="75">
                <text:p>75</text:p>
              </table:table-cell>
              <table:table-cell office:value-type="float" office:value="51">
                <text:p>51</text:p>
              </table:table-cell>
              <table:table-cell office:value-type="float" office:value="233">
                <text:p>2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6">
                <text:p>26</text:p>
              </table:table-cell>
              <table:table-cell office:value-type="float" office:value="219">
                <text:p>219</text:p>
              </table:table-cell>
              <table:table-cell office:value-type="float" office:value="36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73">
                <text:p>73</text:p>
              </table:table-cell>
              <table:table-cell office:value-type="float" office:value="49">
                <text:p>49</text:p>
              </table:table-cell>
              <table:table-cell office:value-type="float" office:value="235">
                <text:p>2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">
                <text:p>28</text:p>
              </table:table-cell>
              <table:table-cell office:value-type="float" office:value="220">
                <text:p>220</text:p>
              </table:table-cell>
              <table:table-cell office:value-type="float" office:value="35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71">
                <text:p>71</text:p>
              </table:table-cell>
              <table:table-cell office:value-type="float" office:value="46">
                <text:p>46</text:p>
              </table:table-cell>
              <table:table-cell office:value-type="float" office:value="236">
                <text:p>23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">
                <text:p>30</text:p>
              </table:table-cell>
              <table:table-cell office:value-type="float" office:value="221">
                <text:p>221</text:p>
              </table:table-cell>
              <table:table-cell office:value-type="float" office:value="34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69">
                <text:p>69</text:p>
              </table:table-cell>
              <table:table-cell office:value-type="float" office:value="44">
                <text:p>44</text:p>
              </table:table-cell>
              <table:table-cell office:value-type="float" office:value="237">
                <text:p>23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3">
                <text:p>33</text:p>
              </table:table-cell>
              <table:table-cell office:value-type="float" office:value="222">
                <text:p>222</text:p>
              </table:table-cell>
              <table:table-cell office:value-type="float" office:value="33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67">
                <text:p>67</text:p>
              </table:table-cell>
              <table:table-cell office:value-type="float" office:value="41">
                <text:p>41</text:p>
              </table:table-cell>
              <table:table-cell office:value-type="float" office:value="238">
                <text:p>2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5">
                <text:p>35</text:p>
              </table:table-cell>
              <table:table-cell office:value-type="float" office:value="223">
                <text:p>223</text:p>
              </table:table-cell>
              <table:table-cell office:value-type="float" office:value="32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65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239">
                <text:p>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7">
                <text:p>37</text:p>
              </table:table-cell>
              <table:table-cell office:value-type="float" office:value="224">
                <text:p>224</text:p>
              </table:table-cell>
              <table:table-cell office:value-type="float" office:value="31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63">
                <text:p>63</text:p>
              </table:table-cell>
              <table:table-cell office:value-type="float" office:value="37">
                <text:p>37</text:p>
              </table:table-cell>
              <table:table-cell office:value-type="float" office:value="240">
                <text:p>2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9">
                <text:p>39</text:p>
              </table:table-cell>
              <table:table-cell office:value-type="float" office:value="225">
                <text:p>225</text:p>
              </table:table-cell>
              <table:table-cell office:value-type="float" office:value="30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241">
                <text:p>2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1">
                <text:p>41</text:p>
              </table:table-cell>
              <table:table-cell office:value-type="float" office:value="226">
                <text:p>226</text:p>
              </table:table-cell>
              <table:table-cell office:value-type="float" office:value="29">
                <text:p>29</text:p>
              </table:table-cell>
              <table:table-cell office:value-type="float" office:value="255">
                <text:p>255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242">
                <text:p>2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4">
                <text:p>44</text:p>
              </table:table-cell>
              <table:table-cell office:value-type="float" office:value="227">
                <text:p>227</text:p>
              </table:table-cell>
              <table:table-cell office:value-type="float" office:value="28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57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243">
                <text:p>2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6">
                <text:p>46</text:p>
              </table:table-cell>
              <table:table-cell office:value-type="float" office:value="228">
                <text:p>228</text:p>
              </table:table-cell>
              <table:table-cell office:value-type="float" office:value="27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55">
                <text:p>55</text:p>
              </table:table-cell>
              <table:table-cell office:value-type="float" office:value="28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">
                <text:p>49</text:p>
              </table:table-cell>
              <table:table-cell office:value-type="float" office:value="229">
                <text:p>229</text:p>
              </table:table-cell>
              <table:table-cell office:value-type="float" office:value="26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44">
                <text:p>2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1">
                <text:p>51</text:p>
              </table:table-cell>
              <table:table-cell office:value-type="float" office:value="230">
                <text:p>230</text:p>
              </table:table-cell>
              <table:table-cell office:value-type="float" office:value="25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45">
                <text:p>2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4">
                <text:p>54</text:p>
              </table:table-cell>
              <table:table-cell office:value-type="float" office:value="231">
                <text:p>231</text:p>
              </table:table-cell>
              <table:table-cell office:value-type="float" office:value="24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246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6">
                <text:p>56</text:p>
              </table:table-cell>
              <table:table-cell office:value-type="float" office:value="232">
                <text:p>232</text:p>
              </table:table-cell>
              <table:table-cell office:value-type="float" office:value="23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47">
                <text:p>47</text:p>
              </table:table-cell>
              <table:table-cell office:value-type="float" office:value="21">
                <text:p>21</text:p>
              </table:table-cell>
              <table:table-cell office:value-type="float" office:value="247">
                <text:p>2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9">
                <text:p>59</text:p>
              </table:table-cell>
              <table:table-cell office:value-type="float" office:value="233">
                <text:p>233</text:p>
              </table:table-cell>
              <table:table-cell office:value-type="float" office:value="22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248">
                <text:p>2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1">
                <text:p>61</text:p>
              </table:table-cell>
              <table:table-cell office:value-type="float" office:value="234">
                <text:p>234</text:p>
              </table:table-cell>
              <table:table-cell office:value-type="float" office:value="21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248">
                <text:p>2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4">
                <text:p>64</text:p>
              </table:table-cell>
              <table:table-cell office:value-type="float" office:value="235">
                <text:p>235</text:p>
              </table:table-cell>
              <table:table-cell office:value-type="float" office:value="20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249">
                <text:p>2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7">
                <text:p>67</text:p>
              </table:table-cell>
              <table:table-cell office:value-type="float" office:value="236">
                <text:p>236</text:p>
              </table:table-cell>
              <table:table-cell office:value-type="float" office:value="19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0">
                <text:p>70</text:p>
              </table:table-cell>
              <table:table-cell office:value-type="float" office:value="237">
                <text:p>237</text:p>
              </table:table-cell>
              <table:table-cell office:value-type="float" office:value="18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2">
                <text:p>72</text:p>
              </table:table-cell>
              <table:table-cell office:value-type="float" office:value="238">
                <text:p>238</text:p>
              </table:table-cell>
              <table:table-cell office:value-type="float" office:value="17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51">
                <text:p>2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5">
                <text:p>75</text:p>
              </table:table-cell>
              <table:table-cell office:value-type="float" office:value="239">
                <text:p>239</text:p>
              </table:table-cell>
              <table:table-cell office:value-type="float" office:value="16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251">
                <text:p>2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8">
                <text:p>78</text:p>
              </table:table-cell>
              <table:table-cell office:value-type="float" office:value="240">
                <text:p>240</text:p>
              </table:table-cell>
              <table:table-cell office:value-type="float" office:value="15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52">
                <text:p>2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1">
                <text:p>81</text:p>
              </table:table-cell>
              <table:table-cell office:value-type="float" office:value="241">
                <text:p>241</text:p>
              </table:table-cell>
              <table:table-cell office:value-type="float" office:value="14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252">
                <text:p>2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4">
                <text:p>84</text:p>
              </table:table-cell>
              <table:table-cell office:value-type="float" office:value="242">
                <text:p>242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253">
                <text:p>2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7">
                <text:p>87</text:p>
              </table:table-cell>
              <table:table-cell office:value-type="float" office:value="243">
                <text:p>243</text:p>
              </table:table-cell>
              <table:table-cell office:value-type="float" office:value="12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253">
                <text:p>2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0">
                <text:p>90</text:p>
              </table:table-cell>
              <table:table-cell office:value-type="float" office:value="244">
                <text:p>244</text:p>
              </table:table-cell>
              <table:table-cell office:value-type="float" office:value="11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3">
                <text:p>93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6">
                <text:p>96</text:p>
              </table:table-cell>
              <table:table-cell office:value-type="float" office:value="246">
                <text:p>246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  <table:table-cell office:value-type="float" office:value="8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2">
                <text:p>102</text:p>
              </table:table-cell>
              <table:table-cell office:value-type="float" office:value="248">
                <text:p>248</text:p>
              </table:table-cell>
              <table:table-cell office:value-type="float" office:value="7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5">
                <text:p>105</text:p>
              </table:table-cell>
              <table:table-cell office:value-type="float" office:value="249">
                <text:p>249</text:p>
              </table:table-cell>
              <table:table-cell office:value-type="float" office:value="6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8">
                <text:p>108</text:p>
              </table:table-cell>
              <table:table-cell office:value-type="float" office:value="250">
                <text:p>250</text:p>
              </table:table-cell>
              <table:table-cell office:value-type="float" office:value="5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1">
                <text:p>111</text:p>
              </table:table-cell>
              <table:table-cell office:value-type="float" office:value="251">
                <text:p>251</text:p>
              </table:table-cell>
              <table:table-cell office:value-type="float" office:value="4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5">
                <text:p>115</text:p>
              </table:table-cell>
              <table:table-cell office:value-type="float" office:value="252">
                <text:p>252</text:p>
              </table:table-cell>
              <table:table-cell office:value-type="float" office:value="3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8">
                <text:p>118</text:p>
              </table:table-cell>
              <table:table-cell office:value-type="float" office:value="253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1">
                <text:p>121</text:p>
              </table:table-cell>
              <table:table-cell office:value-type="float" office:value="254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4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3">
                <text:p>133</text:p>
              </table:table-cell>
              <table:table-cell office:value-type="float" office:value="2">
                <text:p>2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36">
                <text:p>136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39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3">
                <text:p>143</text:p>
              </table:table-cell>
              <table:table-cell office:value-type="float" office:value="5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6">
                <text:p>146</text:p>
              </table:table-cell>
              <table:table-cell office:value-type="float" office:value="6">
                <text:p>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9">
                <text:p>149</text:p>
              </table:table-cell>
              <table:table-cell office:value-type="float" office:value="7">
                <text:p>7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2">
                <text:p>152</text:p>
              </table:table-cell>
              <table:table-cell office:value-type="float" office:value="8">
                <text:p>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5">
                <text:p>155</text:p>
              </table:table-cell>
              <table:table-cell office:value-type="float" office:value="9">
                <text:p>9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8">
                <text:p>158</text:p>
              </table:table-cell>
              <table:table-cell office:value-type="float" office:value="10">
                <text:p>10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1">
                <text:p>161</text:p>
              </table:table-cell>
              <table:table-cell office:value-type="float" office:value="11">
                <text:p>11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4">
                <text:p>164</text:p>
              </table:table-cell>
              <table:table-cell office:value-type="float" office:value="12">
                <text:p>12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7">
                <text:p>167</text:p>
              </table:table-cell>
              <table:table-cell office:value-type="float" office:value="13">
                <text:p>1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53">
                <text:p>2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0">
                <text:p>170</text:p>
              </table:table-cell>
              <table:table-cell office:value-type="float" office:value="14">
                <text:p>14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252">
                <text:p>2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3">
                <text:p>173</text:p>
              </table:table-cell>
              <table:table-cell office:value-type="float" office:value="15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252">
                <text:p>2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6">
                <text:p>176</text:p>
              </table:table-cell>
              <table:table-cell office:value-type="float" office:value="16">
                <text:p>16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51">
                <text:p>2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9">
                <text:p>179</text:p>
              </table:table-cell>
              <table:table-cell office:value-type="float" office:value="17">
                <text:p>17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51">
                <text:p>2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82">
                <text:p>182</text:p>
              </table:table-cell>
              <table:table-cell office:value-type="float" office:value="18">
                <text:p>1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84">
                <text:p>184</text:p>
              </table:table-cell>
              <table:table-cell office:value-type="float" office:value="19">
                <text:p>19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87">
                <text:p>187</text:p>
              </table:table-cell>
              <table:table-cell office:value-type="float" office:value="20">
                <text:p>20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249">
                <text:p>2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0">
                <text:p>190</text:p>
              </table:table-cell>
              <table:table-cell office:value-type="float" office:value="21">
                <text:p>21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  <table:table-cell office:value-type="float" office:value="249">
                <text:p>2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3">
                <text:p>193</text:p>
              </table:table-cell>
              <table:table-cell office:value-type="float" office:value="22">
                <text:p>2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248">
                <text:p>2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5">
                <text:p>195</text:p>
              </table:table-cell>
              <table:table-cell office:value-type="float" office:value="23">
                <text:p>2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247">
                <text:p>2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8">
                <text:p>198</text:p>
              </table:table-cell>
              <table:table-cell office:value-type="float" office:value="24">
                <text:p>24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246">
                <text:p>24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0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246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03">
                <text:p>203</text:p>
              </table:table-cell>
              <table:table-cell office:value-type="float" office:value="26">
                <text:p>26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245">
                <text:p>2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5">
                <text:p>205</text:p>
              </table:table-cell>
              <table:table-cell office:value-type="float" office:value="27">
                <text:p>27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  <table:table-cell office:value-type="float" office:value="244">
                <text:p>2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8">
                <text:p>208</text:p>
              </table:table-cell>
              <table:table-cell office:value-type="float" office:value="28">
                <text:p>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243">
                <text:p>2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10">
                <text:p>210</text:p>
              </table:table-cell>
              <table:table-cell office:value-type="float" office:value="29">
                <text:p>29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242">
                <text:p>24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13">
                <text:p>213</text:p>
              </table:table-cell>
              <table:table-cell office:value-type="float" office:value="30">
                <text:p>3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241">
                <text:p>24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5">
                <text:p>215</text:p>
              </table:table-cell>
              <table:table-cell office:value-type="float" office:value="31">
                <text:p>31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240">
                <text:p>2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7">
                <text:p>217</text:p>
              </table:table-cell>
              <table:table-cell office:value-type="float" office:value="32">
                <text:p>32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37">
                <text:p>37</text:p>
              </table:table-cell>
              <table:table-cell office:value-type="float" office:value="239">
                <text:p>23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9">
                <text:p>219</text:p>
              </table:table-cell>
              <table:table-cell office:value-type="float" office:value="33">
                <text:p>3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238">
                <text:p>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21">
                <text:p>221</text:p>
              </table:table-cell>
              <table:table-cell office:value-type="float" office:value="34">
                <text:p>34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41">
                <text:p>41</text:p>
              </table:table-cell>
              <table:table-cell office:value-type="float" office:value="237">
                <text:p>23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24">
                <text:p>224</text:p>
              </table:table-cell>
              <table:table-cell office:value-type="float" office:value="35">
                <text:p>35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44">
                <text:p>44</text:p>
              </table:table-cell>
              <table:table-cell office:value-type="float" office:value="236">
                <text:p>2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26">
                <text:p>226</text:p>
              </table:table-cell>
              <table:table-cell office:value-type="float" office:value="36">
                <text:p>36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35">
                <text:p>23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28">
                <text:p>228</text:p>
              </table:table-cell>
              <table:table-cell office:value-type="float" office:value="37">
                <text:p>37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49">
                <text:p>49</text:p>
              </table:table-cell>
              <table:table-cell office:value-type="float" office:value="234">
                <text:p>2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29">
                <text:p>229</text:p>
              </table:table-cell>
              <table:table-cell office:value-type="float" office:value="38">
                <text:p>3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51">
                <text:p>51</text:p>
              </table:table-cell>
              <table:table-cell office:value-type="float" office:value="233">
                <text:p>2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31">
                <text:p>231</text:p>
              </table:table-cell>
              <table:table-cell office:value-type="float" office:value="39">
                <text:p>39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33">
                <text:p>233</text:p>
              </table:table-cell>
              <table:table-cell office:value-type="float" office:value="40">
                <text:p>40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6">
                <text:p>56</text:p>
              </table:table-cell>
              <table:table-cell office:value-type="float" office:value="230">
                <text:p>2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35">
                <text:p>235</text:p>
              </table:table-cell>
              <table:table-cell office:value-type="float" office:value="41">
                <text:p>41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59">
                <text:p>59</text:p>
              </table:table-cell>
              <table:table-cell office:value-type="float" office:value="229">
                <text:p>22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36">
                <text:p>236</text:p>
              </table:table-cell>
              <table:table-cell office:value-type="float" office:value="42">
                <text:p>42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228">
                <text:p>2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38">
                <text:p>238</text:p>
              </table:table-cell>
              <table:table-cell office:value-type="float" office:value="43">
                <text:p>4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64">
                <text:p>64</text:p>
              </table:table-cell>
              <table:table-cell office:value-type="float" office:value="226">
                <text:p>2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39">
                <text:p>239</text:p>
              </table:table-cell>
              <table:table-cell office:value-type="float" office:value="44">
                <text:p>44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67">
                <text:p>67</text:p>
              </table:table-cell>
              <table:table-cell office:value-type="float" office:value="225">
                <text:p>2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41">
                <text:p>241</text:p>
              </table:table-cell>
              <table:table-cell office:value-type="float" office:value="45">
                <text:p>4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224">
                <text:p>2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42">
                <text:p>242</text:p>
              </table:table-cell>
              <table:table-cell office:value-type="float" office:value="46">
                <text:p>46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72">
                <text:p>72</text:p>
              </table:table-cell>
              <table:table-cell office:value-type="float" office:value="222">
                <text:p>22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44">
                <text:p>244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221">
                <text:p>22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45">
                <text:p>245</text:p>
              </table:table-cell>
              <table:table-cell office:value-type="float" office:value="48">
                <text:p>4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78">
                <text:p>78</text:p>
              </table:table-cell>
              <table:table-cell office:value-type="float" office:value="219">
                <text:p>21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46">
                <text:p>246</text:p>
              </table:table-cell>
              <table:table-cell office:value-type="float" office:value="49">
                <text:p>49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81">
                <text:p>81</text:p>
              </table:table-cell>
              <table:table-cell office:value-type="float" office:value="218">
                <text:p>21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47">
                <text:p>247</text:p>
              </table:table-cell>
              <table:table-cell office:value-type="float" office:value="50">
                <text:p>50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  <table:table-cell office:value-type="float" office:value="216">
                <text:p>21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48">
                <text:p>248</text:p>
              </table:table-cell>
              <table:table-cell office:value-type="float" office:value="51">
                <text:p>51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87">
                <text:p>87</text:p>
              </table:table-cell>
              <table:table-cell office:value-type="float" office:value="215">
                <text:p>2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49">
                <text:p>249</text:p>
              </table:table-cell>
              <table:table-cell office:value-type="float" office:value="52">
                <text:p>52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90">
                <text:p>90</text:p>
              </table:table-cell>
              <table:table-cell office:value-type="float" office:value="213">
                <text:p>21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0">
                <text:p>250</text:p>
              </table:table-cell>
              <table:table-cell office:value-type="float" office:value="53">
                <text:p>5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93">
                <text:p>93</text:p>
              </table:table-cell>
              <table:table-cell office:value-type="float" office:value="211">
                <text:p>21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1">
                <text:p>251</text:p>
              </table:table-cell>
              <table:table-cell office:value-type="float" office:value="54">
                <text:p>54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  <table:table-cell office:value-type="float" office:value="210">
                <text:p>2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51">
                <text:p>251</text:p>
              </table:table-cell>
              <table:table-cell office:value-type="float" office:value="55">
                <text:p>5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99">
                <text:p>99</text:p>
              </table:table-cell>
              <table:table-cell office:value-type="float" office:value="208">
                <text:p>20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52">
                <text:p>252</text:p>
              </table:table-cell>
              <table:table-cell office:value-type="float" office:value="56">
                <text:p>56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102">
                <text:p>102</text:p>
              </table:table-cell>
              <table:table-cell office:value-type="float" office:value="206">
                <text:p>2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53">
                <text:p>253</text:p>
              </table:table-cell>
              <table:table-cell office:value-type="float" office:value="57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105">
                <text:p>105</text:p>
              </table:table-cell>
              <table:table-cell office:value-type="float" office:value="205">
                <text:p>20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53">
                <text:p>253</text:p>
              </table:table-cell>
              <table:table-cell office:value-type="float" office:value="58">
                <text:p>5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08">
                <text:p>108</text:p>
              </table:table-cell>
              <table:table-cell office:value-type="float" office:value="203">
                <text:p>20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01">
                <text:p>20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54">
                <text:p>254</text:p>
              </table:table-cell>
              <table:table-cell office:value-type="float" office:value="60">
                <text:p>60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199">
                <text:p>19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54">
                <text:p>254</text:p>
              </table:table-cell>
              <table:table-cell office:value-type="float" office:value="61">
                <text:p>61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  <table:table-cell office:value-type="float" office:value="197">
                <text:p>19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54">
                <text:p>254</text:p>
              </table:table-cell>
              <table:table-cell office:value-type="float" office:value="62">
                <text:p>62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  <table:table-cell office:value-type="float" office:value="195">
                <text:p>19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54">
                <text:p>254</text:p>
              </table:table-cell>
              <table:table-cell office:value-type="float" office:value="63">
                <text:p>6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93">
                <text:p>19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55">
                <text:p>255</text:p>
              </table:table-cell>
              <table:table-cell office:value-type="float" office:value="64">
                <text:p>64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91">
                <text:p>1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54">
                <text:p>254</text:p>
              </table:table-cell>
              <table:table-cell office:value-type="float" office:value="65">
                <text:p>65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89">
                <text:p>18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54">
                <text:p>254</text:p>
              </table:table-cell>
              <table:table-cell office:value-type="float" office:value="66">
                <text:p>66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54">
                <text:p>254</text:p>
              </table:table-cell>
              <table:table-cell office:value-type="float" office:value="67">
                <text:p>67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54">
                <text:p>254</text:p>
              </table:table-cell>
              <table:table-cell office:value-type="float" office:value="68">
                <text:p>6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183">
                <text:p>18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4">
                <text:p>254</text:p>
              </table:table-cell>
              <table:table-cell office:value-type="float" office:value="69">
                <text:p>69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  <table:table-cell office:value-type="float" office:value="143">
                <text:p>143</text:p>
              </table:table-cell>
              <table:table-cell office:value-type="float" office:value="181">
                <text:p>18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53">
                <text:p>253</text:p>
              </table:table-cell>
              <table:table-cell office:value-type="float" office:value="70">
                <text:p>70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146">
                <text:p>146</text:p>
              </table:table-cell>
              <table:table-cell office:value-type="float" office:value="179">
                <text:p>17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53">
                <text:p>253</text:p>
              </table:table-cell>
              <table:table-cell office:value-type="float" office:value="71">
                <text:p>71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149">
                <text:p>149</text:p>
              </table:table-cell>
              <table:table-cell office:value-type="float" office:value="176">
                <text:p>17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52">
                <text:p>252</text:p>
              </table:table-cell>
              <table:table-cell office:value-type="float" office:value="72">
                <text:p>72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174">
                <text:p>17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51">
                <text:p>251</text:p>
              </table:table-cell>
              <table:table-cell office:value-type="float" office:value="73">
                <text:p>7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155">
                <text:p>155</text:p>
              </table:table-cell>
              <table:table-cell office:value-type="float" office:value="172">
                <text:p>17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51">
                <text:p>251</text:p>
              </table:table-cell>
              <table:table-cell office:value-type="float" office:value="74">
                <text:p>74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158">
                <text:p>158</text:p>
              </table:table-cell>
              <table:table-cell office:value-type="float" office:value="170">
                <text:p>1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50">
                <text:p>250</text:p>
              </table:table-cell>
              <table:table-cell office:value-type="float" office:value="75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161">
                <text:p>161</text:p>
              </table:table-cell>
              <table:table-cell office:value-type="float" office:value="167">
                <text:p>1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49">
                <text:p>249</text:p>
              </table:table-cell>
              <table:table-cell office:value-type="float" office:value="76">
                <text:p>76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48">
                <text:p>248</text:p>
              </table:table-cell>
              <table:table-cell office:value-type="float" office:value="77">
                <text:p>77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  <table:table-cell office:value-type="float" office:value="167">
                <text:p>167</text:p>
              </table:table-cell>
              <table:table-cell office:value-type="float" office:value="162">
                <text:p>16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47">
                <text:p>247</text:p>
              </table:table-cell>
              <table:table-cell office:value-type="float" office:value="78">
                <text:p>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46">
                <text:p>246</text:p>
              </table:table-cell>
              <table:table-cell office:value-type="float" office:value="79">
                <text:p>79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58">
                <text:p>15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45">
                <text:p>245</text:p>
              </table:table-cell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176">
                <text:p>176</text:p>
              </table:table-cell>
              <table:table-cell office:value-type="float" office:value="155">
                <text:p>15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44">
                <text:p>244</text:p>
              </table:table-cell>
              <table:table-cell office:value-type="float" office:value="81">
                <text:p>81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79">
                <text:p>179</text:p>
              </table:table-cell>
              <table:table-cell office:value-type="float" office:value="153">
                <text:p>15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42">
                <text:p>242</text:p>
              </table:table-cell>
              <table:table-cell office:value-type="float" office:value="82">
                <text:p>82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  <table:table-cell office:value-type="float" office:value="182">
                <text:p>182</text:p>
              </table:table-cell>
              <table:table-cell office:value-type="float" office:value="150">
                <text:p>1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41">
                <text:p>241</text:p>
              </table:table-cell>
              <table:table-cell office:value-type="float" office:value="83">
                <text:p>8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66">
                <text:p>166</text:p>
              </table:table-cell>
              <table:table-cell office:value-type="float" office:value="184">
                <text:p>184</text:p>
              </table:table-cell>
              <table:table-cell office:value-type="float" office:value="147">
                <text:p>1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39">
                <text:p>239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187">
                <text:p>187</text:p>
              </table:table-cell>
              <table:table-cell office:value-type="float" office:value="145">
                <text:p>14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38">
                <text:p>238</text:p>
              </table:table-cell>
              <table:table-cell office:value-type="float" office:value="85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190">
                <text:p>190</text:p>
              </table:table-cell>
              <table:table-cell office:value-type="float" office:value="142">
                <text:p>14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36">
                <text:p>236</text:p>
              </table:table-cell>
              <table:table-cell office:value-type="float" office:value="86">
                <text:p>86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172">
                <text:p>172</text:p>
              </table:table-cell>
              <table:table-cell office:value-type="float" office:value="193">
                <text:p>193</text:p>
              </table:table-cell>
              <table:table-cell office:value-type="float" office:value="139">
                <text:p>13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35">
                <text:p>235</text:p>
              </table:table-cell>
              <table:table-cell office:value-type="float" office:value="87">
                <text:p>87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74">
                <text:p>174</text:p>
              </table:table-cell>
              <table:table-cell office:value-type="float" office:value="195">
                <text:p>195</text:p>
              </table:table-cell>
              <table:table-cell office:value-type="float" office:value="137">
                <text:p>13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33">
                <text:p>233</text:p>
              </table:table-cell>
              <table:table-cell office:value-type="float" office:value="88">
                <text:p>8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198">
                <text:p>198</text:p>
              </table:table-cell>
              <table:table-cell office:value-type="float" office:value="134">
                <text:p>13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31">
                <text:p>231</text:p>
              </table:table-cell>
              <table:table-cell office:value-type="float" office:value="89">
                <text:p>89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00">
                <text:p>200</text:p>
              </table:table-cell>
              <table:table-cell office:value-type="float" office:value="131">
                <text:p>13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29">
                <text:p>229</text:p>
              </table:table-cell>
              <table:table-cell office:value-type="float" office:value="90">
                <text:p>90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203">
                <text:p>203</text:p>
              </table:table-cell>
              <table:table-cell office:value-type="float" office:value="128">
                <text:p>12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28">
                <text:p>228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05">
                <text:p>205</text:p>
              </table:table-cell>
              <table:table-cell office:value-type="float" office:value="126">
                <text:p>12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26">
                <text:p>226</text:p>
              </table:table-cell>
              <table:table-cell office:value-type="float" office:value="92">
                <text:p>92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  <table:table-cell office:value-type="float" office:value="123">
                <text:p>12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24">
                <text:p>224</text:p>
              </table:table-cell>
              <table:table-cell office:value-type="float" office:value="93">
                <text:p>9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86">
                <text:p>186</text:p>
              </table:table-cell>
              <table:table-cell office:value-type="float" office:value="210">
                <text:p>210</text:p>
              </table:table-cell>
              <table:table-cell office:value-type="float" office:value="120">
                <text:p>1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21">
                <text:p>221</text:p>
              </table:table-cell>
              <table:table-cell office:value-type="float" office:value="94">
                <text:p>94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  <table:table-cell office:value-type="float" office:value="213">
                <text:p>213</text:p>
              </table:table-cell>
              <table:table-cell office:value-type="float" office:value="117">
                <text:p>11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19">
                <text:p>219</text:p>
              </table:table-cell>
              <table:table-cell office:value-type="float" office:value="95">
                <text:p>95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15">
                <text:p>215</text:p>
              </table:table-cell>
              <table:table-cell office:value-type="float" office:value="114">
                <text:p>11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7">
                <text:p>217</text:p>
              </table:table-cell>
              <table:table-cell office:value-type="float" office:value="96">
                <text:p>96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17">
                <text:p>217</text:p>
              </table:table-cell>
              <table:table-cell office:value-type="float" office:value="111">
                <text:p>11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15">
                <text:p>215</text:p>
              </table:table-cell>
              <table:table-cell office:value-type="float" office:value="97">
                <text:p>97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219">
                <text:p>219</text:p>
              </table:table-cell>
              <table:table-cell office:value-type="float" office:value="108">
                <text:p>10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13">
                <text:p>213</text:p>
              </table:table-cell>
              <table:table-cell office:value-type="float" office:value="98">
                <text:p>9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221">
                <text:p>221</text:p>
              </table:table-cell>
              <table:table-cell office:value-type="float" office:value="105">
                <text:p>10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10">
                <text:p>210</text:p>
              </table:table-cell>
              <table:table-cell office:value-type="float" office:value="99">
                <text:p>99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  <table:table-cell office:value-type="float" office:value="224">
                <text:p>224</text:p>
              </table:table-cell>
              <table:table-cell office:value-type="float" office:value="102">
                <text:p>10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8">
                <text:p>208</text:p>
              </table:table-cell>
              <table:table-cell office:value-type="float" office:value="100">
                <text:p>1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26">
                <text:p>226</text:p>
              </table:table-cell>
              <table:table-cell office:value-type="float" office:value="99">
                <text:p>9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5">
                <text:p>205</text:p>
              </table:table-cell>
              <table:table-cell office:value-type="float" office:value="101">
                <text:p>101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202">
                <text:p>202</text:p>
              </table:table-cell>
              <table:table-cell office:value-type="float" office:value="228">
                <text:p>228</text:p>
              </table:table-cell>
              <table:table-cell office:value-type="float" office:value="95">
                <text:p>9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3">
                <text:p>203</text:p>
              </table:table-cell>
              <table:table-cell office:value-type="float" office:value="102">
                <text:p>102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  <table:table-cell office:value-type="float" office:value="229">
                <text:p>229</text:p>
              </table:table-cell>
              <table:table-cell office:value-type="float" office:value="92">
                <text:p>9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0">
                <text:p>200</text:p>
              </table:table-cell>
              <table:table-cell office:value-type="float" office:value="103">
                <text:p>10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06">
                <text:p>206</text:p>
              </table:table-cell>
              <table:table-cell office:value-type="float" office:value="231">
                <text:p>231</text:p>
              </table:table-cell>
              <table:table-cell office:value-type="float" office:value="89">
                <text:p>8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8">
                <text:p>198</text:p>
              </table:table-cell>
              <table:table-cell office:value-type="float" office:value="104">
                <text:p>10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208">
                <text:p>208</text:p>
              </table:table-cell>
              <table:table-cell office:value-type="float" office:value="233">
                <text:p>233</text:p>
              </table:table-cell>
              <table:table-cell office:value-type="float" office:value="86">
                <text:p>8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5">
                <text:p>195</text:p>
              </table:table-cell>
              <table:table-cell office:value-type="float" office:value="105">
                <text:p>105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35">
                <text:p>235</text:p>
              </table:table-cell>
              <table:table-cell office:value-type="float" office:value="83">
                <text:p>8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3">
                <text:p>193</text:p>
              </table:table-cell>
              <table:table-cell office:value-type="float" office:value="106">
                <text:p>106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236">
                <text:p>236</text:p>
              </table:table-cell>
              <table:table-cell office:value-type="float" office:value="79">
                <text:p>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0">
                <text:p>190</text:p>
              </table:table-cell>
              <table:table-cell office:value-type="float" office:value="107">
                <text:p>10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  <table:table-cell office:value-type="float" office:value="238">
                <text:p>238</text:p>
              </table:table-cell>
              <table:table-cell office:value-type="float" office:value="76">
                <text:p>7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87">
                <text:p>187</text:p>
              </table:table-cell>
              <table:table-cell office:value-type="float" office:value="108">
                <text:p>10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39">
                <text:p>239</text:p>
              </table:table-cell>
              <table:table-cell office:value-type="float" office:value="73">
                <text:p>7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4">
                <text:p>184</text:p>
              </table:table-cell>
              <table:table-cell office:value-type="float" office:value="109">
                <text:p>109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  <table:table-cell office:value-type="float" office:value="241">
                <text:p>241</text:p>
              </table:table-cell>
              <table:table-cell office:value-type="float" office:value="69">
                <text:p>6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82">
                <text:p>182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242">
                <text:p>242</text:p>
              </table:table-cell>
              <table:table-cell office:value-type="float" office:value="66">
                <text:p>6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79">
                <text:p>179</text:p>
              </table:table-cell>
              <table:table-cell office:value-type="float" office:value="111">
                <text:p>111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244">
                <text:p>244</text:p>
              </table:table-cell>
              <table:table-cell office:value-type="float" office:value="62">
                <text:p>6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76">
                <text:p>176</text:p>
              </table:table-cell>
              <table:table-cell office:value-type="float" office:value="112">
                <text:p>112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245">
                <text:p>245</text:p>
              </table:table-cell>
              <table:table-cell office:value-type="float" office:value="59">
                <text:p>5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226">
                <text:p>226</text:p>
              </table:table-cell>
              <table:table-cell office:value-type="float" office:value="246">
                <text:p>246</text:p>
              </table:table-cell>
              <table:table-cell office:value-type="float" office:value="55">
                <text:p>5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0">
                <text:p>170</text:p>
              </table:table-cell>
              <table:table-cell office:value-type="float" office:value="114">
                <text:p>114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  <table:table-cell office:value-type="float" office:value="247">
                <text:p>247</text:p>
              </table:table-cell>
              <table:table-cell office:value-type="float" office:value="52">
                <text:p>5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30">
                <text:p>230</text:p>
              </table:table-cell>
              <table:table-cell office:value-type="float" office:value="248">
                <text:p>248</text:p>
              </table:table-cell>
              <table:table-cell office:value-type="float" office:value="48">
                <text:p>4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4">
                <text:p>164</text:p>
              </table:table-cell>
              <table:table-cell office:value-type="float" office:value="116">
                <text:p>116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  <table:table-cell office:value-type="float" office:value="249">
                <text:p>249</text:p>
              </table:table-cell>
              <table:table-cell office:value-type="float" office:value="44">
                <text:p>4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61">
                <text:p>161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250">
                <text:p>250</text:p>
              </table:table-cell>
              <table:table-cell office:value-type="float" office:value="41">
                <text:p>4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8">
                <text:p>158</text:p>
              </table:table-cell>
              <table:table-cell office:value-type="float" office:value="118">
                <text:p>11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251">
                <text:p>251</text:p>
              </table:table-cell>
              <table:table-cell office:value-type="float" office:value="37">
                <text:p>3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5">
                <text:p>155</text:p>
              </table:table-cell>
              <table:table-cell office:value-type="float" office:value="119">
                <text:p>11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38">
                <text:p>238</text:p>
              </table:table-cell>
              <table:table-cell office:value-type="float" office:value="251">
                <text:p>251</text:p>
              </table:table-cell>
              <table:table-cell office:value-type="float" office:value="33">
                <text:p>3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2">
                <text:p>152</text:p>
              </table:table-cell>
              <table:table-cell office:value-type="float" office:value="120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30">
                <text:p>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9">
                <text:p>149</text:p>
              </table:table-cell>
              <table:table-cell office:value-type="float" office:value="121">
                <text:p>121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53">
                <text:p>253</text:p>
              </table:table-cell>
              <table:table-cell office:value-type="float" office:value="26">
                <text:p>2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6">
                <text:p>146</text:p>
              </table:table-cell>
              <table:table-cell office:value-type="float" office:value="122">
                <text:p>122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253">
                <text:p>253</text:p>
              </table:table-cell>
              <table:table-cell office:value-type="float" office:value="22">
                <text:p>2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3">
                <text:p>143</text:p>
              </table:table-cell>
              <table:table-cell office:value-type="float" office:value="123">
                <text:p>12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254">
                <text:p>254</text:p>
              </table:table-cell>
              <table:table-cell office:value-type="float" office:value="18">
                <text:p>1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9">
                <text:p>139</text:p>
              </table:table-cell>
              <table:table-cell office:value-type="float" office:value="124">
                <text:p>124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254">
                <text:p>254</text:p>
              </table:table-cell>
              <table:table-cell office:value-type="float" office:value="14">
                <text:p>1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6">
                <text:p>136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10">
                <text:p>1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3">
                <text:p>133</text:p>
              </table:table-cell>
              <table:table-cell office:value-type="float" office:value="126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254">
                <text:p>254</text:p>
              </table:table-cell>
              <table:table-cell office:value-type="float" office:value="6">
                <text:p>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0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26">
                <text:p>126</text:p>
              </table:table-cell>
              <table:table-cell office:value-type="float" office:value="255">
                <text:p>255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1">
                <text:p>121</text:p>
              </table:table-cell>
              <table:table-cell office:value-type="float" office:value="130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255">
                <text:p>255</text:p>
              </table:table-cell>
              <table:table-cell office:value-type="float" office:value="251">
                <text:p>251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8">
                <text:p>118</text:p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254">
                <text:p>254</text:p>
              </table:table-cell>
              <table:table-cell office:value-type="float" office:value="12">
                <text:p>1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123">
                <text:p>123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  <table:table-cell office:value-type="float" office:value="254">
                <text:p>254</text:p>
              </table:table-cell>
              <table:table-cell office:value-type="float" office:value="16">
                <text:p>1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1">
                <text:p>111</text:p>
              </table:table-cell>
              <table:table-cell office:value-type="float" office:value="133">
                <text:p>133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  <table:table-cell office:value-type="float" office:value="245">
                <text:p>245</text:p>
              </table:table-cell>
              <table:table-cell office:value-type="float" office:value="254">
                <text:p>254</text:p>
              </table:table-cell>
              <table:table-cell office:value-type="float" office:value="20">
                <text:p>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8">
                <text:p>108</text:p>
              </table:table-cell>
              <table:table-cell office:value-type="float" office:value="134">
                <text:p>134</text:p>
              </table:table-cell>
              <table:table-cell office:value-type="float" office:value="121">
                <text:p>121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253">
                <text:p>253</text:p>
              </table:table-cell>
              <table:table-cell office:value-type="float" office:value="24">
                <text:p>2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5">
                <text:p>105</text:p>
              </table:table-cell>
              <table:table-cell office:value-type="float" office:value="135">
                <text:p>135</text:p>
              </table:table-cell>
              <table:table-cell office:value-type="float" office:value="120">
                <text:p>120</text:p>
              </table:table-cell>
              <table:table-cell office:value-type="float" office:value="255">
                <text:p>255</text:p>
              </table:table-cell>
              <table:table-cell office:value-type="float" office:value="241">
                <text:p>241</text:p>
              </table:table-cell>
              <table:table-cell office:value-type="float" office:value="253">
                <text:p>253</text:p>
              </table:table-cell>
              <table:table-cell office:value-type="float" office:value="28">
                <text:p>2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2">
                <text:p>102</text:p>
              </table:table-cell>
              <table:table-cell office:value-type="float" office:value="136">
                <text:p>136</text:p>
              </table:table-cell>
              <table:table-cell office:value-type="float" office:value="119">
                <text:p>119</text:p>
              </table:table-cell>
              <table:table-cell office:value-type="float" office:value="255">
                <text:p>255</text:p>
              </table:table-cell>
              <table:table-cell office:value-type="float" office:value="239">
                <text:p>239</text:p>
              </table:table-cell>
              <table:table-cell office:value-type="float" office:value="252">
                <text:p>252</text:p>
              </table:table-cell>
              <table:table-cell office:value-type="float" office:value="31">
                <text:p>3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9">
                <text:p>99</text:p>
              </table:table-cell>
              <table:table-cell office:value-type="float" office:value="137">
                <text:p>137</text:p>
              </table:table-cell>
              <table:table-cell office:value-type="float" office:value="118">
                <text:p>118</text:p>
              </table:table-cell>
              <table:table-cell office:value-type="float" office:value="255">
                <text:p>255</text:p>
              </table:table-cell>
              <table:table-cell office:value-type="float" office:value="237">
                <text:p>237</text:p>
              </table:table-cell>
              <table:table-cell office:value-type="float" office:value="251">
                <text:p>251</text:p>
              </table:table-cell>
              <table:table-cell office:value-type="float" office:value="35">
                <text:p>3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6">
                <text:p>96</text:p>
              </table:table-cell>
              <table:table-cell office:value-type="float" office:value="138">
                <text:p>138</text:p>
              </table:table-cell>
              <table:table-cell office:value-type="float" office:value="117">
                <text:p>117</text:p>
              </table:table-cell>
              <table:table-cell office:value-type="float" office:value="255">
                <text:p>255</text:p>
              </table:table-cell>
              <table:table-cell office:value-type="float" office:value="235">
                <text:p>235</text:p>
              </table:table-cell>
              <table:table-cell office:value-type="float" office:value="251">
                <text:p>251</text:p>
              </table:table-cell>
              <table:table-cell office:value-type="float" office:value="39">
                <text:p>3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3">
                <text:p>93</text:p>
              </table:table-cell>
              <table:table-cell office:value-type="float" office:value="139">
                <text:p>139</text:p>
              </table:table-cell>
              <table:table-cell office:value-type="float" office:value="116">
                <text:p>116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50">
                <text:p>250</text:p>
              </table:table-cell>
              <table:table-cell office:value-type="float" office:value="43">
                <text:p>4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0">
                <text:p>90</text:p>
              </table:table-cell>
              <table:table-cell office:value-type="float" office:value="140">
                <text:p>14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231">
                <text:p>231</text:p>
              </table:table-cell>
              <table:table-cell office:value-type="float" office:value="249">
                <text:p>249</text:p>
              </table:table-cell>
              <table:table-cell office:value-type="float" office:value="46">
                <text:p>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7">
                <text:p>87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248">
                <text:p>248</text:p>
              </table:table-cell>
              <table:table-cell office:value-type="float" office:value="50">
                <text:p>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4">
                <text:p>84</text:p>
              </table:table-cell>
              <table:table-cell office:value-type="float" office:value="142">
                <text:p>142</text:p>
              </table:table-cell>
              <table:table-cell office:value-type="float" office:value="113">
                <text:p>113</text:p>
              </table:table-cell>
              <table:table-cell office:value-type="float" office:value="255">
                <text:p>255</text:p>
              </table:table-cell>
              <table:table-cell office:value-type="float" office:value="227">
                <text:p>227</text:p>
              </table:table-cell>
              <table:table-cell office:value-type="float" office:value="247">
                <text:p>247</text:p>
              </table:table-cell>
              <table:table-cell office:value-type="float" office:value="53">
                <text:p>5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1">
                <text:p>81</text:p>
              </table:table-cell>
              <table:table-cell office:value-type="float" office:value="143">
                <text:p>143</text:p>
              </table:table-cell>
              <table:table-cell office:value-type="float" office:value="112">
                <text:p>112</text:p>
              </table:table-cell>
              <table:table-cell office:value-type="float" office:value="255">
                <text:p>255</text:p>
              </table:table-cell>
              <table:table-cell office:value-type="float" office:value="225">
                <text:p>225</text:p>
              </table:table-cell>
              <table:table-cell office:value-type="float" office:value="246">
                <text:p>246</text:p>
              </table:table-cell>
              <table:table-cell office:value-type="float" office:value="57">
                <text:p>5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8">
                <text:p>78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  <table:table-cell office:value-type="float" office:value="255">
                <text:p>255</text:p>
              </table:table-cell>
              <table:table-cell office:value-type="float" office:value="223">
                <text:p>223</text:p>
              </table:table-cell>
              <table:table-cell office:value-type="float" office:value="245">
                <text:p>245</text:p>
              </table:table-cell>
              <table:table-cell office:value-type="float" office:value="60">
                <text:p>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5">
                <text:p>75</text:p>
              </table:table-cell>
              <table:table-cell office:value-type="float" office:value="145">
                <text:p>145</text:p>
              </table:table-cell>
              <table:table-cell office:value-type="float" office:value="110">
                <text:p>110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244">
                <text:p>244</text:p>
              </table:table-cell>
              <table:table-cell office:value-type="float" office:value="64">
                <text:p>6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2">
                <text:p>72</text:p>
              </table:table-cell>
              <table:table-cell office:value-type="float" office:value="146">
                <text:p>146</text:p>
              </table:table-cell>
              <table:table-cell office:value-type="float" office:value="109">
                <text:p>109</text:p>
              </table:table-cell>
              <table:table-cell office:value-type="float" office:value="255">
                <text:p>255</text:p>
              </table:table-cell>
              <table:table-cell office:value-type="float" office:value="219">
                <text:p>219</text:p>
              </table:table-cell>
              <table:table-cell office:value-type="float" office:value="242">
                <text:p>242</text:p>
              </table:table-cell>
              <table:table-cell office:value-type="float" office:value="67">
                <text:p>6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0">
                <text:p>70</text:p>
              </table:table-cell>
              <table:table-cell office:value-type="float" office:value="147">
                <text:p>147</text:p>
              </table:table-cell>
              <table:table-cell office:value-type="float" office:value="108">
                <text:p>108</text:p>
              </table:table-cell>
              <table:table-cell office:value-type="float" office:value="255">
                <text:p>255</text:p>
              </table:table-cell>
              <table:table-cell office:value-type="float" office:value="217">
                <text:p>217</text:p>
              </table:table-cell>
              <table:table-cell office:value-type="float" office:value="241">
                <text:p>241</text:p>
              </table:table-cell>
              <table:table-cell office:value-type="float" office:value="71">
                <text:p>7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7">
                <text:p>67</text:p>
              </table:table-cell>
              <table:table-cell office:value-type="float" office:value="148">
                <text:p>148</text:p>
              </table:table-cell>
              <table:table-cell office:value-type="float" office:value="107">
                <text:p>107</text:p>
              </table:table-cell>
              <table:table-cell office:value-type="float" office:value="255">
                <text:p>255</text:p>
              </table:table-cell>
              <table:table-cell office:value-type="float" office:value="215">
                <text:p>215</text:p>
              </table:table-cell>
              <table:table-cell office:value-type="float" office:value="239">
                <text:p>239</text:p>
              </table:table-cell>
              <table:table-cell office:value-type="float" office:value="74">
                <text:p>7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4">
                <text:p>64</text:p>
              </table:table-cell>
              <table:table-cell office:value-type="float" office:value="149">
                <text:p>149</text:p>
              </table:table-cell>
              <table:table-cell office:value-type="float" office:value="106">
                <text:p>106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  <table:table-cell office:value-type="float" office:value="238">
                <text:p>238</text:p>
              </table:table-cell>
              <table:table-cell office:value-type="float" office:value="78">
                <text:p>7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1">
                <text:p>61</text:p>
              </table:table-cell>
              <table:table-cell office:value-type="float" office:value="150">
                <text:p>150</text:p>
              </table:table-cell>
              <table:table-cell office:value-type="float" office:value="105">
                <text:p>105</text:p>
              </table:table-cell>
              <table:table-cell office:value-type="float" office:value="255">
                <text:p>255</text:p>
              </table:table-cell>
              <table:table-cell office:value-type="float" office:value="211">
                <text:p>211</text:p>
              </table:table-cell>
              <table:table-cell office:value-type="float" office:value="236">
                <text:p>236</text:p>
              </table:table-cell>
              <table:table-cell office:value-type="float" office:value="81">
                <text:p>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9">
                <text:p>59</text:p>
              </table:table-cell>
              <table:table-cell office:value-type="float" office:value="151">
                <text:p>151</text:p>
              </table:table-cell>
              <table:table-cell office:value-type="float" office:value="104">
                <text:p>104</text:p>
              </table:table-cell>
              <table:table-cell office:value-type="float" office:value="255">
                <text:p>255</text:p>
              </table:table-cell>
              <table:table-cell office:value-type="float" office:value="209">
                <text:p>209</text:p>
              </table:table-cell>
              <table:table-cell office:value-type="float" office:value="235">
                <text:p>235</text:p>
              </table:table-cell>
              <table:table-cell office:value-type="float" office:value="84">
                <text:p>8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6">
                <text:p>56</text:p>
              </table:table-cell>
              <table:table-cell office:value-type="float" office:value="152">
                <text:p>152</text:p>
              </table:table-cell>
              <table:table-cell office:value-type="float" office:value="103">
                <text:p>103</text:p>
              </table:table-cell>
              <table:table-cell office:value-type="float" office:value="255">
                <text:p>255</text:p>
              </table:table-cell>
              <table:table-cell office:value-type="float" office:value="207">
                <text:p>207</text:p>
              </table:table-cell>
              <table:table-cell office:value-type="float" office:value="233">
                <text:p>233</text:p>
              </table:table-cell>
              <table:table-cell office:value-type="float" office:value="87">
                <text:p>8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4">
                <text:p>54</text:p>
              </table:table-cell>
              <table:table-cell office:value-type="float" office:value="153">
                <text:p>153</text:p>
              </table:table-cell>
              <table:table-cell office:value-type="float" office:value="102">
                <text:p>102</text:p>
              </table:table-cell>
              <table:table-cell office:value-type="float" office:value="255">
                <text:p>255</text:p>
              </table:table-cell>
              <table:table-cell office:value-type="float" office:value="205">
                <text:p>205</text:p>
              </table:table-cell>
              <table:table-cell office:value-type="float" office:value="231">
                <text:p>231</text:p>
              </table:table-cell>
              <table:table-cell office:value-type="float" office:value="91">
                <text:p>9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1">
                <text:p>51</text:p>
              </table:table-cell>
              <table:table-cell office:value-type="float" office:value="154">
                <text:p>154</text:p>
              </table:table-cell>
              <table:table-cell office:value-type="float" office:value="101">
                <text:p>101</text:p>
              </table:table-cell>
              <table:table-cell office:value-type="float" office:value="255">
                <text:p>255</text:p>
              </table:table-cell>
              <table:table-cell office:value-type="float" office:value="203">
                <text:p>203</text:p>
              </table:table-cell>
              <table:table-cell office:value-type="float" office:value="229">
                <text:p>229</text:p>
              </table:table-cell>
              <table:table-cell office:value-type="float" office:value="94">
                <text:p>9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9">
                <text:p>49</text:p>
              </table:table-cell>
              <table:table-cell office:value-type="float" office:value="155">
                <text:p>155</text:p>
              </table:table-cell>
              <table:table-cell office:value-type="float" office:value="100">
                <text:p>100</text:p>
              </table:table-cell>
              <table:table-cell office:value-type="float" office:value="255">
                <text:p>255</text:p>
              </table:table-cell>
              <table:table-cell office:value-type="float" office:value="201">
                <text:p>201</text:p>
              </table:table-cell>
              <table:table-cell office:value-type="float" office:value="228">
                <text:p>228</text:p>
              </table:table-cell>
              <table:table-cell office:value-type="float" office:value="97">
                <text:p>9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6">
                <text:p>46</text:p>
              </table:table-cell>
              <table:table-cell office:value-type="float" office:value="156">
                <text:p>156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226">
                <text:p>226</text:p>
              </table:table-cell>
              <table:table-cell office:value-type="float" office:value="100">
                <text:p>1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4">
                <text:p>44</text:p>
              </table:table-cell>
              <table:table-cell office:value-type="float" office:value="157">
                <text:p>157</text:p>
              </table:table-cell>
              <table:table-cell office:value-type="float" office:value="98">
                <text:p>98</text:p>
              </table:table-cell>
              <table:table-cell office:value-type="float" office:value="255">
                <text:p>255</text:p>
              </table:table-cell>
              <table:table-cell office:value-type="float" office:value="197">
                <text:p>197</text:p>
              </table:table-cell>
              <table:table-cell office:value-type="float" office:value="224">
                <text:p>224</text:p>
              </table:table-cell>
              <table:table-cell office:value-type="float" office:value="103">
                <text:p>10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1">
                <text:p>41</text:p>
              </table:table-cell>
              <table:table-cell office:value-type="float" office:value="158">
                <text:p>158</text:p>
              </table:table-cell>
              <table:table-cell office:value-type="float" office:value="97">
                <text:p>97</text:p>
              </table:table-cell>
              <table:table-cell office:value-type="float" office:value="255">
                <text:p>255</text:p>
              </table:table-cell>
              <table:table-cell office:value-type="float" office:value="195">
                <text:p>195</text:p>
              </table:table-cell>
              <table:table-cell office:value-type="float" office:value="221">
                <text:p>221</text:p>
              </table:table-cell>
              <table:table-cell office:value-type="float" office:value="106">
                <text:p>10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9">
                <text:p>39</text:p>
              </table:table-cell>
              <table:table-cell office:value-type="float" office:value="159">
                <text:p>159</text:p>
              </table:table-cell>
              <table:table-cell office:value-type="float" office:value="96">
                <text:p>96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  <table:table-cell office:value-type="float" office:value="219">
                <text:p>219</text:p>
              </table:table-cell>
              <table:table-cell office:value-type="float" office:value="109">
                <text:p>10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7">
                <text:p>37</text:p>
              </table:table-cell>
              <table:table-cell office:value-type="float" office:value="160">
                <text:p>160</text:p>
              </table:table-cell>
              <table:table-cell office:value-type="float" office:value="95">
                <text:p>95</text:p>
              </table:table-cell>
              <table:table-cell office:value-type="float" office:value="255">
                <text:p>255</text:p>
              </table:table-cell>
              <table:table-cell office:value-type="float" office:value="191">
                <text:p>191</text:p>
              </table:table-cell>
              <table:table-cell office:value-type="float" office:value="217">
                <text:p>217</text:p>
              </table:table-cell>
              <table:table-cell office:value-type="float" office:value="112">
                <text:p>11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5">
                <text:p>35</text:p>
              </table:table-cell>
              <table:table-cell office:value-type="float" office:value="161">
                <text:p>161</text:p>
              </table:table-cell>
              <table:table-cell office:value-type="float" office:value="94">
                <text:p>94</text:p>
              </table:table-cell>
              <table:table-cell office:value-type="float" office:value="255">
                <text:p>255</text:p>
              </table:table-cell>
              <table:table-cell office:value-type="float" office:value="189">
                <text:p>189</text:p>
              </table:table-cell>
              <table:table-cell office:value-type="float" office:value="215">
                <text:p>215</text:p>
              </table:table-cell>
              <table:table-cell office:value-type="float" office:value="115">
                <text:p>11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">
                <text:p>33</text:p>
              </table:table-cell>
              <table:table-cell office:value-type="float" office:value="162">
                <text:p>162</text:p>
              </table:table-cell>
              <table:table-cell office:value-type="float" office:value="93">
                <text:p>93</text:p>
              </table:table-cell>
              <table:table-cell office:value-type="float" office:value="255">
                <text:p>255</text:p>
              </table:table-cell>
              <table:table-cell office:value-type="float" office:value="187">
                <text:p>187</text:p>
              </table:table-cell>
              <table:table-cell office:value-type="float" office:value="213">
                <text:p>213</text:p>
              </table:table-cell>
              <table:table-cell office:value-type="float" office:value="118">
                <text:p>11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0">
                <text:p>30</text:p>
              </table:table-cell>
              <table:table-cell office:value-type="float" office:value="163">
                <text:p>163</text:p>
              </table:table-cell>
              <table:table-cell office:value-type="float" office:value="92">
                <text:p>92</text:p>
              </table:table-cell>
              <table:table-cell office:value-type="float" office:value="255">
                <text:p>255</text:p>
              </table:table-cell>
              <table:table-cell office:value-type="float" office:value="185">
                <text:p>185</text:p>
              </table:table-cell>
              <table:table-cell office:value-type="float" office:value="210">
                <text:p>210</text:p>
              </table:table-cell>
              <table:table-cell office:value-type="float" office:value="121">
                <text:p>12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8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91">
                <text:p>91</text:p>
              </table:table-cell>
              <table:table-cell office:value-type="float" office:value="255">
                <text:p>255</text:p>
              </table:table-cell>
              <table:table-cell office:value-type="float" office:value="183">
                <text:p>183</text:p>
              </table:table-cell>
              <table:table-cell office:value-type="float" office:value="208">
                <text:p>208</text:p>
              </table:table-cell>
              <table:table-cell office:value-type="float" office:value="124">
                <text:p>12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6">
                <text:p>26</text:p>
              </table:table-cell>
              <table:table-cell office:value-type="float" office:value="165">
                <text:p>165</text:p>
              </table:table-cell>
              <table:table-cell office:value-type="float" office:value="90">
                <text:p>90</text:p>
              </table:table-cell>
              <table:table-cell office:value-type="float" office:value="255">
                <text:p>255</text:p>
              </table:table-cell>
              <table:table-cell office:value-type="float" office:value="181">
                <text:p>181</text:p>
              </table:table-cell>
              <table:table-cell office:value-type="float" office:value="205">
                <text:p>205</text:p>
              </table:table-cell>
              <table:table-cell office:value-type="float" office:value="127">
                <text:p>12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5">
                <text:p>25</text:p>
              </table:table-cell>
              <table:table-cell office:value-type="float" office:value="166">
                <text:p>166</text:p>
              </table:table-cell>
              <table:table-cell office:value-type="float" office:value="89">
                <text:p>89</text:p>
              </table:table-cell>
              <table:table-cell office:value-type="float" office:value="255">
                <text:p>255</text:p>
              </table:table-cell>
              <table:table-cell office:value-type="float" office:value="179">
                <text:p>179</text:p>
              </table:table-cell>
              <table:table-cell office:value-type="float" office:value="203">
                <text:p>203</text:p>
              </table:table-cell>
              <table:table-cell office:value-type="float" office:value="130">
                <text:p>1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3">
                <text:p>23</text:p>
              </table:table-cell>
              <table:table-cell office:value-type="float" office:value="167">
                <text:p>167</text:p>
              </table:table-cell>
              <table:table-cell office:value-type="float" office:value="88">
                <text:p>88</text:p>
              </table:table-cell>
              <table:table-cell office:value-type="float" office:value="255">
                <text:p>255</text:p>
              </table:table-cell>
              <table:table-cell office:value-type="float" office:value="177">
                <text:p>177</text:p>
              </table:table-cell>
              <table:table-cell office:value-type="float" office:value="200">
                <text:p>200</text:p>
              </table:table-cell>
              <table:table-cell office:value-type="float" office:value="133">
                <text:p>13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">
                <text:p>21</text:p>
              </table:table-cell>
              <table:table-cell office:value-type="float" office:value="168">
                <text:p>168</text:p>
              </table:table-cell>
              <table:table-cell office:value-type="float" office:value="87">
                <text:p>87</text:p>
              </table:table-cell>
              <table:table-cell office:value-type="float" office:value="255">
                <text:p>255</text:p>
              </table:table-cell>
              <table:table-cell office:value-type="float" office:value="175">
                <text:p>175</text:p>
              </table:table-cell>
              <table:table-cell office:value-type="float" office:value="198">
                <text:p>198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9">
                <text:p>19</text:p>
              </table:table-cell>
              <table:table-cell office:value-type="float" office:value="169">
                <text:p>169</text:p>
              </table:table-cell>
              <table:table-cell office:value-type="float" office:value="86">
                <text:p>86</text:p>
              </table:table-cell>
              <table:table-cell office:value-type="float" office:value="255">
                <text:p>255</text:p>
              </table:table-cell>
              <table:table-cell office:value-type="float" office:value="173">
                <text:p>173</text:p>
              </table:table-cell>
              <table:table-cell office:value-type="float" office:value="195">
                <text:p>195</text:p>
              </table:table-cell>
              <table:table-cell office:value-type="float" office:value="138">
                <text:p>13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8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85">
                <text:p>85</text:p>
              </table:table-cell>
              <table:table-cell office:value-type="float" office:value="255">
                <text:p>255</text:p>
              </table:table-cell>
              <table:table-cell office:value-type="float" office:value="171">
                <text:p>171</text:p>
              </table:table-cell>
              <table:table-cell office:value-type="float" office:value="193">
                <text:p>193</text:p>
              </table:table-cell>
              <table:table-cell office:value-type="float" office:value="141">
                <text:p>14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">
                <text:p>16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255">
                <text:p>255</text:p>
              </table:table-cell>
              <table:table-cell office:value-type="float" office:value="169">
                <text:p>169</text:p>
              </table:table-cell>
              <table:table-cell office:value-type="float" office:value="190">
                <text:p>190</text:p>
              </table:table-cell>
              <table:table-cell office:value-type="float" office:value="143">
                <text:p>14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">
                <text:p>15</text:p>
              </table:table-cell>
              <table:table-cell office:value-type="float" office:value="172">
                <text:p>172</text:p>
              </table:table-cell>
              <table:table-cell office:value-type="float" office:value="83">
                <text:p>83</text:p>
              </table:table-cell>
              <table:table-cell office:value-type="float" office:value="255">
                <text:p>255</text:p>
              </table:table-cell>
              <table:table-cell office:value-type="float" office:value="167">
                <text:p>167</text:p>
              </table:table-cell>
              <table:table-cell office:value-type="float" office:value="187">
                <text:p>187</text:p>
              </table:table-cell>
              <table:table-cell office:value-type="float" office:value="146">
                <text:p>14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82">
                <text:p>82</text:p>
              </table:table-cell>
              <table:table-cell office:value-type="float" office:value="255">
                <text:p>255</text:p>
              </table:table-cell>
              <table:table-cell office:value-type="float" office:value="165">
                <text:p>165</text:p>
              </table:table-cell>
              <table:table-cell office:value-type="float" office:value="184">
                <text:p>184</text:p>
              </table:table-cell>
              <table:table-cell office:value-type="float" office:value="149">
                <text:p>14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">
                <text:p>12</text:p>
              </table:table-cell>
              <table:table-cell office:value-type="float" office:value="174">
                <text:p>174</text:p>
              </table:table-cell>
              <table:table-cell office:value-type="float" office:value="81">
                <text:p>81</text:p>
              </table:table-cell>
              <table:table-cell office:value-type="float" office:value="255">
                <text:p>255</text:p>
              </table:table-cell>
              <table:table-cell office:value-type="float" office:value="163">
                <text:p>163</text:p>
              </table:table-cell>
              <table:table-cell office:value-type="float" office:value="182">
                <text:p>182</text:p>
              </table:table-cell>
              <table:table-cell office:value-type="float" office:value="151">
                <text:p>15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">
                <text:p>10</text:p>
              </table:table-cell>
              <table:table-cell office:value-type="float" office:value="175">
                <text:p>175</text:p>
              </table:table-cell>
              <table:table-cell office:value-type="float" office:value="80">
                <text:p>80</text:p>
              </table:table-cell>
              <table:table-cell office:value-type="float" office:value="255">
                <text:p>255</text:p>
              </table:table-cell>
              <table:table-cell office:value-type="float" office:value="161">
                <text:p>161</text:p>
              </table:table-cell>
              <table:table-cell office:value-type="float" office:value="179">
                <text:p>179</text:p>
              </table:table-cell>
              <table:table-cell office:value-type="float" office:value="154">
                <text:p>15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">
                <text:p>9</text:p>
              </table:table-cell>
              <table:table-cell office:value-type="float" office:value="176">
                <text:p>176</text:p>
              </table:table-cell>
              <table:table-cell office:value-type="float" office:value="79">
                <text:p>79</text:p>
              </table:table-cell>
              <table:table-cell office:value-type="float" office:value="255">
                <text:p>255</text:p>
              </table:table-cell>
              <table:table-cell office:value-type="float" office:value="159">
                <text:p>159</text:p>
              </table:table-cell>
              <table:table-cell office:value-type="float" office:value="176">
                <text:p>176</text:p>
              </table:table-cell>
              <table:table-cell office:value-type="float" office:value="156">
                <text:p>15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">
                <text:p>8</text:p>
              </table:table-cell>
              <table:table-cell office:value-type="float" office:value="177">
                <text:p>177</text:p>
              </table:table-cell>
              <table:table-cell office:value-type="float" office:value="78">
                <text:p>78</text:p>
              </table:table-cell>
              <table:table-cell office:value-type="float" office:value="255">
                <text:p>255</text:p>
              </table:table-cell>
              <table:table-cell office:value-type="float" office:value="157">
                <text:p>157</text:p>
              </table:table-cell>
              <table:table-cell office:value-type="float" office:value="173">
                <text:p>173</text:p>
              </table:table-cell>
              <table:table-cell office:value-type="float" office:value="159">
                <text:p>15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">
                <text:p>7</text:p>
              </table:table-cell>
              <table:table-cell office:value-type="float" office:value="178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255">
                <text:p>255</text:p>
              </table:table-cell>
              <table:table-cell office:value-type="float" office:value="155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61">
                <text:p>16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">
                <text:p>6</text:p>
              </table:table-cell>
              <table:table-cell office:value-type="float" office:value="179">
                <text:p>179</text:p>
              </table:table-cell>
              <table:table-cell office:value-type="float" office:value="76">
                <text:p>76</text:p>
              </table:table-cell>
              <table:table-cell office:value-type="float" office:value="255">
                <text:p>255</text:p>
              </table:table-cell>
              <table:table-cell office:value-type="float" office:value="153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164">
                <text:p>16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255">
                <text:p>255</text:p>
              </table:table-cell>
              <table:table-cell office:value-type="float" office:value="151">
                <text:p>151</text:p>
              </table:table-cell>
              <table:table-cell office:value-type="float" office:value="164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">
                <text:p>4</text:p>
              </table:table-cell>
              <table:table-cell office:value-type="float" office:value="181">
                <text:p>181</text:p>
              </table:table-cell>
              <table:table-cell office:value-type="float" office:value="74">
                <text:p>74</text:p>
              </table:table-cell>
              <table:table-cell office:value-type="float" office:value="255">
                <text:p>255</text:p>
              </table:table-cell>
              <table:table-cell office:value-type="float" office:value="149">
                <text:p>149</text:p>
              </table:table-cell>
              <table:table-cell office:value-type="float" office:value="161">
                <text:p>161</text:p>
              </table:table-cell>
              <table:table-cell office:value-type="float" office:value="168">
                <text:p>1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">
                <text:p>3</text:p>
              </table:table-cell>
              <table:table-cell office:value-type="float" office:value="182">
                <text:p>182</text:p>
              </table:table-cell>
              <table:table-cell office:value-type="float" office:value="73">
                <text:p>73</text:p>
              </table:table-cell>
              <table:table-cell office:value-type="float" office:value="255">
                <text:p>255</text:p>
              </table:table-cell>
              <table:table-cell office:value-type="float" office:value="147">
                <text:p>147</text:p>
              </table:table-cell>
              <table:table-cell office:value-type="float" office:value="158">
                <text:p>158</text:p>
              </table:table-cell>
              <table:table-cell office:value-type="float" office:value="171">
                <text:p>17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">
                <text:p>3</text:p>
              </table:table-cell>
              <table:table-cell office:value-type="float" office:value="183">
                <text:p>183</text:p>
              </table:table-cell>
              <table:table-cell office:value-type="float" office:value="72">
                <text:p>72</text:p>
              </table:table-cell>
              <table:table-cell office:value-type="float" office:value="255">
                <text:p>255</text:p>
              </table:table-cell>
              <table:table-cell office:value-type="float" office:value="145">
                <text:p>145</text:p>
              </table:table-cell>
              <table:table-cell office:value-type="float" office:value="155">
                <text:p>155</text:p>
              </table:table-cell>
              <table:table-cell office:value-type="float" office:value="173">
                <text:p>17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  <table:table-cell office:value-type="float" office:value="184">
                <text:p>184</text:p>
              </table:table-cell>
              <table:table-cell office:value-type="float" office:value="71">
                <text:p>71</text:p>
              </table:table-cell>
              <table:table-cell office:value-type="float" office:value="255">
                <text:p>255</text:p>
              </table:table-cell>
              <table:table-cell office:value-type="float" office:value="143">
                <text:p>143</text:p>
              </table:table-cell>
              <table:table-cell office:value-type="float" office:value="152">
                <text:p>152</text:p>
              </table:table-cell>
              <table:table-cell office:value-type="float" office:value="175">
                <text:p>17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">
                <text:p>1</text:p>
              </table:table-cell>
              <table:table-cell office:value-type="float" office:value="185">
                <text:p>185</text:p>
              </table:table-cell>
              <table:table-cell office:value-type="float" office:value="70">
                <text:p>70</text:p>
              </table:table-cell>
              <table:table-cell office:value-type="float" office:value="255">
                <text:p>255</text:p>
              </table:table-cell>
              <table:table-cell office:value-type="float" office:value="141">
                <text:p>141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">
                <text:p>1</text:p>
              </table:table-cell>
              <table:table-cell office:value-type="float" office:value="186">
                <text:p>186</text:p>
              </table:table-cell>
              <table:table-cell office:value-type="float" office:value="69">
                <text:p>69</text:p>
              </table:table-cell>
              <table:table-cell office:value-type="float" office:value="255">
                <text:p>255</text:p>
              </table:table-cell>
              <table:table-cell office:value-type="float" office:value="139">
                <text:p>139</text:p>
              </table:table-cell>
              <table:table-cell office:value-type="float" office:value="146">
                <text:p>146</text:p>
              </table:table-cell>
              <table:table-cell office:value-type="float" office:value="180">
                <text:p>1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87">
                <text:p>187</text:p>
              </table:table-cell>
              <table:table-cell office:value-type="float" office:value="68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137">
                <text:p>137</text:p>
              </table:table-cell>
              <table:table-cell office:value-type="float" office:value="143">
                <text:p>143</text:p>
              </table:table-cell>
              <table:table-cell office:value-type="float" office:value="182">
                <text:p>18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  <table:table-cell office:value-type="float" office:value="67">
                <text:p>67</text:p>
              </table:table-cell>
              <table:table-cell office:value-type="float" office:value="255">
                <text:p>255</text:p>
              </table:table-cell>
              <table:table-cell office:value-type="float" office:value="135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66">
                <text:p>66</text:p>
              </table:table-cell>
              <table:table-cell office:value-type="float" office:value="255">
                <text:p>255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65">
                <text:p>65</text:p>
              </table:table-cell>
              <table:table-cell office:value-type="float" office:value="255">
                <text:p>255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191">
                <text:p>191</text:p>
              </table:table-cell>
              <table:table-cell office:value-type="float" office:value="64">
                <text:p>64</text:p>
              </table:table-cell>
              <table:table-cell office:value-type="float" office:value="255">
                <text:p>255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90">
                <text:p>1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63">
                <text:p>63</text:p>
              </table:table-cell>
              <table:table-cell office:value-type="float" office:value="255">
                <text:p>25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92">
                <text:p>1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62">
                <text:p>62</text:p>
              </table:table-cell>
              <table:table-cell office:value-type="float" office:value="255">
                <text:p>25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94">
                <text:p>19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61">
                <text:p>61</text:p>
              </table:table-cell>
              <table:table-cell office:value-type="float" office:value="255">
                <text:p>255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96">
                <text:p>19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  <table:table-cell office:value-type="float" office:value="60">
                <text:p>60</text:p>
              </table:table-cell>
              <table:table-cell office:value-type="float" office:value="255">
                <text:p>255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98">
                <text:p>19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59">
                <text:p>59</text:p>
              </table:table-cell>
              <table:table-cell office:value-type="float" office:value="255">
                <text:p>255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200">
                <text:p>2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58">
                <text:p>58</text:p>
              </table:table-cell>
              <table:table-cell office:value-type="float" office:value="255">
                <text:p>255</text:p>
              </table:table-cell>
              <table:table-cell office:value-type="float" office:value="117">
                <text:p>117</text:p>
              </table:table-cell>
              <table:table-cell office:value-type="float" office:value="111">
                <text:p>111</text:p>
              </table:table-cell>
              <table:table-cell office:value-type="float" office:value="202">
                <text:p>20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  <table:table-cell office:value-type="float" office:value="57">
                <text:p>57</text:p>
              </table:table-cell>
              <table:table-cell office:value-type="float" office:value="255">
                <text:p>255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  <table:table-cell office:value-type="float" office:value="204">
                <text:p>20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">
                <text:p>1</text:p>
              </table:table-cell>
              <table:table-cell office:value-type="float" office:value="199">
                <text:p>199</text:p>
              </table:table-cell>
              <table:table-cell office:value-type="float" office:value="56">
                <text:p>56</text:p>
              </table:table-cell>
              <table:table-cell office:value-type="float" office:value="255">
                <text:p>255</text:p>
              </table:table-cell>
              <table:table-cell office:value-type="float" office:value="113">
                <text:p>113</text:p>
              </table:table-cell>
              <table:table-cell office:value-type="float" office:value="105">
                <text:p>105</text:p>
              </table:table-cell>
              <table:table-cell office:value-type="float" office:value="205">
                <text:p>20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5">
                <text:p>55</text:p>
              </table:table-cell>
              <table:table-cell office:value-type="float" office:value="255">
                <text:p>255</text:p>
              </table:table-cell>
              <table:table-cell office:value-type="float" office:value="111">
                <text:p>111</text:p>
              </table:table-cell>
              <table:table-cell office:value-type="float" office:value="102">
                <text:p>102</text:p>
              </table:table-cell>
              <table:table-cell office:value-type="float" office:value="207">
                <text:p>20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54">
                <text:p>54</text:p>
              </table:table-cell>
              <table:table-cell office:value-type="float" office:value="255">
                <text:p>255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  <table:table-cell office:value-type="float" office:value="209">
                <text:p>20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">
                <text:p>3</text:p>
              </table:table-cell>
              <table:table-cell office:value-type="float" office:value="202">
                <text:p>202</text:p>
              </table:table-cell>
              <table:table-cell office:value-type="float" office:value="53">
                <text:p>53</text:p>
              </table:table-cell>
              <table:table-cell office:value-type="float" office:value="255">
                <text:p>255</text:p>
              </table:table-cell>
              <table:table-cell office:value-type="float" office:value="107">
                <text:p>107</text:p>
              </table:table-cell>
              <table:table-cell office:value-type="float" office:value="96">
                <text:p>96</text:p>
              </table:table-cell>
              <table:table-cell office:value-type="float" office:value="211">
                <text:p>2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52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05">
                <text:p>105</text:p>
              </table:table-cell>
              <table:table-cell office:value-type="float" office:value="93">
                <text:p>93</text:p>
              </table:table-cell>
              <table:table-cell office:value-type="float" office:value="212">
                <text:p>2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">
                <text:p>5</text:p>
              </table:table-cell>
              <table:table-cell office:value-type="float" office:value="204">
                <text:p>204</text:p>
              </table:table-cell>
              <table:table-cell office:value-type="float" office:value="51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214">
                <text:p>2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">
                <text:p>6</text:p>
              </table:table-cell>
              <table:table-cell office:value-type="float" office:value="205">
                <text:p>205</text:p>
              </table:table-cell>
              <table:table-cell office:value-type="float" office:value="50">
                <text:p>50</text:p>
              </table:table-cell>
              <table:table-cell office:value-type="float" office:value="255">
                <text:p>255</text:p>
              </table:table-cell>
              <table:table-cell office:value-type="float" office:value="101">
                <text:p>101</text:p>
              </table:table-cell>
              <table:table-cell office:value-type="float" office:value="87">
                <text:p>87</text:p>
              </table:table-cell>
              <table:table-cell office:value-type="float" office:value="215">
                <text:p>2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">
                <text:p>7</text:p>
              </table:table-cell>
              <table:table-cell office:value-type="float" office:value="206">
                <text:p>206</text:p>
              </table:table-cell>
              <table:table-cell office:value-type="float" office:value="49">
                <text:p>49</text:p>
              </table:table-cell>
              <table:table-cell office:value-type="float" office:value="255">
                <text:p>255</text:p>
              </table:table-cell>
              <table:table-cell office:value-type="float" office:value="99">
                <text:p>99</text:p>
              </table:table-cell>
              <table:table-cell office:value-type="float" office:value="84">
                <text:p>84</text:p>
              </table:table-cell>
              <table:table-cell office:value-type="float" office:value="217">
                <text:p>21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">
                <text:p>8</text:p>
              </table:table-cell>
              <table:table-cell office:value-type="float" office:value="207">
                <text:p>207</text:p>
              </table:table-cell>
              <table:table-cell office:value-type="float" office:value="48">
                <text:p>48</text:p>
              </table:table-cell>
              <table:table-cell office:value-type="float" office:value="255">
                <text:p>255</text:p>
              </table:table-cell>
              <table:table-cell office:value-type="float" office:value="97">
                <text:p>97</text:p>
              </table:table-cell>
              <table:table-cell office:value-type="float" office:value="81">
                <text:p>81</text:p>
              </table:table-cell>
              <table:table-cell office:value-type="float" office:value="219">
                <text:p>2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">
                <text:p>9</text:p>
              </table:table-cell>
              <table:table-cell office:value-type="float" office:value="208">
                <text:p>208</text:p>
              </table:table-cell>
              <table:table-cell office:value-type="float" office:value="47">
                <text:p>47</text:p>
              </table:table-cell>
              <table:table-cell office:value-type="float" office:value="255">
                <text:p>255</text:p>
              </table:table-cell>
              <table:table-cell office:value-type="float" office:value="95">
                <text:p>95</text:p>
              </table:table-cell>
              <table:table-cell office:value-type="float" office:value="78">
                <text:p>78</text:p>
              </table:table-cell>
              <table:table-cell office:value-type="float" office:value="220">
                <text:p>2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">
                <text:p>10</text:p>
              </table:table-cell>
              <table:table-cell office:value-type="float" office:value="209">
                <text:p>209</text:p>
              </table:table-cell>
              <table:table-cell office:value-type="float" office:value="46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222">
                <text:p>2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2">
                <text:p>12</text:p>
              </table:table-cell>
              <table:table-cell office:value-type="float" office:value="210">
                <text:p>210</text:p>
              </table:table-cell>
              <table:table-cell office:value-type="float" office:value="45">
                <text:p>45</text:p>
              </table:table-cell>
              <table:table-cell office:value-type="float" office:value="255">
                <text:p>255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  <table:table-cell office:value-type="float" office:value="223">
                <text:p>22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">
                <text:p>13</text:p>
              </table:table-cell>
              <table:table-cell office:value-type="float" office:value="211">
                <text:p>211</text:p>
              </table:table-cell>
              <table:table-cell office:value-type="float" office:value="44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224">
                <text:p>2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">
                <text:p>15</text:p>
              </table:table-cell>
              <table:table-cell office:value-type="float" office:value="212">
                <text:p>212</text:p>
              </table:table-cell>
              <table:table-cell office:value-type="float" office:value="43">
                <text:p>43</text:p>
              </table:table-cell>
              <table:table-cell office:value-type="float" office:value="255">
                <text:p>255</text:p>
              </table:table-cell>
              <table:table-cell office:value-type="float" office:value="87">
                <text:p>87</text:p>
              </table:table-cell>
              <table:table-cell office:value-type="float" office:value="67">
                <text:p>67</text:p>
              </table:table-cell>
              <table:table-cell office:value-type="float" office:value="226">
                <text:p>22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">
                <text:p>16</text:p>
              </table:table-cell>
              <table:table-cell office:value-type="float" office:value="213">
                <text:p>213</text:p>
              </table:table-cell>
              <table:table-cell office:value-type="float" office:value="42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85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227">
                <text:p>2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8">
                <text:p>18</text:p>
              </table:table-cell>
              <table:table-cell office:value-type="float" office:value="214">
                <text:p>214</text:p>
              </table:table-cell>
              <table:table-cell office:value-type="float" office:value="41">
                <text:p>41</text:p>
              </table:table-cell>
              <table:table-cell office:value-type="float" office:value="255">
                <text:p>255</text:p>
              </table:table-cell>
              <table:table-cell office:value-type="float" office:value="83">
                <text:p>83</text:p>
              </table:table-cell>
              <table:table-cell office:value-type="float" office:value="61">
                <text:p>61</text:p>
              </table:table-cell>
              <table:table-cell office:value-type="float" office:value="228">
                <text:p>2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9">
                <text:p>19</text:p>
              </table:table-cell>
              <table:table-cell office:value-type="float" office:value="215">
                <text:p>215</text:p>
              </table:table-cell>
              <table:table-cell office:value-type="float" office:value="40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81">
                <text:p>81</text:p>
              </table:table-cell>
              <table:table-cell office:value-type="float" office:value="59">
                <text:p>59</text:p>
              </table:table-cell>
              <table:table-cell office:value-type="float" office:value="230">
                <text:p>2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1">
                <text:p>21</text:p>
              </table:table-cell>
              <table:table-cell office:value-type="float" office:value="216">
                <text:p>216</text:p>
              </table:table-cell>
              <table:table-cell office:value-type="float" office:value="39">
                <text:p>39</text:p>
              </table:table-cell>
              <table:table-cell office:value-type="float" office:value="255">
                <text:p>255</text:p>
              </table:table-cell>
              <table:table-cell office:value-type="float" office:value="79">
                <text:p>79</text:p>
              </table:table-cell>
              <table:table-cell office:value-type="float" office:value="56">
                <text:p>56</text:p>
              </table:table-cell>
              <table:table-cell office:value-type="float" office:value="231">
                <text:p>2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3">
                <text:p>23</text:p>
              </table:table-cell>
              <table:table-cell office:value-type="float" office:value="217">
                <text:p>217</text:p>
              </table:table-cell>
              <table:table-cell office:value-type="float" office:value="38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5">
                <text:p>25</text:p>
              </table:table-cell>
              <table:table-cell office:value-type="float" office:value="218">
                <text:p>218</text:p>
              </table:table-cell>
              <table:table-cell office:value-type="float" office:value="37">
                <text:p>37</text:p>
              </table:table-cell>
              <table:table-cell office:value-type="float" office:value="255">
                <text:p>255</text:p>
              </table:table-cell>
              <table:table-cell office:value-type="float" office:value="75">
                <text:p>75</text:p>
              </table:table-cell>
              <table:table-cell office:value-type="float" office:value="51">
                <text:p>51</text:p>
              </table:table-cell>
              <table:table-cell office:value-type="float" office:value="233">
                <text:p>2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6">
                <text:p>26</text:p>
              </table:table-cell>
              <table:table-cell office:value-type="float" office:value="219">
                <text:p>219</text:p>
              </table:table-cell>
              <table:table-cell office:value-type="float" office:value="36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73">
                <text:p>73</text:p>
              </table:table-cell>
              <table:table-cell office:value-type="float" office:value="49">
                <text:p>49</text:p>
              </table:table-cell>
              <table:table-cell office:value-type="float" office:value="235">
                <text:p>2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8">
                <text:p>28</text:p>
              </table:table-cell>
              <table:table-cell office:value-type="float" office:value="220">
                <text:p>220</text:p>
              </table:table-cell>
              <table:table-cell office:value-type="float" office:value="35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71">
                <text:p>71</text:p>
              </table:table-cell>
              <table:table-cell office:value-type="float" office:value="46">
                <text:p>46</text:p>
              </table:table-cell>
              <table:table-cell office:value-type="float" office:value="236">
                <text:p>23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0">
                <text:p>30</text:p>
              </table:table-cell>
              <table:table-cell office:value-type="float" office:value="221">
                <text:p>221</text:p>
              </table:table-cell>
              <table:table-cell office:value-type="float" office:value="34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69">
                <text:p>69</text:p>
              </table:table-cell>
              <table:table-cell office:value-type="float" office:value="44">
                <text:p>44</text:p>
              </table:table-cell>
              <table:table-cell office:value-type="float" office:value="237">
                <text:p>23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3">
                <text:p>33</text:p>
              </table:table-cell>
              <table:table-cell office:value-type="float" office:value="222">
                <text:p>222</text:p>
              </table:table-cell>
              <table:table-cell office:value-type="float" office:value="33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67">
                <text:p>67</text:p>
              </table:table-cell>
              <table:table-cell office:value-type="float" office:value="41">
                <text:p>41</text:p>
              </table:table-cell>
              <table:table-cell office:value-type="float" office:value="238">
                <text:p>2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5">
                <text:p>35</text:p>
              </table:table-cell>
              <table:table-cell office:value-type="float" office:value="223">
                <text:p>223</text:p>
              </table:table-cell>
              <table:table-cell office:value-type="float" office:value="32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65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239">
                <text:p>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7">
                <text:p>37</text:p>
              </table:table-cell>
              <table:table-cell office:value-type="float" office:value="224">
                <text:p>224</text:p>
              </table:table-cell>
              <table:table-cell office:value-type="float" office:value="31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63">
                <text:p>63</text:p>
              </table:table-cell>
              <table:table-cell office:value-type="float" office:value="37">
                <text:p>37</text:p>
              </table:table-cell>
              <table:table-cell office:value-type="float" office:value="240">
                <text:p>2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9">
                <text:p>39</text:p>
              </table:table-cell>
              <table:table-cell office:value-type="float" office:value="225">
                <text:p>225</text:p>
              </table:table-cell>
              <table:table-cell office:value-type="float" office:value="30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241">
                <text:p>2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1">
                <text:p>41</text:p>
              </table:table-cell>
              <table:table-cell office:value-type="float" office:value="226">
                <text:p>226</text:p>
              </table:table-cell>
              <table:table-cell office:value-type="float" office:value="29">
                <text:p>29</text:p>
              </table:table-cell>
              <table:table-cell office:value-type="float" office:value="255">
                <text:p>255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242">
                <text:p>2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4">
                <text:p>44</text:p>
              </table:table-cell>
              <table:table-cell office:value-type="float" office:value="227">
                <text:p>227</text:p>
              </table:table-cell>
              <table:table-cell office:value-type="float" office:value="28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57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243">
                <text:p>2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6">
                <text:p>46</text:p>
              </table:table-cell>
              <table:table-cell office:value-type="float" office:value="228">
                <text:p>228</text:p>
              </table:table-cell>
              <table:table-cell office:value-type="float" office:value="27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55">
                <text:p>55</text:p>
              </table:table-cell>
              <table:table-cell office:value-type="float" office:value="28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9">
                <text:p>49</text:p>
              </table:table-cell>
              <table:table-cell office:value-type="float" office:value="229">
                <text:p>229</text:p>
              </table:table-cell>
              <table:table-cell office:value-type="float" office:value="26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44">
                <text:p>2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1">
                <text:p>51</text:p>
              </table:table-cell>
              <table:table-cell office:value-type="float" office:value="230">
                <text:p>230</text:p>
              </table:table-cell>
              <table:table-cell office:value-type="float" office:value="25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45">
                <text:p>2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4">
                <text:p>54</text:p>
              </table:table-cell>
              <table:table-cell office:value-type="float" office:value="231">
                <text:p>231</text:p>
              </table:table-cell>
              <table:table-cell office:value-type="float" office:value="24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246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6">
                <text:p>56</text:p>
              </table:table-cell>
              <table:table-cell office:value-type="float" office:value="232">
                <text:p>232</text:p>
              </table:table-cell>
              <table:table-cell office:value-type="float" office:value="23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47">
                <text:p>47</text:p>
              </table:table-cell>
              <table:table-cell office:value-type="float" office:value="21">
                <text:p>21</text:p>
              </table:table-cell>
              <table:table-cell office:value-type="float" office:value="247">
                <text:p>2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9">
                <text:p>59</text:p>
              </table:table-cell>
              <table:table-cell office:value-type="float" office:value="233">
                <text:p>233</text:p>
              </table:table-cell>
              <table:table-cell office:value-type="float" office:value="22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248">
                <text:p>2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1">
                <text:p>61</text:p>
              </table:table-cell>
              <table:table-cell office:value-type="float" office:value="234">
                <text:p>234</text:p>
              </table:table-cell>
              <table:table-cell office:value-type="float" office:value="21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248">
                <text:p>2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4">
                <text:p>64</text:p>
              </table:table-cell>
              <table:table-cell office:value-type="float" office:value="235">
                <text:p>235</text:p>
              </table:table-cell>
              <table:table-cell office:value-type="float" office:value="20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249">
                <text:p>2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7">
                <text:p>67</text:p>
              </table:table-cell>
              <table:table-cell office:value-type="float" office:value="236">
                <text:p>236</text:p>
              </table:table-cell>
              <table:table-cell office:value-type="float" office:value="19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0">
                <text:p>70</text:p>
              </table:table-cell>
              <table:table-cell office:value-type="float" office:value="237">
                <text:p>237</text:p>
              </table:table-cell>
              <table:table-cell office:value-type="float" office:value="18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2">
                <text:p>72</text:p>
              </table:table-cell>
              <table:table-cell office:value-type="float" office:value="238">
                <text:p>238</text:p>
              </table:table-cell>
              <table:table-cell office:value-type="float" office:value="17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51">
                <text:p>2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">
                <text:p>75</text:p>
              </table:table-cell>
              <table:table-cell office:value-type="float" office:value="239">
                <text:p>239</text:p>
              </table:table-cell>
              <table:table-cell office:value-type="float" office:value="16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251">
                <text:p>2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8">
                <text:p>78</text:p>
              </table:table-cell>
              <table:table-cell office:value-type="float" office:value="240">
                <text:p>240</text:p>
              </table:table-cell>
              <table:table-cell office:value-type="float" office:value="15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52">
                <text:p>2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1">
                <text:p>81</text:p>
              </table:table-cell>
              <table:table-cell office:value-type="float" office:value="241">
                <text:p>241</text:p>
              </table:table-cell>
              <table:table-cell office:value-type="float" office:value="14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252">
                <text:p>2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4">
                <text:p>84</text:p>
              </table:table-cell>
              <table:table-cell office:value-type="float" office:value="242">
                <text:p>242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253">
                <text:p>2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7">
                <text:p>87</text:p>
              </table:table-cell>
              <table:table-cell office:value-type="float" office:value="243">
                <text:p>243</text:p>
              </table:table-cell>
              <table:table-cell office:value-type="float" office:value="12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253">
                <text:p>2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0">
                <text:p>90</text:p>
              </table:table-cell>
              <table:table-cell office:value-type="float" office:value="244">
                <text:p>244</text:p>
              </table:table-cell>
              <table:table-cell office:value-type="float" office:value="11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3">
                <text:p>93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6">
                <text:p>96</text:p>
              </table:table-cell>
              <table:table-cell office:value-type="float" office:value="246">
                <text:p>246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  <table:table-cell office:value-type="float" office:value="8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2">
                <text:p>102</text:p>
              </table:table-cell>
              <table:table-cell office:value-type="float" office:value="248">
                <text:p>248</text:p>
              </table:table-cell>
              <table:table-cell office:value-type="float" office:value="7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5">
                <text:p>105</text:p>
              </table:table-cell>
              <table:table-cell office:value-type="float" office:value="249">
                <text:p>249</text:p>
              </table:table-cell>
              <table:table-cell office:value-type="float" office:value="6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8">
                <text:p>108</text:p>
              </table:table-cell>
              <table:table-cell office:value-type="float" office:value="250">
                <text:p>250</text:p>
              </table:table-cell>
              <table:table-cell office:value-type="float" office:value="5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1">
                <text:p>111</text:p>
              </table:table-cell>
              <table:table-cell office:value-type="float" office:value="251">
                <text:p>251</text:p>
              </table:table-cell>
              <table:table-cell office:value-type="float" office:value="4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5">
                <text:p>115</text:p>
              </table:table-cell>
              <table:table-cell office:value-type="float" office:value="252">
                <text:p>252</text:p>
              </table:table-cell>
              <table:table-cell office:value-type="float" office:value="3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8">
                <text:p>118</text:p>
              </table:table-cell>
              <table:table-cell office:value-type="float" office:value="253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21">
                <text:p>121</text:p>
              </table:table-cell>
              <table:table-cell office:value-type="float" office:value="254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4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33">
                <text:p>133</text:p>
              </table:table-cell>
              <table:table-cell office:value-type="float" office:value="2">
                <text:p>2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6">
                <text:p>136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39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3">
                <text:p>143</text:p>
              </table:table-cell>
              <table:table-cell office:value-type="float" office:value="5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6">
                <text:p>146</text:p>
              </table:table-cell>
              <table:table-cell office:value-type="float" office:value="6">
                <text:p>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9">
                <text:p>149</text:p>
              </table:table-cell>
              <table:table-cell office:value-type="float" office:value="7">
                <text:p>7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2">
                <text:p>152</text:p>
              </table:table-cell>
              <table:table-cell office:value-type="float" office:value="8">
                <text:p>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">
                <text:p>155</text:p>
              </table:table-cell>
              <table:table-cell office:value-type="float" office:value="9">
                <text:p>9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8">
                <text:p>158</text:p>
              </table:table-cell>
              <table:table-cell office:value-type="float" office:value="10">
                <text:p>10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1">
                <text:p>161</text:p>
              </table:table-cell>
              <table:table-cell office:value-type="float" office:value="11">
                <text:p>11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4">
                <text:p>164</text:p>
              </table:table-cell>
              <table:table-cell office:value-type="float" office:value="12">
                <text:p>12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7">
                <text:p>167</text:p>
              </table:table-cell>
              <table:table-cell office:value-type="float" office:value="13">
                <text:p>1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53">
                <text:p>2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0">
                <text:p>170</text:p>
              </table:table-cell>
              <table:table-cell office:value-type="float" office:value="14">
                <text:p>14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252">
                <text:p>2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73">
                <text:p>173</text:p>
              </table:table-cell>
              <table:table-cell office:value-type="float" office:value="15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252">
                <text:p>2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6">
                <text:p>176</text:p>
              </table:table-cell>
              <table:table-cell office:value-type="float" office:value="16">
                <text:p>16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51">
                <text:p>2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9">
                <text:p>179</text:p>
              </table:table-cell>
              <table:table-cell office:value-type="float" office:value="17">
                <text:p>17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51">
                <text:p>2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18">
                <text:p>1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84">
                <text:p>184</text:p>
              </table:table-cell>
              <table:table-cell office:value-type="float" office:value="19">
                <text:p>19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87">
                <text:p>187</text:p>
              </table:table-cell>
              <table:table-cell office:value-type="float" office:value="20">
                <text:p>20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249">
                <text:p>2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90">
                <text:p>190</text:p>
              </table:table-cell>
              <table:table-cell office:value-type="float" office:value="21">
                <text:p>21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  <table:table-cell office:value-type="float" office:value="249">
                <text:p>2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93">
                <text:p>193</text:p>
              </table:table-cell>
              <table:table-cell office:value-type="float" office:value="22">
                <text:p>2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248">
                <text:p>2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95">
                <text:p>195</text:p>
              </table:table-cell>
              <table:table-cell office:value-type="float" office:value="23">
                <text:p>2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247">
                <text:p>2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98">
                <text:p>198</text:p>
              </table:table-cell>
              <table:table-cell office:value-type="float" office:value="24">
                <text:p>24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246">
                <text:p>24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0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246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3">
                <text:p>203</text:p>
              </table:table-cell>
              <table:table-cell office:value-type="float" office:value="26">
                <text:p>26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245">
                <text:p>2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5">
                <text:p>205</text:p>
              </table:table-cell>
              <table:table-cell office:value-type="float" office:value="27">
                <text:p>27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  <table:table-cell office:value-type="float" office:value="244">
                <text:p>2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8">
                <text:p>208</text:p>
              </table:table-cell>
              <table:table-cell office:value-type="float" office:value="28">
                <text:p>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243">
                <text:p>2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10">
                <text:p>210</text:p>
              </table:table-cell>
              <table:table-cell office:value-type="float" office:value="29">
                <text:p>29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242">
                <text:p>24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13">
                <text:p>213</text:p>
              </table:table-cell>
              <table:table-cell office:value-type="float" office:value="30">
                <text:p>3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241">
                <text:p>24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15">
                <text:p>215</text:p>
              </table:table-cell>
              <table:table-cell office:value-type="float" office:value="31">
                <text:p>31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240">
                <text:p>2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17">
                <text:p>217</text:p>
              </table:table-cell>
              <table:table-cell office:value-type="float" office:value="32">
                <text:p>32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37">
                <text:p>37</text:p>
              </table:table-cell>
              <table:table-cell office:value-type="float" office:value="239">
                <text:p>23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19">
                <text:p>219</text:p>
              </table:table-cell>
              <table:table-cell office:value-type="float" office:value="33">
                <text:p>3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238">
                <text:p>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21">
                <text:p>221</text:p>
              </table:table-cell>
              <table:table-cell office:value-type="float" office:value="34">
                <text:p>34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41">
                <text:p>41</text:p>
              </table:table-cell>
              <table:table-cell office:value-type="float" office:value="237">
                <text:p>23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24">
                <text:p>224</text:p>
              </table:table-cell>
              <table:table-cell office:value-type="float" office:value="35">
                <text:p>35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44">
                <text:p>44</text:p>
              </table:table-cell>
              <table:table-cell office:value-type="float" office:value="236">
                <text:p>2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26">
                <text:p>226</text:p>
              </table:table-cell>
              <table:table-cell office:value-type="float" office:value="36">
                <text:p>36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35">
                <text:p>23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28">
                <text:p>228</text:p>
              </table:table-cell>
              <table:table-cell office:value-type="float" office:value="37">
                <text:p>37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49">
                <text:p>49</text:p>
              </table:table-cell>
              <table:table-cell office:value-type="float" office:value="234">
                <text:p>2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29">
                <text:p>229</text:p>
              </table:table-cell>
              <table:table-cell office:value-type="float" office:value="38">
                <text:p>3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51">
                <text:p>51</text:p>
              </table:table-cell>
              <table:table-cell office:value-type="float" office:value="233">
                <text:p>2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31">
                <text:p>231</text:p>
              </table:table-cell>
              <table:table-cell office:value-type="float" office:value="39">
                <text:p>39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33">
                <text:p>233</text:p>
              </table:table-cell>
              <table:table-cell office:value-type="float" office:value="40">
                <text:p>40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6">
                <text:p>56</text:p>
              </table:table-cell>
              <table:table-cell office:value-type="float" office:value="230">
                <text:p>2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35">
                <text:p>235</text:p>
              </table:table-cell>
              <table:table-cell office:value-type="float" office:value="41">
                <text:p>41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59">
                <text:p>59</text:p>
              </table:table-cell>
              <table:table-cell office:value-type="float" office:value="229">
                <text:p>22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36">
                <text:p>236</text:p>
              </table:table-cell>
              <table:table-cell office:value-type="float" office:value="42">
                <text:p>42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228">
                <text:p>2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38">
                <text:p>238</text:p>
              </table:table-cell>
              <table:table-cell office:value-type="float" office:value="43">
                <text:p>4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64">
                <text:p>64</text:p>
              </table:table-cell>
              <table:table-cell office:value-type="float" office:value="226">
                <text:p>2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39">
                <text:p>239</text:p>
              </table:table-cell>
              <table:table-cell office:value-type="float" office:value="44">
                <text:p>44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67">
                <text:p>67</text:p>
              </table:table-cell>
              <table:table-cell office:value-type="float" office:value="225">
                <text:p>2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41">
                <text:p>241</text:p>
              </table:table-cell>
              <table:table-cell office:value-type="float" office:value="45">
                <text:p>4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224">
                <text:p>2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42">
                <text:p>242</text:p>
              </table:table-cell>
              <table:table-cell office:value-type="float" office:value="46">
                <text:p>46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72">
                <text:p>72</text:p>
              </table:table-cell>
              <table:table-cell office:value-type="float" office:value="222">
                <text:p>22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44">
                <text:p>244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221">
                <text:p>22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45">
                <text:p>245</text:p>
              </table:table-cell>
              <table:table-cell office:value-type="float" office:value="48">
                <text:p>4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78">
                <text:p>78</text:p>
              </table:table-cell>
              <table:table-cell office:value-type="float" office:value="219">
                <text:p>21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46">
                <text:p>246</text:p>
              </table:table-cell>
              <table:table-cell office:value-type="float" office:value="49">
                <text:p>49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81">
                <text:p>81</text:p>
              </table:table-cell>
              <table:table-cell office:value-type="float" office:value="218">
                <text:p>21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47">
                <text:p>247</text:p>
              </table:table-cell>
              <table:table-cell office:value-type="float" office:value="50">
                <text:p>50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  <table:table-cell office:value-type="float" office:value="216">
                <text:p>21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48">
                <text:p>248</text:p>
              </table:table-cell>
              <table:table-cell office:value-type="float" office:value="51">
                <text:p>51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87">
                <text:p>87</text:p>
              </table:table-cell>
              <table:table-cell office:value-type="float" office:value="215">
                <text:p>2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49">
                <text:p>249</text:p>
              </table:table-cell>
              <table:table-cell office:value-type="float" office:value="52">
                <text:p>52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90">
                <text:p>90</text:p>
              </table:table-cell>
              <table:table-cell office:value-type="float" office:value="213">
                <text:p>21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50">
                <text:p>250</text:p>
              </table:table-cell>
              <table:table-cell office:value-type="float" office:value="53">
                <text:p>5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93">
                <text:p>93</text:p>
              </table:table-cell>
              <table:table-cell office:value-type="float" office:value="211">
                <text:p>21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51">
                <text:p>251</text:p>
              </table:table-cell>
              <table:table-cell office:value-type="float" office:value="54">
                <text:p>54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  <table:table-cell office:value-type="float" office:value="210">
                <text:p>2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51">
                <text:p>251</text:p>
              </table:table-cell>
              <table:table-cell office:value-type="float" office:value="55">
                <text:p>5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99">
                <text:p>99</text:p>
              </table:table-cell>
              <table:table-cell office:value-type="float" office:value="208">
                <text:p>20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52">
                <text:p>252</text:p>
              </table:table-cell>
              <table:table-cell office:value-type="float" office:value="56">
                <text:p>56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102">
                <text:p>102</text:p>
              </table:table-cell>
              <table:table-cell office:value-type="float" office:value="206">
                <text:p>2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53">
                <text:p>253</text:p>
              </table:table-cell>
              <table:table-cell office:value-type="float" office:value="57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105">
                <text:p>105</text:p>
              </table:table-cell>
              <table:table-cell office:value-type="float" office:value="205">
                <text:p>20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53">
                <text:p>253</text:p>
              </table:table-cell>
              <table:table-cell office:value-type="float" office:value="58">
                <text:p>5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08">
                <text:p>108</text:p>
              </table:table-cell>
              <table:table-cell office:value-type="float" office:value="203">
                <text:p>20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01">
                <text:p>20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54">
                <text:p>254</text:p>
              </table:table-cell>
              <table:table-cell office:value-type="float" office:value="60">
                <text:p>60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199">
                <text:p>19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54">
                <text:p>254</text:p>
              </table:table-cell>
              <table:table-cell office:value-type="float" office:value="61">
                <text:p>61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  <table:table-cell office:value-type="float" office:value="197">
                <text:p>19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54">
                <text:p>254</text:p>
              </table:table-cell>
              <table:table-cell office:value-type="float" office:value="62">
                <text:p>62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  <table:table-cell office:value-type="float" office:value="195">
                <text:p>19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54">
                <text:p>254</text:p>
              </table:table-cell>
              <table:table-cell office:value-type="float" office:value="63">
                <text:p>6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93">
                <text:p>19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55">
                <text:p>255</text:p>
              </table:table-cell>
              <table:table-cell office:value-type="float" office:value="64">
                <text:p>64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91">
                <text:p>1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54">
                <text:p>254</text:p>
              </table:table-cell>
              <table:table-cell office:value-type="float" office:value="65">
                <text:p>65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89">
                <text:p>18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54">
                <text:p>254</text:p>
              </table:table-cell>
              <table:table-cell office:value-type="float" office:value="66">
                <text:p>66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54">
                <text:p>254</text:p>
              </table:table-cell>
              <table:table-cell office:value-type="float" office:value="67">
                <text:p>67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54">
                <text:p>254</text:p>
              </table:table-cell>
              <table:table-cell office:value-type="float" office:value="68">
                <text:p>6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183">
                <text:p>18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54">
                <text:p>254</text:p>
              </table:table-cell>
              <table:table-cell office:value-type="float" office:value="69">
                <text:p>69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  <table:table-cell office:value-type="float" office:value="143">
                <text:p>143</text:p>
              </table:table-cell>
              <table:table-cell office:value-type="float" office:value="181">
                <text:p>18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53">
                <text:p>253</text:p>
              </table:table-cell>
              <table:table-cell office:value-type="float" office:value="70">
                <text:p>70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146">
                <text:p>146</text:p>
              </table:table-cell>
              <table:table-cell office:value-type="float" office:value="179">
                <text:p>17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53">
                <text:p>253</text:p>
              </table:table-cell>
              <table:table-cell office:value-type="float" office:value="71">
                <text:p>71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149">
                <text:p>149</text:p>
              </table:table-cell>
              <table:table-cell office:value-type="float" office:value="176">
                <text:p>17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52">
                <text:p>252</text:p>
              </table:table-cell>
              <table:table-cell office:value-type="float" office:value="72">
                <text:p>72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174">
                <text:p>17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51">
                <text:p>251</text:p>
              </table:table-cell>
              <table:table-cell office:value-type="float" office:value="73">
                <text:p>7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155">
                <text:p>155</text:p>
              </table:table-cell>
              <table:table-cell office:value-type="float" office:value="172">
                <text:p>17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51">
                <text:p>251</text:p>
              </table:table-cell>
              <table:table-cell office:value-type="float" office:value="74">
                <text:p>74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158">
                <text:p>158</text:p>
              </table:table-cell>
              <table:table-cell office:value-type="float" office:value="170">
                <text:p>1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50">
                <text:p>250</text:p>
              </table:table-cell>
              <table:table-cell office:value-type="float" office:value="75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161">
                <text:p>161</text:p>
              </table:table-cell>
              <table:table-cell office:value-type="float" office:value="167">
                <text:p>1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49">
                <text:p>249</text:p>
              </table:table-cell>
              <table:table-cell office:value-type="float" office:value="76">
                <text:p>76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48">
                <text:p>248</text:p>
              </table:table-cell>
              <table:table-cell office:value-type="float" office:value="77">
                <text:p>77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  <table:table-cell office:value-type="float" office:value="167">
                <text:p>167</text:p>
              </table:table-cell>
              <table:table-cell office:value-type="float" office:value="162">
                <text:p>16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47">
                <text:p>247</text:p>
              </table:table-cell>
              <table:table-cell office:value-type="float" office:value="78">
                <text:p>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46">
                <text:p>246</text:p>
              </table:table-cell>
              <table:table-cell office:value-type="float" office:value="79">
                <text:p>79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58">
                <text:p>15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45">
                <text:p>245</text:p>
              </table:table-cell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176">
                <text:p>176</text:p>
              </table:table-cell>
              <table:table-cell office:value-type="float" office:value="155">
                <text:p>15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44">
                <text:p>244</text:p>
              </table:table-cell>
              <table:table-cell office:value-type="float" office:value="81">
                <text:p>81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79">
                <text:p>179</text:p>
              </table:table-cell>
              <table:table-cell office:value-type="float" office:value="153">
                <text:p>15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42">
                <text:p>242</text:p>
              </table:table-cell>
              <table:table-cell office:value-type="float" office:value="82">
                <text:p>82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  <table:table-cell office:value-type="float" office:value="182">
                <text:p>182</text:p>
              </table:table-cell>
              <table:table-cell office:value-type="float" office:value="150">
                <text:p>1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41">
                <text:p>241</text:p>
              </table:table-cell>
              <table:table-cell office:value-type="float" office:value="83">
                <text:p>8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66">
                <text:p>166</text:p>
              </table:table-cell>
              <table:table-cell office:value-type="float" office:value="184">
                <text:p>184</text:p>
              </table:table-cell>
              <table:table-cell office:value-type="float" office:value="147">
                <text:p>1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39">
                <text:p>239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187">
                <text:p>187</text:p>
              </table:table-cell>
              <table:table-cell office:value-type="float" office:value="145">
                <text:p>14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38">
                <text:p>238</text:p>
              </table:table-cell>
              <table:table-cell office:value-type="float" office:value="85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190">
                <text:p>190</text:p>
              </table:table-cell>
              <table:table-cell office:value-type="float" office:value="142">
                <text:p>14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36">
                <text:p>236</text:p>
              </table:table-cell>
              <table:table-cell office:value-type="float" office:value="86">
                <text:p>86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172">
                <text:p>172</text:p>
              </table:table-cell>
              <table:table-cell office:value-type="float" office:value="193">
                <text:p>193</text:p>
              </table:table-cell>
              <table:table-cell office:value-type="float" office:value="139">
                <text:p>13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35">
                <text:p>235</text:p>
              </table:table-cell>
              <table:table-cell office:value-type="float" office:value="87">
                <text:p>87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74">
                <text:p>174</text:p>
              </table:table-cell>
              <table:table-cell office:value-type="float" office:value="195">
                <text:p>195</text:p>
              </table:table-cell>
              <table:table-cell office:value-type="float" office:value="137">
                <text:p>13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33">
                <text:p>233</text:p>
              </table:table-cell>
              <table:table-cell office:value-type="float" office:value="88">
                <text:p>8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198">
                <text:p>198</text:p>
              </table:table-cell>
              <table:table-cell office:value-type="float" office:value="134">
                <text:p>13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31">
                <text:p>231</text:p>
              </table:table-cell>
              <table:table-cell office:value-type="float" office:value="89">
                <text:p>89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00">
                <text:p>200</text:p>
              </table:table-cell>
              <table:table-cell office:value-type="float" office:value="131">
                <text:p>13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29">
                <text:p>229</text:p>
              </table:table-cell>
              <table:table-cell office:value-type="float" office:value="90">
                <text:p>90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203">
                <text:p>203</text:p>
              </table:table-cell>
              <table:table-cell office:value-type="float" office:value="128">
                <text:p>12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28">
                <text:p>228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05">
                <text:p>205</text:p>
              </table:table-cell>
              <table:table-cell office:value-type="float" office:value="126">
                <text:p>12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26">
                <text:p>226</text:p>
              </table:table-cell>
              <table:table-cell office:value-type="float" office:value="92">
                <text:p>92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  <table:table-cell office:value-type="float" office:value="123">
                <text:p>12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24">
                <text:p>224</text:p>
              </table:table-cell>
              <table:table-cell office:value-type="float" office:value="93">
                <text:p>9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86">
                <text:p>186</text:p>
              </table:table-cell>
              <table:table-cell office:value-type="float" office:value="210">
                <text:p>210</text:p>
              </table:table-cell>
              <table:table-cell office:value-type="float" office:value="120">
                <text:p>1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21">
                <text:p>221</text:p>
              </table:table-cell>
              <table:table-cell office:value-type="float" office:value="94">
                <text:p>94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  <table:table-cell office:value-type="float" office:value="213">
                <text:p>213</text:p>
              </table:table-cell>
              <table:table-cell office:value-type="float" office:value="117">
                <text:p>11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19">
                <text:p>219</text:p>
              </table:table-cell>
              <table:table-cell office:value-type="float" office:value="95">
                <text:p>95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15">
                <text:p>215</text:p>
              </table:table-cell>
              <table:table-cell office:value-type="float" office:value="114">
                <text:p>11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17">
                <text:p>217</text:p>
              </table:table-cell>
              <table:table-cell office:value-type="float" office:value="96">
                <text:p>96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17">
                <text:p>217</text:p>
              </table:table-cell>
              <table:table-cell office:value-type="float" office:value="111">
                <text:p>11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15">
                <text:p>215</text:p>
              </table:table-cell>
              <table:table-cell office:value-type="float" office:value="97">
                <text:p>97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219">
                <text:p>219</text:p>
              </table:table-cell>
              <table:table-cell office:value-type="float" office:value="108">
                <text:p>10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13">
                <text:p>213</text:p>
              </table:table-cell>
              <table:table-cell office:value-type="float" office:value="98">
                <text:p>9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221">
                <text:p>221</text:p>
              </table:table-cell>
              <table:table-cell office:value-type="float" office:value="105">
                <text:p>10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10">
                <text:p>210</text:p>
              </table:table-cell>
              <table:table-cell office:value-type="float" office:value="99">
                <text:p>99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  <table:table-cell office:value-type="float" office:value="224">
                <text:p>224</text:p>
              </table:table-cell>
              <table:table-cell office:value-type="float" office:value="102">
                <text:p>10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8">
                <text:p>208</text:p>
              </table:table-cell>
              <table:table-cell office:value-type="float" office:value="100">
                <text:p>1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26">
                <text:p>226</text:p>
              </table:table-cell>
              <table:table-cell office:value-type="float" office:value="99">
                <text:p>9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5">
                <text:p>205</text:p>
              </table:table-cell>
              <table:table-cell office:value-type="float" office:value="101">
                <text:p>101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202">
                <text:p>202</text:p>
              </table:table-cell>
              <table:table-cell office:value-type="float" office:value="228">
                <text:p>228</text:p>
              </table:table-cell>
              <table:table-cell office:value-type="float" office:value="95">
                <text:p>9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3">
                <text:p>203</text:p>
              </table:table-cell>
              <table:table-cell office:value-type="float" office:value="102">
                <text:p>102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  <table:table-cell office:value-type="float" office:value="229">
                <text:p>229</text:p>
              </table:table-cell>
              <table:table-cell office:value-type="float" office:value="92">
                <text:p>9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0">
                <text:p>200</text:p>
              </table:table-cell>
              <table:table-cell office:value-type="float" office:value="103">
                <text:p>10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06">
                <text:p>206</text:p>
              </table:table-cell>
              <table:table-cell office:value-type="float" office:value="231">
                <text:p>231</text:p>
              </table:table-cell>
              <table:table-cell office:value-type="float" office:value="89">
                <text:p>8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98">
                <text:p>198</text:p>
              </table:table-cell>
              <table:table-cell office:value-type="float" office:value="104">
                <text:p>10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208">
                <text:p>208</text:p>
              </table:table-cell>
              <table:table-cell office:value-type="float" office:value="233">
                <text:p>233</text:p>
              </table:table-cell>
              <table:table-cell office:value-type="float" office:value="86">
                <text:p>8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95">
                <text:p>195</text:p>
              </table:table-cell>
              <table:table-cell office:value-type="float" office:value="105">
                <text:p>105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35">
                <text:p>235</text:p>
              </table:table-cell>
              <table:table-cell office:value-type="float" office:value="83">
                <text:p>8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93">
                <text:p>193</text:p>
              </table:table-cell>
              <table:table-cell office:value-type="float" office:value="106">
                <text:p>106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236">
                <text:p>236</text:p>
              </table:table-cell>
              <table:table-cell office:value-type="float" office:value="79">
                <text:p>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90">
                <text:p>190</text:p>
              </table:table-cell>
              <table:table-cell office:value-type="float" office:value="107">
                <text:p>10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  <table:table-cell office:value-type="float" office:value="238">
                <text:p>238</text:p>
              </table:table-cell>
              <table:table-cell office:value-type="float" office:value="76">
                <text:p>7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7">
                <text:p>187</text:p>
              </table:table-cell>
              <table:table-cell office:value-type="float" office:value="108">
                <text:p>10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39">
                <text:p>239</text:p>
              </table:table-cell>
              <table:table-cell office:value-type="float" office:value="73">
                <text:p>7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4">
                <text:p>184</text:p>
              </table:table-cell>
              <table:table-cell office:value-type="float" office:value="109">
                <text:p>109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  <table:table-cell office:value-type="float" office:value="241">
                <text:p>241</text:p>
              </table:table-cell>
              <table:table-cell office:value-type="float" office:value="69">
                <text:p>6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2">
                <text:p>182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242">
                <text:p>242</text:p>
              </table:table-cell>
              <table:table-cell office:value-type="float" office:value="66">
                <text:p>6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9">
                <text:p>179</text:p>
              </table:table-cell>
              <table:table-cell office:value-type="float" office:value="111">
                <text:p>111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244">
                <text:p>244</text:p>
              </table:table-cell>
              <table:table-cell office:value-type="float" office:value="62">
                <text:p>6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">
                <text:p>176</text:p>
              </table:table-cell>
              <table:table-cell office:value-type="float" office:value="112">
                <text:p>112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245">
                <text:p>245</text:p>
              </table:table-cell>
              <table:table-cell office:value-type="float" office:value="59">
                <text:p>5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226">
                <text:p>226</text:p>
              </table:table-cell>
              <table:table-cell office:value-type="float" office:value="246">
                <text:p>246</text:p>
              </table:table-cell>
              <table:table-cell office:value-type="float" office:value="55">
                <text:p>5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0">
                <text:p>170</text:p>
              </table:table-cell>
              <table:table-cell office:value-type="float" office:value="114">
                <text:p>114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  <table:table-cell office:value-type="float" office:value="247">
                <text:p>247</text:p>
              </table:table-cell>
              <table:table-cell office:value-type="float" office:value="52">
                <text:p>5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30">
                <text:p>230</text:p>
              </table:table-cell>
              <table:table-cell office:value-type="float" office:value="248">
                <text:p>248</text:p>
              </table:table-cell>
              <table:table-cell office:value-type="float" office:value="48">
                <text:p>4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64">
                <text:p>164</text:p>
              </table:table-cell>
              <table:table-cell office:value-type="float" office:value="116">
                <text:p>116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  <table:table-cell office:value-type="float" office:value="249">
                <text:p>249</text:p>
              </table:table-cell>
              <table:table-cell office:value-type="float" office:value="44">
                <text:p>4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1">
                <text:p>161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250">
                <text:p>250</text:p>
              </table:table-cell>
              <table:table-cell office:value-type="float" office:value="41">
                <text:p>4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8">
                <text:p>158</text:p>
              </table:table-cell>
              <table:table-cell office:value-type="float" office:value="118">
                <text:p>11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251">
                <text:p>251</text:p>
              </table:table-cell>
              <table:table-cell office:value-type="float" office:value="37">
                <text:p>3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5">
                <text:p>155</text:p>
              </table:table-cell>
              <table:table-cell office:value-type="float" office:value="119">
                <text:p>11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38">
                <text:p>238</text:p>
              </table:table-cell>
              <table:table-cell office:value-type="float" office:value="251">
                <text:p>251</text:p>
              </table:table-cell>
              <table:table-cell office:value-type="float" office:value="33">
                <text:p>3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2">
                <text:p>152</text:p>
              </table:table-cell>
              <table:table-cell office:value-type="float" office:value="120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30">
                <text:p>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9">
                <text:p>149</text:p>
              </table:table-cell>
              <table:table-cell office:value-type="float" office:value="121">
                <text:p>121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53">
                <text:p>253</text:p>
              </table:table-cell>
              <table:table-cell office:value-type="float" office:value="26">
                <text:p>2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6">
                <text:p>146</text:p>
              </table:table-cell>
              <table:table-cell office:value-type="float" office:value="122">
                <text:p>122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253">
                <text:p>253</text:p>
              </table:table-cell>
              <table:table-cell office:value-type="float" office:value="22">
                <text:p>2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43">
                <text:p>143</text:p>
              </table:table-cell>
              <table:table-cell office:value-type="float" office:value="123">
                <text:p>12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254">
                <text:p>254</text:p>
              </table:table-cell>
              <table:table-cell office:value-type="float" office:value="18">
                <text:p>1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39">
                <text:p>139</text:p>
              </table:table-cell>
              <table:table-cell office:value-type="float" office:value="124">
                <text:p>124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254">
                <text:p>254</text:p>
              </table:table-cell>
              <table:table-cell office:value-type="float" office:value="14">
                <text:p>1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36">
                <text:p>136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10">
                <text:p>1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3">
                <text:p>133</text:p>
              </table:table-cell>
              <table:table-cell office:value-type="float" office:value="126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254">
                <text:p>254</text:p>
              </table:table-cell>
              <table:table-cell office:value-type="float" office:value="6">
                <text:p>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30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26">
                <text:p>126</text:p>
              </table:table-cell>
              <table:table-cell office:value-type="float" office:value="255">
                <text:p>255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21">
                <text:p>121</text:p>
              </table:table-cell>
              <table:table-cell office:value-type="float" office:value="130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255">
                <text:p>255</text:p>
              </table:table-cell>
              <table:table-cell office:value-type="float" office:value="251">
                <text:p>251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8">
                <text:p>118</text:p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254">
                <text:p>254</text:p>
              </table:table-cell>
              <table:table-cell office:value-type="float" office:value="12">
                <text:p>1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123">
                <text:p>123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  <table:table-cell office:value-type="float" office:value="254">
                <text:p>254</text:p>
              </table:table-cell>
              <table:table-cell office:value-type="float" office:value="16">
                <text:p>1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1">
                <text:p>111</text:p>
              </table:table-cell>
              <table:table-cell office:value-type="float" office:value="133">
                <text:p>133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  <table:table-cell office:value-type="float" office:value="245">
                <text:p>245</text:p>
              </table:table-cell>
              <table:table-cell office:value-type="float" office:value="254">
                <text:p>254</text:p>
              </table:table-cell>
              <table:table-cell office:value-type="float" office:value="20">
                <text:p>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8">
                <text:p>108</text:p>
              </table:table-cell>
              <table:table-cell office:value-type="float" office:value="134">
                <text:p>134</text:p>
              </table:table-cell>
              <table:table-cell office:value-type="float" office:value="121">
                <text:p>121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253">
                <text:p>253</text:p>
              </table:table-cell>
              <table:table-cell office:value-type="float" office:value="24">
                <text:p>2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5">
                <text:p>105</text:p>
              </table:table-cell>
              <table:table-cell office:value-type="float" office:value="135">
                <text:p>135</text:p>
              </table:table-cell>
              <table:table-cell office:value-type="float" office:value="120">
                <text:p>120</text:p>
              </table:table-cell>
              <table:table-cell office:value-type="float" office:value="255">
                <text:p>255</text:p>
              </table:table-cell>
              <table:table-cell office:value-type="float" office:value="241">
                <text:p>241</text:p>
              </table:table-cell>
              <table:table-cell office:value-type="float" office:value="253">
                <text:p>253</text:p>
              </table:table-cell>
              <table:table-cell office:value-type="float" office:value="28">
                <text:p>2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2">
                <text:p>102</text:p>
              </table:table-cell>
              <table:table-cell office:value-type="float" office:value="136">
                <text:p>136</text:p>
              </table:table-cell>
              <table:table-cell office:value-type="float" office:value="119">
                <text:p>119</text:p>
              </table:table-cell>
              <table:table-cell office:value-type="float" office:value="255">
                <text:p>255</text:p>
              </table:table-cell>
              <table:table-cell office:value-type="float" office:value="239">
                <text:p>239</text:p>
              </table:table-cell>
              <table:table-cell office:value-type="float" office:value="252">
                <text:p>252</text:p>
              </table:table-cell>
              <table:table-cell office:value-type="float" office:value="31">
                <text:p>3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9">
                <text:p>99</text:p>
              </table:table-cell>
              <table:table-cell office:value-type="float" office:value="137">
                <text:p>137</text:p>
              </table:table-cell>
              <table:table-cell office:value-type="float" office:value="118">
                <text:p>118</text:p>
              </table:table-cell>
              <table:table-cell office:value-type="float" office:value="255">
                <text:p>255</text:p>
              </table:table-cell>
              <table:table-cell office:value-type="float" office:value="237">
                <text:p>237</text:p>
              </table:table-cell>
              <table:table-cell office:value-type="float" office:value="251">
                <text:p>251</text:p>
              </table:table-cell>
              <table:table-cell office:value-type="float" office:value="35">
                <text:p>3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6">
                <text:p>96</text:p>
              </table:table-cell>
              <table:table-cell office:value-type="float" office:value="138">
                <text:p>138</text:p>
              </table:table-cell>
              <table:table-cell office:value-type="float" office:value="117">
                <text:p>117</text:p>
              </table:table-cell>
              <table:table-cell office:value-type="float" office:value="255">
                <text:p>255</text:p>
              </table:table-cell>
              <table:table-cell office:value-type="float" office:value="235">
                <text:p>235</text:p>
              </table:table-cell>
              <table:table-cell office:value-type="float" office:value="251">
                <text:p>251</text:p>
              </table:table-cell>
              <table:table-cell office:value-type="float" office:value="39">
                <text:p>3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3">
                <text:p>93</text:p>
              </table:table-cell>
              <table:table-cell office:value-type="float" office:value="139">
                <text:p>139</text:p>
              </table:table-cell>
              <table:table-cell office:value-type="float" office:value="116">
                <text:p>116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50">
                <text:p>250</text:p>
              </table:table-cell>
              <table:table-cell office:value-type="float" office:value="43">
                <text:p>4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">
                <text:p>90</text:p>
              </table:table-cell>
              <table:table-cell office:value-type="float" office:value="140">
                <text:p>14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231">
                <text:p>231</text:p>
              </table:table-cell>
              <table:table-cell office:value-type="float" office:value="249">
                <text:p>249</text:p>
              </table:table-cell>
              <table:table-cell office:value-type="float" office:value="46">
                <text:p>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7">
                <text:p>87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248">
                <text:p>248</text:p>
              </table:table-cell>
              <table:table-cell office:value-type="float" office:value="50">
                <text:p>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4">
                <text:p>84</text:p>
              </table:table-cell>
              <table:table-cell office:value-type="float" office:value="142">
                <text:p>142</text:p>
              </table:table-cell>
              <table:table-cell office:value-type="float" office:value="113">
                <text:p>113</text:p>
              </table:table-cell>
              <table:table-cell office:value-type="float" office:value="255">
                <text:p>255</text:p>
              </table:table-cell>
              <table:table-cell office:value-type="float" office:value="227">
                <text:p>227</text:p>
              </table:table-cell>
              <table:table-cell office:value-type="float" office:value="247">
                <text:p>247</text:p>
              </table:table-cell>
              <table:table-cell office:value-type="float" office:value="53">
                <text:p>5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1">
                <text:p>81</text:p>
              </table:table-cell>
              <table:table-cell office:value-type="float" office:value="143">
                <text:p>143</text:p>
              </table:table-cell>
              <table:table-cell office:value-type="float" office:value="112">
                <text:p>112</text:p>
              </table:table-cell>
              <table:table-cell office:value-type="float" office:value="255">
                <text:p>255</text:p>
              </table:table-cell>
              <table:table-cell office:value-type="float" office:value="225">
                <text:p>225</text:p>
              </table:table-cell>
              <table:table-cell office:value-type="float" office:value="246">
                <text:p>246</text:p>
              </table:table-cell>
              <table:table-cell office:value-type="float" office:value="57">
                <text:p>5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8">
                <text:p>78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  <table:table-cell office:value-type="float" office:value="255">
                <text:p>255</text:p>
              </table:table-cell>
              <table:table-cell office:value-type="float" office:value="223">
                <text:p>223</text:p>
              </table:table-cell>
              <table:table-cell office:value-type="float" office:value="245">
                <text:p>245</text:p>
              </table:table-cell>
              <table:table-cell office:value-type="float" office:value="60">
                <text:p>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5">
                <text:p>75</text:p>
              </table:table-cell>
              <table:table-cell office:value-type="float" office:value="145">
                <text:p>145</text:p>
              </table:table-cell>
              <table:table-cell office:value-type="float" office:value="110">
                <text:p>110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244">
                <text:p>244</text:p>
              </table:table-cell>
              <table:table-cell office:value-type="float" office:value="64">
                <text:p>6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2">
                <text:p>72</text:p>
              </table:table-cell>
              <table:table-cell office:value-type="float" office:value="146">
                <text:p>146</text:p>
              </table:table-cell>
              <table:table-cell office:value-type="float" office:value="109">
                <text:p>109</text:p>
              </table:table-cell>
              <table:table-cell office:value-type="float" office:value="255">
                <text:p>255</text:p>
              </table:table-cell>
              <table:table-cell office:value-type="float" office:value="219">
                <text:p>219</text:p>
              </table:table-cell>
              <table:table-cell office:value-type="float" office:value="242">
                <text:p>242</text:p>
              </table:table-cell>
              <table:table-cell office:value-type="float" office:value="67">
                <text:p>6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0">
                <text:p>70</text:p>
              </table:table-cell>
              <table:table-cell office:value-type="float" office:value="147">
                <text:p>147</text:p>
              </table:table-cell>
              <table:table-cell office:value-type="float" office:value="108">
                <text:p>108</text:p>
              </table:table-cell>
              <table:table-cell office:value-type="float" office:value="255">
                <text:p>255</text:p>
              </table:table-cell>
              <table:table-cell office:value-type="float" office:value="217">
                <text:p>217</text:p>
              </table:table-cell>
              <table:table-cell office:value-type="float" office:value="241">
                <text:p>241</text:p>
              </table:table-cell>
              <table:table-cell office:value-type="float" office:value="71">
                <text:p>7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7">
                <text:p>67</text:p>
              </table:table-cell>
              <table:table-cell office:value-type="float" office:value="148">
                <text:p>148</text:p>
              </table:table-cell>
              <table:table-cell office:value-type="float" office:value="107">
                <text:p>107</text:p>
              </table:table-cell>
              <table:table-cell office:value-type="float" office:value="255">
                <text:p>255</text:p>
              </table:table-cell>
              <table:table-cell office:value-type="float" office:value="215">
                <text:p>215</text:p>
              </table:table-cell>
              <table:table-cell office:value-type="float" office:value="239">
                <text:p>239</text:p>
              </table:table-cell>
              <table:table-cell office:value-type="float" office:value="74">
                <text:p>7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4">
                <text:p>64</text:p>
              </table:table-cell>
              <table:table-cell office:value-type="float" office:value="149">
                <text:p>149</text:p>
              </table:table-cell>
              <table:table-cell office:value-type="float" office:value="106">
                <text:p>106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  <table:table-cell office:value-type="float" office:value="238">
                <text:p>238</text:p>
              </table:table-cell>
              <table:table-cell office:value-type="float" office:value="78">
                <text:p>7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1">
                <text:p>61</text:p>
              </table:table-cell>
              <table:table-cell office:value-type="float" office:value="150">
                <text:p>150</text:p>
              </table:table-cell>
              <table:table-cell office:value-type="float" office:value="105">
                <text:p>105</text:p>
              </table:table-cell>
              <table:table-cell office:value-type="float" office:value="255">
                <text:p>255</text:p>
              </table:table-cell>
              <table:table-cell office:value-type="float" office:value="211">
                <text:p>211</text:p>
              </table:table-cell>
              <table:table-cell office:value-type="float" office:value="236">
                <text:p>236</text:p>
              </table:table-cell>
              <table:table-cell office:value-type="float" office:value="81">
                <text:p>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9">
                <text:p>59</text:p>
              </table:table-cell>
              <table:table-cell office:value-type="float" office:value="151">
                <text:p>151</text:p>
              </table:table-cell>
              <table:table-cell office:value-type="float" office:value="104">
                <text:p>104</text:p>
              </table:table-cell>
              <table:table-cell office:value-type="float" office:value="255">
                <text:p>255</text:p>
              </table:table-cell>
              <table:table-cell office:value-type="float" office:value="209">
                <text:p>209</text:p>
              </table:table-cell>
              <table:table-cell office:value-type="float" office:value="235">
                <text:p>235</text:p>
              </table:table-cell>
              <table:table-cell office:value-type="float" office:value="84">
                <text:p>8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6">
                <text:p>56</text:p>
              </table:table-cell>
              <table:table-cell office:value-type="float" office:value="152">
                <text:p>152</text:p>
              </table:table-cell>
              <table:table-cell office:value-type="float" office:value="103">
                <text:p>103</text:p>
              </table:table-cell>
              <table:table-cell office:value-type="float" office:value="255">
                <text:p>255</text:p>
              </table:table-cell>
              <table:table-cell office:value-type="float" office:value="207">
                <text:p>207</text:p>
              </table:table-cell>
              <table:table-cell office:value-type="float" office:value="233">
                <text:p>233</text:p>
              </table:table-cell>
              <table:table-cell office:value-type="float" office:value="87">
                <text:p>8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4">
                <text:p>54</text:p>
              </table:table-cell>
              <table:table-cell office:value-type="float" office:value="153">
                <text:p>153</text:p>
              </table:table-cell>
              <table:table-cell office:value-type="float" office:value="102">
                <text:p>102</text:p>
              </table:table-cell>
              <table:table-cell office:value-type="float" office:value="255">
                <text:p>255</text:p>
              </table:table-cell>
              <table:table-cell office:value-type="float" office:value="205">
                <text:p>205</text:p>
              </table:table-cell>
              <table:table-cell office:value-type="float" office:value="231">
                <text:p>231</text:p>
              </table:table-cell>
              <table:table-cell office:value-type="float" office:value="91">
                <text:p>9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1">
                <text:p>51</text:p>
              </table:table-cell>
              <table:table-cell office:value-type="float" office:value="154">
                <text:p>154</text:p>
              </table:table-cell>
              <table:table-cell office:value-type="float" office:value="101">
                <text:p>101</text:p>
              </table:table-cell>
              <table:table-cell office:value-type="float" office:value="255">
                <text:p>255</text:p>
              </table:table-cell>
              <table:table-cell office:value-type="float" office:value="203">
                <text:p>203</text:p>
              </table:table-cell>
              <table:table-cell office:value-type="float" office:value="229">
                <text:p>229</text:p>
              </table:table-cell>
              <table:table-cell office:value-type="float" office:value="94">
                <text:p>9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9">
                <text:p>49</text:p>
              </table:table-cell>
              <table:table-cell office:value-type="float" office:value="155">
                <text:p>155</text:p>
              </table:table-cell>
              <table:table-cell office:value-type="float" office:value="100">
                <text:p>100</text:p>
              </table:table-cell>
              <table:table-cell office:value-type="float" office:value="255">
                <text:p>255</text:p>
              </table:table-cell>
              <table:table-cell office:value-type="float" office:value="201">
                <text:p>201</text:p>
              </table:table-cell>
              <table:table-cell office:value-type="float" office:value="228">
                <text:p>228</text:p>
              </table:table-cell>
              <table:table-cell office:value-type="float" office:value="97">
                <text:p>9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6">
                <text:p>46</text:p>
              </table:table-cell>
              <table:table-cell office:value-type="float" office:value="156">
                <text:p>156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226">
                <text:p>226</text:p>
              </table:table-cell>
              <table:table-cell office:value-type="float" office:value="100">
                <text:p>1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4">
                <text:p>44</text:p>
              </table:table-cell>
              <table:table-cell office:value-type="float" office:value="157">
                <text:p>157</text:p>
              </table:table-cell>
              <table:table-cell office:value-type="float" office:value="98">
                <text:p>98</text:p>
              </table:table-cell>
              <table:table-cell office:value-type="float" office:value="255">
                <text:p>255</text:p>
              </table:table-cell>
              <table:table-cell office:value-type="float" office:value="197">
                <text:p>197</text:p>
              </table:table-cell>
              <table:table-cell office:value-type="float" office:value="224">
                <text:p>224</text:p>
              </table:table-cell>
              <table:table-cell office:value-type="float" office:value="103">
                <text:p>10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1">
                <text:p>41</text:p>
              </table:table-cell>
              <table:table-cell office:value-type="float" office:value="158">
                <text:p>158</text:p>
              </table:table-cell>
              <table:table-cell office:value-type="float" office:value="97">
                <text:p>97</text:p>
              </table:table-cell>
              <table:table-cell office:value-type="float" office:value="255">
                <text:p>255</text:p>
              </table:table-cell>
              <table:table-cell office:value-type="float" office:value="195">
                <text:p>195</text:p>
              </table:table-cell>
              <table:table-cell office:value-type="float" office:value="221">
                <text:p>221</text:p>
              </table:table-cell>
              <table:table-cell office:value-type="float" office:value="106">
                <text:p>10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9">
                <text:p>39</text:p>
              </table:table-cell>
              <table:table-cell office:value-type="float" office:value="159">
                <text:p>159</text:p>
              </table:table-cell>
              <table:table-cell office:value-type="float" office:value="96">
                <text:p>96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  <table:table-cell office:value-type="float" office:value="219">
                <text:p>219</text:p>
              </table:table-cell>
              <table:table-cell office:value-type="float" office:value="109">
                <text:p>10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7">
                <text:p>37</text:p>
              </table:table-cell>
              <table:table-cell office:value-type="float" office:value="160">
                <text:p>160</text:p>
              </table:table-cell>
              <table:table-cell office:value-type="float" office:value="95">
                <text:p>95</text:p>
              </table:table-cell>
              <table:table-cell office:value-type="float" office:value="255">
                <text:p>255</text:p>
              </table:table-cell>
              <table:table-cell office:value-type="float" office:value="191">
                <text:p>191</text:p>
              </table:table-cell>
              <table:table-cell office:value-type="float" office:value="217">
                <text:p>217</text:p>
              </table:table-cell>
              <table:table-cell office:value-type="float" office:value="112">
                <text:p>11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5">
                <text:p>35</text:p>
              </table:table-cell>
              <table:table-cell office:value-type="float" office:value="161">
                <text:p>161</text:p>
              </table:table-cell>
              <table:table-cell office:value-type="float" office:value="94">
                <text:p>94</text:p>
              </table:table-cell>
              <table:table-cell office:value-type="float" office:value="255">
                <text:p>255</text:p>
              </table:table-cell>
              <table:table-cell office:value-type="float" office:value="189">
                <text:p>189</text:p>
              </table:table-cell>
              <table:table-cell office:value-type="float" office:value="215">
                <text:p>215</text:p>
              </table:table-cell>
              <table:table-cell office:value-type="float" office:value="115">
                <text:p>11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3">
                <text:p>33</text:p>
              </table:table-cell>
              <table:table-cell office:value-type="float" office:value="162">
                <text:p>162</text:p>
              </table:table-cell>
              <table:table-cell office:value-type="float" office:value="93">
                <text:p>93</text:p>
              </table:table-cell>
              <table:table-cell office:value-type="float" office:value="255">
                <text:p>255</text:p>
              </table:table-cell>
              <table:table-cell office:value-type="float" office:value="187">
                <text:p>187</text:p>
              </table:table-cell>
              <table:table-cell office:value-type="float" office:value="213">
                <text:p>213</text:p>
              </table:table-cell>
              <table:table-cell office:value-type="float" office:value="118">
                <text:p>11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0">
                <text:p>30</text:p>
              </table:table-cell>
              <table:table-cell office:value-type="float" office:value="163">
                <text:p>163</text:p>
              </table:table-cell>
              <table:table-cell office:value-type="float" office:value="92">
                <text:p>92</text:p>
              </table:table-cell>
              <table:table-cell office:value-type="float" office:value="255">
                <text:p>255</text:p>
              </table:table-cell>
              <table:table-cell office:value-type="float" office:value="185">
                <text:p>185</text:p>
              </table:table-cell>
              <table:table-cell office:value-type="float" office:value="210">
                <text:p>210</text:p>
              </table:table-cell>
              <table:table-cell office:value-type="float" office:value="121">
                <text:p>12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8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91">
                <text:p>91</text:p>
              </table:table-cell>
              <table:table-cell office:value-type="float" office:value="255">
                <text:p>255</text:p>
              </table:table-cell>
              <table:table-cell office:value-type="float" office:value="183">
                <text:p>183</text:p>
              </table:table-cell>
              <table:table-cell office:value-type="float" office:value="208">
                <text:p>208</text:p>
              </table:table-cell>
              <table:table-cell office:value-type="float" office:value="124">
                <text:p>12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6">
                <text:p>26</text:p>
              </table:table-cell>
              <table:table-cell office:value-type="float" office:value="165">
                <text:p>165</text:p>
              </table:table-cell>
              <table:table-cell office:value-type="float" office:value="90">
                <text:p>90</text:p>
              </table:table-cell>
              <table:table-cell office:value-type="float" office:value="255">
                <text:p>255</text:p>
              </table:table-cell>
              <table:table-cell office:value-type="float" office:value="181">
                <text:p>181</text:p>
              </table:table-cell>
              <table:table-cell office:value-type="float" office:value="205">
                <text:p>205</text:p>
              </table:table-cell>
              <table:table-cell office:value-type="float" office:value="127">
                <text:p>12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5">
                <text:p>25</text:p>
              </table:table-cell>
              <table:table-cell office:value-type="float" office:value="166">
                <text:p>166</text:p>
              </table:table-cell>
              <table:table-cell office:value-type="float" office:value="89">
                <text:p>89</text:p>
              </table:table-cell>
              <table:table-cell office:value-type="float" office:value="255">
                <text:p>255</text:p>
              </table:table-cell>
              <table:table-cell office:value-type="float" office:value="179">
                <text:p>179</text:p>
              </table:table-cell>
              <table:table-cell office:value-type="float" office:value="203">
                <text:p>203</text:p>
              </table:table-cell>
              <table:table-cell office:value-type="float" office:value="130">
                <text:p>1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3">
                <text:p>23</text:p>
              </table:table-cell>
              <table:table-cell office:value-type="float" office:value="167">
                <text:p>167</text:p>
              </table:table-cell>
              <table:table-cell office:value-type="float" office:value="88">
                <text:p>88</text:p>
              </table:table-cell>
              <table:table-cell office:value-type="float" office:value="255">
                <text:p>255</text:p>
              </table:table-cell>
              <table:table-cell office:value-type="float" office:value="177">
                <text:p>177</text:p>
              </table:table-cell>
              <table:table-cell office:value-type="float" office:value="200">
                <text:p>200</text:p>
              </table:table-cell>
              <table:table-cell office:value-type="float" office:value="133">
                <text:p>13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1">
                <text:p>21</text:p>
              </table:table-cell>
              <table:table-cell office:value-type="float" office:value="168">
                <text:p>168</text:p>
              </table:table-cell>
              <table:table-cell office:value-type="float" office:value="87">
                <text:p>87</text:p>
              </table:table-cell>
              <table:table-cell office:value-type="float" office:value="255">
                <text:p>255</text:p>
              </table:table-cell>
              <table:table-cell office:value-type="float" office:value="175">
                <text:p>175</text:p>
              </table:table-cell>
              <table:table-cell office:value-type="float" office:value="198">
                <text:p>198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">
                <text:p>19</text:p>
              </table:table-cell>
              <table:table-cell office:value-type="float" office:value="169">
                <text:p>169</text:p>
              </table:table-cell>
              <table:table-cell office:value-type="float" office:value="86">
                <text:p>86</text:p>
              </table:table-cell>
              <table:table-cell office:value-type="float" office:value="255">
                <text:p>255</text:p>
              </table:table-cell>
              <table:table-cell office:value-type="float" office:value="173">
                <text:p>173</text:p>
              </table:table-cell>
              <table:table-cell office:value-type="float" office:value="195">
                <text:p>195</text:p>
              </table:table-cell>
              <table:table-cell office:value-type="float" office:value="138">
                <text:p>13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85">
                <text:p>85</text:p>
              </table:table-cell>
              <table:table-cell office:value-type="float" office:value="255">
                <text:p>255</text:p>
              </table:table-cell>
              <table:table-cell office:value-type="float" office:value="171">
                <text:p>171</text:p>
              </table:table-cell>
              <table:table-cell office:value-type="float" office:value="193">
                <text:p>193</text:p>
              </table:table-cell>
              <table:table-cell office:value-type="float" office:value="141">
                <text:p>14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6">
                <text:p>16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255">
                <text:p>255</text:p>
              </table:table-cell>
              <table:table-cell office:value-type="float" office:value="169">
                <text:p>169</text:p>
              </table:table-cell>
              <table:table-cell office:value-type="float" office:value="190">
                <text:p>190</text:p>
              </table:table-cell>
              <table:table-cell office:value-type="float" office:value="143">
                <text:p>14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">
                <text:p>15</text:p>
              </table:table-cell>
              <table:table-cell office:value-type="float" office:value="172">
                <text:p>172</text:p>
              </table:table-cell>
              <table:table-cell office:value-type="float" office:value="83">
                <text:p>83</text:p>
              </table:table-cell>
              <table:table-cell office:value-type="float" office:value="255">
                <text:p>255</text:p>
              </table:table-cell>
              <table:table-cell office:value-type="float" office:value="167">
                <text:p>167</text:p>
              </table:table-cell>
              <table:table-cell office:value-type="float" office:value="187">
                <text:p>187</text:p>
              </table:table-cell>
              <table:table-cell office:value-type="float" office:value="146">
                <text:p>14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82">
                <text:p>82</text:p>
              </table:table-cell>
              <table:table-cell office:value-type="float" office:value="255">
                <text:p>255</text:p>
              </table:table-cell>
              <table:table-cell office:value-type="float" office:value="165">
                <text:p>165</text:p>
              </table:table-cell>
              <table:table-cell office:value-type="float" office:value="184">
                <text:p>184</text:p>
              </table:table-cell>
              <table:table-cell office:value-type="float" office:value="149">
                <text:p>14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">
                <text:p>12</text:p>
              </table:table-cell>
              <table:table-cell office:value-type="float" office:value="174">
                <text:p>174</text:p>
              </table:table-cell>
              <table:table-cell office:value-type="float" office:value="81">
                <text:p>81</text:p>
              </table:table-cell>
              <table:table-cell office:value-type="float" office:value="255">
                <text:p>255</text:p>
              </table:table-cell>
              <table:table-cell office:value-type="float" office:value="163">
                <text:p>163</text:p>
              </table:table-cell>
              <table:table-cell office:value-type="float" office:value="182">
                <text:p>182</text:p>
              </table:table-cell>
              <table:table-cell office:value-type="float" office:value="151">
                <text:p>15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">
                <text:p>10</text:p>
              </table:table-cell>
              <table:table-cell office:value-type="float" office:value="175">
                <text:p>175</text:p>
              </table:table-cell>
              <table:table-cell office:value-type="float" office:value="80">
                <text:p>80</text:p>
              </table:table-cell>
              <table:table-cell office:value-type="float" office:value="255">
                <text:p>255</text:p>
              </table:table-cell>
              <table:table-cell office:value-type="float" office:value="161">
                <text:p>161</text:p>
              </table:table-cell>
              <table:table-cell office:value-type="float" office:value="179">
                <text:p>179</text:p>
              </table:table-cell>
              <table:table-cell office:value-type="float" office:value="154">
                <text:p>15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">
                <text:p>9</text:p>
              </table:table-cell>
              <table:table-cell office:value-type="float" office:value="176">
                <text:p>176</text:p>
              </table:table-cell>
              <table:table-cell office:value-type="float" office:value="79">
                <text:p>79</text:p>
              </table:table-cell>
              <table:table-cell office:value-type="float" office:value="255">
                <text:p>255</text:p>
              </table:table-cell>
              <table:table-cell office:value-type="float" office:value="159">
                <text:p>159</text:p>
              </table:table-cell>
              <table:table-cell office:value-type="float" office:value="176">
                <text:p>176</text:p>
              </table:table-cell>
              <table:table-cell office:value-type="float" office:value="156">
                <text:p>15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">
                <text:p>8</text:p>
              </table:table-cell>
              <table:table-cell office:value-type="float" office:value="177">
                <text:p>177</text:p>
              </table:table-cell>
              <table:table-cell office:value-type="float" office:value="78">
                <text:p>78</text:p>
              </table:table-cell>
              <table:table-cell office:value-type="float" office:value="255">
                <text:p>255</text:p>
              </table:table-cell>
              <table:table-cell office:value-type="float" office:value="157">
                <text:p>157</text:p>
              </table:table-cell>
              <table:table-cell office:value-type="float" office:value="173">
                <text:p>173</text:p>
              </table:table-cell>
              <table:table-cell office:value-type="float" office:value="159">
                <text:p>15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">
                <text:p>7</text:p>
              </table:table-cell>
              <table:table-cell office:value-type="float" office:value="178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255">
                <text:p>255</text:p>
              </table:table-cell>
              <table:table-cell office:value-type="float" office:value="155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61">
                <text:p>16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">
                <text:p>6</text:p>
              </table:table-cell>
              <table:table-cell office:value-type="float" office:value="179">
                <text:p>179</text:p>
              </table:table-cell>
              <table:table-cell office:value-type="float" office:value="76">
                <text:p>76</text:p>
              </table:table-cell>
              <table:table-cell office:value-type="float" office:value="255">
                <text:p>255</text:p>
              </table:table-cell>
              <table:table-cell office:value-type="float" office:value="153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164">
                <text:p>16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255">
                <text:p>255</text:p>
              </table:table-cell>
              <table:table-cell office:value-type="float" office:value="151">
                <text:p>151</text:p>
              </table:table-cell>
              <table:table-cell office:value-type="float" office:value="164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">
                <text:p>4</text:p>
              </table:table-cell>
              <table:table-cell office:value-type="float" office:value="181">
                <text:p>181</text:p>
              </table:table-cell>
              <table:table-cell office:value-type="float" office:value="74">
                <text:p>74</text:p>
              </table:table-cell>
              <table:table-cell office:value-type="float" office:value="255">
                <text:p>255</text:p>
              </table:table-cell>
              <table:table-cell office:value-type="float" office:value="149">
                <text:p>149</text:p>
              </table:table-cell>
              <table:table-cell office:value-type="float" office:value="161">
                <text:p>161</text:p>
              </table:table-cell>
              <table:table-cell office:value-type="float" office:value="168">
                <text:p>1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">
                <text:p>3</text:p>
              </table:table-cell>
              <table:table-cell office:value-type="float" office:value="182">
                <text:p>182</text:p>
              </table:table-cell>
              <table:table-cell office:value-type="float" office:value="73">
                <text:p>73</text:p>
              </table:table-cell>
              <table:table-cell office:value-type="float" office:value="255">
                <text:p>255</text:p>
              </table:table-cell>
              <table:table-cell office:value-type="float" office:value="147">
                <text:p>147</text:p>
              </table:table-cell>
              <table:table-cell office:value-type="float" office:value="158">
                <text:p>158</text:p>
              </table:table-cell>
              <table:table-cell office:value-type="float" office:value="171">
                <text:p>17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">
                <text:p>3</text:p>
              </table:table-cell>
              <table:table-cell office:value-type="float" office:value="183">
                <text:p>183</text:p>
              </table:table-cell>
              <table:table-cell office:value-type="float" office:value="72">
                <text:p>72</text:p>
              </table:table-cell>
              <table:table-cell office:value-type="float" office:value="255">
                <text:p>255</text:p>
              </table:table-cell>
              <table:table-cell office:value-type="float" office:value="145">
                <text:p>145</text:p>
              </table:table-cell>
              <table:table-cell office:value-type="float" office:value="155">
                <text:p>155</text:p>
              </table:table-cell>
              <table:table-cell office:value-type="float" office:value="173">
                <text:p>17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">
                <text:p>2</text:p>
              </table:table-cell>
              <table:table-cell office:value-type="float" office:value="184">
                <text:p>184</text:p>
              </table:table-cell>
              <table:table-cell office:value-type="float" office:value="71">
                <text:p>71</text:p>
              </table:table-cell>
              <table:table-cell office:value-type="float" office:value="255">
                <text:p>255</text:p>
              </table:table-cell>
              <table:table-cell office:value-type="float" office:value="143">
                <text:p>143</text:p>
              </table:table-cell>
              <table:table-cell office:value-type="float" office:value="152">
                <text:p>152</text:p>
              </table:table-cell>
              <table:table-cell office:value-type="float" office:value="175">
                <text:p>17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">
                <text:p>1</text:p>
              </table:table-cell>
              <table:table-cell office:value-type="float" office:value="185">
                <text:p>185</text:p>
              </table:table-cell>
              <table:table-cell office:value-type="float" office:value="70">
                <text:p>70</text:p>
              </table:table-cell>
              <table:table-cell office:value-type="float" office:value="255">
                <text:p>255</text:p>
              </table:table-cell>
              <table:table-cell office:value-type="float" office:value="141">
                <text:p>141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">
                <text:p>1</text:p>
              </table:table-cell>
              <table:table-cell office:value-type="float" office:value="186">
                <text:p>186</text:p>
              </table:table-cell>
              <table:table-cell office:value-type="float" office:value="69">
                <text:p>69</text:p>
              </table:table-cell>
              <table:table-cell office:value-type="float" office:value="255">
                <text:p>255</text:p>
              </table:table-cell>
              <table:table-cell office:value-type="float" office:value="139">
                <text:p>139</text:p>
              </table:table-cell>
              <table:table-cell office:value-type="float" office:value="146">
                <text:p>146</text:p>
              </table:table-cell>
              <table:table-cell office:value-type="float" office:value="180">
                <text:p>1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  <table:table-cell office:value-type="float" office:value="187">
                <text:p>187</text:p>
              </table:table-cell>
              <table:table-cell office:value-type="float" office:value="68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137">
                <text:p>137</text:p>
              </table:table-cell>
              <table:table-cell office:value-type="float" office:value="143">
                <text:p>143</text:p>
              </table:table-cell>
              <table:table-cell office:value-type="float" office:value="182">
                <text:p>18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  <table:table-cell office:value-type="float" office:value="67">
                <text:p>67</text:p>
              </table:table-cell>
              <table:table-cell office:value-type="float" office:value="255">
                <text:p>255</text:p>
              </table:table-cell>
              <table:table-cell office:value-type="float" office:value="135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66">
                <text:p>66</text:p>
              </table:table-cell>
              <table:table-cell office:value-type="float" office:value="255">
                <text:p>255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65">
                <text:p>65</text:p>
              </table:table-cell>
              <table:table-cell office:value-type="float" office:value="255">
                <text:p>255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191">
                <text:p>191</text:p>
              </table:table-cell>
              <table:table-cell office:value-type="float" office:value="64">
                <text:p>64</text:p>
              </table:table-cell>
              <table:table-cell office:value-type="float" office:value="255">
                <text:p>255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90">
                <text:p>1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63">
                <text:p>63</text:p>
              </table:table-cell>
              <table:table-cell office:value-type="float" office:value="255">
                <text:p>25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92">
                <text:p>1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62">
                <text:p>62</text:p>
              </table:table-cell>
              <table:table-cell office:value-type="float" office:value="255">
                <text:p>25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94">
                <text:p>19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61">
                <text:p>61</text:p>
              </table:table-cell>
              <table:table-cell office:value-type="float" office:value="255">
                <text:p>255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96">
                <text:p>19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  <table:table-cell office:value-type="float" office:value="60">
                <text:p>60</text:p>
              </table:table-cell>
              <table:table-cell office:value-type="float" office:value="255">
                <text:p>255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98">
                <text:p>19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59">
                <text:p>59</text:p>
              </table:table-cell>
              <table:table-cell office:value-type="float" office:value="255">
                <text:p>255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200">
                <text:p>2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58">
                <text:p>58</text:p>
              </table:table-cell>
              <table:table-cell office:value-type="float" office:value="255">
                <text:p>255</text:p>
              </table:table-cell>
              <table:table-cell office:value-type="float" office:value="117">
                <text:p>117</text:p>
              </table:table-cell>
              <table:table-cell office:value-type="float" office:value="111">
                <text:p>111</text:p>
              </table:table-cell>
              <table:table-cell office:value-type="float" office:value="202">
                <text:p>20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  <table:table-cell office:value-type="float" office:value="57">
                <text:p>57</text:p>
              </table:table-cell>
              <table:table-cell office:value-type="float" office:value="255">
                <text:p>255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  <table:table-cell office:value-type="float" office:value="204">
                <text:p>20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">
                <text:p>1</text:p>
              </table:table-cell>
              <table:table-cell office:value-type="float" office:value="199">
                <text:p>199</text:p>
              </table:table-cell>
              <table:table-cell office:value-type="float" office:value="56">
                <text:p>56</text:p>
              </table:table-cell>
              <table:table-cell office:value-type="float" office:value="255">
                <text:p>255</text:p>
              </table:table-cell>
              <table:table-cell office:value-type="float" office:value="113">
                <text:p>113</text:p>
              </table:table-cell>
              <table:table-cell office:value-type="float" office:value="105">
                <text:p>105</text:p>
              </table:table-cell>
              <table:table-cell office:value-type="float" office:value="205">
                <text:p>20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5">
                <text:p>55</text:p>
              </table:table-cell>
              <table:table-cell office:value-type="float" office:value="255">
                <text:p>255</text:p>
              </table:table-cell>
              <table:table-cell office:value-type="float" office:value="111">
                <text:p>111</text:p>
              </table:table-cell>
              <table:table-cell office:value-type="float" office:value="102">
                <text:p>102</text:p>
              </table:table-cell>
              <table:table-cell office:value-type="float" office:value="207">
                <text:p>20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54">
                <text:p>54</text:p>
              </table:table-cell>
              <table:table-cell office:value-type="float" office:value="255">
                <text:p>255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  <table:table-cell office:value-type="float" office:value="209">
                <text:p>20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">
                <text:p>3</text:p>
              </table:table-cell>
              <table:table-cell office:value-type="float" office:value="202">
                <text:p>202</text:p>
              </table:table-cell>
              <table:table-cell office:value-type="float" office:value="53">
                <text:p>53</text:p>
              </table:table-cell>
              <table:table-cell office:value-type="float" office:value="255">
                <text:p>255</text:p>
              </table:table-cell>
              <table:table-cell office:value-type="float" office:value="107">
                <text:p>107</text:p>
              </table:table-cell>
              <table:table-cell office:value-type="float" office:value="96">
                <text:p>96</text:p>
              </table:table-cell>
              <table:table-cell office:value-type="float" office:value="211">
                <text:p>2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52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05">
                <text:p>105</text:p>
              </table:table-cell>
              <table:table-cell office:value-type="float" office:value="93">
                <text:p>93</text:p>
              </table:table-cell>
              <table:table-cell office:value-type="float" office:value="212">
                <text:p>2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">
                <text:p>5</text:p>
              </table:table-cell>
              <table:table-cell office:value-type="float" office:value="204">
                <text:p>204</text:p>
              </table:table-cell>
              <table:table-cell office:value-type="float" office:value="51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214">
                <text:p>2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">
                <text:p>6</text:p>
              </table:table-cell>
              <table:table-cell office:value-type="float" office:value="205">
                <text:p>205</text:p>
              </table:table-cell>
              <table:table-cell office:value-type="float" office:value="50">
                <text:p>50</text:p>
              </table:table-cell>
              <table:table-cell office:value-type="float" office:value="255">
                <text:p>255</text:p>
              </table:table-cell>
              <table:table-cell office:value-type="float" office:value="101">
                <text:p>101</text:p>
              </table:table-cell>
              <table:table-cell office:value-type="float" office:value="87">
                <text:p>87</text:p>
              </table:table-cell>
              <table:table-cell office:value-type="float" office:value="215">
                <text:p>2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">
                <text:p>7</text:p>
              </table:table-cell>
              <table:table-cell office:value-type="float" office:value="206">
                <text:p>206</text:p>
              </table:table-cell>
              <table:table-cell office:value-type="float" office:value="49">
                <text:p>49</text:p>
              </table:table-cell>
              <table:table-cell office:value-type="float" office:value="255">
                <text:p>255</text:p>
              </table:table-cell>
              <table:table-cell office:value-type="float" office:value="99">
                <text:p>99</text:p>
              </table:table-cell>
              <table:table-cell office:value-type="float" office:value="84">
                <text:p>84</text:p>
              </table:table-cell>
              <table:table-cell office:value-type="float" office:value="217">
                <text:p>21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">
                <text:p>8</text:p>
              </table:table-cell>
              <table:table-cell office:value-type="float" office:value="207">
                <text:p>207</text:p>
              </table:table-cell>
              <table:table-cell office:value-type="float" office:value="48">
                <text:p>48</text:p>
              </table:table-cell>
              <table:table-cell office:value-type="float" office:value="255">
                <text:p>255</text:p>
              </table:table-cell>
              <table:table-cell office:value-type="float" office:value="97">
                <text:p>97</text:p>
              </table:table-cell>
              <table:table-cell office:value-type="float" office:value="81">
                <text:p>81</text:p>
              </table:table-cell>
              <table:table-cell office:value-type="float" office:value="219">
                <text:p>2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">
                <text:p>9</text:p>
              </table:table-cell>
              <table:table-cell office:value-type="float" office:value="208">
                <text:p>208</text:p>
              </table:table-cell>
              <table:table-cell office:value-type="float" office:value="47">
                <text:p>47</text:p>
              </table:table-cell>
              <table:table-cell office:value-type="float" office:value="255">
                <text:p>255</text:p>
              </table:table-cell>
              <table:table-cell office:value-type="float" office:value="95">
                <text:p>95</text:p>
              </table:table-cell>
              <table:table-cell office:value-type="float" office:value="78">
                <text:p>78</text:p>
              </table:table-cell>
              <table:table-cell office:value-type="float" office:value="220">
                <text:p>2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">
                <text:p>10</text:p>
              </table:table-cell>
              <table:table-cell office:value-type="float" office:value="209">
                <text:p>209</text:p>
              </table:table-cell>
              <table:table-cell office:value-type="float" office:value="46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222">
                <text:p>2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">
                <text:p>12</text:p>
              </table:table-cell>
              <table:table-cell office:value-type="float" office:value="210">
                <text:p>210</text:p>
              </table:table-cell>
              <table:table-cell office:value-type="float" office:value="45">
                <text:p>45</text:p>
              </table:table-cell>
              <table:table-cell office:value-type="float" office:value="255">
                <text:p>255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  <table:table-cell office:value-type="float" office:value="223">
                <text:p>22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3">
                <text:p>13</text:p>
              </table:table-cell>
              <table:table-cell office:value-type="float" office:value="211">
                <text:p>211</text:p>
              </table:table-cell>
              <table:table-cell office:value-type="float" office:value="44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224">
                <text:p>2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">
                <text:p>15</text:p>
              </table:table-cell>
              <table:table-cell office:value-type="float" office:value="212">
                <text:p>212</text:p>
              </table:table-cell>
              <table:table-cell office:value-type="float" office:value="43">
                <text:p>43</text:p>
              </table:table-cell>
              <table:table-cell office:value-type="float" office:value="255">
                <text:p>255</text:p>
              </table:table-cell>
              <table:table-cell office:value-type="float" office:value="87">
                <text:p>87</text:p>
              </table:table-cell>
              <table:table-cell office:value-type="float" office:value="67">
                <text:p>67</text:p>
              </table:table-cell>
              <table:table-cell office:value-type="float" office:value="226">
                <text:p>22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">
                <text:p>16</text:p>
              </table:table-cell>
              <table:table-cell office:value-type="float" office:value="213">
                <text:p>213</text:p>
              </table:table-cell>
              <table:table-cell office:value-type="float" office:value="42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85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227">
                <text:p>2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8">
                <text:p>18</text:p>
              </table:table-cell>
              <table:table-cell office:value-type="float" office:value="214">
                <text:p>214</text:p>
              </table:table-cell>
              <table:table-cell office:value-type="float" office:value="41">
                <text:p>41</text:p>
              </table:table-cell>
              <table:table-cell office:value-type="float" office:value="255">
                <text:p>255</text:p>
              </table:table-cell>
              <table:table-cell office:value-type="float" office:value="83">
                <text:p>83</text:p>
              </table:table-cell>
              <table:table-cell office:value-type="float" office:value="61">
                <text:p>61</text:p>
              </table:table-cell>
              <table:table-cell office:value-type="float" office:value="228">
                <text:p>2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">
                <text:p>19</text:p>
              </table:table-cell>
              <table:table-cell office:value-type="float" office:value="215">
                <text:p>215</text:p>
              </table:table-cell>
              <table:table-cell office:value-type="float" office:value="40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81">
                <text:p>81</text:p>
              </table:table-cell>
              <table:table-cell office:value-type="float" office:value="59">
                <text:p>59</text:p>
              </table:table-cell>
              <table:table-cell office:value-type="float" office:value="230">
                <text:p>2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1">
                <text:p>21</text:p>
              </table:table-cell>
              <table:table-cell office:value-type="float" office:value="216">
                <text:p>216</text:p>
              </table:table-cell>
              <table:table-cell office:value-type="float" office:value="39">
                <text:p>39</text:p>
              </table:table-cell>
              <table:table-cell office:value-type="float" office:value="255">
                <text:p>255</text:p>
              </table:table-cell>
              <table:table-cell office:value-type="float" office:value="79">
                <text:p>79</text:p>
              </table:table-cell>
              <table:table-cell office:value-type="float" office:value="56">
                <text:p>56</text:p>
              </table:table-cell>
              <table:table-cell office:value-type="float" office:value="231">
                <text:p>2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3">
                <text:p>23</text:p>
              </table:table-cell>
              <table:table-cell office:value-type="float" office:value="217">
                <text:p>217</text:p>
              </table:table-cell>
              <table:table-cell office:value-type="float" office:value="38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5">
                <text:p>25</text:p>
              </table:table-cell>
              <table:table-cell office:value-type="float" office:value="218">
                <text:p>218</text:p>
              </table:table-cell>
              <table:table-cell office:value-type="float" office:value="37">
                <text:p>37</text:p>
              </table:table-cell>
              <table:table-cell office:value-type="float" office:value="255">
                <text:p>255</text:p>
              </table:table-cell>
              <table:table-cell office:value-type="float" office:value="75">
                <text:p>75</text:p>
              </table:table-cell>
              <table:table-cell office:value-type="float" office:value="51">
                <text:p>51</text:p>
              </table:table-cell>
              <table:table-cell office:value-type="float" office:value="233">
                <text:p>2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6">
                <text:p>26</text:p>
              </table:table-cell>
              <table:table-cell office:value-type="float" office:value="219">
                <text:p>219</text:p>
              </table:table-cell>
              <table:table-cell office:value-type="float" office:value="36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73">
                <text:p>73</text:p>
              </table:table-cell>
              <table:table-cell office:value-type="float" office:value="49">
                <text:p>49</text:p>
              </table:table-cell>
              <table:table-cell office:value-type="float" office:value="235">
                <text:p>2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8">
                <text:p>28</text:p>
              </table:table-cell>
              <table:table-cell office:value-type="float" office:value="220">
                <text:p>220</text:p>
              </table:table-cell>
              <table:table-cell office:value-type="float" office:value="35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71">
                <text:p>71</text:p>
              </table:table-cell>
              <table:table-cell office:value-type="float" office:value="46">
                <text:p>46</text:p>
              </table:table-cell>
              <table:table-cell office:value-type="float" office:value="236">
                <text:p>23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0">
                <text:p>30</text:p>
              </table:table-cell>
              <table:table-cell office:value-type="float" office:value="221">
                <text:p>221</text:p>
              </table:table-cell>
              <table:table-cell office:value-type="float" office:value="34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69">
                <text:p>69</text:p>
              </table:table-cell>
              <table:table-cell office:value-type="float" office:value="44">
                <text:p>44</text:p>
              </table:table-cell>
              <table:table-cell office:value-type="float" office:value="237">
                <text:p>23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3">
                <text:p>33</text:p>
              </table:table-cell>
              <table:table-cell office:value-type="float" office:value="222">
                <text:p>222</text:p>
              </table:table-cell>
              <table:table-cell office:value-type="float" office:value="33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67">
                <text:p>67</text:p>
              </table:table-cell>
              <table:table-cell office:value-type="float" office:value="41">
                <text:p>41</text:p>
              </table:table-cell>
              <table:table-cell office:value-type="float" office:value="238">
                <text:p>2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5">
                <text:p>35</text:p>
              </table:table-cell>
              <table:table-cell office:value-type="float" office:value="223">
                <text:p>223</text:p>
              </table:table-cell>
              <table:table-cell office:value-type="float" office:value="32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65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239">
                <text:p>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7">
                <text:p>37</text:p>
              </table:table-cell>
              <table:table-cell office:value-type="float" office:value="224">
                <text:p>224</text:p>
              </table:table-cell>
              <table:table-cell office:value-type="float" office:value="31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63">
                <text:p>63</text:p>
              </table:table-cell>
              <table:table-cell office:value-type="float" office:value="37">
                <text:p>37</text:p>
              </table:table-cell>
              <table:table-cell office:value-type="float" office:value="240">
                <text:p>2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9">
                <text:p>39</text:p>
              </table:table-cell>
              <table:table-cell office:value-type="float" office:value="225">
                <text:p>225</text:p>
              </table:table-cell>
              <table:table-cell office:value-type="float" office:value="30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241">
                <text:p>2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1">
                <text:p>41</text:p>
              </table:table-cell>
              <table:table-cell office:value-type="float" office:value="226">
                <text:p>226</text:p>
              </table:table-cell>
              <table:table-cell office:value-type="float" office:value="29">
                <text:p>29</text:p>
              </table:table-cell>
              <table:table-cell office:value-type="float" office:value="255">
                <text:p>255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242">
                <text:p>2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4">
                <text:p>44</text:p>
              </table:table-cell>
              <table:table-cell office:value-type="float" office:value="227">
                <text:p>227</text:p>
              </table:table-cell>
              <table:table-cell office:value-type="float" office:value="28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57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243">
                <text:p>2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6">
                <text:p>46</text:p>
              </table:table-cell>
              <table:table-cell office:value-type="float" office:value="228">
                <text:p>228</text:p>
              </table:table-cell>
              <table:table-cell office:value-type="float" office:value="27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55">
                <text:p>55</text:p>
              </table:table-cell>
              <table:table-cell office:value-type="float" office:value="28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9">
                <text:p>49</text:p>
              </table:table-cell>
              <table:table-cell office:value-type="float" office:value="229">
                <text:p>229</text:p>
              </table:table-cell>
              <table:table-cell office:value-type="float" office:value="26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44">
                <text:p>2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1">
                <text:p>51</text:p>
              </table:table-cell>
              <table:table-cell office:value-type="float" office:value="230">
                <text:p>230</text:p>
              </table:table-cell>
              <table:table-cell office:value-type="float" office:value="25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45">
                <text:p>2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4">
                <text:p>54</text:p>
              </table:table-cell>
              <table:table-cell office:value-type="float" office:value="231">
                <text:p>231</text:p>
              </table:table-cell>
              <table:table-cell office:value-type="float" office:value="24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246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6">
                <text:p>56</text:p>
              </table:table-cell>
              <table:table-cell office:value-type="float" office:value="232">
                <text:p>232</text:p>
              </table:table-cell>
              <table:table-cell office:value-type="float" office:value="23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47">
                <text:p>47</text:p>
              </table:table-cell>
              <table:table-cell office:value-type="float" office:value="21">
                <text:p>21</text:p>
              </table:table-cell>
              <table:table-cell office:value-type="float" office:value="247">
                <text:p>2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9">
                <text:p>59</text:p>
              </table:table-cell>
              <table:table-cell office:value-type="float" office:value="233">
                <text:p>233</text:p>
              </table:table-cell>
              <table:table-cell office:value-type="float" office:value="22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248">
                <text:p>2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1">
                <text:p>61</text:p>
              </table:table-cell>
              <table:table-cell office:value-type="float" office:value="234">
                <text:p>234</text:p>
              </table:table-cell>
              <table:table-cell office:value-type="float" office:value="21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248">
                <text:p>2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4">
                <text:p>64</text:p>
              </table:table-cell>
              <table:table-cell office:value-type="float" office:value="235">
                <text:p>235</text:p>
              </table:table-cell>
              <table:table-cell office:value-type="float" office:value="20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249">
                <text:p>2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7">
                <text:p>67</text:p>
              </table:table-cell>
              <table:table-cell office:value-type="float" office:value="236">
                <text:p>236</text:p>
              </table:table-cell>
              <table:table-cell office:value-type="float" office:value="19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70">
                <text:p>70</text:p>
              </table:table-cell>
              <table:table-cell office:value-type="float" office:value="237">
                <text:p>237</text:p>
              </table:table-cell>
              <table:table-cell office:value-type="float" office:value="18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72">
                <text:p>72</text:p>
              </table:table-cell>
              <table:table-cell office:value-type="float" office:value="238">
                <text:p>238</text:p>
              </table:table-cell>
              <table:table-cell office:value-type="float" office:value="17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51">
                <text:p>2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75">
                <text:p>75</text:p>
              </table:table-cell>
              <table:table-cell office:value-type="float" office:value="239">
                <text:p>239</text:p>
              </table:table-cell>
              <table:table-cell office:value-type="float" office:value="16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251">
                <text:p>2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78">
                <text:p>78</text:p>
              </table:table-cell>
              <table:table-cell office:value-type="float" office:value="240">
                <text:p>240</text:p>
              </table:table-cell>
              <table:table-cell office:value-type="float" office:value="15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52">
                <text:p>2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1">
                <text:p>81</text:p>
              </table:table-cell>
              <table:table-cell office:value-type="float" office:value="241">
                <text:p>241</text:p>
              </table:table-cell>
              <table:table-cell office:value-type="float" office:value="14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252">
                <text:p>2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4">
                <text:p>84</text:p>
              </table:table-cell>
              <table:table-cell office:value-type="float" office:value="242">
                <text:p>242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253">
                <text:p>2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87">
                <text:p>87</text:p>
              </table:table-cell>
              <table:table-cell office:value-type="float" office:value="243">
                <text:p>243</text:p>
              </table:table-cell>
              <table:table-cell office:value-type="float" office:value="12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253">
                <text:p>2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90">
                <text:p>90</text:p>
              </table:table-cell>
              <table:table-cell office:value-type="float" office:value="244">
                <text:p>244</text:p>
              </table:table-cell>
              <table:table-cell office:value-type="float" office:value="11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93">
                <text:p>93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96">
                <text:p>96</text:p>
              </table:table-cell>
              <table:table-cell office:value-type="float" office:value="246">
                <text:p>246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  <table:table-cell office:value-type="float" office:value="8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2">
                <text:p>102</text:p>
              </table:table-cell>
              <table:table-cell office:value-type="float" office:value="248">
                <text:p>248</text:p>
              </table:table-cell>
              <table:table-cell office:value-type="float" office:value="7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5">
                <text:p>105</text:p>
              </table:table-cell>
              <table:table-cell office:value-type="float" office:value="249">
                <text:p>249</text:p>
              </table:table-cell>
              <table:table-cell office:value-type="float" office:value="6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8">
                <text:p>108</text:p>
              </table:table-cell>
              <table:table-cell office:value-type="float" office:value="250">
                <text:p>250</text:p>
              </table:table-cell>
              <table:table-cell office:value-type="float" office:value="5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1">
                <text:p>111</text:p>
              </table:table-cell>
              <table:table-cell office:value-type="float" office:value="251">
                <text:p>251</text:p>
              </table:table-cell>
              <table:table-cell office:value-type="float" office:value="4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15">
                <text:p>115</text:p>
              </table:table-cell>
              <table:table-cell office:value-type="float" office:value="252">
                <text:p>252</text:p>
              </table:table-cell>
              <table:table-cell office:value-type="float" office:value="3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18">
                <text:p>118</text:p>
              </table:table-cell>
              <table:table-cell office:value-type="float" office:value="253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21">
                <text:p>121</text:p>
              </table:table-cell>
              <table:table-cell office:value-type="float" office:value="254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4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